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32cm"/>
    </style:style>
    <style:style style:name="co2" style:family="table-column">
      <style:table-column-properties fo:break-before="auto" style:column-width="2.685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1.974cm"/>
    </style:style>
    <style:style style:name="co5" style:family="table-column">
      <style:table-column-properties fo:break-before="auto" style:column-width="0.647cm"/>
    </style:style>
    <style:style style:name="co6" style:family="table-column">
      <style:table-column-properties fo:break-before="auto" style:column-width="3.702cm"/>
    </style:style>
    <style:style style:name="co7" style:family="table-column">
      <style:table-column-properties fo:break-before="auto" style:column-width="0.617cm"/>
    </style:style>
    <style:style style:name="co8" style:family="table-column">
      <style:table-column-properties fo:break-before="auto" style:column-width="0.926cm"/>
    </style:style>
    <style:style style:name="co9" style:family="table-column">
      <style:table-column-properties fo:break-before="auto" style:column-width="1.08cm"/>
    </style:style>
    <style:style style:name="co10" style:family="table-column">
      <style:table-column-properties fo:break-before="auto" style:column-width="1.843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926cm" fo:break-before="auto" style:use-optimal-row-height="false"/>
    </style:style>
    <style:style style:name="ta1" style:family="table" style:master-page-name="PageStyle_5f_Cumulative_20_Accuracy_20_Profil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Default" style:data-style-name="N108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" style:family="table-cell" style:parent-style-name="Default" style:data-style-name="N16116"/>
    <style:style style:name="ce9" style:family="table-cell" style:parent-style-name="Default">
      <style:table-cell-properties fo:background-color="#eaeaea"/>
    </style:style>
    <style:style style:name="ce10" style:family="table-cell" style:parent-style-name="Default">
      <style:table-cell-properties fo:border-bottom="0.035cm solid #000000" fo:background-color="#eaeaea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08">
      <style:table-cell-properties fo:background-color="#eaeaea"/>
    </style:style>
    <style:style style:name="ce12" style:family="table-cell" style:parent-style-name="Default" style:data-style-name="N108">
      <style:table-cell-properties fo:border-bottom="0.035cm solid #000000" fo:background-color="#eaeaea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ccecff"/>
    </style:style>
    <style:style style:name="ce14" style:family="table-cell" style:parent-style-name="Default">
      <style:table-cell-properties fo:border-bottom="0.035cm solid #000000" fo:background-color="#ccecff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08">
      <style:table-cell-properties fo:background-color="#ccecff"/>
    </style:style>
    <style:style style:name="ce16" style:family="table-cell" style:parent-style-name="Default" style:data-style-name="N108">
      <style:table-cell-properties fo:border-bottom="0.035cm solid #000000" fo:background-color="#ccecff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ffcccc"/>
    </style:style>
    <style:style style:name="ce18" style:family="table-cell" style:parent-style-name="Default">
      <style:table-cell-properties fo:border-bottom="0.035cm solid #000000" fo:background-color="#ffcccc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08">
      <style:table-cell-properties fo:background-color="#ffcccc"/>
    </style:style>
    <style:style style:name="ce20" style:family="table-cell" style:parent-style-name="Default" style:data-style-name="N108">
      <style:table-cell-properties fo:border-bottom="0.035cm solid #000000" fo:background-color="#ffcccc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rotation-align="none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3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88cm solid #c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0.088cm solid #c00000" fo:background-color="#ff0000" style:diagonal-bl-tr="none" style:diagonal-tl-br="none" style:text-align-source="fix" style:repeat-content="false" fo:wrap-option="no-wrap" fo:border-left="0.088cm solid #c00000" style:direction="ltr" fo:border-right="0.088cm solid #c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0.088cm solid #ffffff" fo:background-color="#558ed5" style:diagonal-bl-tr="none" style:diagonal-tl-br="none" style:text-align-source="fix" style:repeat-content="false" fo:wrap-option="no-wrap" fo:border-left="0.088cm solid #c00000" style:direction="ltr" fo:border-right="0.141cm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0.088cm solid #c00000" style:direction="ltr" fo:border-right="0.141cm solid #ffffff" style:rotation-angle="0" style:rotation-align="none" style:shrink-to-fit="false" fo:border-top="0.088cm solid #ffffff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088cm solid #40404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order-bottom="0.141cm solid #ffffff" fo:background-color="#558ed5" style:diagonal-bl-tr="none" style:diagonal-tl-br="none" style:text-align-source="fix" style:repeat-content="false" fo:wrap-option="no-wrap" fo:border-left="none" style:direction="ltr" fo:border-right="0.088cm solid #ffffff" style:rotation-angle="0" style:rotation-align="none" style:shrink-to-fit="false" fo:border-top="0.088cm solid #40404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141cm solid #ffffff" style:direction="ltr" fo:border-right="none" style:rotation-angle="0" style:rotation-align="none" style:shrink-to-fit="false" fo:border-top="0.141cm solid #fffff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order-bottom="0.141cm solid #ffffff" fo:background-color="#808080" style:diagonal-bl-tr="none" style:diagonal-tl-br="none" style:text-align-source="fix" style:repeat-content="false" fo:wrap-option="no-wrap" fo:border-left="0.141cm solid #ffffff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0.088cm solid #404040" fo:background-color="#bfbfbf" style:diagonal-bl-tr="none" style:diagonal-tl-br="none" style:text-align-source="fix" style:repeat-content="false" fo:wrap-option="no-wrap" fo:border-left="none" style:direction="ltr" fo:border-right="0.088cm solid #404040" style:rotation-angle="0" style:rotation-align="none" style:shrink-to-fit="false" fo:border-top="0.088cm solid #40404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0.141cm solid #ffffff" fo:background-color="#558ed5" style:diagonal-bl-tr="none" style:diagonal-tl-br="none" style:text-align-source="fix" style:repeat-content="false" fo:wrap-option="no-wrap" fo:border-left="0.088cm solid #ffffff" style:direction="ltr" fo:border-right="none" style:rotation-angle="0" style:rotation-align="none" style:shrink-to-fit="false" fo:border-top="0.088cm solid #40404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none" style:direction="ltr" fo:border-right="0.141cm solid #ffffff" style:rotation-angle="0" style:rotation-align="none" style:shrink-to-fit="false" fo:border-top="0.141cm solid #ffffff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order-bottom="0.141cm solid #ffffff" fo:background-color="#bfbfbf" style:diagonal-bl-tr="none" style:diagonal-tl-br="none" style:text-align-source="fix" style:repeat-content="false" fo:wrap-option="no-wrap" fo:border-left="none" style:direction="ltr" fo:border-right="0.141cm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umulative Accuracy Profi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4" table:default-cell-style-name="ce11"/>
        <table:table-column table:style-name="co4" table:default-cell-style-name="ce13"/>
        <table:table-column table:style-name="co4" table:default-cell-style-name="ce15"/>
        <table:table-column table:style-name="co4" table:default-cell-style-name="ce17"/>
        <table:table-column table:style-name="co4" table:default-cell-style-name="ce19"/>
        <table:table-column table:style-name="co5" table:default-cell-style-name="ce21"/>
        <table:table-column table:style-name="co6" table:default-cell-style-name="ce21"/>
        <table:table-column table:style-name="co2" table:default-cell-style-name="ce21"/>
        <table:table-column table:style-name="co7" table:default-cell-style-name="ce21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1007" table:default-cell-style-name="Default"/>
        <table:table-row table:style-name="ro1">
          <table:table-cell table:style-name="ce1" office:value-type="string">
            <text:p>© Data Science Training by Kirill Eremenko</text:p>
          </table:table-cell>
          <table:table-cell table:style-name="ce1">
            <draw:frame table:end-cell-address="'Cumulative Accuracy Profile'.S28" table:end-x="1.129cm" table:end-y="0.28cm" draw:z-index="0" draw:style-name="gr1" draw:text-style-name="P1" svg:width="31.531cm" svg:height="14.862cm" svg:x="0.17cm" svg:y="0.105cm">
              <draw:object draw:notify-on-update-of-ranges="'Cumulative Accuracy Profile'.E7:'Cumulative Accuracy Profile'.E7 'Cumulative Accuracy Profile'.E8:'Cumulative Accuracy Profile'.E1265 'Cumulative Accuracy Profile'.G7:'Cumulative Accuracy Profile'.G7 'Cumulative Accuracy Profile'.G8:'Cumulative Accuracy Profile'.G1265 'Cumulative Accuracy Profile'.I7:'Cumulative Accuracy Profile'.I7 'Cumulative Accuracy Profile'.I8:'Cumulative Accuracy Profile'.I126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"/>
          <table:table-cell table:number-columns-repeated="1021"/>
        </table:table-row>
        <table:table-row table:style-name="ro2">
          <table:table-cell table:style-name="ce2" office:value-type="string">
            <text:p>Stats</text:p>
          </table:table-cell>
          <table:table-cell table:style-name="ce5"/>
          <table:table-cell table:number-columns-repeated="8"/>
          <table:table-cell table:style-name="ce2" office:value-type="string">
            <text:p>Confusion Matrix</text:p>
          </table:table-cell>
          <table:table-cell table:style-name="ce5" table:number-columns-repeated="2"/>
          <table:table-cell table:style-name="ce23" table:number-columns-repeated="2"/>
          <table:table-cell table:style-name="ce29" office:value-type="string" table:number-columns-spanned="2" table:number-rows-spanned="1">
            <text:p>Predicted</text:p>
          </table:table-cell>
          <table:covered-table-cell table:style-name="ce33"/>
          <table:table-cell table:number-columns-repeated="1007"/>
        </table:table-row>
        <table:table-row table:style-name="ro3">
          <table:table-cell table:style-name="ce2" office:value-type="string">
            <text:p>Total Exited:</text:p>
          </table:table-cell>
          <table:table-cell table:style-name="ce6" table:formula="of:=SUM([.B8:.B1000000])" office:value-type="float" office:value="2877694.269757">
            <text:p>2877694,269757</text:p>
          </table:table-cell>
          <table:table-cell table:number-columns-repeated="8"/>
          <table:table-cell table:style-name="ce2" office:value-type="string">
            <text:p>Threshold:</text:p>
          </table:table-cell>
          <table:table-cell table:style-name="ce6" office:value-type="float" office:value="0.5">
            <text:p>0,5</text:p>
          </table:table-cell>
          <table:table-cell table:style-name="ce22"/>
          <table:table-cell table:style-name="ce23"/>
          <table:table-cell table:style-name="ce26"/>
          <table:table-cell table:style-name="ce30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style-name="ce2" office:value-type="string">
            <text:p>Total Records:</text:p>
          </table:table-cell>
          <table:table-cell table:style-name="ce6" table:formula="of:=COUNT([.A8:.A1000000])" office:value-type="float" office:value="1258">
            <text:p>1258</text:p>
          </table:table-cell>
          <table:table-cell table:number-columns-repeated="11"/>
          <table:table-cell table:style-name="ce24" office:value-type="string" table:number-columns-spanned="1" table:number-rows-spanned="2">
            <text:p>Actual</text:p>
          </table:table-cell>
          <table:table-cell table:style-name="ce27" office:value-type="float" office:value="0">
            <text:p>0</text:p>
          </table:table-cell>
          <table:table-cell table:style-name="ce31" table:number-matrix-columns-spanned="1" table:number-matrix-rows-spanned="1" table:formula="of:=SUM(IF([.B$1:.B$1048576]=0;IF([.C$1:.C$1048576]&lt;[.L3];IF([.C$1:.C$1048576]&lt;&gt;&quot;&quot;;1;0);0);0))" office:value-type="float" office:value="0">
            <text:p>0</text:p>
          </table:table-cell>
          <table:table-cell table:style-name="ce35" table:number-matrix-columns-spanned="1" table:number-matrix-rows-spanned="1" table:formula="of:=SUM(IF([.B$1:.B$1048576]=0;IF([.C$1:.C$1048576]&gt;=[.L3];1;0);0))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style-name="ce2" office:value-type="string">
            <text:p>Percent Exited:</text:p>
          </table:table-cell>
          <table:table-cell table:style-name="ce7" table:formula="of:=[.B3]/[.B4]" office:value-type="percentage" office:value="2287.51531777186">
            <text:p>228751,5%</text:p>
          </table:table-cell>
          <table:table-cell table:number-columns-repeated="11"/>
          <table:covered-table-cell table:style-name="ce25"/>
          <table:table-cell table:style-name="ce28" office:value-type="float" office:value="1">
            <text:p>1</text:p>
          </table:table-cell>
          <table:table-cell table:style-name="ce32" table:number-matrix-columns-spanned="1" table:number-matrix-rows-spanned="1" table:formula="of:=SUM(IF([.B$1:.B$1048576]=1;IF([.C$1:.C$1048576]&lt;[.L3];1;0);0))" office:value-type="float" office:value="0">
            <text:p>0</text:p>
          </table:table-cell>
          <table:table-cell table:style-name="ce36" table:number-matrix-columns-spanned="1" table:number-matrix-rows-spanned="1" table:formula="of:=SUM(IF([.B$1:.B$1048576]=1;IF([.C$1:.C$1048576]&gt;=[.L3];1;0);0))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>
            <text:p>RowNumber</text:p>
          </table:table-cell>
          <table:table-cell table:style-name="ce3" office:value-type="string">
            <text:p>Exited</text:p>
          </table:table-cell>
          <table:table-cell table:style-name="ce3" office:value-type="string">
            <text:p>P_Hat</text:p>
          </table:table-cell>
          <table:table-cell table:style-name="ce10" office:value-type="string">
            <text:p>TotalRecords</text:p>
          </table:table-cell>
          <table:table-cell table:style-name="ce12" office:value-type="string">
            <text:p>Total</text:p>
          </table:table-cell>
          <table:table-cell table:style-name="ce14" office:value-type="string">
            <text:p>RandomSelect</text:p>
          </table:table-cell>
          <table:table-cell table:style-name="ce16" office:value-type="string">
            <text:p>RandomSelectPercentOfTotalChurners</text:p>
          </table:table-cell>
          <table:table-cell table:style-name="ce18" office:value-type="string">
            <text:p>ModelSelect</text:p>
          </table:table-cell>
          <table:table-cell table:style-name="ce20" office:value-type="string">
            <text:p>ModelSelectPercentOfTotalChurners</text:p>
          </table:table-cell>
          <table:table-cell office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float" office:value="2163.790039">
            <text:p>2163.790039</text:p>
          </table:table-cell>
          <table:table-cell table:style-name="ce8" office:value-type="float" office:value="2598.85200139317">
            <text:p>2598.852001</text:p>
          </table:table-cell>
          <table:table-cell office:value-type="float" office:value="1">
            <text:p>1</text:p>
          </table:table-cell>
          <table:table-cell table:formula="of:=[.D8]/[.$B$4]" office:value-type="percentage" office:value="0.000794912559618442">
            <text:p>0,1%</text:p>
          </table:table-cell>
          <table:table-cell table:formula="of:=[.D8]*[.$B$5]" office:value-type="float" office:value="2287.51531777186">
            <text:p>2287,5153177719</text:p>
          </table:table-cell>
          <table:table-cell table:formula="of:=[.F8]/[.$B$3]" office:value-type="percentage" office:value="0.000794912559618442">
            <text:p>0,1%</text:p>
          </table:table-cell>
          <table:table-cell table:formula="of:=[.B8]" office:value-type="float" office:value="2163.790039">
            <text:p>2163,790039</text:p>
          </table:table-cell>
          <table:table-cell table:formula="of:=[.H8]/[.$B$3]" office:value-type="percentage" office:value="0.000751917971877782">
            <text:p>0,1%</text:p>
          </table:table-cell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8" office:value-type="float" office:value="2182.870117">
            <text:p>2182.870117</text:p>
          </table:table-cell>
          <table:table-cell table:style-name="ce8" office:value-type="float" office:value="2595.02295165471">
            <text:p>2595.022952</text:p>
          </table:table-cell>
          <table:table-cell table:formula="of:=[.D8]+1" office:value-type="float" office:value="2">
            <text:p>2</text:p>
          </table:table-cell>
          <table:table-cell table:formula="of:=[.D9]/[.$B$4]" office:value-type="percentage" office:value="0.00158982511923688">
            <text:p>0,2%</text:p>
          </table:table-cell>
          <table:table-cell table:formula="of:=[.D9]*[.$B$5]" office:value-type="float" office:value="4575.03063554372">
            <text:p>4575,0306355437</text:p>
          </table:table-cell>
          <table:table-cell table:formula="of:=[.F9]/[.$B$3]" office:value-type="percentage" office:value="0.00158982511923688">
            <text:p>0,2%</text:p>
          </table:table-cell>
          <table:table-cell table:formula="of:=[.H8]+[.B9]" office:value-type="float" office:value="4346.660156">
            <text:p>4346,660156</text:p>
          </table:table-cell>
          <table:table-cell table:formula="of:=[.H9]/[.$B$3]" office:value-type="percentage" office:value="0.00151046627909053">
            <text:p>0,2%</text:p>
          </table:table-cell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8" office:value-type="float" office:value="2157.030029">
            <text:p>2157.030029</text:p>
          </table:table-cell>
          <table:table-cell table:style-name="ce8" office:value-type="float" office:value="2594.77245600536">
            <text:p>2594.772456</text:p>
          </table:table-cell>
          <table:table-cell table:formula="of:=[.D9]+1" office:value-type="float" office:value="3">
            <text:p>3</text:p>
          </table:table-cell>
          <table:table-cell table:formula="of:=[.D10]/[.$B$4]" office:value-type="percentage" office:value="0.00238473767885533">
            <text:p>0,2%</text:p>
          </table:table-cell>
          <table:table-cell table:formula="of:=[.D10]*[.$B$5]" office:value-type="float" office:value="6862.54595331558">
            <text:p>6862,5459533156</text:p>
          </table:table-cell>
          <table:table-cell table:formula="of:=[.F10]/[.$B$3]" office:value-type="percentage" office:value="0.00238473767885533">
            <text:p>0,2%</text:p>
          </table:table-cell>
          <table:table-cell table:formula="of:=[.H9]+[.B10]" office:value-type="float" office:value="6503.690185">
            <text:p>6503,690185</text:p>
          </table:table-cell>
          <table:table-cell table:formula="of:=[.H10]/[.$B$3]" office:value-type="percentage" office:value="0.00226003514457746">
            <text:p>0,2%</text:p>
          </table:table-cell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8" office:value-type="float" office:value="2170.840088">
            <text:p>2170.840088</text:p>
          </table:table-cell>
          <table:table-cell table:style-name="ce8" office:value-type="float" office:value="2591.7938401298">
            <text:p>2591.793840</text:p>
          </table:table-cell>
          <table:table-cell table:formula="of:=[.D10]+1" office:value-type="float" office:value="4">
            <text:p>4</text:p>
          </table:table-cell>
          <table:table-cell table:formula="of:=[.D11]/[.$B$4]" office:value-type="percentage" office:value="0.00317965023847377">
            <text:p>0,3%</text:p>
          </table:table-cell>
          <table:table-cell table:formula="of:=[.D11]*[.$B$5]" office:value-type="float" office:value="9150.06127108745">
            <text:p>9150,0612710875</text:p>
          </table:table-cell>
          <table:table-cell table:formula="of:=[.F11]/[.$B$3]" office:value-type="percentage" office:value="0.00317965023847377">
            <text:p>0,3%</text:p>
          </table:table-cell>
          <table:table-cell table:formula="of:=[.H10]+[.B11]" office:value-type="float" office:value="8674.530273">
            <text:p>8674,530273</text:p>
          </table:table-cell>
          <table:table-cell table:formula="of:=[.H11]/[.$B$3]" office:value-type="percentage" office:value="0.0030144030115237">
            <text:p>0,3%</text:p>
          </table:table-cell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8" office:value-type="float" office:value="2164.25">
            <text:p>2164.250000</text:p>
          </table:table-cell>
          <table:table-cell table:style-name="ce8" office:value-type="float" office:value="2591.34891527767">
            <text:p>2591.348915</text:p>
          </table:table-cell>
          <table:table-cell table:formula="of:=[.D11]+1" office:value-type="float" office:value="5">
            <text:p>5</text:p>
          </table:table-cell>
          <table:table-cell table:formula="of:=[.D12]/[.$B$4]" office:value-type="percentage" office:value="0.00397456279809221">
            <text:p>0,4%</text:p>
          </table:table-cell>
          <table:table-cell table:formula="of:=[.D12]*[.$B$5]" office:value-type="float" office:value="11437.5765888593">
            <text:p>11437,5765888593</text:p>
          </table:table-cell>
          <table:table-cell table:formula="of:=[.F12]/[.$B$3]" office:value-type="percentage" office:value="0.00397456279809221">
            <text:p>0,4%</text:p>
          </table:table-cell>
          <table:table-cell table:formula="of:=[.H11]+[.B12]" office:value-type="float" office:value="10838.780273">
            <text:p>10838,780273</text:p>
          </table:table-cell>
          <table:table-cell table:formula="of:=[.H12]/[.$B$3]" office:value-type="percentage" office:value="0.00376648082004738">
            <text:p>0,4%</text:p>
          </table:table-cell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8" office:value-type="float" office:value="2185.790039">
            <text:p>2185.790039</text:p>
          </table:table-cell>
          <table:table-cell table:style-name="ce8" office:value-type="float" office:value="2585.79946897279">
            <text:p>2585.799469</text:p>
          </table:table-cell>
          <table:table-cell table:formula="of:=[.D12]+1" office:value-type="float" office:value="6">
            <text:p>6</text:p>
          </table:table-cell>
          <table:table-cell table:formula="of:=[.D13]/[.$B$4]" office:value-type="percentage" office:value="0.00476947535771065">
            <text:p>0,5%</text:p>
          </table:table-cell>
          <table:table-cell table:formula="of:=[.D13]*[.$B$5]" office:value-type="float" office:value="13725.0919066312">
            <text:p>13725,0919066312</text:p>
          </table:table-cell>
          <table:table-cell table:formula="of:=[.F13]/[.$B$3]" office:value-type="percentage" office:value="0.00476947535771065">
            <text:p>0,5%</text:p>
          </table:table-cell>
          <table:table-cell table:formula="of:=[.H12]+[.B13]" office:value-type="float" office:value="13024.570312">
            <text:p>13024,570312</text:p>
          </table:table-cell>
          <table:table-cell table:formula="of:=[.H13]/[.$B$3]" office:value-type="percentage" office:value="0.0045260438014146">
            <text:p>0,5%</text:p>
          </table:table-cell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8" office:value-type="float" office:value="2461.429932">
            <text:p>2461.429932</text:p>
          </table:table-cell>
          <table:table-cell table:style-name="ce8" office:value-type="float" office:value="2581.61443544978">
            <text:p>2581.614435</text:p>
          </table:table-cell>
          <table:table-cell table:formula="of:=[.D13]+1" office:value-type="float" office:value="7">
            <text:p>7</text:p>
          </table:table-cell>
          <table:table-cell table:formula="of:=[.D14]/[.$B$4]" office:value-type="percentage" office:value="0.00556438791732909">
            <text:p>0,6%</text:p>
          </table:table-cell>
          <table:table-cell table:formula="of:=[.D14]*[.$B$5]" office:value-type="float" office:value="16012.607224403">
            <text:p>16012,607224403</text:p>
          </table:table-cell>
          <table:table-cell table:formula="of:=[.F14]/[.$B$3]" office:value-type="percentage" office:value="0.00556438791732909">
            <text:p>0,6%</text:p>
          </table:table-cell>
          <table:table-cell table:formula="of:=[.H13]+[.B14]" office:value-type="float" office:value="15486.000244">
            <text:p>15486,000244</text:p>
          </table:table-cell>
          <table:table-cell table:formula="of:=[.H14]/[.$B$3]" office:value-type="percentage" office:value="0.00538139176449334">
            <text:p>0,5%</text:p>
          </table:table-cell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8" office:value-type="float" office:value="2137.159912">
            <text:p>2137.159912</text:p>
          </table:table-cell>
          <table:table-cell table:style-name="ce8" office:value-type="float" office:value="2579.87665625607">
            <text:p>2579.876656</text:p>
          </table:table-cell>
          <table:table-cell table:formula="of:=[.D14]+1" office:value-type="float" office:value="8">
            <text:p>8</text:p>
          </table:table-cell>
          <table:table-cell table:formula="of:=[.D15]/[.$B$4]" office:value-type="percentage" office:value="0.00635930047694754">
            <text:p>0,6%</text:p>
          </table:table-cell>
          <table:table-cell table:formula="of:=[.D15]*[.$B$5]" office:value-type="float" office:value="18300.1225421749">
            <text:p>18300,1225421749</text:p>
          </table:table-cell>
          <table:table-cell table:formula="of:=[.F15]/[.$B$3]" office:value-type="percentage" office:value="0.00635930047694754">
            <text:p>0,6%</text:p>
          </table:table-cell>
          <table:table-cell table:formula="of:=[.H14]+[.B15]" office:value-type="float" office:value="17623.160156">
            <text:p>17623,160156</text:p>
          </table:table-cell>
          <table:table-cell table:formula="of:=[.H15]/[.$B$3]" office:value-type="percentage" office:value="0.00612405575575203">
            <text:p>0,6%</text:p>
          </table:table-cell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8" office:value-type="float" office:value="2488.110107">
            <text:p>2488.110107</text:p>
          </table:table-cell>
          <table:table-cell table:style-name="ce8" office:value-type="float" office:value="2579.71598657071">
            <text:p>2579.715987</text:p>
          </table:table-cell>
          <table:table-cell table:formula="of:=[.D15]+1" office:value-type="float" office:value="9">
            <text:p>9</text:p>
          </table:table-cell>
          <table:table-cell table:formula="of:=[.D16]/[.$B$4]" office:value-type="percentage" office:value="0.00715421303656598">
            <text:p>0,7%</text:p>
          </table:table-cell>
          <table:table-cell table:formula="of:=[.D16]*[.$B$5]" office:value-type="float" office:value="20587.6378599468">
            <text:p>20587,6378599468</text:p>
          </table:table-cell>
          <table:table-cell table:formula="of:=[.F16]/[.$B$3]" office:value-type="percentage" office:value="0.00715421303656598">
            <text:p>0,7%</text:p>
          </table:table-cell>
          <table:table-cell table:formula="of:=[.H15]+[.B16]" office:value-type="float" office:value="20111.270263">
            <text:p>20111,270263</text:p>
          </table:table-cell>
          <table:table-cell table:formula="of:=[.H16]/[.$B$3]" office:value-type="percentage" office:value="0.00698867509115144">
            <text:p>0,7%</text:p>
          </table:table-cell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8" office:value-type="float" office:value="2180.889893">
            <text:p>2180.889893</text:p>
          </table:table-cell>
          <table:table-cell table:style-name="ce8" office:value-type="float" office:value="2579.60251773984">
            <text:p>2579.602518</text:p>
          </table:table-cell>
          <table:table-cell table:formula="of:=[.D16]+1" office:value-type="float" office:value="10">
            <text:p>10</text:p>
          </table:table-cell>
          <table:table-cell table:formula="of:=[.D17]/[.$B$4]" office:value-type="percentage" office:value="0.00794912559618442">
            <text:p>0,8%</text:p>
          </table:table-cell>
          <table:table-cell table:formula="of:=[.D17]*[.$B$5]" office:value-type="float" office:value="22875.1531777186">
            <text:p>22875,1531777186</text:p>
          </table:table-cell>
          <table:table-cell table:formula="of:=[.F17]/[.$B$3]" office:value-type="percentage" office:value="0.00794912559618442">
            <text:p>0,8%</text:p>
          </table:table-cell>
          <table:table-cell table:formula="of:=[.H16]+[.B17]" office:value-type="float" office:value="22292.160156">
            <text:p>22292,160156</text:p>
          </table:table-cell>
          <table:table-cell table:formula="of:=[.H17]/[.$B$3]" office:value-type="percentage" office:value="0.00774653526967004">
            <text:p>0,8%</text:p>
          </table:table-cell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8" office:value-type="float" office:value="2175.48999">
            <text:p>2175.489990</text:p>
          </table:table-cell>
          <table:table-cell table:style-name="ce8" office:value-type="float" office:value="2578.28715586051">
            <text:p>2578.287156</text:p>
          </table:table-cell>
          <table:table-cell table:formula="of:=[.D17]+1" office:value-type="float" office:value="11">
            <text:p>11</text:p>
          </table:table-cell>
          <table:table-cell table:formula="of:=[.D18]/[.$B$4]" office:value-type="percentage" office:value="0.00874403815580286">
            <text:p>0,9%</text:p>
          </table:table-cell>
          <table:table-cell table:formula="of:=[.D18]*[.$B$5]" office:value-type="float" office:value="25162.6684954905">
            <text:p>25162,6684954905</text:p>
          </table:table-cell>
          <table:table-cell table:formula="of:=[.F18]/[.$B$3]" office:value-type="percentage" office:value="0.00874403815580286">
            <text:p>0,9%</text:p>
          </table:table-cell>
          <table:table-cell table:formula="of:=[.H17]+[.B18]" office:value-type="float" office:value="24467.650146">
            <text:p>24467,650146</text:p>
          </table:table-cell>
          <table:table-cell table:formula="of:=[.H18]/[.$B$3]" office:value-type="percentage" office:value="0.00850251897956696">
            <text:p>0,9%</text:p>
          </table:table-cell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8" office:value-type="float" office:value="2186.159912">
            <text:p>2186.159912</text:p>
          </table:table-cell>
          <table:table-cell table:style-name="ce8" office:value-type="float" office:value="2578.02545266717">
            <text:p>2578.025453</text:p>
          </table:table-cell>
          <table:table-cell table:formula="of:=[.D18]+1" office:value-type="float" office:value="12">
            <text:p>12</text:p>
          </table:table-cell>
          <table:table-cell table:formula="of:=[.D19]/[.$B$4]" office:value-type="percentage" office:value="0.0095389507154213">
            <text:p>1,0%</text:p>
          </table:table-cell>
          <table:table-cell table:formula="of:=[.D19]*[.$B$5]" office:value-type="float" office:value="27450.1838132623">
            <text:p>27450,1838132623</text:p>
          </table:table-cell>
          <table:table-cell table:formula="of:=[.F19]/[.$B$3]" office:value-type="percentage" office:value="0.0095389507154213">
            <text:p>1,0%</text:p>
          </table:table-cell>
          <table:table-cell table:formula="of:=[.H18]+[.B19]" office:value-type="float" office:value="26653.810058">
            <text:p>26653,810058</text:p>
          </table:table-cell>
          <table:table-cell table:formula="of:=[.H19]/[.$B$3]" office:value-type="percentage" office:value="0.00926221049196123">
            <text:p>0,9%</text:p>
          </table:table-cell>
          <table:table-cell table:number-columns-repeated="101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8" office:value-type="float" office:value="2457.850098">
            <text:p>2457.850098</text:p>
          </table:table-cell>
          <table:table-cell table:style-name="ce8" office:value-type="float" office:value="2577.88455147352">
            <text:p>2577.884551</text:p>
          </table:table-cell>
          <table:table-cell table:formula="of:=[.D19]+1" office:value-type="float" office:value="13">
            <text:p>13</text:p>
          </table:table-cell>
          <table:table-cell table:formula="of:=[.D20]/[.$B$4]" office:value-type="percentage" office:value="0.0103338632750397">
            <text:p>1,0%</text:p>
          </table:table-cell>
          <table:table-cell table:formula="of:=[.D20]*[.$B$5]" office:value-type="float" office:value="29737.6991310342">
            <text:p>29737,6991310342</text:p>
          </table:table-cell>
          <table:table-cell table:formula="of:=[.F20]/[.$B$3]" office:value-type="percentage" office:value="0.0103338632750397">
            <text:p>1,0%</text:p>
          </table:table-cell>
          <table:table-cell table:formula="of:=[.H19]+[.B20]" office:value-type="float" office:value="29111.660156">
            <text:p>29111,660156</text:p>
          </table:table-cell>
          <table:table-cell table:formula="of:=[.H20]/[.$B$3]" office:value-type="percentage" office:value="0.0101163144611808">
            <text:p>1,0%</text:p>
          </table:table-cell>
          <table:table-cell table:number-columns-repeated="1015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8" office:value-type="float" office:value="2498.370117">
            <text:p>2498.370117</text:p>
          </table:table-cell>
          <table:table-cell table:style-name="ce8" office:value-type="float" office:value="2576.11021842117">
            <text:p>2576.110218</text:p>
          </table:table-cell>
          <table:table-cell table:formula="of:=[.D20]+1" office:value-type="float" office:value="14">
            <text:p>14</text:p>
          </table:table-cell>
          <table:table-cell table:formula="of:=[.D21]/[.$B$4]" office:value-type="percentage" office:value="0.0111287758346582">
            <text:p>1,1%</text:p>
          </table:table-cell>
          <table:table-cell table:formula="of:=[.D21]*[.$B$5]" office:value-type="float" office:value="32025.2144488061">
            <text:p>32025,2144488061</text:p>
          </table:table-cell>
          <table:table-cell table:formula="of:=[.F21]/[.$B$3]" office:value-type="percentage" office:value="0.0111287758346582">
            <text:p>1,1%</text:p>
          </table:table-cell>
          <table:table-cell table:formula="of:=[.H20]+[.B21]" office:value-type="float" office:value="31610.030273">
            <text:p>31610,030273</text:p>
          </table:table-cell>
          <table:table-cell table:formula="of:=[.H21]/[.$B$3]" office:value-type="percentage" office:value="0.0109844991544808">
            <text:p>1,1%</text:p>
          </table:table-cell>
          <table:table-cell table:number-columns-repeated="1015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8" office:value-type="float" office:value="2181.73999">
            <text:p>2181.739990</text:p>
          </table:table-cell>
          <table:table-cell table:style-name="ce8" office:value-type="float" office:value="2573.77728182942">
            <text:p>2573.777282</text:p>
          </table:table-cell>
          <table:table-cell table:formula="of:=[.D21]+1" office:value-type="float" office:value="15">
            <text:p>15</text:p>
          </table:table-cell>
          <table:table-cell table:formula="of:=[.D22]/[.$B$4]" office:value-type="percentage" office:value="0.0119236883942766">
            <text:p>1,2%</text:p>
          </table:table-cell>
          <table:table-cell table:formula="of:=[.D22]*[.$B$5]" office:value-type="float" office:value="34312.7297665779">
            <text:p>34312,7297665779</text:p>
          </table:table-cell>
          <table:table-cell table:formula="of:=[.F22]/[.$B$3]" office:value-type="percentage" office:value="0.0119236883942766">
            <text:p>1,2%</text:p>
          </table:table-cell>
          <table:table-cell table:formula="of:=[.H21]+[.B22]" office:value-type="float" office:value="33791.770263">
            <text:p>33791,770263</text:p>
          </table:table-cell>
          <table:table-cell table:formula="of:=[.H22]/[.$B$3]" office:value-type="percentage" office:value="0.0117426547420736">
            <text:p>1,2%</text:p>
          </table:table-cell>
          <table:table-cell table:number-columns-repeated="1015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8" office:value-type="float" office:value="2183.870117">
            <text:p>2183.870117</text:p>
          </table:table-cell>
          <table:table-cell table:style-name="ce8" office:value-type="float" office:value="2573.11168247547">
            <text:p>2573.111682</text:p>
          </table:table-cell>
          <table:table-cell table:formula="of:=[.D22]+1" office:value-type="float" office:value="16">
            <text:p>16</text:p>
          </table:table-cell>
          <table:table-cell table:formula="of:=[.D23]/[.$B$4]" office:value-type="percentage" office:value="0.0127186009538951">
            <text:p>1,3%</text:p>
          </table:table-cell>
          <table:table-cell table:formula="of:=[.D23]*[.$B$5]" office:value-type="float" office:value="36600.2450843498">
            <text:p>36600,2450843498</text:p>
          </table:table-cell>
          <table:table-cell table:formula="of:=[.F23]/[.$B$3]" office:value-type="percentage" office:value="0.0127186009538951">
            <text:p>1,3%</text:p>
          </table:table-cell>
          <table:table-cell table:formula="of:=[.H22]+[.B23]" office:value-type="float" office:value="35975.64038">
            <text:p>35975,64038</text:p>
          </table:table-cell>
          <table:table-cell table:formula="of:=[.H23]/[.$B$3]" office:value-type="percentage" office:value="0.0125015505497177">
            <text:p>1,3%</text:p>
          </table:table-cell>
          <table:table-cell table:number-columns-repeated="1015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8" office:value-type="float" office:value="2184.050049">
            <text:p>2184.050049</text:p>
          </table:table-cell>
          <table:table-cell table:style-name="ce8" office:value-type="float" office:value="2572.90986874076">
            <text:p>2572.909869</text:p>
          </table:table-cell>
          <table:table-cell table:formula="of:=[.D23]+1" office:value-type="float" office:value="17">
            <text:p>17</text:p>
          </table:table-cell>
          <table:table-cell table:formula="of:=[.D24]/[.$B$4]" office:value-type="percentage" office:value="0.0135135135135135">
            <text:p>1,4%</text:p>
          </table:table-cell>
          <table:table-cell table:formula="of:=[.D24]*[.$B$5]" office:value-type="float" office:value="38887.7604021216">
            <text:p>38887,7604021216</text:p>
          </table:table-cell>
          <table:table-cell table:formula="of:=[.F24]/[.$B$3]" office:value-type="percentage" office:value="0.0135135135135135">
            <text:p>1,4%</text:p>
          </table:table-cell>
          <table:table-cell table:formula="of:=[.H23]+[.B24]" office:value-type="float" office:value="38159.690429">
            <text:p>38159,690429</text:p>
          </table:table-cell>
          <table:table-cell table:formula="of:=[.H24]/[.$B$3]" office:value-type="percentage" office:value="0.0132605088838094">
            <text:p>1,3%</text:p>
          </table:table-cell>
          <table:table-cell table:number-columns-repeated="1015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8" office:value-type="float" office:value="2173.600098">
            <text:p>2173.600098</text:p>
          </table:table-cell>
          <table:table-cell table:style-name="ce8" office:value-type="float" office:value="2572.24940101798">
            <text:p>2572.249401</text:p>
          </table:table-cell>
          <table:table-cell table:formula="of:=[.D24]+1" office:value-type="float" office:value="18">
            <text:p>18</text:p>
          </table:table-cell>
          <table:table-cell table:formula="of:=[.D25]/[.$B$4]" office:value-type="percentage" office:value="0.014308426073132">
            <text:p>1,4%</text:p>
          </table:table-cell>
          <table:table-cell table:formula="of:=[.D25]*[.$B$5]" office:value-type="float" office:value="41175.2757198935">
            <text:p>41175,2757198935</text:p>
          </table:table-cell>
          <table:table-cell table:formula="of:=[.F25]/[.$B$3]" office:value-type="percentage" office:value="0.014308426073132">
            <text:p>1,4%</text:p>
          </table:table-cell>
          <table:table-cell table:formula="of:=[.H24]+[.B25]" office:value-type="float" office:value="40333.290527">
            <text:p>40333,290527</text:p>
          </table:table-cell>
          <table:table-cell table:formula="of:=[.H25]/[.$B$3]" office:value-type="percentage" office:value="0.0140158358554211">
            <text:p>1,4%</text:p>
          </table:table-cell>
          <table:table-cell table:number-columns-repeated="1015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8" office:value-type="float" office:value="2181.300049">
            <text:p>2181.300049</text:p>
          </table:table-cell>
          <table:table-cell table:style-name="ce8" office:value-type="float" office:value="2572.0974154131">
            <text:p>2572.097415</text:p>
          </table:table-cell>
          <table:table-cell table:formula="of:=[.D25]+1" office:value-type="float" office:value="19">
            <text:p>19</text:p>
          </table:table-cell>
          <table:table-cell table:formula="of:=[.D26]/[.$B$4]" office:value-type="percentage" office:value="0.0151033386327504">
            <text:p>1,5%</text:p>
          </table:table-cell>
          <table:table-cell table:formula="of:=[.D26]*[.$B$5]" office:value-type="float" office:value="43462.7910376654">
            <text:p>43462,7910376654</text:p>
          </table:table-cell>
          <table:table-cell table:formula="of:=[.F26]/[.$B$3]" office:value-type="percentage" office:value="0.0151033386327504">
            <text:p>1,5%</text:p>
          </table:table-cell>
          <table:table-cell table:formula="of:=[.H25]+[.B26]" office:value-type="float" office:value="42514.590576">
            <text:p>42514,590576</text:p>
          </table:table-cell>
          <table:table-cell table:formula="of:=[.H26]/[.$B$3]" office:value-type="percentage" office:value="0.0147738385633266">
            <text:p>1,5%</text:p>
          </table:table-cell>
          <table:table-cell table:number-columns-repeated="1015"/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8" office:value-type="float" office:value="2476.550049">
            <text:p>2476.550049</text:p>
          </table:table-cell>
          <table:table-cell table:style-name="ce8" office:value-type="float" office:value="2572.03553031121">
            <text:p>2572.035530</text:p>
          </table:table-cell>
          <table:table-cell table:formula="of:=[.D26]+1" office:value-type="float" office:value="20">
            <text:p>20</text:p>
          </table:table-cell>
          <table:table-cell table:formula="of:=[.D27]/[.$B$4]" office:value-type="percentage" office:value="0.0158982511923688">
            <text:p>1,6%</text:p>
          </table:table-cell>
          <table:table-cell table:formula="of:=[.D27]*[.$B$5]" office:value-type="float" office:value="45750.3063554372">
            <text:p>45750,3063554372</text:p>
          </table:table-cell>
          <table:table-cell table:formula="of:=[.F27]/[.$B$3]" office:value-type="percentage" office:value="0.0158982511923688">
            <text:p>1,6%</text:p>
          </table:table-cell>
          <table:table-cell table:formula="of:=[.H26]+[.B27]" office:value-type="float" office:value="44991.140625">
            <text:p>44991,140625</text:p>
          </table:table-cell>
          <table:table-cell table:formula="of:=[.H27]/[.$B$3]" office:value-type="percentage" office:value="0.0156344407735847">
            <text:p>1,6%</text:p>
          </table:table-cell>
          <table:table-cell table:number-columns-repeated="1015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8" office:value-type="float" office:value="2496.47998">
            <text:p>2496.479980</text:p>
          </table:table-cell>
          <table:table-cell table:style-name="ce8" office:value-type="float" office:value="2571.72837156102">
            <text:p>2571.728372</text:p>
          </table:table-cell>
          <table:table-cell table:formula="of:=[.D27]+1" office:value-type="float" office:value="21">
            <text:p>21</text:p>
          </table:table-cell>
          <table:table-cell table:formula="of:=[.D28]/[.$B$4]" office:value-type="percentage" office:value="0.0166931637519873">
            <text:p>1,7%</text:p>
          </table:table-cell>
          <table:table-cell table:formula="of:=[.D28]*[.$B$5]" office:value-type="float" office:value="48037.8216732091">
            <text:p>48037,8216732091</text:p>
          </table:table-cell>
          <table:table-cell table:formula="of:=[.F28]/[.$B$3]" office:value-type="percentage" office:value="0.0166931637519873">
            <text:p>1,7%</text:p>
          </table:table-cell>
          <table:table-cell table:formula="of:=[.H27]+[.B28]" office:value-type="float" office:value="47487.620605">
            <text:p>47487,620605</text:p>
          </table:table-cell>
          <table:table-cell table:formula="of:=[.H28]/[.$B$3]" office:value-type="percentage" office:value="0.0165019686434619">
            <text:p>1,7%</text:p>
          </table:table-cell>
          <table:table-cell table:number-columns-repeated="1015"/>
        </table:table-row>
        <table:table-row table:style-name="ro1">
          <table:table-cell table:style-name="ce4" office:value-type="float" office:value="22">
            <text:p>22</text:p>
          </table:table-cell>
          <table:table-cell table:style-name="ce8" office:value-type="float" office:value="2170.060059">
            <text:p>2170.060059</text:p>
          </table:table-cell>
          <table:table-cell table:style-name="ce8" office:value-type="float" office:value="2571.57629745608">
            <text:p>2571.576297</text:p>
          </table:table-cell>
          <table:table-cell table:formula="of:=[.D28]+1" office:value-type="float" office:value="22">
            <text:p>22</text:p>
          </table:table-cell>
          <table:table-cell table:formula="of:=[.D29]/[.$B$4]" office:value-type="percentage" office:value="0.0174880763116057">
            <text:p>1,7%</text:p>
          </table:table-cell>
          <table:table-cell table:formula="of:=[.D29]*[.$B$5]" office:value-type="float" office:value="50325.336990981">
            <text:p>50325,336990981</text:p>
          </table:table-cell>
          <table:table-cell table:formula="of:=[.F29]/[.$B$3]" office:value-type="percentage" office:value="0.0174880763116057">
            <text:p>1,7%</text:p>
          </table:table-cell>
          <table:table-cell table:formula="of:=[.H28]+[.B29]" office:value-type="float" office:value="49657.680664">
            <text:p>49657,680664</text:p>
          </table:table-cell>
          <table:table-cell table:formula="of:=[.H29]/[.$B$3]" office:value-type="percentage" office:value="0.0172560654499942">
            <text:p>1,7%</text:p>
          </table:table-cell>
          <table:table-cell table:number-columns-repeated="1015"/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8" office:value-type="float" office:value="2465.540039">
            <text:p>2465.540039</text:p>
          </table:table-cell>
          <table:table-cell table:style-name="ce8" office:value-type="float" office:value="2570.48453400757">
            <text:p>2570.484534</text:p>
          </table:table-cell>
          <table:table-cell table:formula="of:=[.D29]+1" office:value-type="float" office:value="23">
            <text:p>23</text:p>
          </table:table-cell>
          <table:table-cell table:formula="of:=[.D30]/[.$B$4]" office:value-type="percentage" office:value="0.0182829888712242">
            <text:p>1,8%</text:p>
          </table:table-cell>
          <table:table-cell table:formula="of:=[.D30]*[.$B$5]" office:value-type="float" office:value="52612.8523087528">
            <text:p>52612,8523087528</text:p>
          </table:table-cell>
          <table:table-cell table:formula="of:=[.F30]/[.$B$3]" office:value-type="percentage" office:value="0.0182829888712242">
            <text:p>1,8%</text:p>
          </table:table-cell>
          <table:table-cell table:formula="of:=[.H29]+[.B30]" office:value-type="float" office:value="52123.220703">
            <text:p>52123,220703</text:p>
          </table:table-cell>
          <table:table-cell table:formula="of:=[.H30]/[.$B$3]" office:value-type="percentage" office:value="0.0181128416770282">
            <text:p>1,8%</text:p>
          </table:table-cell>
          <table:table-cell table:number-columns-repeated="1015"/>
        </table:table-row>
        <table:table-row table:style-name="ro1">
          <table:table-cell table:style-name="ce4" office:value-type="float" office:value="24">
            <text:p>24</text:p>
          </table:table-cell>
          <table:table-cell table:style-name="ce8" office:value-type="float" office:value="2500.22998">
            <text:p>2500.229980</text:p>
          </table:table-cell>
          <table:table-cell table:style-name="ce8" office:value-type="float" office:value="2569.0716111349">
            <text:p>2569.071611</text:p>
          </table:table-cell>
          <table:table-cell table:formula="of:=[.D30]+1" office:value-type="float" office:value="24">
            <text:p>24</text:p>
          </table:table-cell>
          <table:table-cell table:formula="of:=[.D31]/[.$B$4]" office:value-type="percentage" office:value="0.0190779014308426">
            <text:p>1,9%</text:p>
          </table:table-cell>
          <table:table-cell table:formula="of:=[.D31]*[.$B$5]" office:value-type="float" office:value="54900.3676265247">
            <text:p>54900,3676265247</text:p>
          </table:table-cell>
          <table:table-cell table:formula="of:=[.F31]/[.$B$3]" office:value-type="percentage" office:value="0.0190779014308426">
            <text:p>1,9%</text:p>
          </table:table-cell>
          <table:table-cell table:formula="of:=[.H30]+[.B31]" office:value-type="float" office:value="54623.450683">
            <text:p>54623,450683</text:p>
          </table:table-cell>
          <table:table-cell table:formula="of:=[.H31]/[.$B$3]" office:value-type="percentage" office:value="0.0189816726735229">
            <text:p>1,9%</text:p>
          </table:table-cell>
          <table:table-cell table:number-columns-repeated="1015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8" office:value-type="float" office:value="2146.100098">
            <text:p>2146.100098</text:p>
          </table:table-cell>
          <table:table-cell table:style-name="ce8" office:value-type="float" office:value="2567.72441258414">
            <text:p>2567.724413</text:p>
          </table:table-cell>
          <table:table-cell table:formula="of:=[.D31]+1" office:value-type="float" office:value="25">
            <text:p>25</text:p>
          </table:table-cell>
          <table:table-cell table:formula="of:=[.D32]/[.$B$4]" office:value-type="percentage" office:value="0.0198728139904611">
            <text:p>2,0%</text:p>
          </table:table-cell>
          <table:table-cell table:formula="of:=[.D32]*[.$B$5]" office:value-type="float" office:value="57187.8829442965">
            <text:p>57187,8829442965</text:p>
          </table:table-cell>
          <table:table-cell table:formula="of:=[.F32]/[.$B$3]" office:value-type="percentage" office:value="0.0198728139904611">
            <text:p>2,0%</text:p>
          </table:table-cell>
          <table:table-cell table:formula="of:=[.H31]+[.B32]" office:value-type="float" office:value="56769.550781">
            <text:p>56769,550781</text:p>
          </table:table-cell>
          <table:table-cell table:formula="of:=[.H32]/[.$B$3]" office:value-type="percentage" office:value="0.0197274433832729">
            <text:p>2,0%</text:p>
          </table:table-cell>
          <table:table-cell table:number-columns-repeated="1015"/>
        </table:table-row>
        <table:table-row table:style-name="ro1">
          <table:table-cell table:style-name="ce4" office:value-type="float" office:value="26">
            <text:p>26</text:p>
          </table:table-cell>
          <table:table-cell table:style-name="ce8" office:value-type="float" office:value="2465.100098">
            <text:p>2465.100098</text:p>
          </table:table-cell>
          <table:table-cell table:style-name="ce8" office:value-type="float" office:value="2566.97937230621">
            <text:p>2566.979372</text:p>
          </table:table-cell>
          <table:table-cell table:formula="of:=[.D32]+1" office:value-type="float" office:value="26">
            <text:p>26</text:p>
          </table:table-cell>
          <table:table-cell table:formula="of:=[.D33]/[.$B$4]" office:value-type="percentage" office:value="0.0206677265500795">
            <text:p>2,1%</text:p>
          </table:table-cell>
          <table:table-cell table:formula="of:=[.D33]*[.$B$5]" office:value-type="float" office:value="59475.3982620684">
            <text:p>59475,3982620684</text:p>
          </table:table-cell>
          <table:table-cell table:formula="of:=[.F33]/[.$B$3]" office:value-type="percentage" office:value="0.0206677265500795">
            <text:p>2,1%</text:p>
          </table:table-cell>
          <table:table-cell table:formula="of:=[.H32]+[.B33]" office:value-type="float" office:value="59234.650879">
            <text:p>59234,650879</text:p>
          </table:table-cell>
          <table:table-cell table:formula="of:=[.H33]/[.$B$3]" office:value-type="percentage" office:value="0.0205840667306197">
            <text:p>2,1%</text:p>
          </table:table-cell>
          <table:table-cell table:number-columns-repeated="1015"/>
        </table:table-row>
        <table:table-row table:style-name="ro1">
          <table:table-cell table:style-name="ce4" office:value-type="float" office:value="27">
            <text:p>27</text:p>
          </table:table-cell>
          <table:table-cell table:style-name="ce8" office:value-type="float" office:value="2152.139893">
            <text:p>2152.139893</text:p>
          </table:table-cell>
          <table:table-cell table:style-name="ce8" office:value-type="float" office:value="2566.8869494257">
            <text:p>2566.886949</text:p>
          </table:table-cell>
          <table:table-cell table:formula="of:=[.D33]+1" office:value-type="float" office:value="27">
            <text:p>27</text:p>
          </table:table-cell>
          <table:table-cell table:formula="of:=[.D34]/[.$B$4]" office:value-type="percentage" office:value="0.0214626391096979">
            <text:p>2,1%</text:p>
          </table:table-cell>
          <table:table-cell table:formula="of:=[.D34]*[.$B$5]" office:value-type="float" office:value="61762.9135798403">
            <text:p>61762,9135798403</text:p>
          </table:table-cell>
          <table:table-cell table:formula="of:=[.F34]/[.$B$3]" office:value-type="percentage" office:value="0.0214626391096979">
            <text:p>2,1%</text:p>
          </table:table-cell>
          <table:table-cell table:formula="of:=[.H33]+[.B34]" office:value-type="float" office:value="61386.790772">
            <text:p>61386,790772</text:p>
          </table:table-cell>
          <table:table-cell table:formula="of:=[.H34]/[.$B$3]" office:value-type="percentage" office:value="0.0213319362717373">
            <text:p>2,1%</text:p>
          </table:table-cell>
          <table:table-cell table:number-columns-repeated="1015"/>
        </table:table-row>
        <table:table-row table:style-name="ro1">
          <table:table-cell table:style-name="ce4" office:value-type="float" office:value="28">
            <text:p>28</text:p>
          </table:table-cell>
          <table:table-cell table:style-name="ce8" office:value-type="float" office:value="2190.149902">
            <text:p>2190.149902</text:p>
          </table:table-cell>
          <table:table-cell table:style-name="ce8" office:value-type="float" office:value="2566.6566041074">
            <text:p>2566.656604</text:p>
          </table:table-cell>
          <table:table-cell table:formula="of:=[.D34]+1" office:value-type="float" office:value="28">
            <text:p>28</text:p>
          </table:table-cell>
          <table:table-cell table:formula="of:=[.D35]/[.$B$4]" office:value-type="percentage" office:value="0.0222575516693164">
            <text:p>2,2%</text:p>
          </table:table-cell>
          <table:table-cell table:formula="of:=[.D35]*[.$B$5]" office:value-type="float" office:value="64050.4288976121">
            <text:p>64050,4288976121</text:p>
          </table:table-cell>
          <table:table-cell table:formula="of:=[.F35]/[.$B$3]" office:value-type="percentage" office:value="0.0222575516693164">
            <text:p>2,2%</text:p>
          </table:table-cell>
          <table:table-cell table:formula="of:=[.H34]+[.B35]" office:value-type="float" office:value="63576.940674">
            <text:p>63576,940674</text:p>
          </table:table-cell>
          <table:table-cell table:formula="of:=[.H35]/[.$B$3]" office:value-type="percentage" office:value="0.0220930143073776">
            <text:p>2,2%</text:p>
          </table:table-cell>
          <table:table-cell table:number-columns-repeated="1015"/>
        </table:table-row>
        <table:table-row table:style-name="ro1">
          <table:table-cell table:style-name="ce4" office:value-type="float" office:value="29">
            <text:p>29</text:p>
          </table:table-cell>
          <table:table-cell table:style-name="ce8" office:value-type="float" office:value="2187.02002">
            <text:p>2187.020020</text:p>
          </table:table-cell>
          <table:table-cell table:style-name="ce8" office:value-type="float" office:value="2564.96565410692">
            <text:p>2564.965654</text:p>
          </table:table-cell>
          <table:table-cell table:formula="of:=[.D35]+1" office:value-type="float" office:value="29">
            <text:p>29</text:p>
          </table:table-cell>
          <table:table-cell table:formula="of:=[.D36]/[.$B$4]" office:value-type="percentage" office:value="0.0230524642289348">
            <text:p>2,3%</text:p>
          </table:table-cell>
          <table:table-cell table:formula="of:=[.D36]*[.$B$5]" office:value-type="float" office:value="66337.944215384">
            <text:p>66337,944215384</text:p>
          </table:table-cell>
          <table:table-cell table:formula="of:=[.F36]/[.$B$3]" office:value-type="percentage" office:value="0.0230524642289348">
            <text:p>2,3%</text:p>
          </table:table-cell>
          <table:table-cell table:formula="of:=[.H35]+[.B36]" office:value-type="float" office:value="65763.960694">
            <text:p>65763,960694</text:p>
          </table:table-cell>
          <table:table-cell table:formula="of:=[.H36]/[.$B$3]" office:value-type="percentage" office:value="0.0228530047076729">
            <text:p>2,3%</text:p>
          </table:table-cell>
          <table:table-cell table:number-columns-repeated="1015"/>
        </table:table-row>
        <table:table-row table:style-name="ro1">
          <table:table-cell table:style-name="ce4" office:value-type="float" office:value="30">
            <text:p>30</text:p>
          </table:table-cell>
          <table:table-cell table:style-name="ce8" office:value-type="float" office:value="2178.149902">
            <text:p>2178.149902</text:p>
          </table:table-cell>
          <table:table-cell table:style-name="ce8" office:value-type="float" office:value="2564.93747703973">
            <text:p>2564.937477</text:p>
          </table:table-cell>
          <table:table-cell table:formula="of:=[.D36]+1" office:value-type="float" office:value="30">
            <text:p>30</text:p>
          </table:table-cell>
          <table:table-cell table:formula="of:=[.D37]/[.$B$4]" office:value-type="percentage" office:value="0.0238473767885533">
            <text:p>2,4%</text:p>
          </table:table-cell>
          <table:table-cell table:formula="of:=[.D37]*[.$B$5]" office:value-type="float" office:value="68625.4595331559">
            <text:p>68625,4595331559</text:p>
          </table:table-cell>
          <table:table-cell table:formula="of:=[.F37]/[.$B$3]" office:value-type="percentage" office:value="0.0238473767885533">
            <text:p>2,4%</text:p>
          </table:table-cell>
          <table:table-cell table:formula="of:=[.H36]+[.B37]" office:value-type="float" office:value="67942.110596">
            <text:p>67942,110596</text:p>
          </table:table-cell>
          <table:table-cell table:formula="of:=[.H37]/[.$B$3]" office:value-type="percentage" office:value="0.0236099127381371">
            <text:p>2,4%</text:p>
          </table:table-cell>
          <table:table-cell table:number-columns-repeated="1015"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8" office:value-type="float" office:value="2164.689941">
            <text:p>2164.689941</text:p>
          </table:table-cell>
          <table:table-cell table:style-name="ce8" office:value-type="float" office:value="2563.87959485802">
            <text:p>2563.879595</text:p>
          </table:table-cell>
          <table:table-cell table:formula="of:=[.D37]+1" office:value-type="float" office:value="31">
            <text:p>31</text:p>
          </table:table-cell>
          <table:table-cell table:formula="of:=[.D38]/[.$B$4]" office:value-type="percentage" office:value="0.0246422893481717">
            <text:p>2,5%</text:p>
          </table:table-cell>
          <table:table-cell table:formula="of:=[.D38]*[.$B$5]" office:value-type="float" office:value="70912.9748509277">
            <text:p>70912,9748509277</text:p>
          </table:table-cell>
          <table:table-cell table:formula="of:=[.F38]/[.$B$3]" office:value-type="percentage" office:value="0.0246422893481717">
            <text:p>2,5%</text:p>
          </table:table-cell>
          <table:table-cell table:formula="of:=[.H37]+[.B38]" office:value-type="float" office:value="70106.800537">
            <text:p>70106,800537</text:p>
          </table:table-cell>
          <table:table-cell table:formula="of:=[.H38]/[.$B$3]" office:value-type="percentage" office:value="0.024362143426348">
            <text:p>2,4%</text:p>
          </table:table-cell>
          <table:table-cell table:number-columns-repeated="1015"/>
        </table:table-row>
        <table:table-row table:style-name="ro1">
          <table:table-cell table:style-name="ce4" office:value-type="float" office:value="32">
            <text:p>32</text:p>
          </table:table-cell>
          <table:table-cell table:style-name="ce8" office:value-type="float" office:value="2495.620117">
            <text:p>2495.620117</text:p>
          </table:table-cell>
          <table:table-cell table:style-name="ce8" office:value-type="float" office:value="2563.69569035451">
            <text:p>2563.695690</text:p>
          </table:table-cell>
          <table:table-cell table:formula="of:=[.D38]+1" office:value-type="float" office:value="32">
            <text:p>32</text:p>
          </table:table-cell>
          <table:table-cell table:formula="of:=[.D39]/[.$B$4]" office:value-type="percentage" office:value="0.0254372019077901">
            <text:p>2,5%</text:p>
          </table:table-cell>
          <table:table-cell table:formula="of:=[.D39]*[.$B$5]" office:value-type="float" office:value="73200.4901686996">
            <text:p>73200,4901686996</text:p>
          </table:table-cell>
          <table:table-cell table:formula="of:=[.F39]/[.$B$3]" office:value-type="percentage" office:value="0.0254372019077901">
            <text:p>2,5%</text:p>
          </table:table-cell>
          <table:table-cell table:formula="of:=[.H38]+[.B39]" office:value-type="float" office:value="72602.420654">
            <text:p>72602,420654</text:p>
          </table:table-cell>
          <table:table-cell table:formula="of:=[.H39]/[.$B$3]" office:value-type="percentage" office:value="0.0252293724934618">
            <text:p>2,5%</text:p>
          </table:table-cell>
          <table:table-cell table:number-columns-repeated="1015"/>
        </table:table-row>
        <table:table-row table:style-name="ro1">
          <table:table-cell table:style-name="ce4" office:value-type="float" office:value="33">
            <text:p>33</text:p>
          </table:table-cell>
          <table:table-cell table:style-name="ce8" office:value-type="float" office:value="2503.870117">
            <text:p>2503.870117</text:p>
          </table:table-cell>
          <table:table-cell table:style-name="ce8" office:value-type="float" office:value="2563.68062513494">
            <text:p>2563.680625</text:p>
          </table:table-cell>
          <table:table-cell table:formula="of:=[.D39]+1" office:value-type="float" office:value="33">
            <text:p>33</text:p>
          </table:table-cell>
          <table:table-cell table:formula="of:=[.D40]/[.$B$4]" office:value-type="percentage" office:value="0.0262321144674086">
            <text:p>2,6%</text:p>
          </table:table-cell>
          <table:table-cell table:formula="of:=[.D40]*[.$B$5]" office:value-type="float" office:value="75488.0054864714">
            <text:p>75488,0054864714</text:p>
          </table:table-cell>
          <table:table-cell table:formula="of:=[.F40]/[.$B$3]" office:value-type="percentage" office:value="0.0262321144674086">
            <text:p>2,6%</text:p>
          </table:table-cell>
          <table:table-cell table:formula="of:=[.H39]+[.B40]" office:value-type="float" office:value="75106.290771">
            <text:p>75106,290771</text:p>
          </table:table-cell>
          <table:table-cell table:formula="of:=[.H40]/[.$B$3]" office:value-type="percentage" office:value="0.0260994684391341">
            <text:p>2,6%</text:p>
          </table:table-cell>
          <table:table-cell table:number-columns-repeated="1015"/>
        </table:table-row>
        <table:table-row table:style-name="ro1">
          <table:table-cell table:style-name="ce4" office:value-type="float" office:value="34">
            <text:p>34</text:p>
          </table:table-cell>
          <table:table-cell table:style-name="ce8" office:value-type="float" office:value="2182.219971">
            <text:p>2182.219971</text:p>
          </table:table-cell>
          <table:table-cell table:style-name="ce8" office:value-type="float" office:value="2561.8212493741">
            <text:p>2561.821249</text:p>
          </table:table-cell>
          <table:table-cell table:formula="of:=[.D40]+1" office:value-type="float" office:value="34">
            <text:p>34</text:p>
          </table:table-cell>
          <table:table-cell table:formula="of:=[.D41]/[.$B$4]" office:value-type="percentage" office:value="0.027027027027027">
            <text:p>2,7%</text:p>
          </table:table-cell>
          <table:table-cell table:formula="of:=[.D41]*[.$B$5]" office:value-type="float" office:value="77775.5208042433">
            <text:p>77775,5208042433</text:p>
          </table:table-cell>
          <table:table-cell table:formula="of:=[.F41]/[.$B$3]" office:value-type="percentage" office:value="0.027027027027027">
            <text:p>2,7%</text:p>
          </table:table-cell>
          <table:table-cell table:formula="of:=[.H40]+[.B41]" office:value-type="float" office:value="77288.510742">
            <text:p>77288,510742</text:p>
          </table:table-cell>
          <table:table-cell table:formula="of:=[.H41]/[.$B$3]" office:value-type="percentage" office:value="0.0268577908203314">
            <text:p>2,7%</text:p>
          </table:table-cell>
          <table:table-cell table:number-columns-repeated="1015"/>
        </table:table-row>
        <table:table-row table:style-name="ro1">
          <table:table-cell table:style-name="ce4" office:value-type="float" office:value="35">
            <text:p>35</text:p>
          </table:table-cell>
          <table:table-cell table:style-name="ce8" office:value-type="float" office:value="2182.639893">
            <text:p>2182.639893</text:p>
          </table:table-cell>
          <table:table-cell table:style-name="ce8" office:value-type="float" office:value="2561.26031422792">
            <text:p>2561.260314</text:p>
          </table:table-cell>
          <table:table-cell table:formula="of:=[.D41]+1" office:value-type="float" office:value="35">
            <text:p>35</text:p>
          </table:table-cell>
          <table:table-cell table:formula="of:=[.D42]/[.$B$4]" office:value-type="percentage" office:value="0.0278219395866455">
            <text:p>2,8%</text:p>
          </table:table-cell>
          <table:table-cell table:formula="of:=[.D42]*[.$B$5]" office:value-type="float" office:value="80063.0361220152">
            <text:p>80063,0361220152</text:p>
          </table:table-cell>
          <table:table-cell table:formula="of:=[.F42]/[.$B$3]" office:value-type="percentage" office:value="0.0278219395866455">
            <text:p>2,8%</text:p>
          </table:table-cell>
          <table:table-cell table:formula="of:=[.H41]+[.B42]" office:value-type="float" office:value="79471.150635">
            <text:p>79471,150635</text:p>
          </table:table-cell>
          <table:table-cell table:formula="of:=[.H42]/[.$B$3]" office:value-type="percentage" office:value="0.0276162591246049">
            <text:p>2,8%</text:p>
          </table:table-cell>
          <table:table-cell table:number-columns-repeated="1015"/>
        </table:table-row>
        <table:table-row table:style-name="ro1">
          <table:table-cell table:style-name="ce4" office:value-type="float" office:value="36">
            <text:p>36</text:p>
          </table:table-cell>
          <table:table-cell table:style-name="ce8" office:value-type="float" office:value="2163.75">
            <text:p>2163.750000</text:p>
          </table:table-cell>
          <table:table-cell table:style-name="ce8" office:value-type="float" office:value="2559.41616020687">
            <text:p>2559.416160</text:p>
          </table:table-cell>
          <table:table-cell table:formula="of:=[.D42]+1" office:value-type="float" office:value="36">
            <text:p>36</text:p>
          </table:table-cell>
          <table:table-cell table:formula="of:=[.D43]/[.$B$4]" office:value-type="percentage" office:value="0.0286168521462639">
            <text:p>2,9%</text:p>
          </table:table-cell>
          <table:table-cell table:formula="of:=[.D43]*[.$B$5]" office:value-type="float" office:value="82350.551439787">
            <text:p>82350,551439787</text:p>
          </table:table-cell>
          <table:table-cell table:formula="of:=[.F43]/[.$B$3]" office:value-type="percentage" office:value="0.0286168521462639">
            <text:p>2,9%</text:p>
          </table:table-cell>
          <table:table-cell table:formula="of:=[.H42]+[.B43]" office:value-type="float" office:value="81634.900635">
            <text:p>81634,900635</text:p>
          </table:table-cell>
          <table:table-cell table:formula="of:=[.H43]/[.$B$3]" office:value-type="percentage" office:value="0.0283681631829129">
            <text:p>2,8%</text:p>
          </table:table-cell>
          <table:table-cell table:number-columns-repeated="1015"/>
        </table:table-row>
        <table:table-row table:style-name="ro1">
          <table:table-cell table:style-name="ce4" office:value-type="float" office:value="37">
            <text:p>37</text:p>
          </table:table-cell>
          <table:table-cell table:style-name="ce8" office:value-type="float" office:value="2129.899902">
            <text:p>2129.899902</text:p>
          </table:table-cell>
          <table:table-cell table:style-name="ce8" office:value-type="float" office:value="2558.29340262678">
            <text:p>2558.293403</text:p>
          </table:table-cell>
          <table:table-cell table:formula="of:=[.D43]+1" office:value-type="float" office:value="37">
            <text:p>37</text:p>
          </table:table-cell>
          <table:table-cell table:formula="of:=[.D44]/[.$B$4]" office:value-type="percentage" office:value="0.0294117647058823">
            <text:p>2,9%</text:p>
          </table:table-cell>
          <table:table-cell table:formula="of:=[.D44]*[.$B$5]" office:value-type="float" office:value="84638.0667575589">
            <text:p>84638,0667575589</text:p>
          </table:table-cell>
          <table:table-cell table:formula="of:=[.F44]/[.$B$3]" office:value-type="percentage" office:value="0.0294117647058823">
            <text:p>2,9%</text:p>
          </table:table-cell>
          <table:table-cell table:formula="of:=[.H43]+[.B44]" office:value-type="float" office:value="83764.800537">
            <text:p>83764,800537</text:p>
          </table:table-cell>
          <table:table-cell table:formula="of:=[.H44]/[.$B$3]" office:value-type="percentage" office:value="0.0291083043175651">
            <text:p>2,9%</text:p>
          </table:table-cell>
          <table:table-cell table:number-columns-repeated="1015"/>
        </table:table-row>
        <table:table-row table:style-name="ro1">
          <table:table-cell table:style-name="ce4" office:value-type="float" office:value="38">
            <text:p>38</text:p>
          </table:table-cell>
          <table:table-cell table:style-name="ce8" office:value-type="float" office:value="2186.47998">
            <text:p>2186.479980</text:p>
          </table:table-cell>
          <table:table-cell table:style-name="ce8" office:value-type="float" office:value="2558.21675051077">
            <text:p>2558.216751</text:p>
          </table:table-cell>
          <table:table-cell table:formula="of:=[.D44]+1" office:value-type="float" office:value="38">
            <text:p>38</text:p>
          </table:table-cell>
          <table:table-cell table:formula="of:=[.D45]/[.$B$4]" office:value-type="percentage" office:value="0.0302066772655008">
            <text:p>3,0%</text:p>
          </table:table-cell>
          <table:table-cell table:formula="of:=[.D45]*[.$B$5]" office:value-type="float" office:value="86925.5820753308">
            <text:p>86925,5820753308</text:p>
          </table:table-cell>
          <table:table-cell table:formula="of:=[.F45]/[.$B$3]" office:value-type="percentage" office:value="0.0302066772655008">
            <text:p>3,0%</text:p>
          </table:table-cell>
          <table:table-cell table:formula="of:=[.H44]+[.B45]" office:value-type="float" office:value="85951.280517">
            <text:p>85951,280517</text:p>
          </table:table-cell>
          <table:table-cell table:formula="of:=[.H45]/[.$B$3]" office:value-type="percentage" office:value="0.0298681070537274">
            <text:p>3,0%</text:p>
          </table:table-cell>
          <table:table-cell table:number-columns-repeated="1015"/>
        </table:table-row>
        <table:table-row table:style-name="ro1">
          <table:table-cell table:style-name="ce4" office:value-type="float" office:value="39">
            <text:p>39</text:p>
          </table:table-cell>
          <table:table-cell table:style-name="ce8" office:value-type="float" office:value="2173.02002">
            <text:p>2173.020020</text:p>
          </table:table-cell>
          <table:table-cell table:style-name="ce8" office:value-type="float" office:value="2557.80734749654">
            <text:p>2557.807347</text:p>
          </table:table-cell>
          <table:table-cell table:formula="of:=[.D45]+1" office:value-type="float" office:value="39">
            <text:p>39</text:p>
          </table:table-cell>
          <table:table-cell table:formula="of:=[.D46]/[.$B$4]" office:value-type="percentage" office:value="0.0310015898251192">
            <text:p>3,1%</text:p>
          </table:table-cell>
          <table:table-cell table:formula="of:=[.D46]*[.$B$5]" office:value-type="float" office:value="89213.0973931026">
            <text:p>89213,0973931026</text:p>
          </table:table-cell>
          <table:table-cell table:formula="of:=[.F46]/[.$B$3]" office:value-type="percentage" office:value="0.0310015898251192">
            <text:p>3,1%</text:p>
          </table:table-cell>
          <table:table-cell table:formula="of:=[.H45]+[.B46]" office:value-type="float" office:value="88124.300537">
            <text:p>88124,300537</text:p>
          </table:table-cell>
          <table:table-cell table:formula="of:=[.H46]/[.$B$3]" office:value-type="percentage" office:value="0.0306232324479839">
            <text:p>3,1%</text:p>
          </table:table-cell>
          <table:table-cell table:number-columns-repeated="1015"/>
        </table:table-row>
        <table:table-row table:style-name="ro1">
          <table:table-cell table:style-name="ce4" office:value-type="float" office:value="40">
            <text:p>40</text:p>
          </table:table-cell>
          <table:table-cell table:style-name="ce8" office:value-type="float" office:value="2186.899902">
            <text:p>2186.899902</text:p>
          </table:table-cell>
          <table:table-cell table:style-name="ce8" office:value-type="float" office:value="2556.94536162882">
            <text:p>2556.945362</text:p>
          </table:table-cell>
          <table:table-cell table:formula="of:=[.D46]+1" office:value-type="float" office:value="40">
            <text:p>40</text:p>
          </table:table-cell>
          <table:table-cell table:formula="of:=[.D47]/[.$B$4]" office:value-type="percentage" office:value="0.0317965023847377">
            <text:p>3,2%</text:p>
          </table:table-cell>
          <table:table-cell table:formula="of:=[.D47]*[.$B$5]" office:value-type="float" office:value="91500.6127108745">
            <text:p>91500,6127108745</text:p>
          </table:table-cell>
          <table:table-cell table:formula="of:=[.F47]/[.$B$3]" office:value-type="percentage" office:value="0.0317965023847377">
            <text:p>3,2%</text:p>
          </table:table-cell>
          <table:table-cell table:formula="of:=[.H46]+[.B47]" office:value-type="float" office:value="90311.200439">
            <text:p>90311,200439</text:p>
          </table:table-cell>
          <table:table-cell table:formula="of:=[.H47]/[.$B$3]" office:value-type="percentage" office:value="0.0313831811072224">
            <text:p>3,1%</text:p>
          </table:table-cell>
          <table:table-cell table:number-columns-repeated="1015"/>
        </table:table-row>
        <table:table-row table:style-name="ro1">
          <table:table-cell table:style-name="ce4" office:value-type="float" office:value="41">
            <text:p>41</text:p>
          </table:table-cell>
          <table:table-cell table:style-name="ce8" office:value-type="float" office:value="2508.23999">
            <text:p>2508.239990</text:p>
          </table:table-cell>
          <table:table-cell table:style-name="ce8" office:value-type="float" office:value="2555.3536784706">
            <text:p>2555.353678</text:p>
          </table:table-cell>
          <table:table-cell table:formula="of:=[.D47]+1" office:value-type="float" office:value="41">
            <text:p>41</text:p>
          </table:table-cell>
          <table:table-cell table:formula="of:=[.D48]/[.$B$4]" office:value-type="percentage" office:value="0.0325914149443561">
            <text:p>3,3%</text:p>
          </table:table-cell>
          <table:table-cell table:formula="of:=[.D48]*[.$B$5]" office:value-type="float" office:value="93788.1280286463">
            <text:p>93788,1280286463</text:p>
          </table:table-cell>
          <table:table-cell table:formula="of:=[.F48]/[.$B$3]" office:value-type="percentage" office:value="0.0325914149443561">
            <text:p>3,3%</text:p>
          </table:table-cell>
          <table:table-cell table:formula="of:=[.H47]+[.B48]" office:value-type="float" office:value="92819.440429">
            <text:p>92819,440429</text:p>
          </table:table-cell>
          <table:table-cell table:formula="of:=[.H48]/[.$B$3]" office:value-type="percentage" office:value="0.0322547955856471">
            <text:p>3,2%</text:p>
          </table:table-cell>
          <table:table-cell table:number-columns-repeated="1015"/>
        </table:table-row>
        <table:table-row table:style-name="ro1">
          <table:table-cell table:style-name="ce4" office:value-type="float" office:value="42">
            <text:p>42</text:p>
          </table:table-cell>
          <table:table-cell table:style-name="ce8" office:value-type="float" office:value="2175.030029">
            <text:p>2175.030029</text:p>
          </table:table-cell>
          <table:table-cell table:style-name="ce8" office:value-type="float" office:value="2555.32755767853">
            <text:p>2555.327558</text:p>
          </table:table-cell>
          <table:table-cell table:formula="of:=[.D48]+1" office:value-type="float" office:value="42">
            <text:p>42</text:p>
          </table:table-cell>
          <table:table-cell table:formula="of:=[.D49]/[.$B$4]" office:value-type="percentage" office:value="0.0333863275039746">
            <text:p>3,3%</text:p>
          </table:table-cell>
          <table:table-cell table:formula="of:=[.D49]*[.$B$5]" office:value-type="float" office:value="96075.6433464182">
            <text:p>96075,6433464182</text:p>
          </table:table-cell>
          <table:table-cell table:formula="of:=[.F49]/[.$B$3]" office:value-type="percentage" office:value="0.0333863275039746">
            <text:p>3,3%</text:p>
          </table:table-cell>
          <table:table-cell table:formula="of:=[.H48]+[.B49]" office:value-type="float" office:value="94994.470458">
            <text:p>94994,470458</text:p>
          </table:table-cell>
          <table:table-cell table:formula="of:=[.H49]/[.$B$3]" office:value-type="percentage" office:value="0.0330106194588981">
            <text:p>3,3%</text:p>
          </table:table-cell>
          <table:table-cell table:number-columns-repeated="1015"/>
        </table:table-row>
        <table:table-row table:style-name="ro1">
          <table:table-cell table:style-name="ce4" office:value-type="float" office:value="43">
            <text:p>43</text:p>
          </table:table-cell>
          <table:table-cell table:style-name="ce8" office:value-type="float" office:value="2446.300049">
            <text:p>2446.300049</text:p>
          </table:table-cell>
          <table:table-cell table:style-name="ce8" office:value-type="float" office:value="2555.28949451236">
            <text:p>2555.289495</text:p>
          </table:table-cell>
          <table:table-cell table:formula="of:=[.D49]+1" office:value-type="float" office:value="43">
            <text:p>43</text:p>
          </table:table-cell>
          <table:table-cell table:formula="of:=[.D50]/[.$B$4]" office:value-type="percentage" office:value="0.034181240063593">
            <text:p>3,4%</text:p>
          </table:table-cell>
          <table:table-cell table:formula="of:=[.D50]*[.$B$5]" office:value-type="float" office:value="98363.1586641901">
            <text:p>98363,1586641901</text:p>
          </table:table-cell>
          <table:table-cell table:formula="of:=[.F50]/[.$B$3]" office:value-type="percentage" office:value="0.034181240063593">
            <text:p>3,4%</text:p>
          </table:table-cell>
          <table:table-cell table:formula="of:=[.H49]+[.B50]" office:value-type="float" office:value="97440.770507">
            <text:p>97440,770507</text:p>
          </table:table-cell>
          <table:table-cell table:formula="of:=[.H50]/[.$B$3]" office:value-type="percentage" office:value="0.0338607097811082">
            <text:p>3,4%</text:p>
          </table:table-cell>
          <table:table-cell table:number-columns-repeated="1015"/>
        </table:table-row>
        <table:table-row table:style-name="ro1">
          <table:table-cell table:style-name="ce4" office:value-type="float" office:value="44">
            <text:p>44</text:p>
          </table:table-cell>
          <table:table-cell table:style-name="ce8" office:value-type="float" office:value="2471.649902">
            <text:p>2471.649902</text:p>
          </table:table-cell>
          <table:table-cell table:style-name="ce8" office:value-type="float" office:value="2555.0392725725">
            <text:p>2555.039273</text:p>
          </table:table-cell>
          <table:table-cell table:formula="of:=[.D50]+1" office:value-type="float" office:value="44">
            <text:p>44</text:p>
          </table:table-cell>
          <table:table-cell table:formula="of:=[.D51]/[.$B$4]" office:value-type="percentage" office:value="0.0349761526232114">
            <text:p>3,5%</text:p>
          </table:table-cell>
          <table:table-cell table:formula="of:=[.D51]*[.$B$5]" office:value-type="float" office:value="100650.673981962">
            <text:p>100650,673981962</text:p>
          </table:table-cell>
          <table:table-cell table:formula="of:=[.F51]/[.$B$3]" office:value-type="percentage" office:value="0.0349761526232114">
            <text:p>3,5%</text:p>
          </table:table-cell>
          <table:table-cell table:formula="of:=[.H50]+[.B51]" office:value-type="float" office:value="99912.420409">
            <text:p>99912,420409</text:p>
          </table:table-cell>
          <table:table-cell table:formula="of:=[.H51]/[.$B$3]" office:value-type="percentage" office:value="0.0347196091881702">
            <text:p>3,5%</text:p>
          </table:table-cell>
          <table:table-cell table:number-columns-repeated="1015"/>
        </table:table-row>
        <table:table-row table:style-name="ro1">
          <table:table-cell table:style-name="ce4" office:value-type="float" office:value="45">
            <text:p>45</text:p>
          </table:table-cell>
          <table:table-cell table:style-name="ce8" office:value-type="float" office:value="2175.439941">
            <text:p>2175.439941</text:p>
          </table:table-cell>
          <table:table-cell table:style-name="ce8" office:value-type="float" office:value="2553.85036286293">
            <text:p>2553.850363</text:p>
          </table:table-cell>
          <table:table-cell table:formula="of:=[.D51]+1" office:value-type="float" office:value="45">
            <text:p>45</text:p>
          </table:table-cell>
          <table:table-cell table:formula="of:=[.D52]/[.$B$4]" office:value-type="percentage" office:value="0.0357710651828299">
            <text:p>3,6%</text:p>
          </table:table-cell>
          <table:table-cell table:formula="of:=[.D52]*[.$B$5]" office:value-type="float" office:value="102938.189299734">
            <text:p>102938,189299734</text:p>
          </table:table-cell>
          <table:table-cell table:formula="of:=[.F52]/[.$B$3]" office:value-type="percentage" office:value="0.0357710651828299">
            <text:p>3,6%</text:p>
          </table:table-cell>
          <table:table-cell table:formula="of:=[.H51]+[.B52]" office:value-type="float" office:value="102087.86035">
            <text:p>102087,86035</text:p>
          </table:table-cell>
          <table:table-cell table:formula="of:=[.H52]/[.$B$3]" office:value-type="percentage" office:value="0.0354755755060181">
            <text:p>3,5%</text:p>
          </table:table-cell>
          <table:table-cell table:number-columns-repeated="1015"/>
        </table:table-row>
        <table:table-row table:style-name="ro1">
          <table:table-cell table:style-name="ce4" office:value-type="float" office:value="46">
            <text:p>46</text:p>
          </table:table-cell>
          <table:table-cell table:style-name="ce8" office:value-type="float" office:value="2097.899902">
            <text:p>2097.899902</text:p>
          </table:table-cell>
          <table:table-cell table:style-name="ce8" office:value-type="float" office:value="2553.63685633338">
            <text:p>2553.636856</text:p>
          </table:table-cell>
          <table:table-cell table:formula="of:=[.D52]+1" office:value-type="float" office:value="46">
            <text:p>46</text:p>
          </table:table-cell>
          <table:table-cell table:formula="of:=[.D53]/[.$B$4]" office:value-type="percentage" office:value="0.0365659777424483">
            <text:p>3,7%</text:p>
          </table:table-cell>
          <table:table-cell table:formula="of:=[.D53]*[.$B$5]" office:value-type="float" office:value="105225.704617506">
            <text:p>105225,704617506</text:p>
          </table:table-cell>
          <table:table-cell table:formula="of:=[.F53]/[.$B$3]" office:value-type="percentage" office:value="0.0365659777424483">
            <text:p>3,7%</text:p>
          </table:table-cell>
          <table:table-cell table:formula="of:=[.H52]+[.B53]" office:value-type="float" office:value="104185.760252">
            <text:p>104185,760252</text:p>
          </table:table-cell>
          <table:table-cell table:formula="of:=[.H53]/[.$B$3]" office:value-type="percentage" office:value="0.0362045966268674">
            <text:p>3,6%</text:p>
          </table:table-cell>
          <table:table-cell table:number-columns-repeated="1015"/>
        </table:table-row>
        <table:table-row table:style-name="ro1">
          <table:table-cell table:style-name="ce4" office:value-type="float" office:value="47">
            <text:p>47</text:p>
          </table:table-cell>
          <table:table-cell table:style-name="ce8" office:value-type="float" office:value="2127.810059">
            <text:p>2127.810059</text:p>
          </table:table-cell>
          <table:table-cell table:style-name="ce8" office:value-type="float" office:value="2552.95908735363">
            <text:p>2552.959087</text:p>
          </table:table-cell>
          <table:table-cell table:formula="of:=[.D53]+1" office:value-type="float" office:value="47">
            <text:p>47</text:p>
          </table:table-cell>
          <table:table-cell table:formula="of:=[.D54]/[.$B$4]" office:value-type="percentage" office:value="0.0373608903020668">
            <text:p>3,7%</text:p>
          </table:table-cell>
          <table:table-cell table:formula="of:=[.D54]*[.$B$5]" office:value-type="float" office:value="107513.219935278">
            <text:p>107513,219935278</text:p>
          </table:table-cell>
          <table:table-cell table:formula="of:=[.F54]/[.$B$3]" office:value-type="percentage" office:value="0.0373608903020668">
            <text:p>3,7%</text:p>
          </table:table-cell>
          <table:table-cell table:formula="of:=[.H53]+[.B54]" office:value-type="float" office:value="106313.570311">
            <text:p>106313,570311</text:p>
          </table:table-cell>
          <table:table-cell table:formula="of:=[.H54]/[.$B$3]" office:value-type="percentage" office:value="0.0369440115401756">
            <text:p>3,7%</text:p>
          </table:table-cell>
          <table:table-cell table:number-columns-repeated="1015"/>
        </table:table-row>
        <table:table-row table:style-name="ro1">
          <table:table-cell table:style-name="ce4" office:value-type="float" office:value="48">
            <text:p>48</text:p>
          </table:table-cell>
          <table:table-cell table:style-name="ce8" office:value-type="float" office:value="2168.47998">
            <text:p>2168.479980</text:p>
          </table:table-cell>
          <table:table-cell table:style-name="ce8" office:value-type="float" office:value="2552.64898717874">
            <text:p>2552.648987</text:p>
          </table:table-cell>
          <table:table-cell table:formula="of:=[.D54]+1" office:value-type="float" office:value="48">
            <text:p>48</text:p>
          </table:table-cell>
          <table:table-cell table:formula="of:=[.D55]/[.$B$4]" office:value-type="percentage" office:value="0.0381558028616852">
            <text:p>3,8%</text:p>
          </table:table-cell>
          <table:table-cell table:formula="of:=[.D55]*[.$B$5]" office:value-type="float" office:value="109800.735253049">
            <text:p>109800,735253049</text:p>
          </table:table-cell>
          <table:table-cell table:formula="of:=[.F55]/[.$B$3]" office:value-type="percentage" office:value="0.0381558028616852">
            <text:p>3,8%</text:p>
          </table:table-cell>
          <table:table-cell table:formula="of:=[.H54]+[.B55]" office:value-type="float" office:value="108482.050291">
            <text:p>108482,050291</text:p>
          </table:table-cell>
          <table:table-cell table:formula="of:=[.H55]/[.$B$3]" office:value-type="percentage" office:value="0.0376975592685739">
            <text:p>3,8%</text:p>
          </table:table-cell>
          <table:table-cell table:number-columns-repeated="1015"/>
        </table:table-row>
        <table:table-row table:style-name="ro1">
          <table:table-cell table:style-name="ce4" office:value-type="float" office:value="49">
            <text:p>49</text:p>
          </table:table-cell>
          <table:table-cell table:style-name="ce8" office:value-type="float" office:value="2506.649902">
            <text:p>2506.649902</text:p>
          </table:table-cell>
          <table:table-cell table:style-name="ce8" office:value-type="float" office:value="2551.88095062921">
            <text:p>2551.880951</text:p>
          </table:table-cell>
          <table:table-cell table:formula="of:=[.D55]+1" office:value-type="float" office:value="49">
            <text:p>49</text:p>
          </table:table-cell>
          <table:table-cell table:formula="of:=[.D56]/[.$B$4]" office:value-type="percentage" office:value="0.0389507154213037">
            <text:p>3,9%</text:p>
          </table:table-cell>
          <table:table-cell table:formula="of:=[.D56]*[.$B$5]" office:value-type="float" office:value="112088.250570821">
            <text:p>112088,250570821</text:p>
          </table:table-cell>
          <table:table-cell table:formula="of:=[.F56]/[.$B$3]" office:value-type="percentage" office:value="0.0389507154213037">
            <text:p>3,9%</text:p>
          </table:table-cell>
          <table:table-cell table:formula="of:=[.H55]+[.B56]" office:value-type="float" office:value="110988.700193">
            <text:p>110988,700193</text:p>
          </table:table-cell>
          <table:table-cell table:formula="of:=[.H56]/[.$B$3]" office:value-type="percentage" office:value="0.0385686211907327">
            <text:p>3,9%</text:p>
          </table:table-cell>
          <table:table-cell table:number-columns-repeated="1015"/>
        </table:table-row>
        <table:table-row table:style-name="ro1">
          <table:table-cell table:style-name="ce4" office:value-type="float" office:value="50">
            <text:p>50</text:p>
          </table:table-cell>
          <table:table-cell table:style-name="ce8" office:value-type="float" office:value="2177.179932">
            <text:p>2177.179932</text:p>
          </table:table-cell>
          <table:table-cell table:style-name="ce8" office:value-type="float" office:value="2551.4953224955">
            <text:p>2551.495322</text:p>
          </table:table-cell>
          <table:table-cell table:formula="of:=[.D56]+1" office:value-type="float" office:value="50">
            <text:p>50</text:p>
          </table:table-cell>
          <table:table-cell table:formula="of:=[.D57]/[.$B$4]" office:value-type="percentage" office:value="0.0397456279809221">
            <text:p>4,0%</text:p>
          </table:table-cell>
          <table:table-cell table:formula="of:=[.D57]*[.$B$5]" office:value-type="float" office:value="114375.765888593">
            <text:p>114375,765888593</text:p>
          </table:table-cell>
          <table:table-cell table:formula="of:=[.F57]/[.$B$3]" office:value-type="percentage" office:value="0.0397456279809221">
            <text:p>4,0%</text:p>
          </table:table-cell>
          <table:table-cell table:formula="of:=[.H56]+[.B57]" office:value-type="float" office:value="113165.880125">
            <text:p>113165,880125</text:p>
          </table:table-cell>
          <table:table-cell table:formula="of:=[.H57]/[.$B$3]" office:value-type="percentage" office:value="0.0393251921562036">
            <text:p>3,9%</text:p>
          </table:table-cell>
          <table:table-cell table:number-columns-repeated="1015"/>
        </table:table-row>
        <table:table-row table:style-name="ro1">
          <table:table-cell table:style-name="ce4" office:value-type="float" office:value="51">
            <text:p>51</text:p>
          </table:table-cell>
          <table:table-cell table:style-name="ce8" office:value-type="float" office:value="2171.370117">
            <text:p>2171.370117</text:p>
          </table:table-cell>
          <table:table-cell table:style-name="ce8" office:value-type="float" office:value="2550.29934118715">
            <text:p>2550.299341</text:p>
          </table:table-cell>
          <table:table-cell table:formula="of:=[.D57]+1" office:value-type="float" office:value="51">
            <text:p>51</text:p>
          </table:table-cell>
          <table:table-cell table:formula="of:=[.D58]/[.$B$4]" office:value-type="percentage" office:value="0.0405405405405405">
            <text:p>4,1%</text:p>
          </table:table-cell>
          <table:table-cell table:formula="of:=[.D58]*[.$B$5]" office:value-type="float" office:value="116663.281206365">
            <text:p>116663,281206365</text:p>
          </table:table-cell>
          <table:table-cell table:formula="of:=[.F58]/[.$B$3]" office:value-type="percentage" office:value="0.0405405405405405">
            <text:p>4,1%</text:p>
          </table:table-cell>
          <table:table-cell table:formula="of:=[.H57]+[.B58]" office:value-type="float" office:value="115337.250242">
            <text:p>115337,250242</text:p>
          </table:table-cell>
          <table:table-cell table:formula="of:=[.H58]/[.$B$3]" office:value-type="percentage" office:value="0.0400797442084559">
            <text:p>4,0%</text:p>
          </table:table-cell>
          <table:table-cell table:number-columns-repeated="1015"/>
        </table:table-row>
        <table:table-row table:style-name="ro1">
          <table:table-cell table:style-name="ce4" office:value-type="float" office:value="52">
            <text:p>52</text:p>
          </table:table-cell>
          <table:table-cell table:style-name="ce8" office:value-type="float" office:value="2457.590088">
            <text:p>2457.590088</text:p>
          </table:table-cell>
          <table:table-cell table:style-name="ce8" office:value-type="float" office:value="2550.15789145457">
            <text:p>2550.157891</text:p>
          </table:table-cell>
          <table:table-cell table:formula="of:=[.D58]+1" office:value-type="float" office:value="52">
            <text:p>52</text:p>
          </table:table-cell>
          <table:table-cell table:formula="of:=[.D59]/[.$B$4]" office:value-type="percentage" office:value="0.041335453100159">
            <text:p>4,1%</text:p>
          </table:table-cell>
          <table:table-cell table:formula="of:=[.D59]*[.$B$5]" office:value-type="float" office:value="118950.796524137">
            <text:p>118950,796524137</text:p>
          </table:table-cell>
          <table:table-cell table:formula="of:=[.F59]/[.$B$3]" office:value-type="percentage" office:value="0.041335453100159">
            <text:p>4,1%</text:p>
          </table:table-cell>
          <table:table-cell table:formula="of:=[.H58]+[.B59]" office:value-type="float" office:value="117794.84033">
            <text:p>117794,84033</text:p>
          </table:table-cell>
          <table:table-cell table:formula="of:=[.H59]/[.$B$3]" office:value-type="percentage" office:value="0.0409337578240884">
            <text:p>4,1%</text:p>
          </table:table-cell>
          <table:table-cell table:number-columns-repeated="1015"/>
        </table:table-row>
        <table:table-row table:style-name="ro1">
          <table:table-cell table:style-name="ce4" office:value-type="float" office:value="53">
            <text:p>53</text:p>
          </table:table-cell>
          <table:table-cell table:style-name="ce8" office:value-type="float" office:value="2163.780029">
            <text:p>2163.780029</text:p>
          </table:table-cell>
          <table:table-cell table:style-name="ce8" office:value-type="float" office:value="2549.92431728814">
            <text:p>2549.924317</text:p>
          </table:table-cell>
          <table:table-cell table:formula="of:=[.D59]+1" office:value-type="float" office:value="53">
            <text:p>53</text:p>
          </table:table-cell>
          <table:table-cell table:formula="of:=[.D60]/[.$B$4]" office:value-type="percentage" office:value="0.0421303656597774">
            <text:p>4,2%</text:p>
          </table:table-cell>
          <table:table-cell table:formula="of:=[.D60]*[.$B$5]" office:value-type="float" office:value="121238.311841909">
            <text:p>121238,311841909</text:p>
          </table:table-cell>
          <table:table-cell table:formula="of:=[.F60]/[.$B$3]" office:value-type="percentage" office:value="0.0421303656597774">
            <text:p>4,2%</text:p>
          </table:table-cell>
          <table:table-cell table:formula="of:=[.H59]+[.B60]" office:value-type="float" office:value="119958.620359">
            <text:p>119958,620359</text:p>
          </table:table-cell>
          <table:table-cell table:formula="of:=[.H60]/[.$B$3]" office:value-type="percentage" office:value="0.0416856723174869">
            <text:p>4,2%</text:p>
          </table:table-cell>
          <table:table-cell table:number-columns-repeated="1015"/>
        </table:table-row>
        <table:table-row table:style-name="ro1">
          <table:table-cell table:style-name="ce4" office:value-type="float" office:value="54">
            <text:p>54</text:p>
          </table:table-cell>
          <table:table-cell table:style-name="ce8" office:value-type="float" office:value="2161.73999">
            <text:p>2161.739990</text:p>
          </table:table-cell>
          <table:table-cell table:style-name="ce8" office:value-type="float" office:value="2548.8650560458">
            <text:p>2548.865056</text:p>
          </table:table-cell>
          <table:table-cell table:formula="of:=[.D60]+1" office:value-type="float" office:value="54">
            <text:p>54</text:p>
          </table:table-cell>
          <table:table-cell table:formula="of:=[.D61]/[.$B$4]" office:value-type="percentage" office:value="0.0429252782193959">
            <text:p>4,3%</text:p>
          </table:table-cell>
          <table:table-cell table:formula="of:=[.D61]*[.$B$5]" office:value-type="float" office:value="123525.827159681">
            <text:p>123525,827159681</text:p>
          </table:table-cell>
          <table:table-cell table:formula="of:=[.F61]/[.$B$3]" office:value-type="percentage" office:value="0.0429252782193959">
            <text:p>4,3%</text:p>
          </table:table-cell>
          <table:table-cell table:formula="of:=[.H60]+[.B61]" office:value-type="float" office:value="122120.360349">
            <text:p>122120,360349</text:p>
          </table:table-cell>
          <table:table-cell table:formula="of:=[.H61]/[.$B$3]" office:value-type="percentage" office:value="0.0424368778964529">
            <text:p>4,2%</text:p>
          </table:table-cell>
          <table:table-cell table:number-columns-repeated="1015"/>
        </table:table-row>
        <table:table-row table:style-name="ro1">
          <table:table-cell table:style-name="ce4" office:value-type="float" office:value="55">
            <text:p>55</text:p>
          </table:table-cell>
          <table:table-cell table:style-name="ce8" office:value-type="float" office:value="2557.639893">
            <text:p>2557.639893</text:p>
          </table:table-cell>
          <table:table-cell table:style-name="ce8" office:value-type="float" office:value="2547.66740147086">
            <text:p>2547.667401</text:p>
          </table:table-cell>
          <table:table-cell table:formula="of:=[.D61]+1" office:value-type="float" office:value="55">
            <text:p>55</text:p>
          </table:table-cell>
          <table:table-cell table:formula="of:=[.D62]/[.$B$4]" office:value-type="percentage" office:value="0.0437201907790143">
            <text:p>4,4%</text:p>
          </table:table-cell>
          <table:table-cell table:formula="of:=[.D62]*[.$B$5]" office:value-type="float" office:value="125813.342477452">
            <text:p>125813,342477452</text:p>
          </table:table-cell>
          <table:table-cell table:formula="of:=[.F62]/[.$B$3]" office:value-type="percentage" office:value="0.0437201907790143">
            <text:p>4,4%</text:p>
          </table:table-cell>
          <table:table-cell table:formula="of:=[.H61]+[.B62]" office:value-type="float" office:value="124678.000242">
            <text:p>124678,000242</text:p>
          </table:table-cell>
          <table:table-cell table:formula="of:=[.H62]/[.$B$3]" office:value-type="percentage" office:value="0.0433256588624781">
            <text:p>4,3%</text:p>
          </table:table-cell>
          <table:table-cell table:number-columns-repeated="1015"/>
        </table:table-row>
        <table:table-row table:style-name="ro1">
          <table:table-cell table:style-name="ce4" office:value-type="float" office:value="56">
            <text:p>56</text:p>
          </table:table-cell>
          <table:table-cell table:style-name="ce8" office:value-type="float" office:value="2496.840088">
            <text:p>2496.840088</text:p>
          </table:table-cell>
          <table:table-cell table:style-name="ce8" office:value-type="float" office:value="2547.08110376474">
            <text:p>2547.081104</text:p>
          </table:table-cell>
          <table:table-cell table:formula="of:=[.D62]+1" office:value-type="float" office:value="56">
            <text:p>56</text:p>
          </table:table-cell>
          <table:table-cell table:formula="of:=[.D63]/[.$B$4]" office:value-type="percentage" office:value="0.0445151033386327">
            <text:p>4,5%</text:p>
          </table:table-cell>
          <table:table-cell table:formula="of:=[.D63]*[.$B$5]" office:value-type="float" office:value="128100.857795224">
            <text:p>128100,857795224</text:p>
          </table:table-cell>
          <table:table-cell table:formula="of:=[.F63]/[.$B$3]" office:value-type="percentage" office:value="0.0445151033386327">
            <text:p>4,5%</text:p>
          </table:table-cell>
          <table:table-cell table:formula="of:=[.H62]+[.B63]" office:value-type="float" office:value="127174.84033">
            <text:p>127174,84033</text:p>
          </table:table-cell>
          <table:table-cell table:formula="of:=[.H63]/[.$B$3]" office:value-type="percentage" office:value="0.0441933118700406">
            <text:p>4,4%</text:p>
          </table:table-cell>
          <table:table-cell table:number-columns-repeated="1015"/>
        </table:table-row>
        <table:table-row table:style-name="ro1">
          <table:table-cell table:style-name="ce4" office:value-type="float" office:value="57">
            <text:p>57</text:p>
          </table:table-cell>
          <table:table-cell table:style-name="ce8" office:value-type="float" office:value="2500.600098">
            <text:p>2500.600098</text:p>
          </table:table-cell>
          <table:table-cell table:style-name="ce8" office:value-type="float" office:value="2546.09072969528">
            <text:p>2546.090730</text:p>
          </table:table-cell>
          <table:table-cell table:formula="of:=[.D63]+1" office:value-type="float" office:value="57">
            <text:p>57</text:p>
          </table:table-cell>
          <table:table-cell table:formula="of:=[.D64]/[.$B$4]" office:value-type="percentage" office:value="0.0453100158982512">
            <text:p>4,5%</text:p>
          </table:table-cell>
          <table:table-cell table:formula="of:=[.D64]*[.$B$5]" office:value-type="float" office:value="130388.373112996">
            <text:p>130388,373112996</text:p>
          </table:table-cell>
          <table:table-cell table:formula="of:=[.F64]/[.$B$3]" office:value-type="percentage" office:value="0.0453100158982512">
            <text:p>4,5%</text:p>
          </table:table-cell>
          <table:table-cell table:formula="of:=[.H63]+[.B64]" office:value-type="float" office:value="129675.440428">
            <text:p>129675,440428</text:p>
          </table:table-cell>
          <table:table-cell table:formula="of:=[.H64]/[.$B$3]" office:value-type="percentage" office:value="0.0450622714827">
            <text:p>4,5%</text:p>
          </table:table-cell>
          <table:table-cell table:number-columns-repeated="1015"/>
        </table:table-row>
        <table:table-row table:style-name="ro1">
          <table:table-cell table:style-name="ce4" office:value-type="float" office:value="58">
            <text:p>58</text:p>
          </table:table-cell>
          <table:table-cell table:style-name="ce8" office:value-type="float" office:value="2166.580078">
            <text:p>2166.580078</text:p>
          </table:table-cell>
          <table:table-cell table:style-name="ce8" office:value-type="float" office:value="2545.19657342488">
            <text:p>2545.196573</text:p>
          </table:table-cell>
          <table:table-cell table:formula="of:=[.D64]+1" office:value-type="float" office:value="58">
            <text:p>58</text:p>
          </table:table-cell>
          <table:table-cell table:formula="of:=[.D65]/[.$B$4]" office:value-type="percentage" office:value="0.0461049284578696">
            <text:p>4,6%</text:p>
          </table:table-cell>
          <table:table-cell table:formula="of:=[.D65]*[.$B$5]" office:value-type="float" office:value="132675.888430768">
            <text:p>132675,888430768</text:p>
          </table:table-cell>
          <table:table-cell table:formula="of:=[.F65]/[.$B$3]" office:value-type="percentage" office:value="0.0461049284578696">
            <text:p>4,6%</text:p>
          </table:table-cell>
          <table:table-cell table:formula="of:=[.H64]+[.B65]" office:value-type="float" office:value="131842.020506">
            <text:p>131842,020506</text:p>
          </table:table-cell>
          <table:table-cell table:formula="of:=[.H65]/[.$B$3]" office:value-type="percentage" office:value="0.0458151589943337">
            <text:p>4,6%</text:p>
          </table:table-cell>
          <table:table-cell table:number-columns-repeated="1015"/>
        </table:table-row>
        <table:table-row table:style-name="ro1">
          <table:table-cell table:style-name="ce4" office:value-type="float" office:value="59">
            <text:p>59</text:p>
          </table:table-cell>
          <table:table-cell table:style-name="ce8" office:value-type="float" office:value="2151.129883">
            <text:p>2151.129883</text:p>
          </table:table-cell>
          <table:table-cell table:style-name="ce8" office:value-type="float" office:value="2544.27191414549">
            <text:p>2544.271914</text:p>
          </table:table-cell>
          <table:table-cell table:formula="of:=[.D65]+1" office:value-type="float" office:value="59">
            <text:p>59</text:p>
          </table:table-cell>
          <table:table-cell table:formula="of:=[.D66]/[.$B$4]" office:value-type="percentage" office:value="0.0468998410174881">
            <text:p>4,7%</text:p>
          </table:table-cell>
          <table:table-cell table:formula="of:=[.D66]*[.$B$5]" office:value-type="float" office:value="134963.40374854">
            <text:p>134963,40374854</text:p>
          </table:table-cell>
          <table:table-cell table:formula="of:=[.F66]/[.$B$3]" office:value-type="percentage" office:value="0.0468998410174881">
            <text:p>4,7%</text:p>
          </table:table-cell>
          <table:table-cell table:formula="of:=[.H65]+[.B66]" office:value-type="float" office:value="133993.150389">
            <text:p>133993,150389</text:p>
          </table:table-cell>
          <table:table-cell table:formula="of:=[.H66]/[.$B$3]" office:value-type="percentage" office:value="0.0465626775565407">
            <text:p>4,7%</text:p>
          </table:table-cell>
          <table:table-cell table:number-columns-repeated="1015"/>
        </table:table-row>
        <table:table-row table:style-name="ro1">
          <table:table-cell table:style-name="ce4" office:value-type="float" office:value="60">
            <text:p>60</text:p>
          </table:table-cell>
          <table:table-cell table:style-name="ce8" office:value-type="float" office:value="2496.659912">
            <text:p>2496.659912</text:p>
          </table:table-cell>
          <table:table-cell table:style-name="ce8" office:value-type="float" office:value="2543.68332208553">
            <text:p>2543.683322</text:p>
          </table:table-cell>
          <table:table-cell table:formula="of:=[.D66]+1" office:value-type="float" office:value="60">
            <text:p>60</text:p>
          </table:table-cell>
          <table:table-cell table:formula="of:=[.D67]/[.$B$4]" office:value-type="percentage" office:value="0.0476947535771065">
            <text:p>4,8%</text:p>
          </table:table-cell>
          <table:table-cell table:formula="of:=[.D67]*[.$B$5]" office:value-type="float" office:value="137250.919066312">
            <text:p>137250,919066312</text:p>
          </table:table-cell>
          <table:table-cell table:formula="of:=[.F67]/[.$B$3]" office:value-type="percentage" office:value="0.0476947535771065">
            <text:p>4,8%</text:p>
          </table:table-cell>
          <table:table-cell table:formula="of:=[.H66]+[.B67]" office:value-type="float" office:value="136489.810301">
            <text:p>136489,810301</text:p>
          </table:table-cell>
          <table:table-cell table:formula="of:=[.H67]/[.$B$3]" office:value-type="percentage" office:value="0.0474302679528654">
            <text:p>4,7%</text:p>
          </table:table-cell>
          <table:table-cell table:number-columns-repeated="1015"/>
        </table:table-row>
        <table:table-row table:style-name="ro1">
          <table:table-cell table:style-name="ce4" office:value-type="float" office:value="61">
            <text:p>61</text:p>
          </table:table-cell>
          <table:table-cell table:style-name="ce8" office:value-type="float" office:value="2159.929932">
            <text:p>2159.929932</text:p>
          </table:table-cell>
          <table:table-cell table:style-name="ce8" office:value-type="float" office:value="2543.35441303466">
            <text:p>2543.354413</text:p>
          </table:table-cell>
          <table:table-cell table:formula="of:=[.D67]+1" office:value-type="float" office:value="61">
            <text:p>61</text:p>
          </table:table-cell>
          <table:table-cell table:formula="of:=[.D68]/[.$B$4]" office:value-type="percentage" office:value="0.048489666136725">
            <text:p>4,8%</text:p>
          </table:table-cell>
          <table:table-cell table:formula="of:=[.D68]*[.$B$5]" office:value-type="float" office:value="139538.434384084">
            <text:p>139538,434384084</text:p>
          </table:table-cell>
          <table:table-cell table:formula="of:=[.F68]/[.$B$3]" office:value-type="percentage" office:value="0.048489666136725">
            <text:p>4,8%</text:p>
          </table:table-cell>
          <table:table-cell table:formula="of:=[.H67]+[.B68]" office:value-type="float" office:value="138649.740233">
            <text:p>138649,740233</text:p>
          </table:table-cell>
          <table:table-cell table:formula="of:=[.H68]/[.$B$3]" office:value-type="percentage" office:value="0.0481808445358957">
            <text:p>4,8%</text:p>
          </table:table-cell>
          <table:table-cell table:number-columns-repeated="1015"/>
        </table:table-row>
        <table:table-row table:style-name="ro1">
          <table:table-cell table:style-name="ce4" office:value-type="float" office:value="62">
            <text:p>62</text:p>
          </table:table-cell>
          <table:table-cell table:style-name="ce8" office:value-type="float" office:value="2166.889893">
            <text:p>2166.889893</text:p>
          </table:table-cell>
          <table:table-cell table:style-name="ce8" office:value-type="float" office:value="2542.98630210957">
            <text:p>2542.986302</text:p>
          </table:table-cell>
          <table:table-cell table:formula="of:=[.D68]+1" office:value-type="float" office:value="62">
            <text:p>62</text:p>
          </table:table-cell>
          <table:table-cell table:formula="of:=[.D69]/[.$B$4]" office:value-type="percentage" office:value="0.0492845786963434">
            <text:p>4,9%</text:p>
          </table:table-cell>
          <table:table-cell table:formula="of:=[.D69]*[.$B$5]" office:value-type="float" office:value="141825.949701855">
            <text:p>141825,949701855</text:p>
          </table:table-cell>
          <table:table-cell table:formula="of:=[.F69]/[.$B$3]" office:value-type="percentage" office:value="0.0492845786963434">
            <text:p>4,9%</text:p>
          </table:table-cell>
          <table:table-cell table:formula="of:=[.H68]+[.B69]" office:value-type="float" office:value="140816.630126">
            <text:p>140816,630126</text:p>
          </table:table-cell>
          <table:table-cell table:formula="of:=[.H69]/[.$B$3]" office:value-type="percentage" office:value="0.0489338397083756">
            <text:p>4,9%</text:p>
          </table:table-cell>
          <table:table-cell table:number-columns-repeated="1015"/>
        </table:table-row>
        <table:table-row table:style-name="ro1">
          <table:table-cell table:style-name="ce4" office:value-type="float" office:value="63">
            <text:p>63</text:p>
          </table:table-cell>
          <table:table-cell table:style-name="ce8" office:value-type="float" office:value="2099.72998">
            <text:p>2099.729980</text:p>
          </table:table-cell>
          <table:table-cell table:style-name="ce8" office:value-type="float" office:value="2542.35905160177">
            <text:p>2542.359052</text:p>
          </table:table-cell>
          <table:table-cell table:formula="of:=[.D69]+1" office:value-type="float" office:value="63">
            <text:p>63</text:p>
          </table:table-cell>
          <table:table-cell table:formula="of:=[.D70]/[.$B$4]" office:value-type="percentage" office:value="0.0500794912559618">
            <text:p>5,0%</text:p>
          </table:table-cell>
          <table:table-cell table:formula="of:=[.D70]*[.$B$5]" office:value-type="float" office:value="144113.465019627">
            <text:p>144113,465019627</text:p>
          </table:table-cell>
          <table:table-cell table:formula="of:=[.F70]/[.$B$3]" office:value-type="percentage" office:value="0.0500794912559618">
            <text:p>5,0%</text:p>
          </table:table-cell>
          <table:table-cell table:formula="of:=[.H69]+[.B70]" office:value-type="float" office:value="142916.360106">
            <text:p>142916,360106</text:p>
          </table:table-cell>
          <table:table-cell table:formula="of:=[.H70]/[.$B$3]" office:value-type="percentage" office:value="0.0496634967821193">
            <text:p>5,0%</text:p>
          </table:table-cell>
          <table:table-cell table:number-columns-repeated="1015"/>
        </table:table-row>
        <table:table-row table:style-name="ro1">
          <table:table-cell table:style-name="ce4" office:value-type="float" office:value="64">
            <text:p>64</text:p>
          </table:table-cell>
          <table:table-cell table:style-name="ce8" office:value-type="float" office:value="2433.790039">
            <text:p>2433.790039</text:p>
          </table:table-cell>
          <table:table-cell table:style-name="ce8" office:value-type="float" office:value="2540.58134877151">
            <text:p>2540.581349</text:p>
          </table:table-cell>
          <table:table-cell table:formula="of:=[.D70]+1" office:value-type="float" office:value="64">
            <text:p>64</text:p>
          </table:table-cell>
          <table:table-cell table:formula="of:=[.D71]/[.$B$4]" office:value-type="percentage" office:value="0.0508744038155803">
            <text:p>5,1%</text:p>
          </table:table-cell>
          <table:table-cell table:formula="of:=[.D71]*[.$B$5]" office:value-type="float" office:value="146400.980337399">
            <text:p>146400,980337399</text:p>
          </table:table-cell>
          <table:table-cell table:formula="of:=[.F71]/[.$B$3]" office:value-type="percentage" office:value="0.0508744038155803">
            <text:p>5,1%</text:p>
          </table:table-cell>
          <table:table-cell table:formula="of:=[.H70]+[.B71]" office:value-type="float" office:value="145350.150145">
            <text:p>145350,150145</text:p>
          </table:table-cell>
          <table:table-cell table:formula="of:=[.H71]/[.$B$3]" office:value-type="percentage" office:value="0.0505092398704584">
            <text:p>5,1%</text:p>
          </table:table-cell>
          <table:table-cell table:number-columns-repeated="1015"/>
        </table:table-row>
        <table:table-row table:style-name="ro1">
          <table:table-cell table:style-name="ce4" office:value-type="float" office:value="65">
            <text:p>65</text:p>
          </table:table-cell>
          <table:table-cell table:style-name="ce8" office:value-type="float" office:value="2169.179932">
            <text:p>2169.179932</text:p>
          </table:table-cell>
          <table:table-cell table:style-name="ce8" office:value-type="float" office:value="2540.26367230805">
            <text:p>2540.263672</text:p>
          </table:table-cell>
          <table:table-cell table:formula="of:=[.D71]+1" office:value-type="float" office:value="65">
            <text:p>65</text:p>
          </table:table-cell>
          <table:table-cell table:formula="of:=[.D72]/[.$B$4]" office:value-type="percentage" office:value="0.0516693163751987">
            <text:p>5,2%</text:p>
          </table:table-cell>
          <table:table-cell table:formula="of:=[.D72]*[.$B$5]" office:value-type="float" office:value="148688.495655171">
            <text:p>148688,495655171</text:p>
          </table:table-cell>
          <table:table-cell table:formula="of:=[.F72]/[.$B$3]" office:value-type="percentage" office:value="0.0516693163751987">
            <text:p>5,2%</text:p>
          </table:table-cell>
          <table:table-cell table:formula="of:=[.H71]+[.B72]" office:value-type="float" office:value="147519.330077">
            <text:p>147519,330077</text:p>
          </table:table-cell>
          <table:table-cell table:formula="of:=[.H72]/[.$B$3]" office:value-type="percentage" office:value="0.0512630308324786">
            <text:p>5,1%</text:p>
          </table:table-cell>
          <table:table-cell table:number-columns-repeated="1015"/>
        </table:table-row>
        <table:table-row table:style-name="ro1">
          <table:table-cell table:style-name="ce4" office:value-type="float" office:value="66">
            <text:p>66</text:p>
          </table:table-cell>
          <table:table-cell table:style-name="ce8" office:value-type="float" office:value="2165.169922">
            <text:p>2165.169922</text:p>
          </table:table-cell>
          <table:table-cell table:style-name="ce8" office:value-type="float" office:value="2539.5376836115">
            <text:p>2539.537684</text:p>
          </table:table-cell>
          <table:table-cell table:formula="of:=[.D72]+1" office:value-type="float" office:value="66">
            <text:p>66</text:p>
          </table:table-cell>
          <table:table-cell table:formula="of:=[.D73]/[.$B$4]" office:value-type="percentage" office:value="0.0524642289348172">
            <text:p>5,2%</text:p>
          </table:table-cell>
          <table:table-cell table:formula="of:=[.D73]*[.$B$5]" office:value-type="float" office:value="150976.010972943">
            <text:p>150976,010972943</text:p>
          </table:table-cell>
          <table:table-cell table:formula="of:=[.F73]/[.$B$3]" office:value-type="percentage" office:value="0.0524642289348172">
            <text:p>5,2%</text:p>
          </table:table-cell>
          <table:table-cell table:formula="of:=[.H72]+[.B73]" office:value-type="float" office:value="149684.499999">
            <text:p>149684,499999</text:p>
          </table:table-cell>
          <table:table-cell table:formula="of:=[.H73]/[.$B$3]" office:value-type="percentage" office:value="0.052015428314294">
            <text:p>5,2%</text:p>
          </table:table-cell>
          <table:table-cell table:number-columns-repeated="1015"/>
        </table:table-row>
        <table:table-row table:style-name="ro1">
          <table:table-cell table:style-name="ce4" office:value-type="float" office:value="67">
            <text:p>67</text:p>
          </table:table-cell>
          <table:table-cell table:style-name="ce8" office:value-type="float" office:value="2839.25">
            <text:p>2839.250000</text:p>
          </table:table-cell>
          <table:table-cell table:style-name="ce8" office:value-type="float" office:value="2539.21769902318">
            <text:p>2539.217699</text:p>
          </table:table-cell>
          <table:table-cell table:formula="of:=[.D73]+1" office:value-type="float" office:value="67">
            <text:p>67</text:p>
          </table:table-cell>
          <table:table-cell table:formula="of:=[.D74]/[.$B$4]" office:value-type="percentage" office:value="0.0532591414944356">
            <text:p>5,3%</text:p>
          </table:table-cell>
          <table:table-cell table:formula="of:=[.D74]*[.$B$5]" office:value-type="float" office:value="153263.526290715">
            <text:p>153263,526290715</text:p>
          </table:table-cell>
          <table:table-cell table:formula="of:=[.F74]/[.$B$3]" office:value-type="percentage" office:value="0.0532591414944356">
            <text:p>5,3%</text:p>
          </table:table-cell>
          <table:table-cell table:formula="of:=[.H73]+[.B74]" office:value-type="float" office:value="152523.749999">
            <text:p>152523,749999</text:p>
          </table:table-cell>
          <table:table-cell table:formula="of:=[.H74]/[.$B$3]" office:value-type="percentage" office:value="0.053002068913971">
            <text:p>5,3%</text:p>
          </table:table-cell>
          <table:table-cell table:number-columns-repeated="1015"/>
        </table:table-row>
        <table:table-row table:style-name="ro1">
          <table:table-cell table:style-name="ce4" office:value-type="float" office:value="68">
            <text:p>68</text:p>
          </table:table-cell>
          <table:table-cell table:style-name="ce8" office:value-type="float" office:value="2433.139893">
            <text:p>2433.139893</text:p>
          </table:table-cell>
          <table:table-cell table:style-name="ce8" office:value-type="float" office:value="2538.83422339642">
            <text:p>2538.834223</text:p>
          </table:table-cell>
          <table:table-cell table:formula="of:=[.D74]+1" office:value-type="float" office:value="68">
            <text:p>68</text:p>
          </table:table-cell>
          <table:table-cell table:formula="of:=[.D75]/[.$B$4]" office:value-type="percentage" office:value="0.0540540540540541">
            <text:p>5,4%</text:p>
          </table:table-cell>
          <table:table-cell table:formula="of:=[.D75]*[.$B$5]" office:value-type="float" office:value="155551.041608487">
            <text:p>155551,041608487</text:p>
          </table:table-cell>
          <table:table-cell table:formula="of:=[.F75]/[.$B$3]" office:value-type="percentage" office:value="0.0540540540540541">
            <text:p>5,4%</text:p>
          </table:table-cell>
          <table:table-cell table:formula="of:=[.H74]+[.B75]" office:value-type="float" office:value="154956.889892">
            <text:p>154956,889892</text:p>
          </table:table-cell>
          <table:table-cell table:formula="of:=[.H75]/[.$B$3]" office:value-type="percentage" office:value="0.0538475860762947">
            <text:p>5,4%</text:p>
          </table:table-cell>
          <table:table-cell table:number-columns-repeated="1015"/>
        </table:table-row>
        <table:table-row table:style-name="ro1">
          <table:table-cell table:style-name="ce4" office:value-type="float" office:value="69">
            <text:p>69</text:p>
          </table:table-cell>
          <table:table-cell table:style-name="ce8" office:value-type="float" office:value="2553.169922">
            <text:p>2553.169922</text:p>
          </table:table-cell>
          <table:table-cell table:style-name="ce8" office:value-type="float" office:value="2537.18140114036">
            <text:p>2537.181401</text:p>
          </table:table-cell>
          <table:table-cell table:formula="of:=[.D75]+1" office:value-type="float" office:value="69">
            <text:p>69</text:p>
          </table:table-cell>
          <table:table-cell table:formula="of:=[.D76]/[.$B$4]" office:value-type="percentage" office:value="0.0548489666136725">
            <text:p>5,5%</text:p>
          </table:table-cell>
          <table:table-cell table:formula="of:=[.D76]*[.$B$5]" office:value-type="float" office:value="157838.556926258">
            <text:p>157838,556926258</text:p>
          </table:table-cell>
          <table:table-cell table:formula="of:=[.F76]/[.$B$3]" office:value-type="percentage" office:value="0.0548489666136725">
            <text:p>5,5%</text:p>
          </table:table-cell>
          <table:table-cell table:formula="of:=[.H75]+[.B76]" office:value-type="float" office:value="157510.059814">
            <text:p>157510,059814</text:p>
          </table:table-cell>
          <table:table-cell table:formula="of:=[.H76]/[.$B$3]" office:value-type="percentage" office:value="0.0547348137254694">
            <text:p>5,5%</text:p>
          </table:table-cell>
          <table:table-cell table:number-columns-repeated="1015"/>
        </table:table-row>
        <table:table-row table:style-name="ro1">
          <table:table-cell table:style-name="ce4" office:value-type="float" office:value="70">
            <text:p>70</text:p>
          </table:table-cell>
          <table:table-cell table:style-name="ce8" office:value-type="float" office:value="2176.120117">
            <text:p>2176.120117</text:p>
          </table:table-cell>
          <table:table-cell table:style-name="ce8" office:value-type="float" office:value="2536.97383843316">
            <text:p>2536.973838</text:p>
          </table:table-cell>
          <table:table-cell table:formula="of:=[.D76]+1" office:value-type="float" office:value="70">
            <text:p>70</text:p>
          </table:table-cell>
          <table:table-cell table:formula="of:=[.D77]/[.$B$4]" office:value-type="percentage" office:value="0.0556438791732909">
            <text:p>5,6%</text:p>
          </table:table-cell>
          <table:table-cell table:formula="of:=[.D77]*[.$B$5]" office:value-type="float" office:value="160126.07224403">
            <text:p>160126,07224403</text:p>
          </table:table-cell>
          <table:table-cell table:formula="of:=[.F77]/[.$B$3]" office:value-type="percentage" office:value="0.0556438791732909">
            <text:p>5,6%</text:p>
          </table:table-cell>
          <table:table-cell table:formula="of:=[.H76]+[.B77]" office:value-type="float" office:value="159686.179931">
            <text:p>159686,179931</text:p>
          </table:table-cell>
          <table:table-cell table:formula="of:=[.H77]/[.$B$3]" office:value-type="percentage" office:value="0.0554910164047706">
            <text:p>5,5%</text:p>
          </table:table-cell>
          <table:table-cell table:number-columns-repeated="1015"/>
        </table:table-row>
        <table:table-row table:style-name="ro1">
          <table:table-cell table:style-name="ce4" office:value-type="float" office:value="71">
            <text:p>71</text:p>
          </table:table-cell>
          <table:table-cell table:style-name="ce8" office:value-type="float" office:value="2502.219971">
            <text:p>2502.219971</text:p>
          </table:table-cell>
          <table:table-cell table:style-name="ce8" office:value-type="float" office:value="2536.72892753924">
            <text:p>2536.728928</text:p>
          </table:table-cell>
          <table:table-cell table:formula="of:=[.D77]+1" office:value-type="float" office:value="71">
            <text:p>71</text:p>
          </table:table-cell>
          <table:table-cell table:formula="of:=[.D78]/[.$B$4]" office:value-type="percentage" office:value="0.0564387917329094">
            <text:p>5,6%</text:p>
          </table:table-cell>
          <table:table-cell table:formula="of:=[.D78]*[.$B$5]" office:value-type="float" office:value="162413.587561802">
            <text:p>162413,587561802</text:p>
          </table:table-cell>
          <table:table-cell table:formula="of:=[.F78]/[.$B$3]" office:value-type="percentage" office:value="0.0564387917329094">
            <text:p>5,6%</text:p>
          </table:table-cell>
          <table:table-cell table:formula="of:=[.H77]+[.B78]" office:value-type="float" office:value="162188.399902">
            <text:p>162188,399902</text:p>
          </table:table-cell>
          <table:table-cell table:formula="of:=[.H78]/[.$B$3]" office:value-type="percentage" office:value="0.0563605389239961">
            <text:p>5,6%</text:p>
          </table:table-cell>
          <table:table-cell table:number-columns-repeated="1015"/>
        </table:table-row>
        <table:table-row table:style-name="ro1">
          <table:table-cell table:style-name="ce4" office:value-type="float" office:value="72">
            <text:p>72</text:p>
          </table:table-cell>
          <table:table-cell table:style-name="ce8" office:value-type="float" office:value="2743.149902">
            <text:p>2743.149902</text:p>
          </table:table-cell>
          <table:table-cell table:style-name="ce8" office:value-type="float" office:value="2536.58558723891">
            <text:p>2536.585587</text:p>
          </table:table-cell>
          <table:table-cell table:formula="of:=[.D78]+1" office:value-type="float" office:value="72">
            <text:p>72</text:p>
          </table:table-cell>
          <table:table-cell table:formula="of:=[.D79]/[.$B$4]" office:value-type="percentage" office:value="0.0572337042925278">
            <text:p>5,7%</text:p>
          </table:table-cell>
          <table:table-cell table:formula="of:=[.D79]*[.$B$5]" office:value-type="float" office:value="164701.102879574">
            <text:p>164701,102879574</text:p>
          </table:table-cell>
          <table:table-cell table:formula="of:=[.F79]/[.$B$3]" office:value-type="percentage" office:value="0.0572337042925278">
            <text:p>5,7%</text:p>
          </table:table-cell>
          <table:table-cell table:formula="of:=[.H78]+[.B79]" office:value-type="float" office:value="164931.549804">
            <text:p>164931,549804</text:p>
          </table:table-cell>
          <table:table-cell table:formula="of:=[.H79]/[.$B$3]" office:value-type="percentage" office:value="0.0573137846981664">
            <text:p>5,7%</text:p>
          </table:table-cell>
          <table:table-cell table:number-columns-repeated="1015"/>
        </table:table-row>
        <table:table-row table:style-name="ro1">
          <table:table-cell table:style-name="ce4" office:value-type="float" office:value="73">
            <text:p>73</text:p>
          </table:table-cell>
          <table:table-cell table:style-name="ce8" office:value-type="float" office:value="2776.419922">
            <text:p>2776.419922</text:p>
          </table:table-cell>
          <table:table-cell table:style-name="ce8" office:value-type="float" office:value="2536.33389068444">
            <text:p>2536.333891</text:p>
          </table:table-cell>
          <table:table-cell table:formula="of:=[.D79]+1" office:value-type="float" office:value="73">
            <text:p>73</text:p>
          </table:table-cell>
          <table:table-cell table:formula="of:=[.D80]/[.$B$4]" office:value-type="percentage" office:value="0.0580286168521463">
            <text:p>5,8%</text:p>
          </table:table-cell>
          <table:table-cell table:formula="of:=[.D80]*[.$B$5]" office:value-type="float" office:value="166988.618197346">
            <text:p>166988,618197346</text:p>
          </table:table-cell>
          <table:table-cell table:formula="of:=[.F80]/[.$B$3]" office:value-type="percentage" office:value="0.0580286168521463">
            <text:p>5,8%</text:p>
          </table:table-cell>
          <table:table-cell table:formula="of:=[.H79]+[.B80]" office:value-type="float" office:value="167707.969726">
            <text:p>167707,969726</text:p>
          </table:table-cell>
          <table:table-cell table:formula="of:=[.H80]/[.$B$3]" office:value-type="percentage" office:value="0.0582785918186374">
            <text:p>5,8%</text:p>
          </table:table-cell>
          <table:table-cell table:number-columns-repeated="1015"/>
        </table:table-row>
        <table:table-row table:style-name="ro1">
          <table:table-cell table:style-name="ce4" office:value-type="float" office:value="74">
            <text:p>74</text:p>
          </table:table-cell>
          <table:table-cell table:style-name="ce8" office:value-type="float" office:value="2747.709961">
            <text:p>2747.709961</text:p>
          </table:table-cell>
          <table:table-cell table:style-name="ce8" office:value-type="float" office:value="2536.14524855996">
            <text:p>2536.145249</text:p>
          </table:table-cell>
          <table:table-cell table:formula="of:=[.D80]+1" office:value-type="float" office:value="74">
            <text:p>74</text:p>
          </table:table-cell>
          <table:table-cell table:formula="of:=[.D81]/[.$B$4]" office:value-type="percentage" office:value="0.0588235294117647">
            <text:p>5,9%</text:p>
          </table:table-cell>
          <table:table-cell table:formula="of:=[.D81]*[.$B$5]" office:value-type="float" office:value="169276.133515118">
            <text:p>169276,133515118</text:p>
          </table:table-cell>
          <table:table-cell table:formula="of:=[.F81]/[.$B$3]" office:value-type="percentage" office:value="0.0588235294117647">
            <text:p>5,9%</text:p>
          </table:table-cell>
          <table:table-cell table:formula="of:=[.H80]+[.B81]" office:value-type="float" office:value="170455.679687">
            <text:p>170455,679687</text:p>
          </table:table-cell>
          <table:table-cell table:formula="of:=[.H81]/[.$B$3]" office:value-type="percentage" office:value="0.0592334222152771">
            <text:p>5,9%</text:p>
          </table:table-cell>
          <table:table-cell table:number-columns-repeated="1015"/>
        </table:table-row>
        <table:table-row table:style-name="ro1">
          <table:table-cell table:style-name="ce4" office:value-type="float" office:value="75">
            <text:p>75</text:p>
          </table:table-cell>
          <table:table-cell table:style-name="ce8" office:value-type="float" office:value="2152.429932">
            <text:p>2152.429932</text:p>
          </table:table-cell>
          <table:table-cell table:style-name="ce8" office:value-type="float" office:value="2535.21308555791">
            <text:p>2535.213086</text:p>
          </table:table-cell>
          <table:table-cell table:formula="of:=[.D81]+1" office:value-type="float" office:value="75">
            <text:p>75</text:p>
          </table:table-cell>
          <table:table-cell table:formula="of:=[.D82]/[.$B$4]" office:value-type="percentage" office:value="0.0596184419713832">
            <text:p>6,0%</text:p>
          </table:table-cell>
          <table:table-cell table:formula="of:=[.D82]*[.$B$5]" office:value-type="float" office:value="171563.64883289">
            <text:p>171563,64883289</text:p>
          </table:table-cell>
          <table:table-cell table:formula="of:=[.F82]/[.$B$3]" office:value-type="percentage" office:value="0.0596184419713831">
            <text:p>6,0%</text:p>
          </table:table-cell>
          <table:table-cell table:formula="of:=[.H81]+[.B82]" office:value-type="float" office:value="172608.109619">
            <text:p>172608,109619</text:p>
          </table:table-cell>
          <table:table-cell table:formula="of:=[.H82]/[.$B$3]" office:value-type="percentage" office:value="0.0599813925450724">
            <text:p>6,0%</text:p>
          </table:table-cell>
          <table:table-cell table:number-columns-repeated="1015"/>
        </table:table-row>
        <table:table-row table:style-name="ro1">
          <table:table-cell table:style-name="ce4" office:value-type="float" office:value="76">
            <text:p>76</text:p>
          </table:table-cell>
          <table:table-cell table:style-name="ce8" office:value-type="float" office:value="2550.929932">
            <text:p>2550.929932</text:p>
          </table:table-cell>
          <table:table-cell table:style-name="ce8" office:value-type="float" office:value="2534.51648575647">
            <text:p>2534.516486</text:p>
          </table:table-cell>
          <table:table-cell table:formula="of:=[.D82]+1" office:value-type="float" office:value="76">
            <text:p>76</text:p>
          </table:table-cell>
          <table:table-cell table:formula="of:=[.D83]/[.$B$4]" office:value-type="percentage" office:value="0.0604133545310016">
            <text:p>6,0%</text:p>
          </table:table-cell>
          <table:table-cell table:formula="of:=[.D83]*[.$B$5]" office:value-type="float" office:value="173851.164150662">
            <text:p>173851,164150662</text:p>
          </table:table-cell>
          <table:table-cell table:formula="of:=[.F83]/[.$B$3]" office:value-type="percentage" office:value="0.0604133545310016">
            <text:p>6,0%</text:p>
          </table:table-cell>
          <table:table-cell table:formula="of:=[.H82]+[.B83]" office:value-type="float" office:value="175159.039551">
            <text:p>175159,039551</text:p>
          </table:table-cell>
          <table:table-cell table:formula="of:=[.H83]/[.$B$3]" office:value-type="percentage" office:value="0.0608678417967559">
            <text:p>6,1%</text:p>
          </table:table-cell>
          <table:table-cell table:number-columns-repeated="1015"/>
        </table:table-row>
        <table:table-row table:style-name="ro1">
          <table:table-cell table:style-name="ce4" office:value-type="float" office:value="77">
            <text:p>77</text:p>
          </table:table-cell>
          <table:table-cell table:style-name="ce8" office:value-type="float" office:value="2431.77002">
            <text:p>2431.770020</text:p>
          </table:table-cell>
          <table:table-cell table:style-name="ce8" office:value-type="float" office:value="2534.43215961024">
            <text:p>2534.432160</text:p>
          </table:table-cell>
          <table:table-cell table:formula="of:=[.D83]+1" office:value-type="float" office:value="77">
            <text:p>77</text:p>
          </table:table-cell>
          <table:table-cell table:formula="of:=[.D84]/[.$B$4]" office:value-type="percentage" office:value="0.06120826709062">
            <text:p>6,1%</text:p>
          </table:table-cell>
          <table:table-cell table:formula="of:=[.D84]*[.$B$5]" office:value-type="float" office:value="176138.679468433">
            <text:p>176138,679468433</text:p>
          </table:table-cell>
          <table:table-cell table:formula="of:=[.F84]/[.$B$3]" office:value-type="percentage" office:value="0.06120826709062">
            <text:p>6,1%</text:p>
          </table:table-cell>
          <table:table-cell table:formula="of:=[.H83]+[.B84]" office:value-type="float" office:value="177590.809571">
            <text:p>177590,809571</text:p>
          </table:table-cell>
          <table:table-cell table:formula="of:=[.H84]/[.$B$3]" office:value-type="percentage" office:value="0.0617128829276211">
            <text:p>6,2%</text:p>
          </table:table-cell>
          <table:table-cell table:number-columns-repeated="1015"/>
        </table:table-row>
        <table:table-row table:style-name="ro1">
          <table:table-cell table:style-name="ce4" office:value-type="float" office:value="78">
            <text:p>78</text:p>
          </table:table-cell>
          <table:table-cell table:style-name="ce8" office:value-type="float" office:value="2559.360107">
            <text:p>2559.360107</text:p>
          </table:table-cell>
          <table:table-cell table:style-name="ce8" office:value-type="float" office:value="2534.31056344035">
            <text:p>2534.310563</text:p>
          </table:table-cell>
          <table:table-cell table:formula="of:=[.D84]+1" office:value-type="float" office:value="78">
            <text:p>78</text:p>
          </table:table-cell>
          <table:table-cell table:formula="of:=[.D85]/[.$B$4]" office:value-type="percentage" office:value="0.0620031796502385">
            <text:p>6,2%</text:p>
          </table:table-cell>
          <table:table-cell table:formula="of:=[.D85]*[.$B$5]" office:value-type="float" office:value="178426.194786205">
            <text:p>178426,194786205</text:p>
          </table:table-cell>
          <table:table-cell table:formula="of:=[.F85]/[.$B$3]" office:value-type="percentage" office:value="0.0620031796502385">
            <text:p>6,2%</text:p>
          </table:table-cell>
          <table:table-cell table:formula="of:=[.H84]+[.B85]" office:value-type="float" office:value="180150.169678">
            <text:p>180150,169678</text:p>
          </table:table-cell>
          <table:table-cell table:formula="of:=[.H85]/[.$B$3]" office:value-type="percentage" office:value="0.0626022616687534">
            <text:p>6,3%</text:p>
          </table:table-cell>
          <table:table-cell table:number-columns-repeated="1015"/>
        </table:table-row>
        <table:table-row table:style-name="ro1">
          <table:table-cell table:style-name="ce4" office:value-type="float" office:value="79">
            <text:p>79</text:p>
          </table:table-cell>
          <table:table-cell table:style-name="ce8" office:value-type="float" office:value="2853.530029">
            <text:p>2853.530029</text:p>
          </table:table-cell>
          <table:table-cell table:style-name="ce8" office:value-type="float" office:value="2534.12535549991">
            <text:p>2534.125355</text:p>
          </table:table-cell>
          <table:table-cell table:formula="of:=[.D85]+1" office:value-type="float" office:value="79">
            <text:p>79</text:p>
          </table:table-cell>
          <table:table-cell table:formula="of:=[.D86]/[.$B$4]" office:value-type="percentage" office:value="0.0627980922098569">
            <text:p>6,3%</text:p>
          </table:table-cell>
          <table:table-cell table:formula="of:=[.D86]*[.$B$5]" office:value-type="float" office:value="180713.710103977">
            <text:p>180713,710103977</text:p>
          </table:table-cell>
          <table:table-cell table:formula="of:=[.F86]/[.$B$3]" office:value-type="percentage" office:value="0.0627980922098569">
            <text:p>6,3%</text:p>
          </table:table-cell>
          <table:table-cell table:formula="of:=[.H85]+[.B86]" office:value-type="float" office:value="183003.699707">
            <text:p>183003,699707</text:p>
          </table:table-cell>
          <table:table-cell table:formula="of:=[.H86]/[.$B$3]" office:value-type="percentage" office:value="0.0635938645846674">
            <text:p>6,4%</text:p>
          </table:table-cell>
          <table:table-cell table:number-columns-repeated="1015"/>
        </table:table-row>
        <table:table-row table:style-name="ro1">
          <table:table-cell table:style-name="ce4" office:value-type="float" office:value="80">
            <text:p>80</text:p>
          </table:table-cell>
          <table:table-cell table:style-name="ce8" office:value-type="float" office:value="2179.97998">
            <text:p>2179.979980</text:p>
          </table:table-cell>
          <table:table-cell table:style-name="ce8" office:value-type="float" office:value="2533.95602269522">
            <text:p>2533.956023</text:p>
          </table:table-cell>
          <table:table-cell table:formula="of:=[.D86]+1" office:value-type="float" office:value="80">
            <text:p>80</text:p>
          </table:table-cell>
          <table:table-cell table:formula="of:=[.D87]/[.$B$4]" office:value-type="percentage" office:value="0.0635930047694754">
            <text:p>6,4%</text:p>
          </table:table-cell>
          <table:table-cell table:formula="of:=[.D87]*[.$B$5]" office:value-type="float" office:value="183001.225421749">
            <text:p>183001,225421749</text:p>
          </table:table-cell>
          <table:table-cell table:formula="of:=[.F87]/[.$B$3]" office:value-type="percentage" office:value="0.0635930047694754">
            <text:p>6,4%</text:p>
          </table:table-cell>
          <table:table-cell table:formula="of:=[.H86]+[.B87]" office:value-type="float" office:value="185183.679687">
            <text:p>185183,679687</text:p>
          </table:table-cell>
          <table:table-cell table:formula="of:=[.H87]/[.$B$3]" office:value-type="percentage" office:value="0.064351408568026">
            <text:p>6,4%</text:p>
          </table:table-cell>
          <table:table-cell table:number-columns-repeated="1015"/>
        </table:table-row>
        <table:table-row table:style-name="ro1">
          <table:table-cell table:style-name="ce4" office:value-type="float" office:value="81">
            <text:p>81</text:p>
          </table:table-cell>
          <table:table-cell table:style-name="ce8" office:value-type="float" office:value="2507.040039">
            <text:p>2507.040039</text:p>
          </table:table-cell>
          <table:table-cell table:style-name="ce8" office:value-type="float" office:value="2533.33179412474">
            <text:p>2533.331794</text:p>
          </table:table-cell>
          <table:table-cell table:formula="of:=[.D87]+1" office:value-type="float" office:value="81">
            <text:p>81</text:p>
          </table:table-cell>
          <table:table-cell table:formula="of:=[.D88]/[.$B$4]" office:value-type="percentage" office:value="0.0643879173290938">
            <text:p>6,4%</text:p>
          </table:table-cell>
          <table:table-cell table:formula="of:=[.D88]*[.$B$5]" office:value-type="float" office:value="185288.740739521">
            <text:p>185288,740739521</text:p>
          </table:table-cell>
          <table:table-cell table:formula="of:=[.F88]/[.$B$3]" office:value-type="percentage" office:value="0.0643879173290938">
            <text:p>6,4%</text:p>
          </table:table-cell>
          <table:table-cell table:formula="of:=[.H87]+[.B88]" office:value-type="float" office:value="187690.719726">
            <text:p>187690,719726</text:p>
          </table:table-cell>
          <table:table-cell table:formula="of:=[.H88]/[.$B$3]" office:value-type="percentage" office:value="0.0652226060629606">
            <text:p>6,5%</text:p>
          </table:table-cell>
          <table:table-cell table:number-columns-repeated="1015"/>
        </table:table-row>
        <table:table-row table:style-name="ro1">
          <table:table-cell table:style-name="ce4" office:value-type="float" office:value="82">
            <text:p>82</text:p>
          </table:table-cell>
          <table:table-cell table:style-name="ce8" office:value-type="float" office:value="2172.469971">
            <text:p>2172.469971</text:p>
          </table:table-cell>
          <table:table-cell table:style-name="ce8" office:value-type="float" office:value="2533.30240584328">
            <text:p>2533.302406</text:p>
          </table:table-cell>
          <table:table-cell table:formula="of:=[.D88]+1" office:value-type="float" office:value="82">
            <text:p>82</text:p>
          </table:table-cell>
          <table:table-cell table:formula="of:=[.D89]/[.$B$4]" office:value-type="percentage" office:value="0.0651828298887122">
            <text:p>6,5%</text:p>
          </table:table-cell>
          <table:table-cell table:formula="of:=[.D89]*[.$B$5]" office:value-type="float" office:value="187576.256057293">
            <text:p>187576,256057293</text:p>
          </table:table-cell>
          <table:table-cell table:formula="of:=[.F89]/[.$B$3]" office:value-type="percentage" office:value="0.0651828298887122">
            <text:p>6,5%</text:p>
          </table:table-cell>
          <table:table-cell table:formula="of:=[.H88]+[.B89]" office:value-type="float" office:value="189863.189697">
            <text:p>189863,189697</text:p>
          </table:table-cell>
          <table:table-cell table:formula="of:=[.H89]/[.$B$3]" office:value-type="percentage" office:value="0.0659775403149524">
            <text:p>6,6%</text:p>
          </table:table-cell>
          <table:table-cell table:number-columns-repeated="1015"/>
        </table:table-row>
        <table:table-row table:style-name="ro1">
          <table:table-cell table:style-name="ce4" office:value-type="float" office:value="83">
            <text:p>83</text:p>
          </table:table-cell>
          <table:table-cell table:style-name="ce8" office:value-type="float" office:value="2713.060059">
            <text:p>2713.060059</text:p>
          </table:table-cell>
          <table:table-cell table:style-name="ce8" office:value-type="float" office:value="2533.13178540721">
            <text:p>2533.131785</text:p>
          </table:table-cell>
          <table:table-cell table:formula="of:=[.D89]+1" office:value-type="float" office:value="83">
            <text:p>83</text:p>
          </table:table-cell>
          <table:table-cell table:formula="of:=[.D90]/[.$B$4]" office:value-type="percentage" office:value="0.0659777424483307">
            <text:p>6,6%</text:p>
          </table:table-cell>
          <table:table-cell table:formula="of:=[.D90]*[.$B$5]" office:value-type="float" office:value="189863.771375065">
            <text:p>189863,771375065</text:p>
          </table:table-cell>
          <table:table-cell table:formula="of:=[.F90]/[.$B$3]" office:value-type="percentage" office:value="0.0659777424483307">
            <text:p>6,6%</text:p>
          </table:table-cell>
          <table:table-cell table:formula="of:=[.H89]+[.B90]" office:value-type="float" office:value="192576.249756">
            <text:p>192576,249756</text:p>
          </table:table-cell>
          <table:table-cell table:formula="of:=[.H90]/[.$B$3]" office:value-type="percentage" office:value="0.0669203298557013">
            <text:p>6,7%</text:p>
          </table:table-cell>
          <table:table-cell table:number-columns-repeated="1015"/>
        </table:table-row>
        <table:table-row table:style-name="ro1">
          <table:table-cell table:style-name="ce4" office:value-type="float" office:value="84">
            <text:p>84</text:p>
          </table:table-cell>
          <table:table-cell table:style-name="ce8" office:value-type="float" office:value="2751.290039">
            <text:p>2751.290039</text:p>
          </table:table-cell>
          <table:table-cell table:style-name="ce8" office:value-type="float" office:value="2532.07914197479">
            <text:p>2532.079142</text:p>
          </table:table-cell>
          <table:table-cell table:formula="of:=[.D90]+1" office:value-type="float" office:value="84">
            <text:p>84</text:p>
          </table:table-cell>
          <table:table-cell table:formula="of:=[.D91]/[.$B$4]" office:value-type="percentage" office:value="0.0667726550079491">
            <text:p>6,7%</text:p>
          </table:table-cell>
          <table:table-cell table:formula="of:=[.D91]*[.$B$5]" office:value-type="float" office:value="192151.286692836">
            <text:p>192151,286692836</text:p>
          </table:table-cell>
          <table:table-cell table:formula="of:=[.F91]/[.$B$3]" office:value-type="percentage" office:value="0.0667726550079491">
            <text:p>6,7%</text:p>
          </table:table-cell>
          <table:table-cell table:formula="of:=[.H90]+[.B91]" office:value-type="float" office:value="195327.539795">
            <text:p>195327,539795</text:p>
          </table:table-cell>
          <table:table-cell table:formula="of:=[.H91]/[.$B$3]" office:value-type="percentage" office:value="0.0678764043309903">
            <text:p>6,8%</text:p>
          </table:table-cell>
          <table:table-cell table:number-columns-repeated="1015"/>
        </table:table-row>
        <table:table-row table:style-name="ro1">
          <table:table-cell table:style-name="ce4" office:value-type="float" office:value="85">
            <text:p>85</text:p>
          </table:table-cell>
          <table:table-cell table:style-name="ce8" office:value-type="float" office:value="2872.870117">
            <text:p>2872.870117</text:p>
          </table:table-cell>
          <table:table-cell table:style-name="ce8" office:value-type="float" office:value="2531.45297522356">
            <text:p>2531.452975</text:p>
          </table:table-cell>
          <table:table-cell table:formula="of:=[.D91]+1" office:value-type="float" office:value="85">
            <text:p>85</text:p>
          </table:table-cell>
          <table:table-cell table:formula="of:=[.D92]/[.$B$4]" office:value-type="percentage" office:value="0.0675675675675676">
            <text:p>6,8%</text:p>
          </table:table-cell>
          <table:table-cell table:formula="of:=[.D92]*[.$B$5]" office:value-type="float" office:value="194438.802010608">
            <text:p>194438,802010608</text:p>
          </table:table-cell>
          <table:table-cell table:formula="of:=[.F92]/[.$B$3]" office:value-type="percentage" office:value="0.0675675675675676">
            <text:p>6,8%</text:p>
          </table:table-cell>
          <table:table-cell table:formula="of:=[.H91]+[.B92]" office:value-type="float" office:value="198200.409912">
            <text:p>198200,409912</text:p>
          </table:table-cell>
          <table:table-cell table:formula="of:=[.H92]/[.$B$3]" office:value-type="percentage" office:value="0.0688747279358264">
            <text:p>6,9%</text:p>
          </table:table-cell>
          <table:table-cell table:number-columns-repeated="1015"/>
        </table:table-row>
        <table:table-row table:style-name="ro1">
          <table:table-cell table:style-name="ce4" office:value-type="float" office:value="86">
            <text:p>86</text:p>
          </table:table-cell>
          <table:table-cell table:style-name="ce8" office:value-type="float" office:value="2444.23999">
            <text:p>2444.239990</text:p>
          </table:table-cell>
          <table:table-cell table:style-name="ce8" office:value-type="float" office:value="2531.00818411806">
            <text:p>2531.008184</text:p>
          </table:table-cell>
          <table:table-cell table:formula="of:=[.D92]+1" office:value-type="float" office:value="86">
            <text:p>86</text:p>
          </table:table-cell>
          <table:table-cell table:formula="of:=[.D93]/[.$B$4]" office:value-type="percentage" office:value="0.068362480127186">
            <text:p>6,8%</text:p>
          </table:table-cell>
          <table:table-cell table:formula="of:=[.D93]*[.$B$5]" office:value-type="float" office:value="196726.31732838">
            <text:p>196726,31732838</text:p>
          </table:table-cell>
          <table:table-cell table:formula="of:=[.F93]/[.$B$3]" office:value-type="percentage" office:value="0.068362480127186">
            <text:p>6,8%</text:p>
          </table:table-cell>
          <table:table-cell table:formula="of:=[.H92]+[.B93]" office:value-type="float" office:value="200644.649902">
            <text:p>200644,649902</text:p>
          </table:table-cell>
          <table:table-cell table:formula="of:=[.H93]/[.$B$3]" office:value-type="percentage" office:value="0.0697241023866455">
            <text:p>7,0%</text:p>
          </table:table-cell>
          <table:table-cell table:number-columns-repeated="1015"/>
        </table:table-row>
        <table:table-row table:style-name="ro1">
          <table:table-cell table:style-name="ce4" office:value-type="float" office:value="87">
            <text:p>87</text:p>
          </table:table-cell>
          <table:table-cell table:style-name="ce8" office:value-type="float" office:value="2723.98999">
            <text:p>2723.989990</text:p>
          </table:table-cell>
          <table:table-cell table:style-name="ce8" office:value-type="float" office:value="2530.71494073653">
            <text:p>2530.714941</text:p>
          </table:table-cell>
          <table:table-cell table:formula="of:=[.D93]+1" office:value-type="float" office:value="87">
            <text:p>87</text:p>
          </table:table-cell>
          <table:table-cell table:formula="of:=[.D94]/[.$B$4]" office:value-type="percentage" office:value="0.0691573926868044">
            <text:p>6,9%</text:p>
          </table:table-cell>
          <table:table-cell table:formula="of:=[.D94]*[.$B$5]" office:value-type="float" office:value="199013.832646152">
            <text:p>199013,832646152</text:p>
          </table:table-cell>
          <table:table-cell table:formula="of:=[.F94]/[.$B$3]" office:value-type="percentage" office:value="0.0691573926868044">
            <text:p>6,9%</text:p>
          </table:table-cell>
          <table:table-cell table:formula="of:=[.H93]+[.B94]" office:value-type="float" office:value="203368.639892">
            <text:p>203368,639892</text:p>
          </table:table-cell>
          <table:table-cell table:formula="of:=[.H94]/[.$B$3]" office:value-type="percentage" office:value="0.0706706900831314">
            <text:p>7,1%</text:p>
          </table:table-cell>
          <table:table-cell table:number-columns-repeated="1015"/>
        </table:table-row>
        <table:table-row table:style-name="ro1">
          <table:table-cell table:style-name="ce4" office:value-type="float" office:value="88">
            <text:p>88</text:p>
          </table:table-cell>
          <table:table-cell table:style-name="ce8" office:value-type="float" office:value="2436.100098">
            <text:p>2436.100098</text:p>
          </table:table-cell>
          <table:table-cell table:style-name="ce8" office:value-type="float" office:value="2530.67850428884">
            <text:p>2530.678504</text:p>
          </table:table-cell>
          <table:table-cell table:formula="of:=[.D94]+1" office:value-type="float" office:value="88">
            <text:p>88</text:p>
          </table:table-cell>
          <table:table-cell table:formula="of:=[.D95]/[.$B$4]" office:value-type="percentage" office:value="0.0699523052464229">
            <text:p>7,0%</text:p>
          </table:table-cell>
          <table:table-cell table:formula="of:=[.D95]*[.$B$5]" office:value-type="float" office:value="201301.347963924">
            <text:p>201301,347963924</text:p>
          </table:table-cell>
          <table:table-cell table:formula="of:=[.F95]/[.$B$3]" office:value-type="percentage" office:value="0.0699523052464229">
            <text:p>7,0%</text:p>
          </table:table-cell>
          <table:table-cell table:formula="of:=[.H94]+[.B95]" office:value-type="float" office:value="205804.73999">
            <text:p>205804,73999</text:p>
          </table:table-cell>
          <table:table-cell table:formula="of:=[.H95]/[.$B$3]" office:value-type="percentage" office:value="0.0715172359179694">
            <text:p>7,2%</text:p>
          </table:table-cell>
          <table:table-cell table:number-columns-repeated="1015"/>
        </table:table-row>
        <table:table-row table:style-name="ro1">
          <table:table-cell table:style-name="ce4" office:value-type="float" office:value="89">
            <text:p>89</text:p>
          </table:table-cell>
          <table:table-cell table:style-name="ce8" office:value-type="float" office:value="2429.330078">
            <text:p>2429.330078</text:p>
          </table:table-cell>
          <table:table-cell table:style-name="ce8" office:value-type="float" office:value="2530.07758901336">
            <text:p>2530.077589</text:p>
          </table:table-cell>
          <table:table-cell table:formula="of:=[.D95]+1" office:value-type="float" office:value="89">
            <text:p>89</text:p>
          </table:table-cell>
          <table:table-cell table:formula="of:=[.D96]/[.$B$4]" office:value-type="percentage" office:value="0.0707472178060413">
            <text:p>7,1%</text:p>
          </table:table-cell>
          <table:table-cell table:formula="of:=[.D96]*[.$B$5]" office:value-type="float" office:value="203588.863281696">
            <text:p>203588,863281696</text:p>
          </table:table-cell>
          <table:table-cell table:formula="of:=[.F96]/[.$B$3]" office:value-type="percentage" office:value="0.0707472178060413">
            <text:p>7,1%</text:p>
          </table:table-cell>
          <table:table-cell table:formula="of:=[.H95]+[.B96]" office:value-type="float" office:value="208234.070068">
            <text:p>208234,070068</text:p>
          </table:table-cell>
          <table:table-cell table:formula="of:=[.H96]/[.$B$3]" office:value-type="percentage" office:value="0.0723614291679372">
            <text:p>7,2%</text:p>
          </table:table-cell>
          <table:table-cell table:number-columns-repeated="1015"/>
        </table:table-row>
        <table:table-row table:style-name="ro1">
          <table:table-cell table:style-name="ce4" office:value-type="float" office:value="90">
            <text:p>90</text:p>
          </table:table-cell>
          <table:table-cell table:style-name="ce8" office:value-type="float" office:value="2519.360107">
            <text:p>2519.360107</text:p>
          </table:table-cell>
          <table:table-cell table:style-name="ce8" office:value-type="float" office:value="2529.73871524772">
            <text:p>2529.738715</text:p>
          </table:table-cell>
          <table:table-cell table:formula="of:=[.D96]+1" office:value-type="float" office:value="90">
            <text:p>90</text:p>
          </table:table-cell>
          <table:table-cell table:formula="of:=[.D97]/[.$B$4]" office:value-type="percentage" office:value="0.0715421303656598">
            <text:p>7,2%</text:p>
          </table:table-cell>
          <table:table-cell table:formula="of:=[.D97]*[.$B$5]" office:value-type="float" office:value="205876.378599468">
            <text:p>205876,378599468</text:p>
          </table:table-cell>
          <table:table-cell table:formula="of:=[.F97]/[.$B$3]" office:value-type="percentage" office:value="0.0715421303656598">
            <text:p>7,2%</text:p>
          </table:table-cell>
          <table:table-cell table:formula="of:=[.H96]+[.B97]" office:value-type="float" office:value="210753.430175">
            <text:p>210753,430175</text:p>
          </table:table-cell>
          <table:table-cell table:formula="of:=[.H97]/[.$B$3]" office:value-type="percentage" office:value="0.0732369078918159">
            <text:p>7,3%</text:p>
          </table:table-cell>
          <table:table-cell table:number-columns-repeated="1015"/>
        </table:table-row>
        <table:table-row table:style-name="ro1">
          <table:table-cell table:style-name="ce4" office:value-type="float" office:value="91">
            <text:p>91</text:p>
          </table:table-cell>
          <table:table-cell table:style-name="ce8" office:value-type="float" office:value="2837.540039">
            <text:p>2837.540039</text:p>
          </table:table-cell>
          <table:table-cell table:style-name="ce8" office:value-type="float" office:value="2529.70977715175">
            <text:p>2529.709777</text:p>
          </table:table-cell>
          <table:table-cell table:formula="of:=[.D97]+1" office:value-type="float" office:value="91">
            <text:p>91</text:p>
          </table:table-cell>
          <table:table-cell table:formula="of:=[.D98]/[.$B$4]" office:value-type="percentage" office:value="0.0723370429252782">
            <text:p>7,2%</text:p>
          </table:table-cell>
          <table:table-cell table:formula="of:=[.D98]*[.$B$5]" office:value-type="float" office:value="208163.893917239">
            <text:p>208163,893917239</text:p>
          </table:table-cell>
          <table:table-cell table:formula="of:=[.F98]/[.$B$3]" office:value-type="percentage" office:value="0.0723370429252782">
            <text:p>7,2%</text:p>
          </table:table-cell>
          <table:table-cell table:formula="of:=[.H97]+[.B98]" office:value-type="float" office:value="213590.970214">
            <text:p>213590,970214</text:p>
          </table:table-cell>
          <table:table-cell table:formula="of:=[.H98]/[.$B$3]" office:value-type="percentage" office:value="0.0742229542793078">
            <text:p>7,4%</text:p>
          </table:table-cell>
          <table:table-cell table:number-columns-repeated="1015"/>
        </table:table-row>
        <table:table-row table:style-name="ro1">
          <table:table-cell table:style-name="ce4" office:value-type="float" office:value="92">
            <text:p>92</text:p>
          </table:table-cell>
          <table:table-cell table:style-name="ce8" office:value-type="float" office:value="2555.23999">
            <text:p>2555.239990</text:p>
          </table:table-cell>
          <table:table-cell table:style-name="ce8" office:value-type="float" office:value="2529.47582936267">
            <text:p>2529.475829</text:p>
          </table:table-cell>
          <table:table-cell table:formula="of:=[.D98]+1" office:value-type="float" office:value="92">
            <text:p>92</text:p>
          </table:table-cell>
          <table:table-cell table:formula="of:=[.D99]/[.$B$4]" office:value-type="percentage" office:value="0.0731319554848967">
            <text:p>7,3%</text:p>
          </table:table-cell>
          <table:table-cell table:formula="of:=[.D99]*[.$B$5]" office:value-type="float" office:value="210451.409235011">
            <text:p>210451,409235011</text:p>
          </table:table-cell>
          <table:table-cell table:formula="of:=[.F99]/[.$B$3]" office:value-type="percentage" office:value="0.0731319554848967">
            <text:p>7,3%</text:p>
          </table:table-cell>
          <table:table-cell table:formula="of:=[.H98]+[.B99]" office:value-type="float" office:value="216146.210204">
            <text:p>216146,210204</text:p>
          </table:table-cell>
          <table:table-cell table:formula="of:=[.H99]/[.$B$3]" office:value-type="percentage" office:value="0.0751109012780054">
            <text:p>7,5%</text:p>
          </table:table-cell>
          <table:table-cell table:number-columns-repeated="1015"/>
        </table:table-row>
        <table:table-row table:style-name="ro1">
          <table:table-cell table:style-name="ce4" office:value-type="float" office:value="93">
            <text:p>93</text:p>
          </table:table-cell>
          <table:table-cell table:style-name="ce8" office:value-type="float" office:value="2575.209961">
            <text:p>2575.209961</text:p>
          </table:table-cell>
          <table:table-cell table:style-name="ce8" office:value-type="float" office:value="2528.49085771022">
            <text:p>2528.490858</text:p>
          </table:table-cell>
          <table:table-cell table:formula="of:=[.D99]+1" office:value-type="float" office:value="93">
            <text:p>93</text:p>
          </table:table-cell>
          <table:table-cell table:formula="of:=[.D100]/[.$B$4]" office:value-type="percentage" office:value="0.0739268680445151">
            <text:p>7,4%</text:p>
          </table:table-cell>
          <table:table-cell table:formula="of:=[.D100]*[.$B$5]" office:value-type="float" office:value="212738.924552783">
            <text:p>212738,924552783</text:p>
          </table:table-cell>
          <table:table-cell table:formula="of:=[.F100]/[.$B$3]" office:value-type="percentage" office:value="0.0739268680445151">
            <text:p>7,4%</text:p>
          </table:table-cell>
          <table:table-cell table:formula="of:=[.H99]+[.B100]" office:value-type="float" office:value="218721.420165">
            <text:p>218721,420165</text:p>
          </table:table-cell>
          <table:table-cell table:formula="of:=[.H100]/[.$B$3]" office:value-type="percentage" office:value="0.0760057878502393">
            <text:p>7,6%</text:p>
          </table:table-cell>
          <table:table-cell table:number-columns-repeated="1015"/>
        </table:table-row>
        <table:table-row table:style-name="ro1">
          <table:table-cell table:style-name="ce4" office:value-type="float" office:value="94">
            <text:p>94</text:p>
          </table:table-cell>
          <table:table-cell table:style-name="ce8" office:value-type="float" office:value="2169.040039">
            <text:p>2169.040039</text:p>
          </table:table-cell>
          <table:table-cell table:style-name="ce8" office:value-type="float" office:value="2528.34107466637">
            <text:p>2528.341075</text:p>
          </table:table-cell>
          <table:table-cell table:formula="of:=[.D100]+1" office:value-type="float" office:value="94">
            <text:p>94</text:p>
          </table:table-cell>
          <table:table-cell table:formula="of:=[.D101]/[.$B$4]" office:value-type="percentage" office:value="0.0747217806041336">
            <text:p>7,5%</text:p>
          </table:table-cell>
          <table:table-cell table:formula="of:=[.D101]*[.$B$5]" office:value-type="float" office:value="215026.439870555">
            <text:p>215026,439870555</text:p>
          </table:table-cell>
          <table:table-cell table:formula="of:=[.F101]/[.$B$3]" office:value-type="percentage" office:value="0.0747217806041335">
            <text:p>7,5%</text:p>
          </table:table-cell>
          <table:table-cell table:formula="of:=[.H100]+[.B101]" office:value-type="float" office:value="220890.460204">
            <text:p>220890,460204</text:p>
          </table:table-cell>
          <table:table-cell table:formula="of:=[.H101]/[.$B$3]" office:value-type="percentage" office:value="0.0767595301993816">
            <text:p>7,7%</text:p>
          </table:table-cell>
          <table:table-cell table:number-columns-repeated="1015"/>
        </table:table-row>
        <table:table-row table:style-name="ro1">
          <table:table-cell table:style-name="ce4" office:value-type="float" office:value="95">
            <text:p>95</text:p>
          </table:table-cell>
          <table:table-cell table:style-name="ce8" office:value-type="float" office:value="2088.550049">
            <text:p>2088.550049</text:p>
          </table:table-cell>
          <table:table-cell table:style-name="ce8" office:value-type="float" office:value="2528.32995975741">
            <text:p>2528.329960</text:p>
          </table:table-cell>
          <table:table-cell table:formula="of:=[.D101]+1" office:value-type="float" office:value="95">
            <text:p>95</text:p>
          </table:table-cell>
          <table:table-cell table:formula="of:=[.D102]/[.$B$4]" office:value-type="percentage" office:value="0.075516693163752">
            <text:p>7,6%</text:p>
          </table:table-cell>
          <table:table-cell table:formula="of:=[.D102]*[.$B$5]" office:value-type="float" office:value="217313.955188327">
            <text:p>217313,955188327</text:p>
          </table:table-cell>
          <table:table-cell table:formula="of:=[.F102]/[.$B$3]" office:value-type="percentage" office:value="0.075516693163752">
            <text:p>7,6%</text:p>
          </table:table-cell>
          <table:table-cell table:formula="of:=[.H101]+[.B102]" office:value-type="float" office:value="222979.010253">
            <text:p>222979,010253</text:p>
          </table:table-cell>
          <table:table-cell table:formula="of:=[.H102]/[.$B$3]" office:value-type="percentage" office:value="0.0774853022422805">
            <text:p>7,7%</text:p>
          </table:table-cell>
          <table:table-cell table:number-columns-repeated="1015"/>
        </table:table-row>
        <table:table-row table:style-name="ro1">
          <table:table-cell table:style-name="ce4" office:value-type="float" office:value="96">
            <text:p>96</text:p>
          </table:table-cell>
          <table:table-cell table:style-name="ce8" office:value-type="float" office:value="2550.639893">
            <text:p>2550.639893</text:p>
          </table:table-cell>
          <table:table-cell table:style-name="ce8" office:value-type="float" office:value="2528.28408315685">
            <text:p>2528.284083</text:p>
          </table:table-cell>
          <table:table-cell table:formula="of:=[.D102]+1" office:value-type="float" office:value="96">
            <text:p>96</text:p>
          </table:table-cell>
          <table:table-cell table:formula="of:=[.D103]/[.$B$4]" office:value-type="percentage" office:value="0.0763116057233704">
            <text:p>7,6%</text:p>
          </table:table-cell>
          <table:table-cell table:formula="of:=[.D103]*[.$B$5]" office:value-type="float" office:value="219601.470506099">
            <text:p>219601,470506099</text:p>
          </table:table-cell>
          <table:table-cell table:formula="of:=[.F103]/[.$B$3]" office:value-type="percentage" office:value="0.0763116057233704">
            <text:p>7,6%</text:p>
          </table:table-cell>
          <table:table-cell table:formula="of:=[.H102]+[.B103]" office:value-type="float" office:value="225529.650146">
            <text:p>225529,650146</text:p>
          </table:table-cell>
          <table:table-cell table:formula="of:=[.H103]/[.$B$3]" office:value-type="percentage" office:value="0.0783716507052865">
            <text:p>7,8%</text:p>
          </table:table-cell>
          <table:table-cell table:number-columns-repeated="1015"/>
        </table:table-row>
        <table:table-row table:style-name="ro1">
          <table:table-cell table:style-name="ce4" office:value-type="float" office:value="97">
            <text:p>97</text:p>
          </table:table-cell>
          <table:table-cell table:style-name="ce8" office:value-type="float" office:value="2802.560059">
            <text:p>2802.560059</text:p>
          </table:table-cell>
          <table:table-cell table:style-name="ce8" office:value-type="float" office:value="2526.86237183005">
            <text:p>2526.862372</text:p>
          </table:table-cell>
          <table:table-cell table:formula="of:=[.D103]+1" office:value-type="float" office:value="97">
            <text:p>97</text:p>
          </table:table-cell>
          <table:table-cell table:formula="of:=[.D104]/[.$B$4]" office:value-type="percentage" office:value="0.0771065182829889">
            <text:p>7,7%</text:p>
          </table:table-cell>
          <table:table-cell table:formula="of:=[.D104]*[.$B$5]" office:value-type="float" office:value="221888.985823871">
            <text:p>221888,985823871</text:p>
          </table:table-cell>
          <table:table-cell table:formula="of:=[.F104]/[.$B$3]" office:value-type="percentage" office:value="0.0771065182829889">
            <text:p>7,7%</text:p>
          </table:table-cell>
          <table:table-cell table:formula="of:=[.H103]+[.B104]" office:value-type="float" office:value="228332.210205">
            <text:p>228332,210205</text:p>
          </table:table-cell>
          <table:table-cell table:formula="of:=[.H104]/[.$B$3]" office:value-type="percentage" office:value="0.0793455415346401">
            <text:p>7,9%</text:p>
          </table:table-cell>
          <table:table-cell table:number-columns-repeated="1015"/>
        </table:table-row>
        <table:table-row table:style-name="ro1">
          <table:table-cell table:style-name="ce4" office:value-type="float" office:value="98">
            <text:p>98</text:p>
          </table:table-cell>
          <table:table-cell table:style-name="ce8" office:value-type="float" office:value="2839.129883">
            <text:p>2839.129883</text:p>
          </table:table-cell>
          <table:table-cell table:style-name="ce8" office:value-type="float" office:value="2526.53960337611">
            <text:p>2526.539603</text:p>
          </table:table-cell>
          <table:table-cell table:formula="of:=[.D104]+1" office:value-type="float" office:value="98">
            <text:p>98</text:p>
          </table:table-cell>
          <table:table-cell table:formula="of:=[.D105]/[.$B$4]" office:value-type="percentage" office:value="0.0779014308426073">
            <text:p>7,8%</text:p>
          </table:table-cell>
          <table:table-cell table:formula="of:=[.D105]*[.$B$5]" office:value-type="float" office:value="224176.501141642">
            <text:p>224176,501141642</text:p>
          </table:table-cell>
          <table:table-cell table:formula="of:=[.F105]/[.$B$3]" office:value-type="percentage" office:value="0.0779014308426073">
            <text:p>7,8%</text:p>
          </table:table-cell>
          <table:table-cell table:formula="of:=[.H104]+[.B105]" office:value-type="float" office:value="231171.340088">
            <text:p>231171,340088</text:p>
          </table:table-cell>
          <table:table-cell table:formula="of:=[.H105]/[.$B$3]" office:value-type="percentage" office:value="0.0803321403936078">
            <text:p>8,0%</text:p>
          </table:table-cell>
          <table:table-cell table:number-columns-repeated="1015"/>
        </table:table-row>
        <table:table-row table:style-name="ro1">
          <table:table-cell table:style-name="ce4" office:value-type="float" office:value="99">
            <text:p>99</text:p>
          </table:table-cell>
          <table:table-cell table:style-name="ce8" office:value-type="float" office:value="2180.379883">
            <text:p>2180.379883</text:p>
          </table:table-cell>
          <table:table-cell table:style-name="ce8" office:value-type="float" office:value="2526.17968979752">
            <text:p>2526.179690</text:p>
          </table:table-cell>
          <table:table-cell table:formula="of:=[.D105]+1" office:value-type="float" office:value="99">
            <text:p>99</text:p>
          </table:table-cell>
          <table:table-cell table:formula="of:=[.D106]/[.$B$4]" office:value-type="percentage" office:value="0.0786963434022258">
            <text:p>7,9%</text:p>
          </table:table-cell>
          <table:table-cell table:formula="of:=[.D106]*[.$B$5]" office:value-type="float" office:value="226464.016459414">
            <text:p>226464,016459414</text:p>
          </table:table-cell>
          <table:table-cell table:formula="of:=[.F106]/[.$B$3]" office:value-type="percentage" office:value="0.0786963434022258">
            <text:p>7,9%</text:p>
          </table:table-cell>
          <table:table-cell table:formula="of:=[.H105]+[.B106]" office:value-type="float" office:value="233351.719971">
            <text:p>233351,719971</text:p>
          </table:table-cell>
          <table:table-cell table:formula="of:=[.H106]/[.$B$3]" office:value-type="percentage" office:value="0.0810898233434314">
            <text:p>8,1%</text:p>
          </table:table-cell>
          <table:table-cell table:number-columns-repeated="1015"/>
        </table:table-row>
        <table:table-row table:style-name="ro1">
          <table:table-cell table:style-name="ce4" office:value-type="float" office:value="100">
            <text:p>100</text:p>
          </table:table-cell>
          <table:table-cell table:style-name="ce8" office:value-type="float" office:value="2161.199951">
            <text:p>2161.199951</text:p>
          </table:table-cell>
          <table:table-cell table:style-name="ce8" office:value-type="float" office:value="2525.268656635">
            <text:p>2525.268657</text:p>
          </table:table-cell>
          <table:table-cell table:formula="of:=[.D106]+1" office:value-type="float" office:value="100">
            <text:p>100</text:p>
          </table:table-cell>
          <table:table-cell table:formula="of:=[.D107]/[.$B$4]" office:value-type="percentage" office:value="0.0794912559618442">
            <text:p>7,9%</text:p>
          </table:table-cell>
          <table:table-cell table:formula="of:=[.D107]*[.$B$5]" office:value-type="float" office:value="228751.531777186">
            <text:p>228751,531777186</text:p>
          </table:table-cell>
          <table:table-cell table:formula="of:=[.F107]/[.$B$3]" office:value-type="percentage" office:value="0.0794912559618442">
            <text:p>7,9%</text:p>
          </table:table-cell>
          <table:table-cell table:formula="of:=[.H106]+[.B107]" office:value-type="float" office:value="235512.919922">
            <text:p>235512,919922</text:p>
          </table:table-cell>
          <table:table-cell table:formula="of:=[.H107]/[.$B$3]" office:value-type="percentage" office:value="0.081840841258612">
            <text:p>8,2%</text:p>
          </table:table-cell>
          <table:table-cell table:number-columns-repeated="1015"/>
        </table:table-row>
        <table:table-row table:style-name="ro1">
          <table:table-cell table:style-name="ce4" office:value-type="float" office:value="101">
            <text:p>101</text:p>
          </table:table-cell>
          <table:table-cell table:style-name="ce8" office:value-type="float" office:value="2786.23999">
            <text:p>2786.239990</text:p>
          </table:table-cell>
          <table:table-cell table:style-name="ce8" office:value-type="float" office:value="2524.99301902367">
            <text:p>2524.993019</text:p>
          </table:table-cell>
          <table:table-cell table:formula="of:=[.D107]+1" office:value-type="float" office:value="101">
            <text:p>101</text:p>
          </table:table-cell>
          <table:table-cell table:formula="of:=[.D108]/[.$B$4]" office:value-type="percentage" office:value="0.0802861685214626">
            <text:p>8,0%</text:p>
          </table:table-cell>
          <table:table-cell table:formula="of:=[.D108]*[.$B$5]" office:value-type="float" office:value="231039.047094958">
            <text:p>231039,047094958</text:p>
          </table:table-cell>
          <table:table-cell table:formula="of:=[.F108]/[.$B$3]" office:value-type="percentage" office:value="0.0802861685214626">
            <text:p>8,0%</text:p>
          </table:table-cell>
          <table:table-cell table:formula="of:=[.H107]+[.B108]" office:value-type="float" office:value="238299.159912">
            <text:p>238299,159912</text:p>
          </table:table-cell>
          <table:table-cell table:formula="of:=[.H108]/[.$B$3]" office:value-type="percentage" office:value="0.0828090608569487">
            <text:p>8,3%</text:p>
          </table:table-cell>
          <table:table-cell table:number-columns-repeated="1015"/>
        </table:table-row>
        <table:table-row table:style-name="ro1">
          <table:table-cell table:style-name="ce4" office:value-type="float" office:value="102">
            <text:p>102</text:p>
          </table:table-cell>
          <table:table-cell table:style-name="ce8" office:value-type="float" office:value="2168.27002">
            <text:p>2168.270020</text:p>
          </table:table-cell>
          <table:table-cell table:style-name="ce8" office:value-type="float" office:value="2524.34720106566">
            <text:p>2524.347201</text:p>
          </table:table-cell>
          <table:table-cell table:formula="of:=[.D108]+1" office:value-type="float" office:value="102">
            <text:p>102</text:p>
          </table:table-cell>
          <table:table-cell table:formula="of:=[.D109]/[.$B$4]" office:value-type="percentage" office:value="0.0810810810810811">
            <text:p>8,1%</text:p>
          </table:table-cell>
          <table:table-cell table:formula="of:=[.D109]*[.$B$5]" office:value-type="float" office:value="233326.56241273">
            <text:p>233326,56241273</text:p>
          </table:table-cell>
          <table:table-cell table:formula="of:=[.F109]/[.$B$3]" office:value-type="percentage" office:value="0.0810810810810811">
            <text:p>8,1%</text:p>
          </table:table-cell>
          <table:table-cell table:formula="of:=[.H108]+[.B109]" office:value-type="float" office:value="240467.429932">
            <text:p>240467,429932</text:p>
          </table:table-cell>
          <table:table-cell table:formula="of:=[.H109]/[.$B$3]" office:value-type="percentage" office:value="0.0835625356241564">
            <text:p>8,4%</text:p>
          </table:table-cell>
          <table:table-cell table:number-columns-repeated="1015"/>
        </table:table-row>
        <table:table-row table:style-name="ro1">
          <table:table-cell table:style-name="ce4" office:value-type="float" office:value="103">
            <text:p>103</text:p>
          </table:table-cell>
          <table:table-cell table:style-name="ce8" office:value-type="float" office:value="2444.040039">
            <text:p>2444.040039</text:p>
          </table:table-cell>
          <table:table-cell table:style-name="ce8" office:value-type="float" office:value="2524.21729945552">
            <text:p>2524.217299</text:p>
          </table:table-cell>
          <table:table-cell table:formula="of:=[.D109]+1" office:value-type="float" office:value="103">
            <text:p>103</text:p>
          </table:table-cell>
          <table:table-cell table:formula="of:=[.D110]/[.$B$4]" office:value-type="percentage" office:value="0.0818759936406995">
            <text:p>8,2%</text:p>
          </table:table-cell>
          <table:table-cell table:formula="of:=[.D110]*[.$B$5]" office:value-type="float" office:value="235614.077730502">
            <text:p>235614,077730502</text:p>
          </table:table-cell>
          <table:table-cell table:formula="of:=[.F110]/[.$B$3]" office:value-type="percentage" office:value="0.0818759936406995">
            <text:p>8,2%</text:p>
          </table:table-cell>
          <table:table-cell table:formula="of:=[.H109]+[.B110]" office:value-type="float" office:value="242911.469971">
            <text:p>242911,469971</text:p>
          </table:table-cell>
          <table:table-cell table:formula="of:=[.H110]/[.$B$3]" office:value-type="percentage" office:value="0.0844118405919167">
            <text:p>8,4%</text:p>
          </table:table-cell>
          <table:table-cell table:number-columns-repeated="1015"/>
        </table:table-row>
        <table:table-row table:style-name="ro1">
          <table:table-cell table:style-name="ce4" office:value-type="float" office:value="104">
            <text:p>104</text:p>
          </table:table-cell>
          <table:table-cell table:style-name="ce8" office:value-type="float" office:value="2544.72998">
            <text:p>2544.729980</text:p>
          </table:table-cell>
          <table:table-cell table:style-name="ce8" office:value-type="float" office:value="2524.06285531261">
            <text:p>2524.062855</text:p>
          </table:table-cell>
          <table:table-cell table:formula="of:=[.D110]+1" office:value-type="float" office:value="104">
            <text:p>104</text:p>
          </table:table-cell>
          <table:table-cell table:formula="of:=[.D111]/[.$B$4]" office:value-type="percentage" office:value="0.082670906200318">
            <text:p>8,3%</text:p>
          </table:table-cell>
          <table:table-cell table:formula="of:=[.D111]*[.$B$5]" office:value-type="float" office:value="237901.593048274">
            <text:p>237901,593048274</text:p>
          </table:table-cell>
          <table:table-cell table:formula="of:=[.F111]/[.$B$3]" office:value-type="percentage" office:value="0.082670906200318">
            <text:p>8,3%</text:p>
          </table:table-cell>
          <table:table-cell table:formula="of:=[.H110]+[.B111]" office:value-type="float" office:value="245456.199951">
            <text:p>245456,199951</text:p>
          </table:table-cell>
          <table:table-cell table:formula="of:=[.H111]/[.$B$3]" office:value-type="percentage" office:value="0.0852961353576059">
            <text:p>8,5%</text:p>
          </table:table-cell>
          <table:table-cell table:number-columns-repeated="1015"/>
        </table:table-row>
        <table:table-row table:style-name="ro1">
          <table:table-cell table:style-name="ce4" office:value-type="float" office:value="105">
            <text:p>105</text:p>
          </table:table-cell>
          <table:table-cell table:style-name="ce8" office:value-type="float" office:value="2170.860107">
            <text:p>2170.860107</text:p>
          </table:table-cell>
          <table:table-cell table:style-name="ce8" office:value-type="float" office:value="2523.98440612873">
            <text:p>2523.984406</text:p>
          </table:table-cell>
          <table:table-cell table:formula="of:=[.D111]+1" office:value-type="float" office:value="105">
            <text:p>105</text:p>
          </table:table-cell>
          <table:table-cell table:formula="of:=[.D112]/[.$B$4]" office:value-type="percentage" office:value="0.0834658187599364">
            <text:p>8,3%</text:p>
          </table:table-cell>
          <table:table-cell table:formula="of:=[.D112]*[.$B$5]" office:value-type="float" office:value="240189.108366045">
            <text:p>240189,108366045</text:p>
          </table:table-cell>
          <table:table-cell table:formula="of:=[.F112]/[.$B$3]" office:value-type="percentage" office:value="0.0834658187599364">
            <text:p>8,3%</text:p>
          </table:table-cell>
          <table:table-cell table:formula="of:=[.H111]+[.B112]" office:value-type="float" office:value="247627.060058">
            <text:p>247627,060058</text:p>
          </table:table-cell>
          <table:table-cell table:formula="of:=[.H112]/[.$B$3]" office:value-type="percentage" office:value="0.0860505101811633">
            <text:p>8,6%</text:p>
          </table:table-cell>
          <table:table-cell table:number-columns-repeated="1015"/>
        </table:table-row>
        <table:table-row table:style-name="ro1">
          <table:table-cell table:style-name="ce4" office:value-type="float" office:value="106">
            <text:p>106</text:p>
          </table:table-cell>
          <table:table-cell table:style-name="ce8" office:value-type="float" office:value="2127.02002">
            <text:p>2127.020020</text:p>
          </table:table-cell>
          <table:table-cell table:style-name="ce8" office:value-type="float" office:value="2523.4804716144">
            <text:p>2523.480472</text:p>
          </table:table-cell>
          <table:table-cell table:formula="of:=[.D112]+1" office:value-type="float" office:value="106">
            <text:p>106</text:p>
          </table:table-cell>
          <table:table-cell table:formula="of:=[.D113]/[.$B$4]" office:value-type="percentage" office:value="0.0842607313195548">
            <text:p>8,4%</text:p>
          </table:table-cell>
          <table:table-cell table:formula="of:=[.D113]*[.$B$5]" office:value-type="float" office:value="242476.623683817">
            <text:p>242476,623683817</text:p>
          </table:table-cell>
          <table:table-cell table:formula="of:=[.F113]/[.$B$3]" office:value-type="percentage" office:value="0.0842607313195548">
            <text:p>8,4%</text:p>
          </table:table-cell>
          <table:table-cell table:formula="of:=[.H112]+[.B113]" office:value-type="float" office:value="249754.080078">
            <text:p>249754,080078</text:p>
          </table:table-cell>
          <table:table-cell table:formula="of:=[.H113]/[.$B$3]" office:value-type="percentage" office:value="0.0867896505555783">
            <text:p>8,7%</text:p>
          </table:table-cell>
          <table:table-cell table:number-columns-repeated="1015"/>
        </table:table-row>
        <table:table-row table:style-name="ro1">
          <table:table-cell table:style-name="ce4" office:value-type="float" office:value="107">
            <text:p>107</text:p>
          </table:table-cell>
          <table:table-cell table:style-name="ce8" office:value-type="float" office:value="2170.949951">
            <text:p>2170.949951</text:p>
          </table:table-cell>
          <table:table-cell table:style-name="ce8" office:value-type="float" office:value="2523.38270465967">
            <text:p>2523.382705</text:p>
          </table:table-cell>
          <table:table-cell table:formula="of:=[.D113]+1" office:value-type="float" office:value="107">
            <text:p>107</text:p>
          </table:table-cell>
          <table:table-cell table:formula="of:=[.D114]/[.$B$4]" office:value-type="percentage" office:value="0.0850556438791733">
            <text:p>8,5%</text:p>
          </table:table-cell>
          <table:table-cell table:formula="of:=[.D114]*[.$B$5]" office:value-type="float" office:value="244764.139001589">
            <text:p>244764,139001589</text:p>
          </table:table-cell>
          <table:table-cell table:formula="of:=[.F114]/[.$B$3]" office:value-type="percentage" office:value="0.0850556438791733">
            <text:p>8,5%</text:p>
          </table:table-cell>
          <table:table-cell table:formula="of:=[.H113]+[.B114]" office:value-type="float" office:value="251925.030029">
            <text:p>251925,030029</text:p>
          </table:table-cell>
          <table:table-cell table:formula="of:=[.H114]/[.$B$3]" office:value-type="percentage" office:value="0.0875440565999644">
            <text:p>8,8%</text:p>
          </table:table-cell>
          <table:table-cell table:number-columns-repeated="1015"/>
        </table:table-row>
        <table:table-row table:style-name="ro1">
          <table:table-cell table:style-name="ce4" office:value-type="float" office:value="108">
            <text:p>108</text:p>
          </table:table-cell>
          <table:table-cell table:style-name="ce8" office:value-type="float" office:value="2552.070068">
            <text:p>2552.070068</text:p>
          </table:table-cell>
          <table:table-cell table:style-name="ce8" office:value-type="float" office:value="2523.31560206686">
            <text:p>2523.315602</text:p>
          </table:table-cell>
          <table:table-cell table:formula="of:=[.D114]+1" office:value-type="float" office:value="108">
            <text:p>108</text:p>
          </table:table-cell>
          <table:table-cell table:formula="of:=[.D115]/[.$B$4]" office:value-type="percentage" office:value="0.0858505564387917">
            <text:p>8,6%</text:p>
          </table:table-cell>
          <table:table-cell table:formula="of:=[.D115]*[.$B$5]" office:value-type="float" office:value="247051.654319361">
            <text:p>247051,654319361</text:p>
          </table:table-cell>
          <table:table-cell table:formula="of:=[.F115]/[.$B$3]" office:value-type="percentage" office:value="0.0858505564387917">
            <text:p>8,6%</text:p>
          </table:table-cell>
          <table:table-cell table:formula="of:=[.H114]+[.B115]" office:value-type="float" office:value="254477.100097">
            <text:p>254477,100097</text:p>
          </table:table-cell>
          <table:table-cell table:formula="of:=[.H115]/[.$B$3]" office:value-type="percentage" office:value="0.0884309020493996">
            <text:p>8,8%</text:p>
          </table:table-cell>
          <table:table-cell table:number-columns-repeated="1015"/>
        </table:table-row>
        <table:table-row table:style-name="ro1">
          <table:table-cell table:style-name="ce4" office:value-type="float" office:value="109">
            <text:p>109</text:p>
          </table:table-cell>
          <table:table-cell table:style-name="ce8" office:value-type="float" office:value="2529.120117">
            <text:p>2529.120117</text:p>
          </table:table-cell>
          <table:table-cell table:style-name="ce8" office:value-type="float" office:value="2523.16798565755">
            <text:p>2523.167986</text:p>
          </table:table-cell>
          <table:table-cell table:formula="of:=[.D115]+1" office:value-type="float" office:value="109">
            <text:p>109</text:p>
          </table:table-cell>
          <table:table-cell table:formula="of:=[.D116]/[.$B$4]" office:value-type="percentage" office:value="0.0866454689984102">
            <text:p>8,7%</text:p>
          </table:table-cell>
          <table:table-cell table:formula="of:=[.D116]*[.$B$5]" office:value-type="float" office:value="249339.169637133">
            <text:p>249339,169637133</text:p>
          </table:table-cell>
          <table:table-cell table:formula="of:=[.F116]/[.$B$3]" office:value-type="percentage" office:value="0.0866454689984102">
            <text:p>8,7%</text:p>
          </table:table-cell>
          <table:table-cell table:formula="of:=[.H115]+[.B116]" office:value-type="float" office:value="257006.220214">
            <text:p>257006,220214</text:p>
          </table:table-cell>
          <table:table-cell table:formula="of:=[.H116]/[.$B$3]" office:value-type="percentage" office:value="0.0893097723809633">
            <text:p>8,9%</text:p>
          </table:table-cell>
          <table:table-cell table:number-columns-repeated="1015"/>
        </table:table-row>
        <table:table-row table:style-name="ro1">
          <table:table-cell table:style-name="ce4" office:value-type="float" office:value="110">
            <text:p>110</text:p>
          </table:table-cell>
          <table:table-cell table:style-name="ce8" office:value-type="float" office:value="2510.060059">
            <text:p>2510.060059</text:p>
          </table:table-cell>
          <table:table-cell table:style-name="ce8" office:value-type="float" office:value="2522.81667006585">
            <text:p>2522.816670</text:p>
          </table:table-cell>
          <table:table-cell table:formula="of:=[.D116]+1" office:value-type="float" office:value="110">
            <text:p>110</text:p>
          </table:table-cell>
          <table:table-cell table:formula="of:=[.D117]/[.$B$4]" office:value-type="percentage" office:value="0.0874403815580286">
            <text:p>8,7%</text:p>
          </table:table-cell>
          <table:table-cell table:formula="of:=[.D117]*[.$B$5]" office:value-type="float" office:value="251626.684954905">
            <text:p>251626,684954905</text:p>
          </table:table-cell>
          <table:table-cell table:formula="of:=[.F117]/[.$B$3]" office:value-type="percentage" office:value="0.0874403815580286">
            <text:p>8,7%</text:p>
          </table:table-cell>
          <table:table-cell table:formula="of:=[.H116]+[.B117]" office:value-type="float" office:value="259516.280273">
            <text:p>259516,280273</text:p>
          </table:table-cell>
          <table:table-cell table:formula="of:=[.H117]/[.$B$3]" office:value-type="percentage" office:value="0.0901820193341505">
            <text:p>9,0%</text:p>
          </table:table-cell>
          <table:table-cell table:number-columns-repeated="1015"/>
        </table:table-row>
        <table:table-row table:style-name="ro1">
          <table:table-cell table:style-name="ce4" office:value-type="float" office:value="111">
            <text:p>111</text:p>
          </table:table-cell>
          <table:table-cell table:style-name="ce8" office:value-type="float" office:value="2832.969971">
            <text:p>2832.969971</text:p>
          </table:table-cell>
          <table:table-cell table:style-name="ce8" office:value-type="float" office:value="2522.80429246749">
            <text:p>2522.804292</text:p>
          </table:table-cell>
          <table:table-cell table:formula="of:=[.D117]+1" office:value-type="float" office:value="111">
            <text:p>111</text:p>
          </table:table-cell>
          <table:table-cell table:formula="of:=[.D118]/[.$B$4]" office:value-type="percentage" office:value="0.0882352941176471">
            <text:p>8,8%</text:p>
          </table:table-cell>
          <table:table-cell table:formula="of:=[.D118]*[.$B$5]" office:value-type="float" office:value="253914.200272677">
            <text:p>253914,200272677</text:p>
          </table:table-cell>
          <table:table-cell table:formula="of:=[.F118]/[.$B$3]" office:value-type="percentage" office:value="0.0882352941176471">
            <text:p>8,8%</text:p>
          </table:table-cell>
          <table:table-cell table:formula="of:=[.H117]+[.B118]" office:value-type="float" office:value="262349.250244">
            <text:p>262349,250244</text:p>
          </table:table-cell>
          <table:table-cell table:formula="of:=[.H118]/[.$B$3]" office:value-type="percentage" office:value="0.0911664776210412">
            <text:p>9,1%</text:p>
          </table:table-cell>
          <table:table-cell table:number-columns-repeated="1015"/>
        </table:table-row>
        <table:table-row table:style-name="ro1">
          <table:table-cell table:style-name="ce4" office:value-type="float" office:value="112">
            <text:p>112</text:p>
          </table:table-cell>
          <table:table-cell table:style-name="ce8" office:value-type="float" office:value="2767.560059">
            <text:p>2767.560059</text:p>
          </table:table-cell>
          <table:table-cell table:style-name="ce8" office:value-type="float" office:value="2521.34194825514">
            <text:p>2521.341948</text:p>
          </table:table-cell>
          <table:table-cell table:formula="of:=[.D118]+1" office:value-type="float" office:value="112">
            <text:p>112</text:p>
          </table:table-cell>
          <table:table-cell table:formula="of:=[.D119]/[.$B$4]" office:value-type="percentage" office:value="0.0890302066772655">
            <text:p>8,9%</text:p>
          </table:table-cell>
          <table:table-cell table:formula="of:=[.D119]*[.$B$5]" office:value-type="float" office:value="256201.715590448">
            <text:p>256201,715590448</text:p>
          </table:table-cell>
          <table:table-cell table:formula="of:=[.F119]/[.$B$3]" office:value-type="percentage" office:value="0.0890302066772655">
            <text:p>8,9%</text:p>
          </table:table-cell>
          <table:table-cell table:formula="of:=[.H118]+[.B119]" office:value-type="float" office:value="265116.810303">
            <text:p>265116,810303</text:p>
          </table:table-cell>
          <table:table-cell table:formula="of:=[.H119]/[.$B$3]" office:value-type="percentage" office:value="0.092128205935298">
            <text:p>9,2%</text:p>
          </table:table-cell>
          <table:table-cell table:number-columns-repeated="1015"/>
        </table:table-row>
        <table:table-row table:style-name="ro1">
          <table:table-cell table:style-name="ce4" office:value-type="float" office:value="113">
            <text:p>113</text:p>
          </table:table-cell>
          <table:table-cell table:style-name="ce8" office:value-type="float" office:value="2561.26001">
            <text:p>2561.260010</text:p>
          </table:table-cell>
          <table:table-cell table:style-name="ce8" office:value-type="float" office:value="2520.95030463298">
            <text:p>2520.950305</text:p>
          </table:table-cell>
          <table:table-cell table:formula="of:=[.D119]+1" office:value-type="float" office:value="113">
            <text:p>113</text:p>
          </table:table-cell>
          <table:table-cell table:formula="of:=[.D120]/[.$B$4]" office:value-type="percentage" office:value="0.0898251192368839">
            <text:p>9,0%</text:p>
          </table:table-cell>
          <table:table-cell table:formula="of:=[.D120]*[.$B$5]" office:value-type="float" office:value="258489.23090822">
            <text:p>258489,23090822</text:p>
          </table:table-cell>
          <table:table-cell table:formula="of:=[.F120]/[.$B$3]" office:value-type="percentage" office:value="0.0898251192368839">
            <text:p>9,0%</text:p>
          </table:table-cell>
          <table:table-cell table:formula="of:=[.H119]+[.B120]" office:value-type="float" office:value="267678.070313">
            <text:p>267678,070313</text:p>
          </table:table-cell>
          <table:table-cell table:formula="of:=[.H120]/[.$B$3]" office:value-type="percentage" office:value="0.0930182448935423">
            <text:p>9,3%</text:p>
          </table:table-cell>
          <table:table-cell table:number-columns-repeated="1015"/>
        </table:table-row>
        <table:table-row table:style-name="ro1">
          <table:table-cell table:style-name="ce4" office:value-type="float" office:value="114">
            <text:p>114</text:p>
          </table:table-cell>
          <table:table-cell table:style-name="ce8" office:value-type="float" office:value="2439.070068">
            <text:p>2439.070068</text:p>
          </table:table-cell>
          <table:table-cell table:style-name="ce8" office:value-type="float" office:value="2520.65190445488">
            <text:p>2520.651904</text:p>
          </table:table-cell>
          <table:table-cell table:formula="of:=[.D120]+1" office:value-type="float" office:value="114">
            <text:p>114</text:p>
          </table:table-cell>
          <table:table-cell table:formula="of:=[.D121]/[.$B$4]" office:value-type="percentage" office:value="0.0906200317965024">
            <text:p>9,1%</text:p>
          </table:table-cell>
          <table:table-cell table:formula="of:=[.D121]*[.$B$5]" office:value-type="float" office:value="260776.746225992">
            <text:p>260776,746225992</text:p>
          </table:table-cell>
          <table:table-cell table:formula="of:=[.F121]/[.$B$3]" office:value-type="percentage" office:value="0.0906200317965024">
            <text:p>9,1%</text:p>
          </table:table-cell>
          <table:table-cell table:formula="of:=[.H120]+[.B121]" office:value-type="float" office:value="270117.140381">
            <text:p>270117,140381</text:p>
          </table:table-cell>
          <table:table-cell table:formula="of:=[.H121]/[.$B$3]" office:value-type="percentage" office:value="0.0938658227942364">
            <text:p>9,4%</text:p>
          </table:table-cell>
          <table:table-cell table:number-columns-repeated="1015"/>
        </table:table-row>
        <table:table-row table:style-name="ro1">
          <table:table-cell table:style-name="ce4" office:value-type="float" office:value="115">
            <text:p>115</text:p>
          </table:table-cell>
          <table:table-cell table:style-name="ce8" office:value-type="float" office:value="2430.01001">
            <text:p>2430.010010</text:p>
          </table:table-cell>
          <table:table-cell table:style-name="ce8" office:value-type="float" office:value="2520.19698372785">
            <text:p>2520.196984</text:p>
          </table:table-cell>
          <table:table-cell table:formula="of:=[.D121]+1" office:value-type="float" office:value="115">
            <text:p>115</text:p>
          </table:table-cell>
          <table:table-cell table:formula="of:=[.D122]/[.$B$4]" office:value-type="percentage" office:value="0.0914149443561208">
            <text:p>9,1%</text:p>
          </table:table-cell>
          <table:table-cell table:formula="of:=[.D122]*[.$B$5]" office:value-type="float" office:value="263064.261543764">
            <text:p>263064,261543764</text:p>
          </table:table-cell>
          <table:table-cell table:formula="of:=[.F122]/[.$B$3]" office:value-type="percentage" office:value="0.0914149443561208">
            <text:p>9,1%</text:p>
          </table:table-cell>
          <table:table-cell table:formula="of:=[.H121]+[.B122]" office:value-type="float" office:value="272547.150391">
            <text:p>272547,150391</text:p>
          </table:table-cell>
          <table:table-cell table:formula="of:=[.H122]/[.$B$3]" office:value-type="percentage" office:value="0.0947102523208675">
            <text:p>9,5%</text:p>
          </table:table-cell>
          <table:table-cell table:number-columns-repeated="1015"/>
        </table:table-row>
        <table:table-row table:style-name="ro1">
          <table:table-cell table:style-name="ce4" office:value-type="float" office:value="116">
            <text:p>116</text:p>
          </table:table-cell>
          <table:table-cell table:style-name="ce8" office:value-type="float" office:value="2564.97998">
            <text:p>2564.979980</text:p>
          </table:table-cell>
          <table:table-cell table:style-name="ce8" office:value-type="float" office:value="2519.29389332359">
            <text:p>2519.293893</text:p>
          </table:table-cell>
          <table:table-cell table:formula="of:=[.D122]+1" office:value-type="float" office:value="116">
            <text:p>116</text:p>
          </table:table-cell>
          <table:table-cell table:formula="of:=[.D123]/[.$B$4]" office:value-type="percentage" office:value="0.0922098569157393">
            <text:p>9,2%</text:p>
          </table:table-cell>
          <table:table-cell table:formula="of:=[.D123]*[.$B$5]" office:value-type="float" office:value="265351.776861536">
            <text:p>265351,776861536</text:p>
          </table:table-cell>
          <table:table-cell table:formula="of:=[.F123]/[.$B$3]" office:value-type="percentage" office:value="0.0922098569157393">
            <text:p>9,2%</text:p>
          </table:table-cell>
          <table:table-cell table:formula="of:=[.H122]+[.B123]" office:value-type="float" office:value="275112.130371">
            <text:p>275112,130371</text:p>
          </table:table-cell>
          <table:table-cell table:formula="of:=[.H123]/[.$B$3]" office:value-type="percentage" office:value="0.0956015839702913">
            <text:p>9,6%</text:p>
          </table:table-cell>
          <table:table-cell table:number-columns-repeated="1015"/>
        </table:table-row>
        <table:table-row table:style-name="ro1">
          <table:table-cell table:style-name="ce4" office:value-type="float" office:value="117">
            <text:p>117</text:p>
          </table:table-cell>
          <table:table-cell table:style-name="ce8" office:value-type="float" office:value="2438.969971">
            <text:p>2438.969971</text:p>
          </table:table-cell>
          <table:table-cell table:style-name="ce8" office:value-type="float" office:value="2519.26392143243">
            <text:p>2519.263921</text:p>
          </table:table-cell>
          <table:table-cell table:formula="of:=[.D123]+1" office:value-type="float" office:value="117">
            <text:p>117</text:p>
          </table:table-cell>
          <table:table-cell table:formula="of:=[.D124]/[.$B$4]" office:value-type="percentage" office:value="0.0930047694753577">
            <text:p>9,3%</text:p>
          </table:table-cell>
          <table:table-cell table:formula="of:=[.D124]*[.$B$5]" office:value-type="float" office:value="267639.292179308">
            <text:p>267639,292179308</text:p>
          </table:table-cell>
          <table:table-cell table:formula="of:=[.F124]/[.$B$3]" office:value-type="percentage" office:value="0.0930047694753577">
            <text:p>9,3%</text:p>
          </table:table-cell>
          <table:table-cell table:formula="of:=[.H123]+[.B124]" office:value-type="float" office:value="277551.100342">
            <text:p>277551,100342</text:p>
          </table:table-cell>
          <table:table-cell table:formula="of:=[.H124]/[.$B$3]" office:value-type="percentage" office:value="0.0964491270872347">
            <text:p>9,6%</text:p>
          </table:table-cell>
          <table:table-cell table:number-columns-repeated="1015"/>
        </table:table-row>
        <table:table-row table:style-name="ro1">
          <table:table-cell table:style-name="ce4" office:value-type="float" office:value="118">
            <text:p>118</text:p>
          </table:table-cell>
          <table:table-cell table:style-name="ce8" office:value-type="float" office:value="2537.73999">
            <text:p>2537.739990</text:p>
          </table:table-cell>
          <table:table-cell table:style-name="ce8" office:value-type="float" office:value="2518.99769635974">
            <text:p>2518.997696</text:p>
          </table:table-cell>
          <table:table-cell table:formula="of:=[.D124]+1" office:value-type="float" office:value="118">
            <text:p>118</text:p>
          </table:table-cell>
          <table:table-cell table:formula="of:=[.D125]/[.$B$4]" office:value-type="percentage" office:value="0.0937996820349762">
            <text:p>9,4%</text:p>
          </table:table-cell>
          <table:table-cell table:formula="of:=[.D125]*[.$B$5]" office:value-type="float" office:value="269926.80749708">
            <text:p>269926,80749708</text:p>
          </table:table-cell>
          <table:table-cell table:formula="of:=[.F125]/[.$B$3]" office:value-type="percentage" office:value="0.0937996820349761">
            <text:p>9,4%</text:p>
          </table:table-cell>
          <table:table-cell table:formula="of:=[.H124]+[.B125]" office:value-type="float" office:value="280088.840332">
            <text:p>280088,840332</text:p>
          </table:table-cell>
          <table:table-cell table:formula="of:=[.H125]/[.$B$3]" office:value-type="percentage" office:value="0.0973309928283839">
            <text:p>9,7%</text:p>
          </table:table-cell>
          <table:table-cell table:number-columns-repeated="1015"/>
        </table:table-row>
        <table:table-row table:style-name="ro1">
          <table:table-cell table:style-name="ce4" office:value-type="float" office:value="119">
            <text:p>119</text:p>
          </table:table-cell>
          <table:table-cell table:style-name="ce8" office:value-type="float" office:value="2439.070068">
            <text:p>2439.070068</text:p>
          </table:table-cell>
          <table:table-cell table:style-name="ce8" office:value-type="float" office:value="2518.76603806318">
            <text:p>2518.766038</text:p>
          </table:table-cell>
          <table:table-cell table:formula="of:=[.D125]+1" office:value-type="float" office:value="119">
            <text:p>119</text:p>
          </table:table-cell>
          <table:table-cell table:formula="of:=[.D126]/[.$B$4]" office:value-type="percentage" office:value="0.0945945945945946">
            <text:p>9,5%</text:p>
          </table:table-cell>
          <table:table-cell table:formula="of:=[.D126]*[.$B$5]" office:value-type="float" office:value="272214.322814852">
            <text:p>272214,322814852</text:p>
          </table:table-cell>
          <table:table-cell table:formula="of:=[.F126]/[.$B$3]" office:value-type="percentage" office:value="0.0945945945945946">
            <text:p>9,5%</text:p>
          </table:table-cell>
          <table:table-cell table:formula="of:=[.H125]+[.B126]" office:value-type="float" office:value="282527.9104">
            <text:p>282527,9104</text:p>
          </table:table-cell>
          <table:table-cell table:formula="of:=[.H126]/[.$B$3]" office:value-type="percentage" office:value="0.0981785707290779">
            <text:p>9,8%</text:p>
          </table:table-cell>
          <table:table-cell table:number-columns-repeated="1015"/>
        </table:table-row>
        <table:table-row table:style-name="ro1">
          <table:table-cell table:style-name="ce4" office:value-type="float" office:value="120">
            <text:p>120</text:p>
          </table:table-cell>
          <table:table-cell table:style-name="ce8" office:value-type="float" office:value="2534.580078">
            <text:p>2534.580078</text:p>
          </table:table-cell>
          <table:table-cell table:style-name="ce8" office:value-type="float" office:value="2518.38501357831">
            <text:p>2518.385014</text:p>
          </table:table-cell>
          <table:table-cell table:formula="of:=[.D126]+1" office:value-type="float" office:value="120">
            <text:p>120</text:p>
          </table:table-cell>
          <table:table-cell table:formula="of:=[.D127]/[.$B$4]" office:value-type="percentage" office:value="0.095389507154213">
            <text:p>9,5%</text:p>
          </table:table-cell>
          <table:table-cell table:formula="of:=[.D127]*[.$B$5]" office:value-type="float" office:value="274501.838132623">
            <text:p>274501,838132623</text:p>
          </table:table-cell>
          <table:table-cell table:formula="of:=[.F127]/[.$B$3]" office:value-type="percentage" office:value="0.095389507154213">
            <text:p>9,5%</text:p>
          </table:table-cell>
          <table:table-cell table:formula="of:=[.H126]+[.B127]" office:value-type="float" office:value="285062.490478">
            <text:p>285062,490478</text:p>
          </table:table-cell>
          <table:table-cell table:formula="of:=[.H127]/[.$B$3]" office:value-type="percentage" office:value="0.0990593383994441">
            <text:p>9,9%</text:p>
          </table:table-cell>
          <table:table-cell table:number-columns-repeated="1015"/>
        </table:table-row>
        <table:table-row table:style-name="ro1">
          <table:table-cell table:style-name="ce4" office:value-type="float" office:value="121">
            <text:p>121</text:p>
          </table:table-cell>
          <table:table-cell table:style-name="ce8" office:value-type="float" office:value="2562.100098">
            <text:p>2562.100098</text:p>
          </table:table-cell>
          <table:table-cell table:style-name="ce8" office:value-type="float" office:value="2518.2146817694">
            <text:p>2518.214682</text:p>
          </table:table-cell>
          <table:table-cell table:formula="of:=[.D127]+1" office:value-type="float" office:value="121">
            <text:p>121</text:p>
          </table:table-cell>
          <table:table-cell table:formula="of:=[.D128]/[.$B$4]" office:value-type="percentage" office:value="0.0961844197138315">
            <text:p>9,6%</text:p>
          </table:table-cell>
          <table:table-cell table:formula="of:=[.D128]*[.$B$5]" office:value-type="float" office:value="276789.353450395">
            <text:p>276789,353450395</text:p>
          </table:table-cell>
          <table:table-cell table:formula="of:=[.F128]/[.$B$3]" office:value-type="percentage" office:value="0.0961844197138315">
            <text:p>9,6%</text:p>
          </table:table-cell>
          <table:table-cell table:formula="of:=[.H127]+[.B128]" office:value-type="float" office:value="287624.590576">
            <text:p>287624,590576</text:p>
          </table:table-cell>
          <table:table-cell table:formula="of:=[.H128]/[.$B$3]" office:value-type="percentage" office:value="0.0999496692886308">
            <text:p>10,0%</text:p>
          </table:table-cell>
          <table:table-cell table:number-columns-repeated="1015"/>
        </table:table-row>
        <table:table-row table:style-name="ro1">
          <table:table-cell table:style-name="ce4" office:value-type="float" office:value="122">
            <text:p>122</text:p>
          </table:table-cell>
          <table:table-cell table:style-name="ce8" office:value-type="float" office:value="2443.050049">
            <text:p>2443.050049</text:p>
          </table:table-cell>
          <table:table-cell table:style-name="ce8" office:value-type="float" office:value="2518.04693261891">
            <text:p>2518.046933</text:p>
          </table:table-cell>
          <table:table-cell table:formula="of:=[.D128]+1" office:value-type="float" office:value="122">
            <text:p>122</text:p>
          </table:table-cell>
          <table:table-cell table:formula="of:=[.D129]/[.$B$4]" office:value-type="percentage" office:value="0.0969793322734499">
            <text:p>9,7%</text:p>
          </table:table-cell>
          <table:table-cell table:formula="of:=[.D129]*[.$B$5]" office:value-type="float" office:value="279076.868768167">
            <text:p>279076,868768167</text:p>
          </table:table-cell>
          <table:table-cell table:formula="of:=[.F129]/[.$B$3]" office:value-type="percentage" office:value="0.0969793322734499">
            <text:p>9,7%</text:p>
          </table:table-cell>
          <table:table-cell table:formula="of:=[.H128]+[.B129]" office:value-type="float" office:value="290067.640625">
            <text:p>290067,640625</text:p>
          </table:table-cell>
          <table:table-cell table:formula="of:=[.H129]/[.$B$3]" office:value-type="percentage" office:value="0.100798630234439">
            <text:p>10,1%</text:p>
          </table:table-cell>
          <table:table-cell table:number-columns-repeated="1015"/>
        </table:table-row>
        <table:table-row table:style-name="ro1">
          <table:table-cell table:style-name="ce4" office:value-type="float" office:value="123">
            <text:p>123</text:p>
          </table:table-cell>
          <table:table-cell table:style-name="ce8" office:value-type="float" office:value="2748.22998">
            <text:p>2748.229980</text:p>
          </table:table-cell>
          <table:table-cell table:style-name="ce8" office:value-type="float" office:value="2517.45470177983">
            <text:p>2517.454702</text:p>
          </table:table-cell>
          <table:table-cell table:formula="of:=[.D129]+1" office:value-type="float" office:value="123">
            <text:p>123</text:p>
          </table:table-cell>
          <table:table-cell table:formula="of:=[.D130]/[.$B$4]" office:value-type="percentage" office:value="0.0977742448330684">
            <text:p>9,8%</text:p>
          </table:table-cell>
          <table:table-cell table:formula="of:=[.D130]*[.$B$5]" office:value-type="float" office:value="281364.384085939">
            <text:p>281364,384085939</text:p>
          </table:table-cell>
          <table:table-cell table:formula="of:=[.F130]/[.$B$3]" office:value-type="percentage" office:value="0.0977742448330684">
            <text:p>9,8%</text:p>
          </table:table-cell>
          <table:table-cell table:formula="of:=[.H129]+[.B130]" office:value-type="float" office:value="292815.870605">
            <text:p>292815,870605</text:p>
          </table:table-cell>
          <table:table-cell table:formula="of:=[.H130]/[.$B$3]" office:value-type="percentage" office:value="0.101753641337906">
            <text:p>10,2%</text:p>
          </table:table-cell>
          <table:table-cell table:number-columns-repeated="1015"/>
        </table:table-row>
        <table:table-row table:style-name="ro1">
          <table:table-cell table:style-name="ce4" office:value-type="float" office:value="124">
            <text:p>124</text:p>
          </table:table-cell>
          <table:table-cell table:style-name="ce8" office:value-type="float" office:value="2549.330078">
            <text:p>2549.330078</text:p>
          </table:table-cell>
          <table:table-cell table:style-name="ce8" office:value-type="float" office:value="2517.33117835204">
            <text:p>2517.331178</text:p>
          </table:table-cell>
          <table:table-cell table:formula="of:=[.D130]+1" office:value-type="float" office:value="124">
            <text:p>124</text:p>
          </table:table-cell>
          <table:table-cell table:formula="of:=[.D131]/[.$B$4]" office:value-type="percentage" office:value="0.0985691573926868">
            <text:p>9,9%</text:p>
          </table:table-cell>
          <table:table-cell table:formula="of:=[.D131]*[.$B$5]" office:value-type="float" office:value="283651.899403711">
            <text:p>283651,899403711</text:p>
          </table:table-cell>
          <table:table-cell table:formula="of:=[.F131]/[.$B$3]" office:value-type="percentage" office:value="0.0985691573926868">
            <text:p>9,9%</text:p>
          </table:table-cell>
          <table:table-cell table:formula="of:=[.H130]+[.B131]" office:value-type="float" office:value="295365.200683">
            <text:p>295365,200683</text:p>
          </table:table-cell>
          <table:table-cell table:formula="of:=[.H131]/[.$B$3]" office:value-type="percentage" office:value="0.102639534639634">
            <text:p>10,3%</text:p>
          </table:table-cell>
          <table:table-cell table:number-columns-repeated="1015"/>
        </table:table-row>
        <table:table-row table:style-name="ro1">
          <table:table-cell table:style-name="ce4" office:value-type="float" office:value="125">
            <text:p>125</text:p>
          </table:table-cell>
          <table:table-cell table:style-name="ce8" office:value-type="float" office:value="2139.76001">
            <text:p>2139.760010</text:p>
          </table:table-cell>
          <table:table-cell table:style-name="ce8" office:value-type="float" office:value="2516.94004715511">
            <text:p>2516.940047</text:p>
          </table:table-cell>
          <table:table-cell table:formula="of:=[.D131]+1" office:value-type="float" office:value="125">
            <text:p>125</text:p>
          </table:table-cell>
          <table:table-cell table:formula="of:=[.D132]/[.$B$4]" office:value-type="percentage" office:value="0.0993640699523053">
            <text:p>9,9%</text:p>
          </table:table-cell>
          <table:table-cell table:formula="of:=[.D132]*[.$B$5]" office:value-type="float" office:value="285939.414721483">
            <text:p>285939,414721483</text:p>
          </table:table-cell>
          <table:table-cell table:formula="of:=[.F132]/[.$B$3]" office:value-type="percentage" office:value="0.0993640699523053">
            <text:p>9,9%</text:p>
          </table:table-cell>
          <table:table-cell table:formula="of:=[.H131]+[.B132]" office:value-type="float" office:value="297504.960693">
            <text:p>297504,960693</text:p>
          </table:table-cell>
          <table:table-cell table:formula="of:=[.H132]/[.$B$3]" office:value-type="percentage" office:value="0.103383102166069">
            <text:p>10,3%</text:p>
          </table:table-cell>
          <table:table-cell table:number-columns-repeated="1015"/>
        </table:table-row>
        <table:table-row table:style-name="ro1">
          <table:table-cell table:style-name="ce4" office:value-type="float" office:value="126">
            <text:p>126</text:p>
          </table:table-cell>
          <table:table-cell table:style-name="ce8" office:value-type="float" office:value="2469.909912">
            <text:p>2469.909912</text:p>
          </table:table-cell>
          <table:table-cell table:style-name="ce8" office:value-type="float" office:value="2516.86543021353">
            <text:p>2516.865430</text:p>
          </table:table-cell>
          <table:table-cell table:formula="of:=[.D132]+1" office:value-type="float" office:value="126">
            <text:p>126</text:p>
          </table:table-cell>
          <table:table-cell table:formula="of:=[.D133]/[.$B$4]" office:value-type="percentage" office:value="0.100158982511924">
            <text:p>10,0%</text:p>
          </table:table-cell>
          <table:table-cell table:formula="of:=[.D133]*[.$B$5]" office:value-type="float" office:value="288226.930039255">
            <text:p>288226,930039255</text:p>
          </table:table-cell>
          <table:table-cell table:formula="of:=[.F133]/[.$B$3]" office:value-type="percentage" office:value="0.100158982511924">
            <text:p>10,0%</text:p>
          </table:table-cell>
          <table:table-cell table:formula="of:=[.H132]+[.B133]" office:value-type="float" office:value="299974.870605">
            <text:p>299974,870605</text:p>
          </table:table-cell>
          <table:table-cell table:formula="of:=[.H133]/[.$B$3]" office:value-type="percentage" office:value="0.104241396925856">
            <text:p>10,4%</text:p>
          </table:table-cell>
          <table:table-cell table:number-columns-repeated="1015"/>
        </table:table-row>
        <table:table-row table:style-name="ro1">
          <table:table-cell table:style-name="ce4" office:value-type="float" office:value="127">
            <text:p>127</text:p>
          </table:table-cell>
          <table:table-cell table:style-name="ce8" office:value-type="float" office:value="2437.919922">
            <text:p>2437.919922</text:p>
          </table:table-cell>
          <table:table-cell table:style-name="ce8" office:value-type="float" office:value="2516.37667960232">
            <text:p>2516.376680</text:p>
          </table:table-cell>
          <table:table-cell table:formula="of:=[.D133]+1" office:value-type="float" office:value="127">
            <text:p>127</text:p>
          </table:table-cell>
          <table:table-cell table:formula="of:=[.D134]/[.$B$4]" office:value-type="percentage" office:value="0.100953895071542">
            <text:p>10,1%</text:p>
          </table:table-cell>
          <table:table-cell table:formula="of:=[.D134]*[.$B$5]" office:value-type="float" office:value="290514.445357026">
            <text:p>290514,445357026</text:p>
          </table:table-cell>
          <table:table-cell table:formula="of:=[.F134]/[.$B$3]" office:value-type="percentage" office:value="0.100953895071542">
            <text:p>10,1%</text:p>
          </table:table-cell>
          <table:table-cell table:formula="of:=[.H133]+[.B134]" office:value-type="float" office:value="302412.790527">
            <text:p>302412,790527</text:p>
          </table:table-cell>
          <table:table-cell table:formula="of:=[.H134]/[.$B$3]" office:value-type="percentage" office:value="0.105088575150319">
            <text:p>10,5%</text:p>
          </table:table-cell>
          <table:table-cell table:number-columns-repeated="1015"/>
        </table:table-row>
        <table:table-row table:style-name="ro1">
          <table:table-cell table:style-name="ce4" office:value-type="float" office:value="128">
            <text:p>128</text:p>
          </table:table-cell>
          <table:table-cell table:style-name="ce8" office:value-type="float" office:value="2150.48999">
            <text:p>2150.489990</text:p>
          </table:table-cell>
          <table:table-cell table:style-name="ce8" office:value-type="float" office:value="2516.3546431775">
            <text:p>2516.354643</text:p>
          </table:table-cell>
          <table:table-cell table:formula="of:=[.D134]+1" office:value-type="float" office:value="128">
            <text:p>128</text:p>
          </table:table-cell>
          <table:table-cell table:formula="of:=[.D135]/[.$B$4]" office:value-type="percentage" office:value="0.101748807631161">
            <text:p>10,2%</text:p>
          </table:table-cell>
          <table:table-cell table:formula="of:=[.D135]*[.$B$5]" office:value-type="float" office:value="292801.960674798">
            <text:p>292801,960674798</text:p>
          </table:table-cell>
          <table:table-cell table:formula="of:=[.F135]/[.$B$3]" office:value-type="percentage" office:value="0.101748807631161">
            <text:p>10,2%</text:p>
          </table:table-cell>
          <table:table-cell table:formula="of:=[.H134]+[.B135]" office:value-type="float" office:value="304563.280517">
            <text:p>304563,280517</text:p>
          </table:table-cell>
          <table:table-cell table:formula="of:=[.H135]/[.$B$3]" office:value-type="percentage" office:value="0.105835871349432">
            <text:p>10,6%</text:p>
          </table:table-cell>
          <table:table-cell table:number-columns-repeated="1015"/>
        </table:table-row>
        <table:table-row table:style-name="ro1">
          <table:table-cell table:style-name="ce4" office:value-type="float" office:value="129">
            <text:p>129</text:p>
          </table:table-cell>
          <table:table-cell table:style-name="ce8" office:value-type="float" office:value="2429.389893">
            <text:p>2429.389893</text:p>
          </table:table-cell>
          <table:table-cell table:style-name="ce8" office:value-type="float" office:value="2516.2974235735">
            <text:p>2516.297424</text:p>
          </table:table-cell>
          <table:table-cell table:formula="of:=[.D135]+1" office:value-type="float" office:value="129">
            <text:p>129</text:p>
          </table:table-cell>
          <table:table-cell table:formula="of:=[.D136]/[.$B$4]" office:value-type="percentage" office:value="0.102543720190779">
            <text:p>10,3%</text:p>
          </table:table-cell>
          <table:table-cell table:formula="of:=[.D136]*[.$B$5]" office:value-type="float" office:value="295089.47599257">
            <text:p>295089,47599257</text:p>
          </table:table-cell>
          <table:table-cell table:formula="of:=[.F136]/[.$B$3]" office:value-type="percentage" office:value="0.102543720190779">
            <text:p>10,3%</text:p>
          </table:table-cell>
          <table:table-cell table:formula="of:=[.H135]+[.B136]" office:value-type="float" office:value="306992.67041">
            <text:p>306992,67041</text:p>
          </table:table-cell>
          <table:table-cell table:formula="of:=[.H136]/[.$B$3]" office:value-type="percentage" office:value="0.106680085385138">
            <text:p>10,7%</text:p>
          </table:table-cell>
          <table:table-cell table:number-columns-repeated="1015"/>
        </table:table-row>
        <table:table-row table:style-name="ro1">
          <table:table-cell table:style-name="ce4" office:value-type="float" office:value="130">
            <text:p>130</text:p>
          </table:table-cell>
          <table:table-cell table:style-name="ce8" office:value-type="float" office:value="2139.120117">
            <text:p>2139.120117</text:p>
          </table:table-cell>
          <table:table-cell table:style-name="ce8" office:value-type="float" office:value="2515.18598680577">
            <text:p>2515.185987</text:p>
          </table:table-cell>
          <table:table-cell table:formula="of:=[.D136]+1" office:value-type="float" office:value="130">
            <text:p>130</text:p>
          </table:table-cell>
          <table:table-cell table:formula="of:=[.D137]/[.$B$4]" office:value-type="percentage" office:value="0.103338632750397">
            <text:p>10,3%</text:p>
          </table:table-cell>
          <table:table-cell table:formula="of:=[.D137]*[.$B$5]" office:value-type="float" office:value="297376.991310342">
            <text:p>297376,991310342</text:p>
          </table:table-cell>
          <table:table-cell table:formula="of:=[.F137]/[.$B$3]" office:value-type="percentage" office:value="0.103338632750397">
            <text:p>10,3%</text:p>
          </table:table-cell>
          <table:table-cell table:formula="of:=[.H136]+[.B137]" office:value-type="float" office:value="309131.790527">
            <text:p>309131,790527</text:p>
          </table:table-cell>
          <table:table-cell table:formula="of:=[.H137]/[.$B$3]" office:value-type="percentage" office:value="0.10742343054848">
            <text:p>10,7%</text:p>
          </table:table-cell>
          <table:table-cell table:number-columns-repeated="1015"/>
        </table:table-row>
        <table:table-row table:style-name="ro1">
          <table:table-cell table:style-name="ce4" office:value-type="float" office:value="131">
            <text:p>131</text:p>
          </table:table-cell>
          <table:table-cell table:style-name="ce8" office:value-type="float" office:value="2627.040039">
            <text:p>2627.040039</text:p>
          </table:table-cell>
          <table:table-cell table:style-name="ce8" office:value-type="float" office:value="2514.52358582553">
            <text:p>2514.523586</text:p>
          </table:table-cell>
          <table:table-cell table:formula="of:=[.D137]+1" office:value-type="float" office:value="131">
            <text:p>131</text:p>
          </table:table-cell>
          <table:table-cell table:formula="of:=[.D138]/[.$B$4]" office:value-type="percentage" office:value="0.104133545310016">
            <text:p>10,4%</text:p>
          </table:table-cell>
          <table:table-cell table:formula="of:=[.D138]*[.$B$5]" office:value-type="float" office:value="299664.506628114">
            <text:p>299664,506628114</text:p>
          </table:table-cell>
          <table:table-cell table:formula="of:=[.F138]/[.$B$3]" office:value-type="percentage" office:value="0.104133545310016">
            <text:p>10,4%</text:p>
          </table:table-cell>
          <table:table-cell table:formula="of:=[.H137]+[.B138]" office:value-type="float" office:value="311758.830566">
            <text:p>311758,830566</text:p>
          </table:table-cell>
          <table:table-cell table:formula="of:=[.H138]/[.$B$3]" office:value-type="percentage" office:value="0.108336328095175">
            <text:p>10,8%</text:p>
          </table:table-cell>
          <table:table-cell table:number-columns-repeated="1015"/>
        </table:table-row>
        <table:table-row table:style-name="ro1">
          <table:table-cell table:style-name="ce4" office:value-type="float" office:value="132">
            <text:p>132</text:p>
          </table:table-cell>
          <table:table-cell table:style-name="ce8" office:value-type="float" office:value="2452.51001">
            <text:p>2452.510010</text:p>
          </table:table-cell>
          <table:table-cell table:style-name="ce8" office:value-type="float" office:value="2514.45216311556">
            <text:p>2514.452163</text:p>
          </table:table-cell>
          <table:table-cell table:formula="of:=[.D138]+1" office:value-type="float" office:value="132">
            <text:p>132</text:p>
          </table:table-cell>
          <table:table-cell table:formula="of:=[.D139]/[.$B$4]" office:value-type="percentage" office:value="0.104928457869634">
            <text:p>10,5%</text:p>
          </table:table-cell>
          <table:table-cell table:formula="of:=[.D139]*[.$B$5]" office:value-type="float" office:value="301952.021945886">
            <text:p>301952,021945886</text:p>
          </table:table-cell>
          <table:table-cell table:formula="of:=[.F139]/[.$B$3]" office:value-type="percentage" office:value="0.104928457869634">
            <text:p>10,5%</text:p>
          </table:table-cell>
          <table:table-cell table:formula="of:=[.H138]+[.B139]" office:value-type="float" office:value="314211.340576">
            <text:p>314211,340576</text:p>
          </table:table-cell>
          <table:table-cell table:formula="of:=[.H139]/[.$B$3]" office:value-type="percentage" office:value="0.109188576381511">
            <text:p>10,9%</text:p>
          </table:table-cell>
          <table:table-cell table:number-columns-repeated="1015"/>
        </table:table-row>
        <table:table-row table:style-name="ro1">
          <table:table-cell table:style-name="ce4" office:value-type="float" office:value="133">
            <text:p>133</text:p>
          </table:table-cell>
          <table:table-cell table:style-name="ce8" office:value-type="float" office:value="2477.129883">
            <text:p>2477.129883</text:p>
          </table:table-cell>
          <table:table-cell table:style-name="ce8" office:value-type="float" office:value="2514.11916663362">
            <text:p>2514.119167</text:p>
          </table:table-cell>
          <table:table-cell table:formula="of:=[.D139]+1" office:value-type="float" office:value="133">
            <text:p>133</text:p>
          </table:table-cell>
          <table:table-cell table:formula="of:=[.D140]/[.$B$4]" office:value-type="percentage" office:value="0.105723370429253">
            <text:p>10,6%</text:p>
          </table:table-cell>
          <table:table-cell table:formula="of:=[.D140]*[.$B$5]" office:value-type="float" office:value="304239.537263658">
            <text:p>304239,537263658</text:p>
          </table:table-cell>
          <table:table-cell table:formula="of:=[.F140]/[.$B$3]" office:value-type="percentage" office:value="0.105723370429253">
            <text:p>10,6%</text:p>
          </table:table-cell>
          <table:table-cell table:formula="of:=[.H139]+[.B140]" office:value-type="float" office:value="316688.470459">
            <text:p>316688,470459</text:p>
          </table:table-cell>
          <table:table-cell table:formula="of:=[.H140]/[.$B$3]" office:value-type="percentage" office:value="0.110049380084335">
            <text:p>11,0%</text:p>
          </table:table-cell>
          <table:table-cell table:number-columns-repeated="1015"/>
        </table:table-row>
        <table:table-row table:style-name="ro1">
          <table:table-cell table:style-name="ce4" office:value-type="float" office:value="134">
            <text:p>134</text:p>
          </table:table-cell>
          <table:table-cell table:style-name="ce8" office:value-type="float" office:value="2163.120117">
            <text:p>2163.120117</text:p>
          </table:table-cell>
          <table:table-cell table:style-name="ce8" office:value-type="float" office:value="2513.19160660235">
            <text:p>2513.191607</text:p>
          </table:table-cell>
          <table:table-cell table:formula="of:=[.D140]+1" office:value-type="float" office:value="134">
            <text:p>134</text:p>
          </table:table-cell>
          <table:table-cell table:formula="of:=[.D141]/[.$B$4]" office:value-type="percentage" office:value="0.106518282988871">
            <text:p>10,7%</text:p>
          </table:table-cell>
          <table:table-cell table:formula="of:=[.D141]*[.$B$5]" office:value-type="float" office:value="306527.052581429">
            <text:p>306527,052581429</text:p>
          </table:table-cell>
          <table:table-cell table:formula="of:=[.F141]/[.$B$3]" office:value-type="percentage" office:value="0.106518282988871">
            <text:p>10,7%</text:p>
          </table:table-cell>
          <table:table-cell table:formula="of:=[.H140]+[.B141]" office:value-type="float" office:value="318851.590576">
            <text:p>318851,590576</text:p>
          </table:table-cell>
          <table:table-cell table:formula="of:=[.H141]/[.$B$3]" office:value-type="percentage" office:value="0.110801065258028">
            <text:p>11,1%</text:p>
          </table:table-cell>
          <table:table-cell table:number-columns-repeated="1015"/>
        </table:table-row>
        <table:table-row table:style-name="ro1">
          <table:table-cell table:style-name="ce4" office:value-type="float" office:value="135">
            <text:p>135</text:p>
          </table:table-cell>
          <table:table-cell table:style-name="ce8" office:value-type="float" office:value="2477.570068">
            <text:p>2477.570068</text:p>
          </table:table-cell>
          <table:table-cell table:style-name="ce8" office:value-type="float" office:value="2513.15867921908">
            <text:p>2513.158679</text:p>
          </table:table-cell>
          <table:table-cell table:formula="of:=[.D141]+1" office:value-type="float" office:value="135">
            <text:p>135</text:p>
          </table:table-cell>
          <table:table-cell table:formula="of:=[.D142]/[.$B$4]" office:value-type="percentage" office:value="0.10731319554849">
            <text:p>10,7%</text:p>
          </table:table-cell>
          <table:table-cell table:formula="of:=[.D142]*[.$B$5]" office:value-type="float" office:value="308814.567899201">
            <text:p>308814,567899201</text:p>
          </table:table-cell>
          <table:table-cell table:formula="of:=[.F142]/[.$B$3]" office:value-type="percentage" office:value="0.10731319554849">
            <text:p>10,7%</text:p>
          </table:table-cell>
          <table:table-cell table:formula="of:=[.H141]+[.B142]" office:value-type="float" office:value="321329.160644">
            <text:p>321329,160644</text:p>
          </table:table-cell>
          <table:table-cell table:formula="of:=[.H142]/[.$B$3]" office:value-type="percentage" office:value="0.111662021925329">
            <text:p>11,2%</text:p>
          </table:table-cell>
          <table:table-cell table:number-columns-repeated="1015"/>
        </table:table-row>
        <table:table-row table:style-name="ro1">
          <table:table-cell table:style-name="ce4" office:value-type="float" office:value="136">
            <text:p>136</text:p>
          </table:table-cell>
          <table:table-cell table:style-name="ce8" office:value-type="float" office:value="2432.459961">
            <text:p>2432.459961</text:p>
          </table:table-cell>
          <table:table-cell table:style-name="ce8" office:value-type="float" office:value="2513.15280201218">
            <text:p>2513.152802</text:p>
          </table:table-cell>
          <table:table-cell table:formula="of:=[.D142]+1" office:value-type="float" office:value="136">
            <text:p>136</text:p>
          </table:table-cell>
          <table:table-cell table:formula="of:=[.D143]/[.$B$4]" office:value-type="percentage" office:value="0.108108108108108">
            <text:p>10,8%</text:p>
          </table:table-cell>
          <table:table-cell table:formula="of:=[.D143]*[.$B$5]" office:value-type="float" office:value="311102.083216973">
            <text:p>311102,083216973</text:p>
          </table:table-cell>
          <table:table-cell table:formula="of:=[.F143]/[.$B$3]" office:value-type="percentage" office:value="0.108108108108108">
            <text:p>10,8%</text:p>
          </table:table-cell>
          <table:table-cell table:formula="of:=[.H142]+[.B143]" office:value-type="float" office:value="323761.620605">
            <text:p>323761,620605</text:p>
          </table:table-cell>
          <table:table-cell table:formula="of:=[.H143]/[.$B$3]" office:value-type="percentage" office:value="0.112507302810989">
            <text:p>11,3%</text:p>
          </table:table-cell>
          <table:table-cell table:number-columns-repeated="1015"/>
        </table:table-row>
        <table:table-row table:style-name="ro1">
          <table:table-cell table:style-name="ce4" office:value-type="float" office:value="137">
            <text:p>137</text:p>
          </table:table-cell>
          <table:table-cell table:style-name="ce8" office:value-type="float" office:value="2626.070068">
            <text:p>2626.070068</text:p>
          </table:table-cell>
          <table:table-cell table:style-name="ce8" office:value-type="float" office:value="2512.99282749053">
            <text:p>2512.992827</text:p>
          </table:table-cell>
          <table:table-cell table:formula="of:=[.D143]+1" office:value-type="float" office:value="137">
            <text:p>137</text:p>
          </table:table-cell>
          <table:table-cell table:formula="of:=[.D144]/[.$B$4]" office:value-type="percentage" office:value="0.108903020667727">
            <text:p>10,9%</text:p>
          </table:table-cell>
          <table:table-cell table:formula="of:=[.D144]*[.$B$5]" office:value-type="float" office:value="313389.598534745">
            <text:p>313389,598534745</text:p>
          </table:table-cell>
          <table:table-cell table:formula="of:=[.F144]/[.$B$3]" office:value-type="percentage" office:value="0.108903020667727">
            <text:p>10,9%</text:p>
          </table:table-cell>
          <table:table-cell table:formula="of:=[.H143]+[.B144]" office:value-type="float" office:value="326387.690673">
            <text:p>326387,690673</text:p>
          </table:table-cell>
          <table:table-cell table:formula="of:=[.H144]/[.$B$3]" office:value-type="percentage" office:value="0.113419863292344">
            <text:p>11,3%</text:p>
          </table:table-cell>
          <table:table-cell table:number-columns-repeated="1015"/>
        </table:table-row>
        <table:table-row table:style-name="ro1">
          <table:table-cell table:style-name="ce4" office:value-type="float" office:value="138">
            <text:p>138</text:p>
          </table:table-cell>
          <table:table-cell table:style-name="ce8" office:value-type="float" office:value="2464.610107">
            <text:p>2464.610107</text:p>
          </table:table-cell>
          <table:table-cell table:style-name="ce8" office:value-type="float" office:value="2512.84198309182">
            <text:p>2512.841983</text:p>
          </table:table-cell>
          <table:table-cell table:formula="of:=[.D144]+1" office:value-type="float" office:value="138">
            <text:p>138</text:p>
          </table:table-cell>
          <table:table-cell table:formula="of:=[.D145]/[.$B$4]" office:value-type="percentage" office:value="0.109697933227345">
            <text:p>11,0%</text:p>
          </table:table-cell>
          <table:table-cell table:formula="of:=[.D145]*[.$B$5]" office:value-type="float" office:value="315677.113852517">
            <text:p>315677,113852517</text:p>
          </table:table-cell>
          <table:table-cell table:formula="of:=[.F145]/[.$B$3]" office:value-type="percentage" office:value="0.109697933227345">
            <text:p>11,0%</text:p>
          </table:table-cell>
          <table:table-cell table:formula="of:=[.H144]+[.B145]" office:value-type="float" office:value="328852.30078">
            <text:p>328852,30078</text:p>
          </table:table-cell>
          <table:table-cell table:formula="of:=[.H145]/[.$B$3]" office:value-type="percentage" office:value="0.114276316367607">
            <text:p>11,4%</text:p>
          </table:table-cell>
          <table:table-cell table:number-columns-repeated="1015"/>
        </table:table-row>
        <table:table-row table:style-name="ro1">
          <table:table-cell table:style-name="ce4" office:value-type="float" office:value="139">
            <text:p>139</text:p>
          </table:table-cell>
          <table:table-cell table:style-name="ce8" office:value-type="float" office:value="2388.610107">
            <text:p>2388.610107</text:p>
          </table:table-cell>
          <table:table-cell table:style-name="ce8" office:value-type="float" office:value="2512.84023275915">
            <text:p>2512.840233</text:p>
          </table:table-cell>
          <table:table-cell table:formula="of:=[.D145]+1" office:value-type="float" office:value="139">
            <text:p>139</text:p>
          </table:table-cell>
          <table:table-cell table:formula="of:=[.D146]/[.$B$4]" office:value-type="percentage" office:value="0.110492845786963">
            <text:p>11,0%</text:p>
          </table:table-cell>
          <table:table-cell table:formula="of:=[.D146]*[.$B$5]" office:value-type="float" office:value="317964.629170289">
            <text:p>317964,629170289</text:p>
          </table:table-cell>
          <table:table-cell table:formula="of:=[.F146]/[.$B$3]" office:value-type="percentage" office:value="0.110492845786963">
            <text:p>11,0%</text:p>
          </table:table-cell>
          <table:table-cell table:formula="of:=[.H145]+[.B146]" office:value-type="float" office:value="331240.910887">
            <text:p>331240,910887</text:p>
          </table:table-cell>
          <table:table-cell table:formula="of:=[.H146]/[.$B$3]" office:value-type="percentage" office:value="0.115106359410088">
            <text:p>11,5%</text:p>
          </table:table-cell>
          <table:table-cell table:number-columns-repeated="1015"/>
        </table:table-row>
        <table:table-row table:style-name="ro1">
          <table:table-cell table:style-name="ce4" office:value-type="float" office:value="140">
            <text:p>140</text:p>
          </table:table-cell>
          <table:table-cell table:style-name="ce8" office:value-type="float" office:value="2798.030029">
            <text:p>2798.030029</text:p>
          </table:table-cell>
          <table:table-cell table:style-name="ce8" office:value-type="float" office:value="2512.8276910754">
            <text:p>2512.827691</text:p>
          </table:table-cell>
          <table:table-cell table:formula="of:=[.D146]+1" office:value-type="float" office:value="140">
            <text:p>140</text:p>
          </table:table-cell>
          <table:table-cell table:formula="of:=[.D147]/[.$B$4]" office:value-type="percentage" office:value="0.111287758346582">
            <text:p>11,1%</text:p>
          </table:table-cell>
          <table:table-cell table:formula="of:=[.D147]*[.$B$5]" office:value-type="float" office:value="320252.144488061">
            <text:p>320252,144488061</text:p>
          </table:table-cell>
          <table:table-cell table:formula="of:=[.F147]/[.$B$3]" office:value-type="percentage" office:value="0.111287758346582">
            <text:p>11,1%</text:p>
          </table:table-cell>
          <table:table-cell table:formula="of:=[.H146]+[.B147]" office:value-type="float" office:value="334038.940916">
            <text:p>334038,940916</text:p>
          </table:table-cell>
          <table:table-cell table:formula="of:=[.H147]/[.$B$3]" office:value-type="percentage" office:value="0.116078676052063">
            <text:p>11,6%</text:p>
          </table:table-cell>
          <table:table-cell table:number-columns-repeated="1015"/>
        </table:table-row>
        <table:table-row table:style-name="ro1">
          <table:table-cell table:style-name="ce4" office:value-type="float" office:value="141">
            <text:p>141</text:p>
          </table:table-cell>
          <table:table-cell table:style-name="ce8" office:value-type="float" office:value="2762.129883">
            <text:p>2762.129883</text:p>
          </table:table-cell>
          <table:table-cell table:style-name="ce8" office:value-type="float" office:value="2512.31808384918">
            <text:p>2512.318084</text:p>
          </table:table-cell>
          <table:table-cell table:formula="of:=[.D147]+1" office:value-type="float" office:value="141">
            <text:p>141</text:p>
          </table:table-cell>
          <table:table-cell table:formula="of:=[.D148]/[.$B$4]" office:value-type="percentage" office:value="0.1120826709062">
            <text:p>11,2%</text:p>
          </table:table-cell>
          <table:table-cell table:formula="of:=[.D148]*[.$B$5]" office:value-type="float" office:value="322539.659805832">
            <text:p>322539,659805832</text:p>
          </table:table-cell>
          <table:table-cell table:formula="of:=[.F148]/[.$B$3]" office:value-type="percentage" office:value="0.1120826709062">
            <text:p>11,2%</text:p>
          </table:table-cell>
          <table:table-cell table:formula="of:=[.H147]+[.B148]" office:value-type="float" office:value="336801.070799">
            <text:p>336801,070799</text:p>
          </table:table-cell>
          <table:table-cell table:formula="of:=[.H148]/[.$B$3]" office:value-type="percentage" office:value="0.117038517377817">
            <text:p>11,7%</text:p>
          </table:table-cell>
          <table:table-cell table:number-columns-repeated="1015"/>
        </table:table-row>
        <table:table-row table:style-name="ro1">
          <table:table-cell table:style-name="ce4" office:value-type="float" office:value="142">
            <text:p>142</text:p>
          </table:table-cell>
          <table:table-cell table:style-name="ce8" office:value-type="float" office:value="2438.300049">
            <text:p>2438.300049</text:p>
          </table:table-cell>
          <table:table-cell table:style-name="ce8" office:value-type="float" office:value="2512.08107156223">
            <text:p>2512.081072</text:p>
          </table:table-cell>
          <table:table-cell table:formula="of:=[.D148]+1" office:value-type="float" office:value="142">
            <text:p>142</text:p>
          </table:table-cell>
          <table:table-cell table:formula="of:=[.D149]/[.$B$4]" office:value-type="percentage" office:value="0.112877583465819">
            <text:p>11,3%</text:p>
          </table:table-cell>
          <table:table-cell table:formula="of:=[.D149]*[.$B$5]" office:value-type="float" office:value="324827.175123604">
            <text:p>324827,175123604</text:p>
          </table:table-cell>
          <table:table-cell table:formula="of:=[.F149]/[.$B$3]" office:value-type="percentage" office:value="0.112877583465819">
            <text:p>11,3%</text:p>
          </table:table-cell>
          <table:table-cell table:formula="of:=[.H148]+[.B149]" office:value-type="float" office:value="339239.370848">
            <text:p>339239,370848</text:p>
          </table:table-cell>
          <table:table-cell table:formula="of:=[.H149]/[.$B$3]" office:value-type="percentage" office:value="0.117885827696577">
            <text:p>11,8%</text:p>
          </table:table-cell>
          <table:table-cell table:number-columns-repeated="1015"/>
        </table:table-row>
        <table:table-row table:style-name="ro1">
          <table:table-cell table:style-name="ce4" office:value-type="float" office:value="143">
            <text:p>143</text:p>
          </table:table-cell>
          <table:table-cell table:style-name="ce8" office:value-type="float" office:value="2430.060059">
            <text:p>2430.060059</text:p>
          </table:table-cell>
          <table:table-cell table:style-name="ce8" office:value-type="float" office:value="2512.03873603315">
            <text:p>2512.038736</text:p>
          </table:table-cell>
          <table:table-cell table:formula="of:=[.D149]+1" office:value-type="float" office:value="143">
            <text:p>143</text:p>
          </table:table-cell>
          <table:table-cell table:formula="of:=[.D150]/[.$B$4]" office:value-type="percentage" office:value="0.113672496025437">
            <text:p>11,4%</text:p>
          </table:table-cell>
          <table:table-cell table:formula="of:=[.D150]*[.$B$5]" office:value-type="float" office:value="327114.690441376">
            <text:p>327114,690441376</text:p>
          </table:table-cell>
          <table:table-cell table:formula="of:=[.F150]/[.$B$3]" office:value-type="percentage" office:value="0.113672496025437">
            <text:p>11,4%</text:p>
          </table:table-cell>
          <table:table-cell table:formula="of:=[.H149]+[.B150]" office:value-type="float" office:value="341669.430907">
            <text:p>341669,430907</text:p>
          </table:table-cell>
          <table:table-cell table:formula="of:=[.H150]/[.$B$3]" office:value-type="percentage" office:value="0.118730274615257">
            <text:p>11,9%</text:p>
          </table:table-cell>
          <table:table-cell table:number-columns-repeated="1015"/>
        </table:table-row>
        <table:table-row table:style-name="ro1">
          <table:table-cell table:style-name="ce4" office:value-type="float" office:value="144">
            <text:p>144</text:p>
          </table:table-cell>
          <table:table-cell table:style-name="ce8" office:value-type="float" office:value="2602.419922">
            <text:p>2602.419922</text:p>
          </table:table-cell>
          <table:table-cell table:style-name="ce8" office:value-type="float" office:value="2512.03344435875">
            <text:p>2512.033444</text:p>
          </table:table-cell>
          <table:table-cell table:formula="of:=[.D150]+1" office:value-type="float" office:value="144">
            <text:p>144</text:p>
          </table:table-cell>
          <table:table-cell table:formula="of:=[.D151]/[.$B$4]" office:value-type="percentage" office:value="0.114467408585056">
            <text:p>11,4%</text:p>
          </table:table-cell>
          <table:table-cell table:formula="of:=[.D151]*[.$B$5]" office:value-type="float" office:value="329402.205759148">
            <text:p>329402,205759148</text:p>
          </table:table-cell>
          <table:table-cell table:formula="of:=[.F151]/[.$B$3]" office:value-type="percentage" office:value="0.114467408585056">
            <text:p>11,4%</text:p>
          </table:table-cell>
          <table:table-cell table:formula="of:=[.H150]+[.B151]" office:value-type="float" office:value="344271.850829">
            <text:p>344271,850829</text:p>
          </table:table-cell>
          <table:table-cell table:formula="of:=[.H151]/[.$B$3]" office:value-type="percentage" office:value="0.119634616660675">
            <text:p>12,0%</text:p>
          </table:table-cell>
          <table:table-cell table:number-columns-repeated="1015"/>
        </table:table-row>
        <table:table-row table:style-name="ro1">
          <table:table-cell table:style-name="ce4" office:value-type="float" office:value="145">
            <text:p>145</text:p>
          </table:table-cell>
          <table:table-cell table:style-name="ce8" office:value-type="float" office:value="2569.129883">
            <text:p>2569.129883</text:p>
          </table:table-cell>
          <table:table-cell table:style-name="ce8" office:value-type="float" office:value="2511.45715694612">
            <text:p>2511.457157</text:p>
          </table:table-cell>
          <table:table-cell table:formula="of:=[.D151]+1" office:value-type="float" office:value="145">
            <text:p>145</text:p>
          </table:table-cell>
          <table:table-cell table:formula="of:=[.D152]/[.$B$4]" office:value-type="percentage" office:value="0.115262321144674">
            <text:p>11,5%</text:p>
          </table:table-cell>
          <table:table-cell table:formula="of:=[.D152]*[.$B$5]" office:value-type="float" office:value="331689.72107692">
            <text:p>331689,72107692</text:p>
          </table:table-cell>
          <table:table-cell table:formula="of:=[.F152]/[.$B$3]" office:value-type="percentage" office:value="0.115262321144674">
            <text:p>11,5%</text:p>
          </table:table-cell>
          <table:table-cell table:formula="of:=[.H151]+[.B152]" office:value-type="float" office:value="346840.980712">
            <text:p>346840,980712</text:p>
          </table:table-cell>
          <table:table-cell table:formula="of:=[.H152]/[.$B$3]" office:value-type="percentage" office:value="0.120527390403181">
            <text:p>12,1%</text:p>
          </table:table-cell>
          <table:table-cell table:number-columns-repeated="1015"/>
        </table:table-row>
        <table:table-row table:style-name="ro1">
          <table:table-cell table:style-name="ce4" office:value-type="float" office:value="146">
            <text:p>146</text:p>
          </table:table-cell>
          <table:table-cell table:style-name="ce8" office:value-type="float" office:value="2412.909912">
            <text:p>2412.909912</text:p>
          </table:table-cell>
          <table:table-cell table:style-name="ce8" office:value-type="float" office:value="2511.34595823566">
            <text:p>2511.345958</text:p>
          </table:table-cell>
          <table:table-cell table:formula="of:=[.D152]+1" office:value-type="float" office:value="146">
            <text:p>146</text:p>
          </table:table-cell>
          <table:table-cell table:formula="of:=[.D153]/[.$B$4]" office:value-type="percentage" office:value="0.116057233704293">
            <text:p>11,6%</text:p>
          </table:table-cell>
          <table:table-cell table:formula="of:=[.D153]*[.$B$5]" office:value-type="float" office:value="333977.236394692">
            <text:p>333977,236394692</text:p>
          </table:table-cell>
          <table:table-cell table:formula="of:=[.F153]/[.$B$3]" office:value-type="percentage" office:value="0.116057233704293">
            <text:p>11,6%</text:p>
          </table:table-cell>
          <table:table-cell table:formula="of:=[.H152]+[.B153]" office:value-type="float" office:value="349253.890624">
            <text:p>349253,890624</text:p>
          </table:table-cell>
          <table:table-cell table:formula="of:=[.H153]/[.$B$3]" office:value-type="percentage" office:value="0.121365877638382">
            <text:p>12,1%</text:p>
          </table:table-cell>
          <table:table-cell table:number-columns-repeated="1015"/>
        </table:table-row>
        <table:table-row table:style-name="ro1">
          <table:table-cell table:style-name="ce4" office:value-type="float" office:value="147">
            <text:p>147</text:p>
          </table:table-cell>
          <table:table-cell table:style-name="ce8" office:value-type="float" office:value="2774.879883">
            <text:p>2774.879883</text:p>
          </table:table-cell>
          <table:table-cell table:style-name="ce8" office:value-type="float" office:value="2511.32680063818">
            <text:p>2511.326801</text:p>
          </table:table-cell>
          <table:table-cell table:formula="of:=[.D153]+1" office:value-type="float" office:value="147">
            <text:p>147</text:p>
          </table:table-cell>
          <table:table-cell table:formula="of:=[.D154]/[.$B$4]" office:value-type="percentage" office:value="0.116852146263911">
            <text:p>11,7%</text:p>
          </table:table-cell>
          <table:table-cell table:formula="of:=[.D154]*[.$B$5]" office:value-type="float" office:value="336264.751712464">
            <text:p>336264,751712464</text:p>
          </table:table-cell>
          <table:table-cell table:formula="of:=[.F154]/[.$B$3]" office:value-type="percentage" office:value="0.116852146263911">
            <text:p>11,7%</text:p>
          </table:table-cell>
          <table:table-cell table:formula="of:=[.H153]+[.B154]" office:value-type="float" office:value="352028.770507">
            <text:p>352028,770507</text:p>
          </table:table-cell>
          <table:table-cell table:formula="of:=[.H154]/[.$B$3]" office:value-type="percentage" office:value="0.122330149594636">
            <text:p>12,2%</text:p>
          </table:table-cell>
          <table:table-cell table:number-columns-repeated="1015"/>
        </table:table-row>
        <table:table-row table:style-name="ro1">
          <table:table-cell table:style-name="ce4" office:value-type="float" office:value="148">
            <text:p>148</text:p>
          </table:table-cell>
          <table:table-cell table:style-name="ce8" office:value-type="float" office:value="2821.97998">
            <text:p>2821.979980</text:p>
          </table:table-cell>
          <table:table-cell table:style-name="ce8" office:value-type="float" office:value="2511.31601709613">
            <text:p>2511.316017</text:p>
          </table:table-cell>
          <table:table-cell table:formula="of:=[.D154]+1" office:value-type="float" office:value="148">
            <text:p>148</text:p>
          </table:table-cell>
          <table:table-cell table:formula="of:=[.D155]/[.$B$4]" office:value-type="percentage" office:value="0.117647058823529">
            <text:p>11,8%</text:p>
          </table:table-cell>
          <table:table-cell table:formula="of:=[.D155]*[.$B$5]" office:value-type="float" office:value="338552.267030235">
            <text:p>338552,267030235</text:p>
          </table:table-cell>
          <table:table-cell table:formula="of:=[.F155]/[.$B$3]" office:value-type="percentage" office:value="0.117647058823529">
            <text:p>11,8%</text:p>
          </table:table-cell>
          <table:table-cell table:formula="of:=[.H154]+[.B155]" office:value-type="float" office:value="354850.750487">
            <text:p>354850,750487</text:p>
          </table:table-cell>
          <table:table-cell table:formula="of:=[.H155]/[.$B$3]" office:value-type="percentage" office:value="0.123310788854913">
            <text:p>12,3%</text:p>
          </table:table-cell>
          <table:table-cell table:number-columns-repeated="1015"/>
        </table:table-row>
        <table:table-row table:style-name="ro1">
          <table:table-cell table:style-name="ce4" office:value-type="float" office:value="149">
            <text:p>149</text:p>
          </table:table-cell>
          <table:table-cell table:style-name="ce8" office:value-type="float" office:value="2475.419922">
            <text:p>2475.419922</text:p>
          </table:table-cell>
          <table:table-cell table:style-name="ce8" office:value-type="float" office:value="2511.24796523737">
            <text:p>2511.247965</text:p>
          </table:table-cell>
          <table:table-cell table:formula="of:=[.D155]+1" office:value-type="float" office:value="149">
            <text:p>149</text:p>
          </table:table-cell>
          <table:table-cell table:formula="of:=[.D156]/[.$B$4]" office:value-type="percentage" office:value="0.118441971383148">
            <text:p>11,8%</text:p>
          </table:table-cell>
          <table:table-cell table:formula="of:=[.D156]*[.$B$5]" office:value-type="float" office:value="340839.782348007">
            <text:p>340839,782348007</text:p>
          </table:table-cell>
          <table:table-cell table:formula="of:=[.F156]/[.$B$3]" office:value-type="percentage" office:value="0.118441971383148">
            <text:p>11,8%</text:p>
          </table:table-cell>
          <table:table-cell table:formula="of:=[.H155]+[.B156]" office:value-type="float" office:value="357326.170409">
            <text:p>357326,170409</text:p>
          </table:table-cell>
          <table:table-cell table:formula="of:=[.H156]/[.$B$3]" office:value-type="percentage" office:value="0.124170998345552">
            <text:p>12,4%</text:p>
          </table:table-cell>
          <table:table-cell table:number-columns-repeated="1015"/>
        </table:table-row>
        <table:table-row table:style-name="ro1">
          <table:table-cell table:style-name="ce4" office:value-type="float" office:value="150">
            <text:p>150</text:p>
          </table:table-cell>
          <table:table-cell table:style-name="ce8" office:value-type="float" office:value="2470.300049">
            <text:p>2470.300049</text:p>
          </table:table-cell>
          <table:table-cell table:style-name="ce8" office:value-type="float" office:value="2510.42477805519">
            <text:p>2510.424778</text:p>
          </table:table-cell>
          <table:table-cell table:formula="of:=[.D156]+1" office:value-type="float" office:value="150">
            <text:p>150</text:p>
          </table:table-cell>
          <table:table-cell table:formula="of:=[.D157]/[.$B$4]" office:value-type="percentage" office:value="0.119236883942766">
            <text:p>11,9%</text:p>
          </table:table-cell>
          <table:table-cell table:formula="of:=[.D157]*[.$B$5]" office:value-type="float" office:value="343127.297665779">
            <text:p>343127,297665779</text:p>
          </table:table-cell>
          <table:table-cell table:formula="of:=[.F157]/[.$B$3]" office:value-type="percentage" office:value="0.119236883942766">
            <text:p>11,9%</text:p>
          </table:table-cell>
          <table:table-cell table:formula="of:=[.H156]+[.B157]" office:value-type="float" office:value="359796.470458">
            <text:p>359796,470458</text:p>
          </table:table-cell>
          <table:table-cell table:formula="of:=[.H157]/[.$B$3]" office:value-type="percentage" office:value="0.125029428678114">
            <text:p>12,5%</text:p>
          </table:table-cell>
          <table:table-cell table:number-columns-repeated="1015"/>
        </table:table-row>
        <table:table-row table:style-name="ro1">
          <table:table-cell table:style-name="ce4" office:value-type="float" office:value="151">
            <text:p>151</text:p>
          </table:table-cell>
          <table:table-cell table:style-name="ce8" office:value-type="float" office:value="2476.830078">
            <text:p>2476.830078</text:p>
          </table:table-cell>
          <table:table-cell table:style-name="ce8" office:value-type="float" office:value="2510.42473313003">
            <text:p>2510.424733</text:p>
          </table:table-cell>
          <table:table-cell table:formula="of:=[.D157]+1" office:value-type="float" office:value="151">
            <text:p>151</text:p>
          </table:table-cell>
          <table:table-cell table:formula="of:=[.D158]/[.$B$4]" office:value-type="percentage" office:value="0.120031796502385">
            <text:p>12,0%</text:p>
          </table:table-cell>
          <table:table-cell table:formula="of:=[.D158]*[.$B$5]" office:value-type="float" office:value="345414.812983551">
            <text:p>345414,812983551</text:p>
          </table:table-cell>
          <table:table-cell table:formula="of:=[.F158]/[.$B$3]" office:value-type="percentage" office:value="0.120031796502385">
            <text:p>12,0%</text:p>
          </table:table-cell>
          <table:table-cell table:formula="of:=[.H157]+[.B158]" office:value-type="float" office:value="362273.300536">
            <text:p>362273,300536</text:p>
          </table:table-cell>
          <table:table-cell table:formula="of:=[.H158]/[.$B$3]" office:value-type="percentage" office:value="0.12589012819857">
            <text:p>12,6%</text:p>
          </table:table-cell>
          <table:table-cell table:number-columns-repeated="1015"/>
        </table:table-row>
        <table:table-row table:style-name="ro1">
          <table:table-cell table:style-name="ce4" office:value-type="float" office:value="152">
            <text:p>152</text:p>
          </table:table-cell>
          <table:table-cell table:style-name="ce8" office:value-type="float" office:value="2438.209961">
            <text:p>2438.209961</text:p>
          </table:table-cell>
          <table:table-cell table:style-name="ce8" office:value-type="float" office:value="2510.1153308304">
            <text:p>2510.115331</text:p>
          </table:table-cell>
          <table:table-cell table:formula="of:=[.D158]+1" office:value-type="float" office:value="152">
            <text:p>152</text:p>
          </table:table-cell>
          <table:table-cell table:formula="of:=[.D159]/[.$B$4]" office:value-type="percentage" office:value="0.120826709062003">
            <text:p>12,1%</text:p>
          </table:table-cell>
          <table:table-cell table:formula="of:=[.D159]*[.$B$5]" office:value-type="float" office:value="347702.328301323">
            <text:p>347702,328301323</text:p>
          </table:table-cell>
          <table:table-cell table:formula="of:=[.F159]/[.$B$3]" office:value-type="percentage" office:value="0.120826709062003">
            <text:p>12,1%</text:p>
          </table:table-cell>
          <table:table-cell table:formula="of:=[.H158]+[.B159]" office:value-type="float" office:value="364711.510497">
            <text:p>364711,510497</text:p>
          </table:table-cell>
          <table:table-cell table:formula="of:=[.H159]/[.$B$3]" office:value-type="percentage" office:value="0.126737407211711">
            <text:p>12,7%</text:p>
          </table:table-cell>
          <table:table-cell table:number-columns-repeated="1015"/>
        </table:table-row>
        <table:table-row table:style-name="ro1">
          <table:table-cell table:style-name="ce4" office:value-type="float" office:value="153">
            <text:p>153</text:p>
          </table:table-cell>
          <table:table-cell table:style-name="ce8" office:value-type="float" office:value="2453.459961">
            <text:p>2453.459961</text:p>
          </table:table-cell>
          <table:table-cell table:style-name="ce8" office:value-type="float" office:value="2510.02231879635">
            <text:p>2510.022319</text:p>
          </table:table-cell>
          <table:table-cell table:formula="of:=[.D159]+1" office:value-type="float" office:value="153">
            <text:p>153</text:p>
          </table:table-cell>
          <table:table-cell table:formula="of:=[.D160]/[.$B$4]" office:value-type="percentage" office:value="0.121621621621622">
            <text:p>12,2%</text:p>
          </table:table-cell>
          <table:table-cell table:formula="of:=[.D160]*[.$B$5]" office:value-type="float" office:value="349989.843619095">
            <text:p>349989,843619095</text:p>
          </table:table-cell>
          <table:table-cell table:formula="of:=[.F160]/[.$B$3]" office:value-type="percentage" office:value="0.121621621621622">
            <text:p>12,2%</text:p>
          </table:table-cell>
          <table:table-cell table:formula="of:=[.H159]+[.B160]" office:value-type="float" office:value="367164.970458">
            <text:p>367164,970458</text:p>
          </table:table-cell>
          <table:table-cell table:formula="of:=[.H160]/[.$B$3]" office:value-type="percentage" office:value="0.127589985606429">
            <text:p>12,8%</text:p>
          </table:table-cell>
          <table:table-cell table:number-columns-repeated="1015"/>
        </table:table-row>
        <table:table-row table:style-name="ro1">
          <table:table-cell table:style-name="ce4" office:value-type="float" office:value="154">
            <text:p>154</text:p>
          </table:table-cell>
          <table:table-cell table:style-name="ce8" office:value-type="float" office:value="2476.350098">
            <text:p>2476.350098</text:p>
          </table:table-cell>
          <table:table-cell table:style-name="ce8" office:value-type="float" office:value="2509.53559715788">
            <text:p>2509.535597</text:p>
          </table:table-cell>
          <table:table-cell table:formula="of:=[.D160]+1" office:value-type="float" office:value="154">
            <text:p>154</text:p>
          </table:table-cell>
          <table:table-cell table:formula="of:=[.D161]/[.$B$4]" office:value-type="percentage" office:value="0.12241653418124">
            <text:p>12,2%</text:p>
          </table:table-cell>
          <table:table-cell table:formula="of:=[.D161]*[.$B$5]" office:value-type="float" office:value="352277.358936867">
            <text:p>352277,358936867</text:p>
          </table:table-cell>
          <table:table-cell table:formula="of:=[.F161]/[.$B$3]" office:value-type="percentage" office:value="0.12241653418124">
            <text:p>12,2%</text:p>
          </table:table-cell>
          <table:table-cell table:formula="of:=[.H160]+[.B161]" office:value-type="float" office:value="369641.320556">
            <text:p>369641,320556</text:p>
          </table:table-cell>
          <table:table-cell table:formula="of:=[.H161]/[.$B$3]" office:value-type="percentage" office:value="0.128450518333629">
            <text:p>12,8%</text:p>
          </table:table-cell>
          <table:table-cell table:number-columns-repeated="1015"/>
        </table:table-row>
        <table:table-row table:style-name="ro1">
          <table:table-cell table:style-name="ce4" office:value-type="float" office:value="155">
            <text:p>155</text:p>
          </table:table-cell>
          <table:table-cell table:style-name="ce8" office:value-type="float" office:value="2419.699951">
            <text:p>2419.699951</text:p>
          </table:table-cell>
          <table:table-cell table:style-name="ce8" office:value-type="float" office:value="2509.00210588232">
            <text:p>2509.002106</text:p>
          </table:table-cell>
          <table:table-cell table:formula="of:=[.D161]+1" office:value-type="float" office:value="155">
            <text:p>155</text:p>
          </table:table-cell>
          <table:table-cell table:formula="of:=[.D162]/[.$B$4]" office:value-type="percentage" office:value="0.123211446740858">
            <text:p>12,3%</text:p>
          </table:table-cell>
          <table:table-cell table:formula="of:=[.D162]*[.$B$5]" office:value-type="float" office:value="354564.874254639">
            <text:p>354564,874254639</text:p>
          </table:table-cell>
          <table:table-cell table:formula="of:=[.F162]/[.$B$3]" office:value-type="percentage" office:value="0.123211446740858">
            <text:p>12,3%</text:p>
          </table:table-cell>
          <table:table-cell table:formula="of:=[.H161]+[.B162]" office:value-type="float" office:value="372061.020507">
            <text:p>372061,020507</text:p>
          </table:table-cell>
          <table:table-cell table:formula="of:=[.H162]/[.$B$3]" office:value-type="percentage" office:value="0.12929136511031">
            <text:p>12,9%</text:p>
          </table:table-cell>
          <table:table-cell table:number-columns-repeated="1015"/>
        </table:table-row>
        <table:table-row table:style-name="ro1">
          <table:table-cell table:style-name="ce4" office:value-type="float" office:value="156">
            <text:p>156</text:p>
          </table:table-cell>
          <table:table-cell table:style-name="ce8" office:value-type="float" office:value="2419.379883">
            <text:p>2419.379883</text:p>
          </table:table-cell>
          <table:table-cell table:style-name="ce8" office:value-type="float" office:value="2508.67143854979">
            <text:p>2508.671439</text:p>
          </table:table-cell>
          <table:table-cell table:formula="of:=[.D162]+1" office:value-type="float" office:value="156">
            <text:p>156</text:p>
          </table:table-cell>
          <table:table-cell table:formula="of:=[.D163]/[.$B$4]" office:value-type="percentage" office:value="0.124006359300477">
            <text:p>12,4%</text:p>
          </table:table-cell>
          <table:table-cell table:formula="of:=[.D163]*[.$B$5]" office:value-type="float" office:value="356852.38957241">
            <text:p>356852,38957241</text:p>
          </table:table-cell>
          <table:table-cell table:formula="of:=[.F163]/[.$B$3]" office:value-type="percentage" office:value="0.124006359300477">
            <text:p>12,4%</text:p>
          </table:table-cell>
          <table:table-cell table:formula="of:=[.H162]+[.B163]" office:value-type="float" office:value="374480.40039">
            <text:p>374480,40039</text:p>
          </table:table-cell>
          <table:table-cell table:formula="of:=[.H163]/[.$B$3]" office:value-type="percentage" office:value="0.130132100663224">
            <text:p>13,0%</text:p>
          </table:table-cell>
          <table:table-cell table:number-columns-repeated="1015"/>
        </table:table-row>
        <table:table-row table:style-name="ro1">
          <table:table-cell table:style-name="ce4" office:value-type="float" office:value="157">
            <text:p>157</text:p>
          </table:table-cell>
          <table:table-cell table:style-name="ce8" office:value-type="float" office:value="2784.699951">
            <text:p>2784.699951</text:p>
          </table:table-cell>
          <table:table-cell table:style-name="ce8" office:value-type="float" office:value="2508.34180862503">
            <text:p>2508.341809</text:p>
          </table:table-cell>
          <table:table-cell table:formula="of:=[.D163]+1" office:value-type="float" office:value="157">
            <text:p>157</text:p>
          </table:table-cell>
          <table:table-cell table:formula="of:=[.D164]/[.$B$4]" office:value-type="percentage" office:value="0.124801271860095">
            <text:p>12,5%</text:p>
          </table:table-cell>
          <table:table-cell table:formula="of:=[.D164]*[.$B$5]" office:value-type="float" office:value="359139.904890182">
            <text:p>359139,904890182</text:p>
          </table:table-cell>
          <table:table-cell table:formula="of:=[.F164]/[.$B$3]" office:value-type="percentage" office:value="0.124801271860095">
            <text:p>12,5%</text:p>
          </table:table-cell>
          <table:table-cell table:formula="of:=[.H163]+[.B164]" office:value-type="float" office:value="377265.100341">
            <text:p>377265,100341</text:p>
          </table:table-cell>
          <table:table-cell table:formula="of:=[.H164]/[.$B$3]" office:value-type="percentage" office:value="0.131099785097344">
            <text:p>13,1%</text:p>
          </table:table-cell>
          <table:table-cell table:number-columns-repeated="1015"/>
        </table:table-row>
        <table:table-row table:style-name="ro1">
          <table:table-cell table:style-name="ce4" office:value-type="float" office:value="158">
            <text:p>158</text:p>
          </table:table-cell>
          <table:table-cell table:style-name="ce8" office:value-type="float" office:value="2472.159912">
            <text:p>2472.159912</text:p>
          </table:table-cell>
          <table:table-cell table:style-name="ce8" office:value-type="float" office:value="2507.77005352049">
            <text:p>2507.770054</text:p>
          </table:table-cell>
          <table:table-cell table:formula="of:=[.D164]+1" office:value-type="float" office:value="158">
            <text:p>158</text:p>
          </table:table-cell>
          <table:table-cell table:formula="of:=[.D165]/[.$B$4]" office:value-type="percentage" office:value="0.125596184419714">
            <text:p>12,6%</text:p>
          </table:table-cell>
          <table:table-cell table:formula="of:=[.D165]*[.$B$5]" office:value-type="float" office:value="361427.420207954">
            <text:p>361427,420207954</text:p>
          </table:table-cell>
          <table:table-cell table:formula="of:=[.F165]/[.$B$3]" office:value-type="percentage" office:value="0.125596184419714">
            <text:p>12,6%</text:p>
          </table:table-cell>
          <table:table-cell table:formula="of:=[.H164]+[.B165]" office:value-type="float" office:value="379737.260253">
            <text:p>379737,260253</text:p>
          </table:table-cell>
          <table:table-cell table:formula="of:=[.H165]/[.$B$3]" office:value-type="percentage" office:value="0.131958861733101">
            <text:p>13,2%</text:p>
          </table:table-cell>
          <table:table-cell table:number-columns-repeated="1015"/>
        </table:table-row>
        <table:table-row table:style-name="ro1">
          <table:table-cell table:style-name="ce4" office:value-type="float" office:value="159">
            <text:p>159</text:p>
          </table:table-cell>
          <table:table-cell table:style-name="ce8" office:value-type="float" office:value="2139.159912">
            <text:p>2139.159912</text:p>
          </table:table-cell>
          <table:table-cell table:style-name="ce8" office:value-type="float" office:value="2507.72642865775">
            <text:p>2507.726429</text:p>
          </table:table-cell>
          <table:table-cell table:formula="of:=[.D165]+1" office:value-type="float" office:value="159">
            <text:p>159</text:p>
          </table:table-cell>
          <table:table-cell table:formula="of:=[.D166]/[.$B$4]" office:value-type="percentage" office:value="0.126391096979332">
            <text:p>12,6%</text:p>
          </table:table-cell>
          <table:table-cell table:formula="of:=[.D166]*[.$B$5]" office:value-type="float" office:value="363714.935525726">
            <text:p>363714,935525726</text:p>
          </table:table-cell>
          <table:table-cell table:formula="of:=[.F166]/[.$B$3]" office:value-type="percentage" office:value="0.126391096979332">
            <text:p>12,6%</text:p>
          </table:table-cell>
          <table:table-cell table:formula="of:=[.H165]+[.B166]" office:value-type="float" office:value="381876.420165">
            <text:p>381876,420165</text:p>
          </table:table-cell>
          <table:table-cell table:formula="of:=[.H166]/[.$B$3]" office:value-type="percentage" office:value="0.132702220725222">
            <text:p>13,3%</text:p>
          </table:table-cell>
          <table:table-cell table:number-columns-repeated="1015"/>
        </table:table-row>
        <table:table-row table:style-name="ro1">
          <table:table-cell table:style-name="ce4" office:value-type="float" office:value="160">
            <text:p>160</text:p>
          </table:table-cell>
          <table:table-cell table:style-name="ce8" office:value-type="float" office:value="2601.419922">
            <text:p>2601.419922</text:p>
          </table:table-cell>
          <table:table-cell table:style-name="ce8" office:value-type="float" office:value="2507.32905956583">
            <text:p>2507.329060</text:p>
          </table:table-cell>
          <table:table-cell table:formula="of:=[.D166]+1" office:value-type="float" office:value="160">
            <text:p>160</text:p>
          </table:table-cell>
          <table:table-cell table:formula="of:=[.D167]/[.$B$4]" office:value-type="percentage" office:value="0.127186009538951">
            <text:p>12,7%</text:p>
          </table:table-cell>
          <table:table-cell table:formula="of:=[.D167]*[.$B$5]" office:value-type="float" office:value="366002.450843498">
            <text:p>366002,450843498</text:p>
          </table:table-cell>
          <table:table-cell table:formula="of:=[.F167]/[.$B$3]" office:value-type="percentage" office:value="0.127186009538951">
            <text:p>12,7%</text:p>
          </table:table-cell>
          <table:table-cell table:formula="of:=[.H166]+[.B167]" office:value-type="float" office:value="384477.840087">
            <text:p>384477,840087</text:p>
          </table:table-cell>
          <table:table-cell table:formula="of:=[.H167]/[.$B$3]" office:value-type="percentage" office:value="0.133606215270209">
            <text:p>13,4%</text:p>
          </table:table-cell>
          <table:table-cell table:number-columns-repeated="1015"/>
        </table:table-row>
        <table:table-row table:style-name="ro1">
          <table:table-cell table:style-name="ce4" office:value-type="float" office:value="161">
            <text:p>161</text:p>
          </table:table-cell>
          <table:table-cell table:style-name="ce8" office:value-type="float" office:value="2810.300049">
            <text:p>2810.300049</text:p>
          </table:table-cell>
          <table:table-cell table:style-name="ce8" office:value-type="float" office:value="2507.16069507026">
            <text:p>2507.160695</text:p>
          </table:table-cell>
          <table:table-cell table:formula="of:=[.D167]+1" office:value-type="float" office:value="161">
            <text:p>161</text:p>
          </table:table-cell>
          <table:table-cell table:formula="of:=[.D168]/[.$B$4]" office:value-type="percentage" office:value="0.127980922098569">
            <text:p>12,8%</text:p>
          </table:table-cell>
          <table:table-cell table:formula="of:=[.D168]*[.$B$5]" office:value-type="float" office:value="368289.96616127">
            <text:p>368289,96616127</text:p>
          </table:table-cell>
          <table:table-cell table:formula="of:=[.F168]/[.$B$3]" office:value-type="percentage" office:value="0.127980922098569">
            <text:p>12,8%</text:p>
          </table:table-cell>
          <table:table-cell table:formula="of:=[.H167]+[.B168]" office:value-type="float" office:value="387288.140136">
            <text:p>387288,140136</text:p>
          </table:table-cell>
          <table:table-cell table:formula="of:=[.H168]/[.$B$3]" office:value-type="percentage" office:value="0.134582795749426">
            <text:p>13,5%</text:p>
          </table:table-cell>
          <table:table-cell table:number-columns-repeated="1015"/>
        </table:table-row>
        <table:table-row table:style-name="ro1">
          <table:table-cell table:style-name="ce4" office:value-type="float" office:value="162">
            <text:p>162</text:p>
          </table:table-cell>
          <table:table-cell table:style-name="ce8" office:value-type="float" office:value="2590.639893">
            <text:p>2590.639893</text:p>
          </table:table-cell>
          <table:table-cell table:style-name="ce8" office:value-type="float" office:value="2507.00462001574">
            <text:p>2507.004620</text:p>
          </table:table-cell>
          <table:table-cell table:formula="of:=[.D168]+1" office:value-type="float" office:value="162">
            <text:p>162</text:p>
          </table:table-cell>
          <table:table-cell table:formula="of:=[.D169]/[.$B$4]" office:value-type="percentage" office:value="0.128775834658188">
            <text:p>12,9%</text:p>
          </table:table-cell>
          <table:table-cell table:formula="of:=[.D169]*[.$B$5]" office:value-type="float" office:value="370577.481479042">
            <text:p>370577,481479042</text:p>
          </table:table-cell>
          <table:table-cell table:formula="of:=[.F169]/[.$B$3]" office:value-type="percentage" office:value="0.128775834658188">
            <text:p>12,9%</text:p>
          </table:table-cell>
          <table:table-cell table:formula="of:=[.H168]+[.B169]" office:value-type="float" office:value="389878.780029">
            <text:p>389878,780029</text:p>
          </table:table-cell>
          <table:table-cell table:formula="of:=[.H169]/[.$B$3]" office:value-type="percentage" office:value="0.135483044229685">
            <text:p>13,5%</text:p>
          </table:table-cell>
          <table:table-cell table:number-columns-repeated="1015"/>
        </table:table-row>
        <table:table-row table:style-name="ro1">
          <table:table-cell table:style-name="ce4" office:value-type="float" office:value="163">
            <text:p>163</text:p>
          </table:table-cell>
          <table:table-cell table:style-name="ce8" office:value-type="float" office:value="2440.350098">
            <text:p>2440.350098</text:p>
          </table:table-cell>
          <table:table-cell table:style-name="ce8" office:value-type="float" office:value="2506.76720574127">
            <text:p>2506.767206</text:p>
          </table:table-cell>
          <table:table-cell table:formula="of:=[.D169]+1" office:value-type="float" office:value="163">
            <text:p>163</text:p>
          </table:table-cell>
          <table:table-cell table:formula="of:=[.D170]/[.$B$4]" office:value-type="percentage" office:value="0.129570747217806">
            <text:p>13,0%</text:p>
          </table:table-cell>
          <table:table-cell table:formula="of:=[.D170]*[.$B$5]" office:value-type="float" office:value="372864.996796813">
            <text:p>372864,996796813</text:p>
          </table:table-cell>
          <table:table-cell table:formula="of:=[.F170]/[.$B$3]" office:value-type="percentage" office:value="0.129570747217806">
            <text:p>13,0%</text:p>
          </table:table-cell>
          <table:table-cell table:formula="of:=[.H169]+[.B170]" office:value-type="float" office:value="392319.130127">
            <text:p>392319,130127</text:p>
          </table:table-cell>
          <table:table-cell table:formula="of:=[.H170]/[.$B$3]" office:value-type="percentage" office:value="0.136331066941357">
            <text:p>13,6%</text:p>
          </table:table-cell>
          <table:table-cell table:number-columns-repeated="1015"/>
        </table:table-row>
        <table:table-row table:style-name="ro1">
          <table:table-cell table:style-name="ce4" office:value-type="float" office:value="164">
            <text:p>164</text:p>
          </table:table-cell>
          <table:table-cell table:style-name="ce8" office:value-type="float" office:value="2434.5">
            <text:p>2434.500000</text:p>
          </table:table-cell>
          <table:table-cell table:style-name="ce8" office:value-type="float" office:value="2506.27154265094">
            <text:p>2506.271543</text:p>
          </table:table-cell>
          <table:table-cell table:formula="of:=[.D170]+1" office:value-type="float" office:value="164">
            <text:p>164</text:p>
          </table:table-cell>
          <table:table-cell table:formula="of:=[.D171]/[.$B$4]" office:value-type="percentage" office:value="0.130365659777424">
            <text:p>13,0%</text:p>
          </table:table-cell>
          <table:table-cell table:formula="of:=[.D171]*[.$B$5]" office:value-type="float" office:value="375152.512114585">
            <text:p>375152,512114585</text:p>
          </table:table-cell>
          <table:table-cell table:formula="of:=[.F171]/[.$B$3]" office:value-type="percentage" office:value="0.130365659777424">
            <text:p>13,0%</text:p>
          </table:table-cell>
          <table:table-cell table:formula="of:=[.H170]+[.B171]" office:value-type="float" office:value="394753.630127">
            <text:p>394753,630127</text:p>
          </table:table-cell>
          <table:table-cell table:formula="of:=[.H171]/[.$B$3]" office:value-type="percentage" office:value="0.137177056741449">
            <text:p>13,7%</text:p>
          </table:table-cell>
          <table:table-cell table:number-columns-repeated="1015"/>
        </table:table-row>
        <table:table-row table:style-name="ro1">
          <table:table-cell table:style-name="ce4" office:value-type="float" office:value="165">
            <text:p>165</text:p>
          </table:table-cell>
          <table:table-cell table:style-name="ce8" office:value-type="float" office:value="2572.830078">
            <text:p>2572.830078</text:p>
          </table:table-cell>
          <table:table-cell table:style-name="ce8" office:value-type="float" office:value="2506.10331525244">
            <text:p>2506.103315</text:p>
          </table:table-cell>
          <table:table-cell table:formula="of:=[.D171]+1" office:value-type="float" office:value="165">
            <text:p>165</text:p>
          </table:table-cell>
          <table:table-cell table:formula="of:=[.D172]/[.$B$4]" office:value-type="percentage" office:value="0.131160572337043">
            <text:p>13,1%</text:p>
          </table:table-cell>
          <table:table-cell table:formula="of:=[.D172]*[.$B$5]" office:value-type="float" office:value="377440.027432357">
            <text:p>377440,027432357</text:p>
          </table:table-cell>
          <table:table-cell table:formula="of:=[.F172]/[.$B$3]" office:value-type="percentage" office:value="0.131160572337043">
            <text:p>13,1%</text:p>
          </table:table-cell>
          <table:table-cell table:formula="of:=[.H171]+[.B172]" office:value-type="float" office:value="397326.460205">
            <text:p>397326,460205</text:p>
          </table:table-cell>
          <table:table-cell table:formula="of:=[.H172]/[.$B$3]" office:value-type="percentage" office:value="0.138071116303314">
            <text:p>13,8%</text:p>
          </table:table-cell>
          <table:table-cell table:number-columns-repeated="1015"/>
        </table:table-row>
        <table:table-row table:style-name="ro1">
          <table:table-cell table:style-name="ce4" office:value-type="float" office:value="166">
            <text:p>166</text:p>
          </table:table-cell>
          <table:table-cell table:style-name="ce8" office:value-type="float" office:value="2433.149902">
            <text:p>2433.149902</text:p>
          </table:table-cell>
          <table:table-cell table:style-name="ce8" office:value-type="float" office:value="2505.98390258668">
            <text:p>2505.983903</text:p>
          </table:table-cell>
          <table:table-cell table:formula="of:=[.D172]+1" office:value-type="float" office:value="166">
            <text:p>166</text:p>
          </table:table-cell>
          <table:table-cell table:formula="of:=[.D173]/[.$B$4]" office:value-type="percentage" office:value="0.131955484896661">
            <text:p>13,2%</text:p>
          </table:table-cell>
          <table:table-cell table:formula="of:=[.D173]*[.$B$5]" office:value-type="float" office:value="379727.542750129">
            <text:p>379727,542750129</text:p>
          </table:table-cell>
          <table:table-cell table:formula="of:=[.F173]/[.$B$3]" office:value-type="percentage" office:value="0.131955484896661">
            <text:p>13,2%</text:p>
          </table:table-cell>
          <table:table-cell table:formula="of:=[.H172]+[.B173]" office:value-type="float" office:value="399759.610107">
            <text:p>399759,610107</text:p>
          </table:table-cell>
          <table:table-cell table:formula="of:=[.H173]/[.$B$3]" office:value-type="percentage" office:value="0.13891663694377">
            <text:p>13,9%</text:p>
          </table:table-cell>
          <table:table-cell table:number-columns-repeated="1015"/>
        </table:table-row>
        <table:table-row table:style-name="ro1">
          <table:table-cell table:style-name="ce4" office:value-type="float" office:value="167">
            <text:p>167</text:p>
          </table:table-cell>
          <table:table-cell table:style-name="ce8" office:value-type="float" office:value="2695.810059">
            <text:p>2695.810059</text:p>
          </table:table-cell>
          <table:table-cell table:style-name="ce8" office:value-type="float" office:value="2505.86478710943">
            <text:p>2505.864787</text:p>
          </table:table-cell>
          <table:table-cell table:formula="of:=[.D173]+1" office:value-type="float" office:value="167">
            <text:p>167</text:p>
          </table:table-cell>
          <table:table-cell table:formula="of:=[.D174]/[.$B$4]" office:value-type="percentage" office:value="0.13275039745628">
            <text:p>13,3%</text:p>
          </table:table-cell>
          <table:table-cell table:formula="of:=[.D174]*[.$B$5]" office:value-type="float" office:value="382015.058067901">
            <text:p>382015,058067901</text:p>
          </table:table-cell>
          <table:table-cell table:formula="of:=[.F174]/[.$B$3]" office:value-type="percentage" office:value="0.13275039745628">
            <text:p>13,3%</text:p>
          </table:table-cell>
          <table:table-cell table:formula="of:=[.H173]+[.B174]" office:value-type="float" office:value="402455.420166">
            <text:p>402455,420166</text:p>
          </table:table-cell>
          <table:table-cell table:formula="of:=[.H174]/[.$B$3]" office:value-type="percentage" office:value="0.139853432102078">
            <text:p>14,0%</text:p>
          </table:table-cell>
          <table:table-cell table:number-columns-repeated="1015"/>
        </table:table-row>
        <table:table-row table:style-name="ro1">
          <table:table-cell table:style-name="ce4" office:value-type="float" office:value="168">
            <text:p>168</text:p>
          </table:table-cell>
          <table:table-cell table:style-name="ce8" office:value-type="float" office:value="2587.840088">
            <text:p>2587.840088</text:p>
          </table:table-cell>
          <table:table-cell table:style-name="ce8" office:value-type="float" office:value="2505.63859661136">
            <text:p>2505.638597</text:p>
          </table:table-cell>
          <table:table-cell table:formula="of:=[.D174]+1" office:value-type="float" office:value="168">
            <text:p>168</text:p>
          </table:table-cell>
          <table:table-cell table:formula="of:=[.D175]/[.$B$4]" office:value-type="percentage" office:value="0.133545310015898">
            <text:p>13,4%</text:p>
          </table:table-cell>
          <table:table-cell table:formula="of:=[.D175]*[.$B$5]" office:value-type="float" office:value="384302.573385673">
            <text:p>384302,573385673</text:p>
          </table:table-cell>
          <table:table-cell table:formula="of:=[.F175]/[.$B$3]" office:value-type="percentage" office:value="0.133545310015898">
            <text:p>13,4%</text:p>
          </table:table-cell>
          <table:table-cell table:formula="of:=[.H174]+[.B175]" office:value-type="float" office:value="405043.260254">
            <text:p>405043,260254</text:p>
          </table:table-cell>
          <table:table-cell table:formula="of:=[.H175]/[.$B$3]" office:value-type="percentage" office:value="0.140752707648892">
            <text:p>14,1%</text:p>
          </table:table-cell>
          <table:table-cell table:number-columns-repeated="1015"/>
        </table:table-row>
        <table:table-row table:style-name="ro1">
          <table:table-cell table:style-name="ce4" office:value-type="float" office:value="169">
            <text:p>169</text:p>
          </table:table-cell>
          <table:table-cell table:style-name="ce8" office:value-type="float" office:value="2673.610107">
            <text:p>2673.610107</text:p>
          </table:table-cell>
          <table:table-cell table:style-name="ce8" office:value-type="float" office:value="2505.53054787871">
            <text:p>2505.530548</text:p>
          </table:table-cell>
          <table:table-cell table:formula="of:=[.D175]+1" office:value-type="float" office:value="169">
            <text:p>169</text:p>
          </table:table-cell>
          <table:table-cell table:formula="of:=[.D176]/[.$B$4]" office:value-type="percentage" office:value="0.134340222575517">
            <text:p>13,4%</text:p>
          </table:table-cell>
          <table:table-cell table:formula="of:=[.D176]*[.$B$5]" office:value-type="float" office:value="386590.088703445">
            <text:p>386590,088703445</text:p>
          </table:table-cell>
          <table:table-cell table:formula="of:=[.F176]/[.$B$3]" office:value-type="percentage" office:value="0.134340222575517">
            <text:p>13,4%</text:p>
          </table:table-cell>
          <table:table-cell table:formula="of:=[.H175]+[.B176]" office:value-type="float" office:value="407716.870361">
            <text:p>407716,870361</text:p>
          </table:table-cell>
          <table:table-cell table:formula="of:=[.H176]/[.$B$3]" office:value-type="percentage" office:value="0.141681788314305">
            <text:p>14,2%</text:p>
          </table:table-cell>
          <table:table-cell table:number-columns-repeated="1015"/>
        </table:table-row>
        <table:table-row table:style-name="ro1">
          <table:table-cell table:style-name="ce4" office:value-type="float" office:value="170">
            <text:p>170</text:p>
          </table:table-cell>
          <table:table-cell table:style-name="ce8" office:value-type="float" office:value="2388.77002">
            <text:p>2388.770020</text:p>
          </table:table-cell>
          <table:table-cell table:style-name="ce8" office:value-type="float" office:value="2505.4102042956">
            <text:p>2505.410204</text:p>
          </table:table-cell>
          <table:table-cell table:formula="of:=[.D176]+1" office:value-type="float" office:value="170">
            <text:p>170</text:p>
          </table:table-cell>
          <table:table-cell table:formula="of:=[.D177]/[.$B$4]" office:value-type="percentage" office:value="0.135135135135135">
            <text:p>13,5%</text:p>
          </table:table-cell>
          <table:table-cell table:formula="of:=[.D177]*[.$B$5]" office:value-type="float" office:value="388877.604021216">
            <text:p>388877,604021216</text:p>
          </table:table-cell>
          <table:table-cell table:formula="of:=[.F177]/[.$B$3]" office:value-type="percentage" office:value="0.135135135135135">
            <text:p>13,5%</text:p>
          </table:table-cell>
          <table:table-cell table:formula="of:=[.H176]+[.B177]" office:value-type="float" office:value="410105.640381">
            <text:p>410105,640381</text:p>
          </table:table-cell>
          <table:table-cell table:formula="of:=[.H177]/[.$B$3]" office:value-type="percentage" office:value="0.142511886926623">
            <text:p>14,3%</text:p>
          </table:table-cell>
          <table:table-cell table:number-columns-repeated="1015"/>
        </table:table-row>
        <table:table-row table:style-name="ro1">
          <table:table-cell table:style-name="ce4" office:value-type="float" office:value="171">
            <text:p>171</text:p>
          </table:table-cell>
          <table:table-cell table:style-name="ce8" office:value-type="float" office:value="2384.199951">
            <text:p>2384.199951</text:p>
          </table:table-cell>
          <table:table-cell table:style-name="ce8" office:value-type="float" office:value="2505.23828431482">
            <text:p>2505.238284</text:p>
          </table:table-cell>
          <table:table-cell table:formula="of:=[.D177]+1" office:value-type="float" office:value="171">
            <text:p>171</text:p>
          </table:table-cell>
          <table:table-cell table:formula="of:=[.D178]/[.$B$4]" office:value-type="percentage" office:value="0.135930047694754">
            <text:p>13,6%</text:p>
          </table:table-cell>
          <table:table-cell table:formula="of:=[.D178]*[.$B$5]" office:value-type="float" office:value="391165.119338988">
            <text:p>391165,119338988</text:p>
          </table:table-cell>
          <table:table-cell table:formula="of:=[.F178]/[.$B$3]" office:value-type="percentage" office:value="0.135930047694754">
            <text:p>13,6%</text:p>
          </table:table-cell>
          <table:table-cell table:formula="of:=[.H177]+[.B178]" office:value-type="float" office:value="412489.840332">
            <text:p>412489,840332</text:p>
          </table:table-cell>
          <table:table-cell table:formula="of:=[.H178]/[.$B$3]" office:value-type="percentage" office:value="0.143340397437992">
            <text:p>14,3%</text:p>
          </table:table-cell>
          <table:table-cell table:number-columns-repeated="1015"/>
        </table:table-row>
        <table:table-row table:style-name="ro1">
          <table:table-cell table:style-name="ce4" office:value-type="float" office:value="172">
            <text:p>172</text:p>
          </table:table-cell>
          <table:table-cell table:style-name="ce8" office:value-type="float" office:value="2388.330078">
            <text:p>2388.330078</text:p>
          </table:table-cell>
          <table:table-cell table:style-name="ce8" office:value-type="float" office:value="2505.23753400933">
            <text:p>2505.237534</text:p>
          </table:table-cell>
          <table:table-cell table:formula="of:=[.D178]+1" office:value-type="float" office:value="172">
            <text:p>172</text:p>
          </table:table-cell>
          <table:table-cell table:formula="of:=[.D179]/[.$B$4]" office:value-type="percentage" office:value="0.136724960254372">
            <text:p>13,7%</text:p>
          </table:table-cell>
          <table:table-cell table:formula="of:=[.D179]*[.$B$5]" office:value-type="float" office:value="393452.63465676">
            <text:p>393452,63465676</text:p>
          </table:table-cell>
          <table:table-cell table:formula="of:=[.F179]/[.$B$3]" office:value-type="percentage" office:value="0.136724960254372">
            <text:p>13,7%</text:p>
          </table:table-cell>
          <table:table-cell table:formula="of:=[.H178]+[.B179]" office:value-type="float" office:value="414878.17041">
            <text:p>414878,17041</text:p>
          </table:table-cell>
          <table:table-cell table:formula="of:=[.H179]/[.$B$3]" office:value-type="percentage" office:value="0.144170343170275">
            <text:p>14,4%</text:p>
          </table:table-cell>
          <table:table-cell table:number-columns-repeated="1015"/>
        </table:table-row>
        <table:table-row table:style-name="ro1">
          <table:table-cell table:style-name="ce4" office:value-type="float" office:value="173">
            <text:p>173</text:p>
          </table:table-cell>
          <table:table-cell table:style-name="ce8" office:value-type="float" office:value="2584.620117">
            <text:p>2584.620117</text:p>
          </table:table-cell>
          <table:table-cell table:style-name="ce8" office:value-type="float" office:value="2504.92903981523">
            <text:p>2504.929040</text:p>
          </table:table-cell>
          <table:table-cell table:formula="of:=[.D179]+1" office:value-type="float" office:value="173">
            <text:p>173</text:p>
          </table:table-cell>
          <table:table-cell table:formula="of:=[.D180]/[.$B$4]" office:value-type="percentage" office:value="0.13751987281399">
            <text:p>13,8%</text:p>
          </table:table-cell>
          <table:table-cell table:formula="of:=[.D180]*[.$B$5]" office:value-type="float" office:value="395740.149974532">
            <text:p>395740,149974532</text:p>
          </table:table-cell>
          <table:table-cell table:formula="of:=[.F180]/[.$B$3]" office:value-type="percentage" office:value="0.13751987281399">
            <text:p>13,8%</text:p>
          </table:table-cell>
          <table:table-cell table:formula="of:=[.H179]+[.B180]" office:value-type="float" office:value="417462.790527">
            <text:p>417462,790527</text:p>
          </table:table-cell>
          <table:table-cell table:formula="of:=[.H180]/[.$B$3]" office:value-type="percentage" office:value="0.145068499775778">
            <text:p>14,5%</text:p>
          </table:table-cell>
          <table:table-cell table:number-columns-repeated="1015"/>
        </table:table-row>
        <table:table-row table:style-name="ro1">
          <table:table-cell table:style-name="ce4" office:value-type="float" office:value="174">
            <text:p>174</text:p>
          </table:table-cell>
          <table:table-cell table:style-name="ce8" office:value-type="float" office:value="2796.110107">
            <text:p>2796.110107</text:p>
          </table:table-cell>
          <table:table-cell table:style-name="ce8" office:value-type="float" office:value="2504.72655670568">
            <text:p>2504.726557</text:p>
          </table:table-cell>
          <table:table-cell table:formula="of:=[.D180]+1" office:value-type="float" office:value="174">
            <text:p>174</text:p>
          </table:table-cell>
          <table:table-cell table:formula="of:=[.D181]/[.$B$4]" office:value-type="percentage" office:value="0.138314785373609">
            <text:p>13,8%</text:p>
          </table:table-cell>
          <table:table-cell table:formula="of:=[.D181]*[.$B$5]" office:value-type="float" office:value="398027.665292304">
            <text:p>398027,665292304</text:p>
          </table:table-cell>
          <table:table-cell table:formula="of:=[.F181]/[.$B$3]" office:value-type="percentage" office:value="0.138314785373609">
            <text:p>13,8%</text:p>
          </table:table-cell>
          <table:table-cell table:formula="of:=[.H180]+[.B181]" office:value-type="float" office:value="420258.900634">
            <text:p>420258,900634</text:p>
          </table:table-cell>
          <table:table-cell table:formula="of:=[.H181]/[.$B$3]" office:value-type="percentage" office:value="0.146040149244029">
            <text:p>14,6%</text:p>
          </table:table-cell>
          <table:table-cell table:number-columns-repeated="1015"/>
        </table:table-row>
        <table:table-row table:style-name="ro1">
          <table:table-cell table:style-name="ce4" office:value-type="float" office:value="175">
            <text:p>175</text:p>
          </table:table-cell>
          <table:table-cell table:style-name="ce8" office:value-type="float" office:value="2477.830078">
            <text:p>2477.830078</text:p>
          </table:table-cell>
          <table:table-cell table:style-name="ce8" office:value-type="float" office:value="2504.5670821171">
            <text:p>2504.567082</text:p>
          </table:table-cell>
          <table:table-cell table:formula="of:=[.D181]+1" office:value-type="float" office:value="175">
            <text:p>175</text:p>
          </table:table-cell>
          <table:table-cell table:formula="of:=[.D182]/[.$B$4]" office:value-type="percentage" office:value="0.139109697933227">
            <text:p>13,9%</text:p>
          </table:table-cell>
          <table:table-cell table:formula="of:=[.D182]*[.$B$5]" office:value-type="float" office:value="400315.180610076">
            <text:p>400315,180610076</text:p>
          </table:table-cell>
          <table:table-cell table:formula="of:=[.F182]/[.$B$3]" office:value-type="percentage" office:value="0.139109697933227">
            <text:p>13,9%</text:p>
          </table:table-cell>
          <table:table-cell table:formula="of:=[.H181]+[.B182]" office:value-type="float" office:value="422736.730712">
            <text:p>422736,730712</text:p>
          </table:table-cell>
          <table:table-cell table:formula="of:=[.H182]/[.$B$3]" office:value-type="percentage" office:value="0.146901196264917">
            <text:p>14,7%</text:p>
          </table:table-cell>
          <table:table-cell table:number-columns-repeated="1015"/>
        </table:table-row>
        <table:table-row table:style-name="ro1">
          <table:table-cell table:style-name="ce4" office:value-type="float" office:value="176">
            <text:p>176</text:p>
          </table:table-cell>
          <table:table-cell table:style-name="ce8" office:value-type="float" office:value="2159.040039">
            <text:p>2159.040039</text:p>
          </table:table-cell>
          <table:table-cell table:style-name="ce8" office:value-type="float" office:value="2504.54318998724">
            <text:p>2504.543190</text:p>
          </table:table-cell>
          <table:table-cell table:formula="of:=[.D182]+1" office:value-type="float" office:value="176">
            <text:p>176</text:p>
          </table:table-cell>
          <table:table-cell table:formula="of:=[.D183]/[.$B$4]" office:value-type="percentage" office:value="0.139904610492846">
            <text:p>14,0%</text:p>
          </table:table-cell>
          <table:table-cell table:formula="of:=[.D183]*[.$B$5]" office:value-type="float" office:value="402602.695927848">
            <text:p>402602,695927848</text:p>
          </table:table-cell>
          <table:table-cell table:formula="of:=[.F183]/[.$B$3]" office:value-type="percentage" office:value="0.139904610492846">
            <text:p>14,0%</text:p>
          </table:table-cell>
          <table:table-cell table:formula="of:=[.H182]+[.B183]" office:value-type="float" office:value="424895.770751">
            <text:p>424895,770751</text:p>
          </table:table-cell>
          <table:table-cell table:formula="of:=[.H183]/[.$B$3]" office:value-type="percentage" office:value="0.147651463609746">
            <text:p>14,8%</text:p>
          </table:table-cell>
          <table:table-cell table:number-columns-repeated="1015"/>
        </table:table-row>
        <table:table-row table:style-name="ro1">
          <table:table-cell table:style-name="ce4" office:value-type="float" office:value="177">
            <text:p>177</text:p>
          </table:table-cell>
          <table:table-cell table:style-name="ce8" office:value-type="float" office:value="2468.110107">
            <text:p>2468.110107</text:p>
          </table:table-cell>
          <table:table-cell table:style-name="ce8" office:value-type="float" office:value="2504.48970894849">
            <text:p>2504.489709</text:p>
          </table:table-cell>
          <table:table-cell table:formula="of:=[.D183]+1" office:value-type="float" office:value="177">
            <text:p>177</text:p>
          </table:table-cell>
          <table:table-cell table:formula="of:=[.D184]/[.$B$4]" office:value-type="percentage" office:value="0.140699523052464">
            <text:p>14,1%</text:p>
          </table:table-cell>
          <table:table-cell table:formula="of:=[.D184]*[.$B$5]" office:value-type="float" office:value="404890.21124562">
            <text:p>404890,21124562</text:p>
          </table:table-cell>
          <table:table-cell table:formula="of:=[.F184]/[.$B$3]" office:value-type="percentage" office:value="0.140699523052464">
            <text:p>14,1%</text:p>
          </table:table-cell>
          <table:table-cell table:formula="of:=[.H183]+[.B184]" office:value-type="float" office:value="427363.880858">
            <text:p>427363,880858</text:p>
          </table:table-cell>
          <table:table-cell table:formula="of:=[.H184]/[.$B$3]" office:value-type="percentage" office:value="0.148509132936519">
            <text:p>14,9%</text:p>
          </table:table-cell>
          <table:table-cell table:number-columns-repeated="1015"/>
        </table:table-row>
        <table:table-row table:style-name="ro1">
          <table:table-cell table:style-name="ce4" office:value-type="float" office:value="178">
            <text:p>178</text:p>
          </table:table-cell>
          <table:table-cell table:style-name="ce8" office:value-type="float" office:value="2582.139893">
            <text:p>2582.139893</text:p>
          </table:table-cell>
          <table:table-cell table:style-name="ce8" office:value-type="float" office:value="2504.43731222495">
            <text:p>2504.437312</text:p>
          </table:table-cell>
          <table:table-cell table:formula="of:=[.D184]+1" office:value-type="float" office:value="178">
            <text:p>178</text:p>
          </table:table-cell>
          <table:table-cell table:formula="of:=[.D185]/[.$B$4]" office:value-type="percentage" office:value="0.141494435612083">
            <text:p>14,1%</text:p>
          </table:table-cell>
          <table:table-cell table:formula="of:=[.D185]*[.$B$5]" office:value-type="float" office:value="407177.726563391">
            <text:p>407177,726563391</text:p>
          </table:table-cell>
          <table:table-cell table:formula="of:=[.F185]/[.$B$3]" office:value-type="percentage" office:value="0.141494435612083">
            <text:p>14,1%</text:p>
          </table:table-cell>
          <table:table-cell table:formula="of:=[.H184]+[.B185]" office:value-type="float" office:value="429946.020751">
            <text:p>429946,020751</text:p>
          </table:table-cell>
          <table:table-cell table:formula="of:=[.H185]/[.$B$3]" office:value-type="percentage" office:value="0.149406427663112">
            <text:p>14,9%</text:p>
          </table:table-cell>
          <table:table-cell table:number-columns-repeated="1015"/>
        </table:table-row>
        <table:table-row table:style-name="ro1">
          <table:table-cell table:style-name="ce4" office:value-type="float" office:value="179">
            <text:p>179</text:p>
          </table:table-cell>
          <table:table-cell table:style-name="ce8" office:value-type="float" office:value="2597.080078">
            <text:p>2597.080078</text:p>
          </table:table-cell>
          <table:table-cell table:style-name="ce8" office:value-type="float" office:value="2504.21152442738">
            <text:p>2504.211524</text:p>
          </table:table-cell>
          <table:table-cell table:formula="of:=[.D185]+1" office:value-type="float" office:value="179">
            <text:p>179</text:p>
          </table:table-cell>
          <table:table-cell table:formula="of:=[.D186]/[.$B$4]" office:value-type="percentage" office:value="0.142289348171701">
            <text:p>14,2%</text:p>
          </table:table-cell>
          <table:table-cell table:formula="of:=[.D186]*[.$B$5]" office:value-type="float" office:value="409465.241881163">
            <text:p>409465,241881163</text:p>
          </table:table-cell>
          <table:table-cell table:formula="of:=[.F186]/[.$B$3]" office:value-type="percentage" office:value="0.142289348171701">
            <text:p>14,2%</text:p>
          </table:table-cell>
          <table:table-cell table:formula="of:=[.H185]+[.B186]" office:value-type="float" office:value="432543.100829">
            <text:p>432543,100829</text:p>
          </table:table-cell>
          <table:table-cell table:formula="of:=[.H186]/[.$B$3]" office:value-type="percentage" office:value="0.150308914110436">
            <text:p>15,0%</text:p>
          </table:table-cell>
          <table:table-cell table:number-columns-repeated="1015"/>
        </table:table-row>
        <table:table-row table:style-name="ro1">
          <table:table-cell table:style-name="ce4" office:value-type="float" office:value="180">
            <text:p>180</text:p>
          </table:table-cell>
          <table:table-cell table:style-name="ce8" office:value-type="float" office:value="2560.399902">
            <text:p>2560.399902</text:p>
          </table:table-cell>
          <table:table-cell table:style-name="ce8" office:value-type="float" office:value="2503.92022322368">
            <text:p>2503.920223</text:p>
          </table:table-cell>
          <table:table-cell table:formula="of:=[.D186]+1" office:value-type="float" office:value="180">
            <text:p>180</text:p>
          </table:table-cell>
          <table:table-cell table:formula="of:=[.D187]/[.$B$4]" office:value-type="percentage" office:value="0.14308426073132">
            <text:p>14,3%</text:p>
          </table:table-cell>
          <table:table-cell table:formula="of:=[.D187]*[.$B$5]" office:value-type="float" office:value="411752.757198935">
            <text:p>411752,757198935</text:p>
          </table:table-cell>
          <table:table-cell table:formula="of:=[.F187]/[.$B$3]" office:value-type="percentage" office:value="0.14308426073132">
            <text:p>14,3%</text:p>
          </table:table-cell>
          <table:table-cell table:formula="of:=[.H186]+[.B187]" office:value-type="float" office:value="435103.500731">
            <text:p>435103,500731</text:p>
          </table:table-cell>
          <table:table-cell table:formula="of:=[.H187]/[.$B$3]" office:value-type="percentage" office:value="0.15119865418078">
            <text:p>15,1%</text:p>
          </table:table-cell>
          <table:table-cell table:number-columns-repeated="1015"/>
        </table:table-row>
        <table:table-row table:style-name="ro1">
          <table:table-cell table:style-name="ce4" office:value-type="float" office:value="181">
            <text:p>181</text:p>
          </table:table-cell>
          <table:table-cell table:style-name="ce8" office:value-type="float" office:value="2472.100098">
            <text:p>2472.100098</text:p>
          </table:table-cell>
          <table:table-cell table:style-name="ce8" office:value-type="float" office:value="2503.83462155733">
            <text:p>2503.834622</text:p>
          </table:table-cell>
          <table:table-cell table:formula="of:=[.D187]+1" office:value-type="float" office:value="181">
            <text:p>181</text:p>
          </table:table-cell>
          <table:table-cell table:formula="of:=[.D188]/[.$B$4]" office:value-type="percentage" office:value="0.143879173290938">
            <text:p>14,4%</text:p>
          </table:table-cell>
          <table:table-cell table:formula="of:=[.D188]*[.$B$5]" office:value-type="float" office:value="414040.272516707">
            <text:p>414040,272516707</text:p>
          </table:table-cell>
          <table:table-cell table:formula="of:=[.F188]/[.$B$3]" office:value-type="percentage" office:value="0.143879173290938">
            <text:p>14,4%</text:p>
          </table:table-cell>
          <table:table-cell table:formula="of:=[.H187]+[.B188]" office:value-type="float" office:value="437575.600829">
            <text:p>437575,600829</text:p>
          </table:table-cell>
          <table:table-cell table:formula="of:=[.H188]/[.$B$3]" office:value-type="percentage" office:value="0.152057710031146">
            <text:p>15,2%</text:p>
          </table:table-cell>
          <table:table-cell table:number-columns-repeated="1015"/>
        </table:table-row>
        <table:table-row table:style-name="ro1">
          <table:table-cell table:style-name="ce4" office:value-type="float" office:value="182">
            <text:p>182</text:p>
          </table:table-cell>
          <table:table-cell table:style-name="ce8" office:value-type="float" office:value="2579.850098">
            <text:p>2579.850098</text:p>
          </table:table-cell>
          <table:table-cell table:style-name="ce8" office:value-type="float" office:value="2503.7399800427">
            <text:p>2503.739980</text:p>
          </table:table-cell>
          <table:table-cell table:formula="of:=[.D188]+1" office:value-type="float" office:value="182">
            <text:p>182</text:p>
          </table:table-cell>
          <table:table-cell table:formula="of:=[.D189]/[.$B$4]" office:value-type="percentage" office:value="0.144674085850556">
            <text:p>14,5%</text:p>
          </table:table-cell>
          <table:table-cell table:formula="of:=[.D189]*[.$B$5]" office:value-type="float" office:value="416327.787834479">
            <text:p>416327,787834479</text:p>
          </table:table-cell>
          <table:table-cell table:formula="of:=[.F189]/[.$B$3]" office:value-type="percentage" office:value="0.144674085850556">
            <text:p>14,5%</text:p>
          </table:table-cell>
          <table:table-cell table:formula="of:=[.H188]+[.B189]" office:value-type="float" office:value="440155.450927">
            <text:p>440155,450927</text:p>
          </table:table-cell>
          <table:table-cell table:formula="of:=[.H189]/[.$B$3]" office:value-type="percentage" office:value="0.152954209052989">
            <text:p>15,3%</text:p>
          </table:table-cell>
          <table:table-cell table:number-columns-repeated="1015"/>
        </table:table-row>
        <table:table-row table:style-name="ro1">
          <table:table-cell table:style-name="ce4" office:value-type="float" office:value="183">
            <text:p>183</text:p>
          </table:table-cell>
          <table:table-cell table:style-name="ce8" office:value-type="float" office:value="2591.129883">
            <text:p>2591.129883</text:p>
          </table:table-cell>
          <table:table-cell table:style-name="ce8" office:value-type="float" office:value="2503.37710522382">
            <text:p>2503.377105</text:p>
          </table:table-cell>
          <table:table-cell table:formula="of:=[.D189]+1" office:value-type="float" office:value="183">
            <text:p>183</text:p>
          </table:table-cell>
          <table:table-cell table:formula="of:=[.D190]/[.$B$4]" office:value-type="percentage" office:value="0.145468998410175">
            <text:p>14,5%</text:p>
          </table:table-cell>
          <table:table-cell table:formula="of:=[.D190]*[.$B$5]" office:value-type="float" office:value="418615.303152251">
            <text:p>418615,303152251</text:p>
          </table:table-cell>
          <table:table-cell table:formula="of:=[.F190]/[.$B$3]" office:value-type="percentage" office:value="0.145468998410175">
            <text:p>14,5%</text:p>
          </table:table-cell>
          <table:table-cell table:formula="of:=[.H189]+[.B190]" office:value-type="float" office:value="442746.58081">
            <text:p>442746,58081</text:p>
          </table:table-cell>
          <table:table-cell table:formula="of:=[.H190]/[.$B$3]" office:value-type="percentage" office:value="0.153854627804985">
            <text:p>15,4%</text:p>
          </table:table-cell>
          <table:table-cell table:number-columns-repeated="1015"/>
        </table:table-row>
        <table:table-row table:style-name="ro1">
          <table:table-cell table:style-name="ce4" office:value-type="float" office:value="184">
            <text:p>184</text:p>
          </table:table-cell>
          <table:table-cell table:style-name="ce8" office:value-type="float" office:value="2557.149902">
            <text:p>2557.149902</text:p>
          </table:table-cell>
          <table:table-cell table:style-name="ce8" office:value-type="float" office:value="2503.33744233107">
            <text:p>2503.337442</text:p>
          </table:table-cell>
          <table:table-cell table:formula="of:=[.D190]+1" office:value-type="float" office:value="184">
            <text:p>184</text:p>
          </table:table-cell>
          <table:table-cell table:formula="of:=[.D191]/[.$B$4]" office:value-type="percentage" office:value="0.146263910969793">
            <text:p>14,6%</text:p>
          </table:table-cell>
          <table:table-cell table:formula="of:=[.D191]*[.$B$5]" office:value-type="float" office:value="420902.818470023">
            <text:p>420902,818470023</text:p>
          </table:table-cell>
          <table:table-cell table:formula="of:=[.F191]/[.$B$3]" office:value-type="percentage" office:value="0.146263910969793">
            <text:p>14,6%</text:p>
          </table:table-cell>
          <table:table-cell table:formula="of:=[.H190]+[.B191]" office:value-type="float" office:value="445303.730712">
            <text:p>445303,730712</text:p>
          </table:table-cell>
          <table:table-cell table:formula="of:=[.H191]/[.$B$3]" office:value-type="percentage" office:value="0.154743238498926">
            <text:p>15,5%</text:p>
          </table:table-cell>
          <table:table-cell table:number-columns-repeated="1015"/>
        </table:table-row>
        <table:table-row table:style-name="ro1">
          <table:table-cell table:style-name="ce4" office:value-type="float" office:value="185">
            <text:p>185</text:p>
          </table:table-cell>
          <table:table-cell table:style-name="ce8" office:value-type="float" office:value="2582.300049">
            <text:p>2582.300049</text:p>
          </table:table-cell>
          <table:table-cell table:style-name="ce8" office:value-type="float" office:value="2503.01997409731">
            <text:p>2503.019974</text:p>
          </table:table-cell>
          <table:table-cell table:formula="of:=[.D191]+1" office:value-type="float" office:value="185">
            <text:p>185</text:p>
          </table:table-cell>
          <table:table-cell table:formula="of:=[.D192]/[.$B$4]" office:value-type="percentage" office:value="0.147058823529412">
            <text:p>14,7%</text:p>
          </table:table-cell>
          <table:table-cell table:formula="of:=[.D192]*[.$B$5]" office:value-type="float" office:value="423190.333787794">
            <text:p>423190,333787794</text:p>
          </table:table-cell>
          <table:table-cell table:formula="of:=[.F192]/[.$B$3]" office:value-type="percentage" office:value="0.147058823529412">
            <text:p>14,7%</text:p>
          </table:table-cell>
          <table:table-cell table:formula="of:=[.H191]+[.B192]" office:value-type="float" office:value="447886.030761">
            <text:p>447886,030761</text:p>
          </table:table-cell>
          <table:table-cell table:formula="of:=[.H192]/[.$B$3]" office:value-type="percentage" office:value="0.155640588879798">
            <text:p>15,6%</text:p>
          </table:table-cell>
          <table:table-cell table:number-columns-repeated="1015"/>
        </table:table-row>
        <table:table-row table:style-name="ro1">
          <table:table-cell table:style-name="ce4" office:value-type="float" office:value="186">
            <text:p>186</text:p>
          </table:table-cell>
          <table:table-cell table:style-name="ce8" office:value-type="float" office:value="2822.429932">
            <text:p>2822.429932</text:p>
          </table:table-cell>
          <table:table-cell table:style-name="ce8" office:value-type="float" office:value="2502.9873226978">
            <text:p>2502.987323</text:p>
          </table:table-cell>
          <table:table-cell table:formula="of:=[.D192]+1" office:value-type="float" office:value="186">
            <text:p>186</text:p>
          </table:table-cell>
          <table:table-cell table:formula="of:=[.D193]/[.$B$4]" office:value-type="percentage" office:value="0.14785373608903">
            <text:p>14,8%</text:p>
          </table:table-cell>
          <table:table-cell table:formula="of:=[.D193]*[.$B$5]" office:value-type="float" office:value="425477.849105566">
            <text:p>425477,849105566</text:p>
          </table:table-cell>
          <table:table-cell table:formula="of:=[.F193]/[.$B$3]" office:value-type="percentage" office:value="0.14785373608903">
            <text:p>14,8%</text:p>
          </table:table-cell>
          <table:table-cell table:formula="of:=[.H192]+[.B193]" office:value-type="float" office:value="450708.460693">
            <text:p>450708,460693</text:p>
          </table:table-cell>
          <table:table-cell table:formula="of:=[.H193]/[.$B$3]" office:value-type="percentage" office:value="0.15662138449859">
            <text:p>15,7%</text:p>
          </table:table-cell>
          <table:table-cell table:number-columns-repeated="1015"/>
        </table:table-row>
        <table:table-row table:style-name="ro1">
          <table:table-cell table:style-name="ce4" office:value-type="float" office:value="187">
            <text:p>187</text:p>
          </table:table-cell>
          <table:table-cell table:style-name="ce8" office:value-type="float" office:value="2102.949951">
            <text:p>2102.949951</text:p>
          </table:table-cell>
          <table:table-cell table:style-name="ce8" office:value-type="float" office:value="2502.31227956491">
            <text:p>2502.312280</text:p>
          </table:table-cell>
          <table:table-cell table:formula="of:=[.D193]+1" office:value-type="float" office:value="187">
            <text:p>187</text:p>
          </table:table-cell>
          <table:table-cell table:formula="of:=[.D194]/[.$B$4]" office:value-type="percentage" office:value="0.148648648648649">
            <text:p>14,9%</text:p>
          </table:table-cell>
          <table:table-cell table:formula="of:=[.D194]*[.$B$5]" office:value-type="float" office:value="427765.364423338">
            <text:p>427765,364423338</text:p>
          </table:table-cell>
          <table:table-cell table:formula="of:=[.F194]/[.$B$3]" office:value-type="percentage" office:value="0.148648648648649">
            <text:p>14,9%</text:p>
          </table:table-cell>
          <table:table-cell table:formula="of:=[.H193]+[.B194]" office:value-type="float" office:value="452811.410644">
            <text:p>452811,410644</text:p>
          </table:table-cell>
          <table:table-cell table:formula="of:=[.H194]/[.$B$3]" office:value-type="percentage" office:value="0.157352160513645">
            <text:p>15,7%</text:p>
          </table:table-cell>
          <table:table-cell table:number-columns-repeated="1015"/>
        </table:table-row>
        <table:table-row table:style-name="ro1">
          <table:table-cell table:style-name="ce4" office:value-type="float" office:value="188">
            <text:p>188</text:p>
          </table:table-cell>
          <table:table-cell table:style-name="ce8" office:value-type="float" office:value="2411.800049">
            <text:p>2411.800049</text:p>
          </table:table-cell>
          <table:table-cell table:style-name="ce8" office:value-type="float" office:value="2502.23625410959">
            <text:p>2502.236254</text:p>
          </table:table-cell>
          <table:table-cell table:formula="of:=[.D194]+1" office:value-type="float" office:value="188">
            <text:p>188</text:p>
          </table:table-cell>
          <table:table-cell table:formula="of:=[.D195]/[.$B$4]" office:value-type="percentage" office:value="0.149443561208267">
            <text:p>14,9%</text:p>
          </table:table-cell>
          <table:table-cell table:formula="of:=[.D195]*[.$B$5]" office:value-type="float" office:value="430052.87974111">
            <text:p>430052,87974111</text:p>
          </table:table-cell>
          <table:table-cell table:formula="of:=[.F195]/[.$B$3]" office:value-type="percentage" office:value="0.149443561208267">
            <text:p>14,9%</text:p>
          </table:table-cell>
          <table:table-cell table:formula="of:=[.H194]+[.B195]" office:value-type="float" office:value="455223.210693">
            <text:p>455223,210693</text:p>
          </table:table-cell>
          <table:table-cell table:formula="of:=[.H195]/[.$B$3]" office:value-type="percentage" office:value="0.158190262070974">
            <text:p>15,8%</text:p>
          </table:table-cell>
          <table:table-cell table:number-columns-repeated="1015"/>
        </table:table-row>
        <table:table-row table:style-name="ro1">
          <table:table-cell table:style-name="ce4" office:value-type="float" office:value="189">
            <text:p>189</text:p>
          </table:table-cell>
          <table:table-cell table:style-name="ce8" office:value-type="float" office:value="2437.030029">
            <text:p>2437.030029</text:p>
          </table:table-cell>
          <table:table-cell table:style-name="ce8" office:value-type="float" office:value="2501.90139509381">
            <text:p>2501.901395</text:p>
          </table:table-cell>
          <table:table-cell table:formula="of:=[.D195]+1" office:value-type="float" office:value="189">
            <text:p>189</text:p>
          </table:table-cell>
          <table:table-cell table:formula="of:=[.D196]/[.$B$4]" office:value-type="percentage" office:value="0.150238473767886">
            <text:p>15,0%</text:p>
          </table:table-cell>
          <table:table-cell table:formula="of:=[.D196]*[.$B$5]" office:value-type="float" office:value="432340.395058882">
            <text:p>432340,395058882</text:p>
          </table:table-cell>
          <table:table-cell table:formula="of:=[.F196]/[.$B$3]" office:value-type="percentage" office:value="0.150238473767886">
            <text:p>15,0%</text:p>
          </table:table-cell>
          <table:table-cell table:formula="of:=[.H195]+[.B196]" office:value-type="float" office:value="457660.240722">
            <text:p>457660,240722</text:p>
          </table:table-cell>
          <table:table-cell table:formula="of:=[.H196]/[.$B$3]" office:value-type="percentage" office:value="0.159037131057236">
            <text:p>15,9%</text:p>
          </table:table-cell>
          <table:table-cell table:number-columns-repeated="1015"/>
        </table:table-row>
        <table:table-row table:style-name="ro1">
          <table:table-cell table:style-name="ce4" office:value-type="float" office:value="190">
            <text:p>190</text:p>
          </table:table-cell>
          <table:table-cell table:style-name="ce8" office:value-type="float" office:value="2480.909912">
            <text:p>2480.909912</text:p>
          </table:table-cell>
          <table:table-cell table:style-name="ce8" office:value-type="float" office:value="2501.82333780167">
            <text:p>2501.823338</text:p>
          </table:table-cell>
          <table:table-cell table:formula="of:=[.D196]+1" office:value-type="float" office:value="190">
            <text:p>190</text:p>
          </table:table-cell>
          <table:table-cell table:formula="of:=[.D197]/[.$B$4]" office:value-type="percentage" office:value="0.151033386327504">
            <text:p>15,1%</text:p>
          </table:table-cell>
          <table:table-cell table:formula="of:=[.D197]*[.$B$5]" office:value-type="float" office:value="434627.910376654">
            <text:p>434627,910376654</text:p>
          </table:table-cell>
          <table:table-cell table:formula="of:=[.F197]/[.$B$3]" office:value-type="percentage" office:value="0.151033386327504">
            <text:p>15,1%</text:p>
          </table:table-cell>
          <table:table-cell table:formula="of:=[.H196]+[.B197]" office:value-type="float" office:value="460141.150634">
            <text:p>460141,150634</text:p>
          </table:table-cell>
          <table:table-cell table:formula="of:=[.H197]/[.$B$3]" office:value-type="percentage" office:value="0.159899248321767">
            <text:p>16,0%</text:p>
          </table:table-cell>
          <table:table-cell table:number-columns-repeated="1015"/>
        </table:table-row>
        <table:table-row table:style-name="ro1">
          <table:table-cell table:style-name="ce4" office:value-type="float" office:value="191">
            <text:p>191</text:p>
          </table:table-cell>
          <table:table-cell table:style-name="ce8" office:value-type="float" office:value="2415.820068">
            <text:p>2415.820068</text:p>
          </table:table-cell>
          <table:table-cell table:style-name="ce8" office:value-type="float" office:value="2501.79412952998">
            <text:p>2501.794130</text:p>
          </table:table-cell>
          <table:table-cell table:formula="of:=[.D197]+1" office:value-type="float" office:value="191">
            <text:p>191</text:p>
          </table:table-cell>
          <table:table-cell table:formula="of:=[.D198]/[.$B$4]" office:value-type="percentage" office:value="0.151828298887122">
            <text:p>15,2%</text:p>
          </table:table-cell>
          <table:table-cell table:formula="of:=[.D198]*[.$B$5]" office:value-type="float" office:value="436915.425694426">
            <text:p>436915,425694426</text:p>
          </table:table-cell>
          <table:table-cell table:formula="of:=[.F198]/[.$B$3]" office:value-type="percentage" office:value="0.151828298887122">
            <text:p>15,2%</text:p>
          </table:table-cell>
          <table:table-cell table:formula="of:=[.H197]+[.B198]" office:value-type="float" office:value="462556.970702">
            <text:p>462556,970702</text:p>
          </table:table-cell>
          <table:table-cell table:formula="of:=[.H198]/[.$B$3]" office:value-type="percentage" office:value="0.160738746837432">
            <text:p>16,1%</text:p>
          </table:table-cell>
          <table:table-cell table:number-columns-repeated="1015"/>
        </table:table-row>
        <table:table-row table:style-name="ro1">
          <table:table-cell table:style-name="ce4" office:value-type="float" office:value="192">
            <text:p>192</text:p>
          </table:table-cell>
          <table:table-cell table:style-name="ce8" office:value-type="float" office:value="2474.919922">
            <text:p>2474.919922</text:p>
          </table:table-cell>
          <table:table-cell table:style-name="ce8" office:value-type="float" office:value="2501.68125042554">
            <text:p>2501.681250</text:p>
          </table:table-cell>
          <table:table-cell table:formula="of:=[.D198]+1" office:value-type="float" office:value="192">
            <text:p>192</text:p>
          </table:table-cell>
          <table:table-cell table:formula="of:=[.D199]/[.$B$4]" office:value-type="percentage" office:value="0.152623211446741">
            <text:p>15,3%</text:p>
          </table:table-cell>
          <table:table-cell table:formula="of:=[.D199]*[.$B$5]" office:value-type="float" office:value="439202.941012197">
            <text:p>439202,941012197</text:p>
          </table:table-cell>
          <table:table-cell table:formula="of:=[.F199]/[.$B$3]" office:value-type="percentage" office:value="0.152623211446741">
            <text:p>15,3%</text:p>
          </table:table-cell>
          <table:table-cell table:formula="of:=[.H198]+[.B199]" office:value-type="float" office:value="465031.890624">
            <text:p>465031,890624</text:p>
          </table:table-cell>
          <table:table-cell table:formula="of:=[.H199]/[.$B$3]" office:value-type="percentage" office:value="0.161598782577855">
            <text:p>16,2%</text:p>
          </table:table-cell>
          <table:table-cell table:number-columns-repeated="1015"/>
        </table:table-row>
        <table:table-row table:style-name="ro1">
          <table:table-cell table:style-name="ce4" office:value-type="float" office:value="193">
            <text:p>193</text:p>
          </table:table-cell>
          <table:table-cell table:style-name="ce8" office:value-type="float" office:value="2575.26001">
            <text:p>2575.260010</text:p>
          </table:table-cell>
          <table:table-cell table:style-name="ce8" office:value-type="float" office:value="2501.67567991317">
            <text:p>2501.675680</text:p>
          </table:table-cell>
          <table:table-cell table:formula="of:=[.D199]+1" office:value-type="float" office:value="193">
            <text:p>193</text:p>
          </table:table-cell>
          <table:table-cell table:formula="of:=[.D200]/[.$B$4]" office:value-type="percentage" office:value="0.153418124006359">
            <text:p>15,3%</text:p>
          </table:table-cell>
          <table:table-cell table:formula="of:=[.D200]*[.$B$5]" office:value-type="float" office:value="441490.456329969">
            <text:p>441490,456329969</text:p>
          </table:table-cell>
          <table:table-cell table:formula="of:=[.F200]/[.$B$3]" office:value-type="percentage" office:value="0.153418124006359">
            <text:p>15,3%</text:p>
          </table:table-cell>
          <table:table-cell table:formula="of:=[.H199]+[.B200]" office:value-type="float" office:value="467607.150634">
            <text:p>467607,150634</text:p>
          </table:table-cell>
          <table:table-cell table:formula="of:=[.H200]/[.$B$3]" office:value-type="percentage" office:value="0.162493686542138">
            <text:p>16,2%</text:p>
          </table:table-cell>
          <table:table-cell table:number-columns-repeated="1015"/>
        </table:table-row>
        <table:table-row table:style-name="ro1">
          <table:table-cell table:style-name="ce4" office:value-type="float" office:value="194">
            <text:p>194</text:p>
          </table:table-cell>
          <table:table-cell table:style-name="ce8" office:value-type="float" office:value="2391.169922">
            <text:p>2391.169922</text:p>
          </table:table-cell>
          <table:table-cell table:style-name="ce8" office:value-type="float" office:value="2500.96576817136">
            <text:p>2500.965768</text:p>
          </table:table-cell>
          <table:table-cell table:formula="of:=[.D200]+1" office:value-type="float" office:value="194">
            <text:p>194</text:p>
          </table:table-cell>
          <table:table-cell table:formula="of:=[.D201]/[.$B$4]" office:value-type="percentage" office:value="0.154213036565978">
            <text:p>15,4%</text:p>
          </table:table-cell>
          <table:table-cell table:formula="of:=[.D201]*[.$B$5]" office:value-type="float" office:value="443777.971647741">
            <text:p>443777,971647741</text:p>
          </table:table-cell>
          <table:table-cell table:formula="of:=[.F201]/[.$B$3]" office:value-type="percentage" office:value="0.154213036565978">
            <text:p>15,4%</text:p>
          </table:table-cell>
          <table:table-cell table:formula="of:=[.H200]+[.B201]" office:value-type="float" office:value="469998.320556">
            <text:p>469998,320556</text:p>
          </table:table-cell>
          <table:table-cell table:formula="of:=[.H201]/[.$B$3]" office:value-type="percentage" office:value="0.163324619121436">
            <text:p>16,3%</text:p>
          </table:table-cell>
          <table:table-cell table:number-columns-repeated="1015"/>
        </table:table-row>
        <table:table-row table:style-name="ro1">
          <table:table-cell table:style-name="ce4" office:value-type="float" office:value="195">
            <text:p>195</text:p>
          </table:table-cell>
          <table:table-cell table:style-name="ce8" office:value-type="float" office:value="2147.26001">
            <text:p>2147.260010</text:p>
          </table:table-cell>
          <table:table-cell table:style-name="ce8" office:value-type="float" office:value="2500.57003894184">
            <text:p>2500.570039</text:p>
          </table:table-cell>
          <table:table-cell table:formula="of:=[.D201]+1" office:value-type="float" office:value="195">
            <text:p>195</text:p>
          </table:table-cell>
          <table:table-cell table:formula="of:=[.D202]/[.$B$4]" office:value-type="percentage" office:value="0.155007949125596">
            <text:p>15,5%</text:p>
          </table:table-cell>
          <table:table-cell table:formula="of:=[.D202]*[.$B$5]" office:value-type="float" office:value="446065.486965513">
            <text:p>446065,486965513</text:p>
          </table:table-cell>
          <table:table-cell table:formula="of:=[.F202]/[.$B$3]" office:value-type="percentage" office:value="0.155007949125596">
            <text:p>15,5%</text:p>
          </table:table-cell>
          <table:table-cell table:formula="of:=[.H201]+[.B202]" office:value-type="float" office:value="472145.580566">
            <text:p>472145,580566</text:p>
          </table:table-cell>
          <table:table-cell table:formula="of:=[.H202]/[.$B$3]" office:value-type="percentage" office:value="0.164070792901106">
            <text:p>16,4%</text:p>
          </table:table-cell>
          <table:table-cell table:number-columns-repeated="1015"/>
        </table:table-row>
        <table:table-row table:style-name="ro1">
          <table:table-cell table:style-name="ce4" office:value-type="float" office:value="196">
            <text:p>196</text:p>
          </table:table-cell>
          <table:table-cell table:style-name="ce8" office:value-type="float" office:value="2388.129883">
            <text:p>2388.129883</text:p>
          </table:table-cell>
          <table:table-cell table:style-name="ce8" office:value-type="float" office:value="2500.13849036298">
            <text:p>2500.138490</text:p>
          </table:table-cell>
          <table:table-cell table:formula="of:=[.D202]+1" office:value-type="float" office:value="196">
            <text:p>196</text:p>
          </table:table-cell>
          <table:table-cell table:formula="of:=[.D203]/[.$B$4]" office:value-type="percentage" office:value="0.155802861685215">
            <text:p>15,6%</text:p>
          </table:table-cell>
          <table:table-cell table:formula="of:=[.D203]*[.$B$5]" office:value-type="float" office:value="448353.002283285">
            <text:p>448353,002283285</text:p>
          </table:table-cell>
          <table:table-cell table:formula="of:=[.F203]/[.$B$3]" office:value-type="percentage" office:value="0.155802861685215">
            <text:p>15,6%</text:p>
          </table:table-cell>
          <table:table-cell table:formula="of:=[.H202]+[.B203]" office:value-type="float" office:value="474533.710449">
            <text:p>474533,710449</text:p>
          </table:table-cell>
          <table:table-cell table:formula="of:=[.H203]/[.$B$3]" office:value-type="percentage" office:value="0.16490066906554">
            <text:p>16,5%</text:p>
          </table:table-cell>
          <table:table-cell table:number-columns-repeated="1015"/>
        </table:table-row>
        <table:table-row table:style-name="ro1">
          <table:table-cell table:style-name="ce4" office:value-type="float" office:value="197">
            <text:p>197</text:p>
          </table:table-cell>
          <table:table-cell table:style-name="ce8" office:value-type="float" office:value="2440.689941">
            <text:p>2440.689941</text:p>
          </table:table-cell>
          <table:table-cell table:style-name="ce8" office:value-type="float" office:value="2500.09161518731">
            <text:p>2500.091615</text:p>
          </table:table-cell>
          <table:table-cell table:formula="of:=[.D203]+1" office:value-type="float" office:value="197">
            <text:p>197</text:p>
          </table:table-cell>
          <table:table-cell table:formula="of:=[.D204]/[.$B$4]" office:value-type="percentage" office:value="0.156597774244833">
            <text:p>15,7%</text:p>
          </table:table-cell>
          <table:table-cell table:formula="of:=[.D204]*[.$B$5]" office:value-type="float" office:value="450640.517601057">
            <text:p>450640,517601057</text:p>
          </table:table-cell>
          <table:table-cell table:formula="of:=[.F204]/[.$B$3]" office:value-type="percentage" office:value="0.156597774244833">
            <text:p>15,7%</text:p>
          </table:table-cell>
          <table:table-cell table:formula="of:=[.H203]+[.B204]" office:value-type="float" office:value="476974.40039">
            <text:p>476974,40039</text:p>
          </table:table-cell>
          <table:table-cell table:formula="of:=[.H204]/[.$B$3]" office:value-type="percentage" office:value="0.1657488098728">
            <text:p>16,6%</text:p>
          </table:table-cell>
          <table:table-cell table:number-columns-repeated="1015"/>
        </table:table-row>
        <table:table-row table:style-name="ro1">
          <table:table-cell table:style-name="ce4" office:value-type="float" office:value="198">
            <text:p>198</text:p>
          </table:table-cell>
          <table:table-cell table:style-name="ce8" office:value-type="float" office:value="2647.580078">
            <text:p>2647.580078</text:p>
          </table:table-cell>
          <table:table-cell table:style-name="ce8" office:value-type="float" office:value="2499.97013437758">
            <text:p>2499.970134</text:p>
          </table:table-cell>
          <table:table-cell table:formula="of:=[.D204]+1" office:value-type="float" office:value="198">
            <text:p>198</text:p>
          </table:table-cell>
          <table:table-cell table:formula="of:=[.D205]/[.$B$4]" office:value-type="percentage" office:value="0.157392686804452">
            <text:p>15,7%</text:p>
          </table:table-cell>
          <table:table-cell table:formula="of:=[.D205]*[.$B$5]" office:value-type="float" office:value="452928.032918829">
            <text:p>452928,032918829</text:p>
          </table:table-cell>
          <table:table-cell table:formula="of:=[.F205]/[.$B$3]" office:value-type="percentage" office:value="0.157392686804452">
            <text:p>15,7%</text:p>
          </table:table-cell>
          <table:table-cell table:formula="of:=[.H204]+[.B205]" office:value-type="float" office:value="479621.980468">
            <text:p>479621,980468</text:p>
          </table:table-cell>
          <table:table-cell table:formula="of:=[.H205]/[.$B$3]" office:value-type="percentage" office:value="0.166668845091908">
            <text:p>16,7%</text:p>
          </table:table-cell>
          <table:table-cell table:number-columns-repeated="1015"/>
        </table:table-row>
        <table:table-row table:style-name="ro1">
          <table:table-cell table:style-name="ce4" office:value-type="float" office:value="199">
            <text:p>199</text:p>
          </table:table-cell>
          <table:table-cell table:style-name="ce8" office:value-type="float" office:value="2472.540039">
            <text:p>2472.540039</text:p>
          </table:table-cell>
          <table:table-cell table:style-name="ce8" office:value-type="float" office:value="2498.86362799394">
            <text:p>2498.863628</text:p>
          </table:table-cell>
          <table:table-cell table:formula="of:=[.D205]+1" office:value-type="float" office:value="199">
            <text:p>199</text:p>
          </table:table-cell>
          <table:table-cell table:formula="of:=[.D206]/[.$B$4]" office:value-type="percentage" office:value="0.15818759936407">
            <text:p>15,8%</text:p>
          </table:table-cell>
          <table:table-cell table:formula="of:=[.D206]*[.$B$5]" office:value-type="float" office:value="455215.548236601">
            <text:p>455215,548236601</text:p>
          </table:table-cell>
          <table:table-cell table:formula="of:=[.F206]/[.$B$3]" office:value-type="percentage" office:value="0.15818759936407">
            <text:p>15,8%</text:p>
          </table:table-cell>
          <table:table-cell table:formula="of:=[.H205]+[.B206]" office:value-type="float" office:value="482094.520507">
            <text:p>482094,520507</text:p>
          </table:table-cell>
          <table:table-cell table:formula="of:=[.H206]/[.$B$3]" office:value-type="percentage" office:value="0.167528053821961">
            <text:p>16,8%</text:p>
          </table:table-cell>
          <table:table-cell table:number-columns-repeated="1015"/>
        </table:table-row>
        <table:table-row table:style-name="ro1">
          <table:table-cell table:style-name="ce4" office:value-type="float" office:value="200">
            <text:p>200</text:p>
          </table:table-cell>
          <table:table-cell table:style-name="ce8" office:value-type="float" office:value="2579.360107">
            <text:p>2579.360107</text:p>
          </table:table-cell>
          <table:table-cell table:style-name="ce8" office:value-type="float" office:value="2498.4518658065">
            <text:p>2498.451866</text:p>
          </table:table-cell>
          <table:table-cell table:formula="of:=[.D206]+1" office:value-type="float" office:value="200">
            <text:p>200</text:p>
          </table:table-cell>
          <table:table-cell table:formula="of:=[.D207]/[.$B$4]" office:value-type="percentage" office:value="0.158982511923688">
            <text:p>15,9%</text:p>
          </table:table-cell>
          <table:table-cell table:formula="of:=[.D207]*[.$B$5]" office:value-type="float" office:value="457503.063554372">
            <text:p>457503,063554372</text:p>
          </table:table-cell>
          <table:table-cell table:formula="of:=[.F207]/[.$B$3]" office:value-type="percentage" office:value="0.158982511923688">
            <text:p>15,9%</text:p>
          </table:table-cell>
          <table:table-cell table:formula="of:=[.H206]+[.B207]" office:value-type="float" office:value="484673.880614">
            <text:p>484673,880614</text:p>
          </table:table-cell>
          <table:table-cell table:formula="of:=[.H207]/[.$B$3]" office:value-type="percentage" office:value="0.16842438257172">
            <text:p>16,8%</text:p>
          </table:table-cell>
          <table:table-cell table:number-columns-repeated="1015"/>
        </table:table-row>
        <table:table-row table:style-name="ro1">
          <table:table-cell table:style-name="ce4" office:value-type="float" office:value="201">
            <text:p>201</text:p>
          </table:table-cell>
          <table:table-cell table:style-name="ce8" office:value-type="float" office:value="2387.449951">
            <text:p>2387.449951</text:p>
          </table:table-cell>
          <table:table-cell table:style-name="ce8" office:value-type="float" office:value="2497.90538539826">
            <text:p>2497.905385</text:p>
          </table:table-cell>
          <table:table-cell table:formula="of:=[.D207]+1" office:value-type="float" office:value="201">
            <text:p>201</text:p>
          </table:table-cell>
          <table:table-cell table:formula="of:=[.D208]/[.$B$4]" office:value-type="percentage" office:value="0.159777424483307">
            <text:p>16,0%</text:p>
          </table:table-cell>
          <table:table-cell table:formula="of:=[.D208]*[.$B$5]" office:value-type="float" office:value="459790.578872144">
            <text:p>459790,578872144</text:p>
          </table:table-cell>
          <table:table-cell table:formula="of:=[.F208]/[.$B$3]" office:value-type="percentage" office:value="0.159777424483307">
            <text:p>16,0%</text:p>
          </table:table-cell>
          <table:table-cell table:formula="of:=[.H207]+[.B208]" office:value-type="float" office:value="487061.330565">
            <text:p>487061,330565</text:p>
          </table:table-cell>
          <table:table-cell table:formula="of:=[.H208]/[.$B$3]" office:value-type="percentage" office:value="0.169254022459491">
            <text:p>16,9%</text:p>
          </table:table-cell>
          <table:table-cell table:number-columns-repeated="1015"/>
        </table:table-row>
        <table:table-row table:style-name="ro1">
          <table:table-cell table:style-name="ce4" office:value-type="float" office:value="202">
            <text:p>202</text:p>
          </table:table-cell>
          <table:table-cell table:style-name="ce8" office:value-type="float" office:value="2594.379883">
            <text:p>2594.379883</text:p>
          </table:table-cell>
          <table:table-cell table:style-name="ce8" office:value-type="float" office:value="2497.81284548607">
            <text:p>2497.812845</text:p>
          </table:table-cell>
          <table:table-cell table:formula="of:=[.D208]+1" office:value-type="float" office:value="202">
            <text:p>202</text:p>
          </table:table-cell>
          <table:table-cell table:formula="of:=[.D209]/[.$B$4]" office:value-type="percentage" office:value="0.160572337042925">
            <text:p>16,1%</text:p>
          </table:table-cell>
          <table:table-cell table:formula="of:=[.D209]*[.$B$5]" office:value-type="float" office:value="462078.094189916">
            <text:p>462078,094189916</text:p>
          </table:table-cell>
          <table:table-cell table:formula="of:=[.F209]/[.$B$3]" office:value-type="percentage" office:value="0.160572337042925">
            <text:p>16,1%</text:p>
          </table:table-cell>
          <table:table-cell table:formula="of:=[.H208]+[.B209]" office:value-type="float" office:value="489655.710448">
            <text:p>489655,710448</text:p>
          </table:table-cell>
          <table:table-cell table:formula="of:=[.H209]/[.$B$3]" office:value-type="percentage" office:value="0.170155570587889">
            <text:p>17,0%</text:p>
          </table:table-cell>
          <table:table-cell table:number-columns-repeated="1015"/>
        </table:table-row>
        <table:table-row table:style-name="ro1">
          <table:table-cell table:style-name="ce4" office:value-type="float" office:value="203">
            <text:p>203</text:p>
          </table:table-cell>
          <table:table-cell table:style-name="ce8" office:value-type="float" office:value="2435.610107">
            <text:p>2435.610107</text:p>
          </table:table-cell>
          <table:table-cell table:style-name="ce8" office:value-type="float" office:value="2497.36574906903">
            <text:p>2497.365749</text:p>
          </table:table-cell>
          <table:table-cell table:formula="of:=[.D209]+1" office:value-type="float" office:value="203">
            <text:p>203</text:p>
          </table:table-cell>
          <table:table-cell table:formula="of:=[.D210]/[.$B$4]" office:value-type="percentage" office:value="0.161367249602544">
            <text:p>16,1%</text:p>
          </table:table-cell>
          <table:table-cell table:formula="of:=[.D210]*[.$B$5]" office:value-type="float" office:value="464365.609507688">
            <text:p>464365,609507688</text:p>
          </table:table-cell>
          <table:table-cell table:formula="of:=[.F210]/[.$B$3]" office:value-type="percentage" office:value="0.161367249602544">
            <text:p>16,1%</text:p>
          </table:table-cell>
          <table:table-cell table:formula="of:=[.H209]+[.B210]" office:value-type="float" office:value="492091.320555">
            <text:p>492091,320555</text:p>
          </table:table-cell>
          <table:table-cell table:formula="of:=[.H210]/[.$B$3]" office:value-type="percentage" office:value="0.171001946150643">
            <text:p>17,1%</text:p>
          </table:table-cell>
          <table:table-cell table:number-columns-repeated="1015"/>
        </table:table-row>
        <table:table-row table:style-name="ro1">
          <table:table-cell table:style-name="ce4" office:value-type="float" office:value="204">
            <text:p>204</text:p>
          </table:table-cell>
          <table:table-cell table:style-name="ce8" office:value-type="float" office:value="2793.899902">
            <text:p>2793.899902</text:p>
          </table:table-cell>
          <table:table-cell table:style-name="ce8" office:value-type="float" office:value="2497.16099574661">
            <text:p>2497.160996</text:p>
          </table:table-cell>
          <table:table-cell table:formula="of:=[.D210]+1" office:value-type="float" office:value="204">
            <text:p>204</text:p>
          </table:table-cell>
          <table:table-cell table:formula="of:=[.D211]/[.$B$4]" office:value-type="percentage" office:value="0.162162162162162">
            <text:p>16,2%</text:p>
          </table:table-cell>
          <table:table-cell table:formula="of:=[.D211]*[.$B$5]" office:value-type="float" office:value="466653.12482546">
            <text:p>466653,12482546</text:p>
          </table:table-cell>
          <table:table-cell table:formula="of:=[.F211]/[.$B$3]" office:value-type="percentage" office:value="0.162162162162162">
            <text:p>16,2%</text:p>
          </table:table-cell>
          <table:table-cell table:formula="of:=[.H210]+[.B211]" office:value-type="float" office:value="494885.220457">
            <text:p>494885,220457</text:p>
          </table:table-cell>
          <table:table-cell table:formula="of:=[.H211]/[.$B$3]" office:value-type="percentage" office:value="0.171972827571704">
            <text:p>17,2%</text:p>
          </table:table-cell>
          <table:table-cell table:number-columns-repeated="1015"/>
        </table:table-row>
        <table:table-row table:style-name="ro1">
          <table:table-cell table:style-name="ce4" office:value-type="float" office:value="205">
            <text:p>205</text:p>
          </table:table-cell>
          <table:table-cell table:style-name="ce8" office:value-type="float" office:value="2474.02002">
            <text:p>2474.020020</text:p>
          </table:table-cell>
          <table:table-cell table:style-name="ce8" office:value-type="float" office:value="2496.68830623319">
            <text:p>2496.688306</text:p>
          </table:table-cell>
          <table:table-cell table:formula="of:=[.D211]+1" office:value-type="float" office:value="205">
            <text:p>205</text:p>
          </table:table-cell>
          <table:table-cell table:formula="of:=[.D212]/[.$B$4]" office:value-type="percentage" office:value="0.162957074721781">
            <text:p>16,3%</text:p>
          </table:table-cell>
          <table:table-cell table:formula="of:=[.D212]*[.$B$5]" office:value-type="float" office:value="468940.640143232">
            <text:p>468940,640143232</text:p>
          </table:table-cell>
          <table:table-cell table:formula="of:=[.F212]/[.$B$3]" office:value-type="percentage" office:value="0.162957074721781">
            <text:p>16,3%</text:p>
          </table:table-cell>
          <table:table-cell table:formula="of:=[.H211]+[.B212]" office:value-type="float" office:value="497359.240477">
            <text:p>497359,240477</text:p>
          </table:table-cell>
          <table:table-cell table:formula="of:=[.H212]/[.$B$3]" office:value-type="percentage" office:value="0.172832550595793">
            <text:p>17,3%</text:p>
          </table:table-cell>
          <table:table-cell table:number-columns-repeated="1015"/>
        </table:table-row>
        <table:table-row table:style-name="ro1">
          <table:table-cell table:style-name="ce4" office:value-type="float" office:value="206">
            <text:p>206</text:p>
          </table:table-cell>
          <table:table-cell table:style-name="ce8" office:value-type="float" office:value="2687.540039">
            <text:p>2687.540039</text:p>
          </table:table-cell>
          <table:table-cell table:style-name="ce8" office:value-type="float" office:value="2496.66613863009">
            <text:p>2496.666139</text:p>
          </table:table-cell>
          <table:table-cell table:formula="of:=[.D212]+1" office:value-type="float" office:value="206">
            <text:p>206</text:p>
          </table:table-cell>
          <table:table-cell table:formula="of:=[.D213]/[.$B$4]" office:value-type="percentage" office:value="0.163751987281399">
            <text:p>16,4%</text:p>
          </table:table-cell>
          <table:table-cell table:formula="of:=[.D213]*[.$B$5]" office:value-type="float" office:value="471228.155461004">
            <text:p>471228,155461004</text:p>
          </table:table-cell>
          <table:table-cell table:formula="of:=[.F213]/[.$B$3]" office:value-type="percentage" office:value="0.163751987281399">
            <text:p>16,4%</text:p>
          </table:table-cell>
          <table:table-cell table:formula="of:=[.H212]+[.B213]" office:value-type="float" office:value="500046.780516">
            <text:p>500046,780516</text:p>
          </table:table-cell>
          <table:table-cell table:formula="of:=[.H213]/[.$B$3]" office:value-type="percentage" office:value="0.173766471918584">
            <text:p>17,4%</text:p>
          </table:table-cell>
          <table:table-cell table:number-columns-repeated="1015"/>
        </table:table-row>
        <table:table-row table:style-name="ro1">
          <table:table-cell table:style-name="ce4" office:value-type="float" office:value="207">
            <text:p>207</text:p>
          </table:table-cell>
          <table:table-cell table:style-name="ce8" office:value-type="float" office:value="2473.830078">
            <text:p>2473.830078</text:p>
          </table:table-cell>
          <table:table-cell table:style-name="ce8" office:value-type="float" office:value="2495.67129335406">
            <text:p>2495.671293</text:p>
          </table:table-cell>
          <table:table-cell table:formula="of:=[.D213]+1" office:value-type="float" office:value="207">
            <text:p>207</text:p>
          </table:table-cell>
          <table:table-cell table:formula="of:=[.D214]/[.$B$4]" office:value-type="percentage" office:value="0.164546899841017">
            <text:p>16,5%</text:p>
          </table:table-cell>
          <table:table-cell table:formula="of:=[.D214]*[.$B$5]" office:value-type="float" office:value="473515.670778775">
            <text:p>473515,670778775</text:p>
          </table:table-cell>
          <table:table-cell table:formula="of:=[.F214]/[.$B$3]" office:value-type="percentage" office:value="0.164546899841017">
            <text:p>16,5%</text:p>
          </table:table-cell>
          <table:table-cell table:formula="of:=[.H213]+[.B214]" office:value-type="float" office:value="502520.610594">
            <text:p>502520,610594</text:p>
          </table:table-cell>
          <table:table-cell table:formula="of:=[.H214]/[.$B$3]" office:value-type="percentage" office:value="0.174626128937746">
            <text:p>17,5%</text:p>
          </table:table-cell>
          <table:table-cell table:number-columns-repeated="1015"/>
        </table:table-row>
        <table:table-row table:style-name="ro1">
          <table:table-cell table:style-name="ce4" office:value-type="float" office:value="208">
            <text:p>208</text:p>
          </table:table-cell>
          <table:table-cell table:style-name="ce8" office:value-type="float" office:value="2792.379883">
            <text:p>2792.379883</text:p>
          </table:table-cell>
          <table:table-cell table:style-name="ce8" office:value-type="float" office:value="2495.52757957141">
            <text:p>2495.527580</text:p>
          </table:table-cell>
          <table:table-cell table:formula="of:=[.D214]+1" office:value-type="float" office:value="208">
            <text:p>208</text:p>
          </table:table-cell>
          <table:table-cell table:formula="of:=[.D215]/[.$B$4]" office:value-type="percentage" office:value="0.165341812400636">
            <text:p>16,5%</text:p>
          </table:table-cell>
          <table:table-cell table:formula="of:=[.D215]*[.$B$5]" office:value-type="float" office:value="475803.186096547">
            <text:p>475803,186096547</text:p>
          </table:table-cell>
          <table:table-cell table:formula="of:=[.F215]/[.$B$3]" office:value-type="percentage" office:value="0.165341812400636">
            <text:p>16,5%</text:p>
          </table:table-cell>
          <table:table-cell table:formula="of:=[.H214]+[.B215]" office:value-type="float" office:value="505312.990477">
            <text:p>505312,990477</text:p>
          </table:table-cell>
          <table:table-cell table:formula="of:=[.H215]/[.$B$3]" office:value-type="percentage" office:value="0.175596482151549">
            <text:p>17,6%</text:p>
          </table:table-cell>
          <table:table-cell table:number-columns-repeated="1015"/>
        </table:table-row>
        <table:table-row table:style-name="ro1">
          <table:table-cell table:style-name="ce4" office:value-type="float" office:value="209">
            <text:p>209</text:p>
          </table:table-cell>
          <table:table-cell table:style-name="ce8" office:value-type="float" office:value="2599.030029">
            <text:p>2599.030029</text:p>
          </table:table-cell>
          <table:table-cell table:style-name="ce8" office:value-type="float" office:value="2495.38066831854">
            <text:p>2495.380668</text:p>
          </table:table-cell>
          <table:table-cell table:formula="of:=[.D215]+1" office:value-type="float" office:value="209">
            <text:p>209</text:p>
          </table:table-cell>
          <table:table-cell table:formula="of:=[.D216]/[.$B$4]" office:value-type="percentage" office:value="0.166136724960254">
            <text:p>16,6%</text:p>
          </table:table-cell>
          <table:table-cell table:formula="of:=[.D216]*[.$B$5]" office:value-type="float" office:value="478090.701414319">
            <text:p>478090,701414319</text:p>
          </table:table-cell>
          <table:table-cell table:formula="of:=[.F216]/[.$B$3]" office:value-type="percentage" office:value="0.166136724960254">
            <text:p>16,6%</text:p>
          </table:table-cell>
          <table:table-cell table:formula="of:=[.H215]+[.B216]" office:value-type="float" office:value="507912.020506">
            <text:p>507912,020506</text:p>
          </table:table-cell>
          <table:table-cell table:formula="of:=[.H216]/[.$B$3]" office:value-type="percentage" office:value="0.176499646207687">
            <text:p>17,6%</text:p>
          </table:table-cell>
          <table:table-cell table:number-columns-repeated="1015"/>
        </table:table-row>
        <table:table-row table:style-name="ro1">
          <table:table-cell table:style-name="ce4" office:value-type="float" office:value="210">
            <text:p>210</text:p>
          </table:table-cell>
          <table:table-cell table:style-name="ce8" office:value-type="float" office:value="2428.370117">
            <text:p>2428.370117</text:p>
          </table:table-cell>
          <table:table-cell table:style-name="ce8" office:value-type="float" office:value="2494.96076369649">
            <text:p>2494.960764</text:p>
          </table:table-cell>
          <table:table-cell table:formula="of:=[.D216]+1" office:value-type="float" office:value="210">
            <text:p>210</text:p>
          </table:table-cell>
          <table:table-cell table:formula="of:=[.D217]/[.$B$4]" office:value-type="percentage" office:value="0.166931637519873">
            <text:p>16,7%</text:p>
          </table:table-cell>
          <table:table-cell table:formula="of:=[.D217]*[.$B$5]" office:value-type="float" office:value="480378.216732091">
            <text:p>480378,216732091</text:p>
          </table:table-cell>
          <table:table-cell table:formula="of:=[.F217]/[.$B$3]" office:value-type="percentage" office:value="0.166931637519873">
            <text:p>16,7%</text:p>
          </table:table-cell>
          <table:table-cell table:formula="of:=[.H216]+[.B217]" office:value-type="float" office:value="510340.390623">
            <text:p>510340,390623</text:p>
          </table:table-cell>
          <table:table-cell table:formula="of:=[.H217]/[.$B$3]" office:value-type="percentage" office:value="0.177343505870794">
            <text:p>17,7%</text:p>
          </table:table-cell>
          <table:table-cell table:number-columns-repeated="1015"/>
        </table:table-row>
        <table:table-row table:style-name="ro1">
          <table:table-cell table:style-name="ce4" office:value-type="float" office:value="211">
            <text:p>211</text:p>
          </table:table-cell>
          <table:table-cell table:style-name="ce8" office:value-type="float" office:value="2473.449951">
            <text:p>2473.449951</text:p>
          </table:table-cell>
          <table:table-cell table:style-name="ce8" office:value-type="float" office:value="2493.72452679792">
            <text:p>2493.724527</text:p>
          </table:table-cell>
          <table:table-cell table:formula="of:=[.D217]+1" office:value-type="float" office:value="211">
            <text:p>211</text:p>
          </table:table-cell>
          <table:table-cell table:formula="of:=[.D218]/[.$B$4]" office:value-type="percentage" office:value="0.167726550079491">
            <text:p>16,8%</text:p>
          </table:table-cell>
          <table:table-cell table:formula="of:=[.D218]*[.$B$5]" office:value-type="float" office:value="482665.732049863">
            <text:p>482665,732049863</text:p>
          </table:table-cell>
          <table:table-cell table:formula="of:=[.F218]/[.$B$3]" office:value-type="percentage" office:value="0.167726550079491">
            <text:p>16,8%</text:p>
          </table:table-cell>
          <table:table-cell table:formula="of:=[.H217]+[.B218]" office:value-type="float" office:value="512813.840574">
            <text:p>512813,840574</text:p>
          </table:table-cell>
          <table:table-cell table:formula="of:=[.H218]/[.$B$3]" office:value-type="percentage" office:value="0.17820303079566">
            <text:p>17,8%</text:p>
          </table:table-cell>
          <table:table-cell table:number-columns-repeated="1015"/>
        </table:table-row>
        <table:table-row table:style-name="ro1">
          <table:table-cell table:style-name="ce4" office:value-type="float" office:value="212">
            <text:p>212</text:p>
          </table:table-cell>
          <table:table-cell table:style-name="ce8" office:value-type="float" office:value="2125.77002">
            <text:p>2125.770020</text:p>
          </table:table-cell>
          <table:table-cell table:style-name="ce8" office:value-type="float" office:value="2493.67249971763">
            <text:p>2493.672500</text:p>
          </table:table-cell>
          <table:table-cell table:formula="of:=[.D218]+1" office:value-type="float" office:value="212">
            <text:p>212</text:p>
          </table:table-cell>
          <table:table-cell table:formula="of:=[.D219]/[.$B$4]" office:value-type="percentage" office:value="0.16852146263911">
            <text:p>16,9%</text:p>
          </table:table-cell>
          <table:table-cell table:formula="of:=[.D219]*[.$B$5]" office:value-type="float" office:value="484953.247367635">
            <text:p>484953,247367635</text:p>
          </table:table-cell>
          <table:table-cell table:formula="of:=[.F219]/[.$B$3]" office:value-type="percentage" office:value="0.16852146263911">
            <text:p>16,9%</text:p>
          </table:table-cell>
          <table:table-cell table:formula="of:=[.H218]+[.B219]" office:value-type="float" office:value="514939.610594">
            <text:p>514939,610594</text:p>
          </table:table-cell>
          <table:table-cell table:formula="of:=[.H219]/[.$B$3]" office:value-type="percentage" office:value="0.178941736794535">
            <text:p>17,9%</text:p>
          </table:table-cell>
          <table:table-cell table:number-columns-repeated="1015"/>
        </table:table-row>
        <table:table-row table:style-name="ro1">
          <table:table-cell table:style-name="ce4" office:value-type="float" office:value="213">
            <text:p>213</text:p>
          </table:table-cell>
          <table:table-cell table:style-name="ce8" office:value-type="float" office:value="2415.070068">
            <text:p>2415.070068</text:p>
          </table:table-cell>
          <table:table-cell table:style-name="ce8" office:value-type="float" office:value="2493.51317447783">
            <text:p>2493.513174</text:p>
          </table:table-cell>
          <table:table-cell table:formula="of:=[.D219]+1" office:value-type="float" office:value="213">
            <text:p>213</text:p>
          </table:table-cell>
          <table:table-cell table:formula="of:=[.D220]/[.$B$4]" office:value-type="percentage" office:value="0.169316375198728">
            <text:p>16,9%</text:p>
          </table:table-cell>
          <table:table-cell table:formula="of:=[.D220]*[.$B$5]" office:value-type="float" office:value="487240.762685407">
            <text:p>487240,762685407</text:p>
          </table:table-cell>
          <table:table-cell table:formula="of:=[.F220]/[.$B$3]" office:value-type="percentage" office:value="0.169316375198728">
            <text:p>16,9%</text:p>
          </table:table-cell>
          <table:table-cell table:formula="of:=[.H219]+[.B220]" office:value-type="float" office:value="517354.680662">
            <text:p>517354,680662</text:p>
          </table:table-cell>
          <table:table-cell table:formula="of:=[.H220]/[.$B$3]" office:value-type="percentage" office:value="0.179780974684877">
            <text:p>18,0%</text:p>
          </table:table-cell>
          <table:table-cell table:number-columns-repeated="1015"/>
        </table:table-row>
        <table:table-row table:style-name="ro1">
          <table:table-cell table:style-name="ce4" office:value-type="float" office:value="214">
            <text:p>214</text:p>
          </table:table-cell>
          <table:table-cell table:style-name="ce8" office:value-type="float" office:value="2682.620117">
            <text:p>2682.620117</text:p>
          </table:table-cell>
          <table:table-cell table:style-name="ce8" office:value-type="float" office:value="2492.99583345508">
            <text:p>2492.995833</text:p>
          </table:table-cell>
          <table:table-cell table:formula="of:=[.D220]+1" office:value-type="float" office:value="214">
            <text:p>214</text:p>
          </table:table-cell>
          <table:table-cell table:formula="of:=[.D221]/[.$B$4]" office:value-type="percentage" office:value="0.170111287758347">
            <text:p>17,0%</text:p>
          </table:table-cell>
          <table:table-cell table:formula="of:=[.D221]*[.$B$5]" office:value-type="float" office:value="489528.278003178">
            <text:p>489528,278003178</text:p>
          </table:table-cell>
          <table:table-cell table:formula="of:=[.F221]/[.$B$3]" office:value-type="percentage" office:value="0.170111287758347">
            <text:p>17,0%</text:p>
          </table:table-cell>
          <table:table-cell table:formula="of:=[.H220]+[.B221]" office:value-type="float" office:value="520037.300779">
            <text:p>520037,300779</text:p>
          </table:table-cell>
          <table:table-cell table:formula="of:=[.H221]/[.$B$3]" office:value-type="percentage" office:value="0.180713186332651">
            <text:p>18,1%</text:p>
          </table:table-cell>
          <table:table-cell table:number-columns-repeated="1015"/>
        </table:table-row>
        <table:table-row table:style-name="ro1">
          <table:table-cell table:style-name="ce4" office:value-type="float" office:value="215">
            <text:p>215</text:p>
          </table:table-cell>
          <table:table-cell table:style-name="ce8" office:value-type="float" office:value="2564.620117">
            <text:p>2564.620117</text:p>
          </table:table-cell>
          <table:table-cell table:style-name="ce8" office:value-type="float" office:value="2491.93716692714">
            <text:p>2491.937167</text:p>
          </table:table-cell>
          <table:table-cell table:formula="of:=[.D221]+1" office:value-type="float" office:value="215">
            <text:p>215</text:p>
          </table:table-cell>
          <table:table-cell table:formula="of:=[.D222]/[.$B$4]" office:value-type="percentage" office:value="0.170906200317965">
            <text:p>17,1%</text:p>
          </table:table-cell>
          <table:table-cell table:formula="of:=[.D222]*[.$B$5]" office:value-type="float" office:value="491815.79332095">
            <text:p>491815,79332095</text:p>
          </table:table-cell>
          <table:table-cell table:formula="of:=[.F222]/[.$B$3]" office:value-type="percentage" office:value="0.170906200317965">
            <text:p>17,1%</text:p>
          </table:table-cell>
          <table:table-cell table:formula="of:=[.H221]+[.B222]" office:value-type="float" office:value="522601.920896">
            <text:p>522601,920896</text:p>
          </table:table-cell>
          <table:table-cell table:formula="of:=[.H222]/[.$B$3]" office:value-type="percentage" office:value="0.181604392929527">
            <text:p>18,2%</text:p>
          </table:table-cell>
          <table:table-cell table:number-columns-repeated="1015"/>
        </table:table-row>
        <table:table-row table:style-name="ro1">
          <table:table-cell table:style-name="ce4" office:value-type="float" office:value="216">
            <text:p>216</text:p>
          </table:table-cell>
          <table:table-cell table:style-name="ce8" office:value-type="float" office:value="2792.669922">
            <text:p>2792.669922</text:p>
          </table:table-cell>
          <table:table-cell table:style-name="ce8" office:value-type="float" office:value="2491.92635413716">
            <text:p>2491.926354</text:p>
          </table:table-cell>
          <table:table-cell table:formula="of:=[.D222]+1" office:value-type="float" office:value="216">
            <text:p>216</text:p>
          </table:table-cell>
          <table:table-cell table:formula="of:=[.D223]/[.$B$4]" office:value-type="percentage" office:value="0.171701112877583">
            <text:p>17,2%</text:p>
          </table:table-cell>
          <table:table-cell table:formula="of:=[.D223]*[.$B$5]" office:value-type="float" office:value="494103.308638722">
            <text:p>494103,308638722</text:p>
          </table:table-cell>
          <table:table-cell table:formula="of:=[.F223]/[.$B$3]" office:value-type="percentage" office:value="0.171701112877583">
            <text:p>17,2%</text:p>
          </table:table-cell>
          <table:table-cell table:formula="of:=[.H222]+[.B223]" office:value-type="float" office:value="525394.590818">
            <text:p>525394,590818</text:p>
          </table:table-cell>
          <table:table-cell table:formula="of:=[.H223]/[.$B$3]" office:value-type="percentage" office:value="0.182574846932008">
            <text:p>18,3%</text:p>
          </table:table-cell>
          <table:table-cell table:number-columns-repeated="1015"/>
        </table:table-row>
        <table:table-row table:style-name="ro1">
          <table:table-cell table:style-name="ce4" office:value-type="float" office:value="217">
            <text:p>217</text:p>
          </table:table-cell>
          <table:table-cell table:style-name="ce8" office:value-type="float" office:value="2680.5">
            <text:p>2680.500000</text:p>
          </table:table-cell>
          <table:table-cell table:style-name="ce8" office:value-type="float" office:value="2491.76723862735">
            <text:p>2491.767239</text:p>
          </table:table-cell>
          <table:table-cell table:formula="of:=[.D223]+1" office:value-type="float" office:value="217">
            <text:p>217</text:p>
          </table:table-cell>
          <table:table-cell table:formula="of:=[.D224]/[.$B$4]" office:value-type="percentage" office:value="0.172496025437202">
            <text:p>17,2%</text:p>
          </table:table-cell>
          <table:table-cell table:formula="of:=[.D224]*[.$B$5]" office:value-type="float" office:value="496390.823956494">
            <text:p>496390,823956494</text:p>
          </table:table-cell>
          <table:table-cell table:formula="of:=[.F224]/[.$B$3]" office:value-type="percentage" office:value="0.172496025437202">
            <text:p>17,2%</text:p>
          </table:table-cell>
          <table:table-cell table:formula="of:=[.H223]+[.B224]" office:value-type="float" office:value="528075.090818">
            <text:p>528075,090818</text:p>
          </table:table-cell>
          <table:table-cell table:formula="of:=[.H224]/[.$B$3]" office:value-type="percentage" office:value="0.18350632183821">
            <text:p>18,4%</text:p>
          </table:table-cell>
          <table:table-cell table:number-columns-repeated="1015"/>
        </table:table-row>
        <table:table-row table:style-name="ro1">
          <table:table-cell table:style-name="ce4" office:value-type="float" office:value="218">
            <text:p>218</text:p>
          </table:table-cell>
          <table:table-cell table:style-name="ce8" office:value-type="float" office:value="2823.810059">
            <text:p>2823.810059</text:p>
          </table:table-cell>
          <table:table-cell table:style-name="ce8" office:value-type="float" office:value="2491.40868345241">
            <text:p>2491.408683</text:p>
          </table:table-cell>
          <table:table-cell table:formula="of:=[.D224]+1" office:value-type="float" office:value="218">
            <text:p>218</text:p>
          </table:table-cell>
          <table:table-cell table:formula="of:=[.D225]/[.$B$4]" office:value-type="percentage" office:value="0.17329093799682">
            <text:p>17,3%</text:p>
          </table:table-cell>
          <table:table-cell table:formula="of:=[.D225]*[.$B$5]" office:value-type="float" office:value="498678.339274266">
            <text:p>498678,339274266</text:p>
          </table:table-cell>
          <table:table-cell table:formula="of:=[.F225]/[.$B$3]" office:value-type="percentage" office:value="0.17329093799682">
            <text:p>17,3%</text:p>
          </table:table-cell>
          <table:table-cell table:formula="of:=[.H224]+[.B225]" office:value-type="float" office:value="530898.900877">
            <text:p>530898,900877</text:p>
          </table:table-cell>
          <table:table-cell table:formula="of:=[.H225]/[.$B$3]" office:value-type="percentage" office:value="0.184487597051729">
            <text:p>18,4%</text:p>
          </table:table-cell>
          <table:table-cell table:number-columns-repeated="1015"/>
        </table:table-row>
        <table:table-row table:style-name="ro1">
          <table:table-cell table:style-name="ce4" office:value-type="float" office:value="219">
            <text:p>219</text:p>
          </table:table-cell>
          <table:table-cell table:style-name="ce8" office:value-type="float" office:value="2425.550049">
            <text:p>2425.550049</text:p>
          </table:table-cell>
          <table:table-cell table:style-name="ce8" office:value-type="float" office:value="2490.93887991571">
            <text:p>2490.938880</text:p>
          </table:table-cell>
          <table:table-cell table:formula="of:=[.D225]+1" office:value-type="float" office:value="219">
            <text:p>219</text:p>
          </table:table-cell>
          <table:table-cell table:formula="of:=[.D226]/[.$B$4]" office:value-type="percentage" office:value="0.174085850556439">
            <text:p>17,4%</text:p>
          </table:table-cell>
          <table:table-cell table:formula="of:=[.D226]*[.$B$5]" office:value-type="float" office:value="500965.854592038">
            <text:p>500965,854592038</text:p>
          </table:table-cell>
          <table:table-cell table:formula="of:=[.F226]/[.$B$3]" office:value-type="percentage" office:value="0.174085850556439">
            <text:p>17,4%</text:p>
          </table:table-cell>
          <table:table-cell table:formula="of:=[.H225]+[.B226]" office:value-type="float" office:value="533324.450926">
            <text:p>533324,450926</text:p>
          </table:table-cell>
          <table:table-cell table:formula="of:=[.H226]/[.$B$3]" office:value-type="percentage" office:value="0.185330476739989">
            <text:p>18,5%</text:p>
          </table:table-cell>
          <table:table-cell table:number-columns-repeated="1015"/>
        </table:table-row>
        <table:table-row table:style-name="ro1">
          <table:table-cell table:style-name="ce4" office:value-type="float" office:value="220">
            <text:p>220</text:p>
          </table:table-cell>
          <table:table-cell table:style-name="ce8" office:value-type="float" office:value="2581.070068">
            <text:p>2581.070068</text:p>
          </table:table-cell>
          <table:table-cell table:style-name="ce8" office:value-type="float" office:value="2490.17683768372">
            <text:p>2490.176838</text:p>
          </table:table-cell>
          <table:table-cell table:formula="of:=[.D226]+1" office:value-type="float" office:value="220">
            <text:p>220</text:p>
          </table:table-cell>
          <table:table-cell table:formula="of:=[.D227]/[.$B$4]" office:value-type="percentage" office:value="0.174880763116057">
            <text:p>17,5%</text:p>
          </table:table-cell>
          <table:table-cell table:formula="of:=[.D227]*[.$B$5]" office:value-type="float" office:value="503253.36990981">
            <text:p>503253,36990981</text:p>
          </table:table-cell>
          <table:table-cell table:formula="of:=[.F227]/[.$B$3]" office:value-type="percentage" office:value="0.174880763116057">
            <text:p>17,5%</text:p>
          </table:table-cell>
          <table:table-cell table:formula="of:=[.H226]+[.B227]" office:value-type="float" office:value="535905.520994">
            <text:p>535905,520994</text:p>
          </table:table-cell>
          <table:table-cell table:formula="of:=[.H227]/[.$B$3]" office:value-type="percentage" office:value="0.186227399701933">
            <text:p>18,6%</text:p>
          </table:table-cell>
          <table:table-cell table:number-columns-repeated="1015"/>
        </table:table-row>
        <table:table-row table:style-name="ro1">
          <table:table-cell table:style-name="ce4" office:value-type="float" office:value="221">
            <text:p>221</text:p>
          </table:table-cell>
          <table:table-cell table:style-name="ce8" office:value-type="float" office:value="2578.850098">
            <text:p>2578.850098</text:p>
          </table:table-cell>
          <table:table-cell table:style-name="ce8" office:value-type="float" office:value="2489.53155900556">
            <text:p>2489.531559</text:p>
          </table:table-cell>
          <table:table-cell table:formula="of:=[.D227]+1" office:value-type="float" office:value="221">
            <text:p>221</text:p>
          </table:table-cell>
          <table:table-cell table:formula="of:=[.D228]/[.$B$4]" office:value-type="percentage" office:value="0.175675675675676">
            <text:p>17,6%</text:p>
          </table:table-cell>
          <table:table-cell table:formula="of:=[.D228]*[.$B$5]" office:value-type="float" office:value="505540.885227581">
            <text:p>505540,885227581</text:p>
          </table:table-cell>
          <table:table-cell table:formula="of:=[.F228]/[.$B$3]" office:value-type="percentage" office:value="0.175675675675676">
            <text:p>17,6%</text:p>
          </table:table-cell>
          <table:table-cell table:formula="of:=[.H227]+[.B228]" office:value-type="float" office:value="538484.371092">
            <text:p>538484,371092</text:p>
          </table:table-cell>
          <table:table-cell table:formula="of:=[.H228]/[.$B$3]" office:value-type="percentage" office:value="0.187123551223345">
            <text:p>18,7%</text:p>
          </table:table-cell>
          <table:table-cell table:number-columns-repeated="1015"/>
        </table:table-row>
        <table:table-row table:style-name="ro1">
          <table:table-cell table:style-name="ce4" office:value-type="float" office:value="222">
            <text:p>222</text:p>
          </table:table-cell>
          <table:table-cell table:style-name="ce8" office:value-type="float" office:value="2398.419922">
            <text:p>2398.419922</text:p>
          </table:table-cell>
          <table:table-cell table:style-name="ce8" office:value-type="float" office:value="2489.26896398906">
            <text:p>2489.268964</text:p>
          </table:table-cell>
          <table:table-cell table:formula="of:=[.D228]+1" office:value-type="float" office:value="222">
            <text:p>222</text:p>
          </table:table-cell>
          <table:table-cell table:formula="of:=[.D229]/[.$B$4]" office:value-type="percentage" office:value="0.176470588235294">
            <text:p>17,6%</text:p>
          </table:table-cell>
          <table:table-cell table:formula="of:=[.D229]*[.$B$5]" office:value-type="float" office:value="507828.400545353">
            <text:p>507828,400545353</text:p>
          </table:table-cell>
          <table:table-cell table:formula="of:=[.F229]/[.$B$3]" office:value-type="percentage" office:value="0.176470588235294">
            <text:p>17,6%</text:p>
          </table:table-cell>
          <table:table-cell table:formula="of:=[.H228]+[.B229]" office:value-type="float" office:value="540882.791014">
            <text:p>540882,791014</text:p>
          </table:table-cell>
          <table:table-cell table:formula="of:=[.H229]/[.$B$3]" office:value-type="percentage" office:value="0.18795700318077">
            <text:p>18,8%</text:p>
          </table:table-cell>
          <table:table-cell table:number-columns-repeated="1015"/>
        </table:table-row>
        <table:table-row table:style-name="ro1">
          <table:table-cell table:style-name="ce4" office:value-type="float" office:value="223">
            <text:p>223</text:p>
          </table:table-cell>
          <table:table-cell table:style-name="ce8" office:value-type="float" office:value="2708.639893">
            <text:p>2708.639893</text:p>
          </table:table-cell>
          <table:table-cell table:style-name="ce8" office:value-type="float" office:value="2489.22383992067">
            <text:p>2489.223840</text:p>
          </table:table-cell>
          <table:table-cell table:formula="of:=[.D229]+1" office:value-type="float" office:value="223">
            <text:p>223</text:p>
          </table:table-cell>
          <table:table-cell table:formula="of:=[.D230]/[.$B$4]" office:value-type="percentage" office:value="0.177265500794913">
            <text:p>17,7%</text:p>
          </table:table-cell>
          <table:table-cell table:formula="of:=[.D230]*[.$B$5]" office:value-type="float" office:value="510115.915863125">
            <text:p>510115,915863125</text:p>
          </table:table-cell>
          <table:table-cell table:formula="of:=[.F230]/[.$B$3]" office:value-type="percentage" office:value="0.177265500794913">
            <text:p>17,7%</text:p>
          </table:table-cell>
          <table:table-cell table:formula="of:=[.H229]+[.B230]" office:value-type="float" office:value="543591.430907">
            <text:p>543591,430907</text:p>
          </table:table-cell>
          <table:table-cell table:formula="of:=[.H230]/[.$B$3]" office:value-type="percentage" office:value="0.188898256711927">
            <text:p>18,9%</text:p>
          </table:table-cell>
          <table:table-cell table:number-columns-repeated="1015"/>
        </table:table-row>
        <table:table-row table:style-name="ro1">
          <table:table-cell table:style-name="ce4" office:value-type="float" office:value="224">
            <text:p>224</text:p>
          </table:table-cell>
          <table:table-cell table:style-name="ce8" office:value-type="float" office:value="2423.409912">
            <text:p>2423.409912</text:p>
          </table:table-cell>
          <table:table-cell table:style-name="ce8" office:value-type="float" office:value="2489.08832981293">
            <text:p>2489.088330</text:p>
          </table:table-cell>
          <table:table-cell table:formula="of:=[.D230]+1" office:value-type="float" office:value="224">
            <text:p>224</text:p>
          </table:table-cell>
          <table:table-cell table:formula="of:=[.D231]/[.$B$4]" office:value-type="percentage" office:value="0.178060413354531">
            <text:p>17,8%</text:p>
          </table:table-cell>
          <table:table-cell table:formula="of:=[.D231]*[.$B$5]" office:value-type="float" office:value="512403.431180897">
            <text:p>512403,431180897</text:p>
          </table:table-cell>
          <table:table-cell table:formula="of:=[.F231]/[.$B$3]" office:value-type="percentage" office:value="0.178060413354531">
            <text:p>17,8%</text:p>
          </table:table-cell>
          <table:table-cell table:formula="of:=[.H230]+[.B231]" office:value-type="float" office:value="546014.840819">
            <text:p>546014,840819</text:p>
          </table:table-cell>
          <table:table-cell table:formula="of:=[.H231]/[.$B$3]" office:value-type="percentage" office:value="0.189740392701657">
            <text:p>19,0%</text:p>
          </table:table-cell>
          <table:table-cell table:number-columns-repeated="1015"/>
        </table:table-row>
        <table:table-row table:style-name="ro1">
          <table:table-cell table:style-name="ce4" office:value-type="float" office:value="225">
            <text:p>225</text:p>
          </table:table-cell>
          <table:table-cell table:style-name="ce8" office:value-type="float" office:value="2460.610107">
            <text:p>2460.610107</text:p>
          </table:table-cell>
          <table:table-cell table:style-name="ce8" office:value-type="float" office:value="2488.51909145242">
            <text:p>2488.519091</text:p>
          </table:table-cell>
          <table:table-cell table:formula="of:=[.D231]+1" office:value-type="float" office:value="225">
            <text:p>225</text:p>
          </table:table-cell>
          <table:table-cell table:formula="of:=[.D232]/[.$B$4]" office:value-type="percentage" office:value="0.178855325914149">
            <text:p>17,9%</text:p>
          </table:table-cell>
          <table:table-cell table:formula="of:=[.D232]*[.$B$5]" office:value-type="float" office:value="514690.946498669">
            <text:p>514690,946498669</text:p>
          </table:table-cell>
          <table:table-cell table:formula="of:=[.F232]/[.$B$3]" office:value-type="percentage" office:value="0.178855325914149">
            <text:p>17,9%</text:p>
          </table:table-cell>
          <table:table-cell table:formula="of:=[.H231]+[.B232]" office:value-type="float" office:value="548475.450926">
            <text:p>548475,450926</text:p>
          </table:table-cell>
          <table:table-cell table:formula="of:=[.H232]/[.$B$3]" office:value-type="percentage" office:value="0.190595455775194">
            <text:p>19,1%</text:p>
          </table:table-cell>
          <table:table-cell table:number-columns-repeated="1015"/>
        </table:table-row>
        <table:table-row table:style-name="ro1">
          <table:table-cell table:style-name="ce4" office:value-type="float" office:value="226">
            <text:p>226</text:p>
          </table:table-cell>
          <table:table-cell table:style-name="ce8" office:value-type="float" office:value="2465.840088">
            <text:p>2465.840088</text:p>
          </table:table-cell>
          <table:table-cell table:style-name="ce8" office:value-type="float" office:value="2488.43443223352">
            <text:p>2488.434432</text:p>
          </table:table-cell>
          <table:table-cell table:formula="of:=[.D232]+1" office:value-type="float" office:value="226">
            <text:p>226</text:p>
          </table:table-cell>
          <table:table-cell table:formula="of:=[.D233]/[.$B$4]" office:value-type="percentage" office:value="0.179650238473768">
            <text:p>18,0%</text:p>
          </table:table-cell>
          <table:table-cell table:formula="of:=[.D233]*[.$B$5]" office:value-type="float" office:value="516978.461816441">
            <text:p>516978,461816441</text:p>
          </table:table-cell>
          <table:table-cell table:formula="of:=[.F233]/[.$B$3]" office:value-type="percentage" office:value="0.179650238473768">
            <text:p>18,0%</text:p>
          </table:table-cell>
          <table:table-cell table:formula="of:=[.H232]+[.B233]" office:value-type="float" office:value="550941.291014">
            <text:p>550941,291014</text:p>
          </table:table-cell>
          <table:table-cell table:formula="of:=[.H233]/[.$B$3]" office:value-type="percentage" office:value="0.191452336269385">
            <text:p>19,1%</text:p>
          </table:table-cell>
          <table:table-cell table:number-columns-repeated="1015"/>
        </table:table-row>
        <table:table-row table:style-name="ro1">
          <table:table-cell table:style-name="ce4" office:value-type="float" office:value="227">
            <text:p>227</text:p>
          </table:table-cell>
          <table:table-cell table:style-name="ce8" office:value-type="float" office:value="2779.76001">
            <text:p>2779.760010</text:p>
          </table:table-cell>
          <table:table-cell table:style-name="ce8" office:value-type="float" office:value="2487.72465118164">
            <text:p>2487.724651</text:p>
          </table:table-cell>
          <table:table-cell table:formula="of:=[.D233]+1" office:value-type="float" office:value="227">
            <text:p>227</text:p>
          </table:table-cell>
          <table:table-cell table:formula="of:=[.D234]/[.$B$4]" office:value-type="percentage" office:value="0.180445151033386">
            <text:p>18,0%</text:p>
          </table:table-cell>
          <table:table-cell table:formula="of:=[.D234]*[.$B$5]" office:value-type="float" office:value="519265.977134213">
            <text:p>519265,977134213</text:p>
          </table:table-cell>
          <table:table-cell table:formula="of:=[.F234]/[.$B$3]" office:value-type="percentage" office:value="0.180445151033386">
            <text:p>18,0%</text:p>
          </table:table-cell>
          <table:table-cell table:formula="of:=[.H233]+[.B234]" office:value-type="float" office:value="553721.051024">
            <text:p>553721,051024</text:p>
          </table:table-cell>
          <table:table-cell table:formula="of:=[.H234]/[.$B$3]" office:value-type="percentage" office:value="0.192418304071877">
            <text:p>19,2%</text:p>
          </table:table-cell>
          <table:table-cell table:number-columns-repeated="1015"/>
        </table:table-row>
        <table:table-row table:style-name="ro1">
          <table:table-cell table:style-name="ce4" office:value-type="float" office:value="228">
            <text:p>228</text:p>
          </table:table-cell>
          <table:table-cell table:style-name="ce8" office:value-type="float" office:value="2683.340088">
            <text:p>2683.340088</text:p>
          </table:table-cell>
          <table:table-cell table:style-name="ce8" office:value-type="float" office:value="2487.55580745156">
            <text:p>2487.555807</text:p>
          </table:table-cell>
          <table:table-cell table:formula="of:=[.D234]+1" office:value-type="float" office:value="228">
            <text:p>228</text:p>
          </table:table-cell>
          <table:table-cell table:formula="of:=[.D235]/[.$B$4]" office:value-type="percentage" office:value="0.181240063593005">
            <text:p>18,1%</text:p>
          </table:table-cell>
          <table:table-cell table:formula="of:=[.D235]*[.$B$5]" office:value-type="float" office:value="521553.492451984">
            <text:p>521553,492451984</text:p>
          </table:table-cell>
          <table:table-cell table:formula="of:=[.F235]/[.$B$3]" office:value-type="percentage" office:value="0.181240063593005">
            <text:p>18,1%</text:p>
          </table:table-cell>
          <table:table-cell table:formula="of:=[.H234]+[.B235]" office:value-type="float" office:value="556404.391112">
            <text:p>556404,391112</text:p>
          </table:table-cell>
          <table:table-cell table:formula="of:=[.H235]/[.$B$3]" office:value-type="percentage" office:value="0.193350765909884">
            <text:p>19,3%</text:p>
          </table:table-cell>
          <table:table-cell table:number-columns-repeated="1015"/>
        </table:table-row>
        <table:table-row table:style-name="ro1">
          <table:table-cell table:style-name="ce4" office:value-type="float" office:value="229">
            <text:p>229</text:p>
          </table:table-cell>
          <table:table-cell table:style-name="ce8" office:value-type="float" office:value="2783.02002">
            <text:p>2783.020020</text:p>
          </table:table-cell>
          <table:table-cell table:style-name="ce8" office:value-type="float" office:value="2485.7604244181">
            <text:p>2485.760424</text:p>
          </table:table-cell>
          <table:table-cell table:formula="of:=[.D235]+1" office:value-type="float" office:value="229">
            <text:p>229</text:p>
          </table:table-cell>
          <table:table-cell table:formula="of:=[.D236]/[.$B$4]" office:value-type="percentage" office:value="0.182034976152623">
            <text:p>18,2%</text:p>
          </table:table-cell>
          <table:table-cell table:formula="of:=[.D236]*[.$B$5]" office:value-type="float" office:value="523841.007769756">
            <text:p>523841,007769756</text:p>
          </table:table-cell>
          <table:table-cell table:formula="of:=[.F236]/[.$B$3]" office:value-type="percentage" office:value="0.182034976152623">
            <text:p>18,2%</text:p>
          </table:table-cell>
          <table:table-cell table:formula="of:=[.H235]+[.B236]" office:value-type="float" office:value="559187.411132">
            <text:p>559187,411132</text:p>
          </table:table-cell>
          <table:table-cell table:formula="of:=[.H236]/[.$B$3]" office:value-type="percentage" office:value="0.194317866567257">
            <text:p>19,4%</text:p>
          </table:table-cell>
          <table:table-cell table:number-columns-repeated="1015"/>
        </table:table-row>
        <table:table-row table:style-name="ro1">
          <table:table-cell table:style-name="ce4" office:value-type="float" office:value="230">
            <text:p>230</text:p>
          </table:table-cell>
          <table:table-cell table:style-name="ce8" office:value-type="float" office:value="2578.870117">
            <text:p>2578.870117</text:p>
          </table:table-cell>
          <table:table-cell table:style-name="ce8" office:value-type="float" office:value="2485.66438035485">
            <text:p>2485.664380</text:p>
          </table:table-cell>
          <table:table-cell table:formula="of:=[.D236]+1" office:value-type="float" office:value="230">
            <text:p>230</text:p>
          </table:table-cell>
          <table:table-cell table:formula="of:=[.D237]/[.$B$4]" office:value-type="percentage" office:value="0.182829888712242">
            <text:p>18,3%</text:p>
          </table:table-cell>
          <table:table-cell table:formula="of:=[.D237]*[.$B$5]" office:value-type="float" office:value="526128.523087528">
            <text:p>526128,523087528</text:p>
          </table:table-cell>
          <table:table-cell table:formula="of:=[.F237]/[.$B$3]" office:value-type="percentage" office:value="0.182829888712242">
            <text:p>18,3%</text:p>
          </table:table-cell>
          <table:table-cell table:formula="of:=[.H236]+[.B237]" office:value-type="float" office:value="561766.281249">
            <text:p>561766,281249</text:p>
          </table:table-cell>
          <table:table-cell table:formula="of:=[.H237]/[.$B$3]" office:value-type="percentage" office:value="0.195214025045279">
            <text:p>19,5%</text:p>
          </table:table-cell>
          <table:table-cell table:number-columns-repeated="1015"/>
        </table:table-row>
        <table:table-row table:style-name="ro1">
          <table:table-cell table:style-name="ce4" office:value-type="float" office:value="231">
            <text:p>231</text:p>
          </table:table-cell>
          <table:table-cell table:style-name="ce8" office:value-type="float" office:value="2374.149902">
            <text:p>2374.149902</text:p>
          </table:table-cell>
          <table:table-cell table:style-name="ce8" office:value-type="float" office:value="2485.62299230833">
            <text:p>2485.622992</text:p>
          </table:table-cell>
          <table:table-cell table:formula="of:=[.D237]+1" office:value-type="float" office:value="231">
            <text:p>231</text:p>
          </table:table-cell>
          <table:table-cell table:formula="of:=[.D238]/[.$B$4]" office:value-type="percentage" office:value="0.18362480127186">
            <text:p>18,4%</text:p>
          </table:table-cell>
          <table:table-cell table:formula="of:=[.D238]*[.$B$5]" office:value-type="float" office:value="528416.0384053">
            <text:p>528416,0384053</text:p>
          </table:table-cell>
          <table:table-cell table:formula="of:=[.F238]/[.$B$3]" office:value-type="percentage" office:value="0.18362480127186">
            <text:p>18,4%</text:p>
          </table:table-cell>
          <table:table-cell table:formula="of:=[.H237]+[.B238]" office:value-type="float" office:value="564140.431151">
            <text:p>564140,431151</text:p>
          </table:table-cell>
          <table:table-cell table:formula="of:=[.H238]/[.$B$3]" office:value-type="percentage" office:value="0.196039043160286">
            <text:p>19,6%</text:p>
          </table:table-cell>
          <table:table-cell table:number-columns-repeated="1015"/>
        </table:table-row>
        <table:table-row table:style-name="ro1">
          <table:table-cell table:style-name="ce4" office:value-type="float" office:value="232">
            <text:p>232</text:p>
          </table:table-cell>
          <table:table-cell table:style-name="ce8" office:value-type="float" office:value="2784.48999">
            <text:p>2784.489990</text:p>
          </table:table-cell>
          <table:table-cell table:style-name="ce8" office:value-type="float" office:value="2485.37424349079">
            <text:p>2485.374243</text:p>
          </table:table-cell>
          <table:table-cell table:formula="of:=[.D238]+1" office:value-type="float" office:value="232">
            <text:p>232</text:p>
          </table:table-cell>
          <table:table-cell table:formula="of:=[.D239]/[.$B$4]" office:value-type="percentage" office:value="0.184419713831479">
            <text:p>18,4%</text:p>
          </table:table-cell>
          <table:table-cell table:formula="of:=[.D239]*[.$B$5]" office:value-type="float" office:value="530703.553723072">
            <text:p>530703,553723072</text:p>
          </table:table-cell>
          <table:table-cell table:formula="of:=[.F239]/[.$B$3]" office:value-type="percentage" office:value="0.184419713831479">
            <text:p>18,4%</text:p>
          </table:table-cell>
          <table:table-cell table:formula="of:=[.H238]+[.B239]" office:value-type="float" office:value="566924.921141">
            <text:p>566924,921141</text:p>
          </table:table-cell>
          <table:table-cell table:formula="of:=[.H239]/[.$B$3]" office:value-type="percentage" office:value="0.197006654632868">
            <text:p>19,7%</text:p>
          </table:table-cell>
          <table:table-cell table:number-columns-repeated="1015"/>
        </table:table-row>
        <table:table-row table:style-name="ro1">
          <table:table-cell table:style-name="ce4" office:value-type="float" office:value="233">
            <text:p>233</text:p>
          </table:table-cell>
          <table:table-cell table:style-name="ce8" office:value-type="float" office:value="2681.469971">
            <text:p>2681.469971</text:p>
          </table:table-cell>
          <table:table-cell table:style-name="ce8" office:value-type="float" office:value="2485.18396005822">
            <text:p>2485.183960</text:p>
          </table:table-cell>
          <table:table-cell table:formula="of:=[.D239]+1" office:value-type="float" office:value="233">
            <text:p>233</text:p>
          </table:table-cell>
          <table:table-cell table:formula="of:=[.D240]/[.$B$4]" office:value-type="percentage" office:value="0.185214626391097">
            <text:p>18,5%</text:p>
          </table:table-cell>
          <table:table-cell table:formula="of:=[.D240]*[.$B$5]" office:value-type="float" office:value="532991.069040844">
            <text:p>532991,069040844</text:p>
          </table:table-cell>
          <table:table-cell table:formula="of:=[.F240]/[.$B$3]" office:value-type="percentage" office:value="0.185214626391097">
            <text:p>18,5%</text:p>
          </table:table-cell>
          <table:table-cell table:formula="of:=[.H239]+[.B240]" office:value-type="float" office:value="569606.391112">
            <text:p>569606,391112</text:p>
          </table:table-cell>
          <table:table-cell table:formula="of:=[.H240]/[.$B$3]" office:value-type="percentage" office:value="0.197938466604411">
            <text:p>19,8%</text:p>
          </table:table-cell>
          <table:table-cell table:number-columns-repeated="1015"/>
        </table:table-row>
        <table:table-row table:style-name="ro1">
          <table:table-cell table:style-name="ce4" office:value-type="float" office:value="234">
            <text:p>234</text:p>
          </table:table-cell>
          <table:table-cell table:style-name="ce8" office:value-type="float" office:value="2684.570068">
            <text:p>2684.570068</text:p>
          </table:table-cell>
          <table:table-cell table:style-name="ce8" office:value-type="float" office:value="2485.17499724202">
            <text:p>2485.174997</text:p>
          </table:table-cell>
          <table:table-cell table:formula="of:=[.D240]+1" office:value-type="float" office:value="234">
            <text:p>234</text:p>
          </table:table-cell>
          <table:table-cell table:formula="of:=[.D241]/[.$B$4]" office:value-type="percentage" office:value="0.186009538950715">
            <text:p>18,6%</text:p>
          </table:table-cell>
          <table:table-cell table:formula="of:=[.D241]*[.$B$5]" office:value-type="float" office:value="535278.584358616">
            <text:p>535278,584358616</text:p>
          </table:table-cell>
          <table:table-cell table:formula="of:=[.F241]/[.$B$3]" office:value-type="percentage" office:value="0.186009538950715">
            <text:p>18,6%</text:p>
          </table:table-cell>
          <table:table-cell table:formula="of:=[.H240]+[.B241]" office:value-type="float" office:value="572290.96118">
            <text:p>572290,96118</text:p>
          </table:table-cell>
          <table:table-cell table:formula="of:=[.H241]/[.$B$3]" office:value-type="percentage" office:value="0.198871355860998">
            <text:p>19,9%</text:p>
          </table:table-cell>
          <table:table-cell table:number-columns-repeated="1015"/>
        </table:table-row>
        <table:table-row table:style-name="ro1">
          <table:table-cell table:style-name="ce4" office:value-type="float" office:value="235">
            <text:p>235</text:p>
          </table:table-cell>
          <table:table-cell table:style-name="ce8" office:value-type="float" office:value="2584.840088">
            <text:p>2584.840088</text:p>
          </table:table-cell>
          <table:table-cell table:style-name="ce8" office:value-type="float" office:value="2484.90514792205">
            <text:p>2484.905148</text:p>
          </table:table-cell>
          <table:table-cell table:formula="of:=[.D241]+1" office:value-type="float" office:value="235">
            <text:p>235</text:p>
          </table:table-cell>
          <table:table-cell table:formula="of:=[.D242]/[.$B$4]" office:value-type="percentage" office:value="0.186804451510334">
            <text:p>18,7%</text:p>
          </table:table-cell>
          <table:table-cell table:formula="of:=[.D242]*[.$B$5]" office:value-type="float" office:value="537566.099676388">
            <text:p>537566,099676388</text:p>
          </table:table-cell>
          <table:table-cell table:formula="of:=[.F242]/[.$B$3]" office:value-type="percentage" office:value="0.186804451510334">
            <text:p>18,7%</text:p>
          </table:table-cell>
          <table:table-cell table:formula="of:=[.H241]+[.B242]" office:value-type="float" office:value="574875.801268">
            <text:p>574875,801268</text:p>
          </table:table-cell>
          <table:table-cell table:formula="of:=[.H242]/[.$B$3]" office:value-type="percentage" office:value="0.199769588906519">
            <text:p>20,0%</text:p>
          </table:table-cell>
          <table:table-cell table:number-columns-repeated="1015"/>
        </table:table-row>
        <table:table-row table:style-name="ro1">
          <table:table-cell table:style-name="ce4" office:value-type="float" office:value="236">
            <text:p>236</text:p>
          </table:table-cell>
          <table:table-cell table:style-name="ce8" office:value-type="float" office:value="2639.439941">
            <text:p>2639.439941</text:p>
          </table:table-cell>
          <table:table-cell table:style-name="ce8" office:value-type="float" office:value="2484.57357894531">
            <text:p>2484.573579</text:p>
          </table:table-cell>
          <table:table-cell table:formula="of:=[.D242]+1" office:value-type="float" office:value="236">
            <text:p>236</text:p>
          </table:table-cell>
          <table:table-cell table:formula="of:=[.D243]/[.$B$4]" office:value-type="percentage" office:value="0.187599364069952">
            <text:p>18,8%</text:p>
          </table:table-cell>
          <table:table-cell table:formula="of:=[.D243]*[.$B$5]" office:value-type="float" office:value="539853.614994159">
            <text:p>539853,614994159</text:p>
          </table:table-cell>
          <table:table-cell table:formula="of:=[.F243]/[.$B$3]" office:value-type="percentage" office:value="0.187599364069952">
            <text:p>18,8%</text:p>
          </table:table-cell>
          <table:table-cell table:formula="of:=[.H242]+[.B243]" office:value-type="float" office:value="577515.241209">
            <text:p>577515,241209</text:p>
          </table:table-cell>
          <table:table-cell table:formula="of:=[.H243]/[.$B$3]" office:value-type="percentage" office:value="0.200686795424507">
            <text:p>20,1%</text:p>
          </table:table-cell>
          <table:table-cell table:number-columns-repeated="1015"/>
        </table:table-row>
        <table:table-row table:style-name="ro1">
          <table:table-cell table:style-name="ce4" office:value-type="float" office:value="237">
            <text:p>237</text:p>
          </table:table-cell>
          <table:table-cell table:style-name="ce8" office:value-type="float" office:value="2709.800049">
            <text:p>2709.800049</text:p>
          </table:table-cell>
          <table:table-cell table:style-name="ce8" office:value-type="float" office:value="2484.07202886134">
            <text:p>2484.072029</text:p>
          </table:table-cell>
          <table:table-cell table:formula="of:=[.D243]+1" office:value-type="float" office:value="237">
            <text:p>237</text:p>
          </table:table-cell>
          <table:table-cell table:formula="of:=[.D244]/[.$B$4]" office:value-type="percentage" office:value="0.188394276629571">
            <text:p>18,8%</text:p>
          </table:table-cell>
          <table:table-cell table:formula="of:=[.D244]*[.$B$5]" office:value-type="float" office:value="542141.130311931">
            <text:p>542141,130311931</text:p>
          </table:table-cell>
          <table:table-cell table:formula="of:=[.F244]/[.$B$3]" office:value-type="percentage" office:value="0.188394276629571">
            <text:p>18,8%</text:p>
          </table:table-cell>
          <table:table-cell table:formula="of:=[.H243]+[.B244]" office:value-type="float" office:value="580225.041258">
            <text:p>580225,041258</text:p>
          </table:table-cell>
          <table:table-cell table:formula="of:=[.H244]/[.$B$3]" office:value-type="percentage" office:value="0.201628452110375">
            <text:p>20,2%</text:p>
          </table:table-cell>
          <table:table-cell table:number-columns-repeated="1015"/>
        </table:table-row>
        <table:table-row table:style-name="ro1">
          <table:table-cell table:style-name="ce4" office:value-type="float" office:value="238">
            <text:p>238</text:p>
          </table:table-cell>
          <table:table-cell table:style-name="ce8" office:value-type="float" office:value="2642.219971">
            <text:p>2642.219971</text:p>
          </table:table-cell>
          <table:table-cell table:style-name="ce8" office:value-type="float" office:value="2483.79894214048">
            <text:p>2483.798942</text:p>
          </table:table-cell>
          <table:table-cell table:formula="of:=[.D244]+1" office:value-type="float" office:value="238">
            <text:p>238</text:p>
          </table:table-cell>
          <table:table-cell table:formula="of:=[.D245]/[.$B$4]" office:value-type="percentage" office:value="0.189189189189189">
            <text:p>18,9%</text:p>
          </table:table-cell>
          <table:table-cell table:formula="of:=[.D245]*[.$B$5]" office:value-type="float" office:value="544428.645629703">
            <text:p>544428,645629703</text:p>
          </table:table-cell>
          <table:table-cell table:formula="of:=[.F245]/[.$B$3]" office:value-type="percentage" office:value="0.189189189189189">
            <text:p>18,9%</text:p>
          </table:table-cell>
          <table:table-cell table:formula="of:=[.H244]+[.B245]" office:value-type="float" office:value="582867.261229">
            <text:p>582867,261229</text:p>
          </table:table-cell>
          <table:table-cell table:formula="of:=[.H245]/[.$B$3]" office:value-type="percentage" office:value="0.202546624689988">
            <text:p>20,3%</text:p>
          </table:table-cell>
          <table:table-cell table:number-columns-repeated="1015"/>
        </table:table-row>
        <table:table-row table:style-name="ro1">
          <table:table-cell table:style-name="ce4" office:value-type="float" office:value="239">
            <text:p>239</text:p>
          </table:table-cell>
          <table:table-cell table:style-name="ce8" office:value-type="float" office:value="2058.689941">
            <text:p>2058.689941</text:p>
          </table:table-cell>
          <table:table-cell table:style-name="ce8" office:value-type="float" office:value="2483.78931650909">
            <text:p>2483.789317</text:p>
          </table:table-cell>
          <table:table-cell table:formula="of:=[.D245]+1" office:value-type="float" office:value="239">
            <text:p>239</text:p>
          </table:table-cell>
          <table:table-cell table:formula="of:=[.D246]/[.$B$4]" office:value-type="percentage" office:value="0.189984101748808">
            <text:p>19,0%</text:p>
          </table:table-cell>
          <table:table-cell table:formula="of:=[.D246]*[.$B$5]" office:value-type="float" office:value="546716.160947475">
            <text:p>546716,160947475</text:p>
          </table:table-cell>
          <table:table-cell table:formula="of:=[.F246]/[.$B$3]" office:value-type="percentage" office:value="0.189984101748808">
            <text:p>19,0%</text:p>
          </table:table-cell>
          <table:table-cell table:formula="of:=[.H245]+[.B246]" office:value-type="float" office:value="584925.95117">
            <text:p>584925,95117</text:p>
          </table:table-cell>
          <table:table-cell table:formula="of:=[.H246]/[.$B$3]" office:value-type="percentage" office:value="0.203262020332477">
            <text:p>20,3%</text:p>
          </table:table-cell>
          <table:table-cell table:number-columns-repeated="1015"/>
        </table:table-row>
        <table:table-row table:style-name="ro1">
          <table:table-cell table:style-name="ce4" office:value-type="float" office:value="240">
            <text:p>240</text:p>
          </table:table-cell>
          <table:table-cell table:style-name="ce8" office:value-type="float" office:value="2063.370117">
            <text:p>2063.370117</text:p>
          </table:table-cell>
          <table:table-cell table:style-name="ce8" office:value-type="float" office:value="2483.31477678821">
            <text:p>2483.314777</text:p>
          </table:table-cell>
          <table:table-cell table:formula="of:=[.D246]+1" office:value-type="float" office:value="240">
            <text:p>240</text:p>
          </table:table-cell>
          <table:table-cell table:formula="of:=[.D247]/[.$B$4]" office:value-type="percentage" office:value="0.190779014308426">
            <text:p>19,1%</text:p>
          </table:table-cell>
          <table:table-cell table:formula="of:=[.D247]*[.$B$5]" office:value-type="float" office:value="549003.676265247">
            <text:p>549003,676265247</text:p>
          </table:table-cell>
          <table:table-cell table:formula="of:=[.F247]/[.$B$3]" office:value-type="percentage" office:value="0.190779014308426">
            <text:p>19,1%</text:p>
          </table:table-cell>
          <table:table-cell table:formula="of:=[.H246]+[.B247]" office:value-type="float" office:value="586989.321287">
            <text:p>586989,321287</text:p>
          </table:table-cell>
          <table:table-cell table:formula="of:=[.H247]/[.$B$3]" office:value-type="percentage" office:value="0.203979042338145">
            <text:p>20,4%</text:p>
          </table:table-cell>
          <table:table-cell table:number-columns-repeated="1015"/>
        </table:table-row>
        <table:table-row table:style-name="ro1">
          <table:table-cell table:style-name="ce4" office:value-type="float" office:value="241">
            <text:p>241</text:p>
          </table:table-cell>
          <table:table-cell table:style-name="ce8" office:value-type="float" office:value="2429.01001">
            <text:p>2429.010010</text:p>
          </table:table-cell>
          <table:table-cell table:style-name="ce8" office:value-type="float" office:value="2483.15165369164">
            <text:p>2483.151654</text:p>
          </table:table-cell>
          <table:table-cell table:formula="of:=[.D247]+1" office:value-type="float" office:value="241">
            <text:p>241</text:p>
          </table:table-cell>
          <table:table-cell table:formula="of:=[.D248]/[.$B$4]" office:value-type="percentage" office:value="0.191573926868044">
            <text:p>19,2%</text:p>
          </table:table-cell>
          <table:table-cell table:formula="of:=[.D248]*[.$B$5]" office:value-type="float" office:value="551291.191583019">
            <text:p>551291,191583019</text:p>
          </table:table-cell>
          <table:table-cell table:formula="of:=[.F248]/[.$B$3]" office:value-type="percentage" office:value="0.191573926868044">
            <text:p>19,2%</text:p>
          </table:table-cell>
          <table:table-cell table:formula="of:=[.H247]+[.B248]" office:value-type="float" office:value="589418.331297">
            <text:p>589418,331297</text:p>
          </table:table-cell>
          <table:table-cell table:formula="of:=[.H248]/[.$B$3]" office:value-type="percentage" office:value="0.204823124364345">
            <text:p>20,5%</text:p>
          </table:table-cell>
          <table:table-cell table:number-columns-repeated="1015"/>
        </table:table-row>
        <table:table-row table:style-name="ro1">
          <table:table-cell table:style-name="ce4" office:value-type="float" office:value="242">
            <text:p>242</text:p>
          </table:table-cell>
          <table:table-cell table:style-name="ce8" office:value-type="float" office:value="2459.139893">
            <text:p>2459.139893</text:p>
          </table:table-cell>
          <table:table-cell table:style-name="ce8" office:value-type="float" office:value="2483.09923874225">
            <text:p>2483.099239</text:p>
          </table:table-cell>
          <table:table-cell table:formula="of:=[.D248]+1" office:value-type="float" office:value="242">
            <text:p>242</text:p>
          </table:table-cell>
          <table:table-cell table:formula="of:=[.D249]/[.$B$4]" office:value-type="percentage" office:value="0.192368839427663">
            <text:p>19,2%</text:p>
          </table:table-cell>
          <table:table-cell table:formula="of:=[.D249]*[.$B$5]" office:value-type="float" office:value="553578.706900791">
            <text:p>553578,706900791</text:p>
          </table:table-cell>
          <table:table-cell table:formula="of:=[.F249]/[.$B$3]" office:value-type="percentage" office:value="0.192368839427663">
            <text:p>19,2%</text:p>
          </table:table-cell>
          <table:table-cell table:formula="of:=[.H248]+[.B249]" office:value-type="float" office:value="591877.47119">
            <text:p>591877,47119</text:p>
          </table:table-cell>
          <table:table-cell table:formula="of:=[.H249]/[.$B$3]" office:value-type="percentage" office:value="0.205677676537883">
            <text:p>20,6%</text:p>
          </table:table-cell>
          <table:table-cell table:number-columns-repeated="1015"/>
        </table:table-row>
        <table:table-row table:style-name="ro1">
          <table:table-cell table:style-name="ce4" office:value-type="float" office:value="243">
            <text:p>243</text:p>
          </table:table-cell>
          <table:table-cell table:style-name="ce8" office:value-type="float" office:value="2731.610107">
            <text:p>2731.610107</text:p>
          </table:table-cell>
          <table:table-cell table:style-name="ce8" office:value-type="float" office:value="2482.69835534415">
            <text:p>2482.698355</text:p>
          </table:table-cell>
          <table:table-cell table:formula="of:=[.D249]+1" office:value-type="float" office:value="243">
            <text:p>243</text:p>
          </table:table-cell>
          <table:table-cell table:formula="of:=[.D250]/[.$B$4]" office:value-type="percentage" office:value="0.193163751987281">
            <text:p>19,3%</text:p>
          </table:table-cell>
          <table:table-cell table:formula="of:=[.D250]*[.$B$5]" office:value-type="float" office:value="555866.222218562">
            <text:p>555866,222218562</text:p>
          </table:table-cell>
          <table:table-cell table:formula="of:=[.F250]/[.$B$3]" office:value-type="percentage" office:value="0.193163751987281">
            <text:p>19,3%</text:p>
          </table:table-cell>
          <table:table-cell table:formula="of:=[.H249]+[.B250]" office:value-type="float" office:value="594609.081297">
            <text:p>594609,081297</text:p>
          </table:table-cell>
          <table:table-cell table:formula="of:=[.H250]/[.$B$3]" office:value-type="percentage" office:value="0.206626912228313">
            <text:p>20,7%</text:p>
          </table:table-cell>
          <table:table-cell table:number-columns-repeated="1015"/>
        </table:table-row>
        <table:table-row table:style-name="ro1">
          <table:table-cell table:style-name="ce4" office:value-type="float" office:value="244">
            <text:p>244</text:p>
          </table:table-cell>
          <table:table-cell table:style-name="ce8" office:value-type="float" office:value="2348.689941">
            <text:p>2348.689941</text:p>
          </table:table-cell>
          <table:table-cell table:style-name="ce8" office:value-type="float" office:value="2482.38706134837">
            <text:p>2482.387061</text:p>
          </table:table-cell>
          <table:table-cell table:formula="of:=[.D250]+1" office:value-type="float" office:value="244">
            <text:p>244</text:p>
          </table:table-cell>
          <table:table-cell table:formula="of:=[.D251]/[.$B$4]" office:value-type="percentage" office:value="0.1939586645469">
            <text:p>19,4%</text:p>
          </table:table-cell>
          <table:table-cell table:formula="of:=[.D251]*[.$B$5]" office:value-type="float" office:value="558153.737536334">
            <text:p>558153,737536334</text:p>
          </table:table-cell>
          <table:table-cell table:formula="of:=[.F251]/[.$B$3]" office:value-type="percentage" office:value="0.1939586645469">
            <text:p>19,4%</text:p>
          </table:table-cell>
          <table:table-cell table:formula="of:=[.H250]+[.B251]" office:value-type="float" office:value="596957.771238">
            <text:p>596957,771238</text:p>
          </table:table-cell>
          <table:table-cell table:formula="of:=[.H251]/[.$B$3]" office:value-type="percentage" office:value="0.20744308299589">
            <text:p>20,7%</text:p>
          </table:table-cell>
          <table:table-cell table:number-columns-repeated="1015"/>
        </table:table-row>
        <table:table-row table:style-name="ro1">
          <table:table-cell table:style-name="ce4" office:value-type="float" office:value="245">
            <text:p>245</text:p>
          </table:table-cell>
          <table:table-cell table:style-name="ce8" office:value-type="float" office:value="2098.860107">
            <text:p>2098.860107</text:p>
          </table:table-cell>
          <table:table-cell table:style-name="ce8" office:value-type="float" office:value="2481.88740098097">
            <text:p>2481.887401</text:p>
          </table:table-cell>
          <table:table-cell table:formula="of:=[.D251]+1" office:value-type="float" office:value="245">
            <text:p>245</text:p>
          </table:table-cell>
          <table:table-cell table:formula="of:=[.D252]/[.$B$4]" office:value-type="percentage" office:value="0.194753577106518">
            <text:p>19,5%</text:p>
          </table:table-cell>
          <table:table-cell table:formula="of:=[.D252]*[.$B$5]" office:value-type="float" office:value="560441.252854106">
            <text:p>560441,252854106</text:p>
          </table:table-cell>
          <table:table-cell table:formula="of:=[.F252]/[.$B$3]" office:value-type="percentage" office:value="0.194753577106518">
            <text:p>19,5%</text:p>
          </table:table-cell>
          <table:table-cell table:formula="of:=[.H251]+[.B252]" office:value-type="float" office:value="599056.631345">
            <text:p>599056,631345</text:p>
          </table:table-cell>
          <table:table-cell table:formula="of:=[.H252]/[.$B$3]" office:value-type="percentage" office:value="0.208172437788391">
            <text:p>20,8%</text:p>
          </table:table-cell>
          <table:table-cell table:number-columns-repeated="1015"/>
        </table:table-row>
        <table:table-row table:style-name="ro1">
          <table:table-cell table:style-name="ce4" office:value-type="float" office:value="246">
            <text:p>246</text:p>
          </table:table-cell>
          <table:table-cell table:style-name="ce8" office:value-type="float" office:value="2753.030029">
            <text:p>2753.030029</text:p>
          </table:table-cell>
          <table:table-cell table:style-name="ce8" office:value-type="float" office:value="2481.43025900853">
            <text:p>2481.430259</text:p>
          </table:table-cell>
          <table:table-cell table:formula="of:=[.D252]+1" office:value-type="float" office:value="246">
            <text:p>246</text:p>
          </table:table-cell>
          <table:table-cell table:formula="of:=[.D253]/[.$B$4]" office:value-type="percentage" office:value="0.195548489666137">
            <text:p>19,6%</text:p>
          </table:table-cell>
          <table:table-cell table:formula="of:=[.D253]*[.$B$5]" office:value-type="float" office:value="562728.768171878">
            <text:p>562728,768171878</text:p>
          </table:table-cell>
          <table:table-cell table:formula="of:=[.F253]/[.$B$3]" office:value-type="percentage" office:value="0.195548489666137">
            <text:p>19,6%</text:p>
          </table:table-cell>
          <table:table-cell table:formula="of:=[.H252]+[.B253]" office:value-type="float" office:value="601809.661374">
            <text:p>601809,661374</text:p>
          </table:table-cell>
          <table:table-cell table:formula="of:=[.H253]/[.$B$3]" office:value-type="percentage" office:value="0.209129116910956">
            <text:p>20,9%</text:p>
          </table:table-cell>
          <table:table-cell table:number-columns-repeated="1015"/>
        </table:table-row>
        <table:table-row table:style-name="ro1">
          <table:table-cell table:style-name="ce4" office:value-type="float" office:value="247">
            <text:p>247</text:p>
          </table:table-cell>
          <table:table-cell table:style-name="ce8" office:value-type="float" office:value="2338.169922">
            <text:p>2338.169922</text:p>
          </table:table-cell>
          <table:table-cell table:style-name="ce8" office:value-type="float" office:value="2481.1268107085">
            <text:p>2481.126811</text:p>
          </table:table-cell>
          <table:table-cell table:formula="of:=[.D253]+1" office:value-type="float" office:value="247">
            <text:p>247</text:p>
          </table:table-cell>
          <table:table-cell table:formula="of:=[.D254]/[.$B$4]" office:value-type="percentage" office:value="0.196343402225755">
            <text:p>19,6%</text:p>
          </table:table-cell>
          <table:table-cell table:formula="of:=[.D254]*[.$B$5]" office:value-type="float" office:value="565016.28348965">
            <text:p>565016,28348965</text:p>
          </table:table-cell>
          <table:table-cell table:formula="of:=[.F254]/[.$B$3]" office:value-type="percentage" office:value="0.196343402225755">
            <text:p>19,6%</text:p>
          </table:table-cell>
          <table:table-cell table:formula="of:=[.H253]+[.B254]" office:value-type="float" office:value="604147.831296">
            <text:p>604147,831296</text:p>
          </table:table-cell>
          <table:table-cell table:formula="of:=[.H254]/[.$B$3]" office:value-type="percentage" office:value="0.209941631967393">
            <text:p>21,0%</text:p>
          </table:table-cell>
          <table:table-cell table:number-columns-repeated="1015"/>
        </table:table-row>
        <table:table-row table:style-name="ro1">
          <table:table-cell table:style-name="ce4" office:value-type="float" office:value="248">
            <text:p>248</text:p>
          </table:table-cell>
          <table:table-cell table:style-name="ce8" office:value-type="float" office:value="2368.060059">
            <text:p>2368.060059</text:p>
          </table:table-cell>
          <table:table-cell table:style-name="ce8" office:value-type="float" office:value="2480.99939489901">
            <text:p>2480.999395</text:p>
          </table:table-cell>
          <table:table-cell table:formula="of:=[.D254]+1" office:value-type="float" office:value="248">
            <text:p>248</text:p>
          </table:table-cell>
          <table:table-cell table:formula="of:=[.D255]/[.$B$4]" office:value-type="percentage" office:value="0.197138314785374">
            <text:p>19,7%</text:p>
          </table:table-cell>
          <table:table-cell table:formula="of:=[.D255]*[.$B$5]" office:value-type="float" office:value="567303.798807422">
            <text:p>567303,798807422</text:p>
          </table:table-cell>
          <table:table-cell table:formula="of:=[.F255]/[.$B$3]" office:value-type="percentage" office:value="0.197138314785374">
            <text:p>19,7%</text:p>
          </table:table-cell>
          <table:table-cell table:formula="of:=[.H254]+[.B255]" office:value-type="float" office:value="606515.891355">
            <text:p>606515,891355</text:p>
          </table:table-cell>
          <table:table-cell table:formula="of:=[.H255]/[.$B$3]" office:value-type="percentage" office:value="0.21076453385933">
            <text:p>21,1%</text:p>
          </table:table-cell>
          <table:table-cell table:number-columns-repeated="1015"/>
        </table:table-row>
        <table:table-row table:style-name="ro1">
          <table:table-cell table:style-name="ce4" office:value-type="float" office:value="249">
            <text:p>249</text:p>
          </table:table-cell>
          <table:table-cell table:style-name="ce8" office:value-type="float" office:value="2404.389893">
            <text:p>2404.389893</text:p>
          </table:table-cell>
          <table:table-cell table:style-name="ce8" office:value-type="float" office:value="2480.82979853835">
            <text:p>2480.829799</text:p>
          </table:table-cell>
          <table:table-cell table:formula="of:=[.D255]+1" office:value-type="float" office:value="249">
            <text:p>249</text:p>
          </table:table-cell>
          <table:table-cell table:formula="of:=[.D256]/[.$B$4]" office:value-type="percentage" office:value="0.197933227344992">
            <text:p>19,8%</text:p>
          </table:table-cell>
          <table:table-cell table:formula="of:=[.D256]*[.$B$5]" office:value-type="float" office:value="569591.314125194">
            <text:p>569591,314125194</text:p>
          </table:table-cell>
          <table:table-cell table:formula="of:=[.F256]/[.$B$3]" office:value-type="percentage" office:value="0.197933227344992">
            <text:p>19,8%</text:p>
          </table:table-cell>
          <table:table-cell table:formula="of:=[.H255]+[.B256]" office:value-type="float" office:value="608920.281248">
            <text:p>608920,281248</text:p>
          </table:table-cell>
          <table:table-cell table:formula="of:=[.H256]/[.$B$3]" office:value-type="percentage" office:value="0.211600060384253">
            <text:p>21,2%</text:p>
          </table:table-cell>
          <table:table-cell table:number-columns-repeated="1015"/>
        </table:table-row>
        <table:table-row table:style-name="ro1">
          <table:table-cell table:style-name="ce4" office:value-type="float" office:value="250">
            <text:p>250</text:p>
          </table:table-cell>
          <table:table-cell table:style-name="ce8" office:value-type="float" office:value="2629.570068">
            <text:p>2629.570068</text:p>
          </table:table-cell>
          <table:table-cell table:style-name="ce8" office:value-type="float" office:value="2480.57470926943">
            <text:p>2480.574709</text:p>
          </table:table-cell>
          <table:table-cell table:formula="of:=[.D256]+1" office:value-type="float" office:value="250">
            <text:p>250</text:p>
          </table:table-cell>
          <table:table-cell table:formula="of:=[.D257]/[.$B$4]" office:value-type="percentage" office:value="0.198728139904611">
            <text:p>19,9%</text:p>
          </table:table-cell>
          <table:table-cell table:formula="of:=[.D257]*[.$B$5]" office:value-type="float" office:value="571878.829442966">
            <text:p>571878,829442966</text:p>
          </table:table-cell>
          <table:table-cell table:formula="of:=[.F257]/[.$B$3]" office:value-type="percentage" office:value="0.198728139904611">
            <text:p>19,9%</text:p>
          </table:table-cell>
          <table:table-cell table:formula="of:=[.H256]+[.B257]" office:value-type="float" office:value="611549.851316">
            <text:p>611549,851316</text:p>
          </table:table-cell>
          <table:table-cell table:formula="of:=[.H257]/[.$B$3]" office:value-type="percentage" office:value="0.212513837117117">
            <text:p>21,3%</text:p>
          </table:table-cell>
          <table:table-cell table:number-columns-repeated="1015"/>
        </table:table-row>
        <table:table-row table:style-name="ro1">
          <table:table-cell table:style-name="ce4" office:value-type="float" office:value="251">
            <text:p>251</text:p>
          </table:table-cell>
          <table:table-cell table:style-name="ce8" office:value-type="float" office:value="2361.129883">
            <text:p>2361.129883</text:p>
          </table:table-cell>
          <table:table-cell table:style-name="ce8" office:value-type="float" office:value="2480.39536716734">
            <text:p>2480.395367</text:p>
          </table:table-cell>
          <table:table-cell table:formula="of:=[.D257]+1" office:value-type="float" office:value="251">
            <text:p>251</text:p>
          </table:table-cell>
          <table:table-cell table:formula="of:=[.D258]/[.$B$4]" office:value-type="percentage" office:value="0.199523052464229">
            <text:p>20,0%</text:p>
          </table:table-cell>
          <table:table-cell table:formula="of:=[.D258]*[.$B$5]" office:value-type="float" office:value="574166.344760737">
            <text:p>574166,344760737</text:p>
          </table:table-cell>
          <table:table-cell table:formula="of:=[.F258]/[.$B$3]" office:value-type="percentage" office:value="0.199523052464229">
            <text:p>20,0%</text:p>
          </table:table-cell>
          <table:table-cell table:formula="of:=[.H257]+[.B258]" office:value-type="float" office:value="613910.981199">
            <text:p>613910,981199</text:p>
          </table:table-cell>
          <table:table-cell table:formula="of:=[.H258]/[.$B$3]" office:value-type="percentage" office:value="0.213334330769905">
            <text:p>21,3%</text:p>
          </table:table-cell>
          <table:table-cell table:number-columns-repeated="1015"/>
        </table:table-row>
        <table:table-row table:style-name="ro1">
          <table:table-cell table:style-name="ce4" office:value-type="float" office:value="252">
            <text:p>252</text:p>
          </table:table-cell>
          <table:table-cell table:style-name="ce8" office:value-type="float" office:value="2679.25">
            <text:p>2679.250000</text:p>
          </table:table-cell>
          <table:table-cell table:style-name="ce8" office:value-type="float" office:value="2480.26847704176">
            <text:p>2480.268477</text:p>
          </table:table-cell>
          <table:table-cell table:formula="of:=[.D258]+1" office:value-type="float" office:value="252">
            <text:p>252</text:p>
          </table:table-cell>
          <table:table-cell table:formula="of:=[.D259]/[.$B$4]" office:value-type="percentage" office:value="0.200317965023847">
            <text:p>20,0%</text:p>
          </table:table-cell>
          <table:table-cell table:formula="of:=[.D259]*[.$B$5]" office:value-type="float" office:value="576453.860078509">
            <text:p>576453,860078509</text:p>
          </table:table-cell>
          <table:table-cell table:formula="of:=[.F259]/[.$B$3]" office:value-type="percentage" office:value="0.200317965023847">
            <text:p>20,0%</text:p>
          </table:table-cell>
          <table:table-cell table:formula="of:=[.H258]+[.B259]" office:value-type="float" office:value="616590.231199">
            <text:p>616590,231199</text:p>
          </table:table-cell>
          <table:table-cell table:formula="of:=[.H259]/[.$B$3]" office:value-type="percentage" office:value="0.214265371300568">
            <text:p>21,4%</text:p>
          </table:table-cell>
          <table:table-cell table:number-columns-repeated="1015"/>
        </table:table-row>
        <table:table-row table:style-name="ro1">
          <table:table-cell table:style-name="ce4" office:value-type="float" office:value="253">
            <text:p>253</text:p>
          </table:table-cell>
          <table:table-cell table:style-name="ce8" office:value-type="float" office:value="2167.47998">
            <text:p>2167.479980</text:p>
          </table:table-cell>
          <table:table-cell table:style-name="ce8" office:value-type="float" office:value="2480.06318707344">
            <text:p>2480.063187</text:p>
          </table:table-cell>
          <table:table-cell table:formula="of:=[.D259]+1" office:value-type="float" office:value="253">
            <text:p>253</text:p>
          </table:table-cell>
          <table:table-cell table:formula="of:=[.D260]/[.$B$4]" office:value-type="percentage" office:value="0.201112877583466">
            <text:p>20,1%</text:p>
          </table:table-cell>
          <table:table-cell table:formula="of:=[.D260]*[.$B$5]" office:value-type="float" office:value="578741.375396281">
            <text:p>578741,375396281</text:p>
          </table:table-cell>
          <table:table-cell table:formula="of:=[.F260]/[.$B$3]" office:value-type="percentage" office:value="0.201112877583466">
            <text:p>20,1%</text:p>
          </table:table-cell>
          <table:table-cell table:formula="of:=[.H259]+[.B260]" office:value-type="float" office:value="618757.711179">
            <text:p>618757,711179</text:p>
          </table:table-cell>
          <table:table-cell table:formula="of:=[.H260]/[.$B$3]" office:value-type="percentage" office:value="0.215018571528535">
            <text:p>21,5%</text:p>
          </table:table-cell>
          <table:table-cell table:number-columns-repeated="1015"/>
        </table:table-row>
        <table:table-row table:style-name="ro1">
          <table:table-cell table:style-name="ce4" office:value-type="float" office:value="254">
            <text:p>254</text:p>
          </table:table-cell>
          <table:table-cell table:style-name="ce8" office:value-type="float" office:value="2389.52002">
            <text:p>2389.520020</text:p>
          </table:table-cell>
          <table:table-cell table:style-name="ce8" office:value-type="float" office:value="2480.05817285496">
            <text:p>2480.058173</text:p>
          </table:table-cell>
          <table:table-cell table:formula="of:=[.D260]+1" office:value-type="float" office:value="254">
            <text:p>254</text:p>
          </table:table-cell>
          <table:table-cell table:formula="of:=[.D261]/[.$B$4]" office:value-type="percentage" office:value="0.201907790143084">
            <text:p>20,2%</text:p>
          </table:table-cell>
          <table:table-cell table:formula="of:=[.D261]*[.$B$5]" office:value-type="float" office:value="581028.890714053">
            <text:p>581028,890714053</text:p>
          </table:table-cell>
          <table:table-cell table:formula="of:=[.F261]/[.$B$3]" office:value-type="percentage" office:value="0.201907790143084">
            <text:p>20,2%</text:p>
          </table:table-cell>
          <table:table-cell table:formula="of:=[.H260]+[.B261]" office:value-type="float" office:value="621147.231199">
            <text:p>621147,231199</text:p>
          </table:table-cell>
          <table:table-cell table:formula="of:=[.H261]/[.$B$3]" office:value-type="percentage" office:value="0.215848930766176">
            <text:p>21,6%</text:p>
          </table:table-cell>
          <table:table-cell table:number-columns-repeated="1015"/>
        </table:table-row>
        <table:table-row table:style-name="ro1">
          <table:table-cell table:style-name="ce4" office:value-type="float" office:value="255">
            <text:p>255</text:p>
          </table:table-cell>
          <table:table-cell table:style-name="ce8" office:value-type="float" office:value="2690.159912">
            <text:p>2690.159912</text:p>
          </table:table-cell>
          <table:table-cell table:style-name="ce8" office:value-type="float" office:value="2479.56131855447">
            <text:p>2479.561319</text:p>
          </table:table-cell>
          <table:table-cell table:formula="of:=[.D261]+1" office:value-type="float" office:value="255">
            <text:p>255</text:p>
          </table:table-cell>
          <table:table-cell table:formula="of:=[.D262]/[.$B$4]" office:value-type="percentage" office:value="0.202702702702703">
            <text:p>20,3%</text:p>
          </table:table-cell>
          <table:table-cell table:formula="of:=[.D262]*[.$B$5]" office:value-type="float" office:value="583316.406031825">
            <text:p>583316,406031825</text:p>
          </table:table-cell>
          <table:table-cell table:formula="of:=[.F262]/[.$B$3]" office:value-type="percentage" office:value="0.202702702702703">
            <text:p>20,3%</text:p>
          </table:table-cell>
          <table:table-cell table:formula="of:=[.H261]+[.B262]" office:value-type="float" office:value="623837.391111">
            <text:p>623837,391111</text:p>
          </table:table-cell>
          <table:table-cell table:formula="of:=[.H262]/[.$B$3]" office:value-type="percentage" office:value="0.216783762495965">
            <text:p>21,7%</text:p>
          </table:table-cell>
          <table:table-cell table:number-columns-repeated="1015"/>
        </table:table-row>
        <table:table-row table:style-name="ro1">
          <table:table-cell table:style-name="ce4" office:value-type="float" office:value="256">
            <text:p>256</text:p>
          </table:table-cell>
          <table:table-cell table:style-name="ce8" office:value-type="float" office:value="2636.97998">
            <text:p>2636.979980</text:p>
          </table:table-cell>
          <table:table-cell table:style-name="ce8" office:value-type="float" office:value="2479.05611669048">
            <text:p>2479.056117</text:p>
          </table:table-cell>
          <table:table-cell table:formula="of:=[.D262]+1" office:value-type="float" office:value="256">
            <text:p>256</text:p>
          </table:table-cell>
          <table:table-cell table:formula="of:=[.D263]/[.$B$4]" office:value-type="percentage" office:value="0.203497615262321">
            <text:p>20,3%</text:p>
          </table:table-cell>
          <table:table-cell table:formula="of:=[.D263]*[.$B$5]" office:value-type="float" office:value="585603.921349597">
            <text:p>585603,921349597</text:p>
          </table:table-cell>
          <table:table-cell table:formula="of:=[.F263]/[.$B$3]" office:value-type="percentage" office:value="0.203497615262321">
            <text:p>20,3%</text:p>
          </table:table-cell>
          <table:table-cell table:formula="of:=[.H262]+[.B263]" office:value-type="float" office:value="626474.371091">
            <text:p>626474,371091</text:p>
          </table:table-cell>
          <table:table-cell table:formula="of:=[.H263]/[.$B$3]" office:value-type="percentage" office:value="0.217700114176445">
            <text:p>21,8%</text:p>
          </table:table-cell>
          <table:table-cell table:number-columns-repeated="1015"/>
        </table:table-row>
        <table:table-row table:style-name="ro1">
          <table:table-cell table:style-name="ce4" office:value-type="float" office:value="257">
            <text:p>257</text:p>
          </table:table-cell>
          <table:table-cell table:style-name="ce8" office:value-type="float" office:value="2396.919922">
            <text:p>2396.919922</text:p>
          </table:table-cell>
          <table:table-cell table:style-name="ce8" office:value-type="float" office:value="2479.02073953271">
            <text:p>2479.020740</text:p>
          </table:table-cell>
          <table:table-cell table:formula="of:=[.D263]+1" office:value-type="float" office:value="257">
            <text:p>257</text:p>
          </table:table-cell>
          <table:table-cell table:formula="of:=[.D264]/[.$B$4]" office:value-type="percentage" office:value="0.20429252782194">
            <text:p>20,4%</text:p>
          </table:table-cell>
          <table:table-cell table:formula="of:=[.D264]*[.$B$5]" office:value-type="float" office:value="587891.436667368">
            <text:p>587891,436667368</text:p>
          </table:table-cell>
          <table:table-cell table:formula="of:=[.F264]/[.$B$3]" office:value-type="percentage" office:value="0.20429252782194">
            <text:p>20,4%</text:p>
          </table:table-cell>
          <table:table-cell table:formula="of:=[.H263]+[.B264]" office:value-type="float" office:value="628871.291013">
            <text:p>628871,291013</text:p>
          </table:table-cell>
          <table:table-cell table:formula="of:=[.H264]/[.$B$3]" office:value-type="percentage" office:value="0.218533044883223">
            <text:p>21,9%</text:p>
          </table:table-cell>
          <table:table-cell table:number-columns-repeated="1015"/>
        </table:table-row>
        <table:table-row table:style-name="ro1">
          <table:table-cell table:style-name="ce4" office:value-type="float" office:value="258">
            <text:p>258</text:p>
          </table:table-cell>
          <table:table-cell table:style-name="ce8" office:value-type="float" office:value="2693.129883">
            <text:p>2693.129883</text:p>
          </table:table-cell>
          <table:table-cell table:style-name="ce8" office:value-type="float" office:value="2478.997093968">
            <text:p>2478.997094</text:p>
          </table:table-cell>
          <table:table-cell table:formula="of:=[.D264]+1" office:value-type="float" office:value="258">
            <text:p>258</text:p>
          </table:table-cell>
          <table:table-cell table:formula="of:=[.D265]/[.$B$4]" office:value-type="percentage" office:value="0.205087440381558">
            <text:p>20,5%</text:p>
          </table:table-cell>
          <table:table-cell table:formula="of:=[.D265]*[.$B$5]" office:value-type="float" office:value="590178.95198514">
            <text:p>590178,95198514</text:p>
          </table:table-cell>
          <table:table-cell table:formula="of:=[.F265]/[.$B$3]" office:value-type="percentage" office:value="0.205087440381558">
            <text:p>20,5%</text:p>
          </table:table-cell>
          <table:table-cell table:formula="of:=[.H264]+[.B265]" office:value-type="float" office:value="631564.420896">
            <text:p>631564,420896</text:p>
          </table:table-cell>
          <table:table-cell table:formula="of:=[.H265]/[.$B$3]" office:value-type="percentage" office:value="0.219468908679215">
            <text:p>21,9%</text:p>
          </table:table-cell>
          <table:table-cell table:number-columns-repeated="1015"/>
        </table:table-row>
        <table:table-row table:style-name="ro1">
          <table:table-cell table:style-name="ce4" office:value-type="float" office:value="259">
            <text:p>259</text:p>
          </table:table-cell>
          <table:table-cell table:style-name="ce8" office:value-type="float" office:value="2358.570068">
            <text:p>2358.570068</text:p>
          </table:table-cell>
          <table:table-cell table:style-name="ce8" office:value-type="float" office:value="2478.69795511095">
            <text:p>2478.697955</text:p>
          </table:table-cell>
          <table:table-cell table:formula="of:=[.D265]+1" office:value-type="float" office:value="259">
            <text:p>259</text:p>
          </table:table-cell>
          <table:table-cell table:formula="of:=[.D266]/[.$B$4]" office:value-type="percentage" office:value="0.205882352941176">
            <text:p>20,6%</text:p>
          </table:table-cell>
          <table:table-cell table:formula="of:=[.D266]*[.$B$5]" office:value-type="float" office:value="592466.467302912">
            <text:p>592466,467302912</text:p>
          </table:table-cell>
          <table:table-cell table:formula="of:=[.F266]/[.$B$3]" office:value-type="percentage" office:value="0.205882352941176">
            <text:p>20,6%</text:p>
          </table:table-cell>
          <table:table-cell table:formula="of:=[.H265]+[.B266]" office:value-type="float" office:value="633922.990964">
            <text:p>633922,990964</text:p>
          </table:table-cell>
          <table:table-cell table:formula="of:=[.H266]/[.$B$3]" office:value-type="percentage" office:value="0.220288512795186">
            <text:p>22,0%</text:p>
          </table:table-cell>
          <table:table-cell table:number-columns-repeated="1015"/>
        </table:table-row>
        <table:table-row table:style-name="ro1">
          <table:table-cell table:style-name="ce4" office:value-type="float" office:value="260">
            <text:p>260</text:p>
          </table:table-cell>
          <table:table-cell table:style-name="ce8" office:value-type="float" office:value="2744.280029">
            <text:p>2744.280029</text:p>
          </table:table-cell>
          <table:table-cell table:style-name="ce8" office:value-type="float" office:value="2478.50694378242">
            <text:p>2478.506944</text:p>
          </table:table-cell>
          <table:table-cell table:formula="of:=[.D266]+1" office:value-type="float" office:value="260">
            <text:p>260</text:p>
          </table:table-cell>
          <table:table-cell table:formula="of:=[.D267]/[.$B$4]" office:value-type="percentage" office:value="0.206677265500795">
            <text:p>20,7%</text:p>
          </table:table-cell>
          <table:table-cell table:formula="of:=[.D267]*[.$B$5]" office:value-type="float" office:value="594753.982620684">
            <text:p>594753,982620684</text:p>
          </table:table-cell>
          <table:table-cell table:formula="of:=[.F267]/[.$B$3]" office:value-type="percentage" office:value="0.206677265500795">
            <text:p>20,7%</text:p>
          </table:table-cell>
          <table:table-cell table:formula="of:=[.H266]+[.B267]" office:value-type="float" office:value="636667.270993">
            <text:p>636667,270993</text:p>
          </table:table-cell>
          <table:table-cell table:formula="of:=[.H267]/[.$B$3]" office:value-type="percentage" office:value="0.221242151288977">
            <text:p>22,1%</text:p>
          </table:table-cell>
          <table:table-cell table:number-columns-repeated="1015"/>
        </table:table-row>
        <table:table-row table:style-name="ro1">
          <table:table-cell table:style-name="ce4" office:value-type="float" office:value="261">
            <text:p>261</text:p>
          </table:table-cell>
          <table:table-cell table:style-name="ce8" office:value-type="float" office:value="2732.219971">
            <text:p>2732.219971</text:p>
          </table:table-cell>
          <table:table-cell table:style-name="ce8" office:value-type="float" office:value="2478.15964521779">
            <text:p>2478.159645</text:p>
          </table:table-cell>
          <table:table-cell table:formula="of:=[.D267]+1" office:value-type="float" office:value="261">
            <text:p>261</text:p>
          </table:table-cell>
          <table:table-cell table:formula="of:=[.D268]/[.$B$4]" office:value-type="percentage" office:value="0.207472178060413">
            <text:p>20,7%</text:p>
          </table:table-cell>
          <table:table-cell table:formula="of:=[.D268]*[.$B$5]" office:value-type="float" office:value="597041.497938456">
            <text:p>597041,497938456</text:p>
          </table:table-cell>
          <table:table-cell table:formula="of:=[.F268]/[.$B$3]" office:value-type="percentage" office:value="0.207472178060413">
            <text:p>20,7%</text:p>
          </table:table-cell>
          <table:table-cell table:formula="of:=[.H267]+[.B268]" office:value-type="float" office:value="639399.490964">
            <text:p>639399,490964</text:p>
          </table:table-cell>
          <table:table-cell table:formula="of:=[.H268]/[.$B$3]" office:value-type="percentage" office:value="0.22219159890741">
            <text:p>22,2%</text:p>
          </table:table-cell>
          <table:table-cell table:number-columns-repeated="1015"/>
        </table:table-row>
        <table:table-row table:style-name="ro1">
          <table:table-cell table:style-name="ce4" office:value-type="float" office:value="262">
            <text:p>262</text:p>
          </table:table-cell>
          <table:table-cell table:style-name="ce8" office:value-type="float" office:value="2441.320068">
            <text:p>2441.320068</text:p>
          </table:table-cell>
          <table:table-cell table:style-name="ce8" office:value-type="float" office:value="2478.11198789737">
            <text:p>2478.111988</text:p>
          </table:table-cell>
          <table:table-cell table:formula="of:=[.D268]+1" office:value-type="float" office:value="262">
            <text:p>262</text:p>
          </table:table-cell>
          <table:table-cell table:formula="of:=[.D269]/[.$B$4]" office:value-type="percentage" office:value="0.208267090620032">
            <text:p>20,8%</text:p>
          </table:table-cell>
          <table:table-cell table:formula="of:=[.D269]*[.$B$5]" office:value-type="float" office:value="599329.013256228">
            <text:p>599329,013256228</text:p>
          </table:table-cell>
          <table:table-cell table:formula="of:=[.F269]/[.$B$3]" office:value-type="percentage" office:value="0.208267090620032">
            <text:p>20,8%</text:p>
          </table:table-cell>
          <table:table-cell table:formula="of:=[.H268]+[.B269]" office:value-type="float" office:value="641840.811032">
            <text:p>641840,811032</text:p>
          </table:table-cell>
          <table:table-cell table:formula="of:=[.H269]/[.$B$3]" office:value-type="percentage" office:value="0.223039958684075">
            <text:p>22,3%</text:p>
          </table:table-cell>
          <table:table-cell table:number-columns-repeated="1015"/>
        </table:table-row>
        <table:table-row table:style-name="ro1">
          <table:table-cell table:style-name="ce4" office:value-type="float" office:value="263">
            <text:p>263</text:p>
          </table:table-cell>
          <table:table-cell table:style-name="ce8" office:value-type="float" office:value="2731.199951">
            <text:p>2731.199951</text:p>
          </table:table-cell>
          <table:table-cell table:style-name="ce8" office:value-type="float" office:value="2477.77302531229">
            <text:p>2477.773025</text:p>
          </table:table-cell>
          <table:table-cell table:formula="of:=[.D269]+1" office:value-type="float" office:value="263">
            <text:p>263</text:p>
          </table:table-cell>
          <table:table-cell table:formula="of:=[.D270]/[.$B$4]" office:value-type="percentage" office:value="0.20906200317965">
            <text:p>20,9%</text:p>
          </table:table-cell>
          <table:table-cell table:formula="of:=[.D270]*[.$B$5]" office:value-type="float" office:value="601616.528574">
            <text:p>601616,528574</text:p>
          </table:table-cell>
          <table:table-cell table:formula="of:=[.F270]/[.$B$3]" office:value-type="percentage" office:value="0.20906200317965">
            <text:p>20,9%</text:p>
          </table:table-cell>
          <table:table-cell table:formula="of:=[.H269]+[.B270]" office:value-type="float" office:value="644572.010983">
            <text:p>644572,010983</text:p>
          </table:table-cell>
          <table:table-cell table:formula="of:=[.H270]/[.$B$3]" office:value-type="percentage" office:value="0.223989051845118">
            <text:p>22,4%</text:p>
          </table:table-cell>
          <table:table-cell table:number-columns-repeated="1015"/>
        </table:table-row>
        <table:table-row table:style-name="ro1">
          <table:table-cell table:style-name="ce4" office:value-type="float" office:value="264">
            <text:p>264</text:p>
          </table:table-cell>
          <table:table-cell table:style-name="ce8" office:value-type="float" office:value="2706.530029">
            <text:p>2706.530029</text:p>
          </table:table-cell>
          <table:table-cell table:style-name="ce8" office:value-type="float" office:value="2477.56131112652">
            <text:p>2477.561311</text:p>
          </table:table-cell>
          <table:table-cell table:formula="of:=[.D270]+1" office:value-type="float" office:value="264">
            <text:p>264</text:p>
          </table:table-cell>
          <table:table-cell table:formula="of:=[.D271]/[.$B$4]" office:value-type="percentage" office:value="0.209856915739269">
            <text:p>21,0%</text:p>
          </table:table-cell>
          <table:table-cell table:formula="of:=[.D271]*[.$B$5]" office:value-type="float" office:value="603904.043891771">
            <text:p>603904,043891771</text:p>
          </table:table-cell>
          <table:table-cell table:formula="of:=[.F271]/[.$B$3]" office:value-type="percentage" office:value="0.209856915739269">
            <text:p>21,0%</text:p>
          </table:table-cell>
          <table:table-cell table:formula="of:=[.H270]+[.B271]" office:value-type="float" office:value="647278.541012">
            <text:p>647278,541012</text:p>
          </table:table-cell>
          <table:table-cell table:formula="of:=[.H271]/[.$B$3]" office:value-type="percentage" office:value="0.224929572197625">
            <text:p>22,5%</text:p>
          </table:table-cell>
          <table:table-cell table:number-columns-repeated="1015"/>
        </table:table-row>
        <table:table-row table:style-name="ro1">
          <table:table-cell table:style-name="ce4" office:value-type="float" office:value="265">
            <text:p>265</text:p>
          </table:table-cell>
          <table:table-cell table:style-name="ce8" office:value-type="float" office:value="2051.120117">
            <text:p>2051.120117</text:p>
          </table:table-cell>
          <table:table-cell table:style-name="ce8" office:value-type="float" office:value="2476.66126139309">
            <text:p>2476.661261</text:p>
          </table:table-cell>
          <table:table-cell table:formula="of:=[.D271]+1" office:value-type="float" office:value="265">
            <text:p>265</text:p>
          </table:table-cell>
          <table:table-cell table:formula="of:=[.D272]/[.$B$4]" office:value-type="percentage" office:value="0.210651828298887">
            <text:p>21,1%</text:p>
          </table:table-cell>
          <table:table-cell table:formula="of:=[.D272]*[.$B$5]" office:value-type="float" office:value="606191.559209543">
            <text:p>606191,559209543</text:p>
          </table:table-cell>
          <table:table-cell table:formula="of:=[.F272]/[.$B$3]" office:value-type="percentage" office:value="0.210651828298887">
            <text:p>21,1%</text:p>
          </table:table-cell>
          <table:table-cell table:formula="of:=[.H271]+[.B272]" office:value-type="float" office:value="649329.661129">
            <text:p>649329,661129</text:p>
          </table:table-cell>
          <table:table-cell table:formula="of:=[.H272]/[.$B$3]" office:value-type="percentage" office:value="0.225642337323009">
            <text:p>22,6%</text:p>
          </table:table-cell>
          <table:table-cell table:number-columns-repeated="1015"/>
        </table:table-row>
        <table:table-row table:style-name="ro1">
          <table:table-cell table:style-name="ce4" office:value-type="float" office:value="266">
            <text:p>266</text:p>
          </table:table-cell>
          <table:table-cell table:style-name="ce8" office:value-type="float" office:value="2765.310059">
            <text:p>2765.310059</text:p>
          </table:table-cell>
          <table:table-cell table:style-name="ce8" office:value-type="float" office:value="2476.63631002398">
            <text:p>2476.636310</text:p>
          </table:table-cell>
          <table:table-cell table:formula="of:=[.D272]+1" office:value-type="float" office:value="266">
            <text:p>266</text:p>
          </table:table-cell>
          <table:table-cell table:formula="of:=[.D273]/[.$B$4]" office:value-type="percentage" office:value="0.211446740858506">
            <text:p>21,1%</text:p>
          </table:table-cell>
          <table:table-cell table:formula="of:=[.D273]*[.$B$5]" office:value-type="float" office:value="608479.074527315">
            <text:p>608479,074527315</text:p>
          </table:table-cell>
          <table:table-cell table:formula="of:=[.F273]/[.$B$3]" office:value-type="percentage" office:value="0.211446740858506">
            <text:p>21,1%</text:p>
          </table:table-cell>
          <table:table-cell table:formula="of:=[.H272]+[.B273]" office:value-type="float" office:value="652094.971188">
            <text:p>652094,971188</text:p>
          </table:table-cell>
          <table:table-cell table:formula="of:=[.H273]/[.$B$3]" office:value-type="percentage" office:value="0.226603283761296">
            <text:p>22,7%</text:p>
          </table:table-cell>
          <table:table-cell table:number-columns-repeated="1015"/>
        </table:table-row>
        <table:table-row table:style-name="ro1">
          <table:table-cell table:style-name="ce4" office:value-type="float" office:value="267">
            <text:p>267</text:p>
          </table:table-cell>
          <table:table-cell table:style-name="ce8" office:value-type="float" office:value="2399.290039">
            <text:p>2399.290039</text:p>
          </table:table-cell>
          <table:table-cell table:style-name="ce8" office:value-type="float" office:value="2476.51944406138">
            <text:p>2476.519444</text:p>
          </table:table-cell>
          <table:table-cell table:formula="of:=[.D273]+1" office:value-type="float" office:value="267">
            <text:p>267</text:p>
          </table:table-cell>
          <table:table-cell table:formula="of:=[.D274]/[.$B$4]" office:value-type="percentage" office:value="0.212241653418124">
            <text:p>21,2%</text:p>
          </table:table-cell>
          <table:table-cell table:formula="of:=[.D274]*[.$B$5]" office:value-type="float" office:value="610766.589845087">
            <text:p>610766,589845087</text:p>
          </table:table-cell>
          <table:table-cell table:formula="of:=[.F274]/[.$B$3]" office:value-type="percentage" office:value="0.212241653418124">
            <text:p>21,2%</text:p>
          </table:table-cell>
          <table:table-cell table:formula="of:=[.H273]+[.B274]" office:value-type="float" office:value="654494.261227">
            <text:p>654494,261227</text:p>
          </table:table-cell>
          <table:table-cell table:formula="of:=[.H274]/[.$B$3]" office:value-type="percentage" office:value="0.227437038084753">
            <text:p>22,7%</text:p>
          </table:table-cell>
          <table:table-cell table:number-columns-repeated="1015"/>
        </table:table-row>
        <table:table-row table:style-name="ro1">
          <table:table-cell table:style-name="ce4" office:value-type="float" office:value="268">
            <text:p>268</text:p>
          </table:table-cell>
          <table:table-cell table:style-name="ce8" office:value-type="float" office:value="2585.639893">
            <text:p>2585.639893</text:p>
          </table:table-cell>
          <table:table-cell table:style-name="ce8" office:value-type="float" office:value="2476.29437107734">
            <text:p>2476.294371</text:p>
          </table:table-cell>
          <table:table-cell table:formula="of:=[.D274]+1" office:value-type="float" office:value="268">
            <text:p>268</text:p>
          </table:table-cell>
          <table:table-cell table:formula="of:=[.D275]/[.$B$4]" office:value-type="percentage" office:value="0.213036565977742">
            <text:p>21,3%</text:p>
          </table:table-cell>
          <table:table-cell table:formula="of:=[.D275]*[.$B$5]" office:value-type="float" office:value="613054.105162859">
            <text:p>613054,105162859</text:p>
          </table:table-cell>
          <table:table-cell table:formula="of:=[.F275]/[.$B$3]" office:value-type="percentage" office:value="0.213036565977742">
            <text:p>21,3%</text:p>
          </table:table-cell>
          <table:table-cell table:formula="of:=[.H274]+[.B275]" office:value-type="float" office:value="657079.90112">
            <text:p>657079,90112</text:p>
          </table:table-cell>
          <table:table-cell table:formula="of:=[.H275]/[.$B$3]" office:value-type="percentage" office:value="0.228335549062856">
            <text:p>22,8%</text:p>
          </table:table-cell>
          <table:table-cell table:number-columns-repeated="1015"/>
        </table:table-row>
        <table:table-row table:style-name="ro1">
          <table:table-cell table:style-name="ce4" office:value-type="float" office:value="269">
            <text:p>269</text:p>
          </table:table-cell>
          <table:table-cell table:style-name="ce8" office:value-type="float" office:value="2749.47998">
            <text:p>2749.479980</text:p>
          </table:table-cell>
          <table:table-cell table:style-name="ce8" office:value-type="float" office:value="2476.20992615025">
            <text:p>2476.209926</text:p>
          </table:table-cell>
          <table:table-cell table:formula="of:=[.D275]+1" office:value-type="float" office:value="269">
            <text:p>269</text:p>
          </table:table-cell>
          <table:table-cell table:formula="of:=[.D276]/[.$B$4]" office:value-type="percentage" office:value="0.213831478537361">
            <text:p>21,4%</text:p>
          </table:table-cell>
          <table:table-cell table:formula="of:=[.D276]*[.$B$5]" office:value-type="float" office:value="615341.620480631">
            <text:p>615341,620480631</text:p>
          </table:table-cell>
          <table:table-cell table:formula="of:=[.F276]/[.$B$3]" office:value-type="percentage" office:value="0.213831478537361">
            <text:p>21,4%</text:p>
          </table:table-cell>
          <table:table-cell table:formula="of:=[.H275]+[.B276]" office:value-type="float" office:value="659829.3811">
            <text:p>659829,3811</text:p>
          </table:table-cell>
          <table:table-cell table:formula="of:=[.H276]/[.$B$3]" office:value-type="percentage" office:value="0.229290994541862">
            <text:p>22,9%</text:p>
          </table:table-cell>
          <table:table-cell table:number-columns-repeated="1015"/>
        </table:table-row>
        <table:table-row table:style-name="ro1">
          <table:table-cell table:style-name="ce4" office:value-type="float" office:value="270">
            <text:p>270</text:p>
          </table:table-cell>
          <table:table-cell table:style-name="ce8" office:value-type="float" office:value="2706.389893">
            <text:p>2706.389893</text:p>
          </table:table-cell>
          <table:table-cell table:style-name="ce8" office:value-type="float" office:value="2475.91584596689">
            <text:p>2475.915846</text:p>
          </table:table-cell>
          <table:table-cell table:formula="of:=[.D276]+1" office:value-type="float" office:value="270">
            <text:p>270</text:p>
          </table:table-cell>
          <table:table-cell table:formula="of:=[.D277]/[.$B$4]" office:value-type="percentage" office:value="0.214626391096979">
            <text:p>21,5%</text:p>
          </table:table-cell>
          <table:table-cell table:formula="of:=[.D277]*[.$B$5]" office:value-type="float" office:value="617629.135798403">
            <text:p>617629,135798403</text:p>
          </table:table-cell>
          <table:table-cell table:formula="of:=[.F277]/[.$B$3]" office:value-type="percentage" office:value="0.214626391096979">
            <text:p>21,5%</text:p>
          </table:table-cell>
          <table:table-cell table:formula="of:=[.H276]+[.B277]" office:value-type="float" office:value="662535.770993">
            <text:p>662535,770993</text:p>
          </table:table-cell>
          <table:table-cell table:formula="of:=[.H277]/[.$B$3]" office:value-type="percentage" office:value="0.230231466197049">
            <text:p>23,0%</text:p>
          </table:table-cell>
          <table:table-cell table:number-columns-repeated="1015"/>
        </table:table-row>
        <table:table-row table:style-name="ro1">
          <table:table-cell table:style-name="ce4" office:value-type="float" office:value="271">
            <text:p>271</text:p>
          </table:table-cell>
          <table:table-cell table:style-name="ce8" office:value-type="float" office:value="2744.72998">
            <text:p>2744.729980</text:p>
          </table:table-cell>
          <table:table-cell table:style-name="ce8" office:value-type="float" office:value="2475.86569784756">
            <text:p>2475.865698</text:p>
          </table:table-cell>
          <table:table-cell table:formula="of:=[.D277]+1" office:value-type="float" office:value="271">
            <text:p>271</text:p>
          </table:table-cell>
          <table:table-cell table:formula="of:=[.D278]/[.$B$4]" office:value-type="percentage" office:value="0.215421303656598">
            <text:p>21,5%</text:p>
          </table:table-cell>
          <table:table-cell table:formula="of:=[.D278]*[.$B$5]" office:value-type="float" office:value="619916.651116175">
            <text:p>619916,651116175</text:p>
          </table:table-cell>
          <table:table-cell table:formula="of:=[.F278]/[.$B$3]" office:value-type="percentage" office:value="0.215421303656598">
            <text:p>21,5%</text:p>
          </table:table-cell>
          <table:table-cell table:formula="of:=[.H277]+[.B278]" office:value-type="float" office:value="665280.500973">
            <text:p>665280,500973</text:p>
          </table:table-cell>
          <table:table-cell table:formula="of:=[.H278]/[.$B$3]" office:value-type="percentage" office:value="0.231185261049006">
            <text:p>23,1%</text:p>
          </table:table-cell>
          <table:table-cell table:number-columns-repeated="1015"/>
        </table:table-row>
        <table:table-row table:style-name="ro1">
          <table:table-cell table:style-name="ce4" office:value-type="float" office:value="272">
            <text:p>272</text:p>
          </table:table-cell>
          <table:table-cell table:style-name="ce8" office:value-type="float" office:value="2803.689941">
            <text:p>2803.689941</text:p>
          </table:table-cell>
          <table:table-cell table:style-name="ce8" office:value-type="float" office:value="2475.51714675141">
            <text:p>2475.517147</text:p>
          </table:table-cell>
          <table:table-cell table:formula="of:=[.D278]+1" office:value-type="float" office:value="272">
            <text:p>272</text:p>
          </table:table-cell>
          <table:table-cell table:formula="of:=[.D279]/[.$B$4]" office:value-type="percentage" office:value="0.216216216216216">
            <text:p>21,6%</text:p>
          </table:table-cell>
          <table:table-cell table:formula="of:=[.D279]*[.$B$5]" office:value-type="float" office:value="622204.166433946">
            <text:p>622204,166433946</text:p>
          </table:table-cell>
          <table:table-cell table:formula="of:=[.F279]/[.$B$3]" office:value-type="percentage" office:value="0.216216216216216">
            <text:p>21,6%</text:p>
          </table:table-cell>
          <table:table-cell table:formula="of:=[.H278]+[.B279]" office:value-type="float" office:value="668084.190914">
            <text:p>668084,190914</text:p>
          </table:table-cell>
          <table:table-cell table:formula="of:=[.H279]/[.$B$3]" office:value-type="percentage" office:value="0.232159544512842">
            <text:p>23,2%</text:p>
          </table:table-cell>
          <table:table-cell table:number-columns-repeated="1015"/>
        </table:table-row>
        <table:table-row table:style-name="ro1">
          <table:table-cell table:style-name="ce4" office:value-type="float" office:value="273">
            <text:p>273</text:p>
          </table:table-cell>
          <table:table-cell table:style-name="ce8" office:value-type="float" office:value="2352.949951">
            <text:p>2352.949951</text:p>
          </table:table-cell>
          <table:table-cell table:style-name="ce8" office:value-type="float" office:value="2474.95722016486">
            <text:p>2474.957220</text:p>
          </table:table-cell>
          <table:table-cell table:formula="of:=[.D279]+1" office:value-type="float" office:value="273">
            <text:p>273</text:p>
          </table:table-cell>
          <table:table-cell table:formula="of:=[.D280]/[.$B$4]" office:value-type="percentage" office:value="0.217011128775835">
            <text:p>21,7%</text:p>
          </table:table-cell>
          <table:table-cell table:formula="of:=[.D280]*[.$B$5]" office:value-type="float" office:value="624491.681751718">
            <text:p>624491,681751718</text:p>
          </table:table-cell>
          <table:table-cell table:formula="of:=[.F280]/[.$B$3]" office:value-type="percentage" office:value="0.217011128775835">
            <text:p>21,7%</text:p>
          </table:table-cell>
          <table:table-cell table:formula="of:=[.H279]+[.B280]" office:value-type="float" office:value="670437.140865">
            <text:p>670437,140865</text:p>
          </table:table-cell>
          <table:table-cell table:formula="of:=[.H280]/[.$B$3]" office:value-type="percentage" office:value="0.232977195635731">
            <text:p>23,3%</text:p>
          </table:table-cell>
          <table:table-cell table:number-columns-repeated="1015"/>
        </table:table-row>
        <table:table-row table:style-name="ro1">
          <table:table-cell table:style-name="ce4" office:value-type="float" office:value="274">
            <text:p>274</text:p>
          </table:table-cell>
          <table:table-cell table:style-name="ce8" office:value-type="float" office:value="2670.139893">
            <text:p>2670.139893</text:p>
          </table:table-cell>
          <table:table-cell table:style-name="ce8" office:value-type="float" office:value="2474.56726412544">
            <text:p>2474.567264</text:p>
          </table:table-cell>
          <table:table-cell table:formula="of:=[.D280]+1" office:value-type="float" office:value="274">
            <text:p>274</text:p>
          </table:table-cell>
          <table:table-cell table:formula="of:=[.D281]/[.$B$4]" office:value-type="percentage" office:value="0.217806041335453">
            <text:p>21,8%</text:p>
          </table:table-cell>
          <table:table-cell table:formula="of:=[.D281]*[.$B$5]" office:value-type="float" office:value="626779.19706949">
            <text:p>626779,19706949</text:p>
          </table:table-cell>
          <table:table-cell table:formula="of:=[.F281]/[.$B$3]" office:value-type="percentage" office:value="0.217806041335453">
            <text:p>21,8%</text:p>
          </table:table-cell>
          <table:table-cell table:formula="of:=[.H280]+[.B281]" office:value-type="float" office:value="673107.280758">
            <text:p>673107,280758</text:p>
          </table:table-cell>
          <table:table-cell table:formula="of:=[.H281]/[.$B$3]" office:value-type="percentage" office:value="0.233905070400282">
            <text:p>23,4%</text:p>
          </table:table-cell>
          <table:table-cell table:number-columns-repeated="1015"/>
        </table:table-row>
        <table:table-row table:style-name="ro1">
          <table:table-cell table:style-name="ce4" office:value-type="float" office:value="275">
            <text:p>275</text:p>
          </table:table-cell>
          <table:table-cell table:style-name="ce8" office:value-type="float" office:value="2399.379883">
            <text:p>2399.379883</text:p>
          </table:table-cell>
          <table:table-cell table:style-name="ce8" office:value-type="float" office:value="2474.55823971646">
            <text:p>2474.558240</text:p>
          </table:table-cell>
          <table:table-cell table:formula="of:=[.D281]+1" office:value-type="float" office:value="275">
            <text:p>275</text:p>
          </table:table-cell>
          <table:table-cell table:formula="of:=[.D282]/[.$B$4]" office:value-type="percentage" office:value="0.218600953895071">
            <text:p>21,9%</text:p>
          </table:table-cell>
          <table:table-cell table:formula="of:=[.D282]*[.$B$5]" office:value-type="float" office:value="629066.712387262">
            <text:p>629066,712387262</text:p>
          </table:table-cell>
          <table:table-cell table:formula="of:=[.F282]/[.$B$3]" office:value-type="percentage" office:value="0.218600953895071">
            <text:p>21,9%</text:p>
          </table:table-cell>
          <table:table-cell table:formula="of:=[.H281]+[.B282]" office:value-type="float" office:value="675506.660641">
            <text:p>675506,660641</text:p>
          </table:table-cell>
          <table:table-cell table:formula="of:=[.H282]/[.$B$3]" office:value-type="percentage" office:value="0.234738855944569">
            <text:p>23,5%</text:p>
          </table:table-cell>
          <table:table-cell table:number-columns-repeated="1015"/>
        </table:table-row>
        <table:table-row table:style-name="ro1">
          <table:table-cell table:style-name="ce4" office:value-type="float" office:value="276">
            <text:p>276</text:p>
          </table:table-cell>
          <table:table-cell table:style-name="ce8" office:value-type="float" office:value="2652.01001">
            <text:p>2652.010010</text:p>
          </table:table-cell>
          <table:table-cell table:style-name="ce8" office:value-type="float" office:value="2474.43161572079">
            <text:p>2474.431616</text:p>
          </table:table-cell>
          <table:table-cell table:formula="of:=[.D282]+1" office:value-type="float" office:value="276">
            <text:p>276</text:p>
          </table:table-cell>
          <table:table-cell table:formula="of:=[.D283]/[.$B$4]" office:value-type="percentage" office:value="0.21939586645469">
            <text:p>21,9%</text:p>
          </table:table-cell>
          <table:table-cell table:formula="of:=[.D283]*[.$B$5]" office:value-type="float" office:value="631354.227705034">
            <text:p>631354,227705034</text:p>
          </table:table-cell>
          <table:table-cell table:formula="of:=[.F283]/[.$B$3]" office:value-type="percentage" office:value="0.21939586645469">
            <text:p>21,9%</text:p>
          </table:table-cell>
          <table:table-cell table:formula="of:=[.H282]+[.B283]" office:value-type="float" office:value="678158.670651">
            <text:p>678158,670651</text:p>
          </table:table-cell>
          <table:table-cell table:formula="of:=[.H283]/[.$B$3]" office:value-type="percentage" office:value="0.235660430566957">
            <text:p>23,6%</text:p>
          </table:table-cell>
          <table:table-cell table:number-columns-repeated="1015"/>
        </table:table-row>
        <table:table-row table:style-name="ro1">
          <table:table-cell table:style-name="ce4" office:value-type="float" office:value="277">
            <text:p>277</text:p>
          </table:table-cell>
          <table:table-cell table:style-name="ce8" office:value-type="float" office:value="2706.050049">
            <text:p>2706.050049</text:p>
          </table:table-cell>
          <table:table-cell table:style-name="ce8" office:value-type="float" office:value="2474.29895400989">
            <text:p>2474.298954</text:p>
          </table:table-cell>
          <table:table-cell table:formula="of:=[.D283]+1" office:value-type="float" office:value="277">
            <text:p>277</text:p>
          </table:table-cell>
          <table:table-cell table:formula="of:=[.D284]/[.$B$4]" office:value-type="percentage" office:value="0.220190779014308">
            <text:p>22,0%</text:p>
          </table:table-cell>
          <table:table-cell table:formula="of:=[.D284]*[.$B$5]" office:value-type="float" office:value="633641.743022806">
            <text:p>633641,743022806</text:p>
          </table:table-cell>
          <table:table-cell table:formula="of:=[.F284]/[.$B$3]" office:value-type="percentage" office:value="0.220190779014308">
            <text:p>22,0%</text:p>
          </table:table-cell>
          <table:table-cell table:formula="of:=[.H283]+[.B284]" office:value-type="float" office:value="680864.7207">
            <text:p>680864,7207</text:p>
          </table:table-cell>
          <table:table-cell table:formula="of:=[.H284]/[.$B$3]" office:value-type="percentage" office:value="0.236600784126207">
            <text:p>23,7%</text:p>
          </table:table-cell>
          <table:table-cell table:number-columns-repeated="1015"/>
        </table:table-row>
        <table:table-row table:style-name="ro1">
          <table:table-cell table:style-name="ce4" office:value-type="float" office:value="278">
            <text:p>278</text:p>
          </table:table-cell>
          <table:table-cell table:style-name="ce8" office:value-type="float" office:value="2081.429932">
            <text:p>2081.429932</text:p>
          </table:table-cell>
          <table:table-cell table:style-name="ce8" office:value-type="float" office:value="2474.01465123793">
            <text:p>2474.014651</text:p>
          </table:table-cell>
          <table:table-cell table:formula="of:=[.D284]+1" office:value-type="float" office:value="278">
            <text:p>278</text:p>
          </table:table-cell>
          <table:table-cell table:formula="of:=[.D285]/[.$B$4]" office:value-type="percentage" office:value="0.220985691573927">
            <text:p>22,1%</text:p>
          </table:table-cell>
          <table:table-cell table:formula="of:=[.D285]*[.$B$5]" office:value-type="float" office:value="635929.258340578">
            <text:p>635929,258340578</text:p>
          </table:table-cell>
          <table:table-cell table:formula="of:=[.F285]/[.$B$3]" office:value-type="percentage" office:value="0.220985691573927">
            <text:p>22,1%</text:p>
          </table:table-cell>
          <table:table-cell table:formula="of:=[.H284]+[.B285]" office:value-type="float" office:value="682946.150632">
            <text:p>682946,150632</text:p>
          </table:table-cell>
          <table:table-cell table:formula="of:=[.H285]/[.$B$3]" office:value-type="percentage" office:value="0.237324081925377">
            <text:p>23,7%</text:p>
          </table:table-cell>
          <table:table-cell table:number-columns-repeated="1015"/>
        </table:table-row>
        <table:table-row table:style-name="ro1">
          <table:table-cell table:style-name="ce4" office:value-type="float" office:value="279">
            <text:p>279</text:p>
          </table:table-cell>
          <table:table-cell table:style-name="ce8" office:value-type="float" office:value="2394.02002">
            <text:p>2394.020020</text:p>
          </table:table-cell>
          <table:table-cell table:style-name="ce8" office:value-type="float" office:value="2473.99352745069">
            <text:p>2473.993527</text:p>
          </table:table-cell>
          <table:table-cell table:formula="of:=[.D285]+1" office:value-type="float" office:value="279">
            <text:p>279</text:p>
          </table:table-cell>
          <table:table-cell table:formula="of:=[.D286]/[.$B$4]" office:value-type="percentage" office:value="0.221780604133545">
            <text:p>22,2%</text:p>
          </table:table-cell>
          <table:table-cell table:formula="of:=[.D286]*[.$B$5]" office:value-type="float" office:value="638216.773658349">
            <text:p>638216,773658349</text:p>
          </table:table-cell>
          <table:table-cell table:formula="of:=[.F286]/[.$B$3]" office:value-type="percentage" office:value="0.221780604133545">
            <text:p>22,2%</text:p>
          </table:table-cell>
          <table:table-cell table:formula="of:=[.H285]+[.B286]" office:value-type="float" office:value="685340.170652">
            <text:p>685340,170652</text:p>
          </table:table-cell>
          <table:table-cell table:formula="of:=[.H286]/[.$B$3]" office:value-type="percentage" office:value="0.23815600491496">
            <text:p>23,8%</text:p>
          </table:table-cell>
          <table:table-cell table:number-columns-repeated="1015"/>
        </table:table-row>
        <table:table-row table:style-name="ro1">
          <table:table-cell table:style-name="ce4" office:value-type="float" office:value="280">
            <text:p>280</text:p>
          </table:table-cell>
          <table:table-cell table:style-name="ce8" office:value-type="float" office:value="2724.870117">
            <text:p>2724.870117</text:p>
          </table:table-cell>
          <table:table-cell table:style-name="ce8" office:value-type="float" office:value="2473.94278557016">
            <text:p>2473.942786</text:p>
          </table:table-cell>
          <table:table-cell table:formula="of:=[.D286]+1" office:value-type="float" office:value="280">
            <text:p>280</text:p>
          </table:table-cell>
          <table:table-cell table:formula="of:=[.D287]/[.$B$4]" office:value-type="percentage" office:value="0.222575516693164">
            <text:p>22,3%</text:p>
          </table:table-cell>
          <table:table-cell table:formula="of:=[.D287]*[.$B$5]" office:value-type="float" office:value="640504.288976121">
            <text:p>640504,288976121</text:p>
          </table:table-cell>
          <table:table-cell table:formula="of:=[.F287]/[.$B$3]" office:value-type="percentage" office:value="0.222575516693164">
            <text:p>22,3%</text:p>
          </table:table-cell>
          <table:table-cell table:formula="of:=[.H286]+[.B287]" office:value-type="float" office:value="688065.040769">
            <text:p>688065,040769</text:p>
          </table:table-cell>
          <table:table-cell table:formula="of:=[.H287]/[.$B$3]" office:value-type="percentage" office:value="0.239102898455958">
            <text:p>23,9%</text:p>
          </table:table-cell>
          <table:table-cell table:number-columns-repeated="1015"/>
        </table:table-row>
        <table:table-row table:style-name="ro1">
          <table:table-cell table:style-name="ce4" office:value-type="float" office:value="281">
            <text:p>281</text:p>
          </table:table-cell>
          <table:table-cell table:style-name="ce8" office:value-type="float" office:value="2737.699951">
            <text:p>2737.699951</text:p>
          </table:table-cell>
          <table:table-cell table:style-name="ce8" office:value-type="float" office:value="2473.85967541889">
            <text:p>2473.859675</text:p>
          </table:table-cell>
          <table:table-cell table:formula="of:=[.D287]+1" office:value-type="float" office:value="281">
            <text:p>281</text:p>
          </table:table-cell>
          <table:table-cell table:formula="of:=[.D288]/[.$B$4]" office:value-type="percentage" office:value="0.223370429252782">
            <text:p>22,3%</text:p>
          </table:table-cell>
          <table:table-cell table:formula="of:=[.D288]*[.$B$5]" office:value-type="float" office:value="642791.804293893">
            <text:p>642791,804293893</text:p>
          </table:table-cell>
          <table:table-cell table:formula="of:=[.F288]/[.$B$3]" office:value-type="percentage" office:value="0.223370429252782">
            <text:p>22,3%</text:p>
          </table:table-cell>
          <table:table-cell table:formula="of:=[.H287]+[.B288]" office:value-type="float" office:value="690802.74072">
            <text:p>690802,74072</text:p>
          </table:table-cell>
          <table:table-cell table:formula="of:=[.H288]/[.$B$3]" office:value-type="percentage" office:value="0.240054250369805">
            <text:p>24,0%</text:p>
          </table:table-cell>
          <table:table-cell table:number-columns-repeated="1015"/>
        </table:table-row>
        <table:table-row table:style-name="ro1">
          <table:table-cell table:style-name="ce4" office:value-type="float" office:value="282">
            <text:p>282</text:p>
          </table:table-cell>
          <table:table-cell table:style-name="ce8" office:value-type="float" office:value="2357.030029">
            <text:p>2357.030029</text:p>
          </table:table-cell>
          <table:table-cell table:style-name="ce8" office:value-type="float" office:value="2473.42354412855">
            <text:p>2473.423544</text:p>
          </table:table-cell>
          <table:table-cell table:formula="of:=[.D288]+1" office:value-type="float" office:value="282">
            <text:p>282</text:p>
          </table:table-cell>
          <table:table-cell table:formula="of:=[.D289]/[.$B$4]" office:value-type="percentage" office:value="0.224165341812401">
            <text:p>22,4%</text:p>
          </table:table-cell>
          <table:table-cell table:formula="of:=[.D289]*[.$B$5]" office:value-type="float" office:value="645079.319611665">
            <text:p>645079,319611665</text:p>
          </table:table-cell>
          <table:table-cell table:formula="of:=[.F289]/[.$B$3]" office:value-type="percentage" office:value="0.224165341812401">
            <text:p>22,4%</text:p>
          </table:table-cell>
          <table:table-cell table:formula="of:=[.H288]+[.B289]" office:value-type="float" office:value="693159.770749">
            <text:p>693159,770749</text:p>
          </table:table-cell>
          <table:table-cell table:formula="of:=[.H289]/[.$B$3]" office:value-type="percentage" office:value="0.240873319321559">
            <text:p>24,1%</text:p>
          </table:table-cell>
          <table:table-cell table:number-columns-repeated="1015"/>
        </table:table-row>
        <table:table-row table:style-name="ro1">
          <table:table-cell table:style-name="ce4" office:value-type="float" office:value="283">
            <text:p>283</text:p>
          </table:table-cell>
          <table:table-cell table:style-name="ce8" office:value-type="float" office:value="2629.27002">
            <text:p>2629.270020</text:p>
          </table:table-cell>
          <table:table-cell table:style-name="ce8" office:value-type="float" office:value="2473.11395793723">
            <text:p>2473.113958</text:p>
          </table:table-cell>
          <table:table-cell table:formula="of:=[.D289]+1" office:value-type="float" office:value="283">
            <text:p>283</text:p>
          </table:table-cell>
          <table:table-cell table:formula="of:=[.D290]/[.$B$4]" office:value-type="percentage" office:value="0.224960254372019">
            <text:p>22,5%</text:p>
          </table:table-cell>
          <table:table-cell table:formula="of:=[.D290]*[.$B$5]" office:value-type="float" office:value="647366.834929437">
            <text:p>647366,834929437</text:p>
          </table:table-cell>
          <table:table-cell table:formula="of:=[.F290]/[.$B$3]" office:value-type="percentage" office:value="0.224960254372019">
            <text:p>22,5%</text:p>
          </table:table-cell>
          <table:table-cell table:formula="of:=[.H289]+[.B290]" office:value-type="float" office:value="695789.040769">
            <text:p>695789,040769</text:p>
          </table:table-cell>
          <table:table-cell table:formula="of:=[.H290]/[.$B$3]" office:value-type="percentage" office:value="0.241786991787614">
            <text:p>24,2%</text:p>
          </table:table-cell>
          <table:table-cell table:number-columns-repeated="1015"/>
        </table:table-row>
        <table:table-row table:style-name="ro1">
          <table:table-cell table:style-name="ce4" office:value-type="float" office:value="284">
            <text:p>284</text:p>
          </table:table-cell>
          <table:table-cell table:style-name="ce8" office:value-type="float" office:value="2707.879883">
            <text:p>2707.879883</text:p>
          </table:table-cell>
          <table:table-cell table:style-name="ce8" office:value-type="float" office:value="2472.62061361039">
            <text:p>2472.620614</text:p>
          </table:table-cell>
          <table:table-cell table:formula="of:=[.D290]+1" office:value-type="float" office:value="284">
            <text:p>284</text:p>
          </table:table-cell>
          <table:table-cell table:formula="of:=[.D291]/[.$B$4]" office:value-type="percentage" office:value="0.225755166931637">
            <text:p>22,6%</text:p>
          </table:table-cell>
          <table:table-cell table:formula="of:=[.D291]*[.$B$5]" office:value-type="float" office:value="649654.350247209">
            <text:p>649654,350247209</text:p>
          </table:table-cell>
          <table:table-cell table:formula="of:=[.F291]/[.$B$3]" office:value-type="percentage" office:value="0.225755166931637">
            <text:p>22,6%</text:p>
          </table:table-cell>
          <table:table-cell table:formula="of:=[.H290]+[.B291]" office:value-type="float" office:value="698496.920652">
            <text:p>698496,920652</text:p>
          </table:table-cell>
          <table:table-cell table:formula="of:=[.H291]/[.$B$3]" office:value-type="percentage" office:value="0.242727981214969">
            <text:p>24,3%</text:p>
          </table:table-cell>
          <table:table-cell table:number-columns-repeated="1015"/>
        </table:table-row>
        <table:table-row table:style-name="ro1">
          <table:table-cell table:style-name="ce4" office:value-type="float" office:value="285">
            <text:p>285</text:p>
          </table:table-cell>
          <table:table-cell table:style-name="ce8" office:value-type="float" office:value="2770.370117">
            <text:p>2770.370117</text:p>
          </table:table-cell>
          <table:table-cell table:style-name="ce8" office:value-type="float" office:value="2472.24782764204">
            <text:p>2472.247828</text:p>
          </table:table-cell>
          <table:table-cell table:formula="of:=[.D291]+1" office:value-type="float" office:value="285">
            <text:p>285</text:p>
          </table:table-cell>
          <table:table-cell table:formula="of:=[.D292]/[.$B$4]" office:value-type="percentage" office:value="0.226550079491256">
            <text:p>22,7%</text:p>
          </table:table-cell>
          <table:table-cell table:formula="of:=[.D292]*[.$B$5]" office:value-type="float" office:value="651941.865564981">
            <text:p>651941,865564981</text:p>
          </table:table-cell>
          <table:table-cell table:formula="of:=[.F292]/[.$B$3]" office:value-type="percentage" office:value="0.226550079491256">
            <text:p>22,7%</text:p>
          </table:table-cell>
          <table:table-cell table:formula="of:=[.H291]+[.B292]" office:value-type="float" office:value="701267.290769">
            <text:p>701267,290769</text:p>
          </table:table-cell>
          <table:table-cell table:formula="of:=[.H292]/[.$B$3]" office:value-type="percentage" office:value="0.243690686025593">
            <text:p>24,4%</text:p>
          </table:table-cell>
          <table:table-cell table:number-columns-repeated="1015"/>
        </table:table-row>
        <table:table-row table:style-name="ro1">
          <table:table-cell table:style-name="ce4" office:value-type="float" office:value="286">
            <text:p>286</text:p>
          </table:table-cell>
          <table:table-cell table:style-name="ce8" office:value-type="float" office:value="2342.189941">
            <text:p>2342.189941</text:p>
          </table:table-cell>
          <table:table-cell table:style-name="ce8" office:value-type="float" office:value="2471.78221426264">
            <text:p>2471.782214</text:p>
          </table:table-cell>
          <table:table-cell table:formula="of:=[.D292]+1" office:value-type="float" office:value="286">
            <text:p>286</text:p>
          </table:table-cell>
          <table:table-cell table:formula="of:=[.D293]/[.$B$4]" office:value-type="percentage" office:value="0.227344992050874">
            <text:p>22,7%</text:p>
          </table:table-cell>
          <table:table-cell table:formula="of:=[.D293]*[.$B$5]" office:value-type="float" office:value="654229.380882753">
            <text:p>654229,380882753</text:p>
          </table:table-cell>
          <table:table-cell table:formula="of:=[.F293]/[.$B$3]" office:value-type="percentage" office:value="0.227344992050874">
            <text:p>22,7%</text:p>
          </table:table-cell>
          <table:table-cell table:formula="of:=[.H292]+[.B293]" office:value-type="float" office:value="703609.48071">
            <text:p>703609,48071</text:p>
          </table:table-cell>
          <table:table-cell table:formula="of:=[.H293]/[.$B$3]" office:value-type="percentage" office:value="0.244504598040366">
            <text:p>24,5%</text:p>
          </table:table-cell>
          <table:table-cell table:number-columns-repeated="1015"/>
        </table:table-row>
        <table:table-row table:style-name="ro1">
          <table:table-cell table:style-name="ce4" office:value-type="float" office:value="287">
            <text:p>287</text:p>
          </table:table-cell>
          <table:table-cell table:style-name="ce8" office:value-type="float" office:value="2786.570068">
            <text:p>2786.570068</text:p>
          </table:table-cell>
          <table:table-cell table:style-name="ce8" office:value-type="float" office:value="2471.77550181807">
            <text:p>2471.775502</text:p>
          </table:table-cell>
          <table:table-cell table:formula="of:=[.D293]+1" office:value-type="float" office:value="287">
            <text:p>287</text:p>
          </table:table-cell>
          <table:table-cell table:formula="of:=[.D294]/[.$B$4]" office:value-type="percentage" office:value="0.228139904610493">
            <text:p>22,8%</text:p>
          </table:table-cell>
          <table:table-cell table:formula="of:=[.D294]*[.$B$5]" office:value-type="float" office:value="656516.896200524">
            <text:p>656516,896200524</text:p>
          </table:table-cell>
          <table:table-cell table:formula="of:=[.F294]/[.$B$3]" office:value-type="percentage" office:value="0.228139904610493">
            <text:p>22,8%</text:p>
          </table:table-cell>
          <table:table-cell table:formula="of:=[.H293]+[.B294]" office:value-type="float" office:value="706396.050778">
            <text:p>706396,050778</text:p>
          </table:table-cell>
          <table:table-cell table:formula="of:=[.H294]/[.$B$3]" office:value-type="percentage" office:value="0.24547293234095">
            <text:p>24,5%</text:p>
          </table:table-cell>
          <table:table-cell table:number-columns-repeated="1015"/>
        </table:table-row>
        <table:table-row table:style-name="ro1">
          <table:table-cell table:style-name="ce4" office:value-type="float" office:value="288">
            <text:p>288</text:p>
          </table:table-cell>
          <table:table-cell table:style-name="ce8" office:value-type="float" office:value="2447.830078">
            <text:p>2447.830078</text:p>
          </table:table-cell>
          <table:table-cell table:style-name="ce8" office:value-type="float" office:value="2471.49281217068">
            <text:p>2471.492812</text:p>
          </table:table-cell>
          <table:table-cell table:formula="of:=[.D294]+1" office:value-type="float" office:value="288">
            <text:p>288</text:p>
          </table:table-cell>
          <table:table-cell table:formula="of:=[.D295]/[.$B$4]" office:value-type="percentage" office:value="0.228934817170111">
            <text:p>22,9%</text:p>
          </table:table-cell>
          <table:table-cell table:formula="of:=[.D295]*[.$B$5]" office:value-type="float" office:value="658804.411518296">
            <text:p>658804,411518296</text:p>
          </table:table-cell>
          <table:table-cell table:formula="of:=[.F295]/[.$B$3]" office:value-type="percentage" office:value="0.228934817170111">
            <text:p>22,9%</text:p>
          </table:table-cell>
          <table:table-cell table:formula="of:=[.H294]+[.B295]" office:value-type="float" office:value="708843.880856">
            <text:p>708843,880856</text:p>
          </table:table-cell>
          <table:table-cell table:formula="of:=[.H295]/[.$B$3]" office:value-type="percentage" office:value="0.246323554348898">
            <text:p>24,6%</text:p>
          </table:table-cell>
          <table:table-cell table:number-columns-repeated="1015"/>
        </table:table-row>
        <table:table-row table:style-name="ro1">
          <table:table-cell table:style-name="ce4" office:value-type="float" office:value="289">
            <text:p>289</text:p>
          </table:table-cell>
          <table:table-cell table:style-name="ce8" office:value-type="float" office:value="2139.429932">
            <text:p>2139.429932</text:p>
          </table:table-cell>
          <table:table-cell table:style-name="ce8" office:value-type="float" office:value="2471.23337755429">
            <text:p>2471.233378</text:p>
          </table:table-cell>
          <table:table-cell table:formula="of:=[.D295]+1" office:value-type="float" office:value="289">
            <text:p>289</text:p>
          </table:table-cell>
          <table:table-cell table:formula="of:=[.D296]/[.$B$4]" office:value-type="percentage" office:value="0.22972972972973">
            <text:p>23,0%</text:p>
          </table:table-cell>
          <table:table-cell table:formula="of:=[.D296]*[.$B$5]" office:value-type="float" office:value="661091.926836068">
            <text:p>661091,926836068</text:p>
          </table:table-cell>
          <table:table-cell table:formula="of:=[.F296]/[.$B$3]" office:value-type="percentage" office:value="0.22972972972973">
            <text:p>23,0%</text:p>
          </table:table-cell>
          <table:table-cell table:formula="of:=[.H295]+[.B296]" office:value-type="float" office:value="710983.310788">
            <text:p>710983,310788</text:p>
          </table:table-cell>
          <table:table-cell table:formula="of:=[.H296]/[.$B$3]" office:value-type="percentage" office:value="0.247067007173085">
            <text:p>24,7%</text:p>
          </table:table-cell>
          <table:table-cell table:number-columns-repeated="1015"/>
        </table:table-row>
        <table:table-row table:style-name="ro1">
          <table:table-cell table:style-name="ce4" office:value-type="float" office:value="290">
            <text:p>290</text:p>
          </table:table-cell>
          <table:table-cell table:style-name="ce8" office:value-type="float" office:value="2409.75">
            <text:p>2409.750000</text:p>
          </table:table-cell>
          <table:table-cell table:style-name="ce8" office:value-type="float" office:value="2471.18185714668">
            <text:p>2471.181857</text:p>
          </table:table-cell>
          <table:table-cell table:formula="of:=[.D296]+1" office:value-type="float" office:value="290">
            <text:p>290</text:p>
          </table:table-cell>
          <table:table-cell table:formula="of:=[.D297]/[.$B$4]" office:value-type="percentage" office:value="0.230524642289348">
            <text:p>23,1%</text:p>
          </table:table-cell>
          <table:table-cell table:formula="of:=[.D297]*[.$B$5]" office:value-type="float" office:value="663379.44215384">
            <text:p>663379,44215384</text:p>
          </table:table-cell>
          <table:table-cell table:formula="of:=[.F297]/[.$B$3]" office:value-type="percentage" office:value="0.230524642289348">
            <text:p>23,1%</text:p>
          </table:table-cell>
          <table:table-cell table:formula="of:=[.H296]+[.B297]" office:value-type="float" office:value="713393.060788">
            <text:p>713393,060788</text:p>
          </table:table-cell>
          <table:table-cell table:formula="of:=[.H297]/[.$B$3]" office:value-type="percentage" office:value="0.247904396337503">
            <text:p>24,8%</text:p>
          </table:table-cell>
          <table:table-cell table:number-columns-repeated="1015"/>
        </table:table-row>
        <table:table-row table:style-name="ro1">
          <table:table-cell table:style-name="ce4" office:value-type="float" office:value="291">
            <text:p>291</text:p>
          </table:table-cell>
          <table:table-cell table:style-name="ce8" office:value-type="float" office:value="2355.840088">
            <text:p>2355.840088</text:p>
          </table:table-cell>
          <table:table-cell table:style-name="ce8" office:value-type="float" office:value="2470.89694914624">
            <text:p>2470.896949</text:p>
          </table:table-cell>
          <table:table-cell table:formula="of:=[.D297]+1" office:value-type="float" office:value="291">
            <text:p>291</text:p>
          </table:table-cell>
          <table:table-cell table:formula="of:=[.D298]/[.$B$4]" office:value-type="percentage" office:value="0.231319554848967">
            <text:p>23,1%</text:p>
          </table:table-cell>
          <table:table-cell table:formula="of:=[.D298]*[.$B$5]" office:value-type="float" office:value="665666.957471612">
            <text:p>665666,957471612</text:p>
          </table:table-cell>
          <table:table-cell table:formula="of:=[.F298]/[.$B$3]" office:value-type="percentage" office:value="0.231319554848967">
            <text:p>23,1%</text:p>
          </table:table-cell>
          <table:table-cell table:formula="of:=[.H297]+[.B298]" office:value-type="float" office:value="715748.900876">
            <text:p>715748,900876</text:p>
          </table:table-cell>
          <table:table-cell table:formula="of:=[.H298]/[.$B$3]" office:value-type="percentage" office:value="0.248723051784246">
            <text:p>24,9%</text:p>
          </table:table-cell>
          <table:table-cell table:number-columns-repeated="1015"/>
        </table:table-row>
        <table:table-row table:style-name="ro1">
          <table:table-cell table:style-name="ce4" office:value-type="float" office:value="292">
            <text:p>292</text:p>
          </table:table-cell>
          <table:table-cell table:style-name="ce8" office:value-type="float" office:value="2399.629883">
            <text:p>2399.629883</text:p>
          </table:table-cell>
          <table:table-cell table:style-name="ce8" office:value-type="float" office:value="2470.82609699549">
            <text:p>2470.826097</text:p>
          </table:table-cell>
          <table:table-cell table:formula="of:=[.D298]+1" office:value-type="float" office:value="292">
            <text:p>292</text:p>
          </table:table-cell>
          <table:table-cell table:formula="of:=[.D299]/[.$B$4]" office:value-type="percentage" office:value="0.232114467408585">
            <text:p>23,2%</text:p>
          </table:table-cell>
          <table:table-cell table:formula="of:=[.D299]*[.$B$5]" office:value-type="float" office:value="667954.472789384">
            <text:p>667954,472789384</text:p>
          </table:table-cell>
          <table:table-cell table:formula="of:=[.F299]/[.$B$3]" office:value-type="percentage" office:value="0.232114467408585">
            <text:p>23,2%</text:p>
          </table:table-cell>
          <table:table-cell table:formula="of:=[.H298]+[.B299]" office:value-type="float" office:value="718148.530759">
            <text:p>718148,530759</text:p>
          </table:table-cell>
          <table:table-cell table:formula="of:=[.H299]/[.$B$3]" office:value-type="percentage" office:value="0.249556924203641">
            <text:p>25,0%</text:p>
          </table:table-cell>
          <table:table-cell table:number-columns-repeated="1015"/>
        </table:table-row>
        <table:table-row table:style-name="ro1">
          <table:table-cell table:style-name="ce4" office:value-type="float" office:value="293">
            <text:p>293</text:p>
          </table:table-cell>
          <table:table-cell table:style-name="ce8" office:value-type="float" office:value="2775.600098">
            <text:p>2775.600098</text:p>
          </table:table-cell>
          <table:table-cell table:style-name="ce8" office:value-type="float" office:value="2470.66750970113">
            <text:p>2470.667510</text:p>
          </table:table-cell>
          <table:table-cell table:formula="of:=[.D299]+1" office:value-type="float" office:value="293">
            <text:p>293</text:p>
          </table:table-cell>
          <table:table-cell table:formula="of:=[.D300]/[.$B$4]" office:value-type="percentage" office:value="0.232909379968203">
            <text:p>23,3%</text:p>
          </table:table-cell>
          <table:table-cell table:formula="of:=[.D300]*[.$B$5]" office:value-type="float" office:value="670241.988107155">
            <text:p>670241,988107155</text:p>
          </table:table-cell>
          <table:table-cell table:formula="of:=[.F300]/[.$B$3]" office:value-type="percentage" office:value="0.232909379968203">
            <text:p>23,3%</text:p>
          </table:table-cell>
          <table:table-cell table:formula="of:=[.H299]+[.B300]" office:value-type="float" office:value="720924.130857">
            <text:p>720924,130857</text:p>
          </table:table-cell>
          <table:table-cell table:formula="of:=[.H300]/[.$B$3]" office:value-type="percentage" office:value="0.250521446434918">
            <text:p>25,1%</text:p>
          </table:table-cell>
          <table:table-cell table:number-columns-repeated="1015"/>
        </table:table-row>
        <table:table-row table:style-name="ro1">
          <table:table-cell table:style-name="ce4" office:value-type="float" office:value="294">
            <text:p>294</text:p>
          </table:table-cell>
          <table:table-cell table:style-name="ce8" office:value-type="float" office:value="2745.72998">
            <text:p>2745.729980</text:p>
          </table:table-cell>
          <table:table-cell table:style-name="ce8" office:value-type="float" office:value="2470.55079677617">
            <text:p>2470.550797</text:p>
          </table:table-cell>
          <table:table-cell table:formula="of:=[.D300]+1" office:value-type="float" office:value="294">
            <text:p>294</text:p>
          </table:table-cell>
          <table:table-cell table:formula="of:=[.D301]/[.$B$4]" office:value-type="percentage" office:value="0.233704292527822">
            <text:p>23,4%</text:p>
          </table:table-cell>
          <table:table-cell table:formula="of:=[.D301]*[.$B$5]" office:value-type="float" office:value="672529.503424927">
            <text:p>672529,503424927</text:p>
          </table:table-cell>
          <table:table-cell table:formula="of:=[.F301]/[.$B$3]" office:value-type="percentage" office:value="0.233704292527822">
            <text:p>23,4%</text:p>
          </table:table-cell>
          <table:table-cell table:formula="of:=[.H300]+[.B301]" office:value-type="float" office:value="723669.860837">
            <text:p>723669,860837</text:p>
          </table:table-cell>
          <table:table-cell table:formula="of:=[.H301]/[.$B$3]" office:value-type="percentage" office:value="0.251475588787307">
            <text:p>25,1%</text:p>
          </table:table-cell>
          <table:table-cell table:number-columns-repeated="1015"/>
        </table:table-row>
        <table:table-row table:style-name="ro1">
          <table:table-cell table:style-name="ce4" office:value-type="float" office:value="295">
            <text:p>295</text:p>
          </table:table-cell>
          <table:table-cell table:style-name="ce8" office:value-type="float" office:value="2459.27002">
            <text:p>2459.270020</text:p>
          </table:table-cell>
          <table:table-cell table:style-name="ce8" office:value-type="float" office:value="2470.46409399285">
            <text:p>2470.464094</text:p>
          </table:table-cell>
          <table:table-cell table:formula="of:=[.D301]+1" office:value-type="float" office:value="295">
            <text:p>295</text:p>
          </table:table-cell>
          <table:table-cell table:formula="of:=[.D302]/[.$B$4]" office:value-type="percentage" office:value="0.23449920508744">
            <text:p>23,4%</text:p>
          </table:table-cell>
          <table:table-cell table:formula="of:=[.D302]*[.$B$5]" office:value-type="float" office:value="674817.018742699">
            <text:p>674817,018742699</text:p>
          </table:table-cell>
          <table:table-cell table:formula="of:=[.F302]/[.$B$3]" office:value-type="percentage" office:value="0.23449920508744">
            <text:p>23,4%</text:p>
          </table:table-cell>
          <table:table-cell table:formula="of:=[.H301]+[.B302]" office:value-type="float" office:value="726129.130857">
            <text:p>726129,130857</text:p>
          </table:table-cell>
          <table:table-cell table:formula="of:=[.H302]/[.$B$3]" office:value-type="percentage" office:value="0.252330186180034">
            <text:p>25,2%</text:p>
          </table:table-cell>
          <table:table-cell table:number-columns-repeated="1015"/>
        </table:table-row>
        <table:table-row table:style-name="ro1">
          <table:table-cell table:style-name="ce4" office:value-type="float" office:value="296">
            <text:p>296</text:p>
          </table:table-cell>
          <table:table-cell table:style-name="ce8" office:value-type="float" office:value="2779.600098">
            <text:p>2779.600098</text:p>
          </table:table-cell>
          <table:table-cell table:style-name="ce8" office:value-type="float" office:value="2469.86585791005">
            <text:p>2469.865858</text:p>
          </table:table-cell>
          <table:table-cell table:formula="of:=[.D302]+1" office:value-type="float" office:value="296">
            <text:p>296</text:p>
          </table:table-cell>
          <table:table-cell table:formula="of:=[.D303]/[.$B$4]" office:value-type="percentage" office:value="0.235294117647059">
            <text:p>23,5%</text:p>
          </table:table-cell>
          <table:table-cell table:formula="of:=[.D303]*[.$B$5]" office:value-type="float" office:value="677104.534060471">
            <text:p>677104,534060471</text:p>
          </table:table-cell>
          <table:table-cell table:formula="of:=[.F303]/[.$B$3]" office:value-type="percentage" office:value="0.235294117647059">
            <text:p>23,5%</text:p>
          </table:table-cell>
          <table:table-cell table:formula="of:=[.H302]+[.B303]" office:value-type="float" office:value="728908.730955">
            <text:p>728908,730955</text:p>
          </table:table-cell>
          <table:table-cell table:formula="of:=[.H303]/[.$B$3]" office:value-type="percentage" office:value="0.253296098413036">
            <text:p>25,3%</text:p>
          </table:table-cell>
          <table:table-cell table:number-columns-repeated="1015"/>
        </table:table-row>
        <table:table-row table:style-name="ro1">
          <table:table-cell table:style-name="ce4" office:value-type="float" office:value="297">
            <text:p>297</text:p>
          </table:table-cell>
          <table:table-cell table:style-name="ce8" office:value-type="float" office:value="2659.98999">
            <text:p>2659.989990</text:p>
          </table:table-cell>
          <table:table-cell table:style-name="ce8" office:value-type="float" office:value="2469.40224808778">
            <text:p>2469.402248</text:p>
          </table:table-cell>
          <table:table-cell table:formula="of:=[.D303]+1" office:value-type="float" office:value="297">
            <text:p>297</text:p>
          </table:table-cell>
          <table:table-cell table:formula="of:=[.D304]/[.$B$4]" office:value-type="percentage" office:value="0.236089030206677">
            <text:p>23,6%</text:p>
          </table:table-cell>
          <table:table-cell table:formula="of:=[.D304]*[.$B$5]" office:value-type="float" office:value="679392.049378243">
            <text:p>679392,049378243</text:p>
          </table:table-cell>
          <table:table-cell table:formula="of:=[.F304]/[.$B$3]" office:value-type="percentage" office:value="0.236089030206677">
            <text:p>23,6%</text:p>
          </table:table-cell>
          <table:table-cell table:formula="of:=[.H303]+[.B304]" office:value-type="float" office:value="731568.720945">
            <text:p>731568,720945</text:p>
          </table:table-cell>
          <table:table-cell table:formula="of:=[.H304]/[.$B$3]" office:value-type="percentage" office:value="0.254220446081917">
            <text:p>25,4%</text:p>
          </table:table-cell>
          <table:table-cell table:number-columns-repeated="1015"/>
        </table:table-row>
        <table:table-row table:style-name="ro1">
          <table:table-cell table:style-name="ce4" office:value-type="float" office:value="298">
            <text:p>298</text:p>
          </table:table-cell>
          <table:table-cell table:style-name="ce8" office:value-type="float" office:value="2716.26001">
            <text:p>2716.260010</text:p>
          </table:table-cell>
          <table:table-cell table:style-name="ce8" office:value-type="float" office:value="2469.26466891993">
            <text:p>2469.264669</text:p>
          </table:table-cell>
          <table:table-cell table:formula="of:=[.D304]+1" office:value-type="float" office:value="298">
            <text:p>298</text:p>
          </table:table-cell>
          <table:table-cell table:formula="of:=[.D305]/[.$B$4]" office:value-type="percentage" office:value="0.236883942766296">
            <text:p>23,7%</text:p>
          </table:table-cell>
          <table:table-cell table:formula="of:=[.D305]*[.$B$5]" office:value-type="float" office:value="681679.564696015">
            <text:p>681679,564696015</text:p>
          </table:table-cell>
          <table:table-cell table:formula="of:=[.F305]/[.$B$3]" office:value-type="percentage" office:value="0.236883942766296">
            <text:p>23,7%</text:p>
          </table:table-cell>
          <table:table-cell table:formula="of:=[.H304]+[.B305]" office:value-type="float" office:value="734284.980955">
            <text:p>734284,980955</text:p>
          </table:table-cell>
          <table:table-cell table:formula="of:=[.H305]/[.$B$3]" office:value-type="percentage" office:value="0.255164347607018">
            <text:p>25,5%</text:p>
          </table:table-cell>
          <table:table-cell table:number-columns-repeated="1015"/>
        </table:table-row>
        <table:table-row table:style-name="ro1">
          <table:table-cell table:style-name="ce4" office:value-type="float" office:value="299">
            <text:p>299</text:p>
          </table:table-cell>
          <table:table-cell table:style-name="ce8" office:value-type="float" office:value="2402.320068">
            <text:p>2402.320068</text:p>
          </table:table-cell>
          <table:table-cell table:style-name="ce8" office:value-type="float" office:value="2469.07130396274">
            <text:p>2469.071304</text:p>
          </table:table-cell>
          <table:table-cell table:formula="of:=[.D305]+1" office:value-type="float" office:value="299">
            <text:p>299</text:p>
          </table:table-cell>
          <table:table-cell table:formula="of:=[.D306]/[.$B$4]" office:value-type="percentage" office:value="0.237678855325914">
            <text:p>23,8%</text:p>
          </table:table-cell>
          <table:table-cell table:formula="of:=[.D306]*[.$B$5]" office:value-type="float" office:value="683967.080013787">
            <text:p>683967,080013787</text:p>
          </table:table-cell>
          <table:table-cell table:formula="of:=[.F306]/[.$B$3]" office:value-type="percentage" office:value="0.237678855325914">
            <text:p>23,8%</text:p>
          </table:table-cell>
          <table:table-cell table:formula="of:=[.H305]+[.B306]" office:value-type="float" office:value="736687.301023">
            <text:p>736687,301023</text:p>
          </table:table-cell>
          <table:table-cell table:formula="of:=[.H306]/[.$B$3]" office:value-type="percentage" office:value="0.255999154866861">
            <text:p>25,6%</text:p>
          </table:table-cell>
          <table:table-cell table:number-columns-repeated="1015"/>
        </table:table-row>
        <table:table-row table:style-name="ro1">
          <table:table-cell table:style-name="ce4" office:value-type="float" office:value="300">
            <text:p>300</text:p>
          </table:table-cell>
          <table:table-cell table:style-name="ce8" office:value-type="float" office:value="2360.159912">
            <text:p>2360.159912</text:p>
          </table:table-cell>
          <table:table-cell table:style-name="ce8" office:value-type="float" office:value="2468.93532092634">
            <text:p>2468.935321</text:p>
          </table:table-cell>
          <table:table-cell table:formula="of:=[.D306]+1" office:value-type="float" office:value="300">
            <text:p>300</text:p>
          </table:table-cell>
          <table:table-cell table:formula="of:=[.D307]/[.$B$4]" office:value-type="percentage" office:value="0.238473767885533">
            <text:p>23,8%</text:p>
          </table:table-cell>
          <table:table-cell table:formula="of:=[.D307]*[.$B$5]" office:value-type="float" office:value="686254.595331558">
            <text:p>686254,595331558</text:p>
          </table:table-cell>
          <table:table-cell table:formula="of:=[.F307]/[.$B$3]" office:value-type="percentage" office:value="0.238473767885533">
            <text:p>23,8%</text:p>
          </table:table-cell>
          <table:table-cell table:formula="of:=[.H306]+[.B307]" office:value-type="float" office:value="739047.460935">
            <text:p>739047,460935</text:p>
          </table:table-cell>
          <table:table-cell table:formula="of:=[.H307]/[.$B$3]" office:value-type="percentage" office:value="0.256819311454308">
            <text:p>25,7%</text:p>
          </table:table-cell>
          <table:table-cell table:number-columns-repeated="1015"/>
        </table:table-row>
        <table:table-row table:style-name="ro1">
          <table:table-cell table:style-name="ce4" office:value-type="float" office:value="301">
            <text:p>301</text:p>
          </table:table-cell>
          <table:table-cell table:style-name="ce8" office:value-type="float" office:value="2400.669922">
            <text:p>2400.669922</text:p>
          </table:table-cell>
          <table:table-cell table:style-name="ce8" office:value-type="float" office:value="2468.66412498627">
            <text:p>2468.664125</text:p>
          </table:table-cell>
          <table:table-cell table:formula="of:=[.D307]+1" office:value-type="float" office:value="301">
            <text:p>301</text:p>
          </table:table-cell>
          <table:table-cell table:formula="of:=[.D308]/[.$B$4]" office:value-type="percentage" office:value="0.239268680445151">
            <text:p>23,9%</text:p>
          </table:table-cell>
          <table:table-cell table:formula="of:=[.D308]*[.$B$5]" office:value-type="float" office:value="688542.11064933">
            <text:p>688542,11064933</text:p>
          </table:table-cell>
          <table:table-cell table:formula="of:=[.F308]/[.$B$3]" office:value-type="percentage" office:value="0.239268680445151">
            <text:p>23,9%</text:p>
          </table:table-cell>
          <table:table-cell table:formula="of:=[.H307]+[.B308]" office:value-type="float" office:value="741448.130857">
            <text:p>741448,130857</text:p>
          </table:table-cell>
          <table:table-cell table:formula="of:=[.H308]/[.$B$3]" office:value-type="percentage" office:value="0.257653545287703">
            <text:p>25,8%</text:p>
          </table:table-cell>
          <table:table-cell table:number-columns-repeated="1015"/>
        </table:table-row>
        <table:table-row table:style-name="ro1">
          <table:table-cell table:style-name="ce4" office:value-type="float" office:value="302">
            <text:p>302</text:p>
          </table:table-cell>
          <table:table-cell table:style-name="ce8" office:value-type="float" office:value="2064.459961">
            <text:p>2064.459961</text:p>
          </table:table-cell>
          <table:table-cell table:style-name="ce8" office:value-type="float" office:value="2468.24043901074">
            <text:p>2468.240439</text:p>
          </table:table-cell>
          <table:table-cell table:formula="of:=[.D308]+1" office:value-type="float" office:value="302">
            <text:p>302</text:p>
          </table:table-cell>
          <table:table-cell table:formula="of:=[.D309]/[.$B$4]" office:value-type="percentage" office:value="0.240063593004769">
            <text:p>24,0%</text:p>
          </table:table-cell>
          <table:table-cell table:formula="of:=[.D309]*[.$B$5]" office:value-type="float" office:value="690829.625967102">
            <text:p>690829,625967102</text:p>
          </table:table-cell>
          <table:table-cell table:formula="of:=[.F309]/[.$B$3]" office:value-type="percentage" office:value="0.240063593004769">
            <text:p>24,0%</text:p>
          </table:table-cell>
          <table:table-cell table:formula="of:=[.H308]+[.B309]" office:value-type="float" office:value="743512.590818">
            <text:p>743512,590818</text:p>
          </table:table-cell>
          <table:table-cell table:formula="of:=[.H309]/[.$B$3]" office:value-type="percentage" office:value="0.258370946014631">
            <text:p>25,8%</text:p>
          </table:table-cell>
          <table:table-cell table:number-columns-repeated="1015"/>
        </table:table-row>
        <table:table-row table:style-name="ro1">
          <table:table-cell table:style-name="ce4" office:value-type="float" office:value="303">
            <text:p>303</text:p>
          </table:table-cell>
          <table:table-cell table:style-name="ce8" office:value-type="float" office:value="2730.129883">
            <text:p>2730.129883</text:p>
          </table:table-cell>
          <table:table-cell table:style-name="ce8" office:value-type="float" office:value="2467.80717492416">
            <text:p>2467.807175</text:p>
          </table:table-cell>
          <table:table-cell table:formula="of:=[.D309]+1" office:value-type="float" office:value="303">
            <text:p>303</text:p>
          </table:table-cell>
          <table:table-cell table:formula="of:=[.D310]/[.$B$4]" office:value-type="percentage" office:value="0.240858505564388">
            <text:p>24,1%</text:p>
          </table:table-cell>
          <table:table-cell table:formula="of:=[.D310]*[.$B$5]" office:value-type="float" office:value="693117.141284874">
            <text:p>693117,141284874</text:p>
          </table:table-cell>
          <table:table-cell table:formula="of:=[.F310]/[.$B$3]" office:value-type="percentage" office:value="0.240858505564388">
            <text:p>24,1%</text:p>
          </table:table-cell>
          <table:table-cell table:formula="of:=[.H309]+[.B310]" office:value-type="float" office:value="746242.720701">
            <text:p>746242,720701</text:p>
          </table:table-cell>
          <table:table-cell table:formula="of:=[.H310]/[.$B$3]" office:value-type="percentage" office:value="0.259319667326583">
            <text:p>25,9%</text:p>
          </table:table-cell>
          <table:table-cell table:number-columns-repeated="1015"/>
        </table:table-row>
        <table:table-row table:style-name="ro1">
          <table:table-cell table:style-name="ce4" office:value-type="float" office:value="304">
            <text:p>304</text:p>
          </table:table-cell>
          <table:table-cell table:style-name="ce8" office:value-type="float" office:value="2792.810059">
            <text:p>2792.810059</text:p>
          </table:table-cell>
          <table:table-cell table:style-name="ce8" office:value-type="float" office:value="2467.64978605126">
            <text:p>2467.649786</text:p>
          </table:table-cell>
          <table:table-cell table:formula="of:=[.D310]+1" office:value-type="float" office:value="304">
            <text:p>304</text:p>
          </table:table-cell>
          <table:table-cell table:formula="of:=[.D311]/[.$B$4]" office:value-type="percentage" office:value="0.241653418124006">
            <text:p>24,2%</text:p>
          </table:table-cell>
          <table:table-cell table:formula="of:=[.D311]*[.$B$5]" office:value-type="float" office:value="695404.656602646">
            <text:p>695404,656602646</text:p>
          </table:table-cell>
          <table:table-cell table:formula="of:=[.F311]/[.$B$3]" office:value-type="percentage" office:value="0.241653418124006">
            <text:p>24,2%</text:p>
          </table:table-cell>
          <table:table-cell table:formula="of:=[.H310]+[.B311]" office:value-type="float" office:value="749035.53076">
            <text:p>749035,53076</text:p>
          </table:table-cell>
          <table:table-cell table:formula="of:=[.H311]/[.$B$3]" office:value-type="percentage" office:value="0.260290170026731">
            <text:p>26,0%</text:p>
          </table:table-cell>
          <table:table-cell table:number-columns-repeated="1015"/>
        </table:table-row>
        <table:table-row table:style-name="ro1">
          <table:table-cell table:style-name="ce4" office:value-type="float" office:value="305">
            <text:p>305</text:p>
          </table:table-cell>
          <table:table-cell table:style-name="ce8" office:value-type="float" office:value="2675.810059">
            <text:p>2675.810059</text:p>
          </table:table-cell>
          <table:table-cell table:style-name="ce8" office:value-type="float" office:value="2466.92855670299">
            <text:p>2466.928557</text:p>
          </table:table-cell>
          <table:table-cell table:formula="of:=[.D311]+1" office:value-type="float" office:value="305">
            <text:p>305</text:p>
          </table:table-cell>
          <table:table-cell table:formula="of:=[.D312]/[.$B$4]" office:value-type="percentage" office:value="0.242448330683625">
            <text:p>24,2%</text:p>
          </table:table-cell>
          <table:table-cell table:formula="of:=[.D312]*[.$B$5]" office:value-type="float" office:value="697692.171920418">
            <text:p>697692,171920418</text:p>
          </table:table-cell>
          <table:table-cell table:formula="of:=[.F312]/[.$B$3]" office:value-type="percentage" office:value="0.242448330683625">
            <text:p>24,2%</text:p>
          </table:table-cell>
          <table:table-cell table:formula="of:=[.H311]+[.B312]" office:value-type="float" office:value="751711.340819">
            <text:p>751711,340819</text:p>
          </table:table-cell>
          <table:table-cell table:formula="of:=[.H312]/[.$B$3]" office:value-type="percentage" office:value="0.261220015176413">
            <text:p>26,1%</text:p>
          </table:table-cell>
          <table:table-cell table:number-columns-repeated="1015"/>
        </table:table-row>
        <table:table-row table:style-name="ro1">
          <table:table-cell table:style-name="ce4" office:value-type="float" office:value="306">
            <text:p>306</text:p>
          </table:table-cell>
          <table:table-cell table:style-name="ce8" office:value-type="float" office:value="2779.659912">
            <text:p>2779.659912</text:p>
          </table:table-cell>
          <table:table-cell table:style-name="ce8" office:value-type="float" office:value="2466.73103548633">
            <text:p>2466.731035</text:p>
          </table:table-cell>
          <table:table-cell table:formula="of:=[.D312]+1" office:value-type="float" office:value="306">
            <text:p>306</text:p>
          </table:table-cell>
          <table:table-cell table:formula="of:=[.D313]/[.$B$4]" office:value-type="percentage" office:value="0.243243243243243">
            <text:p>24,3%</text:p>
          </table:table-cell>
          <table:table-cell table:formula="of:=[.D313]*[.$B$5]" office:value-type="float" office:value="699979.68723819">
            <text:p>699979,68723819</text:p>
          </table:table-cell>
          <table:table-cell table:formula="of:=[.F313]/[.$B$3]" office:value-type="percentage" office:value="0.243243243243243">
            <text:p>24,3%</text:p>
          </table:table-cell>
          <table:table-cell table:formula="of:=[.H312]+[.B313]" office:value-type="float" office:value="754491.000731001">
            <text:p>754491,000731001</text:p>
          </table:table-cell>
          <table:table-cell table:formula="of:=[.H313]/[.$B$3]" office:value-type="percentage" office:value="0.262185948194806">
            <text:p>26,2%</text:p>
          </table:table-cell>
          <table:table-cell table:number-columns-repeated="1015"/>
        </table:table-row>
        <table:table-row table:style-name="ro1">
          <table:table-cell table:style-name="ce4" office:value-type="float" office:value="307">
            <text:p>307</text:p>
          </table:table-cell>
          <table:table-cell table:style-name="ce8" office:value-type="float" office:value="2651.5">
            <text:p>2651.500000</text:p>
          </table:table-cell>
          <table:table-cell table:style-name="ce8" office:value-type="float" office:value="2466.71790562292">
            <text:p>2466.717906</text:p>
          </table:table-cell>
          <table:table-cell table:formula="of:=[.D313]+1" office:value-type="float" office:value="307">
            <text:p>307</text:p>
          </table:table-cell>
          <table:table-cell table:formula="of:=[.D314]/[.$B$4]" office:value-type="percentage" office:value="0.244038155802862">
            <text:p>24,4%</text:p>
          </table:table-cell>
          <table:table-cell table:formula="of:=[.D314]*[.$B$5]" office:value-type="float" office:value="702267.202555962">
            <text:p>702267,202555962</text:p>
          </table:table-cell>
          <table:table-cell table:formula="of:=[.F314]/[.$B$3]" office:value-type="percentage" office:value="0.244038155802862">
            <text:p>24,4%</text:p>
          </table:table-cell>
          <table:table-cell table:formula="of:=[.H313]+[.B314]" office:value-type="float" office:value="757142.500731001">
            <text:p>757142,500731001</text:p>
          </table:table-cell>
          <table:table-cell table:formula="of:=[.H314]/[.$B$3]" office:value-type="percentage" office:value="0.2631073455885">
            <text:p>26,3%</text:p>
          </table:table-cell>
          <table:table-cell table:number-columns-repeated="1015"/>
        </table:table-row>
        <table:table-row table:style-name="ro1">
          <table:table-cell table:style-name="ce4" office:value-type="float" office:value="308">
            <text:p>308</text:p>
          </table:table-cell>
          <table:table-cell table:style-name="ce8" office:value-type="float" office:value="2362.719971">
            <text:p>2362.719971</text:p>
          </table:table-cell>
          <table:table-cell table:style-name="ce8" office:value-type="float" office:value="2466.41939156469">
            <text:p>2466.419392</text:p>
          </table:table-cell>
          <table:table-cell table:formula="of:=[.D314]+1" office:value-type="float" office:value="308">
            <text:p>308</text:p>
          </table:table-cell>
          <table:table-cell table:formula="of:=[.D315]/[.$B$4]" office:value-type="percentage" office:value="0.24483306836248">
            <text:p>24,5%</text:p>
          </table:table-cell>
          <table:table-cell table:formula="of:=[.D315]*[.$B$5]" office:value-type="float" office:value="704554.717873733">
            <text:p>704554,717873733</text:p>
          </table:table-cell>
          <table:table-cell table:formula="of:=[.F315]/[.$B$3]" office:value-type="percentage" office:value="0.24483306836248">
            <text:p>24,5%</text:p>
          </table:table-cell>
          <table:table-cell table:formula="of:=[.H314]+[.B315]" office:value-type="float" office:value="759505.220702">
            <text:p>759505,220702</text:p>
          </table:table-cell>
          <table:table-cell table:formula="of:=[.H315]/[.$B$3]" office:value-type="percentage" office:value="0.263928391797553">
            <text:p>26,4%</text:p>
          </table:table-cell>
          <table:table-cell table:number-columns-repeated="1015"/>
        </table:table-row>
        <table:table-row table:style-name="ro1">
          <table:table-cell table:style-name="ce4" office:value-type="float" office:value="309">
            <text:p>309</text:p>
          </table:table-cell>
          <table:table-cell table:style-name="ce8" office:value-type="float" office:value="2159.72998">
            <text:p>2159.729980</text:p>
          </table:table-cell>
          <table:table-cell table:style-name="ce8" office:value-type="float" office:value="2466.38288856456">
            <text:p>2466.382889</text:p>
          </table:table-cell>
          <table:table-cell table:formula="of:=[.D315]+1" office:value-type="float" office:value="309">
            <text:p>309</text:p>
          </table:table-cell>
          <table:table-cell table:formula="of:=[.D316]/[.$B$4]" office:value-type="percentage" office:value="0.245627980922099">
            <text:p>24,6%</text:p>
          </table:table-cell>
          <table:table-cell table:formula="of:=[.D316]*[.$B$5]" office:value-type="float" office:value="706842.233191505">
            <text:p>706842,233191505</text:p>
          </table:table-cell>
          <table:table-cell table:formula="of:=[.F316]/[.$B$3]" office:value-type="percentage" office:value="0.245627980922099">
            <text:p>24,6%</text:p>
          </table:table-cell>
          <table:table-cell table:formula="of:=[.H315]+[.B316]" office:value-type="float" office:value="761664.950682">
            <text:p>761664,950682</text:p>
          </table:table-cell>
          <table:table-cell table:formula="of:=[.H316]/[.$B$3]" office:value-type="percentage" office:value="0.264678898897177">
            <text:p>26,5%</text:p>
          </table:table-cell>
          <table:table-cell table:number-columns-repeated="1015"/>
        </table:table-row>
        <table:table-row table:style-name="ro1">
          <table:table-cell table:style-name="ce4" office:value-type="float" office:value="310">
            <text:p>310</text:p>
          </table:table-cell>
          <table:table-cell table:style-name="ce8" office:value-type="float" office:value="2348.449951">
            <text:p>2348.449951</text:p>
          </table:table-cell>
          <table:table-cell table:style-name="ce8" office:value-type="float" office:value="2466.28336917263">
            <text:p>2466.283369</text:p>
          </table:table-cell>
          <table:table-cell table:formula="of:=[.D316]+1" office:value-type="float" office:value="310">
            <text:p>310</text:p>
          </table:table-cell>
          <table:table-cell table:formula="of:=[.D317]/[.$B$4]" office:value-type="percentage" office:value="0.246422893481717">
            <text:p>24,6%</text:p>
          </table:table-cell>
          <table:table-cell table:formula="of:=[.D317]*[.$B$5]" office:value-type="float" office:value="709129.748509277">
            <text:p>709129,748509277</text:p>
          </table:table-cell>
          <table:table-cell table:formula="of:=[.F317]/[.$B$3]" office:value-type="percentage" office:value="0.246422893481717">
            <text:p>24,6%</text:p>
          </table:table-cell>
          <table:table-cell table:formula="of:=[.H316]+[.B317]" office:value-type="float" office:value="764013.400633">
            <text:p>764013,400633</text:p>
          </table:table-cell>
          <table:table-cell table:formula="of:=[.H317]/[.$B$3]" office:value-type="percentage" office:value="0.265494986268126">
            <text:p>26,5%</text:p>
          </table:table-cell>
          <table:table-cell table:number-columns-repeated="1015"/>
        </table:table-row>
        <table:table-row table:style-name="ro1">
          <table:table-cell table:style-name="ce4" office:value-type="float" office:value="311">
            <text:p>311</text:p>
          </table:table-cell>
          <table:table-cell table:style-name="ce8" office:value-type="float" office:value="2345.959961">
            <text:p>2345.959961</text:p>
          </table:table-cell>
          <table:table-cell table:style-name="ce8" office:value-type="float" office:value="2466.21513738736">
            <text:p>2466.215137</text:p>
          </table:table-cell>
          <table:table-cell table:formula="of:=[.D317]+1" office:value-type="float" office:value="311">
            <text:p>311</text:p>
          </table:table-cell>
          <table:table-cell table:formula="of:=[.D318]/[.$B$4]" office:value-type="percentage" office:value="0.247217806041335">
            <text:p>24,7%</text:p>
          </table:table-cell>
          <table:table-cell table:formula="of:=[.D318]*[.$B$5]" office:value-type="float" office:value="711417.263827049">
            <text:p>711417,263827049</text:p>
          </table:table-cell>
          <table:table-cell table:formula="of:=[.F318]/[.$B$3]" office:value-type="percentage" office:value="0.247217806041335">
            <text:p>24,7%</text:p>
          </table:table-cell>
          <table:table-cell table:formula="of:=[.H317]+[.B318]" office:value-type="float" office:value="766359.360594">
            <text:p>766359,360594</text:p>
          </table:table-cell>
          <table:table-cell table:formula="of:=[.H318]/[.$B$3]" office:value-type="percentage" office:value="0.266310208366476">
            <text:p>26,6%</text:p>
          </table:table-cell>
          <table:table-cell table:number-columns-repeated="1015"/>
        </table:table-row>
        <table:table-row table:style-name="ro1">
          <table:table-cell table:style-name="ce4" office:value-type="float" office:value="312">
            <text:p>312</text:p>
          </table:table-cell>
          <table:table-cell table:style-name="ce8" office:value-type="float" office:value="2782">
            <text:p>2782.000000</text:p>
          </table:table-cell>
          <table:table-cell table:style-name="ce8" office:value-type="float" office:value="2466.19021158668">
            <text:p>2466.190212</text:p>
          </table:table-cell>
          <table:table-cell table:formula="of:=[.D318]+1" office:value-type="float" office:value="312">
            <text:p>312</text:p>
          </table:table-cell>
          <table:table-cell table:formula="of:=[.D319]/[.$B$4]" office:value-type="percentage" office:value="0.248012718600954">
            <text:p>24,8%</text:p>
          </table:table-cell>
          <table:table-cell table:formula="of:=[.D319]*[.$B$5]" office:value-type="float" office:value="713704.779144821">
            <text:p>713704,779144821</text:p>
          </table:table-cell>
          <table:table-cell table:formula="of:=[.F319]/[.$B$3]" office:value-type="percentage" office:value="0.248012718600954">
            <text:p>24,8%</text:p>
          </table:table-cell>
          <table:table-cell table:formula="of:=[.H318]+[.B319]" office:value-type="float" office:value="769141.360594001">
            <text:p>769141,360594001</text:p>
          </table:table-cell>
          <table:table-cell table:formula="of:=[.H319]/[.$B$3]" office:value-type="percentage" office:value="0.267276954566459">
            <text:p>26,7%</text:p>
          </table:table-cell>
          <table:table-cell table:number-columns-repeated="1015"/>
        </table:table-row>
        <table:table-row table:style-name="ro1">
          <table:table-cell table:style-name="ce4" office:value-type="float" office:value="313">
            <text:p>313</text:p>
          </table:table-cell>
          <table:table-cell table:style-name="ce8" office:value-type="float" office:value="2747.330078">
            <text:p>2747.330078</text:p>
          </table:table-cell>
          <table:table-cell table:style-name="ce8" office:value-type="float" office:value="2466.1379598461">
            <text:p>2466.137960</text:p>
          </table:table-cell>
          <table:table-cell table:formula="of:=[.D319]+1" office:value-type="float" office:value="313">
            <text:p>313</text:p>
          </table:table-cell>
          <table:table-cell table:formula="of:=[.D320]/[.$B$4]" office:value-type="percentage" office:value="0.248807631160572">
            <text:p>24,9%</text:p>
          </table:table-cell>
          <table:table-cell table:formula="of:=[.D320]*[.$B$5]" office:value-type="float" office:value="715992.294462593">
            <text:p>715992,294462593</text:p>
          </table:table-cell>
          <table:table-cell table:formula="of:=[.F320]/[.$B$3]" office:value-type="percentage" office:value="0.248807631160572">
            <text:p>24,9%</text:p>
          </table:table-cell>
          <table:table-cell table:formula="of:=[.H319]+[.B320]" office:value-type="float" office:value="771888.690672">
            <text:p>771888,690672</text:p>
          </table:table-cell>
          <table:table-cell table:formula="of:=[.H320]/[.$B$3]" office:value-type="percentage" office:value="0.268231652953592">
            <text:p>26,8%</text:p>
          </table:table-cell>
          <table:table-cell table:number-columns-repeated="1015"/>
        </table:table-row>
        <table:table-row table:style-name="ro1">
          <table:table-cell table:style-name="ce4" office:value-type="float" office:value="314">
            <text:p>314</text:p>
          </table:table-cell>
          <table:table-cell table:style-name="ce8" office:value-type="float" office:value="1999.98999">
            <text:p>1999.989990</text:p>
          </table:table-cell>
          <table:table-cell table:style-name="ce8" office:value-type="float" office:value="2466.03774345365">
            <text:p>2466.037743</text:p>
          </table:table-cell>
          <table:table-cell table:formula="of:=[.D320]+1" office:value-type="float" office:value="314">
            <text:p>314</text:p>
          </table:table-cell>
          <table:table-cell table:formula="of:=[.D321]/[.$B$4]" office:value-type="percentage" office:value="0.249602543720191">
            <text:p>25,0%</text:p>
          </table:table-cell>
          <table:table-cell table:formula="of:=[.D321]*[.$B$5]" office:value-type="float" office:value="718279.809780365">
            <text:p>718279,809780365</text:p>
          </table:table-cell>
          <table:table-cell table:formula="of:=[.F321]/[.$B$3]" office:value-type="percentage" office:value="0.249602543720191">
            <text:p>25,0%</text:p>
          </table:table-cell>
          <table:table-cell table:formula="of:=[.H320]+[.B321]" office:value-type="float" office:value="773888.680662">
            <text:p>773888,680662</text:p>
          </table:table-cell>
          <table:table-cell table:formula="of:=[.H321]/[.$B$3]" office:value-type="percentage" office:value="0.268926650337789">
            <text:p>26,9%</text:p>
          </table:table-cell>
          <table:table-cell table:number-columns-repeated="1015"/>
        </table:table-row>
        <table:table-row table:style-name="ro1">
          <table:table-cell table:style-name="ce4" office:value-type="float" office:value="315">
            <text:p>315</text:p>
          </table:table-cell>
          <table:table-cell table:style-name="ce8" office:value-type="float" office:value="2369.75">
            <text:p>2369.750000</text:p>
          </table:table-cell>
          <table:table-cell table:style-name="ce8" office:value-type="float" office:value="2465.94246915353">
            <text:p>2465.942469</text:p>
          </table:table-cell>
          <table:table-cell table:formula="of:=[.D321]+1" office:value-type="float" office:value="315">
            <text:p>315</text:p>
          </table:table-cell>
          <table:table-cell table:formula="of:=[.D322]/[.$B$4]" office:value-type="percentage" office:value="0.250397456279809">
            <text:p>25,0%</text:p>
          </table:table-cell>
          <table:table-cell table:formula="of:=[.D322]*[.$B$5]" office:value-type="float" office:value="720567.325098136">
            <text:p>720567,325098136</text:p>
          </table:table-cell>
          <table:table-cell table:formula="of:=[.F322]/[.$B$3]" office:value-type="percentage" office:value="0.250397456279809">
            <text:p>25,0%</text:p>
          </table:table-cell>
          <table:table-cell table:formula="of:=[.H321]+[.B322]" office:value-type="float" office:value="776258.430662">
            <text:p>776258,430662</text:p>
          </table:table-cell>
          <table:table-cell table:formula="of:=[.H322]/[.$B$3]" office:value-type="percentage" office:value="0.269750139484953">
            <text:p>27,0%</text:p>
          </table:table-cell>
          <table:table-cell table:number-columns-repeated="1015"/>
        </table:table-row>
        <table:table-row table:style-name="ro1">
          <table:table-cell table:style-name="ce4" office:value-type="float" office:value="316">
            <text:p>316</text:p>
          </table:table-cell>
          <table:table-cell table:style-name="ce8" office:value-type="float" office:value="2160.77002">
            <text:p>2160.770020</text:p>
          </table:table-cell>
          <table:table-cell table:style-name="ce8" office:value-type="float" office:value="2465.80650488746">
            <text:p>2465.806505</text:p>
          </table:table-cell>
          <table:table-cell table:formula="of:=[.D322]+1" office:value-type="float" office:value="316">
            <text:p>316</text:p>
          </table:table-cell>
          <table:table-cell table:formula="of:=[.D323]/[.$B$4]" office:value-type="percentage" office:value="0.251192368839428">
            <text:p>25,1%</text:p>
          </table:table-cell>
          <table:table-cell table:formula="of:=[.D323]*[.$B$5]" office:value-type="float" office:value="722854.840415908">
            <text:p>722854,840415908</text:p>
          </table:table-cell>
          <table:table-cell table:formula="of:=[.F323]/[.$B$3]" office:value-type="percentage" office:value="0.251192368839428">
            <text:p>25,1%</text:p>
          </table:table-cell>
          <table:table-cell table:formula="of:=[.H322]+[.B323]" office:value-type="float" office:value="778419.200682001">
            <text:p>778419,200682001</text:p>
          </table:table-cell>
          <table:table-cell table:formula="of:=[.H323]/[.$B$3]" office:value-type="percentage" office:value="0.270501007998925">
            <text:p>27,1%</text:p>
          </table:table-cell>
          <table:table-cell table:number-columns-repeated="1015"/>
        </table:table-row>
        <table:table-row table:style-name="ro1">
          <table:table-cell table:style-name="ce4" office:value-type="float" office:value="317">
            <text:p>317</text:p>
          </table:table-cell>
          <table:table-cell table:style-name="ce8" office:value-type="float" office:value="2341.590088">
            <text:p>2341.590088</text:p>
          </table:table-cell>
          <table:table-cell table:style-name="ce8" office:value-type="float" office:value="2465.64128553846">
            <text:p>2465.641286</text:p>
          </table:table-cell>
          <table:table-cell table:formula="of:=[.D323]+1" office:value-type="float" office:value="317">
            <text:p>317</text:p>
          </table:table-cell>
          <table:table-cell table:formula="of:=[.D324]/[.$B$4]" office:value-type="percentage" office:value="0.251987281399046">
            <text:p>25,2%</text:p>
          </table:table-cell>
          <table:table-cell table:formula="of:=[.D324]*[.$B$5]" office:value-type="float" office:value="725142.35573368">
            <text:p>725142,35573368</text:p>
          </table:table-cell>
          <table:table-cell table:formula="of:=[.F324]/[.$B$3]" office:value-type="percentage" office:value="0.251987281399046">
            <text:p>25,2%</text:p>
          </table:table-cell>
          <table:table-cell table:formula="of:=[.H323]+[.B324]" office:value-type="float" office:value="780760.790770001">
            <text:p>780760,790770001</text:p>
          </table:table-cell>
          <table:table-cell table:formula="of:=[.H324]/[.$B$3]" office:value-type="percentage" office:value="0.271314711564523">
            <text:p>27,1%</text:p>
          </table:table-cell>
          <table:table-cell table:number-columns-repeated="1015"/>
        </table:table-row>
        <table:table-row table:style-name="ro1">
          <table:table-cell table:style-name="ce4" office:value-type="float" office:value="318">
            <text:p>318</text:p>
          </table:table-cell>
          <table:table-cell table:style-name="ce8" office:value-type="float" office:value="2786.850098">
            <text:p>2786.850098</text:p>
          </table:table-cell>
          <table:table-cell table:style-name="ce8" office:value-type="float" office:value="2465.55010577023">
            <text:p>2465.550106</text:p>
          </table:table-cell>
          <table:table-cell table:formula="of:=[.D324]+1" office:value-type="float" office:value="318">
            <text:p>318</text:p>
          </table:table-cell>
          <table:table-cell table:formula="of:=[.D325]/[.$B$4]" office:value-type="percentage" office:value="0.252782193958665">
            <text:p>25,3%</text:p>
          </table:table-cell>
          <table:table-cell table:formula="of:=[.D325]*[.$B$5]" office:value-type="float" office:value="727429.871051452">
            <text:p>727429,871051452</text:p>
          </table:table-cell>
          <table:table-cell table:formula="of:=[.F325]/[.$B$3]" office:value-type="percentage" office:value="0.252782193958665">
            <text:p>25,3%</text:p>
          </table:table-cell>
          <table:table-cell table:formula="of:=[.H324]+[.B325]" office:value-type="float" office:value="783547.640868001">
            <text:p>783547,640868001</text:p>
          </table:table-cell>
          <table:table-cell table:formula="of:=[.H325]/[.$B$3]" office:value-type="percentage" office:value="0.272283143175652">
            <text:p>27,2%</text:p>
          </table:table-cell>
          <table:table-cell table:number-columns-repeated="1015"/>
        </table:table-row>
        <table:table-row table:style-name="ro1">
          <table:table-cell table:style-name="ce4" office:value-type="float" office:value="319">
            <text:p>319</text:p>
          </table:table-cell>
          <table:table-cell table:style-name="ce8" office:value-type="float" office:value="2704.100098">
            <text:p>2704.100098</text:p>
          </table:table-cell>
          <table:table-cell table:style-name="ce8" office:value-type="float" office:value="2465.53642861946">
            <text:p>2465.536429</text:p>
          </table:table-cell>
          <table:table-cell table:formula="of:=[.D325]+1" office:value-type="float" office:value="319">
            <text:p>319</text:p>
          </table:table-cell>
          <table:table-cell table:formula="of:=[.D326]/[.$B$4]" office:value-type="percentage" office:value="0.253577106518283">
            <text:p>25,4%</text:p>
          </table:table-cell>
          <table:table-cell table:formula="of:=[.D326]*[.$B$5]" office:value-type="float" office:value="729717.386369224">
            <text:p>729717,386369224</text:p>
          </table:table-cell>
          <table:table-cell table:formula="of:=[.F326]/[.$B$3]" office:value-type="percentage" office:value="0.253577106518283">
            <text:p>25,4%</text:p>
          </table:table-cell>
          <table:table-cell table:formula="of:=[.H325]+[.B326]" office:value-type="float" office:value="786251.740966001">
            <text:p>786251,740966001</text:p>
          </table:table-cell>
          <table:table-cell table:formula="of:=[.H326]/[.$B$3]" office:value-type="percentage" office:value="0.273222819126089">
            <text:p>27,3%</text:p>
          </table:table-cell>
          <table:table-cell table:number-columns-repeated="1015"/>
        </table:table-row>
        <table:table-row table:style-name="ro1">
          <table:table-cell table:style-name="ce4" office:value-type="float" office:value="320">
            <text:p>320</text:p>
          </table:table-cell>
          <table:table-cell table:style-name="ce8" office:value-type="float" office:value="2102.399902">
            <text:p>2102.399902</text:p>
          </table:table-cell>
          <table:table-cell table:style-name="ce8" office:value-type="float" office:value="2465.2457562033">
            <text:p>2465.245756</text:p>
          </table:table-cell>
          <table:table-cell table:formula="of:=[.D326]+1" office:value-type="float" office:value="320">
            <text:p>320</text:p>
          </table:table-cell>
          <table:table-cell table:formula="of:=[.D327]/[.$B$4]" office:value-type="percentage" office:value="0.254372019077901">
            <text:p>25,4%</text:p>
          </table:table-cell>
          <table:table-cell table:formula="of:=[.D327]*[.$B$5]" office:value-type="float" office:value="732004.901686996">
            <text:p>732004,901686996</text:p>
          </table:table-cell>
          <table:table-cell table:formula="of:=[.F327]/[.$B$3]" office:value-type="percentage" office:value="0.254372019077901">
            <text:p>25,4%</text:p>
          </table:table-cell>
          <table:table-cell table:formula="of:=[.H326]+[.B327]" office:value-type="float" office:value="788354.140868001">
            <text:p>788354,140868001</text:p>
          </table:table-cell>
          <table:table-cell table:formula="of:=[.H327]/[.$B$3]" office:value-type="percentage" office:value="0.273953403998879">
            <text:p>27,4%</text:p>
          </table:table-cell>
          <table:table-cell table:number-columns-repeated="1015"/>
        </table:table-row>
        <table:table-row table:style-name="ro1">
          <table:table-cell table:style-name="ce4" office:value-type="float" office:value="321">
            <text:p>321</text:p>
          </table:table-cell>
          <table:table-cell table:style-name="ce8" office:value-type="float" office:value="2064.110107">
            <text:p>2064.110107</text:p>
          </table:table-cell>
          <table:table-cell table:style-name="ce8" office:value-type="float" office:value="2465.22652706098">
            <text:p>2465.226527</text:p>
          </table:table-cell>
          <table:table-cell table:formula="of:=[.D327]+1" office:value-type="float" office:value="321">
            <text:p>321</text:p>
          </table:table-cell>
          <table:table-cell table:formula="of:=[.D328]/[.$B$4]" office:value-type="percentage" office:value="0.25516693163752">
            <text:p>25,5%</text:p>
          </table:table-cell>
          <table:table-cell table:formula="of:=[.D328]*[.$B$5]" office:value-type="float" office:value="734292.417004768">
            <text:p>734292,417004768</text:p>
          </table:table-cell>
          <table:table-cell table:formula="of:=[.F328]/[.$B$3]" office:value-type="percentage" office:value="0.25516693163752">
            <text:p>25,5%</text:p>
          </table:table-cell>
          <table:table-cell table:formula="of:=[.H327]+[.B328]" office:value-type="float" office:value="790418.250975001">
            <text:p>790418,250975001</text:p>
          </table:table-cell>
          <table:table-cell table:formula="of:=[.H328]/[.$B$3]" office:value-type="percentage" office:value="0.274670683151392">
            <text:p>27,5%</text:p>
          </table:table-cell>
          <table:table-cell table:number-columns-repeated="1015"/>
        </table:table-row>
        <table:table-row table:style-name="ro1">
          <table:table-cell table:style-name="ce4" office:value-type="float" office:value="322">
            <text:p>322</text:p>
          </table:table-cell>
          <table:table-cell table:style-name="ce8" office:value-type="float" office:value="2357.48999">
            <text:p>2357.489990</text:p>
          </table:table-cell>
          <table:table-cell table:style-name="ce8" office:value-type="float" office:value="2464.90551930968">
            <text:p>2464.905519</text:p>
          </table:table-cell>
          <table:table-cell table:formula="of:=[.D328]+1" office:value-type="float" office:value="322">
            <text:p>322</text:p>
          </table:table-cell>
          <table:table-cell table:formula="of:=[.D329]/[.$B$4]" office:value-type="percentage" office:value="0.255961844197138">
            <text:p>25,6%</text:p>
          </table:table-cell>
          <table:table-cell table:formula="of:=[.D329]*[.$B$5]" office:value-type="float" office:value="736579.93232254">
            <text:p>736579,93232254</text:p>
          </table:table-cell>
          <table:table-cell table:formula="of:=[.F329]/[.$B$3]" office:value-type="percentage" office:value="0.255961844197138">
            <text:p>25,6%</text:p>
          </table:table-cell>
          <table:table-cell table:formula="of:=[.H328]+[.B329]" office:value-type="float" office:value="792775.740965001">
            <text:p>792775,740965001</text:p>
          </table:table-cell>
          <table:table-cell table:formula="of:=[.H329]/[.$B$3]" office:value-type="percentage" office:value="0.275489911939792">
            <text:p>27,5%</text:p>
          </table:table-cell>
          <table:table-cell table:number-columns-repeated="1015"/>
        </table:table-row>
        <table:table-row table:style-name="ro1">
          <table:table-cell table:style-name="ce4" office:value-type="float" office:value="323">
            <text:p>323</text:p>
          </table:table-cell>
          <table:table-cell table:style-name="ce8" office:value-type="float" office:value="2040.589966">
            <text:p>2040.589966</text:p>
          </table:table-cell>
          <table:table-cell table:style-name="ce8" office:value-type="float" office:value="2464.68775552469">
            <text:p>2464.687756</text:p>
          </table:table-cell>
          <table:table-cell table:formula="of:=[.D329]+1" office:value-type="float" office:value="323">
            <text:p>323</text:p>
          </table:table-cell>
          <table:table-cell table:formula="of:=[.D330]/[.$B$4]" office:value-type="percentage" office:value="0.256756756756757">
            <text:p>25,7%</text:p>
          </table:table-cell>
          <table:table-cell table:formula="of:=[.D330]*[.$B$5]" office:value-type="float" office:value="738867.447640311">
            <text:p>738867,447640311</text:p>
          </table:table-cell>
          <table:table-cell table:formula="of:=[.F330]/[.$B$3]" office:value-type="percentage" office:value="0.256756756756757">
            <text:p>25,7%</text:p>
          </table:table-cell>
          <table:table-cell table:formula="of:=[.H329]+[.B330]" office:value-type="float" office:value="794816.330931001">
            <text:p>794816,330931001</text:p>
          </table:table-cell>
          <table:table-cell table:formula="of:=[.H330]/[.$B$3]" office:value-type="percentage" office:value="0.276199017833161">
            <text:p>27,6%</text:p>
          </table:table-cell>
          <table:table-cell table:number-columns-repeated="1015"/>
        </table:table-row>
        <table:table-row table:style-name="ro1">
          <table:table-cell table:style-name="ce4" office:value-type="float" office:value="324">
            <text:p>324</text:p>
          </table:table-cell>
          <table:table-cell table:style-name="ce8" office:value-type="float" office:value="2664.110107">
            <text:p>2664.110107</text:p>
          </table:table-cell>
          <table:table-cell table:style-name="ce8" office:value-type="float" office:value="2464.31671646164">
            <text:p>2464.316716</text:p>
          </table:table-cell>
          <table:table-cell table:formula="of:=[.D330]+1" office:value-type="float" office:value="324">
            <text:p>324</text:p>
          </table:table-cell>
          <table:table-cell table:formula="of:=[.D331]/[.$B$4]" office:value-type="percentage" office:value="0.257551669316375">
            <text:p>25,8%</text:p>
          </table:table-cell>
          <table:table-cell table:formula="of:=[.D331]*[.$B$5]" office:value-type="float" office:value="741154.962958083">
            <text:p>741154,962958083</text:p>
          </table:table-cell>
          <table:table-cell table:formula="of:=[.F331]/[.$B$3]" office:value-type="percentage" office:value="0.257551669316375">
            <text:p>25,8%</text:p>
          </table:table-cell>
          <table:table-cell table:formula="of:=[.H330]+[.B331]" office:value-type="float" office:value="797480.441038001">
            <text:p>797480,441038001</text:p>
          </table:table-cell>
          <table:table-cell table:formula="of:=[.H331]/[.$B$3]" office:value-type="percentage" office:value="0.277124797244476">
            <text:p>27,7%</text:p>
          </table:table-cell>
          <table:table-cell table:number-columns-repeated="1015"/>
        </table:table-row>
        <table:table-row table:style-name="ro1">
          <table:table-cell table:style-name="ce4" office:value-type="float" office:value="325">
            <text:p>325</text:p>
          </table:table-cell>
          <table:table-cell table:style-name="ce8" office:value-type="float" office:value="2779.030029">
            <text:p>2779.030029</text:p>
          </table:table-cell>
          <table:table-cell table:style-name="ce8" office:value-type="float" office:value="2463.52404948288">
            <text:p>2463.524049</text:p>
          </table:table-cell>
          <table:table-cell table:formula="of:=[.D331]+1" office:value-type="float" office:value="325">
            <text:p>325</text:p>
          </table:table-cell>
          <table:table-cell table:formula="of:=[.D332]/[.$B$4]" office:value-type="percentage" office:value="0.258346581875994">
            <text:p>25,8%</text:p>
          </table:table-cell>
          <table:table-cell table:formula="of:=[.D332]*[.$B$5]" office:value-type="float" office:value="743442.478275855">
            <text:p>743442,478275855</text:p>
          </table:table-cell>
          <table:table-cell table:formula="of:=[.F332]/[.$B$3]" office:value-type="percentage" office:value="0.258346581875994">
            <text:p>25,8%</text:p>
          </table:table-cell>
          <table:table-cell table:formula="of:=[.H331]+[.B332]" office:value-type="float" office:value="800259.471067001">
            <text:p>800259,471067001</text:p>
          </table:table-cell>
          <table:table-cell table:formula="of:=[.H332]/[.$B$3]" office:value-type="percentage" office:value="0.278090511378256">
            <text:p>27,8%</text:p>
          </table:table-cell>
          <table:table-cell table:number-columns-repeated="1015"/>
        </table:table-row>
        <table:table-row table:style-name="ro1">
          <table:table-cell table:style-name="ce4" office:value-type="float" office:value="326">
            <text:p>326</text:p>
          </table:table-cell>
          <table:table-cell table:style-name="ce8" office:value-type="float" office:value="2390.899902">
            <text:p>2390.899902</text:p>
          </table:table-cell>
          <table:table-cell table:style-name="ce8" office:value-type="float" office:value="2463.46486071408">
            <text:p>2463.464861</text:p>
          </table:table-cell>
          <table:table-cell table:formula="of:=[.D332]+1" office:value-type="float" office:value="326">
            <text:p>326</text:p>
          </table:table-cell>
          <table:table-cell table:formula="of:=[.D333]/[.$B$4]" office:value-type="percentage" office:value="0.259141494435612">
            <text:p>25,9%</text:p>
          </table:table-cell>
          <table:table-cell table:formula="of:=[.D333]*[.$B$5]" office:value-type="float" office:value="745729.993593627">
            <text:p>745729,993593627</text:p>
          </table:table-cell>
          <table:table-cell table:formula="of:=[.F333]/[.$B$3]" office:value-type="percentage" office:value="0.259141494435612">
            <text:p>25,9%</text:p>
          </table:table-cell>
          <table:table-cell table:formula="of:=[.H332]+[.B333]" office:value-type="float" office:value="802650.370969001">
            <text:p>802650,370969001</text:p>
          </table:table-cell>
          <table:table-cell table:formula="of:=[.H333]/[.$B$3]" office:value-type="percentage" office:value="0.278921350125487">
            <text:p>27,9%</text:p>
          </table:table-cell>
          <table:table-cell table:number-columns-repeated="1015"/>
        </table:table-row>
        <table:table-row table:style-name="ro1">
          <table:table-cell table:style-name="ce4" office:value-type="float" office:value="327">
            <text:p>327</text:p>
          </table:table-cell>
          <table:table-cell table:style-name="ce8" office:value-type="float" office:value="2343.97998">
            <text:p>2343.979980</text:p>
          </table:table-cell>
          <table:table-cell table:style-name="ce8" office:value-type="float" office:value="2463.27059571388">
            <text:p>2463.270596</text:p>
          </table:table-cell>
          <table:table-cell table:formula="of:=[.D333]+1" office:value-type="float" office:value="327">
            <text:p>327</text:p>
          </table:table-cell>
          <table:table-cell table:formula="of:=[.D334]/[.$B$4]" office:value-type="percentage" office:value="0.25993640699523">
            <text:p>26,0%</text:p>
          </table:table-cell>
          <table:table-cell table:formula="of:=[.D334]*[.$B$5]" office:value-type="float" office:value="748017.508911399">
            <text:p>748017,508911399</text:p>
          </table:table-cell>
          <table:table-cell table:formula="of:=[.F334]/[.$B$3]" office:value-type="percentage" office:value="0.25993640699523">
            <text:p>26,0%</text:p>
          </table:table-cell>
          <table:table-cell table:formula="of:=[.H333]+[.B334]" office:value-type="float" office:value="804994.350949001">
            <text:p>804994,350949001</text:p>
          </table:table-cell>
          <table:table-cell table:formula="of:=[.H334]/[.$B$3]" office:value-type="percentage" office:value="0.279735884179585">
            <text:p>28,0%</text:p>
          </table:table-cell>
          <table:table-cell table:number-columns-repeated="1015"/>
        </table:table-row>
        <table:table-row table:style-name="ro1">
          <table:table-cell table:style-name="ce4" office:value-type="float" office:value="328">
            <text:p>328</text:p>
          </table:table-cell>
          <table:table-cell table:style-name="ce8" office:value-type="float" office:value="2394.439941">
            <text:p>2394.439941</text:p>
          </table:table-cell>
          <table:table-cell table:style-name="ce8" office:value-type="float" office:value="2463.25024811942">
            <text:p>2463.250248</text:p>
          </table:table-cell>
          <table:table-cell table:formula="of:=[.D334]+1" office:value-type="float" office:value="328">
            <text:p>328</text:p>
          </table:table-cell>
          <table:table-cell table:formula="of:=[.D335]/[.$B$4]" office:value-type="percentage" office:value="0.260731319554849">
            <text:p>26,1%</text:p>
          </table:table-cell>
          <table:table-cell table:formula="of:=[.D335]*[.$B$5]" office:value-type="float" office:value="750305.024229171">
            <text:p>750305,024229171</text:p>
          </table:table-cell>
          <table:table-cell table:formula="of:=[.F335]/[.$B$3]" office:value-type="percentage" office:value="0.260731319554849">
            <text:p>26,1%</text:p>
          </table:table-cell>
          <table:table-cell table:formula="of:=[.H334]+[.B335]" office:value-type="float" office:value="807388.790890001">
            <text:p>807388,790890001</text:p>
          </table:table-cell>
          <table:table-cell table:formula="of:=[.H335]/[.$B$3]" office:value-type="percentage" office:value="0.280567953091896">
            <text:p>28,1%</text:p>
          </table:table-cell>
          <table:table-cell table:number-columns-repeated="1015"/>
        </table:table-row>
        <table:table-row table:style-name="ro1">
          <table:table-cell table:style-name="ce4" office:value-type="float" office:value="329">
            <text:p>329</text:p>
          </table:table-cell>
          <table:table-cell table:style-name="ce8" office:value-type="float" office:value="2662.850098">
            <text:p>2662.850098</text:p>
          </table:table-cell>
          <table:table-cell table:style-name="ce8" office:value-type="float" office:value="2463.14271448374">
            <text:p>2463.142714</text:p>
          </table:table-cell>
          <table:table-cell table:formula="of:=[.D335]+1" office:value-type="float" office:value="329">
            <text:p>329</text:p>
          </table:table-cell>
          <table:table-cell table:formula="of:=[.D336]/[.$B$4]" office:value-type="percentage" office:value="0.261526232114467">
            <text:p>26,2%</text:p>
          </table:table-cell>
          <table:table-cell table:formula="of:=[.D336]*[.$B$5]" office:value-type="float" office:value="752592.539546942">
            <text:p>752592,539546942</text:p>
          </table:table-cell>
          <table:table-cell table:formula="of:=[.F336]/[.$B$3]" office:value-type="percentage" office:value="0.261526232114467">
            <text:p>26,2%</text:p>
          </table:table-cell>
          <table:table-cell table:formula="of:=[.H335]+[.B336]" office:value-type="float" office:value="810051.640988001">
            <text:p>810051,640988001</text:p>
          </table:table-cell>
          <table:table-cell table:formula="of:=[.H336]/[.$B$3]" office:value-type="percentage" office:value="0.28149329464954">
            <text:p>28,1%</text:p>
          </table:table-cell>
          <table:table-cell table:number-columns-repeated="1015"/>
        </table:table-row>
        <table:table-row table:style-name="ro1">
          <table:table-cell table:style-name="ce4" office:value-type="float" office:value="330">
            <text:p>330</text:p>
          </table:table-cell>
          <table:table-cell table:style-name="ce8" office:value-type="float" office:value="2772.350098">
            <text:p>2772.350098</text:p>
          </table:table-cell>
          <table:table-cell table:style-name="ce8" office:value-type="float" office:value="2463.06751518556">
            <text:p>2463.067515</text:p>
          </table:table-cell>
          <table:table-cell table:formula="of:=[.D336]+1" office:value-type="float" office:value="330">
            <text:p>330</text:p>
          </table:table-cell>
          <table:table-cell table:formula="of:=[.D337]/[.$B$4]" office:value-type="percentage" office:value="0.262321144674086">
            <text:p>26,2%</text:p>
          </table:table-cell>
          <table:table-cell table:formula="of:=[.D337]*[.$B$5]" office:value-type="float" office:value="754880.054864714">
            <text:p>754880,054864714</text:p>
          </table:table-cell>
          <table:table-cell table:formula="of:=[.F337]/[.$B$3]" office:value-type="percentage" office:value="0.262321144674086">
            <text:p>26,2%</text:p>
          </table:table-cell>
          <table:table-cell table:formula="of:=[.H336]+[.B337]" office:value-type="float" office:value="812823.991086001">
            <text:p>812823,991086001</text:p>
          </table:table-cell>
          <table:table-cell table:formula="of:=[.H337]/[.$B$3]" office:value-type="percentage" office:value="0.282456687504415">
            <text:p>28,2%</text:p>
          </table:table-cell>
          <table:table-cell table:number-columns-repeated="1015"/>
        </table:table-row>
        <table:table-row table:style-name="ro1">
          <table:table-cell table:style-name="ce4" office:value-type="float" office:value="331">
            <text:p>331</text:p>
          </table:table-cell>
          <table:table-cell table:style-name="ce8" office:value-type="float" office:value="2050.629883">
            <text:p>2050.629883</text:p>
          </table:table-cell>
          <table:table-cell table:style-name="ce8" office:value-type="float" office:value="2462.74010931178">
            <text:p>2462.740109</text:p>
          </table:table-cell>
          <table:table-cell table:formula="of:=[.D337]+1" office:value-type="float" office:value="331">
            <text:p>331</text:p>
          </table:table-cell>
          <table:table-cell table:formula="of:=[.D338]/[.$B$4]" office:value-type="percentage" office:value="0.263116057233704">
            <text:p>26,3%</text:p>
          </table:table-cell>
          <table:table-cell table:formula="of:=[.D338]*[.$B$5]" office:value-type="float" office:value="757167.570182486">
            <text:p>757167,570182486</text:p>
          </table:table-cell>
          <table:table-cell table:formula="of:=[.F338]/[.$B$3]" office:value-type="percentage" office:value="0.263116057233704">
            <text:p>26,3%</text:p>
          </table:table-cell>
          <table:table-cell table:formula="of:=[.H337]+[.B338]" office:value-type="float" office:value="814874.620969001">
            <text:p>814874,620969001</text:p>
          </table:table-cell>
          <table:table-cell table:formula="of:=[.H338]/[.$B$3]" office:value-type="percentage" office:value="0.283169282273273">
            <text:p>28,3%</text:p>
          </table:table-cell>
          <table:table-cell table:number-columns-repeated="1015"/>
        </table:table-row>
        <table:table-row table:style-name="ro1">
          <table:table-cell table:style-name="ce4" office:value-type="float" office:value="332">
            <text:p>332</text:p>
          </table:table-cell>
          <table:table-cell table:style-name="ce8" office:value-type="float" office:value="2677.840088">
            <text:p>2677.840088</text:p>
          </table:table-cell>
          <table:table-cell table:style-name="ce8" office:value-type="float" office:value="2462.69213011809">
            <text:p>2462.692130</text:p>
          </table:table-cell>
          <table:table-cell table:formula="of:=[.D338]+1" office:value-type="float" office:value="332">
            <text:p>332</text:p>
          </table:table-cell>
          <table:table-cell table:formula="of:=[.D339]/[.$B$4]" office:value-type="percentage" office:value="0.263910969793323">
            <text:p>26,4%</text:p>
          </table:table-cell>
          <table:table-cell table:formula="of:=[.D339]*[.$B$5]" office:value-type="float" office:value="759455.085500258">
            <text:p>759455,085500258</text:p>
          </table:table-cell>
          <table:table-cell table:formula="of:=[.F339]/[.$B$3]" office:value-type="percentage" office:value="0.263910969793323">
            <text:p>26,4%</text:p>
          </table:table-cell>
          <table:table-cell table:formula="of:=[.H338]+[.B339]" office:value-type="float" office:value="817552.461057001">
            <text:p>817552,461057001</text:p>
          </table:table-cell>
          <table:table-cell table:formula="of:=[.H339]/[.$B$3]" office:value-type="percentage" office:value="0.284099832858908">
            <text:p>28,4%</text:p>
          </table:table-cell>
          <table:table-cell table:number-columns-repeated="1015"/>
        </table:table-row>
        <table:table-row table:style-name="ro1">
          <table:table-cell table:style-name="ce4" office:value-type="float" office:value="333">
            <text:p>333</text:p>
          </table:table-cell>
          <table:table-cell table:style-name="ce8" office:value-type="float" office:value="2712.919922">
            <text:p>2712.919922</text:p>
          </table:table-cell>
          <table:table-cell table:style-name="ce8" office:value-type="float" office:value="2462.37748341448">
            <text:p>2462.377483</text:p>
          </table:table-cell>
          <table:table-cell table:formula="of:=[.D339]+1" office:value-type="float" office:value="333">
            <text:p>333</text:p>
          </table:table-cell>
          <table:table-cell table:formula="of:=[.D340]/[.$B$4]" office:value-type="percentage" office:value="0.264705882352941">
            <text:p>26,5%</text:p>
          </table:table-cell>
          <table:table-cell table:formula="of:=[.D340]*[.$B$5]" office:value-type="float" office:value="761742.60081803">
            <text:p>761742,60081803</text:p>
          </table:table-cell>
          <table:table-cell table:formula="of:=[.F340]/[.$B$3]" office:value-type="percentage" office:value="0.264705882352941">
            <text:p>26,5%</text:p>
          </table:table-cell>
          <table:table-cell table:formula="of:=[.H339]+[.B340]" office:value-type="float" office:value="820265.380979001">
            <text:p>820265,380979001</text:p>
          </table:table-cell>
          <table:table-cell table:formula="of:=[.H340]/[.$B$3]" office:value-type="percentage" office:value="0.285042573701989">
            <text:p>28,5%</text:p>
          </table:table-cell>
          <table:table-cell table:number-columns-repeated="1015"/>
        </table:table-row>
        <table:table-row table:style-name="ro1">
          <table:table-cell table:style-name="ce4" office:value-type="float" office:value="334">
            <text:p>334</text:p>
          </table:table-cell>
          <table:table-cell table:style-name="ce8" office:value-type="float" office:value="2344.02002">
            <text:p>2344.020020</text:p>
          </table:table-cell>
          <table:table-cell table:style-name="ce8" office:value-type="float" office:value="2462.36352549768">
            <text:p>2462.363525</text:p>
          </table:table-cell>
          <table:table-cell table:formula="of:=[.D340]+1" office:value-type="float" office:value="334">
            <text:p>334</text:p>
          </table:table-cell>
          <table:table-cell table:formula="of:=[.D341]/[.$B$4]" office:value-type="percentage" office:value="0.26550079491256">
            <text:p>26,6%</text:p>
          </table:table-cell>
          <table:table-cell table:formula="of:=[.D341]*[.$B$5]" office:value-type="float" office:value="764030.116135802">
            <text:p>764030,116135802</text:p>
          </table:table-cell>
          <table:table-cell table:formula="of:=[.F341]/[.$B$3]" office:value-type="percentage" office:value="0.26550079491256">
            <text:p>26,6%</text:p>
          </table:table-cell>
          <table:table-cell table:formula="of:=[.H340]+[.B341]" office:value-type="float" office:value="822609.400999001">
            <text:p>822609,400999001</text:p>
          </table:table-cell>
          <table:table-cell table:formula="of:=[.H341]/[.$B$3]" office:value-type="percentage" office:value="0.285857121670004">
            <text:p>28,6%</text:p>
          </table:table-cell>
          <table:table-cell table:number-columns-repeated="1015"/>
        </table:table-row>
        <table:table-row table:style-name="ro1">
          <table:table-cell table:style-name="ce4" office:value-type="float" office:value="335">
            <text:p>335</text:p>
          </table:table-cell>
          <table:table-cell table:style-name="ce8" office:value-type="float" office:value="2349.01001">
            <text:p>2349.010010</text:p>
          </table:table-cell>
          <table:table-cell table:style-name="ce8" office:value-type="float" office:value="2462.23377207075">
            <text:p>2462.233772</text:p>
          </table:table-cell>
          <table:table-cell table:formula="of:=[.D341]+1" office:value-type="float" office:value="335">
            <text:p>335</text:p>
          </table:table-cell>
          <table:table-cell table:formula="of:=[.D342]/[.$B$4]" office:value-type="percentage" office:value="0.266295707472178">
            <text:p>26,6%</text:p>
          </table:table-cell>
          <table:table-cell table:formula="of:=[.D342]*[.$B$5]" office:value-type="float" office:value="766317.631453574">
            <text:p>766317,631453574</text:p>
          </table:table-cell>
          <table:table-cell table:formula="of:=[.F342]/[.$B$3]" office:value-type="percentage" office:value="0.266295707472178">
            <text:p>26,6%</text:p>
          </table:table-cell>
          <table:table-cell table:formula="of:=[.H341]+[.B342]" office:value-type="float" office:value="824958.411009001">
            <text:p>824958,411009001</text:p>
          </table:table-cell>
          <table:table-cell table:formula="of:=[.H342]/[.$B$3]" office:value-type="percentage" office:value="0.286673403661697">
            <text:p>28,7%</text:p>
          </table:table-cell>
          <table:table-cell table:number-columns-repeated="1015"/>
        </table:table-row>
        <table:table-row table:style-name="ro1">
          <table:table-cell table:style-name="ce4" office:value-type="float" office:value="336">
            <text:p>336</text:p>
          </table:table-cell>
          <table:table-cell table:style-name="ce8" office:value-type="float" office:value="2443.25">
            <text:p>2443.250000</text:p>
          </table:table-cell>
          <table:table-cell table:style-name="ce8" office:value-type="float" office:value="2462.06725064284">
            <text:p>2462.067251</text:p>
          </table:table-cell>
          <table:table-cell table:formula="of:=[.D342]+1" office:value-type="float" office:value="336">
            <text:p>336</text:p>
          </table:table-cell>
          <table:table-cell table:formula="of:=[.D343]/[.$B$4]" office:value-type="percentage" office:value="0.267090620031796">
            <text:p>26,7%</text:p>
          </table:table-cell>
          <table:table-cell table:formula="of:=[.D343]*[.$B$5]" office:value-type="float" office:value="768605.146771346">
            <text:p>768605,146771346</text:p>
          </table:table-cell>
          <table:table-cell table:formula="of:=[.F343]/[.$B$3]" office:value-type="percentage" office:value="0.267090620031796">
            <text:p>26,7%</text:p>
          </table:table-cell>
          <table:table-cell table:formula="of:=[.H342]+[.B343]" office:value-type="float" office:value="827401.661009001">
            <text:p>827401,661009001</text:p>
          </table:table-cell>
          <table:table-cell table:formula="of:=[.H343]/[.$B$3]" office:value-type="percentage" office:value="0.287522434090564">
            <text:p>28,8%</text:p>
          </table:table-cell>
          <table:table-cell table:number-columns-repeated="1015"/>
        </table:table-row>
        <table:table-row table:style-name="ro1">
          <table:table-cell table:style-name="ce4" office:value-type="float" office:value="337">
            <text:p>337</text:p>
          </table:table-cell>
          <table:table-cell table:style-name="ce8" office:value-type="float" office:value="2752.01001">
            <text:p>2752.010010</text:p>
          </table:table-cell>
          <table:table-cell table:style-name="ce8" office:value-type="float" office:value="2461.91814427403">
            <text:p>2461.918144</text:p>
          </table:table-cell>
          <table:table-cell table:formula="of:=[.D343]+1" office:value-type="float" office:value="337">
            <text:p>337</text:p>
          </table:table-cell>
          <table:table-cell table:formula="of:=[.D344]/[.$B$4]" office:value-type="percentage" office:value="0.267885532591415">
            <text:p>26,8%</text:p>
          </table:table-cell>
          <table:table-cell table:formula="of:=[.D344]*[.$B$5]" office:value-type="float" office:value="770892.662089117">
            <text:p>770892,662089117</text:p>
          </table:table-cell>
          <table:table-cell table:formula="of:=[.F344]/[.$B$3]" office:value-type="percentage" office:value="0.267885532591415">
            <text:p>26,8%</text:p>
          </table:table-cell>
          <table:table-cell table:formula="of:=[.H343]+[.B344]" office:value-type="float" office:value="830153.671019001">
            <text:p>830153,671019001</text:p>
          </table:table-cell>
          <table:table-cell table:formula="of:=[.H344]/[.$B$3]" office:value-type="percentage" office:value="0.288478758756086">
            <text:p>28,8%</text:p>
          </table:table-cell>
          <table:table-cell table:number-columns-repeated="1015"/>
        </table:table-row>
        <table:table-row table:style-name="ro1">
          <table:table-cell table:style-name="ce4" office:value-type="float" office:value="338">
            <text:p>338</text:p>
          </table:table-cell>
          <table:table-cell table:style-name="ce8" office:value-type="float" office:value="2143.159912">
            <text:p>2143.159912</text:p>
          </table:table-cell>
          <table:table-cell table:style-name="ce8" office:value-type="float" office:value="2461.54512773194">
            <text:p>2461.545128</text:p>
          </table:table-cell>
          <table:table-cell table:formula="of:=[.D344]+1" office:value-type="float" office:value="338">
            <text:p>338</text:p>
          </table:table-cell>
          <table:table-cell table:formula="of:=[.D345]/[.$B$4]" office:value-type="percentage" office:value="0.268680445151033">
            <text:p>26,9%</text:p>
          </table:table-cell>
          <table:table-cell table:formula="of:=[.D345]*[.$B$5]" office:value-type="float" office:value="773180.177406889">
            <text:p>773180,177406889</text:p>
          </table:table-cell>
          <table:table-cell table:formula="of:=[.F345]/[.$B$3]" office:value-type="percentage" office:value="0.268680445151033">
            <text:p>26,9%</text:p>
          </table:table-cell>
          <table:table-cell table:formula="of:=[.H344]+[.B345]" office:value-type="float" office:value="832296.830931001">
            <text:p>832296,830931001</text:p>
          </table:table-cell>
          <table:table-cell table:formula="of:=[.H345]/[.$B$3]" office:value-type="percentage" office:value="0.289223507749932">
            <text:p>28,9%</text:p>
          </table:table-cell>
          <table:table-cell table:number-columns-repeated="1015"/>
        </table:table-row>
        <table:table-row table:style-name="ro1">
          <table:table-cell table:style-name="ce4" office:value-type="float" office:value="339">
            <text:p>339</text:p>
          </table:table-cell>
          <table:table-cell table:style-name="ce8" office:value-type="float" office:value="2727.719971">
            <text:p>2727.719971</text:p>
          </table:table-cell>
          <table:table-cell table:style-name="ce8" office:value-type="float" office:value="2461.51734167148">
            <text:p>2461.517342</text:p>
          </table:table-cell>
          <table:table-cell table:formula="of:=[.D345]+1" office:value-type="float" office:value="339">
            <text:p>339</text:p>
          </table:table-cell>
          <table:table-cell table:formula="of:=[.D346]/[.$B$4]" office:value-type="percentage" office:value="0.269475357710652">
            <text:p>26,9%</text:p>
          </table:table-cell>
          <table:table-cell table:formula="of:=[.D346]*[.$B$5]" office:value-type="float" office:value="775467.692724661">
            <text:p>775467,692724661</text:p>
          </table:table-cell>
          <table:table-cell table:formula="of:=[.F346]/[.$B$3]" office:value-type="percentage" office:value="0.269475357710652">
            <text:p>26,9%</text:p>
          </table:table-cell>
          <table:table-cell table:formula="of:=[.H345]+[.B346]" office:value-type="float" office:value="835024.550902001">
            <text:p>835024,550902001</text:p>
          </table:table-cell>
          <table:table-cell table:formula="of:=[.H346]/[.$B$3]" office:value-type="percentage" office:value="0.290171391616425">
            <text:p>29,0%</text:p>
          </table:table-cell>
          <table:table-cell table:number-columns-repeated="1015"/>
        </table:table-row>
        <table:table-row table:style-name="ro1">
          <table:table-cell table:style-name="ce4" office:value-type="float" office:value="340">
            <text:p>340</text:p>
          </table:table-cell>
          <table:table-cell table:style-name="ce8" office:value-type="float" office:value="2355.540039">
            <text:p>2355.540039</text:p>
          </table:table-cell>
          <table:table-cell table:style-name="ce8" office:value-type="float" office:value="2461.4452778024">
            <text:p>2461.445278</text:p>
          </table:table-cell>
          <table:table-cell table:formula="of:=[.D346]+1" office:value-type="float" office:value="340">
            <text:p>340</text:p>
          </table:table-cell>
          <table:table-cell table:formula="of:=[.D347]/[.$B$4]" office:value-type="percentage" office:value="0.27027027027027">
            <text:p>27,0%</text:p>
          </table:table-cell>
          <table:table-cell table:formula="of:=[.D347]*[.$B$5]" office:value-type="float" office:value="777755.208042433">
            <text:p>777755,208042433</text:p>
          </table:table-cell>
          <table:table-cell table:formula="of:=[.F347]/[.$B$3]" office:value-type="percentage" office:value="0.27027027027027">
            <text:p>27,0%</text:p>
          </table:table-cell>
          <table:table-cell table:formula="of:=[.H346]+[.B347]" office:value-type="float" office:value="837380.090941001">
            <text:p>837380,090941001</text:p>
          </table:table-cell>
          <table:table-cell table:formula="of:=[.H347]/[.$B$3]" office:value-type="percentage" office:value="0.290989942796012">
            <text:p>29,1%</text:p>
          </table:table-cell>
          <table:table-cell table:number-columns-repeated="1015"/>
        </table:table-row>
        <table:table-row table:style-name="ro1">
          <table:table-cell table:style-name="ce4" office:value-type="float" office:value="341">
            <text:p>341</text:p>
          </table:table-cell>
          <table:table-cell table:style-name="ce8" office:value-type="float" office:value="2063.949951">
            <text:p>2063.949951</text:p>
          </table:table-cell>
          <table:table-cell table:style-name="ce8" office:value-type="float" office:value="2461.2222520403">
            <text:p>2461.222252</text:p>
          </table:table-cell>
          <table:table-cell table:formula="of:=[.D347]+1" office:value-type="float" office:value="341">
            <text:p>341</text:p>
          </table:table-cell>
          <table:table-cell table:formula="of:=[.D348]/[.$B$4]" office:value-type="percentage" office:value="0.271065182829889">
            <text:p>27,1%</text:p>
          </table:table-cell>
          <table:table-cell table:formula="of:=[.D348]*[.$B$5]" office:value-type="float" office:value="780042.723360205">
            <text:p>780042,723360205</text:p>
          </table:table-cell>
          <table:table-cell table:formula="of:=[.F348]/[.$B$3]" office:value-type="percentage" office:value="0.271065182829889">
            <text:p>27,1%</text:p>
          </table:table-cell>
          <table:table-cell table:formula="of:=[.H347]+[.B348]" office:value-type="float" office:value="839444.040892001">
            <text:p>839444,040892001</text:p>
          </table:table-cell>
          <table:table-cell table:formula="of:=[.H348]/[.$B$3]" office:value-type="percentage" office:value="0.291707166294245">
            <text:p>29,2%</text:p>
          </table:table-cell>
          <table:table-cell table:number-columns-repeated="1015"/>
        </table:table-row>
        <table:table-row table:style-name="ro1">
          <table:table-cell table:style-name="ce4" office:value-type="float" office:value="342">
            <text:p>342</text:p>
          </table:table-cell>
          <table:table-cell table:style-name="ce8" office:value-type="float" office:value="2070.77002">
            <text:p>2070.770020</text:p>
          </table:table-cell>
          <table:table-cell table:style-name="ce8" office:value-type="float" office:value="2461.14650093985">
            <text:p>2461.146501</text:p>
          </table:table-cell>
          <table:table-cell table:formula="of:=[.D348]+1" office:value-type="float" office:value="342">
            <text:p>342</text:p>
          </table:table-cell>
          <table:table-cell table:formula="of:=[.D349]/[.$B$4]" office:value-type="percentage" office:value="0.271860095389507">
            <text:p>27,2%</text:p>
          </table:table-cell>
          <table:table-cell table:formula="of:=[.D349]*[.$B$5]" office:value-type="float" office:value="782330.238677977">
            <text:p>782330,238677977</text:p>
          </table:table-cell>
          <table:table-cell table:formula="of:=[.F349]/[.$B$3]" office:value-type="percentage" office:value="0.271860095389507">
            <text:p>27,2%</text:p>
          </table:table-cell>
          <table:table-cell table:formula="of:=[.H348]+[.B349]" office:value-type="float" office:value="841514.810912001">
            <text:p>841514,810912001</text:p>
          </table:table-cell>
          <table:table-cell table:formula="of:=[.H349]/[.$B$3]" office:value-type="percentage" office:value="0.292426759769397">
            <text:p>29,2%</text:p>
          </table:table-cell>
          <table:table-cell table:number-columns-repeated="1015"/>
        </table:table-row>
        <table:table-row table:style-name="ro1">
          <table:table-cell table:style-name="ce4" office:value-type="float" office:value="343">
            <text:p>343</text:p>
          </table:table-cell>
          <table:table-cell table:style-name="ce8" office:value-type="float" office:value="2151.330078">
            <text:p>2151.330078</text:p>
          </table:table-cell>
          <table:table-cell table:style-name="ce8" office:value-type="float" office:value="2460.73556604415">
            <text:p>2460.735566</text:p>
          </table:table-cell>
          <table:table-cell table:formula="of:=[.D349]+1" office:value-type="float" office:value="343">
            <text:p>343</text:p>
          </table:table-cell>
          <table:table-cell table:formula="of:=[.D350]/[.$B$4]" office:value-type="percentage" office:value="0.272655007949126">
            <text:p>27,3%</text:p>
          </table:table-cell>
          <table:table-cell table:formula="of:=[.D350]*[.$B$5]" office:value-type="float" office:value="784617.753995749">
            <text:p>784617,753995749</text:p>
          </table:table-cell>
          <table:table-cell table:formula="of:=[.F350]/[.$B$3]" office:value-type="percentage" office:value="0.272655007949126">
            <text:p>27,3%</text:p>
          </table:table-cell>
          <table:table-cell table:formula="of:=[.H349]+[.B350]" office:value-type="float" office:value="843666.140990001">
            <text:p>843666,140990001</text:p>
          </table:table-cell>
          <table:table-cell table:formula="of:=[.H350]/[.$B$3]" office:value-type="percentage" office:value="0.293174347899453">
            <text:p>29,3%</text:p>
          </table:table-cell>
          <table:table-cell table:number-columns-repeated="1015"/>
        </table:table-row>
        <table:table-row table:style-name="ro1">
          <table:table-cell table:style-name="ce4" office:value-type="float" office:value="344">
            <text:p>344</text:p>
          </table:table-cell>
          <table:table-cell table:style-name="ce8" office:value-type="float" office:value="2084.389893">
            <text:p>2084.389893</text:p>
          </table:table-cell>
          <table:table-cell table:style-name="ce8" office:value-type="float" office:value="2460.71287798067">
            <text:p>2460.712878</text:p>
          </table:table-cell>
          <table:table-cell table:formula="of:=[.D350]+1" office:value-type="float" office:value="344">
            <text:p>344</text:p>
          </table:table-cell>
          <table:table-cell table:formula="of:=[.D351]/[.$B$4]" office:value-type="percentage" office:value="0.273449920508744">
            <text:p>27,3%</text:p>
          </table:table-cell>
          <table:table-cell table:formula="of:=[.D351]*[.$B$5]" office:value-type="float" office:value="786905.26931352">
            <text:p>786905,26931352</text:p>
          </table:table-cell>
          <table:table-cell table:formula="of:=[.F351]/[.$B$3]" office:value-type="percentage" office:value="0.273449920508744">
            <text:p>27,3%</text:p>
          </table:table-cell>
          <table:table-cell table:formula="of:=[.H350]+[.B351]" office:value-type="float" office:value="845750.530883001">
            <text:p>845750,530883001</text:p>
          </table:table-cell>
          <table:table-cell table:formula="of:=[.H351]/[.$B$3]" office:value-type="percentage" office:value="0.293898674286347">
            <text:p>29,4%</text:p>
          </table:table-cell>
          <table:table-cell table:number-columns-repeated="1015"/>
        </table:table-row>
        <table:table-row table:style-name="ro1">
          <table:table-cell table:style-name="ce4" office:value-type="float" office:value="345">
            <text:p>345</text:p>
          </table:table-cell>
          <table:table-cell table:style-name="ce8" office:value-type="float" office:value="2425.530029">
            <text:p>2425.530029</text:p>
          </table:table-cell>
          <table:table-cell table:style-name="ce8" office:value-type="float" office:value="2460.62786002271">
            <text:p>2460.627860</text:p>
          </table:table-cell>
          <table:table-cell table:formula="of:=[.D351]+1" office:value-type="float" office:value="345">
            <text:p>345</text:p>
          </table:table-cell>
          <table:table-cell table:formula="of:=[.D352]/[.$B$4]" office:value-type="percentage" office:value="0.274244833068362">
            <text:p>27,4%</text:p>
          </table:table-cell>
          <table:table-cell table:formula="of:=[.D352]*[.$B$5]" office:value-type="float" office:value="789192.784631292">
            <text:p>789192,784631292</text:p>
          </table:table-cell>
          <table:table-cell table:formula="of:=[.F352]/[.$B$3]" office:value-type="percentage" office:value="0.274244833068362">
            <text:p>27,4%</text:p>
          </table:table-cell>
          <table:table-cell table:formula="of:=[.H351]+[.B352]" office:value-type="float" office:value="848176.060912001">
            <text:p>848176,060912001</text:p>
          </table:table-cell>
          <table:table-cell table:formula="of:=[.H352]/[.$B$3]" office:value-type="percentage" office:value="0.294741547017648">
            <text:p>29,5%</text:p>
          </table:table-cell>
          <table:table-cell table:number-columns-repeated="1015"/>
        </table:table-row>
        <table:table-row table:style-name="ro1">
          <table:table-cell table:style-name="ce4" office:value-type="float" office:value="346">
            <text:p>346</text:p>
          </table:table-cell>
          <table:table-cell table:style-name="ce8" office:value-type="float" office:value="2057.139893">
            <text:p>2057.139893</text:p>
          </table:table-cell>
          <table:table-cell table:style-name="ce8" office:value-type="float" office:value="2460.53000766134">
            <text:p>2460.530008</text:p>
          </table:table-cell>
          <table:table-cell table:formula="of:=[.D352]+1" office:value-type="float" office:value="346">
            <text:p>346</text:p>
          </table:table-cell>
          <table:table-cell table:formula="of:=[.D353]/[.$B$4]" office:value-type="percentage" office:value="0.275039745627981">
            <text:p>27,5%</text:p>
          </table:table-cell>
          <table:table-cell table:formula="of:=[.D353]*[.$B$5]" office:value-type="float" office:value="791480.299949064">
            <text:p>791480,299949064</text:p>
          </table:table-cell>
          <table:table-cell table:formula="of:=[.F353]/[.$B$3]" office:value-type="percentage" office:value="0.275039745627981">
            <text:p>27,5%</text:p>
          </table:table-cell>
          <table:table-cell table:formula="of:=[.H352]+[.B353]" office:value-type="float" office:value="850233.200805001">
            <text:p>850233,200805001</text:p>
          </table:table-cell>
          <table:table-cell table:formula="of:=[.H353]/[.$B$3]" office:value-type="percentage" office:value="0.295456404017789">
            <text:p>29,5%</text:p>
          </table:table-cell>
          <table:table-cell table:number-columns-repeated="1015"/>
        </table:table-row>
        <table:table-row table:style-name="ro1">
          <table:table-cell table:style-name="ce4" office:value-type="float" office:value="347">
            <text:p>347</text:p>
          </table:table-cell>
          <table:table-cell table:style-name="ce8" office:value-type="float" office:value="2648.939941">
            <text:p>2648.939941</text:p>
          </table:table-cell>
          <table:table-cell table:style-name="ce8" office:value-type="float" office:value="2460.15986160046">
            <text:p>2460.159862</text:p>
          </table:table-cell>
          <table:table-cell table:formula="of:=[.D353]+1" office:value-type="float" office:value="347">
            <text:p>347</text:p>
          </table:table-cell>
          <table:table-cell table:formula="of:=[.D354]/[.$B$4]" office:value-type="percentage" office:value="0.275834658187599">
            <text:p>27,6%</text:p>
          </table:table-cell>
          <table:table-cell table:formula="of:=[.D354]*[.$B$5]" office:value-type="float" office:value="793767.815266836">
            <text:p>793767,815266836</text:p>
          </table:table-cell>
          <table:table-cell table:formula="of:=[.F354]/[.$B$3]" office:value-type="percentage" office:value="0.275834658187599">
            <text:p>27,6%</text:p>
          </table:table-cell>
          <table:table-cell table:formula="of:=[.H353]+[.B354]" office:value-type="float" office:value="852882.140746001">
            <text:p>852882,140746001</text:p>
          </table:table-cell>
          <table:table-cell table:formula="of:=[.H354]/[.$B$3]" office:value-type="percentage" office:value="0.296376911789875">
            <text:p>29,6%</text:p>
          </table:table-cell>
          <table:table-cell table:number-columns-repeated="1015"/>
        </table:table-row>
        <table:table-row table:style-name="ro1">
          <table:table-cell table:style-name="ce4" office:value-type="float" office:value="348">
            <text:p>348</text:p>
          </table:table-cell>
          <table:table-cell table:style-name="ce8" office:value-type="float" office:value="2775.629883">
            <text:p>2775.629883</text:p>
          </table:table-cell>
          <table:table-cell table:style-name="ce8" office:value-type="float" office:value="2460.147006874">
            <text:p>2460.147007</text:p>
          </table:table-cell>
          <table:table-cell table:formula="of:=[.D354]+1" office:value-type="float" office:value="348">
            <text:p>348</text:p>
          </table:table-cell>
          <table:table-cell table:formula="of:=[.D355]/[.$B$4]" office:value-type="percentage" office:value="0.276629570747218">
            <text:p>27,7%</text:p>
          </table:table-cell>
          <table:table-cell table:formula="of:=[.D355]*[.$B$5]" office:value-type="float" office:value="796055.330584608">
            <text:p>796055,330584608</text:p>
          </table:table-cell>
          <table:table-cell table:formula="of:=[.F355]/[.$B$3]" office:value-type="percentage" office:value="0.276629570747218">
            <text:p>27,7%</text:p>
          </table:table-cell>
          <table:table-cell table:formula="of:=[.H354]+[.B355]" office:value-type="float" office:value="855657.770629001">
            <text:p>855657,770629001</text:p>
          </table:table-cell>
          <table:table-cell table:formula="of:=[.H355]/[.$B$3]" office:value-type="percentage" office:value="0.297341444371453">
            <text:p>29,7%</text:p>
          </table:table-cell>
          <table:table-cell table:number-columns-repeated="1015"/>
        </table:table-row>
        <table:table-row table:style-name="ro1">
          <table:table-cell table:style-name="ce4" office:value-type="float" office:value="349">
            <text:p>349</text:p>
          </table:table-cell>
          <table:table-cell table:style-name="ce8" office:value-type="float" office:value="2358.840088">
            <text:p>2358.840088</text:p>
          </table:table-cell>
          <table:table-cell table:style-name="ce8" office:value-type="float" office:value="2460.09581805591">
            <text:p>2460.095818</text:p>
          </table:table-cell>
          <table:table-cell table:formula="of:=[.D355]+1" office:value-type="float" office:value="349">
            <text:p>349</text:p>
          </table:table-cell>
          <table:table-cell table:formula="of:=[.D356]/[.$B$4]" office:value-type="percentage" office:value="0.277424483306836">
            <text:p>27,7%</text:p>
          </table:table-cell>
          <table:table-cell table:formula="of:=[.D356]*[.$B$5]" office:value-type="float" office:value="798342.84590238">
            <text:p>798342,84590238</text:p>
          </table:table-cell>
          <table:table-cell table:formula="of:=[.F356]/[.$B$3]" office:value-type="percentage" office:value="0.277424483306836">
            <text:p>27,7%</text:p>
          </table:table-cell>
          <table:table-cell table:formula="of:=[.H355]+[.B356]" office:value-type="float" office:value="858016.610717001">
            <text:p>858016,610717001</text:p>
          </table:table-cell>
          <table:table-cell table:formula="of:=[.H356]/[.$B$3]" office:value-type="percentage" office:value="0.298161142319491">
            <text:p>29,8%</text:p>
          </table:table-cell>
          <table:table-cell table:number-columns-repeated="1015"/>
        </table:table-row>
        <table:table-row table:style-name="ro1">
          <table:table-cell table:style-name="ce4" office:value-type="float" office:value="350">
            <text:p>350</text:p>
          </table:table-cell>
          <table:table-cell table:style-name="ce8" office:value-type="float" office:value="2738.969971">
            <text:p>2738.969971</text:p>
          </table:table-cell>
          <table:table-cell table:style-name="ce8" office:value-type="float" office:value="2460.02258390959">
            <text:p>2460.022584</text:p>
          </table:table-cell>
          <table:table-cell table:formula="of:=[.D356]+1" office:value-type="float" office:value="350">
            <text:p>350</text:p>
          </table:table-cell>
          <table:table-cell table:formula="of:=[.D357]/[.$B$4]" office:value-type="percentage" office:value="0.278219395866455">
            <text:p>27,8%</text:p>
          </table:table-cell>
          <table:table-cell table:formula="of:=[.D357]*[.$B$5]" office:value-type="float" office:value="800630.361220152">
            <text:p>800630,361220152</text:p>
          </table:table-cell>
          <table:table-cell table:formula="of:=[.F357]/[.$B$3]" office:value-type="percentage" office:value="0.278219395866455">
            <text:p>27,8%</text:p>
          </table:table-cell>
          <table:table-cell table:formula="of:=[.H356]+[.B357]" office:value-type="float" office:value="860755.580688001">
            <text:p>860755,580688001</text:p>
          </table:table-cell>
          <table:table-cell table:formula="of:=[.H357]/[.$B$3]" office:value-type="percentage" office:value="0.299112935565836">
            <text:p>29,9%</text:p>
          </table:table-cell>
          <table:table-cell table:number-columns-repeated="1015"/>
        </table:table-row>
        <table:table-row table:style-name="ro1">
          <table:table-cell table:style-name="ce4" office:value-type="float" office:value="351">
            <text:p>351</text:p>
          </table:table-cell>
          <table:table-cell table:style-name="ce8" office:value-type="float" office:value="2726.800049">
            <text:p>2726.800049</text:p>
          </table:table-cell>
          <table:table-cell table:style-name="ce8" office:value-type="float" office:value="2459.85612597237">
            <text:p>2459.856126</text:p>
          </table:table-cell>
          <table:table-cell table:formula="of:=[.D357]+1" office:value-type="float" office:value="351">
            <text:p>351</text:p>
          </table:table-cell>
          <table:table-cell table:formula="of:=[.D358]/[.$B$4]" office:value-type="percentage" office:value="0.279014308426073">
            <text:p>27,9%</text:p>
          </table:table-cell>
          <table:table-cell table:formula="of:=[.D358]*[.$B$5]" office:value-type="float" office:value="802917.876537924">
            <text:p>802917,876537924</text:p>
          </table:table-cell>
          <table:table-cell table:formula="of:=[.F358]/[.$B$3]" office:value-type="percentage" office:value="0.279014308426073">
            <text:p>27,9%</text:p>
          </table:table-cell>
          <table:table-cell table:formula="of:=[.H357]+[.B358]" office:value-type="float" office:value="863482.380737001">
            <text:p>863482,380737001</text:p>
          </table:table-cell>
          <table:table-cell table:formula="of:=[.H358]/[.$B$3]" office:value-type="percentage" office:value="0.300060499759036">
            <text:p>30,0%</text:p>
          </table:table-cell>
          <table:table-cell table:number-columns-repeated="1015"/>
        </table:table-row>
        <table:table-row table:style-name="ro1">
          <table:table-cell table:style-name="ce4" office:value-type="float" office:value="352">
            <text:p>352</text:p>
          </table:table-cell>
          <table:table-cell table:style-name="ce8" office:value-type="float" office:value="2164.449951">
            <text:p>2164.449951</text:p>
          </table:table-cell>
          <table:table-cell table:style-name="ce8" office:value-type="float" office:value="2459.71525269182">
            <text:p>2459.715253</text:p>
          </table:table-cell>
          <table:table-cell table:formula="of:=[.D358]+1" office:value-type="float" office:value="352">
            <text:p>352</text:p>
          </table:table-cell>
          <table:table-cell table:formula="of:=[.D359]/[.$B$4]" office:value-type="percentage" office:value="0.279809220985692">
            <text:p>28,0%</text:p>
          </table:table-cell>
          <table:table-cell table:formula="of:=[.D359]*[.$B$5]" office:value-type="float" office:value="805205.391855695">
            <text:p>805205,391855695</text:p>
          </table:table-cell>
          <table:table-cell table:formula="of:=[.F359]/[.$B$3]" office:value-type="percentage" office:value="0.279809220985692">
            <text:p>28,0%</text:p>
          </table:table-cell>
          <table:table-cell table:formula="of:=[.H358]+[.B359]" office:value-type="float" office:value="865646.830688001">
            <text:p>865646,830688001</text:p>
          </table:table-cell>
          <table:table-cell table:formula="of:=[.H359]/[.$B$3]" office:value-type="percentage" office:value="0.300812647050619">
            <text:p>30,1%</text:p>
          </table:table-cell>
          <table:table-cell table:number-columns-repeated="1015"/>
        </table:table-row>
        <table:table-row table:style-name="ro1">
          <table:table-cell table:style-name="ce4" office:value-type="float" office:value="353">
            <text:p>353</text:p>
          </table:table-cell>
          <table:table-cell table:style-name="ce8" office:value-type="float" office:value="2051.600098">
            <text:p>2051.600098</text:p>
          </table:table-cell>
          <table:table-cell table:style-name="ce8" office:value-type="float" office:value="2459.57442791534">
            <text:p>2459.574428</text:p>
          </table:table-cell>
          <table:table-cell table:formula="of:=[.D359]+1" office:value-type="float" office:value="353">
            <text:p>353</text:p>
          </table:table-cell>
          <table:table-cell table:formula="of:=[.D360]/[.$B$4]" office:value-type="percentage" office:value="0.28060413354531">
            <text:p>28,1%</text:p>
          </table:table-cell>
          <table:table-cell table:formula="of:=[.D360]*[.$B$5]" office:value-type="float" office:value="807492.907173467">
            <text:p>807492,907173467</text:p>
          </table:table-cell>
          <table:table-cell table:formula="of:=[.F360]/[.$B$3]" office:value-type="percentage" office:value="0.28060413354531">
            <text:p>28,1%</text:p>
          </table:table-cell>
          <table:table-cell table:formula="of:=[.H359]+[.B360]" office:value-type="float" office:value="867698.430786001">
            <text:p>867698,430786001</text:p>
          </table:table-cell>
          <table:table-cell table:formula="of:=[.H360]/[.$B$3]" office:value-type="percentage" office:value="0.301525578969607">
            <text:p>30,2%</text:p>
          </table:table-cell>
          <table:table-cell table:number-columns-repeated="1015"/>
        </table:table-row>
        <table:table-row table:style-name="ro1">
          <table:table-cell table:style-name="ce4" office:value-type="float" office:value="354">
            <text:p>354</text:p>
          </table:table-cell>
          <table:table-cell table:style-name="ce8" office:value-type="float" office:value="2133.040039">
            <text:p>2133.040039</text:p>
          </table:table-cell>
          <table:table-cell table:style-name="ce8" office:value-type="float" office:value="2458.37069796243">
            <text:p>2458.370698</text:p>
          </table:table-cell>
          <table:table-cell table:formula="of:=[.D360]+1" office:value-type="float" office:value="354">
            <text:p>354</text:p>
          </table:table-cell>
          <table:table-cell table:formula="of:=[.D361]/[.$B$4]" office:value-type="percentage" office:value="0.281399046104928">
            <text:p>28,1%</text:p>
          </table:table-cell>
          <table:table-cell table:formula="of:=[.D361]*[.$B$5]" office:value-type="float" office:value="809780.422491239">
            <text:p>809780,422491239</text:p>
          </table:table-cell>
          <table:table-cell table:formula="of:=[.F361]/[.$B$3]" office:value-type="percentage" office:value="0.281399046104928">
            <text:p>28,1%</text:p>
          </table:table-cell>
          <table:table-cell table:formula="of:=[.H360]+[.B361]" office:value-type="float" office:value="869831.470825001">
            <text:p>869831,470825001</text:p>
          </table:table-cell>
          <table:table-cell table:formula="of:=[.H361]/[.$B$3]" office:value-type="percentage" office:value="0.302266811303221">
            <text:p>30,2%</text:p>
          </table:table-cell>
          <table:table-cell table:number-columns-repeated="1015"/>
        </table:table-row>
        <table:table-row table:style-name="ro1">
          <table:table-cell table:style-name="ce4" office:value-type="float" office:value="355">
            <text:p>355</text:p>
          </table:table-cell>
          <table:table-cell table:style-name="ce8" office:value-type="float" office:value="2357.159912">
            <text:p>2357.159912</text:p>
          </table:table-cell>
          <table:table-cell table:style-name="ce8" office:value-type="float" office:value="2458.32376392289">
            <text:p>2458.323764</text:p>
          </table:table-cell>
          <table:table-cell table:formula="of:=[.D361]+1" office:value-type="float" office:value="355">
            <text:p>355</text:p>
          </table:table-cell>
          <table:table-cell table:formula="of:=[.D362]/[.$B$4]" office:value-type="percentage" office:value="0.282193958664547">
            <text:p>28,2%</text:p>
          </table:table-cell>
          <table:table-cell table:formula="of:=[.D362]*[.$B$5]" office:value-type="float" office:value="812067.937809011">
            <text:p>812067,937809011</text:p>
          </table:table-cell>
          <table:table-cell table:formula="of:=[.F362]/[.$B$3]" office:value-type="percentage" office:value="0.282193958664547">
            <text:p>28,2%</text:p>
          </table:table-cell>
          <table:table-cell table:formula="of:=[.H361]+[.B362]" office:value-type="float" office:value="872188.630737001">
            <text:p>872188,630737001</text:p>
          </table:table-cell>
          <table:table-cell table:formula="of:=[.H362]/[.$B$3]" office:value-type="percentage" office:value="0.303085925389374">
            <text:p>30,3%</text:p>
          </table:table-cell>
          <table:table-cell table:number-columns-repeated="1015"/>
        </table:table-row>
        <table:table-row table:style-name="ro1">
          <table:table-cell table:style-name="ce4" office:value-type="float" office:value="356">
            <text:p>356</text:p>
          </table:table-cell>
          <table:table-cell table:style-name="ce8" office:value-type="float" office:value="2432.540039">
            <text:p>2432.540039</text:p>
          </table:table-cell>
          <table:table-cell table:style-name="ce8" office:value-type="float" office:value="2458.25050128804">
            <text:p>2458.250501</text:p>
          </table:table-cell>
          <table:table-cell table:formula="of:=[.D362]+1" office:value-type="float" office:value="356">
            <text:p>356</text:p>
          </table:table-cell>
          <table:table-cell table:formula="of:=[.D363]/[.$B$4]" office:value-type="percentage" office:value="0.282988871224165">
            <text:p>28,3%</text:p>
          </table:table-cell>
          <table:table-cell table:formula="of:=[.D363]*[.$B$5]" office:value-type="float" office:value="814355.453126783">
            <text:p>814355,453126783</text:p>
          </table:table-cell>
          <table:table-cell table:formula="of:=[.F363]/[.$B$3]" office:value-type="percentage" office:value="0.282988871224165">
            <text:p>28,3%</text:p>
          </table:table-cell>
          <table:table-cell table:formula="of:=[.H362]+[.B363]" office:value-type="float" office:value="874621.170776001">
            <text:p>874621,170776001</text:p>
          </table:table-cell>
          <table:table-cell table:formula="of:=[.H363]/[.$B$3]" office:value-type="percentage" office:value="0.303931234102174">
            <text:p>30,4%</text:p>
          </table:table-cell>
          <table:table-cell table:number-columns-repeated="1015"/>
        </table:table-row>
        <table:table-row table:style-name="ro1">
          <table:table-cell table:style-name="ce4" office:value-type="float" office:value="357">
            <text:p>357</text:p>
          </table:table-cell>
          <table:table-cell table:style-name="ce8" office:value-type="float" office:value="2049.580078">
            <text:p>2049.580078</text:p>
          </table:table-cell>
          <table:table-cell table:style-name="ce8" office:value-type="float" office:value="2458.14637141522">
            <text:p>2458.146371</text:p>
          </table:table-cell>
          <table:table-cell table:formula="of:=[.D363]+1" office:value-type="float" office:value="357">
            <text:p>357</text:p>
          </table:table-cell>
          <table:table-cell table:formula="of:=[.D364]/[.$B$4]" office:value-type="percentage" office:value="0.283783783783784">
            <text:p>28,4%</text:p>
          </table:table-cell>
          <table:table-cell table:formula="of:=[.D364]*[.$B$5]" office:value-type="float" office:value="816642.968444555">
            <text:p>816642,968444555</text:p>
          </table:table-cell>
          <table:table-cell table:formula="of:=[.F364]/[.$B$3]" office:value-type="percentage" office:value="0.283783783783784">
            <text:p>28,4%</text:p>
          </table:table-cell>
          <table:table-cell table:formula="of:=[.H363]+[.B364]" office:value-type="float" office:value="876670.750854001">
            <text:p>876670,750854001</text:p>
          </table:table-cell>
          <table:table-cell table:formula="of:=[.H364]/[.$B$3]" office:value-type="percentage" office:value="0.304643464063341">
            <text:p>30,5%</text:p>
          </table:table-cell>
          <table:table-cell table:number-columns-repeated="1015"/>
        </table:table-row>
        <table:table-row table:style-name="ro1">
          <table:table-cell table:style-name="ce4" office:value-type="float" office:value="358">
            <text:p>358</text:p>
          </table:table-cell>
          <table:table-cell table:style-name="ce8" office:value-type="float" office:value="2427.429932">
            <text:p>2427.429932</text:p>
          </table:table-cell>
          <table:table-cell table:style-name="ce8" office:value-type="float" office:value="2458.14587448476">
            <text:p>2458.145874</text:p>
          </table:table-cell>
          <table:table-cell table:formula="of:=[.D364]+1" office:value-type="float" office:value="358">
            <text:p>358</text:p>
          </table:table-cell>
          <table:table-cell table:formula="of:=[.D365]/[.$B$4]" office:value-type="percentage" office:value="0.284578696343402">
            <text:p>28,5%</text:p>
          </table:table-cell>
          <table:table-cell table:formula="of:=[.D365]*[.$B$5]" office:value-type="float" office:value="818930.483762327">
            <text:p>818930,483762327</text:p>
          </table:table-cell>
          <table:table-cell table:formula="of:=[.F365]/[.$B$3]" office:value-type="percentage" office:value="0.284578696343402">
            <text:p>28,5%</text:p>
          </table:table-cell>
          <table:table-cell table:formula="of:=[.H364]+[.B365]" office:value-type="float" office:value="879098.180786001">
            <text:p>879098,180786001</text:p>
          </table:table-cell>
          <table:table-cell table:formula="of:=[.H365]/[.$B$3]" office:value-type="percentage" office:value="0.305486997011755">
            <text:p>30,5%</text:p>
          </table:table-cell>
          <table:table-cell table:number-columns-repeated="1015"/>
        </table:table-row>
        <table:table-row table:style-name="ro1">
          <table:table-cell table:style-name="ce4" office:value-type="float" office:value="359">
            <text:p>359</text:p>
          </table:table-cell>
          <table:table-cell table:style-name="ce8" office:value-type="float" office:value="2328.949951">
            <text:p>2328.949951</text:p>
          </table:table-cell>
          <table:table-cell table:style-name="ce8" office:value-type="float" office:value="2457.61815242731">
            <text:p>2457.618152</text:p>
          </table:table-cell>
          <table:table-cell table:formula="of:=[.D365]+1" office:value-type="float" office:value="359">
            <text:p>359</text:p>
          </table:table-cell>
          <table:table-cell table:formula="of:=[.D366]/[.$B$4]" office:value-type="percentage" office:value="0.285373608903021">
            <text:p>28,5%</text:p>
          </table:table-cell>
          <table:table-cell table:formula="of:=[.D366]*[.$B$5]" office:value-type="float" office:value="821217.999080098">
            <text:p>821217,999080098</text:p>
          </table:table-cell>
          <table:table-cell table:formula="of:=[.F366]/[.$B$3]" office:value-type="percentage" office:value="0.285373608903021">
            <text:p>28,5%</text:p>
          </table:table-cell>
          <table:table-cell table:formula="of:=[.H365]+[.B366]" office:value-type="float" office:value="881427.130737001">
            <text:p>881427,130737001</text:p>
          </table:table-cell>
          <table:table-cell table:formula="of:=[.H366]/[.$B$3]" office:value-type="percentage" office:value="0.306296308124292">
            <text:p>30,6%</text:p>
          </table:table-cell>
          <table:table-cell table:number-columns-repeated="1015"/>
        </table:table-row>
        <table:table-row table:style-name="ro1">
          <table:table-cell table:style-name="ce4" office:value-type="float" office:value="360">
            <text:p>360</text:p>
          </table:table-cell>
          <table:table-cell table:style-name="ce8" office:value-type="float" office:value="2782.48999">
            <text:p>2782.489990</text:p>
          </table:table-cell>
          <table:table-cell table:style-name="ce8" office:value-type="float" office:value="2457.44129129332">
            <text:p>2457.441291</text:p>
          </table:table-cell>
          <table:table-cell table:formula="of:=[.D366]+1" office:value-type="float" office:value="360">
            <text:p>360</text:p>
          </table:table-cell>
          <table:table-cell table:formula="of:=[.D367]/[.$B$4]" office:value-type="percentage" office:value="0.286168521462639">
            <text:p>28,6%</text:p>
          </table:table-cell>
          <table:table-cell table:formula="of:=[.D367]*[.$B$5]" office:value-type="float" office:value="823505.51439787">
            <text:p>823505,51439787</text:p>
          </table:table-cell>
          <table:table-cell table:formula="of:=[.F367]/[.$B$3]" office:value-type="percentage" office:value="0.286168521462639">
            <text:p>28,6%</text:p>
          </table:table-cell>
          <table:table-cell table:formula="of:=[.H366]+[.B367]" office:value-type="float" office:value="884209.620727001">
            <text:p>884209,620727001</text:p>
          </table:table-cell>
          <table:table-cell table:formula="of:=[.H367]/[.$B$3]" office:value-type="percentage" office:value="0.307263224596011">
            <text:p>30,7%</text:p>
          </table:table-cell>
          <table:table-cell table:number-columns-repeated="1015"/>
        </table:table-row>
        <table:table-row table:style-name="ro1">
          <table:table-cell table:style-name="ce4" office:value-type="float" office:value="361">
            <text:p>361</text:p>
          </table:table-cell>
          <table:table-cell table:style-name="ce8" office:value-type="float" office:value="2711.449951">
            <text:p>2711.449951</text:p>
          </table:table-cell>
          <table:table-cell table:style-name="ce8" office:value-type="float" office:value="2456.84944400418">
            <text:p>2456.849444</text:p>
          </table:table-cell>
          <table:table-cell table:formula="of:=[.D367]+1" office:value-type="float" office:value="361">
            <text:p>361</text:p>
          </table:table-cell>
          <table:table-cell table:formula="of:=[.D368]/[.$B$4]" office:value-type="percentage" office:value="0.286963434022258">
            <text:p>28,7%</text:p>
          </table:table-cell>
          <table:table-cell table:formula="of:=[.D368]*[.$B$5]" office:value-type="float" office:value="825793.029715642">
            <text:p>825793,029715642</text:p>
          </table:table-cell>
          <table:table-cell table:formula="of:=[.F368]/[.$B$3]" office:value-type="percentage" office:value="0.286963434022258">
            <text:p>28,7%</text:p>
          </table:table-cell>
          <table:table-cell table:formula="of:=[.H367]+[.B368]" office:value-type="float" office:value="886921.070678001">
            <text:p>886921,070678001</text:p>
          </table:table-cell>
          <table:table-cell table:formula="of:=[.H368]/[.$B$3]" office:value-type="percentage" office:value="0.308205454623536">
            <text:p>30,8%</text:p>
          </table:table-cell>
          <table:table-cell table:number-columns-repeated="1015"/>
        </table:table-row>
        <table:table-row table:style-name="ro1">
          <table:table-cell table:style-name="ce4" office:value-type="float" office:value="362">
            <text:p>362</text:p>
          </table:table-cell>
          <table:table-cell table:style-name="ce8" office:value-type="float" office:value="2088.659912">
            <text:p>2088.659912</text:p>
          </table:table-cell>
          <table:table-cell table:style-name="ce8" office:value-type="float" office:value="2456.74734102094">
            <text:p>2456.747341</text:p>
          </table:table-cell>
          <table:table-cell table:formula="of:=[.D368]+1" office:value-type="float" office:value="362">
            <text:p>362</text:p>
          </table:table-cell>
          <table:table-cell table:formula="of:=[.D369]/[.$B$4]" office:value-type="percentage" office:value="0.287758346581876">
            <text:p>28,8%</text:p>
          </table:table-cell>
          <table:table-cell table:formula="of:=[.D369]*[.$B$5]" office:value-type="float" office:value="828080.545033414">
            <text:p>828080,545033414</text:p>
          </table:table-cell>
          <table:table-cell table:formula="of:=[.F369]/[.$B$3]" office:value-type="percentage" office:value="0.287758346581876">
            <text:p>28,8%</text:p>
          </table:table-cell>
          <table:table-cell table:formula="of:=[.H368]+[.B369]" office:value-type="float" office:value="889009.730590001">
            <text:p>889009,730590001</text:p>
          </table:table-cell>
          <table:table-cell table:formula="of:=[.H369]/[.$B$3]" office:value-type="percentage" office:value="0.308931264843875">
            <text:p>30,9%</text:p>
          </table:table-cell>
          <table:table-cell table:number-columns-repeated="1015"/>
        </table:table-row>
        <table:table-row table:style-name="ro1">
          <table:table-cell table:style-name="ce4" office:value-type="float" office:value="363">
            <text:p>363</text:p>
          </table:table-cell>
          <table:table-cell table:style-name="ce8" office:value-type="float" office:value="2141.159912">
            <text:p>2141.159912</text:p>
          </table:table-cell>
          <table:table-cell table:style-name="ce8" office:value-type="float" office:value="2456.57358969977">
            <text:p>2456.573590</text:p>
          </table:table-cell>
          <table:table-cell table:formula="of:=[.D369]+1" office:value-type="float" office:value="363">
            <text:p>363</text:p>
          </table:table-cell>
          <table:table-cell table:formula="of:=[.D370]/[.$B$4]" office:value-type="percentage" office:value="0.288553259141494">
            <text:p>28,9%</text:p>
          </table:table-cell>
          <table:table-cell table:formula="of:=[.D370]*[.$B$5]" office:value-type="float" office:value="830368.060351186">
            <text:p>830368,060351186</text:p>
          </table:table-cell>
          <table:table-cell table:formula="of:=[.F370]/[.$B$3]" office:value-type="percentage" office:value="0.288553259141494">
            <text:p>28,9%</text:p>
          </table:table-cell>
          <table:table-cell table:formula="of:=[.H369]+[.B370]" office:value-type="float" office:value="891150.890502001">
            <text:p>891150,890502001</text:p>
          </table:table-cell>
          <table:table-cell table:formula="of:=[.H370]/[.$B$3]" office:value-type="percentage" office:value="0.309675318836859">
            <text:p>31,0%</text:p>
          </table:table-cell>
          <table:table-cell table:number-columns-repeated="1015"/>
        </table:table-row>
        <table:table-row table:style-name="ro1">
          <table:table-cell table:style-name="ce4" office:value-type="float" office:value="364">
            <text:p>364</text:p>
          </table:table-cell>
          <table:table-cell table:style-name="ce8" office:value-type="float" office:value="2066.659912">
            <text:p>2066.659912</text:p>
          </table:table-cell>
          <table:table-cell table:style-name="ce8" office:value-type="float" office:value="2456.49989517019">
            <text:p>2456.499895</text:p>
          </table:table-cell>
          <table:table-cell table:formula="of:=[.D370]+1" office:value-type="float" office:value="364">
            <text:p>364</text:p>
          </table:table-cell>
          <table:table-cell table:formula="of:=[.D371]/[.$B$4]" office:value-type="percentage" office:value="0.289348171701113">
            <text:p>28,9%</text:p>
          </table:table-cell>
          <table:table-cell table:formula="of:=[.D371]*[.$B$5]" office:value-type="float" office:value="832655.575668958">
            <text:p>832655,575668958</text:p>
          </table:table-cell>
          <table:table-cell table:formula="of:=[.F371]/[.$B$3]" office:value-type="percentage" office:value="0.289348171701113">
            <text:p>28,9%</text:p>
          </table:table-cell>
          <table:table-cell table:formula="of:=[.H370]+[.B371]" office:value-type="float" office:value="893217.550414001">
            <text:p>893217,550414001</text:p>
          </table:table-cell>
          <table:table-cell table:formula="of:=[.H371]/[.$B$3]" office:value-type="percentage" office:value="0.310393484047708">
            <text:p>31,0%</text:p>
          </table:table-cell>
          <table:table-cell table:number-columns-repeated="1015"/>
        </table:table-row>
        <table:table-row table:style-name="ro1">
          <table:table-cell table:style-name="ce4" office:value-type="float" office:value="365">
            <text:p>365</text:p>
          </table:table-cell>
          <table:table-cell table:style-name="ce8" office:value-type="float" office:value="2648.050049">
            <text:p>2648.050049</text:p>
          </table:table-cell>
          <table:table-cell table:style-name="ce8" office:value-type="float" office:value="2456.04094625526">
            <text:p>2456.040946</text:p>
          </table:table-cell>
          <table:table-cell table:formula="of:=[.D371]+1" office:value-type="float" office:value="365">
            <text:p>365</text:p>
          </table:table-cell>
          <table:table-cell table:formula="of:=[.D372]/[.$B$4]" office:value-type="percentage" office:value="0.290143084260731">
            <text:p>29,0%</text:p>
          </table:table-cell>
          <table:table-cell table:formula="of:=[.D372]*[.$B$5]" office:value-type="float" office:value="834943.090986729">
            <text:p>834943,090986729</text:p>
          </table:table-cell>
          <table:table-cell table:formula="of:=[.F372]/[.$B$3]" office:value-type="percentage" office:value="0.290143084260731">
            <text:p>29,0%</text:p>
          </table:table-cell>
          <table:table-cell table:formula="of:=[.H371]+[.B372]" office:value-type="float" office:value="895865.600463001">
            <text:p>895865,600463001</text:p>
          </table:table-cell>
          <table:table-cell table:formula="of:=[.H372]/[.$B$3]" office:value-type="percentage" office:value="0.311313682581941">
            <text:p>31,1%</text:p>
          </table:table-cell>
          <table:table-cell table:number-columns-repeated="1015"/>
        </table:table-row>
        <table:table-row table:style-name="ro1">
          <table:table-cell table:style-name="ce4" office:value-type="float" office:value="366">
            <text:p>366</text:p>
          </table:table-cell>
          <table:table-cell table:style-name="ce8" office:value-type="float" office:value="2748.800049">
            <text:p>2748.800049</text:p>
          </table:table-cell>
          <table:table-cell table:style-name="ce8" office:value-type="float" office:value="2455.88430078713">
            <text:p>2455.884301</text:p>
          </table:table-cell>
          <table:table-cell table:formula="of:=[.D372]+1" office:value-type="float" office:value="366">
            <text:p>366</text:p>
          </table:table-cell>
          <table:table-cell table:formula="of:=[.D373]/[.$B$4]" office:value-type="percentage" office:value="0.29093799682035">
            <text:p>29,1%</text:p>
          </table:table-cell>
          <table:table-cell table:formula="of:=[.D373]*[.$B$5]" office:value-type="float" office:value="837230.606304501">
            <text:p>837230,606304501</text:p>
          </table:table-cell>
          <table:table-cell table:formula="of:=[.F373]/[.$B$3]" office:value-type="percentage" office:value="0.29093799682035">
            <text:p>29,1%</text:p>
          </table:table-cell>
          <table:table-cell table:formula="of:=[.H372]+[.B373]" office:value-type="float" office:value="898614.400512001">
            <text:p>898614,400512001</text:p>
          </table:table-cell>
          <table:table-cell table:formula="of:=[.H373]/[.$B$3]" office:value-type="percentage" office:value="0.31226889178463">
            <text:p>31,2%</text:p>
          </table:table-cell>
          <table:table-cell table:number-columns-repeated="1015"/>
        </table:table-row>
        <table:table-row table:style-name="ro1">
          <table:table-cell table:style-name="ce4" office:value-type="float" office:value="367">
            <text:p>367</text:p>
          </table:table-cell>
          <table:table-cell table:style-name="ce8" office:value-type="float" office:value="2373.469971">
            <text:p>2373.469971</text:p>
          </table:table-cell>
          <table:table-cell table:style-name="ce8" office:value-type="float" office:value="2455.78413706612">
            <text:p>2455.784137</text:p>
          </table:table-cell>
          <table:table-cell table:formula="of:=[.D373]+1" office:value-type="float" office:value="367">
            <text:p>367</text:p>
          </table:table-cell>
          <table:table-cell table:formula="of:=[.D374]/[.$B$4]" office:value-type="percentage" office:value="0.291732909379968">
            <text:p>29,2%</text:p>
          </table:table-cell>
          <table:table-cell table:formula="of:=[.D374]*[.$B$5]" office:value-type="float" office:value="839518.121622273">
            <text:p>839518,121622273</text:p>
          </table:table-cell>
          <table:table-cell table:formula="of:=[.F374]/[.$B$3]" office:value-type="percentage" office:value="0.291732909379968">
            <text:p>29,2%</text:p>
          </table:table-cell>
          <table:table-cell table:formula="of:=[.H373]+[.B374]" office:value-type="float" office:value="900987.870483">
            <text:p>900987,870483</text:p>
          </table:table-cell>
          <table:table-cell table:formula="of:=[.H374]/[.$B$3]" office:value-type="percentage" office:value="0.313093673623321">
            <text:p>31,3%</text:p>
          </table:table-cell>
          <table:table-cell table:number-columns-repeated="1015"/>
        </table:table-row>
        <table:table-row table:style-name="ro1">
          <table:table-cell table:style-name="ce4" office:value-type="float" office:value="368">
            <text:p>368</text:p>
          </table:table-cell>
          <table:table-cell table:style-name="ce8" office:value-type="float" office:value="2425.179932">
            <text:p>2425.179932</text:p>
          </table:table-cell>
          <table:table-cell table:style-name="ce8" office:value-type="float" office:value="2455.33299108425">
            <text:p>2455.332991</text:p>
          </table:table-cell>
          <table:table-cell table:formula="of:=[.D374]+1" office:value-type="float" office:value="368">
            <text:p>368</text:p>
          </table:table-cell>
          <table:table-cell table:formula="of:=[.D375]/[.$B$4]" office:value-type="percentage" office:value="0.292527821939587">
            <text:p>29,3%</text:p>
          </table:table-cell>
          <table:table-cell table:formula="of:=[.D375]*[.$B$5]" office:value-type="float" office:value="841805.636940045">
            <text:p>841805,636940045</text:p>
          </table:table-cell>
          <table:table-cell table:formula="of:=[.F375]/[.$B$3]" office:value-type="percentage" office:value="0.292527821939587">
            <text:p>29,3%</text:p>
          </table:table-cell>
          <table:table-cell table:formula="of:=[.H374]+[.B375]" office:value-type="float" office:value="903413.050415">
            <text:p>903413,050415</text:p>
          </table:table-cell>
          <table:table-cell table:formula="of:=[.H375]/[.$B$3]" office:value-type="percentage" office:value="0.313936424695764">
            <text:p>31,4%</text:p>
          </table:table-cell>
          <table:table-cell table:number-columns-repeated="1015"/>
        </table:table-row>
        <table:table-row table:style-name="ro1">
          <table:table-cell table:style-name="ce4" office:value-type="float" office:value="369">
            <text:p>369</text:p>
          </table:table-cell>
          <table:table-cell table:style-name="ce8" office:value-type="float" office:value="2001.76001">
            <text:p>2001.760010</text:p>
          </table:table-cell>
          <table:table-cell table:style-name="ce8" office:value-type="float" office:value="2455.25173355062">
            <text:p>2455.251734</text:p>
          </table:table-cell>
          <table:table-cell table:formula="of:=[.D375]+1" office:value-type="float" office:value="369">
            <text:p>369</text:p>
          </table:table-cell>
          <table:table-cell table:formula="of:=[.D376]/[.$B$4]" office:value-type="percentage" office:value="0.293322734499205">
            <text:p>29,3%</text:p>
          </table:table-cell>
          <table:table-cell table:formula="of:=[.D376]*[.$B$5]" office:value-type="float" office:value="844093.152257817">
            <text:p>844093,152257817</text:p>
          </table:table-cell>
          <table:table-cell table:formula="of:=[.F376]/[.$B$3]" office:value-type="percentage" office:value="0.293322734499205">
            <text:p>29,3%</text:p>
          </table:table-cell>
          <table:table-cell table:formula="of:=[.H375]+[.B376]" office:value-type="float" office:value="905414.810425001">
            <text:p>905414,810425001</text:p>
          </table:table-cell>
          <table:table-cell table:formula="of:=[.H376]/[.$B$3]" office:value-type="percentage" office:value="0.314632037162674">
            <text:p>31,5%</text:p>
          </table:table-cell>
          <table:table-cell table:number-columns-repeated="1015"/>
        </table:table-row>
        <table:table-row table:style-name="ro1">
          <table:table-cell table:style-name="ce4" office:value-type="float" office:value="370">
            <text:p>370</text:p>
          </table:table-cell>
          <table:table-cell table:style-name="ce8" office:value-type="float" office:value="2066.129883">
            <text:p>2066.129883</text:p>
          </table:table-cell>
          <table:table-cell table:style-name="ce8" office:value-type="float" office:value="2454.94925346693">
            <text:p>2454.949253</text:p>
          </table:table-cell>
          <table:table-cell table:formula="of:=[.D376]+1" office:value-type="float" office:value="370">
            <text:p>370</text:p>
          </table:table-cell>
          <table:table-cell table:formula="of:=[.D377]/[.$B$4]" office:value-type="percentage" office:value="0.294117647058823">
            <text:p>29,4%</text:p>
          </table:table-cell>
          <table:table-cell table:formula="of:=[.D377]*[.$B$5]" office:value-type="float" office:value="846380.667575589">
            <text:p>846380,667575589</text:p>
          </table:table-cell>
          <table:table-cell table:formula="of:=[.F377]/[.$B$3]" office:value-type="percentage" office:value="0.294117647058823">
            <text:p>29,4%</text:p>
          </table:table-cell>
          <table:table-cell table:formula="of:=[.H376]+[.B377]" office:value-type="float" office:value="907480.940308001">
            <text:p>907480,940308001</text:p>
          </table:table-cell>
          <table:table-cell table:formula="of:=[.H377]/[.$B$3]" office:value-type="percentage" office:value="0.315350018188218">
            <text:p>31,5%</text:p>
          </table:table-cell>
          <table:table-cell table:number-columns-repeated="1015"/>
        </table:table-row>
        <table:table-row table:style-name="ro1">
          <table:table-cell table:style-name="ce4" office:value-type="float" office:value="371">
            <text:p>371</text:p>
          </table:table-cell>
          <table:table-cell table:style-name="ce8" office:value-type="float" office:value="2046.609985">
            <text:p>2046.609985</text:p>
          </table:table-cell>
          <table:table-cell table:style-name="ce8" office:value-type="float" office:value="2454.74501169273">
            <text:p>2454.745012</text:p>
          </table:table-cell>
          <table:table-cell table:formula="of:=[.D377]+1" office:value-type="float" office:value="371">
            <text:p>371</text:p>
          </table:table-cell>
          <table:table-cell table:formula="of:=[.D378]/[.$B$4]" office:value-type="percentage" office:value="0.294912559618442">
            <text:p>29,5%</text:p>
          </table:table-cell>
          <table:table-cell table:formula="of:=[.D378]*[.$B$5]" office:value-type="float" office:value="848668.182893361">
            <text:p>848668,182893361</text:p>
          </table:table-cell>
          <table:table-cell table:formula="of:=[.F378]/[.$B$3]" office:value-type="percentage" office:value="0.294912559618442">
            <text:p>29,5%</text:p>
          </table:table-cell>
          <table:table-cell table:formula="of:=[.H377]+[.B378]" office:value-type="float" office:value="909527.550293001">
            <text:p>909527,550293001</text:p>
          </table:table-cell>
          <table:table-cell table:formula="of:=[.H378]/[.$B$3]" office:value-type="percentage" office:value="0.316061216040786">
            <text:p>31,6%</text:p>
          </table:table-cell>
          <table:table-cell table:number-columns-repeated="1015"/>
        </table:table-row>
        <table:table-row table:style-name="ro1">
          <table:table-cell table:style-name="ce4" office:value-type="float" office:value="372">
            <text:p>372</text:p>
          </table:table-cell>
          <table:table-cell table:style-name="ce8" office:value-type="float" office:value="2670.290039">
            <text:p>2670.290039</text:p>
          </table:table-cell>
          <table:table-cell table:style-name="ce8" office:value-type="float" office:value="2454.69222077203">
            <text:p>2454.692221</text:p>
          </table:table-cell>
          <table:table-cell table:formula="of:=[.D378]+1" office:value-type="float" office:value="372">
            <text:p>372</text:p>
          </table:table-cell>
          <table:table-cell table:formula="of:=[.D379]/[.$B$4]" office:value-type="percentage" office:value="0.29570747217806">
            <text:p>29,6%</text:p>
          </table:table-cell>
          <table:table-cell table:formula="of:=[.D379]*[.$B$5]" office:value-type="float" office:value="850955.698211133">
            <text:p>850955,698211133</text:p>
          </table:table-cell>
          <table:table-cell table:formula="of:=[.F379]/[.$B$3]" office:value-type="percentage" office:value="0.29570747217806">
            <text:p>29,6%</text:p>
          </table:table-cell>
          <table:table-cell table:formula="of:=[.H378]+[.B379]" office:value-type="float" office:value="912197.840332001">
            <text:p>912197,840332001</text:p>
          </table:table-cell>
          <table:table-cell table:formula="of:=[.H379]/[.$B$3]" office:value-type="percentage" office:value="0.316989142981137">
            <text:p>31,7%</text:p>
          </table:table-cell>
          <table:table-cell table:number-columns-repeated="1015"/>
        </table:table-row>
        <table:table-row table:style-name="ro1">
          <table:table-cell table:style-name="ce4" office:value-type="float" office:value="373">
            <text:p>373</text:p>
          </table:table-cell>
          <table:table-cell table:style-name="ce8" office:value-type="float" office:value="2111.719971">
            <text:p>2111.719971</text:p>
          </table:table-cell>
          <table:table-cell table:style-name="ce8" office:value-type="float" office:value="2454.31997894424">
            <text:p>2454.319979</text:p>
          </table:table-cell>
          <table:table-cell table:formula="of:=[.D379]+1" office:value-type="float" office:value="373">
            <text:p>373</text:p>
          </table:table-cell>
          <table:table-cell table:formula="of:=[.D380]/[.$B$4]" office:value-type="percentage" office:value="0.296502384737679">
            <text:p>29,7%</text:p>
          </table:table-cell>
          <table:table-cell table:formula="of:=[.D380]*[.$B$5]" office:value-type="float" office:value="853243.213528904">
            <text:p>853243,213528904</text:p>
          </table:table-cell>
          <table:table-cell table:formula="of:=[.F380]/[.$B$3]" office:value-type="percentage" office:value="0.296502384737679">
            <text:p>29,7%</text:p>
          </table:table-cell>
          <table:table-cell table:formula="of:=[.H379]+[.B380]" office:value-type="float" office:value="914309.560303001">
            <text:p>914309,560303001</text:p>
          </table:table-cell>
          <table:table-cell table:formula="of:=[.H380]/[.$B$3]" office:value-type="percentage" office:value="0.317722966581925">
            <text:p>31,8%</text:p>
          </table:table-cell>
          <table:table-cell table:number-columns-repeated="1015"/>
        </table:table-row>
        <table:table-row table:style-name="ro1">
          <table:table-cell table:style-name="ce4" office:value-type="float" office:value="374">
            <text:p>374</text:p>
          </table:table-cell>
          <table:table-cell table:style-name="ce8" office:value-type="float" office:value="2047.209961">
            <text:p>2047.209961</text:p>
          </table:table-cell>
          <table:table-cell table:style-name="ce8" office:value-type="float" office:value="2454.20370134839">
            <text:p>2454.203701</text:p>
          </table:table-cell>
          <table:table-cell table:formula="of:=[.D380]+1" office:value-type="float" office:value="374">
            <text:p>374</text:p>
          </table:table-cell>
          <table:table-cell table:formula="of:=[.D381]/[.$B$4]" office:value-type="percentage" office:value="0.297297297297297">
            <text:p>29,7%</text:p>
          </table:table-cell>
          <table:table-cell table:formula="of:=[.D381]*[.$B$5]" office:value-type="float" office:value="855530.728846676">
            <text:p>855530,728846676</text:p>
          </table:table-cell>
          <table:table-cell table:formula="of:=[.F381]/[.$B$3]" office:value-type="percentage" office:value="0.297297297297297">
            <text:p>29,7%</text:p>
          </table:table-cell>
          <table:table-cell table:formula="of:=[.H380]+[.B381]" office:value-type="float" office:value="916356.770264001">
            <text:p>916356,770264001</text:p>
          </table:table-cell>
          <table:table-cell table:formula="of:=[.H381]/[.$B$3]" office:value-type="percentage" office:value="0.318434372926412">
            <text:p>31,8%</text:p>
          </table:table-cell>
          <table:table-cell table:number-columns-repeated="1015"/>
        </table:table-row>
        <table:table-row table:style-name="ro1">
          <table:table-cell table:style-name="ce4" office:value-type="float" office:value="375">
            <text:p>375</text:p>
          </table:table-cell>
          <table:table-cell table:style-name="ce8" office:value-type="float" office:value="2344.929932">
            <text:p>2344.929932</text:p>
          </table:table-cell>
          <table:table-cell table:style-name="ce8" office:value-type="float" office:value="2453.59683433285">
            <text:p>2453.596834</text:p>
          </table:table-cell>
          <table:table-cell table:formula="of:=[.D381]+1" office:value-type="float" office:value="375">
            <text:p>375</text:p>
          </table:table-cell>
          <table:table-cell table:formula="of:=[.D382]/[.$B$4]" office:value-type="percentage" office:value="0.298092209856916">
            <text:p>29,8%</text:p>
          </table:table-cell>
          <table:table-cell table:formula="of:=[.D382]*[.$B$5]" office:value-type="float" office:value="857818.244164448">
            <text:p>857818,244164448</text:p>
          </table:table-cell>
          <table:table-cell table:formula="of:=[.F382]/[.$B$3]" office:value-type="percentage" office:value="0.298092209856916">
            <text:p>29,8%</text:p>
          </table:table-cell>
          <table:table-cell table:formula="of:=[.H381]+[.B382]" office:value-type="float" office:value="918701.700196">
            <text:p>918701,700196</text:p>
          </table:table-cell>
          <table:table-cell table:formula="of:=[.H382]/[.$B$3]" office:value-type="percentage" office:value="0.31924923708924">
            <text:p>31,9%</text:p>
          </table:table-cell>
          <table:table-cell table:number-columns-repeated="1015"/>
        </table:table-row>
        <table:table-row table:style-name="ro1">
          <table:table-cell table:style-name="ce4" office:value-type="float" office:value="376">
            <text:p>376</text:p>
          </table:table-cell>
          <table:table-cell table:style-name="ce8" office:value-type="float" office:value="2367.340088">
            <text:p>2367.340088</text:p>
          </table:table-cell>
          <table:table-cell table:style-name="ce8" office:value-type="float" office:value="2453.46315314037">
            <text:p>2453.463153</text:p>
          </table:table-cell>
          <table:table-cell table:formula="of:=[.D382]+1" office:value-type="float" office:value="376">
            <text:p>376</text:p>
          </table:table-cell>
          <table:table-cell table:formula="of:=[.D383]/[.$B$4]" office:value-type="percentage" office:value="0.298887122416534">
            <text:p>29,9%</text:p>
          </table:table-cell>
          <table:table-cell table:formula="of:=[.D383]*[.$B$5]" office:value-type="float" office:value="860105.75948222">
            <text:p>860105,75948222</text:p>
          </table:table-cell>
          <table:table-cell table:formula="of:=[.F383]/[.$B$3]" office:value-type="percentage" office:value="0.298887122416534">
            <text:p>29,9%</text:p>
          </table:table-cell>
          <table:table-cell table:formula="of:=[.H382]+[.B383]" office:value-type="float" office:value="921069.040284001">
            <text:p>921069,040284001</text:p>
          </table:table-cell>
          <table:table-cell table:formula="of:=[.H383]/[.$B$3]" office:value-type="percentage" office:value="0.320071888790944">
            <text:p>32,0%</text:p>
          </table:table-cell>
          <table:table-cell table:number-columns-repeated="1015"/>
        </table:table-row>
        <table:table-row table:style-name="ro1">
          <table:table-cell table:style-name="ce4" office:value-type="float" office:value="377">
            <text:p>377</text:p>
          </table:table-cell>
          <table:table-cell table:style-name="ce8" office:value-type="float" office:value="2643.689941">
            <text:p>2643.689941</text:p>
          </table:table-cell>
          <table:table-cell table:style-name="ce8" office:value-type="float" office:value="2453.40886765039">
            <text:p>2453.408868</text:p>
          </table:table-cell>
          <table:table-cell table:formula="of:=[.D383]+1" office:value-type="float" office:value="377">
            <text:p>377</text:p>
          </table:table-cell>
          <table:table-cell table:formula="of:=[.D384]/[.$B$4]" office:value-type="percentage" office:value="0.299682034976153">
            <text:p>30,0%</text:p>
          </table:table-cell>
          <table:table-cell table:formula="of:=[.D384]*[.$B$5]" office:value-type="float" office:value="862393.274799992">
            <text:p>862393,274799992</text:p>
          </table:table-cell>
          <table:table-cell table:formula="of:=[.F384]/[.$B$3]" office:value-type="percentage" office:value="0.299682034976153">
            <text:p>30,0%</text:p>
          </table:table-cell>
          <table:table-cell table:formula="of:=[.H383]+[.B384]" office:value-type="float" office:value="923712.730225001">
            <text:p>923712,730225001</text:p>
          </table:table-cell>
          <table:table-cell table:formula="of:=[.H384]/[.$B$3]" office:value-type="percentage" office:value="0.320990572185766">
            <text:p>32,1%</text:p>
          </table:table-cell>
          <table:table-cell table:number-columns-repeated="1015"/>
        </table:table-row>
        <table:table-row table:style-name="ro1">
          <table:table-cell table:style-name="ce4" office:value-type="float" office:value="378">
            <text:p>378</text:p>
          </table:table-cell>
          <table:table-cell table:style-name="ce8" office:value-type="float" office:value="2747.300049">
            <text:p>2747.300049</text:p>
          </table:table-cell>
          <table:table-cell table:style-name="ce8" office:value-type="float" office:value="2453.29386143861">
            <text:p>2453.293861</text:p>
          </table:table-cell>
          <table:table-cell table:formula="of:=[.D384]+1" office:value-type="float" office:value="378">
            <text:p>378</text:p>
          </table:table-cell>
          <table:table-cell table:formula="of:=[.D385]/[.$B$4]" office:value-type="percentage" office:value="0.300476947535771">
            <text:p>30,0%</text:p>
          </table:table-cell>
          <table:table-cell table:formula="of:=[.D385]*[.$B$5]" office:value-type="float" office:value="864680.790117764">
            <text:p>864680,790117764</text:p>
          </table:table-cell>
          <table:table-cell table:formula="of:=[.F385]/[.$B$3]" office:value-type="percentage" office:value="0.300476947535771">
            <text:p>30,0%</text:p>
          </table:table-cell>
          <table:table-cell table:formula="of:=[.H384]+[.B385]" office:value-type="float" office:value="926460.030274001">
            <text:p>926460,030274001</text:p>
          </table:table-cell>
          <table:table-cell table:formula="of:=[.H385]/[.$B$3]" office:value-type="percentage" office:value="0.321945260137809">
            <text:p>32,2%</text:p>
          </table:table-cell>
          <table:table-cell table:number-columns-repeated="1015"/>
        </table:table-row>
        <table:table-row table:style-name="ro1">
          <table:table-cell table:style-name="ce4" office:value-type="float" office:value="379">
            <text:p>379</text:p>
          </table:table-cell>
          <table:table-cell table:style-name="ce8" office:value-type="float" office:value="2363.639893">
            <text:p>2363.639893</text:p>
          </table:table-cell>
          <table:table-cell table:style-name="ce8" office:value-type="float" office:value="2452.93885872851">
            <text:p>2452.938859</text:p>
          </table:table-cell>
          <table:table-cell table:formula="of:=[.D385]+1" office:value-type="float" office:value="379">
            <text:p>379</text:p>
          </table:table-cell>
          <table:table-cell table:formula="of:=[.D386]/[.$B$4]" office:value-type="percentage" office:value="0.301271860095389">
            <text:p>30,1%</text:p>
          </table:table-cell>
          <table:table-cell table:formula="of:=[.D386]*[.$B$5]" office:value-type="float" office:value="866968.305435536">
            <text:p>866968,305435536</text:p>
          </table:table-cell>
          <table:table-cell table:formula="of:=[.F386]/[.$B$3]" office:value-type="percentage" office:value="0.301271860095389">
            <text:p>30,1%</text:p>
          </table:table-cell>
          <table:table-cell table:formula="of:=[.H385]+[.B386]" office:value-type="float" office:value="928823.670167001">
            <text:p>928823,670167001</text:p>
          </table:table-cell>
          <table:table-cell table:formula="of:=[.H386]/[.$B$3]" office:value-type="percentage" office:value="0.322766626020155">
            <text:p>32,3%</text:p>
          </table:table-cell>
          <table:table-cell table:number-columns-repeated="1015"/>
        </table:table-row>
        <table:table-row table:style-name="ro1">
          <table:table-cell table:style-name="ce4" office:value-type="float" office:value="380">
            <text:p>380</text:p>
          </table:table-cell>
          <table:table-cell table:style-name="ce8" office:value-type="float" office:value="2378.25">
            <text:p>2378.250000</text:p>
          </table:table-cell>
          <table:table-cell table:style-name="ce8" office:value-type="float" office:value="2452.87042869571">
            <text:p>2452.870429</text:p>
          </table:table-cell>
          <table:table-cell table:formula="of:=[.D386]+1" office:value-type="float" office:value="380">
            <text:p>380</text:p>
          </table:table-cell>
          <table:table-cell table:formula="of:=[.D387]/[.$B$4]" office:value-type="percentage" office:value="0.302066772655008">
            <text:p>30,2%</text:p>
          </table:table-cell>
          <table:table-cell table:formula="of:=[.D387]*[.$B$5]" office:value-type="float" office:value="869255.820753308">
            <text:p>869255,820753308</text:p>
          </table:table-cell>
          <table:table-cell table:formula="of:=[.F387]/[.$B$3]" office:value-type="percentage" office:value="0.302066772655008">
            <text:p>30,2%</text:p>
          </table:table-cell>
          <table:table-cell table:formula="of:=[.H386]+[.B387]" office:value-type="float" office:value="931201.920167">
            <text:p>931201,920167</text:p>
          </table:table-cell>
          <table:table-cell table:formula="of:=[.H387]/[.$B$3]" office:value-type="percentage" office:value="0.323593068920985">
            <text:p>32,4%</text:p>
          </table:table-cell>
          <table:table-cell table:number-columns-repeated="1015"/>
        </table:table-row>
        <table:table-row table:style-name="ro1">
          <table:table-cell table:style-name="ce4" office:value-type="float" office:value="381">
            <text:p>381</text:p>
          </table:table-cell>
          <table:table-cell table:style-name="ce8" office:value-type="float" office:value="2065.300049">
            <text:p>2065.300049</text:p>
          </table:table-cell>
          <table:table-cell table:style-name="ce8" office:value-type="float" office:value="2452.43232513125">
            <text:p>2452.432325</text:p>
          </table:table-cell>
          <table:table-cell table:formula="of:=[.D387]+1" office:value-type="float" office:value="381">
            <text:p>381</text:p>
          </table:table-cell>
          <table:table-cell table:formula="of:=[.D388]/[.$B$4]" office:value-type="percentage" office:value="0.302861685214626">
            <text:p>30,3%</text:p>
          </table:table-cell>
          <table:table-cell table:formula="of:=[.D388]*[.$B$5]" office:value-type="float" office:value="871543.336071079">
            <text:p>871543,336071079</text:p>
          </table:table-cell>
          <table:table-cell table:formula="of:=[.F388]/[.$B$3]" office:value-type="percentage" office:value="0.302861685214626">
            <text:p>30,3%</text:p>
          </table:table-cell>
          <table:table-cell table:formula="of:=[.H387]+[.B388]" office:value-type="float" office:value="933267.220216001">
            <text:p>933267,220216001</text:p>
          </table:table-cell>
          <table:table-cell table:formula="of:=[.H388]/[.$B$3]" office:value-type="percentage" office:value="0.324310761578855">
            <text:p>32,4%</text:p>
          </table:table-cell>
          <table:table-cell table:number-columns-repeated="1015"/>
        </table:table-row>
        <table:table-row table:style-name="ro1">
          <table:table-cell table:style-name="ce4" office:value-type="float" office:value="382">
            <text:p>382</text:p>
          </table:table-cell>
          <table:table-cell table:style-name="ce8" office:value-type="float" office:value="2307.870117">
            <text:p>2307.870117</text:p>
          </table:table-cell>
          <table:table-cell table:style-name="ce8" office:value-type="float" office:value="2452.43173548443">
            <text:p>2452.431735</text:p>
          </table:table-cell>
          <table:table-cell table:formula="of:=[.D388]+1" office:value-type="float" office:value="382">
            <text:p>382</text:p>
          </table:table-cell>
          <table:table-cell table:formula="of:=[.D389]/[.$B$4]" office:value-type="percentage" office:value="0.303656597774245">
            <text:p>30,4%</text:p>
          </table:table-cell>
          <table:table-cell table:formula="of:=[.D389]*[.$B$5]" office:value-type="float" office:value="873830.851388851">
            <text:p>873830,851388851</text:p>
          </table:table-cell>
          <table:table-cell table:formula="of:=[.F389]/[.$B$3]" office:value-type="percentage" office:value="0.303656597774245">
            <text:p>30,4%</text:p>
          </table:table-cell>
          <table:table-cell table:formula="of:=[.H388]+[.B389]" office:value-type="float" office:value="935575.090333">
            <text:p>935575,090333</text:p>
          </table:table-cell>
          <table:table-cell table:formula="of:=[.H389]/[.$B$3]" office:value-type="percentage" office:value="0.325112747439985">
            <text:p>32,5%</text:p>
          </table:table-cell>
          <table:table-cell table:number-columns-repeated="1015"/>
        </table:table-row>
        <table:table-row table:style-name="ro1">
          <table:table-cell table:style-name="ce4" office:value-type="float" office:value="383">
            <text:p>383</text:p>
          </table:table-cell>
          <table:table-cell table:style-name="ce8" office:value-type="float" office:value="2773.75">
            <text:p>2773.750000</text:p>
          </table:table-cell>
          <table:table-cell table:style-name="ce8" office:value-type="float" office:value="2452.37265884705">
            <text:p>2452.372659</text:p>
          </table:table-cell>
          <table:table-cell table:formula="of:=[.D389]+1" office:value-type="float" office:value="383">
            <text:p>383</text:p>
          </table:table-cell>
          <table:table-cell table:formula="of:=[.D390]/[.$B$4]" office:value-type="percentage" office:value="0.304451510333863">
            <text:p>30,4%</text:p>
          </table:table-cell>
          <table:table-cell table:formula="of:=[.D390]*[.$B$5]" office:value-type="float" office:value="876118.366706623">
            <text:p>876118,366706623</text:p>
          </table:table-cell>
          <table:table-cell table:formula="of:=[.F390]/[.$B$3]" office:value-type="percentage" office:value="0.304451510333863">
            <text:p>30,4%</text:p>
          </table:table-cell>
          <table:table-cell table:formula="of:=[.H389]+[.B390]" office:value-type="float" office:value="938348.840333">
            <text:p>938348,840333</text:p>
          </table:table-cell>
          <table:table-cell table:formula="of:=[.H390]/[.$B$3]" office:value-type="percentage" office:value="0.326076626761409">
            <text:p>32,6%</text:p>
          </table:table-cell>
          <table:table-cell table:number-columns-repeated="1015"/>
        </table:table-row>
        <table:table-row table:style-name="ro1">
          <table:table-cell table:style-name="ce4" office:value-type="float" office:value="384">
            <text:p>384</text:p>
          </table:table-cell>
          <table:table-cell table:style-name="ce8" office:value-type="float" office:value="2091.47998">
            <text:p>2091.479980</text:p>
          </table:table-cell>
          <table:table-cell table:style-name="ce8" office:value-type="float" office:value="2452.07319905959">
            <text:p>2452.073199</text:p>
          </table:table-cell>
          <table:table-cell table:formula="of:=[.D390]+1" office:value-type="float" office:value="384">
            <text:p>384</text:p>
          </table:table-cell>
          <table:table-cell table:formula="of:=[.D391]/[.$B$4]" office:value-type="percentage" office:value="0.305246422893482">
            <text:p>30,5%</text:p>
          </table:table-cell>
          <table:table-cell table:formula="of:=[.D391]*[.$B$5]" office:value-type="float" office:value="878405.882024395">
            <text:p>878405,882024395</text:p>
          </table:table-cell>
          <table:table-cell table:formula="of:=[.F391]/[.$B$3]" office:value-type="percentage" office:value="0.305246422893482">
            <text:p>30,5%</text:p>
          </table:table-cell>
          <table:table-cell table:formula="of:=[.H390]+[.B391]" office:value-type="float" office:value="940440.320313">
            <text:p>940440,320313</text:p>
          </table:table-cell>
          <table:table-cell table:formula="of:=[.H391]/[.$B$3]" office:value-type="percentage" office:value="0.326803416956595">
            <text:p>32,7%</text:p>
          </table:table-cell>
          <table:table-cell table:number-columns-repeated="1015"/>
        </table:table-row>
        <table:table-row table:style-name="ro1">
          <table:table-cell table:style-name="ce4" office:value-type="float" office:value="385">
            <text:p>385</text:p>
          </table:table-cell>
          <table:table-cell table:style-name="ce8" office:value-type="float" office:value="2721.330078">
            <text:p>2721.330078</text:p>
          </table:table-cell>
          <table:table-cell table:style-name="ce8" office:value-type="float" office:value="2451.71494065129">
            <text:p>2451.714941</text:p>
          </table:table-cell>
          <table:table-cell table:formula="of:=[.D391]+1" office:value-type="float" office:value="385">
            <text:p>385</text:p>
          </table:table-cell>
          <table:table-cell table:formula="of:=[.D392]/[.$B$4]" office:value-type="percentage" office:value="0.3060413354531">
            <text:p>30,6%</text:p>
          </table:table-cell>
          <table:table-cell table:formula="of:=[.D392]*[.$B$5]" office:value-type="float" office:value="880693.397342167">
            <text:p>880693,397342167</text:p>
          </table:table-cell>
          <table:table-cell table:formula="of:=[.F392]/[.$B$3]" office:value-type="percentage" office:value="0.3060413354531">
            <text:p>30,6%</text:p>
          </table:table-cell>
          <table:table-cell table:formula="of:=[.H391]+[.B392]" office:value-type="float" office:value="943161.650391">
            <text:p>943161,650391</text:p>
          </table:table-cell>
          <table:table-cell table:formula="of:=[.H392]/[.$B$3]" office:value-type="percentage" office:value="0.327749080332513">
            <text:p>32,8%</text:p>
          </table:table-cell>
          <table:table-cell table:number-columns-repeated="1015"/>
        </table:table-row>
        <table:table-row table:style-name="ro1">
          <table:table-cell table:style-name="ce4" office:value-type="float" office:value="386">
            <text:p>386</text:p>
          </table:table-cell>
          <table:table-cell table:style-name="ce8" office:value-type="float" office:value="2082.419922">
            <text:p>2082.419922</text:p>
          </table:table-cell>
          <table:table-cell table:style-name="ce8" office:value-type="float" office:value="2451.62353509345">
            <text:p>2451.623535</text:p>
          </table:table-cell>
          <table:table-cell table:formula="of:=[.D392]+1" office:value-type="float" office:value="386">
            <text:p>386</text:p>
          </table:table-cell>
          <table:table-cell table:formula="of:=[.D393]/[.$B$4]" office:value-type="percentage" office:value="0.306836248012719">
            <text:p>30,7%</text:p>
          </table:table-cell>
          <table:table-cell table:formula="of:=[.D393]*[.$B$5]" office:value-type="float" office:value="882980.912659939">
            <text:p>882980,912659939</text:p>
          </table:table-cell>
          <table:table-cell table:formula="of:=[.F393]/[.$B$3]" office:value-type="percentage" office:value="0.306836248012719">
            <text:p>30,7%</text:p>
          </table:table-cell>
          <table:table-cell table:formula="of:=[.H392]+[.B393]" office:value-type="float" office:value="945244.070313">
            <text:p>945244,070313</text:p>
          </table:table-cell>
          <table:table-cell table:formula="of:=[.H393]/[.$B$3]" office:value-type="percentage" office:value="0.328472722153635">
            <text:p>32,8%</text:p>
          </table:table-cell>
          <table:table-cell table:number-columns-repeated="1015"/>
        </table:table-row>
        <table:table-row table:style-name="ro1">
          <table:table-cell table:style-name="ce4" office:value-type="float" office:value="387">
            <text:p>387</text:p>
          </table:table-cell>
          <table:table-cell table:style-name="ce8" office:value-type="float" office:value="2771.449951">
            <text:p>2771.449951</text:p>
          </table:table-cell>
          <table:table-cell table:style-name="ce8" office:value-type="float" office:value="2451.61468994773">
            <text:p>2451.614690</text:p>
          </table:table-cell>
          <table:table-cell table:formula="of:=[.D393]+1" office:value-type="float" office:value="387">
            <text:p>387</text:p>
          </table:table-cell>
          <table:table-cell table:formula="of:=[.D394]/[.$B$4]" office:value-type="percentage" office:value="0.307631160572337">
            <text:p>30,8%</text:p>
          </table:table-cell>
          <table:table-cell table:formula="of:=[.D394]*[.$B$5]" office:value-type="float" office:value="885268.42797771">
            <text:p>885268,42797771</text:p>
          </table:table-cell>
          <table:table-cell table:formula="of:=[.F394]/[.$B$3]" office:value-type="percentage" office:value="0.307631160572337">
            <text:p>30,8%</text:p>
          </table:table-cell>
          <table:table-cell table:formula="of:=[.H393]+[.B394]" office:value-type="float" office:value="948015.520264">
            <text:p>948015,520264</text:p>
          </table:table-cell>
          <table:table-cell table:formula="of:=[.H394]/[.$B$3]" office:value-type="percentage" office:value="0.32943580220704">
            <text:p>32,9%</text:p>
          </table:table-cell>
          <table:table-cell table:number-columns-repeated="1015"/>
        </table:table-row>
        <table:table-row table:style-name="ro1">
          <table:table-cell table:style-name="ce4" office:value-type="float" office:value="388">
            <text:p>388</text:p>
          </table:table-cell>
          <table:table-cell table:style-name="ce8" office:value-type="float" office:value="2091.580078">
            <text:p>2091.580078</text:p>
          </table:table-cell>
          <table:table-cell table:style-name="ce8" office:value-type="float" office:value="2451.5545470538">
            <text:p>2451.554547</text:p>
          </table:table-cell>
          <table:table-cell table:formula="of:=[.D394]+1" office:value-type="float" office:value="388">
            <text:p>388</text:p>
          </table:table-cell>
          <table:table-cell table:formula="of:=[.D395]/[.$B$4]" office:value-type="percentage" office:value="0.308426073131955">
            <text:p>30,8%</text:p>
          </table:table-cell>
          <table:table-cell table:formula="of:=[.D395]*[.$B$5]" office:value-type="float" office:value="887555.943295482">
            <text:p>887555,943295482</text:p>
          </table:table-cell>
          <table:table-cell table:formula="of:=[.F395]/[.$B$3]" office:value-type="percentage" office:value="0.308426073131955">
            <text:p>30,8%</text:p>
          </table:table-cell>
          <table:table-cell table:formula="of:=[.H394]+[.B395]" office:value-type="float" office:value="950107.100342">
            <text:p>950107,100342</text:p>
          </table:table-cell>
          <table:table-cell table:formula="of:=[.H395]/[.$B$3]" office:value-type="percentage" office:value="0.330162627186323">
            <text:p>33,0%</text:p>
          </table:table-cell>
          <table:table-cell table:number-columns-repeated="1015"/>
        </table:table-row>
        <table:table-row table:style-name="ro1">
          <table:table-cell table:style-name="ce4" office:value-type="float" office:value="389">
            <text:p>389</text:p>
          </table:table-cell>
          <table:table-cell table:style-name="ce8" office:value-type="float" office:value="2153.73999">
            <text:p>2153.739990</text:p>
          </table:table-cell>
          <table:table-cell table:style-name="ce8" office:value-type="float" office:value="2451.29100647666">
            <text:p>2451.291006</text:p>
          </table:table-cell>
          <table:table-cell table:formula="of:=[.D395]+1" office:value-type="float" office:value="389">
            <text:p>389</text:p>
          </table:table-cell>
          <table:table-cell table:formula="of:=[.D396]/[.$B$4]" office:value-type="percentage" office:value="0.309220985691574">
            <text:p>30,9%</text:p>
          </table:table-cell>
          <table:table-cell table:formula="of:=[.D396]*[.$B$5]" office:value-type="float" office:value="889843.458613254">
            <text:p>889843,458613254</text:p>
          </table:table-cell>
          <table:table-cell table:formula="of:=[.F396]/[.$B$3]" office:value-type="percentage" office:value="0.309220985691574">
            <text:p>30,9%</text:p>
          </table:table-cell>
          <table:table-cell table:formula="of:=[.H395]+[.B396]" office:value-type="float" office:value="952260.840332">
            <text:p>952260,840332</text:p>
          </table:table-cell>
          <table:table-cell table:formula="of:=[.H396]/[.$B$3]" office:value-type="percentage" office:value="0.330911052761839">
            <text:p>33,1%</text:p>
          </table:table-cell>
          <table:table-cell table:number-columns-repeated="1015"/>
        </table:table-row>
        <table:table-row table:style-name="ro1">
          <table:table-cell table:style-name="ce4" office:value-type="float" office:value="390">
            <text:p>390</text:p>
          </table:table-cell>
          <table:table-cell table:style-name="ce8" office:value-type="float" office:value="2036.709961">
            <text:p>2036.709961</text:p>
          </table:table-cell>
          <table:table-cell table:style-name="ce8" office:value-type="float" office:value="2451.28191504579">
            <text:p>2451.281915</text:p>
          </table:table-cell>
          <table:table-cell table:formula="of:=[.D396]+1" office:value-type="float" office:value="390">
            <text:p>390</text:p>
          </table:table-cell>
          <table:table-cell table:formula="of:=[.D397]/[.$B$4]" office:value-type="percentage" office:value="0.310015898251192">
            <text:p>31,0%</text:p>
          </table:table-cell>
          <table:table-cell table:formula="of:=[.D397]*[.$B$5]" office:value-type="float" office:value="892130.973931026">
            <text:p>892130,973931026</text:p>
          </table:table-cell>
          <table:table-cell table:formula="of:=[.F397]/[.$B$3]" office:value-type="percentage" office:value="0.310015898251192">
            <text:p>31,0%</text:p>
          </table:table-cell>
          <table:table-cell table:formula="of:=[.H396]+[.B397]" office:value-type="float" office:value="954297.550293">
            <text:p>954297,550293</text:p>
          </table:table-cell>
          <table:table-cell table:formula="of:=[.H397]/[.$B$3]" office:value-type="percentage" office:value="0.331618810351797">
            <text:p>33,2%</text:p>
          </table:table-cell>
          <table:table-cell table:number-columns-repeated="1015"/>
        </table:table-row>
        <table:table-row table:style-name="ro1">
          <table:table-cell table:style-name="ce4" office:value-type="float" office:value="391">
            <text:p>391</text:p>
          </table:table-cell>
          <table:table-cell table:style-name="ce8" office:value-type="float" office:value="2689.860107">
            <text:p>2689.860107</text:p>
          </table:table-cell>
          <table:table-cell table:style-name="ce8" office:value-type="float" office:value="2451.24864110901">
            <text:p>2451.248641</text:p>
          </table:table-cell>
          <table:table-cell table:formula="of:=[.D397]+1" office:value-type="float" office:value="391">
            <text:p>391</text:p>
          </table:table-cell>
          <table:table-cell table:formula="of:=[.D398]/[.$B$4]" office:value-type="percentage" office:value="0.310810810810811">
            <text:p>31,1%</text:p>
          </table:table-cell>
          <table:table-cell table:formula="of:=[.D398]*[.$B$5]" office:value-type="float" office:value="894418.489248798">
            <text:p>894418,489248798</text:p>
          </table:table-cell>
          <table:table-cell table:formula="of:=[.F398]/[.$B$3]" office:value-type="percentage" office:value="0.310810810810811">
            <text:p>31,1%</text:p>
          </table:table-cell>
          <table:table-cell table:formula="of:=[.H397]+[.B398]" office:value-type="float" office:value="956987.4104">
            <text:p>956987,4104</text:p>
          </table:table-cell>
          <table:table-cell table:formula="of:=[.H398]/[.$B$3]" office:value-type="percentage" office:value="0.332553537899219">
            <text:p>33,3%</text:p>
          </table:table-cell>
          <table:table-cell table:number-columns-repeated="1015"/>
        </table:table-row>
        <table:table-row table:style-name="ro1">
          <table:table-cell table:style-name="ce4" office:value-type="float" office:value="392">
            <text:p>392</text:p>
          </table:table-cell>
          <table:table-cell table:style-name="ce8" office:value-type="float" office:value="2789.649902">
            <text:p>2789.649902</text:p>
          </table:table-cell>
          <table:table-cell table:style-name="ce8" office:value-type="float" office:value="2451.15024996527">
            <text:p>2451.150250</text:p>
          </table:table-cell>
          <table:table-cell table:formula="of:=[.D398]+1" office:value-type="float" office:value="392">
            <text:p>392</text:p>
          </table:table-cell>
          <table:table-cell table:formula="of:=[.D399]/[.$B$4]" office:value-type="percentage" office:value="0.311605723370429">
            <text:p>31,2%</text:p>
          </table:table-cell>
          <table:table-cell table:formula="of:=[.D399]*[.$B$5]" office:value-type="float" office:value="896706.00456657">
            <text:p>896706,00456657</text:p>
          </table:table-cell>
          <table:table-cell table:formula="of:=[.F399]/[.$B$3]" office:value-type="percentage" office:value="0.311605723370429">
            <text:p>31,2%</text:p>
          </table:table-cell>
          <table:table-cell table:formula="of:=[.H398]+[.B399]" office:value-type="float" office:value="959777.060302">
            <text:p>959777,060302</text:p>
          </table:table-cell>
          <table:table-cell table:formula="of:=[.H399]/[.$B$3]" office:value-type="percentage" office:value="0.333522942443446">
            <text:p>33,4%</text:p>
          </table:table-cell>
          <table:table-cell table:number-columns-repeated="1015"/>
        </table:table-row>
        <table:table-row table:style-name="ro1">
          <table:table-cell table:style-name="ce4" office:value-type="float" office:value="393">
            <text:p>393</text:p>
          </table:table-cell>
          <table:table-cell table:style-name="ce8" office:value-type="float" office:value="2141.340088">
            <text:p>2141.340088</text:p>
          </table:table-cell>
          <table:table-cell table:style-name="ce8" office:value-type="float" office:value="2450.44932253579">
            <text:p>2450.449323</text:p>
          </table:table-cell>
          <table:table-cell table:formula="of:=[.D399]+1" office:value-type="float" office:value="393">
            <text:p>393</text:p>
          </table:table-cell>
          <table:table-cell table:formula="of:=[.D400]/[.$B$4]" office:value-type="percentage" office:value="0.312400635930048">
            <text:p>31,2%</text:p>
          </table:table-cell>
          <table:table-cell table:formula="of:=[.D400]*[.$B$5]" office:value-type="float" office:value="898993.519884342">
            <text:p>898993,519884342</text:p>
          </table:table-cell>
          <table:table-cell table:formula="of:=[.F400]/[.$B$3]" office:value-type="percentage" office:value="0.312400635930048">
            <text:p>31,2%</text:p>
          </table:table-cell>
          <table:table-cell table:formula="of:=[.H399]+[.B400]" office:value-type="float" office:value="961918.40039">
            <text:p>961918,40039</text:p>
          </table:table-cell>
          <table:table-cell table:formula="of:=[.H400]/[.$B$3]" office:value-type="percentage" office:value="0.334267059047668">
            <text:p>33,4%</text:p>
          </table:table-cell>
          <table:table-cell table:number-columns-repeated="1015"/>
        </table:table-row>
        <table:table-row table:style-name="ro1">
          <table:table-cell table:style-name="ce4" office:value-type="float" office:value="394">
            <text:p>394</text:p>
          </table:table-cell>
          <table:table-cell table:style-name="ce8" office:value-type="float" office:value="2723.070068">
            <text:p>2723.070068</text:p>
          </table:table-cell>
          <table:table-cell table:style-name="ce8" office:value-type="float" office:value="2450.35681454353">
            <text:p>2450.356815</text:p>
          </table:table-cell>
          <table:table-cell table:formula="of:=[.D400]+1" office:value-type="float" office:value="394">
            <text:p>394</text:p>
          </table:table-cell>
          <table:table-cell table:formula="of:=[.D401]/[.$B$4]" office:value-type="percentage" office:value="0.313195548489666">
            <text:p>31,3%</text:p>
          </table:table-cell>
          <table:table-cell table:formula="of:=[.D401]*[.$B$5]" office:value-type="float" office:value="901281.035202113">
            <text:p>901281,035202113</text:p>
          </table:table-cell>
          <table:table-cell table:formula="of:=[.F401]/[.$B$3]" office:value-type="percentage" office:value="0.313195548489666">
            <text:p>31,3%</text:p>
          </table:table-cell>
          <table:table-cell table:formula="of:=[.H400]+[.B401]" office:value-type="float" office:value="964641.470458001">
            <text:p>964641,470458001</text:p>
          </table:table-cell>
          <table:table-cell table:formula="of:=[.H401]/[.$B$3]" office:value-type="percentage" office:value="0.335213327070862">
            <text:p>33,5%</text:p>
          </table:table-cell>
          <table:table-cell table:number-columns-repeated="1015"/>
        </table:table-row>
        <table:table-row table:style-name="ro1">
          <table:table-cell table:style-name="ce4" office:value-type="float" office:value="395">
            <text:p>395</text:p>
          </table:table-cell>
          <table:table-cell table:style-name="ce8" office:value-type="float" office:value="2126.149902">
            <text:p>2126.149902</text:p>
          </table:table-cell>
          <table:table-cell table:style-name="ce8" office:value-type="float" office:value="2450.09058072327">
            <text:p>2450.090581</text:p>
          </table:table-cell>
          <table:table-cell table:formula="of:=[.D401]+1" office:value-type="float" office:value="395">
            <text:p>395</text:p>
          </table:table-cell>
          <table:table-cell table:formula="of:=[.D402]/[.$B$4]" office:value-type="percentage" office:value="0.313990461049285">
            <text:p>31,4%</text:p>
          </table:table-cell>
          <table:table-cell table:formula="of:=[.D402]*[.$B$5]" office:value-type="float" office:value="903568.550519885">
            <text:p>903568,550519885</text:p>
          </table:table-cell>
          <table:table-cell table:formula="of:=[.F402]/[.$B$3]" office:value-type="percentage" office:value="0.313990461049285">
            <text:p>31,4%</text:p>
          </table:table-cell>
          <table:table-cell table:formula="of:=[.H401]+[.B402]" office:value-type="float" office:value="966767.62036">
            <text:p>966767,62036</text:p>
          </table:table-cell>
          <table:table-cell table:formula="of:=[.H402]/[.$B$3]" office:value-type="percentage" office:value="0.335952165078897">
            <text:p>33,6%</text:p>
          </table:table-cell>
          <table:table-cell table:number-columns-repeated="1015"/>
        </table:table-row>
        <table:table-row table:style-name="ro1">
          <table:table-cell table:style-name="ce4" office:value-type="float" office:value="396">
            <text:p>396</text:p>
          </table:table-cell>
          <table:table-cell table:style-name="ce8" office:value-type="float" office:value="2049.800049">
            <text:p>2049.800049</text:p>
          </table:table-cell>
          <table:table-cell table:style-name="ce8" office:value-type="float" office:value="2449.97172919337">
            <text:p>2449.971729</text:p>
          </table:table-cell>
          <table:table-cell table:formula="of:=[.D402]+1" office:value-type="float" office:value="396">
            <text:p>396</text:p>
          </table:table-cell>
          <table:table-cell table:formula="of:=[.D403]/[.$B$4]" office:value-type="percentage" office:value="0.314785373608903">
            <text:p>31,5%</text:p>
          </table:table-cell>
          <table:table-cell table:formula="of:=[.D403]*[.$B$5]" office:value-type="float" office:value="905856.065837657">
            <text:p>905856,065837657</text:p>
          </table:table-cell>
          <table:table-cell table:formula="of:=[.F403]/[.$B$3]" office:value-type="percentage" office:value="0.314785373608903">
            <text:p>31,5%</text:p>
          </table:table-cell>
          <table:table-cell table:formula="of:=[.H402]+[.B403]" office:value-type="float" office:value="968817.420409">
            <text:p>968817,420409</text:p>
          </table:table-cell>
          <table:table-cell table:formula="of:=[.H403]/[.$B$3]" office:value-type="percentage" office:value="0.336664471480082">
            <text:p>33,7%</text:p>
          </table:table-cell>
          <table:table-cell table:number-columns-repeated="1015"/>
        </table:table-row>
        <table:table-row table:style-name="ro1">
          <table:table-cell table:style-name="ce4" office:value-type="float" office:value="397">
            <text:p>397</text:p>
          </table:table-cell>
          <table:table-cell table:style-name="ce8" office:value-type="float" office:value="1979.26001">
            <text:p>1979.260010</text:p>
          </table:table-cell>
          <table:table-cell table:style-name="ce8" office:value-type="float" office:value="2449.44126145386">
            <text:p>2449.441261</text:p>
          </table:table-cell>
          <table:table-cell table:formula="of:=[.D403]+1" office:value-type="float" office:value="397">
            <text:p>397</text:p>
          </table:table-cell>
          <table:table-cell table:formula="of:=[.D404]/[.$B$4]" office:value-type="percentage" office:value="0.315580286168521">
            <text:p>31,6%</text:p>
          </table:table-cell>
          <table:table-cell table:formula="of:=[.D404]*[.$B$5]" office:value-type="float" office:value="908143.581155429">
            <text:p>908143,581155429</text:p>
          </table:table-cell>
          <table:table-cell table:formula="of:=[.F404]/[.$B$3]" office:value-type="percentage" office:value="0.315580286168521">
            <text:p>31,6%</text:p>
          </table:table-cell>
          <table:table-cell table:formula="of:=[.H403]+[.B404]" office:value-type="float" office:value="970796.680419">
            <text:p>970796,680419</text:p>
          </table:table-cell>
          <table:table-cell table:formula="of:=[.H404]/[.$B$3]" office:value-type="percentage" office:value="0.337352265187287">
            <text:p>33,7%</text:p>
          </table:table-cell>
          <table:table-cell table:number-columns-repeated="1015"/>
        </table:table-row>
        <table:table-row table:style-name="ro1">
          <table:table-cell table:style-name="ce4" office:value-type="float" office:value="398">
            <text:p>398</text:p>
          </table:table-cell>
          <table:table-cell table:style-name="ce8" office:value-type="float" office:value="2365.719971">
            <text:p>2365.719971</text:p>
          </table:table-cell>
          <table:table-cell table:style-name="ce8" office:value-type="float" office:value="2449.26029413578">
            <text:p>2449.260294</text:p>
          </table:table-cell>
          <table:table-cell table:formula="of:=[.D404]+1" office:value-type="float" office:value="398">
            <text:p>398</text:p>
          </table:table-cell>
          <table:table-cell table:formula="of:=[.D405]/[.$B$4]" office:value-type="percentage" office:value="0.31637519872814">
            <text:p>31,6%</text:p>
          </table:table-cell>
          <table:table-cell table:formula="of:=[.D405]*[.$B$5]" office:value-type="float" office:value="910431.096473201">
            <text:p>910431,096473201</text:p>
          </table:table-cell>
          <table:table-cell table:formula="of:=[.F405]/[.$B$3]" office:value-type="percentage" office:value="0.31637519872814">
            <text:p>31,6%</text:p>
          </table:table-cell>
          <table:table-cell table:formula="of:=[.H404]+[.B405]" office:value-type="float" office:value="973162.40039">
            <text:p>973162,40039</text:p>
          </table:table-cell>
          <table:table-cell table:formula="of:=[.H405]/[.$B$3]" office:value-type="percentage" office:value="0.338174353897635">
            <text:p>33,8%</text:p>
          </table:table-cell>
          <table:table-cell table:number-columns-repeated="1015"/>
        </table:table-row>
        <table:table-row table:style-name="ro1">
          <table:table-cell table:style-name="ce4" office:value-type="float" office:value="399">
            <text:p>399</text:p>
          </table:table-cell>
          <table:table-cell table:style-name="ce8" office:value-type="float" office:value="2163.659912">
            <text:p>2163.659912</text:p>
          </table:table-cell>
          <table:table-cell table:style-name="ce8" office:value-type="float" office:value="2449.15863046034">
            <text:p>2449.158630</text:p>
          </table:table-cell>
          <table:table-cell table:formula="of:=[.D405]+1" office:value-type="float" office:value="399">
            <text:p>399</text:p>
          </table:table-cell>
          <table:table-cell table:formula="of:=[.D406]/[.$B$4]" office:value-type="percentage" office:value="0.317170111287758">
            <text:p>31,7%</text:p>
          </table:table-cell>
          <table:table-cell table:formula="of:=[.D406]*[.$B$5]" office:value-type="float" office:value="912718.611790973">
            <text:p>912718,611790973</text:p>
          </table:table-cell>
          <table:table-cell table:formula="of:=[.F406]/[.$B$3]" office:value-type="percentage" office:value="0.317170111287758">
            <text:p>31,7%</text:p>
          </table:table-cell>
          <table:table-cell table:formula="of:=[.H405]+[.B406]" office:value-type="float" office:value="975326.060302">
            <text:p>975326,060302</text:p>
          </table:table-cell>
          <table:table-cell table:formula="of:=[.H406]/[.$B$3]" office:value-type="percentage" office:value="0.338926226650324">
            <text:p>33,9%</text:p>
          </table:table-cell>
          <table:table-cell table:number-columns-repeated="1015"/>
        </table:table-row>
        <table:table-row table:style-name="ro1">
          <table:table-cell table:style-name="ce4" office:value-type="float" office:value="400">
            <text:p>400</text:p>
          </table:table-cell>
          <table:table-cell table:style-name="ce8" office:value-type="float" office:value="2136.72998">
            <text:p>2136.729980</text:p>
          </table:table-cell>
          <table:table-cell table:style-name="ce8" office:value-type="float" office:value="2449.09983943309">
            <text:p>2449.099839</text:p>
          </table:table-cell>
          <table:table-cell table:formula="of:=[.D406]+1" office:value-type="float" office:value="400">
            <text:p>400</text:p>
          </table:table-cell>
          <table:table-cell table:formula="of:=[.D407]/[.$B$4]" office:value-type="percentage" office:value="0.317965023847377">
            <text:p>31,8%</text:p>
          </table:table-cell>
          <table:table-cell table:formula="of:=[.D407]*[.$B$5]" office:value-type="float" office:value="915006.127108745">
            <text:p>915006,127108745</text:p>
          </table:table-cell>
          <table:table-cell table:formula="of:=[.F407]/[.$B$3]" office:value-type="percentage" office:value="0.317965023847377">
            <text:p>31,8%</text:p>
          </table:table-cell>
          <table:table-cell table:formula="of:=[.H406]+[.B407]" office:value-type="float" office:value="977462.790282">
            <text:p>977462,790282</text:p>
          </table:table-cell>
          <table:table-cell table:formula="of:=[.H407]/[.$B$3]" office:value-type="percentage" office:value="0.339668741240027">
            <text:p>34,0%</text:p>
          </table:table-cell>
          <table:table-cell table:number-columns-repeated="1015"/>
        </table:table-row>
        <table:table-row table:style-name="ro1">
          <table:table-cell table:style-name="ce4" office:value-type="float" office:value="401">
            <text:p>401</text:p>
          </table:table-cell>
          <table:table-cell table:style-name="ce8" office:value-type="float" office:value="2381.919922">
            <text:p>2381.919922</text:p>
          </table:table-cell>
          <table:table-cell table:style-name="ce8" office:value-type="float" office:value="2449.06558431456">
            <text:p>2449.065584</text:p>
          </table:table-cell>
          <table:table-cell table:formula="of:=[.D407]+1" office:value-type="float" office:value="401">
            <text:p>401</text:p>
          </table:table-cell>
          <table:table-cell table:formula="of:=[.D408]/[.$B$4]" office:value-type="percentage" office:value="0.318759936406995">
            <text:p>31,9%</text:p>
          </table:table-cell>
          <table:table-cell table:formula="of:=[.D408]*[.$B$5]" office:value-type="float" office:value="917293.642426517">
            <text:p>917293,642426517</text:p>
          </table:table-cell>
          <table:table-cell table:formula="of:=[.F408]/[.$B$3]" office:value-type="percentage" office:value="0.318759936406995">
            <text:p>31,9%</text:p>
          </table:table-cell>
          <table:table-cell table:formula="of:=[.H407]+[.B408]" office:value-type="float" office:value="979844.710204">
            <text:p>979844,710204</text:p>
          </table:table-cell>
          <table:table-cell table:formula="of:=[.H408]/[.$B$3]" office:value-type="percentage" office:value="0.340496459440335">
            <text:p>34,0%</text:p>
          </table:table-cell>
          <table:table-cell table:number-columns-repeated="1015"/>
        </table:table-row>
        <table:table-row table:style-name="ro1">
          <table:table-cell table:style-name="ce4" office:value-type="float" office:value="402">
            <text:p>402</text:p>
          </table:table-cell>
          <table:table-cell table:style-name="ce8" office:value-type="float" office:value="2643.850098">
            <text:p>2643.850098</text:p>
          </table:table-cell>
          <table:table-cell table:style-name="ce8" office:value-type="float" office:value="2448.97013365099">
            <text:p>2448.970134</text:p>
          </table:table-cell>
          <table:table-cell table:formula="of:=[.D408]+1" office:value-type="float" office:value="402">
            <text:p>402</text:p>
          </table:table-cell>
          <table:table-cell table:formula="of:=[.D409]/[.$B$4]" office:value-type="percentage" office:value="0.319554848966614">
            <text:p>32,0%</text:p>
          </table:table-cell>
          <table:table-cell table:formula="of:=[.D409]*[.$B$5]" office:value-type="float" office:value="919581.157744288">
            <text:p>919581,157744288</text:p>
          </table:table-cell>
          <table:table-cell table:formula="of:=[.F409]/[.$B$3]" office:value-type="percentage" office:value="0.319554848966614">
            <text:p>32,0%</text:p>
          </table:table-cell>
          <table:table-cell table:formula="of:=[.H408]+[.B409]" office:value-type="float" office:value="982488.560302">
            <text:p>982488,560302</text:p>
          </table:table-cell>
          <table:table-cell table:formula="of:=[.H409]/[.$B$3]" office:value-type="percentage" office:value="0.341415198489784">
            <text:p>34,1%</text:p>
          </table:table-cell>
          <table:table-cell table:number-columns-repeated="1015"/>
        </table:table-row>
        <table:table-row table:style-name="ro1">
          <table:table-cell table:style-name="ce4" office:value-type="float" office:value="403">
            <text:p>403</text:p>
          </table:table-cell>
          <table:table-cell table:style-name="ce8" office:value-type="float" office:value="2082.780029">
            <text:p>2082.780029</text:p>
          </table:table-cell>
          <table:table-cell table:style-name="ce8" office:value-type="float" office:value="2448.64575937705">
            <text:p>2448.645759</text:p>
          </table:table-cell>
          <table:table-cell table:formula="of:=[.D409]+1" office:value-type="float" office:value="403">
            <text:p>403</text:p>
          </table:table-cell>
          <table:table-cell table:formula="of:=[.D410]/[.$B$4]" office:value-type="percentage" office:value="0.320349761526232">
            <text:p>32,0%</text:p>
          </table:table-cell>
          <table:table-cell table:formula="of:=[.D410]*[.$B$5]" office:value-type="float" office:value="921868.67306206">
            <text:p>921868,67306206</text:p>
          </table:table-cell>
          <table:table-cell table:formula="of:=[.F410]/[.$B$3]" office:value-type="percentage" office:value="0.320349761526232">
            <text:p>32,0%</text:p>
          </table:table-cell>
          <table:table-cell table:formula="of:=[.H409]+[.B410]" office:value-type="float" office:value="984571.340331">
            <text:p>984571,340331</text:p>
          </table:table-cell>
          <table:table-cell table:formula="of:=[.H410]/[.$B$3]" office:value-type="percentage" office:value="0.342138965448244">
            <text:p>34,2%</text:p>
          </table:table-cell>
          <table:table-cell table:number-columns-repeated="1015"/>
        </table:table-row>
        <table:table-row table:style-name="ro1">
          <table:table-cell table:style-name="ce4" office:value-type="float" office:value="404">
            <text:p>404</text:p>
          </table:table-cell>
          <table:table-cell table:style-name="ce8" office:value-type="float" office:value="2072.780029">
            <text:p>2072.780029</text:p>
          </table:table-cell>
          <table:table-cell table:style-name="ce8" office:value-type="float" office:value="2448.50786030592">
            <text:p>2448.507860</text:p>
          </table:table-cell>
          <table:table-cell table:formula="of:=[.D410]+1" office:value-type="float" office:value="404">
            <text:p>404</text:p>
          </table:table-cell>
          <table:table-cell table:formula="of:=[.D411]/[.$B$4]" office:value-type="percentage" office:value="0.321144674085851">
            <text:p>32,1%</text:p>
          </table:table-cell>
          <table:table-cell table:formula="of:=[.D411]*[.$B$5]" office:value-type="float" office:value="924156.188379832">
            <text:p>924156,188379832</text:p>
          </table:table-cell>
          <table:table-cell table:formula="of:=[.F411]/[.$B$3]" office:value-type="percentage" office:value="0.32114467408585">
            <text:p>32,1%</text:p>
          </table:table-cell>
          <table:table-cell table:formula="of:=[.H410]+[.B411]" office:value-type="float" office:value="986644.12036">
            <text:p>986644,12036</text:p>
          </table:table-cell>
          <table:table-cell table:formula="of:=[.H411]/[.$B$3]" office:value-type="percentage" office:value="0.342859257402391">
            <text:p>34,3%</text:p>
          </table:table-cell>
          <table:table-cell table:number-columns-repeated="1015"/>
        </table:table-row>
        <table:table-row table:style-name="ro1">
          <table:table-cell table:style-name="ce4" office:value-type="float" office:value="405">
            <text:p>405</text:p>
          </table:table-cell>
          <table:table-cell table:style-name="ce8" office:value-type="float" office:value="2097.939941">
            <text:p>2097.939941</text:p>
          </table:table-cell>
          <table:table-cell table:style-name="ce8" office:value-type="float" office:value="2448.2975138837">
            <text:p>2448.297514</text:p>
          </table:table-cell>
          <table:table-cell table:formula="of:=[.D411]+1" office:value-type="float" office:value="405">
            <text:p>405</text:p>
          </table:table-cell>
          <table:table-cell table:formula="of:=[.D412]/[.$B$4]" office:value-type="percentage" office:value="0.321939586645469">
            <text:p>32,2%</text:p>
          </table:table-cell>
          <table:table-cell table:formula="of:=[.D412]*[.$B$5]" office:value-type="float" office:value="926443.703697604">
            <text:p>926443,703697604</text:p>
          </table:table-cell>
          <table:table-cell table:formula="of:=[.F412]/[.$B$3]" office:value-type="percentage" office:value="0.321939586645469">
            <text:p>32,2%</text:p>
          </table:table-cell>
          <table:table-cell table:formula="of:=[.H411]+[.B412]" office:value-type="float" office:value="988742.060301">
            <text:p>988742,060301</text:p>
          </table:table-cell>
          <table:table-cell table:formula="of:=[.H412]/[.$B$3]" office:value-type="percentage" office:value="0.34358829243681">
            <text:p>34,4%</text:p>
          </table:table-cell>
          <table:table-cell table:number-columns-repeated="1015"/>
        </table:table-row>
        <table:table-row table:style-name="ro1">
          <table:table-cell table:style-name="ce4" office:value-type="float" office:value="406">
            <text:p>406</text:p>
          </table:table-cell>
          <table:table-cell table:style-name="ce8" office:value-type="float" office:value="2375.310059">
            <text:p>2375.310059</text:p>
          </table:table-cell>
          <table:table-cell table:style-name="ce8" office:value-type="float" office:value="2448.11286095288">
            <text:p>2448.112861</text:p>
          </table:table-cell>
          <table:table-cell table:formula="of:=[.D412]+1" office:value-type="float" office:value="406">
            <text:p>406</text:p>
          </table:table-cell>
          <table:table-cell table:formula="of:=[.D413]/[.$B$4]" office:value-type="percentage" office:value="0.322734499205087">
            <text:p>32,3%</text:p>
          </table:table-cell>
          <table:table-cell table:formula="of:=[.D413]*[.$B$5]" office:value-type="float" office:value="928731.219015376">
            <text:p>928731,219015376</text:p>
          </table:table-cell>
          <table:table-cell table:formula="of:=[.F413]/[.$B$3]" office:value-type="percentage" office:value="0.322734499205087">
            <text:p>32,3%</text:p>
          </table:table-cell>
          <table:table-cell table:formula="of:=[.H412]+[.B413]" office:value-type="float" office:value="991117.37036">
            <text:p>991117,37036</text:p>
          </table:table-cell>
          <table:table-cell table:formula="of:=[.H413]/[.$B$3]" office:value-type="percentage" office:value="0.344413713706874">
            <text:p>34,4%</text:p>
          </table:table-cell>
          <table:table-cell table:number-columns-repeated="1015"/>
        </table:table-row>
        <table:table-row table:style-name="ro1">
          <table:table-cell table:style-name="ce4" office:value-type="float" office:value="407">
            <text:p>407</text:p>
          </table:table-cell>
          <table:table-cell table:style-name="ce8" office:value-type="float" office:value="2022.189941">
            <text:p>2022.189941</text:p>
          </table:table-cell>
          <table:table-cell table:style-name="ce8" office:value-type="float" office:value="2448.09125982349">
            <text:p>2448.091260</text:p>
          </table:table-cell>
          <table:table-cell table:formula="of:=[.D413]+1" office:value-type="float" office:value="407">
            <text:p>407</text:p>
          </table:table-cell>
          <table:table-cell table:formula="of:=[.D414]/[.$B$4]" office:value-type="percentage" office:value="0.323529411764706">
            <text:p>32,4%</text:p>
          </table:table-cell>
          <table:table-cell table:formula="of:=[.D414]*[.$B$5]" office:value-type="float" office:value="931018.734333148">
            <text:p>931018,734333148</text:p>
          </table:table-cell>
          <table:table-cell table:formula="of:=[.F414]/[.$B$3]" office:value-type="percentage" office:value="0.323529411764706">
            <text:p>32,4%</text:p>
          </table:table-cell>
          <table:table-cell table:formula="of:=[.H413]+[.B414]" office:value-type="float" office:value="993139.560301">
            <text:p>993139,560301</text:p>
          </table:table-cell>
          <table:table-cell table:formula="of:=[.H414]/[.$B$3]" office:value-type="percentage" office:value="0.345116425583619">
            <text:p>34,5%</text:p>
          </table:table-cell>
          <table:table-cell table:number-columns-repeated="1015"/>
        </table:table-row>
        <table:table-row table:style-name="ro1">
          <table:table-cell table:style-name="ce4" office:value-type="float" office:value="408">
            <text:p>408</text:p>
          </table:table-cell>
          <table:table-cell table:style-name="ce8" office:value-type="float" office:value="2746.870117">
            <text:p>2746.870117</text:p>
          </table:table-cell>
          <table:table-cell table:style-name="ce8" office:value-type="float" office:value="2447.97437600796">
            <text:p>2447.974376</text:p>
          </table:table-cell>
          <table:table-cell table:formula="of:=[.D414]+1" office:value-type="float" office:value="408">
            <text:p>408</text:p>
          </table:table-cell>
          <table:table-cell table:formula="of:=[.D415]/[.$B$4]" office:value-type="percentage" office:value="0.324324324324324">
            <text:p>32,4%</text:p>
          </table:table-cell>
          <table:table-cell table:formula="of:=[.D415]*[.$B$5]" office:value-type="float" office:value="933306.24965092">
            <text:p>933306,24965092</text:p>
          </table:table-cell>
          <table:table-cell table:formula="of:=[.F415]/[.$B$3]" office:value-type="percentage" office:value="0.324324324324324">
            <text:p>32,4%</text:p>
          </table:table-cell>
          <table:table-cell table:formula="of:=[.H414]+[.B415]" office:value-type="float" office:value="995886.430418">
            <text:p>995886,430418</text:p>
          </table:table-cell>
          <table:table-cell table:formula="of:=[.H415]/[.$B$3]" office:value-type="percentage" office:value="0.346070964134107">
            <text:p>34,6%</text:p>
          </table:table-cell>
          <table:table-cell table:number-columns-repeated="1015"/>
        </table:table-row>
        <table:table-row table:style-name="ro1">
          <table:table-cell table:style-name="ce4" office:value-type="float" office:value="409">
            <text:p>409</text:p>
          </table:table-cell>
          <table:table-cell table:style-name="ce8" office:value-type="float" office:value="2126.409912">
            <text:p>2126.409912</text:p>
          </table:table-cell>
          <table:table-cell table:style-name="ce8" office:value-type="float" office:value="2447.92338681372">
            <text:p>2447.923387</text:p>
          </table:table-cell>
          <table:table-cell table:formula="of:=[.D415]+1" office:value-type="float" office:value="409">
            <text:p>409</text:p>
          </table:table-cell>
          <table:table-cell table:formula="of:=[.D416]/[.$B$4]" office:value-type="percentage" office:value="0.325119236883943">
            <text:p>32,5%</text:p>
          </table:table-cell>
          <table:table-cell table:formula="of:=[.D416]*[.$B$5]" office:value-type="float" office:value="935593.764968691">
            <text:p>935593,764968691</text:p>
          </table:table-cell>
          <table:table-cell table:formula="of:=[.F416]/[.$B$3]" office:value-type="percentage" office:value="0.325119236883943">
            <text:p>32,5%</text:p>
          </table:table-cell>
          <table:table-cell table:formula="of:=[.H415]+[.B416]" office:value-type="float" office:value="998012.84033">
            <text:p>998012,84033</text:p>
          </table:table-cell>
          <table:table-cell table:formula="of:=[.H416]/[.$B$3]" office:value-type="percentage" office:value="0.346809892495729">
            <text:p>34,7%</text:p>
          </table:table-cell>
          <table:table-cell table:number-columns-repeated="1015"/>
        </table:table-row>
        <table:table-row table:style-name="ro1">
          <table:table-cell table:style-name="ce4" office:value-type="float" office:value="410">
            <text:p>410</text:p>
          </table:table-cell>
          <table:table-cell table:style-name="ce8" office:value-type="float" office:value="2047.630005">
            <text:p>2047.630005</text:p>
          </table:table-cell>
          <table:table-cell table:style-name="ce8" office:value-type="float" office:value="2447.64481747848">
            <text:p>2447.644817</text:p>
          </table:table-cell>
          <table:table-cell table:formula="of:=[.D416]+1" office:value-type="float" office:value="410">
            <text:p>410</text:p>
          </table:table-cell>
          <table:table-cell table:formula="of:=[.D417]/[.$B$4]" office:value-type="percentage" office:value="0.325914149443561">
            <text:p>32,6%</text:p>
          </table:table-cell>
          <table:table-cell table:formula="of:=[.D417]*[.$B$5]" office:value-type="float" office:value="937881.280286463">
            <text:p>937881,280286463</text:p>
          </table:table-cell>
          <table:table-cell table:formula="of:=[.F417]/[.$B$3]" office:value-type="percentage" office:value="0.325914149443561">
            <text:p>32,6%</text:p>
          </table:table-cell>
          <table:table-cell table:formula="of:=[.H416]+[.B417]" office:value-type="float" office:value="1000060.470335">
            <text:p>1000060,470335</text:p>
          </table:table-cell>
          <table:table-cell table:formula="of:=[.H417]/[.$B$3]" office:value-type="percentage" office:value="0.347521444805687">
            <text:p>34,8%</text:p>
          </table:table-cell>
          <table:table-cell table:number-columns-repeated="1015"/>
        </table:table-row>
        <table:table-row table:style-name="ro1">
          <table:table-cell table:style-name="ce4" office:value-type="float" office:value="411">
            <text:p>411</text:p>
          </table:table-cell>
          <table:table-cell table:style-name="ce8" office:value-type="float" office:value="2100.800049">
            <text:p>2100.800049</text:p>
          </table:table-cell>
          <table:table-cell table:style-name="ce8" office:value-type="float" office:value="2447.25082256477">
            <text:p>2447.250823</text:p>
          </table:table-cell>
          <table:table-cell table:formula="of:=[.D417]+1" office:value-type="float" office:value="411">
            <text:p>411</text:p>
          </table:table-cell>
          <table:table-cell table:formula="of:=[.D418]/[.$B$4]" office:value-type="percentage" office:value="0.32670906200318">
            <text:p>32,7%</text:p>
          </table:table-cell>
          <table:table-cell table:formula="of:=[.D418]*[.$B$5]" office:value-type="float" office:value="940168.795604235">
            <text:p>940168,795604235</text:p>
          </table:table-cell>
          <table:table-cell table:formula="of:=[.F418]/[.$B$3]" office:value-type="percentage" office:value="0.32670906200318">
            <text:p>32,7%</text:p>
          </table:table-cell>
          <table:table-cell table:formula="of:=[.H417]+[.B418]" office:value-type="float" office:value="1002161.270384">
            <text:p>1002161,270384</text:p>
          </table:table-cell>
          <table:table-cell table:formula="of:=[.H418]/[.$B$3]" office:value-type="percentage" office:value="0.34825147372887">
            <text:p>34,8%</text:p>
          </table:table-cell>
          <table:table-cell table:number-columns-repeated="1015"/>
        </table:table-row>
        <table:table-row table:style-name="ro1">
          <table:table-cell table:style-name="ce4" office:value-type="float" office:value="412">
            <text:p>412</text:p>
          </table:table-cell>
          <table:table-cell table:style-name="ce8" office:value-type="float" office:value="2139.560059">
            <text:p>2139.560059</text:p>
          </table:table-cell>
          <table:table-cell table:style-name="ce8" office:value-type="float" office:value="2447.20752961511">
            <text:p>2447.207530</text:p>
          </table:table-cell>
          <table:table-cell table:formula="of:=[.D418]+1" office:value-type="float" office:value="412">
            <text:p>412</text:p>
          </table:table-cell>
          <table:table-cell table:formula="of:=[.D419]/[.$B$4]" office:value-type="percentage" office:value="0.327503974562798">
            <text:p>32,8%</text:p>
          </table:table-cell>
          <table:table-cell table:formula="of:=[.D419]*[.$B$5]" office:value-type="float" office:value="942456.310922007">
            <text:p>942456,310922007</text:p>
          </table:table-cell>
          <table:table-cell table:formula="of:=[.F419]/[.$B$3]" office:value-type="percentage" office:value="0.327503974562798">
            <text:p>32,8%</text:p>
          </table:table-cell>
          <table:table-cell table:formula="of:=[.H418]+[.B419]" office:value-type="float" office:value="1004300.830443">
            <text:p>1004300,830443</text:p>
          </table:table-cell>
          <table:table-cell table:formula="of:=[.H419]/[.$B$3]" office:value-type="percentage" office:value="0.348994971772246">
            <text:p>34,9%</text:p>
          </table:table-cell>
          <table:table-cell table:number-columns-repeated="1015"/>
        </table:table-row>
        <table:table-row table:style-name="ro1">
          <table:table-cell table:style-name="ce4" office:value-type="float" office:value="413">
            <text:p>413</text:p>
          </table:table-cell>
          <table:table-cell table:style-name="ce8" office:value-type="float" office:value="2681.050049">
            <text:p>2681.050049</text:p>
          </table:table-cell>
          <table:table-cell table:style-name="ce8" office:value-type="float" office:value="2447.08971206059">
            <text:p>2447.089712</text:p>
          </table:table-cell>
          <table:table-cell table:formula="of:=[.D419]+1" office:value-type="float" office:value="413">
            <text:p>413</text:p>
          </table:table-cell>
          <table:table-cell table:formula="of:=[.D420]/[.$B$4]" office:value-type="percentage" office:value="0.328298887122417">
            <text:p>32,8%</text:p>
          </table:table-cell>
          <table:table-cell table:formula="of:=[.D420]*[.$B$5]" office:value-type="float" office:value="944743.826239779">
            <text:p>944743,826239779</text:p>
          </table:table-cell>
          <table:table-cell table:formula="of:=[.F420]/[.$B$3]" office:value-type="percentage" office:value="0.328298887122416">
            <text:p>32,8%</text:p>
          </table:table-cell>
          <table:table-cell table:formula="of:=[.H419]+[.B420]" office:value-type="float" office:value="1006981.880492">
            <text:p>1006981,880492</text:p>
          </table:table-cell>
          <table:table-cell table:formula="of:=[.H420]/[.$B$3]" office:value-type="percentage" office:value="0.349926637820713">
            <text:p>35,0%</text:p>
          </table:table-cell>
          <table:table-cell table:number-columns-repeated="1015"/>
        </table:table-row>
        <table:table-row table:style-name="ro1">
          <table:table-cell table:style-name="ce4" office:value-type="float" office:value="414">
            <text:p>414</text:p>
          </table:table-cell>
          <table:table-cell table:style-name="ce8" office:value-type="float" office:value="2328.25">
            <text:p>2328.250000</text:p>
          </table:table-cell>
          <table:table-cell table:style-name="ce8" office:value-type="float" office:value="2446.53823566823">
            <text:p>2446.538236</text:p>
          </table:table-cell>
          <table:table-cell table:formula="of:=[.D420]+1" office:value-type="float" office:value="414">
            <text:p>414</text:p>
          </table:table-cell>
          <table:table-cell table:formula="of:=[.D421]/[.$B$4]" office:value-type="percentage" office:value="0.329093799682035">
            <text:p>32,9%</text:p>
          </table:table-cell>
          <table:table-cell table:formula="of:=[.D421]*[.$B$5]" office:value-type="float" office:value="947031.341557551">
            <text:p>947031,341557551</text:p>
          </table:table-cell>
          <table:table-cell table:formula="of:=[.F421]/[.$B$3]" office:value-type="percentage" office:value="0.329093799682035">
            <text:p>32,9%</text:p>
          </table:table-cell>
          <table:table-cell table:formula="of:=[.H420]+[.B421]" office:value-type="float" office:value="1009310.130492">
            <text:p>1009310,130492</text:p>
          </table:table-cell>
          <table:table-cell table:formula="of:=[.H421]/[.$B$3]" office:value-type="percentage" office:value="0.350735705699976">
            <text:p>35,1%</text:p>
          </table:table-cell>
          <table:table-cell table:number-columns-repeated="1015"/>
        </table:table-row>
        <table:table-row table:style-name="ro1">
          <table:table-cell table:style-name="ce4" office:value-type="float" office:value="415">
            <text:p>415</text:p>
          </table:table-cell>
          <table:table-cell table:style-name="ce8" office:value-type="float" office:value="2395.959961">
            <text:p>2395.959961</text:p>
          </table:table-cell>
          <table:table-cell table:style-name="ce8" office:value-type="float" office:value="2446.47121741385">
            <text:p>2446.471217</text:p>
          </table:table-cell>
          <table:table-cell table:formula="of:=[.D421]+1" office:value-type="float" office:value="415">
            <text:p>415</text:p>
          </table:table-cell>
          <table:table-cell table:formula="of:=[.D422]/[.$B$4]" office:value-type="percentage" office:value="0.329888712241653">
            <text:p>33,0%</text:p>
          </table:table-cell>
          <table:table-cell table:formula="of:=[.D422]*[.$B$5]" office:value-type="float" office:value="949318.856875323">
            <text:p>949318,856875323</text:p>
          </table:table-cell>
          <table:table-cell table:formula="of:=[.F422]/[.$B$3]" office:value-type="percentage" office:value="0.329888712241653">
            <text:p>33,0%</text:p>
          </table:table-cell>
          <table:table-cell table:formula="of:=[.H421]+[.B422]" office:value-type="float" office:value="1011706.090453">
            <text:p>1011706,090453</text:p>
          </table:table-cell>
          <table:table-cell table:formula="of:=[.H422]/[.$B$3]" office:value-type="percentage" office:value="0.351568302819893">
            <text:p>35,2%</text:p>
          </table:table-cell>
          <table:table-cell table:number-columns-repeated="1015"/>
        </table:table-row>
        <table:table-row table:style-name="ro1">
          <table:table-cell table:style-name="ce4" office:value-type="float" office:value="416">
            <text:p>416</text:p>
          </table:table-cell>
          <table:table-cell table:style-name="ce8" office:value-type="float" office:value="2697.790039">
            <text:p>2697.790039</text:p>
          </table:table-cell>
          <table:table-cell table:style-name="ce8" office:value-type="float" office:value="2446.28771857265">
            <text:p>2446.287719</text:p>
          </table:table-cell>
          <table:table-cell table:formula="of:=[.D422]+1" office:value-type="float" office:value="416">
            <text:p>416</text:p>
          </table:table-cell>
          <table:table-cell table:formula="of:=[.D423]/[.$B$4]" office:value-type="percentage" office:value="0.330683624801272">
            <text:p>33,1%</text:p>
          </table:table-cell>
          <table:table-cell table:formula="of:=[.D423]*[.$B$5]" office:value-type="float" office:value="951606.372193094">
            <text:p>951606,372193094</text:p>
          </table:table-cell>
          <table:table-cell table:formula="of:=[.F423]/[.$B$3]" office:value-type="percentage" office:value="0.330683624801272">
            <text:p>33,1%</text:p>
          </table:table-cell>
          <table:table-cell table:formula="of:=[.H422]+[.B423]" office:value-type="float" office:value="1014403.880492">
            <text:p>1014403,880492</text:p>
          </table:table-cell>
          <table:table-cell table:formula="of:=[.H423]/[.$B$3]" office:value-type="percentage" office:value="0.352505786022105">
            <text:p>35,3%</text:p>
          </table:table-cell>
          <table:table-cell table:number-columns-repeated="1015"/>
        </table:table-row>
        <table:table-row table:style-name="ro1">
          <table:table-cell table:style-name="ce4" office:value-type="float" office:value="417">
            <text:p>417</text:p>
          </table:table-cell>
          <table:table-cell table:style-name="ce8" office:value-type="float" office:value="2294.669922">
            <text:p>2294.669922</text:p>
          </table:table-cell>
          <table:table-cell table:style-name="ce8" office:value-type="float" office:value="2446.05414410425">
            <text:p>2446.054144</text:p>
          </table:table-cell>
          <table:table-cell table:formula="of:=[.D423]+1" office:value-type="float" office:value="417">
            <text:p>417</text:p>
          </table:table-cell>
          <table:table-cell table:formula="of:=[.D424]/[.$B$4]" office:value-type="percentage" office:value="0.33147853736089">
            <text:p>33,1%</text:p>
          </table:table-cell>
          <table:table-cell table:formula="of:=[.D424]*[.$B$5]" office:value-type="float" office:value="953893.887510866">
            <text:p>953893,887510866</text:p>
          </table:table-cell>
          <table:table-cell table:formula="of:=[.F424]/[.$B$3]" office:value-type="percentage" office:value="0.33147853736089">
            <text:p>33,1%</text:p>
          </table:table-cell>
          <table:table-cell table:formula="of:=[.H423]+[.B424]" office:value-type="float" office:value="1016698.550414">
            <text:p>1016698,550414</text:p>
          </table:table-cell>
          <table:table-cell table:formula="of:=[.H424]/[.$B$3]" office:value-type="percentage" office:value="0.353303184809779">
            <text:p>35,3%</text:p>
          </table:table-cell>
          <table:table-cell table:number-columns-repeated="1015"/>
        </table:table-row>
        <table:table-row table:style-name="ro1">
          <table:table-cell table:style-name="ce4" office:value-type="float" office:value="418">
            <text:p>418</text:p>
          </table:table-cell>
          <table:table-cell table:style-name="ce8" office:value-type="float" office:value="2381.72998">
            <text:p>2381.729980</text:p>
          </table:table-cell>
          <table:table-cell table:style-name="ce8" office:value-type="float" office:value="2445.50746323639">
            <text:p>2445.507463</text:p>
          </table:table-cell>
          <table:table-cell table:formula="of:=[.D424]+1" office:value-type="float" office:value="418">
            <text:p>418</text:p>
          </table:table-cell>
          <table:table-cell table:formula="of:=[.D425]/[.$B$4]" office:value-type="percentage" office:value="0.332273449920509">
            <text:p>33,2%</text:p>
          </table:table-cell>
          <table:table-cell table:formula="of:=[.D425]*[.$B$5]" office:value-type="float" office:value="956181.402828638">
            <text:p>956181,402828638</text:p>
          </table:table-cell>
          <table:table-cell table:formula="of:=[.F425]/[.$B$3]" office:value-type="percentage" office:value="0.332273449920509">
            <text:p>33,2%</text:p>
          </table:table-cell>
          <table:table-cell table:formula="of:=[.H424]+[.B425]" office:value-type="float" office:value="1019080.280394">
            <text:p>1019080,280394</text:p>
          </table:table-cell>
          <table:table-cell table:formula="of:=[.H425]/[.$B$3]" office:value-type="percentage" office:value="0.35413083700516">
            <text:p>35,4%</text:p>
          </table:table-cell>
          <table:table-cell table:number-columns-repeated="1015"/>
        </table:table-row>
        <table:table-row table:style-name="ro1">
          <table:table-cell table:style-name="ce4" office:value-type="float" office:value="419">
            <text:p>419</text:p>
          </table:table-cell>
          <table:table-cell table:style-name="ce8" office:value-type="float" office:value="2059.73999">
            <text:p>2059.739990</text:p>
          </table:table-cell>
          <table:table-cell table:style-name="ce8" office:value-type="float" office:value="2445.38963075108">
            <text:p>2445.389631</text:p>
          </table:table-cell>
          <table:table-cell table:formula="of:=[.D425]+1" office:value-type="float" office:value="419">
            <text:p>419</text:p>
          </table:table-cell>
          <table:table-cell table:formula="of:=[.D426]/[.$B$4]" office:value-type="percentage" office:value="0.333068362480127">
            <text:p>33,3%</text:p>
          </table:table-cell>
          <table:table-cell table:formula="of:=[.D426]*[.$B$5]" office:value-type="float" office:value="958468.91814641">
            <text:p>958468,91814641</text:p>
          </table:table-cell>
          <table:table-cell table:formula="of:=[.F426]/[.$B$3]" office:value-type="percentage" office:value="0.333068362480127">
            <text:p>33,3%</text:p>
          </table:table-cell>
          <table:table-cell table:formula="of:=[.H425]+[.B426]" office:value-type="float" office:value="1021140.020384">
            <text:p>1021140,020384</text:p>
          </table:table-cell>
          <table:table-cell table:formula="of:=[.H426]/[.$B$3]" office:value-type="percentage" office:value="0.35484659754013">
            <text:p>35,5%</text:p>
          </table:table-cell>
          <table:table-cell table:number-columns-repeated="1015"/>
        </table:table-row>
        <table:table-row table:style-name="ro1">
          <table:table-cell table:style-name="ce4" office:value-type="float" office:value="420">
            <text:p>420</text:p>
          </table:table-cell>
          <table:table-cell table:style-name="ce8" office:value-type="float" office:value="2094.340088">
            <text:p>2094.340088</text:p>
          </table:table-cell>
          <table:table-cell table:style-name="ce8" office:value-type="float" office:value="2445.31963413138">
            <text:p>2445.319634</text:p>
          </table:table-cell>
          <table:table-cell table:formula="of:=[.D426]+1" office:value-type="float" office:value="420">
            <text:p>420</text:p>
          </table:table-cell>
          <table:table-cell table:formula="of:=[.D427]/[.$B$4]" office:value-type="percentage" office:value="0.333863275039746">
            <text:p>33,4%</text:p>
          </table:table-cell>
          <table:table-cell table:formula="of:=[.D427]*[.$B$5]" office:value-type="float" office:value="960756.433464182">
            <text:p>960756,433464182</text:p>
          </table:table-cell>
          <table:table-cell table:formula="of:=[.F427]/[.$B$3]" office:value-type="percentage" office:value="0.333863275039746">
            <text:p>33,4%</text:p>
          </table:table-cell>
          <table:table-cell table:formula="of:=[.H426]+[.B427]" office:value-type="float" office:value="1023234.360472">
            <text:p>1023234,360472</text:p>
          </table:table-cell>
          <table:table-cell table:formula="of:=[.H427]/[.$B$3]" office:value-type="percentage" office:value="0.355574381624078">
            <text:p>35,6%</text:p>
          </table:table-cell>
          <table:table-cell table:number-columns-repeated="1015"/>
        </table:table-row>
        <table:table-row table:style-name="ro1">
          <table:table-cell table:style-name="ce4" office:value-type="float" office:value="421">
            <text:p>421</text:p>
          </table:table-cell>
          <table:table-cell table:style-name="ce8" office:value-type="float" office:value="2316.100098">
            <text:p>2316.100098</text:p>
          </table:table-cell>
          <table:table-cell table:style-name="ce8" office:value-type="float" office:value="2445.2205402289">
            <text:p>2445.220540</text:p>
          </table:table-cell>
          <table:table-cell table:formula="of:=[.D427]+1" office:value-type="float" office:value="421">
            <text:p>421</text:p>
          </table:table-cell>
          <table:table-cell table:formula="of:=[.D428]/[.$B$4]" office:value-type="percentage" office:value="0.334658187599364">
            <text:p>33,5%</text:p>
          </table:table-cell>
          <table:table-cell table:formula="of:=[.D428]*[.$B$5]" office:value-type="float" office:value="963043.948781954">
            <text:p>963043,948781954</text:p>
          </table:table-cell>
          <table:table-cell table:formula="of:=[.F428]/[.$B$3]" office:value-type="percentage" office:value="0.334658187599364">
            <text:p>33,5%</text:p>
          </table:table-cell>
          <table:table-cell table:formula="of:=[.H427]+[.B428]" office:value-type="float" office:value="1025550.46057">
            <text:p>1025550,46057</text:p>
          </table:table-cell>
          <table:table-cell table:formula="of:=[.H428]/[.$B$3]" office:value-type="percentage" office:value="0.356379227407156">
            <text:p>35,6%</text:p>
          </table:table-cell>
          <table:table-cell table:number-columns-repeated="1015"/>
        </table:table-row>
        <table:table-row table:style-name="ro1">
          <table:table-cell table:style-name="ce4" office:value-type="float" office:value="422">
            <text:p>422</text:p>
          </table:table-cell>
          <table:table-cell table:style-name="ce8" office:value-type="float" office:value="2640">
            <text:p>2640.000000</text:p>
          </table:table-cell>
          <table:table-cell table:style-name="ce8" office:value-type="float" office:value="2445.16824430466">
            <text:p>2445.168244</text:p>
          </table:table-cell>
          <table:table-cell table:formula="of:=[.D428]+1" office:value-type="float" office:value="422">
            <text:p>422</text:p>
          </table:table-cell>
          <table:table-cell table:formula="of:=[.D429]/[.$B$4]" office:value-type="percentage" office:value="0.335453100158982">
            <text:p>33,5%</text:p>
          </table:table-cell>
          <table:table-cell table:formula="of:=[.D429]*[.$B$5]" office:value-type="float" office:value="965331.464099726">
            <text:p>965331,464099726</text:p>
          </table:table-cell>
          <table:table-cell table:formula="of:=[.F429]/[.$B$3]" office:value-type="percentage" office:value="0.335453100158982">
            <text:p>33,5%</text:p>
          </table:table-cell>
          <table:table-cell table:formula="of:=[.H428]+[.B429]" office:value-type="float" office:value="1028190.46057">
            <text:p>1028190,46057</text:p>
          </table:table-cell>
          <table:table-cell table:formula="of:=[.H429]/[.$B$3]" office:value-type="percentage" office:value="0.357296628545889">
            <text:p>35,7%</text:p>
          </table:table-cell>
          <table:table-cell table:number-columns-repeated="1015"/>
        </table:table-row>
        <table:table-row table:style-name="ro1">
          <table:table-cell table:style-name="ce4" office:value-type="float" office:value="423">
            <text:p>423</text:p>
          </table:table-cell>
          <table:table-cell table:style-name="ce8" office:value-type="float" office:value="2634.560059">
            <text:p>2634.560059</text:p>
          </table:table-cell>
          <table:table-cell table:style-name="ce8" office:value-type="float" office:value="2445.00674088024">
            <text:p>2445.006741</text:p>
          </table:table-cell>
          <table:table-cell table:formula="of:=[.D429]+1" office:value-type="float" office:value="423">
            <text:p>423</text:p>
          </table:table-cell>
          <table:table-cell table:formula="of:=[.D430]/[.$B$4]" office:value-type="percentage" office:value="0.336248012718601">
            <text:p>33,6%</text:p>
          </table:table-cell>
          <table:table-cell table:formula="of:=[.D430]*[.$B$5]" office:value-type="float" office:value="967618.979417498">
            <text:p>967618,979417498</text:p>
          </table:table-cell>
          <table:table-cell table:formula="of:=[.F430]/[.$B$3]" office:value-type="percentage" office:value="0.336248012718601">
            <text:p>33,6%</text:p>
          </table:table-cell>
          <table:table-cell table:formula="of:=[.H429]+[.B430]" office:value-type="float" office:value="1030825.020629">
            <text:p>1030825,020629</text:p>
          </table:table-cell>
          <table:table-cell table:formula="of:=[.H430]/[.$B$3]" office:value-type="percentage" office:value="0.358212139302778">
            <text:p>35,8%</text:p>
          </table:table-cell>
          <table:table-cell table:number-columns-repeated="1015"/>
        </table:table-row>
        <table:table-row table:style-name="ro1">
          <table:table-cell table:style-name="ce4" office:value-type="float" office:value="424">
            <text:p>424</text:p>
          </table:table-cell>
          <table:table-cell table:style-name="ce8" office:value-type="float" office:value="2671.919922">
            <text:p>2671.919922</text:p>
          </table:table-cell>
          <table:table-cell table:style-name="ce8" office:value-type="float" office:value="2444.94696619466">
            <text:p>2444.946966</text:p>
          </table:table-cell>
          <table:table-cell table:formula="of:=[.D430]+1" office:value-type="float" office:value="424">
            <text:p>424</text:p>
          </table:table-cell>
          <table:table-cell table:formula="of:=[.D431]/[.$B$4]" office:value-type="percentage" office:value="0.337042925278219">
            <text:p>33,7%</text:p>
          </table:table-cell>
          <table:table-cell table:formula="of:=[.D431]*[.$B$5]" office:value-type="float" office:value="969906.494735269">
            <text:p>969906,494735269</text:p>
          </table:table-cell>
          <table:table-cell table:formula="of:=[.F431]/[.$B$3]" office:value-type="percentage" office:value="0.337042925278219">
            <text:p>33,7%</text:p>
          </table:table-cell>
          <table:table-cell table:formula="of:=[.H430]+[.B431]" office:value-type="float" office:value="1033496.940551">
            <text:p>1033496,940551</text:p>
          </table:table-cell>
          <table:table-cell table:formula="of:=[.H431]/[.$B$3]" office:value-type="percentage" office:value="0.359140632628174">
            <text:p>35,9%</text:p>
          </table:table-cell>
          <table:table-cell table:number-columns-repeated="1015"/>
        </table:table-row>
        <table:table-row table:style-name="ro1">
          <table:table-cell table:style-name="ce4" office:value-type="float" office:value="425">
            <text:p>425</text:p>
          </table:table-cell>
          <table:table-cell table:style-name="ce8" office:value-type="float" office:value="2351.159912">
            <text:p>2351.159912</text:p>
          </table:table-cell>
          <table:table-cell table:style-name="ce8" office:value-type="float" office:value="2444.90346814076">
            <text:p>2444.903468</text:p>
          </table:table-cell>
          <table:table-cell table:formula="of:=[.D431]+1" office:value-type="float" office:value="425">
            <text:p>425</text:p>
          </table:table-cell>
          <table:table-cell table:formula="of:=[.D432]/[.$B$4]" office:value-type="percentage" office:value="0.337837837837838">
            <text:p>33,8%</text:p>
          </table:table-cell>
          <table:table-cell table:formula="of:=[.D432]*[.$B$5]" office:value-type="float" office:value="972194.010053041">
            <text:p>972194,010053041</text:p>
          </table:table-cell>
          <table:table-cell table:formula="of:=[.F432]/[.$B$3]" office:value-type="percentage" office:value="0.337837837837838">
            <text:p>33,8%</text:p>
          </table:table-cell>
          <table:table-cell table:formula="of:=[.H431]+[.B432]" office:value-type="float" office:value="1035848.100463">
            <text:p>1035848,100463</text:p>
          </table:table-cell>
          <table:table-cell table:formula="of:=[.H432]/[.$B$3]" office:value-type="percentage" office:value="0.359957661711739">
            <text:p>36,0%</text:p>
          </table:table-cell>
          <table:table-cell table:number-columns-repeated="1015"/>
        </table:table-row>
        <table:table-row table:style-name="ro1">
          <table:table-cell table:style-name="ce4" office:value-type="float" office:value="426">
            <text:p>426</text:p>
          </table:table-cell>
          <table:table-cell table:style-name="ce8" office:value-type="float" office:value="2293.080078">
            <text:p>2293.080078</text:p>
          </table:table-cell>
          <table:table-cell table:style-name="ce8" office:value-type="float" office:value="2444.74891973126">
            <text:p>2444.748920</text:p>
          </table:table-cell>
          <table:table-cell table:formula="of:=[.D432]+1" office:value-type="float" office:value="426">
            <text:p>426</text:p>
          </table:table-cell>
          <table:table-cell table:formula="of:=[.D433]/[.$B$4]" office:value-type="percentage" office:value="0.338632750397456">
            <text:p>33,9%</text:p>
          </table:table-cell>
          <table:table-cell table:formula="of:=[.D433]*[.$B$5]" office:value-type="float" office:value="974481.525370813">
            <text:p>974481,525370813</text:p>
          </table:table-cell>
          <table:table-cell table:formula="of:=[.F433]/[.$B$3]" office:value-type="percentage" office:value="0.338632750397456">
            <text:p>33,9%</text:p>
          </table:table-cell>
          <table:table-cell table:formula="of:=[.H432]+[.B433]" office:value-type="float" office:value="1038141.180541">
            <text:p>1038141,180541</text:p>
          </table:table-cell>
          <table:table-cell table:formula="of:=[.H433]/[.$B$3]" office:value-type="percentage" office:value="0.360754508027937">
            <text:p>36,1%</text:p>
          </table:table-cell>
          <table:table-cell table:number-columns-repeated="1015"/>
        </table:table-row>
        <table:table-row table:style-name="ro1">
          <table:table-cell table:style-name="ce4" office:value-type="float" office:value="427">
            <text:p>427</text:p>
          </table:table-cell>
          <table:table-cell table:style-name="ce8" office:value-type="float" office:value="2663.98999">
            <text:p>2663.989990</text:p>
          </table:table-cell>
          <table:table-cell table:style-name="ce8" office:value-type="float" office:value="2444.64237251982">
            <text:p>2444.642373</text:p>
          </table:table-cell>
          <table:table-cell table:formula="of:=[.D433]+1" office:value-type="float" office:value="427">
            <text:p>427</text:p>
          </table:table-cell>
          <table:table-cell table:formula="of:=[.D434]/[.$B$4]" office:value-type="percentage" office:value="0.339427662957075">
            <text:p>33,9%</text:p>
          </table:table-cell>
          <table:table-cell table:formula="of:=[.D434]*[.$B$5]" office:value-type="float" office:value="976769.040688585">
            <text:p>976769,040688585</text:p>
          </table:table-cell>
          <table:table-cell table:formula="of:=[.F434]/[.$B$3]" office:value-type="percentage" office:value="0.339427662957075">
            <text:p>33,9%</text:p>
          </table:table-cell>
          <table:table-cell table:formula="of:=[.H433]+[.B434]" office:value-type="float" office:value="1040805.170531">
            <text:p>1040805,170531</text:p>
          </table:table-cell>
          <table:table-cell table:formula="of:=[.H434]/[.$B$3]" office:value-type="percentage" office:value="0.361680245698542">
            <text:p>36,2%</text:p>
          </table:table-cell>
          <table:table-cell table:number-columns-repeated="1015"/>
        </table:table-row>
        <table:table-row table:style-name="ro1">
          <table:table-cell table:style-name="ce4" office:value-type="float" office:value="428">
            <text:p>428</text:p>
          </table:table-cell>
          <table:table-cell table:style-name="ce8" office:value-type="float" office:value="2672.629883">
            <text:p>2672.629883</text:p>
          </table:table-cell>
          <table:table-cell table:style-name="ce8" office:value-type="float" office:value="2444.57102004101">
            <text:p>2444.571020</text:p>
          </table:table-cell>
          <table:table-cell table:formula="of:=[.D434]+1" office:value-type="float" office:value="428">
            <text:p>428</text:p>
          </table:table-cell>
          <table:table-cell table:formula="of:=[.D435]/[.$B$4]" office:value-type="percentage" office:value="0.340222575516693">
            <text:p>34,0%</text:p>
          </table:table-cell>
          <table:table-cell table:formula="of:=[.D435]*[.$B$5]" office:value-type="float" office:value="979056.556006357">
            <text:p>979056,556006357</text:p>
          </table:table-cell>
          <table:table-cell table:formula="of:=[.F435]/[.$B$3]" office:value-type="percentage" office:value="0.340222575516693">
            <text:p>34,0%</text:p>
          </table:table-cell>
          <table:table-cell table:formula="of:=[.H434]+[.B435]" office:value-type="float" office:value="1043477.800414">
            <text:p>1043477,800414</text:p>
          </table:table-cell>
          <table:table-cell table:formula="of:=[.H435]/[.$B$3]" office:value-type="percentage" office:value="0.362608985735692">
            <text:p>36,3%</text:p>
          </table:table-cell>
          <table:table-cell table:number-columns-repeated="1015"/>
        </table:table-row>
        <table:table-row table:style-name="ro1">
          <table:table-cell table:style-name="ce4" office:value-type="float" office:value="429">
            <text:p>429</text:p>
          </table:table-cell>
          <table:table-cell table:style-name="ce8" office:value-type="float" office:value="2066.659912">
            <text:p>2066.659912</text:p>
          </table:table-cell>
          <table:table-cell table:style-name="ce8" office:value-type="float" office:value="2444.42553699733">
            <text:p>2444.425537</text:p>
          </table:table-cell>
          <table:table-cell table:formula="of:=[.D435]+1" office:value-type="float" office:value="429">
            <text:p>429</text:p>
          </table:table-cell>
          <table:table-cell table:formula="of:=[.D436]/[.$B$4]" office:value-type="percentage" office:value="0.341017488076312">
            <text:p>34,1%</text:p>
          </table:table-cell>
          <table:table-cell table:formula="of:=[.D436]*[.$B$5]" office:value-type="float" office:value="981344.071324129">
            <text:p>981344,071324129</text:p>
          </table:table-cell>
          <table:table-cell table:formula="of:=[.F436]/[.$B$3]" office:value-type="percentage" office:value="0.341017488076312">
            <text:p>34,1%</text:p>
          </table:table-cell>
          <table:table-cell table:formula="of:=[.H435]+[.B436]" office:value-type="float" office:value="1045544.460326">
            <text:p>1045544,460326</text:p>
          </table:table-cell>
          <table:table-cell table:formula="of:=[.H436]/[.$B$3]" office:value-type="percentage" office:value="0.363327150946542">
            <text:p>36,3%</text:p>
          </table:table-cell>
          <table:table-cell table:number-columns-repeated="1015"/>
        </table:table-row>
        <table:table-row table:style-name="ro1">
          <table:table-cell table:style-name="ce4" office:value-type="float" office:value="430">
            <text:p>430</text:p>
          </table:table-cell>
          <table:table-cell table:style-name="ce8" office:value-type="float" office:value="2363.810059">
            <text:p>2363.810059</text:p>
          </table:table-cell>
          <table:table-cell table:style-name="ce8" office:value-type="float" office:value="2443.96521808899">
            <text:p>2443.965218</text:p>
          </table:table-cell>
          <table:table-cell table:formula="of:=[.D436]+1" office:value-type="float" office:value="430">
            <text:p>430</text:p>
          </table:table-cell>
          <table:table-cell table:formula="of:=[.D437]/[.$B$4]" office:value-type="percentage" office:value="0.34181240063593">
            <text:p>34,2%</text:p>
          </table:table-cell>
          <table:table-cell table:formula="of:=[.D437]*[.$B$5]" office:value-type="float" office:value="983631.586641901">
            <text:p>983631,586641901</text:p>
          </table:table-cell>
          <table:table-cell table:formula="of:=[.F437]/[.$B$3]" office:value-type="percentage" office:value="0.34181240063593">
            <text:p>34,2%</text:p>
          </table:table-cell>
          <table:table-cell table:formula="of:=[.H436]+[.B437]" office:value-type="float" office:value="1047908.270385">
            <text:p>1047908,270385</text:p>
          </table:table-cell>
          <table:table-cell table:formula="of:=[.H437]/[.$B$3]" office:value-type="percentage" office:value="0.364148575961646">
            <text:p>36,4%</text:p>
          </table:table-cell>
          <table:table-cell table:number-columns-repeated="1015"/>
        </table:table-row>
        <table:table-row table:style-name="ro1">
          <table:table-cell table:style-name="ce4" office:value-type="float" office:value="431">
            <text:p>431</text:p>
          </table:table-cell>
          <table:table-cell table:style-name="ce8" office:value-type="float" office:value="2061.719971">
            <text:p>2061.719971</text:p>
          </table:table-cell>
          <table:table-cell table:style-name="ce8" office:value-type="float" office:value="2443.93885755824">
            <text:p>2443.938858</text:p>
          </table:table-cell>
          <table:table-cell table:formula="of:=[.D437]+1" office:value-type="float" office:value="431">
            <text:p>431</text:p>
          </table:table-cell>
          <table:table-cell table:formula="of:=[.D438]/[.$B$4]" office:value-type="percentage" office:value="0.342607313195548">
            <text:p>34,3%</text:p>
          </table:table-cell>
          <table:table-cell table:formula="of:=[.D438]*[.$B$5]" office:value-type="float" office:value="985919.101959672">
            <text:p>985919,101959672</text:p>
          </table:table-cell>
          <table:table-cell table:formula="of:=[.F438]/[.$B$3]" office:value-type="percentage" office:value="0.342607313195548">
            <text:p>34,3%</text:p>
          </table:table-cell>
          <table:table-cell table:formula="of:=[.H437]+[.B438]" office:value-type="float" office:value="1049969.990356">
            <text:p>1049969,990356</text:p>
          </table:table-cell>
          <table:table-cell table:formula="of:=[.H438]/[.$B$3]" office:value-type="percentage" office:value="0.364865024540867">
            <text:p>36,5%</text:p>
          </table:table-cell>
          <table:table-cell table:number-columns-repeated="1015"/>
        </table:table-row>
        <table:table-row table:style-name="ro1">
          <table:table-cell table:style-name="ce4" office:value-type="float" office:value="432">
            <text:p>432</text:p>
          </table:table-cell>
          <table:table-cell table:style-name="ce8" office:value-type="float" office:value="2353.780029">
            <text:p>2353.780029</text:p>
          </table:table-cell>
          <table:table-cell table:style-name="ce8" office:value-type="float" office:value="2443.60614067505">
            <text:p>2443.606141</text:p>
          </table:table-cell>
          <table:table-cell table:formula="of:=[.D438]+1" office:value-type="float" office:value="432">
            <text:p>432</text:p>
          </table:table-cell>
          <table:table-cell table:formula="of:=[.D439]/[.$B$4]" office:value-type="percentage" office:value="0.343402225755167">
            <text:p>34,3%</text:p>
          </table:table-cell>
          <table:table-cell table:formula="of:=[.D439]*[.$B$5]" office:value-type="float" office:value="988206.617277444">
            <text:p>988206,617277444</text:p>
          </table:table-cell>
          <table:table-cell table:formula="of:=[.F439]/[.$B$3]" office:value-type="percentage" office:value="0.343402225755167">
            <text:p>34,3%</text:p>
          </table:table-cell>
          <table:table-cell table:formula="of:=[.H438]+[.B439]" office:value-type="float" office:value="1052323.770385">
            <text:p>1052323,770385</text:p>
          </table:table-cell>
          <table:table-cell table:formula="of:=[.H439]/[.$B$3]" office:value-type="percentage" office:value="0.365682964116219">
            <text:p>36,6%</text:p>
          </table:table-cell>
          <table:table-cell table:number-columns-repeated="1015"/>
        </table:table-row>
        <table:table-row table:style-name="ro1">
          <table:table-cell table:style-name="ce4" office:value-type="float" office:value="433">
            <text:p>433</text:p>
          </table:table-cell>
          <table:table-cell table:style-name="ce8" office:value-type="float" office:value="2612.620117">
            <text:p>2612.620117</text:p>
          </table:table-cell>
          <table:table-cell table:style-name="ce8" office:value-type="float" office:value="2443.16071824019">
            <text:p>2443.160718</text:p>
          </table:table-cell>
          <table:table-cell table:formula="of:=[.D439]+1" office:value-type="float" office:value="433">
            <text:p>433</text:p>
          </table:table-cell>
          <table:table-cell table:formula="of:=[.D440]/[.$B$4]" office:value-type="percentage" office:value="0.344197138314785">
            <text:p>34,4%</text:p>
          </table:table-cell>
          <table:table-cell table:formula="of:=[.D440]*[.$B$5]" office:value-type="float" office:value="990494.132595216">
            <text:p>990494,132595216</text:p>
          </table:table-cell>
          <table:table-cell table:formula="of:=[.F440]/[.$B$3]" office:value-type="percentage" office:value="0.344197138314785">
            <text:p>34,4%</text:p>
          </table:table-cell>
          <table:table-cell table:formula="of:=[.H439]+[.B440]" office:value-type="float" office:value="1054936.390502">
            <text:p>1054936,390502</text:p>
          </table:table-cell>
          <table:table-cell table:formula="of:=[.H440]/[.$B$3]" office:value-type="percentage" office:value="0.3665908507338">
            <text:p>36,7%</text:p>
          </table:table-cell>
          <table:table-cell table:number-columns-repeated="1015"/>
        </table:table-row>
        <table:table-row table:style-name="ro1">
          <table:table-cell table:style-name="ce4" office:value-type="float" office:value="434">
            <text:p>434</text:p>
          </table:table-cell>
          <table:table-cell table:style-name="ce8" office:value-type="float" office:value="2365.379883">
            <text:p>2365.379883</text:p>
          </table:table-cell>
          <table:table-cell table:style-name="ce8" office:value-type="float" office:value="2443.15243891676">
            <text:p>2443.152439</text:p>
          </table:table-cell>
          <table:table-cell table:formula="of:=[.D440]+1" office:value-type="float" office:value="434">
            <text:p>434</text:p>
          </table:table-cell>
          <table:table-cell table:formula="of:=[.D441]/[.$B$4]" office:value-type="percentage" office:value="0.344992050874404">
            <text:p>34,5%</text:p>
          </table:table-cell>
          <table:table-cell table:formula="of:=[.D441]*[.$B$5]" office:value-type="float" office:value="992781.647912988">
            <text:p>992781,647912988</text:p>
          </table:table-cell>
          <table:table-cell table:formula="of:=[.F441]/[.$B$3]" office:value-type="percentage" office:value="0.344992050874404">
            <text:p>34,5%</text:p>
          </table:table-cell>
          <table:table-cell table:formula="of:=[.H440]+[.B441]" office:value-type="float" office:value="1057301.770385">
            <text:p>1057301,770385</text:p>
          </table:table-cell>
          <table:table-cell table:formula="of:=[.H441]/[.$B$3]" office:value-type="percentage" office:value="0.367412821263421">
            <text:p>36,7%</text:p>
          </table:table-cell>
          <table:table-cell table:number-columns-repeated="1015"/>
        </table:table-row>
        <table:table-row table:style-name="ro1">
          <table:table-cell table:style-name="ce4" office:value-type="float" office:value="435">
            <text:p>435</text:p>
          </table:table-cell>
          <table:table-cell table:style-name="ce8" office:value-type="float" office:value="2656.300049">
            <text:p>2656.300049</text:p>
          </table:table-cell>
          <table:table-cell table:style-name="ce8" office:value-type="float" office:value="2442.87257987717">
            <text:p>2442.872580</text:p>
          </table:table-cell>
          <table:table-cell table:formula="of:=[.D441]+1" office:value-type="float" office:value="435">
            <text:p>435</text:p>
          </table:table-cell>
          <table:table-cell table:formula="of:=[.D442]/[.$B$4]" office:value-type="percentage" office:value="0.345786963434022">
            <text:p>34,6%</text:p>
          </table:table-cell>
          <table:table-cell table:formula="of:=[.D442]*[.$B$5]" office:value-type="float" office:value="995069.16323076">
            <text:p>995069,16323076</text:p>
          </table:table-cell>
          <table:table-cell table:formula="of:=[.F442]/[.$B$3]" office:value-type="percentage" office:value="0.345786963434022">
            <text:p>34,6%</text:p>
          </table:table-cell>
          <table:table-cell table:formula="of:=[.H441]+[.B442]" office:value-type="float" office:value="1059958.070434">
            <text:p>1059958,070434</text:p>
          </table:table-cell>
          <table:table-cell table:formula="of:=[.H442]/[.$B$3]" office:value-type="percentage" office:value="0.368335886676212">
            <text:p>36,8%</text:p>
          </table:table-cell>
          <table:table-cell table:number-columns-repeated="1015"/>
        </table:table-row>
        <table:table-row table:style-name="ro1">
          <table:table-cell table:style-name="ce4" office:value-type="float" office:value="436">
            <text:p>436</text:p>
          </table:table-cell>
          <table:table-cell table:style-name="ce8" office:value-type="float" office:value="2383.120117">
            <text:p>2383.120117</text:p>
          </table:table-cell>
          <table:table-cell table:style-name="ce8" office:value-type="float" office:value="2442.72397136246">
            <text:p>2442.723971</text:p>
          </table:table-cell>
          <table:table-cell table:formula="of:=[.D442]+1" office:value-type="float" office:value="436">
            <text:p>436</text:p>
          </table:table-cell>
          <table:table-cell table:formula="of:=[.D443]/[.$B$4]" office:value-type="percentage" office:value="0.346581875993641">
            <text:p>34,7%</text:p>
          </table:table-cell>
          <table:table-cell table:formula="of:=[.D443]*[.$B$5]" office:value-type="float" office:value="997356.678548532">
            <text:p>997356,678548532</text:p>
          </table:table-cell>
          <table:table-cell table:formula="of:=[.F443]/[.$B$3]" office:value-type="percentage" office:value="0.346581875993641">
            <text:p>34,7%</text:p>
          </table:table-cell>
          <table:table-cell table:formula="of:=[.H442]+[.B443]" office:value-type="float" office:value="1062341.190551">
            <text:p>1062341,190551</text:p>
          </table:table-cell>
          <table:table-cell table:formula="of:=[.H443]/[.$B$3]" office:value-type="percentage" office:value="0.3691640219448">
            <text:p>36,9%</text:p>
          </table:table-cell>
          <table:table-cell table:number-columns-repeated="1015"/>
        </table:table-row>
        <table:table-row table:style-name="ro1">
          <table:table-cell table:style-name="ce4" office:value-type="float" office:value="437">
            <text:p>437</text:p>
          </table:table-cell>
          <table:table-cell table:style-name="ce8" office:value-type="float" office:value="2381.379883">
            <text:p>2381.379883</text:p>
          </table:table-cell>
          <table:table-cell table:style-name="ce8" office:value-type="float" office:value="2442.70151249228">
            <text:p>2442.701512</text:p>
          </table:table-cell>
          <table:table-cell table:formula="of:=[.D443]+1" office:value-type="float" office:value="437">
            <text:p>437</text:p>
          </table:table-cell>
          <table:table-cell table:formula="of:=[.D444]/[.$B$4]" office:value-type="percentage" office:value="0.347376788553259">
            <text:p>34,7%</text:p>
          </table:table-cell>
          <table:table-cell table:formula="of:=[.D444]*[.$B$5]" office:value-type="float" office:value="999644.193866304">
            <text:p>999644,193866304</text:p>
          </table:table-cell>
          <table:table-cell table:formula="of:=[.F444]/[.$B$3]" office:value-type="percentage" office:value="0.347376788553259">
            <text:p>34,7%</text:p>
          </table:table-cell>
          <table:table-cell table:formula="of:=[.H443]+[.B444]" office:value-type="float" office:value="1064722.570434">
            <text:p>1064722,570434</text:p>
          </table:table-cell>
          <table:table-cell table:formula="of:=[.H444]/[.$B$3]" office:value-type="percentage" office:value="0.369991552481323">
            <text:p>37,0%</text:p>
          </table:table-cell>
          <table:table-cell table:number-columns-repeated="1015"/>
        </table:table-row>
        <table:table-row table:style-name="ro1">
          <table:table-cell table:style-name="ce4" office:value-type="float" office:value="438">
            <text:p>438</text:p>
          </table:table-cell>
          <table:table-cell table:style-name="ce8" office:value-type="float" office:value="2762.590088">
            <text:p>2762.590088</text:p>
          </table:table-cell>
          <table:table-cell table:style-name="ce8" office:value-type="float" office:value="2442.15071661385">
            <text:p>2442.150717</text:p>
          </table:table-cell>
          <table:table-cell table:formula="of:=[.D444]+1" office:value-type="float" office:value="438">
            <text:p>438</text:p>
          </table:table-cell>
          <table:table-cell table:formula="of:=[.D445]/[.$B$4]" office:value-type="percentage" office:value="0.348171701112878">
            <text:p>34,8%</text:p>
          </table:table-cell>
          <table:table-cell table:formula="of:=[.D445]*[.$B$5]" office:value-type="float" office:value="1001931.70918408">
            <text:p>1001931,70918408</text:p>
          </table:table-cell>
          <table:table-cell table:formula="of:=[.F445]/[.$B$3]" office:value-type="percentage" office:value="0.348171701112878">
            <text:p>34,8%</text:p>
          </table:table-cell>
          <table:table-cell table:formula="of:=[.H444]+[.B445]" office:value-type="float" office:value="1067485.160522">
            <text:p>1067485,160522</text:p>
          </table:table-cell>
          <table:table-cell table:formula="of:=[.H445]/[.$B$3]" office:value-type="percentage" office:value="0.370951553728514">
            <text:p>37,1%</text:p>
          </table:table-cell>
          <table:table-cell table:number-columns-repeated="1015"/>
        </table:table-row>
        <table:table-row table:style-name="ro1">
          <table:table-cell table:style-name="ce4" office:value-type="float" office:value="439">
            <text:p>439</text:p>
          </table:table-cell>
          <table:table-cell table:style-name="ce8" office:value-type="float" office:value="2163.26001">
            <text:p>2163.260010</text:p>
          </table:table-cell>
          <table:table-cell table:style-name="ce8" office:value-type="float" office:value="2441.90893903104">
            <text:p>2441.908939</text:p>
          </table:table-cell>
          <table:table-cell table:formula="of:=[.D445]+1" office:value-type="float" office:value="439">
            <text:p>439</text:p>
          </table:table-cell>
          <table:table-cell table:formula="of:=[.D446]/[.$B$4]" office:value-type="percentage" office:value="0.348966613672496">
            <text:p>34,9%</text:p>
          </table:table-cell>
          <table:table-cell table:formula="of:=[.D446]*[.$B$5]" office:value-type="float" office:value="1004219.22450185">
            <text:p>1004219,22450185</text:p>
          </table:table-cell>
          <table:table-cell table:formula="of:=[.F446]/[.$B$3]" office:value-type="percentage" office:value="0.348966613672496">
            <text:p>34,9%</text:p>
          </table:table-cell>
          <table:table-cell table:formula="of:=[.H445]+[.B446]" office:value-type="float" office:value="1069648.420532">
            <text:p>1069648,420532</text:p>
          </table:table-cell>
          <table:table-cell table:formula="of:=[.H446]/[.$B$3]" office:value-type="percentage" office:value="0.371703287515085">
            <text:p>37,2%</text:p>
          </table:table-cell>
          <table:table-cell table:number-columns-repeated="1015"/>
        </table:table-row>
        <table:table-row table:style-name="ro1">
          <table:table-cell table:style-name="ce4" office:value-type="float" office:value="440">
            <text:p>440</text:p>
          </table:table-cell>
          <table:table-cell table:style-name="ce8" office:value-type="float" office:value="2349.25">
            <text:p>2349.250000</text:p>
          </table:table-cell>
          <table:table-cell table:style-name="ce8" office:value-type="float" office:value="2441.77652787732">
            <text:p>2441.776528</text:p>
          </table:table-cell>
          <table:table-cell table:formula="of:=[.D446]+1" office:value-type="float" office:value="440">
            <text:p>440</text:p>
          </table:table-cell>
          <table:table-cell table:formula="of:=[.D447]/[.$B$4]" office:value-type="percentage" office:value="0.349761526232114">
            <text:p>35,0%</text:p>
          </table:table-cell>
          <table:table-cell table:formula="of:=[.D447]*[.$B$5]" office:value-type="float" office:value="1006506.73981962">
            <text:p>1006506,73981962</text:p>
          </table:table-cell>
          <table:table-cell table:formula="of:=[.F447]/[.$B$3]" office:value-type="percentage" office:value="0.349761526232114">
            <text:p>35,0%</text:p>
          </table:table-cell>
          <table:table-cell table:formula="of:=[.H446]+[.B447]" office:value-type="float" office:value="1071997.670532">
            <text:p>1071997,670532</text:p>
          </table:table-cell>
          <table:table-cell table:formula="of:=[.H447]/[.$B$3]" office:value-type="percentage" office:value="0.372519652903407">
            <text:p>37,3%</text:p>
          </table:table-cell>
          <table:table-cell table:number-columns-repeated="1015"/>
        </table:table-row>
        <table:table-row table:style-name="ro1">
          <table:table-cell table:style-name="ce4" office:value-type="float" office:value="441">
            <text:p>441</text:p>
          </table:table-cell>
          <table:table-cell table:style-name="ce8" office:value-type="float" office:value="2748.929932">
            <text:p>2748.929932</text:p>
          </table:table-cell>
          <table:table-cell table:style-name="ce8" office:value-type="float" office:value="2441.73461713122">
            <text:p>2441.734617</text:p>
          </table:table-cell>
          <table:table-cell table:formula="of:=[.D447]+1" office:value-type="float" office:value="441">
            <text:p>441</text:p>
          </table:table-cell>
          <table:table-cell table:formula="of:=[.D448]/[.$B$4]" office:value-type="percentage" office:value="0.350556438791733">
            <text:p>35,1%</text:p>
          </table:table-cell>
          <table:table-cell table:formula="of:=[.D448]*[.$B$5]" office:value-type="float" office:value="1008794.25513739">
            <text:p>1008794,25513739</text:p>
          </table:table-cell>
          <table:table-cell table:formula="of:=[.F448]/[.$B$3]" office:value-type="percentage" office:value="0.350556438791733">
            <text:p>35,1%</text:p>
          </table:table-cell>
          <table:table-cell table:formula="of:=[.H447]+[.B448]" office:value-type="float" office:value="1074746.600464">
            <text:p>1074746,600464</text:p>
          </table:table-cell>
          <table:table-cell table:formula="of:=[.H448]/[.$B$3]" office:value-type="percentage" office:value="0.373474907240495">
            <text:p>37,3%</text:p>
          </table:table-cell>
          <table:table-cell table:number-columns-repeated="1015"/>
        </table:table-row>
        <table:table-row table:style-name="ro1">
          <table:table-cell table:style-name="ce4" office:value-type="float" office:value="442">
            <text:p>442</text:p>
          </table:table-cell>
          <table:table-cell table:style-name="ce8" office:value-type="float" office:value="2047.599976">
            <text:p>2047.599976</text:p>
          </table:table-cell>
          <table:table-cell table:style-name="ce8" office:value-type="float" office:value="2441.69998551079">
            <text:p>2441.699986</text:p>
          </table:table-cell>
          <table:table-cell table:formula="of:=[.D448]+1" office:value-type="float" office:value="442">
            <text:p>442</text:p>
          </table:table-cell>
          <table:table-cell table:formula="of:=[.D449]/[.$B$4]" office:value-type="percentage" office:value="0.351351351351351">
            <text:p>35,1%</text:p>
          </table:table-cell>
          <table:table-cell table:formula="of:=[.D449]*[.$B$5]" office:value-type="float" office:value="1011081.77045516">
            <text:p>1011081,77045516</text:p>
          </table:table-cell>
          <table:table-cell table:formula="of:=[.F449]/[.$B$3]" office:value-type="percentage" office:value="0.351351351351351">
            <text:p>35,1%</text:p>
          </table:table-cell>
          <table:table-cell table:formula="of:=[.H448]+[.B449]" office:value-type="float" office:value="1076794.20044">
            <text:p>1076794,20044</text:p>
          </table:table-cell>
          <table:table-cell table:formula="of:=[.H449]/[.$B$3]" office:value-type="percentage" office:value="0.374186449115363">
            <text:p>37,4%</text:p>
          </table:table-cell>
          <table:table-cell table:number-columns-repeated="1015"/>
        </table:table-row>
        <table:table-row table:style-name="ro1">
          <table:table-cell table:style-name="ce4" office:value-type="float" office:value="443">
            <text:p>443</text:p>
          </table:table-cell>
          <table:table-cell table:style-name="ce8" office:value-type="float" office:value="2075.810059">
            <text:p>2075.810059</text:p>
          </table:table-cell>
          <table:table-cell table:style-name="ce8" office:value-type="float" office:value="2441.35685901305">
            <text:p>2441.356859</text:p>
          </table:table-cell>
          <table:table-cell table:formula="of:=[.D449]+1" office:value-type="float" office:value="443">
            <text:p>443</text:p>
          </table:table-cell>
          <table:table-cell table:formula="of:=[.D450]/[.$B$4]" office:value-type="percentage" office:value="0.35214626391097">
            <text:p>35,2%</text:p>
          </table:table-cell>
          <table:table-cell table:formula="of:=[.D450]*[.$B$5]" office:value-type="float" office:value="1013369.28577293">
            <text:p>1013369,28577293</text:p>
          </table:table-cell>
          <table:table-cell table:formula="of:=[.F450]/[.$B$3]" office:value-type="percentage" office:value="0.35214626391097">
            <text:p>35,2%</text:p>
          </table:table-cell>
          <table:table-cell table:formula="of:=[.H449]+[.B450]" office:value-type="float" office:value="1078870.010499">
            <text:p>1078870,010499</text:p>
          </table:table-cell>
          <table:table-cell table:formula="of:=[.H450]/[.$B$3]" office:value-type="percentage" office:value="0.374907794006242">
            <text:p>37,5%</text:p>
          </table:table-cell>
          <table:table-cell table:number-columns-repeated="1015"/>
        </table:table-row>
        <table:table-row table:style-name="ro1">
          <table:table-cell table:style-name="ce4" office:value-type="float" office:value="444">
            <text:p>444</text:p>
          </table:table-cell>
          <table:table-cell table:style-name="ce8" office:value-type="float" office:value="2095.149902">
            <text:p>2095.149902</text:p>
          </table:table-cell>
          <table:table-cell table:style-name="ce8" office:value-type="float" office:value="2441.30520840321">
            <text:p>2441.305208</text:p>
          </table:table-cell>
          <table:table-cell table:formula="of:=[.D450]+1" office:value-type="float" office:value="444">
            <text:p>444</text:p>
          </table:table-cell>
          <table:table-cell table:formula="of:=[.D451]/[.$B$4]" office:value-type="percentage" office:value="0.352941176470588">
            <text:p>35,3%</text:p>
          </table:table-cell>
          <table:table-cell table:formula="of:=[.D451]*[.$B$5]" office:value-type="float" office:value="1015656.80109071">
            <text:p>1015656,80109071</text:p>
          </table:table-cell>
          <table:table-cell table:formula="of:=[.F451]/[.$B$3]" office:value-type="percentage" office:value="0.352941176470588">
            <text:p>35,3%</text:p>
          </table:table-cell>
          <table:table-cell table:formula="of:=[.H450]+[.B451]" office:value-type="float" office:value="1080965.160401">
            <text:p>1080965,160401</text:p>
          </table:table-cell>
          <table:table-cell table:formula="of:=[.H451]/[.$B$3]" office:value-type="percentage" office:value="0.375635859500905">
            <text:p>37,6%</text:p>
          </table:table-cell>
          <table:table-cell table:number-columns-repeated="1015"/>
        </table:table-row>
        <table:table-row table:style-name="ro1">
          <table:table-cell table:style-name="ce4" office:value-type="float" office:value="445">
            <text:p>445</text:p>
          </table:table-cell>
          <table:table-cell table:style-name="ce8" office:value-type="float" office:value="2085.179932">
            <text:p>2085.179932</text:p>
          </table:table-cell>
          <table:table-cell table:style-name="ce8" office:value-type="float" office:value="2441.07675150039">
            <text:p>2441.076752</text:p>
          </table:table-cell>
          <table:table-cell table:formula="of:=[.D451]+1" office:value-type="float" office:value="445">
            <text:p>445</text:p>
          </table:table-cell>
          <table:table-cell table:formula="of:=[.D452]/[.$B$4]" office:value-type="percentage" office:value="0.353736089030207">
            <text:p>35,4%</text:p>
          </table:table-cell>
          <table:table-cell table:formula="of:=[.D452]*[.$B$5]" office:value-type="float" office:value="1017944.31640848">
            <text:p>1017944,31640848</text:p>
          </table:table-cell>
          <table:table-cell table:formula="of:=[.F452]/[.$B$3]" office:value-type="percentage" office:value="0.353736089030207">
            <text:p>35,4%</text:p>
          </table:table-cell>
          <table:table-cell table:formula="of:=[.H451]+[.B452]" office:value-type="float" office:value="1083050.340333">
            <text:p>1083050,340333</text:p>
          </table:table-cell>
          <table:table-cell table:formula="of:=[.H452]/[.$B$3]" office:value-type="percentage" office:value="0.376360460426693">
            <text:p>37,6%</text:p>
          </table:table-cell>
          <table:table-cell table:number-columns-repeated="1015"/>
        </table:table-row>
        <table:table-row table:style-name="ro1">
          <table:table-cell table:style-name="ce4" office:value-type="float" office:value="446">
            <text:p>446</text:p>
          </table:table-cell>
          <table:table-cell table:style-name="ce8" office:value-type="float" office:value="2604.469971">
            <text:p>2604.469971</text:p>
          </table:table-cell>
          <table:table-cell table:style-name="ce8" office:value-type="float" office:value="2440.94374068121">
            <text:p>2440.943741</text:p>
          </table:table-cell>
          <table:table-cell table:formula="of:=[.D452]+1" office:value-type="float" office:value="446">
            <text:p>446</text:p>
          </table:table-cell>
          <table:table-cell table:formula="of:=[.D453]/[.$B$4]" office:value-type="percentage" office:value="0.354531001589825">
            <text:p>35,5%</text:p>
          </table:table-cell>
          <table:table-cell table:formula="of:=[.D453]*[.$B$5]" office:value-type="float" office:value="1020231.83172625">
            <text:p>1020231,83172625</text:p>
          </table:table-cell>
          <table:table-cell table:formula="of:=[.F453]/[.$B$3]" office:value-type="percentage" office:value="0.354531001589825">
            <text:p>35,5%</text:p>
          </table:table-cell>
          <table:table-cell table:formula="of:=[.H452]+[.B453]" office:value-type="float" office:value="1085654.810304">
            <text:p>1085654,810304</text:p>
          </table:table-cell>
          <table:table-cell table:formula="of:=[.H453]/[.$B$3]" office:value-type="percentage" office:value="0.377265514865023">
            <text:p>37,7%</text:p>
          </table:table-cell>
          <table:table-cell table:number-columns-repeated="1015"/>
        </table:table-row>
        <table:table-row table:style-name="ro1">
          <table:table-cell table:style-name="ce4" office:value-type="float" office:value="447">
            <text:p>447</text:p>
          </table:table-cell>
          <table:table-cell table:style-name="ce8" office:value-type="float" office:value="2669.909912">
            <text:p>2669.909912</text:p>
          </table:table-cell>
          <table:table-cell table:style-name="ce8" office:value-type="float" office:value="2440.91365900163">
            <text:p>2440.913659</text:p>
          </table:table-cell>
          <table:table-cell table:formula="of:=[.D453]+1" office:value-type="float" office:value="447">
            <text:p>447</text:p>
          </table:table-cell>
          <table:table-cell table:formula="of:=[.D454]/[.$B$4]" office:value-type="percentage" office:value="0.355325914149443">
            <text:p>35,5%</text:p>
          </table:table-cell>
          <table:table-cell table:formula="of:=[.D454]*[.$B$5]" office:value-type="float" office:value="1022519.34704402">
            <text:p>1022519,34704402</text:p>
          </table:table-cell>
          <table:table-cell table:formula="of:=[.F454]/[.$B$3]" office:value-type="percentage" office:value="0.355325914149443">
            <text:p>35,5%</text:p>
          </table:table-cell>
          <table:table-cell table:formula="of:=[.H453]+[.B454]" office:value-type="float" office:value="1088324.720216">
            <text:p>1088324,720216</text:p>
          </table:table-cell>
          <table:table-cell table:formula="of:=[.H454]/[.$B$3]" office:value-type="percentage" office:value="0.378193309711077">
            <text:p>37,8%</text:p>
          </table:table-cell>
          <table:table-cell table:number-columns-repeated="1015"/>
        </table:table-row>
        <table:table-row table:style-name="ro1">
          <table:table-cell table:style-name="ce4" office:value-type="float" office:value="448">
            <text:p>448</text:p>
          </table:table-cell>
          <table:table-cell table:style-name="ce8" office:value-type="float" office:value="2041.910034">
            <text:p>2041.910034</text:p>
          </table:table-cell>
          <table:table-cell table:style-name="ce8" office:value-type="float" office:value="2440.57710623152">
            <text:p>2440.577106</text:p>
          </table:table-cell>
          <table:table-cell table:formula="of:=[.D454]+1" office:value-type="float" office:value="448">
            <text:p>448</text:p>
          </table:table-cell>
          <table:table-cell table:formula="of:=[.D455]/[.$B$4]" office:value-type="percentage" office:value="0.356120826709062">
            <text:p>35,6%</text:p>
          </table:table-cell>
          <table:table-cell table:formula="of:=[.D455]*[.$B$5]" office:value-type="float" office:value="1024806.86236179">
            <text:p>1024806,86236179</text:p>
          </table:table-cell>
          <table:table-cell table:formula="of:=[.F455]/[.$B$3]" office:value-type="percentage" office:value="0.356120826709062">
            <text:p>35,6%</text:p>
          </table:table-cell>
          <table:table-cell table:formula="of:=[.H454]+[.B455]" office:value-type="float" office:value="1090366.63025">
            <text:p>1090366,63025</text:p>
          </table:table-cell>
          <table:table-cell table:formula="of:=[.H455]/[.$B$3]" office:value-type="percentage" office:value="0.378902874328645">
            <text:p>37,9%</text:p>
          </table:table-cell>
          <table:table-cell table:number-columns-repeated="1015"/>
        </table:table-row>
        <table:table-row table:style-name="ro1">
          <table:table-cell table:style-name="ce4" office:value-type="float" office:value="449">
            <text:p>449</text:p>
          </table:table-cell>
          <table:table-cell table:style-name="ce8" office:value-type="float" office:value="2362.820068">
            <text:p>2362.820068</text:p>
          </table:table-cell>
          <table:table-cell table:style-name="ce8" office:value-type="float" office:value="2440.52755595256">
            <text:p>2440.527556</text:p>
          </table:table-cell>
          <table:table-cell table:formula="of:=[.D455]+1" office:value-type="float" office:value="449">
            <text:p>449</text:p>
          </table:table-cell>
          <table:table-cell table:formula="of:=[.D456]/[.$B$4]" office:value-type="percentage" office:value="0.35691573926868">
            <text:p>35,7%</text:p>
          </table:table-cell>
          <table:table-cell table:formula="of:=[.D456]*[.$B$5]" office:value-type="float" office:value="1027094.37767957">
            <text:p>1027094,37767957</text:p>
          </table:table-cell>
          <table:table-cell table:formula="of:=[.F456]/[.$B$3]" office:value-type="percentage" office:value="0.35691573926868">
            <text:p>35,7%</text:p>
          </table:table-cell>
          <table:table-cell table:formula="of:=[.H455]+[.B456]" office:value-type="float" office:value="1092729.450318">
            <text:p>1092729,450318</text:p>
          </table:table-cell>
          <table:table-cell table:formula="of:=[.H456]/[.$B$3]" office:value-type="percentage" office:value="0.37972395532145">
            <text:p>38,0%</text:p>
          </table:table-cell>
          <table:table-cell table:number-columns-repeated="1015"/>
        </table:table-row>
        <table:table-row table:style-name="ro1">
          <table:table-cell table:style-name="ce4" office:value-type="float" office:value="450">
            <text:p>450</text:p>
          </table:table-cell>
          <table:table-cell table:style-name="ce8" office:value-type="float" office:value="2045.170044">
            <text:p>2045.170044</text:p>
          </table:table-cell>
          <table:table-cell table:style-name="ce8" office:value-type="float" office:value="2440.11752735605">
            <text:p>2440.117527</text:p>
          </table:table-cell>
          <table:table-cell table:formula="of:=[.D456]+1" office:value-type="float" office:value="450">
            <text:p>450</text:p>
          </table:table-cell>
          <table:table-cell table:formula="of:=[.D457]/[.$B$4]" office:value-type="percentage" office:value="0.357710651828299">
            <text:p>35,8%</text:p>
          </table:table-cell>
          <table:table-cell table:formula="of:=[.D457]*[.$B$5]" office:value-type="float" office:value="1029381.89299734">
            <text:p>1029381,89299734</text:p>
          </table:table-cell>
          <table:table-cell table:formula="of:=[.F457]/[.$B$3]" office:value-type="percentage" office:value="0.357710651828299">
            <text:p>35,8%</text:p>
          </table:table-cell>
          <table:table-cell table:formula="of:=[.H456]+[.B457]" office:value-type="float" office:value="1094774.620362">
            <text:p>1094774,620362</text:p>
          </table:table-cell>
          <table:table-cell table:formula="of:=[.H457]/[.$B$3]" office:value-type="percentage" office:value="0.3804346527939">
            <text:p>38,0%</text:p>
          </table:table-cell>
          <table:table-cell table:number-columns-repeated="1015"/>
        </table:table-row>
        <table:table-row table:style-name="ro1">
          <table:table-cell table:style-name="ce4" office:value-type="float" office:value="451">
            <text:p>451</text:p>
          </table:table-cell>
          <table:table-cell table:style-name="ce8" office:value-type="float" office:value="2639.399902">
            <text:p>2639.399902</text:p>
          </table:table-cell>
          <table:table-cell table:style-name="ce8" office:value-type="float" office:value="2440.00209375772">
            <text:p>2440.002094</text:p>
          </table:table-cell>
          <table:table-cell table:formula="of:=[.D457]+1" office:value-type="float" office:value="451">
            <text:p>451</text:p>
          </table:table-cell>
          <table:table-cell table:formula="of:=[.D458]/[.$B$4]" office:value-type="percentage" office:value="0.358505564387917">
            <text:p>35,9%</text:p>
          </table:table-cell>
          <table:table-cell table:formula="of:=[.D458]*[.$B$5]" office:value-type="float" office:value="1031669.40831511">
            <text:p>1031669,40831511</text:p>
          </table:table-cell>
          <table:table-cell table:formula="of:=[.F458]/[.$B$3]" office:value-type="percentage" office:value="0.358505564387917">
            <text:p>35,9%</text:p>
          </table:table-cell>
          <table:table-cell table:formula="of:=[.H457]+[.B458]" office:value-type="float" office:value="1097414.020264">
            <text:p>1097414,020264</text:p>
          </table:table-cell>
          <table:table-cell table:formula="of:=[.H458]/[.$B$3]" office:value-type="percentage" office:value="0.381351845398319">
            <text:p>38,1%</text:p>
          </table:table-cell>
          <table:table-cell table:number-columns-repeated="1015"/>
        </table:table-row>
        <table:table-row table:style-name="ro1">
          <table:table-cell table:style-name="ce4" office:value-type="float" office:value="452">
            <text:p>452</text:p>
          </table:table-cell>
          <table:table-cell table:style-name="ce8" office:value-type="float" office:value="2728.120117">
            <text:p>2728.120117</text:p>
          </table:table-cell>
          <table:table-cell table:style-name="ce8" office:value-type="float" office:value="2439.89030551947">
            <text:p>2439.890306</text:p>
          </table:table-cell>
          <table:table-cell table:formula="of:=[.D458]+1" office:value-type="float" office:value="452">
            <text:p>452</text:p>
          </table:table-cell>
          <table:table-cell table:formula="of:=[.D459]/[.$B$4]" office:value-type="percentage" office:value="0.359300476947536">
            <text:p>35,9%</text:p>
          </table:table-cell>
          <table:table-cell table:formula="of:=[.D459]*[.$B$5]" office:value-type="float" office:value="1033956.92363288">
            <text:p>1033956,92363288</text:p>
          </table:table-cell>
          <table:table-cell table:formula="of:=[.F459]/[.$B$3]" office:value-type="percentage" office:value="0.359300476947536">
            <text:p>35,9%</text:p>
          </table:table-cell>
          <table:table-cell table:formula="of:=[.H458]+[.B459]" office:value-type="float" office:value="1100142.140381">
            <text:p>1100142,140381</text:p>
          </table:table-cell>
          <table:table-cell table:formula="of:=[.H459]/[.$B$3]" office:value-type="percentage" office:value="0.382299868315719">
            <text:p>38,2%</text:p>
          </table:table-cell>
          <table:table-cell table:number-columns-repeated="1015"/>
        </table:table-row>
        <table:table-row table:style-name="ro1">
          <table:table-cell table:style-name="ce4" office:value-type="float" office:value="453">
            <text:p>453</text:p>
          </table:table-cell>
          <table:table-cell table:style-name="ce8" office:value-type="float" office:value="2087.790039">
            <text:p>2087.790039</text:p>
          </table:table-cell>
          <table:table-cell table:style-name="ce8" office:value-type="float" office:value="2439.82498770419">
            <text:p>2439.824988</text:p>
          </table:table-cell>
          <table:table-cell table:formula="of:=[.D459]+1" office:value-type="float" office:value="453">
            <text:p>453</text:p>
          </table:table-cell>
          <table:table-cell table:formula="of:=[.D460]/[.$B$4]" office:value-type="percentage" office:value="0.360095389507154">
            <text:p>36,0%</text:p>
          </table:table-cell>
          <table:table-cell table:formula="of:=[.D460]*[.$B$5]" office:value-type="float" office:value="1036244.43895065">
            <text:p>1036244,43895065</text:p>
          </table:table-cell>
          <table:table-cell table:formula="of:=[.F460]/[.$B$3]" office:value-type="percentage" office:value="0.360095389507154">
            <text:p>36,0%</text:p>
          </table:table-cell>
          <table:table-cell table:formula="of:=[.H459]+[.B460]" office:value-type="float" office:value="1102229.93042">
            <text:p>1102229,93042</text:p>
          </table:table-cell>
          <table:table-cell table:formula="of:=[.H460]/[.$B$3]" office:value-type="percentage" office:value="0.383025376254815">
            <text:p>38,3%</text:p>
          </table:table-cell>
          <table:table-cell table:number-columns-repeated="1015"/>
        </table:table-row>
        <table:table-row table:style-name="ro1">
          <table:table-cell table:style-name="ce4" office:value-type="float" office:value="454">
            <text:p>454</text:p>
          </table:table-cell>
          <table:table-cell table:style-name="ce8" office:value-type="float" office:value="2131.52002">
            <text:p>2131.520020</text:p>
          </table:table-cell>
          <table:table-cell table:style-name="ce8" office:value-type="float" office:value="2439.69129365702">
            <text:p>2439.691294</text:p>
          </table:table-cell>
          <table:table-cell table:formula="of:=[.D460]+1" office:value-type="float" office:value="454">
            <text:p>454</text:p>
          </table:table-cell>
          <table:table-cell table:formula="of:=[.D461]/[.$B$4]" office:value-type="percentage" office:value="0.360890302066773">
            <text:p>36,1%</text:p>
          </table:table-cell>
          <table:table-cell table:formula="of:=[.D461]*[.$B$5]" office:value-type="float" office:value="1038531.95426843">
            <text:p>1038531,95426843</text:p>
          </table:table-cell>
          <table:table-cell table:formula="of:=[.F461]/[.$B$3]" office:value-type="percentage" office:value="0.360890302066773">
            <text:p>36,1%</text:p>
          </table:table-cell>
          <table:table-cell table:formula="of:=[.H460]+[.B461]" office:value-type="float" office:value="1104361.45044">
            <text:p>1104361,45044</text:p>
          </table:table-cell>
          <table:table-cell table:formula="of:=[.H461]/[.$B$3]" office:value-type="percentage" office:value="0.383766080381171">
            <text:p>38,4%</text:p>
          </table:table-cell>
          <table:table-cell table:number-columns-repeated="1015"/>
        </table:table-row>
        <table:table-row table:style-name="ro1">
          <table:table-cell table:style-name="ce4" office:value-type="float" office:value="455">
            <text:p>455</text:p>
          </table:table-cell>
          <table:table-cell table:style-name="ce8" office:value-type="float" office:value="2713.830078">
            <text:p>2713.830078</text:p>
          </table:table-cell>
          <table:table-cell table:style-name="ce8" office:value-type="float" office:value="2439.60460739035">
            <text:p>2439.604607</text:p>
          </table:table-cell>
          <table:table-cell table:formula="of:=[.D461]+1" office:value-type="float" office:value="455">
            <text:p>455</text:p>
          </table:table-cell>
          <table:table-cell table:formula="of:=[.D462]/[.$B$4]" office:value-type="percentage" office:value="0.361685214626391">
            <text:p>36,2%</text:p>
          </table:table-cell>
          <table:table-cell table:formula="of:=[.D462]*[.$B$5]" office:value-type="float" office:value="1040819.4695862">
            <text:p>1040819,4695862</text:p>
          </table:table-cell>
          <table:table-cell table:formula="of:=[.F462]/[.$B$3]" office:value-type="percentage" office:value="0.361685214626391">
            <text:p>36,2%</text:p>
          </table:table-cell>
          <table:table-cell table:formula="of:=[.H461]+[.B462]" office:value-type="float" office:value="1107075.280518">
            <text:p>1107075,280518</text:p>
          </table:table-cell>
          <table:table-cell table:formula="of:=[.H462]/[.$B$3]" office:value-type="percentage" office:value="0.384709137503854">
            <text:p>38,5%</text:p>
          </table:table-cell>
          <table:table-cell table:number-columns-repeated="1015"/>
        </table:table-row>
        <table:table-row table:style-name="ro1">
          <table:table-cell table:style-name="ce4" office:value-type="float" office:value="456">
            <text:p>456</text:p>
          </table:table-cell>
          <table:table-cell table:style-name="ce8" office:value-type="float" office:value="2096.070068">
            <text:p>2096.070068</text:p>
          </table:table-cell>
          <table:table-cell table:style-name="ce8" office:value-type="float" office:value="2439.37467867151">
            <text:p>2439.374679</text:p>
          </table:table-cell>
          <table:table-cell table:formula="of:=[.D462]+1" office:value-type="float" office:value="456">
            <text:p>456</text:p>
          </table:table-cell>
          <table:table-cell table:formula="of:=[.D463]/[.$B$4]" office:value-type="percentage" office:value="0.362480127186009">
            <text:p>36,2%</text:p>
          </table:table-cell>
          <table:table-cell table:formula="of:=[.D463]*[.$B$5]" office:value-type="float" office:value="1043106.98490397">
            <text:p>1043106,98490397</text:p>
          </table:table-cell>
          <table:table-cell table:formula="of:=[.F463]/[.$B$3]" office:value-type="percentage" office:value="0.362480127186009">
            <text:p>36,2%</text:p>
          </table:table-cell>
          <table:table-cell table:formula="of:=[.H462]+[.B463]" office:value-type="float" office:value="1109171.350586">
            <text:p>1109171,350586</text:p>
          </table:table-cell>
          <table:table-cell table:formula="of:=[.H463]/[.$B$3]" office:value-type="percentage" office:value="0.385437522756599">
            <text:p>38,5%</text:p>
          </table:table-cell>
          <table:table-cell table:number-columns-repeated="1015"/>
        </table:table-row>
        <table:table-row table:style-name="ro1">
          <table:table-cell table:style-name="ce4" office:value-type="float" office:value="457">
            <text:p>457</text:p>
          </table:table-cell>
          <table:table-cell table:style-name="ce8" office:value-type="float" office:value="2091.699951">
            <text:p>2091.699951</text:p>
          </table:table-cell>
          <table:table-cell table:style-name="ce8" office:value-type="float" office:value="2439.14312717521">
            <text:p>2439.143127</text:p>
          </table:table-cell>
          <table:table-cell table:formula="of:=[.D463]+1" office:value-type="float" office:value="457">
            <text:p>457</text:p>
          </table:table-cell>
          <table:table-cell table:formula="of:=[.D464]/[.$B$4]" office:value-type="percentage" office:value="0.363275039745628">
            <text:p>36,3%</text:p>
          </table:table-cell>
          <table:table-cell table:formula="of:=[.D464]*[.$B$5]" office:value-type="float" office:value="1045394.50022174">
            <text:p>1045394,50022174</text:p>
          </table:table-cell>
          <table:table-cell table:formula="of:=[.F464]/[.$B$3]" office:value-type="percentage" office:value="0.363275039745628">
            <text:p>36,3%</text:p>
          </table:table-cell>
          <table:table-cell table:formula="of:=[.H463]+[.B464]" office:value-type="float" office:value="1111263.050537">
            <text:p>1111263,050537</text:p>
          </table:table-cell>
          <table:table-cell table:formula="of:=[.H464]/[.$B$3]" office:value-type="percentage" office:value="0.386164389391802">
            <text:p>38,6%</text:p>
          </table:table-cell>
          <table:table-cell table:number-columns-repeated="1015"/>
        </table:table-row>
        <table:table-row table:style-name="ro1">
          <table:table-cell table:style-name="ce4" office:value-type="float" office:value="458">
            <text:p>458</text:p>
          </table:table-cell>
          <table:table-cell table:style-name="ce8" office:value-type="float" office:value="2654.800049">
            <text:p>2654.800049</text:p>
          </table:table-cell>
          <table:table-cell table:style-name="ce8" office:value-type="float" office:value="2438.898243223">
            <text:p>2438.898243</text:p>
          </table:table-cell>
          <table:table-cell table:formula="of:=[.D464]+1" office:value-type="float" office:value="458">
            <text:p>458</text:p>
          </table:table-cell>
          <table:table-cell table:formula="of:=[.D465]/[.$B$4]" office:value-type="percentage" office:value="0.364069952305246">
            <text:p>36,4%</text:p>
          </table:table-cell>
          <table:table-cell table:formula="of:=[.D465]*[.$B$5]" office:value-type="float" office:value="1047682.01553951">
            <text:p>1047682,01553951</text:p>
          </table:table-cell>
          <table:table-cell table:formula="of:=[.F465]/[.$B$3]" office:value-type="percentage" office:value="0.364069952305246">
            <text:p>36,4%</text:p>
          </table:table-cell>
          <table:table-cell table:formula="of:=[.H464]+[.B465]" office:value-type="float" office:value="1113917.850586">
            <text:p>1113917,850586</text:p>
          </table:table-cell>
          <table:table-cell table:formula="of:=[.H465]/[.$B$3]" office:value-type="percentage" office:value="0.387086933553946">
            <text:p>38,7%</text:p>
          </table:table-cell>
          <table:table-cell table:number-columns-repeated="1015"/>
        </table:table-row>
        <table:table-row table:style-name="ro1">
          <table:table-cell table:style-name="ce4" office:value-type="float" office:value="459">
            <text:p>459</text:p>
          </table:table-cell>
          <table:table-cell table:style-name="ce8" office:value-type="float" office:value="2164.199951">
            <text:p>2164.199951</text:p>
          </table:table-cell>
          <table:table-cell table:style-name="ce8" office:value-type="float" office:value="2438.66595897165">
            <text:p>2438.665959</text:p>
          </table:table-cell>
          <table:table-cell table:formula="of:=[.D465]+1" office:value-type="float" office:value="459">
            <text:p>459</text:p>
          </table:table-cell>
          <table:table-cell table:formula="of:=[.D466]/[.$B$4]" office:value-type="percentage" office:value="0.364864864864865">
            <text:p>36,5%</text:p>
          </table:table-cell>
          <table:table-cell table:formula="of:=[.D466]*[.$B$5]" office:value-type="float" office:value="1049969.53085728">
            <text:p>1049969,53085728</text:p>
          </table:table-cell>
          <table:table-cell table:formula="of:=[.F466]/[.$B$3]" office:value-type="percentage" office:value="0.364864864864865">
            <text:p>36,5%</text:p>
          </table:table-cell>
          <table:table-cell table:formula="of:=[.H465]+[.B466]" office:value-type="float" office:value="1116082.050537">
            <text:p>1116082,050537</text:p>
          </table:table-cell>
          <table:table-cell table:formula="of:=[.H466]/[.$B$3]" office:value-type="percentage" office:value="0.387838993970421">
            <text:p>38,8%</text:p>
          </table:table-cell>
          <table:table-cell table:number-columns-repeated="1015"/>
        </table:table-row>
        <table:table-row table:style-name="ro1">
          <table:table-cell table:style-name="ce4" office:value-type="float" office:value="460">
            <text:p>460</text:p>
          </table:table-cell>
          <table:table-cell table:style-name="ce8" office:value-type="float" office:value="2703.959961">
            <text:p>2703.959961</text:p>
          </table:table-cell>
          <table:table-cell table:style-name="ce8" office:value-type="float" office:value="2438.24058993833">
            <text:p>2438.240590</text:p>
          </table:table-cell>
          <table:table-cell table:formula="of:=[.D466]+1" office:value-type="float" office:value="460">
            <text:p>460</text:p>
          </table:table-cell>
          <table:table-cell table:formula="of:=[.D467]/[.$B$4]" office:value-type="percentage" office:value="0.365659777424483">
            <text:p>36,6%</text:p>
          </table:table-cell>
          <table:table-cell table:formula="of:=[.D467]*[.$B$5]" office:value-type="float" office:value="1052257.04617506">
            <text:p>1052257,04617506</text:p>
          </table:table-cell>
          <table:table-cell table:formula="of:=[.F467]/[.$B$3]" office:value-type="percentage" office:value="0.365659777424483">
            <text:p>36,6%</text:p>
          </table:table-cell>
          <table:table-cell table:formula="of:=[.H466]+[.B467]" office:value-type="float" office:value="1118786.010498">
            <text:p>1118786,010498</text:p>
          </table:table-cell>
          <table:table-cell table:formula="of:=[.H467]/[.$B$3]" office:value-type="percentage" office:value="0.388778621223189">
            <text:p>38,9%</text:p>
          </table:table-cell>
          <table:table-cell table:number-columns-repeated="1015"/>
        </table:table-row>
        <table:table-row table:style-name="ro1">
          <table:table-cell table:style-name="ce4" office:value-type="float" office:value="461">
            <text:p>461</text:p>
          </table:table-cell>
          <table:table-cell table:style-name="ce8" office:value-type="float" office:value="2041.98999">
            <text:p>2041.989990</text:p>
          </table:table-cell>
          <table:table-cell table:style-name="ce8" office:value-type="float" office:value="2438.1710352213">
            <text:p>2438.171035</text:p>
          </table:table-cell>
          <table:table-cell table:formula="of:=[.D467]+1" office:value-type="float" office:value="461">
            <text:p>461</text:p>
          </table:table-cell>
          <table:table-cell table:formula="of:=[.D468]/[.$B$4]" office:value-type="percentage" office:value="0.366454689984102">
            <text:p>36,6%</text:p>
          </table:table-cell>
          <table:table-cell table:formula="of:=[.D468]*[.$B$5]" office:value-type="float" office:value="1054544.56149283">
            <text:p>1054544,56149283</text:p>
          </table:table-cell>
          <table:table-cell table:formula="of:=[.F468]/[.$B$3]" office:value-type="percentage" office:value="0.366454689984102">
            <text:p>36,6%</text:p>
          </table:table-cell>
          <table:table-cell table:formula="of:=[.H467]+[.B468]" office:value-type="float" office:value="1120828.000488">
            <text:p>1120828,000488</text:p>
          </table:table-cell>
          <table:table-cell table:formula="of:=[.H468]/[.$B$3]" office:value-type="percentage" office:value="0.389488213625503">
            <text:p>38,9%</text:p>
          </table:table-cell>
          <table:table-cell table:number-columns-repeated="1015"/>
        </table:table-row>
        <table:table-row table:style-name="ro1">
          <table:table-cell table:style-name="ce4" office:value-type="float" office:value="462">
            <text:p>462</text:p>
          </table:table-cell>
          <table:table-cell table:style-name="ce8" office:value-type="float" office:value="2337.580078">
            <text:p>2337.580078</text:p>
          </table:table-cell>
          <table:table-cell table:style-name="ce8" office:value-type="float" office:value="2438.03542277481">
            <text:p>2438.035423</text:p>
          </table:table-cell>
          <table:table-cell table:formula="of:=[.D468]+1" office:value-type="float" office:value="462">
            <text:p>462</text:p>
          </table:table-cell>
          <table:table-cell table:formula="of:=[.D469]/[.$B$4]" office:value-type="percentage" office:value="0.36724960254372">
            <text:p>36,7%</text:p>
          </table:table-cell>
          <table:table-cell table:formula="of:=[.D469]*[.$B$5]" office:value-type="float" office:value="1056832.0768106">
            <text:p>1056832,0768106</text:p>
          </table:table-cell>
          <table:table-cell table:formula="of:=[.F469]/[.$B$3]" office:value-type="percentage" office:value="0.36724960254372">
            <text:p>36,7%</text:p>
          </table:table-cell>
          <table:table-cell table:formula="of:=[.H468]+[.B469]" office:value-type="float" office:value="1123165.580566">
            <text:p>1123165,580566</text:p>
          </table:table-cell>
          <table:table-cell table:formula="of:=[.H469]/[.$B$3]" office:value-type="percentage" office:value="0.390300523710895">
            <text:p>39,0%</text:p>
          </table:table-cell>
          <table:table-cell table:number-columns-repeated="1015"/>
        </table:table-row>
        <table:table-row table:style-name="ro1">
          <table:table-cell table:style-name="ce4" office:value-type="float" office:value="463">
            <text:p>463</text:p>
          </table:table-cell>
          <table:table-cell table:style-name="ce8" office:value-type="float" office:value="1989.26001">
            <text:p>1989.260010</text:p>
          </table:table-cell>
          <table:table-cell table:style-name="ce8" office:value-type="float" office:value="2437.96150776374">
            <text:p>2437.961508</text:p>
          </table:table-cell>
          <table:table-cell table:formula="of:=[.D469]+1" office:value-type="float" office:value="463">
            <text:p>463</text:p>
          </table:table-cell>
          <table:table-cell table:formula="of:=[.D470]/[.$B$4]" office:value-type="percentage" office:value="0.368044515103339">
            <text:p>36,8%</text:p>
          </table:table-cell>
          <table:table-cell table:formula="of:=[.D470]*[.$B$5]" office:value-type="float" office:value="1059119.59212837">
            <text:p>1059119,59212837</text:p>
          </table:table-cell>
          <table:table-cell table:formula="of:=[.F470]/[.$B$3]" office:value-type="percentage" office:value="0.368044515103339">
            <text:p>36,8%</text:p>
          </table:table-cell>
          <table:table-cell table:formula="of:=[.H469]+[.B470]" office:value-type="float" office:value="1125154.840576">
            <text:p>1125154,840576</text:p>
          </table:table-cell>
          <table:table-cell table:formula="of:=[.H470]/[.$B$3]" office:value-type="percentage" office:value="0.390991792422414">
            <text:p>39,1%</text:p>
          </table:table-cell>
          <table:table-cell table:number-columns-repeated="1015"/>
        </table:table-row>
        <table:table-row table:style-name="ro1">
          <table:table-cell table:style-name="ce4" office:value-type="float" office:value="464">
            <text:p>464</text:p>
          </table:table-cell>
          <table:table-cell table:style-name="ce8" office:value-type="float" office:value="2720.939941">
            <text:p>2720.939941</text:p>
          </table:table-cell>
          <table:table-cell table:style-name="ce8" office:value-type="float" office:value="2437.83173951156">
            <text:p>2437.831740</text:p>
          </table:table-cell>
          <table:table-cell table:formula="of:=[.D470]+1" office:value-type="float" office:value="464">
            <text:p>464</text:p>
          </table:table-cell>
          <table:table-cell table:formula="of:=[.D471]/[.$B$4]" office:value-type="percentage" office:value="0.368839427662957">
            <text:p>36,9%</text:p>
          </table:table-cell>
          <table:table-cell table:formula="of:=[.D471]*[.$B$5]" office:value-type="float" office:value="1061407.10744614">
            <text:p>1061407,10744614</text:p>
          </table:table-cell>
          <table:table-cell table:formula="of:=[.F471]/[.$B$3]" office:value-type="percentage" office:value="0.368839427662957">
            <text:p>36,9%</text:p>
          </table:table-cell>
          <table:table-cell table:formula="of:=[.H470]+[.B471]" office:value-type="float" office:value="1127875.780517">
            <text:p>1127875,780517</text:p>
          </table:table-cell>
          <table:table-cell table:formula="of:=[.H471]/[.$B$3]" office:value-type="percentage" office:value="0.391937320225557">
            <text:p>39,2%</text:p>
          </table:table-cell>
          <table:table-cell table:number-columns-repeated="1015"/>
        </table:table-row>
        <table:table-row table:style-name="ro1">
          <table:table-cell table:style-name="ce4" office:value-type="float" office:value="465">
            <text:p>465</text:p>
          </table:table-cell>
          <table:table-cell table:style-name="ce8" office:value-type="float" office:value="2662.840088">
            <text:p>2662.840088</text:p>
          </table:table-cell>
          <table:table-cell table:style-name="ce8" office:value-type="float" office:value="2437.83010485169">
            <text:p>2437.830105</text:p>
          </table:table-cell>
          <table:table-cell table:formula="of:=[.D471]+1" office:value-type="float" office:value="465">
            <text:p>465</text:p>
          </table:table-cell>
          <table:table-cell table:formula="of:=[.D472]/[.$B$4]" office:value-type="percentage" office:value="0.369634340222575">
            <text:p>37,0%</text:p>
          </table:table-cell>
          <table:table-cell table:formula="of:=[.D472]*[.$B$5]" office:value-type="float" office:value="1063694.62276392">
            <text:p>1063694,62276392</text:p>
          </table:table-cell>
          <table:table-cell table:formula="of:=[.F472]/[.$B$3]" office:value-type="percentage" office:value="0.369634340222575">
            <text:p>37,0%</text:p>
          </table:table-cell>
          <table:table-cell table:formula="of:=[.H471]+[.B472]" office:value-type="float" office:value="1130538.620605">
            <text:p>1130538,620605</text:p>
          </table:table-cell>
          <table:table-cell table:formula="of:=[.H472]/[.$B$3]" office:value-type="percentage" office:value="0.392862658304722">
            <text:p>39,3%</text:p>
          </table:table-cell>
          <table:table-cell table:number-columns-repeated="1015"/>
        </table:table-row>
        <table:table-row table:style-name="ro1">
          <table:table-cell table:style-name="ce4" office:value-type="float" office:value="466">
            <text:p>466</text:p>
          </table:table-cell>
          <table:table-cell table:style-name="ce8" office:value-type="float" office:value="2701.330078">
            <text:p>2701.330078</text:p>
          </table:table-cell>
          <table:table-cell table:style-name="ce8" office:value-type="float" office:value="2437.65995563672">
            <text:p>2437.659956</text:p>
          </table:table-cell>
          <table:table-cell table:formula="of:=[.D472]+1" office:value-type="float" office:value="466">
            <text:p>466</text:p>
          </table:table-cell>
          <table:table-cell table:formula="of:=[.D473]/[.$B$4]" office:value-type="percentage" office:value="0.370429252782194">
            <text:p>37,0%</text:p>
          </table:table-cell>
          <table:table-cell table:formula="of:=[.D473]*[.$B$5]" office:value-type="float" office:value="1065982.13808169">
            <text:p>1065982,13808169</text:p>
          </table:table-cell>
          <table:table-cell table:formula="of:=[.F473]/[.$B$3]" office:value-type="percentage" office:value="0.370429252782194">
            <text:p>37,0%</text:p>
          </table:table-cell>
          <table:table-cell table:formula="of:=[.H472]+[.B473]" office:value-type="float" office:value="1133239.950683">
            <text:p>1133239,950683</text:p>
          </table:table-cell>
          <table:table-cell table:formula="of:=[.H473]/[.$B$3]" office:value-type="percentage" office:value="0.393801371672013">
            <text:p>39,4%</text:p>
          </table:table-cell>
          <table:table-cell table:number-columns-repeated="1015"/>
        </table:table-row>
        <table:table-row table:style-name="ro1">
          <table:table-cell table:style-name="ce4" office:value-type="float" office:value="467">
            <text:p>467</text:p>
          </table:table-cell>
          <table:table-cell table:style-name="ce8" office:value-type="float" office:value="2670.709961">
            <text:p>2670.709961</text:p>
          </table:table-cell>
          <table:table-cell table:style-name="ce8" office:value-type="float" office:value="2437.64769874645">
            <text:p>2437.647699</text:p>
          </table:table-cell>
          <table:table-cell table:formula="of:=[.D473]+1" office:value-type="float" office:value="467">
            <text:p>467</text:p>
          </table:table-cell>
          <table:table-cell table:formula="of:=[.D474]/[.$B$4]" office:value-type="percentage" office:value="0.371224165341812">
            <text:p>37,1%</text:p>
          </table:table-cell>
          <table:table-cell table:formula="of:=[.D474]*[.$B$5]" office:value-type="float" office:value="1068269.65339946">
            <text:p>1068269,65339946</text:p>
          </table:table-cell>
          <table:table-cell table:formula="of:=[.F474]/[.$B$3]" office:value-type="percentage" office:value="0.371224165341812">
            <text:p>37,1%</text:p>
          </table:table-cell>
          <table:table-cell table:formula="of:=[.H473]+[.B474]" office:value-type="float" office:value="1135910.660644">
            <text:p>1135910,660644</text:p>
          </table:table-cell>
          <table:table-cell table:formula="of:=[.H474]/[.$B$3]" office:value-type="percentage" office:value="0.39472944453544">
            <text:p>39,5%</text:p>
          </table:table-cell>
          <table:table-cell table:number-columns-repeated="1015"/>
        </table:table-row>
        <table:table-row table:style-name="ro1">
          <table:table-cell table:style-name="ce4" office:value-type="float" office:value="468">
            <text:p>468</text:p>
          </table:table-cell>
          <table:table-cell table:style-name="ce8" office:value-type="float" office:value="2144.290039">
            <text:p>2144.290039</text:p>
          </table:table-cell>
          <table:table-cell table:style-name="ce8" office:value-type="float" office:value="2437.40687490758">
            <text:p>2437.406875</text:p>
          </table:table-cell>
          <table:table-cell table:formula="of:=[.D474]+1" office:value-type="float" office:value="468">
            <text:p>468</text:p>
          </table:table-cell>
          <table:table-cell table:formula="of:=[.D475]/[.$B$4]" office:value-type="percentage" office:value="0.372019077901431">
            <text:p>37,2%</text:p>
          </table:table-cell>
          <table:table-cell table:formula="of:=[.D475]*[.$B$5]" office:value-type="float" office:value="1070557.16871723">
            <text:p>1070557,16871723</text:p>
          </table:table-cell>
          <table:table-cell table:formula="of:=[.F475]/[.$B$3]" office:value-type="percentage" office:value="0.372019077901431">
            <text:p>37,2%</text:p>
          </table:table-cell>
          <table:table-cell table:formula="of:=[.H474]+[.B475]" office:value-type="float" office:value="1138054.950683">
            <text:p>1138054,950683</text:p>
          </table:table-cell>
          <table:table-cell table:formula="of:=[.H475]/[.$B$3]" office:value-type="percentage" office:value="0.395474586248907">
            <text:p>39,5%</text:p>
          </table:table-cell>
          <table:table-cell table:number-columns-repeated="1015"/>
        </table:table-row>
        <table:table-row table:style-name="ro1">
          <table:table-cell table:style-name="ce4" office:value-type="float" office:value="469">
            <text:p>469</text:p>
          </table:table-cell>
          <table:table-cell table:style-name="ce8" office:value-type="float" office:value="1993.400024">
            <text:p>1993.400024</text:p>
          </table:table-cell>
          <table:table-cell table:style-name="ce8" office:value-type="float" office:value="2437.09884394062">
            <text:p>2437.098844</text:p>
          </table:table-cell>
          <table:table-cell table:formula="of:=[.D475]+1" office:value-type="float" office:value="469">
            <text:p>469</text:p>
          </table:table-cell>
          <table:table-cell table:formula="of:=[.D476]/[.$B$4]" office:value-type="percentage" office:value="0.372813990461049">
            <text:p>37,3%</text:p>
          </table:table-cell>
          <table:table-cell table:formula="of:=[.D476]*[.$B$5]" office:value-type="float" office:value="1072844.684035">
            <text:p>1072844,684035</text:p>
          </table:table-cell>
          <table:table-cell table:formula="of:=[.F476]/[.$B$3]" office:value-type="percentage" office:value="0.372813990461049">
            <text:p>37,3%</text:p>
          </table:table-cell>
          <table:table-cell table:formula="of:=[.H475]+[.B476]" office:value-type="float" office:value="1140048.350707">
            <text:p>1140048,350707</text:p>
          </table:table-cell>
          <table:table-cell table:formula="of:=[.H476]/[.$B$3]" office:value-type="percentage" office:value="0.396167293617076">
            <text:p>39,6%</text:p>
          </table:table-cell>
          <table:table-cell table:number-columns-repeated="1015"/>
        </table:table-row>
        <table:table-row table:style-name="ro1">
          <table:table-cell table:style-name="ce4" office:value-type="float" office:value="470">
            <text:p>470</text:p>
          </table:table-cell>
          <table:table-cell table:style-name="ce8" office:value-type="float" office:value="2176.939941">
            <text:p>2176.939941</text:p>
          </table:table-cell>
          <table:table-cell table:style-name="ce8" office:value-type="float" office:value="2436.6309426892">
            <text:p>2436.630943</text:p>
          </table:table-cell>
          <table:table-cell table:formula="of:=[.D476]+1" office:value-type="float" office:value="470">
            <text:p>470</text:p>
          </table:table-cell>
          <table:table-cell table:formula="of:=[.D477]/[.$B$4]" office:value-type="percentage" office:value="0.373608903020668">
            <text:p>37,4%</text:p>
          </table:table-cell>
          <table:table-cell table:formula="of:=[.D477]*[.$B$5]" office:value-type="float" office:value="1075132.19935278">
            <text:p>1075132,19935278</text:p>
          </table:table-cell>
          <table:table-cell table:formula="of:=[.F477]/[.$B$3]" office:value-type="percentage" office:value="0.373608903020668">
            <text:p>37,4%</text:p>
          </table:table-cell>
          <table:table-cell table:formula="of:=[.H476]+[.B477]" office:value-type="float" office:value="1142225.290648">
            <text:p>1142225,290648</text:p>
          </table:table-cell>
          <table:table-cell table:formula="of:=[.H477]/[.$B$3]" office:value-type="percentage" office:value="0.396923781185571">
            <text:p>39,7%</text:p>
          </table:table-cell>
          <table:table-cell table:number-columns-repeated="1015"/>
        </table:table-row>
        <table:table-row table:style-name="ro1">
          <table:table-cell table:style-name="ce4" office:value-type="float" office:value="471">
            <text:p>471</text:p>
          </table:table-cell>
          <table:table-cell table:style-name="ce8" office:value-type="float" office:value="2347.219971">
            <text:p>2347.219971</text:p>
          </table:table-cell>
          <table:table-cell table:style-name="ce8" office:value-type="float" office:value="2436.19882927689">
            <text:p>2436.198829</text:p>
          </table:table-cell>
          <table:table-cell table:formula="of:=[.D477]+1" office:value-type="float" office:value="471">
            <text:p>471</text:p>
          </table:table-cell>
          <table:table-cell table:formula="of:=[.D478]/[.$B$4]" office:value-type="percentage" office:value="0.374403815580286">
            <text:p>37,4%</text:p>
          </table:table-cell>
          <table:table-cell table:formula="of:=[.D478]*[.$B$5]" office:value-type="float" office:value="1077419.71467055">
            <text:p>1077419,71467055</text:p>
          </table:table-cell>
          <table:table-cell table:formula="of:=[.F478]/[.$B$3]" office:value-type="percentage" office:value="0.374403815580286">
            <text:p>37,4%</text:p>
          </table:table-cell>
          <table:table-cell table:formula="of:=[.H477]+[.B478]" office:value-type="float" office:value="1144572.510619">
            <text:p>1144572,510619</text:p>
          </table:table-cell>
          <table:table-cell table:formula="of:=[.H478]/[.$B$3]" office:value-type="percentage" office:value="0.397739441137939">
            <text:p>39,8%</text:p>
          </table:table-cell>
          <table:table-cell table:number-columns-repeated="1015"/>
        </table:table-row>
        <table:table-row table:style-name="ro1">
          <table:table-cell table:style-name="ce4" office:value-type="float" office:value="472">
            <text:p>472</text:p>
          </table:table-cell>
          <table:table-cell table:style-name="ce8" office:value-type="float" office:value="2635.669922">
            <text:p>2635.669922</text:p>
          </table:table-cell>
          <table:table-cell table:style-name="ce8" office:value-type="float" office:value="2436.11058149966">
            <text:p>2436.110581</text:p>
          </table:table-cell>
          <table:table-cell table:formula="of:=[.D478]+1" office:value-type="float" office:value="472">
            <text:p>472</text:p>
          </table:table-cell>
          <table:table-cell table:formula="of:=[.D479]/[.$B$4]" office:value-type="percentage" office:value="0.375198728139905">
            <text:p>37,5%</text:p>
          </table:table-cell>
          <table:table-cell table:formula="of:=[.D479]*[.$B$5]" office:value-type="float" office:value="1079707.22998832">
            <text:p>1079707,22998832</text:p>
          </table:table-cell>
          <table:table-cell table:formula="of:=[.F479]/[.$B$3]" office:value-type="percentage" office:value="0.375198728139905">
            <text:p>37,5%</text:p>
          </table:table-cell>
          <table:table-cell table:formula="of:=[.H478]+[.B479]" office:value-type="float" office:value="1147208.180541">
            <text:p>1147208,180541</text:p>
          </table:table-cell>
          <table:table-cell table:formula="of:=[.H479]/[.$B$3]" office:value-type="percentage" office:value="0.398655337572699">
            <text:p>39,9%</text:p>
          </table:table-cell>
          <table:table-cell table:number-columns-repeated="1015"/>
        </table:table-row>
        <table:table-row table:style-name="ro1">
          <table:table-cell table:style-name="ce4" office:value-type="float" office:value="473">
            <text:p>473</text:p>
          </table:table-cell>
          <table:table-cell table:style-name="ce8" office:value-type="float" office:value="2368.389893">
            <text:p>2368.389893</text:p>
          </table:table-cell>
          <table:table-cell table:style-name="ce8" office:value-type="float" office:value="2436.10991019077">
            <text:p>2436.109910</text:p>
          </table:table-cell>
          <table:table-cell table:formula="of:=[.D479]+1" office:value-type="float" office:value="473">
            <text:p>473</text:p>
          </table:table-cell>
          <table:table-cell table:formula="of:=[.D480]/[.$B$4]" office:value-type="percentage" office:value="0.375993640699523">
            <text:p>37,6%</text:p>
          </table:table-cell>
          <table:table-cell table:formula="of:=[.D480]*[.$B$5]" office:value-type="float" office:value="1081994.74530609">
            <text:p>1081994,74530609</text:p>
          </table:table-cell>
          <table:table-cell table:formula="of:=[.F480]/[.$B$3]" office:value-type="percentage" office:value="0.375993640699523">
            <text:p>37,6%</text:p>
          </table:table-cell>
          <table:table-cell table:formula="of:=[.H479]+[.B480]" office:value-type="float" office:value="1149576.570434">
            <text:p>1149576,570434</text:p>
          </table:table-cell>
          <table:table-cell table:formula="of:=[.H480]/[.$B$3]" office:value-type="percentage" office:value="0.399478354082094">
            <text:p>39,9%</text:p>
          </table:table-cell>
          <table:table-cell table:number-columns-repeated="1015"/>
        </table:table-row>
        <table:table-row table:style-name="ro1">
          <table:table-cell table:style-name="ce4" office:value-type="float" office:value="474">
            <text:p>474</text:p>
          </table:table-cell>
          <table:table-cell table:style-name="ce8" office:value-type="float" office:value="2019.640015">
            <text:p>2019.640015</text:p>
          </table:table-cell>
          <table:table-cell table:style-name="ce8" office:value-type="float" office:value="2435.76596323364">
            <text:p>2435.765963</text:p>
          </table:table-cell>
          <table:table-cell table:formula="of:=[.D480]+1" office:value-type="float" office:value="474">
            <text:p>474</text:p>
          </table:table-cell>
          <table:table-cell table:formula="of:=[.D481]/[.$B$4]" office:value-type="percentage" office:value="0.376788553259142">
            <text:p>37,7%</text:p>
          </table:table-cell>
          <table:table-cell table:formula="of:=[.D481]*[.$B$5]" office:value-type="float" office:value="1084282.26062386">
            <text:p>1084282,26062386</text:p>
          </table:table-cell>
          <table:table-cell table:formula="of:=[.F481]/[.$B$3]" office:value-type="percentage" office:value="0.376788553259142">
            <text:p>37,7%</text:p>
          </table:table-cell>
          <table:table-cell table:formula="of:=[.H480]+[.B481]" office:value-type="float" office:value="1151596.210449">
            <text:p>1151596,210449</text:p>
          </table:table-cell>
          <table:table-cell table:formula="of:=[.H481]/[.$B$3]" office:value-type="percentage" office:value="0.400180179858454">
            <text:p>40,0%</text:p>
          </table:table-cell>
          <table:table-cell table:number-columns-repeated="1015"/>
        </table:table-row>
        <table:table-row table:style-name="ro1">
          <table:table-cell table:style-name="ce4" office:value-type="float" office:value="475">
            <text:p>475</text:p>
          </table:table-cell>
          <table:table-cell table:style-name="ce8" office:value-type="float" office:value="2663.419922">
            <text:p>2663.419922</text:p>
          </table:table-cell>
          <table:table-cell table:style-name="ce8" office:value-type="float" office:value="2435.12393125887">
            <text:p>2435.123931</text:p>
          </table:table-cell>
          <table:table-cell table:formula="of:=[.D481]+1" office:value-type="float" office:value="475">
            <text:p>475</text:p>
          </table:table-cell>
          <table:table-cell table:formula="of:=[.D482]/[.$B$4]" office:value-type="percentage" office:value="0.37758346581876">
            <text:p>37,8%</text:p>
          </table:table-cell>
          <table:table-cell table:formula="of:=[.D482]*[.$B$5]" office:value-type="float" office:value="1086569.77594163">
            <text:p>1086569,77594163</text:p>
          </table:table-cell>
          <table:table-cell table:formula="of:=[.F482]/[.$B$3]" office:value-type="percentage" office:value="0.37758346581876">
            <text:p>37,8%</text:p>
          </table:table-cell>
          <table:table-cell table:formula="of:=[.H481]+[.B482]" office:value-type="float" office:value="1154259.630371">
            <text:p>1154259,630371</text:p>
          </table:table-cell>
          <table:table-cell table:formula="of:=[.H482]/[.$B$3]" office:value-type="percentage" office:value="0.401105719430184">
            <text:p>40,1%</text:p>
          </table:table-cell>
          <table:table-cell table:number-columns-repeated="1015"/>
        </table:table-row>
        <table:table-row table:style-name="ro1">
          <table:table-cell table:style-name="ce4" office:value-type="float" office:value="476">
            <text:p>476</text:p>
          </table:table-cell>
          <table:table-cell table:style-name="ce8" office:value-type="float" office:value="2083.25">
            <text:p>2083.250000</text:p>
          </table:table-cell>
          <table:table-cell table:style-name="ce8" office:value-type="float" office:value="2435.05936723571">
            <text:p>2435.059367</text:p>
          </table:table-cell>
          <table:table-cell table:formula="of:=[.D482]+1" office:value-type="float" office:value="476">
            <text:p>476</text:p>
          </table:table-cell>
          <table:table-cell table:formula="of:=[.D483]/[.$B$4]" office:value-type="percentage" office:value="0.378378378378378">
            <text:p>37,8%</text:p>
          </table:table-cell>
          <table:table-cell table:formula="of:=[.D483]*[.$B$5]" office:value-type="float" office:value="1088857.29125941">
            <text:p>1088857,29125941</text:p>
          </table:table-cell>
          <table:table-cell table:formula="of:=[.F483]/[.$B$3]" office:value-type="percentage" office:value="0.378378378378378">
            <text:p>37,8%</text:p>
          </table:table-cell>
          <table:table-cell table:formula="of:=[.H482]+[.B483]" office:value-type="float" office:value="1156342.880371">
            <text:p>1156342,880371</text:p>
          </table:table-cell>
          <table:table-cell table:formula="of:=[.H483]/[.$B$3]" office:value-type="percentage" office:value="0.401829649703769">
            <text:p>40,2%</text:p>
          </table:table-cell>
          <table:table-cell table:number-columns-repeated="1015"/>
        </table:table-row>
        <table:table-row table:style-name="ro1">
          <table:table-cell table:style-name="ce4" office:value-type="float" office:value="477">
            <text:p>477</text:p>
          </table:table-cell>
          <table:table-cell table:style-name="ce8" office:value-type="float" office:value="2582.610107">
            <text:p>2582.610107</text:p>
          </table:table-cell>
          <table:table-cell table:style-name="ce8" office:value-type="float" office:value="2434.9707192347">
            <text:p>2434.970719</text:p>
          </table:table-cell>
          <table:table-cell table:formula="of:=[.D483]+1" office:value-type="float" office:value="477">
            <text:p>477</text:p>
          </table:table-cell>
          <table:table-cell table:formula="of:=[.D484]/[.$B$4]" office:value-type="percentage" office:value="0.379173290937997">
            <text:p>37,9%</text:p>
          </table:table-cell>
          <table:table-cell table:formula="of:=[.D484]*[.$B$5]" office:value-type="float" office:value="1091144.80657718">
            <text:p>1091144,80657718</text:p>
          </table:table-cell>
          <table:table-cell table:formula="of:=[.F484]/[.$B$3]" office:value-type="percentage" office:value="0.379173290937997">
            <text:p>37,9%</text:p>
          </table:table-cell>
          <table:table-cell table:formula="of:=[.H483]+[.B484]" office:value-type="float" office:value="1158925.490478">
            <text:p>1158925,490478</text:p>
          </table:table-cell>
          <table:table-cell table:formula="of:=[.H484]/[.$B$3]" office:value-type="percentage" office:value="0.40272710782993">
            <text:p>40,3%</text:p>
          </table:table-cell>
          <table:table-cell table:number-columns-repeated="1015"/>
        </table:table-row>
        <table:table-row table:style-name="ro1">
          <table:table-cell table:style-name="ce4" office:value-type="float" office:value="478">
            <text:p>478</text:p>
          </table:table-cell>
          <table:table-cell table:style-name="ce8" office:value-type="float" office:value="2727.76001">
            <text:p>2727.760010</text:p>
          </table:table-cell>
          <table:table-cell table:style-name="ce8" office:value-type="float" office:value="2434.79957733198">
            <text:p>2434.799577</text:p>
          </table:table-cell>
          <table:table-cell table:formula="of:=[.D484]+1" office:value-type="float" office:value="478">
            <text:p>478</text:p>
          </table:table-cell>
          <table:table-cell table:formula="of:=[.D485]/[.$B$4]" office:value-type="percentage" office:value="0.379968203497615">
            <text:p>38,0%</text:p>
          </table:table-cell>
          <table:table-cell table:formula="of:=[.D485]*[.$B$5]" office:value-type="float" office:value="1093432.32189495">
            <text:p>1093432,32189495</text:p>
          </table:table-cell>
          <table:table-cell table:formula="of:=[.F485]/[.$B$3]" office:value-type="percentage" office:value="0.379968203497615">
            <text:p>38,0%</text:p>
          </table:table-cell>
          <table:table-cell table:formula="of:=[.H484]+[.B485]" office:value-type="float" office:value="1161653.250488">
            <text:p>1161653,250488</text:p>
          </table:table-cell>
          <table:table-cell table:formula="of:=[.H485]/[.$B$3]" office:value-type="percentage" office:value="0.403675005609992">
            <text:p>40,4%</text:p>
          </table:table-cell>
          <table:table-cell table:number-columns-repeated="1015"/>
        </table:table-row>
        <table:table-row table:style-name="ro1">
          <table:table-cell table:style-name="ce4" office:value-type="float" office:value="479">
            <text:p>479</text:p>
          </table:table-cell>
          <table:table-cell table:style-name="ce8" office:value-type="float" office:value="2642.189941">
            <text:p>2642.189941</text:p>
          </table:table-cell>
          <table:table-cell table:style-name="ce8" office:value-type="float" office:value="2434.10481067816">
            <text:p>2434.104811</text:p>
          </table:table-cell>
          <table:table-cell table:formula="of:=[.D485]+1" office:value-type="float" office:value="479">
            <text:p>479</text:p>
          </table:table-cell>
          <table:table-cell table:formula="of:=[.D486]/[.$B$4]" office:value-type="percentage" office:value="0.380763116057234">
            <text:p>38,1%</text:p>
          </table:table-cell>
          <table:table-cell table:formula="of:=[.D486]*[.$B$5]" office:value-type="float" office:value="1095719.83721272">
            <text:p>1095719,83721272</text:p>
          </table:table-cell>
          <table:table-cell table:formula="of:=[.F486]/[.$B$3]" office:value-type="percentage" office:value="0.380763116057234">
            <text:p>38,1%</text:p>
          </table:table-cell>
          <table:table-cell table:formula="of:=[.H485]+[.B486]" office:value-type="float" office:value="1164295.440429">
            <text:p>1164295,440429</text:p>
          </table:table-cell>
          <table:table-cell table:formula="of:=[.H486]/[.$B$3]" office:value-type="percentage" office:value="0.404593167754167">
            <text:p>40,5%</text:p>
          </table:table-cell>
          <table:table-cell table:number-columns-repeated="1015"/>
        </table:table-row>
        <table:table-row table:style-name="ro1">
          <table:table-cell table:style-name="ce4" office:value-type="float" office:value="480">
            <text:p>480</text:p>
          </table:table-cell>
          <table:table-cell table:style-name="ce8" office:value-type="float" office:value="2716.939941">
            <text:p>2716.939941</text:p>
          </table:table-cell>
          <table:table-cell table:style-name="ce8" office:value-type="float" office:value="2434.02151763094">
            <text:p>2434.021518</text:p>
          </table:table-cell>
          <table:table-cell table:formula="of:=[.D486]+1" office:value-type="float" office:value="480">
            <text:p>480</text:p>
          </table:table-cell>
          <table:table-cell table:formula="of:=[.D487]/[.$B$4]" office:value-type="percentage" office:value="0.381558028616852">
            <text:p>38,2%</text:p>
          </table:table-cell>
          <table:table-cell table:formula="of:=[.D487]*[.$B$5]" office:value-type="float" office:value="1098007.35253049">
            <text:p>1098007,35253049</text:p>
          </table:table-cell>
          <table:table-cell table:formula="of:=[.F487]/[.$B$3]" office:value-type="percentage" office:value="0.381558028616852">
            <text:p>38,2%</text:p>
          </table:table-cell>
          <table:table-cell table:formula="of:=[.H486]+[.B487]" office:value-type="float" office:value="1167012.38037">
            <text:p>1167012,38037</text:p>
          </table:table-cell>
          <table:table-cell table:formula="of:=[.H487]/[.$B$3]" office:value-type="percentage" office:value="0.405537305555585">
            <text:p>40,6%</text:p>
          </table:table-cell>
          <table:table-cell table:number-columns-repeated="1015"/>
        </table:table-row>
        <table:table-row table:style-name="ro1">
          <table:table-cell table:style-name="ce4" office:value-type="float" office:value="481">
            <text:p>481</text:p>
          </table:table-cell>
          <table:table-cell table:style-name="ce8" office:value-type="float" office:value="2115.47998">
            <text:p>2115.479980</text:p>
          </table:table-cell>
          <table:table-cell table:style-name="ce8" office:value-type="float" office:value="2433.66971717565">
            <text:p>2433.669717</text:p>
          </table:table-cell>
          <table:table-cell table:formula="of:=[.D487]+1" office:value-type="float" office:value="481">
            <text:p>481</text:p>
          </table:table-cell>
          <table:table-cell table:formula="of:=[.D488]/[.$B$4]" office:value-type="percentage" office:value="0.382352941176471">
            <text:p>38,2%</text:p>
          </table:table-cell>
          <table:table-cell table:formula="of:=[.D488]*[.$B$5]" office:value-type="float" office:value="1100294.86784827">
            <text:p>1100294,86784827</text:p>
          </table:table-cell>
          <table:table-cell table:formula="of:=[.F488]/[.$B$3]" office:value-type="percentage" office:value="0.382352941176471">
            <text:p>38,2%</text:p>
          </table:table-cell>
          <table:table-cell table:formula="of:=[.H487]+[.B488]" office:value-type="float" office:value="1169127.86035">
            <text:p>1169127,86035</text:p>
          </table:table-cell>
          <table:table-cell table:formula="of:=[.H488]/[.$B$3]" office:value-type="percentage" office:value="0.406272435761122">
            <text:p>40,6%</text:p>
          </table:table-cell>
          <table:table-cell table:number-columns-repeated="1015"/>
        </table:table-row>
        <table:table-row table:style-name="ro1">
          <table:table-cell table:style-name="ce4" office:value-type="float" office:value="482">
            <text:p>482</text:p>
          </table:table-cell>
          <table:table-cell table:style-name="ce8" office:value-type="float" office:value="2705.27002">
            <text:p>2705.270020</text:p>
          </table:table-cell>
          <table:table-cell table:style-name="ce8" office:value-type="float" office:value="2433.54206044319">
            <text:p>2433.542060</text:p>
          </table:table-cell>
          <table:table-cell table:formula="of:=[.D488]+1" office:value-type="float" office:value="482">
            <text:p>482</text:p>
          </table:table-cell>
          <table:table-cell table:formula="of:=[.D489]/[.$B$4]" office:value-type="percentage" office:value="0.383147853736089">
            <text:p>38,3%</text:p>
          </table:table-cell>
          <table:table-cell table:formula="of:=[.D489]*[.$B$5]" office:value-type="float" office:value="1102582.38316604">
            <text:p>1102582,38316604</text:p>
          </table:table-cell>
          <table:table-cell table:formula="of:=[.F489]/[.$B$3]" office:value-type="percentage" office:value="0.383147853736089">
            <text:p>38,3%</text:p>
          </table:table-cell>
          <table:table-cell table:formula="of:=[.H488]+[.B489]" office:value-type="float" office:value="1171833.13037">
            <text:p>1171833,13037</text:p>
          </table:table-cell>
          <table:table-cell table:formula="of:=[.H489]/[.$B$3]" office:value-type="percentage" office:value="0.407212518259958">
            <text:p>40,7%</text:p>
          </table:table-cell>
          <table:table-cell table:number-columns-repeated="1015"/>
        </table:table-row>
        <table:table-row table:style-name="ro1">
          <table:table-cell table:style-name="ce4" office:value-type="float" office:value="483">
            <text:p>483</text:p>
          </table:table-cell>
          <table:table-cell table:style-name="ce8" office:value-type="float" office:value="2610.300049">
            <text:p>2610.300049</text:p>
          </table:table-cell>
          <table:table-cell table:style-name="ce8" office:value-type="float" office:value="2433.48682022037">
            <text:p>2433.486820</text:p>
          </table:table-cell>
          <table:table-cell table:formula="of:=[.D489]+1" office:value-type="float" office:value="483">
            <text:p>483</text:p>
          </table:table-cell>
          <table:table-cell table:formula="of:=[.D490]/[.$B$4]" office:value-type="percentage" office:value="0.383942766295707">
            <text:p>38,4%</text:p>
          </table:table-cell>
          <table:table-cell table:formula="of:=[.D490]*[.$B$5]" office:value-type="float" office:value="1104869.89848381">
            <text:p>1104869,89848381</text:p>
          </table:table-cell>
          <table:table-cell table:formula="of:=[.F490]/[.$B$3]" office:value-type="percentage" office:value="0.383942766295707">
            <text:p>38,4%</text:p>
          </table:table-cell>
          <table:table-cell table:formula="of:=[.H489]+[.B490]" office:value-type="float" office:value="1174443.430419">
            <text:p>1174443,430419</text:p>
          </table:table-cell>
          <table:table-cell table:formula="of:=[.H490]/[.$B$3]" office:value-type="percentage" office:value="0.408119598652908">
            <text:p>40,8%</text:p>
          </table:table-cell>
          <table:table-cell table:number-columns-repeated="1015"/>
        </table:table-row>
        <table:table-row table:style-name="ro1">
          <table:table-cell table:style-name="ce4" office:value-type="float" office:value="484">
            <text:p>484</text:p>
          </table:table-cell>
          <table:table-cell table:style-name="ce8" office:value-type="float" office:value="2036.089966">
            <text:p>2036.089966</text:p>
          </table:table-cell>
          <table:table-cell table:style-name="ce8" office:value-type="float" office:value="2432.21466266427">
            <text:p>2432.214663</text:p>
          </table:table-cell>
          <table:table-cell table:formula="of:=[.D490]+1" office:value-type="float" office:value="484">
            <text:p>484</text:p>
          </table:table-cell>
          <table:table-cell table:formula="of:=[.D491]/[.$B$4]" office:value-type="percentage" office:value="0.384737678855326">
            <text:p>38,5%</text:p>
          </table:table-cell>
          <table:table-cell table:formula="of:=[.D491]*[.$B$5]" office:value-type="float" office:value="1107157.41380158">
            <text:p>1107157,41380158</text:p>
          </table:table-cell>
          <table:table-cell table:formula="of:=[.F491]/[.$B$3]" office:value-type="percentage" office:value="0.384737678855326">
            <text:p>38,5%</text:p>
          </table:table-cell>
          <table:table-cell table:formula="of:=[.H490]+[.B491]" office:value-type="float" office:value="1176479.520385">
            <text:p>1176479,520385</text:p>
          </table:table-cell>
          <table:table-cell table:formula="of:=[.H491]/[.$B$3]" office:value-type="percentage" office:value="0.408827140794336">
            <text:p>40,9%</text:p>
          </table:table-cell>
          <table:table-cell table:number-columns-repeated="1015"/>
        </table:table-row>
        <table:table-row table:style-name="ro1">
          <table:table-cell table:style-name="ce4" office:value-type="float" office:value="485">
            <text:p>485</text:p>
          </table:table-cell>
          <table:table-cell table:style-name="ce8" office:value-type="float" office:value="2088.899902">
            <text:p>2088.899902</text:p>
          </table:table-cell>
          <table:table-cell table:style-name="ce8" office:value-type="float" office:value="2432.00813862293">
            <text:p>2432.008139</text:p>
          </table:table-cell>
          <table:table-cell table:formula="of:=[.D491]+1" office:value-type="float" office:value="485">
            <text:p>485</text:p>
          </table:table-cell>
          <table:table-cell table:formula="of:=[.D492]/[.$B$4]" office:value-type="percentage" office:value="0.385532591414944">
            <text:p>38,6%</text:p>
          </table:table-cell>
          <table:table-cell table:formula="of:=[.D492]*[.$B$5]" office:value-type="float" office:value="1109444.92911935">
            <text:p>1109444,92911935</text:p>
          </table:table-cell>
          <table:table-cell table:formula="of:=[.F492]/[.$B$3]" office:value-type="percentage" office:value="0.385532591414944">
            <text:p>38,6%</text:p>
          </table:table-cell>
          <table:table-cell table:formula="of:=[.H491]+[.B492]" office:value-type="float" office:value="1178568.420287">
            <text:p>1178568,420287</text:p>
          </table:table-cell>
          <table:table-cell table:formula="of:=[.H492]/[.$B$3]" office:value-type="percentage" office:value="0.409553034411304">
            <text:p>41,0%</text:p>
          </table:table-cell>
          <table:table-cell table:number-columns-repeated="1015"/>
        </table:table-row>
        <table:table-row table:style-name="ro1">
          <table:table-cell table:style-name="ce4" office:value-type="float" office:value="486">
            <text:p>486</text:p>
          </table:table-cell>
          <table:table-cell table:style-name="ce8" office:value-type="float" office:value="2666.939941">
            <text:p>2666.939941</text:p>
          </table:table-cell>
          <table:table-cell table:style-name="ce8" office:value-type="float" office:value="2431.23483210049">
            <text:p>2431.234832</text:p>
          </table:table-cell>
          <table:table-cell table:formula="of:=[.D492]+1" office:value-type="float" office:value="486">
            <text:p>486</text:p>
          </table:table-cell>
          <table:table-cell table:formula="of:=[.D493]/[.$B$4]" office:value-type="percentage" office:value="0.386327503974563">
            <text:p>38,6%</text:p>
          </table:table-cell>
          <table:table-cell table:formula="of:=[.D493]*[.$B$5]" office:value-type="float" office:value="1111732.44443712">
            <text:p>1111732,44443712</text:p>
          </table:table-cell>
          <table:table-cell table:formula="of:=[.F493]/[.$B$3]" office:value-type="percentage" office:value="0.386327503974563">
            <text:p>38,6%</text:p>
          </table:table-cell>
          <table:table-cell table:formula="of:=[.H492]+[.B493]" office:value-type="float" office:value="1181235.360228">
            <text:p>1181235,360228</text:p>
          </table:table-cell>
          <table:table-cell table:formula="of:=[.H493]/[.$B$3]" office:value-type="percentage" office:value="0.410479797191154">
            <text:p>41,0%</text:p>
          </table:table-cell>
          <table:table-cell table:number-columns-repeated="1015"/>
        </table:table-row>
        <table:table-row table:style-name="ro1">
          <table:table-cell table:style-name="ce4" office:value-type="float" office:value="487">
            <text:p>487</text:p>
          </table:table-cell>
          <table:table-cell table:style-name="ce8" office:value-type="float" office:value="2743.070068">
            <text:p>2743.070068</text:p>
          </table:table-cell>
          <table:table-cell table:style-name="ce8" office:value-type="float" office:value="2431.04503785682">
            <text:p>2431.045038</text:p>
          </table:table-cell>
          <table:table-cell table:formula="of:=[.D493]+1" office:value-type="float" office:value="487">
            <text:p>487</text:p>
          </table:table-cell>
          <table:table-cell table:formula="of:=[.D494]/[.$B$4]" office:value-type="percentage" office:value="0.387122416534181">
            <text:p>38,7%</text:p>
          </table:table-cell>
          <table:table-cell table:formula="of:=[.D494]*[.$B$5]" office:value-type="float" office:value="1114019.9597549">
            <text:p>1114019,9597549</text:p>
          </table:table-cell>
          <table:table-cell table:formula="of:=[.F494]/[.$B$3]" office:value-type="percentage" office:value="0.387122416534181">
            <text:p>38,7%</text:p>
          </table:table-cell>
          <table:table-cell table:formula="of:=[.H493]+[.B494]" office:value-type="float" office:value="1183978.430296">
            <text:p>1183978,430296</text:p>
          </table:table-cell>
          <table:table-cell table:formula="of:=[.H494]/[.$B$3]" office:value-type="percentage" office:value="0.411433015222975">
            <text:p>41,1%</text:p>
          </table:table-cell>
          <table:table-cell table:number-columns-repeated="1015"/>
        </table:table-row>
        <table:table-row table:style-name="ro1">
          <table:table-cell table:style-name="ce4" office:value-type="float" office:value="488">
            <text:p>488</text:p>
          </table:table-cell>
          <table:table-cell table:style-name="ce8" office:value-type="float" office:value="2187.120117">
            <text:p>2187.120117</text:p>
          </table:table-cell>
          <table:table-cell table:style-name="ce8" office:value-type="float" office:value="2430.92537443381">
            <text:p>2430.925374</text:p>
          </table:table-cell>
          <table:table-cell table:formula="of:=[.D494]+1" office:value-type="float" office:value="488">
            <text:p>488</text:p>
          </table:table-cell>
          <table:table-cell table:formula="of:=[.D495]/[.$B$4]" office:value-type="percentage" office:value="0.3879173290938">
            <text:p>38,8%</text:p>
          </table:table-cell>
          <table:table-cell table:formula="of:=[.D495]*[.$B$5]" office:value-type="float" office:value="1116307.47507267">
            <text:p>1116307,47507267</text:p>
          </table:table-cell>
          <table:table-cell table:formula="of:=[.F495]/[.$B$3]" office:value-type="percentage" office:value="0.3879173290938">
            <text:p>38,8%</text:p>
          </table:table-cell>
          <table:table-cell table:formula="of:=[.H494]+[.B495]" office:value-type="float" office:value="1186165.550413">
            <text:p>1186165,550413</text:p>
          </table:table-cell>
          <table:table-cell table:formula="of:=[.H495]/[.$B$3]" office:value-type="percentage" office:value="0.412193040407021">
            <text:p>41,2%</text:p>
          </table:table-cell>
          <table:table-cell table:number-columns-repeated="1015"/>
        </table:table-row>
        <table:table-row table:style-name="ro1">
          <table:table-cell table:style-name="ce4" office:value-type="float" office:value="489">
            <text:p>489</text:p>
          </table:table-cell>
          <table:table-cell table:style-name="ce8" office:value-type="float" office:value="2767.320068">
            <text:p>2767.320068</text:p>
          </table:table-cell>
          <table:table-cell table:style-name="ce8" office:value-type="float" office:value="2430.82119920962">
            <text:p>2430.821199</text:p>
          </table:table-cell>
          <table:table-cell table:formula="of:=[.D495]+1" office:value-type="float" office:value="489">
            <text:p>489</text:p>
          </table:table-cell>
          <table:table-cell table:formula="of:=[.D496]/[.$B$4]" office:value-type="percentage" office:value="0.388712241653418">
            <text:p>38,9%</text:p>
          </table:table-cell>
          <table:table-cell table:formula="of:=[.D496]*[.$B$5]" office:value-type="float" office:value="1118594.99039044">
            <text:p>1118594,99039044</text:p>
          </table:table-cell>
          <table:table-cell table:formula="of:=[.F496]/[.$B$3]" office:value-type="percentage" office:value="0.388712241653418">
            <text:p>38,9%</text:p>
          </table:table-cell>
          <table:table-cell table:formula="of:=[.H495]+[.B496]" office:value-type="float" office:value="1188932.870481">
            <text:p>1188932,870481</text:p>
          </table:table-cell>
          <table:table-cell table:formula="of:=[.H496]/[.$B$3]" office:value-type="percentage" office:value="0.413154685324302">
            <text:p>41,3%</text:p>
          </table:table-cell>
          <table:table-cell table:number-columns-repeated="1015"/>
        </table:table-row>
        <table:table-row table:style-name="ro1">
          <table:table-cell table:style-name="ce4" office:value-type="float" office:value="490">
            <text:p>490</text:p>
          </table:table-cell>
          <table:table-cell table:style-name="ce8" office:value-type="float" office:value="2711.929932">
            <text:p>2711.929932</text:p>
          </table:table-cell>
          <table:table-cell table:style-name="ce8" office:value-type="float" office:value="2430.76639809447">
            <text:p>2430.766398</text:p>
          </table:table-cell>
          <table:table-cell table:formula="of:=[.D496]+1" office:value-type="float" office:value="490">
            <text:p>490</text:p>
          </table:table-cell>
          <table:table-cell table:formula="of:=[.D497]/[.$B$4]" office:value-type="percentage" office:value="0.389507154213037">
            <text:p>39,0%</text:p>
          </table:table-cell>
          <table:table-cell table:formula="of:=[.D497]*[.$B$5]" office:value-type="float" office:value="1120882.50570821">
            <text:p>1120882,50570821</text:p>
          </table:table-cell>
          <table:table-cell table:formula="of:=[.F497]/[.$B$3]" office:value-type="percentage" office:value="0.389507154213037">
            <text:p>39,0%</text:p>
          </table:table-cell>
          <table:table-cell table:formula="of:=[.H496]+[.B497]" office:value-type="float" office:value="1191644.800413">
            <text:p>1191644,800413</text:p>
          </table:table-cell>
          <table:table-cell table:formula="of:=[.H497]/[.$B$3]" office:value-type="percentage" office:value="0.414097082145431">
            <text:p>41,4%</text:p>
          </table:table-cell>
          <table:table-cell table:number-columns-repeated="1015"/>
        </table:table-row>
        <table:table-row table:style-name="ro1">
          <table:table-cell table:style-name="ce4" office:value-type="float" office:value="491">
            <text:p>491</text:p>
          </table:table-cell>
          <table:table-cell table:style-name="ce8" office:value-type="float" office:value="2677.669922">
            <text:p>2677.669922</text:p>
          </table:table-cell>
          <table:table-cell table:style-name="ce8" office:value-type="float" office:value="2430.56894695693">
            <text:p>2430.568947</text:p>
          </table:table-cell>
          <table:table-cell table:formula="of:=[.D497]+1" office:value-type="float" office:value="491">
            <text:p>491</text:p>
          </table:table-cell>
          <table:table-cell table:formula="of:=[.D498]/[.$B$4]" office:value-type="percentage" office:value="0.390302066772655">
            <text:p>39,0%</text:p>
          </table:table-cell>
          <table:table-cell table:formula="of:=[.D498]*[.$B$5]" office:value-type="float" office:value="1123170.02102598">
            <text:p>1123170,02102598</text:p>
          </table:table-cell>
          <table:table-cell table:formula="of:=[.F498]/[.$B$3]" office:value-type="percentage" office:value="0.390302066772655">
            <text:p>39,0%</text:p>
          </table:table-cell>
          <table:table-cell table:formula="of:=[.H497]+[.B498]" office:value-type="float" office:value="1194322.470335">
            <text:p>1194322,470335</text:p>
          </table:table-cell>
          <table:table-cell table:formula="of:=[.H498]/[.$B$3]" office:value-type="percentage" office:value="0.415027573598307">
            <text:p>41,5%</text:p>
          </table:table-cell>
          <table:table-cell table:number-columns-repeated="1015"/>
        </table:table-row>
        <table:table-row table:style-name="ro1">
          <table:table-cell table:style-name="ce4" office:value-type="float" office:value="492">
            <text:p>492</text:p>
          </table:table-cell>
          <table:table-cell table:style-name="ce8" office:value-type="float" office:value="2080.72998">
            <text:p>2080.729980</text:p>
          </table:table-cell>
          <table:table-cell table:style-name="ce8" office:value-type="float" office:value="2430.52524071546">
            <text:p>2430.525241</text:p>
          </table:table-cell>
          <table:table-cell table:formula="of:=[.D498]+1" office:value-type="float" office:value="492">
            <text:p>492</text:p>
          </table:table-cell>
          <table:table-cell table:formula="of:=[.D499]/[.$B$4]" office:value-type="percentage" office:value="0.391096979332273">
            <text:p>39,1%</text:p>
          </table:table-cell>
          <table:table-cell table:formula="of:=[.D499]*[.$B$5]" office:value-type="float" office:value="1125457.53634376">
            <text:p>1125457,53634376</text:p>
          </table:table-cell>
          <table:table-cell table:formula="of:=[.F499]/[.$B$3]" office:value-type="percentage" office:value="0.391096979332273">
            <text:p>39,1%</text:p>
          </table:table-cell>
          <table:table-cell table:formula="of:=[.H498]+[.B499]" office:value-type="float" office:value="1196403.200315">
            <text:p>1196403,200315</text:p>
          </table:table-cell>
          <table:table-cell table:formula="of:=[.H499]/[.$B$3]" office:value-type="percentage" office:value="0.415750628163855">
            <text:p>41,6%</text:p>
          </table:table-cell>
          <table:table-cell table:number-columns-repeated="1015"/>
        </table:table-row>
        <table:table-row table:style-name="ro1">
          <table:table-cell table:style-name="ce4" office:value-type="float" office:value="493">
            <text:p>493</text:p>
          </table:table-cell>
          <table:table-cell table:style-name="ce8" office:value-type="float" office:value="2734.620117">
            <text:p>2734.620117</text:p>
          </table:table-cell>
          <table:table-cell table:style-name="ce8" office:value-type="float" office:value="2430.45201840748">
            <text:p>2430.452018</text:p>
          </table:table-cell>
          <table:table-cell table:formula="of:=[.D499]+1" office:value-type="float" office:value="493">
            <text:p>493</text:p>
          </table:table-cell>
          <table:table-cell table:formula="of:=[.D500]/[.$B$4]" office:value-type="percentage" office:value="0.391891891891892">
            <text:p>39,2%</text:p>
          </table:table-cell>
          <table:table-cell table:formula="of:=[.D500]*[.$B$5]" office:value-type="float" office:value="1127745.05166153">
            <text:p>1127745,05166153</text:p>
          </table:table-cell>
          <table:table-cell table:formula="of:=[.F500]/[.$B$3]" office:value-type="percentage" office:value="0.391891891891892">
            <text:p>39,2%</text:p>
          </table:table-cell>
          <table:table-cell table:formula="of:=[.H499]+[.B500]" office:value-type="float" office:value="1199137.820432">
            <text:p>1199137,820432</text:p>
          </table:table-cell>
          <table:table-cell table:formula="of:=[.H500]/[.$B$3]" office:value-type="percentage" office:value="0.416700909834059">
            <text:p>41,7%</text:p>
          </table:table-cell>
          <table:table-cell table:number-columns-repeated="1015"/>
        </table:table-row>
        <table:table-row table:style-name="ro1">
          <table:table-cell table:style-name="ce4" office:value-type="float" office:value="494">
            <text:p>494</text:p>
          </table:table-cell>
          <table:table-cell table:style-name="ce8" office:value-type="float" office:value="2109.409912">
            <text:p>2109.409912</text:p>
          </table:table-cell>
          <table:table-cell table:style-name="ce8" office:value-type="float" office:value="2430.23678658794">
            <text:p>2430.236787</text:p>
          </table:table-cell>
          <table:table-cell table:formula="of:=[.D500]+1" office:value-type="float" office:value="494">
            <text:p>494</text:p>
          </table:table-cell>
          <table:table-cell table:formula="of:=[.D501]/[.$B$4]" office:value-type="percentage" office:value="0.39268680445151">
            <text:p>39,3%</text:p>
          </table:table-cell>
          <table:table-cell table:formula="of:=[.D501]*[.$B$5]" office:value-type="float" office:value="1130032.5669793">
            <text:p>1130032,5669793</text:p>
          </table:table-cell>
          <table:table-cell table:formula="of:=[.F501]/[.$B$3]" office:value-type="percentage" office:value="0.39268680445151">
            <text:p>39,3%</text:p>
          </table:table-cell>
          <table:table-cell table:formula="of:=[.H500]+[.B501]" office:value-type="float" office:value="1201247.230344">
            <text:p>1201247,230344</text:p>
          </table:table-cell>
          <table:table-cell table:formula="of:=[.H501]/[.$B$3]" office:value-type="percentage" office:value="0.417433930688348">
            <text:p>41,7%</text:p>
          </table:table-cell>
          <table:table-cell table:number-columns-repeated="1015"/>
        </table:table-row>
        <table:table-row table:style-name="ro1">
          <table:table-cell table:style-name="ce4" office:value-type="float" office:value="495">
            <text:p>495</text:p>
          </table:table-cell>
          <table:table-cell table:style-name="ce8" office:value-type="float" office:value="2616.100098">
            <text:p>2616.100098</text:p>
          </table:table-cell>
          <table:table-cell table:style-name="ce8" office:value-type="float" office:value="2430.06370817865">
            <text:p>2430.063708</text:p>
          </table:table-cell>
          <table:table-cell table:formula="of:=[.D501]+1" office:value-type="float" office:value="495">
            <text:p>495</text:p>
          </table:table-cell>
          <table:table-cell table:formula="of:=[.D502]/[.$B$4]" office:value-type="percentage" office:value="0.393481717011129">
            <text:p>39,3%</text:p>
          </table:table-cell>
          <table:table-cell table:formula="of:=[.D502]*[.$B$5]" office:value-type="float" office:value="1132320.08229707">
            <text:p>1132320,08229707</text:p>
          </table:table-cell>
          <table:table-cell table:formula="of:=[.F502]/[.$B$3]" office:value-type="percentage" office:value="0.393481717011129">
            <text:p>39,3%</text:p>
          </table:table-cell>
          <table:table-cell table:formula="of:=[.H501]+[.B502]" office:value-type="float" office:value="1203863.330442">
            <text:p>1203863,330442</text:p>
          </table:table-cell>
          <table:table-cell table:formula="of:=[.H502]/[.$B$3]" office:value-type="percentage" office:value="0.418343026600827">
            <text:p>41,8%</text:p>
          </table:table-cell>
          <table:table-cell table:number-columns-repeated="1015"/>
        </table:table-row>
        <table:table-row table:style-name="ro1">
          <table:table-cell table:style-name="ce4" office:value-type="float" office:value="496">
            <text:p>496</text:p>
          </table:table-cell>
          <table:table-cell table:style-name="ce8" office:value-type="float" office:value="2629.72998">
            <text:p>2629.729980</text:p>
          </table:table-cell>
          <table:table-cell table:style-name="ce8" office:value-type="float" office:value="2429.54445715787">
            <text:p>2429.544457</text:p>
          </table:table-cell>
          <table:table-cell table:formula="of:=[.D502]+1" office:value-type="float" office:value="496">
            <text:p>496</text:p>
          </table:table-cell>
          <table:table-cell table:formula="of:=[.D503]/[.$B$4]" office:value-type="percentage" office:value="0.394276629570747">
            <text:p>39,4%</text:p>
          </table:table-cell>
          <table:table-cell table:formula="of:=[.D503]*[.$B$5]" office:value-type="float" office:value="1134607.59761484">
            <text:p>1134607,59761484</text:p>
          </table:table-cell>
          <table:table-cell table:formula="of:=[.F503]/[.$B$3]" office:value-type="percentage" office:value="0.394276629570747">
            <text:p>39,4%</text:p>
          </table:table-cell>
          <table:table-cell table:formula="of:=[.H502]+[.B503]" office:value-type="float" office:value="1206493.060422">
            <text:p>1206493,060422</text:p>
          </table:table-cell>
          <table:table-cell table:formula="of:=[.H503]/[.$B$3]" office:value-type="percentage" office:value="0.41925685890318">
            <text:p>41,9%</text:p>
          </table:table-cell>
          <table:table-cell table:number-columns-repeated="1015"/>
        </table:table-row>
        <table:table-row table:style-name="ro1">
          <table:table-cell table:style-name="ce4" office:value-type="float" office:value="497">
            <text:p>497</text:p>
          </table:table-cell>
          <table:table-cell table:style-name="ce8" office:value-type="float" office:value="2635.959961">
            <text:p>2635.959961</text:p>
          </table:table-cell>
          <table:table-cell table:style-name="ce8" office:value-type="float" office:value="2429.30287855343">
            <text:p>2429.302879</text:p>
          </table:table-cell>
          <table:table-cell table:formula="of:=[.D503]+1" office:value-type="float" office:value="497">
            <text:p>497</text:p>
          </table:table-cell>
          <table:table-cell table:formula="of:=[.D504]/[.$B$4]" office:value-type="percentage" office:value="0.395071542130366">
            <text:p>39,5%</text:p>
          </table:table-cell>
          <table:table-cell table:formula="of:=[.D504]*[.$B$5]" office:value-type="float" office:value="1136895.11293262">
            <text:p>1136895,11293262</text:p>
          </table:table-cell>
          <table:table-cell table:formula="of:=[.F504]/[.$B$3]" office:value-type="percentage" office:value="0.395071542130366">
            <text:p>39,5%</text:p>
          </table:table-cell>
          <table:table-cell table:formula="of:=[.H503]+[.B504]" office:value-type="float" office:value="1209129.020383">
            <text:p>1209129,020383</text:p>
          </table:table-cell>
          <table:table-cell table:formula="of:=[.H504]/[.$B$3]" office:value-type="percentage" office:value="0.420172856126618">
            <text:p>42,0%</text:p>
          </table:table-cell>
          <table:table-cell table:number-columns-repeated="1015"/>
        </table:table-row>
        <table:table-row table:style-name="ro1">
          <table:table-cell table:style-name="ce4" office:value-type="float" office:value="498">
            <text:p>498</text:p>
          </table:table-cell>
          <table:table-cell table:style-name="ce8" office:value-type="float" office:value="2181.899902">
            <text:p>2181.899902</text:p>
          </table:table-cell>
          <table:table-cell table:style-name="ce8" office:value-type="float" office:value="2429.1779593039">
            <text:p>2429.177959</text:p>
          </table:table-cell>
          <table:table-cell table:formula="of:=[.D504]+1" office:value-type="float" office:value="498">
            <text:p>498</text:p>
          </table:table-cell>
          <table:table-cell table:formula="of:=[.D505]/[.$B$4]" office:value-type="percentage" office:value="0.395866454689984">
            <text:p>39,6%</text:p>
          </table:table-cell>
          <table:table-cell table:formula="of:=[.D505]*[.$B$5]" office:value-type="float" office:value="1139182.62825039">
            <text:p>1139182,62825039</text:p>
          </table:table-cell>
          <table:table-cell table:formula="of:=[.F505]/[.$B$3]" office:value-type="percentage" office:value="0.395866454689984">
            <text:p>39,6%</text:p>
          </table:table-cell>
          <table:table-cell table:formula="of:=[.H504]+[.B505]" office:value-type="float" office:value="1211310.920285">
            <text:p>1211310,920285</text:p>
          </table:table-cell>
          <table:table-cell table:formula="of:=[.H505]/[.$B$3]" office:value-type="percentage" office:value="0.420931067283699">
            <text:p>42,1%</text:p>
          </table:table-cell>
          <table:table-cell table:number-columns-repeated="1015"/>
        </table:table-row>
        <table:table-row table:style-name="ro1">
          <table:table-cell table:style-name="ce4" office:value-type="float" office:value="499">
            <text:p>499</text:p>
          </table:table-cell>
          <table:table-cell table:style-name="ce8" office:value-type="float" office:value="2365.449951">
            <text:p>2365.449951</text:p>
          </table:table-cell>
          <table:table-cell table:style-name="ce8" office:value-type="float" office:value="2429.16010039569">
            <text:p>2429.160100</text:p>
          </table:table-cell>
          <table:table-cell table:formula="of:=[.D505]+1" office:value-type="float" office:value="499">
            <text:p>499</text:p>
          </table:table-cell>
          <table:table-cell table:formula="of:=[.D506]/[.$B$4]" office:value-type="percentage" office:value="0.396661367249603">
            <text:p>39,7%</text:p>
          </table:table-cell>
          <table:table-cell table:formula="of:=[.D506]*[.$B$5]" office:value-type="float" office:value="1141470.14356816">
            <text:p>1141470,14356816</text:p>
          </table:table-cell>
          <table:table-cell table:formula="of:=[.F506]/[.$B$3]" office:value-type="percentage" office:value="0.396661367249602">
            <text:p>39,7%</text:p>
          </table:table-cell>
          <table:table-cell table:formula="of:=[.H505]+[.B506]" office:value-type="float" office:value="1213676.370236">
            <text:p>1213676,370236</text:p>
          </table:table-cell>
          <table:table-cell table:formula="of:=[.H506]/[.$B$3]" office:value-type="percentage" office:value="0.421753062161981">
            <text:p>42,2%</text:p>
          </table:table-cell>
          <table:table-cell table:number-columns-repeated="1015"/>
        </table:table-row>
        <table:table-row table:style-name="ro1">
          <table:table-cell table:style-name="ce4" office:value-type="float" office:value="500">
            <text:p>500</text:p>
          </table:table-cell>
          <table:table-cell table:style-name="ce8" office:value-type="float" office:value="2613.159912">
            <text:p>2613.159912</text:p>
          </table:table-cell>
          <table:table-cell table:style-name="ce8" office:value-type="float" office:value="2428.47090400601">
            <text:p>2428.470904</text:p>
          </table:table-cell>
          <table:table-cell table:formula="of:=[.D506]+1" office:value-type="float" office:value="500">
            <text:p>500</text:p>
          </table:table-cell>
          <table:table-cell table:formula="of:=[.D507]/[.$B$4]" office:value-type="percentage" office:value="0.397456279809221">
            <text:p>39,7%</text:p>
          </table:table-cell>
          <table:table-cell table:formula="of:=[.D507]*[.$B$5]" office:value-type="float" office:value="1143757.65888593">
            <text:p>1143757,65888593</text:p>
          </table:table-cell>
          <table:table-cell table:formula="of:=[.F507]/[.$B$3]" office:value-type="percentage" office:value="0.397456279809221">
            <text:p>39,7%</text:p>
          </table:table-cell>
          <table:table-cell table:formula="of:=[.H506]+[.B507]" office:value-type="float" office:value="1216289.530148">
            <text:p>1216289,530148</text:p>
          </table:table-cell>
          <table:table-cell table:formula="of:=[.H507]/[.$B$3]" office:value-type="percentage" office:value="0.422661136358556">
            <text:p>42,3%</text:p>
          </table:table-cell>
          <table:table-cell table:number-columns-repeated="1015"/>
        </table:table-row>
        <table:table-row table:style-name="ro1">
          <table:table-cell table:style-name="ce4" office:value-type="float" office:value="501">
            <text:p>501</text:p>
          </table:table-cell>
          <table:table-cell table:style-name="ce8" office:value-type="float" office:value="2079.060059">
            <text:p>2079.060059</text:p>
          </table:table-cell>
          <table:table-cell table:style-name="ce8" office:value-type="float" office:value="2428.35546891389">
            <text:p>2428.355469</text:p>
          </table:table-cell>
          <table:table-cell table:formula="of:=[.D507]+1" office:value-type="float" office:value="501">
            <text:p>501</text:p>
          </table:table-cell>
          <table:table-cell table:formula="of:=[.D508]/[.$B$4]" office:value-type="percentage" office:value="0.398251192368839">
            <text:p>39,8%</text:p>
          </table:table-cell>
          <table:table-cell table:formula="of:=[.D508]*[.$B$5]" office:value-type="float" office:value="1146045.1742037">
            <text:p>1146045,1742037</text:p>
          </table:table-cell>
          <table:table-cell table:formula="of:=[.F508]/[.$B$3]" office:value-type="percentage" office:value="0.398251192368839">
            <text:p>39,8%</text:p>
          </table:table-cell>
          <table:table-cell table:formula="of:=[.H507]+[.B508]" office:value-type="float" office:value="1218368.590207">
            <text:p>1218368,590207</text:p>
          </table:table-cell>
          <table:table-cell table:formula="of:=[.H508]/[.$B$3]" office:value-type="percentage" office:value="0.423383610625837">
            <text:p>42,3%</text:p>
          </table:table-cell>
          <table:table-cell table:number-columns-repeated="1015"/>
        </table:table-row>
        <table:table-row table:style-name="ro1">
          <table:table-cell table:style-name="ce4" office:value-type="float" office:value="502">
            <text:p>502</text:p>
          </table:table-cell>
          <table:table-cell table:style-name="ce8" office:value-type="float" office:value="2077.98999">
            <text:p>2077.989990</text:p>
          </table:table-cell>
          <table:table-cell table:style-name="ce8" office:value-type="float" office:value="2427.9643814377">
            <text:p>2427.964381</text:p>
          </table:table-cell>
          <table:table-cell table:formula="of:=[.D508]+1" office:value-type="float" office:value="502">
            <text:p>502</text:p>
          </table:table-cell>
          <table:table-cell table:formula="of:=[.D509]/[.$B$4]" office:value-type="percentage" office:value="0.399046104928458">
            <text:p>39,9%</text:p>
          </table:table-cell>
          <table:table-cell table:formula="of:=[.D509]*[.$B$5]" office:value-type="float" office:value="1148332.68952147">
            <text:p>1148332,68952147</text:p>
          </table:table-cell>
          <table:table-cell table:formula="of:=[.F509]/[.$B$3]" office:value-type="percentage" office:value="0.399046104928458">
            <text:p>39,9%</text:p>
          </table:table-cell>
          <table:table-cell table:formula="of:=[.H508]+[.B509]" office:value-type="float" office:value="1220446.580197">
            <text:p>1220446,580197</text:p>
          </table:table-cell>
          <table:table-cell table:formula="of:=[.H509]/[.$B$3]" office:value-type="percentage" office:value="0.424105713043678">
            <text:p>42,4%</text:p>
          </table:table-cell>
          <table:table-cell table:number-columns-repeated="1015"/>
        </table:table-row>
        <table:table-row table:style-name="ro1">
          <table:table-cell table:style-name="ce4" office:value-type="float" office:value="503">
            <text:p>503</text:p>
          </table:table-cell>
          <table:table-cell table:style-name="ce8" office:value-type="float" office:value="2749.76001">
            <text:p>2749.760010</text:p>
          </table:table-cell>
          <table:table-cell table:style-name="ce8" office:value-type="float" office:value="2427.36800938168">
            <text:p>2427.368009</text:p>
          </table:table-cell>
          <table:table-cell table:formula="of:=[.D509]+1" office:value-type="float" office:value="503">
            <text:p>503</text:p>
          </table:table-cell>
          <table:table-cell table:formula="of:=[.D510]/[.$B$4]" office:value-type="percentage" office:value="0.399841017488076">
            <text:p>40,0%</text:p>
          </table:table-cell>
          <table:table-cell table:formula="of:=[.D510]*[.$B$5]" office:value-type="float" office:value="1150620.20483925">
            <text:p>1150620,20483925</text:p>
          </table:table-cell>
          <table:table-cell table:formula="of:=[.F510]/[.$B$3]" office:value-type="percentage" office:value="0.399841017488076">
            <text:p>40,0%</text:p>
          </table:table-cell>
          <table:table-cell table:formula="of:=[.H509]+[.B510]" office:value-type="float" office:value="1223196.340207">
            <text:p>1223196,340207</text:p>
          </table:table-cell>
          <table:table-cell table:formula="of:=[.H510]/[.$B$3]" office:value-type="percentage" office:value="0.42506125583323">
            <text:p>42,5%</text:p>
          </table:table-cell>
          <table:table-cell table:number-columns-repeated="1015"/>
        </table:table-row>
        <table:table-row table:style-name="ro1">
          <table:table-cell table:style-name="ce4" office:value-type="float" office:value="504">
            <text:p>504</text:p>
          </table:table-cell>
          <table:table-cell table:style-name="ce8" office:value-type="float" office:value="2292.560059">
            <text:p>2292.560059</text:p>
          </table:table-cell>
          <table:table-cell table:style-name="ce8" office:value-type="float" office:value="2427.02238252836">
            <text:p>2427.022383</text:p>
          </table:table-cell>
          <table:table-cell table:formula="of:=[.D510]+1" office:value-type="float" office:value="504">
            <text:p>504</text:p>
          </table:table-cell>
          <table:table-cell table:formula="of:=[.D511]/[.$B$4]" office:value-type="percentage" office:value="0.400635930047695">
            <text:p>40,1%</text:p>
          </table:table-cell>
          <table:table-cell table:formula="of:=[.D511]*[.$B$5]" office:value-type="float" office:value="1152907.72015702">
            <text:p>1152907,72015702</text:p>
          </table:table-cell>
          <table:table-cell table:formula="of:=[.F511]/[.$B$3]" office:value-type="percentage" office:value="0.400635930047695">
            <text:p>40,1%</text:p>
          </table:table-cell>
          <table:table-cell table:formula="of:=[.H510]+[.B511]" office:value-type="float" office:value="1225488.900266">
            <text:p>1225488,900266</text:p>
          </table:table-cell>
          <table:table-cell table:formula="of:=[.H511]/[.$B$3]" office:value-type="percentage" office:value="0.425857921442601">
            <text:p>42,6%</text:p>
          </table:table-cell>
          <table:table-cell table:number-columns-repeated="1015"/>
        </table:table-row>
        <table:table-row table:style-name="ro1">
          <table:table-cell table:style-name="ce4" office:value-type="float" office:value="505">
            <text:p>505</text:p>
          </table:table-cell>
          <table:table-cell table:style-name="ce8" office:value-type="float" office:value="2733.01001">
            <text:p>2733.010010</text:p>
          </table:table-cell>
          <table:table-cell table:style-name="ce8" office:value-type="float" office:value="2426.3123271744">
            <text:p>2426.312327</text:p>
          </table:table-cell>
          <table:table-cell table:formula="of:=[.D511]+1" office:value-type="float" office:value="505">
            <text:p>505</text:p>
          </table:table-cell>
          <table:table-cell table:formula="of:=[.D512]/[.$B$4]" office:value-type="percentage" office:value="0.401430842607313">
            <text:p>40,1%</text:p>
          </table:table-cell>
          <table:table-cell table:formula="of:=[.D512]*[.$B$5]" office:value-type="float" office:value="1155195.23547479">
            <text:p>1155195,23547479</text:p>
          </table:table-cell>
          <table:table-cell table:formula="of:=[.F512]/[.$B$3]" office:value-type="percentage" office:value="0.401430842607313">
            <text:p>40,1%</text:p>
          </table:table-cell>
          <table:table-cell table:formula="of:=[.H511]+[.B512]" office:value-type="float" office:value="1228221.910276">
            <text:p>1228221,910276</text:p>
          </table:table-cell>
          <table:table-cell table:formula="of:=[.H512]/[.$B$3]" office:value-type="percentage" office:value="0.426807643599928">
            <text:p>42,7%</text:p>
          </table:table-cell>
          <table:table-cell table:number-columns-repeated="1015"/>
        </table:table-row>
        <table:table-row table:style-name="ro1">
          <table:table-cell table:style-name="ce4" office:value-type="float" office:value="506">
            <text:p>506</text:p>
          </table:table-cell>
          <table:table-cell table:style-name="ce8" office:value-type="float" office:value="2724.439941">
            <text:p>2724.439941</text:p>
          </table:table-cell>
          <table:table-cell table:style-name="ce8" office:value-type="float" office:value="2426.2230903239">
            <text:p>2426.223090</text:p>
          </table:table-cell>
          <table:table-cell table:formula="of:=[.D512]+1" office:value-type="float" office:value="506">
            <text:p>506</text:p>
          </table:table-cell>
          <table:table-cell table:formula="of:=[.D513]/[.$B$4]" office:value-type="percentage" office:value="0.402225755166932">
            <text:p>40,2%</text:p>
          </table:table-cell>
          <table:table-cell table:formula="of:=[.D513]*[.$B$5]" office:value-type="float" office:value="1157482.75079256">
            <text:p>1157482,75079256</text:p>
          </table:table-cell>
          <table:table-cell table:formula="of:=[.F513]/[.$B$3]" office:value-type="percentage" office:value="0.402225755166932">
            <text:p>40,2%</text:p>
          </table:table-cell>
          <table:table-cell table:formula="of:=[.H512]+[.B513]" office:value-type="float" office:value="1230946.350217">
            <text:p>1230946,350217</text:p>
          </table:table-cell>
          <table:table-cell table:formula="of:=[.H513]/[.$B$3]" office:value-type="percentage" office:value="0.42775438765458">
            <text:p>42,8%</text:p>
          </table:table-cell>
          <table:table-cell table:number-columns-repeated="1015"/>
        </table:table-row>
        <table:table-row table:style-name="ro1">
          <table:table-cell table:style-name="ce4" office:value-type="float" office:value="507">
            <text:p>507</text:p>
          </table:table-cell>
          <table:table-cell table:style-name="ce8" office:value-type="float" office:value="2656.870117">
            <text:p>2656.870117</text:p>
          </table:table-cell>
          <table:table-cell table:style-name="ce8" office:value-type="float" office:value="2426.18202235892">
            <text:p>2426.182022</text:p>
          </table:table-cell>
          <table:table-cell table:formula="of:=[.D513]+1" office:value-type="float" office:value="507">
            <text:p>507</text:p>
          </table:table-cell>
          <table:table-cell table:formula="of:=[.D514]/[.$B$4]" office:value-type="percentage" office:value="0.40302066772655">
            <text:p>40,3%</text:p>
          </table:table-cell>
          <table:table-cell table:formula="of:=[.D514]*[.$B$5]" office:value-type="float" office:value="1159770.26611033">
            <text:p>1159770,26611033</text:p>
          </table:table-cell>
          <table:table-cell table:formula="of:=[.F514]/[.$B$3]" office:value-type="percentage" office:value="0.40302066772655">
            <text:p>40,3%</text:p>
          </table:table-cell>
          <table:table-cell table:formula="of:=[.H513]+[.B514]" office:value-type="float" office:value="1233603.220334">
            <text:p>1233603,220334</text:p>
          </table:table-cell>
          <table:table-cell table:formula="of:=[.H514]/[.$B$3]" office:value-type="percentage" office:value="0.428677651166247">
            <text:p>42,9%</text:p>
          </table:table-cell>
          <table:table-cell table:number-columns-repeated="1015"/>
        </table:table-row>
        <table:table-row table:style-name="ro1">
          <table:table-cell table:style-name="ce4" office:value-type="float" office:value="508">
            <text:p>508</text:p>
          </table:table-cell>
          <table:table-cell table:style-name="ce8" office:value-type="float" office:value="2733.290039">
            <text:p>2733.290039</text:p>
          </table:table-cell>
          <table:table-cell table:style-name="ce8" office:value-type="float" office:value="2425.96372206135">
            <text:p>2425.963722</text:p>
          </table:table-cell>
          <table:table-cell table:formula="of:=[.D514]+1" office:value-type="float" office:value="508">
            <text:p>508</text:p>
          </table:table-cell>
          <table:table-cell table:formula="of:=[.D515]/[.$B$4]" office:value-type="percentage" office:value="0.403815580286169">
            <text:p>40,4%</text:p>
          </table:table-cell>
          <table:table-cell table:formula="of:=[.D515]*[.$B$5]" office:value-type="float" office:value="1162057.78142811">
            <text:p>1162057,78142811</text:p>
          </table:table-cell>
          <table:table-cell table:formula="of:=[.F515]/[.$B$3]" office:value-type="percentage" office:value="0.403815580286168">
            <text:p>40,4%</text:p>
          </table:table-cell>
          <table:table-cell table:formula="of:=[.H514]+[.B515]" office:value-type="float" office:value="1236336.510373">
            <text:p>1236336,510373</text:p>
          </table:table-cell>
          <table:table-cell table:formula="of:=[.H515]/[.$B$3]" office:value-type="percentage" office:value="0.429627470633772">
            <text:p>43,0%</text:p>
          </table:table-cell>
          <table:table-cell table:number-columns-repeated="1015"/>
        </table:table-row>
        <table:table-row table:style-name="ro1">
          <table:table-cell table:style-name="ce4" office:value-type="float" office:value="509">
            <text:p>509</text:p>
          </table:table-cell>
          <table:table-cell table:style-name="ce8" office:value-type="float" office:value="2581.879883">
            <text:p>2581.879883</text:p>
          </table:table-cell>
          <table:table-cell table:style-name="ce8" office:value-type="float" office:value="2425.9339180808">
            <text:p>2425.933918</text:p>
          </table:table-cell>
          <table:table-cell table:formula="of:=[.D515]+1" office:value-type="float" office:value="509">
            <text:p>509</text:p>
          </table:table-cell>
          <table:table-cell table:formula="of:=[.D516]/[.$B$4]" office:value-type="percentage" office:value="0.404610492845787">
            <text:p>40,5%</text:p>
          </table:table-cell>
          <table:table-cell table:formula="of:=[.D516]*[.$B$5]" office:value-type="float" office:value="1164345.29674588">
            <text:p>1164345,29674588</text:p>
          </table:table-cell>
          <table:table-cell table:formula="of:=[.F516]/[.$B$3]" office:value-type="percentage" office:value="0.404610492845787">
            <text:p>40,5%</text:p>
          </table:table-cell>
          <table:table-cell table:formula="of:=[.H515]+[.B516]" office:value-type="float" office:value="1238918.390256">
            <text:p>1238918,390256</text:p>
          </table:table-cell>
          <table:table-cell table:formula="of:=[.H516]/[.$B$3]" office:value-type="percentage" office:value="0.430524675006778">
            <text:p>43,1%</text:p>
          </table:table-cell>
          <table:table-cell table:number-columns-repeated="1015"/>
        </table:table-row>
        <table:table-row table:style-name="ro1">
          <table:table-cell table:style-name="ce4" office:value-type="float" office:value="510">
            <text:p>510</text:p>
          </table:table-cell>
          <table:table-cell table:style-name="ce8" office:value-type="float" office:value="2071.219971">
            <text:p>2071.219971</text:p>
          </table:table-cell>
          <table:table-cell table:style-name="ce8" office:value-type="float" office:value="2425.89643732147">
            <text:p>2425.896437</text:p>
          </table:table-cell>
          <table:table-cell table:formula="of:=[.D516]+1" office:value-type="float" office:value="510">
            <text:p>510</text:p>
          </table:table-cell>
          <table:table-cell table:formula="of:=[.D517]/[.$B$4]" office:value-type="percentage" office:value="0.405405405405405">
            <text:p>40,5%</text:p>
          </table:table-cell>
          <table:table-cell table:formula="of:=[.D517]*[.$B$5]" office:value-type="float" office:value="1166632.81206365">
            <text:p>1166632,81206365</text:p>
          </table:table-cell>
          <table:table-cell table:formula="of:=[.F517]/[.$B$3]" office:value-type="percentage" office:value="0.405405405405405">
            <text:p>40,5%</text:p>
          </table:table-cell>
          <table:table-cell table:formula="of:=[.H516]+[.B517]" office:value-type="float" office:value="1240989.610227">
            <text:p>1240989,610227</text:p>
          </table:table-cell>
          <table:table-cell table:formula="of:=[.H517]/[.$B$3]" office:value-type="percentage" office:value="0.431244424840097">
            <text:p>43,1%</text:p>
          </table:table-cell>
          <table:table-cell table:number-columns-repeated="1015"/>
        </table:table-row>
        <table:table-row table:style-name="ro1">
          <table:table-cell table:style-name="ce4" office:value-type="float" office:value="511">
            <text:p>511</text:p>
          </table:table-cell>
          <table:table-cell table:style-name="ce8" office:value-type="float" office:value="2644.689941">
            <text:p>2644.689941</text:p>
          </table:table-cell>
          <table:table-cell table:style-name="ce8" office:value-type="float" office:value="2425.8659311049">
            <text:p>2425.865931</text:p>
          </table:table-cell>
          <table:table-cell table:formula="of:=[.D517]+1" office:value-type="float" office:value="511">
            <text:p>511</text:p>
          </table:table-cell>
          <table:table-cell table:formula="of:=[.D518]/[.$B$4]" office:value-type="percentage" office:value="0.406200317965024">
            <text:p>40,6%</text:p>
          </table:table-cell>
          <table:table-cell table:formula="of:=[.D518]*[.$B$5]" office:value-type="float" office:value="1168920.32738142">
            <text:p>1168920,32738142</text:p>
          </table:table-cell>
          <table:table-cell table:formula="of:=[.F518]/[.$B$3]" office:value-type="percentage" office:value="0.406200317965024">
            <text:p>40,6%</text:p>
          </table:table-cell>
          <table:table-cell table:formula="of:=[.H517]+[.B518]" office:value-type="float" office:value="1243634.300168">
            <text:p>1243634,300168</text:p>
          </table:table-cell>
          <table:table-cell table:formula="of:=[.H518]/[.$B$3]" office:value-type="percentage" office:value="0.43216345573535">
            <text:p>43,2%</text:p>
          </table:table-cell>
          <table:table-cell table:number-columns-repeated="1015"/>
        </table:table-row>
        <table:table-row table:style-name="ro1">
          <table:table-cell table:style-name="ce4" office:value-type="float" office:value="512">
            <text:p>512</text:p>
          </table:table-cell>
          <table:table-cell table:style-name="ce8" office:value-type="float" office:value="2373.469971">
            <text:p>2373.469971</text:p>
          </table:table-cell>
          <table:table-cell table:style-name="ce8" office:value-type="float" office:value="2425.64476736754">
            <text:p>2425.644767</text:p>
          </table:table-cell>
          <table:table-cell table:formula="of:=[.D518]+1" office:value-type="float" office:value="512">
            <text:p>512</text:p>
          </table:table-cell>
          <table:table-cell table:formula="of:=[.D519]/[.$B$4]" office:value-type="percentage" office:value="0.406995230524642">
            <text:p>40,7%</text:p>
          </table:table-cell>
          <table:table-cell table:formula="of:=[.D519]*[.$B$5]" office:value-type="float" office:value="1171207.84269919">
            <text:p>1171207,84269919</text:p>
          </table:table-cell>
          <table:table-cell table:formula="of:=[.F519]/[.$B$3]" office:value-type="percentage" office:value="0.406995230524642">
            <text:p>40,7%</text:p>
          </table:table-cell>
          <table:table-cell table:formula="of:=[.H518]+[.B519]" office:value-type="float" office:value="1246007.770139">
            <text:p>1246007,770139</text:p>
          </table:table-cell>
          <table:table-cell table:formula="of:=[.H519]/[.$B$3]" office:value-type="percentage" office:value="0.432988237574041">
            <text:p>43,3%</text:p>
          </table:table-cell>
          <table:table-cell table:number-columns-repeated="1015"/>
        </table:table-row>
        <table:table-row table:style-name="ro1">
          <table:table-cell table:style-name="ce4" office:value-type="float" office:value="513">
            <text:p>513</text:p>
          </table:table-cell>
          <table:table-cell table:style-name="ce8" office:value-type="float" office:value="2112.129883">
            <text:p>2112.129883</text:p>
          </table:table-cell>
          <table:table-cell table:style-name="ce8" office:value-type="float" office:value="2424.95772261103">
            <text:p>2424.957723</text:p>
          </table:table-cell>
          <table:table-cell table:formula="of:=[.D519]+1" office:value-type="float" office:value="513">
            <text:p>513</text:p>
          </table:table-cell>
          <table:table-cell table:formula="of:=[.D520]/[.$B$4]" office:value-type="percentage" office:value="0.407790143084261">
            <text:p>40,8%</text:p>
          </table:table-cell>
          <table:table-cell table:formula="of:=[.D520]*[.$B$5]" office:value-type="float" office:value="1173495.35801697">
            <text:p>1173495,35801697</text:p>
          </table:table-cell>
          <table:table-cell table:formula="of:=[.F520]/[.$B$3]" office:value-type="percentage" office:value="0.407790143084261">
            <text:p>40,8%</text:p>
          </table:table-cell>
          <table:table-cell table:formula="of:=[.H519]+[.B520]" office:value-type="float" office:value="1248119.900022">
            <text:p>1248119,900022</text:p>
          </table:table-cell>
          <table:table-cell table:formula="of:=[.H520]/[.$B$3]" office:value-type="percentage" office:value="0.433722203619426">
            <text:p>43,4%</text:p>
          </table:table-cell>
          <table:table-cell table:number-columns-repeated="1015"/>
        </table:table-row>
        <table:table-row table:style-name="ro1">
          <table:table-cell table:style-name="ce4" office:value-type="float" office:value="514">
            <text:p>514</text:p>
          </table:table-cell>
          <table:table-cell table:style-name="ce8" office:value-type="float" office:value="2712.969971">
            <text:p>2712.969971</text:p>
          </table:table-cell>
          <table:table-cell table:style-name="ce8" office:value-type="float" office:value="2424.52375652029">
            <text:p>2424.523757</text:p>
          </table:table-cell>
          <table:table-cell table:formula="of:=[.D520]+1" office:value-type="float" office:value="514">
            <text:p>514</text:p>
          </table:table-cell>
          <table:table-cell table:formula="of:=[.D521]/[.$B$4]" office:value-type="percentage" office:value="0.408585055643879">
            <text:p>40,9%</text:p>
          </table:table-cell>
          <table:table-cell table:formula="of:=[.D521]*[.$B$5]" office:value-type="float" office:value="1175782.87333474">
            <text:p>1175782,87333474</text:p>
          </table:table-cell>
          <table:table-cell table:formula="of:=[.F521]/[.$B$3]" office:value-type="percentage" office:value="0.408585055643879">
            <text:p>40,9%</text:p>
          </table:table-cell>
          <table:table-cell table:formula="of:=[.H520]+[.B521]" office:value-type="float" office:value="1250832.869993">
            <text:p>1250832,869993</text:p>
          </table:table-cell>
          <table:table-cell table:formula="of:=[.H521]/[.$B$3]" office:value-type="percentage" office:value="0.434664961854556">
            <text:p>43,5%</text:p>
          </table:table-cell>
          <table:table-cell table:number-columns-repeated="1015"/>
        </table:table-row>
        <table:table-row table:style-name="ro1">
          <table:table-cell table:style-name="ce4" office:value-type="float" office:value="515">
            <text:p>515</text:p>
          </table:table-cell>
          <table:table-cell table:style-name="ce8" office:value-type="float" office:value="2720.129883">
            <text:p>2720.129883</text:p>
          </table:table-cell>
          <table:table-cell table:style-name="ce8" office:value-type="float" office:value="2424.31851703147">
            <text:p>2424.318517</text:p>
          </table:table-cell>
          <table:table-cell table:formula="of:=[.D521]+1" office:value-type="float" office:value="515">
            <text:p>515</text:p>
          </table:table-cell>
          <table:table-cell table:formula="of:=[.D522]/[.$B$4]" office:value-type="percentage" office:value="0.409379968203498">
            <text:p>40,9%</text:p>
          </table:table-cell>
          <table:table-cell table:formula="of:=[.D522]*[.$B$5]" office:value-type="float" office:value="1178070.38865251">
            <text:p>1178070,38865251</text:p>
          </table:table-cell>
          <table:table-cell table:formula="of:=[.F522]/[.$B$3]" office:value-type="percentage" office:value="0.409379968203498">
            <text:p>40,9%</text:p>
          </table:table-cell>
          <table:table-cell table:formula="of:=[.H521]+[.B522]" office:value-type="float" office:value="1253552.999876">
            <text:p>1253552,999876</text:p>
          </table:table-cell>
          <table:table-cell table:formula="of:=[.H522]/[.$B$3]" office:value-type="percentage" office:value="0.435610208162194">
            <text:p>43,6%</text:p>
          </table:table-cell>
          <table:table-cell table:number-columns-repeated="1015"/>
        </table:table-row>
        <table:table-row table:style-name="ro1">
          <table:table-cell table:style-name="ce4" office:value-type="float" office:value="516">
            <text:p>516</text:p>
          </table:table-cell>
          <table:table-cell table:style-name="ce8" office:value-type="float" office:value="2048.040039">
            <text:p>2048.040039</text:p>
          </table:table-cell>
          <table:table-cell table:style-name="ce8" office:value-type="float" office:value="2424.25908628869">
            <text:p>2424.259086</text:p>
          </table:table-cell>
          <table:table-cell table:formula="of:=[.D522]+1" office:value-type="float" office:value="516">
            <text:p>516</text:p>
          </table:table-cell>
          <table:table-cell table:formula="of:=[.D523]/[.$B$4]" office:value-type="percentage" office:value="0.410174880763116">
            <text:p>41,0%</text:p>
          </table:table-cell>
          <table:table-cell table:formula="of:=[.D523]*[.$B$5]" office:value-type="float" office:value="1180357.90397028">
            <text:p>1180357,90397028</text:p>
          </table:table-cell>
          <table:table-cell table:formula="of:=[.F523]/[.$B$3]" office:value-type="percentage" office:value="0.410174880763116">
            <text:p>41,0%</text:p>
          </table:table-cell>
          <table:table-cell table:formula="of:=[.H522]+[.B523]" office:value-type="float" office:value="1255601.039915">
            <text:p>1255601,039915</text:p>
          </table:table-cell>
          <table:table-cell table:formula="of:=[.H523]/[.$B$3]" office:value-type="percentage" office:value="0.436321902959145">
            <text:p>43,6%</text:p>
          </table:table-cell>
          <table:table-cell table:number-columns-repeated="1015"/>
        </table:table-row>
        <table:table-row table:style-name="ro1">
          <table:table-cell table:style-name="ce4" office:value-type="float" office:value="517">
            <text:p>517</text:p>
          </table:table-cell>
          <table:table-cell table:style-name="ce8" office:value-type="float" office:value="2139.179932">
            <text:p>2139.179932</text:p>
          </table:table-cell>
          <table:table-cell table:style-name="ce8" office:value-type="float" office:value="2423.79400133476">
            <text:p>2423.794001</text:p>
          </table:table-cell>
          <table:table-cell table:formula="of:=[.D523]+1" office:value-type="float" office:value="517">
            <text:p>517</text:p>
          </table:table-cell>
          <table:table-cell table:formula="of:=[.D524]/[.$B$4]" office:value-type="percentage" office:value="0.410969793322735">
            <text:p>41,1%</text:p>
          </table:table-cell>
          <table:table-cell table:formula="of:=[.D524]*[.$B$5]" office:value-type="float" office:value="1182645.41928805">
            <text:p>1182645,41928805</text:p>
          </table:table-cell>
          <table:table-cell table:formula="of:=[.F524]/[.$B$3]" office:value-type="percentage" office:value="0.410969793322735">
            <text:p>41,1%</text:p>
          </table:table-cell>
          <table:table-cell table:formula="of:=[.H523]+[.B524]" office:value-type="float" office:value="1257740.219847">
            <text:p>1257740,219847</text:p>
          </table:table-cell>
          <table:table-cell table:formula="of:=[.H524]/[.$B$3]" office:value-type="percentage" office:value="0.437065268908224">
            <text:p>43,7%</text:p>
          </table:table-cell>
          <table:table-cell table:number-columns-repeated="1015"/>
        </table:table-row>
        <table:table-row table:style-name="ro1">
          <table:table-cell table:style-name="ce4" office:value-type="float" office:value="518">
            <text:p>518</text:p>
          </table:table-cell>
          <table:table-cell table:style-name="ce8" office:value-type="float" office:value="2027.219971">
            <text:p>2027.219971</text:p>
          </table:table-cell>
          <table:table-cell table:style-name="ce8" office:value-type="float" office:value="2423.71943725092">
            <text:p>2423.719437</text:p>
          </table:table-cell>
          <table:table-cell table:formula="of:=[.D524]+1" office:value-type="float" office:value="518">
            <text:p>518</text:p>
          </table:table-cell>
          <table:table-cell table:formula="of:=[.D525]/[.$B$4]" office:value-type="percentage" office:value="0.411764705882353">
            <text:p>41,2%</text:p>
          </table:table-cell>
          <table:table-cell table:formula="of:=[.D525]*[.$B$5]" office:value-type="float" office:value="1184932.93460582">
            <text:p>1184932,93460582</text:p>
          </table:table-cell>
          <table:table-cell table:formula="of:=[.F525]/[.$B$3]" office:value-type="percentage" office:value="0.411764705882353">
            <text:p>41,2%</text:p>
          </table:table-cell>
          <table:table-cell table:formula="of:=[.H524]+[.B525]" office:value-type="float" office:value="1259767.439818">
            <text:p>1259767,439818</text:p>
          </table:table-cell>
          <table:table-cell table:formula="of:=[.H525]/[.$B$3]" office:value-type="percentage" office:value="0.437769728722564">
            <text:p>43,8%</text:p>
          </table:table-cell>
          <table:table-cell table:number-columns-repeated="1015"/>
        </table:table-row>
        <table:table-row table:style-name="ro1">
          <table:table-cell table:style-name="ce4" office:value-type="float" office:value="519">
            <text:p>519</text:p>
          </table:table-cell>
          <table:table-cell table:style-name="ce8" office:value-type="float" office:value="2132.550049">
            <text:p>2132.550049</text:p>
          </table:table-cell>
          <table:table-cell table:style-name="ce8" office:value-type="float" office:value="2423.30333382789">
            <text:p>2423.303334</text:p>
          </table:table-cell>
          <table:table-cell table:formula="of:=[.D525]+1" office:value-type="float" office:value="519">
            <text:p>519</text:p>
          </table:table-cell>
          <table:table-cell table:formula="of:=[.D526]/[.$B$4]" office:value-type="percentage" office:value="0.412559618441971">
            <text:p>41,3%</text:p>
          </table:table-cell>
          <table:table-cell table:formula="of:=[.D526]*[.$B$5]" office:value-type="float" office:value="1187220.4499236">
            <text:p>1187220,4499236</text:p>
          </table:table-cell>
          <table:table-cell table:formula="of:=[.F526]/[.$B$3]" office:value-type="percentage" office:value="0.412559618441971">
            <text:p>41,3%</text:p>
          </table:table-cell>
          <table:table-cell table:formula="of:=[.H525]+[.B526]" office:value-type="float" office:value="1261899.989867">
            <text:p>1261899,989867</text:p>
          </table:table-cell>
          <table:table-cell table:formula="of:=[.H526]/[.$B$3]" office:value-type="percentage" office:value="0.438510790784442">
            <text:p>43,9%</text:p>
          </table:table-cell>
          <table:table-cell table:number-columns-repeated="1015"/>
        </table:table-row>
        <table:table-row table:style-name="ro1">
          <table:table-cell table:style-name="ce4" office:value-type="float" office:value="520">
            <text:p>520</text:p>
          </table:table-cell>
          <table:table-cell table:style-name="ce8" office:value-type="float" office:value="2362.97998">
            <text:p>2362.979980</text:p>
          </table:table-cell>
          <table:table-cell table:style-name="ce8" office:value-type="float" office:value="2422.86502973175">
            <text:p>2422.865030</text:p>
          </table:table-cell>
          <table:table-cell table:formula="of:=[.D526]+1" office:value-type="float" office:value="520">
            <text:p>520</text:p>
          </table:table-cell>
          <table:table-cell table:formula="of:=[.D527]/[.$B$4]" office:value-type="percentage" office:value="0.41335453100159">
            <text:p>41,3%</text:p>
          </table:table-cell>
          <table:table-cell table:formula="of:=[.D527]*[.$B$5]" office:value-type="float" office:value="1189507.96524137">
            <text:p>1189507,96524137</text:p>
          </table:table-cell>
          <table:table-cell table:formula="of:=[.F527]/[.$B$3]" office:value-type="percentage" office:value="0.41335453100159">
            <text:p>41,3%</text:p>
          </table:table-cell>
          <table:table-cell table:formula="of:=[.H526]+[.B527]" office:value-type="float" office:value="1264262.969847">
            <text:p>1264262,969847</text:p>
          </table:table-cell>
          <table:table-cell table:formula="of:=[.H527]/[.$B$3]" office:value-type="percentage" office:value="0.439331927346736">
            <text:p>43,9%</text:p>
          </table:table-cell>
          <table:table-cell table:number-columns-repeated="1015"/>
        </table:table-row>
        <table:table-row table:style-name="ro1">
          <table:table-cell table:style-name="ce4" office:value-type="float" office:value="521">
            <text:p>521</text:p>
          </table:table-cell>
          <table:table-cell table:style-name="ce8" office:value-type="float" office:value="1986.449951">
            <text:p>1986.449951</text:p>
          </table:table-cell>
          <table:table-cell table:style-name="ce8" office:value-type="float" office:value="2422.75637509941">
            <text:p>2422.756375</text:p>
          </table:table-cell>
          <table:table-cell table:formula="of:=[.D527]+1" office:value-type="float" office:value="521">
            <text:p>521</text:p>
          </table:table-cell>
          <table:table-cell table:formula="of:=[.D528]/[.$B$4]" office:value-type="percentage" office:value="0.414149443561208">
            <text:p>41,4%</text:p>
          </table:table-cell>
          <table:table-cell table:formula="of:=[.D528]*[.$B$5]" office:value-type="float" office:value="1191795.48055914">
            <text:p>1191795,48055914</text:p>
          </table:table-cell>
          <table:table-cell table:formula="of:=[.F528]/[.$B$3]" office:value-type="percentage" office:value="0.414149443561208">
            <text:p>41,4%</text:p>
          </table:table-cell>
          <table:table-cell table:formula="of:=[.H527]+[.B528]" office:value-type="float" office:value="1266249.419798">
            <text:p>1266249,419798</text:p>
          </table:table-cell>
          <table:table-cell table:formula="of:=[.H528]/[.$B$3]" office:value-type="percentage" office:value="0.44002221956154">
            <text:p>44,0%</text:p>
          </table:table-cell>
          <table:table-cell table:number-columns-repeated="1015"/>
        </table:table-row>
        <table:table-row table:style-name="ro1">
          <table:table-cell table:style-name="ce4" office:value-type="float" office:value="522">
            <text:p>522</text:p>
          </table:table-cell>
          <table:table-cell table:style-name="ce8" office:value-type="float" office:value="2040.040039">
            <text:p>2040.040039</text:p>
          </table:table-cell>
          <table:table-cell table:style-name="ce8" office:value-type="float" office:value="2422.38026934575">
            <text:p>2422.380269</text:p>
          </table:table-cell>
          <table:table-cell table:formula="of:=[.D528]+1" office:value-type="float" office:value="522">
            <text:p>522</text:p>
          </table:table-cell>
          <table:table-cell table:formula="of:=[.D529]/[.$B$4]" office:value-type="percentage" office:value="0.414944356120827">
            <text:p>41,5%</text:p>
          </table:table-cell>
          <table:table-cell table:formula="of:=[.D529]*[.$B$5]" office:value-type="float" office:value="1194082.99587691">
            <text:p>1194082,99587691</text:p>
          </table:table-cell>
          <table:table-cell table:formula="of:=[.F529]/[.$B$3]" office:value-type="percentage" office:value="0.414944356120827">
            <text:p>41,5%</text:p>
          </table:table-cell>
          <table:table-cell table:formula="of:=[.H528]+[.B529]" office:value-type="float" office:value="1268289.459837">
            <text:p>1268289,459837</text:p>
          </table:table-cell>
          <table:table-cell table:formula="of:=[.H529]/[.$B$3]" office:value-type="percentage" office:value="0.44073113435504">
            <text:p>44,1%</text:p>
          </table:table-cell>
          <table:table-cell table:number-columns-repeated="1015"/>
        </table:table-row>
        <table:table-row table:style-name="ro1">
          <table:table-cell table:style-name="ce4" office:value-type="float" office:value="523">
            <text:p>523</text:p>
          </table:table-cell>
          <table:table-cell table:style-name="ce8" office:value-type="float" office:value="2632.899902">
            <text:p>2632.899902</text:p>
          </table:table-cell>
          <table:table-cell table:style-name="ce8" office:value-type="float" office:value="2422.06139112866">
            <text:p>2422.061391</text:p>
          </table:table-cell>
          <table:table-cell table:formula="of:=[.D529]+1" office:value-type="float" office:value="523">
            <text:p>523</text:p>
          </table:table-cell>
          <table:table-cell table:formula="of:=[.D530]/[.$B$4]" office:value-type="percentage" office:value="0.415739268680445">
            <text:p>41,6%</text:p>
          </table:table-cell>
          <table:table-cell table:formula="of:=[.D530]*[.$B$5]" office:value-type="float" office:value="1196370.51119468">
            <text:p>1196370,51119468</text:p>
          </table:table-cell>
          <table:table-cell table:formula="of:=[.F530]/[.$B$3]" office:value-type="percentage" office:value="0.415739268680445">
            <text:p>41,6%</text:p>
          </table:table-cell>
          <table:table-cell table:formula="of:=[.H529]+[.B530]" office:value-type="float" office:value="1270922.359739">
            <text:p>1270922,359739</text:p>
          </table:table-cell>
          <table:table-cell table:formula="of:=[.H530]/[.$B$3]" office:value-type="percentage" office:value="0.441646068206655">
            <text:p>44,2%</text:p>
          </table:table-cell>
          <table:table-cell table:number-columns-repeated="1015"/>
        </table:table-row>
        <table:table-row table:style-name="ro1">
          <table:table-cell table:style-name="ce4" office:value-type="float" office:value="524">
            <text:p>524</text:p>
          </table:table-cell>
          <table:table-cell table:style-name="ce8" office:value-type="float" office:value="2204.719971">
            <text:p>2204.719971</text:p>
          </table:table-cell>
          <table:table-cell table:style-name="ce8" office:value-type="float" office:value="2421.92243728659">
            <text:p>2421.922437</text:p>
          </table:table-cell>
          <table:table-cell table:formula="of:=[.D530]+1" office:value-type="float" office:value="524">
            <text:p>524</text:p>
          </table:table-cell>
          <table:table-cell table:formula="of:=[.D531]/[.$B$4]" office:value-type="percentage" office:value="0.416534181240064">
            <text:p>41,7%</text:p>
          </table:table-cell>
          <table:table-cell table:formula="of:=[.D531]*[.$B$5]" office:value-type="float" office:value="1198658.02651246">
            <text:p>1198658,02651246</text:p>
          </table:table-cell>
          <table:table-cell table:formula="of:=[.F531]/[.$B$3]" office:value-type="percentage" office:value="0.416534181240064">
            <text:p>41,7%</text:p>
          </table:table-cell>
          <table:table-cell table:formula="of:=[.H530]+[.B531]" office:value-type="float" office:value="1273127.07971">
            <text:p>1273127,07971</text:p>
          </table:table-cell>
          <table:table-cell table:formula="of:=[.H531]/[.$B$3]" office:value-type="percentage" office:value="0.442412209347557">
            <text:p>44,2%</text:p>
          </table:table-cell>
          <table:table-cell table:number-columns-repeated="1015"/>
        </table:table-row>
        <table:table-row table:style-name="ro1">
          <table:table-cell table:style-name="ce4" office:value-type="float" office:value="525">
            <text:p>525</text:p>
          </table:table-cell>
          <table:table-cell table:style-name="ce8" office:value-type="float" office:value="2180.389893">
            <text:p>2180.389893</text:p>
          </table:table-cell>
          <table:table-cell table:style-name="ce8" office:value-type="float" office:value="2421.85349909176">
            <text:p>2421.853499</text:p>
          </table:table-cell>
          <table:table-cell table:formula="of:=[.D531]+1" office:value-type="float" office:value="525">
            <text:p>525</text:p>
          </table:table-cell>
          <table:table-cell table:formula="of:=[.D532]/[.$B$4]" office:value-type="percentage" office:value="0.417329093799682">
            <text:p>41,7%</text:p>
          </table:table-cell>
          <table:table-cell table:formula="of:=[.D532]*[.$B$5]" office:value-type="float" office:value="1200945.54183023">
            <text:p>1200945,54183023</text:p>
          </table:table-cell>
          <table:table-cell table:formula="of:=[.F532]/[.$B$3]" office:value-type="percentage" office:value="0.417329093799682">
            <text:p>41,7%</text:p>
          </table:table-cell>
          <table:table-cell table:formula="of:=[.H531]+[.B532]" office:value-type="float" office:value="1275307.469603">
            <text:p>1275307,469603</text:p>
          </table:table-cell>
          <table:table-cell table:formula="of:=[.H532]/[.$B$3]" office:value-type="percentage" office:value="0.44316989577586">
            <text:p>44,3%</text:p>
          </table:table-cell>
          <table:table-cell table:number-columns-repeated="1015"/>
        </table:table-row>
        <table:table-row table:style-name="ro1">
          <table:table-cell table:style-name="ce4" office:value-type="float" office:value="526">
            <text:p>526</text:p>
          </table:table-cell>
          <table:table-cell table:style-name="ce8" office:value-type="float" office:value="2605">
            <text:p>2605.000000</text:p>
          </table:table-cell>
          <table:table-cell table:style-name="ce8" office:value-type="float" office:value="2421.38524837175">
            <text:p>2421.385248</text:p>
          </table:table-cell>
          <table:table-cell table:formula="of:=[.D532]+1" office:value-type="float" office:value="526">
            <text:p>526</text:p>
          </table:table-cell>
          <table:table-cell table:formula="of:=[.D533]/[.$B$4]" office:value-type="percentage" office:value="0.4181240063593">
            <text:p>41,8%</text:p>
          </table:table-cell>
          <table:table-cell table:formula="of:=[.D533]*[.$B$5]" office:value-type="float" office:value="1203233.057148">
            <text:p>1203233,057148</text:p>
          </table:table-cell>
          <table:table-cell table:formula="of:=[.F533]/[.$B$3]" office:value-type="percentage" office:value="0.4181240063593">
            <text:p>41,8%</text:p>
          </table:table-cell>
          <table:table-cell table:formula="of:=[.H532]+[.B533]" office:value-type="float" office:value="1277912.469603">
            <text:p>1277912,469603</text:p>
          </table:table-cell>
          <table:table-cell table:formula="of:=[.H533]/[.$B$3]" office:value-type="percentage" office:value="0.444075134399496">
            <text:p>44,4%</text:p>
          </table:table-cell>
          <table:table-cell table:number-columns-repeated="1015"/>
        </table:table-row>
        <table:table-row table:style-name="ro1">
          <table:table-cell table:style-name="ce4" office:value-type="float" office:value="527">
            <text:p>527</text:p>
          </table:table-cell>
          <table:table-cell table:style-name="ce8" office:value-type="float" office:value="2364.870117">
            <text:p>2364.870117</text:p>
          </table:table-cell>
          <table:table-cell table:style-name="ce8" office:value-type="float" office:value="2420.8870748819">
            <text:p>2420.887075</text:p>
          </table:table-cell>
          <table:table-cell table:formula="of:=[.D533]+1" office:value-type="float" office:value="527">
            <text:p>527</text:p>
          </table:table-cell>
          <table:table-cell table:formula="of:=[.D534]/[.$B$4]" office:value-type="percentage" office:value="0.418918918918919">
            <text:p>41,9%</text:p>
          </table:table-cell>
          <table:table-cell table:formula="of:=[.D534]*[.$B$5]" office:value-type="float" office:value="1205520.57246577">
            <text:p>1205520,57246577</text:p>
          </table:table-cell>
          <table:table-cell table:formula="of:=[.F534]/[.$B$3]" office:value-type="percentage" office:value="0.418918918918919">
            <text:p>41,9%</text:p>
          </table:table-cell>
          <table:table-cell table:formula="of:=[.H533]+[.B534]" office:value-type="float" office:value="1280277.33972">
            <text:p>1280277,33972</text:p>
          </table:table-cell>
          <table:table-cell table:formula="of:=[.H534]/[.$B$3]" office:value-type="percentage" office:value="0.444896927785213">
            <text:p>44,5%</text:p>
          </table:table-cell>
          <table:table-cell table:number-columns-repeated="1015"/>
        </table:table-row>
        <table:table-row table:style-name="ro1">
          <table:table-cell table:style-name="ce4" office:value-type="float" office:value="528">
            <text:p>528</text:p>
          </table:table-cell>
          <table:table-cell table:style-name="ce8" office:value-type="float" office:value="2139.600098">
            <text:p>2139.600098</text:p>
          </table:table-cell>
          <table:table-cell table:style-name="ce8" office:value-type="float" office:value="2420.6548274208">
            <text:p>2420.654827</text:p>
          </table:table-cell>
          <table:table-cell table:formula="of:=[.D534]+1" office:value-type="float" office:value="528">
            <text:p>528</text:p>
          </table:table-cell>
          <table:table-cell table:formula="of:=[.D535]/[.$B$4]" office:value-type="percentage" office:value="0.419713831478537">
            <text:p>42,0%</text:p>
          </table:table-cell>
          <table:table-cell table:formula="of:=[.D535]*[.$B$5]" office:value-type="float" office:value="1207808.08778354">
            <text:p>1207808,08778354</text:p>
          </table:table-cell>
          <table:table-cell table:formula="of:=[.F535]/[.$B$3]" office:value-type="percentage" office:value="0.419713831478537">
            <text:p>42,0%</text:p>
          </table:table-cell>
          <table:table-cell table:formula="of:=[.H534]+[.B535]" office:value-type="float" office:value="1282416.939818">
            <text:p>1282416,939818</text:p>
          </table:table-cell>
          <table:table-cell table:formula="of:=[.H535]/[.$B$3]" office:value-type="percentage" office:value="0.445640439742159">
            <text:p>44,6%</text:p>
          </table:table-cell>
          <table:table-cell table:number-columns-repeated="1015"/>
        </table:table-row>
        <table:table-row table:style-name="ro1">
          <table:table-cell table:style-name="ce4" office:value-type="float" office:value="529">
            <text:p>529</text:p>
          </table:table-cell>
          <table:table-cell table:style-name="ce8" office:value-type="float" office:value="2596.639893">
            <text:p>2596.639893</text:p>
          </table:table-cell>
          <table:table-cell table:style-name="ce8" office:value-type="float" office:value="2420.56797082385">
            <text:p>2420.567971</text:p>
          </table:table-cell>
          <table:table-cell table:formula="of:=[.D535]+1" office:value-type="float" office:value="529">
            <text:p>529</text:p>
          </table:table-cell>
          <table:table-cell table:formula="of:=[.D536]/[.$B$4]" office:value-type="percentage" office:value="0.420508744038156">
            <text:p>42,1%</text:p>
          </table:table-cell>
          <table:table-cell table:formula="of:=[.D536]*[.$B$5]" office:value-type="float" office:value="1210095.60310131">
            <text:p>1210095,60310131</text:p>
          </table:table-cell>
          <table:table-cell table:formula="of:=[.F536]/[.$B$3]" office:value-type="percentage" office:value="0.420508744038156">
            <text:p>42,1%</text:p>
          </table:table-cell>
          <table:table-cell table:formula="of:=[.H535]+[.B536]" office:value-type="float" office:value="1285013.579711">
            <text:p>1285013,579711</text:p>
          </table:table-cell>
          <table:table-cell table:formula="of:=[.H536]/[.$B$3]" office:value-type="percentage" office:value="0.446542773225006">
            <text:p>44,7%</text:p>
          </table:table-cell>
          <table:table-cell table:number-columns-repeated="1015"/>
        </table:table-row>
        <table:table-row table:style-name="ro1">
          <table:table-cell table:style-name="ce4" office:value-type="float" office:value="530">
            <text:p>530</text:p>
          </table:table-cell>
          <table:table-cell table:style-name="ce8" office:value-type="float" office:value="1989.569946">
            <text:p>1989.569946</text:p>
          </table:table-cell>
          <table:table-cell table:style-name="ce8" office:value-type="float" office:value="2420.18690279489">
            <text:p>2420.186903</text:p>
          </table:table-cell>
          <table:table-cell table:formula="of:=[.D536]+1" office:value-type="float" office:value="530">
            <text:p>530</text:p>
          </table:table-cell>
          <table:table-cell table:formula="of:=[.D537]/[.$B$4]" office:value-type="percentage" office:value="0.421303656597774">
            <text:p>42,1%</text:p>
          </table:table-cell>
          <table:table-cell table:formula="of:=[.D537]*[.$B$5]" office:value-type="float" office:value="1212383.11841909">
            <text:p>1212383,11841909</text:p>
          </table:table-cell>
          <table:table-cell table:formula="of:=[.F537]/[.$B$3]" office:value-type="percentage" office:value="0.421303656597774">
            <text:p>42,1%</text:p>
          </table:table-cell>
          <table:table-cell table:formula="of:=[.H536]+[.B537]" office:value-type="float" office:value="1287003.149657">
            <text:p>1287003,149657</text:p>
          </table:table-cell>
          <table:table-cell table:formula="of:=[.H537]/[.$B$3]" office:value-type="percentage" office:value="0.447234149639419">
            <text:p>44,7%</text:p>
          </table:table-cell>
          <table:table-cell table:number-columns-repeated="1015"/>
        </table:table-row>
        <table:table-row table:style-name="ro1">
          <table:table-cell table:style-name="ce4" office:value-type="float" office:value="531">
            <text:p>531</text:p>
          </table:table-cell>
          <table:table-cell table:style-name="ce8" office:value-type="float" office:value="2202.939941">
            <text:p>2202.939941</text:p>
          </table:table-cell>
          <table:table-cell table:style-name="ce8" office:value-type="float" office:value="2419.76962351732">
            <text:p>2419.769624</text:p>
          </table:table-cell>
          <table:table-cell table:formula="of:=[.D537]+1" office:value-type="float" office:value="531">
            <text:p>531</text:p>
          </table:table-cell>
          <table:table-cell table:formula="of:=[.D538]/[.$B$4]" office:value-type="percentage" office:value="0.422098569157393">
            <text:p>42,2%</text:p>
          </table:table-cell>
          <table:table-cell table:formula="of:=[.D538]*[.$B$5]" office:value-type="float" office:value="1214670.63373686">
            <text:p>1214670,63373686</text:p>
          </table:table-cell>
          <table:table-cell table:formula="of:=[.F538]/[.$B$3]" office:value-type="percentage" office:value="0.422098569157393">
            <text:p>42,2%</text:p>
          </table:table-cell>
          <table:table-cell table:formula="of:=[.H537]+[.B538]" office:value-type="float" office:value="1289206.089598">
            <text:p>1289206,089598</text:p>
          </table:table-cell>
          <table:table-cell table:formula="of:=[.H538]/[.$B$3]" office:value-type="percentage" office:value="0.447999672219128">
            <text:p>44,8%</text:p>
          </table:table-cell>
          <table:table-cell table:number-columns-repeated="1015"/>
        </table:table-row>
        <table:table-row table:style-name="ro1">
          <table:table-cell table:style-name="ce4" office:value-type="float" office:value="532">
            <text:p>532</text:p>
          </table:table-cell>
          <table:table-cell table:style-name="ce8" office:value-type="float" office:value="2035.939941">
            <text:p>2035.939941</text:p>
          </table:table-cell>
          <table:table-cell table:style-name="ce8" office:value-type="float" office:value="2418.95767457568">
            <text:p>2418.957675</text:p>
          </table:table-cell>
          <table:table-cell table:formula="of:=[.D538]+1" office:value-type="float" office:value="532">
            <text:p>532</text:p>
          </table:table-cell>
          <table:table-cell table:formula="of:=[.D539]/[.$B$4]" office:value-type="percentage" office:value="0.422893481717011">
            <text:p>42,3%</text:p>
          </table:table-cell>
          <table:table-cell table:formula="of:=[.D539]*[.$B$5]" office:value-type="float" office:value="1216958.14905463">
            <text:p>1216958,14905463</text:p>
          </table:table-cell>
          <table:table-cell table:formula="of:=[.F539]/[.$B$3]" office:value-type="percentage" office:value="0.422893481717011">
            <text:p>42,3%</text:p>
          </table:table-cell>
          <table:table-cell table:formula="of:=[.H538]+[.B539]" office:value-type="float" office:value="1291242.029539">
            <text:p>1291242,029539</text:p>
          </table:table-cell>
          <table:table-cell table:formula="of:=[.H539]/[.$B$3]" office:value-type="percentage" office:value="0.448707162226804">
            <text:p>44,9%</text:p>
          </table:table-cell>
          <table:table-cell table:number-columns-repeated="1015"/>
        </table:table-row>
        <table:table-row table:style-name="ro1">
          <table:table-cell table:style-name="ce4" office:value-type="float" office:value="533">
            <text:p>533</text:p>
          </table:table-cell>
          <table:table-cell table:style-name="ce8" office:value-type="float" office:value="2280.070068">
            <text:p>2280.070068</text:p>
          </table:table-cell>
          <table:table-cell table:style-name="ce8" office:value-type="float" office:value="2418.86916384259">
            <text:p>2418.869164</text:p>
          </table:table-cell>
          <table:table-cell table:formula="of:=[.D539]+1" office:value-type="float" office:value="533">
            <text:p>533</text:p>
          </table:table-cell>
          <table:table-cell table:formula="of:=[.D540]/[.$B$4]" office:value-type="percentage" office:value="0.42368839427663">
            <text:p>42,4%</text:p>
          </table:table-cell>
          <table:table-cell table:formula="of:=[.D540]*[.$B$5]" office:value-type="float" office:value="1219245.6643724">
            <text:p>1219245,6643724</text:p>
          </table:table-cell>
          <table:table-cell table:formula="of:=[.F540]/[.$B$3]" office:value-type="percentage" office:value="0.42368839427663">
            <text:p>42,4%</text:p>
          </table:table-cell>
          <table:table-cell table:formula="of:=[.H539]+[.B540]" office:value-type="float" office:value="1293522.099607">
            <text:p>1293522,099607</text:p>
          </table:table-cell>
          <table:table-cell table:formula="of:=[.H540]/[.$B$3]" office:value-type="percentage" office:value="0.449499487558916">
            <text:p>44,9%</text:p>
          </table:table-cell>
          <table:table-cell table:number-columns-repeated="1015"/>
        </table:table-row>
        <table:table-row table:style-name="ro1">
          <table:table-cell table:style-name="ce4" office:value-type="float" office:value="534">
            <text:p>534</text:p>
          </table:table-cell>
          <table:table-cell table:style-name="ce8" office:value-type="float" office:value="2298.370117">
            <text:p>2298.370117</text:p>
          </table:table-cell>
          <table:table-cell table:style-name="ce8" office:value-type="float" office:value="2418.67099005864">
            <text:p>2418.670990</text:p>
          </table:table-cell>
          <table:table-cell table:formula="of:=[.D540]+1" office:value-type="float" office:value="534">
            <text:p>534</text:p>
          </table:table-cell>
          <table:table-cell table:formula="of:=[.D541]/[.$B$4]" office:value-type="percentage" office:value="0.424483306836248">
            <text:p>42,4%</text:p>
          </table:table-cell>
          <table:table-cell table:formula="of:=[.D541]*[.$B$5]" office:value-type="float" office:value="1221533.17969017">
            <text:p>1221533,17969017</text:p>
          </table:table-cell>
          <table:table-cell table:formula="of:=[.F541]/[.$B$3]" office:value-type="percentage" office:value="0.424483306836248">
            <text:p>42,4%</text:p>
          </table:table-cell>
          <table:table-cell table:formula="of:=[.H540]+[.B541]" office:value-type="float" office:value="1295820.469724">
            <text:p>1295820,469724</text:p>
          </table:table-cell>
          <table:table-cell table:formula="of:=[.H541]/[.$B$3]" office:value-type="percentage" office:value="0.450298172165948">
            <text:p>45,0%</text:p>
          </table:table-cell>
          <table:table-cell table:number-columns-repeated="1015"/>
        </table:table-row>
        <table:table-row table:style-name="ro1">
          <table:table-cell table:style-name="ce4" office:value-type="float" office:value="535">
            <text:p>535</text:p>
          </table:table-cell>
          <table:table-cell table:style-name="ce8" office:value-type="float" office:value="2015.930054">
            <text:p>2015.930054</text:p>
          </table:table-cell>
          <table:table-cell table:style-name="ce8" office:value-type="float" office:value="2418.5615678467">
            <text:p>2418.561568</text:p>
          </table:table-cell>
          <table:table-cell table:formula="of:=[.D541]+1" office:value-type="float" office:value="535">
            <text:p>535</text:p>
          </table:table-cell>
          <table:table-cell table:formula="of:=[.D542]/[.$B$4]" office:value-type="percentage" office:value="0.425278219395866">
            <text:p>42,5%</text:p>
          </table:table-cell>
          <table:table-cell table:formula="of:=[.D542]*[.$B$5]" office:value-type="float" office:value="1223820.69500795">
            <text:p>1223820,69500795</text:p>
          </table:table-cell>
          <table:table-cell table:formula="of:=[.F542]/[.$B$3]" office:value-type="percentage" office:value="0.425278219395866">
            <text:p>42,5%</text:p>
          </table:table-cell>
          <table:table-cell table:formula="of:=[.H541]+[.B542]" office:value-type="float" office:value="1297836.399778">
            <text:p>1297836,399778</text:p>
          </table:table-cell>
          <table:table-cell table:formula="of:=[.H542]/[.$B$3]" office:value-type="percentage" office:value="0.450998708729261">
            <text:p>45,1%</text:p>
          </table:table-cell>
          <table:table-cell table:number-columns-repeated="1015"/>
        </table:table-row>
        <table:table-row table:style-name="ro1">
          <table:table-cell table:style-name="ce4" office:value-type="float" office:value="536">
            <text:p>536</text:p>
          </table:table-cell>
          <table:table-cell table:style-name="ce8" office:value-type="float" office:value="2037.050049">
            <text:p>2037.050049</text:p>
          </table:table-cell>
          <table:table-cell table:style-name="ce8" office:value-type="float" office:value="2418.46972314657">
            <text:p>2418.469723</text:p>
          </table:table-cell>
          <table:table-cell table:formula="of:=[.D542]+1" office:value-type="float" office:value="536">
            <text:p>536</text:p>
          </table:table-cell>
          <table:table-cell table:formula="of:=[.D543]/[.$B$4]" office:value-type="percentage" office:value="0.426073131955485">
            <text:p>42,6%</text:p>
          </table:table-cell>
          <table:table-cell table:formula="of:=[.D543]*[.$B$5]" office:value-type="float" office:value="1226108.21032572">
            <text:p>1226108,21032572</text:p>
          </table:table-cell>
          <table:table-cell table:formula="of:=[.F543]/[.$B$3]" office:value-type="percentage" office:value="0.426073131955485">
            <text:p>42,6%</text:p>
          </table:table-cell>
          <table:table-cell table:formula="of:=[.H542]+[.B543]" office:value-type="float" office:value="1299873.449827">
            <text:p>1299873,449827</text:p>
          </table:table-cell>
          <table:table-cell table:formula="of:=[.H543]/[.$B$3]" office:value-type="percentage" office:value="0.451706584499946">
            <text:p>45,2%</text:p>
          </table:table-cell>
          <table:table-cell table:number-columns-repeated="1015"/>
        </table:table-row>
        <table:table-row table:style-name="ro1">
          <table:table-cell table:style-name="ce4" office:value-type="float" office:value="537">
            <text:p>537</text:p>
          </table:table-cell>
          <table:table-cell table:style-name="ce8" office:value-type="float" office:value="2198.179932">
            <text:p>2198.179932</text:p>
          </table:table-cell>
          <table:table-cell table:style-name="ce8" office:value-type="float" office:value="2418.38958292442">
            <text:p>2418.389583</text:p>
          </table:table-cell>
          <table:table-cell table:formula="of:=[.D543]+1" office:value-type="float" office:value="537">
            <text:p>537</text:p>
          </table:table-cell>
          <table:table-cell table:formula="of:=[.D544]/[.$B$4]" office:value-type="percentage" office:value="0.426868044515103">
            <text:p>42,7%</text:p>
          </table:table-cell>
          <table:table-cell table:formula="of:=[.D544]*[.$B$5]" office:value-type="float" office:value="1228395.72564349">
            <text:p>1228395,72564349</text:p>
          </table:table-cell>
          <table:table-cell table:formula="of:=[.F544]/[.$B$3]" office:value-type="percentage" office:value="0.426868044515103">
            <text:p>42,7%</text:p>
          </table:table-cell>
          <table:table-cell table:formula="of:=[.H543]+[.B544]" office:value-type="float" office:value="1302071.629759">
            <text:p>1302071,629759</text:p>
          </table:table-cell>
          <table:table-cell table:formula="of:=[.H544]/[.$B$3]" office:value-type="percentage" office:value="0.452470452974475">
            <text:p>45,2%</text:p>
          </table:table-cell>
          <table:table-cell table:number-columns-repeated="1015"/>
        </table:table-row>
        <table:table-row table:style-name="ro1">
          <table:table-cell table:style-name="ce4" office:value-type="float" office:value="538">
            <text:p>538</text:p>
          </table:table-cell>
          <table:table-cell table:style-name="ce8" office:value-type="float" office:value="2132.97998">
            <text:p>2132.979980</text:p>
          </table:table-cell>
          <table:table-cell table:style-name="ce8" office:value-type="float" office:value="2417.90978166607">
            <text:p>2417.909782</text:p>
          </table:table-cell>
          <table:table-cell table:formula="of:=[.D544]+1" office:value-type="float" office:value="538">
            <text:p>538</text:p>
          </table:table-cell>
          <table:table-cell table:formula="of:=[.D545]/[.$B$4]" office:value-type="percentage" office:value="0.427662957074722">
            <text:p>42,8%</text:p>
          </table:table-cell>
          <table:table-cell table:formula="of:=[.D545]*[.$B$5]" office:value-type="float" office:value="1230683.24096126">
            <text:p>1230683,24096126</text:p>
          </table:table-cell>
          <table:table-cell table:formula="of:=[.F545]/[.$B$3]" office:value-type="percentage" office:value="0.427662957074722">
            <text:p>42,8%</text:p>
          </table:table-cell>
          <table:table-cell table:formula="of:=[.H544]+[.B545]" office:value-type="float" office:value="1304204.609739">
            <text:p>1304204,609739</text:p>
          </table:table-cell>
          <table:table-cell table:formula="of:=[.H545]/[.$B$3]" office:value-type="percentage" office:value="0.453211664437561">
            <text:p>45,3%</text:p>
          </table:table-cell>
          <table:table-cell table:number-columns-repeated="1015"/>
        </table:table-row>
        <table:table-row table:style-name="ro1">
          <table:table-cell table:style-name="ce4" office:value-type="float" office:value="539">
            <text:p>539</text:p>
          </table:table-cell>
          <table:table-cell table:style-name="ce8" office:value-type="float" office:value="2055.01001">
            <text:p>2055.010010</text:p>
          </table:table-cell>
          <table:table-cell table:style-name="ce8" office:value-type="float" office:value="2417.63623784796">
            <text:p>2417.636238</text:p>
          </table:table-cell>
          <table:table-cell table:formula="of:=[.D545]+1" office:value-type="float" office:value="539">
            <text:p>539</text:p>
          </table:table-cell>
          <table:table-cell table:formula="of:=[.D546]/[.$B$4]" office:value-type="percentage" office:value="0.42845786963434">
            <text:p>42,8%</text:p>
          </table:table-cell>
          <table:table-cell table:formula="of:=[.D546]*[.$B$5]" office:value-type="float" office:value="1232970.75627903">
            <text:p>1232970,75627903</text:p>
          </table:table-cell>
          <table:table-cell table:formula="of:=[.F546]/[.$B$3]" office:value-type="percentage" office:value="0.42845786963434">
            <text:p>42,8%</text:p>
          </table:table-cell>
          <table:table-cell table:formula="of:=[.H545]+[.B546]" office:value-type="float" office:value="1306259.619749">
            <text:p>1306259,619749</text:p>
          </table:table-cell>
          <table:table-cell table:formula="of:=[.H546]/[.$B$3]" office:value-type="percentage" office:value="0.45392578130244">
            <text:p>45,4%</text:p>
          </table:table-cell>
          <table:table-cell table:number-columns-repeated="1015"/>
        </table:table-row>
        <table:table-row table:style-name="ro1">
          <table:table-cell table:style-name="ce4" office:value-type="float" office:value="540">
            <text:p>540</text:p>
          </table:table-cell>
          <table:table-cell table:style-name="ce8" office:value-type="float" office:value="1948.050049">
            <text:p>1948.050049</text:p>
          </table:table-cell>
          <table:table-cell table:style-name="ce8" office:value-type="float" office:value="2416.77035928087">
            <text:p>2416.770359</text:p>
          </table:table-cell>
          <table:table-cell table:formula="of:=[.D546]+1" office:value-type="float" office:value="540">
            <text:p>540</text:p>
          </table:table-cell>
          <table:table-cell table:formula="of:=[.D547]/[.$B$4]" office:value-type="percentage" office:value="0.429252782193959">
            <text:p>42,9%</text:p>
          </table:table-cell>
          <table:table-cell table:formula="of:=[.D547]*[.$B$5]" office:value-type="float" office:value="1235258.27159681">
            <text:p>1235258,27159681</text:p>
          </table:table-cell>
          <table:table-cell table:formula="of:=[.F547]/[.$B$3]" office:value-type="percentage" office:value="0.429252782193959">
            <text:p>42,9%</text:p>
          </table:table-cell>
          <table:table-cell table:formula="of:=[.H546]+[.B547]" office:value-type="float" office:value="1308207.669798">
            <text:p>1308207,669798</text:p>
          </table:table-cell>
          <table:table-cell table:formula="of:=[.H547]/[.$B$3]" office:value-type="percentage" office:value="0.454602729534736">
            <text:p>45,5%</text:p>
          </table:table-cell>
          <table:table-cell table:number-columns-repeated="1015"/>
        </table:table-row>
        <table:table-row table:style-name="ro1">
          <table:table-cell table:style-name="ce4" office:value-type="float" office:value="541">
            <text:p>541</text:p>
          </table:table-cell>
          <table:table-cell table:style-name="ce8" office:value-type="float" office:value="2271.889893">
            <text:p>2271.889893</text:p>
          </table:table-cell>
          <table:table-cell table:style-name="ce8" office:value-type="float" office:value="2416.59416997447">
            <text:p>2416.594170</text:p>
          </table:table-cell>
          <table:table-cell table:formula="of:=[.D547]+1" office:value-type="float" office:value="541">
            <text:p>541</text:p>
          </table:table-cell>
          <table:table-cell table:formula="of:=[.D548]/[.$B$4]" office:value-type="percentage" office:value="0.430047694753577">
            <text:p>43,0%</text:p>
          </table:table-cell>
          <table:table-cell table:formula="of:=[.D548]*[.$B$5]" office:value-type="float" office:value="1237545.78691458">
            <text:p>1237545,78691458</text:p>
          </table:table-cell>
          <table:table-cell table:formula="of:=[.F548]/[.$B$3]" office:value-type="percentage" office:value="0.430047694753577">
            <text:p>43,0%</text:p>
          </table:table-cell>
          <table:table-cell table:formula="of:=[.H547]+[.B548]" office:value-type="float" office:value="1310479.559691">
            <text:p>1310479,559691</text:p>
          </table:table-cell>
          <table:table-cell table:formula="of:=[.H548]/[.$B$3]" office:value-type="percentage" office:value="0.455392212252506">
            <text:p>45,5%</text:p>
          </table:table-cell>
          <table:table-cell table:number-columns-repeated="1015"/>
        </table:table-row>
        <table:table-row table:style-name="ro1">
          <table:table-cell table:style-name="ce4" office:value-type="float" office:value="542">
            <text:p>542</text:p>
          </table:table-cell>
          <table:table-cell table:style-name="ce8" office:value-type="float" office:value="2119.120117">
            <text:p>2119.120117</text:p>
          </table:table-cell>
          <table:table-cell table:style-name="ce8" office:value-type="float" office:value="2416.46532933366">
            <text:p>2416.465329</text:p>
          </table:table-cell>
          <table:table-cell table:formula="of:=[.D548]+1" office:value-type="float" office:value="542">
            <text:p>542</text:p>
          </table:table-cell>
          <table:table-cell table:formula="of:=[.D549]/[.$B$4]" office:value-type="percentage" office:value="0.430842607313196">
            <text:p>43,1%</text:p>
          </table:table-cell>
          <table:table-cell table:formula="of:=[.D549]*[.$B$5]" office:value-type="float" office:value="1239833.30223235">
            <text:p>1239833,30223235</text:p>
          </table:table-cell>
          <table:table-cell table:formula="of:=[.F549]/[.$B$3]" office:value-type="percentage" office:value="0.430842607313195">
            <text:p>43,1%</text:p>
          </table:table-cell>
          <table:table-cell table:formula="of:=[.H548]+[.B549]" office:value-type="float" office:value="1312598.679808">
            <text:p>1312598,679808</text:p>
          </table:table-cell>
          <table:table-cell table:formula="of:=[.H549]/[.$B$3]" office:value-type="percentage" office:value="0.456128607407221">
            <text:p>45,6%</text:p>
          </table:table-cell>
          <table:table-cell table:number-columns-repeated="1015"/>
        </table:table-row>
        <table:table-row table:style-name="ro1">
          <table:table-cell table:style-name="ce4" office:value-type="float" office:value="543">
            <text:p>543</text:p>
          </table:table-cell>
          <table:table-cell table:style-name="ce8" office:value-type="float" office:value="2126.5">
            <text:p>2126.500000</text:p>
          </table:table-cell>
          <table:table-cell table:style-name="ce8" office:value-type="float" office:value="2416.3943514852">
            <text:p>2416.394351</text:p>
          </table:table-cell>
          <table:table-cell table:formula="of:=[.D549]+1" office:value-type="float" office:value="543">
            <text:p>543</text:p>
          </table:table-cell>
          <table:table-cell table:formula="of:=[.D550]/[.$B$4]" office:value-type="percentage" office:value="0.431637519872814">
            <text:p>43,2%</text:p>
          </table:table-cell>
          <table:table-cell table:formula="of:=[.D550]*[.$B$5]" office:value-type="float" office:value="1242120.81755012">
            <text:p>1242120,81755012</text:p>
          </table:table-cell>
          <table:table-cell table:formula="of:=[.F550]/[.$B$3]" office:value-type="percentage" office:value="0.431637519872814">
            <text:p>43,2%</text:p>
          </table:table-cell>
          <table:table-cell table:formula="of:=[.H549]+[.B550]" office:value-type="float" office:value="1314725.179808">
            <text:p>1314725,179808</text:p>
          </table:table-cell>
          <table:table-cell table:formula="of:=[.H550]/[.$B$3]" office:value-type="percentage" office:value="0.456867567074462">
            <text:p>45,7%</text:p>
          </table:table-cell>
          <table:table-cell table:number-columns-repeated="1015"/>
        </table:table-row>
        <table:table-row table:style-name="ro1">
          <table:table-cell table:style-name="ce4" office:value-type="float" office:value="544">
            <text:p>544</text:p>
          </table:table-cell>
          <table:table-cell table:style-name="ce8" office:value-type="float" office:value="2724.01001">
            <text:p>2724.010010</text:p>
          </table:table-cell>
          <table:table-cell table:style-name="ce8" office:value-type="float" office:value="2416.3465486532">
            <text:p>2416.346549</text:p>
          </table:table-cell>
          <table:table-cell table:formula="of:=[.D550]+1" office:value-type="float" office:value="544">
            <text:p>544</text:p>
          </table:table-cell>
          <table:table-cell table:formula="of:=[.D551]/[.$B$4]" office:value-type="percentage" office:value="0.432432432432432">
            <text:p>43,2%</text:p>
          </table:table-cell>
          <table:table-cell table:formula="of:=[.D551]*[.$B$5]" office:value-type="float" office:value="1244408.33286789">
            <text:p>1244408,33286789</text:p>
          </table:table-cell>
          <table:table-cell table:formula="of:=[.F551]/[.$B$3]" office:value-type="percentage" office:value="0.432432432432432">
            <text:p>43,2%</text:p>
          </table:table-cell>
          <table:table-cell table:formula="of:=[.H550]+[.B551]" office:value-type="float" office:value="1317449.189818">
            <text:p>1317449,189818</text:p>
          </table:table-cell>
          <table:table-cell table:formula="of:=[.H551]/[.$B$3]" office:value-type="percentage" office:value="0.457814161727906">
            <text:p>45,8%</text:p>
          </table:table-cell>
          <table:table-cell table:number-columns-repeated="1015"/>
        </table:table-row>
        <table:table-row table:style-name="ro1">
          <table:table-cell table:style-name="ce4" office:value-type="float" office:value="545">
            <text:p>545</text:p>
          </table:table-cell>
          <table:table-cell table:style-name="ce8" office:value-type="float" office:value="2584.959961">
            <text:p>2584.959961</text:p>
          </table:table-cell>
          <table:table-cell table:style-name="ce8" office:value-type="float" office:value="2416.14130685506">
            <text:p>2416.141307</text:p>
          </table:table-cell>
          <table:table-cell table:formula="of:=[.D551]+1" office:value-type="float" office:value="545">
            <text:p>545</text:p>
          </table:table-cell>
          <table:table-cell table:formula="of:=[.D552]/[.$B$4]" office:value-type="percentage" office:value="0.433227344992051">
            <text:p>43,3%</text:p>
          </table:table-cell>
          <table:table-cell table:formula="of:=[.D552]*[.$B$5]" office:value-type="float" office:value="1246695.84818566">
            <text:p>1246695,84818566</text:p>
          </table:table-cell>
          <table:table-cell table:formula="of:=[.F552]/[.$B$3]" office:value-type="percentage" office:value="0.433227344992051">
            <text:p>43,3%</text:p>
          </table:table-cell>
          <table:table-cell table:formula="of:=[.H551]+[.B552]" office:value-type="float" office:value="1320034.149779">
            <text:p>1320034,149779</text:p>
          </table:table-cell>
          <table:table-cell table:formula="of:=[.H552]/[.$B$3]" office:value-type="percentage" office:value="0.458712436429346">
            <text:p>45,9%</text:p>
          </table:table-cell>
          <table:table-cell table:number-columns-repeated="1015"/>
        </table:table-row>
        <table:table-row table:style-name="ro1">
          <table:table-cell table:style-name="ce4" office:value-type="float" office:value="546">
            <text:p>546</text:p>
          </table:table-cell>
          <table:table-cell table:style-name="ce8" office:value-type="float" office:value="2596.26001">
            <text:p>2596.260010</text:p>
          </table:table-cell>
          <table:table-cell table:style-name="ce8" office:value-type="float" office:value="2415.7229641034">
            <text:p>2415.722964</text:p>
          </table:table-cell>
          <table:table-cell table:formula="of:=[.D552]+1" office:value-type="float" office:value="546">
            <text:p>546</text:p>
          </table:table-cell>
          <table:table-cell table:formula="of:=[.D553]/[.$B$4]" office:value-type="percentage" office:value="0.434022257551669">
            <text:p>43,4%</text:p>
          </table:table-cell>
          <table:table-cell table:formula="of:=[.D553]*[.$B$5]" office:value-type="float" office:value="1248983.36350344">
            <text:p>1248983,36350344</text:p>
          </table:table-cell>
          <table:table-cell table:formula="of:=[.F553]/[.$B$3]" office:value-type="percentage" office:value="0.434022257551669">
            <text:p>43,4%</text:p>
          </table:table-cell>
          <table:table-cell table:formula="of:=[.H552]+[.B553]" office:value-type="float" office:value="1322630.409789">
            <text:p>1322630,409789</text:p>
          </table:table-cell>
          <table:table-cell table:formula="of:=[.H553]/[.$B$3]" office:value-type="percentage" office:value="0.459614637902687">
            <text:p>46,0%</text:p>
          </table:table-cell>
          <table:table-cell table:number-columns-repeated="1015"/>
        </table:table-row>
        <table:table-row table:style-name="ro1">
          <table:table-cell table:style-name="ce4" office:value-type="float" office:value="547">
            <text:p>547</text:p>
          </table:table-cell>
          <table:table-cell table:style-name="ce8" office:value-type="float" office:value="2722.459961">
            <text:p>2722.459961</text:p>
          </table:table-cell>
          <table:table-cell table:style-name="ce8" office:value-type="float" office:value="2415.56612218459">
            <text:p>2415.566122</text:p>
          </table:table-cell>
          <table:table-cell table:formula="of:=[.D553]+1" office:value-type="float" office:value="547">
            <text:p>547</text:p>
          </table:table-cell>
          <table:table-cell table:formula="of:=[.D554]/[.$B$4]" office:value-type="percentage" office:value="0.434817170111288">
            <text:p>43,5%</text:p>
          </table:table-cell>
          <table:table-cell table:formula="of:=[.D554]*[.$B$5]" office:value-type="float" office:value="1251270.87882121">
            <text:p>1251270,87882121</text:p>
          </table:table-cell>
          <table:table-cell table:formula="of:=[.F554]/[.$B$3]" office:value-type="percentage" office:value="0.434817170111288">
            <text:p>43,5%</text:p>
          </table:table-cell>
          <table:table-cell table:formula="of:=[.H553]+[.B554]" office:value-type="float" office:value="1325352.86975">
            <text:p>1325352,86975</text:p>
          </table:table-cell>
          <table:table-cell table:formula="of:=[.H554]/[.$B$3]" office:value-type="percentage" office:value="0.460560693913435">
            <text:p>46,1%</text:p>
          </table:table-cell>
          <table:table-cell table:number-columns-repeated="1015"/>
        </table:table-row>
        <table:table-row table:style-name="ro1">
          <table:table-cell table:style-name="ce4" office:value-type="float" office:value="548">
            <text:p>548</text:p>
          </table:table-cell>
          <table:table-cell table:style-name="ce8" office:value-type="float" office:value="2076.060059">
            <text:p>2076.060059</text:p>
          </table:table-cell>
          <table:table-cell table:style-name="ce8" office:value-type="float" office:value="2415.53386840329">
            <text:p>2415.533868</text:p>
          </table:table-cell>
          <table:table-cell table:formula="of:=[.D554]+1" office:value-type="float" office:value="548">
            <text:p>548</text:p>
          </table:table-cell>
          <table:table-cell table:formula="of:=[.D555]/[.$B$4]" office:value-type="percentage" office:value="0.435612082670906">
            <text:p>43,6%</text:p>
          </table:table-cell>
          <table:table-cell table:formula="of:=[.D555]*[.$B$5]" office:value-type="float" office:value="1253558.39413898">
            <text:p>1253558,39413898</text:p>
          </table:table-cell>
          <table:table-cell table:formula="of:=[.F555]/[.$B$3]" office:value-type="percentage" office:value="0.435612082670906">
            <text:p>43,6%</text:p>
          </table:table-cell>
          <table:table-cell table:formula="of:=[.H554]+[.B555]" office:value-type="float" office:value="1327428.929809">
            <text:p>1327428,929809</text:p>
          </table:table-cell>
          <table:table-cell table:formula="of:=[.H555]/[.$B$3]" office:value-type="percentage" office:value="0.461282125679422">
            <text:p>46,1%</text:p>
          </table:table-cell>
          <table:table-cell table:number-columns-repeated="1015"/>
        </table:table-row>
        <table:table-row table:style-name="ro1">
          <table:table-cell table:style-name="ce4" office:value-type="float" office:value="549">
            <text:p>549</text:p>
          </table:table-cell>
          <table:table-cell table:style-name="ce8" office:value-type="float" office:value="2574.409912">
            <text:p>2574.409912</text:p>
          </table:table-cell>
          <table:table-cell table:style-name="ce8" office:value-type="float" office:value="2414.61784050695">
            <text:p>2414.617841</text:p>
          </table:table-cell>
          <table:table-cell table:formula="of:=[.D555]+1" office:value-type="float" office:value="549">
            <text:p>549</text:p>
          </table:table-cell>
          <table:table-cell table:formula="of:=[.D556]/[.$B$4]" office:value-type="percentage" office:value="0.436406995230525">
            <text:p>43,6%</text:p>
          </table:table-cell>
          <table:table-cell table:formula="of:=[.D556]*[.$B$5]" office:value-type="float" office:value="1255845.90945675">
            <text:p>1255845,90945675</text:p>
          </table:table-cell>
          <table:table-cell table:formula="of:=[.F556]/[.$B$3]" office:value-type="percentage" office:value="0.436406995230525">
            <text:p>43,6%</text:p>
          </table:table-cell>
          <table:table-cell table:formula="of:=[.H555]+[.B556]" office:value-type="float" office:value="1330003.339721">
            <text:p>1330003,339721</text:p>
          </table:table-cell>
          <table:table-cell table:formula="of:=[.H556]/[.$B$3]" office:value-type="percentage" office:value="0.462176734234283">
            <text:p>46,2%</text:p>
          </table:table-cell>
          <table:table-cell table:number-columns-repeated="1015"/>
        </table:table-row>
        <table:table-row table:style-name="ro1">
          <table:table-cell table:style-name="ce4" office:value-type="float" office:value="550">
            <text:p>550</text:p>
          </table:table-cell>
          <table:table-cell table:style-name="ce8" office:value-type="float" office:value="2664.76001">
            <text:p>2664.760010</text:p>
          </table:table-cell>
          <table:table-cell table:style-name="ce8" office:value-type="float" office:value="2414.4966004572">
            <text:p>2414.496600</text:p>
          </table:table-cell>
          <table:table-cell table:formula="of:=[.D556]+1" office:value-type="float" office:value="550">
            <text:p>550</text:p>
          </table:table-cell>
          <table:table-cell table:formula="of:=[.D557]/[.$B$4]" office:value-type="percentage" office:value="0.437201907790143">
            <text:p>43,7%</text:p>
          </table:table-cell>
          <table:table-cell table:formula="of:=[.D557]*[.$B$5]" office:value-type="float" office:value="1258133.42477452">
            <text:p>1258133,42477452</text:p>
          </table:table-cell>
          <table:table-cell table:formula="of:=[.F557]/[.$B$3]" office:value-type="percentage" office:value="0.437201907790143">
            <text:p>43,7%</text:p>
          </table:table-cell>
          <table:table-cell table:formula="of:=[.H556]+[.B557]" office:value-type="float" office:value="1332668.099731">
            <text:p>1332668,099731</text:p>
          </table:table-cell>
          <table:table-cell table:formula="of:=[.H557]/[.$B$3]" office:value-type="percentage" office:value="0.463102739487171">
            <text:p>46,3%</text:p>
          </table:table-cell>
          <table:table-cell table:number-columns-repeated="1015"/>
        </table:table-row>
        <table:table-row table:style-name="ro1">
          <table:table-cell table:style-name="ce4" office:value-type="float" office:value="551">
            <text:p>551</text:p>
          </table:table-cell>
          <table:table-cell table:style-name="ce8" office:value-type="float" office:value="2297.419922">
            <text:p>2297.419922</text:p>
          </table:table-cell>
          <table:table-cell table:style-name="ce8" office:value-type="float" office:value="2414.4105893136">
            <text:p>2414.410589</text:p>
          </table:table-cell>
          <table:table-cell table:formula="of:=[.D557]+1" office:value-type="float" office:value="551">
            <text:p>551</text:p>
          </table:table-cell>
          <table:table-cell table:formula="of:=[.D558]/[.$B$4]" office:value-type="percentage" office:value="0.437996820349762">
            <text:p>43,8%</text:p>
          </table:table-cell>
          <table:table-cell table:formula="of:=[.D558]*[.$B$5]" office:value-type="float" office:value="1260420.9400923">
            <text:p>1260420,9400923</text:p>
          </table:table-cell>
          <table:table-cell table:formula="of:=[.F558]/[.$B$3]" office:value-type="percentage" office:value="0.437996820349762">
            <text:p>43,8%</text:p>
          </table:table-cell>
          <table:table-cell table:formula="of:=[.H557]+[.B558]" office:value-type="float" office:value="1334965.519653">
            <text:p>1334965,519653</text:p>
          </table:table-cell>
          <table:table-cell table:formula="of:=[.H558]/[.$B$3]" office:value-type="percentage" office:value="0.463901093901031">
            <text:p>46,4%</text:p>
          </table:table-cell>
          <table:table-cell table:number-columns-repeated="1015"/>
        </table:table-row>
        <table:table-row table:style-name="ro1">
          <table:table-cell table:style-name="ce4" office:value-type="float" office:value="552">
            <text:p>552</text:p>
          </table:table-cell>
          <table:table-cell table:style-name="ce8" office:value-type="float" office:value="2052.320068">
            <text:p>2052.320068</text:p>
          </table:table-cell>
          <table:table-cell table:style-name="ce8" office:value-type="float" office:value="2414.12475485681">
            <text:p>2414.124755</text:p>
          </table:table-cell>
          <table:table-cell table:formula="of:=[.D558]+1" office:value-type="float" office:value="552">
            <text:p>552</text:p>
          </table:table-cell>
          <table:table-cell table:formula="of:=[.D559]/[.$B$4]" office:value-type="percentage" office:value="0.43879173290938">
            <text:p>43,9%</text:p>
          </table:table-cell>
          <table:table-cell table:formula="of:=[.D559]*[.$B$5]" office:value-type="float" office:value="1262708.45541007">
            <text:p>1262708,45541007</text:p>
          </table:table-cell>
          <table:table-cell table:formula="of:=[.F559]/[.$B$3]" office:value-type="percentage" office:value="0.43879173290938">
            <text:p>43,9%</text:p>
          </table:table-cell>
          <table:table-cell table:formula="of:=[.H558]+[.B559]" office:value-type="float" office:value="1337017.839721">
            <text:p>1337017,839721</text:p>
          </table:table-cell>
          <table:table-cell table:formula="of:=[.H559]/[.$B$3]" office:value-type="percentage" office:value="0.464614276009905">
            <text:p>46,5%</text:p>
          </table:table-cell>
          <table:table-cell table:number-columns-repeated="1015"/>
        </table:table-row>
        <table:table-row table:style-name="ro1">
          <table:table-cell table:style-name="ce4" office:value-type="float" office:value="553">
            <text:p>553</text:p>
          </table:table-cell>
          <table:table-cell table:style-name="ce8" office:value-type="float" office:value="2385.26001">
            <text:p>2385.260010</text:p>
          </table:table-cell>
          <table:table-cell table:style-name="ce8" office:value-type="float" office:value="2413.7381755206">
            <text:p>2413.738176</text:p>
          </table:table-cell>
          <table:table-cell table:formula="of:=[.D559]+1" office:value-type="float" office:value="553">
            <text:p>553</text:p>
          </table:table-cell>
          <table:table-cell table:formula="of:=[.D560]/[.$B$4]" office:value-type="percentage" office:value="0.439586645468998">
            <text:p>44,0%</text:p>
          </table:table-cell>
          <table:table-cell table:formula="of:=[.D560]*[.$B$5]" office:value-type="float" office:value="1264995.97072784">
            <text:p>1264995,97072784</text:p>
          </table:table-cell>
          <table:table-cell table:formula="of:=[.F560]/[.$B$3]" office:value-type="percentage" office:value="0.439586645468998">
            <text:p>44,0%</text:p>
          </table:table-cell>
          <table:table-cell table:formula="of:=[.H559]+[.B560]" office:value-type="float" office:value="1339403.099731">
            <text:p>1339403,099731</text:p>
          </table:table-cell>
          <table:table-cell table:formula="of:=[.H560]/[.$B$3]" office:value-type="percentage" office:value="0.465443154892234">
            <text:p>46,5%</text:p>
          </table:table-cell>
          <table:table-cell table:number-columns-repeated="1015"/>
        </table:table-row>
        <table:table-row table:style-name="ro1">
          <table:table-cell table:style-name="ce4" office:value-type="float" office:value="554">
            <text:p>554</text:p>
          </table:table-cell>
          <table:table-cell table:style-name="ce8" office:value-type="float" office:value="2279.550049">
            <text:p>2279.550049</text:p>
          </table:table-cell>
          <table:table-cell table:style-name="ce8" office:value-type="float" office:value="2413.72773152332">
            <text:p>2413.727732</text:p>
          </table:table-cell>
          <table:table-cell table:formula="of:=[.D560]+1" office:value-type="float" office:value="554">
            <text:p>554</text:p>
          </table:table-cell>
          <table:table-cell table:formula="of:=[.D561]/[.$B$4]" office:value-type="percentage" office:value="0.440381558028617">
            <text:p>44,0%</text:p>
          </table:table-cell>
          <table:table-cell table:formula="of:=[.D561]*[.$B$5]" office:value-type="float" office:value="1267283.48604561">
            <text:p>1267283,48604561</text:p>
          </table:table-cell>
          <table:table-cell table:formula="of:=[.F561]/[.$B$3]" office:value-type="percentage" office:value="0.440381558028617">
            <text:p>44,0%</text:p>
          </table:table-cell>
          <table:table-cell table:formula="of:=[.H560]+[.B561]" office:value-type="float" office:value="1341682.64978">
            <text:p>1341682,64978</text:p>
          </table:table-cell>
          <table:table-cell table:formula="of:=[.H561]/[.$B$3]" office:value-type="percentage" office:value="0.466235299517518">
            <text:p>46,6%</text:p>
          </table:table-cell>
          <table:table-cell table:number-columns-repeated="1015"/>
        </table:table-row>
        <table:table-row table:style-name="ro1">
          <table:table-cell table:style-name="ce4" office:value-type="float" office:value="555">
            <text:p>555</text:p>
          </table:table-cell>
          <table:table-cell table:style-name="ce8" office:value-type="float" office:value="2614.449951">
            <text:p>2614.449951</text:p>
          </table:table-cell>
          <table:table-cell table:style-name="ce8" office:value-type="float" office:value="2413.49611922172">
            <text:p>2413.496119</text:p>
          </table:table-cell>
          <table:table-cell table:formula="of:=[.D561]+1" office:value-type="float" office:value="555">
            <text:p>555</text:p>
          </table:table-cell>
          <table:table-cell table:formula="of:=[.D562]/[.$B$4]" office:value-type="percentage" office:value="0.441176470588235">
            <text:p>44,1%</text:p>
          </table:table-cell>
          <table:table-cell table:formula="of:=[.D562]*[.$B$5]" office:value-type="float" office:value="1269571.00136338">
            <text:p>1269571,00136338</text:p>
          </table:table-cell>
          <table:table-cell table:formula="of:=[.F562]/[.$B$3]" office:value-type="percentage" office:value="0.441176470588235">
            <text:p>44,1%</text:p>
          </table:table-cell>
          <table:table-cell table:formula="of:=[.H561]+[.B562]" office:value-type="float" office:value="1344297.099731">
            <text:p>1344297,099731</text:p>
          </table:table-cell>
          <table:table-cell table:formula="of:=[.H562]/[.$B$3]" office:value-type="percentage" office:value="0.467143822003203">
            <text:p>46,7%</text:p>
          </table:table-cell>
          <table:table-cell table:number-columns-repeated="1015"/>
        </table:table-row>
        <table:table-row table:style-name="ro1">
          <table:table-cell table:style-name="ce4" office:value-type="float" office:value="556">
            <text:p>556</text:p>
          </table:table-cell>
          <table:table-cell table:style-name="ce8" office:value-type="float" office:value="2642.330078">
            <text:p>2642.330078</text:p>
          </table:table-cell>
          <table:table-cell table:style-name="ce8" office:value-type="float" office:value="2412.64719783942">
            <text:p>2412.647198</text:p>
          </table:table-cell>
          <table:table-cell table:formula="of:=[.D562]+1" office:value-type="float" office:value="556">
            <text:p>556</text:p>
          </table:table-cell>
          <table:table-cell table:formula="of:=[.D563]/[.$B$4]" office:value-type="percentage" office:value="0.441971383147854">
            <text:p>44,2%</text:p>
          </table:table-cell>
          <table:table-cell table:formula="of:=[.D563]*[.$B$5]" office:value-type="float" office:value="1271858.51668116">
            <text:p>1271858,51668116</text:p>
          </table:table-cell>
          <table:table-cell table:formula="of:=[.F563]/[.$B$3]" office:value-type="percentage" office:value="0.441971383147854">
            <text:p>44,2%</text:p>
          </table:table-cell>
          <table:table-cell table:formula="of:=[.H562]+[.B563]" office:value-type="float" office:value="1346939.429809">
            <text:p>1346939,429809</text:p>
          </table:table-cell>
          <table:table-cell table:formula="of:=[.H563]/[.$B$3]" office:value-type="percentage" office:value="0.468062032845046">
            <text:p>46,8%</text:p>
          </table:table-cell>
          <table:table-cell table:number-columns-repeated="1015"/>
        </table:table-row>
        <table:table-row table:style-name="ro1">
          <table:table-cell table:style-name="ce4" office:value-type="float" office:value="557">
            <text:p>557</text:p>
          </table:table-cell>
          <table:table-cell table:style-name="ce8" office:value-type="float" office:value="2372.600098">
            <text:p>2372.600098</text:p>
          </table:table-cell>
          <table:table-cell table:style-name="ce8" office:value-type="float" office:value="2411.81154375436">
            <text:p>2411.811544</text:p>
          </table:table-cell>
          <table:table-cell table:formula="of:=[.D563]+1" office:value-type="float" office:value="557">
            <text:p>557</text:p>
          </table:table-cell>
          <table:table-cell table:formula="of:=[.D564]/[.$B$4]" office:value-type="percentage" office:value="0.442766295707472">
            <text:p>44,3%</text:p>
          </table:table-cell>
          <table:table-cell table:formula="of:=[.D564]*[.$B$5]" office:value-type="float" office:value="1274146.03199893">
            <text:p>1274146,03199893</text:p>
          </table:table-cell>
          <table:table-cell table:formula="of:=[.F564]/[.$B$3]" office:value-type="percentage" office:value="0.442766295707472">
            <text:p>44,3%</text:p>
          </table:table-cell>
          <table:table-cell table:formula="of:=[.H563]+[.B564]" office:value-type="float" office:value="1349312.029907">
            <text:p>1349312,029907</text:p>
          </table:table-cell>
          <table:table-cell table:formula="of:=[.H564]/[.$B$3]" office:value-type="percentage" office:value="0.468886512402494">
            <text:p>46,9%</text:p>
          </table:table-cell>
          <table:table-cell table:number-columns-repeated="1015"/>
        </table:table-row>
        <table:table-row table:style-name="ro1">
          <table:table-cell table:style-name="ce4" office:value-type="float" office:value="558">
            <text:p>558</text:p>
          </table:table-cell>
          <table:table-cell table:style-name="ce8" office:value-type="float" office:value="2549.689941">
            <text:p>2549.689941</text:p>
          </table:table-cell>
          <table:table-cell table:style-name="ce8" office:value-type="float" office:value="2411.69374420442">
            <text:p>2411.693744</text:p>
          </table:table-cell>
          <table:table-cell table:formula="of:=[.D564]+1" office:value-type="float" office:value="558">
            <text:p>558</text:p>
          </table:table-cell>
          <table:table-cell table:formula="of:=[.D565]/[.$B$4]" office:value-type="percentage" office:value="0.443561208267091">
            <text:p>44,4%</text:p>
          </table:table-cell>
          <table:table-cell table:formula="of:=[.D565]*[.$B$5]" office:value-type="float" office:value="1276433.5473167">
            <text:p>1276433,5473167</text:p>
          </table:table-cell>
          <table:table-cell table:formula="of:=[.F565]/[.$B$3]" office:value-type="percentage" office:value="0.443561208267091">
            <text:p>44,4%</text:p>
          </table:table-cell>
          <table:table-cell table:formula="of:=[.H564]+[.B565]" office:value-type="float" office:value="1351861.719848">
            <text:p>1351861,719848</text:p>
          </table:table-cell>
          <table:table-cell table:formula="of:=[.H565]/[.$B$3]" office:value-type="percentage" office:value="0.46977253075677">
            <text:p>47,0%</text:p>
          </table:table-cell>
          <table:table-cell table:number-columns-repeated="1015"/>
        </table:table-row>
        <table:table-row table:style-name="ro1">
          <table:table-cell table:style-name="ce4" office:value-type="float" office:value="559">
            <text:p>559</text:p>
          </table:table-cell>
          <table:table-cell table:style-name="ce8" office:value-type="float" office:value="2265.199951">
            <text:p>2265.199951</text:p>
          </table:table-cell>
          <table:table-cell table:style-name="ce8" office:value-type="float" office:value="2410.88173881865">
            <text:p>2410.881739</text:p>
          </table:table-cell>
          <table:table-cell table:formula="of:=[.D565]+1" office:value-type="float" office:value="559">
            <text:p>559</text:p>
          </table:table-cell>
          <table:table-cell table:formula="of:=[.D566]/[.$B$4]" office:value-type="percentage" office:value="0.444356120826709">
            <text:p>44,4%</text:p>
          </table:table-cell>
          <table:table-cell table:formula="of:=[.D566]*[.$B$5]" office:value-type="float" office:value="1278721.06263447">
            <text:p>1278721,06263447</text:p>
          </table:table-cell>
          <table:table-cell table:formula="of:=[.F566]/[.$B$3]" office:value-type="percentage" office:value="0.444356120826709">
            <text:p>44,4%</text:p>
          </table:table-cell>
          <table:table-cell table:formula="of:=[.H565]+[.B566]" office:value-type="float" office:value="1354126.919799">
            <text:p>1354126,919799</text:p>
          </table:table-cell>
          <table:table-cell table:formula="of:=[.H566]/[.$B$3]" office:value-type="percentage" office:value="0.470559688716809">
            <text:p>47,1%</text:p>
          </table:table-cell>
          <table:table-cell table:number-columns-repeated="1015"/>
        </table:table-row>
        <table:table-row table:style-name="ro1">
          <table:table-cell table:style-name="ce4" office:value-type="float" office:value="560">
            <text:p>560</text:p>
          </table:table-cell>
          <table:table-cell table:style-name="ce8" office:value-type="float" office:value="2296.679932">
            <text:p>2296.679932</text:p>
          </table:table-cell>
          <table:table-cell table:style-name="ce8" office:value-type="float" office:value="2410.79082970102">
            <text:p>2410.790830</text:p>
          </table:table-cell>
          <table:table-cell table:formula="of:=[.D566]+1" office:value-type="float" office:value="560">
            <text:p>560</text:p>
          </table:table-cell>
          <table:table-cell table:formula="of:=[.D567]/[.$B$4]" office:value-type="percentage" office:value="0.445151033386327">
            <text:p>44,5%</text:p>
          </table:table-cell>
          <table:table-cell table:formula="of:=[.D567]*[.$B$5]" office:value-type="float" office:value="1281008.57795224">
            <text:p>1281008,57795224</text:p>
          </table:table-cell>
          <table:table-cell table:formula="of:=[.F567]/[.$B$3]" office:value-type="percentage" office:value="0.445151033386327">
            <text:p>44,5%</text:p>
          </table:table-cell>
          <table:table-cell table:formula="of:=[.H566]+[.B567]" office:value-type="float" office:value="1356423.599731">
            <text:p>1356423,599731</text:p>
          </table:table-cell>
          <table:table-cell table:formula="of:=[.H567]/[.$B$3]" office:value-type="percentage" office:value="0.471357785983825">
            <text:p>47,1%</text:p>
          </table:table-cell>
          <table:table-cell table:number-columns-repeated="1015"/>
        </table:table-row>
        <table:table-row table:style-name="ro1">
          <table:table-cell table:style-name="ce4" office:value-type="float" office:value="561">
            <text:p>561</text:p>
          </table:table-cell>
          <table:table-cell table:style-name="ce8" office:value-type="float" office:value="2071.5">
            <text:p>2071.500000</text:p>
          </table:table-cell>
          <table:table-cell table:style-name="ce8" office:value-type="float" office:value="2408.54579299789">
            <text:p>2408.545793</text:p>
          </table:table-cell>
          <table:table-cell table:formula="of:=[.D567]+1" office:value-type="float" office:value="561">
            <text:p>561</text:p>
          </table:table-cell>
          <table:table-cell table:formula="of:=[.D568]/[.$B$4]" office:value-type="percentage" office:value="0.445945945945946">
            <text:p>44,6%</text:p>
          </table:table-cell>
          <table:table-cell table:formula="of:=[.D568]*[.$B$5]" office:value-type="float" office:value="1283296.09327001">
            <text:p>1283296,09327001</text:p>
          </table:table-cell>
          <table:table-cell table:formula="of:=[.F568]/[.$B$3]" office:value-type="percentage" office:value="0.445945945945946">
            <text:p>44,6%</text:p>
          </table:table-cell>
          <table:table-cell table:formula="of:=[.H567]+[.B568]" office:value-type="float" office:value="1358495.099731">
            <text:p>1358495,099731</text:p>
          </table:table-cell>
          <table:table-cell table:formula="of:=[.H568]/[.$B$3]" office:value-type="percentage" office:value="0.472077633127342">
            <text:p>47,2%</text:p>
          </table:table-cell>
          <table:table-cell table:number-columns-repeated="1015"/>
        </table:table-row>
        <table:table-row table:style-name="ro1">
          <table:table-cell table:style-name="ce4" office:value-type="float" office:value="562">
            <text:p>562</text:p>
          </table:table-cell>
          <table:table-cell table:style-name="ce8" office:value-type="float" office:value="2280.850098">
            <text:p>2280.850098</text:p>
          </table:table-cell>
          <table:table-cell table:style-name="ce8" office:value-type="float" office:value="2408.33900289894">
            <text:p>2408.339003</text:p>
          </table:table-cell>
          <table:table-cell table:formula="of:=[.D568]+1" office:value-type="float" office:value="562">
            <text:p>562</text:p>
          </table:table-cell>
          <table:table-cell table:formula="of:=[.D569]/[.$B$4]" office:value-type="percentage" office:value="0.446740858505564">
            <text:p>44,7%</text:p>
          </table:table-cell>
          <table:table-cell table:formula="of:=[.D569]*[.$B$5]" office:value-type="float" office:value="1285583.60858779">
            <text:p>1285583,60858779</text:p>
          </table:table-cell>
          <table:table-cell table:formula="of:=[.F569]/[.$B$3]" office:value-type="percentage" office:value="0.446740858505564">
            <text:p>44,7%</text:p>
          </table:table-cell>
          <table:table-cell table:formula="of:=[.H568]+[.B569]" office:value-type="float" office:value="1360775.949829">
            <text:p>1360775,949829</text:p>
          </table:table-cell>
          <table:table-cell table:formula="of:=[.H569]/[.$B$3]" office:value-type="percentage" office:value="0.472870229520215">
            <text:p>47,3%</text:p>
          </table:table-cell>
          <table:table-cell table:number-columns-repeated="1015"/>
        </table:table-row>
        <table:table-row table:style-name="ro1">
          <table:table-cell table:style-name="ce4" office:value-type="float" office:value="563">
            <text:p>563</text:p>
          </table:table-cell>
          <table:table-cell table:style-name="ce8" office:value-type="float" office:value="1978.349976">
            <text:p>1978.349976</text:p>
          </table:table-cell>
          <table:table-cell table:style-name="ce8" office:value-type="float" office:value="2407.37156507607">
            <text:p>2407.371565</text:p>
          </table:table-cell>
          <table:table-cell table:formula="of:=[.D569]+1" office:value-type="float" office:value="563">
            <text:p>563</text:p>
          </table:table-cell>
          <table:table-cell table:formula="of:=[.D570]/[.$B$4]" office:value-type="percentage" office:value="0.447535771065183">
            <text:p>44,8%</text:p>
          </table:table-cell>
          <table:table-cell table:formula="of:=[.D570]*[.$B$5]" office:value-type="float" office:value="1287871.12390556">
            <text:p>1287871,12390556</text:p>
          </table:table-cell>
          <table:table-cell table:formula="of:=[.F570]/[.$B$3]" office:value-type="percentage" office:value="0.447535771065183">
            <text:p>44,8%</text:p>
          </table:table-cell>
          <table:table-cell table:formula="of:=[.H569]+[.B570]" office:value-type="float" office:value="1362754.299805">
            <text:p>1362754,299805</text:p>
          </table:table-cell>
          <table:table-cell table:formula="of:=[.H570]/[.$B$3]" office:value-type="percentage" office:value="0.473557706990213">
            <text:p>47,4%</text:p>
          </table:table-cell>
          <table:table-cell table:number-columns-repeated="1015"/>
        </table:table-row>
        <table:table-row table:style-name="ro1">
          <table:table-cell table:style-name="ce4" office:value-type="float" office:value="564">
            <text:p>564</text:p>
          </table:table-cell>
          <table:table-cell table:style-name="ce8" office:value-type="float" office:value="2754.879883">
            <text:p>2754.879883</text:p>
          </table:table-cell>
          <table:table-cell table:style-name="ce8" office:value-type="float" office:value="2405.63374934766">
            <text:p>2405.633749</text:p>
          </table:table-cell>
          <table:table-cell table:formula="of:=[.D570]+1" office:value-type="float" office:value="564">
            <text:p>564</text:p>
          </table:table-cell>
          <table:table-cell table:formula="of:=[.D571]/[.$B$4]" office:value-type="percentage" office:value="0.448330683624801">
            <text:p>44,8%</text:p>
          </table:table-cell>
          <table:table-cell table:formula="of:=[.D571]*[.$B$5]" office:value-type="float" office:value="1290158.63922333">
            <text:p>1290158,63922333</text:p>
          </table:table-cell>
          <table:table-cell table:formula="of:=[.F571]/[.$B$3]" office:value-type="percentage" office:value="0.448330683624801">
            <text:p>44,8%</text:p>
          </table:table-cell>
          <table:table-cell table:formula="of:=[.H570]+[.B571]" office:value-type="float" office:value="1365509.179688">
            <text:p>1365509,179688</text:p>
          </table:table-cell>
          <table:table-cell table:formula="of:=[.H571]/[.$B$3]" office:value-type="percentage" office:value="0.47451502893784">
            <text:p>47,5%</text:p>
          </table:table-cell>
          <table:table-cell table:number-columns-repeated="1015"/>
        </table:table-row>
        <table:table-row table:style-name="ro1">
          <table:table-cell table:style-name="ce4" office:value-type="float" office:value="565">
            <text:p>565</text:p>
          </table:table-cell>
          <table:table-cell table:style-name="ce8" office:value-type="float" office:value="2717.070068">
            <text:p>2717.070068</text:p>
          </table:table-cell>
          <table:table-cell table:style-name="ce8" office:value-type="float" office:value="2405.00457304528">
            <text:p>2405.004573</text:p>
          </table:table-cell>
          <table:table-cell table:formula="of:=[.D571]+1" office:value-type="float" office:value="565">
            <text:p>565</text:p>
          </table:table-cell>
          <table:table-cell table:formula="of:=[.D572]/[.$B$4]" office:value-type="percentage" office:value="0.44912559618442">
            <text:p>44,9%</text:p>
          </table:table-cell>
          <table:table-cell table:formula="of:=[.D572]*[.$B$5]" office:value-type="float" office:value="1292446.1545411">
            <text:p>1292446,1545411</text:p>
          </table:table-cell>
          <table:table-cell table:formula="of:=[.F572]/[.$B$3]" office:value-type="percentage" office:value="0.44912559618442">
            <text:p>44,9%</text:p>
          </table:table-cell>
          <table:table-cell table:formula="of:=[.H571]+[.B572]" office:value-type="float" office:value="1368226.249756">
            <text:p>1368226,249756</text:p>
          </table:table-cell>
          <table:table-cell table:formula="of:=[.H572]/[.$B$3]" office:value-type="percentage" office:value="0.475459211958446">
            <text:p>47,5%</text:p>
          </table:table-cell>
          <table:table-cell table:number-columns-repeated="1015"/>
        </table:table-row>
        <table:table-row table:style-name="ro1">
          <table:table-cell table:style-name="ce4" office:value-type="float" office:value="566">
            <text:p>566</text:p>
          </table:table-cell>
          <table:table-cell table:style-name="ce8" office:value-type="float" office:value="2037.410034">
            <text:p>2037.410034</text:p>
          </table:table-cell>
          <table:table-cell table:style-name="ce8" office:value-type="float" office:value="2404.26942984072">
            <text:p>2404.269430</text:p>
          </table:table-cell>
          <table:table-cell table:formula="of:=[.D572]+1" office:value-type="float" office:value="566">
            <text:p>566</text:p>
          </table:table-cell>
          <table:table-cell table:formula="of:=[.D573]/[.$B$4]" office:value-type="percentage" office:value="0.449920508744038">
            <text:p>45,0%</text:p>
          </table:table-cell>
          <table:table-cell table:formula="of:=[.D573]*[.$B$5]" office:value-type="float" office:value="1294733.66985887">
            <text:p>1294733,66985887</text:p>
          </table:table-cell>
          <table:table-cell table:formula="of:=[.F573]/[.$B$3]" office:value-type="percentage" office:value="0.449920508744038">
            <text:p>45,0%</text:p>
          </table:table-cell>
          <table:table-cell table:formula="of:=[.H572]+[.B573]" office:value-type="float" office:value="1370263.65979">
            <text:p>1370263,65979</text:p>
          </table:table-cell>
          <table:table-cell table:formula="of:=[.H573]/[.$B$3]" office:value-type="percentage" office:value="0.476167212824074">
            <text:p>47,6%</text:p>
          </table:table-cell>
          <table:table-cell table:number-columns-repeated="1015"/>
        </table:table-row>
        <table:table-row table:style-name="ro1">
          <table:table-cell table:style-name="ce4" office:value-type="float" office:value="567">
            <text:p>567</text:p>
          </table:table-cell>
          <table:table-cell table:style-name="ce8" office:value-type="float" office:value="2263.689941">
            <text:p>2263.689941</text:p>
          </table:table-cell>
          <table:table-cell table:style-name="ce8" office:value-type="float" office:value="2403.34941806031">
            <text:p>2403.349418</text:p>
          </table:table-cell>
          <table:table-cell table:formula="of:=[.D573]+1" office:value-type="float" office:value="567">
            <text:p>567</text:p>
          </table:table-cell>
          <table:table-cell table:formula="of:=[.D574]/[.$B$4]" office:value-type="percentage" office:value="0.450715421303657">
            <text:p>45,1%</text:p>
          </table:table-cell>
          <table:table-cell table:formula="of:=[.D574]*[.$B$5]" office:value-type="float" office:value="1297021.18517665">
            <text:p>1297021,18517665</text:p>
          </table:table-cell>
          <table:table-cell table:formula="of:=[.F574]/[.$B$3]" office:value-type="percentage" office:value="0.450715421303657">
            <text:p>45,1%</text:p>
          </table:table-cell>
          <table:table-cell table:formula="of:=[.H573]+[.B574]" office:value-type="float" office:value="1372527.349731">
            <text:p>1372527,349731</text:p>
          </table:table-cell>
          <table:table-cell table:formula="of:=[.H574]/[.$B$3]" office:value-type="percentage" office:value="0.476953846054987">
            <text:p>47,7%</text:p>
          </table:table-cell>
          <table:table-cell table:number-columns-repeated="1015"/>
        </table:table-row>
        <table:table-row table:style-name="ro1">
          <table:table-cell table:style-name="ce4" office:value-type="float" office:value="568">
            <text:p>568</text:p>
          </table:table-cell>
          <table:table-cell table:style-name="ce8" office:value-type="float" office:value="2267.889893">
            <text:p>2267.889893</text:p>
          </table:table-cell>
          <table:table-cell table:style-name="ce8" office:value-type="float" office:value="2403.34391945039">
            <text:p>2403.343919</text:p>
          </table:table-cell>
          <table:table-cell table:formula="of:=[.D574]+1" office:value-type="float" office:value="568">
            <text:p>568</text:p>
          </table:table-cell>
          <table:table-cell table:formula="of:=[.D575]/[.$B$4]" office:value-type="percentage" office:value="0.451510333863275">
            <text:p>45,2%</text:p>
          </table:table-cell>
          <table:table-cell table:formula="of:=[.D575]*[.$B$5]" office:value-type="float" office:value="1299308.70049442">
            <text:p>1299308,70049442</text:p>
          </table:table-cell>
          <table:table-cell table:formula="of:=[.F575]/[.$B$3]" office:value-type="percentage" office:value="0.451510333863275">
            <text:p>45,2%</text:p>
          </table:table-cell>
          <table:table-cell table:formula="of:=[.H574]+[.B575]" office:value-type="float" office:value="1374795.239624">
            <text:p>1374795,239624</text:p>
          </table:table-cell>
          <table:table-cell table:formula="of:=[.H575]/[.$B$3]" office:value-type="percentage" office:value="0.477741938771033">
            <text:p>47,8%</text:p>
          </table:table-cell>
          <table:table-cell table:number-columns-repeated="1015"/>
        </table:table-row>
        <table:table-row table:style-name="ro1">
          <table:table-cell table:style-name="ce4" office:value-type="float" office:value="569">
            <text:p>569</text:p>
          </table:table-cell>
          <table:table-cell table:style-name="ce8" office:value-type="float" office:value="1945.5">
            <text:p>1945.500000</text:p>
          </table:table-cell>
          <table:table-cell table:style-name="ce8" office:value-type="float" office:value="2402.79929288539">
            <text:p>2402.799293</text:p>
          </table:table-cell>
          <table:table-cell table:formula="of:=[.D575]+1" office:value-type="float" office:value="569">
            <text:p>569</text:p>
          </table:table-cell>
          <table:table-cell table:formula="of:=[.D576]/[.$B$4]" office:value-type="percentage" office:value="0.452305246422893">
            <text:p>45,2%</text:p>
          </table:table-cell>
          <table:table-cell table:formula="of:=[.D576]*[.$B$5]" office:value-type="float" office:value="1301596.21581219">
            <text:p>1301596,21581219</text:p>
          </table:table-cell>
          <table:table-cell table:formula="of:=[.F576]/[.$B$3]" office:value-type="percentage" office:value="0.452305246422893">
            <text:p>45,2%</text:p>
          </table:table-cell>
          <table:table-cell table:formula="of:=[.H575]+[.B576]" office:value-type="float" office:value="1376740.739624">
            <text:p>1376740,739624</text:p>
          </table:table-cell>
          <table:table-cell table:formula="of:=[.H576]/[.$B$3]" office:value-type="percentage" office:value="0.478418000860201">
            <text:p>47,8%</text:p>
          </table:table-cell>
          <table:table-cell table:number-columns-repeated="1015"/>
        </table:table-row>
        <table:table-row table:style-name="ro1">
          <table:table-cell table:style-name="ce4" office:value-type="float" office:value="570">
            <text:p>570</text:p>
          </table:table-cell>
          <table:table-cell table:style-name="ce8" office:value-type="float" office:value="2085.449951">
            <text:p>2085.449951</text:p>
          </table:table-cell>
          <table:table-cell table:style-name="ce8" office:value-type="float" office:value="2402.3980613571">
            <text:p>2402.398061</text:p>
          </table:table-cell>
          <table:table-cell table:formula="of:=[.D576]+1" office:value-type="float" office:value="570">
            <text:p>570</text:p>
          </table:table-cell>
          <table:table-cell table:formula="of:=[.D577]/[.$B$4]" office:value-type="percentage" office:value="0.453100158982512">
            <text:p>45,3%</text:p>
          </table:table-cell>
          <table:table-cell table:formula="of:=[.D577]*[.$B$5]" office:value-type="float" office:value="1303883.73112996">
            <text:p>1303883,73112996</text:p>
          </table:table-cell>
          <table:table-cell table:formula="of:=[.F577]/[.$B$3]" office:value-type="percentage" office:value="0.453100158982512">
            <text:p>45,3%</text:p>
          </table:table-cell>
          <table:table-cell table:formula="of:=[.H576]+[.B577]" office:value-type="float" office:value="1378826.189575">
            <text:p>1378826,189575</text:p>
          </table:table-cell>
          <table:table-cell table:formula="of:=[.H577]/[.$B$3]" office:value-type="percentage" office:value="0.479142695617708">
            <text:p>47,9%</text:p>
          </table:table-cell>
          <table:table-cell table:number-columns-repeated="1015"/>
        </table:table-row>
        <table:table-row table:style-name="ro1">
          <table:table-cell table:style-name="ce4" office:value-type="float" office:value="571">
            <text:p>571</text:p>
          </table:table-cell>
          <table:table-cell table:style-name="ce8" office:value-type="float" office:value="2075.320068">
            <text:p>2075.320068</text:p>
          </table:table-cell>
          <table:table-cell table:style-name="ce8" office:value-type="float" office:value="2401.61833444026">
            <text:p>2401.618334</text:p>
          </table:table-cell>
          <table:table-cell table:formula="of:=[.D577]+1" office:value-type="float" office:value="571">
            <text:p>571</text:p>
          </table:table-cell>
          <table:table-cell table:formula="of:=[.D578]/[.$B$4]" office:value-type="percentage" office:value="0.45389507154213">
            <text:p>45,4%</text:p>
          </table:table-cell>
          <table:table-cell table:formula="of:=[.D578]*[.$B$5]" office:value-type="float" office:value="1306171.24644773">
            <text:p>1306171,24644773</text:p>
          </table:table-cell>
          <table:table-cell table:formula="of:=[.F578]/[.$B$3]" office:value-type="percentage" office:value="0.45389507154213">
            <text:p>45,4%</text:p>
          </table:table-cell>
          <table:table-cell table:formula="of:=[.H577]+[.B578]" office:value-type="float" office:value="1380901.509643">
            <text:p>1380901,509643</text:p>
          </table:table-cell>
          <table:table-cell table:formula="of:=[.H578]/[.$B$3]" office:value-type="percentage" office:value="0.479863870236502">
            <text:p>48,0%</text:p>
          </table:table-cell>
          <table:table-cell table:number-columns-repeated="1015"/>
        </table:table-row>
        <table:table-row table:style-name="ro1">
          <table:table-cell table:style-name="ce4" office:value-type="float" office:value="572">
            <text:p>572</text:p>
          </table:table-cell>
          <table:table-cell table:style-name="ce8" office:value-type="float" office:value="2090.540039">
            <text:p>2090.540039</text:p>
          </table:table-cell>
          <table:table-cell table:style-name="ce8" office:value-type="float" office:value="2401.39897035585">
            <text:p>2401.398970</text:p>
          </table:table-cell>
          <table:table-cell table:formula="of:=[.D578]+1" office:value-type="float" office:value="572">
            <text:p>572</text:p>
          </table:table-cell>
          <table:table-cell table:formula="of:=[.D579]/[.$B$4]" office:value-type="percentage" office:value="0.454689984101749">
            <text:p>45,5%</text:p>
          </table:table-cell>
          <table:table-cell table:formula="of:=[.D579]*[.$B$5]" office:value-type="float" office:value="1308458.76176551">
            <text:p>1308458,76176551</text:p>
          </table:table-cell>
          <table:table-cell table:formula="of:=[.F579]/[.$B$3]" office:value-type="percentage" office:value="0.454689984101749">
            <text:p>45,5%</text:p>
          </table:table-cell>
          <table:table-cell table:formula="of:=[.H578]+[.B579]" office:value-type="float" office:value="1382992.049682">
            <text:p>1382992,049682</text:p>
          </table:table-cell>
          <table:table-cell table:formula="of:=[.H579]/[.$B$3]" office:value-type="percentage" office:value="0.480590333801785">
            <text:p>48,1%</text:p>
          </table:table-cell>
          <table:table-cell table:number-columns-repeated="1015"/>
        </table:table-row>
        <table:table-row table:style-name="ro1">
          <table:table-cell table:style-name="ce4" office:value-type="float" office:value="573">
            <text:p>573</text:p>
          </table:table-cell>
          <table:table-cell table:style-name="ce8" office:value-type="float" office:value="2280.899902">
            <text:p>2280.899902</text:p>
          </table:table-cell>
          <table:table-cell table:style-name="ce8" office:value-type="float" office:value="2401.27225017922">
            <text:p>2401.272250</text:p>
          </table:table-cell>
          <table:table-cell table:formula="of:=[.D579]+1" office:value-type="float" office:value="573">
            <text:p>573</text:p>
          </table:table-cell>
          <table:table-cell table:formula="of:=[.D580]/[.$B$4]" office:value-type="percentage" office:value="0.455484896661367">
            <text:p>45,5%</text:p>
          </table:table-cell>
          <table:table-cell table:formula="of:=[.D580]*[.$B$5]" office:value-type="float" office:value="1310746.27708328">
            <text:p>1310746,27708328</text:p>
          </table:table-cell>
          <table:table-cell table:formula="of:=[.F580]/[.$B$3]" office:value-type="percentage" office:value="0.455484896661367">
            <text:p>45,5%</text:p>
          </table:table-cell>
          <table:table-cell table:formula="of:=[.H579]+[.B580]" office:value-type="float" office:value="1385272.949584">
            <text:p>1385272,949584</text:p>
          </table:table-cell>
          <table:table-cell table:formula="of:=[.H580]/[.$B$3]" office:value-type="percentage" office:value="0.481382947501569">
            <text:p>48,1%</text:p>
          </table:table-cell>
          <table:table-cell table:number-columns-repeated="1015"/>
        </table:table-row>
        <table:table-row table:style-name="ro1">
          <table:table-cell table:style-name="ce4" office:value-type="float" office:value="574">
            <text:p>574</text:p>
          </table:table-cell>
          <table:table-cell table:style-name="ce8" office:value-type="float" office:value="2698.629883">
            <text:p>2698.629883</text:p>
          </table:table-cell>
          <table:table-cell table:style-name="ce8" office:value-type="float" office:value="2401.2589553308">
            <text:p>2401.258955</text:p>
          </table:table-cell>
          <table:table-cell table:formula="of:=[.D580]+1" office:value-type="float" office:value="574">
            <text:p>574</text:p>
          </table:table-cell>
          <table:table-cell table:formula="of:=[.D581]/[.$B$4]" office:value-type="percentage" office:value="0.456279809220986">
            <text:p>45,6%</text:p>
          </table:table-cell>
          <table:table-cell table:formula="of:=[.D581]*[.$B$5]" office:value-type="float" office:value="1313033.79240105">
            <text:p>1313033,79240105</text:p>
          </table:table-cell>
          <table:table-cell table:formula="of:=[.F581]/[.$B$3]" office:value-type="percentage" office:value="0.456279809220986">
            <text:p>45,6%</text:p>
          </table:table-cell>
          <table:table-cell table:formula="of:=[.H580]+[.B581]" office:value-type="float" office:value="1387971.579467">
            <text:p>1387971,579467</text:p>
          </table:table-cell>
          <table:table-cell table:formula="of:=[.H581]/[.$B$3]" office:value-type="percentage" office:value="0.482320722549934">
            <text:p>48,2%</text:p>
          </table:table-cell>
          <table:table-cell table:number-columns-repeated="1015"/>
        </table:table-row>
        <table:table-row table:style-name="ro1">
          <table:table-cell table:style-name="ce4" office:value-type="float" office:value="575">
            <text:p>575</text:p>
          </table:table-cell>
          <table:table-cell table:style-name="ce8" office:value-type="float" office:value="2691.25">
            <text:p>2691.250000</text:p>
          </table:table-cell>
          <table:table-cell table:style-name="ce8" office:value-type="float" office:value="2401.12286861495">
            <text:p>2401.122869</text:p>
          </table:table-cell>
          <table:table-cell table:formula="of:=[.D581]+1" office:value-type="float" office:value="575">
            <text:p>575</text:p>
          </table:table-cell>
          <table:table-cell table:formula="of:=[.D582]/[.$B$4]" office:value-type="percentage" office:value="0.457074721780604">
            <text:p>45,7%</text:p>
          </table:table-cell>
          <table:table-cell table:formula="of:=[.D582]*[.$B$5]" office:value-type="float" office:value="1315321.30771882">
            <text:p>1315321,30771882</text:p>
          </table:table-cell>
          <table:table-cell table:formula="of:=[.F582]/[.$B$3]" office:value-type="percentage" office:value="0.457074721780604">
            <text:p>45,7%</text:p>
          </table:table-cell>
          <table:table-cell table:formula="of:=[.H581]+[.B582]" office:value-type="float" office:value="1390662.829467">
            <text:p>1390662,829467</text:p>
          </table:table-cell>
          <table:table-cell table:formula="of:=[.H582]/[.$B$3]" office:value-type="percentage" office:value="0.483255933085773">
            <text:p>48,3%</text:p>
          </table:table-cell>
          <table:table-cell table:number-columns-repeated="1015"/>
        </table:table-row>
        <table:table-row table:style-name="ro1">
          <table:table-cell table:style-name="ce4" office:value-type="float" office:value="576">
            <text:p>576</text:p>
          </table:table-cell>
          <table:table-cell table:style-name="ce8" office:value-type="float" office:value="2000.540039">
            <text:p>2000.540039</text:p>
          </table:table-cell>
          <table:table-cell table:style-name="ce8" office:value-type="float" office:value="2400.87566522926">
            <text:p>2400.875665</text:p>
          </table:table-cell>
          <table:table-cell table:formula="of:=[.D582]+1" office:value-type="float" office:value="576">
            <text:p>576</text:p>
          </table:table-cell>
          <table:table-cell table:formula="of:=[.D583]/[.$B$4]" office:value-type="percentage" office:value="0.457869634340223">
            <text:p>45,8%</text:p>
          </table:table-cell>
          <table:table-cell table:formula="of:=[.D583]*[.$B$5]" office:value-type="float" office:value="1317608.82303659">
            <text:p>1317608,82303659</text:p>
          </table:table-cell>
          <table:table-cell table:formula="of:=[.F583]/[.$B$3]" office:value-type="percentage" office:value="0.457869634340223">
            <text:p>45,8%</text:p>
          </table:table-cell>
          <table:table-cell table:formula="of:=[.H582]+[.B583]" office:value-type="float" office:value="1392663.369506">
            <text:p>1392663,369506</text:p>
          </table:table-cell>
          <table:table-cell table:formula="of:=[.H583]/[.$B$3]" office:value-type="percentage" office:value="0.483951121612234">
            <text:p>48,4%</text:p>
          </table:table-cell>
          <table:table-cell table:number-columns-repeated="1015"/>
        </table:table-row>
        <table:table-row table:style-name="ro1">
          <table:table-cell table:style-name="ce4" office:value-type="float" office:value="577">
            <text:p>577</text:p>
          </table:table-cell>
          <table:table-cell table:style-name="ce8" office:value-type="float" office:value="1951.699951">
            <text:p>1951.699951</text:p>
          </table:table-cell>
          <table:table-cell table:style-name="ce8" office:value-type="float" office:value="2400.49615212053">
            <text:p>2400.496152</text:p>
          </table:table-cell>
          <table:table-cell table:formula="of:=[.D583]+1" office:value-type="float" office:value="577">
            <text:p>577</text:p>
          </table:table-cell>
          <table:table-cell table:formula="of:=[.D584]/[.$B$4]" office:value-type="percentage" office:value="0.458664546899841">
            <text:p>45,9%</text:p>
          </table:table-cell>
          <table:table-cell table:formula="of:=[.D584]*[.$B$5]" office:value-type="float" office:value="1319896.33835436">
            <text:p>1319896,33835436</text:p>
          </table:table-cell>
          <table:table-cell table:formula="of:=[.F584]/[.$B$3]" office:value-type="percentage" office:value="0.458664546899841">
            <text:p>45,9%</text:p>
          </table:table-cell>
          <table:table-cell table:formula="of:=[.H583]+[.B584]" office:value-type="float" office:value="1394615.069457">
            <text:p>1394615,069457</text:p>
          </table:table-cell>
          <table:table-cell table:formula="of:=[.H584]/[.$B$3]" office:value-type="percentage" office:value="0.48462933818705">
            <text:p>48,5%</text:p>
          </table:table-cell>
          <table:table-cell table:number-columns-repeated="1015"/>
        </table:table-row>
        <table:table-row table:style-name="ro1">
          <table:table-cell table:style-name="ce4" office:value-type="float" office:value="578">
            <text:p>578</text:p>
          </table:table-cell>
          <table:table-cell table:style-name="ce8" office:value-type="float" office:value="2638.699951">
            <text:p>2638.699951</text:p>
          </table:table-cell>
          <table:table-cell table:style-name="ce8" office:value-type="float" office:value="2400.457154795">
            <text:p>2400.457155</text:p>
          </table:table-cell>
          <table:table-cell table:formula="of:=[.D584]+1" office:value-type="float" office:value="578">
            <text:p>578</text:p>
          </table:table-cell>
          <table:table-cell table:formula="of:=[.D585]/[.$B$4]" office:value-type="percentage" office:value="0.45945945945946">
            <text:p>45,9%</text:p>
          </table:table-cell>
          <table:table-cell table:formula="of:=[.D585]*[.$B$5]" office:value-type="float" office:value="1322183.85367214">
            <text:p>1322183,85367214</text:p>
          </table:table-cell>
          <table:table-cell table:formula="of:=[.F585]/[.$B$3]" office:value-type="percentage" office:value="0.459459459459459">
            <text:p>45,9%</text:p>
          </table:table-cell>
          <table:table-cell table:formula="of:=[.H584]+[.B585]" office:value-type="float" office:value="1397253.769408">
            <text:p>1397253,769408</text:p>
          </table:table-cell>
          <table:table-cell table:formula="of:=[.H585]/[.$B$3]" office:value-type="percentage" office:value="0.485546287558194">
            <text:p>48,6%</text:p>
          </table:table-cell>
          <table:table-cell table:number-columns-repeated="1015"/>
        </table:table-row>
        <table:table-row table:style-name="ro1">
          <table:table-cell table:style-name="ce4" office:value-type="float" office:value="579">
            <text:p>579</text:p>
          </table:table-cell>
          <table:table-cell table:style-name="ce8" office:value-type="float" office:value="2099.060059">
            <text:p>2099.060059</text:p>
          </table:table-cell>
          <table:table-cell table:style-name="ce8" office:value-type="float" office:value="2400.2125022493">
            <text:p>2400.212502</text:p>
          </table:table-cell>
          <table:table-cell table:formula="of:=[.D585]+1" office:value-type="float" office:value="579">
            <text:p>579</text:p>
          </table:table-cell>
          <table:table-cell table:formula="of:=[.D586]/[.$B$4]" office:value-type="percentage" office:value="0.460254372019078">
            <text:p>46,0%</text:p>
          </table:table-cell>
          <table:table-cell table:formula="of:=[.D586]*[.$B$5]" office:value-type="float" office:value="1324471.36898991">
            <text:p>1324471,36898991</text:p>
          </table:table-cell>
          <table:table-cell table:formula="of:=[.F586]/[.$B$3]" office:value-type="percentage" office:value="0.460254372019078">
            <text:p>46,0%</text:p>
          </table:table-cell>
          <table:table-cell table:formula="of:=[.H585]+[.B586]" office:value-type="float" office:value="1399352.829467">
            <text:p>1399352,829467</text:p>
          </table:table-cell>
          <table:table-cell table:formula="of:=[.H586]/[.$B$3]" office:value-type="percentage" office:value="0.486275711834101">
            <text:p>48,6%</text:p>
          </table:table-cell>
          <table:table-cell table:number-columns-repeated="1015"/>
        </table:table-row>
        <table:table-row table:style-name="ro1">
          <table:table-cell table:style-name="ce4" office:value-type="float" office:value="580">
            <text:p>580</text:p>
          </table:table-cell>
          <table:table-cell table:style-name="ce8" office:value-type="float" office:value="1932.22998">
            <text:p>1932.229980</text:p>
          </table:table-cell>
          <table:table-cell table:style-name="ce8" office:value-type="float" office:value="2400.10362234853">
            <text:p>2400.103622</text:p>
          </table:table-cell>
          <table:table-cell table:formula="of:=[.D586]+1" office:value-type="float" office:value="580">
            <text:p>580</text:p>
          </table:table-cell>
          <table:table-cell table:formula="of:=[.D587]/[.$B$4]" office:value-type="percentage" office:value="0.461049284578696">
            <text:p>46,1%</text:p>
          </table:table-cell>
          <table:table-cell table:formula="of:=[.D587]*[.$B$5]" office:value-type="float" office:value="1326758.88430768">
            <text:p>1326758,88430768</text:p>
          </table:table-cell>
          <table:table-cell table:formula="of:=[.F587]/[.$B$3]" office:value-type="percentage" office:value="0.461049284578696">
            <text:p>46,1%</text:p>
          </table:table-cell>
          <table:table-cell table:formula="of:=[.H586]+[.B587]" office:value-type="float" office:value="1401285.059447">
            <text:p>1401285,059447</text:p>
          </table:table-cell>
          <table:table-cell table:formula="of:=[.H587]/[.$B$3]" office:value-type="percentage" office:value="0.486947162585596">
            <text:p>48,7%</text:p>
          </table:table-cell>
          <table:table-cell table:number-columns-repeated="1015"/>
        </table:table-row>
        <table:table-row table:style-name="ro1">
          <table:table-cell table:style-name="ce4" office:value-type="float" office:value="581">
            <text:p>581</text:p>
          </table:table-cell>
          <table:table-cell table:style-name="ce8" office:value-type="float" office:value="2198.810059">
            <text:p>2198.810059</text:p>
          </table:table-cell>
          <table:table-cell table:style-name="ce8" office:value-type="float" office:value="2399.58854541355">
            <text:p>2399.588545</text:p>
          </table:table-cell>
          <table:table-cell table:formula="of:=[.D587]+1" office:value-type="float" office:value="581">
            <text:p>581</text:p>
          </table:table-cell>
          <table:table-cell table:formula="of:=[.D588]/[.$B$4]" office:value-type="percentage" office:value="0.461844197138315">
            <text:p>46,2%</text:p>
          </table:table-cell>
          <table:table-cell table:formula="of:=[.D588]*[.$B$5]" office:value-type="float" office:value="1329046.39962545">
            <text:p>1329046,39962545</text:p>
          </table:table-cell>
          <table:table-cell table:formula="of:=[.F588]/[.$B$3]" office:value-type="percentage" office:value="0.461844197138315">
            <text:p>46,2%</text:p>
          </table:table-cell>
          <table:table-cell table:formula="of:=[.H587]+[.B588]" office:value-type="float" office:value="1403483.869506">
            <text:p>1403483,869506</text:p>
          </table:table-cell>
          <table:table-cell table:formula="of:=[.H588]/[.$B$3]" office:value-type="percentage" office:value="0.487711250029529">
            <text:p>48,8%</text:p>
          </table:table-cell>
          <table:table-cell table:number-columns-repeated="1015"/>
        </table:table-row>
        <table:table-row table:style-name="ro1">
          <table:table-cell table:style-name="ce4" office:value-type="float" office:value="582">
            <text:p>582</text:p>
          </table:table-cell>
          <table:table-cell table:style-name="ce8" office:value-type="float" office:value="2090.100098">
            <text:p>2090.100098</text:p>
          </table:table-cell>
          <table:table-cell table:style-name="ce8" office:value-type="float" office:value="2398.88094738229">
            <text:p>2398.880947</text:p>
          </table:table-cell>
          <table:table-cell table:formula="of:=[.D588]+1" office:value-type="float" office:value="582">
            <text:p>582</text:p>
          </table:table-cell>
          <table:table-cell table:formula="of:=[.D589]/[.$B$4]" office:value-type="percentage" office:value="0.462639109697933">
            <text:p>46,3%</text:p>
          </table:table-cell>
          <table:table-cell table:formula="of:=[.D589]*[.$B$5]" office:value-type="float" office:value="1331333.91494322">
            <text:p>1331333,91494322</text:p>
          </table:table-cell>
          <table:table-cell table:formula="of:=[.F589]/[.$B$3]" office:value-type="percentage" office:value="0.462639109697933">
            <text:p>46,3%</text:p>
          </table:table-cell>
          <table:table-cell table:formula="of:=[.H588]+[.B589]" office:value-type="float" office:value="1405573.969604">
            <text:p>1405573,969604</text:p>
          </table:table-cell>
          <table:table-cell table:formula="of:=[.H589]/[.$B$3]" office:value-type="percentage" office:value="0.488437560715124">
            <text:p>48,8%</text:p>
          </table:table-cell>
          <table:table-cell table:number-columns-repeated="1015"/>
        </table:table-row>
        <table:table-row table:style-name="ro1">
          <table:table-cell table:style-name="ce4" office:value-type="float" office:value="583">
            <text:p>583</text:p>
          </table:table-cell>
          <table:table-cell table:style-name="ce8" office:value-type="float" office:value="2271.310059">
            <text:p>2271.310059</text:p>
          </table:table-cell>
          <table:table-cell table:style-name="ce8" office:value-type="float" office:value="2398.87191504349">
            <text:p>2398.871915</text:p>
          </table:table-cell>
          <table:table-cell table:formula="of:=[.D589]+1" office:value-type="float" office:value="583">
            <text:p>583</text:p>
          </table:table-cell>
          <table:table-cell table:formula="of:=[.D590]/[.$B$4]" office:value-type="percentage" office:value="0.463434022257552">
            <text:p>46,3%</text:p>
          </table:table-cell>
          <table:table-cell table:formula="of:=[.D590]*[.$B$5]" office:value-type="float" office:value="1333621.430261">
            <text:p>1333621,430261</text:p>
          </table:table-cell>
          <table:table-cell table:formula="of:=[.F590]/[.$B$3]" office:value-type="percentage" office:value="0.463434022257552">
            <text:p>46,3%</text:p>
          </table:table-cell>
          <table:table-cell table:formula="of:=[.H589]+[.B590]" office:value-type="float" office:value="1407845.279663">
            <text:p>1407845,279663</text:p>
          </table:table-cell>
          <table:table-cell table:formula="of:=[.H590]/[.$B$3]" office:value-type="percentage" office:value="0.48922684194033">
            <text:p>48,9%</text:p>
          </table:table-cell>
          <table:table-cell table:number-columns-repeated="1015"/>
        </table:table-row>
        <table:table-row table:style-name="ro1">
          <table:table-cell table:style-name="ce4" office:value-type="float" office:value="584">
            <text:p>584</text:p>
          </table:table-cell>
          <table:table-cell table:style-name="ce8" office:value-type="float" office:value="1917.780029">
            <text:p>1917.780029</text:p>
          </table:table-cell>
          <table:table-cell table:style-name="ce8" office:value-type="float" office:value="2398.21432650057">
            <text:p>2398.214327</text:p>
          </table:table-cell>
          <table:table-cell table:formula="of:=[.D590]+1" office:value-type="float" office:value="584">
            <text:p>584</text:p>
          </table:table-cell>
          <table:table-cell table:formula="of:=[.D591]/[.$B$4]" office:value-type="percentage" office:value="0.46422893481717">
            <text:p>46,4%</text:p>
          </table:table-cell>
          <table:table-cell table:formula="of:=[.D591]*[.$B$5]" office:value-type="float" office:value="1335908.94557877">
            <text:p>1335908,94557877</text:p>
          </table:table-cell>
          <table:table-cell table:formula="of:=[.F591]/[.$B$3]" office:value-type="percentage" office:value="0.46422893481717">
            <text:p>46,4%</text:p>
          </table:table-cell>
          <table:table-cell table:formula="of:=[.H590]+[.B591]" office:value-type="float" office:value="1409763.059692">
            <text:p>1409763,059692</text:p>
          </table:table-cell>
          <table:table-cell table:formula="of:=[.H591]/[.$B$3]" office:value-type="percentage" office:value="0.489893271327619">
            <text:p>49,0%</text:p>
          </table:table-cell>
          <table:table-cell table:number-columns-repeated="1015"/>
        </table:table-row>
        <table:table-row table:style-name="ro1">
          <table:table-cell table:style-name="ce4" office:value-type="float" office:value="585">
            <text:p>585</text:p>
          </table:table-cell>
          <table:table-cell table:style-name="ce8" office:value-type="float" office:value="2447.889893">
            <text:p>2447.889893</text:p>
          </table:table-cell>
          <table:table-cell table:style-name="ce8" office:value-type="float" office:value="2397.69469895706">
            <text:p>2397.694699</text:p>
          </table:table-cell>
          <table:table-cell table:formula="of:=[.D591]+1" office:value-type="float" office:value="585">
            <text:p>585</text:p>
          </table:table-cell>
          <table:table-cell table:formula="of:=[.D592]/[.$B$4]" office:value-type="percentage" office:value="0.465023847376789">
            <text:p>46,5%</text:p>
          </table:table-cell>
          <table:table-cell table:formula="of:=[.D592]*[.$B$5]" office:value-type="float" office:value="1338196.46089654">
            <text:p>1338196,46089654</text:p>
          </table:table-cell>
          <table:table-cell table:formula="of:=[.F592]/[.$B$3]" office:value-type="percentage" office:value="0.465023847376789">
            <text:p>46,5%</text:p>
          </table:table-cell>
          <table:table-cell table:formula="of:=[.H591]+[.B592]" office:value-type="float" office:value="1412210.949585">
            <text:p>1412210,949585</text:p>
          </table:table-cell>
          <table:table-cell table:formula="of:=[.H592]/[.$B$3]" office:value-type="percentage" office:value="0.490743914121305">
            <text:p>49,1%</text:p>
          </table:table-cell>
          <table:table-cell table:number-columns-repeated="1015"/>
        </table:table-row>
        <table:table-row table:style-name="ro1">
          <table:table-cell table:style-name="ce4" office:value-type="float" office:value="586">
            <text:p>586</text:p>
          </table:table-cell>
          <table:table-cell table:style-name="ce8" office:value-type="float" office:value="2640.870117">
            <text:p>2640.870117</text:p>
          </table:table-cell>
          <table:table-cell table:style-name="ce8" office:value-type="float" office:value="2396.78856993667">
            <text:p>2396.788570</text:p>
          </table:table-cell>
          <table:table-cell table:formula="of:=[.D592]+1" office:value-type="float" office:value="586">
            <text:p>586</text:p>
          </table:table-cell>
          <table:table-cell table:formula="of:=[.D593]/[.$B$4]" office:value-type="percentage" office:value="0.465818759936407">
            <text:p>46,6%</text:p>
          </table:table-cell>
          <table:table-cell table:formula="of:=[.D593]*[.$B$5]" office:value-type="float" office:value="1340483.97621431">
            <text:p>1340483,97621431</text:p>
          </table:table-cell>
          <table:table-cell table:formula="of:=[.F593]/[.$B$3]" office:value-type="percentage" office:value="0.465818759936407">
            <text:p>46,6%</text:p>
          </table:table-cell>
          <table:table-cell table:formula="of:=[.H592]+[.B593]" office:value-type="float" office:value="1414851.819702">
            <text:p>1414851,819702</text:p>
          </table:table-cell>
          <table:table-cell table:formula="of:=[.H593]/[.$B$3]" office:value-type="percentage" office:value="0.49166161762607">
            <text:p>49,2%</text:p>
          </table:table-cell>
          <table:table-cell table:number-columns-repeated="1015"/>
        </table:table-row>
        <table:table-row table:style-name="ro1">
          <table:table-cell table:style-name="ce4" office:value-type="float" office:value="587">
            <text:p>587</text:p>
          </table:table-cell>
          <table:table-cell table:style-name="ce8" office:value-type="float" office:value="2588.26001">
            <text:p>2588.260010</text:p>
          </table:table-cell>
          <table:table-cell table:style-name="ce8" office:value-type="float" office:value="2396.739473081">
            <text:p>2396.739473</text:p>
          </table:table-cell>
          <table:table-cell table:formula="of:=[.D593]+1" office:value-type="float" office:value="587">
            <text:p>587</text:p>
          </table:table-cell>
          <table:table-cell table:formula="of:=[.D594]/[.$B$4]" office:value-type="percentage" office:value="0.466613672496025">
            <text:p>46,7%</text:p>
          </table:table-cell>
          <table:table-cell table:formula="of:=[.D594]*[.$B$5]" office:value-type="float" office:value="1342771.49153208">
            <text:p>1342771,49153208</text:p>
          </table:table-cell>
          <table:table-cell table:formula="of:=[.F594]/[.$B$3]" office:value-type="percentage" office:value="0.466613672496025">
            <text:p>46,7%</text:p>
          </table:table-cell>
          <table:table-cell table:formula="of:=[.H593]+[.B594]" office:value-type="float" office:value="1417440.079712">
            <text:p>1417440,079712</text:p>
          </table:table-cell>
          <table:table-cell table:formula="of:=[.H594]/[.$B$3]" office:value-type="percentage" office:value="0.492561039095961">
            <text:p>49,3%</text:p>
          </table:table-cell>
          <table:table-cell table:number-columns-repeated="1015"/>
        </table:table-row>
        <table:table-row table:style-name="ro1">
          <table:table-cell table:style-name="ce4" office:value-type="float" office:value="588">
            <text:p>588</text:p>
          </table:table-cell>
          <table:table-cell table:style-name="ce8" office:value-type="float" office:value="2204.659912">
            <text:p>2204.659912</text:p>
          </table:table-cell>
          <table:table-cell table:style-name="ce8" office:value-type="float" office:value="2396.57174621474">
            <text:p>2396.571746</text:p>
          </table:table-cell>
          <table:table-cell table:formula="of:=[.D594]+1" office:value-type="float" office:value="588">
            <text:p>588</text:p>
          </table:table-cell>
          <table:table-cell table:formula="of:=[.D595]/[.$B$4]" office:value-type="percentage" office:value="0.467408585055644">
            <text:p>46,7%</text:p>
          </table:table-cell>
          <table:table-cell table:formula="of:=[.D595]*[.$B$5]" office:value-type="float" office:value="1345059.00684985">
            <text:p>1345059,00684985</text:p>
          </table:table-cell>
          <table:table-cell table:formula="of:=[.F595]/[.$B$3]" office:value-type="percentage" office:value="0.467408585055644">
            <text:p>46,7%</text:p>
          </table:table-cell>
          <table:table-cell table:formula="of:=[.H594]+[.B595]" office:value-type="float" office:value="1419644.739624">
            <text:p>1419644,739624</text:p>
          </table:table-cell>
          <table:table-cell table:formula="of:=[.H595]/[.$B$3]" office:value-type="percentage" office:value="0.493327159366335">
            <text:p>49,3%</text:p>
          </table:table-cell>
          <table:table-cell table:number-columns-repeated="1015"/>
        </table:table-row>
        <table:table-row table:style-name="ro1">
          <table:table-cell table:style-name="ce4" office:value-type="float" office:value="589">
            <text:p>589</text:p>
          </table:table-cell>
          <table:table-cell table:style-name="ce8" office:value-type="float" office:value="2278.870117">
            <text:p>2278.870117</text:p>
          </table:table-cell>
          <table:table-cell table:style-name="ce8" office:value-type="float" office:value="2396.14144038624">
            <text:p>2396.141440</text:p>
          </table:table-cell>
          <table:table-cell table:formula="of:=[.D595]+1" office:value-type="float" office:value="589">
            <text:p>589</text:p>
          </table:table-cell>
          <table:table-cell table:formula="of:=[.D596]/[.$B$4]" office:value-type="percentage" office:value="0.468203497615262">
            <text:p>46,8%</text:p>
          </table:table-cell>
          <table:table-cell table:formula="of:=[.D596]*[.$B$5]" office:value-type="float" office:value="1347346.52216763">
            <text:p>1347346,52216763</text:p>
          </table:table-cell>
          <table:table-cell table:formula="of:=[.F596]/[.$B$3]" office:value-type="percentage" office:value="0.468203497615262">
            <text:p>46,8%</text:p>
          </table:table-cell>
          <table:table-cell table:formula="of:=[.H595]+[.B596]" office:value-type="float" office:value="1421923.609741">
            <text:p>1421923,609741</text:p>
          </table:table-cell>
          <table:table-cell table:formula="of:=[.H596]/[.$B$3]" office:value-type="percentage" office:value="0.494119067714956">
            <text:p>49,4%</text:p>
          </table:table-cell>
          <table:table-cell table:number-columns-repeated="1015"/>
        </table:table-row>
        <table:table-row table:style-name="ro1">
          <table:table-cell table:style-name="ce4" office:value-type="float" office:value="590">
            <text:p>590</text:p>
          </table:table-cell>
          <table:table-cell table:style-name="ce8" office:value-type="float" office:value="2294.689941">
            <text:p>2294.689941</text:p>
          </table:table-cell>
          <table:table-cell table:style-name="ce8" office:value-type="float" office:value="2395.51630387688">
            <text:p>2395.516304</text:p>
          </table:table-cell>
          <table:table-cell table:formula="of:=[.D596]+1" office:value-type="float" office:value="590">
            <text:p>590</text:p>
          </table:table-cell>
          <table:table-cell table:formula="of:=[.D597]/[.$B$4]" office:value-type="percentage" office:value="0.468998410174881">
            <text:p>46,9%</text:p>
          </table:table-cell>
          <table:table-cell table:formula="of:=[.D597]*[.$B$5]" office:value-type="float" office:value="1349634.0374854">
            <text:p>1349634,0374854</text:p>
          </table:table-cell>
          <table:table-cell table:formula="of:=[.F597]/[.$B$3]" office:value-type="percentage" office:value="0.468998410174881">
            <text:p>46,9%</text:p>
          </table:table-cell>
          <table:table-cell table:formula="of:=[.H596]+[.B597]" office:value-type="float" office:value="1424218.299682">
            <text:p>1424218,299682</text:p>
          </table:table-cell>
          <table:table-cell table:formula="of:=[.H597]/[.$B$3]" office:value-type="percentage" office:value="0.494916473459241">
            <text:p>49,5%</text:p>
          </table:table-cell>
          <table:table-cell table:number-columns-repeated="1015"/>
        </table:table-row>
        <table:table-row table:style-name="ro1">
          <table:table-cell table:style-name="ce4" office:value-type="float" office:value="591">
            <text:p>591</text:p>
          </table:table-cell>
          <table:table-cell table:style-name="ce8" office:value-type="float" office:value="2658.550049">
            <text:p>2658.550049</text:p>
          </table:table-cell>
          <table:table-cell table:style-name="ce8" office:value-type="float" office:value="2395.16827009346">
            <text:p>2395.168270</text:p>
          </table:table-cell>
          <table:table-cell table:formula="of:=[.D597]+1" office:value-type="float" office:value="591">
            <text:p>591</text:p>
          </table:table-cell>
          <table:table-cell table:formula="of:=[.D598]/[.$B$4]" office:value-type="percentage" office:value="0.469793322734499">
            <text:p>47,0%</text:p>
          </table:table-cell>
          <table:table-cell table:formula="of:=[.D598]*[.$B$5]" office:value-type="float" office:value="1351921.55280317">
            <text:p>1351921,55280317</text:p>
          </table:table-cell>
          <table:table-cell table:formula="of:=[.F598]/[.$B$3]" office:value-type="percentage" office:value="0.469793322734499">
            <text:p>47,0%</text:p>
          </table:table-cell>
          <table:table-cell table:formula="of:=[.H597]+[.B598]" office:value-type="float" office:value="1426876.849731">
            <text:p>1426876,849731</text:p>
          </table:table-cell>
          <table:table-cell table:formula="of:=[.H598]/[.$B$3]" office:value-type="percentage" office:value="0.495840320748003">
            <text:p>49,6%</text:p>
          </table:table-cell>
          <table:table-cell table:number-columns-repeated="1015"/>
        </table:table-row>
        <table:table-row table:style-name="ro1">
          <table:table-cell table:style-name="ce4" office:value-type="float" office:value="592">
            <text:p>592</text:p>
          </table:table-cell>
          <table:table-cell table:style-name="ce8" office:value-type="float" office:value="1929.800049">
            <text:p>1929.800049</text:p>
          </table:table-cell>
          <table:table-cell table:style-name="ce8" office:value-type="float" office:value="2395.04404884979">
            <text:p>2395.044049</text:p>
          </table:table-cell>
          <table:table-cell table:formula="of:=[.D598]+1" office:value-type="float" office:value="592">
            <text:p>592</text:p>
          </table:table-cell>
          <table:table-cell table:formula="of:=[.D599]/[.$B$4]" office:value-type="percentage" office:value="0.470588235294118">
            <text:p>47,1%</text:p>
          </table:table-cell>
          <table:table-cell table:formula="of:=[.D599]*[.$B$5]" office:value-type="float" office:value="1354209.06812094">
            <text:p>1354209,06812094</text:p>
          </table:table-cell>
          <table:table-cell table:formula="of:=[.F599]/[.$B$3]" office:value-type="percentage" office:value="0.470588235294118">
            <text:p>47,1%</text:p>
          </table:table-cell>
          <table:table-cell table:formula="of:=[.H598]+[.B599]" office:value-type="float" office:value="1428806.64978">
            <text:p>1428806,64978</text:p>
          </table:table-cell>
          <table:table-cell table:formula="of:=[.H599]/[.$B$3]" office:value-type="percentage" office:value="0.496510927097427">
            <text:p>49,7%</text:p>
          </table:table-cell>
          <table:table-cell table:number-columns-repeated="1015"/>
        </table:table-row>
        <table:table-row table:style-name="ro1">
          <table:table-cell table:style-name="ce4" office:value-type="float" office:value="593">
            <text:p>593</text:p>
          </table:table-cell>
          <table:table-cell table:style-name="ce8" office:value-type="float" office:value="2270.439941">
            <text:p>2270.439941</text:p>
          </table:table-cell>
          <table:table-cell table:style-name="ce8" office:value-type="float" office:value="2394.99976206774">
            <text:p>2394.999762</text:p>
          </table:table-cell>
          <table:table-cell table:formula="of:=[.D599]+1" office:value-type="float" office:value="593">
            <text:p>593</text:p>
          </table:table-cell>
          <table:table-cell table:formula="of:=[.D600]/[.$B$4]" office:value-type="percentage" office:value="0.471383147853736">
            <text:p>47,1%</text:p>
          </table:table-cell>
          <table:table-cell table:formula="of:=[.D600]*[.$B$5]" office:value-type="float" office:value="1356496.58343871">
            <text:p>1356496,58343871</text:p>
          </table:table-cell>
          <table:table-cell table:formula="of:=[.F600]/[.$B$3]" office:value-type="percentage" office:value="0.471383147853736">
            <text:p>47,1%</text:p>
          </table:table-cell>
          <table:table-cell table:formula="of:=[.H599]+[.B600]" office:value-type="float" office:value="1431077.089721">
            <text:p>1431077,089721</text:p>
          </table:table-cell>
          <table:table-cell table:formula="of:=[.H600]/[.$B$3]" office:value-type="percentage" office:value="0.497299905956252">
            <text:p>49,7%</text:p>
          </table:table-cell>
          <table:table-cell table:number-columns-repeated="1015"/>
        </table:table-row>
        <table:table-row table:style-name="ro1">
          <table:table-cell table:style-name="ce4" office:value-type="float" office:value="594">
            <text:p>594</text:p>
          </table:table-cell>
          <table:table-cell table:style-name="ce8" office:value-type="float" office:value="2274.639893">
            <text:p>2274.639893</text:p>
          </table:table-cell>
          <table:table-cell table:style-name="ce8" office:value-type="float" office:value="2394.06764853449">
            <text:p>2394.067649</text:p>
          </table:table-cell>
          <table:table-cell table:formula="of:=[.D600]+1" office:value-type="float" office:value="594">
            <text:p>594</text:p>
          </table:table-cell>
          <table:table-cell table:formula="of:=[.D601]/[.$B$4]" office:value-type="percentage" office:value="0.472178060413355">
            <text:p>47,2%</text:p>
          </table:table-cell>
          <table:table-cell table:formula="of:=[.D601]*[.$B$5]" office:value-type="float" office:value="1358784.09875649">
            <text:p>1358784,09875649</text:p>
          </table:table-cell>
          <table:table-cell table:formula="of:=[.F601]/[.$B$3]" office:value-type="percentage" office:value="0.472178060413355">
            <text:p>47,2%</text:p>
          </table:table-cell>
          <table:table-cell table:formula="of:=[.H600]+[.B601]" office:value-type="float" office:value="1433351.729614">
            <text:p>1433351,729614</text:p>
          </table:table-cell>
          <table:table-cell table:formula="of:=[.H601]/[.$B$3]" office:value-type="percentage" office:value="0.498090344300208">
            <text:p>49,8%</text:p>
          </table:table-cell>
          <table:table-cell table:number-columns-repeated="1015"/>
        </table:table-row>
        <table:table-row table:style-name="ro1">
          <table:table-cell table:style-name="ce4" office:value-type="float" office:value="595">
            <text:p>595</text:p>
          </table:table-cell>
          <table:table-cell table:style-name="ce8" office:value-type="float" office:value="2275.320068">
            <text:p>2275.320068</text:p>
          </table:table-cell>
          <table:table-cell table:style-name="ce8" office:value-type="float" office:value="2393.85635247326">
            <text:p>2393.856352</text:p>
          </table:table-cell>
          <table:table-cell table:formula="of:=[.D601]+1" office:value-type="float" office:value="595">
            <text:p>595</text:p>
          </table:table-cell>
          <table:table-cell table:formula="of:=[.D602]/[.$B$4]" office:value-type="percentage" office:value="0.472972972972973">
            <text:p>47,3%</text:p>
          </table:table-cell>
          <table:table-cell table:formula="of:=[.D602]*[.$B$5]" office:value-type="float" office:value="1361071.61407426">
            <text:p>1361071,61407426</text:p>
          </table:table-cell>
          <table:table-cell table:formula="of:=[.F602]/[.$B$3]" office:value-type="percentage" office:value="0.472972972972973">
            <text:p>47,3%</text:p>
          </table:table-cell>
          <table:table-cell table:formula="of:=[.H601]+[.B602]" office:value-type="float" office:value="1435627.049682">
            <text:p>1435627,049682</text:p>
          </table:table-cell>
          <table:table-cell table:formula="of:=[.H602]/[.$B$3]" office:value-type="percentage" office:value="0.498881019005271">
            <text:p>49,9%</text:p>
          </table:table-cell>
          <table:table-cell table:number-columns-repeated="1015"/>
        </table:table-row>
        <table:table-row table:style-name="ro1">
          <table:table-cell table:style-name="ce4" office:value-type="float" office:value="596">
            <text:p>596</text:p>
          </table:table-cell>
          <table:table-cell table:style-name="ce8" office:value-type="float" office:value="2213.350098">
            <text:p>2213.350098</text:p>
          </table:table-cell>
          <table:table-cell table:style-name="ce8" office:value-type="float" office:value="2392.86925231154">
            <text:p>2392.869252</text:p>
          </table:table-cell>
          <table:table-cell table:formula="of:=[.D602]+1" office:value-type="float" office:value="596">
            <text:p>596</text:p>
          </table:table-cell>
          <table:table-cell table:formula="of:=[.D603]/[.$B$4]" office:value-type="percentage" office:value="0.473767885532591">
            <text:p>47,4%</text:p>
          </table:table-cell>
          <table:table-cell table:formula="of:=[.D603]*[.$B$5]" office:value-type="float" office:value="1363359.12939203">
            <text:p>1363359,12939203</text:p>
          </table:table-cell>
          <table:table-cell table:formula="of:=[.F603]/[.$B$3]" office:value-type="percentage" office:value="0.473767885532591">
            <text:p>47,4%</text:p>
          </table:table-cell>
          <table:table-cell table:formula="of:=[.H602]+[.B603]" office:value-type="float" office:value="1437840.39978">
            <text:p>1437840,39978</text:p>
          </table:table-cell>
          <table:table-cell table:formula="of:=[.H603]/[.$B$3]" office:value-type="percentage" office:value="0.499650159119028">
            <text:p>50,0%</text:p>
          </table:table-cell>
          <table:table-cell table:number-columns-repeated="1015"/>
        </table:table-row>
        <table:table-row table:style-name="ro1">
          <table:table-cell table:style-name="ce4" office:value-type="float" office:value="597">
            <text:p>597</text:p>
          </table:table-cell>
          <table:table-cell table:style-name="ce8" office:value-type="float" office:value="2201.719971">
            <text:p>2201.719971</text:p>
          </table:table-cell>
          <table:table-cell table:style-name="ce8" office:value-type="float" office:value="2392.14793581412">
            <text:p>2392.147936</text:p>
          </table:table-cell>
          <table:table-cell table:formula="of:=[.D603]+1" office:value-type="float" office:value="597">
            <text:p>597</text:p>
          </table:table-cell>
          <table:table-cell table:formula="of:=[.D604]/[.$B$4]" office:value-type="percentage" office:value="0.47456279809221">
            <text:p>47,5%</text:p>
          </table:table-cell>
          <table:table-cell table:formula="of:=[.D604]*[.$B$5]" office:value-type="float" office:value="1365646.6447098">
            <text:p>1365646,6447098</text:p>
          </table:table-cell>
          <table:table-cell table:formula="of:=[.F604]/[.$B$3]" office:value-type="percentage" office:value="0.47456279809221">
            <text:p>47,5%</text:p>
          </table:table-cell>
          <table:table-cell table:formula="of:=[.H603]+[.B604]" office:value-type="float" office:value="1440042.119751">
            <text:p>1440042,119751</text:p>
          </table:table-cell>
          <table:table-cell table:formula="of:=[.H604]/[.$B$3]" office:value-type="percentage" office:value="0.500415257758636">
            <text:p>50,0%</text:p>
          </table:table-cell>
          <table:table-cell table:number-columns-repeated="1015"/>
        </table:table-row>
        <table:table-row table:style-name="ro1">
          <table:table-cell table:style-name="ce4" office:value-type="float" office:value="598">
            <text:p>598</text:p>
          </table:table-cell>
          <table:table-cell table:style-name="ce8" office:value-type="float" office:value="2096.949951">
            <text:p>2096.949951</text:p>
          </table:table-cell>
          <table:table-cell table:style-name="ce8" office:value-type="float" office:value="2390.93235506691">
            <text:p>2390.932355</text:p>
          </table:table-cell>
          <table:table-cell table:formula="of:=[.D604]+1" office:value-type="float" office:value="598">
            <text:p>598</text:p>
          </table:table-cell>
          <table:table-cell table:formula="of:=[.D605]/[.$B$4]" office:value-type="percentage" office:value="0.475357710651828">
            <text:p>47,5%</text:p>
          </table:table-cell>
          <table:table-cell table:formula="of:=[.D605]*[.$B$5]" office:value-type="float" office:value="1367934.16002757">
            <text:p>1367934,16002757</text:p>
          </table:table-cell>
          <table:table-cell table:formula="of:=[.F605]/[.$B$3]" office:value-type="percentage" office:value="0.475357710651828">
            <text:p>47,5%</text:p>
          </table:table-cell>
          <table:table-cell table:formula="of:=[.H604]+[.B605]" office:value-type="float" office:value="1442139.069702">
            <text:p>1442139,069702</text:p>
          </table:table-cell>
          <table:table-cell table:formula="of:=[.H605]/[.$B$3]" office:value-type="percentage" office:value="0.501143948771103">
            <text:p>50,1%</text:p>
          </table:table-cell>
          <table:table-cell table:number-columns-repeated="1015"/>
        </table:table-row>
        <table:table-row table:style-name="ro1">
          <table:table-cell table:style-name="ce4" office:value-type="float" office:value="599">
            <text:p>599</text:p>
          </table:table-cell>
          <table:table-cell table:style-name="ce8" office:value-type="float" office:value="2099.129883">
            <text:p>2099.129883</text:p>
          </table:table-cell>
          <table:table-cell table:style-name="ce8" office:value-type="float" office:value="2388.53852916838">
            <text:p>2388.538529</text:p>
          </table:table-cell>
          <table:table-cell table:formula="of:=[.D605]+1" office:value-type="float" office:value="599">
            <text:p>599</text:p>
          </table:table-cell>
          <table:table-cell table:formula="of:=[.D606]/[.$B$4]" office:value-type="percentage" office:value="0.476152623211447">
            <text:p>47,6%</text:p>
          </table:table-cell>
          <table:table-cell table:formula="of:=[.D606]*[.$B$5]" office:value-type="float" office:value="1370221.67534535">
            <text:p>1370221,67534535</text:p>
          </table:table-cell>
          <table:table-cell table:formula="of:=[.F606]/[.$B$3]" office:value-type="percentage" office:value="0.476152623211447">
            <text:p>47,6%</text:p>
          </table:table-cell>
          <table:table-cell table:formula="of:=[.H605]+[.B606]" office:value-type="float" office:value="1444238.199585">
            <text:p>1444238,199585</text:p>
          </table:table-cell>
          <table:table-cell table:formula="of:=[.H606]/[.$B$3]" office:value-type="percentage" office:value="0.501873397310881">
            <text:p>50,2%</text:p>
          </table:table-cell>
          <table:table-cell table:number-columns-repeated="1015"/>
        </table:table-row>
        <table:table-row table:style-name="ro1">
          <table:table-cell table:style-name="ce4" office:value-type="float" office:value="600">
            <text:p>600</text:p>
          </table:table-cell>
          <table:table-cell table:style-name="ce8" office:value-type="float" office:value="2099.330078">
            <text:p>2099.330078</text:p>
          </table:table-cell>
          <table:table-cell table:style-name="ce8" office:value-type="float" office:value="2387.44597602363">
            <text:p>2387.445976</text:p>
          </table:table-cell>
          <table:table-cell table:formula="of:=[.D606]+1" office:value-type="float" office:value="600">
            <text:p>600</text:p>
          </table:table-cell>
          <table:table-cell table:formula="of:=[.D607]/[.$B$4]" office:value-type="percentage" office:value="0.476947535771065">
            <text:p>47,7%</text:p>
          </table:table-cell>
          <table:table-cell table:formula="of:=[.D607]*[.$B$5]" office:value-type="float" office:value="1372509.19066312">
            <text:p>1372509,19066312</text:p>
          </table:table-cell>
          <table:table-cell table:formula="of:=[.F607]/[.$B$3]" office:value-type="percentage" office:value="0.476947535771065">
            <text:p>47,7%</text:p>
          </table:table-cell>
          <table:table-cell table:formula="of:=[.H606]+[.B607]" office:value-type="float" office:value="1446337.529663">
            <text:p>1446337,529663</text:p>
          </table:table-cell>
          <table:table-cell table:formula="of:=[.H607]/[.$B$3]" office:value-type="percentage" office:value="0.502602915418507">
            <text:p>50,3%</text:p>
          </table:table-cell>
          <table:table-cell table:number-columns-repeated="1015"/>
        </table:table-row>
        <table:table-row table:style-name="ro1">
          <table:table-cell table:style-name="ce4" office:value-type="float" office:value="601">
            <text:p>601</text:p>
          </table:table-cell>
          <table:table-cell table:style-name="ce8" office:value-type="float" office:value="2531.939941">
            <text:p>2531.939941</text:p>
          </table:table-cell>
          <table:table-cell table:style-name="ce8" office:value-type="float" office:value="2386.61063395413">
            <text:p>2386.610634</text:p>
          </table:table-cell>
          <table:table-cell table:formula="of:=[.D607]+1" office:value-type="float" office:value="601">
            <text:p>601</text:p>
          </table:table-cell>
          <table:table-cell table:formula="of:=[.D608]/[.$B$4]" office:value-type="percentage" office:value="0.477742448330684">
            <text:p>47,8%</text:p>
          </table:table-cell>
          <table:table-cell table:formula="of:=[.D608]*[.$B$5]" office:value-type="float" office:value="1374796.70598089">
            <text:p>1374796,70598089</text:p>
          </table:table-cell>
          <table:table-cell table:formula="of:=[.F608]/[.$B$3]" office:value-type="percentage" office:value="0.477742448330684">
            <text:p>47,8%</text:p>
          </table:table-cell>
          <table:table-cell table:formula="of:=[.H607]+[.B608]" office:value-type="float" office:value="1448869.469604">
            <text:p>1448869,469604</text:p>
          </table:table-cell>
          <table:table-cell table:formula="of:=[.H608]/[.$B$3]" office:value-type="percentage" office:value="0.503482765640127">
            <text:p>50,3%</text:p>
          </table:table-cell>
          <table:table-cell table:number-columns-repeated="1015"/>
        </table:table-row>
        <table:table-row table:style-name="ro1">
          <table:table-cell table:style-name="ce4" office:value-type="float" office:value="602">
            <text:p>602</text:p>
          </table:table-cell>
          <table:table-cell table:style-name="ce8" office:value-type="float" office:value="2662.939941">
            <text:p>2662.939941</text:p>
          </table:table-cell>
          <table:table-cell table:style-name="ce8" office:value-type="float" office:value="2385.50623070428">
            <text:p>2385.506231</text:p>
          </table:table-cell>
          <table:table-cell table:formula="of:=[.D608]+1" office:value-type="float" office:value="602">
            <text:p>602</text:p>
          </table:table-cell>
          <table:table-cell table:formula="of:=[.D609]/[.$B$4]" office:value-type="percentage" office:value="0.478537360890302">
            <text:p>47,9%</text:p>
          </table:table-cell>
          <table:table-cell table:formula="of:=[.D609]*[.$B$5]" office:value-type="float" office:value="1377084.22129866">
            <text:p>1377084,22129866</text:p>
          </table:table-cell>
          <table:table-cell table:formula="of:=[.F609]/[.$B$3]" office:value-type="percentage" office:value="0.478537360890302">
            <text:p>47,9%</text:p>
          </table:table-cell>
          <table:table-cell table:formula="of:=[.H608]+[.B609]" office:value-type="float" office:value="1451532.409545">
            <text:p>1451532,409545</text:p>
          </table:table-cell>
          <table:table-cell table:formula="of:=[.H609]/[.$B$3]" office:value-type="percentage" office:value="0.504408138418252">
            <text:p>50,4%</text:p>
          </table:table-cell>
          <table:table-cell table:number-columns-repeated="1015"/>
        </table:table-row>
        <table:table-row table:style-name="ro1">
          <table:table-cell table:style-name="ce4" office:value-type="float" office:value="603">
            <text:p>603</text:p>
          </table:table-cell>
          <table:table-cell table:style-name="ce8" office:value-type="float" office:value="2105.26001">
            <text:p>2105.260010</text:p>
          </table:table-cell>
          <table:table-cell table:style-name="ce8" office:value-type="float" office:value="2384.72564411153">
            <text:p>2384.725644</text:p>
          </table:table-cell>
          <table:table-cell table:formula="of:=[.D609]+1" office:value-type="float" office:value="603">
            <text:p>603</text:p>
          </table:table-cell>
          <table:table-cell table:formula="of:=[.D610]/[.$B$4]" office:value-type="percentage" office:value="0.479332273449921">
            <text:p>47,9%</text:p>
          </table:table-cell>
          <table:table-cell table:formula="of:=[.D610]*[.$B$5]" office:value-type="float" office:value="1379371.73661643">
            <text:p>1379371,73661643</text:p>
          </table:table-cell>
          <table:table-cell table:formula="of:=[.F610]/[.$B$3]" office:value-type="percentage" office:value="0.479332273449921">
            <text:p>47,9%</text:p>
          </table:table-cell>
          <table:table-cell table:formula="of:=[.H609]+[.B610]" office:value-type="float" office:value="1453637.669555">
            <text:p>1453637,669555</text:p>
          </table:table-cell>
          <table:table-cell table:formula="of:=[.H610]/[.$B$3]" office:value-type="percentage" office:value="0.505139717179806">
            <text:p>50,5%</text:p>
          </table:table-cell>
          <table:table-cell table:number-columns-repeated="1015"/>
        </table:table-row>
        <table:table-row table:style-name="ro1">
          <table:table-cell table:style-name="ce4" office:value-type="float" office:value="604">
            <text:p>604</text:p>
          </table:table-cell>
          <table:table-cell table:style-name="ce8" office:value-type="float" office:value="2801.310059">
            <text:p>2801.310059</text:p>
          </table:table-cell>
          <table:table-cell table:style-name="ce8" office:value-type="float" office:value="2382.92334155361">
            <text:p>2382.923342</text:p>
          </table:table-cell>
          <table:table-cell table:formula="of:=[.D610]+1" office:value-type="float" office:value="604">
            <text:p>604</text:p>
          </table:table-cell>
          <table:table-cell table:formula="of:=[.D611]/[.$B$4]" office:value-type="percentage" office:value="0.480127186009539">
            <text:p>48,0%</text:p>
          </table:table-cell>
          <table:table-cell table:formula="of:=[.D611]*[.$B$5]" office:value-type="float" office:value="1381659.2519342">
            <text:p>1381659,2519342</text:p>
          </table:table-cell>
          <table:table-cell table:formula="of:=[.F611]/[.$B$3]" office:value-type="percentage" office:value="0.480127186009539">
            <text:p>48,0%</text:p>
          </table:table-cell>
          <table:table-cell table:formula="of:=[.H610]+[.B611]" office:value-type="float" office:value="1456438.979614">
            <text:p>1456438,979614</text:p>
          </table:table-cell>
          <table:table-cell table:formula="of:=[.H611]/[.$B$3]" office:value-type="percentage" office:value="0.506113173633621">
            <text:p>50,6%</text:p>
          </table:table-cell>
          <table:table-cell table:number-columns-repeated="1015"/>
        </table:table-row>
        <table:table-row table:style-name="ro1">
          <table:table-cell table:style-name="ce4" office:value-type="float" office:value="605">
            <text:p>605</text:p>
          </table:table-cell>
          <table:table-cell table:style-name="ce8" office:value-type="float" office:value="2268.899902">
            <text:p>2268.899902</text:p>
          </table:table-cell>
          <table:table-cell table:style-name="ce8" office:value-type="float" office:value="2382.6843173566">
            <text:p>2382.684317</text:p>
          </table:table-cell>
          <table:table-cell table:formula="of:=[.D611]+1" office:value-type="float" office:value="605">
            <text:p>605</text:p>
          </table:table-cell>
          <table:table-cell table:formula="of:=[.D612]/[.$B$4]" office:value-type="percentage" office:value="0.480922098569157">
            <text:p>48,1%</text:p>
          </table:table-cell>
          <table:table-cell table:formula="of:=[.D612]*[.$B$5]" office:value-type="float" office:value="1383946.76725198">
            <text:p>1383946,76725198</text:p>
          </table:table-cell>
          <table:table-cell table:formula="of:=[.F612]/[.$B$3]" office:value-type="percentage" office:value="0.480922098569157">
            <text:p>48,1%</text:p>
          </table:table-cell>
          <table:table-cell table:formula="of:=[.H611]+[.B612]" office:value-type="float" office:value="1458707.879516">
            <text:p>1458707,879516</text:p>
          </table:table-cell>
          <table:table-cell table:formula="of:=[.H612]/[.$B$3]" office:value-type="percentage" office:value="0.506901617328229">
            <text:p>50,7%</text:p>
          </table:table-cell>
          <table:table-cell table:number-columns-repeated="1015"/>
        </table:table-row>
        <table:table-row table:style-name="ro1">
          <table:table-cell table:style-name="ce4" office:value-type="float" office:value="606">
            <text:p>606</text:p>
          </table:table-cell>
          <table:table-cell table:style-name="ce8" office:value-type="float" office:value="2793.840088">
            <text:p>2793.840088</text:p>
          </table:table-cell>
          <table:table-cell table:style-name="ce8" office:value-type="float" office:value="2382.59354620592">
            <text:p>2382.593546</text:p>
          </table:table-cell>
          <table:table-cell table:formula="of:=[.D612]+1" office:value-type="float" office:value="606">
            <text:p>606</text:p>
          </table:table-cell>
          <table:table-cell table:formula="of:=[.D613]/[.$B$4]" office:value-type="percentage" office:value="0.481717011128776">
            <text:p>48,2%</text:p>
          </table:table-cell>
          <table:table-cell table:formula="of:=[.D613]*[.$B$5]" office:value-type="float" office:value="1386234.28256975">
            <text:p>1386234,28256975</text:p>
          </table:table-cell>
          <table:table-cell table:formula="of:=[.F613]/[.$B$3]" office:value-type="percentage" office:value="0.481717011128776">
            <text:p>48,2%</text:p>
          </table:table-cell>
          <table:table-cell table:formula="of:=[.H612]+[.B613]" office:value-type="float" office:value="1461501.719604">
            <text:p>1461501,719604</text:p>
          </table:table-cell>
          <table:table-cell table:formula="of:=[.H613]/[.$B$3]" office:value-type="percentage" office:value="0.507872477963899">
            <text:p>50,8%</text:p>
          </table:table-cell>
          <table:table-cell table:number-columns-repeated="1015"/>
        </table:table-row>
        <table:table-row table:style-name="ro1">
          <table:table-cell table:style-name="ce4" office:value-type="float" office:value="607">
            <text:p>607</text:p>
          </table:table-cell>
          <table:table-cell table:style-name="ce8" office:value-type="float" office:value="1921.27002">
            <text:p>1921.270020</text:p>
          </table:table-cell>
          <table:table-cell table:style-name="ce8" office:value-type="float" office:value="2381.95637766067">
            <text:p>2381.956378</text:p>
          </table:table-cell>
          <table:table-cell table:formula="of:=[.D613]+1" office:value-type="float" office:value="607">
            <text:p>607</text:p>
          </table:table-cell>
          <table:table-cell table:formula="of:=[.D614]/[.$B$4]" office:value-type="percentage" office:value="0.482511923688394">
            <text:p>48,3%</text:p>
          </table:table-cell>
          <table:table-cell table:formula="of:=[.D614]*[.$B$5]" office:value-type="float" office:value="1388521.79788752">
            <text:p>1388521,79788752</text:p>
          </table:table-cell>
          <table:table-cell table:formula="of:=[.F614]/[.$B$3]" office:value-type="percentage" office:value="0.482511923688394">
            <text:p>48,3%</text:p>
          </table:table-cell>
          <table:table-cell table:formula="of:=[.H613]+[.B614]" office:value-type="float" office:value="1463422.989624">
            <text:p>1463422,989624</text:p>
          </table:table-cell>
          <table:table-cell table:formula="of:=[.H614]/[.$B$3]" office:value-type="percentage" office:value="0.508540120124566">
            <text:p>50,9%</text:p>
          </table:table-cell>
          <table:table-cell table:number-columns-repeated="1015"/>
        </table:table-row>
        <table:table-row table:style-name="ro1">
          <table:table-cell table:style-name="ce4" office:value-type="float" office:value="608">
            <text:p>608</text:p>
          </table:table-cell>
          <table:table-cell table:style-name="ce8" office:value-type="float" office:value="2809.550049">
            <text:p>2809.550049</text:p>
          </table:table-cell>
          <table:table-cell table:style-name="ce8" office:value-type="float" office:value="2381.48611995593">
            <text:p>2381.486120</text:p>
          </table:table-cell>
          <table:table-cell table:formula="of:=[.D614]+1" office:value-type="float" office:value="608">
            <text:p>608</text:p>
          </table:table-cell>
          <table:table-cell table:formula="of:=[.D615]/[.$B$4]" office:value-type="percentage" office:value="0.483306836248013">
            <text:p>48,3%</text:p>
          </table:table-cell>
          <table:table-cell table:formula="of:=[.D615]*[.$B$5]" office:value-type="float" office:value="1390809.31320529">
            <text:p>1390809,31320529</text:p>
          </table:table-cell>
          <table:table-cell table:formula="of:=[.F615]/[.$B$3]" office:value-type="percentage" office:value="0.483306836248013">
            <text:p>48,3%</text:p>
          </table:table-cell>
          <table:table-cell table:formula="of:=[.H614]+[.B615]" office:value-type="float" office:value="1466232.539673">
            <text:p>1466232,539673</text:p>
          </table:table-cell>
          <table:table-cell table:formula="of:=[.H615]/[.$B$3]" office:value-type="percentage" office:value="0.50951643997846">
            <text:p>51,0%</text:p>
          </table:table-cell>
          <table:table-cell table:number-columns-repeated="1015"/>
        </table:table-row>
        <table:table-row table:style-name="ro1">
          <table:table-cell table:style-name="ce4" office:value-type="float" office:value="609">
            <text:p>609</text:p>
          </table:table-cell>
          <table:table-cell table:style-name="ce8" office:value-type="float" office:value="2700.060059">
            <text:p>2700.060059</text:p>
          </table:table-cell>
          <table:table-cell table:style-name="ce8" office:value-type="float" office:value="2379.77281928846">
            <text:p>2379.772819</text:p>
          </table:table-cell>
          <table:table-cell table:formula="of:=[.D615]+1" office:value-type="float" office:value="609">
            <text:p>609</text:p>
          </table:table-cell>
          <table:table-cell table:formula="of:=[.D616]/[.$B$4]" office:value-type="percentage" office:value="0.484101748807631">
            <text:p>48,4%</text:p>
          </table:table-cell>
          <table:table-cell table:formula="of:=[.D616]*[.$B$5]" office:value-type="float" office:value="1393096.82852306">
            <text:p>1393096,82852306</text:p>
          </table:table-cell>
          <table:table-cell table:formula="of:=[.F616]/[.$B$3]" office:value-type="percentage" office:value="0.484101748807631">
            <text:p>48,4%</text:p>
          </table:table-cell>
          <table:table-cell table:formula="of:=[.H615]+[.B616]" office:value-type="float" office:value="1468932.599732">
            <text:p>1468932,599732</text:p>
          </table:table-cell>
          <table:table-cell table:formula="of:=[.H616]/[.$B$3]" office:value-type="percentage" office:value="0.510454712013601">
            <text:p>51,0%</text:p>
          </table:table-cell>
          <table:table-cell table:number-columns-repeated="1015"/>
        </table:table-row>
        <table:table-row table:style-name="ro1">
          <table:table-cell table:style-name="ce4" office:value-type="float" office:value="610">
            <text:p>610</text:p>
          </table:table-cell>
          <table:table-cell table:style-name="ce8" office:value-type="float" office:value="2774.02002">
            <text:p>2774.020020</text:p>
          </table:table-cell>
          <table:table-cell table:style-name="ce8" office:value-type="float" office:value="2379.60481774229">
            <text:p>2379.604818</text:p>
          </table:table-cell>
          <table:table-cell table:formula="of:=[.D616]+1" office:value-type="float" office:value="610">
            <text:p>610</text:p>
          </table:table-cell>
          <table:table-cell table:formula="of:=[.D617]/[.$B$4]" office:value-type="percentage" office:value="0.48489666136725">
            <text:p>48,5%</text:p>
          </table:table-cell>
          <table:table-cell table:formula="of:=[.D617]*[.$B$5]" office:value-type="float" office:value="1395384.34384084">
            <text:p>1395384,34384084</text:p>
          </table:table-cell>
          <table:table-cell table:formula="of:=[.F617]/[.$B$3]" office:value-type="percentage" office:value="0.48489666136725">
            <text:p>48,5%</text:p>
          </table:table-cell>
          <table:table-cell table:formula="of:=[.H616]+[.B617]" office:value-type="float" office:value="1471706.619752">
            <text:p>1471706,619752</text:p>
          </table:table-cell>
          <table:table-cell table:formula="of:=[.H617]/[.$B$3]" office:value-type="percentage" office:value="0.511418685167092">
            <text:p>51,1%</text:p>
          </table:table-cell>
          <table:table-cell table:number-columns-repeated="1015"/>
        </table:table-row>
        <table:table-row table:style-name="ro1">
          <table:table-cell table:style-name="ce4" office:value-type="float" office:value="611">
            <text:p>611</text:p>
          </table:table-cell>
          <table:table-cell table:style-name="ce8" office:value-type="float" office:value="2798.429932">
            <text:p>2798.429932</text:p>
          </table:table-cell>
          <table:table-cell table:style-name="ce8" office:value-type="float" office:value="2379.05009179676">
            <text:p>2379.050092</text:p>
          </table:table-cell>
          <table:table-cell table:formula="of:=[.D617]+1" office:value-type="float" office:value="611">
            <text:p>611</text:p>
          </table:table-cell>
          <table:table-cell table:formula="of:=[.D618]/[.$B$4]" office:value-type="percentage" office:value="0.485691573926868">
            <text:p>48,6%</text:p>
          </table:table-cell>
          <table:table-cell table:formula="of:=[.D618]*[.$B$5]" office:value-type="float" office:value="1397671.85915861">
            <text:p>1397671,85915861</text:p>
          </table:table-cell>
          <table:table-cell table:formula="of:=[.F618]/[.$B$3]" office:value-type="percentage" office:value="0.485691573926868">
            <text:p>48,6%</text:p>
          </table:table-cell>
          <table:table-cell table:formula="of:=[.H617]+[.B618]" office:value-type="float" office:value="1474505.049684">
            <text:p>1474505,049684</text:p>
          </table:table-cell>
          <table:table-cell table:formula="of:=[.H618]/[.$B$3]" office:value-type="percentage" office:value="0.512391140775532">
            <text:p>51,2%</text:p>
          </table:table-cell>
          <table:table-cell table:number-columns-repeated="1015"/>
        </table:table-row>
        <table:table-row table:style-name="ro1">
          <table:table-cell table:style-name="ce4" office:value-type="float" office:value="612">
            <text:p>612</text:p>
          </table:table-cell>
          <table:table-cell table:style-name="ce8" office:value-type="float" office:value="2113.320068">
            <text:p>2113.320068</text:p>
          </table:table-cell>
          <table:table-cell table:style-name="ce8" office:value-type="float" office:value="2378.26953528232">
            <text:p>2378.269535</text:p>
          </table:table-cell>
          <table:table-cell table:formula="of:=[.D618]+1" office:value-type="float" office:value="612">
            <text:p>612</text:p>
          </table:table-cell>
          <table:table-cell table:formula="of:=[.D619]/[.$B$4]" office:value-type="percentage" office:value="0.486486486486487">
            <text:p>48,6%</text:p>
          </table:table-cell>
          <table:table-cell table:formula="of:=[.D619]*[.$B$5]" office:value-type="float" office:value="1399959.37447638">
            <text:p>1399959,37447638</text:p>
          </table:table-cell>
          <table:table-cell table:formula="of:=[.F619]/[.$B$3]" office:value-type="percentage" office:value="0.486486486486486">
            <text:p>48,6%</text:p>
          </table:table-cell>
          <table:table-cell table:formula="of:=[.H618]+[.B619]" office:value-type="float" office:value="1476618.369752">
            <text:p>1476618,369752</text:p>
          </table:table-cell>
          <table:table-cell table:formula="of:=[.H619]/[.$B$3]" office:value-type="percentage" office:value="0.513125520410717">
            <text:p>51,3%</text:p>
          </table:table-cell>
          <table:table-cell table:number-columns-repeated="1015"/>
        </table:table-row>
        <table:table-row table:style-name="ro1">
          <table:table-cell table:style-name="ce4" office:value-type="float" office:value="613">
            <text:p>613</text:p>
          </table:table-cell>
          <table:table-cell table:style-name="ce8" office:value-type="float" office:value="2510.030029">
            <text:p>2510.030029</text:p>
          </table:table-cell>
          <table:table-cell table:style-name="ce8" office:value-type="float" office:value="2377.56300822327">
            <text:p>2377.563008</text:p>
          </table:table-cell>
          <table:table-cell table:formula="of:=[.D619]+1" office:value-type="float" office:value="613">
            <text:p>613</text:p>
          </table:table-cell>
          <table:table-cell table:formula="of:=[.D620]/[.$B$4]" office:value-type="percentage" office:value="0.487281399046105">
            <text:p>48,7%</text:p>
          </table:table-cell>
          <table:table-cell table:formula="of:=[.D620]*[.$B$5]" office:value-type="float" office:value="1402246.88979415">
            <text:p>1402246,88979415</text:p>
          </table:table-cell>
          <table:table-cell table:formula="of:=[.F620]/[.$B$3]" office:value-type="percentage" office:value="0.487281399046105">
            <text:p>48,7%</text:p>
          </table:table-cell>
          <table:table-cell table:formula="of:=[.H619]+[.B620]" office:value-type="float" office:value="1479128.399781">
            <text:p>1479128,399781</text:p>
          </table:table-cell>
          <table:table-cell table:formula="of:=[.H620]/[.$B$3]" office:value-type="percentage" office:value="0.513997756928467">
            <text:p>51,4%</text:p>
          </table:table-cell>
          <table:table-cell table:number-columns-repeated="1015"/>
        </table:table-row>
        <table:table-row table:style-name="ro1">
          <table:table-cell table:style-name="ce4" office:value-type="float" office:value="614">
            <text:p>614</text:p>
          </table:table-cell>
          <table:table-cell table:style-name="ce8" office:value-type="float" office:value="2051.820068">
            <text:p>2051.820068</text:p>
          </table:table-cell>
          <table:table-cell table:style-name="ce8" office:value-type="float" office:value="2375.83401358726">
            <text:p>2375.834014</text:p>
          </table:table-cell>
          <table:table-cell table:formula="of:=[.D620]+1" office:value-type="float" office:value="614">
            <text:p>614</text:p>
          </table:table-cell>
          <table:table-cell table:formula="of:=[.D621]/[.$B$4]" office:value-type="percentage" office:value="0.488076311605723">
            <text:p>48,8%</text:p>
          </table:table-cell>
          <table:table-cell table:formula="of:=[.D621]*[.$B$5]" office:value-type="float" office:value="1404534.40511192">
            <text:p>1404534,40511192</text:p>
          </table:table-cell>
          <table:table-cell table:formula="of:=[.F621]/[.$B$3]" office:value-type="percentage" office:value="0.488076311605723">
            <text:p>48,8%</text:p>
          </table:table-cell>
          <table:table-cell table:formula="of:=[.H620]+[.B621]" office:value-type="float" office:value="1481180.219849">
            <text:p>1481180,219849</text:p>
          </table:table-cell>
          <table:table-cell table:formula="of:=[.H621]/[.$B$3]" office:value-type="percentage" office:value="0.514710765287125">
            <text:p>51,5%</text:p>
          </table:table-cell>
          <table:table-cell table:number-columns-repeated="1015"/>
        </table:table-row>
        <table:table-row table:style-name="ro1">
          <table:table-cell table:style-name="ce4" office:value-type="float" office:value="615">
            <text:p>615</text:p>
          </table:table-cell>
          <table:table-cell table:style-name="ce8" office:value-type="float" office:value="2815.620117">
            <text:p>2815.620117</text:p>
          </table:table-cell>
          <table:table-cell table:style-name="ce8" office:value-type="float" office:value="2373.33046617578">
            <text:p>2373.330466</text:p>
          </table:table-cell>
          <table:table-cell table:formula="of:=[.D621]+1" office:value-type="float" office:value="615">
            <text:p>615</text:p>
          </table:table-cell>
          <table:table-cell table:formula="of:=[.D622]/[.$B$4]" office:value-type="percentage" office:value="0.488871224165342">
            <text:p>48,9%</text:p>
          </table:table-cell>
          <table:table-cell table:formula="of:=[.D622]*[.$B$5]" office:value-type="float" office:value="1406821.9204297">
            <text:p>1406821,9204297</text:p>
          </table:table-cell>
          <table:table-cell table:formula="of:=[.F622]/[.$B$3]" office:value-type="percentage" office:value="0.488871224165342">
            <text:p>48,9%</text:p>
          </table:table-cell>
          <table:table-cell table:formula="of:=[.H621]+[.B622]" office:value-type="float" office:value="1483995.839966">
            <text:p>1483995,839966</text:p>
          </table:table-cell>
          <table:table-cell table:formula="of:=[.H622]/[.$B$3]" office:value-type="percentage" office:value="0.515689194492267">
            <text:p>51,6%</text:p>
          </table:table-cell>
          <table:table-cell table:number-columns-repeated="1015"/>
        </table:table-row>
        <table:table-row table:style-name="ro1">
          <table:table-cell table:style-name="ce4" office:value-type="float" office:value="616">
            <text:p>616</text:p>
          </table:table-cell>
          <table:table-cell table:style-name="ce8" office:value-type="float" office:value="2784.169922">
            <text:p>2784.169922</text:p>
          </table:table-cell>
          <table:table-cell table:style-name="ce8" office:value-type="float" office:value="2373.20192301664">
            <text:p>2373.201923</text:p>
          </table:table-cell>
          <table:table-cell table:formula="of:=[.D622]+1" office:value-type="float" office:value="616">
            <text:p>616</text:p>
          </table:table-cell>
          <table:table-cell table:formula="of:=[.D623]/[.$B$4]" office:value-type="percentage" office:value="0.48966613672496">
            <text:p>49,0%</text:p>
          </table:table-cell>
          <table:table-cell table:formula="of:=[.D623]*[.$B$5]" office:value-type="float" office:value="1409109.43574747">
            <text:p>1409109,43574747</text:p>
          </table:table-cell>
          <table:table-cell table:formula="of:=[.F623]/[.$B$3]" office:value-type="percentage" office:value="0.48966613672496">
            <text:p>49,0%</text:p>
          </table:table-cell>
          <table:table-cell table:formula="of:=[.H622]+[.B623]" office:value-type="float" office:value="1486780.009888">
            <text:p>1486780,009888</text:p>
          </table:table-cell>
          <table:table-cell table:formula="of:=[.H623]/[.$B$3]" office:value-type="percentage" office:value="0.516656694741081">
            <text:p>51,7%</text:p>
          </table:table-cell>
          <table:table-cell table:number-columns-repeated="1015"/>
        </table:table-row>
        <table:table-row table:style-name="ro1">
          <table:table-cell table:style-name="ce4" office:value-type="float" office:value="617">
            <text:p>617</text:p>
          </table:table-cell>
          <table:table-cell table:style-name="ce8" office:value-type="float" office:value="2276.97998">
            <text:p>2276.979980</text:p>
          </table:table-cell>
          <table:table-cell table:style-name="ce8" office:value-type="float" office:value="2373.09429663502">
            <text:p>2373.094297</text:p>
          </table:table-cell>
          <table:table-cell table:formula="of:=[.D623]+1" office:value-type="float" office:value="617">
            <text:p>617</text:p>
          </table:table-cell>
          <table:table-cell table:formula="of:=[.D624]/[.$B$4]" office:value-type="percentage" office:value="0.490461049284579">
            <text:p>49,0%</text:p>
          </table:table-cell>
          <table:table-cell table:formula="of:=[.D624]*[.$B$5]" office:value-type="float" office:value="1411396.95106524">
            <text:p>1411396,95106524</text:p>
          </table:table-cell>
          <table:table-cell table:formula="of:=[.F624]/[.$B$3]" office:value-type="percentage" office:value="0.490461049284579">
            <text:p>49,0%</text:p>
          </table:table-cell>
          <table:table-cell table:formula="of:=[.H623]+[.B624]" office:value-type="float" office:value="1489056.989868">
            <text:p>1489056,989868</text:p>
          </table:table-cell>
          <table:table-cell table:formula="of:=[.H624]/[.$B$3]" office:value-type="percentage" office:value="0.517447946266279">
            <text:p>51,7%</text:p>
          </table:table-cell>
          <table:table-cell table:number-columns-repeated="1015"/>
        </table:table-row>
        <table:table-row table:style-name="ro1">
          <table:table-cell table:style-name="ce4" office:value-type="float" office:value="618">
            <text:p>618</text:p>
          </table:table-cell>
          <table:table-cell table:style-name="ce8" office:value-type="float" office:value="2804.48999">
            <text:p>2804.489990</text:p>
          </table:table-cell>
          <table:table-cell table:style-name="ce8" office:value-type="float" office:value="2370.46495661326">
            <text:p>2370.464957</text:p>
          </table:table-cell>
          <table:table-cell table:formula="of:=[.D624]+1" office:value-type="float" office:value="618">
            <text:p>618</text:p>
          </table:table-cell>
          <table:table-cell table:formula="of:=[.D625]/[.$B$4]" office:value-type="percentage" office:value="0.491255961844197">
            <text:p>49,1%</text:p>
          </table:table-cell>
          <table:table-cell table:formula="of:=[.D625]*[.$B$5]" office:value-type="float" office:value="1413684.46638301">
            <text:p>1413684,46638301</text:p>
          </table:table-cell>
          <table:table-cell table:formula="of:=[.F625]/[.$B$3]" office:value-type="percentage" office:value="0.491255961844197">
            <text:p>49,1%</text:p>
          </table:table-cell>
          <table:table-cell table:formula="of:=[.H624]+[.B625]" office:value-type="float" office:value="1491861.479858">
            <text:p>1491861,479858</text:p>
          </table:table-cell>
          <table:table-cell table:formula="of:=[.H625]/[.$B$3]" office:value-type="percentage" office:value="0.518422507747488">
            <text:p>51,8%</text:p>
          </table:table-cell>
          <table:table-cell table:number-columns-repeated="1015"/>
        </table:table-row>
        <table:table-row table:style-name="ro1">
          <table:table-cell table:style-name="ce4" office:value-type="float" office:value="619">
            <text:p>619</text:p>
          </table:table-cell>
          <table:table-cell table:style-name="ce8" office:value-type="float" office:value="2853.580078">
            <text:p>2853.580078</text:p>
          </table:table-cell>
          <table:table-cell table:style-name="ce8" office:value-type="float" office:value="2369.59737121852">
            <text:p>2369.597371</text:p>
          </table:table-cell>
          <table:table-cell table:formula="of:=[.D625]+1" office:value-type="float" office:value="619">
            <text:p>619</text:p>
          </table:table-cell>
          <table:table-cell table:formula="of:=[.D626]/[.$B$4]" office:value-type="percentage" office:value="0.492050874403816">
            <text:p>49,2%</text:p>
          </table:table-cell>
          <table:table-cell table:formula="of:=[.D626]*[.$B$5]" office:value-type="float" office:value="1415971.98170078">
            <text:p>1415971,98170078</text:p>
          </table:table-cell>
          <table:table-cell table:formula="of:=[.F626]/[.$B$3]" office:value-type="percentage" office:value="0.492050874403816">
            <text:p>49,2%</text:p>
          </table:table-cell>
          <table:table-cell table:formula="of:=[.H625]+[.B626]" office:value-type="float" office:value="1494715.059936">
            <text:p>1494715,059936</text:p>
          </table:table-cell>
          <table:table-cell table:formula="of:=[.H626]/[.$B$3]" office:value-type="percentage" office:value="0.519414128055451">
            <text:p>51,9%</text:p>
          </table:table-cell>
          <table:table-cell table:number-columns-repeated="1015"/>
        </table:table-row>
        <table:table-row table:style-name="ro1">
          <table:table-cell table:style-name="ce4" office:value-type="float" office:value="620">
            <text:p>620</text:p>
          </table:table-cell>
          <table:table-cell table:style-name="ce8" office:value-type="float" office:value="2246.189941">
            <text:p>2246.189941</text:p>
          </table:table-cell>
          <table:table-cell table:style-name="ce8" office:value-type="float" office:value="2369.38409638803">
            <text:p>2369.384096</text:p>
          </table:table-cell>
          <table:table-cell table:formula="of:=[.D626]+1" office:value-type="float" office:value="620">
            <text:p>620</text:p>
          </table:table-cell>
          <table:table-cell table:formula="of:=[.D627]/[.$B$4]" office:value-type="percentage" office:value="0.492845786963434">
            <text:p>49,3%</text:p>
          </table:table-cell>
          <table:table-cell table:formula="of:=[.D627]*[.$B$5]" office:value-type="float" office:value="1418259.49701855">
            <text:p>1418259,49701855</text:p>
          </table:table-cell>
          <table:table-cell table:formula="of:=[.F627]/[.$B$3]" office:value-type="percentage" office:value="0.492845786963434">
            <text:p>49,3%</text:p>
          </table:table-cell>
          <table:table-cell table:formula="of:=[.H626]+[.B627]" office:value-type="float" office:value="1496961.249877">
            <text:p>1496961,249877</text:p>
          </table:table-cell>
          <table:table-cell table:formula="of:=[.H627]/[.$B$3]" office:value-type="percentage" office:value="0.520194680028816">
            <text:p>52,0%</text:p>
          </table:table-cell>
          <table:table-cell table:number-columns-repeated="1015"/>
        </table:table-row>
        <table:table-row table:style-name="ro1">
          <table:table-cell table:style-name="ce4" office:value-type="float" office:value="621">
            <text:p>621</text:p>
          </table:table-cell>
          <table:table-cell table:style-name="ce8" office:value-type="float" office:value="2057.090088">
            <text:p>2057.090088</text:p>
          </table:table-cell>
          <table:table-cell table:style-name="ce8" office:value-type="float" office:value="2368.22588326331">
            <text:p>2368.225883</text:p>
          </table:table-cell>
          <table:table-cell table:formula="of:=[.D627]+1" office:value-type="float" office:value="621">
            <text:p>621</text:p>
          </table:table-cell>
          <table:table-cell table:formula="of:=[.D628]/[.$B$4]" office:value-type="percentage" office:value="0.493640699523052">
            <text:p>49,4%</text:p>
          </table:table-cell>
          <table:table-cell table:formula="of:=[.D628]*[.$B$5]" office:value-type="float" office:value="1420547.01233633">
            <text:p>1420547,01233633</text:p>
          </table:table-cell>
          <table:table-cell table:formula="of:=[.F628]/[.$B$3]" office:value-type="percentage" office:value="0.493640699523052">
            <text:p>49,4%</text:p>
          </table:table-cell>
          <table:table-cell table:formula="of:=[.H627]+[.B628]" office:value-type="float" office:value="1499018.339965">
            <text:p>1499018,339965</text:p>
          </table:table-cell>
          <table:table-cell table:formula="of:=[.H628]/[.$B$3]" office:value-type="percentage" office:value="0.520909519721698">
            <text:p>52,1%</text:p>
          </table:table-cell>
          <table:table-cell table:number-columns-repeated="1015"/>
        </table:table-row>
        <table:table-row table:style-name="ro1">
          <table:table-cell table:style-name="ce4" office:value-type="float" office:value="622">
            <text:p>622</text:p>
          </table:table-cell>
          <table:table-cell table:style-name="ce8" office:value-type="float" office:value="2798.290039">
            <text:p>2798.290039</text:p>
          </table:table-cell>
          <table:table-cell table:style-name="ce8" office:value-type="float" office:value="2367.33169878844">
            <text:p>2367.331699</text:p>
          </table:table-cell>
          <table:table-cell table:formula="of:=[.D628]+1" office:value-type="float" office:value="622">
            <text:p>622</text:p>
          </table:table-cell>
          <table:table-cell table:formula="of:=[.D629]/[.$B$4]" office:value-type="percentage" office:value="0.494435612082671">
            <text:p>49,4%</text:p>
          </table:table-cell>
          <table:table-cell table:formula="of:=[.D629]*[.$B$5]" office:value-type="float" office:value="1422834.5276541">
            <text:p>1422834,5276541</text:p>
          </table:table-cell>
          <table:table-cell table:formula="of:=[.F629]/[.$B$3]" office:value-type="percentage" office:value="0.494435612082671">
            <text:p>49,4%</text:p>
          </table:table-cell>
          <table:table-cell table:formula="of:=[.H628]+[.B629]" office:value-type="float" office:value="1501816.630004">
            <text:p>1501816,630004</text:p>
          </table:table-cell>
          <table:table-cell table:formula="of:=[.H629]/[.$B$3]" office:value-type="percentage" office:value="0.521881926717259">
            <text:p>52,2%</text:p>
          </table:table-cell>
          <table:table-cell table:number-columns-repeated="1015"/>
        </table:table-row>
        <table:table-row table:style-name="ro1">
          <table:table-cell table:style-name="ce4" office:value-type="float" office:value="623">
            <text:p>623</text:p>
          </table:table-cell>
          <table:table-cell table:style-name="ce8" office:value-type="float" office:value="2723.060059">
            <text:p>2723.060059</text:p>
          </table:table-cell>
          <table:table-cell table:style-name="ce8" office:value-type="float" office:value="2367.32065046732">
            <text:p>2367.320650</text:p>
          </table:table-cell>
          <table:table-cell table:formula="of:=[.D629]+1" office:value-type="float" office:value="623">
            <text:p>623</text:p>
          </table:table-cell>
          <table:table-cell table:formula="of:=[.D630]/[.$B$4]" office:value-type="percentage" office:value="0.495230524642289">
            <text:p>49,5%</text:p>
          </table:table-cell>
          <table:table-cell table:formula="of:=[.D630]*[.$B$5]" office:value-type="float" office:value="1425122.04297187">
            <text:p>1425122,04297187</text:p>
          </table:table-cell>
          <table:table-cell table:formula="of:=[.F630]/[.$B$3]" office:value-type="percentage" office:value="0.495230524642289">
            <text:p>49,5%</text:p>
          </table:table-cell>
          <table:table-cell table:formula="of:=[.H629]+[.B630]" office:value-type="float" office:value="1504539.690063">
            <text:p>1504539,690063</text:p>
          </table:table-cell>
          <table:table-cell table:formula="of:=[.H630]/[.$B$3]" office:value-type="percentage" office:value="0.522828191262322">
            <text:p>52,3%</text:p>
          </table:table-cell>
          <table:table-cell table:number-columns-repeated="1015"/>
        </table:table-row>
        <table:table-row table:style-name="ro1">
          <table:table-cell table:style-name="ce4" office:value-type="float" office:value="624">
            <text:p>624</text:p>
          </table:table-cell>
          <table:table-cell table:style-name="ce8" office:value-type="float" office:value="2837.439941">
            <text:p>2837.439941</text:p>
          </table:table-cell>
          <table:table-cell table:style-name="ce8" office:value-type="float" office:value="2367.11540085514">
            <text:p>2367.115401</text:p>
          </table:table-cell>
          <table:table-cell table:formula="of:=[.D630]+1" office:value-type="float" office:value="624">
            <text:p>624</text:p>
          </table:table-cell>
          <table:table-cell table:formula="of:=[.D631]/[.$B$4]" office:value-type="percentage" office:value="0.496025437201908">
            <text:p>49,6%</text:p>
          </table:table-cell>
          <table:table-cell table:formula="of:=[.D631]*[.$B$5]" office:value-type="float" office:value="1427409.55828964">
            <text:p>1427409,55828964</text:p>
          </table:table-cell>
          <table:table-cell table:formula="of:=[.F631]/[.$B$3]" office:value-type="percentage" office:value="0.496025437201908">
            <text:p>49,6%</text:p>
          </table:table-cell>
          <table:table-cell table:formula="of:=[.H630]+[.B631]" office:value-type="float" office:value="1507377.130004">
            <text:p>1507377,130004</text:p>
          </table:table-cell>
          <table:table-cell table:formula="of:=[.H631]/[.$B$3]" office:value-type="percentage" office:value="0.523814202865715">
            <text:p>52,4%</text:p>
          </table:table-cell>
          <table:table-cell table:number-columns-repeated="1015"/>
        </table:table-row>
        <table:table-row table:style-name="ro1">
          <table:table-cell table:style-name="ce4" office:value-type="float" office:value="625">
            <text:p>625</text:p>
          </table:table-cell>
          <table:table-cell table:style-name="ce8" office:value-type="float" office:value="2029.550049">
            <text:p>2029.550049</text:p>
          </table:table-cell>
          <table:table-cell table:style-name="ce8" office:value-type="float" office:value="2366.9083382857">
            <text:p>2366.908338</text:p>
          </table:table-cell>
          <table:table-cell table:formula="of:=[.D631]+1" office:value-type="float" office:value="625">
            <text:p>625</text:p>
          </table:table-cell>
          <table:table-cell table:formula="of:=[.D632]/[.$B$4]" office:value-type="percentage" office:value="0.496820349761526">
            <text:p>49,7%</text:p>
          </table:table-cell>
          <table:table-cell table:formula="of:=[.D632]*[.$B$5]" office:value-type="float" office:value="1429697.07360741">
            <text:p>1429697,07360741</text:p>
          </table:table-cell>
          <table:table-cell table:formula="of:=[.F632]/[.$B$3]" office:value-type="percentage" office:value="0.496820349761526">
            <text:p>49,7%</text:p>
          </table:table-cell>
          <table:table-cell table:formula="of:=[.H631]+[.B632]" office:value-type="float" office:value="1509406.680053">
            <text:p>1509406,680053</text:p>
          </table:table-cell>
          <table:table-cell table:formula="of:=[.H632]/[.$B$3]" office:value-type="percentage" office:value="0.524519472383165">
            <text:p>52,5%</text:p>
          </table:table-cell>
          <table:table-cell table:number-columns-repeated="1015"/>
        </table:table-row>
        <table:table-row table:style-name="ro1">
          <table:table-cell table:style-name="ce4" office:value-type="float" office:value="626">
            <text:p>626</text:p>
          </table:table-cell>
          <table:table-cell table:style-name="ce8" office:value-type="float" office:value="2268.899902">
            <text:p>2268.899902</text:p>
          </table:table-cell>
          <table:table-cell table:style-name="ce8" office:value-type="float" office:value="2366.63397045081">
            <text:p>2366.633970</text:p>
          </table:table-cell>
          <table:table-cell table:formula="of:=[.D632]+1" office:value-type="float" office:value="626">
            <text:p>626</text:p>
          </table:table-cell>
          <table:table-cell table:formula="of:=[.D633]/[.$B$4]" office:value-type="percentage" office:value="0.497615262321145">
            <text:p>49,8%</text:p>
          </table:table-cell>
          <table:table-cell table:formula="of:=[.D633]*[.$B$5]" office:value-type="float" office:value="1431984.58892519">
            <text:p>1431984,58892519</text:p>
          </table:table-cell>
          <table:table-cell table:formula="of:=[.F633]/[.$B$3]" office:value-type="percentage" office:value="0.497615262321145">
            <text:p>49,8%</text:p>
          </table:table-cell>
          <table:table-cell table:formula="of:=[.H632]+[.B633]" office:value-type="float" office:value="1511675.579955">
            <text:p>1511675,579955</text:p>
          </table:table-cell>
          <table:table-cell table:formula="of:=[.H633]/[.$B$3]" office:value-type="percentage" office:value="0.525307916077774">
            <text:p>52,5%</text:p>
          </table:table-cell>
          <table:table-cell table:number-columns-repeated="1015"/>
        </table:table-row>
        <table:table-row table:style-name="ro1">
          <table:table-cell table:style-name="ce4" office:value-type="float" office:value="627">
            <text:p>627</text:p>
          </table:table-cell>
          <table:table-cell table:style-name="ce8" office:value-type="float" office:value="1895.579956">
            <text:p>1895.579956</text:p>
          </table:table-cell>
          <table:table-cell table:style-name="ce8" office:value-type="float" office:value="2366.35455798464">
            <text:p>2366.354558</text:p>
          </table:table-cell>
          <table:table-cell table:formula="of:=[.D633]+1" office:value-type="float" office:value="627">
            <text:p>627</text:p>
          </table:table-cell>
          <table:table-cell table:formula="of:=[.D634]/[.$B$4]" office:value-type="percentage" office:value="0.498410174880763">
            <text:p>49,8%</text:p>
          </table:table-cell>
          <table:table-cell table:formula="of:=[.D634]*[.$B$5]" office:value-type="float" office:value="1434272.10424296">
            <text:p>1434272,10424296</text:p>
          </table:table-cell>
          <table:table-cell table:formula="of:=[.F634]/[.$B$3]" office:value-type="percentage" office:value="0.498410174880763">
            <text:p>49,8%</text:p>
          </table:table-cell>
          <table:table-cell table:formula="of:=[.H633]+[.B634]" office:value-type="float" office:value="1513571.159911">
            <text:p>1513571,159911</text:p>
          </table:table-cell>
          <table:table-cell table:formula="of:=[.H634]/[.$B$3]" office:value-type="percentage" office:value="0.525966630930119">
            <text:p>52,6%</text:p>
          </table:table-cell>
          <table:table-cell table:number-columns-repeated="1015"/>
        </table:table-row>
        <table:table-row table:style-name="ro1">
          <table:table-cell table:style-name="ce4" office:value-type="float" office:value="628">
            <text:p>628</text:p>
          </table:table-cell>
          <table:table-cell table:style-name="ce8" office:value-type="float" office:value="2241.350098">
            <text:p>2241.350098</text:p>
          </table:table-cell>
          <table:table-cell table:style-name="ce8" office:value-type="float" office:value="2365.03492031396">
            <text:p>2365.034920</text:p>
          </table:table-cell>
          <table:table-cell table:formula="of:=[.D634]+1" office:value-type="float" office:value="628">
            <text:p>628</text:p>
          </table:table-cell>
          <table:table-cell table:formula="of:=[.D635]/[.$B$4]" office:value-type="percentage" office:value="0.499205087440382">
            <text:p>49,9%</text:p>
          </table:table-cell>
          <table:table-cell table:formula="of:=[.D635]*[.$B$5]" office:value-type="float" office:value="1436559.61956073">
            <text:p>1436559,61956073</text:p>
          </table:table-cell>
          <table:table-cell table:formula="of:=[.F635]/[.$B$3]" office:value-type="percentage" office:value="0.499205087440382">
            <text:p>49,9%</text:p>
          </table:table-cell>
          <table:table-cell table:formula="of:=[.H634]+[.B635]" office:value-type="float" office:value="1515812.510009">
            <text:p>1515812,510009</text:p>
          </table:table-cell>
          <table:table-cell table:formula="of:=[.H635]/[.$B$3]" office:value-type="percentage" office:value="0.526745501055954">
            <text:p>52,7%</text:p>
          </table:table-cell>
          <table:table-cell table:number-columns-repeated="1015"/>
        </table:table-row>
        <table:table-row table:style-name="ro1">
          <table:table-cell table:style-name="ce4" office:value-type="float" office:value="629">
            <text:p>629</text:p>
          </table:table-cell>
          <table:table-cell table:style-name="ce8" office:value-type="float" office:value="2806.97998">
            <text:p>2806.979980</text:p>
          </table:table-cell>
          <table:table-cell table:style-name="ce8" office:value-type="float" office:value="2364.73312701589">
            <text:p>2364.733127</text:p>
          </table:table-cell>
          <table:table-cell table:formula="of:=[.D635]+1" office:value-type="float" office:value="629">
            <text:p>629</text:p>
          </table:table-cell>
          <table:table-cell table:formula="of:=[.D636]/[.$B$4]" office:value-type="percentage" office:value="0.5">
            <text:p>50,0%</text:p>
          </table:table-cell>
          <table:table-cell table:formula="of:=[.D636]*[.$B$5]" office:value-type="float" office:value="1438847.1348785">
            <text:p>1438847,1348785</text:p>
          </table:table-cell>
          <table:table-cell table:formula="of:=[.F636]/[.$B$3]" office:value-type="percentage" office:value="0.5">
            <text:p>50,0%</text:p>
          </table:table-cell>
          <table:table-cell table:formula="of:=[.H635]+[.B636]" office:value-type="float" office:value="1518619.489989">
            <text:p>1518619,489989</text:p>
          </table:table-cell>
          <table:table-cell table:formula="of:=[.H636]/[.$B$3]" office:value-type="percentage" office:value="0.527720927809762">
            <text:p>52,8%</text:p>
          </table:table-cell>
          <table:table-cell table:number-columns-repeated="1015"/>
        </table:table-row>
        <table:table-row table:style-name="ro1">
          <table:table-cell table:style-name="ce4" office:value-type="float" office:value="630">
            <text:p>630</text:p>
          </table:table-cell>
          <table:table-cell table:style-name="ce8" office:value-type="float" office:value="2699.629883">
            <text:p>2699.629883</text:p>
          </table:table-cell>
          <table:table-cell table:style-name="ce8" office:value-type="float" office:value="2364.63918520911">
            <text:p>2364.639185</text:p>
          </table:table-cell>
          <table:table-cell table:formula="of:=[.D636]+1" office:value-type="float" office:value="630">
            <text:p>630</text:p>
          </table:table-cell>
          <table:table-cell table:formula="of:=[.D637]/[.$B$4]" office:value-type="percentage" office:value="0.500794912559618">
            <text:p>50,1%</text:p>
          </table:table-cell>
          <table:table-cell table:formula="of:=[.D637]*[.$B$5]" office:value-type="float" office:value="1441134.65019627">
            <text:p>1441134,65019627</text:p>
          </table:table-cell>
          <table:table-cell table:formula="of:=[.F637]/[.$B$3]" office:value-type="percentage" office:value="0.500794912559618">
            <text:p>50,1%</text:p>
          </table:table-cell>
          <table:table-cell table:formula="of:=[.H636]+[.B637]" office:value-type="float" office:value="1521319.119872">
            <text:p>1521319,119872</text:p>
          </table:table-cell>
          <table:table-cell table:formula="of:=[.H637]/[.$B$3]" office:value-type="percentage" office:value="0.528659050358558">
            <text:p>52,9%</text:p>
          </table:table-cell>
          <table:table-cell table:number-columns-repeated="1015"/>
        </table:table-row>
        <table:table-row table:style-name="ro1">
          <table:table-cell table:style-name="ce4" office:value-type="float" office:value="631">
            <text:p>631</text:p>
          </table:table-cell>
          <table:table-cell table:style-name="ce8" office:value-type="float" office:value="2833.280029">
            <text:p>2833.280029</text:p>
          </table:table-cell>
          <table:table-cell table:style-name="ce8" office:value-type="float" office:value="2363.42252406754">
            <text:p>2363.422524</text:p>
          </table:table-cell>
          <table:table-cell table:formula="of:=[.D637]+1" office:value-type="float" office:value="631">
            <text:p>631</text:p>
          </table:table-cell>
          <table:table-cell table:formula="of:=[.D638]/[.$B$4]" office:value-type="percentage" office:value="0.501589825119237">
            <text:p>50,2%</text:p>
          </table:table-cell>
          <table:table-cell table:formula="of:=[.D638]*[.$B$5]" office:value-type="float" office:value="1443422.16551404">
            <text:p>1443422,16551404</text:p>
          </table:table-cell>
          <table:table-cell table:formula="of:=[.F638]/[.$B$3]" office:value-type="percentage" office:value="0.501589825119237">
            <text:p>50,2%</text:p>
          </table:table-cell>
          <table:table-cell table:formula="of:=[.H637]+[.B638]" office:value-type="float" office:value="1524152.399901">
            <text:p>1524152,399901</text:p>
          </table:table-cell>
          <table:table-cell table:formula="of:=[.H638]/[.$B$3]" office:value-type="percentage" office:value="0.529643616390737">
            <text:p>53,0%</text:p>
          </table:table-cell>
          <table:table-cell table:number-columns-repeated="1015"/>
        </table:table-row>
        <table:table-row table:style-name="ro1">
          <table:table-cell table:style-name="ce4" office:value-type="float" office:value="632">
            <text:p>632</text:p>
          </table:table-cell>
          <table:table-cell table:style-name="ce8" office:value-type="float" office:value="2759.820068">
            <text:p>2759.820068</text:p>
          </table:table-cell>
          <table:table-cell table:style-name="ce8" office:value-type="float" office:value="2362.2703473961">
            <text:p>2362.270347</text:p>
          </table:table-cell>
          <table:table-cell table:formula="of:=[.D638]+1" office:value-type="float" office:value="632">
            <text:p>632</text:p>
          </table:table-cell>
          <table:table-cell table:formula="of:=[.D639]/[.$B$4]" office:value-type="percentage" office:value="0.502384737678855">
            <text:p>50,2%</text:p>
          </table:table-cell>
          <table:table-cell table:formula="of:=[.D639]*[.$B$5]" office:value-type="float" office:value="1445709.68083182">
            <text:p>1445709,68083182</text:p>
          </table:table-cell>
          <table:table-cell table:formula="of:=[.F639]/[.$B$3]" office:value-type="percentage" office:value="0.502384737678855">
            <text:p>50,2%</text:p>
          </table:table-cell>
          <table:table-cell table:formula="of:=[.H638]+[.B639]" office:value-type="float" office:value="1526912.219969">
            <text:p>1526912,219969</text:p>
          </table:table-cell>
          <table:table-cell table:formula="of:=[.H639]/[.$B$3]" office:value-type="percentage" office:value="0.530602655054783">
            <text:p>53,1%</text:p>
          </table:table-cell>
          <table:table-cell table:number-columns-repeated="1015"/>
        </table:table-row>
        <table:table-row table:style-name="ro1">
          <table:table-cell table:style-name="ce4" office:value-type="float" office:value="633">
            <text:p>633</text:p>
          </table:table-cell>
          <table:table-cell table:style-name="ce8" office:value-type="float" office:value="2790.370117">
            <text:p>2790.370117</text:p>
          </table:table-cell>
          <table:table-cell table:style-name="ce8" office:value-type="float" office:value="2361.95202600898">
            <text:p>2361.952026</text:p>
          </table:table-cell>
          <table:table-cell table:formula="of:=[.D639]+1" office:value-type="float" office:value="633">
            <text:p>633</text:p>
          </table:table-cell>
          <table:table-cell table:formula="of:=[.D640]/[.$B$4]" office:value-type="percentage" office:value="0.503179650238474">
            <text:p>50,3%</text:p>
          </table:table-cell>
          <table:table-cell table:formula="of:=[.D640]*[.$B$5]" office:value-type="float" office:value="1447997.19614959">
            <text:p>1447997,19614959</text:p>
          </table:table-cell>
          <table:table-cell table:formula="of:=[.F640]/[.$B$3]" office:value-type="percentage" office:value="0.503179650238474">
            <text:p>50,3%</text:p>
          </table:table-cell>
          <table:table-cell table:formula="of:=[.H639]+[.B640]" office:value-type="float" office:value="1529702.590086">
            <text:p>1529702,590086</text:p>
          </table:table-cell>
          <table:table-cell table:formula="of:=[.H640]/[.$B$3]" office:value-type="percentage" office:value="0.531572309874034">
            <text:p>53,2%</text:p>
          </table:table-cell>
          <table:table-cell table:number-columns-repeated="1015"/>
        </table:table-row>
        <table:table-row table:style-name="ro1">
          <table:table-cell table:style-name="ce4" office:value-type="float" office:value="634">
            <text:p>634</text:p>
          </table:table-cell>
          <table:table-cell table:style-name="ce8" office:value-type="float" office:value="2212.22998">
            <text:p>2212.229980</text:p>
          </table:table-cell>
          <table:table-cell table:style-name="ce8" office:value-type="float" office:value="2361.62039195098">
            <text:p>2361.620392</text:p>
          </table:table-cell>
          <table:table-cell table:formula="of:=[.D640]+1" office:value-type="float" office:value="634">
            <text:p>634</text:p>
          </table:table-cell>
          <table:table-cell table:formula="of:=[.D641]/[.$B$4]" office:value-type="percentage" office:value="0.503974562798092">
            <text:p>50,4%</text:p>
          </table:table-cell>
          <table:table-cell table:formula="of:=[.D641]*[.$B$5]" office:value-type="float" office:value="1450284.71146736">
            <text:p>1450284,71146736</text:p>
          </table:table-cell>
          <table:table-cell table:formula="of:=[.F641]/[.$B$3]" office:value-type="percentage" office:value="0.503974562798092">
            <text:p>50,4%</text:p>
          </table:table-cell>
          <table:table-cell table:formula="of:=[.H640]+[.B641]" office:value-type="float" office:value="1531914.820066">
            <text:p>1531914,820066</text:p>
          </table:table-cell>
          <table:table-cell table:formula="of:=[.H641]/[.$B$3]" office:value-type="percentage" office:value="0.532341060746303">
            <text:p>53,2%</text:p>
          </table:table-cell>
          <table:table-cell table:number-columns-repeated="1015"/>
        </table:table-row>
        <table:table-row table:style-name="ro1">
          <table:table-cell table:style-name="ce4" office:value-type="float" office:value="635">
            <text:p>635</text:p>
          </table:table-cell>
          <table:table-cell table:style-name="ce8" office:value-type="float" office:value="2846.070068">
            <text:p>2846.070068</text:p>
          </table:table-cell>
          <table:table-cell table:style-name="ce8" office:value-type="float" office:value="2361.33216286297">
            <text:p>2361.332163</text:p>
          </table:table-cell>
          <table:table-cell table:formula="of:=[.D641]+1" office:value-type="float" office:value="635">
            <text:p>635</text:p>
          </table:table-cell>
          <table:table-cell table:formula="of:=[.D642]/[.$B$4]" office:value-type="percentage" office:value="0.504769475357711">
            <text:p>50,5%</text:p>
          </table:table-cell>
          <table:table-cell table:formula="of:=[.D642]*[.$B$5]" office:value-type="float" office:value="1452572.22678513">
            <text:p>1452572,22678513</text:p>
          </table:table-cell>
          <table:table-cell table:formula="of:=[.F642]/[.$B$3]" office:value-type="percentage" office:value="0.504769475357711">
            <text:p>50,5%</text:p>
          </table:table-cell>
          <table:table-cell table:formula="of:=[.H641]+[.B642]" office:value-type="float" office:value="1534760.890134">
            <text:p>1534760,890134</text:p>
          </table:table-cell>
          <table:table-cell table:formula="of:=[.H642]/[.$B$3]" office:value-type="percentage" office:value="0.533330071322552">
            <text:p>53,3%</text:p>
          </table:table-cell>
          <table:table-cell table:number-columns-repeated="1015"/>
        </table:table-row>
        <table:table-row table:style-name="ro1">
          <table:table-cell table:style-name="ce4" office:value-type="float" office:value="636">
            <text:p>636</text:p>
          </table:table-cell>
          <table:table-cell table:style-name="ce8" office:value-type="float" office:value="2820.399902">
            <text:p>2820.399902</text:p>
          </table:table-cell>
          <table:table-cell table:style-name="ce8" office:value-type="float" office:value="2361.27488231758">
            <text:p>2361.274882</text:p>
          </table:table-cell>
          <table:table-cell table:formula="of:=[.D642]+1" office:value-type="float" office:value="636">
            <text:p>636</text:p>
          </table:table-cell>
          <table:table-cell table:formula="of:=[.D643]/[.$B$4]" office:value-type="percentage" office:value="0.505564387917329">
            <text:p>50,6%</text:p>
          </table:table-cell>
          <table:table-cell table:formula="of:=[.D643]*[.$B$5]" office:value-type="float" office:value="1454859.7421029">
            <text:p>1454859,7421029</text:p>
          </table:table-cell>
          <table:table-cell table:formula="of:=[.F643]/[.$B$3]" office:value-type="percentage" office:value="0.505564387917329">
            <text:p>50,6%</text:p>
          </table:table-cell>
          <table:table-cell table:formula="of:=[.H642]+[.B643]" office:value-type="float" office:value="1537581.290036">
            <text:p>1537581,290036</text:p>
          </table:table-cell>
          <table:table-cell table:formula="of:=[.H643]/[.$B$3]" office:value-type="percentage" office:value="0.534310161505043">
            <text:p>53,4%</text:p>
          </table:table-cell>
          <table:table-cell table:number-columns-repeated="1015"/>
        </table:table-row>
        <table:table-row table:style-name="ro1">
          <table:table-cell table:style-name="ce4" office:value-type="float" office:value="637">
            <text:p>637</text:p>
          </table:table-cell>
          <table:table-cell table:style-name="ce8" office:value-type="float" office:value="2002.160034">
            <text:p>2002.160034</text:p>
          </table:table-cell>
          <table:table-cell table:style-name="ce8" office:value-type="float" office:value="2360.53012276997">
            <text:p>2360.530123</text:p>
          </table:table-cell>
          <table:table-cell table:formula="of:=[.D643]+1" office:value-type="float" office:value="637">
            <text:p>637</text:p>
          </table:table-cell>
          <table:table-cell table:formula="of:=[.D644]/[.$B$4]" office:value-type="percentage" office:value="0.506359300476948">
            <text:p>50,6%</text:p>
          </table:table-cell>
          <table:table-cell table:formula="of:=[.D644]*[.$B$5]" office:value-type="float" office:value="1457147.25742068">
            <text:p>1457147,25742068</text:p>
          </table:table-cell>
          <table:table-cell table:formula="of:=[.F644]/[.$B$3]" office:value-type="percentage" office:value="0.506359300476947">
            <text:p>50,6%</text:p>
          </table:table-cell>
          <table:table-cell table:formula="of:=[.H643]+[.B644]" office:value-type="float" office:value="1539583.45007">
            <text:p>1539583,45007</text:p>
          </table:table-cell>
          <table:table-cell table:formula="of:=[.H644]/[.$B$3]" office:value-type="percentage" office:value="0.535005912980466">
            <text:p>53,5%</text:p>
          </table:table-cell>
          <table:table-cell table:number-columns-repeated="1015"/>
        </table:table-row>
        <table:table-row table:style-name="ro1">
          <table:table-cell table:style-name="ce4" office:value-type="float" office:value="638">
            <text:p>638</text:p>
          </table:table-cell>
          <table:table-cell table:style-name="ce8" office:value-type="float" office:value="2191.080078">
            <text:p>2191.080078</text:p>
          </table:table-cell>
          <table:table-cell table:style-name="ce8" office:value-type="float" office:value="2359.75941253601">
            <text:p>2359.759413</text:p>
          </table:table-cell>
          <table:table-cell table:formula="of:=[.D644]+1" office:value-type="float" office:value="638">
            <text:p>638</text:p>
          </table:table-cell>
          <table:table-cell table:formula="of:=[.D645]/[.$B$4]" office:value-type="percentage" office:value="0.507154213036566">
            <text:p>50,7%</text:p>
          </table:table-cell>
          <table:table-cell table:formula="of:=[.D645]*[.$B$5]" office:value-type="float" office:value="1459434.77273845">
            <text:p>1459434,77273845</text:p>
          </table:table-cell>
          <table:table-cell table:formula="of:=[.F645]/[.$B$3]" office:value-type="percentage" office:value="0.507154213036566">
            <text:p>50,7%</text:p>
          </table:table-cell>
          <table:table-cell table:formula="of:=[.H644]+[.B645]" office:value-type="float" office:value="1541774.530148">
            <text:p>1541774,530148</text:p>
          </table:table-cell>
          <table:table-cell table:formula="of:=[.H645]/[.$B$3]" office:value-type="percentage" office:value="0.535767314252668">
            <text:p>53,6%</text:p>
          </table:table-cell>
          <table:table-cell table:number-columns-repeated="1015"/>
        </table:table-row>
        <table:table-row table:style-name="ro1">
          <table:table-cell table:style-name="ce4" office:value-type="float" office:value="639">
            <text:p>639</text:p>
          </table:table-cell>
          <table:table-cell table:style-name="ce8" office:value-type="float" office:value="2259.530029">
            <text:p>2259.530029</text:p>
          </table:table-cell>
          <table:table-cell table:style-name="ce8" office:value-type="float" office:value="2357.50018129882">
            <text:p>2357.500181</text:p>
          </table:table-cell>
          <table:table-cell table:formula="of:=[.D645]+1" office:value-type="float" office:value="639">
            <text:p>639</text:p>
          </table:table-cell>
          <table:table-cell table:formula="of:=[.D646]/[.$B$4]" office:value-type="percentage" office:value="0.507949125596184">
            <text:p>50,8%</text:p>
          </table:table-cell>
          <table:table-cell table:formula="of:=[.D646]*[.$B$5]" office:value-type="float" office:value="1461722.28805622">
            <text:p>1461722,28805622</text:p>
          </table:table-cell>
          <table:table-cell table:formula="of:=[.F646]/[.$B$3]" office:value-type="percentage" office:value="0.507949125596184">
            <text:p>50,8%</text:p>
          </table:table-cell>
          <table:table-cell table:formula="of:=[.H645]+[.B646]" office:value-type="float" office:value="1544034.060177">
            <text:p>1544034,060177</text:p>
          </table:table-cell>
          <table:table-cell table:formula="of:=[.H646]/[.$B$3]" office:value-type="percentage" office:value="0.536552501912367">
            <text:p>53,7%</text:p>
          </table:table-cell>
          <table:table-cell table:number-columns-repeated="1015"/>
        </table:table-row>
        <table:table-row table:style-name="ro1">
          <table:table-cell table:style-name="ce4" office:value-type="float" office:value="640">
            <text:p>640</text:p>
          </table:table-cell>
          <table:table-cell table:style-name="ce8" office:value-type="float" office:value="2737.800049">
            <text:p>2737.800049</text:p>
          </table:table-cell>
          <table:table-cell table:style-name="ce8" office:value-type="float" office:value="2356.82318467025">
            <text:p>2356.823185</text:p>
          </table:table-cell>
          <table:table-cell table:formula="of:=[.D646]+1" office:value-type="float" office:value="640">
            <text:p>640</text:p>
          </table:table-cell>
          <table:table-cell table:formula="of:=[.D647]/[.$B$4]" office:value-type="percentage" office:value="0.508744038155803">
            <text:p>50,9%</text:p>
          </table:table-cell>
          <table:table-cell table:formula="of:=[.D647]*[.$B$5]" office:value-type="float" office:value="1464009.80337399">
            <text:p>1464009,80337399</text:p>
          </table:table-cell>
          <table:table-cell table:formula="of:=[.F647]/[.$B$3]" office:value-type="percentage" office:value="0.508744038155803">
            <text:p>50,9%</text:p>
          </table:table-cell>
          <table:table-cell table:formula="of:=[.H646]+[.B647]" office:value-type="float" office:value="1546771.860226">
            <text:p>1546771,860226</text:p>
          </table:table-cell>
          <table:table-cell table:formula="of:=[.H647]/[.$B$3]" office:value-type="percentage" office:value="0.537503888610312">
            <text:p>53,8%</text:p>
          </table:table-cell>
          <table:table-cell table:number-columns-repeated="1015"/>
        </table:table-row>
        <table:table-row table:style-name="ro1">
          <table:table-cell table:style-name="ce4" office:value-type="float" office:value="641">
            <text:p>641</text:p>
          </table:table-cell>
          <table:table-cell table:style-name="ce8" office:value-type="float" office:value="2818.820068">
            <text:p>2818.820068</text:p>
          </table:table-cell>
          <table:table-cell table:style-name="ce8" office:value-type="float" office:value="2356.16644934266">
            <text:p>2356.166449</text:p>
          </table:table-cell>
          <table:table-cell table:formula="of:=[.D647]+1" office:value-type="float" office:value="641">
            <text:p>641</text:p>
          </table:table-cell>
          <table:table-cell table:formula="of:=[.D648]/[.$B$4]" office:value-type="percentage" office:value="0.509538950715421">
            <text:p>51,0%</text:p>
          </table:table-cell>
          <table:table-cell table:formula="of:=[.D648]*[.$B$5]" office:value-type="float" office:value="1466297.31869176">
            <text:p>1466297,31869176</text:p>
          </table:table-cell>
          <table:table-cell table:formula="of:=[.F648]/[.$B$3]" office:value-type="percentage" office:value="0.509538950715421">
            <text:p>51,0%</text:p>
          </table:table-cell>
          <table:table-cell table:formula="of:=[.H647]+[.B648]" office:value-type="float" office:value="1549590.680294">
            <text:p>1549590,680294</text:p>
          </table:table-cell>
          <table:table-cell table:formula="of:=[.H648]/[.$B$3]" office:value-type="percentage" office:value="0.538483429799807">
            <text:p>53,8%</text:p>
          </table:table-cell>
          <table:table-cell table:number-columns-repeated="1015"/>
        </table:table-row>
        <table:table-row table:style-name="ro1">
          <table:table-cell table:style-name="ce4" office:value-type="float" office:value="642">
            <text:p>642</text:p>
          </table:table-cell>
          <table:table-cell table:style-name="ce8" office:value-type="float" office:value="2857.699951">
            <text:p>2857.699951</text:p>
          </table:table-cell>
          <table:table-cell table:style-name="ce8" office:value-type="float" office:value="2355.961497921">
            <text:p>2355.961498</text:p>
          </table:table-cell>
          <table:table-cell table:formula="of:=[.D648]+1" office:value-type="float" office:value="642">
            <text:p>642</text:p>
          </table:table-cell>
          <table:table-cell table:formula="of:=[.D649]/[.$B$4]" office:value-type="percentage" office:value="0.51033386327504">
            <text:p>51,0%</text:p>
          </table:table-cell>
          <table:table-cell table:formula="of:=[.D649]*[.$B$5]" office:value-type="float" office:value="1468584.83400954">
            <text:p>1468584,83400954</text:p>
          </table:table-cell>
          <table:table-cell table:formula="of:=[.F649]/[.$B$3]" office:value-type="percentage" office:value="0.51033386327504">
            <text:p>51,0%</text:p>
          </table:table-cell>
          <table:table-cell table:formula="of:=[.H648]+[.B649]" office:value-type="float" office:value="1552448.380245">
            <text:p>1552448,380245</text:p>
          </table:table-cell>
          <table:table-cell table:formula="of:=[.H649]/[.$B$3]" office:value-type="percentage" office:value="0.539476481765414">
            <text:p>53,9%</text:p>
          </table:table-cell>
          <table:table-cell table:number-columns-repeated="1015"/>
        </table:table-row>
        <table:table-row table:style-name="ro1">
          <table:table-cell table:style-name="ce4" office:value-type="float" office:value="643">
            <text:p>643</text:p>
          </table:table-cell>
          <table:table-cell table:style-name="ce8" office:value-type="float" office:value="2801.830078">
            <text:p>2801.830078</text:p>
          </table:table-cell>
          <table:table-cell table:style-name="ce8" office:value-type="float" office:value="2355.45669689389">
            <text:p>2355.456697</text:p>
          </table:table-cell>
          <table:table-cell table:formula="of:=[.D649]+1" office:value-type="float" office:value="643">
            <text:p>643</text:p>
          </table:table-cell>
          <table:table-cell table:formula="of:=[.D650]/[.$B$4]" office:value-type="percentage" office:value="0.511128775834658">
            <text:p>51,1%</text:p>
          </table:table-cell>
          <table:table-cell table:formula="of:=[.D650]*[.$B$5]" office:value-type="float" office:value="1470872.34932731">
            <text:p>1470872,34932731</text:p>
          </table:table-cell>
          <table:table-cell table:formula="of:=[.F650]/[.$B$3]" office:value-type="percentage" office:value="0.511128775834658">
            <text:p>51,1%</text:p>
          </table:table-cell>
          <table:table-cell table:formula="of:=[.H649]+[.B650]" office:value-type="float" office:value="1555250.210323">
            <text:p>1555250,210323</text:p>
          </table:table-cell>
          <table:table-cell table:formula="of:=[.H650]/[.$B$3]" office:value-type="percentage" office:value="0.540450118926056">
            <text:p>54,0%</text:p>
          </table:table-cell>
          <table:table-cell table:number-columns-repeated="1015"/>
        </table:table-row>
        <table:table-row table:style-name="ro1">
          <table:table-cell table:style-name="ce4" office:value-type="float" office:value="644">
            <text:p>644</text:p>
          </table:table-cell>
          <table:table-cell table:style-name="ce8" office:value-type="float" office:value="2813.360107">
            <text:p>2813.360107</text:p>
          </table:table-cell>
          <table:table-cell table:style-name="ce8" office:value-type="float" office:value="2355.31756893066">
            <text:p>2355.317569</text:p>
          </table:table-cell>
          <table:table-cell table:formula="of:=[.D650]+1" office:value-type="float" office:value="644">
            <text:p>644</text:p>
          </table:table-cell>
          <table:table-cell table:formula="of:=[.D651]/[.$B$4]" office:value-type="percentage" office:value="0.511923688394277">
            <text:p>51,2%</text:p>
          </table:table-cell>
          <table:table-cell table:formula="of:=[.D651]*[.$B$5]" office:value-type="float" office:value="1473159.86464508">
            <text:p>1473159,86464508</text:p>
          </table:table-cell>
          <table:table-cell table:formula="of:=[.F651]/[.$B$3]" office:value-type="percentage" office:value="0.511923688394277">
            <text:p>51,2%</text:p>
          </table:table-cell>
          <table:table-cell table:formula="of:=[.H650]+[.B651]" office:value-type="float" office:value="1558063.57043">
            <text:p>1558063,57043</text:p>
          </table:table-cell>
          <table:table-cell table:formula="of:=[.H651]/[.$B$3]" office:value-type="percentage" office:value="0.541427762776748">
            <text:p>54,1%</text:p>
          </table:table-cell>
          <table:table-cell table:number-columns-repeated="1015"/>
        </table:table-row>
        <table:table-row table:style-name="ro1">
          <table:table-cell table:style-name="ce4" office:value-type="float" office:value="645">
            <text:p>645</text:p>
          </table:table-cell>
          <table:table-cell table:style-name="ce8" office:value-type="float" office:value="2850.399902">
            <text:p>2850.399902</text:p>
          </table:table-cell>
          <table:table-cell table:style-name="ce8" office:value-type="float" office:value="2354.39889896379">
            <text:p>2354.398899</text:p>
          </table:table-cell>
          <table:table-cell table:formula="of:=[.D651]+1" office:value-type="float" office:value="645">
            <text:p>645</text:p>
          </table:table-cell>
          <table:table-cell table:formula="of:=[.D652]/[.$B$4]" office:value-type="percentage" office:value="0.512718600953895">
            <text:p>51,3%</text:p>
          </table:table-cell>
          <table:table-cell table:formula="of:=[.D652]*[.$B$5]" office:value-type="float" office:value="1475447.37996285">
            <text:p>1475447,37996285</text:p>
          </table:table-cell>
          <table:table-cell table:formula="of:=[.F652]/[.$B$3]" office:value-type="percentage" office:value="0.512718600953895">
            <text:p>51,3%</text:p>
          </table:table-cell>
          <table:table-cell table:formula="of:=[.H651]+[.B652]" office:value-type="float" office:value="1560913.970332">
            <text:p>1560913,970332</text:p>
          </table:table-cell>
          <table:table-cell table:formula="of:=[.H652]/[.$B$3]" office:value-type="percentage" office:value="0.542418277972179">
            <text:p>54,2%</text:p>
          </table:table-cell>
          <table:table-cell table:number-columns-repeated="1015"/>
        </table:table-row>
        <table:table-row table:style-name="ro1">
          <table:table-cell table:style-name="ce4" office:value-type="float" office:value="646">
            <text:p>646</text:p>
          </table:table-cell>
          <table:table-cell table:style-name="ce8" office:value-type="float" office:value="2760.169922">
            <text:p>2760.169922</text:p>
          </table:table-cell>
          <table:table-cell table:style-name="ce8" office:value-type="float" office:value="2354.24999787175">
            <text:p>2354.249998</text:p>
          </table:table-cell>
          <table:table-cell table:formula="of:=[.D652]+1" office:value-type="float" office:value="646">
            <text:p>646</text:p>
          </table:table-cell>
          <table:table-cell table:formula="of:=[.D653]/[.$B$4]" office:value-type="percentage" office:value="0.513513513513513">
            <text:p>51,4%</text:p>
          </table:table-cell>
          <table:table-cell table:formula="of:=[.D653]*[.$B$5]" office:value-type="float" office:value="1477734.89528062">
            <text:p>1477734,89528062</text:p>
          </table:table-cell>
          <table:table-cell table:formula="of:=[.F653]/[.$B$3]" office:value-type="percentage" office:value="0.513513513513513">
            <text:p>51,4%</text:p>
          </table:table-cell>
          <table:table-cell table:formula="of:=[.H652]+[.B653]" office:value-type="float" office:value="1563674.140254">
            <text:p>1563674,140254</text:p>
          </table:table-cell>
          <table:table-cell table:formula="of:=[.H653]/[.$B$3]" office:value-type="percentage" office:value="0.543377438210641">
            <text:p>54,3%</text:p>
          </table:table-cell>
          <table:table-cell table:number-columns-repeated="1015"/>
        </table:table-row>
        <table:table-row table:style-name="ro1">
          <table:table-cell table:style-name="ce4" office:value-type="float" office:value="647">
            <text:p>647</text:p>
          </table:table-cell>
          <table:table-cell table:style-name="ce8" office:value-type="float" office:value="1917.829956">
            <text:p>1917.829956</text:p>
          </table:table-cell>
          <table:table-cell table:style-name="ce8" office:value-type="float" office:value="2353.63418655494">
            <text:p>2353.634187</text:p>
          </table:table-cell>
          <table:table-cell table:formula="of:=[.D653]+1" office:value-type="float" office:value="647">
            <text:p>647</text:p>
          </table:table-cell>
          <table:table-cell table:formula="of:=[.D654]/[.$B$4]" office:value-type="percentage" office:value="0.514308426073132">
            <text:p>51,4%</text:p>
          </table:table-cell>
          <table:table-cell table:formula="of:=[.D654]*[.$B$5]" office:value-type="float" office:value="1480022.41059839">
            <text:p>1480022,41059839</text:p>
          </table:table-cell>
          <table:table-cell table:formula="of:=[.F654]/[.$B$3]" office:value-type="percentage" office:value="0.514308426073132">
            <text:p>51,4%</text:p>
          </table:table-cell>
          <table:table-cell table:formula="of:=[.H653]+[.B654]" office:value-type="float" office:value="1565591.97021">
            <text:p>1565591,97021</text:p>
          </table:table-cell>
          <table:table-cell table:formula="of:=[.H654]/[.$B$3]" office:value-type="percentage" office:value="0.544043884947584">
            <text:p>54,4%</text:p>
          </table:table-cell>
          <table:table-cell table:number-columns-repeated="1015"/>
        </table:table-row>
        <table:table-row table:style-name="ro1">
          <table:table-cell table:style-name="ce4" office:value-type="float" office:value="648">
            <text:p>648</text:p>
          </table:table-cell>
          <table:table-cell table:style-name="ce8" office:value-type="float" office:value="2650.540039">
            <text:p>2650.540039</text:p>
          </table:table-cell>
          <table:table-cell table:style-name="ce8" office:value-type="float" office:value="2353.20879981112">
            <text:p>2353.208800</text:p>
          </table:table-cell>
          <table:table-cell table:formula="of:=[.D654]+1" office:value-type="float" office:value="648">
            <text:p>648</text:p>
          </table:table-cell>
          <table:table-cell table:formula="of:=[.D655]/[.$B$4]" office:value-type="percentage" office:value="0.51510333863275">
            <text:p>51,5%</text:p>
          </table:table-cell>
          <table:table-cell table:formula="of:=[.D655]*[.$B$5]" office:value-type="float" office:value="1482309.92591617">
            <text:p>1482309,92591617</text:p>
          </table:table-cell>
          <table:table-cell table:formula="of:=[.F655]/[.$B$3]" office:value-type="percentage" office:value="0.51510333863275">
            <text:p>51,5%</text:p>
          </table:table-cell>
          <table:table-cell table:formula="of:=[.H654]+[.B655]" office:value-type="float" office:value="1568242.510249">
            <text:p>1568242,510249</text:p>
          </table:table-cell>
          <table:table-cell table:formula="of:=[.H655]/[.$B$3]" office:value-type="percentage" office:value="0.544964948754416">
            <text:p>54,5%</text:p>
          </table:table-cell>
          <table:table-cell table:number-columns-repeated="1015"/>
        </table:table-row>
        <table:table-row table:style-name="ro1">
          <table:table-cell table:style-name="ce4" office:value-type="float" office:value="649">
            <text:p>649</text:p>
          </table:table-cell>
          <table:table-cell table:style-name="ce8" office:value-type="float" office:value="1864.780029">
            <text:p>1864.780029</text:p>
          </table:table-cell>
          <table:table-cell table:style-name="ce8" office:value-type="float" office:value="2352.8980545696">
            <text:p>2352.898055</text:p>
          </table:table-cell>
          <table:table-cell table:formula="of:=[.D655]+1" office:value-type="float" office:value="649">
            <text:p>649</text:p>
          </table:table-cell>
          <table:table-cell table:formula="of:=[.D656]/[.$B$4]" office:value-type="percentage" office:value="0.515898251192369">
            <text:p>51,6%</text:p>
          </table:table-cell>
          <table:table-cell table:formula="of:=[.D656]*[.$B$5]" office:value-type="float" office:value="1484597.44123394">
            <text:p>1484597,44123394</text:p>
          </table:table-cell>
          <table:table-cell table:formula="of:=[.F656]/[.$B$3]" office:value-type="percentage" office:value="0.515898251192369">
            <text:p>51,6%</text:p>
          </table:table-cell>
          <table:table-cell table:formula="of:=[.H655]+[.B656]" office:value-type="float" office:value="1570107.290278">
            <text:p>1570107,290278</text:p>
          </table:table-cell>
          <table:table-cell table:formula="of:=[.H656]/[.$B$3]" office:value-type="percentage" office:value="0.545612960618844">
            <text:p>54,6%</text:p>
          </table:table-cell>
          <table:table-cell table:number-columns-repeated="1015"/>
        </table:table-row>
        <table:table-row table:style-name="ro1">
          <table:table-cell table:style-name="ce4" office:value-type="float" office:value="650">
            <text:p>650</text:p>
          </table:table-cell>
          <table:table-cell table:style-name="ce8" office:value-type="float" office:value="2269">
            <text:p>2269.000000</text:p>
          </table:table-cell>
          <table:table-cell table:style-name="ce8" office:value-type="float" office:value="2351.61354253086">
            <text:p>2351.613543</text:p>
          </table:table-cell>
          <table:table-cell table:formula="of:=[.D656]+1" office:value-type="float" office:value="650">
            <text:p>650</text:p>
          </table:table-cell>
          <table:table-cell table:formula="of:=[.D657]/[.$B$4]" office:value-type="percentage" office:value="0.516693163751987">
            <text:p>51,7%</text:p>
          </table:table-cell>
          <table:table-cell table:formula="of:=[.D657]*[.$B$5]" office:value-type="float" office:value="1486884.95655171">
            <text:p>1486884,95655171</text:p>
          </table:table-cell>
          <table:table-cell table:formula="of:=[.F657]/[.$B$3]" office:value-type="percentage" office:value="0.516693163751987">
            <text:p>51,7%</text:p>
          </table:table-cell>
          <table:table-cell table:formula="of:=[.H656]+[.B657]" office:value-type="float" office:value="1572376.290278">
            <text:p>1572376,290278</text:p>
          </table:table-cell>
          <table:table-cell table:formula="of:=[.H657]/[.$B$3]" office:value-type="percentage" office:value="0.546401439097551">
            <text:p>54,6%</text:p>
          </table:table-cell>
          <table:table-cell table:number-columns-repeated="1015"/>
        </table:table-row>
        <table:table-row table:style-name="ro1">
          <table:table-cell table:style-name="ce4" office:value-type="float" office:value="651">
            <text:p>651</text:p>
          </table:table-cell>
          <table:table-cell table:style-name="ce8" office:value-type="float" office:value="2599.949951">
            <text:p>2599.949951</text:p>
          </table:table-cell>
          <table:table-cell table:style-name="ce8" office:value-type="float" office:value="2350.99281901335">
            <text:p>2350.992819</text:p>
          </table:table-cell>
          <table:table-cell table:formula="of:=[.D657]+1" office:value-type="float" office:value="651">
            <text:p>651</text:p>
          </table:table-cell>
          <table:table-cell table:formula="of:=[.D658]/[.$B$4]" office:value-type="percentage" office:value="0.517488076311606">
            <text:p>51,7%</text:p>
          </table:table-cell>
          <table:table-cell table:formula="of:=[.D658]*[.$B$5]" office:value-type="float" office:value="1489172.47186948">
            <text:p>1489172,47186948</text:p>
          </table:table-cell>
          <table:table-cell table:formula="of:=[.F658]/[.$B$3]" office:value-type="percentage" office:value="0.517488076311606">
            <text:p>51,7%</text:p>
          </table:table-cell>
          <table:table-cell table:formula="of:=[.H657]+[.B658]" office:value-type="float" office:value="1574976.240229">
            <text:p>1574976,240229</text:p>
          </table:table-cell>
          <table:table-cell table:formula="of:=[.H658]/[.$B$3]" office:value-type="percentage" office:value="0.547304922826981">
            <text:p>54,7%</text:p>
          </table:table-cell>
          <table:table-cell table:number-columns-repeated="1015"/>
        </table:table-row>
        <table:table-row table:style-name="ro1">
          <table:table-cell table:style-name="ce4" office:value-type="float" office:value="652">
            <text:p>652</text:p>
          </table:table-cell>
          <table:table-cell table:style-name="ce8" office:value-type="float" office:value="2682.169922">
            <text:p>2682.169922</text:p>
          </table:table-cell>
          <table:table-cell table:style-name="ce8" office:value-type="float" office:value="2350.46688875787">
            <text:p>2350.466889</text:p>
          </table:table-cell>
          <table:table-cell table:formula="of:=[.D658]+1" office:value-type="float" office:value="652">
            <text:p>652</text:p>
          </table:table-cell>
          <table:table-cell table:formula="of:=[.D659]/[.$B$4]" office:value-type="percentage" office:value="0.518282988871224">
            <text:p>51,8%</text:p>
          </table:table-cell>
          <table:table-cell table:formula="of:=[.D659]*[.$B$5]" office:value-type="float" office:value="1491459.98718725">
            <text:p>1491459,98718725</text:p>
          </table:table-cell>
          <table:table-cell table:formula="of:=[.F659]/[.$B$3]" office:value-type="percentage" office:value="0.518282988871224">
            <text:p>51,8%</text:p>
          </table:table-cell>
          <table:table-cell table:formula="of:=[.H658]+[.B659]" office:value-type="float" office:value="1577658.410151">
            <text:p>1577658,410151</text:p>
          </table:table-cell>
          <table:table-cell table:formula="of:=[.H659]/[.$B$3]" office:value-type="percentage" office:value="0.548236978031798">
            <text:p>54,8%</text:p>
          </table:table-cell>
          <table:table-cell table:number-columns-repeated="1015"/>
        </table:table-row>
        <table:table-row table:style-name="ro1">
          <table:table-cell table:style-name="ce4" office:value-type="float" office:value="653">
            <text:p>653</text:p>
          </table:table-cell>
          <table:table-cell table:style-name="ce8" office:value-type="float" office:value="2802.600098">
            <text:p>2802.600098</text:p>
          </table:table-cell>
          <table:table-cell table:style-name="ce8" office:value-type="float" office:value="2350.38906252614">
            <text:p>2350.389063</text:p>
          </table:table-cell>
          <table:table-cell table:formula="of:=[.D659]+1" office:value-type="float" office:value="653">
            <text:p>653</text:p>
          </table:table-cell>
          <table:table-cell table:formula="of:=[.D660]/[.$B$4]" office:value-type="percentage" office:value="0.519077901430843">
            <text:p>51,9%</text:p>
          </table:table-cell>
          <table:table-cell table:formula="of:=[.D660]*[.$B$5]" office:value-type="float" office:value="1493747.50250503">
            <text:p>1493747,50250503</text:p>
          </table:table-cell>
          <table:table-cell table:formula="of:=[.F660]/[.$B$3]" office:value-type="percentage" office:value="0.519077901430843">
            <text:p>51,9%</text:p>
          </table:table-cell>
          <table:table-cell table:formula="of:=[.H659]+[.B660]" office:value-type="float" office:value="1580461.010249">
            <text:p>1580461,010249</text:p>
          </table:table-cell>
          <table:table-cell table:formula="of:=[.H660]/[.$B$3]" office:value-type="percentage" office:value="0.549210882774722">
            <text:p>54,9%</text:p>
          </table:table-cell>
          <table:table-cell table:number-columns-repeated="1015"/>
        </table:table-row>
        <table:table-row table:style-name="ro1">
          <table:table-cell table:style-name="ce4" office:value-type="float" office:value="654">
            <text:p>654</text:p>
          </table:table-cell>
          <table:table-cell table:style-name="ce8" office:value-type="float" office:value="2858.449951">
            <text:p>2858.449951</text:p>
          </table:table-cell>
          <table:table-cell table:style-name="ce8" office:value-type="float" office:value="2349.99256549626">
            <text:p>2349.992565</text:p>
          </table:table-cell>
          <table:table-cell table:formula="of:=[.D660]+1" office:value-type="float" office:value="654">
            <text:p>654</text:p>
          </table:table-cell>
          <table:table-cell table:formula="of:=[.D661]/[.$B$4]" office:value-type="percentage" office:value="0.519872813990461">
            <text:p>52,0%</text:p>
          </table:table-cell>
          <table:table-cell table:formula="of:=[.D661]*[.$B$5]" office:value-type="float" office:value="1496035.0178228">
            <text:p>1496035,0178228</text:p>
          </table:table-cell>
          <table:table-cell table:formula="of:=[.F661]/[.$B$3]" office:value-type="percentage" office:value="0.519872813990461">
            <text:p>52,0%</text:p>
          </table:table-cell>
          <table:table-cell table:formula="of:=[.H660]+[.B661]" office:value-type="float" office:value="1583319.4602">
            <text:p>1583319,4602</text:p>
          </table:table-cell>
          <table:table-cell table:formula="of:=[.H661]/[.$B$3]" office:value-type="percentage" office:value="0.550204195365653">
            <text:p>55,0%</text:p>
          </table:table-cell>
          <table:table-cell table:number-columns-repeated="1015"/>
        </table:table-row>
        <table:table-row table:style-name="ro1">
          <table:table-cell table:style-name="ce4" office:value-type="float" office:value="655">
            <text:p>655</text:p>
          </table:table-cell>
          <table:table-cell table:style-name="ce8" office:value-type="float" office:value="2256.959961">
            <text:p>2256.959961</text:p>
          </table:table-cell>
          <table:table-cell table:style-name="ce8" office:value-type="float" office:value="2349.4543461669">
            <text:p>2349.454346</text:p>
          </table:table-cell>
          <table:table-cell table:formula="of:=[.D661]+1" office:value-type="float" office:value="655">
            <text:p>655</text:p>
          </table:table-cell>
          <table:table-cell table:formula="of:=[.D662]/[.$B$4]" office:value-type="percentage" office:value="0.52066772655008">
            <text:p>52,1%</text:p>
          </table:table-cell>
          <table:table-cell table:formula="of:=[.D662]*[.$B$5]" office:value-type="float" office:value="1498322.53314057">
            <text:p>1498322,53314057</text:p>
          </table:table-cell>
          <table:table-cell table:formula="of:=[.F662]/[.$B$3]" office:value-type="percentage" office:value="0.52066772655008">
            <text:p>52,1%</text:p>
          </table:table-cell>
          <table:table-cell table:formula="of:=[.H661]+[.B662]" office:value-type="float" office:value="1585576.420161">
            <text:p>1585576,420161</text:p>
          </table:table-cell>
          <table:table-cell table:formula="of:=[.H662]/[.$B$3]" office:value-type="percentage" office:value="0.550988489925613">
            <text:p>55,1%</text:p>
          </table:table-cell>
          <table:table-cell table:number-columns-repeated="1015"/>
        </table:table-row>
        <table:table-row table:style-name="ro1">
          <table:table-cell table:style-name="ce4" office:value-type="float" office:value="656">
            <text:p>656</text:p>
          </table:table-cell>
          <table:table-cell table:style-name="ce8" office:value-type="float" office:value="2506.850098">
            <text:p>2506.850098</text:p>
          </table:table-cell>
          <table:table-cell table:style-name="ce8" office:value-type="float" office:value="2346.940864711">
            <text:p>2346.940865</text:p>
          </table:table-cell>
          <table:table-cell table:formula="of:=[.D662]+1" office:value-type="float" office:value="656">
            <text:p>656</text:p>
          </table:table-cell>
          <table:table-cell table:formula="of:=[.D663]/[.$B$4]" office:value-type="percentage" office:value="0.521462639109698">
            <text:p>52,1%</text:p>
          </table:table-cell>
          <table:table-cell table:formula="of:=[.D663]*[.$B$5]" office:value-type="float" office:value="1500610.04845834">
            <text:p>1500610,04845834</text:p>
          </table:table-cell>
          <table:table-cell table:formula="of:=[.F663]/[.$B$3]" office:value-type="percentage" office:value="0.521462639109698">
            <text:p>52,1%</text:p>
          </table:table-cell>
          <table:table-cell table:formula="of:=[.H662]+[.B663]" office:value-type="float" office:value="1588083.270259">
            <text:p>1588083,270259</text:p>
          </table:table-cell>
          <table:table-cell table:formula="of:=[.H663]/[.$B$3]" office:value-type="percentage" office:value="0.551859621415968">
            <text:p>55,2%</text:p>
          </table:table-cell>
          <table:table-cell table:number-columns-repeated="1015"/>
        </table:table-row>
        <table:table-row table:style-name="ro1">
          <table:table-cell table:style-name="ce4" office:value-type="float" office:value="657">
            <text:p>657</text:p>
          </table:table-cell>
          <table:table-cell table:style-name="ce8" office:value-type="float" office:value="2581">
            <text:p>2581.000000</text:p>
          </table:table-cell>
          <table:table-cell table:style-name="ce8" office:value-type="float" office:value="2346.86557647693">
            <text:p>2346.865576</text:p>
          </table:table-cell>
          <table:table-cell table:formula="of:=[.D663]+1" office:value-type="float" office:value="657">
            <text:p>657</text:p>
          </table:table-cell>
          <table:table-cell table:formula="of:=[.D664]/[.$B$4]" office:value-type="percentage" office:value="0.522257551669316">
            <text:p>52,2%</text:p>
          </table:table-cell>
          <table:table-cell table:formula="of:=[.D664]*[.$B$5]" office:value-type="float" office:value="1502897.56377611">
            <text:p>1502897,56377611</text:p>
          </table:table-cell>
          <table:table-cell table:formula="of:=[.F664]/[.$B$3]" office:value-type="percentage" office:value="0.522257551669316">
            <text:p>52,2%</text:p>
          </table:table-cell>
          <table:table-cell table:formula="of:=[.H663]+[.B664]" office:value-type="float" office:value="1590664.270259">
            <text:p>1590664,270259</text:p>
          </table:table-cell>
          <table:table-cell table:formula="of:=[.H664]/[.$B$3]" office:value-type="percentage" office:value="0.552756520029252">
            <text:p>55,3%</text:p>
          </table:table-cell>
          <table:table-cell table:number-columns-repeated="1015"/>
        </table:table-row>
        <table:table-row table:style-name="ro1">
          <table:table-cell table:style-name="ce4" office:value-type="float" office:value="658">
            <text:p>658</text:p>
          </table:table-cell>
          <table:table-cell table:style-name="ce8" office:value-type="float" office:value="2204.709961">
            <text:p>2204.709961</text:p>
          </table:table-cell>
          <table:table-cell table:style-name="ce8" office:value-type="float" office:value="2345.8834480805">
            <text:p>2345.883448</text:p>
          </table:table-cell>
          <table:table-cell table:formula="of:=[.D664]+1" office:value-type="float" office:value="658">
            <text:p>658</text:p>
          </table:table-cell>
          <table:table-cell table:formula="of:=[.D665]/[.$B$4]" office:value-type="percentage" office:value="0.523052464228935">
            <text:p>52,3%</text:p>
          </table:table-cell>
          <table:table-cell table:formula="of:=[.D665]*[.$B$5]" office:value-type="float" office:value="1505185.07909389">
            <text:p>1505185,07909389</text:p>
          </table:table-cell>
          <table:table-cell table:formula="of:=[.F665]/[.$B$3]" office:value-type="percentage" office:value="0.523052464228935">
            <text:p>52,3%</text:p>
          </table:table-cell>
          <table:table-cell table:formula="of:=[.H664]+[.B665]" office:value-type="float" office:value="1592868.98022">
            <text:p>1592868,98022</text:p>
          </table:table-cell>
          <table:table-cell table:formula="of:=[.H665]/[.$B$3]" office:value-type="percentage" office:value="0.553522657691675">
            <text:p>55,4%</text:p>
          </table:table-cell>
          <table:table-cell table:number-columns-repeated="1015"/>
        </table:table-row>
        <table:table-row table:style-name="ro1">
          <table:table-cell table:style-name="ce4" office:value-type="float" office:value="659">
            <text:p>659</text:p>
          </table:table-cell>
          <table:table-cell table:style-name="ce8" office:value-type="float" office:value="2633.080078">
            <text:p>2633.080078</text:p>
          </table:table-cell>
          <table:table-cell table:style-name="ce8" office:value-type="float" office:value="2345.42968366351">
            <text:p>2345.429684</text:p>
          </table:table-cell>
          <table:table-cell table:formula="of:=[.D665]+1" office:value-type="float" office:value="659">
            <text:p>659</text:p>
          </table:table-cell>
          <table:table-cell table:formula="of:=[.D666]/[.$B$4]" office:value-type="percentage" office:value="0.523847376788553">
            <text:p>52,4%</text:p>
          </table:table-cell>
          <table:table-cell table:formula="of:=[.D666]*[.$B$5]" office:value-type="float" office:value="1507472.59441166">
            <text:p>1507472,59441166</text:p>
          </table:table-cell>
          <table:table-cell table:formula="of:=[.F666]/[.$B$3]" office:value-type="percentage" office:value="0.523847376788553">
            <text:p>52,4%</text:p>
          </table:table-cell>
          <table:table-cell table:formula="of:=[.H665]+[.B666]" office:value-type="float" office:value="1595502.060298">
            <text:p>1595502,060298</text:p>
          </table:table-cell>
          <table:table-cell table:formula="of:=[.H666]/[.$B$3]" office:value-type="percentage" office:value="0.554437654154528">
            <text:p>55,4%</text:p>
          </table:table-cell>
          <table:table-cell table:number-columns-repeated="1015"/>
        </table:table-row>
        <table:table-row table:style-name="ro1">
          <table:table-cell table:style-name="ce4" office:value-type="float" office:value="660">
            <text:p>660</text:p>
          </table:table-cell>
          <table:table-cell table:style-name="ce8" office:value-type="float" office:value="2695.949951">
            <text:p>2695.949951</text:p>
          </table:table-cell>
          <table:table-cell table:style-name="ce8" office:value-type="float" office:value="2345.3461405317">
            <text:p>2345.346141</text:p>
          </table:table-cell>
          <table:table-cell table:formula="of:=[.D666]+1" office:value-type="float" office:value="660">
            <text:p>660</text:p>
          </table:table-cell>
          <table:table-cell table:formula="of:=[.D667]/[.$B$4]" office:value-type="percentage" office:value="0.524642289348172">
            <text:p>52,5%</text:p>
          </table:table-cell>
          <table:table-cell table:formula="of:=[.D667]*[.$B$5]" office:value-type="float" office:value="1509760.10972943">
            <text:p>1509760,10972943</text:p>
          </table:table-cell>
          <table:table-cell table:formula="of:=[.F667]/[.$B$3]" office:value-type="percentage" office:value="0.524642289348172">
            <text:p>52,5%</text:p>
          </table:table-cell>
          <table:table-cell table:formula="of:=[.H666]+[.B667]" office:value-type="float" office:value="1598198.010249">
            <text:p>1598198,010249</text:p>
          </table:table-cell>
          <table:table-cell table:formula="of:=[.H667]/[.$B$3]" office:value-type="percentage" office:value="0.555374497925367">
            <text:p>55,5%</text:p>
          </table:table-cell>
          <table:table-cell table:number-columns-repeated="1015"/>
        </table:table-row>
        <table:table-row table:style-name="ro1">
          <table:table-cell table:style-name="ce4" office:value-type="float" office:value="661">
            <text:p>661</text:p>
          </table:table-cell>
          <table:table-cell table:style-name="ce8" office:value-type="float" office:value="2827.219971">
            <text:p>2827.219971</text:p>
          </table:table-cell>
          <table:table-cell table:style-name="ce8" office:value-type="float" office:value="2344.65993750298">
            <text:p>2344.659938</text:p>
          </table:table-cell>
          <table:table-cell table:formula="of:=[.D667]+1" office:value-type="float" office:value="661">
            <text:p>661</text:p>
          </table:table-cell>
          <table:table-cell table:formula="of:=[.D668]/[.$B$4]" office:value-type="percentage" office:value="0.52543720190779">
            <text:p>52,5%</text:p>
          </table:table-cell>
          <table:table-cell table:formula="of:=[.D668]*[.$B$5]" office:value-type="float" office:value="1512047.6250472">
            <text:p>1512047,6250472</text:p>
          </table:table-cell>
          <table:table-cell table:formula="of:=[.F668]/[.$B$3]" office:value-type="percentage" office:value="0.52543720190779">
            <text:p>52,5%</text:p>
          </table:table-cell>
          <table:table-cell table:formula="of:=[.H667]+[.B668]" office:value-type="float" office:value="1601025.23022">
            <text:p>1601025,23022</text:p>
          </table:table-cell>
          <table:table-cell table:formula="of:=[.H668]/[.$B$3]" office:value-type="percentage" office:value="0.556356958084777">
            <text:p>55,6%</text:p>
          </table:table-cell>
          <table:table-cell table:number-columns-repeated="1015"/>
        </table:table-row>
        <table:table-row table:style-name="ro1">
          <table:table-cell table:style-name="ce4" office:value-type="float" office:value="662">
            <text:p>662</text:p>
          </table:table-cell>
          <table:table-cell table:style-name="ce8" office:value-type="float" office:value="2651.070068">
            <text:p>2651.070068</text:p>
          </table:table-cell>
          <table:table-cell table:style-name="ce8" office:value-type="float" office:value="2344.32392780721">
            <text:p>2344.323928</text:p>
          </table:table-cell>
          <table:table-cell table:formula="of:=[.D668]+1" office:value-type="float" office:value="662">
            <text:p>662</text:p>
          </table:table-cell>
          <table:table-cell table:formula="of:=[.D669]/[.$B$4]" office:value-type="percentage" office:value="0.526232114467409">
            <text:p>52,6%</text:p>
          </table:table-cell>
          <table:table-cell table:formula="of:=[.D669]*[.$B$5]" office:value-type="float" office:value="1514335.14036497">
            <text:p>1514335,14036497</text:p>
          </table:table-cell>
          <table:table-cell table:formula="of:=[.F669]/[.$B$3]" office:value-type="percentage" office:value="0.526232114467409">
            <text:p>52,6%</text:p>
          </table:table-cell>
          <table:table-cell table:formula="of:=[.H668]+[.B669]" office:value-type="float" office:value="1603676.300288">
            <text:p>1603676,300288</text:p>
          </table:table-cell>
          <table:table-cell table:formula="of:=[.H669]/[.$B$3]" office:value-type="percentage" office:value="0.557278206076915">
            <text:p>55,7%</text:p>
          </table:table-cell>
          <table:table-cell table:number-columns-repeated="1015"/>
        </table:table-row>
        <table:table-row table:style-name="ro1">
          <table:table-cell table:style-name="ce4" office:value-type="float" office:value="663">
            <text:p>663</text:p>
          </table:table-cell>
          <table:table-cell table:style-name="ce8" office:value-type="float" office:value="2656">
            <text:p>2656.000000</text:p>
          </table:table-cell>
          <table:table-cell table:style-name="ce8" office:value-type="float" office:value="2342.26127996526">
            <text:p>2342.261280</text:p>
          </table:table-cell>
          <table:table-cell table:formula="of:=[.D669]+1" office:value-type="float" office:value="663">
            <text:p>663</text:p>
          </table:table-cell>
          <table:table-cell table:formula="of:=[.D670]/[.$B$4]" office:value-type="percentage" office:value="0.527027027027027">
            <text:p>52,7%</text:p>
          </table:table-cell>
          <table:table-cell table:formula="of:=[.D670]*[.$B$5]" office:value-type="float" office:value="1516622.65568274">
            <text:p>1516622,65568274</text:p>
          </table:table-cell>
          <table:table-cell table:formula="of:=[.F670]/[.$B$3]" office:value-type="percentage" office:value="0.527027027027027">
            <text:p>52,7%</text:p>
          </table:table-cell>
          <table:table-cell table:formula="of:=[.H669]+[.B670]" office:value-type="float" office:value="1606332.300288">
            <text:p>1606332,300288</text:p>
          </table:table-cell>
          <table:table-cell table:formula="of:=[.H670]/[.$B$3]" office:value-type="percentage" office:value="0.558201167222549">
            <text:p>55,8%</text:p>
          </table:table-cell>
          <table:table-cell table:number-columns-repeated="1015"/>
        </table:table-row>
        <table:table-row table:style-name="ro1">
          <table:table-cell table:style-name="ce4" office:value-type="float" office:value="664">
            <text:p>664</text:p>
          </table:table-cell>
          <table:table-cell table:style-name="ce8" office:value-type="float" office:value="2736.610107">
            <text:p>2736.610107</text:p>
          </table:table-cell>
          <table:table-cell table:style-name="ce8" office:value-type="float" office:value="2342.08800797009">
            <text:p>2342.088008</text:p>
          </table:table-cell>
          <table:table-cell table:formula="of:=[.D670]+1" office:value-type="float" office:value="664">
            <text:p>664</text:p>
          </table:table-cell>
          <table:table-cell table:formula="of:=[.D671]/[.$B$4]" office:value-type="percentage" office:value="0.527821939586645">
            <text:p>52,8%</text:p>
          </table:table-cell>
          <table:table-cell table:formula="of:=[.D671]*[.$B$5]" office:value-type="float" office:value="1518910.17100052">
            <text:p>1518910,17100052</text:p>
          </table:table-cell>
          <table:table-cell table:formula="of:=[.F671]/[.$B$3]" office:value-type="percentage" office:value="0.527821939586645">
            <text:p>52,8%</text:p>
          </table:table-cell>
          <table:table-cell table:formula="of:=[.H670]+[.B671]" office:value-type="float" office:value="1609068.910395">
            <text:p>1609068,910395</text:p>
          </table:table-cell>
          <table:table-cell table:formula="of:=[.H671]/[.$B$3]" office:value-type="percentage" office:value="0.559152140415136">
            <text:p>55,9%</text:p>
          </table:table-cell>
          <table:table-cell table:number-columns-repeated="1015"/>
        </table:table-row>
        <table:table-row table:style-name="ro1">
          <table:table-cell table:style-name="ce4" office:value-type="float" office:value="665">
            <text:p>665</text:p>
          </table:table-cell>
          <table:table-cell table:style-name="ce8" office:value-type="float" office:value="2545.939941">
            <text:p>2545.939941</text:p>
          </table:table-cell>
          <table:table-cell table:style-name="ce8" office:value-type="float" office:value="2342.02255842545">
            <text:p>2342.022558</text:p>
          </table:table-cell>
          <table:table-cell table:formula="of:=[.D671]+1" office:value-type="float" office:value="665">
            <text:p>665</text:p>
          </table:table-cell>
          <table:table-cell table:formula="of:=[.D672]/[.$B$4]" office:value-type="percentage" office:value="0.528616852146264">
            <text:p>52,9%</text:p>
          </table:table-cell>
          <table:table-cell table:formula="of:=[.D672]*[.$B$5]" office:value-type="float" office:value="1521197.68631829">
            <text:p>1521197,68631829</text:p>
          </table:table-cell>
          <table:table-cell table:formula="of:=[.F672]/[.$B$3]" office:value-type="percentage" office:value="0.528616852146264">
            <text:p>52,9%</text:p>
          </table:table-cell>
          <table:table-cell table:formula="of:=[.H671]+[.B672]" office:value-type="float" office:value="1611614.850336">
            <text:p>1611614,850336</text:p>
          </table:table-cell>
          <table:table-cell table:formula="of:=[.H672]/[.$B$3]" office:value-type="percentage" office:value="0.560036855642795">
            <text:p>56,0%</text:p>
          </table:table-cell>
          <table:table-cell table:number-columns-repeated="1015"/>
        </table:table-row>
        <table:table-row table:style-name="ro1">
          <table:table-cell table:style-name="ce4" office:value-type="float" office:value="666">
            <text:p>666</text:p>
          </table:table-cell>
          <table:table-cell table:style-name="ce8" office:value-type="float" office:value="2271.719971">
            <text:p>2271.719971</text:p>
          </table:table-cell>
          <table:table-cell table:style-name="ce8" office:value-type="float" office:value="2341.93819547206">
            <text:p>2341.938195</text:p>
          </table:table-cell>
          <table:table-cell table:formula="of:=[.D672]+1" office:value-type="float" office:value="666">
            <text:p>666</text:p>
          </table:table-cell>
          <table:table-cell table:formula="of:=[.D673]/[.$B$4]" office:value-type="percentage" office:value="0.529411764705882">
            <text:p>52,9%</text:p>
          </table:table-cell>
          <table:table-cell table:formula="of:=[.D673]*[.$B$5]" office:value-type="float" office:value="1523485.20163606">
            <text:p>1523485,20163606</text:p>
          </table:table-cell>
          <table:table-cell table:formula="of:=[.F673]/[.$B$3]" office:value-type="percentage" office:value="0.529411764705882">
            <text:p>52,9%</text:p>
          </table:table-cell>
          <table:table-cell table:formula="of:=[.H672]+[.B673]" office:value-type="float" office:value="1613886.570307">
            <text:p>1613886,570307</text:p>
          </table:table-cell>
          <table:table-cell table:formula="of:=[.H673]/[.$B$3]" office:value-type="percentage" office:value="0.560826279312597">
            <text:p>56,1%</text:p>
          </table:table-cell>
          <table:table-cell table:number-columns-repeated="1015"/>
        </table:table-row>
        <table:table-row table:style-name="ro1">
          <table:table-cell table:style-name="ce4" office:value-type="float" office:value="667">
            <text:p>667</text:p>
          </table:table-cell>
          <table:table-cell table:style-name="ce8" office:value-type="float" office:value="2806.830078">
            <text:p>2806.830078</text:p>
          </table:table-cell>
          <table:table-cell table:style-name="ce8" office:value-type="float" office:value="2341.76585854059">
            <text:p>2341.765859</text:p>
          </table:table-cell>
          <table:table-cell table:formula="of:=[.D673]+1" office:value-type="float" office:value="667">
            <text:p>667</text:p>
          </table:table-cell>
          <table:table-cell table:formula="of:=[.D674]/[.$B$4]" office:value-type="percentage" office:value="0.530206677265501">
            <text:p>53,0%</text:p>
          </table:table-cell>
          <table:table-cell table:formula="of:=[.D674]*[.$B$5]" office:value-type="float" office:value="1525772.71695383">
            <text:p>1525772,71695383</text:p>
          </table:table-cell>
          <table:table-cell table:formula="of:=[.F674]/[.$B$3]" office:value-type="percentage" office:value="0.530206677265501">
            <text:p>53,0%</text:p>
          </table:table-cell>
          <table:table-cell table:formula="of:=[.H673]+[.B674]" office:value-type="float" office:value="1616693.400385">
            <text:p>1616693,400385</text:p>
          </table:table-cell>
          <table:table-cell table:formula="of:=[.H674]/[.$B$3]" office:value-type="percentage" office:value="0.561801653975395">
            <text:p>56,2%</text:p>
          </table:table-cell>
          <table:table-cell table:number-columns-repeated="1015"/>
        </table:table-row>
        <table:table-row table:style-name="ro1">
          <table:table-cell table:style-name="ce4" office:value-type="float" office:value="668">
            <text:p>668</text:p>
          </table:table-cell>
          <table:table-cell table:style-name="ce8" office:value-type="float" office:value="2840.350098">
            <text:p>2840.350098</text:p>
          </table:table-cell>
          <table:table-cell table:style-name="ce8" office:value-type="float" office:value="2341.69602049309">
            <text:p>2341.696020</text:p>
          </table:table-cell>
          <table:table-cell table:formula="of:=[.D674]+1" office:value-type="float" office:value="668">
            <text:p>668</text:p>
          </table:table-cell>
          <table:table-cell table:formula="of:=[.D675]/[.$B$4]" office:value-type="percentage" office:value="0.531001589825119">
            <text:p>53,1%</text:p>
          </table:table-cell>
          <table:table-cell table:formula="of:=[.D675]*[.$B$5]" office:value-type="float" office:value="1528060.2322716">
            <text:p>1528060,2322716</text:p>
          </table:table-cell>
          <table:table-cell table:formula="of:=[.F675]/[.$B$3]" office:value-type="percentage" office:value="0.531001589825119">
            <text:p>53,1%</text:p>
          </table:table-cell>
          <table:table-cell table:formula="of:=[.H674]+[.B675]" office:value-type="float" office:value="1619533.750483">
            <text:p>1619533,750483</text:p>
          </table:table-cell>
          <table:table-cell table:formula="of:=[.H675]/[.$B$3]" office:value-type="percentage" office:value="0.562788676859602">
            <text:p>56,3%</text:p>
          </table:table-cell>
          <table:table-cell table:number-columns-repeated="1015"/>
        </table:table-row>
        <table:table-row table:style-name="ro1">
          <table:table-cell table:style-name="ce4" office:value-type="float" office:value="669">
            <text:p>669</text:p>
          </table:table-cell>
          <table:table-cell table:style-name="ce8" office:value-type="float" office:value="2191.949951">
            <text:p>2191.949951</text:p>
          </table:table-cell>
          <table:table-cell table:style-name="ce8" office:value-type="float" office:value="2341.56961910108">
            <text:p>2341.569619</text:p>
          </table:table-cell>
          <table:table-cell table:formula="of:=[.D675]+1" office:value-type="float" office:value="669">
            <text:p>669</text:p>
          </table:table-cell>
          <table:table-cell table:formula="of:=[.D676]/[.$B$4]" office:value-type="percentage" office:value="0.531796502384738">
            <text:p>53,2%</text:p>
          </table:table-cell>
          <table:table-cell table:formula="of:=[.D676]*[.$B$5]" office:value-type="float" office:value="1530347.74758938">
            <text:p>1530347,74758938</text:p>
          </table:table-cell>
          <table:table-cell table:formula="of:=[.F676]/[.$B$3]" office:value-type="percentage" office:value="0.531796502384738">
            <text:p>53,2%</text:p>
          </table:table-cell>
          <table:table-cell table:formula="of:=[.H675]+[.B676]" office:value-type="float" office:value="1621725.700434">
            <text:p>1621725,700434</text:p>
          </table:table-cell>
          <table:table-cell table:formula="of:=[.H676]/[.$B$3]" office:value-type="percentage" office:value="0.563550380413046">
            <text:p>56,4%</text:p>
          </table:table-cell>
          <table:table-cell table:number-columns-repeated="1015"/>
        </table:table-row>
        <table:table-row table:style-name="ro1">
          <table:table-cell table:style-name="ce4" office:value-type="float" office:value="670">
            <text:p>670</text:p>
          </table:table-cell>
          <table:table-cell table:style-name="ce8" office:value-type="float" office:value="2636.780029">
            <text:p>2636.780029</text:p>
          </table:table-cell>
          <table:table-cell table:style-name="ce8" office:value-type="float" office:value="2340.60279717021">
            <text:p>2340.602797</text:p>
          </table:table-cell>
          <table:table-cell table:formula="of:=[.D676]+1" office:value-type="float" office:value="670">
            <text:p>670</text:p>
          </table:table-cell>
          <table:table-cell table:formula="of:=[.D677]/[.$B$4]" office:value-type="percentage" office:value="0.532591414944356">
            <text:p>53,3%</text:p>
          </table:table-cell>
          <table:table-cell table:formula="of:=[.D677]*[.$B$5]" office:value-type="float" office:value="1532635.26290715">
            <text:p>1532635,26290715</text:p>
          </table:table-cell>
          <table:table-cell table:formula="of:=[.F677]/[.$B$3]" office:value-type="percentage" office:value="0.532591414944356">
            <text:p>53,3%</text:p>
          </table:table-cell>
          <table:table-cell table:formula="of:=[.H676]+[.B677]" office:value-type="float" office:value="1624362.480463">
            <text:p>1624362,480463</text:p>
          </table:table-cell>
          <table:table-cell table:formula="of:=[.H677]/[.$B$3]" office:value-type="percentage" office:value="0.564466662610467">
            <text:p>56,4%</text:p>
          </table:table-cell>
          <table:table-cell table:number-columns-repeated="1015"/>
        </table:table-row>
        <table:table-row table:style-name="ro1">
          <table:table-cell table:style-name="ce4" office:value-type="float" office:value="671">
            <text:p>671</text:p>
          </table:table-cell>
          <table:table-cell table:style-name="ce8" office:value-type="float" office:value="2897.52002">
            <text:p>2897.520020</text:p>
          </table:table-cell>
          <table:table-cell table:style-name="ce8" office:value-type="float" office:value="2340.22119842481">
            <text:p>2340.221198</text:p>
          </table:table-cell>
          <table:table-cell table:formula="of:=[.D677]+1" office:value-type="float" office:value="671">
            <text:p>671</text:p>
          </table:table-cell>
          <table:table-cell table:formula="of:=[.D678]/[.$B$4]" office:value-type="percentage" office:value="0.533386327503975">
            <text:p>53,3%</text:p>
          </table:table-cell>
          <table:table-cell table:formula="of:=[.D678]*[.$B$5]" office:value-type="float" office:value="1534922.77822492">
            <text:p>1534922,77822492</text:p>
          </table:table-cell>
          <table:table-cell table:formula="of:=[.F678]/[.$B$3]" office:value-type="percentage" office:value="0.533386327503975">
            <text:p>53,3%</text:p>
          </table:table-cell>
          <table:table-cell table:formula="of:=[.H677]+[.B678]" office:value-type="float" office:value="1627260.000483">
            <text:p>1627260,000483</text:p>
          </table:table-cell>
          <table:table-cell table:formula="of:=[.H678]/[.$B$3]" office:value-type="percentage" office:value="0.565473552067228">
            <text:p>56,5%</text:p>
          </table:table-cell>
          <table:table-cell table:number-columns-repeated="1015"/>
        </table:table-row>
        <table:table-row table:style-name="ro1">
          <table:table-cell table:style-name="ce4" office:value-type="float" office:value="672">
            <text:p>672</text:p>
          </table:table-cell>
          <table:table-cell table:style-name="ce8" office:value-type="float" office:value="2743.790039">
            <text:p>2743.790039</text:p>
          </table:table-cell>
          <table:table-cell table:style-name="ce8" office:value-type="float" office:value="2340.11656822459">
            <text:p>2340.116568</text:p>
          </table:table-cell>
          <table:table-cell table:formula="of:=[.D678]+1" office:value-type="float" office:value="672">
            <text:p>672</text:p>
          </table:table-cell>
          <table:table-cell table:formula="of:=[.D679]/[.$B$4]" office:value-type="percentage" office:value="0.534181240063593">
            <text:p>53,4%</text:p>
          </table:table-cell>
          <table:table-cell table:formula="of:=[.D679]*[.$B$5]" office:value-type="float" office:value="1537210.29354269">
            <text:p>1537210,29354269</text:p>
          </table:table-cell>
          <table:table-cell table:formula="of:=[.F679]/[.$B$3]" office:value-type="percentage" office:value="0.534181240063593">
            <text:p>53,4%</text:p>
          </table:table-cell>
          <table:table-cell table:formula="of:=[.H678]+[.B679]" office:value-type="float" office:value="1630003.790522">
            <text:p>1630003,790522</text:p>
          </table:table-cell>
          <table:table-cell table:formula="of:=[.H679]/[.$B$3]" office:value-type="percentage" office:value="0.566427020289282">
            <text:p>56,6%</text:p>
          </table:table-cell>
          <table:table-cell table:number-columns-repeated="1015"/>
        </table:table-row>
        <table:table-row table:style-name="ro1">
          <table:table-cell table:style-name="ce4" office:value-type="float" office:value="673">
            <text:p>673</text:p>
          </table:table-cell>
          <table:table-cell table:style-name="ce8" office:value-type="float" office:value="2726.709961">
            <text:p>2726.709961</text:p>
          </table:table-cell>
          <table:table-cell table:style-name="ce8" office:value-type="float" office:value="2339.92278621369">
            <text:p>2339.922786</text:p>
          </table:table-cell>
          <table:table-cell table:formula="of:=[.D679]+1" office:value-type="float" office:value="673">
            <text:p>673</text:p>
          </table:table-cell>
          <table:table-cell table:formula="of:=[.D680]/[.$B$4]" office:value-type="percentage" office:value="0.534976152623211">
            <text:p>53,5%</text:p>
          </table:table-cell>
          <table:table-cell table:formula="of:=[.D680]*[.$B$5]" office:value-type="float" office:value="1539497.80886046">
            <text:p>1539497,80886046</text:p>
          </table:table-cell>
          <table:table-cell table:formula="of:=[.F680]/[.$B$3]" office:value-type="percentage" office:value="0.534976152623211">
            <text:p>53,5%</text:p>
          </table:table-cell>
          <table:table-cell table:formula="of:=[.H679]+[.B680]" office:value-type="float" office:value="1632730.500483">
            <text:p>1632730,500483</text:p>
          </table:table-cell>
          <table:table-cell table:formula="of:=[.H680]/[.$B$3]" office:value-type="percentage" office:value="0.567374553176864">
            <text:p>56,7%</text:p>
          </table:table-cell>
          <table:table-cell table:number-columns-repeated="1015"/>
        </table:table-row>
        <table:table-row table:style-name="ro1">
          <table:table-cell table:style-name="ce4" office:value-type="float" office:value="674">
            <text:p>674</text:p>
          </table:table-cell>
          <table:table-cell table:style-name="ce8" office:value-type="float" office:value="2821.929932">
            <text:p>2821.929932</text:p>
          </table:table-cell>
          <table:table-cell table:style-name="ce8" office:value-type="float" office:value="2338.9390794853">
            <text:p>2338.939079</text:p>
          </table:table-cell>
          <table:table-cell table:formula="of:=[.D680]+1" office:value-type="float" office:value="674">
            <text:p>674</text:p>
          </table:table-cell>
          <table:table-cell table:formula="of:=[.D681]/[.$B$4]" office:value-type="percentage" office:value="0.53577106518283">
            <text:p>53,6%</text:p>
          </table:table-cell>
          <table:table-cell table:formula="of:=[.D681]*[.$B$5]" office:value-type="float" office:value="1541785.32417823">
            <text:p>1541785,32417823</text:p>
          </table:table-cell>
          <table:table-cell table:formula="of:=[.F681]/[.$B$3]" office:value-type="percentage" office:value="0.53577106518283">
            <text:p>53,6%</text:p>
          </table:table-cell>
          <table:table-cell table:formula="of:=[.H680]+[.B681]" office:value-type="float" office:value="1635552.430415">
            <text:p>1635552,430415</text:p>
          </table:table-cell>
          <table:table-cell table:formula="of:=[.H681]/[.$B$3]" office:value-type="percentage" office:value="0.56835517504544">
            <text:p>56,8%</text:p>
          </table:table-cell>
          <table:table-cell table:number-columns-repeated="1015"/>
        </table:table-row>
        <table:table-row table:style-name="ro1">
          <table:table-cell table:style-name="ce4" office:value-type="float" office:value="675">
            <text:p>675</text:p>
          </table:table-cell>
          <table:table-cell table:style-name="ce8" office:value-type="float" office:value="2781.01001">
            <text:p>2781.010010</text:p>
          </table:table-cell>
          <table:table-cell table:style-name="ce8" office:value-type="float" office:value="2338.93691735803">
            <text:p>2338.936917</text:p>
          </table:table-cell>
          <table:table-cell table:formula="of:=[.D681]+1" office:value-type="float" office:value="675">
            <text:p>675</text:p>
          </table:table-cell>
          <table:table-cell table:formula="of:=[.D682]/[.$B$4]" office:value-type="percentage" office:value="0.536565977742448">
            <text:p>53,7%</text:p>
          </table:table-cell>
          <table:table-cell table:formula="of:=[.D682]*[.$B$5]" office:value-type="float" office:value="1544072.83949601">
            <text:p>1544072,83949601</text:p>
          </table:table-cell>
          <table:table-cell table:formula="of:=[.F682]/[.$B$3]" office:value-type="percentage" office:value="0.536565977742448">
            <text:p>53,7%</text:p>
          </table:table-cell>
          <table:table-cell table:formula="of:=[.H681]+[.B682]" office:value-type="float" office:value="1638333.440425">
            <text:p>1638333,440425</text:p>
          </table:table-cell>
          <table:table-cell table:formula="of:=[.H682]/[.$B$3]" office:value-type="percentage" office:value="0.569321577223471">
            <text:p>56,9%</text:p>
          </table:table-cell>
          <table:table-cell table:number-columns-repeated="1015"/>
        </table:table-row>
        <table:table-row table:style-name="ro1">
          <table:table-cell table:style-name="ce4" office:value-type="float" office:value="676">
            <text:p>676</text:p>
          </table:table-cell>
          <table:table-cell table:style-name="ce8" office:value-type="float" office:value="2270.75">
            <text:p>2270.750000</text:p>
          </table:table-cell>
          <table:table-cell table:style-name="ce8" office:value-type="float" office:value="2338.6468940992">
            <text:p>2338.646894</text:p>
          </table:table-cell>
          <table:table-cell table:formula="of:=[.D682]+1" office:value-type="float" office:value="676">
            <text:p>676</text:p>
          </table:table-cell>
          <table:table-cell table:formula="of:=[.D683]/[.$B$4]" office:value-type="percentage" office:value="0.537360890302067">
            <text:p>53,7%</text:p>
          </table:table-cell>
          <table:table-cell table:formula="of:=[.D683]*[.$B$5]" office:value-type="float" office:value="1546360.35481378">
            <text:p>1546360,35481378</text:p>
          </table:table-cell>
          <table:table-cell table:formula="of:=[.F683]/[.$B$3]" office:value-type="percentage" office:value="0.537360890302067">
            <text:p>53,7%</text:p>
          </table:table-cell>
          <table:table-cell table:formula="of:=[.H682]+[.B683]" office:value-type="float" office:value="1640604.190425">
            <text:p>1640604,190425</text:p>
          </table:table-cell>
          <table:table-cell table:formula="of:=[.H683]/[.$B$3]" office:value-type="percentage" office:value="0.570110663827932">
            <text:p>57,0%</text:p>
          </table:table-cell>
          <table:table-cell table:number-columns-repeated="1015"/>
        </table:table-row>
        <table:table-row table:style-name="ro1">
          <table:table-cell table:style-name="ce4" office:value-type="float" office:value="677">
            <text:p>677</text:p>
          </table:table-cell>
          <table:table-cell table:style-name="ce8" office:value-type="float" office:value="2896.73999">
            <text:p>2896.739990</text:p>
          </table:table-cell>
          <table:table-cell table:style-name="ce8" office:value-type="float" office:value="2337.82884379311">
            <text:p>2337.828844</text:p>
          </table:table-cell>
          <table:table-cell table:formula="of:=[.D683]+1" office:value-type="float" office:value="677">
            <text:p>677</text:p>
          </table:table-cell>
          <table:table-cell table:formula="of:=[.D684]/[.$B$4]" office:value-type="percentage" office:value="0.538155802861685">
            <text:p>53,8%</text:p>
          </table:table-cell>
          <table:table-cell table:formula="of:=[.D684]*[.$B$5]" office:value-type="float" office:value="1548647.87013155">
            <text:p>1548647,87013155</text:p>
          </table:table-cell>
          <table:table-cell table:formula="of:=[.F684]/[.$B$3]" office:value-type="percentage" office:value="0.538155802861685">
            <text:p>53,8%</text:p>
          </table:table-cell>
          <table:table-cell table:formula="of:=[.H683]+[.B684]" office:value-type="float" office:value="1643500.930415">
            <text:p>1643500,930415</text:p>
          </table:table-cell>
          <table:table-cell table:formula="of:=[.H684]/[.$B$3]" office:value-type="percentage" office:value="0.571117282223932">
            <text:p>57,1%</text:p>
          </table:table-cell>
          <table:table-cell table:number-columns-repeated="1015"/>
        </table:table-row>
        <table:table-row table:style-name="ro1">
          <table:table-cell table:style-name="ce4" office:value-type="float" office:value="678">
            <text:p>678</text:p>
          </table:table-cell>
          <table:table-cell table:style-name="ce8" office:value-type="float" office:value="2690.72998">
            <text:p>2690.729980</text:p>
          </table:table-cell>
          <table:table-cell table:style-name="ce8" office:value-type="float" office:value="2336.55962144077">
            <text:p>2336.559621</text:p>
          </table:table-cell>
          <table:table-cell table:formula="of:=[.D684]+1" office:value-type="float" office:value="678">
            <text:p>678</text:p>
          </table:table-cell>
          <table:table-cell table:formula="of:=[.D685]/[.$B$4]" office:value-type="percentage" office:value="0.538950715421304">
            <text:p>53,9%</text:p>
          </table:table-cell>
          <table:table-cell table:formula="of:=[.D685]*[.$B$5]" office:value-type="float" office:value="1550935.38544932">
            <text:p>1550935,38544932</text:p>
          </table:table-cell>
          <table:table-cell table:formula="of:=[.F685]/[.$B$3]" office:value-type="percentage" office:value="0.538950715421304">
            <text:p>53,9%</text:p>
          </table:table-cell>
          <table:table-cell table:formula="of:=[.H684]+[.B685]" office:value-type="float" office:value="1646191.660395">
            <text:p>1646191,660395</text:p>
          </table:table-cell>
          <table:table-cell table:formula="of:=[.H685]/[.$B$3]" office:value-type="percentage" office:value="0.572052312052596">
            <text:p>57,2%</text:p>
          </table:table-cell>
          <table:table-cell table:number-columns-repeated="1015"/>
        </table:table-row>
        <table:table-row table:style-name="ro1">
          <table:table-cell table:style-name="ce4" office:value-type="float" office:value="679">
            <text:p>679</text:p>
          </table:table-cell>
          <table:table-cell table:style-name="ce8" office:value-type="float" office:value="1926.819946">
            <text:p>1926.819946</text:p>
          </table:table-cell>
          <table:table-cell table:style-name="ce8" office:value-type="float" office:value="2334.36577216994">
            <text:p>2334.365772</text:p>
          </table:table-cell>
          <table:table-cell table:formula="of:=[.D685]+1" office:value-type="float" office:value="679">
            <text:p>679</text:p>
          </table:table-cell>
          <table:table-cell table:formula="of:=[.D686]/[.$B$4]" office:value-type="percentage" office:value="0.539745627980922">
            <text:p>54,0%</text:p>
          </table:table-cell>
          <table:table-cell table:formula="of:=[.D686]*[.$B$5]" office:value-type="float" office:value="1553222.90076709">
            <text:p>1553222,90076709</text:p>
          </table:table-cell>
          <table:table-cell table:formula="of:=[.F686]/[.$B$3]" office:value-type="percentage" office:value="0.539745627980922">
            <text:p>54,0%</text:p>
          </table:table-cell>
          <table:table-cell table:formula="of:=[.H685]+[.B686]" office:value-type="float" office:value="1648118.480341">
            <text:p>1648118,480341</text:p>
          </table:table-cell>
          <table:table-cell table:formula="of:=[.H686]/[.$B$3]" office:value-type="percentage" office:value="0.572721882814942">
            <text:p>57,3%</text:p>
          </table:table-cell>
          <table:table-cell table:number-columns-repeated="1015"/>
        </table:table-row>
        <table:table-row table:style-name="ro1">
          <table:table-cell table:style-name="ce4" office:value-type="float" office:value="680">
            <text:p>680</text:p>
          </table:table-cell>
          <table:table-cell table:style-name="ce8" office:value-type="float" office:value="2253.280029">
            <text:p>2253.280029</text:p>
          </table:table-cell>
          <table:table-cell table:style-name="ce8" office:value-type="float" office:value="2334.17105050543">
            <text:p>2334.171051</text:p>
          </table:table-cell>
          <table:table-cell table:formula="of:=[.D686]+1" office:value-type="float" office:value="680">
            <text:p>680</text:p>
          </table:table-cell>
          <table:table-cell table:formula="of:=[.D687]/[.$B$4]" office:value-type="percentage" office:value="0.540540540540541">
            <text:p>54,1%</text:p>
          </table:table-cell>
          <table:table-cell table:formula="of:=[.D687]*[.$B$5]" office:value-type="float" office:value="1555510.41608487">
            <text:p>1555510,41608487</text:p>
          </table:table-cell>
          <table:table-cell table:formula="of:=[.F687]/[.$B$3]" office:value-type="percentage" office:value="0.54054054054054">
            <text:p>54,1%</text:p>
          </table:table-cell>
          <table:table-cell table:formula="of:=[.H686]+[.B687]" office:value-type="float" office:value="1650371.76037">
            <text:p>1650371,76037</text:p>
          </table:table-cell>
          <table:table-cell table:formula="of:=[.H687]/[.$B$3]" office:value-type="percentage" office:value="0.573504898596945">
            <text:p>57,4%</text:p>
          </table:table-cell>
          <table:table-cell table:number-columns-repeated="1015"/>
        </table:table-row>
        <table:table-row table:style-name="ro1">
          <table:table-cell table:style-name="ce4" office:value-type="float" office:value="681">
            <text:p>681</text:p>
          </table:table-cell>
          <table:table-cell table:style-name="ce8" office:value-type="float" office:value="2929.669922">
            <text:p>2929.669922</text:p>
          </table:table-cell>
          <table:table-cell table:style-name="ce8" office:value-type="float" office:value="2334.13087476421">
            <text:p>2334.130875</text:p>
          </table:table-cell>
          <table:table-cell table:formula="of:=[.D687]+1" office:value-type="float" office:value="681">
            <text:p>681</text:p>
          </table:table-cell>
          <table:table-cell table:formula="of:=[.D688]/[.$B$4]" office:value-type="percentage" office:value="0.541335453100159">
            <text:p>54,1%</text:p>
          </table:table-cell>
          <table:table-cell table:formula="of:=[.D688]*[.$B$5]" office:value-type="float" office:value="1557797.93140264">
            <text:p>1557797,93140264</text:p>
          </table:table-cell>
          <table:table-cell table:formula="of:=[.F688]/[.$B$3]" office:value-type="percentage" office:value="0.541335453100159">
            <text:p>54,1%</text:p>
          </table:table-cell>
          <table:table-cell table:formula="of:=[.H687]+[.B688]" office:value-type="float" office:value="1653301.430292">
            <text:p>1653301,430292</text:p>
          </table:table-cell>
          <table:table-cell table:formula="of:=[.H688]/[.$B$3]" office:value-type="percentage" office:value="0.574522960158519">
            <text:p>57,5%</text:p>
          </table:table-cell>
          <table:table-cell table:number-columns-repeated="1015"/>
        </table:table-row>
        <table:table-row table:style-name="ro1">
          <table:table-cell table:style-name="ce4" office:value-type="float" office:value="682">
            <text:p>682</text:p>
          </table:table-cell>
          <table:table-cell table:style-name="ce8" office:value-type="float" office:value="2506.959961">
            <text:p>2506.959961</text:p>
          </table:table-cell>
          <table:table-cell table:style-name="ce8" office:value-type="float" office:value="2333.79422698386">
            <text:p>2333.794227</text:p>
          </table:table-cell>
          <table:table-cell table:formula="of:=[.D688]+1" office:value-type="float" office:value="682">
            <text:p>682</text:p>
          </table:table-cell>
          <table:table-cell table:formula="of:=[.D689]/[.$B$4]" office:value-type="percentage" office:value="0.542130365659777">
            <text:p>54,2%</text:p>
          </table:table-cell>
          <table:table-cell table:formula="of:=[.D689]*[.$B$5]" office:value-type="float" office:value="1560085.44672041">
            <text:p>1560085,44672041</text:p>
          </table:table-cell>
          <table:table-cell table:formula="of:=[.F689]/[.$B$3]" office:value-type="percentage" office:value="0.542130365659777">
            <text:p>54,2%</text:p>
          </table:table-cell>
          <table:table-cell table:formula="of:=[.H688]+[.B689]" office:value-type="float" office:value="1655808.390253">
            <text:p>1655808,390253</text:p>
          </table:table-cell>
          <table:table-cell table:formula="of:=[.H689]/[.$B$3]" office:value-type="percentage" office:value="0.575394129826314">
            <text:p>57,5%</text:p>
          </table:table-cell>
          <table:table-cell table:number-columns-repeated="1015"/>
        </table:table-row>
        <table:table-row table:style-name="ro1">
          <table:table-cell table:style-name="ce4" office:value-type="float" office:value="683">
            <text:p>683</text:p>
          </table:table-cell>
          <table:table-cell table:style-name="ce8" office:value-type="float" office:value="2637.719971">
            <text:p>2637.719971</text:p>
          </table:table-cell>
          <table:table-cell table:style-name="ce8" office:value-type="float" office:value="2332.63870040271">
            <text:p>2332.638700</text:p>
          </table:table-cell>
          <table:table-cell table:formula="of:=[.D689]+1" office:value-type="float" office:value="683">
            <text:p>683</text:p>
          </table:table-cell>
          <table:table-cell table:formula="of:=[.D690]/[.$B$4]" office:value-type="percentage" office:value="0.542925278219396">
            <text:p>54,3%</text:p>
          </table:table-cell>
          <table:table-cell table:formula="of:=[.D690]*[.$B$5]" office:value-type="float" office:value="1562372.96203818">
            <text:p>1562372,96203818</text:p>
          </table:table-cell>
          <table:table-cell table:formula="of:=[.F690]/[.$B$3]" office:value-type="percentage" office:value="0.542925278219396">
            <text:p>54,3%</text:p>
          </table:table-cell>
          <table:table-cell table:formula="of:=[.H689]+[.B690]" office:value-type="float" office:value="1658446.110224">
            <text:p>1658446,110224</text:p>
          </table:table-cell>
          <table:table-cell table:formula="of:=[.H690]/[.$B$3]" office:value-type="percentage" office:value="0.576310738653986">
            <text:p>57,6%</text:p>
          </table:table-cell>
          <table:table-cell table:number-columns-repeated="1015"/>
        </table:table-row>
        <table:table-row table:style-name="ro1">
          <table:table-cell table:style-name="ce4" office:value-type="float" office:value="684">
            <text:p>684</text:p>
          </table:table-cell>
          <table:table-cell table:style-name="ce8" office:value-type="float" office:value="2713.219971">
            <text:p>2713.219971</text:p>
          </table:table-cell>
          <table:table-cell table:style-name="ce8" office:value-type="float" office:value="2331.68285157251">
            <text:p>2331.682852</text:p>
          </table:table-cell>
          <table:table-cell table:formula="of:=[.D690]+1" office:value-type="float" office:value="684">
            <text:p>684</text:p>
          </table:table-cell>
          <table:table-cell table:formula="of:=[.D691]/[.$B$4]" office:value-type="percentage" office:value="0.543720190779014">
            <text:p>54,4%</text:p>
          </table:table-cell>
          <table:table-cell table:formula="of:=[.D691]*[.$B$5]" office:value-type="float" office:value="1564660.47735595">
            <text:p>1564660,47735595</text:p>
          </table:table-cell>
          <table:table-cell table:formula="of:=[.F691]/[.$B$3]" office:value-type="percentage" office:value="0.543720190779014">
            <text:p>54,4%</text:p>
          </table:table-cell>
          <table:table-cell table:formula="of:=[.H690]+[.B691]" office:value-type="float" office:value="1661159.330195">
            <text:p>1661159,330195</text:p>
          </table:table-cell>
          <table:table-cell table:formula="of:=[.H691]/[.$B$3]" office:value-type="percentage" office:value="0.577253583764224">
            <text:p>57,7%</text:p>
          </table:table-cell>
          <table:table-cell table:number-columns-repeated="1015"/>
        </table:table-row>
        <table:table-row table:style-name="ro1">
          <table:table-cell table:style-name="ce4" office:value-type="float" office:value="685">
            <text:p>685</text:p>
          </table:table-cell>
          <table:table-cell table:style-name="ce8" office:value-type="float" office:value="2901.129883">
            <text:p>2901.129883</text:p>
          </table:table-cell>
          <table:table-cell table:style-name="ce8" office:value-type="float" office:value="2331.10744368627">
            <text:p>2331.107444</text:p>
          </table:table-cell>
          <table:table-cell table:formula="of:=[.D691]+1" office:value-type="float" office:value="685">
            <text:p>685</text:p>
          </table:table-cell>
          <table:table-cell table:formula="of:=[.D692]/[.$B$4]" office:value-type="percentage" office:value="0.544515103338633">
            <text:p>54,5%</text:p>
          </table:table-cell>
          <table:table-cell table:formula="of:=[.D692]*[.$B$5]" office:value-type="float" office:value="1566947.99267373">
            <text:p>1566947,99267373</text:p>
          </table:table-cell>
          <table:table-cell table:formula="of:=[.F692]/[.$B$3]" office:value-type="percentage" office:value="0.544515103338633">
            <text:p>54,5%</text:p>
          </table:table-cell>
          <table:table-cell table:formula="of:=[.H691]+[.B692]" office:value-type="float" office:value="1664060.460078">
            <text:p>1664060,460078</text:p>
          </table:table-cell>
          <table:table-cell table:formula="of:=[.H692]/[.$B$3]" office:value-type="percentage" office:value="0.578261727649934">
            <text:p>57,8%</text:p>
          </table:table-cell>
          <table:table-cell table:number-columns-repeated="1015"/>
        </table:table-row>
        <table:table-row table:style-name="ro1">
          <table:table-cell table:style-name="ce4" office:value-type="float" office:value="686">
            <text:p>686</text:p>
          </table:table-cell>
          <table:table-cell table:style-name="ce8" office:value-type="float" office:value="2816.290039">
            <text:p>2816.290039</text:p>
          </table:table-cell>
          <table:table-cell table:style-name="ce8" office:value-type="float" office:value="2330.69702300313">
            <text:p>2330.697023</text:p>
          </table:table-cell>
          <table:table-cell table:formula="of:=[.D692]+1" office:value-type="float" office:value="686">
            <text:p>686</text:p>
          </table:table-cell>
          <table:table-cell table:formula="of:=[.D693]/[.$B$4]" office:value-type="percentage" office:value="0.545310015898251">
            <text:p>54,5%</text:p>
          </table:table-cell>
          <table:table-cell table:formula="of:=[.D693]*[.$B$5]" office:value-type="float" office:value="1569235.5079915">
            <text:p>1569235,5079915</text:p>
          </table:table-cell>
          <table:table-cell table:formula="of:=[.F693]/[.$B$3]" office:value-type="percentage" office:value="0.545310015898251">
            <text:p>54,5%</text:p>
          </table:table-cell>
          <table:table-cell table:formula="of:=[.H692]+[.B693]" office:value-type="float" office:value="1666876.750117">
            <text:p>1666876,750117</text:p>
          </table:table-cell>
          <table:table-cell table:formula="of:=[.H693]/[.$B$3]" office:value-type="percentage" office:value="0.57924038965326">
            <text:p>57,9%</text:p>
          </table:table-cell>
          <table:table-cell table:number-columns-repeated="1015"/>
        </table:table-row>
        <table:table-row table:style-name="ro1">
          <table:table-cell table:style-name="ce4" office:value-type="float" office:value="687">
            <text:p>687</text:p>
          </table:table-cell>
          <table:table-cell table:style-name="ce8" office:value-type="float" office:value="2063.149902">
            <text:p>2063.149902</text:p>
          </table:table-cell>
          <table:table-cell table:style-name="ce8" office:value-type="float" office:value="2330.24861075563">
            <text:p>2330.248611</text:p>
          </table:table-cell>
          <table:table-cell table:formula="of:=[.D693]+1" office:value-type="float" office:value="687">
            <text:p>687</text:p>
          </table:table-cell>
          <table:table-cell table:formula="of:=[.D694]/[.$B$4]" office:value-type="percentage" office:value="0.54610492845787">
            <text:p>54,6%</text:p>
          </table:table-cell>
          <table:table-cell table:formula="of:=[.D694]*[.$B$5]" office:value-type="float" office:value="1571523.02330927">
            <text:p>1571523,02330927</text:p>
          </table:table-cell>
          <table:table-cell table:formula="of:=[.F694]/[.$B$3]" office:value-type="percentage" office:value="0.54610492845787">
            <text:p>54,6%</text:p>
          </table:table-cell>
          <table:table-cell table:formula="of:=[.H693]+[.B694]" office:value-type="float" office:value="1668939.900019">
            <text:p>1668939,900019</text:p>
          </table:table-cell>
          <table:table-cell table:formula="of:=[.H694]/[.$B$3]" office:value-type="percentage" office:value="0.579957335134121">
            <text:p>58,0%</text:p>
          </table:table-cell>
          <table:table-cell table:number-columns-repeated="1015"/>
        </table:table-row>
        <table:table-row table:style-name="ro1">
          <table:table-cell table:style-name="ce4" office:value-type="float" office:value="688">
            <text:p>688</text:p>
          </table:table-cell>
          <table:table-cell table:style-name="ce8" office:value-type="float" office:value="2718.370117">
            <text:p>2718.370117</text:p>
          </table:table-cell>
          <table:table-cell table:style-name="ce8" office:value-type="float" office:value="2330.07706875891">
            <text:p>2330.077069</text:p>
          </table:table-cell>
          <table:table-cell table:formula="of:=[.D694]+1" office:value-type="float" office:value="688">
            <text:p>688</text:p>
          </table:table-cell>
          <table:table-cell table:formula="of:=[.D695]/[.$B$4]" office:value-type="percentage" office:value="0.546899841017488">
            <text:p>54,7%</text:p>
          </table:table-cell>
          <table:table-cell table:formula="of:=[.D695]*[.$B$5]" office:value-type="float" office:value="1573810.53862704">
            <text:p>1573810,53862704</text:p>
          </table:table-cell>
          <table:table-cell table:formula="of:=[.F695]/[.$B$3]" office:value-type="percentage" office:value="0.546899841017488">
            <text:p>54,7%</text:p>
          </table:table-cell>
          <table:table-cell table:formula="of:=[.H694]+[.B695]" office:value-type="float" office:value="1671658.270136">
            <text:p>1671658,270136</text:p>
          </table:table-cell>
          <table:table-cell table:formula="of:=[.H695]/[.$B$3]" office:value-type="percentage" office:value="0.580901969922315">
            <text:p>58,1%</text:p>
          </table:table-cell>
          <table:table-cell table:number-columns-repeated="1015"/>
        </table:table-row>
        <table:table-row table:style-name="ro1">
          <table:table-cell table:style-name="ce4" office:value-type="float" office:value="689">
            <text:p>689</text:p>
          </table:table-cell>
          <table:table-cell table:style-name="ce8" office:value-type="float" office:value="2546.159912">
            <text:p>2546.159912</text:p>
          </table:table-cell>
          <table:table-cell table:style-name="ce8" office:value-type="float" office:value="2328.73062951106">
            <text:p>2328.730630</text:p>
          </table:table-cell>
          <table:table-cell table:formula="of:=[.D695]+1" office:value-type="float" office:value="689">
            <text:p>689</text:p>
          </table:table-cell>
          <table:table-cell table:formula="of:=[.D696]/[.$B$4]" office:value-type="percentage" office:value="0.547694753577107">
            <text:p>54,8%</text:p>
          </table:table-cell>
          <table:table-cell table:formula="of:=[.D696]*[.$B$5]" office:value-type="float" office:value="1576098.05394481">
            <text:p>1576098,05394481</text:p>
          </table:table-cell>
          <table:table-cell table:formula="of:=[.F696]/[.$B$3]" office:value-type="percentage" office:value="0.547694753577107">
            <text:p>54,8%</text:p>
          </table:table-cell>
          <table:table-cell table:formula="of:=[.H695]+[.B696]" office:value-type="float" office:value="1674204.430048">
            <text:p>1674204,430048</text:p>
          </table:table-cell>
          <table:table-cell table:formula="of:=[.H696]/[.$B$3]" office:value-type="percentage" office:value="0.581786761589991">
            <text:p>58,2%</text:p>
          </table:table-cell>
          <table:table-cell table:number-columns-repeated="1015"/>
        </table:table-row>
        <table:table-row table:style-name="ro1">
          <table:table-cell table:style-name="ce4" office:value-type="float" office:value="690">
            <text:p>690</text:p>
          </table:table-cell>
          <table:table-cell table:style-name="ce8" office:value-type="float" office:value="2716.310059">
            <text:p>2716.310059</text:p>
          </table:table-cell>
          <table:table-cell table:style-name="ce8" office:value-type="float" office:value="2327.44281839139">
            <text:p>2327.442818</text:p>
          </table:table-cell>
          <table:table-cell table:formula="of:=[.D696]+1" office:value-type="float" office:value="690">
            <text:p>690</text:p>
          </table:table-cell>
          <table:table-cell table:formula="of:=[.D697]/[.$B$4]" office:value-type="percentage" office:value="0.548489666136725">
            <text:p>54,8%</text:p>
          </table:table-cell>
          <table:table-cell table:formula="of:=[.D697]*[.$B$5]" office:value-type="float" office:value="1578385.56926258">
            <text:p>1578385,56926258</text:p>
          </table:table-cell>
          <table:table-cell table:formula="of:=[.F697]/[.$B$3]" office:value-type="percentage" office:value="0.548489666136725">
            <text:p>54,8%</text:p>
          </table:table-cell>
          <table:table-cell table:formula="of:=[.H696]+[.B697]" office:value-type="float" office:value="1676920.740107">
            <text:p>1676920,740107</text:p>
          </table:table-cell>
          <table:table-cell table:formula="of:=[.H697]/[.$B$3]" office:value-type="percentage" office:value="0.582730680507142">
            <text:p>58,3%</text:p>
          </table:table-cell>
          <table:table-cell table:number-columns-repeated="1015"/>
        </table:table-row>
        <table:table-row table:style-name="ro1">
          <table:table-cell table:style-name="ce4" office:value-type="float" office:value="691">
            <text:p>691</text:p>
          </table:table-cell>
          <table:table-cell table:style-name="ce8" office:value-type="float" office:value="2904.97998">
            <text:p>2904.979980</text:p>
          </table:table-cell>
          <table:table-cell table:style-name="ce8" office:value-type="float" office:value="2327.39284930712">
            <text:p>2327.392849</text:p>
          </table:table-cell>
          <table:table-cell table:formula="of:=[.D697]+1" office:value-type="float" office:value="691">
            <text:p>691</text:p>
          </table:table-cell>
          <table:table-cell table:formula="of:=[.D698]/[.$B$4]" office:value-type="percentage" office:value="0.549284578696343">
            <text:p>54,9%</text:p>
          </table:table-cell>
          <table:table-cell table:formula="of:=[.D698]*[.$B$5]" office:value-type="float" office:value="1580673.08458036">
            <text:p>1580673,08458036</text:p>
          </table:table-cell>
          <table:table-cell table:formula="of:=[.F698]/[.$B$3]" office:value-type="percentage" office:value="0.549284578696343">
            <text:p>54,9%</text:p>
          </table:table-cell>
          <table:table-cell table:formula="of:=[.H697]+[.B698]" office:value-type="float" office:value="1679825.720087">
            <text:p>1679825,720087</text:p>
          </table:table-cell>
          <table:table-cell table:formula="of:=[.H698]/[.$B$3]" office:value-type="percentage" office:value="0.583740162303221">
            <text:p>58,4%</text:p>
          </table:table-cell>
          <table:table-cell table:number-columns-repeated="1015"/>
        </table:table-row>
        <table:table-row table:style-name="ro1">
          <table:table-cell table:style-name="ce4" office:value-type="float" office:value="692">
            <text:p>692</text:p>
          </table:table-cell>
          <table:table-cell table:style-name="ce8" office:value-type="float" office:value="2930.75">
            <text:p>2930.750000</text:p>
          </table:table-cell>
          <table:table-cell table:style-name="ce8" office:value-type="float" office:value="2326.87721795073">
            <text:p>2326.877218</text:p>
          </table:table-cell>
          <table:table-cell table:formula="of:=[.D698]+1" office:value-type="float" office:value="692">
            <text:p>692</text:p>
          </table:table-cell>
          <table:table-cell table:formula="of:=[.D699]/[.$B$4]" office:value-type="percentage" office:value="0.550079491255962">
            <text:p>55,0%</text:p>
          </table:table-cell>
          <table:table-cell table:formula="of:=[.D699]*[.$B$5]" office:value-type="float" office:value="1582960.59989813">
            <text:p>1582960,59989813</text:p>
          </table:table-cell>
          <table:table-cell table:formula="of:=[.F699]/[.$B$3]" office:value-type="percentage" office:value="0.550079491255962">
            <text:p>55,0%</text:p>
          </table:table-cell>
          <table:table-cell table:formula="of:=[.H698]+[.B699]" office:value-type="float" office:value="1682756.470087">
            <text:p>1682756,470087</text:p>
          </table:table-cell>
          <table:table-cell table:formula="of:=[.H699]/[.$B$3]" office:value-type="percentage" office:value="0.584758599192365">
            <text:p>58,5%</text:p>
          </table:table-cell>
          <table:table-cell table:number-columns-repeated="1015"/>
        </table:table-row>
        <table:table-row table:style-name="ro1">
          <table:table-cell table:style-name="ce4" office:value-type="float" office:value="693">
            <text:p>693</text:p>
          </table:table-cell>
          <table:table-cell table:style-name="ce8" office:value-type="float" office:value="2856.97998">
            <text:p>2856.979980</text:p>
          </table:table-cell>
          <table:table-cell table:style-name="ce8" office:value-type="float" office:value="2326.57904037787">
            <text:p>2326.579040</text:p>
          </table:table-cell>
          <table:table-cell table:formula="of:=[.D699]+1" office:value-type="float" office:value="693">
            <text:p>693</text:p>
          </table:table-cell>
          <table:table-cell table:formula="of:=[.D700]/[.$B$4]" office:value-type="percentage" office:value="0.55087440381558">
            <text:p>55,1%</text:p>
          </table:table-cell>
          <table:table-cell table:formula="of:=[.D700]*[.$B$5]" office:value-type="float" office:value="1585248.1152159">
            <text:p>1585248,1152159</text:p>
          </table:table-cell>
          <table:table-cell table:formula="of:=[.F700]/[.$B$3]" office:value-type="percentage" office:value="0.55087440381558">
            <text:p>55,1%</text:p>
          </table:table-cell>
          <table:table-cell table:formula="of:=[.H699]+[.B700]" office:value-type="float" office:value="1685613.450067">
            <text:p>1685613,450067</text:p>
          </table:table-cell>
          <table:table-cell table:formula="of:=[.H700]/[.$B$3]" office:value-type="percentage" office:value="0.58575140096774">
            <text:p>58,6%</text:p>
          </table:table-cell>
          <table:table-cell table:number-columns-repeated="1015"/>
        </table:table-row>
        <table:table-row table:style-name="ro1">
          <table:table-cell table:style-name="ce4" office:value-type="float" office:value="694">
            <text:p>694</text:p>
          </table:table-cell>
          <table:table-cell table:style-name="ce8" office:value-type="float" office:value="2862.959961">
            <text:p>2862.959961</text:p>
          </table:table-cell>
          <table:table-cell table:style-name="ce8" office:value-type="float" office:value="2326.35853081285">
            <text:p>2326.358531</text:p>
          </table:table-cell>
          <table:table-cell table:formula="of:=[.D700]+1" office:value-type="float" office:value="694">
            <text:p>694</text:p>
          </table:table-cell>
          <table:table-cell table:formula="of:=[.D701]/[.$B$4]" office:value-type="percentage" office:value="0.551669316375199">
            <text:p>55,2%</text:p>
          </table:table-cell>
          <table:table-cell table:formula="of:=[.D701]*[.$B$5]" office:value-type="float" office:value="1587535.63053367">
            <text:p>1587535,63053367</text:p>
          </table:table-cell>
          <table:table-cell table:formula="of:=[.F701]/[.$B$3]" office:value-type="percentage" office:value="0.551669316375199">
            <text:p>55,2%</text:p>
          </table:table-cell>
          <table:table-cell table:formula="of:=[.H700]+[.B701]" office:value-type="float" office:value="1688476.410028">
            <text:p>1688476,410028</text:p>
          </table:table-cell>
          <table:table-cell table:formula="of:=[.H701]/[.$B$3]" office:value-type="percentage" office:value="0.586746280789091">
            <text:p>58,7%</text:p>
          </table:table-cell>
          <table:table-cell table:number-columns-repeated="1015"/>
        </table:table-row>
        <table:table-row table:style-name="ro1">
          <table:table-cell table:style-name="ce4" office:value-type="float" office:value="695">
            <text:p>695</text:p>
          </table:table-cell>
          <table:table-cell table:style-name="ce8" office:value-type="float" office:value="2673.449951">
            <text:p>2673.449951</text:p>
          </table:table-cell>
          <table:table-cell table:style-name="ce8" office:value-type="float" office:value="2326.27216011509">
            <text:p>2326.272160</text:p>
          </table:table-cell>
          <table:table-cell table:formula="of:=[.D701]+1" office:value-type="float" office:value="695">
            <text:p>695</text:p>
          </table:table-cell>
          <table:table-cell table:formula="of:=[.D702]/[.$B$4]" office:value-type="percentage" office:value="0.552464228934817">
            <text:p>55,2%</text:p>
          </table:table-cell>
          <table:table-cell table:formula="of:=[.D702]*[.$B$5]" office:value-type="float" office:value="1589823.14585144">
            <text:p>1589823,14585144</text:p>
          </table:table-cell>
          <table:table-cell table:formula="of:=[.F702]/[.$B$3]" office:value-type="percentage" office:value="0.552464228934817">
            <text:p>55,2%</text:p>
          </table:table-cell>
          <table:table-cell table:formula="of:=[.H701]+[.B702]" office:value-type="float" office:value="1691149.859979">
            <text:p>1691149,859979</text:p>
          </table:table-cell>
          <table:table-cell table:formula="of:=[.H702]/[.$B$3]" office:value-type="percentage" office:value="0.587675305800225">
            <text:p>58,8%</text:p>
          </table:table-cell>
          <table:table-cell table:number-columns-repeated="1015"/>
        </table:table-row>
        <table:table-row table:style-name="ro1">
          <table:table-cell table:style-name="ce4" office:value-type="float" office:value="696">
            <text:p>696</text:p>
          </table:table-cell>
          <table:table-cell table:style-name="ce8" office:value-type="float" office:value="2914.040039">
            <text:p>2914.040039</text:p>
          </table:table-cell>
          <table:table-cell table:style-name="ce8" office:value-type="float" office:value="2326.11704263303">
            <text:p>2326.117043</text:p>
          </table:table-cell>
          <table:table-cell table:formula="of:=[.D702]+1" office:value-type="float" office:value="696">
            <text:p>696</text:p>
          </table:table-cell>
          <table:table-cell table:formula="of:=[.D703]/[.$B$4]" office:value-type="percentage" office:value="0.553259141494436">
            <text:p>55,3%</text:p>
          </table:table-cell>
          <table:table-cell table:formula="of:=[.D703]*[.$B$5]" office:value-type="float" office:value="1592110.66116922">
            <text:p>1592110,66116922</text:p>
          </table:table-cell>
          <table:table-cell table:formula="of:=[.F703]/[.$B$3]" office:value-type="percentage" office:value="0.553259141494436">
            <text:p>55,3%</text:p>
          </table:table-cell>
          <table:table-cell table:formula="of:=[.H702]+[.B703]" office:value-type="float" office:value="1694063.900018">
            <text:p>1694063,900018</text:p>
          </table:table-cell>
          <table:table-cell table:formula="of:=[.H703]/[.$B$3]" office:value-type="percentage" office:value="0.588687935970714">
            <text:p>58,9%</text:p>
          </table:table-cell>
          <table:table-cell table:number-columns-repeated="1015"/>
        </table:table-row>
        <table:table-row table:style-name="ro1">
          <table:table-cell table:style-name="ce4" office:value-type="float" office:value="697">
            <text:p>697</text:p>
          </table:table-cell>
          <table:table-cell table:style-name="ce8" office:value-type="float" office:value="2021.25">
            <text:p>2021.250000</text:p>
          </table:table-cell>
          <table:table-cell table:style-name="ce8" office:value-type="float" office:value="2326.11519266619">
            <text:p>2326.115193</text:p>
          </table:table-cell>
          <table:table-cell table:formula="of:=[.D703]+1" office:value-type="float" office:value="697">
            <text:p>697</text:p>
          </table:table-cell>
          <table:table-cell table:formula="of:=[.D704]/[.$B$4]" office:value-type="percentage" office:value="0.554054054054054">
            <text:p>55,4%</text:p>
          </table:table-cell>
          <table:table-cell table:formula="of:=[.D704]*[.$B$5]" office:value-type="float" office:value="1594398.17648699">
            <text:p>1594398,17648699</text:p>
          </table:table-cell>
          <table:table-cell table:formula="of:=[.F704]/[.$B$3]" office:value-type="percentage" office:value="0.554054054054054">
            <text:p>55,4%</text:p>
          </table:table-cell>
          <table:table-cell table:formula="of:=[.H703]+[.B704]" office:value-type="float" office:value="1696085.150018">
            <text:p>1696085,150018</text:p>
          </table:table-cell>
          <table:table-cell table:formula="of:=[.H704]/[.$B$3]" office:value-type="percentage" office:value="0.589390321217556">
            <text:p>58,9%</text:p>
          </table:table-cell>
          <table:table-cell table:number-columns-repeated="1015"/>
        </table:table-row>
        <table:table-row table:style-name="ro1">
          <table:table-cell table:style-name="ce4" office:value-type="float" office:value="698">
            <text:p>698</text:p>
          </table:table-cell>
          <table:table-cell table:style-name="ce8" office:value-type="float" office:value="2861.820068">
            <text:p>2861.820068</text:p>
          </table:table-cell>
          <table:table-cell table:style-name="ce8" office:value-type="float" office:value="2325.31188945788">
            <text:p>2325.311889</text:p>
          </table:table-cell>
          <table:table-cell table:formula="of:=[.D704]+1" office:value-type="float" office:value="698">
            <text:p>698</text:p>
          </table:table-cell>
          <table:table-cell table:formula="of:=[.D705]/[.$B$4]" office:value-type="percentage" office:value="0.554848966613672">
            <text:p>55,5%</text:p>
          </table:table-cell>
          <table:table-cell table:formula="of:=[.D705]*[.$B$5]" office:value-type="float" office:value="1596685.69180476">
            <text:p>1596685,69180476</text:p>
          </table:table-cell>
          <table:table-cell table:formula="of:=[.F705]/[.$B$3]" office:value-type="percentage" office:value="0.554848966613672">
            <text:p>55,5%</text:p>
          </table:table-cell>
          <table:table-cell table:formula="of:=[.H704]+[.B705]" office:value-type="float" office:value="1698946.970086">
            <text:p>1698946,970086</text:p>
          </table:table-cell>
          <table:table-cell table:formula="of:=[.H705]/[.$B$3]" office:value-type="percentage" office:value="0.590384804925599">
            <text:p>59,0%</text:p>
          </table:table-cell>
          <table:table-cell table:number-columns-repeated="1015"/>
        </table:table-row>
        <table:table-row table:style-name="ro1">
          <table:table-cell table:style-name="ce4" office:value-type="float" office:value="699">
            <text:p>699</text:p>
          </table:table-cell>
          <table:table-cell table:style-name="ce8" office:value-type="float" office:value="2238.830078">
            <text:p>2238.830078</text:p>
          </table:table-cell>
          <table:table-cell table:style-name="ce8" office:value-type="float" office:value="2325.29443494277">
            <text:p>2325.294435</text:p>
          </table:table-cell>
          <table:table-cell table:formula="of:=[.D705]+1" office:value-type="float" office:value="699">
            <text:p>699</text:p>
          </table:table-cell>
          <table:table-cell table:formula="of:=[.D706]/[.$B$4]" office:value-type="percentage" office:value="0.555643879173291">
            <text:p>55,6%</text:p>
          </table:table-cell>
          <table:table-cell table:formula="of:=[.D706]*[.$B$5]" office:value-type="float" office:value="1598973.20712253">
            <text:p>1598973,20712253</text:p>
          </table:table-cell>
          <table:table-cell table:formula="of:=[.F706]/[.$B$3]" office:value-type="percentage" office:value="0.555643879173291">
            <text:p>55,6%</text:p>
          </table:table-cell>
          <table:table-cell table:formula="of:=[.H705]+[.B706]" office:value-type="float" office:value="1701185.800164">
            <text:p>1701185,800164</text:p>
          </table:table-cell>
          <table:table-cell table:formula="of:=[.H706]/[.$B$3]" office:value-type="percentage" office:value="0.591162799343397">
            <text:p>59,1%</text:p>
          </table:table-cell>
          <table:table-cell table:number-columns-repeated="1015"/>
        </table:table-row>
        <table:table-row table:style-name="ro1">
          <table:table-cell table:style-name="ce4" office:value-type="float" office:value="700">
            <text:p>700</text:p>
          </table:table-cell>
          <table:table-cell table:style-name="ce8" office:value-type="float" office:value="2270.76001">
            <text:p>2270.760010</text:p>
          </table:table-cell>
          <table:table-cell table:style-name="ce8" office:value-type="float" office:value="2325.29407640088">
            <text:p>2325.294076</text:p>
          </table:table-cell>
          <table:table-cell table:formula="of:=[.D706]+1" office:value-type="float" office:value="700">
            <text:p>700</text:p>
          </table:table-cell>
          <table:table-cell table:formula="of:=[.D707]/[.$B$4]" office:value-type="percentage" office:value="0.556438791732909">
            <text:p>55,6%</text:p>
          </table:table-cell>
          <table:table-cell table:formula="of:=[.D707]*[.$B$5]" office:value-type="float" office:value="1601260.7224403">
            <text:p>1601260,7224403</text:p>
          </table:table-cell>
          <table:table-cell table:formula="of:=[.F707]/[.$B$3]" office:value-type="percentage" office:value="0.556438791732909">
            <text:p>55,6%</text:p>
          </table:table-cell>
          <table:table-cell table:formula="of:=[.H706]+[.B707]" office:value-type="float" office:value="1703456.560174">
            <text:p>1703456,560174</text:p>
          </table:table-cell>
          <table:table-cell table:formula="of:=[.H707]/[.$B$3]" office:value-type="percentage" office:value="0.591951889426337">
            <text:p>59,2%</text:p>
          </table:table-cell>
          <table:table-cell table:number-columns-repeated="1015"/>
        </table:table-row>
        <table:table-row table:style-name="ro1">
          <table:table-cell table:style-name="ce4" office:value-type="float" office:value="701">
            <text:p>701</text:p>
          </table:table-cell>
          <table:table-cell table:style-name="ce8" office:value-type="float" office:value="2032.119995">
            <text:p>2032.119995</text:p>
          </table:table-cell>
          <table:table-cell table:style-name="ce8" office:value-type="float" office:value="2324.30003902842">
            <text:p>2324.300039</text:p>
          </table:table-cell>
          <table:table-cell table:formula="of:=[.D707]+1" office:value-type="float" office:value="701">
            <text:p>701</text:p>
          </table:table-cell>
          <table:table-cell table:formula="of:=[.D708]/[.$B$4]" office:value-type="percentage" office:value="0.557233704292528">
            <text:p>55,7%</text:p>
          </table:table-cell>
          <table:table-cell table:formula="of:=[.D708]*[.$B$5]" office:value-type="float" office:value="1603548.23775808">
            <text:p>1603548,23775808</text:p>
          </table:table-cell>
          <table:table-cell table:formula="of:=[.F708]/[.$B$3]" office:value-type="percentage" office:value="0.557233704292528">
            <text:p>55,7%</text:p>
          </table:table-cell>
          <table:table-cell table:formula="of:=[.H707]+[.B708]" office:value-type="float" office:value="1705488.680169">
            <text:p>1705488,680169</text:p>
          </table:table-cell>
          <table:table-cell table:formula="of:=[.H708]/[.$B$3]" office:value-type="percentage" office:value="0.59265805200113">
            <text:p>59,3%</text:p>
          </table:table-cell>
          <table:table-cell table:number-columns-repeated="1015"/>
        </table:table-row>
        <table:table-row table:style-name="ro1">
          <table:table-cell table:style-name="ce4" office:value-type="float" office:value="702">
            <text:p>702</text:p>
          </table:table-cell>
          <table:table-cell table:style-name="ce8" office:value-type="float" office:value="2681.659912">
            <text:p>2681.659912</text:p>
          </table:table-cell>
          <table:table-cell table:style-name="ce8" office:value-type="float" office:value="2324.03172561317">
            <text:p>2324.031726</text:p>
          </table:table-cell>
          <table:table-cell table:formula="of:=[.D708]+1" office:value-type="float" office:value="702">
            <text:p>702</text:p>
          </table:table-cell>
          <table:table-cell table:formula="of:=[.D709]/[.$B$4]" office:value-type="percentage" office:value="0.558028616852146">
            <text:p>55,8%</text:p>
          </table:table-cell>
          <table:table-cell table:formula="of:=[.D709]*[.$B$5]" office:value-type="float" office:value="1605835.75307585">
            <text:p>1605835,75307585</text:p>
          </table:table-cell>
          <table:table-cell table:formula="of:=[.F709]/[.$B$3]" office:value-type="percentage" office:value="0.558028616852146">
            <text:p>55,8%</text:p>
          </table:table-cell>
          <table:table-cell table:formula="of:=[.H708]+[.B709]" office:value-type="float" office:value="1708170.340081">
            <text:p>1708170,340081</text:p>
          </table:table-cell>
          <table:table-cell table:formula="of:=[.H709]/[.$B$3]" office:value-type="percentage" office:value="0.593589929977253">
            <text:p>59,4%</text:p>
          </table:table-cell>
          <table:table-cell table:number-columns-repeated="1015"/>
        </table:table-row>
        <table:table-row table:style-name="ro1">
          <table:table-cell table:style-name="ce4" office:value-type="float" office:value="703">
            <text:p>703</text:p>
          </table:table-cell>
          <table:table-cell table:style-name="ce8" office:value-type="float" office:value="2919.370117">
            <text:p>2919.370117</text:p>
          </table:table-cell>
          <table:table-cell table:style-name="ce8" office:value-type="float" office:value="2322.14919325573">
            <text:p>2322.149193</text:p>
          </table:table-cell>
          <table:table-cell table:formula="of:=[.D709]+1" office:value-type="float" office:value="703">
            <text:p>703</text:p>
          </table:table-cell>
          <table:table-cell table:formula="of:=[.D710]/[.$B$4]" office:value-type="percentage" office:value="0.558823529411765">
            <text:p>55,9%</text:p>
          </table:table-cell>
          <table:table-cell table:formula="of:=[.D710]*[.$B$5]" office:value-type="float" office:value="1608123.26839362">
            <text:p>1608123,26839362</text:p>
          </table:table-cell>
          <table:table-cell table:formula="of:=[.F710]/[.$B$3]" office:value-type="percentage" office:value="0.558823529411765">
            <text:p>55,9%</text:p>
          </table:table-cell>
          <table:table-cell table:formula="of:=[.H709]+[.B710]" office:value-type="float" office:value="1711089.710198">
            <text:p>1711089,710198</text:p>
          </table:table-cell>
          <table:table-cell table:formula="of:=[.H710]/[.$B$3]" office:value-type="percentage" office:value="0.594604412352146">
            <text:p>59,5%</text:p>
          </table:table-cell>
          <table:table-cell table:number-columns-repeated="1015"/>
        </table:table-row>
        <table:table-row table:style-name="ro1">
          <table:table-cell table:style-name="ce4" office:value-type="float" office:value="704">
            <text:p>704</text:p>
          </table:table-cell>
          <table:table-cell table:style-name="ce8" office:value-type="float" office:value="2632.560059">
            <text:p>2632.560059</text:p>
          </table:table-cell>
          <table:table-cell table:style-name="ce8" office:value-type="float" office:value="2321.76206849771">
            <text:p>2321.762068</text:p>
          </table:table-cell>
          <table:table-cell table:formula="of:=[.D710]+1" office:value-type="float" office:value="704">
            <text:p>704</text:p>
          </table:table-cell>
          <table:table-cell table:formula="of:=[.D711]/[.$B$4]" office:value-type="percentage" office:value="0.559618441971383">
            <text:p>56,0%</text:p>
          </table:table-cell>
          <table:table-cell table:formula="of:=[.D711]*[.$B$5]" office:value-type="float" office:value="1610410.78371139">
            <text:p>1610410,78371139</text:p>
          </table:table-cell>
          <table:table-cell table:formula="of:=[.F711]/[.$B$3]" office:value-type="percentage" office:value="0.559618441971383">
            <text:p>56,0%</text:p>
          </table:table-cell>
          <table:table-cell table:formula="of:=[.H710]+[.B711]" office:value-type="float" office:value="1713722.270257">
            <text:p>1713722,270257</text:p>
          </table:table-cell>
          <table:table-cell table:formula="of:=[.H711]/[.$B$3]" office:value-type="percentage" office:value="0.595519228108172">
            <text:p>59,6%</text:p>
          </table:table-cell>
          <table:table-cell table:number-columns-repeated="1015"/>
        </table:table-row>
        <table:table-row table:style-name="ro1">
          <table:table-cell table:style-name="ce4" office:value-type="float" office:value="705">
            <text:p>705</text:p>
          </table:table-cell>
          <table:table-cell table:style-name="ce8" office:value-type="float" office:value="2260.959961">
            <text:p>2260.959961</text:p>
          </table:table-cell>
          <table:table-cell table:style-name="ce8" office:value-type="float" office:value="2321.54456295937">
            <text:p>2321.544563</text:p>
          </table:table-cell>
          <table:table-cell table:formula="of:=[.D711]+1" office:value-type="float" office:value="705">
            <text:p>705</text:p>
          </table:table-cell>
          <table:table-cell table:formula="of:=[.D712]/[.$B$4]" office:value-type="percentage" office:value="0.560413354531002">
            <text:p>56,0%</text:p>
          </table:table-cell>
          <table:table-cell table:formula="of:=[.D712]*[.$B$5]" office:value-type="float" office:value="1612698.29902916">
            <text:p>1612698,29902916</text:p>
          </table:table-cell>
          <table:table-cell table:formula="of:=[.F712]/[.$B$3]" office:value-type="percentage" office:value="0.560413354531002">
            <text:p>56,0%</text:p>
          </table:table-cell>
          <table:table-cell table:formula="of:=[.H711]+[.B712]" office:value-type="float" office:value="1715983.230218">
            <text:p>1715983,230218</text:p>
          </table:table-cell>
          <table:table-cell table:formula="of:=[.H712]/[.$B$3]" office:value-type="percentage" office:value="0.596304912669858">
            <text:p>59,6%</text:p>
          </table:table-cell>
          <table:table-cell table:number-columns-repeated="1015"/>
        </table:table-row>
        <table:table-row table:style-name="ro1">
          <table:table-cell table:style-name="ce4" office:value-type="float" office:value="706">
            <text:p>706</text:p>
          </table:table-cell>
          <table:table-cell table:style-name="ce8" office:value-type="float" office:value="2485.73999">
            <text:p>2485.739990</text:p>
          </table:table-cell>
          <table:table-cell table:style-name="ce8" office:value-type="float" office:value="2321.47782086702">
            <text:p>2321.477821</text:p>
          </table:table-cell>
          <table:table-cell table:formula="of:=[.D712]+1" office:value-type="float" office:value="706">
            <text:p>706</text:p>
          </table:table-cell>
          <table:table-cell table:formula="of:=[.D713]/[.$B$4]" office:value-type="percentage" office:value="0.56120826709062">
            <text:p>56,1%</text:p>
          </table:table-cell>
          <table:table-cell table:formula="of:=[.D713]*[.$B$5]" office:value-type="float" office:value="1614985.81434693">
            <text:p>1614985,81434693</text:p>
          </table:table-cell>
          <table:table-cell table:formula="of:=[.F713]/[.$B$3]" office:value-type="percentage" office:value="0.56120826709062">
            <text:p>56,1%</text:p>
          </table:table-cell>
          <table:table-cell table:formula="of:=[.H712]+[.B713]" office:value-type="float" office:value="1718468.970208">
            <text:p>1718468,970208</text:p>
          </table:table-cell>
          <table:table-cell table:formula="of:=[.H713]/[.$B$3]" office:value-type="percentage" office:value="0.597168708388578">
            <text:p>59,7%</text:p>
          </table:table-cell>
          <table:table-cell table:number-columns-repeated="1015"/>
        </table:table-row>
        <table:table-row table:style-name="ro1">
          <table:table-cell table:style-name="ce4" office:value-type="float" office:value="707">
            <text:p>707</text:p>
          </table:table-cell>
          <table:table-cell table:style-name="ce8" office:value-type="float" office:value="2888.800049">
            <text:p>2888.800049</text:p>
          </table:table-cell>
          <table:table-cell table:style-name="ce8" office:value-type="float" office:value="2320.76859065067">
            <text:p>2320.768591</text:p>
          </table:table-cell>
          <table:table-cell table:formula="of:=[.D713]+1" office:value-type="float" office:value="707">
            <text:p>707</text:p>
          </table:table-cell>
          <table:table-cell table:formula="of:=[.D714]/[.$B$4]" office:value-type="percentage" office:value="0.562003179650239">
            <text:p>56,2%</text:p>
          </table:table-cell>
          <table:table-cell table:formula="of:=[.D714]*[.$B$5]" office:value-type="float" office:value="1617273.32966471">
            <text:p>1617273,32966471</text:p>
          </table:table-cell>
          <table:table-cell table:formula="of:=[.F714]/[.$B$3]" office:value-type="percentage" office:value="0.562003179650239">
            <text:p>56,2%</text:p>
          </table:table-cell>
          <table:table-cell table:formula="of:=[.H713]+[.B714]" office:value-type="float" office:value="1721357.770257">
            <text:p>1721357,770257</text:p>
          </table:table-cell>
          <table:table-cell table:formula="of:=[.H714]/[.$B$3]" office:value-type="percentage" office:value="0.598172567651655">
            <text:p>59,8%</text:p>
          </table:table-cell>
          <table:table-cell table:number-columns-repeated="1015"/>
        </table:table-row>
        <table:table-row table:style-name="ro1">
          <table:table-cell table:style-name="ce4" office:value-type="float" office:value="708">
            <text:p>708</text:p>
          </table:table-cell>
          <table:table-cell table:style-name="ce8" office:value-type="float" office:value="2467.419922">
            <text:p>2467.419922</text:p>
          </table:table-cell>
          <table:table-cell table:style-name="ce8" office:value-type="float" office:value="2319.92898203586">
            <text:p>2319.928982</text:p>
          </table:table-cell>
          <table:table-cell table:formula="of:=[.D714]+1" office:value-type="float" office:value="708">
            <text:p>708</text:p>
          </table:table-cell>
          <table:table-cell table:formula="of:=[.D715]/[.$B$4]" office:value-type="percentage" office:value="0.562798092209857">
            <text:p>56,3%</text:p>
          </table:table-cell>
          <table:table-cell table:formula="of:=[.D715]*[.$B$5]" office:value-type="float" office:value="1619560.84498248">
            <text:p>1619560,84498248</text:p>
          </table:table-cell>
          <table:table-cell table:formula="of:=[.F715]/[.$B$3]" office:value-type="percentage" office:value="0.562798092209857">
            <text:p>56,3%</text:p>
          </table:table-cell>
          <table:table-cell table:formula="of:=[.H714]+[.B715]" office:value-type="float" office:value="1723825.190179">
            <text:p>1723825,190179</text:p>
          </table:table-cell>
          <table:table-cell table:formula="of:=[.H715]/[.$B$3]" office:value-type="percentage" office:value="0.599029997138843">
            <text:p>59,9%</text:p>
          </table:table-cell>
          <table:table-cell table:number-columns-repeated="1015"/>
        </table:table-row>
        <table:table-row table:style-name="ro1">
          <table:table-cell table:style-name="ce4" office:value-type="float" office:value="709">
            <text:p>709</text:p>
          </table:table-cell>
          <table:table-cell table:style-name="ce8" office:value-type="float" office:value="2416.620117">
            <text:p>2416.620117</text:p>
          </table:table-cell>
          <table:table-cell table:style-name="ce8" office:value-type="float" office:value="2319.2008410713">
            <text:p>2319.200841</text:p>
          </table:table-cell>
          <table:table-cell table:formula="of:=[.D715]+1" office:value-type="float" office:value="709">
            <text:p>709</text:p>
          </table:table-cell>
          <table:table-cell table:formula="of:=[.D716]/[.$B$4]" office:value-type="percentage" office:value="0.563593004769475">
            <text:p>56,4%</text:p>
          </table:table-cell>
          <table:table-cell table:formula="of:=[.D716]*[.$B$5]" office:value-type="float" office:value="1621848.36030025">
            <text:p>1621848,36030025</text:p>
          </table:table-cell>
          <table:table-cell table:formula="of:=[.F716]/[.$B$3]" office:value-type="percentage" office:value="0.563593004769475">
            <text:p>56,4%</text:p>
          </table:table-cell>
          <table:table-cell table:formula="of:=[.H715]+[.B716]" office:value-type="float" office:value="1726241.810296">
            <text:p>1726241,810296</text:p>
          </table:table-cell>
          <table:table-cell table:formula="of:=[.H716]/[.$B$3]" office:value-type="percentage" office:value="0.599869773671881">
            <text:p>60,0%</text:p>
          </table:table-cell>
          <table:table-cell table:number-columns-repeated="1015"/>
        </table:table-row>
        <table:table-row table:style-name="ro1">
          <table:table-cell table:style-name="ce4" office:value-type="float" office:value="710">
            <text:p>710</text:p>
          </table:table-cell>
          <table:table-cell table:style-name="ce8" office:value-type="float" office:value="2857.050049">
            <text:p>2857.050049</text:p>
          </table:table-cell>
          <table:table-cell table:style-name="ce8" office:value-type="float" office:value="2318.78106536055">
            <text:p>2318.781065</text:p>
          </table:table-cell>
          <table:table-cell table:formula="of:=[.D716]+1" office:value-type="float" office:value="710">
            <text:p>710</text:p>
          </table:table-cell>
          <table:table-cell table:formula="of:=[.D717]/[.$B$4]" office:value-type="percentage" office:value="0.564387917329094">
            <text:p>56,4%</text:p>
          </table:table-cell>
          <table:table-cell table:formula="of:=[.D717]*[.$B$5]" office:value-type="float" office:value="1624135.87561802">
            <text:p>1624135,87561802</text:p>
          </table:table-cell>
          <table:table-cell table:formula="of:=[.F717]/[.$B$3]" office:value-type="percentage" office:value="0.564387917329094">
            <text:p>56,4%</text:p>
          </table:table-cell>
          <table:table-cell table:formula="of:=[.H716]+[.B717]" office:value-type="float" office:value="1729098.860345">
            <text:p>1729098,860345</text:p>
          </table:table-cell>
          <table:table-cell table:formula="of:=[.H717]/[.$B$3]" office:value-type="percentage" office:value="0.600862599796263">
            <text:p>60,1%</text:p>
          </table:table-cell>
          <table:table-cell table:number-columns-repeated="1015"/>
        </table:table-row>
        <table:table-row table:style-name="ro1">
          <table:table-cell table:style-name="ce4" office:value-type="float" office:value="711">
            <text:p>711</text:p>
          </table:table-cell>
          <table:table-cell table:style-name="ce8" office:value-type="float" office:value="2904.179932">
            <text:p>2904.179932</text:p>
          </table:table-cell>
          <table:table-cell table:style-name="ce8" office:value-type="float" office:value="2318.77605658457">
            <text:p>2318.776057</text:p>
          </table:table-cell>
          <table:table-cell table:formula="of:=[.D717]+1" office:value-type="float" office:value="711">
            <text:p>711</text:p>
          </table:table-cell>
          <table:table-cell table:formula="of:=[.D718]/[.$B$4]" office:value-type="percentage" office:value="0.565182829888712">
            <text:p>56,5%</text:p>
          </table:table-cell>
          <table:table-cell table:formula="of:=[.D718]*[.$B$5]" office:value-type="float" office:value="1626423.39093579">
            <text:p>1626423,39093579</text:p>
          </table:table-cell>
          <table:table-cell table:formula="of:=[.F718]/[.$B$3]" office:value-type="percentage" office:value="0.565182829888712">
            <text:p>56,5%</text:p>
          </table:table-cell>
          <table:table-cell table:formula="of:=[.H717]+[.B718]" office:value-type="float" office:value="1732003.040277">
            <text:p>1732003,040277</text:p>
          </table:table-cell>
          <table:table-cell table:formula="of:=[.H718]/[.$B$3]" office:value-type="percentage" office:value="0.601871803575317">
            <text:p>60,2%</text:p>
          </table:table-cell>
          <table:table-cell table:number-columns-repeated="1015"/>
        </table:table-row>
        <table:table-row table:style-name="ro1">
          <table:table-cell table:style-name="ce4" office:value-type="float" office:value="712">
            <text:p>712</text:p>
          </table:table-cell>
          <table:table-cell table:style-name="ce8" office:value-type="float" office:value="2268.879883">
            <text:p>2268.879883</text:p>
          </table:table-cell>
          <table:table-cell table:style-name="ce8" office:value-type="float" office:value="2318.40564155292">
            <text:p>2318.405642</text:p>
          </table:table-cell>
          <table:table-cell table:formula="of:=[.D718]+1" office:value-type="float" office:value="712">
            <text:p>712</text:p>
          </table:table-cell>
          <table:table-cell table:formula="of:=[.D719]/[.$B$4]" office:value-type="percentage" office:value="0.565977742448331">
            <text:p>56,6%</text:p>
          </table:table-cell>
          <table:table-cell table:formula="of:=[.D719]*[.$B$5]" office:value-type="float" office:value="1628710.90625357">
            <text:p>1628710,90625357</text:p>
          </table:table-cell>
          <table:table-cell table:formula="of:=[.F719]/[.$B$3]" office:value-type="percentage" office:value="0.565977742448331">
            <text:p>56,6%</text:p>
          </table:table-cell>
          <table:table-cell table:formula="of:=[.H718]+[.B719]" office:value-type="float" office:value="1734271.92016">
            <text:p>1734271,92016</text:p>
          </table:table-cell>
          <table:table-cell table:formula="of:=[.H719]/[.$B$3]" office:value-type="percentage" office:value="0.602660240313314">
            <text:p>60,3%</text:p>
          </table:table-cell>
          <table:table-cell table:number-columns-repeated="1015"/>
        </table:table-row>
        <table:table-row table:style-name="ro1">
          <table:table-cell table:style-name="ce4" office:value-type="float" office:value="713">
            <text:p>713</text:p>
          </table:table-cell>
          <table:table-cell table:style-name="ce8" office:value-type="float" office:value="2818.370117">
            <text:p>2818.370117</text:p>
          </table:table-cell>
          <table:table-cell table:style-name="ce8" office:value-type="float" office:value="2317.97528785943">
            <text:p>2317.975288</text:p>
          </table:table-cell>
          <table:table-cell table:formula="of:=[.D719]+1" office:value-type="float" office:value="713">
            <text:p>713</text:p>
          </table:table-cell>
          <table:table-cell table:formula="of:=[.D720]/[.$B$4]" office:value-type="percentage" office:value="0.566772655007949">
            <text:p>56,7%</text:p>
          </table:table-cell>
          <table:table-cell table:formula="of:=[.D720]*[.$B$5]" office:value-type="float" office:value="1630998.42157134">
            <text:p>1630998,42157134</text:p>
          </table:table-cell>
          <table:table-cell table:formula="of:=[.F720]/[.$B$3]" office:value-type="percentage" office:value="0.566772655007949">
            <text:p>56,7%</text:p>
          </table:table-cell>
          <table:table-cell table:formula="of:=[.H719]+[.B720]" office:value-type="float" office:value="1737090.290277">
            <text:p>1737090,290277</text:p>
          </table:table-cell>
          <table:table-cell table:formula="of:=[.H720]/[.$B$3]" office:value-type="percentage" office:value="0.603639625144642">
            <text:p>60,4%</text:p>
          </table:table-cell>
          <table:table-cell table:number-columns-repeated="1015"/>
        </table:table-row>
        <table:table-row table:style-name="ro1">
          <table:table-cell table:style-name="ce4" office:value-type="float" office:value="714">
            <text:p>714</text:p>
          </table:table-cell>
          <table:table-cell table:style-name="ce8" office:value-type="float" office:value="2726.219971">
            <text:p>2726.219971</text:p>
          </table:table-cell>
          <table:table-cell table:style-name="ce8" office:value-type="float" office:value="2317.83926023103">
            <text:p>2317.839260</text:p>
          </table:table-cell>
          <table:table-cell table:formula="of:=[.D720]+1" office:value-type="float" office:value="714">
            <text:p>714</text:p>
          </table:table-cell>
          <table:table-cell table:formula="of:=[.D721]/[.$B$4]" office:value-type="percentage" office:value="0.567567567567568">
            <text:p>56,8%</text:p>
          </table:table-cell>
          <table:table-cell table:formula="of:=[.D721]*[.$B$5]" office:value-type="float" office:value="1633285.93688911">
            <text:p>1633285,93688911</text:p>
          </table:table-cell>
          <table:table-cell table:formula="of:=[.F721]/[.$B$3]" office:value-type="percentage" office:value="0.567567567567568">
            <text:p>56,8%</text:p>
          </table:table-cell>
          <table:table-cell table:formula="of:=[.H720]+[.B721]" office:value-type="float" office:value="1739816.510248">
            <text:p>1739816,510248</text:p>
          </table:table-cell>
          <table:table-cell table:formula="of:=[.H721]/[.$B$3]" office:value-type="percentage" office:value="0.604586987760487">
            <text:p>60,5%</text:p>
          </table:table-cell>
          <table:table-cell table:number-columns-repeated="1015"/>
        </table:table-row>
        <table:table-row table:style-name="ro1">
          <table:table-cell table:style-name="ce4" office:value-type="float" office:value="715">
            <text:p>715</text:p>
          </table:table-cell>
          <table:table-cell table:style-name="ce8" office:value-type="float" office:value="2249.919922">
            <text:p>2249.919922</text:p>
          </table:table-cell>
          <table:table-cell table:style-name="ce8" office:value-type="float" office:value="2317.37947163832">
            <text:p>2317.379472</text:p>
          </table:table-cell>
          <table:table-cell table:formula="of:=[.D721]+1" office:value-type="float" office:value="715">
            <text:p>715</text:p>
          </table:table-cell>
          <table:table-cell table:formula="of:=[.D722]/[.$B$4]" office:value-type="percentage" office:value="0.568362480127186">
            <text:p>56,8%</text:p>
          </table:table-cell>
          <table:table-cell table:formula="of:=[.D722]*[.$B$5]" office:value-type="float" office:value="1635573.45220688">
            <text:p>1635573,45220688</text:p>
          </table:table-cell>
          <table:table-cell table:formula="of:=[.F722]/[.$B$3]" office:value-type="percentage" office:value="0.568362480127186">
            <text:p>56,8%</text:p>
          </table:table-cell>
          <table:table-cell table:formula="of:=[.H721]+[.B722]" office:value-type="float" office:value="1742066.43017">
            <text:p>1742066,43017</text:p>
          </table:table-cell>
          <table:table-cell table:formula="of:=[.H722]/[.$B$3]" office:value-type="percentage" office:value="0.605368835903859">
            <text:p>60,5%</text:p>
          </table:table-cell>
          <table:table-cell table:number-columns-repeated="1015"/>
        </table:table-row>
        <table:table-row table:style-name="ro1">
          <table:table-cell table:style-name="ce4" office:value-type="float" office:value="716">
            <text:p>716</text:p>
          </table:table-cell>
          <table:table-cell table:style-name="ce8" office:value-type="float" office:value="2263.790039">
            <text:p>2263.790039</text:p>
          </table:table-cell>
          <table:table-cell table:style-name="ce8" office:value-type="float" office:value="2316.01100869819">
            <text:p>2316.011009</text:p>
          </table:table-cell>
          <table:table-cell table:formula="of:=[.D722]+1" office:value-type="float" office:value="716">
            <text:p>716</text:p>
          </table:table-cell>
          <table:table-cell table:formula="of:=[.D723]/[.$B$4]" office:value-type="percentage" office:value="0.569157392686804">
            <text:p>56,9%</text:p>
          </table:table-cell>
          <table:table-cell table:formula="of:=[.D723]*[.$B$5]" office:value-type="float" office:value="1637860.96752465">
            <text:p>1637860,96752465</text:p>
          </table:table-cell>
          <table:table-cell table:formula="of:=[.F723]/[.$B$3]" office:value-type="percentage" office:value="0.569157392686804">
            <text:p>56,9%</text:p>
          </table:table-cell>
          <table:table-cell table:formula="of:=[.H722]+[.B723]" office:value-type="float" office:value="1744330.220209">
            <text:p>1744330,220209</text:p>
          </table:table-cell>
          <table:table-cell table:formula="of:=[.H723]/[.$B$3]" office:value-type="percentage" office:value="0.60615550391887">
            <text:p>60,6%</text:p>
          </table:table-cell>
          <table:table-cell table:number-columns-repeated="1015"/>
        </table:table-row>
        <table:table-row table:style-name="ro1">
          <table:table-cell table:style-name="ce4" office:value-type="float" office:value="717">
            <text:p>717</text:p>
          </table:table-cell>
          <table:table-cell table:style-name="ce8" office:value-type="float" office:value="2262.030029">
            <text:p>2262.030029</text:p>
          </table:table-cell>
          <table:table-cell table:style-name="ce8" office:value-type="float" office:value="2315.94339185602">
            <text:p>2315.943392</text:p>
          </table:table-cell>
          <table:table-cell table:formula="of:=[.D723]+1" office:value-type="float" office:value="717">
            <text:p>717</text:p>
          </table:table-cell>
          <table:table-cell table:formula="of:=[.D724]/[.$B$4]" office:value-type="percentage" office:value="0.569952305246423">
            <text:p>57,0%</text:p>
          </table:table-cell>
          <table:table-cell table:formula="of:=[.D724]*[.$B$5]" office:value-type="float" office:value="1640148.48284242">
            <text:p>1640148,48284242</text:p>
          </table:table-cell>
          <table:table-cell table:formula="of:=[.F724]/[.$B$3]" office:value-type="percentage" office:value="0.569952305246423">
            <text:p>57,0%</text:p>
          </table:table-cell>
          <table:table-cell table:formula="of:=[.H723]+[.B724]" office:value-type="float" office:value="1746592.250238">
            <text:p>1746592,250238</text:p>
          </table:table-cell>
          <table:table-cell table:formula="of:=[.H724]/[.$B$3]" office:value-type="percentage" office:value="0.606941560329648">
            <text:p>60,7%</text:p>
          </table:table-cell>
          <table:table-cell table:number-columns-repeated="1015"/>
        </table:table-row>
        <table:table-row table:style-name="ro1">
          <table:table-cell table:style-name="ce4" office:value-type="float" office:value="718">
            <text:p>718</text:p>
          </table:table-cell>
          <table:table-cell table:style-name="ce8" office:value-type="float" office:value="2265.179932">
            <text:p>2265.179932</text:p>
          </table:table-cell>
          <table:table-cell table:style-name="ce8" office:value-type="float" office:value="2315.28333328936">
            <text:p>2315.283333</text:p>
          </table:table-cell>
          <table:table-cell table:formula="of:=[.D724]+1" office:value-type="float" office:value="718">
            <text:p>718</text:p>
          </table:table-cell>
          <table:table-cell table:formula="of:=[.D725]/[.$B$4]" office:value-type="percentage" office:value="0.570747217806041">
            <text:p>57,1%</text:p>
          </table:table-cell>
          <table:table-cell table:formula="of:=[.D725]*[.$B$5]" office:value-type="float" office:value="1642435.9981602">
            <text:p>1642435,9981602</text:p>
          </table:table-cell>
          <table:table-cell table:formula="of:=[.F725]/[.$B$3]" office:value-type="percentage" office:value="0.570747217806041">
            <text:p>57,1%</text:p>
          </table:table-cell>
          <table:table-cell table:formula="of:=[.H724]+[.B725]" office:value-type="float" office:value="1748857.43017">
            <text:p>1748857,43017</text:p>
          </table:table-cell>
          <table:table-cell table:formula="of:=[.H725]/[.$B$3]" office:value-type="percentage" office:value="0.607728711333076">
            <text:p>60,8%</text:p>
          </table:table-cell>
          <table:table-cell table:number-columns-repeated="1015"/>
        </table:table-row>
        <table:table-row table:style-name="ro1">
          <table:table-cell table:style-name="ce4" office:value-type="float" office:value="719">
            <text:p>719</text:p>
          </table:table-cell>
          <table:table-cell table:style-name="ce8" office:value-type="float" office:value="2907.949951">
            <text:p>2907.949951</text:p>
          </table:table-cell>
          <table:table-cell table:style-name="ce8" office:value-type="float" office:value="2314.7527046671">
            <text:p>2314.752705</text:p>
          </table:table-cell>
          <table:table-cell table:formula="of:=[.D725]+1" office:value-type="float" office:value="719">
            <text:p>719</text:p>
          </table:table-cell>
          <table:table-cell table:formula="of:=[.D726]/[.$B$4]" office:value-type="percentage" office:value="0.57154213036566">
            <text:p>57,2%</text:p>
          </table:table-cell>
          <table:table-cell table:formula="of:=[.D726]*[.$B$5]" office:value-type="float" office:value="1644723.51347797">
            <text:p>1644723,51347797</text:p>
          </table:table-cell>
          <table:table-cell table:formula="of:=[.F726]/[.$B$3]" office:value-type="percentage" office:value="0.57154213036566">
            <text:p>57,2%</text:p>
          </table:table-cell>
          <table:table-cell table:formula="of:=[.H725]+[.B726]" office:value-type="float" office:value="1751765.380121">
            <text:p>1751765,380121</text:p>
          </table:table-cell>
          <table:table-cell table:formula="of:=[.H726]/[.$B$3]" office:value-type="percentage" office:value="0.608739225195359">
            <text:p>60,9%</text:p>
          </table:table-cell>
          <table:table-cell table:number-columns-repeated="1015"/>
        </table:table-row>
        <table:table-row table:style-name="ro1">
          <table:table-cell table:style-name="ce4" office:value-type="float" office:value="720">
            <text:p>720</text:p>
          </table:table-cell>
          <table:table-cell table:style-name="ce8" office:value-type="float" office:value="2641.889893">
            <text:p>2641.889893</text:p>
          </table:table-cell>
          <table:table-cell table:style-name="ce8" office:value-type="float" office:value="2314.71571281129">
            <text:p>2314.715713</text:p>
          </table:table-cell>
          <table:table-cell table:formula="of:=[.D726]+1" office:value-type="float" office:value="720">
            <text:p>720</text:p>
          </table:table-cell>
          <table:table-cell table:formula="of:=[.D727]/[.$B$4]" office:value-type="percentage" office:value="0.572337042925278">
            <text:p>57,2%</text:p>
          </table:table-cell>
          <table:table-cell table:formula="of:=[.D727]*[.$B$5]" office:value-type="float" office:value="1647011.02879574">
            <text:p>1647011,02879574</text:p>
          </table:table-cell>
          <table:table-cell table:formula="of:=[.F727]/[.$B$3]" office:value-type="percentage" office:value="0.572337042925278">
            <text:p>57,2%</text:p>
          </table:table-cell>
          <table:table-cell table:formula="of:=[.H726]+[.B727]" office:value-type="float" office:value="1754407.270014">
            <text:p>1754407,270014</text:p>
          </table:table-cell>
          <table:table-cell table:formula="of:=[.H727]/[.$B$3]" office:value-type="percentage" office:value="0.609657283072724">
            <text:p>61,0%</text:p>
          </table:table-cell>
          <table:table-cell table:number-columns-repeated="1015"/>
        </table:table-row>
        <table:table-row table:style-name="ro1">
          <table:table-cell table:style-name="ce4" office:value-type="float" office:value="721">
            <text:p>721</text:p>
          </table:table-cell>
          <table:table-cell table:style-name="ce8" office:value-type="float" office:value="2896.719971">
            <text:p>2896.719971</text:p>
          </table:table-cell>
          <table:table-cell table:style-name="ce8" office:value-type="float" office:value="2314.52007288699">
            <text:p>2314.520073</text:p>
          </table:table-cell>
          <table:table-cell table:formula="of:=[.D727]+1" office:value-type="float" office:value="721">
            <text:p>721</text:p>
          </table:table-cell>
          <table:table-cell table:formula="of:=[.D728]/[.$B$4]" office:value-type="percentage" office:value="0.573131955484897">
            <text:p>57,3%</text:p>
          </table:table-cell>
          <table:table-cell table:formula="of:=[.D728]*[.$B$5]" office:value-type="float" office:value="1649298.54411351">
            <text:p>1649298,54411351</text:p>
          </table:table-cell>
          <table:table-cell table:formula="of:=[.F728]/[.$B$3]" office:value-type="percentage" office:value="0.573131955484897">
            <text:p>57,3%</text:p>
          </table:table-cell>
          <table:table-cell table:formula="of:=[.H727]+[.B728]" office:value-type="float" office:value="1757303.989985">
            <text:p>1757303,989985</text:p>
          </table:table-cell>
          <table:table-cell table:formula="of:=[.H728]/[.$B$3]" office:value-type="percentage" office:value="0.610663894512113">
            <text:p>61,1%</text:p>
          </table:table-cell>
          <table:table-cell table:number-columns-repeated="1015"/>
        </table:table-row>
        <table:table-row table:style-name="ro1">
          <table:table-cell table:style-name="ce4" office:value-type="float" office:value="722">
            <text:p>722</text:p>
          </table:table-cell>
          <table:table-cell table:style-name="ce8" office:value-type="float" office:value="1829.079956">
            <text:p>1829.079956</text:p>
          </table:table-cell>
          <table:table-cell table:style-name="ce8" office:value-type="float" office:value="2313.61104041675">
            <text:p>2313.611040</text:p>
          </table:table-cell>
          <table:table-cell table:formula="of:=[.D728]+1" office:value-type="float" office:value="722">
            <text:p>722</text:p>
          </table:table-cell>
          <table:table-cell table:formula="of:=[.D729]/[.$B$4]" office:value-type="percentage" office:value="0.573926868044515">
            <text:p>57,4%</text:p>
          </table:table-cell>
          <table:table-cell table:formula="of:=[.D729]*[.$B$5]" office:value-type="float" office:value="1651586.05943128">
            <text:p>1651586,05943128</text:p>
          </table:table-cell>
          <table:table-cell table:formula="of:=[.F729]/[.$B$3]" office:value-type="percentage" office:value="0.573926868044515">
            <text:p>57,4%</text:p>
          </table:table-cell>
          <table:table-cell table:formula="of:=[.H728]+[.B729]" office:value-type="float" office:value="1759133.069941">
            <text:p>1759133,069941</text:p>
          </table:table-cell>
          <table:table-cell table:formula="of:=[.H729]/[.$B$3]" office:value-type="percentage" office:value="0.611299500585775">
            <text:p>61,1%</text:p>
          </table:table-cell>
          <table:table-cell table:number-columns-repeated="1015"/>
        </table:table-row>
        <table:table-row table:style-name="ro1">
          <table:table-cell table:style-name="ce4" office:value-type="float" office:value="723">
            <text:p>723</text:p>
          </table:table-cell>
          <table:table-cell table:style-name="ce8" office:value-type="float" office:value="2262.530029">
            <text:p>2262.530029</text:p>
          </table:table-cell>
          <table:table-cell table:style-name="ce8" office:value-type="float" office:value="2311.9262595253">
            <text:p>2311.926260</text:p>
          </table:table-cell>
          <table:table-cell table:formula="of:=[.D729]+1" office:value-type="float" office:value="723">
            <text:p>723</text:p>
          </table:table-cell>
          <table:table-cell table:formula="of:=[.D730]/[.$B$4]" office:value-type="percentage" office:value="0.574721780604134">
            <text:p>57,5%</text:p>
          </table:table-cell>
          <table:table-cell table:formula="of:=[.D730]*[.$B$5]" office:value-type="float" office:value="1653873.57474906">
            <text:p>1653873,57474906</text:p>
          </table:table-cell>
          <table:table-cell table:formula="of:=[.F730]/[.$B$3]" office:value-type="percentage" office:value="0.574721780604133">
            <text:p>57,5%</text:p>
          </table:table-cell>
          <table:table-cell table:formula="of:=[.H729]+[.B730]" office:value-type="float" office:value="1761395.59997">
            <text:p>1761395,59997</text:p>
          </table:table-cell>
          <table:table-cell table:formula="of:=[.H730]/[.$B$3]" office:value-type="percentage" office:value="0.612085730746768">
            <text:p>61,2%</text:p>
          </table:table-cell>
          <table:table-cell table:number-columns-repeated="1015"/>
        </table:table-row>
        <table:table-row table:style-name="ro1">
          <table:table-cell table:style-name="ce4" office:value-type="float" office:value="724">
            <text:p>724</text:p>
          </table:table-cell>
          <table:table-cell table:style-name="ce8" office:value-type="float" office:value="2904.310059">
            <text:p>2904.310059</text:p>
          </table:table-cell>
          <table:table-cell table:style-name="ce8" office:value-type="float" office:value="2311.63503101893">
            <text:p>2311.635031</text:p>
          </table:table-cell>
          <table:table-cell table:formula="of:=[.D730]+1" office:value-type="float" office:value="724">
            <text:p>724</text:p>
          </table:table-cell>
          <table:table-cell table:formula="of:=[.D731]/[.$B$4]" office:value-type="percentage" office:value="0.575516693163752">
            <text:p>57,6%</text:p>
          </table:table-cell>
          <table:table-cell table:formula="of:=[.D731]*[.$B$5]" office:value-type="float" office:value="1656161.09006683">
            <text:p>1656161,09006683</text:p>
          </table:table-cell>
          <table:table-cell table:formula="of:=[.F731]/[.$B$3]" office:value-type="percentage" office:value="0.575516693163752">
            <text:p>57,6%</text:p>
          </table:table-cell>
          <table:table-cell table:formula="of:=[.H730]+[.B731]" office:value-type="float" office:value="1764299.910029">
            <text:p>1764299,910029</text:p>
          </table:table-cell>
          <table:table-cell table:formula="of:=[.H731]/[.$B$3]" office:value-type="percentage" office:value="0.61309497974501">
            <text:p>61,3%</text:p>
          </table:table-cell>
          <table:table-cell table:number-columns-repeated="1015"/>
        </table:table-row>
        <table:table-row table:style-name="ro1">
          <table:table-cell table:style-name="ce4" office:value-type="float" office:value="725">
            <text:p>725</text:p>
          </table:table-cell>
          <table:table-cell table:style-name="ce8" office:value-type="float" office:value="2738.310059">
            <text:p>2738.310059</text:p>
          </table:table-cell>
          <table:table-cell table:style-name="ce8" office:value-type="float" office:value="2311.04033887985">
            <text:p>2311.040339</text:p>
          </table:table-cell>
          <table:table-cell table:formula="of:=[.D731]+1" office:value-type="float" office:value="725">
            <text:p>725</text:p>
          </table:table-cell>
          <table:table-cell table:formula="of:=[.D732]/[.$B$4]" office:value-type="percentage" office:value="0.57631160572337">
            <text:p>57,6%</text:p>
          </table:table-cell>
          <table:table-cell table:formula="of:=[.D732]*[.$B$5]" office:value-type="float" office:value="1658448.6053846">
            <text:p>1658448,6053846</text:p>
          </table:table-cell>
          <table:table-cell table:formula="of:=[.F732]/[.$B$3]" office:value-type="percentage" office:value="0.57631160572337">
            <text:p>57,6%</text:p>
          </table:table-cell>
          <table:table-cell table:formula="of:=[.H731]+[.B732]" office:value-type="float" office:value="1767038.220088">
            <text:p>1767038,220088</text:p>
          </table:table-cell>
          <table:table-cell table:formula="of:=[.H732]/[.$B$3]" office:value-type="percentage" office:value="0.61404654367165">
            <text:p>61,4%</text:p>
          </table:table-cell>
          <table:table-cell table:number-columns-repeated="1015"/>
        </table:table-row>
        <table:table-row table:style-name="ro1">
          <table:table-cell table:style-name="ce4" office:value-type="float" office:value="726">
            <text:p>726</text:p>
          </table:table-cell>
          <table:table-cell table:style-name="ce8" office:value-type="float" office:value="2874.689941">
            <text:p>2874.689941</text:p>
          </table:table-cell>
          <table:table-cell table:style-name="ce8" office:value-type="float" office:value="2310.81654382621">
            <text:p>2310.816544</text:p>
          </table:table-cell>
          <table:table-cell table:formula="of:=[.D732]+1" office:value-type="float" office:value="726">
            <text:p>726</text:p>
          </table:table-cell>
          <table:table-cell table:formula="of:=[.D733]/[.$B$4]" office:value-type="percentage" office:value="0.577106518282989">
            <text:p>57,7%</text:p>
          </table:table-cell>
          <table:table-cell table:formula="of:=[.D733]*[.$B$5]" office:value-type="float" office:value="1660736.12070237">
            <text:p>1660736,12070237</text:p>
          </table:table-cell>
          <table:table-cell table:formula="of:=[.F733]/[.$B$3]" office:value-type="percentage" office:value="0.577106518282989">
            <text:p>57,7%</text:p>
          </table:table-cell>
          <table:table-cell table:formula="of:=[.H732]+[.B733]" office:value-type="float" office:value="1769912.910029">
            <text:p>1769912,910029</text:p>
          </table:table-cell>
          <table:table-cell table:formula="of:=[.H733]/[.$B$3]" office:value-type="percentage" office:value="0.615045499666111">
            <text:p>61,5%</text:p>
          </table:table-cell>
          <table:table-cell table:number-columns-repeated="1015"/>
        </table:table-row>
        <table:table-row table:style-name="ro1">
          <table:table-cell table:style-name="ce4" office:value-type="float" office:value="727">
            <text:p>727</text:p>
          </table:table-cell>
          <table:table-cell table:style-name="ce8" office:value-type="float" office:value="2915.560059">
            <text:p>2915.560059</text:p>
          </table:table-cell>
          <table:table-cell table:style-name="ce8" office:value-type="float" office:value="2310.55899934258">
            <text:p>2310.558999</text:p>
          </table:table-cell>
          <table:table-cell table:formula="of:=[.D733]+1" office:value-type="float" office:value="727">
            <text:p>727</text:p>
          </table:table-cell>
          <table:table-cell table:formula="of:=[.D734]/[.$B$4]" office:value-type="percentage" office:value="0.577901430842607">
            <text:p>57,8%</text:p>
          </table:table-cell>
          <table:table-cell table:formula="of:=[.D734]*[.$B$5]" office:value-type="float" office:value="1663023.63602014">
            <text:p>1663023,63602014</text:p>
          </table:table-cell>
          <table:table-cell table:formula="of:=[.F734]/[.$B$3]" office:value-type="percentage" office:value="0.577901430842607">
            <text:p>57,8%</text:p>
          </table:table-cell>
          <table:table-cell table:formula="of:=[.H733]+[.B734]" office:value-type="float" office:value="1772828.470088">
            <text:p>1772828,470088</text:p>
          </table:table-cell>
          <table:table-cell table:formula="of:=[.H734]/[.$B$3]" office:value-type="percentage" office:value="0.616058658044206">
            <text:p>61,6%</text:p>
          </table:table-cell>
          <table:table-cell table:number-columns-repeated="1015"/>
        </table:table-row>
        <table:table-row table:style-name="ro1">
          <table:table-cell table:style-name="ce4" office:value-type="float" office:value="728">
            <text:p>728</text:p>
          </table:table-cell>
          <table:table-cell table:style-name="ce8" office:value-type="float" office:value="2249.26001">
            <text:p>2249.260010</text:p>
          </table:table-cell>
          <table:table-cell table:style-name="ce8" office:value-type="float" office:value="2310.49974848853">
            <text:p>2310.499748</text:p>
          </table:table-cell>
          <table:table-cell table:formula="of:=[.D734]+1" office:value-type="float" office:value="728">
            <text:p>728</text:p>
          </table:table-cell>
          <table:table-cell table:formula="of:=[.D735]/[.$B$4]" office:value-type="percentage" office:value="0.578696343402226">
            <text:p>57,9%</text:p>
          </table:table-cell>
          <table:table-cell table:formula="of:=[.D735]*[.$B$5]" office:value-type="float" office:value="1665311.15133792">
            <text:p>1665311,15133792</text:p>
          </table:table-cell>
          <table:table-cell table:formula="of:=[.F735]/[.$B$3]" office:value-type="percentage" office:value="0.578696343402226">
            <text:p>57,9%</text:p>
          </table:table-cell>
          <table:table-cell table:formula="of:=[.H734]+[.B735]" office:value-type="float" office:value="1775077.730098">
            <text:p>1775077,730098</text:p>
          </table:table-cell>
          <table:table-cell table:formula="of:=[.H735]/[.$B$3]" office:value-type="percentage" office:value="0.616840276867873">
            <text:p>61,7%</text:p>
          </table:table-cell>
          <table:table-cell table:number-columns-repeated="1015"/>
        </table:table-row>
        <table:table-row table:style-name="ro1">
          <table:table-cell table:style-name="ce4" office:value-type="float" office:value="729">
            <text:p>729</text:p>
          </table:table-cell>
          <table:table-cell table:style-name="ce8" office:value-type="float" office:value="2905.969971">
            <text:p>2905.969971</text:p>
          </table:table-cell>
          <table:table-cell table:style-name="ce8" office:value-type="float" office:value="2310.141995913">
            <text:p>2310.141996</text:p>
          </table:table-cell>
          <table:table-cell table:formula="of:=[.D735]+1" office:value-type="float" office:value="729">
            <text:p>729</text:p>
          </table:table-cell>
          <table:table-cell table:formula="of:=[.D736]/[.$B$4]" office:value-type="percentage" office:value="0.579491255961844">
            <text:p>57,9%</text:p>
          </table:table-cell>
          <table:table-cell table:formula="of:=[.D736]*[.$B$5]" office:value-type="float" office:value="1667598.66665569">
            <text:p>1667598,66665569</text:p>
          </table:table-cell>
          <table:table-cell table:formula="of:=[.F736]/[.$B$3]" office:value-type="percentage" office:value="0.579491255961844">
            <text:p>57,9%</text:p>
          </table:table-cell>
          <table:table-cell table:formula="of:=[.H735]+[.B736]" office:value-type="float" office:value="1777983.700069">
            <text:p>1777983,700069</text:p>
          </table:table-cell>
          <table:table-cell table:formula="of:=[.H736]/[.$B$3]" office:value-type="percentage" office:value="0.617850102686252">
            <text:p>61,8%</text:p>
          </table:table-cell>
          <table:table-cell table:number-columns-repeated="1015"/>
        </table:table-row>
        <table:table-row table:style-name="ro1">
          <table:table-cell table:style-name="ce4" office:value-type="float" office:value="730">
            <text:p>730</text:p>
          </table:table-cell>
          <table:table-cell table:style-name="ce8" office:value-type="float" office:value="2723.060059">
            <text:p>2723.060059</text:p>
          </table:table-cell>
          <table:table-cell table:style-name="ce8" office:value-type="float" office:value="2309.67593533457">
            <text:p>2309.675935</text:p>
          </table:table-cell>
          <table:table-cell table:formula="of:=[.D736]+1" office:value-type="float" office:value="730">
            <text:p>730</text:p>
          </table:table-cell>
          <table:table-cell table:formula="of:=[.D737]/[.$B$4]" office:value-type="percentage" office:value="0.580286168521463">
            <text:p>58,0%</text:p>
          </table:table-cell>
          <table:table-cell table:formula="of:=[.D737]*[.$B$5]" office:value-type="float" office:value="1669886.18197346">
            <text:p>1669886,18197346</text:p>
          </table:table-cell>
          <table:table-cell table:formula="of:=[.F737]/[.$B$3]" office:value-type="percentage" office:value="0.580286168521463">
            <text:p>58,0%</text:p>
          </table:table-cell>
          <table:table-cell table:formula="of:=[.H736]+[.B737]" office:value-type="float" office:value="1780706.760128">
            <text:p>1780706,760128</text:p>
          </table:table-cell>
          <table:table-cell table:formula="of:=[.H737]/[.$B$3]" office:value-type="percentage" office:value="0.618796367231314">
            <text:p>61,9%</text:p>
          </table:table-cell>
          <table:table-cell table:number-columns-repeated="1015"/>
        </table:table-row>
        <table:table-row table:style-name="ro1">
          <table:table-cell table:style-name="ce4" office:value-type="float" office:value="731">
            <text:p>731</text:p>
          </table:table-cell>
          <table:table-cell table:style-name="ce8" office:value-type="float" office:value="2257.830078">
            <text:p>2257.830078</text:p>
          </table:table-cell>
          <table:table-cell table:style-name="ce8" office:value-type="float" office:value="2309.10426298825">
            <text:p>2309.104263</text:p>
          </table:table-cell>
          <table:table-cell table:formula="of:=[.D737]+1" office:value-type="float" office:value="731">
            <text:p>731</text:p>
          </table:table-cell>
          <table:table-cell table:formula="of:=[.D738]/[.$B$4]" office:value-type="percentage" office:value="0.581081081081081">
            <text:p>58,1%</text:p>
          </table:table-cell>
          <table:table-cell table:formula="of:=[.D738]*[.$B$5]" office:value-type="float" office:value="1672173.69729123">
            <text:p>1672173,69729123</text:p>
          </table:table-cell>
          <table:table-cell table:formula="of:=[.F738]/[.$B$3]" office:value-type="percentage" office:value="0.581081081081081">
            <text:p>58,1%</text:p>
          </table:table-cell>
          <table:table-cell table:formula="of:=[.H737]+[.B738]" office:value-type="float" office:value="1782964.590206">
            <text:p>1782964,590206</text:p>
          </table:table-cell>
          <table:table-cell table:formula="of:=[.H738]/[.$B$3]" office:value-type="percentage" office:value="0.619580964157307">
            <text:p>62,0%</text:p>
          </table:table-cell>
          <table:table-cell table:number-columns-repeated="1015"/>
        </table:table-row>
        <table:table-row table:style-name="ro1">
          <table:table-cell table:style-name="ce4" office:value-type="float" office:value="732">
            <text:p>732</text:p>
          </table:table-cell>
          <table:table-cell table:style-name="ce8" office:value-type="float" office:value="2888.919922">
            <text:p>2888.919922</text:p>
          </table:table-cell>
          <table:table-cell table:style-name="ce8" office:value-type="float" office:value="2308.94502022045">
            <text:p>2308.945020</text:p>
          </table:table-cell>
          <table:table-cell table:formula="of:=[.D738]+1" office:value-type="float" office:value="732">
            <text:p>732</text:p>
          </table:table-cell>
          <table:table-cell table:formula="of:=[.D739]/[.$B$4]" office:value-type="percentage" office:value="0.581875993640699">
            <text:p>58,2%</text:p>
          </table:table-cell>
          <table:table-cell table:formula="of:=[.D739]*[.$B$5]" office:value-type="float" office:value="1674461.212609">
            <text:p>1674461,212609</text:p>
          </table:table-cell>
          <table:table-cell table:formula="of:=[.F739]/[.$B$3]" office:value-type="percentage" office:value="0.581875993640699">
            <text:p>58,2%</text:p>
          </table:table-cell>
          <table:table-cell table:formula="of:=[.H738]+[.B739]" office:value-type="float" office:value="1785853.510128">
            <text:p>1785853,510128</text:p>
          </table:table-cell>
          <table:table-cell table:formula="of:=[.H739]/[.$B$3]" office:value-type="percentage" office:value="0.620584865076304">
            <text:p>62,1%</text:p>
          </table:table-cell>
          <table:table-cell table:number-columns-repeated="1015"/>
        </table:table-row>
        <table:table-row table:style-name="ro1">
          <table:table-cell table:style-name="ce4" office:value-type="float" office:value="733">
            <text:p>733</text:p>
          </table:table-cell>
          <table:table-cell table:style-name="ce8" office:value-type="float" office:value="2901.52002">
            <text:p>2901.520020</text:p>
          </table:table-cell>
          <table:table-cell table:style-name="ce8" office:value-type="float" office:value="2308.15207413057">
            <text:p>2308.152074</text:p>
          </table:table-cell>
          <table:table-cell table:formula="of:=[.D739]+1" office:value-type="float" office:value="733">
            <text:p>733</text:p>
          </table:table-cell>
          <table:table-cell table:formula="of:=[.D740]/[.$B$4]" office:value-type="percentage" office:value="0.582670906200318">
            <text:p>58,3%</text:p>
          </table:table-cell>
          <table:table-cell table:formula="of:=[.D740]*[.$B$5]" office:value-type="float" office:value="1676748.72792677">
            <text:p>1676748,72792677</text:p>
          </table:table-cell>
          <table:table-cell table:formula="of:=[.F740]/[.$B$3]" office:value-type="percentage" office:value="0.582670906200318">
            <text:p>58,3%</text:p>
          </table:table-cell>
          <table:table-cell table:formula="of:=[.H739]+[.B740]" office:value-type="float" office:value="1788755.030148">
            <text:p>1788755,030148</text:p>
          </table:table-cell>
          <table:table-cell table:formula="of:=[.H740]/[.$B$3]" office:value-type="percentage" office:value="0.62159314453479">
            <text:p>62,2%</text:p>
          </table:table-cell>
          <table:table-cell table:number-columns-repeated="1015"/>
        </table:table-row>
        <table:table-row table:style-name="ro1">
          <table:table-cell table:style-name="ce4" office:value-type="float" office:value="734">
            <text:p>734</text:p>
          </table:table-cell>
          <table:table-cell table:style-name="ce8" office:value-type="float" office:value="2736.27002">
            <text:p>2736.270020</text:p>
          </table:table-cell>
          <table:table-cell table:style-name="ce8" office:value-type="float" office:value="2307.30920213293">
            <text:p>2307.309202</text:p>
          </table:table-cell>
          <table:table-cell table:formula="of:=[.D740]+1" office:value-type="float" office:value="734">
            <text:p>734</text:p>
          </table:table-cell>
          <table:table-cell table:formula="of:=[.D741]/[.$B$4]" office:value-type="percentage" office:value="0.583465818759936">
            <text:p>58,3%</text:p>
          </table:table-cell>
          <table:table-cell table:formula="of:=[.D741]*[.$B$5]" office:value-type="float" office:value="1679036.24324455">
            <text:p>1679036,24324455</text:p>
          </table:table-cell>
          <table:table-cell table:formula="of:=[.F741]/[.$B$3]" office:value-type="percentage" office:value="0.583465818759936">
            <text:p>58,3%</text:p>
          </table:table-cell>
          <table:table-cell table:formula="of:=[.H740]+[.B741]" office:value-type="float" office:value="1791491.300168">
            <text:p>1791491,300168</text:p>
          </table:table-cell>
          <table:table-cell table:formula="of:=[.H741]/[.$B$3]" office:value-type="percentage" office:value="0.622543999546998">
            <text:p>62,3%</text:p>
          </table:table-cell>
          <table:table-cell table:number-columns-repeated="1015"/>
        </table:table-row>
        <table:table-row table:style-name="ro1">
          <table:table-cell table:style-name="ce4" office:value-type="float" office:value="735">
            <text:p>735</text:p>
          </table:table-cell>
          <table:table-cell table:style-name="ce8" office:value-type="float" office:value="1994.98999">
            <text:p>1994.989990</text:p>
          </table:table-cell>
          <table:table-cell table:style-name="ce8" office:value-type="float" office:value="2307.06262119723">
            <text:p>2307.062621</text:p>
          </table:table-cell>
          <table:table-cell table:formula="of:=[.D741]+1" office:value-type="float" office:value="735">
            <text:p>735</text:p>
          </table:table-cell>
          <table:table-cell table:formula="of:=[.D742]/[.$B$4]" office:value-type="percentage" office:value="0.584260731319555">
            <text:p>58,4%</text:p>
          </table:table-cell>
          <table:table-cell table:formula="of:=[.D742]*[.$B$5]" office:value-type="float" office:value="1681323.75856232">
            <text:p>1681323,75856232</text:p>
          </table:table-cell>
          <table:table-cell table:formula="of:=[.F742]/[.$B$3]" office:value-type="percentage" office:value="0.584260731319555">
            <text:p>58,4%</text:p>
          </table:table-cell>
          <table:table-cell table:formula="of:=[.H741]+[.B742]" office:value-type="float" office:value="1793486.290158">
            <text:p>1793486,290158</text:p>
          </table:table-cell>
          <table:table-cell table:formula="of:=[.H742]/[.$B$3]" office:value-type="percentage" office:value="0.623237259429038">
            <text:p>62,3%</text:p>
          </table:table-cell>
          <table:table-cell table:number-columns-repeated="1015"/>
        </table:table-row>
        <table:table-row table:style-name="ro1">
          <table:table-cell table:style-name="ce4" office:value-type="float" office:value="736">
            <text:p>736</text:p>
          </table:table-cell>
          <table:table-cell table:style-name="ce8" office:value-type="float" office:value="2888.600098">
            <text:p>2888.600098</text:p>
          </table:table-cell>
          <table:table-cell table:style-name="ce8" office:value-type="float" office:value="2306.1635495971">
            <text:p>2306.163550</text:p>
          </table:table-cell>
          <table:table-cell table:formula="of:=[.D742]+1" office:value-type="float" office:value="736">
            <text:p>736</text:p>
          </table:table-cell>
          <table:table-cell table:formula="of:=[.D743]/[.$B$4]" office:value-type="percentage" office:value="0.585055643879173">
            <text:p>58,5%</text:p>
          </table:table-cell>
          <table:table-cell table:formula="of:=[.D743]*[.$B$5]" office:value-type="float" office:value="1683611.27388009">
            <text:p>1683611,27388009</text:p>
          </table:table-cell>
          <table:table-cell table:formula="of:=[.F743]/[.$B$3]" office:value-type="percentage" office:value="0.585055643879173">
            <text:p>58,5%</text:p>
          </table:table-cell>
          <table:table-cell table:formula="of:=[.H742]+[.B743]" office:value-type="float" office:value="1796374.890256">
            <text:p>1796374,890256</text:p>
          </table:table-cell>
          <table:table-cell table:formula="of:=[.H743]/[.$B$3]" office:value-type="percentage" office:value="0.624241049209057">
            <text:p>62,4%</text:p>
          </table:table-cell>
          <table:table-cell table:number-columns-repeated="1015"/>
        </table:table-row>
        <table:table-row table:style-name="ro1">
          <table:table-cell table:style-name="ce4" office:value-type="float" office:value="737">
            <text:p>737</text:p>
          </table:table-cell>
          <table:table-cell table:style-name="ce8" office:value-type="float" office:value="2649.929932">
            <text:p>2649.929932</text:p>
          </table:table-cell>
          <table:table-cell table:style-name="ce8" office:value-type="float" office:value="2305.91338555866">
            <text:p>2305.913386</text:p>
          </table:table-cell>
          <table:table-cell table:formula="of:=[.D743]+1" office:value-type="float" office:value="737">
            <text:p>737</text:p>
          </table:table-cell>
          <table:table-cell table:formula="of:=[.D744]/[.$B$4]" office:value-type="percentage" office:value="0.585850556438792">
            <text:p>58,6%</text:p>
          </table:table-cell>
          <table:table-cell table:formula="of:=[.D744]*[.$B$5]" office:value-type="float" office:value="1685898.78919786">
            <text:p>1685898,78919786</text:p>
          </table:table-cell>
          <table:table-cell table:formula="of:=[.F744]/[.$B$3]" office:value-type="percentage" office:value="0.585850556438792">
            <text:p>58,6%</text:p>
          </table:table-cell>
          <table:table-cell table:formula="of:=[.H743]+[.B744]" office:value-type="float" office:value="1799024.820188">
            <text:p>1799024,820188</text:p>
          </table:table-cell>
          <table:table-cell table:formula="of:=[.H744]/[.$B$3]" office:value-type="percentage" office:value="0.625161901003443">
            <text:p>62,5%</text:p>
          </table:table-cell>
          <table:table-cell table:number-columns-repeated="1015"/>
        </table:table-row>
        <table:table-row table:style-name="ro1">
          <table:table-cell table:style-name="ce4" office:value-type="float" office:value="738">
            <text:p>738</text:p>
          </table:table-cell>
          <table:table-cell table:style-name="ce8" office:value-type="float" office:value="2887.889893">
            <text:p>2887.889893</text:p>
          </table:table-cell>
          <table:table-cell table:style-name="ce8" office:value-type="float" office:value="2305.45141408248">
            <text:p>2305.451414</text:p>
          </table:table-cell>
          <table:table-cell table:formula="of:=[.D744]+1" office:value-type="float" office:value="738">
            <text:p>738</text:p>
          </table:table-cell>
          <table:table-cell table:formula="of:=[.D745]/[.$B$4]" office:value-type="percentage" office:value="0.58664546899841">
            <text:p>58,7%</text:p>
          </table:table-cell>
          <table:table-cell table:formula="of:=[.D745]*[.$B$5]" office:value-type="float" office:value="1688186.30451563">
            <text:p>1688186,30451563</text:p>
          </table:table-cell>
          <table:table-cell table:formula="of:=[.F745]/[.$B$3]" office:value-type="percentage" office:value="0.58664546899841">
            <text:p>58,7%</text:p>
          </table:table-cell>
          <table:table-cell table:formula="of:=[.H744]+[.B745]" office:value-type="float" office:value="1801912.710081">
            <text:p>1801912,710081</text:p>
          </table:table-cell>
          <table:table-cell table:formula="of:=[.H745]/[.$B$3]" office:value-type="percentage" office:value="0.626165443986917">
            <text:p>62,6%</text:p>
          </table:table-cell>
          <table:table-cell table:number-columns-repeated="1015"/>
        </table:table-row>
        <table:table-row table:style-name="ro1">
          <table:table-cell table:style-name="ce4" office:value-type="float" office:value="739">
            <text:p>739</text:p>
          </table:table-cell>
          <table:table-cell table:style-name="ce8" office:value-type="float" office:value="2925.51001">
            <text:p>2925.510010</text:p>
          </table:table-cell>
          <table:table-cell table:style-name="ce8" office:value-type="float" office:value="2305.25450665596">
            <text:p>2305.254507</text:p>
          </table:table-cell>
          <table:table-cell table:formula="of:=[.D745]+1" office:value-type="float" office:value="739">
            <text:p>739</text:p>
          </table:table-cell>
          <table:table-cell table:formula="of:=[.D746]/[.$B$4]" office:value-type="percentage" office:value="0.587440381558029">
            <text:p>58,7%</text:p>
          </table:table-cell>
          <table:table-cell table:formula="of:=[.D746]*[.$B$5]" office:value-type="float" office:value="1690473.81983341">
            <text:p>1690473,81983341</text:p>
          </table:table-cell>
          <table:table-cell table:formula="of:=[.F746]/[.$B$3]" office:value-type="percentage" office:value="0.587440381558029">
            <text:p>58,7%</text:p>
          </table:table-cell>
          <table:table-cell table:formula="of:=[.H745]+[.B746]" office:value-type="float" office:value="1804838.220091">
            <text:p>1804838,220091</text:p>
          </table:table-cell>
          <table:table-cell table:formula="of:=[.H746]/[.$B$3]" office:value-type="percentage" office:value="0.627182059977277">
            <text:p>62,7%</text:p>
          </table:table-cell>
          <table:table-cell table:number-columns-repeated="1015"/>
        </table:table-row>
        <table:table-row table:style-name="ro1">
          <table:table-cell table:style-name="ce4" office:value-type="float" office:value="740">
            <text:p>740</text:p>
          </table:table-cell>
          <table:table-cell table:style-name="ce8" office:value-type="float" office:value="2878.050049">
            <text:p>2878.050049</text:p>
          </table:table-cell>
          <table:table-cell table:style-name="ce8" office:value-type="float" office:value="2304.90291178629">
            <text:p>2304.902912</text:p>
          </table:table-cell>
          <table:table-cell table:formula="of:=[.D746]+1" office:value-type="float" office:value="740">
            <text:p>740</text:p>
          </table:table-cell>
          <table:table-cell table:formula="of:=[.D747]/[.$B$4]" office:value-type="percentage" office:value="0.588235294117647">
            <text:p>58,8%</text:p>
          </table:table-cell>
          <table:table-cell table:formula="of:=[.D747]*[.$B$5]" office:value-type="float" office:value="1692761.33515118">
            <text:p>1692761,33515118</text:p>
          </table:table-cell>
          <table:table-cell table:formula="of:=[.F747]/[.$B$3]" office:value-type="percentage" office:value="0.588235294117647">
            <text:p>58,8%</text:p>
          </table:table-cell>
          <table:table-cell table:formula="of:=[.H746]+[.B747]" office:value-type="float" office:value="1807716.27014">
            <text:p>1807716,27014</text:p>
          </table:table-cell>
          <table:table-cell table:formula="of:=[.H747]/[.$B$3]" office:value-type="percentage" office:value="0.628182183610717">
            <text:p>62,8%</text:p>
          </table:table-cell>
          <table:table-cell table:number-columns-repeated="1015"/>
        </table:table-row>
        <table:table-row table:style-name="ro1">
          <table:table-cell table:style-name="ce4" office:value-type="float" office:value="741">
            <text:p>741</text:p>
          </table:table-cell>
          <table:table-cell table:style-name="ce8" office:value-type="float" office:value="2871.679932">
            <text:p>2871.679932</text:p>
          </table:table-cell>
          <table:table-cell table:style-name="ce8" office:value-type="float" office:value="2303.47639959938">
            <text:p>2303.476400</text:p>
          </table:table-cell>
          <table:table-cell table:formula="of:=[.D747]+1" office:value-type="float" office:value="741">
            <text:p>741</text:p>
          </table:table-cell>
          <table:table-cell table:formula="of:=[.D748]/[.$B$4]" office:value-type="percentage" office:value="0.589030206677265">
            <text:p>58,9%</text:p>
          </table:table-cell>
          <table:table-cell table:formula="of:=[.D748]*[.$B$5]" office:value-type="float" office:value="1695048.85046895">
            <text:p>1695048,85046895</text:p>
          </table:table-cell>
          <table:table-cell table:formula="of:=[.F748]/[.$B$3]" office:value-type="percentage" office:value="0.589030206677265">
            <text:p>58,9%</text:p>
          </table:table-cell>
          <table:table-cell table:formula="of:=[.H747]+[.B748]" office:value-type="float" office:value="1810587.950072">
            <text:p>1810587,950072</text:p>
          </table:table-cell>
          <table:table-cell table:formula="of:=[.H748]/[.$B$3]" office:value-type="percentage" office:value="0.629180093625752">
            <text:p>62,9%</text:p>
          </table:table-cell>
          <table:table-cell table:number-columns-repeated="1015"/>
        </table:table-row>
        <table:table-row table:style-name="ro1">
          <table:table-cell table:style-name="ce4" office:value-type="float" office:value="742">
            <text:p>742</text:p>
          </table:table-cell>
          <table:table-cell table:style-name="ce8" office:value-type="float" office:value="2755.449951">
            <text:p>2755.449951</text:p>
          </table:table-cell>
          <table:table-cell table:style-name="ce8" office:value-type="float" office:value="2302.62375875191">
            <text:p>2302.623759</text:p>
          </table:table-cell>
          <table:table-cell table:formula="of:=[.D748]+1" office:value-type="float" office:value="742">
            <text:p>742</text:p>
          </table:table-cell>
          <table:table-cell table:formula="of:=[.D749]/[.$B$4]" office:value-type="percentage" office:value="0.589825119236884">
            <text:p>59,0%</text:p>
          </table:table-cell>
          <table:table-cell table:formula="of:=[.D749]*[.$B$5]" office:value-type="float" office:value="1697336.36578672">
            <text:p>1697336,36578672</text:p>
          </table:table-cell>
          <table:table-cell table:formula="of:=[.F749]/[.$B$3]" office:value-type="percentage" office:value="0.589825119236884">
            <text:p>59,0%</text:p>
          </table:table-cell>
          <table:table-cell table:formula="of:=[.H748]+[.B749]" office:value-type="float" office:value="1813343.400023">
            <text:p>1813343,400023</text:p>
          </table:table-cell>
          <table:table-cell table:formula="of:=[.H749]/[.$B$3]" office:value-type="percentage" office:value="0.630137613672255">
            <text:p>63,0%</text:p>
          </table:table-cell>
          <table:table-cell table:number-columns-repeated="1015"/>
        </table:table-row>
        <table:table-row table:style-name="ro1">
          <table:table-cell table:style-name="ce4" office:value-type="float" office:value="743">
            <text:p>743</text:p>
          </table:table-cell>
          <table:table-cell table:style-name="ce8" office:value-type="float" office:value="2813.889893">
            <text:p>2813.889893</text:p>
          </table:table-cell>
          <table:table-cell table:style-name="ce8" office:value-type="float" office:value="2301.1714142806">
            <text:p>2301.171414</text:p>
          </table:table-cell>
          <table:table-cell table:formula="of:=[.D749]+1" office:value-type="float" office:value="743">
            <text:p>743</text:p>
          </table:table-cell>
          <table:table-cell table:formula="of:=[.D750]/[.$B$4]" office:value-type="percentage" office:value="0.590620031796502">
            <text:p>59,1%</text:p>
          </table:table-cell>
          <table:table-cell table:formula="of:=[.D750]*[.$B$5]" office:value-type="float" office:value="1699623.88110449">
            <text:p>1699623,88110449</text:p>
          </table:table-cell>
          <table:table-cell table:formula="of:=[.F750]/[.$B$3]" office:value-type="percentage" office:value="0.590620031796502">
            <text:p>59,1%</text:p>
          </table:table-cell>
          <table:table-cell table:formula="of:=[.H749]+[.B750]" office:value-type="float" office:value="1816157.289916">
            <text:p>1816157,289916</text:p>
          </table:table-cell>
          <table:table-cell table:formula="of:=[.H750]/[.$B$3]" office:value-type="percentage" office:value="0.631115441623811">
            <text:p>63,1%</text:p>
          </table:table-cell>
          <table:table-cell table:number-columns-repeated="1015"/>
        </table:table-row>
        <table:table-row table:style-name="ro1">
          <table:table-cell table:style-name="ce4" office:value-type="float" office:value="744">
            <text:p>744</text:p>
          </table:table-cell>
          <table:table-cell table:style-name="ce8" office:value-type="float" office:value="2914">
            <text:p>2914.000000</text:p>
          </table:table-cell>
          <table:table-cell table:style-name="ce8" office:value-type="float" office:value="2300.226802647">
            <text:p>2300.226803</text:p>
          </table:table-cell>
          <table:table-cell table:formula="of:=[.D750]+1" office:value-type="float" office:value="744">
            <text:p>744</text:p>
          </table:table-cell>
          <table:table-cell table:formula="of:=[.D751]/[.$B$4]" office:value-type="percentage" office:value="0.591414944356121">
            <text:p>59,1%</text:p>
          </table:table-cell>
          <table:table-cell table:formula="of:=[.D751]*[.$B$5]" office:value-type="float" office:value="1701911.39642227">
            <text:p>1701911,39642227</text:p>
          </table:table-cell>
          <table:table-cell table:formula="of:=[.F751]/[.$B$3]" office:value-type="percentage" office:value="0.591414944356121">
            <text:p>59,1%</text:p>
          </table:table-cell>
          <table:table-cell table:formula="of:=[.H750]+[.B751]" office:value-type="float" office:value="1819071.289916">
            <text:p>1819071,289916</text:p>
          </table:table-cell>
          <table:table-cell table:formula="of:=[.H751]/[.$B$3]" office:value-type="percentage" office:value="0.632128057880731">
            <text:p>63,2%</text:p>
          </table:table-cell>
          <table:table-cell table:number-columns-repeated="1015"/>
        </table:table-row>
        <table:table-row table:style-name="ro1">
          <table:table-cell table:style-name="ce4" office:value-type="float" office:value="745">
            <text:p>745</text:p>
          </table:table-cell>
          <table:table-cell table:style-name="ce8" office:value-type="float" office:value="2839.959961">
            <text:p>2839.959961</text:p>
          </table:table-cell>
          <table:table-cell table:style-name="ce8" office:value-type="float" office:value="2300.10235394151">
            <text:p>2300.102354</text:p>
          </table:table-cell>
          <table:table-cell table:formula="of:=[.D751]+1" office:value-type="float" office:value="745">
            <text:p>745</text:p>
          </table:table-cell>
          <table:table-cell table:formula="of:=[.D752]/[.$B$4]" office:value-type="percentage" office:value="0.592209856915739">
            <text:p>59,2%</text:p>
          </table:table-cell>
          <table:table-cell table:formula="of:=[.D752]*[.$B$5]" office:value-type="float" office:value="1704198.91174004">
            <text:p>1704198,91174004</text:p>
          </table:table-cell>
          <table:table-cell table:formula="of:=[.F752]/[.$B$3]" office:value-type="percentage" office:value="0.592209856915739">
            <text:p>59,2%</text:p>
          </table:table-cell>
          <table:table-cell table:formula="of:=[.H751]+[.B752]" office:value-type="float" office:value="1821911.249877">
            <text:p>1821911,249877</text:p>
          </table:table-cell>
          <table:table-cell table:formula="of:=[.H752]/[.$B$3]" office:value-type="percentage" office:value="0.633114945192161">
            <text:p>63,3%</text:p>
          </table:table-cell>
          <table:table-cell table:number-columns-repeated="1015"/>
        </table:table-row>
        <table:table-row table:style-name="ro1">
          <table:table-cell table:style-name="ce4" office:value-type="float" office:value="746">
            <text:p>746</text:p>
          </table:table-cell>
          <table:table-cell table:style-name="ce8" office:value-type="float" office:value="2901.610107">
            <text:p>2901.610107</text:p>
          </table:table-cell>
          <table:table-cell table:style-name="ce8" office:value-type="float" office:value="2299.95397318717">
            <text:p>2299.953973</text:p>
          </table:table-cell>
          <table:table-cell table:formula="of:=[.D752]+1" office:value-type="float" office:value="746">
            <text:p>746</text:p>
          </table:table-cell>
          <table:table-cell table:formula="of:=[.D753]/[.$B$4]" office:value-type="percentage" office:value="0.593004769475358">
            <text:p>59,3%</text:p>
          </table:table-cell>
          <table:table-cell table:formula="of:=[.D753]*[.$B$5]" office:value-type="float" office:value="1706486.42705781">
            <text:p>1706486,42705781</text:p>
          </table:table-cell>
          <table:table-cell table:formula="of:=[.F753]/[.$B$3]" office:value-type="percentage" office:value="0.593004769475358">
            <text:p>59,3%</text:p>
          </table:table-cell>
          <table:table-cell table:formula="of:=[.H752]+[.B753]" office:value-type="float" office:value="1824812.859984">
            <text:p>1824812,859984</text:p>
          </table:table-cell>
          <table:table-cell table:formula="of:=[.H753]/[.$B$3]" office:value-type="percentage" office:value="0.634123255955919">
            <text:p>63,4%</text:p>
          </table:table-cell>
          <table:table-cell table:number-columns-repeated="1015"/>
        </table:table-row>
        <table:table-row table:style-name="ro1">
          <table:table-cell table:style-name="ce4" office:value-type="float" office:value="747">
            <text:p>747</text:p>
          </table:table-cell>
          <table:table-cell table:style-name="ce8" office:value-type="float" office:value="2258.070068">
            <text:p>2258.070068</text:p>
          </table:table-cell>
          <table:table-cell table:style-name="ce8" office:value-type="float" office:value="2299.84210003034">
            <text:p>2299.842100</text:p>
          </table:table-cell>
          <table:table-cell table:formula="of:=[.D753]+1" office:value-type="float" office:value="747">
            <text:p>747</text:p>
          </table:table-cell>
          <table:table-cell table:formula="of:=[.D754]/[.$B$4]" office:value-type="percentage" office:value="0.593799682034976">
            <text:p>59,4%</text:p>
          </table:table-cell>
          <table:table-cell table:formula="of:=[.D754]*[.$B$5]" office:value-type="float" office:value="1708773.94237558">
            <text:p>1708773,94237558</text:p>
          </table:table-cell>
          <table:table-cell table:formula="of:=[.F754]/[.$B$3]" office:value-type="percentage" office:value="0.593799682034976">
            <text:p>59,4%</text:p>
          </table:table-cell>
          <table:table-cell table:formula="of:=[.H753]+[.B754]" office:value-type="float" office:value="1827070.930052">
            <text:p>1827070,930052</text:p>
          </table:table-cell>
          <table:table-cell table:formula="of:=[.H754]/[.$B$3]" office:value-type="percentage" office:value="0.634907936278541">
            <text:p>63,5%</text:p>
          </table:table-cell>
          <table:table-cell table:number-columns-repeated="1015"/>
        </table:table-row>
        <table:table-row table:style-name="ro1">
          <table:table-cell table:style-name="ce4" office:value-type="float" office:value="748">
            <text:p>748</text:p>
          </table:table-cell>
          <table:table-cell table:style-name="ce8" office:value-type="float" office:value="2488.830078">
            <text:p>2488.830078</text:p>
          </table:table-cell>
          <table:table-cell table:style-name="ce8" office:value-type="float" office:value="2299.06555389766">
            <text:p>2299.065554</text:p>
          </table:table-cell>
          <table:table-cell table:formula="of:=[.D754]+1" office:value-type="float" office:value="748">
            <text:p>748</text:p>
          </table:table-cell>
          <table:table-cell table:formula="of:=[.D755]/[.$B$4]" office:value-type="percentage" office:value="0.594594594594595">
            <text:p>59,5%</text:p>
          </table:table-cell>
          <table:table-cell table:formula="of:=[.D755]*[.$B$5]" office:value-type="float" office:value="1711061.45769335">
            <text:p>1711061,45769335</text:p>
          </table:table-cell>
          <table:table-cell table:formula="of:=[.F755]/[.$B$3]" office:value-type="percentage" office:value="0.594594594594595">
            <text:p>59,5%</text:p>
          </table:table-cell>
          <table:table-cell table:formula="of:=[.H754]+[.B755]" office:value-type="float" office:value="1829559.76013">
            <text:p>1829559,76013</text:p>
          </table:table-cell>
          <table:table-cell table:formula="of:=[.H755]/[.$B$3]" office:value-type="percentage" office:value="0.635772805804173">
            <text:p>63,6%</text:p>
          </table:table-cell>
          <table:table-cell table:number-columns-repeated="1015"/>
        </table:table-row>
        <table:table-row table:style-name="ro1">
          <table:table-cell table:style-name="ce4" office:value-type="float" office:value="749">
            <text:p>749</text:p>
          </table:table-cell>
          <table:table-cell table:style-name="ce8" office:value-type="float" office:value="2701.580078">
            <text:p>2701.580078</text:p>
          </table:table-cell>
          <table:table-cell table:style-name="ce8" office:value-type="float" office:value="2298.43042914394">
            <text:p>2298.430429</text:p>
          </table:table-cell>
          <table:table-cell table:formula="of:=[.D755]+1" office:value-type="float" office:value="749">
            <text:p>749</text:p>
          </table:table-cell>
          <table:table-cell table:formula="of:=[.D756]/[.$B$4]" office:value-type="percentage" office:value="0.595389507154213">
            <text:p>59,5%</text:p>
          </table:table-cell>
          <table:table-cell table:formula="of:=[.D756]*[.$B$5]" office:value-type="float" office:value="1713348.97301112">
            <text:p>1713348,97301112</text:p>
          </table:table-cell>
          <table:table-cell table:formula="of:=[.F756]/[.$B$3]" office:value-type="percentage" office:value="0.595389507154213">
            <text:p>59,5%</text:p>
          </table:table-cell>
          <table:table-cell table:formula="of:=[.H755]+[.B756]" office:value-type="float" office:value="1832261.340208">
            <text:p>1832261,340208</text:p>
          </table:table-cell>
          <table:table-cell table:formula="of:=[.H756]/[.$B$3]" office:value-type="percentage" office:value="0.636711606046573">
            <text:p>63,7%</text:p>
          </table:table-cell>
          <table:table-cell table:number-columns-repeated="1015"/>
        </table:table-row>
        <table:table-row table:style-name="ro1">
          <table:table-cell table:style-name="ce4" office:value-type="float" office:value="750">
            <text:p>750</text:p>
          </table:table-cell>
          <table:table-cell table:style-name="ce8" office:value-type="float" office:value="1853.439941">
            <text:p>1853.439941</text:p>
          </table:table-cell>
          <table:table-cell table:style-name="ce8" office:value-type="float" office:value="2298.35285023587">
            <text:p>2298.352850</text:p>
          </table:table-cell>
          <table:table-cell table:formula="of:=[.D756]+1" office:value-type="float" office:value="750">
            <text:p>750</text:p>
          </table:table-cell>
          <table:table-cell table:formula="of:=[.D757]/[.$B$4]" office:value-type="percentage" office:value="0.596184419713832">
            <text:p>59,6%</text:p>
          </table:table-cell>
          <table:table-cell table:formula="of:=[.D757]*[.$B$5]" office:value-type="float" office:value="1715636.4883289">
            <text:p>1715636,4883289</text:p>
          </table:table-cell>
          <table:table-cell table:formula="of:=[.F757]/[.$B$3]" office:value-type="percentage" office:value="0.596184419713831">
            <text:p>59,6%</text:p>
          </table:table-cell>
          <table:table-cell table:formula="of:=[.H756]+[.B757]" office:value-type="float" office:value="1834114.780149">
            <text:p>1834114,780149</text:p>
          </table:table-cell>
          <table:table-cell table:formula="of:=[.H757]/[.$B$3]" office:value-type="percentage" office:value="0.63735567722553">
            <text:p>63,7%</text:p>
          </table:table-cell>
          <table:table-cell table:number-columns-repeated="1015"/>
        </table:table-row>
        <table:table-row table:style-name="ro1">
          <table:table-cell table:style-name="ce4" office:value-type="float" office:value="751">
            <text:p>751</text:p>
          </table:table-cell>
          <table:table-cell table:style-name="ce8" office:value-type="float" office:value="2850.129883">
            <text:p>2850.129883</text:p>
          </table:table-cell>
          <table:table-cell table:style-name="ce8" office:value-type="float" office:value="2297.52758551445">
            <text:p>2297.527586</text:p>
          </table:table-cell>
          <table:table-cell table:formula="of:=[.D757]+1" office:value-type="float" office:value="751">
            <text:p>751</text:p>
          </table:table-cell>
          <table:table-cell table:formula="of:=[.D758]/[.$B$4]" office:value-type="percentage" office:value="0.59697933227345">
            <text:p>59,7%</text:p>
          </table:table-cell>
          <table:table-cell table:formula="of:=[.D758]*[.$B$5]" office:value-type="float" office:value="1717924.00364667">
            <text:p>1717924,00364667</text:p>
          </table:table-cell>
          <table:table-cell table:formula="of:=[.F758]/[.$B$3]" office:value-type="percentage" office:value="0.59697933227345">
            <text:p>59,7%</text:p>
          </table:table-cell>
          <table:table-cell table:formula="of:=[.H757]+[.B758]" office:value-type="float" office:value="1836964.910032">
            <text:p>1836964,910032</text:p>
          </table:table-cell>
          <table:table-cell table:formula="of:=[.H758]/[.$B$3]" office:value-type="percentage" office:value="0.638346098589242">
            <text:p>63,8%</text:p>
          </table:table-cell>
          <table:table-cell table:number-columns-repeated="1015"/>
        </table:table-row>
        <table:table-row table:style-name="ro1">
          <table:table-cell table:style-name="ce4" office:value-type="float" office:value="752">
            <text:p>752</text:p>
          </table:table-cell>
          <table:table-cell table:style-name="ce8" office:value-type="float" office:value="2877.129883">
            <text:p>2877.129883</text:p>
          </table:table-cell>
          <table:table-cell table:style-name="ce8" office:value-type="float" office:value="2297.23650704643">
            <text:p>2297.236507</text:p>
          </table:table-cell>
          <table:table-cell table:formula="of:=[.D758]+1" office:value-type="float" office:value="752">
            <text:p>752</text:p>
          </table:table-cell>
          <table:table-cell table:formula="of:=[.D759]/[.$B$4]" office:value-type="percentage" office:value="0.597774244833068">
            <text:p>59,8%</text:p>
          </table:table-cell>
          <table:table-cell table:formula="of:=[.D759]*[.$B$5]" office:value-type="float" office:value="1720211.51896444">
            <text:p>1720211,51896444</text:p>
          </table:table-cell>
          <table:table-cell table:formula="of:=[.F759]/[.$B$3]" office:value-type="percentage" office:value="0.597774244833068">
            <text:p>59,8%</text:p>
          </table:table-cell>
          <table:table-cell table:formula="of:=[.H758]+[.B759]" office:value-type="float" office:value="1839842.039915">
            <text:p>1839842,039915</text:p>
          </table:table-cell>
          <table:table-cell table:formula="of:=[.H759]/[.$B$3]" office:value-type="percentage" office:value="0.639345902464601">
            <text:p>63,9%</text:p>
          </table:table-cell>
          <table:table-cell table:number-columns-repeated="1015"/>
        </table:table-row>
        <table:table-row table:style-name="ro1">
          <table:table-cell table:style-name="ce4" office:value-type="float" office:value="753">
            <text:p>753</text:p>
          </table:table-cell>
          <table:table-cell table:style-name="ce8" office:value-type="float" office:value="2924.590088">
            <text:p>2924.590088</text:p>
          </table:table-cell>
          <table:table-cell table:style-name="ce8" office:value-type="float" office:value="2296.69360045292">
            <text:p>2296.693600</text:p>
          </table:table-cell>
          <table:table-cell table:formula="of:=[.D759]+1" office:value-type="float" office:value="753">
            <text:p>753</text:p>
          </table:table-cell>
          <table:table-cell table:formula="of:=[.D760]/[.$B$4]" office:value-type="percentage" office:value="0.598569157392687">
            <text:p>59,9%</text:p>
          </table:table-cell>
          <table:table-cell table:formula="of:=[.D760]*[.$B$5]" office:value-type="float" office:value="1722499.03428221">
            <text:p>1722499,03428221</text:p>
          </table:table-cell>
          <table:table-cell table:formula="of:=[.F760]/[.$B$3]" office:value-type="percentage" office:value="0.598569157392687">
            <text:p>59,9%</text:p>
          </table:table-cell>
          <table:table-cell table:formula="of:=[.H759]+[.B760]" office:value-type="float" office:value="1842766.630003">
            <text:p>1842766,630003</text:p>
          </table:table-cell>
          <table:table-cell table:formula="of:=[.H760]/[.$B$3]" office:value-type="percentage" office:value="0.640362198781668">
            <text:p>64,0%</text:p>
          </table:table-cell>
          <table:table-cell table:number-columns-repeated="1015"/>
        </table:table-row>
        <table:table-row table:style-name="ro1">
          <table:table-cell table:style-name="ce4" office:value-type="float" office:value="754">
            <text:p>754</text:p>
          </table:table-cell>
          <table:table-cell table:style-name="ce8" office:value-type="float" office:value="2351.100098">
            <text:p>2351.100098</text:p>
          </table:table-cell>
          <table:table-cell table:style-name="ce8" office:value-type="float" office:value="2296.41371865063">
            <text:p>2296.413719</text:p>
          </table:table-cell>
          <table:table-cell table:formula="of:=[.D760]+1" office:value-type="float" office:value="754">
            <text:p>754</text:p>
          </table:table-cell>
          <table:table-cell table:formula="of:=[.D761]/[.$B$4]" office:value-type="percentage" office:value="0.599364069952305">
            <text:p>59,9%</text:p>
          </table:table-cell>
          <table:table-cell table:formula="of:=[.D761]*[.$B$5]" office:value-type="float" office:value="1724786.54959998">
            <text:p>1724786,54959998</text:p>
          </table:table-cell>
          <table:table-cell table:formula="of:=[.F761]/[.$B$3]" office:value-type="percentage" office:value="0.599364069952305">
            <text:p>59,9%</text:p>
          </table:table-cell>
          <table:table-cell table:formula="of:=[.H760]+[.B761]" office:value-type="float" office:value="1845117.730101">
            <text:p>1845117,730101</text:p>
          </table:table-cell>
          <table:table-cell table:formula="of:=[.H761]/[.$B$3]" office:value-type="percentage" office:value="0.641179207079842">
            <text:p>64,1%</text:p>
          </table:table-cell>
          <table:table-cell table:number-columns-repeated="1015"/>
        </table:table-row>
        <table:table-row table:style-name="ro1">
          <table:table-cell table:style-name="ce4" office:value-type="float" office:value="755">
            <text:p>755</text:p>
          </table:table-cell>
          <table:table-cell table:style-name="ce8" office:value-type="float" office:value="2020.849976">
            <text:p>2020.849976</text:p>
          </table:table-cell>
          <table:table-cell table:style-name="ce8" office:value-type="float" office:value="2295.95103686517">
            <text:p>2295.951037</text:p>
          </table:table-cell>
          <table:table-cell table:formula="of:=[.D761]+1" office:value-type="float" office:value="755">
            <text:p>755</text:p>
          </table:table-cell>
          <table:table-cell table:formula="of:=[.D762]/[.$B$4]" office:value-type="percentage" office:value="0.600158982511924">
            <text:p>60,0%</text:p>
          </table:table-cell>
          <table:table-cell table:formula="of:=[.D762]*[.$B$5]" office:value-type="float" office:value="1727074.06491776">
            <text:p>1727074,06491776</text:p>
          </table:table-cell>
          <table:table-cell table:formula="of:=[.F762]/[.$B$3]" office:value-type="percentage" office:value="0.600158982511924">
            <text:p>60,0%</text:p>
          </table:table-cell>
          <table:table-cell table:formula="of:=[.H761]+[.B762]" office:value-type="float" office:value="1847138.580077">
            <text:p>1847138,580077</text:p>
          </table:table-cell>
          <table:table-cell table:formula="of:=[.H762]/[.$B$3]" office:value-type="percentage" office:value="0.641881453318172">
            <text:p>64,2%</text:p>
          </table:table-cell>
          <table:table-cell table:number-columns-repeated="1015"/>
        </table:table-row>
        <table:table-row table:style-name="ro1">
          <table:table-cell table:style-name="ce4" office:value-type="float" office:value="756">
            <text:p>756</text:p>
          </table:table-cell>
          <table:table-cell table:style-name="ce8" office:value-type="float" office:value="2055.469971">
            <text:p>2055.469971</text:p>
          </table:table-cell>
          <table:table-cell table:style-name="ce8" office:value-type="float" office:value="2295.1208656409">
            <text:p>2295.120866</text:p>
          </table:table-cell>
          <table:table-cell table:formula="of:=[.D762]+1" office:value-type="float" office:value="756">
            <text:p>756</text:p>
          </table:table-cell>
          <table:table-cell table:formula="of:=[.D763]/[.$B$4]" office:value-type="percentage" office:value="0.600953895071542">
            <text:p>60,1%</text:p>
          </table:table-cell>
          <table:table-cell table:formula="of:=[.D763]*[.$B$5]" office:value-type="float" office:value="1729361.58023553">
            <text:p>1729361,58023553</text:p>
          </table:table-cell>
          <table:table-cell table:formula="of:=[.F763]/[.$B$3]" office:value-type="percentage" office:value="0.600953895071542">
            <text:p>60,1%</text:p>
          </table:table-cell>
          <table:table-cell table:formula="of:=[.H762]+[.B763]" office:value-type="float" office:value="1849194.050048">
            <text:p>1849194,050048</text:p>
          </table:table-cell>
          <table:table-cell table:formula="of:=[.H763]/[.$B$3]" office:value-type="percentage" office:value="0.642595730019697">
            <text:p>64,3%</text:p>
          </table:table-cell>
          <table:table-cell table:number-columns-repeated="1015"/>
        </table:table-row>
        <table:table-row table:style-name="ro1">
          <table:table-cell table:style-name="ce4" office:value-type="float" office:value="757">
            <text:p>757</text:p>
          </table:table-cell>
          <table:table-cell table:style-name="ce8" office:value-type="float" office:value="1852.209961">
            <text:p>1852.209961</text:p>
          </table:table-cell>
          <table:table-cell table:style-name="ce8" office:value-type="float" office:value="2295.00539358064">
            <text:p>2295.005394</text:p>
          </table:table-cell>
          <table:table-cell table:formula="of:=[.D763]+1" office:value-type="float" office:value="757">
            <text:p>757</text:p>
          </table:table-cell>
          <table:table-cell table:formula="of:=[.D764]/[.$B$4]" office:value-type="percentage" office:value="0.601748807631161">
            <text:p>60,2%</text:p>
          </table:table-cell>
          <table:table-cell table:formula="of:=[.D764]*[.$B$5]" office:value-type="float" office:value="1731649.0955533">
            <text:p>1731649,0955533</text:p>
          </table:table-cell>
          <table:table-cell table:formula="of:=[.F764]/[.$B$3]" office:value-type="percentage" office:value="0.60174880763116">
            <text:p>60,2%</text:p>
          </table:table-cell>
          <table:table-cell table:formula="of:=[.H763]+[.B764]" office:value-type="float" office:value="1851046.260009">
            <text:p>1851046,260009</text:p>
          </table:table-cell>
          <table:table-cell table:formula="of:=[.H764]/[.$B$3]" office:value-type="percentage" office:value="0.643239373780074">
            <text:p>64,3%</text:p>
          </table:table-cell>
          <table:table-cell table:number-columns-repeated="1015"/>
        </table:table-row>
        <table:table-row table:style-name="ro1">
          <table:table-cell table:style-name="ce4" office:value-type="float" office:value="758">
            <text:p>758</text:p>
          </table:table-cell>
          <table:table-cell table:style-name="ce8" office:value-type="float" office:value="1851.859985">
            <text:p>1851.859985</text:p>
          </table:table-cell>
          <table:table-cell table:style-name="ce8" office:value-type="float" office:value="2294.8798549966">
            <text:p>2294.879855</text:p>
          </table:table-cell>
          <table:table-cell table:formula="of:=[.D764]+1" office:value-type="float" office:value="758">
            <text:p>758</text:p>
          </table:table-cell>
          <table:table-cell table:formula="of:=[.D765]/[.$B$4]" office:value-type="percentage" office:value="0.602543720190779">
            <text:p>60,3%</text:p>
          </table:table-cell>
          <table:table-cell table:formula="of:=[.D765]*[.$B$5]" office:value-type="float" office:value="1733936.61087107">
            <text:p>1733936,61087107</text:p>
          </table:table-cell>
          <table:table-cell table:formula="of:=[.F765]/[.$B$3]" office:value-type="percentage" office:value="0.602543720190779">
            <text:p>60,3%</text:p>
          </table:table-cell>
          <table:table-cell table:formula="of:=[.H764]+[.B765]" office:value-type="float" office:value="1852898.119994">
            <text:p>1852898,119994</text:p>
          </table:table-cell>
          <table:table-cell table:formula="of:=[.H765]/[.$B$3]" office:value-type="percentage" office:value="0.643882895923639">
            <text:p>64,4%</text:p>
          </table:table-cell>
          <table:table-cell table:number-columns-repeated="1015"/>
        </table:table-row>
        <table:table-row table:style-name="ro1">
          <table:table-cell table:style-name="ce4" office:value-type="float" office:value="759">
            <text:p>759</text:p>
          </table:table-cell>
          <table:table-cell table:style-name="ce8" office:value-type="float" office:value="2768.780029">
            <text:p>2768.780029</text:p>
          </table:table-cell>
          <table:table-cell table:style-name="ce8" office:value-type="float" office:value="2292.86499641782">
            <text:p>2292.864996</text:p>
          </table:table-cell>
          <table:table-cell table:formula="of:=[.D765]+1" office:value-type="float" office:value="759">
            <text:p>759</text:p>
          </table:table-cell>
          <table:table-cell table:formula="of:=[.D766]/[.$B$4]" office:value-type="percentage" office:value="0.603338632750397">
            <text:p>60,3%</text:p>
          </table:table-cell>
          <table:table-cell table:formula="of:=[.D766]*[.$B$5]" office:value-type="float" office:value="1736224.12618884">
            <text:p>1736224,12618884</text:p>
          </table:table-cell>
          <table:table-cell table:formula="of:=[.F766]/[.$B$3]" office:value-type="percentage" office:value="0.603338632750397">
            <text:p>60,3%</text:p>
          </table:table-cell>
          <table:table-cell table:formula="of:=[.H765]+[.B766]" office:value-type="float" office:value="1855666.900023">
            <text:p>1855666,900023</text:p>
          </table:table-cell>
          <table:table-cell table:formula="of:=[.H766]/[.$B$3]" office:value-type="percentage" office:value="0.644845048177997">
            <text:p>64,5%</text:p>
          </table:table-cell>
          <table:table-cell table:number-columns-repeated="1015"/>
        </table:table-row>
        <table:table-row table:style-name="ro1">
          <table:table-cell table:style-name="ce4" office:value-type="float" office:value="760">
            <text:p>760</text:p>
          </table:table-cell>
          <table:table-cell table:style-name="ce8" office:value-type="float" office:value="2619.550049">
            <text:p>2619.550049</text:p>
          </table:table-cell>
          <table:table-cell table:style-name="ce8" office:value-type="float" office:value="2292.81731508098">
            <text:p>2292.817315</text:p>
          </table:table-cell>
          <table:table-cell table:formula="of:=[.D766]+1" office:value-type="float" office:value="760">
            <text:p>760</text:p>
          </table:table-cell>
          <table:table-cell table:formula="of:=[.D767]/[.$B$4]" office:value-type="percentage" office:value="0.604133545310016">
            <text:p>60,4%</text:p>
          </table:table-cell>
          <table:table-cell table:formula="of:=[.D767]*[.$B$5]" office:value-type="float" office:value="1738511.64150662">
            <text:p>1738511,64150662</text:p>
          </table:table-cell>
          <table:table-cell table:formula="of:=[.F767]/[.$B$3]" office:value-type="percentage" office:value="0.604133545310016">
            <text:p>60,4%</text:p>
          </table:table-cell>
          <table:table-cell table:formula="of:=[.H766]+[.B767]" office:value-type="float" office:value="1858286.450072">
            <text:p>1858286,450072</text:p>
          </table:table-cell>
          <table:table-cell table:formula="of:=[.H767]/[.$B$3]" office:value-type="percentage" office:value="0.645755342949937">
            <text:p>64,6%</text:p>
          </table:table-cell>
          <table:table-cell table:number-columns-repeated="1015"/>
        </table:table-row>
        <table:table-row table:style-name="ro1">
          <table:table-cell table:style-name="ce4" office:value-type="float" office:value="761">
            <text:p>761</text:p>
          </table:table-cell>
          <table:table-cell table:style-name="ce8" office:value-type="float" office:value="2730.199951">
            <text:p>2730.199951</text:p>
          </table:table-cell>
          <table:table-cell table:style-name="ce8" office:value-type="float" office:value="2292.24698439153">
            <text:p>2292.246984</text:p>
          </table:table-cell>
          <table:table-cell table:formula="of:=[.D767]+1" office:value-type="float" office:value="761">
            <text:p>761</text:p>
          </table:table-cell>
          <table:table-cell table:formula="of:=[.D768]/[.$B$4]" office:value-type="percentage" office:value="0.604928457869634">
            <text:p>60,5%</text:p>
          </table:table-cell>
          <table:table-cell table:formula="of:=[.D768]*[.$B$5]" office:value-type="float" office:value="1740799.15682439">
            <text:p>1740799,15682439</text:p>
          </table:table-cell>
          <table:table-cell table:formula="of:=[.F768]/[.$B$3]" office:value-type="percentage" office:value="0.604928457869634">
            <text:p>60,5%</text:p>
          </table:table-cell>
          <table:table-cell table:formula="of:=[.H767]+[.B768]" office:value-type="float" office:value="1861016.650023">
            <text:p>1861016,650023</text:p>
          </table:table-cell>
          <table:table-cell table:formula="of:=[.H768]/[.$B$3]" office:value-type="percentage" office:value="0.646704088610549">
            <text:p>64,7%</text:p>
          </table:table-cell>
          <table:table-cell table:number-columns-repeated="1015"/>
        </table:table-row>
        <table:table-row table:style-name="ro1">
          <table:table-cell table:style-name="ce4" office:value-type="float" office:value="762">
            <text:p>762</text:p>
          </table:table-cell>
          <table:table-cell table:style-name="ce8" office:value-type="float" office:value="2062.52002">
            <text:p>2062.520020</text:p>
          </table:table-cell>
          <table:table-cell table:style-name="ce8" office:value-type="float" office:value="2290.94546188976">
            <text:p>2290.945462</text:p>
          </table:table-cell>
          <table:table-cell table:formula="of:=[.D768]+1" office:value-type="float" office:value="762">
            <text:p>762</text:p>
          </table:table-cell>
          <table:table-cell table:formula="of:=[.D769]/[.$B$4]" office:value-type="percentage" office:value="0.605723370429253">
            <text:p>60,6%</text:p>
          </table:table-cell>
          <table:table-cell table:formula="of:=[.D769]*[.$B$5]" office:value-type="float" office:value="1743086.67214216">
            <text:p>1743086,67214216</text:p>
          </table:table-cell>
          <table:table-cell table:formula="of:=[.F769]/[.$B$3]" office:value-type="percentage" office:value="0.605723370429253">
            <text:p>60,6%</text:p>
          </table:table-cell>
          <table:table-cell table:formula="of:=[.H768]+[.B769]" office:value-type="float" office:value="1863079.170043">
            <text:p>1863079,170043</text:p>
          </table:table-cell>
          <table:table-cell table:formula="of:=[.H769]/[.$B$3]" office:value-type="percentage" office:value="0.647420815207142">
            <text:p>64,7%</text:p>
          </table:table-cell>
          <table:table-cell table:number-columns-repeated="1015"/>
        </table:table-row>
        <table:table-row table:style-name="ro1">
          <table:table-cell table:style-name="ce4" office:value-type="float" office:value="763">
            <text:p>763</text:p>
          </table:table-cell>
          <table:table-cell table:style-name="ce8" office:value-type="float" office:value="2913.97998">
            <text:p>2913.979980</text:p>
          </table:table-cell>
          <table:table-cell table:style-name="ce8" office:value-type="float" office:value="2289.20675876442">
            <text:p>2289.206759</text:p>
          </table:table-cell>
          <table:table-cell table:formula="of:=[.D769]+1" office:value-type="float" office:value="763">
            <text:p>763</text:p>
          </table:table-cell>
          <table:table-cell table:formula="of:=[.D770]/[.$B$4]" office:value-type="percentage" office:value="0.606518282988871">
            <text:p>60,7%</text:p>
          </table:table-cell>
          <table:table-cell table:formula="of:=[.D770]*[.$B$5]" office:value-type="float" office:value="1745374.18745993">
            <text:p>1745374,18745993</text:p>
          </table:table-cell>
          <table:table-cell table:formula="of:=[.F770]/[.$B$3]" office:value-type="percentage" office:value="0.606518282988871">
            <text:p>60,7%</text:p>
          </table:table-cell>
          <table:table-cell table:formula="of:=[.H769]+[.B770]" office:value-type="float" office:value="1865993.150023">
            <text:p>1865993,150023</text:p>
          </table:table-cell>
          <table:table-cell table:formula="of:=[.H770]/[.$B$3]" office:value-type="percentage" office:value="0.648433424507103">
            <text:p>64,8%</text:p>
          </table:table-cell>
          <table:table-cell table:number-columns-repeated="1015"/>
        </table:table-row>
        <table:table-row table:style-name="ro1">
          <table:table-cell table:style-name="ce4" office:value-type="float" office:value="764">
            <text:p>764</text:p>
          </table:table-cell>
          <table:table-cell table:style-name="ce8" office:value-type="float" office:value="2840.689941">
            <text:p>2840.689941</text:p>
          </table:table-cell>
          <table:table-cell table:style-name="ce8" office:value-type="float" office:value="2288.00463166235">
            <text:p>2288.004632</text:p>
          </table:table-cell>
          <table:table-cell table:formula="of:=[.D770]+1" office:value-type="float" office:value="764">
            <text:p>764</text:p>
          </table:table-cell>
          <table:table-cell table:formula="of:=[.D771]/[.$B$4]" office:value-type="percentage" office:value="0.60731319554849">
            <text:p>60,7%</text:p>
          </table:table-cell>
          <table:table-cell table:formula="of:=[.D771]*[.$B$5]" office:value-type="float" office:value="1747661.7027777">
            <text:p>1747661,7027777</text:p>
          </table:table-cell>
          <table:table-cell table:formula="of:=[.F771]/[.$B$3]" office:value-type="percentage" office:value="0.60731319554849">
            <text:p>60,7%</text:p>
          </table:table-cell>
          <table:table-cell table:formula="of:=[.H770]+[.B771]" office:value-type="float" office:value="1868833.839964">
            <text:p>1868833,839964</text:p>
          </table:table-cell>
          <table:table-cell table:formula="of:=[.H771]/[.$B$3]" office:value-type="percentage" office:value="0.649420565486899">
            <text:p>64,9%</text:p>
          </table:table-cell>
          <table:table-cell table:number-columns-repeated="1015"/>
        </table:table-row>
        <table:table-row table:style-name="ro1">
          <table:table-cell table:style-name="ce4" office:value-type="float" office:value="765">
            <text:p>765</text:p>
          </table:table-cell>
          <table:table-cell table:style-name="ce8" office:value-type="float" office:value="1880.050049">
            <text:p>1880.050049</text:p>
          </table:table-cell>
          <table:table-cell table:style-name="ce8" office:value-type="float" office:value="2287.80427538712">
            <text:p>2287.804275</text:p>
          </table:table-cell>
          <table:table-cell table:formula="of:=[.D771]+1" office:value-type="float" office:value="765">
            <text:p>765</text:p>
          </table:table-cell>
          <table:table-cell table:formula="of:=[.D772]/[.$B$4]" office:value-type="percentage" office:value="0.608108108108108">
            <text:p>60,8%</text:p>
          </table:table-cell>
          <table:table-cell table:formula="of:=[.D772]*[.$B$5]" office:value-type="float" office:value="1749949.21809547">
            <text:p>1749949,21809547</text:p>
          </table:table-cell>
          <table:table-cell table:formula="of:=[.F772]/[.$B$3]" office:value-type="percentage" office:value="0.608108108108108">
            <text:p>60,8%</text:p>
          </table:table-cell>
          <table:table-cell table:formula="of:=[.H771]+[.B772]" office:value-type="float" office:value="1870713.890013">
            <text:p>1870713,890013</text:p>
          </table:table-cell>
          <table:table-cell table:formula="of:=[.H772]/[.$B$3]" office:value-type="percentage" office:value="0.650073883689864">
            <text:p>65,0%</text:p>
          </table:table-cell>
          <table:table-cell table:number-columns-repeated="1015"/>
        </table:table-row>
        <table:table-row table:style-name="ro1">
          <table:table-cell table:style-name="ce4" office:value-type="float" office:value="766">
            <text:p>766</text:p>
          </table:table-cell>
          <table:table-cell table:style-name="ce8" office:value-type="float" office:value="2923.429932">
            <text:p>2923.429932</text:p>
          </table:table-cell>
          <table:table-cell table:style-name="ce8" office:value-type="float" office:value="2286.91464061314">
            <text:p>2286.914641</text:p>
          </table:table-cell>
          <table:table-cell table:formula="of:=[.D772]+1" office:value-type="float" office:value="766">
            <text:p>766</text:p>
          </table:table-cell>
          <table:table-cell table:formula="of:=[.D773]/[.$B$4]" office:value-type="percentage" office:value="0.608903020667727">
            <text:p>60,9%</text:p>
          </table:table-cell>
          <table:table-cell table:formula="of:=[.D773]*[.$B$5]" office:value-type="float" office:value="1752236.73341325">
            <text:p>1752236,73341325</text:p>
          </table:table-cell>
          <table:table-cell table:formula="of:=[.F773]/[.$B$3]" office:value-type="percentage" office:value="0.608903020667727">
            <text:p>60,9%</text:p>
          </table:table-cell>
          <table:table-cell table:formula="of:=[.H772]+[.B773]" office:value-type="float" office:value="1873637.319945">
            <text:p>1873637,319945</text:p>
          </table:table-cell>
          <table:table-cell table:formula="of:=[.H773]/[.$B$3]" office:value-type="percentage" office:value="0.651089776852221">
            <text:p>65,1%</text:p>
          </table:table-cell>
          <table:table-cell table:number-columns-repeated="1015"/>
        </table:table-row>
        <table:table-row table:style-name="ro1">
          <table:table-cell table:style-name="ce4" office:value-type="float" office:value="767">
            <text:p>767</text:p>
          </table:table-cell>
          <table:table-cell table:style-name="ce8" office:value-type="float" office:value="2050.030029">
            <text:p>2050.030029</text:p>
          </table:table-cell>
          <table:table-cell table:style-name="ce8" office:value-type="float" office:value="2283.23004735574">
            <text:p>2283.230047</text:p>
          </table:table-cell>
          <table:table-cell table:formula="of:=[.D773]+1" office:value-type="float" office:value="767">
            <text:p>767</text:p>
          </table:table-cell>
          <table:table-cell table:formula="of:=[.D774]/[.$B$4]" office:value-type="percentage" office:value="0.609697933227345">
            <text:p>61,0%</text:p>
          </table:table-cell>
          <table:table-cell table:formula="of:=[.D774]*[.$B$5]" office:value-type="float" office:value="1754524.24873102">
            <text:p>1754524,24873102</text:p>
          </table:table-cell>
          <table:table-cell table:formula="of:=[.F774]/[.$B$3]" office:value-type="percentage" office:value="0.609697933227345">
            <text:p>61,0%</text:p>
          </table:table-cell>
          <table:table-cell table:formula="of:=[.H773]+[.B774]" office:value-type="float" office:value="1875687.349974">
            <text:p>1875687,349974</text:p>
          </table:table-cell>
          <table:table-cell table:formula="of:=[.H774]/[.$B$3]" office:value-type="percentage" office:value="0.651802163171554">
            <text:p>65,2%</text:p>
          </table:table-cell>
          <table:table-cell table:number-columns-repeated="1015"/>
        </table:table-row>
        <table:table-row table:style-name="ro1">
          <table:table-cell table:style-name="ce4" office:value-type="float" office:value="768">
            <text:p>768</text:p>
          </table:table-cell>
          <table:table-cell table:style-name="ce8" office:value-type="float" office:value="2809.209961">
            <text:p>2809.209961</text:p>
          </table:table-cell>
          <table:table-cell table:style-name="ce8" office:value-type="float" office:value="2283.17839803802">
            <text:p>2283.178398</text:p>
          </table:table-cell>
          <table:table-cell table:formula="of:=[.D774]+1" office:value-type="float" office:value="768">
            <text:p>768</text:p>
          </table:table-cell>
          <table:table-cell table:formula="of:=[.D775]/[.$B$4]" office:value-type="percentage" office:value="0.610492845786963">
            <text:p>61,0%</text:p>
          </table:table-cell>
          <table:table-cell table:formula="of:=[.D775]*[.$B$5]" office:value-type="float" office:value="1756811.76404879">
            <text:p>1756811,76404879</text:p>
          </table:table-cell>
          <table:table-cell table:formula="of:=[.F775]/[.$B$3]" office:value-type="percentage" office:value="0.610492845786963">
            <text:p>61,0%</text:p>
          </table:table-cell>
          <table:table-cell table:formula="of:=[.H774]+[.B775]" office:value-type="float" office:value="1878496.559935">
            <text:p>1878496,559935</text:p>
          </table:table-cell>
          <table:table-cell table:formula="of:=[.H775]/[.$B$3]" office:value-type="percentage" office:value="0.652778364844721">
            <text:p>65,3%</text:p>
          </table:table-cell>
          <table:table-cell table:number-columns-repeated="1015"/>
        </table:table-row>
        <table:table-row table:style-name="ro1">
          <table:table-cell table:style-name="ce4" office:value-type="float" office:value="769">
            <text:p>769</text:p>
          </table:table-cell>
          <table:table-cell table:style-name="ce8" office:value-type="float" office:value="2656.100098">
            <text:p>2656.100098</text:p>
          </table:table-cell>
          <table:table-cell table:style-name="ce8" office:value-type="float" office:value="2279.87158250658">
            <text:p>2279.871583</text:p>
          </table:table-cell>
          <table:table-cell table:formula="of:=[.D775]+1" office:value-type="float" office:value="769">
            <text:p>769</text:p>
          </table:table-cell>
          <table:table-cell table:formula="of:=[.D776]/[.$B$4]" office:value-type="percentage" office:value="0.611287758346582">
            <text:p>61,1%</text:p>
          </table:table-cell>
          <table:table-cell table:formula="of:=[.D776]*[.$B$5]" office:value-type="float" office:value="1759099.27936656">
            <text:p>1759099,27936656</text:p>
          </table:table-cell>
          <table:table-cell table:formula="of:=[.F776]/[.$B$3]" office:value-type="percentage" office:value="0.611287758346582">
            <text:p>61,1%</text:p>
          </table:table-cell>
          <table:table-cell table:formula="of:=[.H775]+[.B776]" office:value-type="float" office:value="1881152.660033">
            <text:p>1881152,660033</text:p>
          </table:table-cell>
          <table:table-cell table:formula="of:=[.H776]/[.$B$3]" office:value-type="percentage" office:value="0.653701360774454">
            <text:p>65,4%</text:p>
          </table:table-cell>
          <table:table-cell table:number-columns-repeated="1015"/>
        </table:table-row>
        <table:table-row table:style-name="ro1">
          <table:table-cell table:style-name="ce4" office:value-type="float" office:value="770">
            <text:p>770</text:p>
          </table:table-cell>
          <table:table-cell table:style-name="ce8" office:value-type="float" office:value="2090.350098">
            <text:p>2090.350098</text:p>
          </table:table-cell>
          <table:table-cell table:style-name="ce8" office:value-type="float" office:value="2279.61505241167">
            <text:p>2279.615052</text:p>
          </table:table-cell>
          <table:table-cell table:formula="of:=[.D776]+1" office:value-type="float" office:value="770">
            <text:p>770</text:p>
          </table:table-cell>
          <table:table-cell table:formula="of:=[.D777]/[.$B$4]" office:value-type="percentage" office:value="0.6120826709062">
            <text:p>61,2%</text:p>
          </table:table-cell>
          <table:table-cell table:formula="of:=[.D777]*[.$B$5]" office:value-type="float" office:value="1761386.79468433">
            <text:p>1761386,79468433</text:p>
          </table:table-cell>
          <table:table-cell table:formula="of:=[.F777]/[.$B$3]" office:value-type="percentage" office:value="0.6120826709062">
            <text:p>61,2%</text:p>
          </table:table-cell>
          <table:table-cell table:formula="of:=[.H776]+[.B777]" office:value-type="float" office:value="1883243.010131">
            <text:p>1883243,010131</text:p>
          </table:table-cell>
          <table:table-cell table:formula="of:=[.H777]/[.$B$3]" office:value-type="percentage" office:value="0.654427758335157">
            <text:p>65,4%</text:p>
          </table:table-cell>
          <table:table-cell table:number-columns-repeated="1015"/>
        </table:table-row>
        <table:table-row table:style-name="ro1">
          <table:table-cell table:style-name="ce4" office:value-type="float" office:value="771">
            <text:p>771</text:p>
          </table:table-cell>
          <table:table-cell table:style-name="ce8" office:value-type="float" office:value="2104.419922">
            <text:p>2104.419922</text:p>
          </table:table-cell>
          <table:table-cell table:style-name="ce8" office:value-type="float" office:value="2279.40956412118">
            <text:p>2279.409564</text:p>
          </table:table-cell>
          <table:table-cell table:formula="of:=[.D777]+1" office:value-type="float" office:value="771">
            <text:p>771</text:p>
          </table:table-cell>
          <table:table-cell table:formula="of:=[.D778]/[.$B$4]" office:value-type="percentage" office:value="0.612877583465819">
            <text:p>61,3%</text:p>
          </table:table-cell>
          <table:table-cell table:formula="of:=[.D778]*[.$B$5]" office:value-type="float" office:value="1763674.31000211">
            <text:p>1763674,31000211</text:p>
          </table:table-cell>
          <table:table-cell table:formula="of:=[.F778]/[.$B$3]" office:value-type="percentage" office:value="0.612877583465819">
            <text:p>61,3%</text:p>
          </table:table-cell>
          <table:table-cell table:formula="of:=[.H777]+[.B778]" office:value-type="float" office:value="1885347.430053">
            <text:p>1885347,430053</text:p>
          </table:table-cell>
          <table:table-cell table:formula="of:=[.H778]/[.$B$3]" office:value-type="percentage" office:value="0.655159045165768">
            <text:p>65,5%</text:p>
          </table:table-cell>
          <table:table-cell table:number-columns-repeated="1015"/>
        </table:table-row>
        <table:table-row table:style-name="ro1">
          <table:table-cell table:style-name="ce4" office:value-type="float" office:value="772">
            <text:p>772</text:p>
          </table:table-cell>
          <table:table-cell table:style-name="ce8" office:value-type="float" office:value="2061.050049">
            <text:p>2061.050049</text:p>
          </table:table-cell>
          <table:table-cell table:style-name="ce8" office:value-type="float" office:value="2278.96320056713">
            <text:p>2278.963201</text:p>
          </table:table-cell>
          <table:table-cell table:formula="of:=[.D778]+1" office:value-type="float" office:value="772">
            <text:p>772</text:p>
          </table:table-cell>
          <table:table-cell table:formula="of:=[.D779]/[.$B$4]" office:value-type="percentage" office:value="0.613672496025437">
            <text:p>61,4%</text:p>
          </table:table-cell>
          <table:table-cell table:formula="of:=[.D779]*[.$B$5]" office:value-type="float" office:value="1765961.82531988">
            <text:p>1765961,82531988</text:p>
          </table:table-cell>
          <table:table-cell table:formula="of:=[.F779]/[.$B$3]" office:value-type="percentage" office:value="0.613672496025437">
            <text:p>61,4%</text:p>
          </table:table-cell>
          <table:table-cell table:formula="of:=[.H778]+[.B779]" office:value-type="float" office:value="1887408.480102">
            <text:p>1887408,480102</text:p>
          </table:table-cell>
          <table:table-cell table:formula="of:=[.H779]/[.$B$3]" office:value-type="percentage" office:value="0.655875260946805">
            <text:p>65,6%</text:p>
          </table:table-cell>
          <table:table-cell table:number-columns-repeated="1015"/>
        </table:table-row>
        <table:table-row table:style-name="ro1">
          <table:table-cell table:style-name="ce4" office:value-type="float" office:value="773">
            <text:p>773</text:p>
          </table:table-cell>
          <table:table-cell table:style-name="ce8" office:value-type="float" office:value="2071.179932">
            <text:p>2071.179932</text:p>
          </table:table-cell>
          <table:table-cell table:style-name="ce8" office:value-type="float" office:value="2278.93760342541">
            <text:p>2278.937603</text:p>
          </table:table-cell>
          <table:table-cell table:formula="of:=[.D779]+1" office:value-type="float" office:value="773">
            <text:p>773</text:p>
          </table:table-cell>
          <table:table-cell table:formula="of:=[.D780]/[.$B$4]" office:value-type="percentage" office:value="0.614467408585056">
            <text:p>61,4%</text:p>
          </table:table-cell>
          <table:table-cell table:formula="of:=[.D780]*[.$B$5]" office:value-type="float" office:value="1768249.34063765">
            <text:p>1768249,34063765</text:p>
          </table:table-cell>
          <table:table-cell table:formula="of:=[.F780]/[.$B$3]" office:value-type="percentage" office:value="0.614467408585056">
            <text:p>61,4%</text:p>
          </table:table-cell>
          <table:table-cell table:formula="of:=[.H779]+[.B780]" office:value-type="float" office:value="1889479.660034">
            <text:p>1889479,660034</text:p>
          </table:table-cell>
          <table:table-cell table:formula="of:=[.H780]/[.$B$3]" office:value-type="percentage" office:value="0.656594996866554">
            <text:p>65,7%</text:p>
          </table:table-cell>
          <table:table-cell table:number-columns-repeated="1015"/>
        </table:table-row>
        <table:table-row table:style-name="ro1">
          <table:table-cell table:style-name="ce4" office:value-type="float" office:value="774">
            <text:p>774</text:p>
          </table:table-cell>
          <table:table-cell table:style-name="ce8" office:value-type="float" office:value="2885.570068">
            <text:p>2885.570068</text:p>
          </table:table-cell>
          <table:table-cell table:style-name="ce8" office:value-type="float" office:value="2278.71862284261">
            <text:p>2278.718623</text:p>
          </table:table-cell>
          <table:table-cell table:formula="of:=[.D780]+1" office:value-type="float" office:value="774">
            <text:p>774</text:p>
          </table:table-cell>
          <table:table-cell table:formula="of:=[.D781]/[.$B$4]" office:value-type="percentage" office:value="0.615262321144674">
            <text:p>61,5%</text:p>
          </table:table-cell>
          <table:table-cell table:formula="of:=[.D781]*[.$B$5]" office:value-type="float" office:value="1770536.85595542">
            <text:p>1770536,85595542</text:p>
          </table:table-cell>
          <table:table-cell table:formula="of:=[.F781]/[.$B$3]" office:value-type="percentage" office:value="0.615262321144674">
            <text:p>61,5%</text:p>
          </table:table-cell>
          <table:table-cell table:formula="of:=[.H780]+[.B781]" office:value-type="float" office:value="1892365.230102">
            <text:p>1892365,230102</text:p>
          </table:table-cell>
          <table:table-cell table:formula="of:=[.H781]/[.$B$3]" office:value-type="percentage" office:value="0.657597733709841">
            <text:p>65,8%</text:p>
          </table:table-cell>
          <table:table-cell table:number-columns-repeated="1015"/>
        </table:table-row>
        <table:table-row table:style-name="ro1">
          <table:table-cell table:style-name="ce4" office:value-type="float" office:value="775">
            <text:p>775</text:p>
          </table:table-cell>
          <table:table-cell table:style-name="ce8" office:value-type="float" office:value="2091.5">
            <text:p>2091.500000</text:p>
          </table:table-cell>
          <table:table-cell table:style-name="ce8" office:value-type="float" office:value="2277.73097208718">
            <text:p>2277.730972</text:p>
          </table:table-cell>
          <table:table-cell table:formula="of:=[.D781]+1" office:value-type="float" office:value="775">
            <text:p>775</text:p>
          </table:table-cell>
          <table:table-cell table:formula="of:=[.D782]/[.$B$4]" office:value-type="percentage" office:value="0.616057233704293">
            <text:p>61,6%</text:p>
          </table:table-cell>
          <table:table-cell table:formula="of:=[.D782]*[.$B$5]" office:value-type="float" office:value="1772824.37127319">
            <text:p>1772824,37127319</text:p>
          </table:table-cell>
          <table:table-cell table:formula="of:=[.F782]/[.$B$3]" office:value-type="percentage" office:value="0.616057233704293">
            <text:p>61,6%</text:p>
          </table:table-cell>
          <table:table-cell table:formula="of:=[.H781]+[.B782]" office:value-type="float" office:value="1894456.730102">
            <text:p>1894456,730102</text:p>
          </table:table-cell>
          <table:table-cell table:formula="of:=[.H782]/[.$B$3]" office:value-type="percentage" office:value="0.658324530861985">
            <text:p>65,8%</text:p>
          </table:table-cell>
          <table:table-cell table:number-columns-repeated="1015"/>
        </table:table-row>
        <table:table-row table:style-name="ro1">
          <table:table-cell table:style-name="ce4" office:value-type="float" office:value="776">
            <text:p>776</text:p>
          </table:table-cell>
          <table:table-cell table:style-name="ce8" office:value-type="float" office:value="2722.179932">
            <text:p>2722.179932</text:p>
          </table:table-cell>
          <table:table-cell table:style-name="ce8" office:value-type="float" office:value="2277.36559309538">
            <text:p>2277.365593</text:p>
          </table:table-cell>
          <table:table-cell table:formula="of:=[.D782]+1" office:value-type="float" office:value="776">
            <text:p>776</text:p>
          </table:table-cell>
          <table:table-cell table:formula="of:=[.D783]/[.$B$4]" office:value-type="percentage" office:value="0.616852146263911">
            <text:p>61,7%</text:p>
          </table:table-cell>
          <table:table-cell table:formula="of:=[.D783]*[.$B$5]" office:value-type="float" office:value="1775111.88659096">
            <text:p>1775111,88659096</text:p>
          </table:table-cell>
          <table:table-cell table:formula="of:=[.F783]/[.$B$3]" office:value-type="percentage" office:value="0.616852146263911">
            <text:p>61,7%</text:p>
          </table:table-cell>
          <table:table-cell table:formula="of:=[.H782]+[.B783]" office:value-type="float" office:value="1897178.910034">
            <text:p>1897178,910034</text:p>
          </table:table-cell>
          <table:table-cell table:formula="of:=[.H783]/[.$B$3]" office:value-type="percentage" office:value="0.659270489562535">
            <text:p>65,9%</text:p>
          </table:table-cell>
          <table:table-cell table:number-columns-repeated="1015"/>
        </table:table-row>
        <table:table-row table:style-name="ro1">
          <table:table-cell table:style-name="ce4" office:value-type="float" office:value="777">
            <text:p>777</text:p>
          </table:table-cell>
          <table:table-cell table:style-name="ce8" office:value-type="float" office:value="2884.429932">
            <text:p>2884.429932</text:p>
          </table:table-cell>
          <table:table-cell table:style-name="ce8" office:value-type="float" office:value="2277.35789359733">
            <text:p>2277.357894</text:p>
          </table:table-cell>
          <table:table-cell table:formula="of:=[.D783]+1" office:value-type="float" office:value="777">
            <text:p>777</text:p>
          </table:table-cell>
          <table:table-cell table:formula="of:=[.D784]/[.$B$4]" office:value-type="percentage" office:value="0.617647058823529">
            <text:p>61,8%</text:p>
          </table:table-cell>
          <table:table-cell table:formula="of:=[.D784]*[.$B$5]" office:value-type="float" office:value="1777399.40190874">
            <text:p>1777399,40190874</text:p>
          </table:table-cell>
          <table:table-cell table:formula="of:=[.F784]/[.$B$3]" office:value-type="percentage" office:value="0.617647058823529">
            <text:p>61,8%</text:p>
          </table:table-cell>
          <table:table-cell table:formula="of:=[.H783]+[.B784]" office:value-type="float" office:value="1900063.339966">
            <text:p>1900063,339966</text:p>
          </table:table-cell>
          <table:table-cell table:formula="of:=[.H784]/[.$B$3]" office:value-type="percentage" office:value="0.66027283020807">
            <text:p>66,0%</text:p>
          </table:table-cell>
          <table:table-cell table:number-columns-repeated="1015"/>
        </table:table-row>
        <table:table-row table:style-name="ro1">
          <table:table-cell table:style-name="ce4" office:value-type="float" office:value="778">
            <text:p>778</text:p>
          </table:table-cell>
          <table:table-cell table:style-name="ce8" office:value-type="float" office:value="2117.389893">
            <text:p>2117.389893</text:p>
          </table:table-cell>
          <table:table-cell table:style-name="ce8" office:value-type="float" office:value="2277.15468780812">
            <text:p>2277.154688</text:p>
          </table:table-cell>
          <table:table-cell table:formula="of:=[.D784]+1" office:value-type="float" office:value="778">
            <text:p>778</text:p>
          </table:table-cell>
          <table:table-cell table:formula="of:=[.D785]/[.$B$4]" office:value-type="percentage" office:value="0.618441971383148">
            <text:p>61,8%</text:p>
          </table:table-cell>
          <table:table-cell table:formula="of:=[.D785]*[.$B$5]" office:value-type="float" office:value="1779686.91722651">
            <text:p>1779686,91722651</text:p>
          </table:table-cell>
          <table:table-cell table:formula="of:=[.F785]/[.$B$3]" office:value-type="percentage" office:value="0.618441971383148">
            <text:p>61,8%</text:p>
          </table:table-cell>
          <table:table-cell table:formula="of:=[.H784]+[.B785]" office:value-type="float" office:value="1902180.729859">
            <text:p>1902180,729859</text:p>
          </table:table-cell>
          <table:table-cell table:formula="of:=[.H785]/[.$B$3]" office:value-type="percentage" office:value="0.661008624109198">
            <text:p>66,1%</text:p>
          </table:table-cell>
          <table:table-cell table:number-columns-repeated="1015"/>
        </table:table-row>
        <table:table-row table:style-name="ro1">
          <table:table-cell table:style-name="ce4" office:value-type="float" office:value="779">
            <text:p>779</text:p>
          </table:table-cell>
          <table:table-cell table:style-name="ce8" office:value-type="float" office:value="2092.429932">
            <text:p>2092.429932</text:p>
          </table:table-cell>
          <table:table-cell table:style-name="ce8" office:value-type="float" office:value="2276.81969197649">
            <text:p>2276.819692</text:p>
          </table:table-cell>
          <table:table-cell table:formula="of:=[.D785]+1" office:value-type="float" office:value="779">
            <text:p>779</text:p>
          </table:table-cell>
          <table:table-cell table:formula="of:=[.D786]/[.$B$4]" office:value-type="percentage" office:value="0.619236883942766">
            <text:p>61,9%</text:p>
          </table:table-cell>
          <table:table-cell table:formula="of:=[.D786]*[.$B$5]" office:value-type="float" office:value="1781974.43254428">
            <text:p>1781974,43254428</text:p>
          </table:table-cell>
          <table:table-cell table:formula="of:=[.F786]/[.$B$3]" office:value-type="percentage" office:value="0.619236883942766">
            <text:p>61,9%</text:p>
          </table:table-cell>
          <table:table-cell table:formula="of:=[.H785]+[.B786]" office:value-type="float" office:value="1904273.159791">
            <text:p>1904273,159791</text:p>
          </table:table-cell>
          <table:table-cell table:formula="of:=[.H786]/[.$B$3]" office:value-type="percentage" office:value="0.661735744413113">
            <text:p>66,2%</text:p>
          </table:table-cell>
          <table:table-cell table:number-columns-repeated="1015"/>
        </table:table-row>
        <table:table-row table:style-name="ro1">
          <table:table-cell table:style-name="ce4" office:value-type="float" office:value="780">
            <text:p>780</text:p>
          </table:table-cell>
          <table:table-cell table:style-name="ce8" office:value-type="float" office:value="2075.149902">
            <text:p>2075.149902</text:p>
          </table:table-cell>
          <table:table-cell table:style-name="ce8" office:value-type="float" office:value="2276.78324976462">
            <text:p>2276.783250</text:p>
          </table:table-cell>
          <table:table-cell table:formula="of:=[.D786]+1" office:value-type="float" office:value="780">
            <text:p>780</text:p>
          </table:table-cell>
          <table:table-cell table:formula="of:=[.D787]/[.$B$4]" office:value-type="percentage" office:value="0.620031796502385">
            <text:p>62,0%</text:p>
          </table:table-cell>
          <table:table-cell table:formula="of:=[.D787]*[.$B$5]" office:value-type="float" office:value="1784261.94786205">
            <text:p>1784261,94786205</text:p>
          </table:table-cell>
          <table:table-cell table:formula="of:=[.F787]/[.$B$3]" office:value-type="percentage" office:value="0.620031796502385">
            <text:p>62,0%</text:p>
          </table:table-cell>
          <table:table-cell table:formula="of:=[.H786]+[.B787]" office:value-type="float" office:value="1906348.309693">
            <text:p>1906348,309693</text:p>
          </table:table-cell>
          <table:table-cell table:formula="of:=[.H787]/[.$B$3]" office:value-type="percentage" office:value="0.66245685989915">
            <text:p>66,2%</text:p>
          </table:table-cell>
          <table:table-cell table:number-columns-repeated="1015"/>
        </table:table-row>
        <table:table-row table:style-name="ro1">
          <table:table-cell table:style-name="ce4" office:value-type="float" office:value="781">
            <text:p>781</text:p>
          </table:table-cell>
          <table:table-cell table:style-name="ce8" office:value-type="float" office:value="1903.030029">
            <text:p>1903.030029</text:p>
          </table:table-cell>
          <table:table-cell table:style-name="ce8" office:value-type="float" office:value="2276.60844986287">
            <text:p>2276.608450</text:p>
          </table:table-cell>
          <table:table-cell table:formula="of:=[.D787]+1" office:value-type="float" office:value="781">
            <text:p>781</text:p>
          </table:table-cell>
          <table:table-cell table:formula="of:=[.D788]/[.$B$4]" office:value-type="percentage" office:value="0.620826709062003">
            <text:p>62,1%</text:p>
          </table:table-cell>
          <table:table-cell table:formula="of:=[.D788]*[.$B$5]" office:value-type="float" office:value="1786549.46317982">
            <text:p>1786549,46317982</text:p>
          </table:table-cell>
          <table:table-cell table:formula="of:=[.F788]/[.$B$3]" office:value-type="percentage" office:value="0.620826709062003">
            <text:p>62,1%</text:p>
          </table:table-cell>
          <table:table-cell table:formula="of:=[.H787]+[.B788]" office:value-type="float" office:value="1908251.339722">
            <text:p>1908251,339722</text:p>
          </table:table-cell>
          <table:table-cell table:formula="of:=[.H788]/[.$B$3]" office:value-type="percentage" office:value="0.663118163655077">
            <text:p>66,3%</text:p>
          </table:table-cell>
          <table:table-cell table:number-columns-repeated="1015"/>
        </table:table-row>
        <table:table-row table:style-name="ro1">
          <table:table-cell table:style-name="ce4" office:value-type="float" office:value="782">
            <text:p>782</text:p>
          </table:table-cell>
          <table:table-cell table:style-name="ce8" office:value-type="float" office:value="2065.889893">
            <text:p>2065.889893</text:p>
          </table:table-cell>
          <table:table-cell table:style-name="ce8" office:value-type="float" office:value="2273.98456924802">
            <text:p>2273.984569</text:p>
          </table:table-cell>
          <table:table-cell table:formula="of:=[.D788]+1" office:value-type="float" office:value="782">
            <text:p>782</text:p>
          </table:table-cell>
          <table:table-cell table:formula="of:=[.D789]/[.$B$4]" office:value-type="percentage" office:value="0.621621621621622">
            <text:p>62,2%</text:p>
          </table:table-cell>
          <table:table-cell table:formula="of:=[.D789]*[.$B$5]" office:value-type="float" office:value="1788836.9784976">
            <text:p>1788836,9784976</text:p>
          </table:table-cell>
          <table:table-cell table:formula="of:=[.F789]/[.$B$3]" office:value-type="percentage" office:value="0.621621621621622">
            <text:p>62,2%</text:p>
          </table:table-cell>
          <table:table-cell table:formula="of:=[.H788]+[.B789]" office:value-type="float" office:value="1910317.229615">
            <text:p>1910317,229615</text:p>
          </table:table-cell>
          <table:table-cell table:formula="of:=[.H789]/[.$B$3]" office:value-type="percentage" office:value="0.663836061283992">
            <text:p>66,4%</text:p>
          </table:table-cell>
          <table:table-cell table:number-columns-repeated="1015"/>
        </table:table-row>
        <table:table-row table:style-name="ro1">
          <table:table-cell table:style-name="ce4" office:value-type="float" office:value="783">
            <text:p>783</text:p>
          </table:table-cell>
          <table:table-cell table:style-name="ce8" office:value-type="float" office:value="2022.550049">
            <text:p>2022.550049</text:p>
          </table:table-cell>
          <table:table-cell table:style-name="ce8" office:value-type="float" office:value="2273.50123807827">
            <text:p>2273.501238</text:p>
          </table:table-cell>
          <table:table-cell table:formula="of:=[.D789]+1" office:value-type="float" office:value="783">
            <text:p>783</text:p>
          </table:table-cell>
          <table:table-cell table:formula="of:=[.D790]/[.$B$4]" office:value-type="percentage" office:value="0.62241653418124">
            <text:p>62,2%</text:p>
          </table:table-cell>
          <table:table-cell table:formula="of:=[.D790]*[.$B$5]" office:value-type="float" office:value="1791124.49381537">
            <text:p>1791124,49381537</text:p>
          </table:table-cell>
          <table:table-cell table:formula="of:=[.F790]/[.$B$3]" office:value-type="percentage" office:value="0.62241653418124">
            <text:p>62,2%</text:p>
          </table:table-cell>
          <table:table-cell table:formula="of:=[.H789]+[.B790]" office:value-type="float" office:value="1912339.779664">
            <text:p>1912339,779664</text:p>
          </table:table-cell>
          <table:table-cell table:formula="of:=[.H790]/[.$B$3]" office:value-type="percentage" office:value="0.664538898298422">
            <text:p>66,5%</text:p>
          </table:table-cell>
          <table:table-cell table:number-columns-repeated="1015"/>
        </table:table-row>
        <table:table-row table:style-name="ro1">
          <table:table-cell table:style-name="ce4" office:value-type="float" office:value="784">
            <text:p>784</text:p>
          </table:table-cell>
          <table:table-cell table:style-name="ce8" office:value-type="float" office:value="2018.939941">
            <text:p>2018.939941</text:p>
          </table:table-cell>
          <table:table-cell table:style-name="ce8" office:value-type="float" office:value="2271.89225744897">
            <text:p>2271.892257</text:p>
          </table:table-cell>
          <table:table-cell table:formula="of:=[.D790]+1" office:value-type="float" office:value="784">
            <text:p>784</text:p>
          </table:table-cell>
          <table:table-cell table:formula="of:=[.D791]/[.$B$4]" office:value-type="percentage" office:value="0.623211446740859">
            <text:p>62,3%</text:p>
          </table:table-cell>
          <table:table-cell table:formula="of:=[.D791]*[.$B$5]" office:value-type="float" office:value="1793412.00913314">
            <text:p>1793412,00913314</text:p>
          </table:table-cell>
          <table:table-cell table:formula="of:=[.F791]/[.$B$3]" office:value-type="percentage" office:value="0.623211446740859">
            <text:p>62,3%</text:p>
          </table:table-cell>
          <table:table-cell table:formula="of:=[.H790]+[.B791]" office:value-type="float" office:value="1914358.719605">
            <text:p>1914358,719605</text:p>
          </table:table-cell>
          <table:table-cell table:formula="of:=[.H791]/[.$B$3]" office:value-type="percentage" office:value="0.665240480798766">
            <text:p>66,5%</text:p>
          </table:table-cell>
          <table:table-cell table:number-columns-repeated="1015"/>
        </table:table-row>
        <table:table-row table:style-name="ro1">
          <table:table-cell table:style-name="ce4" office:value-type="float" office:value="785">
            <text:p>785</text:p>
          </table:table-cell>
          <table:table-cell table:style-name="ce8" office:value-type="float" office:value="2104.5">
            <text:p>2104.500000</text:p>
          </table:table-cell>
          <table:table-cell table:style-name="ce8" office:value-type="float" office:value="2270.99566372324">
            <text:p>2270.995664</text:p>
          </table:table-cell>
          <table:table-cell table:formula="of:=[.D791]+1" office:value-type="float" office:value="785">
            <text:p>785</text:p>
          </table:table-cell>
          <table:table-cell table:formula="of:=[.D792]/[.$B$4]" office:value-type="percentage" office:value="0.624006359300477">
            <text:p>62,4%</text:p>
          </table:table-cell>
          <table:table-cell table:formula="of:=[.D792]*[.$B$5]" office:value-type="float" office:value="1795699.52445091">
            <text:p>1795699,52445091</text:p>
          </table:table-cell>
          <table:table-cell table:formula="of:=[.F792]/[.$B$3]" office:value-type="percentage" office:value="0.624006359300477">
            <text:p>62,4%</text:p>
          </table:table-cell>
          <table:table-cell table:formula="of:=[.H791]+[.B792]" office:value-type="float" office:value="1916463.219605">
            <text:p>1916463,219605</text:p>
          </table:table-cell>
          <table:table-cell table:formula="of:=[.H792]/[.$B$3]" office:value-type="percentage" office:value="0.665971795456517">
            <text:p>66,6%</text:p>
          </table:table-cell>
          <table:table-cell table:number-columns-repeated="1015"/>
        </table:table-row>
        <table:table-row table:style-name="ro1">
          <table:table-cell table:style-name="ce4" office:value-type="float" office:value="786">
            <text:p>786</text:p>
          </table:table-cell>
          <table:table-cell table:style-name="ce8" office:value-type="float" office:value="2767.780029">
            <text:p>2767.780029</text:p>
          </table:table-cell>
          <table:table-cell table:style-name="ce8" office:value-type="float" office:value="2270.30727472078">
            <text:p>2270.307275</text:p>
          </table:table-cell>
          <table:table-cell table:formula="of:=[.D792]+1" office:value-type="float" office:value="786">
            <text:p>786</text:p>
          </table:table-cell>
          <table:table-cell table:formula="of:=[.D793]/[.$B$4]" office:value-type="percentage" office:value="0.624801271860095">
            <text:p>62,5%</text:p>
          </table:table-cell>
          <table:table-cell table:formula="of:=[.D793]*[.$B$5]" office:value-type="float" office:value="1797987.03976868">
            <text:p>1797987,03976868</text:p>
          </table:table-cell>
          <table:table-cell table:formula="of:=[.F793]/[.$B$3]" office:value-type="percentage" office:value="0.624801271860095">
            <text:p>62,5%</text:p>
          </table:table-cell>
          <table:table-cell table:formula="of:=[.H792]+[.B793]" office:value-type="float" office:value="1919230.999634">
            <text:p>1919230,999634</text:p>
          </table:table-cell>
          <table:table-cell table:formula="of:=[.H793]/[.$B$3]" office:value-type="percentage" office:value="0.666933600210444">
            <text:p>66,7%</text:p>
          </table:table-cell>
          <table:table-cell table:number-columns-repeated="1015"/>
        </table:table-row>
        <table:table-row table:style-name="ro1">
          <table:table-cell table:style-name="ce4" office:value-type="float" office:value="787">
            <text:p>787</text:p>
          </table:table-cell>
          <table:table-cell table:style-name="ce8" office:value-type="float" office:value="2755.879883">
            <text:p>2755.879883</text:p>
          </table:table-cell>
          <table:table-cell table:style-name="ce8" office:value-type="float" office:value="2270.19363203305">
            <text:p>2270.193632</text:p>
          </table:table-cell>
          <table:table-cell table:formula="of:=[.D793]+1" office:value-type="float" office:value="787">
            <text:p>787</text:p>
          </table:table-cell>
          <table:table-cell table:formula="of:=[.D794]/[.$B$4]" office:value-type="percentage" office:value="0.625596184419714">
            <text:p>62,6%</text:p>
          </table:table-cell>
          <table:table-cell table:formula="of:=[.D794]*[.$B$5]" office:value-type="float" office:value="1800274.55508646">
            <text:p>1800274,55508646</text:p>
          </table:table-cell>
          <table:table-cell table:formula="of:=[.F794]/[.$B$3]" office:value-type="percentage" office:value="0.625596184419714">
            <text:p>62,6%</text:p>
          </table:table-cell>
          <table:table-cell table:formula="of:=[.H793]+[.B794]" office:value-type="float" office:value="1921986.879517">
            <text:p>1921986,879517</text:p>
          </table:table-cell>
          <table:table-cell table:formula="of:=[.H794]/[.$B$3]" office:value-type="percentage" office:value="0.667891269658502">
            <text:p>66,8%</text:p>
          </table:table-cell>
          <table:table-cell table:number-columns-repeated="1015"/>
        </table:table-row>
        <table:table-row table:style-name="ro1">
          <table:table-cell table:style-name="ce4" office:value-type="float" office:value="788">
            <text:p>788</text:p>
          </table:table-cell>
          <table:table-cell table:style-name="ce8" office:value-type="float" office:value="2107.780029">
            <text:p>2107.780029</text:p>
          </table:table-cell>
          <table:table-cell table:style-name="ce8" office:value-type="float" office:value="2269.58744195012">
            <text:p>2269.587442</text:p>
          </table:table-cell>
          <table:table-cell table:formula="of:=[.D794]+1" office:value-type="float" office:value="788">
            <text:p>788</text:p>
          </table:table-cell>
          <table:table-cell table:formula="of:=[.D795]/[.$B$4]" office:value-type="percentage" office:value="0.626391096979332">
            <text:p>62,6%</text:p>
          </table:table-cell>
          <table:table-cell table:formula="of:=[.D795]*[.$B$5]" office:value-type="float" office:value="1802562.07040423">
            <text:p>1802562,07040423</text:p>
          </table:table-cell>
          <table:table-cell table:formula="of:=[.F795]/[.$B$3]" office:value-type="percentage" office:value="0.626391096979332">
            <text:p>62,6%</text:p>
          </table:table-cell>
          <table:table-cell table:formula="of:=[.H794]+[.B795]" office:value-type="float" office:value="1924094.659546">
            <text:p>1924094,659546</text:p>
          </table:table-cell>
          <table:table-cell table:formula="of:=[.H795]/[.$B$3]" office:value-type="percentage" office:value="0.668623724127746">
            <text:p>66,9%</text:p>
          </table:table-cell>
          <table:table-cell table:number-columns-repeated="1015"/>
        </table:table-row>
        <table:table-row table:style-name="ro1">
          <table:table-cell table:style-name="ce4" office:value-type="float" office:value="789">
            <text:p>789</text:p>
          </table:table-cell>
          <table:table-cell table:style-name="ce8" office:value-type="float" office:value="2030.77002">
            <text:p>2030.770020</text:p>
          </table:table-cell>
          <table:table-cell table:style-name="ce8" office:value-type="float" office:value="2268.87508896475">
            <text:p>2268.875089</text:p>
          </table:table-cell>
          <table:table-cell table:formula="of:=[.D795]+1" office:value-type="float" office:value="789">
            <text:p>789</text:p>
          </table:table-cell>
          <table:table-cell table:formula="of:=[.D796]/[.$B$4]" office:value-type="percentage" office:value="0.627186009538951">
            <text:p>62,7%</text:p>
          </table:table-cell>
          <table:table-cell table:formula="of:=[.D796]*[.$B$5]" office:value-type="float" office:value="1804849.585722">
            <text:p>1804849,585722</text:p>
          </table:table-cell>
          <table:table-cell table:formula="of:=[.F796]/[.$B$3]" office:value-type="percentage" office:value="0.627186009538951">
            <text:p>62,7%</text:p>
          </table:table-cell>
          <table:table-cell table:formula="of:=[.H795]+[.B796]" office:value-type="float" office:value="1926125.429566">
            <text:p>1926125,429566</text:p>
          </table:table-cell>
          <table:table-cell table:formula="of:=[.H796]/[.$B$3]" office:value-type="percentage" office:value="0.669329417585644">
            <text:p>66,9%</text:p>
          </table:table-cell>
          <table:table-cell table:number-columns-repeated="1015"/>
        </table:table-row>
        <table:table-row table:style-name="ro1">
          <table:table-cell table:style-name="ce4" office:value-type="float" office:value="790">
            <text:p>790</text:p>
          </table:table-cell>
          <table:table-cell table:style-name="ce8" office:value-type="float" office:value="2740.689941">
            <text:p>2740.689941</text:p>
          </table:table-cell>
          <table:table-cell table:style-name="ce8" office:value-type="float" office:value="2268.5250572384">
            <text:p>2268.525057</text:p>
          </table:table-cell>
          <table:table-cell table:formula="of:=[.D796]+1" office:value-type="float" office:value="790">
            <text:p>790</text:p>
          </table:table-cell>
          <table:table-cell table:formula="of:=[.D797]/[.$B$4]" office:value-type="percentage" office:value="0.627980922098569">
            <text:p>62,8%</text:p>
          </table:table-cell>
          <table:table-cell table:formula="of:=[.D797]*[.$B$5]" office:value-type="float" office:value="1807137.10103977">
            <text:p>1807137,10103977</text:p>
          </table:table-cell>
          <table:table-cell table:formula="of:=[.F797]/[.$B$3]" office:value-type="percentage" office:value="0.627980922098569">
            <text:p>62,8%</text:p>
          </table:table-cell>
          <table:table-cell table:formula="of:=[.H796]+[.B797]" office:value-type="float" office:value="1928866.119507">
            <text:p>1928866,119507</text:p>
          </table:table-cell>
          <table:table-cell table:formula="of:=[.H797]/[.$B$3]" office:value-type="percentage" office:value="0.670281808522306">
            <text:p>67,0%</text:p>
          </table:table-cell>
          <table:table-cell table:number-columns-repeated="1015"/>
        </table:table-row>
        <table:table-row table:style-name="ro1">
          <table:table-cell table:style-name="ce4" office:value-type="float" office:value="791">
            <text:p>791</text:p>
          </table:table-cell>
          <table:table-cell table:style-name="ce8" office:value-type="float" office:value="2033.109985">
            <text:p>2033.109985</text:p>
          </table:table-cell>
          <table:table-cell table:style-name="ce8" office:value-type="float" office:value="2268.03656820801">
            <text:p>2268.036568</text:p>
          </table:table-cell>
          <table:table-cell table:formula="of:=[.D797]+1" office:value-type="float" office:value="791">
            <text:p>791</text:p>
          </table:table-cell>
          <table:table-cell table:formula="of:=[.D798]/[.$B$4]" office:value-type="percentage" office:value="0.628775834658188">
            <text:p>62,9%</text:p>
          </table:table-cell>
          <table:table-cell table:formula="of:=[.D798]*[.$B$5]" office:value-type="float" office:value="1809424.61635754">
            <text:p>1809424,61635754</text:p>
          </table:table-cell>
          <table:table-cell table:formula="of:=[.F798]/[.$B$3]" office:value-type="percentage" office:value="0.628775834658188">
            <text:p>62,9%</text:p>
          </table:table-cell>
          <table:table-cell table:formula="of:=[.H797]+[.B798]" office:value-type="float" office:value="1930899.229492">
            <text:p>1930899,229492</text:p>
          </table:table-cell>
          <table:table-cell table:formula="of:=[.H798]/[.$B$3]" office:value-type="percentage" office:value="0.670988315119052">
            <text:p>67,1%</text:p>
          </table:table-cell>
          <table:table-cell table:number-columns-repeated="1015"/>
        </table:table-row>
        <table:table-row table:style-name="ro1">
          <table:table-cell table:style-name="ce4" office:value-type="float" office:value="792">
            <text:p>792</text:p>
          </table:table-cell>
          <table:table-cell table:style-name="ce8" office:value-type="float" office:value="2041.51001">
            <text:p>2041.510010</text:p>
          </table:table-cell>
          <table:table-cell table:style-name="ce8" office:value-type="float" office:value="2268.02672888582">
            <text:p>2268.026729</text:p>
          </table:table-cell>
          <table:table-cell table:formula="of:=[.D798]+1" office:value-type="float" office:value="792">
            <text:p>792</text:p>
          </table:table-cell>
          <table:table-cell table:formula="of:=[.D799]/[.$B$4]" office:value-type="percentage" office:value="0.629570747217806">
            <text:p>63,0%</text:p>
          </table:table-cell>
          <table:table-cell table:formula="of:=[.D799]*[.$B$5]" office:value-type="float" office:value="1811712.13167531">
            <text:p>1811712,13167531</text:p>
          </table:table-cell>
          <table:table-cell table:formula="of:=[.F799]/[.$B$3]" office:value-type="percentage" office:value="0.629570747217806">
            <text:p>63,0%</text:p>
          </table:table-cell>
          <table:table-cell table:formula="of:=[.H798]+[.B799]" office:value-type="float" office:value="1932940.739502">
            <text:p>1932940,739502</text:p>
          </table:table-cell>
          <table:table-cell table:formula="of:=[.H799]/[.$B$3]" office:value-type="percentage" office:value="0.671697740728108">
            <text:p>67,2%</text:p>
          </table:table-cell>
          <table:table-cell table:number-columns-repeated="1015"/>
        </table:table-row>
        <table:table-row table:style-name="ro1">
          <table:table-cell table:style-name="ce4" office:value-type="float" office:value="793">
            <text:p>793</text:p>
          </table:table-cell>
          <table:table-cell table:style-name="ce8" office:value-type="float" office:value="1915.449951">
            <text:p>1915.449951</text:p>
          </table:table-cell>
          <table:table-cell table:style-name="ce8" office:value-type="float" office:value="2267.72583521116">
            <text:p>2267.725835</text:p>
          </table:table-cell>
          <table:table-cell table:formula="of:=[.D799]+1" office:value-type="float" office:value="793">
            <text:p>793</text:p>
          </table:table-cell>
          <table:table-cell table:formula="of:=[.D800]/[.$B$4]" office:value-type="percentage" office:value="0.630365659777425">
            <text:p>63,0%</text:p>
          </table:table-cell>
          <table:table-cell table:formula="of:=[.D800]*[.$B$5]" office:value-type="float" office:value="1813999.64699309">
            <text:p>1813999,64699309</text:p>
          </table:table-cell>
          <table:table-cell table:formula="of:=[.F800]/[.$B$3]" office:value-type="percentage" office:value="0.630365659777424">
            <text:p>63,0%</text:p>
          </table:table-cell>
          <table:table-cell table:formula="of:=[.H799]+[.B800]" office:value-type="float" office:value="1934856.189453">
            <text:p>1934856,189453</text:p>
          </table:table-cell>
          <table:table-cell table:formula="of:=[.H800]/[.$B$3]" office:value-type="percentage" office:value="0.672363360412287">
            <text:p>67,2%</text:p>
          </table:table-cell>
          <table:table-cell table:number-columns-repeated="1015"/>
        </table:table-row>
        <table:table-row table:style-name="ro1">
          <table:table-cell table:style-name="ce4" office:value-type="float" office:value="794">
            <text:p>794</text:p>
          </table:table-cell>
          <table:table-cell table:style-name="ce8" office:value-type="float" office:value="2033.660034">
            <text:p>2033.660034</text:p>
          </table:table-cell>
          <table:table-cell table:style-name="ce8" office:value-type="float" office:value="2266.57140441123">
            <text:p>2266.571404</text:p>
          </table:table-cell>
          <table:table-cell table:formula="of:=[.D800]+1" office:value-type="float" office:value="794">
            <text:p>794</text:p>
          </table:table-cell>
          <table:table-cell table:formula="of:=[.D801]/[.$B$4]" office:value-type="percentage" office:value="0.631160572337043">
            <text:p>63,1%</text:p>
          </table:table-cell>
          <table:table-cell table:formula="of:=[.D801]*[.$B$5]" office:value-type="float" office:value="1816287.16231086">
            <text:p>1816287,16231086</text:p>
          </table:table-cell>
          <table:table-cell table:formula="of:=[.F801]/[.$B$3]" office:value-type="percentage" office:value="0.631160572337043">
            <text:p>63,1%</text:p>
          </table:table-cell>
          <table:table-cell table:formula="of:=[.H800]+[.B801]" office:value-type="float" office:value="1936889.849487">
            <text:p>1936889,849487</text:p>
          </table:table-cell>
          <table:table-cell table:formula="of:=[.H801]/[.$B$3]" office:value-type="percentage" office:value="0.673070058151297">
            <text:p>67,3%</text:p>
          </table:table-cell>
          <table:table-cell table:number-columns-repeated="1015"/>
        </table:table-row>
        <table:table-row table:style-name="ro1">
          <table:table-cell table:style-name="ce4" office:value-type="float" office:value="795">
            <text:p>795</text:p>
          </table:table-cell>
          <table:table-cell table:style-name="ce8" office:value-type="float" office:value="1912.530029">
            <text:p>1912.530029</text:p>
          </table:table-cell>
          <table:table-cell table:style-name="ce8" office:value-type="float" office:value="2263.88636248543">
            <text:p>2263.886362</text:p>
          </table:table-cell>
          <table:table-cell table:formula="of:=[.D801]+1" office:value-type="float" office:value="795">
            <text:p>795</text:p>
          </table:table-cell>
          <table:table-cell table:formula="of:=[.D802]/[.$B$4]" office:value-type="percentage" office:value="0.631955484896661">
            <text:p>63,2%</text:p>
          </table:table-cell>
          <table:table-cell table:formula="of:=[.D802]*[.$B$5]" office:value-type="float" office:value="1818574.67762863">
            <text:p>1818574,67762863</text:p>
          </table:table-cell>
          <table:table-cell table:formula="of:=[.F802]/[.$B$3]" office:value-type="percentage" office:value="0.631955484896661">
            <text:p>63,2%</text:p>
          </table:table-cell>
          <table:table-cell table:formula="of:=[.H801]+[.B802]" office:value-type="float" office:value="1938802.379516">
            <text:p>1938802,379516</text:p>
          </table:table-cell>
          <table:table-cell table:formula="of:=[.H802]/[.$B$3]" office:value-type="percentage" office:value="0.673734663161322">
            <text:p>67,4%</text:p>
          </table:table-cell>
          <table:table-cell table:number-columns-repeated="1015"/>
        </table:table-row>
        <table:table-row table:style-name="ro1">
          <table:table-cell table:style-name="ce4" office:value-type="float" office:value="796">
            <text:p>796</text:p>
          </table:table-cell>
          <table:table-cell table:style-name="ce8" office:value-type="float" office:value="2740.370117">
            <text:p>2740.370117</text:p>
          </table:table-cell>
          <table:table-cell table:style-name="ce8" office:value-type="float" office:value="2262.34737615219">
            <text:p>2262.347376</text:p>
          </table:table-cell>
          <table:table-cell table:formula="of:=[.D802]+1" office:value-type="float" office:value="796">
            <text:p>796</text:p>
          </table:table-cell>
          <table:table-cell table:formula="of:=[.D803]/[.$B$4]" office:value-type="percentage" office:value="0.63275039745628">
            <text:p>63,3%</text:p>
          </table:table-cell>
          <table:table-cell table:formula="of:=[.D803]*[.$B$5]" office:value-type="float" office:value="1820862.1929464">
            <text:p>1820862,1929464</text:p>
          </table:table-cell>
          <table:table-cell table:formula="of:=[.F803]/[.$B$3]" office:value-type="percentage" office:value="0.63275039745628">
            <text:p>63,3%</text:p>
          </table:table-cell>
          <table:table-cell table:formula="of:=[.H802]+[.B803]" office:value-type="float" office:value="1941542.749633">
            <text:p>1941542,749633</text:p>
          </table:table-cell>
          <table:table-cell table:formula="of:=[.H803]/[.$B$3]" office:value-type="percentage" office:value="0.674686942959006">
            <text:p>67,5%</text:p>
          </table:table-cell>
          <table:table-cell table:number-columns-repeated="1015"/>
        </table:table-row>
        <table:table-row table:style-name="ro1">
          <table:table-cell table:style-name="ce4" office:value-type="float" office:value="797">
            <text:p>797</text:p>
          </table:table-cell>
          <table:table-cell table:style-name="ce8" office:value-type="float" office:value="2086.23999">
            <text:p>2086.239990</text:p>
          </table:table-cell>
          <table:table-cell table:style-name="ce8" office:value-type="float" office:value="2262.32453871121">
            <text:p>2262.324539</text:p>
          </table:table-cell>
          <table:table-cell table:formula="of:=[.D803]+1" office:value-type="float" office:value="797">
            <text:p>797</text:p>
          </table:table-cell>
          <table:table-cell table:formula="of:=[.D804]/[.$B$4]" office:value-type="percentage" office:value="0.633545310015898">
            <text:p>63,4%</text:p>
          </table:table-cell>
          <table:table-cell table:formula="of:=[.D804]*[.$B$5]" office:value-type="float" office:value="1823149.70826417">
            <text:p>1823149,70826417</text:p>
          </table:table-cell>
          <table:table-cell table:formula="of:=[.F804]/[.$B$3]" office:value-type="percentage" office:value="0.633545310015898">
            <text:p>63,4%</text:p>
          </table:table-cell>
          <table:table-cell table:formula="of:=[.H803]+[.B804]" office:value-type="float" office:value="1943628.989623">
            <text:p>1943628,989623</text:p>
          </table:table-cell>
          <table:table-cell table:formula="of:=[.H804]/[.$B$3]" office:value-type="percentage" office:value="0.675411912255406">
            <text:p>67,5%</text:p>
          </table:table-cell>
          <table:table-cell table:number-columns-repeated="1015"/>
        </table:table-row>
        <table:table-row table:style-name="ro1">
          <table:table-cell table:style-name="ce4" office:value-type="float" office:value="798">
            <text:p>798</text:p>
          </table:table-cell>
          <table:table-cell table:style-name="ce8" office:value-type="float" office:value="2113.860107">
            <text:p>2113.860107</text:p>
          </table:table-cell>
          <table:table-cell table:style-name="ce8" office:value-type="float" office:value="2262.27803928135">
            <text:p>2262.278039</text:p>
          </table:table-cell>
          <table:table-cell table:formula="of:=[.D804]+1" office:value-type="float" office:value="798">
            <text:p>798</text:p>
          </table:table-cell>
          <table:table-cell table:formula="of:=[.D805]/[.$B$4]" office:value-type="percentage" office:value="0.634340222575517">
            <text:p>63,4%</text:p>
          </table:table-cell>
          <table:table-cell table:formula="of:=[.D805]*[.$B$5]" office:value-type="float" office:value="1825437.22358195">
            <text:p>1825437,22358195</text:p>
          </table:table-cell>
          <table:table-cell table:formula="of:=[.F805]/[.$B$3]" office:value-type="percentage" office:value="0.634340222575517">
            <text:p>63,4%</text:p>
          </table:table-cell>
          <table:table-cell table:formula="of:=[.H804]+[.B805]" office:value-type="float" office:value="1945742.84973">
            <text:p>1945742,84973</text:p>
          </table:table-cell>
          <table:table-cell table:formula="of:=[.H805]/[.$B$3]" office:value-type="percentage" office:value="0.676146479554377">
            <text:p>67,6%</text:p>
          </table:table-cell>
          <table:table-cell table:number-columns-repeated="1015"/>
        </table:table-row>
        <table:table-row table:style-name="ro1">
          <table:table-cell table:style-name="ce4" office:value-type="float" office:value="799">
            <text:p>799</text:p>
          </table:table-cell>
          <table:table-cell table:style-name="ce8" office:value-type="float" office:value="2076.330078">
            <text:p>2076.330078</text:p>
          </table:table-cell>
          <table:table-cell table:style-name="ce8" office:value-type="float" office:value="2262.00932278531">
            <text:p>2262.009323</text:p>
          </table:table-cell>
          <table:table-cell table:formula="of:=[.D805]+1" office:value-type="float" office:value="799">
            <text:p>799</text:p>
          </table:table-cell>
          <table:table-cell table:formula="of:=[.D806]/[.$B$4]" office:value-type="percentage" office:value="0.635135135135135">
            <text:p>63,5%</text:p>
          </table:table-cell>
          <table:table-cell table:formula="of:=[.D806]*[.$B$5]" office:value-type="float" office:value="1827724.73889972">
            <text:p>1827724,73889972</text:p>
          </table:table-cell>
          <table:table-cell table:formula="of:=[.F806]/[.$B$3]" office:value-type="percentage" office:value="0.635135135135135">
            <text:p>63,5%</text:p>
          </table:table-cell>
          <table:table-cell table:formula="of:=[.H805]+[.B806]" office:value-type="float" office:value="1947819.179808">
            <text:p>1947819,179808</text:p>
          </table:table-cell>
          <table:table-cell table:formula="of:=[.H806]/[.$B$3]" office:value-type="percentage" office:value="0.676868005152082">
            <text:p>67,7%</text:p>
          </table:table-cell>
          <table:table-cell table:number-columns-repeated="1015"/>
        </table:table-row>
        <table:table-row table:style-name="ro1">
          <table:table-cell table:style-name="ce4" office:value-type="float" office:value="800">
            <text:p>800</text:p>
          </table:table-cell>
          <table:table-cell table:style-name="ce8" office:value-type="float" office:value="2089.409912">
            <text:p>2089.409912</text:p>
          </table:table-cell>
          <table:table-cell table:style-name="ce8" office:value-type="float" office:value="2261.76771053236">
            <text:p>2261.767711</text:p>
          </table:table-cell>
          <table:table-cell table:formula="of:=[.D806]+1" office:value-type="float" office:value="800">
            <text:p>800</text:p>
          </table:table-cell>
          <table:table-cell table:formula="of:=[.D807]/[.$B$4]" office:value-type="percentage" office:value="0.635930047694754">
            <text:p>63,6%</text:p>
          </table:table-cell>
          <table:table-cell table:formula="of:=[.D807]*[.$B$5]" office:value-type="float" office:value="1830012.25421749">
            <text:p>1830012,25421749</text:p>
          </table:table-cell>
          <table:table-cell table:formula="of:=[.F807]/[.$B$3]" office:value-type="percentage" office:value="0.635930047694754">
            <text:p>63,6%</text:p>
          </table:table-cell>
          <table:table-cell table:formula="of:=[.H806]+[.B807]" office:value-type="float" office:value="1949908.58972">
            <text:p>1949908,58972</text:p>
          </table:table-cell>
          <table:table-cell table:formula="of:=[.H807]/[.$B$3]" office:value-type="percentage" office:value="0.677594075997745">
            <text:p>67,8%</text:p>
          </table:table-cell>
          <table:table-cell table:number-columns-repeated="1015"/>
        </table:table-row>
        <table:table-row table:style-name="ro1">
          <table:table-cell table:style-name="ce4" office:value-type="float" office:value="801">
            <text:p>801</text:p>
          </table:table-cell>
          <table:table-cell table:style-name="ce8" office:value-type="float" office:value="2080.620117">
            <text:p>2080.620117</text:p>
          </table:table-cell>
          <table:table-cell table:style-name="ce8" office:value-type="float" office:value="2261.28421086309">
            <text:p>2261.284211</text:p>
          </table:table-cell>
          <table:table-cell table:formula="of:=[.D807]+1" office:value-type="float" office:value="801">
            <text:p>801</text:p>
          </table:table-cell>
          <table:table-cell table:formula="of:=[.D808]/[.$B$4]" office:value-type="percentage" office:value="0.636724960254372">
            <text:p>63,7%</text:p>
          </table:table-cell>
          <table:table-cell table:formula="of:=[.D808]*[.$B$5]" office:value-type="float" office:value="1832299.76953526">
            <text:p>1832299,76953526</text:p>
          </table:table-cell>
          <table:table-cell table:formula="of:=[.F808]/[.$B$3]" office:value-type="percentage" office:value="0.636724960254372">
            <text:p>63,7%</text:p>
          </table:table-cell>
          <table:table-cell table:formula="of:=[.H807]+[.B808]" office:value-type="float" office:value="1951989.209837">
            <text:p>1951989,209837</text:p>
          </table:table-cell>
          <table:table-cell table:formula="of:=[.H808]/[.$B$3]" office:value-type="percentage" office:value="0.678317092385853">
            <text:p>67,8%</text:p>
          </table:table-cell>
          <table:table-cell table:number-columns-repeated="1015"/>
        </table:table-row>
        <table:table-row table:style-name="ro1">
          <table:table-cell table:style-name="ce4" office:value-type="float" office:value="802">
            <text:p>802</text:p>
          </table:table-cell>
          <table:table-cell table:style-name="ce8" office:value-type="float" office:value="2091.179932">
            <text:p>2091.179932</text:p>
          </table:table-cell>
          <table:table-cell table:style-name="ce8" office:value-type="float" office:value="2261.2667335743">
            <text:p>2261.266734</text:p>
          </table:table-cell>
          <table:table-cell table:formula="of:=[.D808]+1" office:value-type="float" office:value="802">
            <text:p>802</text:p>
          </table:table-cell>
          <table:table-cell table:formula="of:=[.D809]/[.$B$4]" office:value-type="percentage" office:value="0.63751987281399">
            <text:p>63,8%</text:p>
          </table:table-cell>
          <table:table-cell table:formula="of:=[.D809]*[.$B$5]" office:value-type="float" office:value="1834587.28485303">
            <text:p>1834587,28485303</text:p>
          </table:table-cell>
          <table:table-cell table:formula="of:=[.F809]/[.$B$3]" office:value-type="percentage" office:value="0.63751987281399">
            <text:p>63,8%</text:p>
          </table:table-cell>
          <table:table-cell table:formula="of:=[.H808]+[.B809]" office:value-type="float" office:value="1954080.389769">
            <text:p>1954080,389769</text:p>
          </table:table-cell>
          <table:table-cell table:formula="of:=[.H809]/[.$B$3]" office:value-type="percentage" office:value="0.679043778314229">
            <text:p>67,9%</text:p>
          </table:table-cell>
          <table:table-cell table:number-columns-repeated="1015"/>
        </table:table-row>
        <table:table-row table:style-name="ro1">
          <table:table-cell table:style-name="ce4" office:value-type="float" office:value="803">
            <text:p>803</text:p>
          </table:table-cell>
          <table:table-cell table:style-name="ce8" office:value-type="float" office:value="2102.060059">
            <text:p>2102.060059</text:p>
          </table:table-cell>
          <table:table-cell table:style-name="ce8" office:value-type="float" office:value="2261.19948077743">
            <text:p>2261.199481</text:p>
          </table:table-cell>
          <table:table-cell table:formula="of:=[.D809]+1" office:value-type="float" office:value="803">
            <text:p>803</text:p>
          </table:table-cell>
          <table:table-cell table:formula="of:=[.D810]/[.$B$4]" office:value-type="percentage" office:value="0.638314785373609">
            <text:p>63,8%</text:p>
          </table:table-cell>
          <table:table-cell table:formula="of:=[.D810]*[.$B$5]" office:value-type="float" office:value="1836874.8001708">
            <text:p>1836874,8001708</text:p>
          </table:table-cell>
          <table:table-cell table:formula="of:=[.F810]/[.$B$3]" office:value-type="percentage" office:value="0.638314785373609">
            <text:p>63,8%</text:p>
          </table:table-cell>
          <table:table-cell table:formula="of:=[.H809]+[.B810]" office:value-type="float" office:value="1956182.449828">
            <text:p>1956182,449828</text:p>
          </table:table-cell>
          <table:table-cell table:formula="of:=[.H810]/[.$B$3]" office:value-type="percentage" office:value="0.67977424509143">
            <text:p>68,0%</text:p>
          </table:table-cell>
          <table:table-cell table:number-columns-repeated="1015"/>
        </table:table-row>
        <table:table-row table:style-name="ro1">
          <table:table-cell table:style-name="ce4" office:value-type="float" office:value="804">
            <text:p>804</text:p>
          </table:table-cell>
          <table:table-cell table:style-name="ce8" office:value-type="float" office:value="2066.959961">
            <text:p>2066.959961</text:p>
          </table:table-cell>
          <table:table-cell table:style-name="ce8" office:value-type="float" office:value="2260.28580174374">
            <text:p>2260.285802</text:p>
          </table:table-cell>
          <table:table-cell table:formula="of:=[.D810]+1" office:value-type="float" office:value="804">
            <text:p>804</text:p>
          </table:table-cell>
          <table:table-cell table:formula="of:=[.D811]/[.$B$4]" office:value-type="percentage" office:value="0.639109697933227">
            <text:p>63,9%</text:p>
          </table:table-cell>
          <table:table-cell table:formula="of:=[.D811]*[.$B$5]" office:value-type="float" office:value="1839162.31548858">
            <text:p>1839162,31548858</text:p>
          </table:table-cell>
          <table:table-cell table:formula="of:=[.F811]/[.$B$3]" office:value-type="percentage" office:value="0.639109697933227">
            <text:p>63,9%</text:p>
          </table:table-cell>
          <table:table-cell table:formula="of:=[.H810]+[.B811]" office:value-type="float" office:value="1958249.409789">
            <text:p>1958249,409789</text:p>
          </table:table-cell>
          <table:table-cell table:formula="of:=[.H811]/[.$B$3]" office:value-type="percentage" office:value="0.680492514569437">
            <text:p>68,0%</text:p>
          </table:table-cell>
          <table:table-cell table:number-columns-repeated="1015"/>
        </table:table-row>
        <table:table-row table:style-name="ro1">
          <table:table-cell table:style-name="ce4" office:value-type="float" office:value="805">
            <text:p>805</text:p>
          </table:table-cell>
          <table:table-cell table:style-name="ce8" office:value-type="float" office:value="2106.850098">
            <text:p>2106.850098</text:p>
          </table:table-cell>
          <table:table-cell table:style-name="ce8" office:value-type="float" office:value="2259.53927312656">
            <text:p>2259.539273</text:p>
          </table:table-cell>
          <table:table-cell table:formula="of:=[.D811]+1" office:value-type="float" office:value="805">
            <text:p>805</text:p>
          </table:table-cell>
          <table:table-cell table:formula="of:=[.D812]/[.$B$4]" office:value-type="percentage" office:value="0.639904610492846">
            <text:p>64,0%</text:p>
          </table:table-cell>
          <table:table-cell table:formula="of:=[.D812]*[.$B$5]" office:value-type="float" office:value="1841449.83080635">
            <text:p>1841449,83080635</text:p>
          </table:table-cell>
          <table:table-cell table:formula="of:=[.F812]/[.$B$3]" office:value-type="percentage" office:value="0.639904610492846">
            <text:p>64,0%</text:p>
          </table:table-cell>
          <table:table-cell table:formula="of:=[.H811]+[.B812]" office:value-type="float" office:value="1960356.259887">
            <text:p>1960356,259887</text:p>
          </table:table-cell>
          <table:table-cell table:formula="of:=[.H812]/[.$B$3]" office:value-type="percentage" office:value="0.681224645887256">
            <text:p>68,1%</text:p>
          </table:table-cell>
          <table:table-cell table:number-columns-repeated="1015"/>
        </table:table-row>
        <table:table-row table:style-name="ro1">
          <table:table-cell table:style-name="ce4" office:value-type="float" office:value="806">
            <text:p>806</text:p>
          </table:table-cell>
          <table:table-cell table:style-name="ce8" office:value-type="float" office:value="2695.139893">
            <text:p>2695.139893</text:p>
          </table:table-cell>
          <table:table-cell table:style-name="ce8" office:value-type="float" office:value="2259.47427424136">
            <text:p>2259.474274</text:p>
          </table:table-cell>
          <table:table-cell table:formula="of:=[.D812]+1" office:value-type="float" office:value="806">
            <text:p>806</text:p>
          </table:table-cell>
          <table:table-cell table:formula="of:=[.D813]/[.$B$4]" office:value-type="percentage" office:value="0.640699523052464">
            <text:p>64,1%</text:p>
          </table:table-cell>
          <table:table-cell table:formula="of:=[.D813]*[.$B$5]" office:value-type="float" office:value="1843737.34612412">
            <text:p>1843737,34612412</text:p>
          </table:table-cell>
          <table:table-cell table:formula="of:=[.F813]/[.$B$3]" office:value-type="percentage" office:value="0.640699523052464">
            <text:p>64,1%</text:p>
          </table:table-cell>
          <table:table-cell table:formula="of:=[.H812]+[.B813]" office:value-type="float" office:value="1963051.39978">
            <text:p>1963051,39978</text:p>
          </table:table-cell>
          <table:table-cell table:formula="of:=[.H813]/[.$B$3]" office:value-type="percentage" office:value="0.682161208162591">
            <text:p>68,2%</text:p>
          </table:table-cell>
          <table:table-cell table:number-columns-repeated="1015"/>
        </table:table-row>
        <table:table-row table:style-name="ro1">
          <table:table-cell table:style-name="ce4" office:value-type="float" office:value="807">
            <text:p>807</text:p>
          </table:table-cell>
          <table:table-cell table:style-name="ce8" office:value-type="float" office:value="2129.199951">
            <text:p>2129.199951</text:p>
          </table:table-cell>
          <table:table-cell table:style-name="ce8" office:value-type="float" office:value="2257.51403631726">
            <text:p>2257.514036</text:p>
          </table:table-cell>
          <table:table-cell table:formula="of:=[.D813]+1" office:value-type="float" office:value="807">
            <text:p>807</text:p>
          </table:table-cell>
          <table:table-cell table:formula="of:=[.D814]/[.$B$4]" office:value-type="percentage" office:value="0.641494435612083">
            <text:p>64,1%</text:p>
          </table:table-cell>
          <table:table-cell table:formula="of:=[.D814]*[.$B$5]" office:value-type="float" office:value="1846024.86144189">
            <text:p>1846024,86144189</text:p>
          </table:table-cell>
          <table:table-cell table:formula="of:=[.F814]/[.$B$3]" office:value-type="percentage" office:value="0.641494435612083">
            <text:p>64,1%</text:p>
          </table:table-cell>
          <table:table-cell table:formula="of:=[.H813]+[.B814]" office:value-type="float" office:value="1965180.599731">
            <text:p>1965180,599731</text:p>
          </table:table-cell>
          <table:table-cell table:formula="of:=[.H814]/[.$B$3]" office:value-type="percentage" office:value="0.682901106063968">
            <text:p>68,3%</text:p>
          </table:table-cell>
          <table:table-cell table:number-columns-repeated="1015"/>
        </table:table-row>
        <table:table-row table:style-name="ro1">
          <table:table-cell table:style-name="ce4" office:value-type="float" office:value="808">
            <text:p>808</text:p>
          </table:table-cell>
          <table:table-cell table:style-name="ce8" office:value-type="float" office:value="2108.100098">
            <text:p>2108.100098</text:p>
          </table:table-cell>
          <table:table-cell table:style-name="ce8" office:value-type="float" office:value="2257.40754920153">
            <text:p>2257.407549</text:p>
          </table:table-cell>
          <table:table-cell table:formula="of:=[.D814]+1" office:value-type="float" office:value="808">
            <text:p>808</text:p>
          </table:table-cell>
          <table:table-cell table:formula="of:=[.D815]/[.$B$4]" office:value-type="percentage" office:value="0.642289348171701">
            <text:p>64,2%</text:p>
          </table:table-cell>
          <table:table-cell table:formula="of:=[.D815]*[.$B$5]" office:value-type="float" office:value="1848312.37675966">
            <text:p>1848312,37675966</text:p>
          </table:table-cell>
          <table:table-cell table:formula="of:=[.F815]/[.$B$3]" office:value-type="percentage" office:value="0.642289348171701">
            <text:p>64,2%</text:p>
          </table:table-cell>
          <table:table-cell table:formula="of:=[.H814]+[.B815]" office:value-type="float" office:value="1967288.699829">
            <text:p>1967288,699829</text:p>
          </table:table-cell>
          <table:table-cell table:formula="of:=[.H815]/[.$B$3]" office:value-type="percentage" office:value="0.683633671757328">
            <text:p>68,4%</text:p>
          </table:table-cell>
          <table:table-cell table:number-columns-repeated="1015"/>
        </table:table-row>
        <table:table-row table:style-name="ro1">
          <table:table-cell table:style-name="ce4" office:value-type="float" office:value="809">
            <text:p>809</text:p>
          </table:table-cell>
          <table:table-cell table:style-name="ce8" office:value-type="float" office:value="2100.340088">
            <text:p>2100.340088</text:p>
          </table:table-cell>
          <table:table-cell table:style-name="ce8" office:value-type="float" office:value="2255.94647596643">
            <text:p>2255.946476</text:p>
          </table:table-cell>
          <table:table-cell table:formula="of:=[.D815]+1" office:value-type="float" office:value="809">
            <text:p>809</text:p>
          </table:table-cell>
          <table:table-cell table:formula="of:=[.D816]/[.$B$4]" office:value-type="percentage" office:value="0.643084260731319">
            <text:p>64,3%</text:p>
          </table:table-cell>
          <table:table-cell table:formula="of:=[.D816]*[.$B$5]" office:value-type="float" office:value="1850599.89207744">
            <text:p>1850599,89207744</text:p>
          </table:table-cell>
          <table:table-cell table:formula="of:=[.F816]/[.$B$3]" office:value-type="percentage" office:value="0.643084260731319">
            <text:p>64,3%</text:p>
          </table:table-cell>
          <table:table-cell table:formula="of:=[.H815]+[.B816]" office:value-type="float" office:value="1969389.039917">
            <text:p>1969389,039917</text:p>
          </table:table-cell>
          <table:table-cell table:formula="of:=[.H816]/[.$B$3]" office:value-type="percentage" office:value="0.684363540843864">
            <text:p>68,4%</text:p>
          </table:table-cell>
          <table:table-cell table:number-columns-repeated="1015"/>
        </table:table-row>
        <table:table-row table:style-name="ro1">
          <table:table-cell table:style-name="ce4" office:value-type="float" office:value="810">
            <text:p>810</text:p>
          </table:table-cell>
          <table:table-cell table:style-name="ce8" office:value-type="float" office:value="2127.830078">
            <text:p>2127.830078</text:p>
          </table:table-cell>
          <table:table-cell table:style-name="ce8" office:value-type="float" office:value="2255.06251148048">
            <text:p>2255.062511</text:p>
          </table:table-cell>
          <table:table-cell table:formula="of:=[.D816]+1" office:value-type="float" office:value="810">
            <text:p>810</text:p>
          </table:table-cell>
          <table:table-cell table:formula="of:=[.D817]/[.$B$4]" office:value-type="percentage" office:value="0.643879173290938">
            <text:p>64,4%</text:p>
          </table:table-cell>
          <table:table-cell table:formula="of:=[.D817]*[.$B$5]" office:value-type="float" office:value="1852887.40739521">
            <text:p>1852887,40739521</text:p>
          </table:table-cell>
          <table:table-cell table:formula="of:=[.F817]/[.$B$3]" office:value-type="percentage" office:value="0.643879173290938">
            <text:p>64,4%</text:p>
          </table:table-cell>
          <table:table-cell table:formula="of:=[.H816]+[.B817]" office:value-type="float" office:value="1971516.869995">
            <text:p>1971516,869995</text:p>
          </table:table-cell>
          <table:table-cell table:formula="of:=[.H817]/[.$B$3]" office:value-type="percentage" office:value="0.685102962713784">
            <text:p>68,5%</text:p>
          </table:table-cell>
          <table:table-cell table:number-columns-repeated="1015"/>
        </table:table-row>
        <table:table-row table:style-name="ro1">
          <table:table-cell table:style-name="ce4" office:value-type="float" office:value="811">
            <text:p>811</text:p>
          </table:table-cell>
          <table:table-cell table:style-name="ce8" office:value-type="float" office:value="2023.859985">
            <text:p>2023.859985</text:p>
          </table:table-cell>
          <table:table-cell table:style-name="ce8" office:value-type="float" office:value="2254.48600041257">
            <text:p>2254.486000</text:p>
          </table:table-cell>
          <table:table-cell table:formula="of:=[.D817]+1" office:value-type="float" office:value="811">
            <text:p>811</text:p>
          </table:table-cell>
          <table:table-cell table:formula="of:=[.D818]/[.$B$4]" office:value-type="percentage" office:value="0.644674085850556">
            <text:p>64,5%</text:p>
          </table:table-cell>
          <table:table-cell table:formula="of:=[.D818]*[.$B$5]" office:value-type="float" office:value="1855174.92271298">
            <text:p>1855174,92271298</text:p>
          </table:table-cell>
          <table:table-cell table:formula="of:=[.F818]/[.$B$3]" office:value-type="percentage" office:value="0.644674085850556">
            <text:p>64,5%</text:p>
          </table:table-cell>
          <table:table-cell table:formula="of:=[.H817]+[.B818]" office:value-type="float" office:value="1973540.72998">
            <text:p>1973540,72998</text:p>
          </table:table-cell>
          <table:table-cell table:formula="of:=[.H818]/[.$B$3]" office:value-type="percentage" office:value="0.685806254931539">
            <text:p>68,6%</text:p>
          </table:table-cell>
          <table:table-cell table:number-columns-repeated="1015"/>
        </table:table-row>
        <table:table-row table:style-name="ro1">
          <table:table-cell table:style-name="ce4" office:value-type="float" office:value="812">
            <text:p>812</text:p>
          </table:table-cell>
          <table:table-cell table:style-name="ce8" office:value-type="float" office:value="2110.73999">
            <text:p>2110.739990</text:p>
          </table:table-cell>
          <table:table-cell table:style-name="ce8" office:value-type="float" office:value="2254.1777769191">
            <text:p>2254.177777</text:p>
          </table:table-cell>
          <table:table-cell table:formula="of:=[.D818]+1" office:value-type="float" office:value="812">
            <text:p>812</text:p>
          </table:table-cell>
          <table:table-cell table:formula="of:=[.D819]/[.$B$4]" office:value-type="percentage" office:value="0.645468998410175">
            <text:p>64,5%</text:p>
          </table:table-cell>
          <table:table-cell table:formula="of:=[.D819]*[.$B$5]" office:value-type="float" office:value="1857462.43803075">
            <text:p>1857462,43803075</text:p>
          </table:table-cell>
          <table:table-cell table:formula="of:=[.F819]/[.$B$3]" office:value-type="percentage" office:value="0.645468998410175">
            <text:p>64,5%</text:p>
          </table:table-cell>
          <table:table-cell table:formula="of:=[.H818]+[.B819]" office:value-type="float" office:value="1975651.46997">
            <text:p>1975651,46997</text:p>
          </table:table-cell>
          <table:table-cell table:formula="of:=[.H819]/[.$B$3]" office:value-type="percentage" office:value="0.686539737988507">
            <text:p>68,7%</text:p>
          </table:table-cell>
          <table:table-cell table:number-columns-repeated="1015"/>
        </table:table-row>
        <table:table-row table:style-name="ro1">
          <table:table-cell table:style-name="ce4" office:value-type="float" office:value="813">
            <text:p>813</text:p>
          </table:table-cell>
          <table:table-cell table:style-name="ce8" office:value-type="float" office:value="2098.530029">
            <text:p>2098.530029</text:p>
          </table:table-cell>
          <table:table-cell table:style-name="ce8" office:value-type="float" office:value="2254.07323647851">
            <text:p>2254.073236</text:p>
          </table:table-cell>
          <table:table-cell table:formula="of:=[.D819]+1" office:value-type="float" office:value="813">
            <text:p>813</text:p>
          </table:table-cell>
          <table:table-cell table:formula="of:=[.D820]/[.$B$4]" office:value-type="percentage" office:value="0.646263910969793">
            <text:p>64,6%</text:p>
          </table:table-cell>
          <table:table-cell table:formula="of:=[.D820]*[.$B$5]" office:value-type="float" office:value="1859749.95334852">
            <text:p>1859749,95334852</text:p>
          </table:table-cell>
          <table:table-cell table:formula="of:=[.F820]/[.$B$3]" office:value-type="percentage" office:value="0.646263910969793">
            <text:p>64,6%</text:p>
          </table:table-cell>
          <table:table-cell table:formula="of:=[.H819]+[.B820]" office:value-type="float" office:value="1977749.999999">
            <text:p>1977749,999999</text:p>
          </table:table-cell>
          <table:table-cell table:formula="of:=[.H820]/[.$B$3]" office:value-type="percentage" office:value="0.687268978078761">
            <text:p>68,7%</text:p>
          </table:table-cell>
          <table:table-cell table:number-columns-repeated="1015"/>
        </table:table-row>
        <table:table-row table:style-name="ro1">
          <table:table-cell table:style-name="ce4" office:value-type="float" office:value="814">
            <text:p>814</text:p>
          </table:table-cell>
          <table:table-cell table:style-name="ce8" office:value-type="float" office:value="2019.420044">
            <text:p>2019.420044</text:p>
          </table:table-cell>
          <table:table-cell table:style-name="ce8" office:value-type="float" office:value="2253.73046237751">
            <text:p>2253.730462</text:p>
          </table:table-cell>
          <table:table-cell table:formula="of:=[.D820]+1" office:value-type="float" office:value="814">
            <text:p>814</text:p>
          </table:table-cell>
          <table:table-cell table:formula="of:=[.D821]/[.$B$4]" office:value-type="percentage" office:value="0.647058823529412">
            <text:p>64,7%</text:p>
          </table:table-cell>
          <table:table-cell table:formula="of:=[.D821]*[.$B$5]" office:value-type="float" office:value="1862037.4686663">
            <text:p>1862037,4686663</text:p>
          </table:table-cell>
          <table:table-cell table:formula="of:=[.F821]/[.$B$3]" office:value-type="percentage" office:value="0.647058823529412">
            <text:p>64,7%</text:p>
          </table:table-cell>
          <table:table-cell table:formula="of:=[.H820]+[.B821]" office:value-type="float" office:value="1979769.420043">
            <text:p>1979769,420043</text:p>
          </table:table-cell>
          <table:table-cell table:formula="of:=[.H821]/[.$B$3]" office:value-type="percentage" office:value="0.687970727415104">
            <text:p>68,8%</text:p>
          </table:table-cell>
          <table:table-cell table:number-columns-repeated="1015"/>
        </table:table-row>
        <table:table-row table:style-name="ro1">
          <table:table-cell table:style-name="ce4" office:value-type="float" office:value="815">
            <text:p>815</text:p>
          </table:table-cell>
          <table:table-cell table:style-name="ce8" office:value-type="float" office:value="2052.51001">
            <text:p>2052.510010</text:p>
          </table:table-cell>
          <table:table-cell table:style-name="ce8" office:value-type="float" office:value="2253.72796056472">
            <text:p>2253.727961</text:p>
          </table:table-cell>
          <table:table-cell table:formula="of:=[.D821]+1" office:value-type="float" office:value="815">
            <text:p>815</text:p>
          </table:table-cell>
          <table:table-cell table:formula="of:=[.D822]/[.$B$4]" office:value-type="percentage" office:value="0.64785373608903">
            <text:p>64,8%</text:p>
          </table:table-cell>
          <table:table-cell table:formula="of:=[.D822]*[.$B$5]" office:value-type="float" office:value="1864324.98398407">
            <text:p>1864324,98398407</text:p>
          </table:table-cell>
          <table:table-cell table:formula="of:=[.F822]/[.$B$3]" office:value-type="percentage" office:value="0.64785373608903">
            <text:p>64,8%</text:p>
          </table:table-cell>
          <table:table-cell table:formula="of:=[.H821]+[.B822]" office:value-type="float" office:value="1981821.930053">
            <text:p>1981821,930053</text:p>
          </table:table-cell>
          <table:table-cell table:formula="of:=[.H822]/[.$B$3]" office:value-type="percentage" office:value="0.688683975528905">
            <text:p>68,9%</text:p>
          </table:table-cell>
          <table:table-cell table:number-columns-repeated="1015"/>
        </table:table-row>
        <table:table-row table:style-name="ro1">
          <table:table-cell table:style-name="ce4" office:value-type="float" office:value="816">
            <text:p>816</text:p>
          </table:table-cell>
          <table:table-cell table:style-name="ce8" office:value-type="float" office:value="2023.030029">
            <text:p>2023.030029</text:p>
          </table:table-cell>
          <table:table-cell table:style-name="ce8" office:value-type="float" office:value="2253.52403540976">
            <text:p>2253.524035</text:p>
          </table:table-cell>
          <table:table-cell table:formula="of:=[.D822]+1" office:value-type="float" office:value="816">
            <text:p>816</text:p>
          </table:table-cell>
          <table:table-cell table:formula="of:=[.D823]/[.$B$4]" office:value-type="percentage" office:value="0.648648648648649">
            <text:p>64,9%</text:p>
          </table:table-cell>
          <table:table-cell table:formula="of:=[.D823]*[.$B$5]" office:value-type="float" office:value="1866612.49930184">
            <text:p>1866612,49930184</text:p>
          </table:table-cell>
          <table:table-cell table:formula="of:=[.F823]/[.$B$3]" office:value-type="percentage" office:value="0.648648648648649">
            <text:p>64,9%</text:p>
          </table:table-cell>
          <table:table-cell table:formula="of:=[.H822]+[.B823]" office:value-type="float" office:value="1983844.960082">
            <text:p>1983844,960082</text:p>
          </table:table-cell>
          <table:table-cell table:formula="of:=[.H823]/[.$B$3]" office:value-type="percentage" office:value="0.689386979336592">
            <text:p>68,9%</text:p>
          </table:table-cell>
          <table:table-cell table:number-columns-repeated="1015"/>
        </table:table-row>
        <table:table-row table:style-name="ro1">
          <table:table-cell table:style-name="ce4" office:value-type="float" office:value="817">
            <text:p>817</text:p>
          </table:table-cell>
          <table:table-cell table:style-name="ce8" office:value-type="float" office:value="2115.47998">
            <text:p>2115.479980</text:p>
          </table:table-cell>
          <table:table-cell table:style-name="ce8" office:value-type="float" office:value="2253.37584477479">
            <text:p>2253.375845</text:p>
          </table:table-cell>
          <table:table-cell table:formula="of:=[.D823]+1" office:value-type="float" office:value="817">
            <text:p>817</text:p>
          </table:table-cell>
          <table:table-cell table:formula="of:=[.D824]/[.$B$4]" office:value-type="percentage" office:value="0.649443561208267">
            <text:p>64,9%</text:p>
          </table:table-cell>
          <table:table-cell table:formula="of:=[.D824]*[.$B$5]" office:value-type="float" office:value="1868900.01461961">
            <text:p>1868900,01461961</text:p>
          </table:table-cell>
          <table:table-cell table:formula="of:=[.F824]/[.$B$3]" office:value-type="percentage" office:value="0.649443561208267">
            <text:p>64,9%</text:p>
          </table:table-cell>
          <table:table-cell table:formula="of:=[.H823]+[.B824]" office:value-type="float" office:value="1985960.440062">
            <text:p>1985960,440062</text:p>
          </table:table-cell>
          <table:table-cell table:formula="of:=[.H824]/[.$B$3]" office:value-type="percentage" office:value="0.69012210954213">
            <text:p>69,0%</text:p>
          </table:table-cell>
          <table:table-cell table:number-columns-repeated="1015"/>
        </table:table-row>
        <table:table-row table:style-name="ro1">
          <table:table-cell table:style-name="ce4" office:value-type="float" office:value="818">
            <text:p>818</text:p>
          </table:table-cell>
          <table:table-cell table:style-name="ce8" office:value-type="float" office:value="2467.699951">
            <text:p>2467.699951</text:p>
          </table:table-cell>
          <table:table-cell table:style-name="ce8" office:value-type="float" office:value="2253.1748189051">
            <text:p>2253.174819</text:p>
          </table:table-cell>
          <table:table-cell table:formula="of:=[.D824]+1" office:value-type="float" office:value="818">
            <text:p>818</text:p>
          </table:table-cell>
          <table:table-cell table:formula="of:=[.D825]/[.$B$4]" office:value-type="percentage" office:value="0.650238473767886">
            <text:p>65,0%</text:p>
          </table:table-cell>
          <table:table-cell table:formula="of:=[.D825]*[.$B$5]" office:value-type="float" office:value="1871187.52993738">
            <text:p>1871187,52993738</text:p>
          </table:table-cell>
          <table:table-cell table:formula="of:=[.F825]/[.$B$3]" office:value-type="percentage" office:value="0.650238473767885">
            <text:p>65,0%</text:p>
          </table:table-cell>
          <table:table-cell table:formula="of:=[.H824]+[.B825]" office:value-type="float" office:value="1988428.140013">
            <text:p>1988428,140013</text:p>
          </table:table-cell>
          <table:table-cell table:formula="of:=[.H825]/[.$B$3]" office:value-type="percentage" office:value="0.690979636339515">
            <text:p>69,1%</text:p>
          </table:table-cell>
          <table:table-cell table:number-columns-repeated="1015"/>
        </table:table-row>
        <table:table-row table:style-name="ro1">
          <table:table-cell table:style-name="ce4" office:value-type="float" office:value="819">
            <text:p>819</text:p>
          </table:table-cell>
          <table:table-cell table:style-name="ce8" office:value-type="float" office:value="2880.340088">
            <text:p>2880.340088</text:p>
          </table:table-cell>
          <table:table-cell table:style-name="ce8" office:value-type="float" office:value="2250.69780074257">
            <text:p>2250.697801</text:p>
          </table:table-cell>
          <table:table-cell table:formula="of:=[.D825]+1" office:value-type="float" office:value="819">
            <text:p>819</text:p>
          </table:table-cell>
          <table:table-cell table:formula="of:=[.D826]/[.$B$4]" office:value-type="percentage" office:value="0.651033386327504">
            <text:p>65,1%</text:p>
          </table:table-cell>
          <table:table-cell table:formula="of:=[.D826]*[.$B$5]" office:value-type="float" office:value="1873475.04525515">
            <text:p>1873475,04525515</text:p>
          </table:table-cell>
          <table:table-cell table:formula="of:=[.F826]/[.$B$3]" office:value-type="percentage" office:value="0.651033386327504">
            <text:p>65,1%</text:p>
          </table:table-cell>
          <table:table-cell table:formula="of:=[.H825]+[.B826]" office:value-type="float" office:value="1991308.480101">
            <text:p>1991308,480101</text:p>
          </table:table-cell>
          <table:table-cell table:formula="of:=[.H826]/[.$B$3]" office:value-type="percentage" office:value="0.691980555762496">
            <text:p>69,2%</text:p>
          </table:table-cell>
          <table:table-cell table:number-columns-repeated="1015"/>
        </table:table-row>
        <table:table-row table:style-name="ro1">
          <table:table-cell table:style-name="ce4" office:value-type="float" office:value="820">
            <text:p>820</text:p>
          </table:table-cell>
          <table:table-cell table:style-name="ce8" office:value-type="float" office:value="2056.149902">
            <text:p>2056.149902</text:p>
          </table:table-cell>
          <table:table-cell table:style-name="ce8" office:value-type="float" office:value="2249.17106074136">
            <text:p>2249.171061</text:p>
          </table:table-cell>
          <table:table-cell table:formula="of:=[.D826]+1" office:value-type="float" office:value="820">
            <text:p>820</text:p>
          </table:table-cell>
          <table:table-cell table:formula="of:=[.D827]/[.$B$4]" office:value-type="percentage" office:value="0.651828298887122">
            <text:p>65,2%</text:p>
          </table:table-cell>
          <table:table-cell table:formula="of:=[.D827]*[.$B$5]" office:value-type="float" office:value="1875762.56057293">
            <text:p>1875762,56057293</text:p>
          </table:table-cell>
          <table:table-cell table:formula="of:=[.F827]/[.$B$3]" office:value-type="percentage" office:value="0.651828298887122">
            <text:p>65,2%</text:p>
          </table:table-cell>
          <table:table-cell table:formula="of:=[.H826]+[.B827]" office:value-type="float" office:value="1993364.630003">
            <text:p>1993364,630003</text:p>
          </table:table-cell>
          <table:table-cell table:formula="of:=[.H827]/[.$B$3]" office:value-type="percentage" office:value="0.692695068740337">
            <text:p>69,3%</text:p>
          </table:table-cell>
          <table:table-cell table:number-columns-repeated="1015"/>
        </table:table-row>
        <table:table-row table:style-name="ro1">
          <table:table-cell table:style-name="ce4" office:value-type="float" office:value="821">
            <text:p>821</text:p>
          </table:table-cell>
          <table:table-cell table:style-name="ce8" office:value-type="float" office:value="2067.889893">
            <text:p>2067.889893</text:p>
          </table:table-cell>
          <table:table-cell table:style-name="ce8" office:value-type="float" office:value="2248.93093728823">
            <text:p>2248.930937</text:p>
          </table:table-cell>
          <table:table-cell table:formula="of:=[.D827]+1" office:value-type="float" office:value="821">
            <text:p>821</text:p>
          </table:table-cell>
          <table:table-cell table:formula="of:=[.D828]/[.$B$4]" office:value-type="percentage" office:value="0.652623211446741">
            <text:p>65,3%</text:p>
          </table:table-cell>
          <table:table-cell table:formula="of:=[.D828]*[.$B$5]" office:value-type="float" office:value="1878050.0758907">
            <text:p>1878050,0758907</text:p>
          </table:table-cell>
          <table:table-cell table:formula="of:=[.F828]/[.$B$3]" office:value-type="percentage" office:value="0.652623211446741">
            <text:p>65,3%</text:p>
          </table:table-cell>
          <table:table-cell table:formula="of:=[.H827]+[.B828]" office:value-type="float" office:value="1995432.519896">
            <text:p>1995432,519896</text:p>
          </table:table-cell>
          <table:table-cell table:formula="of:=[.H828]/[.$B$3]" office:value-type="percentage" office:value="0.693413661370114">
            <text:p>69,3%</text:p>
          </table:table-cell>
          <table:table-cell table:number-columns-repeated="1015"/>
        </table:table-row>
        <table:table-row table:style-name="ro1">
          <table:table-cell table:style-name="ce4" office:value-type="float" office:value="822">
            <text:p>822</text:p>
          </table:table-cell>
          <table:table-cell table:style-name="ce8" office:value-type="float" office:value="2096.98999">
            <text:p>2096.989990</text:p>
          </table:table-cell>
          <table:table-cell table:style-name="ce8" office:value-type="float" office:value="2248.83583878947">
            <text:p>2248.835839</text:p>
          </table:table-cell>
          <table:table-cell table:formula="of:=[.D828]+1" office:value-type="float" office:value="822">
            <text:p>822</text:p>
          </table:table-cell>
          <table:table-cell table:formula="of:=[.D829]/[.$B$4]" office:value-type="percentage" office:value="0.653418124006359">
            <text:p>65,3%</text:p>
          </table:table-cell>
          <table:table-cell table:formula="of:=[.D829]*[.$B$5]" office:value-type="float" office:value="1880337.59120847">
            <text:p>1880337,59120847</text:p>
          </table:table-cell>
          <table:table-cell table:formula="of:=[.F829]/[.$B$3]" office:value-type="percentage" office:value="0.653418124006359">
            <text:p>65,3%</text:p>
          </table:table-cell>
          <table:table-cell table:formula="of:=[.H828]+[.B829]" office:value-type="float" office:value="1997529.509886">
            <text:p>1997529,509886</text:p>
          </table:table-cell>
          <table:table-cell table:formula="of:=[.H829]/[.$B$3]" office:value-type="percentage" office:value="0.694142366296151">
            <text:p>69,4%</text:p>
          </table:table-cell>
          <table:table-cell table:number-columns-repeated="1015"/>
        </table:table-row>
        <table:table-row table:style-name="ro1">
          <table:table-cell table:style-name="ce4" office:value-type="float" office:value="823">
            <text:p>823</text:p>
          </table:table-cell>
          <table:table-cell table:style-name="ce8" office:value-type="float" office:value="2122.72998">
            <text:p>2122.729980</text:p>
          </table:table-cell>
          <table:table-cell table:style-name="ce8" office:value-type="float" office:value="2248.46278680476">
            <text:p>2248.462787</text:p>
          </table:table-cell>
          <table:table-cell table:formula="of:=[.D829]+1" office:value-type="float" office:value="823">
            <text:p>823</text:p>
          </table:table-cell>
          <table:table-cell table:formula="of:=[.D830]/[.$B$4]" office:value-type="percentage" office:value="0.654213036565978">
            <text:p>65,4%</text:p>
          </table:table-cell>
          <table:table-cell table:formula="of:=[.D830]*[.$B$5]" office:value-type="float" office:value="1882625.10652624">
            <text:p>1882625,10652624</text:p>
          </table:table-cell>
          <table:table-cell table:formula="of:=[.F830]/[.$B$3]" office:value-type="percentage" office:value="0.654213036565978">
            <text:p>65,4%</text:p>
          </table:table-cell>
          <table:table-cell table:formula="of:=[.H829]+[.B830]" office:value-type="float" office:value="1999652.239866">
            <text:p>1999652,239866</text:p>
          </table:table-cell>
          <table:table-cell table:formula="of:=[.H830]/[.$B$3]" office:value-type="percentage" office:value="0.694880015879816">
            <text:p>69,5%</text:p>
          </table:table-cell>
          <table:table-cell table:number-columns-repeated="1015"/>
        </table:table-row>
        <table:table-row table:style-name="ro1">
          <table:table-cell table:style-name="ce4" office:value-type="float" office:value="824">
            <text:p>824</text:p>
          </table:table-cell>
          <table:table-cell table:style-name="ce8" office:value-type="float" office:value="2095.840088">
            <text:p>2095.840088</text:p>
          </table:table-cell>
          <table:table-cell table:style-name="ce8" office:value-type="float" office:value="2248.45086165565">
            <text:p>2248.450862</text:p>
          </table:table-cell>
          <table:table-cell table:formula="of:=[.D830]+1" office:value-type="float" office:value="824">
            <text:p>824</text:p>
          </table:table-cell>
          <table:table-cell table:formula="of:=[.D831]/[.$B$4]" office:value-type="percentage" office:value="0.655007949125596">
            <text:p>65,5%</text:p>
          </table:table-cell>
          <table:table-cell table:formula="of:=[.D831]*[.$B$5]" office:value-type="float" office:value="1884912.62184401">
            <text:p>1884912,62184401</text:p>
          </table:table-cell>
          <table:table-cell table:formula="of:=[.F831]/[.$B$3]" office:value-type="percentage" office:value="0.655007949125596">
            <text:p>65,5%</text:p>
          </table:table-cell>
          <table:table-cell table:formula="of:=[.H830]+[.B831]" office:value-type="float" office:value="2001748.079954">
            <text:p>2001748,079954</text:p>
          </table:table-cell>
          <table:table-cell table:formula="of:=[.H831]/[.$B$3]" office:value-type="percentage" office:value="0.695608321214412">
            <text:p>69,6%</text:p>
          </table:table-cell>
          <table:table-cell table:number-columns-repeated="1015"/>
        </table:table-row>
        <table:table-row table:style-name="ro1">
          <table:table-cell table:style-name="ce4" office:value-type="float" office:value="825">
            <text:p>825</text:p>
          </table:table-cell>
          <table:table-cell table:style-name="ce8" office:value-type="float" office:value="2125.850098">
            <text:p>2125.850098</text:p>
          </table:table-cell>
          <table:table-cell table:style-name="ce8" office:value-type="float" office:value="2247.95212178169">
            <text:p>2247.952122</text:p>
          </table:table-cell>
          <table:table-cell table:formula="of:=[.D831]+1" office:value-type="float" office:value="825">
            <text:p>825</text:p>
          </table:table-cell>
          <table:table-cell table:formula="of:=[.D832]/[.$B$4]" office:value-type="percentage" office:value="0.655802861685215">
            <text:p>65,6%</text:p>
          </table:table-cell>
          <table:table-cell table:formula="of:=[.D832]*[.$B$5]" office:value-type="float" office:value="1887200.13716179">
            <text:p>1887200,13716179</text:p>
          </table:table-cell>
          <table:table-cell table:formula="of:=[.F832]/[.$B$3]" office:value-type="percentage" office:value="0.655802861685215">
            <text:p>65,6%</text:p>
          </table:table-cell>
          <table:table-cell table:formula="of:=[.H831]+[.B832]" office:value-type="float" office:value="2003873.930052">
            <text:p>2003873,930052</text:p>
          </table:table-cell>
          <table:table-cell table:formula="of:=[.H832]/[.$B$3]" office:value-type="percentage" office:value="0.696347055040427">
            <text:p>69,6%</text:p>
          </table:table-cell>
          <table:table-cell table:number-columns-repeated="1015"/>
        </table:table-row>
        <table:table-row table:style-name="ro1">
          <table:table-cell table:style-name="ce4" office:value-type="float" office:value="826">
            <text:p>826</text:p>
          </table:table-cell>
          <table:table-cell table:style-name="ce8" office:value-type="float" office:value="2068.530029">
            <text:p>2068.530029</text:p>
          </table:table-cell>
          <table:table-cell table:style-name="ce8" office:value-type="float" office:value="2247.83189815733">
            <text:p>2247.831898</text:p>
          </table:table-cell>
          <table:table-cell table:formula="of:=[.D832]+1" office:value-type="float" office:value="826">
            <text:p>826</text:p>
          </table:table-cell>
          <table:table-cell table:formula="of:=[.D833]/[.$B$4]" office:value-type="percentage" office:value="0.656597774244833">
            <text:p>65,7%</text:p>
          </table:table-cell>
          <table:table-cell table:formula="of:=[.D833]*[.$B$5]" office:value-type="float" office:value="1889487.65247956">
            <text:p>1889487,65247956</text:p>
          </table:table-cell>
          <table:table-cell table:formula="of:=[.F833]/[.$B$3]" office:value-type="percentage" office:value="0.656597774244833">
            <text:p>65,7%</text:p>
          </table:table-cell>
          <table:table-cell table:formula="of:=[.H832]+[.B833]" office:value-type="float" office:value="2005942.460081">
            <text:p>2005942,460081</text:p>
          </table:table-cell>
          <table:table-cell table:formula="of:=[.H833]/[.$B$3]" office:value-type="percentage" office:value="0.697065870117741">
            <text:p>69,7%</text:p>
          </table:table-cell>
          <table:table-cell table:number-columns-repeated="1015"/>
        </table:table-row>
        <table:table-row table:style-name="ro1">
          <table:table-cell table:style-name="ce4" office:value-type="float" office:value="827">
            <text:p>827</text:p>
          </table:table-cell>
          <table:table-cell table:style-name="ce8" office:value-type="float" office:value="2035.72998">
            <text:p>2035.729980</text:p>
          </table:table-cell>
          <table:table-cell table:style-name="ce8" office:value-type="float" office:value="2247.03476757605">
            <text:p>2247.034768</text:p>
          </table:table-cell>
          <table:table-cell table:formula="of:=[.D833]+1" office:value-type="float" office:value="827">
            <text:p>827</text:p>
          </table:table-cell>
          <table:table-cell table:formula="of:=[.D834]/[.$B$4]" office:value-type="percentage" office:value="0.657392686804451">
            <text:p>65,7%</text:p>
          </table:table-cell>
          <table:table-cell table:formula="of:=[.D834]*[.$B$5]" office:value-type="float" office:value="1891775.16779733">
            <text:p>1891775,16779733</text:p>
          </table:table-cell>
          <table:table-cell table:formula="of:=[.F834]/[.$B$3]" office:value-type="percentage" office:value="0.657392686804451">
            <text:p>65,7%</text:p>
          </table:table-cell>
          <table:table-cell table:formula="of:=[.H833]+[.B834]" office:value-type="float" office:value="2007978.190061">
            <text:p>2007978,190061</text:p>
          </table:table-cell>
          <table:table-cell table:formula="of:=[.H834]/[.$B$3]" office:value-type="percentage" office:value="0.697773287163879">
            <text:p>69,8%</text:p>
          </table:table-cell>
          <table:table-cell table:number-columns-repeated="1015"/>
        </table:table-row>
        <table:table-row table:style-name="ro1">
          <table:table-cell table:style-name="ce4" office:value-type="float" office:value="828">
            <text:p>828</text:p>
          </table:table-cell>
          <table:table-cell table:style-name="ce8" office:value-type="float" office:value="2059.689941">
            <text:p>2059.689941</text:p>
          </table:table-cell>
          <table:table-cell table:style-name="ce8" office:value-type="float" office:value="2246.84466411991">
            <text:p>2246.844664</text:p>
          </table:table-cell>
          <table:table-cell table:formula="of:=[.D834]+1" office:value-type="float" office:value="828">
            <text:p>828</text:p>
          </table:table-cell>
          <table:table-cell table:formula="of:=[.D835]/[.$B$4]" office:value-type="percentage" office:value="0.65818759936407">
            <text:p>65,8%</text:p>
          </table:table-cell>
          <table:table-cell table:formula="of:=[.D835]*[.$B$5]" office:value-type="float" office:value="1894062.6831151">
            <text:p>1894062,6831151</text:p>
          </table:table-cell>
          <table:table-cell table:formula="of:=[.F835]/[.$B$3]" office:value-type="percentage" office:value="0.65818759936407">
            <text:p>65,8%</text:p>
          </table:table-cell>
          <table:table-cell table:formula="of:=[.H834]+[.B835]" office:value-type="float" office:value="2010037.880002">
            <text:p>2010037,880002</text:p>
          </table:table-cell>
          <table:table-cell table:formula="of:=[.H835]/[.$B$3]" office:value-type="percentage" office:value="0.698489030306799">
            <text:p>69,8%</text:p>
          </table:table-cell>
          <table:table-cell table:number-columns-repeated="1015"/>
        </table:table-row>
        <table:table-row table:style-name="ro1">
          <table:table-cell table:style-name="ce4" office:value-type="float" office:value="829">
            <text:p>829</text:p>
          </table:table-cell>
          <table:table-cell table:style-name="ce8" office:value-type="float" office:value="1939.380005">
            <text:p>1939.380005</text:p>
          </table:table-cell>
          <table:table-cell table:style-name="ce8" office:value-type="float" office:value="2246.39505716145">
            <text:p>2246.395057</text:p>
          </table:table-cell>
          <table:table-cell table:formula="of:=[.D835]+1" office:value-type="float" office:value="829">
            <text:p>829</text:p>
          </table:table-cell>
          <table:table-cell table:formula="of:=[.D836]/[.$B$4]" office:value-type="percentage" office:value="0.658982511923688">
            <text:p>65,9%</text:p>
          </table:table-cell>
          <table:table-cell table:formula="of:=[.D836]*[.$B$5]" office:value-type="float" office:value="1896350.19843287">
            <text:p>1896350,19843287</text:p>
          </table:table-cell>
          <table:table-cell table:formula="of:=[.F836]/[.$B$3]" office:value-type="percentage" office:value="0.658982511923688">
            <text:p>65,9%</text:p>
          </table:table-cell>
          <table:table-cell table:formula="of:=[.H835]+[.B836]" office:value-type="float" office:value="2011977.260007">
            <text:p>2011977,260007</text:p>
          </table:table-cell>
          <table:table-cell table:formula="of:=[.H836]/[.$B$3]" office:value-type="percentage" office:value="0.699162965695065">
            <text:p>69,9%</text:p>
          </table:table-cell>
          <table:table-cell table:number-columns-repeated="1015"/>
        </table:table-row>
        <table:table-row table:style-name="ro1">
          <table:table-cell table:style-name="ce4" office:value-type="float" office:value="830">
            <text:p>830</text:p>
          </table:table-cell>
          <table:table-cell table:style-name="ce8" office:value-type="float" office:value="2130.820068">
            <text:p>2130.820068</text:p>
          </table:table-cell>
          <table:table-cell table:style-name="ce8" office:value-type="float" office:value="2245.91850413566">
            <text:p>2245.918504</text:p>
          </table:table-cell>
          <table:table-cell table:formula="of:=[.D836]+1" office:value-type="float" office:value="830">
            <text:p>830</text:p>
          </table:table-cell>
          <table:table-cell table:formula="of:=[.D837]/[.$B$4]" office:value-type="percentage" office:value="0.659777424483307">
            <text:p>66,0%</text:p>
          </table:table-cell>
          <table:table-cell table:formula="of:=[.D837]*[.$B$5]" office:value-type="float" office:value="1898637.71375065">
            <text:p>1898637,71375065</text:p>
          </table:table-cell>
          <table:table-cell table:formula="of:=[.F837]/[.$B$3]" office:value-type="percentage" office:value="0.659777424483307">
            <text:p>66,0%</text:p>
          </table:table-cell>
          <table:table-cell table:formula="of:=[.H836]+[.B837]" office:value-type="float" office:value="2014108.080075">
            <text:p>2014108,080075</text:p>
          </table:table-cell>
          <table:table-cell table:formula="of:=[.H837]/[.$B$3]" office:value-type="percentage" office:value="0.699903426587799">
            <text:p>70,0%</text:p>
          </table:table-cell>
          <table:table-cell table:number-columns-repeated="1015"/>
        </table:table-row>
        <table:table-row table:style-name="ro1">
          <table:table-cell table:style-name="ce4" office:value-type="float" office:value="831">
            <text:p>831</text:p>
          </table:table-cell>
          <table:table-cell table:style-name="ce8" office:value-type="float" office:value="2809.919922">
            <text:p>2809.919922</text:p>
          </table:table-cell>
          <table:table-cell table:style-name="ce8" office:value-type="float" office:value="2245.84655664761">
            <text:p>2245.846557</text:p>
          </table:table-cell>
          <table:table-cell table:formula="of:=[.D837]+1" office:value-type="float" office:value="831">
            <text:p>831</text:p>
          </table:table-cell>
          <table:table-cell table:formula="of:=[.D838]/[.$B$4]" office:value-type="percentage" office:value="0.660572337042925">
            <text:p>66,1%</text:p>
          </table:table-cell>
          <table:table-cell table:formula="of:=[.D838]*[.$B$5]" office:value-type="float" office:value="1900925.22906842">
            <text:p>1900925,22906842</text:p>
          </table:table-cell>
          <table:table-cell table:formula="of:=[.F838]/[.$B$3]" office:value-type="percentage" office:value="0.660572337042925">
            <text:p>66,1%</text:p>
          </table:table-cell>
          <table:table-cell table:formula="of:=[.H837]+[.B838]" office:value-type="float" office:value="2016917.999997">
            <text:p>2016917,999997</text:p>
          </table:table-cell>
          <table:table-cell table:formula="of:=[.H838]/[.$B$3]" office:value-type="percentage" office:value="0.70087987497272">
            <text:p>70,1%</text:p>
          </table:table-cell>
          <table:table-cell table:number-columns-repeated="1015"/>
        </table:table-row>
        <table:table-row table:style-name="ro1">
          <table:table-cell table:style-name="ce4" office:value-type="float" office:value="832">
            <text:p>832</text:p>
          </table:table-cell>
          <table:table-cell table:style-name="ce8" office:value-type="float" office:value="2079.360107">
            <text:p>2079.360107</text:p>
          </table:table-cell>
          <table:table-cell table:style-name="ce8" office:value-type="float" office:value="2245.76308200233">
            <text:p>2245.763082</text:p>
          </table:table-cell>
          <table:table-cell table:formula="of:=[.D838]+1" office:value-type="float" office:value="832">
            <text:p>832</text:p>
          </table:table-cell>
          <table:table-cell table:formula="of:=[.D839]/[.$B$4]" office:value-type="percentage" office:value="0.661367249602544">
            <text:p>66,1%</text:p>
          </table:table-cell>
          <table:table-cell table:formula="of:=[.D839]*[.$B$5]" office:value-type="float" office:value="1903212.74438619">
            <text:p>1903212,74438619</text:p>
          </table:table-cell>
          <table:table-cell table:formula="of:=[.F839]/[.$B$3]" office:value-type="percentage" office:value="0.661367249602544">
            <text:p>66,1%</text:p>
          </table:table-cell>
          <table:table-cell table:formula="of:=[.H838]+[.B839]" office:value-type="float" office:value="2018997.360104">
            <text:p>2018997,360104</text:p>
          </table:table-cell>
          <table:table-cell table:formula="of:=[.H839]/[.$B$3]" office:value-type="percentage" office:value="0.70160245350681">
            <text:p>70,2%</text:p>
          </table:table-cell>
          <table:table-cell table:number-columns-repeated="1015"/>
        </table:table-row>
        <table:table-row table:style-name="ro1">
          <table:table-cell table:style-name="ce4" office:value-type="float" office:value="833">
            <text:p>833</text:p>
          </table:table-cell>
          <table:table-cell table:style-name="ce8" office:value-type="float" office:value="2089.27002">
            <text:p>2089.270020</text:p>
          </table:table-cell>
          <table:table-cell table:style-name="ce8" office:value-type="float" office:value="2245.74791357613">
            <text:p>2245.747914</text:p>
          </table:table-cell>
          <table:table-cell table:formula="of:=[.D839]+1" office:value-type="float" office:value="833">
            <text:p>833</text:p>
          </table:table-cell>
          <table:table-cell table:formula="of:=[.D840]/[.$B$4]" office:value-type="percentage" office:value="0.662162162162162">
            <text:p>66,2%</text:p>
          </table:table-cell>
          <table:table-cell table:formula="of:=[.D840]*[.$B$5]" office:value-type="float" office:value="1905500.25970396">
            <text:p>1905500,25970396</text:p>
          </table:table-cell>
          <table:table-cell table:formula="of:=[.F840]/[.$B$3]" office:value-type="percentage" office:value="0.662162162162162">
            <text:p>66,2%</text:p>
          </table:table-cell>
          <table:table-cell table:formula="of:=[.H839]+[.B840]" office:value-type="float" office:value="2021086.630124">
            <text:p>2021086,630124</text:p>
          </table:table-cell>
          <table:table-cell table:formula="of:=[.H840]/[.$B$3]" office:value-type="percentage" office:value="0.702328475739942">
            <text:p>70,2%</text:p>
          </table:table-cell>
          <table:table-cell table:number-columns-repeated="1015"/>
        </table:table-row>
        <table:table-row table:style-name="ro1">
          <table:table-cell table:style-name="ce4" office:value-type="float" office:value="834">
            <text:p>834</text:p>
          </table:table-cell>
          <table:table-cell table:style-name="ce8" office:value-type="float" office:value="2785.679932">
            <text:p>2785.679932</text:p>
          </table:table-cell>
          <table:table-cell table:style-name="ce8" office:value-type="float" office:value="2245.71219812468">
            <text:p>2245.712198</text:p>
          </table:table-cell>
          <table:table-cell table:formula="of:=[.D840]+1" office:value-type="float" office:value="834">
            <text:p>834</text:p>
          </table:table-cell>
          <table:table-cell table:formula="of:=[.D841]/[.$B$4]" office:value-type="percentage" office:value="0.662957074721781">
            <text:p>66,3%</text:p>
          </table:table-cell>
          <table:table-cell table:formula="of:=[.D841]*[.$B$5]" office:value-type="float" office:value="1907787.77502173">
            <text:p>1907787,77502173</text:p>
          </table:table-cell>
          <table:table-cell table:formula="of:=[.F841]/[.$B$3]" office:value-type="percentage" office:value="0.662957074721781">
            <text:p>66,3%</text:p>
          </table:table-cell>
          <table:table-cell table:formula="of:=[.H840]+[.B841]" office:value-type="float" office:value="2023872.310056">
            <text:p>2023872,310056</text:p>
          </table:table-cell>
          <table:table-cell table:formula="of:=[.H841]/[.$B$3]" office:value-type="percentage" office:value="0.703296500717882">
            <text:p>70,3%</text:p>
          </table:table-cell>
          <table:table-cell table:number-columns-repeated="1015"/>
        </table:table-row>
        <table:table-row table:style-name="ro1">
          <table:table-cell table:style-name="ce4" office:value-type="float" office:value="835">
            <text:p>835</text:p>
          </table:table-cell>
          <table:table-cell table:style-name="ce8" office:value-type="float" office:value="2096.919922">
            <text:p>2096.919922</text:p>
          </table:table-cell>
          <table:table-cell table:style-name="ce8" office:value-type="float" office:value="2243.4073759115">
            <text:p>2243.407376</text:p>
          </table:table-cell>
          <table:table-cell table:formula="of:=[.D841]+1" office:value-type="float" office:value="835">
            <text:p>835</text:p>
          </table:table-cell>
          <table:table-cell table:formula="of:=[.D842]/[.$B$4]" office:value-type="percentage" office:value="0.663751987281399">
            <text:p>66,4%</text:p>
          </table:table-cell>
          <table:table-cell table:formula="of:=[.D842]*[.$B$5]" office:value-type="float" office:value="1910075.2903395">
            <text:p>1910075,2903395</text:p>
          </table:table-cell>
          <table:table-cell table:formula="of:=[.F842]/[.$B$3]" office:value-type="percentage" office:value="0.663751987281399">
            <text:p>66,4%</text:p>
          </table:table-cell>
          <table:table-cell table:formula="of:=[.H841]+[.B842]" office:value-type="float" office:value="2025969.229978">
            <text:p>2025969,229978</text:p>
          </table:table-cell>
          <table:table-cell table:formula="of:=[.H842]/[.$B$3]" office:value-type="percentage" office:value="0.704025181295259">
            <text:p>70,4%</text:p>
          </table:table-cell>
          <table:table-cell table:number-columns-repeated="1015"/>
        </table:table-row>
        <table:table-row table:style-name="ro1">
          <table:table-cell table:style-name="ce4" office:value-type="float" office:value="836">
            <text:p>836</text:p>
          </table:table-cell>
          <table:table-cell table:style-name="ce8" office:value-type="float" office:value="2109.659912">
            <text:p>2109.659912</text:p>
          </table:table-cell>
          <table:table-cell table:style-name="ce8" office:value-type="float" office:value="2243.21761064679">
            <text:p>2243.217611</text:p>
          </table:table-cell>
          <table:table-cell table:formula="of:=[.D842]+1" office:value-type="float" office:value="836">
            <text:p>836</text:p>
          </table:table-cell>
          <table:table-cell table:formula="of:=[.D843]/[.$B$4]" office:value-type="percentage" office:value="0.664546899841017">
            <text:p>66,5%</text:p>
          </table:table-cell>
          <table:table-cell table:formula="of:=[.D843]*[.$B$5]" office:value-type="float" office:value="1912362.80565728">
            <text:p>1912362,80565728</text:p>
          </table:table-cell>
          <table:table-cell table:formula="of:=[.F843]/[.$B$3]" office:value-type="percentage" office:value="0.664546899841017">
            <text:p>66,5%</text:p>
          </table:table-cell>
          <table:table-cell table:formula="of:=[.H842]+[.B843]" office:value-type="float" office:value="2028078.88989">
            <text:p>2028078,88989</text:p>
          </table:table-cell>
          <table:table-cell table:formula="of:=[.H843]/[.$B$3]" office:value-type="percentage" office:value="0.704758289024656">
            <text:p>70,5%</text:p>
          </table:table-cell>
          <table:table-cell table:number-columns-repeated="1015"/>
        </table:table-row>
        <table:table-row table:style-name="ro1">
          <table:table-cell table:style-name="ce4" office:value-type="float" office:value="837">
            <text:p>837</text:p>
          </table:table-cell>
          <table:table-cell table:style-name="ce8" office:value-type="float" office:value="2711.73999">
            <text:p>2711.739990</text:p>
          </table:table-cell>
          <table:table-cell table:style-name="ce8" office:value-type="float" office:value="2242.39116093608">
            <text:p>2242.391161</text:p>
          </table:table-cell>
          <table:table-cell table:formula="of:=[.D843]+1" office:value-type="float" office:value="837">
            <text:p>837</text:p>
          </table:table-cell>
          <table:table-cell table:formula="of:=[.D844]/[.$B$4]" office:value-type="percentage" office:value="0.665341812400636">
            <text:p>66,5%</text:p>
          </table:table-cell>
          <table:table-cell table:formula="of:=[.D844]*[.$B$5]" office:value-type="float" office:value="1914650.32097505">
            <text:p>1914650,32097505</text:p>
          </table:table-cell>
          <table:table-cell table:formula="of:=[.F844]/[.$B$3]" office:value-type="percentage" office:value="0.665341812400636">
            <text:p>66,5%</text:p>
          </table:table-cell>
          <table:table-cell table:formula="of:=[.H843]+[.B844]" office:value-type="float" office:value="2030790.62988">
            <text:p>2030790,62988</text:p>
          </table:table-cell>
          <table:table-cell table:formula="of:=[.H844]/[.$B$3]" office:value-type="percentage" office:value="0.705700619840858">
            <text:p>70,6%</text:p>
          </table:table-cell>
          <table:table-cell table:number-columns-repeated="1015"/>
        </table:table-row>
        <table:table-row table:style-name="ro1">
          <table:table-cell table:style-name="ce4" office:value-type="float" office:value="838">
            <text:p>838</text:p>
          </table:table-cell>
          <table:table-cell table:style-name="ce8" office:value-type="float" office:value="2028.26001">
            <text:p>2028.260010</text:p>
          </table:table-cell>
          <table:table-cell table:style-name="ce8" office:value-type="float" office:value="2241.11561905621">
            <text:p>2241.115619</text:p>
          </table:table-cell>
          <table:table-cell table:formula="of:=[.D844]+1" office:value-type="float" office:value="838">
            <text:p>838</text:p>
          </table:table-cell>
          <table:table-cell table:formula="of:=[.D845]/[.$B$4]" office:value-type="percentage" office:value="0.666136724960254">
            <text:p>66,6%</text:p>
          </table:table-cell>
          <table:table-cell table:formula="of:=[.D845]*[.$B$5]" office:value-type="float" office:value="1916937.83629282">
            <text:p>1916937,83629282</text:p>
          </table:table-cell>
          <table:table-cell table:formula="of:=[.F845]/[.$B$3]" office:value-type="percentage" office:value="0.666136724960254">
            <text:p>66,6%</text:p>
          </table:table-cell>
          <table:table-cell table:formula="of:=[.H844]+[.B845]" office:value-type="float" office:value="2032818.88989">
            <text:p>2032818,88989</text:p>
          </table:table-cell>
          <table:table-cell table:formula="of:=[.H845]/[.$B$3]" office:value-type="percentage" office:value="0.706405441069199">
            <text:p>70,6%</text:p>
          </table:table-cell>
          <table:table-cell table:number-columns-repeated="1015"/>
        </table:table-row>
        <table:table-row table:style-name="ro1">
          <table:table-cell table:style-name="ce4" office:value-type="float" office:value="839">
            <text:p>839</text:p>
          </table:table-cell>
          <table:table-cell table:style-name="ce8" office:value-type="float" office:value="2071.26001">
            <text:p>2071.260010</text:p>
          </table:table-cell>
          <table:table-cell table:style-name="ce8" office:value-type="float" office:value="2241.08959909233">
            <text:p>2241.089599</text:p>
          </table:table-cell>
          <table:table-cell table:formula="of:=[.D845]+1" office:value-type="float" office:value="839">
            <text:p>839</text:p>
          </table:table-cell>
          <table:table-cell table:formula="of:=[.D846]/[.$B$4]" office:value-type="percentage" office:value="0.666931637519873">
            <text:p>66,7%</text:p>
          </table:table-cell>
          <table:table-cell table:formula="of:=[.D846]*[.$B$5]" office:value-type="float" office:value="1919225.35161059">
            <text:p>1919225,35161059</text:p>
          </table:table-cell>
          <table:table-cell table:formula="of:=[.F846]/[.$B$3]" office:value-type="percentage" office:value="0.666931637519873">
            <text:p>66,7%</text:p>
          </table:table-cell>
          <table:table-cell table:formula="of:=[.H845]+[.B846]" office:value-type="float" office:value="2034890.1499">
            <text:p>2034890,1499</text:p>
          </table:table-cell>
          <table:table-cell table:formula="of:=[.H846]/[.$B$3]" office:value-type="percentage" office:value="0.707125204816087">
            <text:p>70,7%</text:p>
          </table:table-cell>
          <table:table-cell table:number-columns-repeated="1015"/>
        </table:table-row>
        <table:table-row table:style-name="ro1">
          <table:table-cell table:style-name="ce4" office:value-type="float" office:value="840">
            <text:p>840</text:p>
          </table:table-cell>
          <table:table-cell table:style-name="ce8" office:value-type="float" office:value="2081.899902">
            <text:p>2081.899902</text:p>
          </table:table-cell>
          <table:table-cell table:style-name="ce8" office:value-type="float" office:value="2240.76037291942">
            <text:p>2240.760373</text:p>
          </table:table-cell>
          <table:table-cell table:formula="of:=[.D846]+1" office:value-type="float" office:value="840">
            <text:p>840</text:p>
          </table:table-cell>
          <table:table-cell table:formula="of:=[.D847]/[.$B$4]" office:value-type="percentage" office:value="0.667726550079491">
            <text:p>66,8%</text:p>
          </table:table-cell>
          <table:table-cell table:formula="of:=[.D847]*[.$B$5]" office:value-type="float" office:value="1921512.86692836">
            <text:p>1921512,86692836</text:p>
          </table:table-cell>
          <table:table-cell table:formula="of:=[.F847]/[.$B$3]" office:value-type="percentage" office:value="0.667726550079491">
            <text:p>66,8%</text:p>
          </table:table-cell>
          <table:table-cell table:formula="of:=[.H846]+[.B847]" office:value-type="float" office:value="2036972.049802">
            <text:p>2036972,049802</text:p>
          </table:table-cell>
          <table:table-cell table:formula="of:=[.H847]/[.$B$3]" office:value-type="percentage" office:value="0.707848665930035">
            <text:p>70,8%</text:p>
          </table:table-cell>
          <table:table-cell table:number-columns-repeated="1015"/>
        </table:table-row>
        <table:table-row table:style-name="ro1">
          <table:table-cell table:style-name="ce4" office:value-type="float" office:value="841">
            <text:p>841</text:p>
          </table:table-cell>
          <table:table-cell table:style-name="ce8" office:value-type="float" office:value="2088.47998">
            <text:p>2088.479980</text:p>
          </table:table-cell>
          <table:table-cell table:style-name="ce8" office:value-type="float" office:value="2240.48402705592">
            <text:p>2240.484027</text:p>
          </table:table-cell>
          <table:table-cell table:formula="of:=[.D847]+1" office:value-type="float" office:value="841">
            <text:p>841</text:p>
          </table:table-cell>
          <table:table-cell table:formula="of:=[.D848]/[.$B$4]" office:value-type="percentage" office:value="0.66852146263911">
            <text:p>66,9%</text:p>
          </table:table-cell>
          <table:table-cell table:formula="of:=[.D848]*[.$B$5]" office:value-type="float" office:value="1923800.38224614">
            <text:p>1923800,38224614</text:p>
          </table:table-cell>
          <table:table-cell table:formula="of:=[.F848]/[.$B$3]" office:value-type="percentage" office:value="0.66852146263911">
            <text:p>66,9%</text:p>
          </table:table-cell>
          <table:table-cell table:formula="of:=[.H847]+[.B848]" office:value-type="float" office:value="2039060.529782">
            <text:p>2039060,529782</text:p>
          </table:table-cell>
          <table:table-cell table:formula="of:=[.H848]/[.$B$3]" office:value-type="percentage" office:value="0.708574413623926">
            <text:p>70,9%</text:p>
          </table:table-cell>
          <table:table-cell table:number-columns-repeated="1015"/>
        </table:table-row>
        <table:table-row table:style-name="ro1">
          <table:table-cell table:style-name="ce4" office:value-type="float" office:value="842">
            <text:p>842</text:p>
          </table:table-cell>
          <table:table-cell table:style-name="ce8" office:value-type="float" office:value="2641.25">
            <text:p>2641.250000</text:p>
          </table:table-cell>
          <table:table-cell table:style-name="ce8" office:value-type="float" office:value="2240.36717484878">
            <text:p>2240.367175</text:p>
          </table:table-cell>
          <table:table-cell table:formula="of:=[.D848]+1" office:value-type="float" office:value="842">
            <text:p>842</text:p>
          </table:table-cell>
          <table:table-cell table:formula="of:=[.D849]/[.$B$4]" office:value-type="percentage" office:value="0.669316375198728">
            <text:p>66,9%</text:p>
          </table:table-cell>
          <table:table-cell table:formula="of:=[.D849]*[.$B$5]" office:value-type="float" office:value="1926087.89756391">
            <text:p>1926087,89756391</text:p>
          </table:table-cell>
          <table:table-cell table:formula="of:=[.F849]/[.$B$3]" office:value-type="percentage" office:value="0.669316375198728">
            <text:p>66,9%</text:p>
          </table:table-cell>
          <table:table-cell table:formula="of:=[.H848]+[.B849]" office:value-type="float" office:value="2041701.779782">
            <text:p>2041701,779782</text:p>
          </table:table-cell>
          <table:table-cell table:formula="of:=[.H849]/[.$B$3]" office:value-type="percentage" office:value="0.709492249138198">
            <text:p>70,9%</text:p>
          </table:table-cell>
          <table:table-cell table:number-columns-repeated="1015"/>
        </table:table-row>
        <table:table-row table:style-name="ro1">
          <table:table-cell table:style-name="ce4" office:value-type="float" office:value="843">
            <text:p>843</text:p>
          </table:table-cell>
          <table:table-cell table:style-name="ce8" office:value-type="float" office:value="2104.98999">
            <text:p>2104.989990</text:p>
          </table:table-cell>
          <table:table-cell table:style-name="ce8" office:value-type="float" office:value="2240.10642798323">
            <text:p>2240.106428</text:p>
          </table:table-cell>
          <table:table-cell table:formula="of:=[.D849]+1" office:value-type="float" office:value="843">
            <text:p>843</text:p>
          </table:table-cell>
          <table:table-cell table:formula="of:=[.D850]/[.$B$4]" office:value-type="percentage" office:value="0.670111287758347">
            <text:p>67,0%</text:p>
          </table:table-cell>
          <table:table-cell table:formula="of:=[.D850]*[.$B$5]" office:value-type="float" office:value="1928375.41288168">
            <text:p>1928375,41288168</text:p>
          </table:table-cell>
          <table:table-cell table:formula="of:=[.F850]/[.$B$3]" office:value-type="percentage" office:value="0.670111287758347">
            <text:p>67,0%</text:p>
          </table:table-cell>
          <table:table-cell table:formula="of:=[.H849]+[.B850]" office:value-type="float" office:value="2043806.769772">
            <text:p>2043806,769772</text:p>
          </table:table-cell>
          <table:table-cell table:formula="of:=[.H850]/[.$B$3]" office:value-type="percentage" office:value="0.710223734067686">
            <text:p>71,0%</text:p>
          </table:table-cell>
          <table:table-cell table:number-columns-repeated="1015"/>
        </table:table-row>
        <table:table-row table:style-name="ro1">
          <table:table-cell table:style-name="ce4" office:value-type="float" office:value="844">
            <text:p>844</text:p>
          </table:table-cell>
          <table:table-cell table:style-name="ce8" office:value-type="float" office:value="2107.959961">
            <text:p>2107.959961</text:p>
          </table:table-cell>
          <table:table-cell table:style-name="ce8" office:value-type="float" office:value="2240.09812145812">
            <text:p>2240.098121</text:p>
          </table:table-cell>
          <table:table-cell table:formula="of:=[.D850]+1" office:value-type="float" office:value="844">
            <text:p>844</text:p>
          </table:table-cell>
          <table:table-cell table:formula="of:=[.D851]/[.$B$4]" office:value-type="percentage" office:value="0.670906200317965">
            <text:p>67,1%</text:p>
          </table:table-cell>
          <table:table-cell table:formula="of:=[.D851]*[.$B$5]" office:value-type="float" office:value="1930662.92819945">
            <text:p>1930662,92819945</text:p>
          </table:table-cell>
          <table:table-cell table:formula="of:=[.F851]/[.$B$3]" office:value-type="percentage" office:value="0.670906200317965">
            <text:p>67,1%</text:p>
          </table:table-cell>
          <table:table-cell table:formula="of:=[.H850]+[.B851]" office:value-type="float" office:value="2045914.729733">
            <text:p>2045914,729733</text:p>
          </table:table-cell>
          <table:table-cell table:formula="of:=[.H851]/[.$B$3]" office:value-type="percentage" office:value="0.710956251063377">
            <text:p>71,1%</text:p>
          </table:table-cell>
          <table:table-cell table:number-columns-repeated="1015"/>
        </table:table-row>
        <table:table-row table:style-name="ro1">
          <table:table-cell table:style-name="ce4" office:value-type="float" office:value="845">
            <text:p>845</text:p>
          </table:table-cell>
          <table:table-cell table:style-name="ce8" office:value-type="float" office:value="2102.439941">
            <text:p>2102.439941</text:p>
          </table:table-cell>
          <table:table-cell table:style-name="ce8" office:value-type="float" office:value="2239.6615536595">
            <text:p>2239.661554</text:p>
          </table:table-cell>
          <table:table-cell table:formula="of:=[.D851]+1" office:value-type="float" office:value="845">
            <text:p>845</text:p>
          </table:table-cell>
          <table:table-cell table:formula="of:=[.D852]/[.$B$4]" office:value-type="percentage" office:value="0.671701112877584">
            <text:p>67,2%</text:p>
          </table:table-cell>
          <table:table-cell table:formula="of:=[.D852]*[.$B$5]" office:value-type="float" office:value="1932950.44351722">
            <text:p>1932950,44351722</text:p>
          </table:table-cell>
          <table:table-cell table:formula="of:=[.F852]/[.$B$3]" office:value-type="percentage" office:value="0.671701112877583">
            <text:p>67,2%</text:p>
          </table:table-cell>
          <table:table-cell table:formula="of:=[.H851]+[.B852]" office:value-type="float" office:value="2048017.169674">
            <text:p>2048017,169674</text:p>
          </table:table-cell>
          <table:table-cell table:formula="of:=[.H852]/[.$B$3]" office:value-type="percentage" office:value="0.711686849849737">
            <text:p>71,2%</text:p>
          </table:table-cell>
          <table:table-cell table:number-columns-repeated="1015"/>
        </table:table-row>
        <table:table-row table:style-name="ro1">
          <table:table-cell table:style-name="ce4" office:value-type="float" office:value="846">
            <text:p>846</text:p>
          </table:table-cell>
          <table:table-cell table:style-name="ce8" office:value-type="float" office:value="2114.76001">
            <text:p>2114.760010</text:p>
          </table:table-cell>
          <table:table-cell table:style-name="ce8" office:value-type="float" office:value="2239.44973926681">
            <text:p>2239.449739</text:p>
          </table:table-cell>
          <table:table-cell table:formula="of:=[.D852]+1" office:value-type="float" office:value="846">
            <text:p>846</text:p>
          </table:table-cell>
          <table:table-cell table:formula="of:=[.D853]/[.$B$4]" office:value-type="percentage" office:value="0.672496025437202">
            <text:p>67,2%</text:p>
          </table:table-cell>
          <table:table-cell table:formula="of:=[.D853]*[.$B$5]" office:value-type="float" office:value="1935237.958835">
            <text:p>1935237,958835</text:p>
          </table:table-cell>
          <table:table-cell table:formula="of:=[.F853]/[.$B$3]" office:value-type="percentage" office:value="0.672496025437202">
            <text:p>67,2%</text:p>
          </table:table-cell>
          <table:table-cell table:formula="of:=[.H852]+[.B853]" office:value-type="float" office:value="2050131.929684">
            <text:p>2050131,929684</text:p>
          </table:table-cell>
          <table:table-cell table:formula="of:=[.H853]/[.$B$3]" office:value-type="percentage" office:value="0.712421729865389">
            <text:p>71,2%</text:p>
          </table:table-cell>
          <table:table-cell table:number-columns-repeated="1015"/>
        </table:table-row>
        <table:table-row table:style-name="ro1">
          <table:table-cell table:style-name="ce4" office:value-type="float" office:value="847">
            <text:p>847</text:p>
          </table:table-cell>
          <table:table-cell table:style-name="ce8" office:value-type="float" office:value="2104.199951">
            <text:p>2104.199951</text:p>
          </table:table-cell>
          <table:table-cell table:style-name="ce8" office:value-type="float" office:value="2239.42410690579">
            <text:p>2239.424107</text:p>
          </table:table-cell>
          <table:table-cell table:formula="of:=[.D853]+1" office:value-type="float" office:value="847">
            <text:p>847</text:p>
          </table:table-cell>
          <table:table-cell table:formula="of:=[.D854]/[.$B$4]" office:value-type="percentage" office:value="0.67329093799682">
            <text:p>67,3%</text:p>
          </table:table-cell>
          <table:table-cell table:formula="of:=[.D854]*[.$B$5]" office:value-type="float" office:value="1937525.47415277">
            <text:p>1937525,47415277</text:p>
          </table:table-cell>
          <table:table-cell table:formula="of:=[.F854]/[.$B$3]" office:value-type="percentage" office:value="0.67329093799682">
            <text:p>67,3%</text:p>
          </table:table-cell>
          <table:table-cell table:formula="of:=[.H853]+[.B854]" office:value-type="float" office:value="2052236.129635">
            <text:p>2052236,129635</text:p>
          </table:table-cell>
          <table:table-cell table:formula="of:=[.H854]/[.$B$3]" office:value-type="percentage" office:value="0.713152940255983">
            <text:p>71,3%</text:p>
          </table:table-cell>
          <table:table-cell table:number-columns-repeated="1015"/>
        </table:table-row>
        <table:table-row table:style-name="ro1">
          <table:table-cell table:style-name="ce4" office:value-type="float" office:value="848">
            <text:p>848</text:p>
          </table:table-cell>
          <table:table-cell table:style-name="ce8" office:value-type="float" office:value="1882.949951">
            <text:p>1882.949951</text:p>
          </table:table-cell>
          <table:table-cell table:style-name="ce8" office:value-type="float" office:value="2238.90094162837">
            <text:p>2238.900942</text:p>
          </table:table-cell>
          <table:table-cell table:formula="of:=[.D854]+1" office:value-type="float" office:value="848">
            <text:p>848</text:p>
          </table:table-cell>
          <table:table-cell table:formula="of:=[.D855]/[.$B$4]" office:value-type="percentage" office:value="0.674085850556439">
            <text:p>67,4%</text:p>
          </table:table-cell>
          <table:table-cell table:formula="of:=[.D855]*[.$B$5]" office:value-type="float" office:value="1939812.98947054">
            <text:p>1939812,98947054</text:p>
          </table:table-cell>
          <table:table-cell table:formula="of:=[.F855]/[.$B$3]" office:value-type="percentage" office:value="0.674085850556439">
            <text:p>67,4%</text:p>
          </table:table-cell>
          <table:table-cell table:formula="of:=[.H854]+[.B855]" office:value-type="float" office:value="2054119.079586">
            <text:p>2054119,079586</text:p>
          </table:table-cell>
          <table:table-cell table:formula="of:=[.H855]/[.$B$3]" office:value-type="percentage" office:value="0.713807266176144">
            <text:p>71,4%</text:p>
          </table:table-cell>
          <table:table-cell table:number-columns-repeated="1015"/>
        </table:table-row>
        <table:table-row table:style-name="ro1">
          <table:table-cell table:style-name="ce4" office:value-type="float" office:value="849">
            <text:p>849</text:p>
          </table:table-cell>
          <table:table-cell table:style-name="ce8" office:value-type="float" office:value="2046.73999">
            <text:p>2046.739990</text:p>
          </table:table-cell>
          <table:table-cell table:style-name="ce8" office:value-type="float" office:value="2238.61320138927">
            <text:p>2238.613201</text:p>
          </table:table-cell>
          <table:table-cell table:formula="of:=[.D855]+1" office:value-type="float" office:value="849">
            <text:p>849</text:p>
          </table:table-cell>
          <table:table-cell table:formula="of:=[.D856]/[.$B$4]" office:value-type="percentage" office:value="0.674880763116057">
            <text:p>67,5%</text:p>
          </table:table-cell>
          <table:table-cell table:formula="of:=[.D856]*[.$B$5]" office:value-type="float" office:value="1942100.50478831">
            <text:p>1942100,50478831</text:p>
          </table:table-cell>
          <table:table-cell table:formula="of:=[.F856]/[.$B$3]" office:value-type="percentage" office:value="0.674880763116057">
            <text:p>67,5%</text:p>
          </table:table-cell>
          <table:table-cell table:formula="of:=[.H855]+[.B856]" office:value-type="float" office:value="2056165.819576">
            <text:p>2056165,819576</text:p>
          </table:table-cell>
          <table:table-cell table:formula="of:=[.H856]/[.$B$3]" office:value-type="percentage" office:value="0.714518509205506">
            <text:p>71,5%</text:p>
          </table:table-cell>
          <table:table-cell table:number-columns-repeated="1015"/>
        </table:table-row>
        <table:table-row table:style-name="ro1">
          <table:table-cell table:style-name="ce4" office:value-type="float" office:value="850">
            <text:p>850</text:p>
          </table:table-cell>
          <table:table-cell table:style-name="ce8" office:value-type="float" office:value="2061.02002">
            <text:p>2061.020020</text:p>
          </table:table-cell>
          <table:table-cell table:style-name="ce8" office:value-type="float" office:value="2237.9537256163">
            <text:p>2237.953726</text:p>
          </table:table-cell>
          <table:table-cell table:formula="of:=[.D856]+1" office:value-type="float" office:value="850">
            <text:p>850</text:p>
          </table:table-cell>
          <table:table-cell table:formula="of:=[.D857]/[.$B$4]" office:value-type="percentage" office:value="0.675675675675676">
            <text:p>67,6%</text:p>
          </table:table-cell>
          <table:table-cell table:formula="of:=[.D857]*[.$B$5]" office:value-type="float" office:value="1944388.02010608">
            <text:p>1944388,02010608</text:p>
          </table:table-cell>
          <table:table-cell table:formula="of:=[.F857]/[.$B$3]" office:value-type="percentage" office:value="0.675675675675676">
            <text:p>67,6%</text:p>
          </table:table-cell>
          <table:table-cell table:formula="of:=[.H856]+[.B857]" office:value-type="float" office:value="2058226.839596">
            <text:p>2058226,839596</text:p>
          </table:table-cell>
          <table:table-cell table:formula="of:=[.H857]/[.$B$3]" office:value-type="percentage" office:value="0.715234714551453">
            <text:p>71,5%</text:p>
          </table:table-cell>
          <table:table-cell table:number-columns-repeated="1015"/>
        </table:table-row>
        <table:table-row table:style-name="ro1">
          <table:table-cell table:style-name="ce4" office:value-type="float" office:value="851">
            <text:p>851</text:p>
          </table:table-cell>
          <table:table-cell table:style-name="ce8" office:value-type="float" office:value="2658.689941">
            <text:p>2658.689941</text:p>
          </table:table-cell>
          <table:table-cell table:style-name="ce8" office:value-type="float" office:value="2237.05466589493">
            <text:p>2237.054666</text:p>
          </table:table-cell>
          <table:table-cell table:formula="of:=[.D857]+1" office:value-type="float" office:value="851">
            <text:p>851</text:p>
          </table:table-cell>
          <table:table-cell table:formula="of:=[.D858]/[.$B$4]" office:value-type="percentage" office:value="0.676470588235294">
            <text:p>67,6%</text:p>
          </table:table-cell>
          <table:table-cell table:formula="of:=[.D858]*[.$B$5]" office:value-type="float" office:value="1946675.53542385">
            <text:p>1946675,53542385</text:p>
          </table:table-cell>
          <table:table-cell table:formula="of:=[.F858]/[.$B$3]" office:value-type="percentage" office:value="0.676470588235294">
            <text:p>67,6%</text:p>
          </table:table-cell>
          <table:table-cell table:formula="of:=[.H857]+[.B858]" office:value-type="float" office:value="2060885.529537">
            <text:p>2060885,529537</text:p>
          </table:table-cell>
          <table:table-cell table:formula="of:=[.H858]/[.$B$3]" office:value-type="percentage" office:value="0.716158610452745">
            <text:p>71,6%</text:p>
          </table:table-cell>
          <table:table-cell table:number-columns-repeated="1015"/>
        </table:table-row>
        <table:table-row table:style-name="ro1">
          <table:table-cell table:style-name="ce4" office:value-type="float" office:value="852">
            <text:p>852</text:p>
          </table:table-cell>
          <table:table-cell table:style-name="ce8" office:value-type="float" office:value="2003.689941">
            <text:p>2003.689941</text:p>
          </table:table-cell>
          <table:table-cell table:style-name="ce8" office:value-type="float" office:value="2235.93626388993">
            <text:p>2235.936264</text:p>
          </table:table-cell>
          <table:table-cell table:formula="of:=[.D858]+1" office:value-type="float" office:value="852">
            <text:p>852</text:p>
          </table:table-cell>
          <table:table-cell table:formula="of:=[.D859]/[.$B$4]" office:value-type="percentage" office:value="0.677265500794913">
            <text:p>67,7%</text:p>
          </table:table-cell>
          <table:table-cell table:formula="of:=[.D859]*[.$B$5]" office:value-type="float" office:value="1948963.05074163">
            <text:p>1948963,05074163</text:p>
          </table:table-cell>
          <table:table-cell table:formula="of:=[.F859]/[.$B$3]" office:value-type="percentage" office:value="0.677265500794913">
            <text:p>67,7%</text:p>
          </table:table-cell>
          <table:table-cell table:formula="of:=[.H858]+[.B859]" office:value-type="float" office:value="2062889.219478">
            <text:p>2062889,219478</text:p>
          </table:table-cell>
          <table:table-cell table:formula="of:=[.H859]/[.$B$3]" office:value-type="percentage" office:value="0.71685489357151">
            <text:p>71,7%</text:p>
          </table:table-cell>
          <table:table-cell table:number-columns-repeated="1015"/>
        </table:table-row>
        <table:table-row table:style-name="ro1">
          <table:table-cell table:style-name="ce4" office:value-type="float" office:value="853">
            <text:p>853</text:p>
          </table:table-cell>
          <table:table-cell table:style-name="ce8" office:value-type="float" office:value="2126.060059">
            <text:p>2126.060059</text:p>
          </table:table-cell>
          <table:table-cell table:style-name="ce8" office:value-type="float" office:value="2235.74717078277">
            <text:p>2235.747171</text:p>
          </table:table-cell>
          <table:table-cell table:formula="of:=[.D859]+1" office:value-type="float" office:value="853">
            <text:p>853</text:p>
          </table:table-cell>
          <table:table-cell table:formula="of:=[.D860]/[.$B$4]" office:value-type="percentage" office:value="0.678060413354531">
            <text:p>67,8%</text:p>
          </table:table-cell>
          <table:table-cell table:formula="of:=[.D860]*[.$B$5]" office:value-type="float" office:value="1951250.5660594">
            <text:p>1951250,5660594</text:p>
          </table:table-cell>
          <table:table-cell table:formula="of:=[.F860]/[.$B$3]" office:value-type="percentage" office:value="0.678060413354531">
            <text:p>67,8%</text:p>
          </table:table-cell>
          <table:table-cell table:formula="of:=[.H859]+[.B860]" office:value-type="float" office:value="2065015.279537">
            <text:p>2065015,279537</text:p>
          </table:table-cell>
          <table:table-cell table:formula="of:=[.H860]/[.$B$3]" office:value-type="percentage" office:value="0.717593700359064">
            <text:p>71,8%</text:p>
          </table:table-cell>
          <table:table-cell table:number-columns-repeated="1015"/>
        </table:table-row>
        <table:table-row table:style-name="ro1">
          <table:table-cell table:style-name="ce4" office:value-type="float" office:value="854">
            <text:p>854</text:p>
          </table:table-cell>
          <table:table-cell table:style-name="ce8" office:value-type="float" office:value="2750.790039">
            <text:p>2750.790039</text:p>
          </table:table-cell>
          <table:table-cell table:style-name="ce8" office:value-type="float" office:value="2235.34067929408">
            <text:p>2235.340679</text:p>
          </table:table-cell>
          <table:table-cell table:formula="of:=[.D860]+1" office:value-type="float" office:value="854">
            <text:p>854</text:p>
          </table:table-cell>
          <table:table-cell table:formula="of:=[.D861]/[.$B$4]" office:value-type="percentage" office:value="0.678855325914149">
            <text:p>67,9%</text:p>
          </table:table-cell>
          <table:table-cell table:formula="of:=[.D861]*[.$B$5]" office:value-type="float" office:value="1953538.08137717">
            <text:p>1953538,08137717</text:p>
          </table:table-cell>
          <table:table-cell table:formula="of:=[.F861]/[.$B$3]" office:value-type="percentage" office:value="0.678855325914149">
            <text:p>67,9%</text:p>
          </table:table-cell>
          <table:table-cell table:formula="of:=[.H860]+[.B861]" office:value-type="float" office:value="2067766.069576">
            <text:p>2067766,069576</text:p>
          </table:table-cell>
          <table:table-cell table:formula="of:=[.H861]/[.$B$3]" office:value-type="percentage" office:value="0.718549601084137">
            <text:p>71,9%</text:p>
          </table:table-cell>
          <table:table-cell table:number-columns-repeated="1015"/>
        </table:table-row>
        <table:table-row table:style-name="ro1">
          <table:table-cell table:style-name="ce4" office:value-type="float" office:value="855">
            <text:p>855</text:p>
          </table:table-cell>
          <table:table-cell table:style-name="ce8" office:value-type="float" office:value="2106.629883">
            <text:p>2106.629883</text:p>
          </table:table-cell>
          <table:table-cell table:style-name="ce8" office:value-type="float" office:value="2235.32162126384">
            <text:p>2235.321621</text:p>
          </table:table-cell>
          <table:table-cell table:formula="of:=[.D861]+1" office:value-type="float" office:value="855">
            <text:p>855</text:p>
          </table:table-cell>
          <table:table-cell table:formula="of:=[.D862]/[.$B$4]" office:value-type="percentage" office:value="0.679650238473768">
            <text:p>68,0%</text:p>
          </table:table-cell>
          <table:table-cell table:formula="of:=[.D862]*[.$B$5]" office:value-type="float" office:value="1955825.59669494">
            <text:p>1955825,59669494</text:p>
          </table:table-cell>
          <table:table-cell table:formula="of:=[.F862]/[.$B$3]" office:value-type="percentage" office:value="0.679650238473768">
            <text:p>68,0%</text:p>
          </table:table-cell>
          <table:table-cell table:formula="of:=[.H861]+[.B862]" office:value-type="float" office:value="2069872.699459">
            <text:p>2069872,699459</text:p>
          </table:table-cell>
          <table:table-cell table:formula="of:=[.H862]/[.$B$3]" office:value-type="percentage" office:value="0.719281655877149">
            <text:p>71,9%</text:p>
          </table:table-cell>
          <table:table-cell table:number-columns-repeated="1015"/>
        </table:table-row>
        <table:table-row table:style-name="ro1">
          <table:table-cell table:style-name="ce4" office:value-type="float" office:value="856">
            <text:p>856</text:p>
          </table:table-cell>
          <table:table-cell table:style-name="ce8" office:value-type="float" office:value="2101.040039">
            <text:p>2101.040039</text:p>
          </table:table-cell>
          <table:table-cell table:style-name="ce8" office:value-type="float" office:value="2234.26745594454">
            <text:p>2234.267456</text:p>
          </table:table-cell>
          <table:table-cell table:formula="of:=[.D862]+1" office:value-type="float" office:value="856">
            <text:p>856</text:p>
          </table:table-cell>
          <table:table-cell table:formula="of:=[.D863]/[.$B$4]" office:value-type="percentage" office:value="0.680445151033386">
            <text:p>68,0%</text:p>
          </table:table-cell>
          <table:table-cell table:formula="of:=[.D863]*[.$B$5]" office:value-type="float" office:value="1958113.11201271">
            <text:p>1958113,11201271</text:p>
          </table:table-cell>
          <table:table-cell table:formula="of:=[.F863]/[.$B$3]" office:value-type="percentage" office:value="0.680445151033386">
            <text:p>68,0%</text:p>
          </table:table-cell>
          <table:table-cell table:formula="of:=[.H862]+[.B863]" office:value-type="float" office:value="2071973.739498">
            <text:p>2071973,739498</text:p>
          </table:table-cell>
          <table:table-cell table:formula="of:=[.H863]/[.$B$3]" office:value-type="percentage" office:value="0.720011768196961">
            <text:p>72,0%</text:p>
          </table:table-cell>
          <table:table-cell table:number-columns-repeated="1015"/>
        </table:table-row>
        <table:table-row table:style-name="ro1">
          <table:table-cell table:style-name="ce4" office:value-type="float" office:value="857">
            <text:p>857</text:p>
          </table:table-cell>
          <table:table-cell table:style-name="ce8" office:value-type="float" office:value="2083.389893">
            <text:p>2083.389893</text:p>
          </table:table-cell>
          <table:table-cell table:style-name="ce8" office:value-type="float" office:value="2233.91999748761">
            <text:p>2233.919997</text:p>
          </table:table-cell>
          <table:table-cell table:formula="of:=[.D863]+1" office:value-type="float" office:value="857">
            <text:p>857</text:p>
          </table:table-cell>
          <table:table-cell table:formula="of:=[.D864]/[.$B$4]" office:value-type="percentage" office:value="0.681240063593005">
            <text:p>68,1%</text:p>
          </table:table-cell>
          <table:table-cell table:formula="of:=[.D864]*[.$B$5]" office:value-type="float" office:value="1960400.62733049">
            <text:p>1960400,62733049</text:p>
          </table:table-cell>
          <table:table-cell table:formula="of:=[.F864]/[.$B$3]" office:value-type="percentage" office:value="0.681240063593005">
            <text:p>68,1%</text:p>
          </table:table-cell>
          <table:table-cell table:formula="of:=[.H863]+[.B864]" office:value-type="float" office:value="2074057.129391">
            <text:p>2074057,129391</text:p>
          </table:table-cell>
          <table:table-cell table:formula="of:=[.H864]/[.$B$3]" office:value-type="percentage" office:value="0.720735747083424">
            <text:p>72,1%</text:p>
          </table:table-cell>
          <table:table-cell table:number-columns-repeated="1015"/>
        </table:table-row>
        <table:table-row table:style-name="ro1">
          <table:table-cell table:style-name="ce4" office:value-type="float" office:value="858">
            <text:p>858</text:p>
          </table:table-cell>
          <table:table-cell table:style-name="ce8" office:value-type="float" office:value="1893.359985">
            <text:p>1893.359985</text:p>
          </table:table-cell>
          <table:table-cell table:style-name="ce8" office:value-type="float" office:value="2233.13969873437">
            <text:p>2233.139699</text:p>
          </table:table-cell>
          <table:table-cell table:formula="of:=[.D864]+1" office:value-type="float" office:value="858">
            <text:p>858</text:p>
          </table:table-cell>
          <table:table-cell table:formula="of:=[.D865]/[.$B$4]" office:value-type="percentage" office:value="0.682034976152623">
            <text:p>68,2%</text:p>
          </table:table-cell>
          <table:table-cell table:formula="of:=[.D865]*[.$B$5]" office:value-type="float" office:value="1962688.14264826">
            <text:p>1962688,14264826</text:p>
          </table:table-cell>
          <table:table-cell table:formula="of:=[.F865]/[.$B$3]" office:value-type="percentage" office:value="0.682034976152623">
            <text:p>68,2%</text:p>
          </table:table-cell>
          <table:table-cell table:formula="of:=[.H864]+[.B865]" office:value-type="float" office:value="2075950.489376">
            <text:p>2075950,489376</text:p>
          </table:table-cell>
          <table:table-cell table:formula="of:=[.H865]/[.$B$3]" office:value-type="percentage" office:value="0.72139369049489">
            <text:p>72,1%</text:p>
          </table:table-cell>
          <table:table-cell table:number-columns-repeated="1015"/>
        </table:table-row>
        <table:table-row table:style-name="ro1">
          <table:table-cell table:style-name="ce4" office:value-type="float" office:value="859">
            <text:p>859</text:p>
          </table:table-cell>
          <table:table-cell table:style-name="ce8" office:value-type="float" office:value="2109.790039">
            <text:p>2109.790039</text:p>
          </table:table-cell>
          <table:table-cell table:style-name="ce8" office:value-type="float" office:value="2232.96691408768">
            <text:p>2232.966914</text:p>
          </table:table-cell>
          <table:table-cell table:formula="of:=[.D865]+1" office:value-type="float" office:value="859">
            <text:p>859</text:p>
          </table:table-cell>
          <table:table-cell table:formula="of:=[.D866]/[.$B$4]" office:value-type="percentage" office:value="0.682829888712242">
            <text:p>68,3%</text:p>
          </table:table-cell>
          <table:table-cell table:formula="of:=[.D866]*[.$B$5]" office:value-type="float" office:value="1964975.65796603">
            <text:p>1964975,65796603</text:p>
          </table:table-cell>
          <table:table-cell table:formula="of:=[.F866]/[.$B$3]" office:value-type="percentage" office:value="0.682829888712242">
            <text:p>68,3%</text:p>
          </table:table-cell>
          <table:table-cell table:formula="of:=[.H865]+[.B866]" office:value-type="float" office:value="2078060.279415">
            <text:p>2078060,279415</text:p>
          </table:table-cell>
          <table:table-cell table:formula="of:=[.H866]/[.$B$3]" office:value-type="percentage" office:value="0.722126843443475">
            <text:p>72,2%</text:p>
          </table:table-cell>
          <table:table-cell table:number-columns-repeated="1015"/>
        </table:table-row>
        <table:table-row table:style-name="ro1">
          <table:table-cell table:style-name="ce4" office:value-type="float" office:value="860">
            <text:p>860</text:p>
          </table:table-cell>
          <table:table-cell table:style-name="ce8" office:value-type="float" office:value="2011.27002">
            <text:p>2011.270020</text:p>
          </table:table-cell>
          <table:table-cell table:style-name="ce8" office:value-type="float" office:value="2232.818223227">
            <text:p>2232.818223</text:p>
          </table:table-cell>
          <table:table-cell table:formula="of:=[.D866]+1" office:value-type="float" office:value="860">
            <text:p>860</text:p>
          </table:table-cell>
          <table:table-cell table:formula="of:=[.D867]/[.$B$4]" office:value-type="percentage" office:value="0.68362480127186">
            <text:p>68,4%</text:p>
          </table:table-cell>
          <table:table-cell table:formula="of:=[.D867]*[.$B$5]" office:value-type="float" office:value="1967263.1732838">
            <text:p>1967263,1732838</text:p>
          </table:table-cell>
          <table:table-cell table:formula="of:=[.F867]/[.$B$3]" office:value-type="percentage" office:value="0.68362480127186">
            <text:p>68,4%</text:p>
          </table:table-cell>
          <table:table-cell table:formula="of:=[.H866]+[.B867]" office:value-type="float" office:value="2080071.549435">
            <text:p>2080071,549435</text:p>
          </table:table-cell>
          <table:table-cell table:formula="of:=[.H867]/[.$B$3]" office:value-type="percentage" office:value="0.722825760642963">
            <text:p>72,3%</text:p>
          </table:table-cell>
          <table:table-cell table:number-columns-repeated="1015"/>
        </table:table-row>
        <table:table-row table:style-name="ro1">
          <table:table-cell table:style-name="ce4" office:value-type="float" office:value="861">
            <text:p>861</text:p>
          </table:table-cell>
          <table:table-cell table:style-name="ce8" office:value-type="float" office:value="2081.179932">
            <text:p>2081.179932</text:p>
          </table:table-cell>
          <table:table-cell table:style-name="ce8" office:value-type="float" office:value="2232.58625046369">
            <text:p>2232.586250</text:p>
          </table:table-cell>
          <table:table-cell table:formula="of:=[.D867]+1" office:value-type="float" office:value="861">
            <text:p>861</text:p>
          </table:table-cell>
          <table:table-cell table:formula="of:=[.D868]/[.$B$4]" office:value-type="percentage" office:value="0.684419713831479">
            <text:p>68,4%</text:p>
          </table:table-cell>
          <table:table-cell table:formula="of:=[.D868]*[.$B$5]" office:value-type="float" office:value="1969550.68860157">
            <text:p>1969550,68860157</text:p>
          </table:table-cell>
          <table:table-cell table:formula="of:=[.F868]/[.$B$3]" office:value-type="percentage" office:value="0.684419713831479">
            <text:p>68,4%</text:p>
          </table:table-cell>
          <table:table-cell table:formula="of:=[.H867]+[.B868]" office:value-type="float" office:value="2082152.729367">
            <text:p>2082152,729367</text:p>
          </table:table-cell>
          <table:table-cell table:formula="of:=[.H868]/[.$B$3]" office:value-type="percentage" office:value="0.723548971567025">
            <text:p>72,4%</text:p>
          </table:table-cell>
          <table:table-cell table:number-columns-repeated="1015"/>
        </table:table-row>
        <table:table-row table:style-name="ro1">
          <table:table-cell table:style-name="ce4" office:value-type="float" office:value="862">
            <text:p>862</text:p>
          </table:table-cell>
          <table:table-cell table:style-name="ce8" office:value-type="float" office:value="2117.689941">
            <text:p>2117.689941</text:p>
          </table:table-cell>
          <table:table-cell table:style-name="ce8" office:value-type="float" office:value="2232.55690030581">
            <text:p>2232.556900</text:p>
          </table:table-cell>
          <table:table-cell table:formula="of:=[.D868]+1" office:value-type="float" office:value="862">
            <text:p>862</text:p>
          </table:table-cell>
          <table:table-cell table:formula="of:=[.D869]/[.$B$4]" office:value-type="percentage" office:value="0.685214626391097">
            <text:p>68,5%</text:p>
          </table:table-cell>
          <table:table-cell table:formula="of:=[.D869]*[.$B$5]" office:value-type="float" office:value="1971838.20391934">
            <text:p>1971838,20391934</text:p>
          </table:table-cell>
          <table:table-cell table:formula="of:=[.F869]/[.$B$3]" office:value-type="percentage" office:value="0.685214626391097">
            <text:p>68,5%</text:p>
          </table:table-cell>
          <table:table-cell table:formula="of:=[.H868]+[.B869]" office:value-type="float" office:value="2084270.419308">
            <text:p>2084270,419308</text:p>
          </table:table-cell>
          <table:table-cell table:formula="of:=[.H869]/[.$B$3]" office:value-type="percentage" office:value="0.724284869734963">
            <text:p>72,4%</text:p>
          </table:table-cell>
          <table:table-cell table:number-columns-repeated="1015"/>
        </table:table-row>
        <table:table-row table:style-name="ro1">
          <table:table-cell table:style-name="ce4" office:value-type="float" office:value="863">
            <text:p>863</text:p>
          </table:table-cell>
          <table:table-cell table:style-name="ce8" office:value-type="float" office:value="2705.570068">
            <text:p>2705.570068</text:p>
          </table:table-cell>
          <table:table-cell table:style-name="ce8" office:value-type="float" office:value="2232.42001267741">
            <text:p>2232.420013</text:p>
          </table:table-cell>
          <table:table-cell table:formula="of:=[.D869]+1" office:value-type="float" office:value="863">
            <text:p>863</text:p>
          </table:table-cell>
          <table:table-cell table:formula="of:=[.D870]/[.$B$4]" office:value-type="percentage" office:value="0.686009538950715">
            <text:p>68,6%</text:p>
          </table:table-cell>
          <table:table-cell table:formula="of:=[.D870]*[.$B$5]" office:value-type="float" office:value="1974125.71923712">
            <text:p>1974125,71923712</text:p>
          </table:table-cell>
          <table:table-cell table:formula="of:=[.F870]/[.$B$3]" office:value-type="percentage" office:value="0.686009538950715">
            <text:p>68,6%</text:p>
          </table:table-cell>
          <table:table-cell table:formula="of:=[.H869]+[.B870]" office:value-type="float" office:value="2086975.989376">
            <text:p>2086975,989376</text:p>
          </table:table-cell>
          <table:table-cell table:formula="of:=[.H870]/[.$B$3]" office:value-type="percentage" office:value="0.725225056500609">
            <text:p>72,5%</text:p>
          </table:table-cell>
          <table:table-cell table:number-columns-repeated="1015"/>
        </table:table-row>
        <table:table-row table:style-name="ro1">
          <table:table-cell table:style-name="ce4" office:value-type="float" office:value="864">
            <text:p>864</text:p>
          </table:table-cell>
          <table:table-cell table:style-name="ce8" office:value-type="float" office:value="2682.629883">
            <text:p>2682.629883</text:p>
          </table:table-cell>
          <table:table-cell table:style-name="ce8" office:value-type="float" office:value="2232.39677426158">
            <text:p>2232.396774</text:p>
          </table:table-cell>
          <table:table-cell table:formula="of:=[.D870]+1" office:value-type="float" office:value="864">
            <text:p>864</text:p>
          </table:table-cell>
          <table:table-cell table:formula="of:=[.D871]/[.$B$4]" office:value-type="percentage" office:value="0.686804451510334">
            <text:p>68,7%</text:p>
          </table:table-cell>
          <table:table-cell table:formula="of:=[.D871]*[.$B$5]" office:value-type="float" office:value="1976413.23455489">
            <text:p>1976413,23455489</text:p>
          </table:table-cell>
          <table:table-cell table:formula="of:=[.F871]/[.$B$3]" office:value-type="percentage" office:value="0.686804451510334">
            <text:p>68,7%</text:p>
          </table:table-cell>
          <table:table-cell table:formula="of:=[.H870]+[.B871]" office:value-type="float" office:value="2089658.619259">
            <text:p>2089658,619259</text:p>
          </table:table-cell>
          <table:table-cell table:formula="of:=[.H871]/[.$B$3]" office:value-type="percentage" office:value="0.726157271542072">
            <text:p>72,6%</text:p>
          </table:table-cell>
          <table:table-cell table:number-columns-repeated="1015"/>
        </table:table-row>
        <table:table-row table:style-name="ro1">
          <table:table-cell table:style-name="ce4" office:value-type="float" office:value="865">
            <text:p>865</text:p>
          </table:table-cell>
          <table:table-cell table:style-name="ce8" office:value-type="float" office:value="2097.449951">
            <text:p>2097.449951</text:p>
          </table:table-cell>
          <table:table-cell table:style-name="ce8" office:value-type="float" office:value="2232.17733080972">
            <text:p>2232.177331</text:p>
          </table:table-cell>
          <table:table-cell table:formula="of:=[.D871]+1" office:value-type="float" office:value="865">
            <text:p>865</text:p>
          </table:table-cell>
          <table:table-cell table:formula="of:=[.D872]/[.$B$4]" office:value-type="percentage" office:value="0.687599364069952">
            <text:p>68,8%</text:p>
          </table:table-cell>
          <table:table-cell table:formula="of:=[.D872]*[.$B$5]" office:value-type="float" office:value="1978700.74987266">
            <text:p>1978700,74987266</text:p>
          </table:table-cell>
          <table:table-cell table:formula="of:=[.F872]/[.$B$3]" office:value-type="percentage" office:value="0.687599364069952">
            <text:p>68,8%</text:p>
          </table:table-cell>
          <table:table-cell table:formula="of:=[.H871]+[.B872]" office:value-type="float" office:value="2091756.06921">
            <text:p>2091756,06921</text:p>
          </table:table-cell>
          <table:table-cell table:formula="of:=[.H872]/[.$B$3]" office:value-type="percentage" office:value="0.726886136304755">
            <text:p>72,7%</text:p>
          </table:table-cell>
          <table:table-cell table:number-columns-repeated="1015"/>
        </table:table-row>
        <table:table-row table:style-name="ro1">
          <table:table-cell table:style-name="ce4" office:value-type="float" office:value="866">
            <text:p>866</text:p>
          </table:table-cell>
          <table:table-cell table:style-name="ce8" office:value-type="float" office:value="2110.300049">
            <text:p>2110.300049</text:p>
          </table:table-cell>
          <table:table-cell table:style-name="ce8" office:value-type="float" office:value="2231.77718065113">
            <text:p>2231.777181</text:p>
          </table:table-cell>
          <table:table-cell table:formula="of:=[.D872]+1" office:value-type="float" office:value="866">
            <text:p>866</text:p>
          </table:table-cell>
          <table:table-cell table:formula="of:=[.D873]/[.$B$4]" office:value-type="percentage" office:value="0.688394276629571">
            <text:p>68,8%</text:p>
          </table:table-cell>
          <table:table-cell table:formula="of:=[.D873]*[.$B$5]" office:value-type="float" office:value="1980988.26519043">
            <text:p>1980988,26519043</text:p>
          </table:table-cell>
          <table:table-cell table:formula="of:=[.F873]/[.$B$3]" office:value-type="percentage" office:value="0.688394276629571">
            <text:p>68,8%</text:p>
          </table:table-cell>
          <table:table-cell table:formula="of:=[.H872]+[.B873]" office:value-type="float" office:value="2093866.369259">
            <text:p>2093866,369259</text:p>
          </table:table-cell>
          <table:table-cell table:formula="of:=[.H873]/[.$B$3]" office:value-type="percentage" office:value="0.727619466482036">
            <text:p>72,8%</text:p>
          </table:table-cell>
          <table:table-cell table:number-columns-repeated="1015"/>
        </table:table-row>
        <table:table-row table:style-name="ro1">
          <table:table-cell table:style-name="ce4" office:value-type="float" office:value="867">
            <text:p>867</text:p>
          </table:table-cell>
          <table:table-cell table:style-name="ce8" office:value-type="float" office:value="1994.23999">
            <text:p>1994.239990</text:p>
          </table:table-cell>
          <table:table-cell table:style-name="ce8" office:value-type="float" office:value="2231.56863135965">
            <text:p>2231.568631</text:p>
          </table:table-cell>
          <table:table-cell table:formula="of:=[.D873]+1" office:value-type="float" office:value="867">
            <text:p>867</text:p>
          </table:table-cell>
          <table:table-cell table:formula="of:=[.D874]/[.$B$4]" office:value-type="percentage" office:value="0.689189189189189">
            <text:p>68,9%</text:p>
          </table:table-cell>
          <table:table-cell table:formula="of:=[.D874]*[.$B$5]" office:value-type="float" office:value="1983275.7805082">
            <text:p>1983275,7805082</text:p>
          </table:table-cell>
          <table:table-cell table:formula="of:=[.F874]/[.$B$3]" office:value-type="percentage" office:value="0.689189189189189">
            <text:p>68,9%</text:p>
          </table:table-cell>
          <table:table-cell table:formula="of:=[.H873]+[.B874]" office:value-type="float" office:value="2095860.609249">
            <text:p>2095860,609249</text:p>
          </table:table-cell>
          <table:table-cell table:formula="of:=[.H874]/[.$B$3]" office:value-type="percentage" office:value="0.728312465738752">
            <text:p>72,8%</text:p>
          </table:table-cell>
          <table:table-cell table:number-columns-repeated="1015"/>
        </table:table-row>
        <table:table-row table:style-name="ro1">
          <table:table-cell table:style-name="ce4" office:value-type="float" office:value="868">
            <text:p>868</text:p>
          </table:table-cell>
          <table:table-cell table:style-name="ce8" office:value-type="float" office:value="2079.610107">
            <text:p>2079.610107</text:p>
          </table:table-cell>
          <table:table-cell table:style-name="ce8" office:value-type="float" office:value="2231.06501149241">
            <text:p>2231.065011</text:p>
          </table:table-cell>
          <table:table-cell table:formula="of:=[.D874]+1" office:value-type="float" office:value="868">
            <text:p>868</text:p>
          </table:table-cell>
          <table:table-cell table:formula="of:=[.D875]/[.$B$4]" office:value-type="percentage" office:value="0.689984101748808">
            <text:p>69,0%</text:p>
          </table:table-cell>
          <table:table-cell table:formula="of:=[.D875]*[.$B$5]" office:value-type="float" office:value="1985563.29582598">
            <text:p>1985563,29582598</text:p>
          </table:table-cell>
          <table:table-cell table:formula="of:=[.F875]/[.$B$3]" office:value-type="percentage" office:value="0.689984101748808">
            <text:p>69,0%</text:p>
          </table:table-cell>
          <table:table-cell table:formula="of:=[.H874]+[.B875]" office:value-type="float" office:value="2097940.219356">
            <text:p>2097940,219356</text:p>
          </table:table-cell>
          <table:table-cell table:formula="of:=[.H875]/[.$B$3]" office:value-type="percentage" office:value="0.72903513114795">
            <text:p>72,9%</text:p>
          </table:table-cell>
          <table:table-cell table:number-columns-repeated="1015"/>
        </table:table-row>
        <table:table-row table:style-name="ro1">
          <table:table-cell table:style-name="ce4" office:value-type="float" office:value="869">
            <text:p>869</text:p>
          </table:table-cell>
          <table:table-cell table:style-name="ce8" office:value-type="float" office:value="2104.050049">
            <text:p>2104.050049</text:p>
          </table:table-cell>
          <table:table-cell table:style-name="ce8" office:value-type="float" office:value="2231.03485774379">
            <text:p>2231.034858</text:p>
          </table:table-cell>
          <table:table-cell table:formula="of:=[.D875]+1" office:value-type="float" office:value="869">
            <text:p>869</text:p>
          </table:table-cell>
          <table:table-cell table:formula="of:=[.D876]/[.$B$4]" office:value-type="percentage" office:value="0.690779014308426">
            <text:p>69,1%</text:p>
          </table:table-cell>
          <table:table-cell table:formula="of:=[.D876]*[.$B$5]" office:value-type="float" office:value="1987850.81114375">
            <text:p>1987850,81114375</text:p>
          </table:table-cell>
          <table:table-cell table:formula="of:=[.F876]/[.$B$3]" office:value-type="percentage" office:value="0.690779014308426">
            <text:p>69,1%</text:p>
          </table:table-cell>
          <table:table-cell table:formula="of:=[.H875]+[.B876]" office:value-type="float" office:value="2100044.269405">
            <text:p>2100044,269405</text:p>
          </table:table-cell>
          <table:table-cell table:formula="of:=[.H876]/[.$B$3]" office:value-type="percentage" office:value="0.729766289447535">
            <text:p>73,0%</text:p>
          </table:table-cell>
          <table:table-cell table:number-columns-repeated="1015"/>
        </table:table-row>
        <table:table-row table:style-name="ro1">
          <table:table-cell table:style-name="ce4" office:value-type="float" office:value="870">
            <text:p>870</text:p>
          </table:table-cell>
          <table:table-cell table:style-name="ce8" office:value-type="float" office:value="2091.540039">
            <text:p>2091.540039</text:p>
          </table:table-cell>
          <table:table-cell table:style-name="ce8" office:value-type="float" office:value="2230.20897899631">
            <text:p>2230.208979</text:p>
          </table:table-cell>
          <table:table-cell table:formula="of:=[.D876]+1" office:value-type="float" office:value="870">
            <text:p>870</text:p>
          </table:table-cell>
          <table:table-cell table:formula="of:=[.D877]/[.$B$4]" office:value-type="percentage" office:value="0.691573926868045">
            <text:p>69,2%</text:p>
          </table:table-cell>
          <table:table-cell table:formula="of:=[.D877]*[.$B$5]" office:value-type="float" office:value="1990138.32646152">
            <text:p>1990138,32646152</text:p>
          </table:table-cell>
          <table:table-cell table:formula="of:=[.F877]/[.$B$3]" office:value-type="percentage" office:value="0.691573926868044">
            <text:p>69,2%</text:p>
          </table:table-cell>
          <table:table-cell table:formula="of:=[.H876]+[.B877]" office:value-type="float" office:value="2102135.809444">
            <text:p>2102135,809444</text:p>
          </table:table-cell>
          <table:table-cell table:formula="of:=[.H877]/[.$B$3]" office:value-type="percentage" office:value="0.730493100513248">
            <text:p>73,0%</text:p>
          </table:table-cell>
          <table:table-cell table:number-columns-repeated="1015"/>
        </table:table-row>
        <table:table-row table:style-name="ro1">
          <table:table-cell table:style-name="ce4" office:value-type="float" office:value="871">
            <text:p>871</text:p>
          </table:table-cell>
          <table:table-cell table:style-name="ce8" office:value-type="float" office:value="1970.890015">
            <text:p>1970.890015</text:p>
          </table:table-cell>
          <table:table-cell table:style-name="ce8" office:value-type="float" office:value="2230.02496763744">
            <text:p>2230.024968</text:p>
          </table:table-cell>
          <table:table-cell table:formula="of:=[.D877]+1" office:value-type="float" office:value="871">
            <text:p>871</text:p>
          </table:table-cell>
          <table:table-cell table:formula="of:=[.D878]/[.$B$4]" office:value-type="percentage" office:value="0.692368839427663">
            <text:p>69,2%</text:p>
          </table:table-cell>
          <table:table-cell table:formula="of:=[.D878]*[.$B$5]" office:value-type="float" office:value="1992425.84177929">
            <text:p>1992425,84177929</text:p>
          </table:table-cell>
          <table:table-cell table:formula="of:=[.F878]/[.$B$3]" office:value-type="percentage" office:value="0.692368839427663">
            <text:p>69,2%</text:p>
          </table:table-cell>
          <table:table-cell table:formula="of:=[.H877]+[.B878]" office:value-type="float" office:value="2104106.699459">
            <text:p>2104106,699459</text:p>
          </table:table-cell>
          <table:table-cell table:formula="of:=[.H878]/[.$B$3]" office:value-type="percentage" office:value="0.731177985643581">
            <text:p>73,1%</text:p>
          </table:table-cell>
          <table:table-cell table:number-columns-repeated="1015"/>
        </table:table-row>
        <table:table-row table:style-name="ro1">
          <table:table-cell table:style-name="ce4" office:value-type="float" office:value="872">
            <text:p>872</text:p>
          </table:table-cell>
          <table:table-cell table:style-name="ce8" office:value-type="float" office:value="2100.399902">
            <text:p>2100.399902</text:p>
          </table:table-cell>
          <table:table-cell table:style-name="ce8" office:value-type="float" office:value="2227.78859245803">
            <text:p>2227.788592</text:p>
          </table:table-cell>
          <table:table-cell table:formula="of:=[.D878]+1" office:value-type="float" office:value="872">
            <text:p>872</text:p>
          </table:table-cell>
          <table:table-cell table:formula="of:=[.D879]/[.$B$4]" office:value-type="percentage" office:value="0.693163751987281">
            <text:p>69,3%</text:p>
          </table:table-cell>
          <table:table-cell table:formula="of:=[.D879]*[.$B$5]" office:value-type="float" office:value="1994713.35709706">
            <text:p>1994713,35709706</text:p>
          </table:table-cell>
          <table:table-cell table:formula="of:=[.F879]/[.$B$3]" office:value-type="percentage" office:value="0.693163751987281">
            <text:p>69,3%</text:p>
          </table:table-cell>
          <table:table-cell table:formula="of:=[.H878]+[.B879]" office:value-type="float" office:value="2106207.099361">
            <text:p>2106207,099361</text:p>
          </table:table-cell>
          <table:table-cell table:formula="of:=[.H879]/[.$B$3]" office:value-type="percentage" office:value="0.731907875515509">
            <text:p>73,2%</text:p>
          </table:table-cell>
          <table:table-cell table:number-columns-repeated="1015"/>
        </table:table-row>
        <table:table-row table:style-name="ro1">
          <table:table-cell table:style-name="ce4" office:value-type="float" office:value="873">
            <text:p>873</text:p>
          </table:table-cell>
          <table:table-cell table:style-name="ce8" office:value-type="float" office:value="2112.929932">
            <text:p>2112.929932</text:p>
          </table:table-cell>
          <table:table-cell table:style-name="ce8" office:value-type="float" office:value="2226.70067632424">
            <text:p>2226.700676</text:p>
          </table:table-cell>
          <table:table-cell table:formula="of:=[.D879]+1" office:value-type="float" office:value="873">
            <text:p>873</text:p>
          </table:table-cell>
          <table:table-cell table:formula="of:=[.D880]/[.$B$4]" office:value-type="percentage" office:value="0.6939586645469">
            <text:p>69,4%</text:p>
          </table:table-cell>
          <table:table-cell table:formula="of:=[.D880]*[.$B$5]" office:value-type="float" office:value="1997000.87241484">
            <text:p>1997000,87241484</text:p>
          </table:table-cell>
          <table:table-cell table:formula="of:=[.F880]/[.$B$3]" office:value-type="percentage" office:value="0.6939586645469">
            <text:p>69,4%</text:p>
          </table:table-cell>
          <table:table-cell table:formula="of:=[.H879]+[.B880]" office:value-type="float" office:value="2108320.029293">
            <text:p>2108320,029293</text:p>
          </table:table-cell>
          <table:table-cell table:formula="of:=[.H880]/[.$B$3]" office:value-type="percentage" office:value="0.732642119578266">
            <text:p>73,3%</text:p>
          </table:table-cell>
          <table:table-cell table:number-columns-repeated="1015"/>
        </table:table-row>
        <table:table-row table:style-name="ro1">
          <table:table-cell table:style-name="ce4" office:value-type="float" office:value="874">
            <text:p>874</text:p>
          </table:table-cell>
          <table:table-cell table:style-name="ce8" office:value-type="float" office:value="2121.100098">
            <text:p>2121.100098</text:p>
          </table:table-cell>
          <table:table-cell table:style-name="ce8" office:value-type="float" office:value="2226.51101272663">
            <text:p>2226.511013</text:p>
          </table:table-cell>
          <table:table-cell table:formula="of:=[.D880]+1" office:value-type="float" office:value="874">
            <text:p>874</text:p>
          </table:table-cell>
          <table:table-cell table:formula="of:=[.D881]/[.$B$4]" office:value-type="percentage" office:value="0.694753577106518">
            <text:p>69,5%</text:p>
          </table:table-cell>
          <table:table-cell table:formula="of:=[.D881]*[.$B$5]" office:value-type="float" office:value="1999288.38773261">
            <text:p>1999288,38773261</text:p>
          </table:table-cell>
          <table:table-cell table:formula="of:=[.F881]/[.$B$3]" office:value-type="percentage" office:value="0.694753577106518">
            <text:p>69,5%</text:p>
          </table:table-cell>
          <table:table-cell table:formula="of:=[.H880]+[.B881]" office:value-type="float" office:value="2110441.129391">
            <text:p>2110441,129391</text:p>
          </table:table-cell>
          <table:table-cell table:formula="of:=[.H881]/[.$B$3]" office:value-type="percentage" office:value="0.733379202777233">
            <text:p>73,3%</text:p>
          </table:table-cell>
          <table:table-cell table:number-columns-repeated="1015"/>
        </table:table-row>
        <table:table-row table:style-name="ro1">
          <table:table-cell table:style-name="ce4" office:value-type="float" office:value="875">
            <text:p>875</text:p>
          </table:table-cell>
          <table:table-cell table:style-name="ce8" office:value-type="float" office:value="2085.51001">
            <text:p>2085.510010</text:p>
          </table:table-cell>
          <table:table-cell table:style-name="ce8" office:value-type="float" office:value="2226.47255604451">
            <text:p>2226.472556</text:p>
          </table:table-cell>
          <table:table-cell table:formula="of:=[.D881]+1" office:value-type="float" office:value="875">
            <text:p>875</text:p>
          </table:table-cell>
          <table:table-cell table:formula="of:=[.D882]/[.$B$4]" office:value-type="percentage" office:value="0.695548489666137">
            <text:p>69,6%</text:p>
          </table:table-cell>
          <table:table-cell table:formula="of:=[.D882]*[.$B$5]" office:value-type="float" office:value="2001575.90305038">
            <text:p>2001575,90305038</text:p>
          </table:table-cell>
          <table:table-cell table:formula="of:=[.F882]/[.$B$3]" office:value-type="percentage" office:value="0.695548489666137">
            <text:p>69,6%</text:p>
          </table:table-cell>
          <table:table-cell table:formula="of:=[.H881]+[.B882]" office:value-type="float" office:value="2112526.639401">
            <text:p>2112526,639401</text:p>
          </table:table-cell>
          <table:table-cell table:formula="of:=[.H882]/[.$B$3]" office:value-type="percentage" office:value="0.734103918405268">
            <text:p>73,4%</text:p>
          </table:table-cell>
          <table:table-cell table:number-columns-repeated="1015"/>
        </table:table-row>
        <table:table-row table:style-name="ro1">
          <table:table-cell table:style-name="ce4" office:value-type="float" office:value="876">
            <text:p>876</text:p>
          </table:table-cell>
          <table:table-cell table:style-name="ce8" office:value-type="float" office:value="2068.590088">
            <text:p>2068.590088</text:p>
          </table:table-cell>
          <table:table-cell table:style-name="ce8" office:value-type="float" office:value="2225.35101180919">
            <text:p>2225.351012</text:p>
          </table:table-cell>
          <table:table-cell table:formula="of:=[.D882]+1" office:value-type="float" office:value="876">
            <text:p>876</text:p>
          </table:table-cell>
          <table:table-cell table:formula="of:=[.D883]/[.$B$4]" office:value-type="percentage" office:value="0.696343402225755">
            <text:p>69,6%</text:p>
          </table:table-cell>
          <table:table-cell table:formula="of:=[.D883]*[.$B$5]" office:value-type="float" office:value="2003863.41836815">
            <text:p>2003863,41836815</text:p>
          </table:table-cell>
          <table:table-cell table:formula="of:=[.F883]/[.$B$3]" office:value-type="percentage" office:value="0.696343402225755">
            <text:p>69,6%</text:p>
          </table:table-cell>
          <table:table-cell table:formula="of:=[.H882]+[.B883]" office:value-type="float" office:value="2114595.229489">
            <text:p>2114595,229489</text:p>
          </table:table-cell>
          <table:table-cell table:formula="of:=[.H883]/[.$B$3]" office:value-type="percentage" office:value="0.73482275435311">
            <text:p>73,5%</text:p>
          </table:table-cell>
          <table:table-cell table:number-columns-repeated="1015"/>
        </table:table-row>
        <table:table-row table:style-name="ro1">
          <table:table-cell table:style-name="ce4" office:value-type="float" office:value="877">
            <text:p>877</text:p>
          </table:table-cell>
          <table:table-cell table:style-name="ce8" office:value-type="float" office:value="2126.639893">
            <text:p>2126.639893</text:p>
          </table:table-cell>
          <table:table-cell table:style-name="ce8" office:value-type="float" office:value="2224.9569971626">
            <text:p>2224.956997</text:p>
          </table:table-cell>
          <table:table-cell table:formula="of:=[.D883]+1" office:value-type="float" office:value="877">
            <text:p>877</text:p>
          </table:table-cell>
          <table:table-cell table:formula="of:=[.D884]/[.$B$4]" office:value-type="percentage" office:value="0.697138314785374">
            <text:p>69,7%</text:p>
          </table:table-cell>
          <table:table-cell table:formula="of:=[.D884]*[.$B$5]" office:value-type="float" office:value="2006150.93368592">
            <text:p>2006150,93368592</text:p>
          </table:table-cell>
          <table:table-cell table:formula="of:=[.F884]/[.$B$3]" office:value-type="percentage" office:value="0.697138314785374">
            <text:p>69,7%</text:p>
          </table:table-cell>
          <table:table-cell table:formula="of:=[.H883]+[.B884]" office:value-type="float" office:value="2116721.869382">
            <text:p>2116721,869382</text:p>
          </table:table-cell>
          <table:table-cell table:formula="of:=[.H884]/[.$B$3]" office:value-type="percentage" office:value="0.735561762633228">
            <text:p>73,6%</text:p>
          </table:table-cell>
          <table:table-cell table:number-columns-repeated="1015"/>
        </table:table-row>
        <table:table-row table:style-name="ro1">
          <table:table-cell table:style-name="ce4" office:value-type="float" office:value="878">
            <text:p>878</text:p>
          </table:table-cell>
          <table:table-cell table:style-name="ce8" office:value-type="float" office:value="2044.810059">
            <text:p>2044.810059</text:p>
          </table:table-cell>
          <table:table-cell table:style-name="ce8" office:value-type="float" office:value="2223.45855182792">
            <text:p>2223.458552</text:p>
          </table:table-cell>
          <table:table-cell table:formula="of:=[.D884]+1" office:value-type="float" office:value="878">
            <text:p>878</text:p>
          </table:table-cell>
          <table:table-cell table:formula="of:=[.D885]/[.$B$4]" office:value-type="percentage" office:value="0.697933227344992">
            <text:p>69,8%</text:p>
          </table:table-cell>
          <table:table-cell table:formula="of:=[.D885]*[.$B$5]" office:value-type="float" office:value="2008438.44900369">
            <text:p>2008438,44900369</text:p>
          </table:table-cell>
          <table:table-cell table:formula="of:=[.F885]/[.$B$3]" office:value-type="percentage" office:value="0.697933227344992">
            <text:p>69,8%</text:p>
          </table:table-cell>
          <table:table-cell table:formula="of:=[.H884]+[.B885]" office:value-type="float" office:value="2118766.679441">
            <text:p>2118766,679441</text:p>
          </table:table-cell>
          <table:table-cell table:formula="of:=[.H885]/[.$B$3]" office:value-type="percentage" office:value="0.736272335010735">
            <text:p>73,6%</text:p>
          </table:table-cell>
          <table:table-cell table:number-columns-repeated="1015"/>
        </table:table-row>
        <table:table-row table:style-name="ro1">
          <table:table-cell table:style-name="ce4" office:value-type="float" office:value="879">
            <text:p>879</text:p>
          </table:table-cell>
          <table:table-cell table:style-name="ce8" office:value-type="float" office:value="2097.290039">
            <text:p>2097.290039</text:p>
          </table:table-cell>
          <table:table-cell table:style-name="ce8" office:value-type="float" office:value="2221.30070568681">
            <text:p>2221.300706</text:p>
          </table:table-cell>
          <table:table-cell table:formula="of:=[.D885]+1" office:value-type="float" office:value="879">
            <text:p>879</text:p>
          </table:table-cell>
          <table:table-cell table:formula="of:=[.D886]/[.$B$4]" office:value-type="percentage" office:value="0.69872813990461">
            <text:p>69,9%</text:p>
          </table:table-cell>
          <table:table-cell table:formula="of:=[.D886]*[.$B$5]" office:value-type="float" office:value="2010725.96432147">
            <text:p>2010725,96432147</text:p>
          </table:table-cell>
          <table:table-cell table:formula="of:=[.F886]/[.$B$3]" office:value-type="percentage" office:value="0.69872813990461">
            <text:p>69,9%</text:p>
          </table:table-cell>
          <table:table-cell table:formula="of:=[.H885]+[.B886]" office:value-type="float" office:value="2120863.96948">
            <text:p>2120863,96948</text:p>
          </table:table-cell>
          <table:table-cell table:formula="of:=[.H886]/[.$B$3]" office:value-type="percentage" office:value="0.737001144203929">
            <text:p>73,7%</text:p>
          </table:table-cell>
          <table:table-cell table:number-columns-repeated="1015"/>
        </table:table-row>
        <table:table-row table:style-name="ro1">
          <table:table-cell table:style-name="ce4" office:value-type="float" office:value="880">
            <text:p>880</text:p>
          </table:table-cell>
          <table:table-cell table:style-name="ce8" office:value-type="float" office:value="2109.98999">
            <text:p>2109.989990</text:p>
          </table:table-cell>
          <table:table-cell table:style-name="ce8" office:value-type="float" office:value="2221.15064600559">
            <text:p>2221.150646</text:p>
          </table:table-cell>
          <table:table-cell table:formula="of:=[.D886]+1" office:value-type="float" office:value="880">
            <text:p>880</text:p>
          </table:table-cell>
          <table:table-cell table:formula="of:=[.D887]/[.$B$4]" office:value-type="percentage" office:value="0.699523052464229">
            <text:p>70,0%</text:p>
          </table:table-cell>
          <table:table-cell table:formula="of:=[.D887]*[.$B$5]" office:value-type="float" office:value="2013013.47963924">
            <text:p>2013013,47963924</text:p>
          </table:table-cell>
          <table:table-cell table:formula="of:=[.F887]/[.$B$3]" office:value-type="percentage" office:value="0.699523052464229">
            <text:p>70,0%</text:p>
          </table:table-cell>
          <table:table-cell table:formula="of:=[.H886]+[.B887]" office:value-type="float" office:value="2122973.95947">
            <text:p>2122973,95947</text:p>
          </table:table-cell>
          <table:table-cell table:formula="of:=[.H887]/[.$B$3]" office:value-type="percentage" office:value="0.737734366635573">
            <text:p>73,8%</text:p>
          </table:table-cell>
          <table:table-cell table:number-columns-repeated="1015"/>
        </table:table-row>
        <table:table-row table:style-name="ro1">
          <table:table-cell table:style-name="ce4" office:value-type="float" office:value="881">
            <text:p>881</text:p>
          </table:table-cell>
          <table:table-cell table:style-name="ce8" office:value-type="float" office:value="2120.790039">
            <text:p>2120.790039</text:p>
          </table:table-cell>
          <table:table-cell table:style-name="ce8" office:value-type="float" office:value="2218.61187871844">
            <text:p>2218.611879</text:p>
          </table:table-cell>
          <table:table-cell table:formula="of:=[.D887]+1" office:value-type="float" office:value="881">
            <text:p>881</text:p>
          </table:table-cell>
          <table:table-cell table:formula="of:=[.D888]/[.$B$4]" office:value-type="percentage" office:value="0.700317965023847">
            <text:p>70,0%</text:p>
          </table:table-cell>
          <table:table-cell table:formula="of:=[.D888]*[.$B$5]" office:value-type="float" office:value="2015300.99495701">
            <text:p>2015300,99495701</text:p>
          </table:table-cell>
          <table:table-cell table:formula="of:=[.F888]/[.$B$3]" office:value-type="percentage" office:value="0.700317965023847">
            <text:p>70,0%</text:p>
          </table:table-cell>
          <table:table-cell table:formula="of:=[.H887]+[.B888]" office:value-type="float" office:value="2125094.749509">
            <text:p>2125094,749509</text:p>
          </table:table-cell>
          <table:table-cell table:formula="of:=[.H888]/[.$B$3]" office:value-type="percentage" office:value="0.738471342088904">
            <text:p>73,8%</text:p>
          </table:table-cell>
          <table:table-cell table:number-columns-repeated="1015"/>
        </table:table-row>
        <table:table-row table:style-name="ro1">
          <table:table-cell table:style-name="ce4" office:value-type="float" office:value="882">
            <text:p>882</text:p>
          </table:table-cell>
          <table:table-cell table:style-name="ce8" office:value-type="float" office:value="2107.389893">
            <text:p>2107.389893</text:p>
          </table:table-cell>
          <table:table-cell table:style-name="ce8" office:value-type="float" office:value="2218.29860803396">
            <text:p>2218.298608</text:p>
          </table:table-cell>
          <table:table-cell table:formula="of:=[.D888]+1" office:value-type="float" office:value="882">
            <text:p>882</text:p>
          </table:table-cell>
          <table:table-cell table:formula="of:=[.D889]/[.$B$4]" office:value-type="percentage" office:value="0.701112877583466">
            <text:p>70,1%</text:p>
          </table:table-cell>
          <table:table-cell table:formula="of:=[.D889]*[.$B$5]" office:value-type="float" office:value="2017588.51027478">
            <text:p>2017588,51027478</text:p>
          </table:table-cell>
          <table:table-cell table:formula="of:=[.F889]/[.$B$3]" office:value-type="percentage" office:value="0.701112877583466">
            <text:p>70,1%</text:p>
          </table:table-cell>
          <table:table-cell table:formula="of:=[.H888]+[.B889]" office:value-type="float" office:value="2127202.139402">
            <text:p>2127202,139402</text:p>
          </table:table-cell>
          <table:table-cell table:formula="of:=[.H889]/[.$B$3]" office:value-type="percentage" office:value="0.739203660985719">
            <text:p>73,9%</text:p>
          </table:table-cell>
          <table:table-cell table:number-columns-repeated="1015"/>
        </table:table-row>
        <table:table-row table:style-name="ro1">
          <table:table-cell table:style-name="ce4" office:value-type="float" office:value="883">
            <text:p>883</text:p>
          </table:table-cell>
          <table:table-cell table:style-name="ce8" office:value-type="float" office:value="2122.850098">
            <text:p>2122.850098</text:p>
          </table:table-cell>
          <table:table-cell table:style-name="ce8" office:value-type="float" office:value="2216.57287013126">
            <text:p>2216.572870</text:p>
          </table:table-cell>
          <table:table-cell table:formula="of:=[.D889]+1" office:value-type="float" office:value="883">
            <text:p>883</text:p>
          </table:table-cell>
          <table:table-cell table:formula="of:=[.D890]/[.$B$4]" office:value-type="percentage" office:value="0.701907790143084">
            <text:p>70,2%</text:p>
          </table:table-cell>
          <table:table-cell table:formula="of:=[.D890]*[.$B$5]" office:value-type="float" office:value="2019876.02559255">
            <text:p>2019876,02559255</text:p>
          </table:table-cell>
          <table:table-cell table:formula="of:=[.F890]/[.$B$3]" office:value-type="percentage" office:value="0.701907790143084">
            <text:p>70,2%</text:p>
          </table:table-cell>
          <table:table-cell table:formula="of:=[.H889]+[.B890]" office:value-type="float" office:value="2129324.9895">
            <text:p>2129324,9895</text:p>
          </table:table-cell>
          <table:table-cell table:formula="of:=[.H890]/[.$B$3]" office:value-type="percentage" office:value="0.73994135231044">
            <text:p>74,0%</text:p>
          </table:table-cell>
          <table:table-cell table:number-columns-repeated="1015"/>
        </table:table-row>
        <table:table-row table:style-name="ro1">
          <table:table-cell table:style-name="ce4" office:value-type="float" office:value="884">
            <text:p>884</text:p>
          </table:table-cell>
          <table:table-cell table:style-name="ce8" office:value-type="float" office:value="1940.23999">
            <text:p>1940.239990</text:p>
          </table:table-cell>
          <table:table-cell table:style-name="ce8" office:value-type="float" office:value="2214.29673646692">
            <text:p>2214.296736</text:p>
          </table:table-cell>
          <table:table-cell table:formula="of:=[.D890]+1" office:value-type="float" office:value="884">
            <text:p>884</text:p>
          </table:table-cell>
          <table:table-cell table:formula="of:=[.D891]/[.$B$4]" office:value-type="percentage" office:value="0.702702702702703">
            <text:p>70,3%</text:p>
          </table:table-cell>
          <table:table-cell table:formula="of:=[.D891]*[.$B$5]" office:value-type="float" office:value="2022163.54091033">
            <text:p>2022163,54091033</text:p>
          </table:table-cell>
          <table:table-cell table:formula="of:=[.F891]/[.$B$3]" office:value-type="percentage" office:value="0.702702702702703">
            <text:p>70,3%</text:p>
          </table:table-cell>
          <table:table-cell table:formula="of:=[.H890]+[.B891]" office:value-type="float" office:value="2131265.22949">
            <text:p>2131265,22949</text:p>
          </table:table-cell>
          <table:table-cell table:formula="of:=[.H891]/[.$B$3]" office:value-type="percentage" office:value="0.740615586543865">
            <text:p>74,1%</text:p>
          </table:table-cell>
          <table:table-cell table:number-columns-repeated="1015"/>
        </table:table-row>
        <table:table-row table:style-name="ro1">
          <table:table-cell table:style-name="ce4" office:value-type="float" office:value="885">
            <text:p>885</text:p>
          </table:table-cell>
          <table:table-cell table:style-name="ce8" office:value-type="float" office:value="2108.919922">
            <text:p>2108.919922</text:p>
          </table:table-cell>
          <table:table-cell table:style-name="ce8" office:value-type="float" office:value="2214.23249139594">
            <text:p>2214.232491</text:p>
          </table:table-cell>
          <table:table-cell table:formula="of:=[.D891]+1" office:value-type="float" office:value="885">
            <text:p>885</text:p>
          </table:table-cell>
          <table:table-cell table:formula="of:=[.D892]/[.$B$4]" office:value-type="percentage" office:value="0.703497615262321">
            <text:p>70,3%</text:p>
          </table:table-cell>
          <table:table-cell table:formula="of:=[.D892]*[.$B$5]" office:value-type="float" office:value="2024451.0562281">
            <text:p>2024451,0562281</text:p>
          </table:table-cell>
          <table:table-cell table:formula="of:=[.F892]/[.$B$3]" office:value-type="percentage" office:value="0.703497615262321">
            <text:p>70,3%</text:p>
          </table:table-cell>
          <table:table-cell table:formula="of:=[.H891]+[.B892]" office:value-type="float" office:value="2133374.149412">
            <text:p>2133374,149412</text:p>
          </table:table-cell>
          <table:table-cell table:formula="of:=[.H892]/[.$B$3]" office:value-type="percentage" office:value="0.741348437126418">
            <text:p>74,1%</text:p>
          </table:table-cell>
          <table:table-cell table:number-columns-repeated="1015"/>
        </table:table-row>
        <table:table-row table:style-name="ro1">
          <table:table-cell table:style-name="ce4" office:value-type="float" office:value="886">
            <text:p>886</text:p>
          </table:table-cell>
          <table:table-cell table:style-name="ce8" office:value-type="float" office:value="2124.290039">
            <text:p>2124.290039</text:p>
          </table:table-cell>
          <table:table-cell table:style-name="ce8" office:value-type="float" office:value="2213.89785437721">
            <text:p>2213.897854</text:p>
          </table:table-cell>
          <table:table-cell table:formula="of:=[.D892]+1" office:value-type="float" office:value="886">
            <text:p>886</text:p>
          </table:table-cell>
          <table:table-cell table:formula="of:=[.D893]/[.$B$4]" office:value-type="percentage" office:value="0.70429252782194">
            <text:p>70,4%</text:p>
          </table:table-cell>
          <table:table-cell table:formula="of:=[.D893]*[.$B$5]" office:value-type="float" office:value="2026738.57154587">
            <text:p>2026738,57154587</text:p>
          </table:table-cell>
          <table:table-cell table:formula="of:=[.F893]/[.$B$3]" office:value-type="percentage" office:value="0.704292527821939">
            <text:p>70,4%</text:p>
          </table:table-cell>
          <table:table-cell table:formula="of:=[.H892]+[.B893]" office:value-type="float" office:value="2135498.439451">
            <text:p>2135498,439451</text:p>
          </table:table-cell>
          <table:table-cell table:formula="of:=[.H893]/[.$B$3]" office:value-type="percentage" office:value="0.742086628831258">
            <text:p>74,2%</text:p>
          </table:table-cell>
          <table:table-cell table:number-columns-repeated="1015"/>
        </table:table-row>
        <table:table-row table:style-name="ro1">
          <table:table-cell table:style-name="ce4" office:value-type="float" office:value="887">
            <text:p>887</text:p>
          </table:table-cell>
          <table:table-cell table:style-name="ce8" office:value-type="float" office:value="2074.280029">
            <text:p>2074.280029</text:p>
          </table:table-cell>
          <table:table-cell table:style-name="ce8" office:value-type="float" office:value="2213.86056991882">
            <text:p>2213.860570</text:p>
          </table:table-cell>
          <table:table-cell table:formula="of:=[.D893]+1" office:value-type="float" office:value="887">
            <text:p>887</text:p>
          </table:table-cell>
          <table:table-cell table:formula="of:=[.D894]/[.$B$4]" office:value-type="percentage" office:value="0.705087440381558">
            <text:p>70,5%</text:p>
          </table:table-cell>
          <table:table-cell table:formula="of:=[.D894]*[.$B$5]" office:value-type="float" office:value="2029026.08686364">
            <text:p>2029026,08686364</text:p>
          </table:table-cell>
          <table:table-cell table:formula="of:=[.F894]/[.$B$3]" office:value-type="percentage" office:value="0.705087440381558">
            <text:p>70,5%</text:p>
          </table:table-cell>
          <table:table-cell table:formula="of:=[.H893]+[.B894]" office:value-type="float" office:value="2137572.71948">
            <text:p>2137572,71948</text:p>
          </table:table-cell>
          <table:table-cell table:formula="of:=[.H894]/[.$B$3]" office:value-type="percentage" office:value="0.742807442036051">
            <text:p>74,3%</text:p>
          </table:table-cell>
          <table:table-cell table:number-columns-repeated="1015"/>
        </table:table-row>
        <table:table-row table:style-name="ro1">
          <table:table-cell table:style-name="ce4" office:value-type="float" office:value="888">
            <text:p>888</text:p>
          </table:table-cell>
          <table:table-cell table:style-name="ce8" office:value-type="float" office:value="2099.5">
            <text:p>2099.500000</text:p>
          </table:table-cell>
          <table:table-cell table:style-name="ce8" office:value-type="float" office:value="2213.03515692746">
            <text:p>2213.035157</text:p>
          </table:table-cell>
          <table:table-cell table:formula="of:=[.D894]+1" office:value-type="float" office:value="888">
            <text:p>888</text:p>
          </table:table-cell>
          <table:table-cell table:formula="of:=[.D895]/[.$B$4]" office:value-type="percentage" office:value="0.705882352941176">
            <text:p>70,6%</text:p>
          </table:table-cell>
          <table:table-cell table:formula="of:=[.D895]*[.$B$5]" office:value-type="float" office:value="2031313.60218141">
            <text:p>2031313,60218141</text:p>
          </table:table-cell>
          <table:table-cell table:formula="of:=[.F895]/[.$B$3]" office:value-type="percentage" office:value="0.705882352941176">
            <text:p>70,6%</text:p>
          </table:table-cell>
          <table:table-cell table:formula="of:=[.H894]+[.B895]" office:value-type="float" office:value="2139672.21948">
            <text:p>2139672,21948</text:p>
          </table:table-cell>
          <table:table-cell table:formula="of:=[.H895]/[.$B$3]" office:value-type="percentage" office:value="0.743537019191646">
            <text:p>74,4%</text:p>
          </table:table-cell>
          <table:table-cell table:number-columns-repeated="1015"/>
        </table:table-row>
        <table:table-row table:style-name="ro1">
          <table:table-cell table:style-name="ce4" office:value-type="float" office:value="889">
            <text:p>889</text:p>
          </table:table-cell>
          <table:table-cell table:style-name="ce8" office:value-type="float" office:value="2128.280029">
            <text:p>2128.280029</text:p>
          </table:table-cell>
          <table:table-cell table:style-name="ce8" office:value-type="float" office:value="2212.58248870267">
            <text:p>2212.582489</text:p>
          </table:table-cell>
          <table:table-cell table:formula="of:=[.D895]+1" office:value-type="float" office:value="889">
            <text:p>889</text:p>
          </table:table-cell>
          <table:table-cell table:formula="of:=[.D896]/[.$B$4]" office:value-type="percentage" office:value="0.706677265500795">
            <text:p>70,7%</text:p>
          </table:table-cell>
          <table:table-cell table:formula="of:=[.D896]*[.$B$5]" office:value-type="float" office:value="2033601.11749918">
            <text:p>2033601,11749918</text:p>
          </table:table-cell>
          <table:table-cell table:formula="of:=[.F896]/[.$B$3]" office:value-type="percentage" office:value="0.706677265500795">
            <text:p>70,7%</text:p>
          </table:table-cell>
          <table:table-cell table:formula="of:=[.H895]+[.B896]" office:value-type="float" office:value="2141800.499509">
            <text:p>2141800,499509</text:p>
          </table:table-cell>
          <table:table-cell table:formula="of:=[.H896]/[.$B$3]" office:value-type="percentage" office:value="0.744276597419732">
            <text:p>74,4%</text:p>
          </table:table-cell>
          <table:table-cell table:number-columns-repeated="1015"/>
        </table:table-row>
        <table:table-row table:style-name="ro1">
          <table:table-cell table:style-name="ce4" office:value-type="float" office:value="890">
            <text:p>890</text:p>
          </table:table-cell>
          <table:table-cell table:style-name="ce8" office:value-type="float" office:value="2099.679932">
            <text:p>2099.679932</text:p>
          </table:table-cell>
          <table:table-cell table:style-name="ce8" office:value-type="float" office:value="2212.56684697132">
            <text:p>2212.566847</text:p>
          </table:table-cell>
          <table:table-cell table:formula="of:=[.D896]+1" office:value-type="float" office:value="890">
            <text:p>890</text:p>
          </table:table-cell>
          <table:table-cell table:formula="of:=[.D897]/[.$B$4]" office:value-type="percentage" office:value="0.707472178060413">
            <text:p>70,7%</text:p>
          </table:table-cell>
          <table:table-cell table:formula="of:=[.D897]*[.$B$5]" office:value-type="float" office:value="2035888.63281696">
            <text:p>2035888,63281696</text:p>
          </table:table-cell>
          <table:table-cell table:formula="of:=[.F897]/[.$B$3]" office:value-type="percentage" office:value="0.707472178060413">
            <text:p>70,7%</text:p>
          </table:table-cell>
          <table:table-cell table:formula="of:=[.H896]+[.B897]" office:value-type="float" office:value="2143900.179441">
            <text:p>2143900,179441</text:p>
          </table:table-cell>
          <table:table-cell table:formula="of:=[.H897]/[.$B$3]" office:value-type="percentage" office:value="0.745006237101774">
            <text:p>74,5%</text:p>
          </table:table-cell>
          <table:table-cell table:number-columns-repeated="1015"/>
        </table:table-row>
        <table:table-row table:style-name="ro1">
          <table:table-cell table:style-name="ce4" office:value-type="float" office:value="891">
            <text:p>891</text:p>
          </table:table-cell>
          <table:table-cell table:style-name="ce8" office:value-type="float" office:value="2084.070068">
            <text:p>2084.070068</text:p>
          </table:table-cell>
          <table:table-cell table:style-name="ce8" office:value-type="float" office:value="2212.21567326325">
            <text:p>2212.215673</text:p>
          </table:table-cell>
          <table:table-cell table:formula="of:=[.D897]+1" office:value-type="float" office:value="891">
            <text:p>891</text:p>
          </table:table-cell>
          <table:table-cell table:formula="of:=[.D898]/[.$B$4]" office:value-type="percentage" office:value="0.708267090620032">
            <text:p>70,8%</text:p>
          </table:table-cell>
          <table:table-cell table:formula="of:=[.D898]*[.$B$5]" office:value-type="float" office:value="2038176.14813473">
            <text:p>2038176,14813473</text:p>
          </table:table-cell>
          <table:table-cell table:formula="of:=[.F898]/[.$B$3]" office:value-type="percentage" office:value="0.708267090620032">
            <text:p>70,8%</text:p>
          </table:table-cell>
          <table:table-cell table:formula="of:=[.H897]+[.B898]" office:value-type="float" office:value="2145984.249509">
            <text:p>2145984,249509</text:p>
          </table:table-cell>
          <table:table-cell table:formula="of:=[.H898]/[.$B$3]" office:value-type="percentage" office:value="0.745730452349343">
            <text:p>74,6%</text:p>
          </table:table-cell>
          <table:table-cell table:number-columns-repeated="1015"/>
        </table:table-row>
        <table:table-row table:style-name="ro1">
          <table:table-cell table:style-name="ce4" office:value-type="float" office:value="892">
            <text:p>892</text:p>
          </table:table-cell>
          <table:table-cell table:style-name="ce8" office:value-type="float" office:value="1903.630005">
            <text:p>1903.630005</text:p>
          </table:table-cell>
          <table:table-cell table:style-name="ce8" office:value-type="float" office:value="2212.09445830844">
            <text:p>2212.094458</text:p>
          </table:table-cell>
          <table:table-cell table:formula="of:=[.D898]+1" office:value-type="float" office:value="892">
            <text:p>892</text:p>
          </table:table-cell>
          <table:table-cell table:formula="of:=[.D899]/[.$B$4]" office:value-type="percentage" office:value="0.70906200317965">
            <text:p>70,9%</text:p>
          </table:table-cell>
          <table:table-cell table:formula="of:=[.D899]*[.$B$5]" office:value-type="float" office:value="2040463.6634525">
            <text:p>2040463,6634525</text:p>
          </table:table-cell>
          <table:table-cell table:formula="of:=[.F899]/[.$B$3]" office:value-type="percentage" office:value="0.70906200317965">
            <text:p>70,9%</text:p>
          </table:table-cell>
          <table:table-cell table:formula="of:=[.H898]+[.B899]" office:value-type="float" office:value="2147887.879514">
            <text:p>2147887,879514</text:p>
          </table:table-cell>
          <table:table-cell table:formula="of:=[.H899]/[.$B$3]" office:value-type="percentage" office:value="0.746391964597189">
            <text:p>74,6%</text:p>
          </table:table-cell>
          <table:table-cell table:number-columns-repeated="1015"/>
        </table:table-row>
        <table:table-row table:style-name="ro1">
          <table:table-cell table:style-name="ce4" office:value-type="float" office:value="893">
            <text:p>893</text:p>
          </table:table-cell>
          <table:table-cell table:style-name="ce8" office:value-type="float" office:value="2108.949951">
            <text:p>2108.949951</text:p>
          </table:table-cell>
          <table:table-cell table:style-name="ce8" office:value-type="float" office:value="2211.91895613333">
            <text:p>2211.918956</text:p>
          </table:table-cell>
          <table:table-cell table:formula="of:=[.D899]+1" office:value-type="float" office:value="893">
            <text:p>893</text:p>
          </table:table-cell>
          <table:table-cell table:formula="of:=[.D900]/[.$B$4]" office:value-type="percentage" office:value="0.709856915739269">
            <text:p>71,0%</text:p>
          </table:table-cell>
          <table:table-cell table:formula="of:=[.D900]*[.$B$5]" office:value-type="float" office:value="2042751.17877027">
            <text:p>2042751,17877027</text:p>
          </table:table-cell>
          <table:table-cell table:formula="of:=[.F900]/[.$B$3]" office:value-type="percentage" office:value="0.709856915739269">
            <text:p>71,0%</text:p>
          </table:table-cell>
          <table:table-cell table:formula="of:=[.H899]+[.B900]" office:value-type="float" office:value="2149996.829465">
            <text:p>2149996,829465</text:p>
          </table:table-cell>
          <table:table-cell table:formula="of:=[.H900]/[.$B$3]" office:value-type="percentage" office:value="0.747124825614832">
            <text:p>74,7%</text:p>
          </table:table-cell>
          <table:table-cell table:number-columns-repeated="1015"/>
        </table:table-row>
        <table:table-row table:style-name="ro1">
          <table:table-cell table:style-name="ce4" office:value-type="float" office:value="894">
            <text:p>894</text:p>
          </table:table-cell>
          <table:table-cell table:style-name="ce8" office:value-type="float" office:value="2086.050049">
            <text:p>2086.050049</text:p>
          </table:table-cell>
          <table:table-cell table:style-name="ce8" office:value-type="float" office:value="2211.22660731516">
            <text:p>2211.226607</text:p>
          </table:table-cell>
          <table:table-cell table:formula="of:=[.D900]+1" office:value-type="float" office:value="894">
            <text:p>894</text:p>
          </table:table-cell>
          <table:table-cell table:formula="of:=[.D901]/[.$B$4]" office:value-type="percentage" office:value="0.710651828298887">
            <text:p>71,1%</text:p>
          </table:table-cell>
          <table:table-cell table:formula="of:=[.D901]*[.$B$5]" office:value-type="float" office:value="2045038.69408804">
            <text:p>2045038,69408804</text:p>
          </table:table-cell>
          <table:table-cell table:formula="of:=[.F901]/[.$B$3]" office:value-type="percentage" office:value="0.710651828298887">
            <text:p>71,1%</text:p>
          </table:table-cell>
          <table:table-cell table:formula="of:=[.H900]+[.B901]" office:value-type="float" office:value="2152082.879514">
            <text:p>2152082,879514</text:p>
          </table:table-cell>
          <table:table-cell table:formula="of:=[.H901]/[.$B$3]" office:value-type="percentage" office:value="0.747849728906652">
            <text:p>74,8%</text:p>
          </table:table-cell>
          <table:table-cell table:number-columns-repeated="1015"/>
        </table:table-row>
        <table:table-row table:style-name="ro1">
          <table:table-cell table:style-name="ce4" office:value-type="float" office:value="895">
            <text:p>895</text:p>
          </table:table-cell>
          <table:table-cell table:style-name="ce8" office:value-type="float" office:value="2107.399902">
            <text:p>2107.399902</text:p>
          </table:table-cell>
          <table:table-cell table:style-name="ce8" office:value-type="float" office:value="2210.16169338515">
            <text:p>2210.161693</text:p>
          </table:table-cell>
          <table:table-cell table:formula="of:=[.D901]+1" office:value-type="float" office:value="895">
            <text:p>895</text:p>
          </table:table-cell>
          <table:table-cell table:formula="of:=[.D902]/[.$B$4]" office:value-type="percentage" office:value="0.711446740858506">
            <text:p>71,1%</text:p>
          </table:table-cell>
          <table:table-cell table:formula="of:=[.D902]*[.$B$5]" office:value-type="float" office:value="2047326.20940582">
            <text:p>2047326,20940582</text:p>
          </table:table-cell>
          <table:table-cell table:formula="of:=[.F902]/[.$B$3]" office:value-type="percentage" office:value="0.711446740858506">
            <text:p>71,1%</text:p>
          </table:table-cell>
          <table:table-cell table:formula="of:=[.H901]+[.B902]" office:value-type="float" office:value="2154190.279416">
            <text:p>2154190,279416</text:p>
          </table:table-cell>
          <table:table-cell table:formula="of:=[.H902]/[.$B$3]" office:value-type="percentage" office:value="0.748582051281599">
            <text:p>74,9%</text:p>
          </table:table-cell>
          <table:table-cell table:number-columns-repeated="1015"/>
        </table:table-row>
        <table:table-row table:style-name="ro1">
          <table:table-cell table:style-name="ce4" office:value-type="float" office:value="896">
            <text:p>896</text:p>
          </table:table-cell>
          <table:table-cell table:style-name="ce8" office:value-type="float" office:value="2089.459961">
            <text:p>2089.459961</text:p>
          </table:table-cell>
          <table:table-cell table:style-name="ce8" office:value-type="float" office:value="2209.71083862743">
            <text:p>2209.710839</text:p>
          </table:table-cell>
          <table:table-cell table:formula="of:=[.D902]+1" office:value-type="float" office:value="896">
            <text:p>896</text:p>
          </table:table-cell>
          <table:table-cell table:formula="of:=[.D903]/[.$B$4]" office:value-type="percentage" office:value="0.712241653418124">
            <text:p>71,2%</text:p>
          </table:table-cell>
          <table:table-cell table:formula="of:=[.D903]*[.$B$5]" office:value-type="float" office:value="2049613.72472359">
            <text:p>2049613,72472359</text:p>
          </table:table-cell>
          <table:table-cell table:formula="of:=[.F903]/[.$B$3]" office:value-type="percentage" office:value="0.712241653418124">
            <text:p>71,2%</text:p>
          </table:table-cell>
          <table:table-cell table:formula="of:=[.H902]+[.B903]" office:value-type="float" office:value="2156279.739377">
            <text:p>2156279,739377</text:p>
          </table:table-cell>
          <table:table-cell table:formula="of:=[.H903]/[.$B$3]" office:value-type="percentage" office:value="0.749308139519311">
            <text:p>74,9%</text:p>
          </table:table-cell>
          <table:table-cell table:number-columns-repeated="1015"/>
        </table:table-row>
        <table:table-row table:style-name="ro1">
          <table:table-cell table:style-name="ce4" office:value-type="float" office:value="897">
            <text:p>897</text:p>
          </table:table-cell>
          <table:table-cell table:style-name="ce8" office:value-type="float" office:value="2077.070068">
            <text:p>2077.070068</text:p>
          </table:table-cell>
          <table:table-cell table:style-name="ce8" office:value-type="float" office:value="2209.36264497924">
            <text:p>2209.362645</text:p>
          </table:table-cell>
          <table:table-cell table:formula="of:=[.D903]+1" office:value-type="float" office:value="897">
            <text:p>897</text:p>
          </table:table-cell>
          <table:table-cell table:formula="of:=[.D904]/[.$B$4]" office:value-type="percentage" office:value="0.713036565977742">
            <text:p>71,3%</text:p>
          </table:table-cell>
          <table:table-cell table:formula="of:=[.D904]*[.$B$5]" office:value-type="float" office:value="2051901.24004136">
            <text:p>2051901,24004136</text:p>
          </table:table-cell>
          <table:table-cell table:formula="of:=[.F904]/[.$B$3]" office:value-type="percentage" office:value="0.713036565977742">
            <text:p>71,3%</text:p>
          </table:table-cell>
          <table:table-cell table:formula="of:=[.H903]+[.B904]" office:value-type="float" office:value="2158356.809445">
            <text:p>2158356,809445</text:p>
          </table:table-cell>
          <table:table-cell table:formula="of:=[.H904]/[.$B$3]" office:value-type="percentage" office:value="0.75002992226386">
            <text:p>75,0%</text:p>
          </table:table-cell>
          <table:table-cell table:number-columns-repeated="1015"/>
        </table:table-row>
        <table:table-row table:style-name="ro1">
          <table:table-cell table:style-name="ce4" office:value-type="float" office:value="898">
            <text:p>898</text:p>
          </table:table-cell>
          <table:table-cell table:style-name="ce8" office:value-type="float" office:value="2056.5">
            <text:p>2056.500000</text:p>
          </table:table-cell>
          <table:table-cell table:style-name="ce8" office:value-type="float" office:value="2209.27004437719">
            <text:p>2209.270044</text:p>
          </table:table-cell>
          <table:table-cell table:formula="of:=[.D904]+1" office:value-type="float" office:value="898">
            <text:p>898</text:p>
          </table:table-cell>
          <table:table-cell table:formula="of:=[.D905]/[.$B$4]" office:value-type="percentage" office:value="0.713831478537361">
            <text:p>71,4%</text:p>
          </table:table-cell>
          <table:table-cell table:formula="of:=[.D905]*[.$B$5]" office:value-type="float" office:value="2054188.75535913">
            <text:p>2054188,75535913</text:p>
          </table:table-cell>
          <table:table-cell table:formula="of:=[.F905]/[.$B$3]" office:value-type="percentage" office:value="0.713831478537361">
            <text:p>71,4%</text:p>
          </table:table-cell>
          <table:table-cell table:formula="of:=[.H904]+[.B905]" office:value-type="float" office:value="2160413.309445">
            <text:p>2160413,309445</text:p>
          </table:table-cell>
          <table:table-cell table:formula="of:=[.H905]/[.$B$3]" office:value-type="percentage" office:value="0.750744556900907">
            <text:p>75,1%</text:p>
          </table:table-cell>
          <table:table-cell table:number-columns-repeated="1015"/>
        </table:table-row>
        <table:table-row table:style-name="ro1">
          <table:table-cell table:style-name="ce4" office:value-type="float" office:value="899">
            <text:p>899</text:p>
          </table:table-cell>
          <table:table-cell table:style-name="ce8" office:value-type="float" office:value="2062.139893">
            <text:p>2062.139893</text:p>
          </table:table-cell>
          <table:table-cell table:style-name="ce8" office:value-type="float" office:value="2207.52593527205">
            <text:p>2207.525935</text:p>
          </table:table-cell>
          <table:table-cell table:formula="of:=[.D905]+1" office:value-type="float" office:value="899">
            <text:p>899</text:p>
          </table:table-cell>
          <table:table-cell table:formula="of:=[.D906]/[.$B$4]" office:value-type="percentage" office:value="0.714626391096979">
            <text:p>71,5%</text:p>
          </table:table-cell>
          <table:table-cell table:formula="of:=[.D906]*[.$B$5]" office:value-type="float" office:value="2056476.2706769">
            <text:p>2056476,2706769</text:p>
          </table:table-cell>
          <table:table-cell table:formula="of:=[.F906]/[.$B$3]" office:value-type="percentage" office:value="0.714626391096979">
            <text:p>71,5%</text:p>
          </table:table-cell>
          <table:table-cell table:formula="of:=[.H905]+[.B906]" office:value-type="float" office:value="2162475.449338">
            <text:p>2162475,449338</text:p>
          </table:table-cell>
          <table:table-cell table:formula="of:=[.H906]/[.$B$3]" office:value-type="percentage" office:value="0.751461151403205">
            <text:p>75,1%</text:p>
          </table:table-cell>
          <table:table-cell table:number-columns-repeated="1015"/>
        </table:table-row>
        <table:table-row table:style-name="ro1">
          <table:table-cell table:style-name="ce4" office:value-type="float" office:value="900">
            <text:p>900</text:p>
          </table:table-cell>
          <table:table-cell table:style-name="ce8" office:value-type="float" office:value="2124.199951">
            <text:p>2124.199951</text:p>
          </table:table-cell>
          <table:table-cell table:style-name="ce8" office:value-type="float" office:value="2207.04947348602">
            <text:p>2207.049473</text:p>
          </table:table-cell>
          <table:table-cell table:formula="of:=[.D906]+1" office:value-type="float" office:value="900">
            <text:p>900</text:p>
          </table:table-cell>
          <table:table-cell table:formula="of:=[.D907]/[.$B$4]" office:value-type="percentage" office:value="0.715421303656598">
            <text:p>71,5%</text:p>
          </table:table-cell>
          <table:table-cell table:formula="of:=[.D907]*[.$B$5]" office:value-type="float" office:value="2058763.78599468">
            <text:p>2058763,78599468</text:p>
          </table:table-cell>
          <table:table-cell table:formula="of:=[.F907]/[.$B$3]" office:value-type="percentage" office:value="0.715421303656598">
            <text:p>71,5%</text:p>
          </table:table-cell>
          <table:table-cell table:formula="of:=[.H906]+[.B907]" office:value-type="float" office:value="2164599.649289">
            <text:p>2164599,649289</text:p>
          </table:table-cell>
          <table:table-cell table:formula="of:=[.H907]/[.$B$3]" office:value-type="percentage" office:value="0.752199311802426">
            <text:p>75,2%</text:p>
          </table:table-cell>
          <table:table-cell table:number-columns-repeated="1015"/>
        </table:table-row>
        <table:table-row table:style-name="ro1">
          <table:table-cell table:style-name="ce4" office:value-type="float" office:value="901">
            <text:p>901</text:p>
          </table:table-cell>
          <table:table-cell table:style-name="ce8" office:value-type="float" office:value="1992.670044">
            <text:p>1992.670044</text:p>
          </table:table-cell>
          <table:table-cell table:style-name="ce8" office:value-type="float" office:value="2206.07299112589">
            <text:p>2206.072991</text:p>
          </table:table-cell>
          <table:table-cell table:formula="of:=[.D907]+1" office:value-type="float" office:value="901">
            <text:p>901</text:p>
          </table:table-cell>
          <table:table-cell table:formula="of:=[.D908]/[.$B$4]" office:value-type="percentage" office:value="0.716216216216216">
            <text:p>71,6%</text:p>
          </table:table-cell>
          <table:table-cell table:formula="of:=[.D908]*[.$B$5]" office:value-type="float" office:value="2061051.30131245">
            <text:p>2061051,30131245</text:p>
          </table:table-cell>
          <table:table-cell table:formula="of:=[.F908]/[.$B$3]" office:value-type="percentage" office:value="0.716216216216216">
            <text:p>71,6%</text:p>
          </table:table-cell>
          <table:table-cell table:formula="of:=[.H907]+[.B908]" office:value-type="float" office:value="2166592.319333">
            <text:p>2166592,319333</text:p>
          </table:table-cell>
          <table:table-cell table:formula="of:=[.H908]/[.$B$3]" office:value-type="percentage" office:value="0.75289176550223">
            <text:p>75,3%</text:p>
          </table:table-cell>
          <table:table-cell table:number-columns-repeated="1015"/>
        </table:table-row>
        <table:table-row table:style-name="ro1">
          <table:table-cell table:style-name="ce4" office:value-type="float" office:value="902">
            <text:p>902</text:p>
          </table:table-cell>
          <table:table-cell table:style-name="ce8" office:value-type="float" office:value="2123.47998">
            <text:p>2123.479980</text:p>
          </table:table-cell>
          <table:table-cell table:style-name="ce8" office:value-type="float" office:value="2205.38107706265">
            <text:p>2205.381077</text:p>
          </table:table-cell>
          <table:table-cell table:formula="of:=[.D908]+1" office:value-type="float" office:value="902">
            <text:p>902</text:p>
          </table:table-cell>
          <table:table-cell table:formula="of:=[.D909]/[.$B$4]" office:value-type="percentage" office:value="0.717011128775835">
            <text:p>71,7%</text:p>
          </table:table-cell>
          <table:table-cell table:formula="of:=[.D909]*[.$B$5]" office:value-type="float" office:value="2063338.81663022">
            <text:p>2063338,81663022</text:p>
          </table:table-cell>
          <table:table-cell table:formula="of:=[.F909]/[.$B$3]" office:value-type="percentage" office:value="0.717011128775835">
            <text:p>71,7%</text:p>
          </table:table-cell>
          <table:table-cell table:formula="of:=[.H908]+[.B909]" office:value-type="float" office:value="2168715.799313">
            <text:p>2168715,799313</text:p>
          </table:table-cell>
          <table:table-cell table:formula="of:=[.H909]/[.$B$3]" office:value-type="percentage" office:value="0.753629675711218">
            <text:p>75,4%</text:p>
          </table:table-cell>
          <table:table-cell table:number-columns-repeated="1015"/>
        </table:table-row>
        <table:table-row table:style-name="ro1">
          <table:table-cell table:style-name="ce4" office:value-type="float" office:value="903">
            <text:p>903</text:p>
          </table:table-cell>
          <table:table-cell table:style-name="ce8" office:value-type="float" office:value="2017.459961">
            <text:p>2017.459961</text:p>
          </table:table-cell>
          <table:table-cell table:style-name="ce8" office:value-type="float" office:value="2205.22041463713">
            <text:p>2205.220415</text:p>
          </table:table-cell>
          <table:table-cell table:formula="of:=[.D909]+1" office:value-type="float" office:value="903">
            <text:p>903</text:p>
          </table:table-cell>
          <table:table-cell table:formula="of:=[.D910]/[.$B$4]" office:value-type="percentage" office:value="0.717806041335453">
            <text:p>71,8%</text:p>
          </table:table-cell>
          <table:table-cell table:formula="of:=[.D910]*[.$B$5]" office:value-type="float" office:value="2065626.33194799">
            <text:p>2065626,33194799</text:p>
          </table:table-cell>
          <table:table-cell table:formula="of:=[.F910]/[.$B$3]" office:value-type="percentage" office:value="0.717806041335453">
            <text:p>71,8%</text:p>
          </table:table-cell>
          <table:table-cell table:formula="of:=[.H909]+[.B910]" office:value-type="float" office:value="2170733.259274">
            <text:p>2170733,259274</text:p>
          </table:table-cell>
          <table:table-cell table:formula="of:=[.H910]/[.$B$3]" office:value-type="percentage" office:value="0.754330743917873">
            <text:p>75,4%</text:p>
          </table:table-cell>
          <table:table-cell table:number-columns-repeated="1015"/>
        </table:table-row>
        <table:table-row table:style-name="ro1">
          <table:table-cell table:style-name="ce4" office:value-type="float" office:value="904">
            <text:p>904</text:p>
          </table:table-cell>
          <table:table-cell table:style-name="ce8" office:value-type="float" office:value="2105.330078">
            <text:p>2105.330078</text:p>
          </table:table-cell>
          <table:table-cell table:style-name="ce8" office:value-type="float" office:value="2204.84285486711">
            <text:p>2204.842855</text:p>
          </table:table-cell>
          <table:table-cell table:formula="of:=[.D910]+1" office:value-type="float" office:value="904">
            <text:p>904</text:p>
          </table:table-cell>
          <table:table-cell table:formula="of:=[.D911]/[.$B$4]" office:value-type="percentage" office:value="0.718600953895071">
            <text:p>71,9%</text:p>
          </table:table-cell>
          <table:table-cell table:formula="of:=[.D911]*[.$B$5]" office:value-type="float" office:value="2067913.84726576">
            <text:p>2067913,84726576</text:p>
          </table:table-cell>
          <table:table-cell table:formula="of:=[.F911]/[.$B$3]" office:value-type="percentage" office:value="0.718600953895071">
            <text:p>71,9%</text:p>
          </table:table-cell>
          <table:table-cell table:formula="of:=[.H910]+[.B911]" office:value-type="float" office:value="2172838.589352">
            <text:p>2172838,589352</text:p>
          </table:table-cell>
          <table:table-cell table:formula="of:=[.H911]/[.$B$3]" office:value-type="percentage" office:value="0.755062347028087">
            <text:p>75,5%</text:p>
          </table:table-cell>
          <table:table-cell table:number-columns-repeated="1015"/>
        </table:table-row>
        <table:table-row table:style-name="ro1">
          <table:table-cell table:style-name="ce4" office:value-type="float" office:value="905">
            <text:p>905</text:p>
          </table:table-cell>
          <table:table-cell table:style-name="ce8" office:value-type="float" office:value="2767.129883">
            <text:p>2767.129883</text:p>
          </table:table-cell>
          <table:table-cell table:style-name="ce8" office:value-type="float" office:value="2204.31394439443">
            <text:p>2204.313944</text:p>
          </table:table-cell>
          <table:table-cell table:formula="of:=[.D911]+1" office:value-type="float" office:value="905">
            <text:p>905</text:p>
          </table:table-cell>
          <table:table-cell table:formula="of:=[.D912]/[.$B$4]" office:value-type="percentage" office:value="0.71939586645469">
            <text:p>71,9%</text:p>
          </table:table-cell>
          <table:table-cell table:formula="of:=[.D912]*[.$B$5]" office:value-type="float" office:value="2070201.36258353">
            <text:p>2070201,36258353</text:p>
          </table:table-cell>
          <table:table-cell table:formula="of:=[.F912]/[.$B$3]" office:value-type="percentage" office:value="0.71939586645469">
            <text:p>71,9%</text:p>
          </table:table-cell>
          <table:table-cell table:formula="of:=[.H911]+[.B912]" office:value-type="float" office:value="2175605.719235">
            <text:p>2175605,719235</text:p>
          </table:table-cell>
          <table:table-cell table:formula="of:=[.H912]/[.$B$3]" office:value-type="percentage" office:value="0.756023925855999">
            <text:p>75,6%</text:p>
          </table:table-cell>
          <table:table-cell table:number-columns-repeated="1015"/>
        </table:table-row>
        <table:table-row table:style-name="ro1">
          <table:table-cell table:style-name="ce4" office:value-type="float" office:value="906">
            <text:p>906</text:p>
          </table:table-cell>
          <table:table-cell table:style-name="ce8" office:value-type="float" office:value="2064.290039">
            <text:p>2064.290039</text:p>
          </table:table-cell>
          <table:table-cell table:style-name="ce8" office:value-type="float" office:value="2204.23171094366">
            <text:p>2204.231711</text:p>
          </table:table-cell>
          <table:table-cell table:formula="of:=[.D912]+1" office:value-type="float" office:value="906">
            <text:p>906</text:p>
          </table:table-cell>
          <table:table-cell table:formula="of:=[.D913]/[.$B$4]" office:value-type="percentage" office:value="0.720190779014308">
            <text:p>72,0%</text:p>
          </table:table-cell>
          <table:table-cell table:formula="of:=[.D913]*[.$B$5]" office:value-type="float" office:value="2072488.87790131">
            <text:p>2072488,87790131</text:p>
          </table:table-cell>
          <table:table-cell table:formula="of:=[.F913]/[.$B$3]" office:value-type="percentage" office:value="0.720190779014308">
            <text:p>72,0%</text:p>
          </table:table-cell>
          <table:table-cell table:formula="of:=[.H912]+[.B913]" office:value-type="float" office:value="2177670.009274">
            <text:p>2177670,009274</text:p>
          </table:table-cell>
          <table:table-cell table:formula="of:=[.H913]/[.$B$3]" office:value-type="percentage" office:value="0.756741267534959">
            <text:p>75,7%</text:p>
          </table:table-cell>
          <table:table-cell table:number-columns-repeated="1015"/>
        </table:table-row>
        <table:table-row table:style-name="ro1">
          <table:table-cell table:style-name="ce4" office:value-type="float" office:value="907">
            <text:p>907</text:p>
          </table:table-cell>
          <table:table-cell table:style-name="ce8" office:value-type="float" office:value="2025.900024">
            <text:p>2025.900024</text:p>
          </table:table-cell>
          <table:table-cell table:style-name="ce8" office:value-type="float" office:value="2202.92669889041">
            <text:p>2202.926699</text:p>
          </table:table-cell>
          <table:table-cell table:formula="of:=[.D913]+1" office:value-type="float" office:value="907">
            <text:p>907</text:p>
          </table:table-cell>
          <table:table-cell table:formula="of:=[.D914]/[.$B$4]" office:value-type="percentage" office:value="0.720985691573927">
            <text:p>72,1%</text:p>
          </table:table-cell>
          <table:table-cell table:formula="of:=[.D914]*[.$B$5]" office:value-type="float" office:value="2074776.39321908">
            <text:p>2074776,39321908</text:p>
          </table:table-cell>
          <table:table-cell table:formula="of:=[.F914]/[.$B$3]" office:value-type="percentage" office:value="0.720985691573927">
            <text:p>72,1%</text:p>
          </table:table-cell>
          <table:table-cell table:formula="of:=[.H913]+[.B914]" office:value-type="float" office:value="2179695.909298">
            <text:p>2179695,909298</text:p>
          </table:table-cell>
          <table:table-cell table:formula="of:=[.H914]/[.$B$3]" office:value-type="percentage" office:value="0.757445268667147">
            <text:p>75,7%</text:p>
          </table:table-cell>
          <table:table-cell table:number-columns-repeated="1015"/>
        </table:table-row>
        <table:table-row table:style-name="ro1">
          <table:table-cell table:style-name="ce4" office:value-type="float" office:value="908">
            <text:p>908</text:p>
          </table:table-cell>
          <table:table-cell table:style-name="ce8" office:value-type="float" office:value="1877.079956">
            <text:p>1877.079956</text:p>
          </table:table-cell>
          <table:table-cell table:style-name="ce8" office:value-type="float" office:value="2202.64183185486">
            <text:p>2202.641832</text:p>
          </table:table-cell>
          <table:table-cell table:formula="of:=[.D914]+1" office:value-type="float" office:value="908">
            <text:p>908</text:p>
          </table:table-cell>
          <table:table-cell table:formula="of:=[.D915]/[.$B$4]" office:value-type="percentage" office:value="0.721780604133545">
            <text:p>72,2%</text:p>
          </table:table-cell>
          <table:table-cell table:formula="of:=[.D915]*[.$B$5]" office:value-type="float" office:value="2077063.90853685">
            <text:p>2077063,90853685</text:p>
          </table:table-cell>
          <table:table-cell table:formula="of:=[.F915]/[.$B$3]" office:value-type="percentage" office:value="0.721780604133545">
            <text:p>72,2%</text:p>
          </table:table-cell>
          <table:table-cell table:formula="of:=[.H914]+[.B915]" office:value-type="float" office:value="2181572.989254">
            <text:p>2181572,989254</text:p>
          </table:table-cell>
          <table:table-cell table:formula="of:=[.H915]/[.$B$3]" office:value-type="percentage" office:value="0.758097554761513">
            <text:p>75,8%</text:p>
          </table:table-cell>
          <table:table-cell table:number-columns-repeated="1015"/>
        </table:table-row>
        <table:table-row table:style-name="ro1">
          <table:table-cell table:style-name="ce4" office:value-type="float" office:value="909">
            <text:p>909</text:p>
          </table:table-cell>
          <table:table-cell table:style-name="ce8" office:value-type="float" office:value="2060.98999">
            <text:p>2060.989990</text:p>
          </table:table-cell>
          <table:table-cell table:style-name="ce8" office:value-type="float" office:value="2201.69548969672">
            <text:p>2201.695490</text:p>
          </table:table-cell>
          <table:table-cell table:formula="of:=[.D915]+1" office:value-type="float" office:value="909">
            <text:p>909</text:p>
          </table:table-cell>
          <table:table-cell table:formula="of:=[.D916]/[.$B$4]" office:value-type="percentage" office:value="0.722575516693164">
            <text:p>72,3%</text:p>
          </table:table-cell>
          <table:table-cell table:formula="of:=[.D916]*[.$B$5]" office:value-type="float" office:value="2079351.42385462">
            <text:p>2079351,42385462</text:p>
          </table:table-cell>
          <table:table-cell table:formula="of:=[.F916]/[.$B$3]" office:value-type="percentage" office:value="0.722575516693164">
            <text:p>72,3%</text:p>
          </table:table-cell>
          <table:table-cell table:formula="of:=[.H915]+[.B916]" office:value-type="float" office:value="2183633.979244">
            <text:p>2183633,979244</text:p>
          </table:table-cell>
          <table:table-cell table:formula="of:=[.H916]/[.$B$3]" office:value-type="percentage" office:value="0.758813749672022">
            <text:p>75,9%</text:p>
          </table:table-cell>
          <table:table-cell table:number-columns-repeated="1015"/>
        </table:table-row>
        <table:table-row table:style-name="ro1">
          <table:table-cell table:style-name="ce4" office:value-type="float" office:value="910">
            <text:p>910</text:p>
          </table:table-cell>
          <table:table-cell table:style-name="ce8" office:value-type="float" office:value="2081.189941">
            <text:p>2081.189941</text:p>
          </table:table-cell>
          <table:table-cell table:style-name="ce8" office:value-type="float" office:value="2200.90820902975">
            <text:p>2200.908209</text:p>
          </table:table-cell>
          <table:table-cell table:formula="of:=[.D916]+1" office:value-type="float" office:value="910">
            <text:p>910</text:p>
          </table:table-cell>
          <table:table-cell table:formula="of:=[.D917]/[.$B$4]" office:value-type="percentage" office:value="0.723370429252782">
            <text:p>72,3%</text:p>
          </table:table-cell>
          <table:table-cell table:formula="of:=[.D917]*[.$B$5]" office:value-type="float" office:value="2081638.93917239">
            <text:p>2081638,93917239</text:p>
          </table:table-cell>
          <table:table-cell table:formula="of:=[.F917]/[.$B$3]" office:value-type="percentage" office:value="0.723370429252782">
            <text:p>72,3%</text:p>
          </table:table-cell>
          <table:table-cell table:formula="of:=[.H916]+[.B917]" office:value-type="float" office:value="2185715.169185">
            <text:p>2185715,169185</text:p>
          </table:table-cell>
          <table:table-cell table:formula="of:=[.H917]/[.$B$3]" office:value-type="percentage" office:value="0.759536964074216">
            <text:p>76,0%</text:p>
          </table:table-cell>
          <table:table-cell table:number-columns-repeated="1015"/>
        </table:table-row>
        <table:table-row table:style-name="ro1">
          <table:table-cell table:style-name="ce4" office:value-type="float" office:value="911">
            <text:p>911</text:p>
          </table:table-cell>
          <table:table-cell table:style-name="ce8" office:value-type="float" office:value="1943.089966">
            <text:p>1943.089966</text:p>
          </table:table-cell>
          <table:table-cell table:style-name="ce8" office:value-type="float" office:value="2200.69955513078">
            <text:p>2200.699555</text:p>
          </table:table-cell>
          <table:table-cell table:formula="of:=[.D917]+1" office:value-type="float" office:value="911">
            <text:p>911</text:p>
          </table:table-cell>
          <table:table-cell table:formula="of:=[.D918]/[.$B$4]" office:value-type="percentage" office:value="0.724165341812401">
            <text:p>72,4%</text:p>
          </table:table-cell>
          <table:table-cell table:formula="of:=[.D918]*[.$B$5]" office:value-type="float" office:value="2083926.45449017">
            <text:p>2083926,45449017</text:p>
          </table:table-cell>
          <table:table-cell table:formula="of:=[.F918]/[.$B$3]" office:value-type="percentage" office:value="0.724165341812401">
            <text:p>72,4%</text:p>
          </table:table-cell>
          <table:table-cell table:formula="of:=[.H917]+[.B918]" office:value-type="float" office:value="2187658.259151">
            <text:p>2187658,259151</text:p>
          </table:table-cell>
          <table:table-cell table:formula="of:=[.H918]/[.$B$3]" office:value-type="percentage" office:value="0.76021218867553">
            <text:p>76,0%</text:p>
          </table:table-cell>
          <table:table-cell table:number-columns-repeated="1015"/>
        </table:table-row>
        <table:table-row table:style-name="ro1">
          <table:table-cell table:style-name="ce4" office:value-type="float" office:value="912">
            <text:p>912</text:p>
          </table:table-cell>
          <table:table-cell table:style-name="ce8" office:value-type="float" office:value="2111.72998">
            <text:p>2111.729980</text:p>
          </table:table-cell>
          <table:table-cell table:style-name="ce8" office:value-type="float" office:value="2197.59364966704">
            <text:p>2197.593650</text:p>
          </table:table-cell>
          <table:table-cell table:formula="of:=[.D918]+1" office:value-type="float" office:value="912">
            <text:p>912</text:p>
          </table:table-cell>
          <table:table-cell table:formula="of:=[.D919]/[.$B$4]" office:value-type="percentage" office:value="0.724960254372019">
            <text:p>72,5%</text:p>
          </table:table-cell>
          <table:table-cell table:formula="of:=[.D919]*[.$B$5]" office:value-type="float" office:value="2086213.96980794">
            <text:p>2086213,96980794</text:p>
          </table:table-cell>
          <table:table-cell table:formula="of:=[.F919]/[.$B$3]" office:value-type="percentage" office:value="0.724960254372019">
            <text:p>72,5%</text:p>
          </table:table-cell>
          <table:table-cell table:formula="of:=[.H918]+[.B919]" office:value-type="float" office:value="2189769.989131">
            <text:p>2189769,989131</text:p>
          </table:table-cell>
          <table:table-cell table:formula="of:=[.H919]/[.$B$3]" office:value-type="percentage" office:value="0.76094601575445">
            <text:p>76,1%</text:p>
          </table:table-cell>
          <table:table-cell table:number-columns-repeated="1015"/>
        </table:table-row>
        <table:table-row table:style-name="ro1">
          <table:table-cell table:style-name="ce4" office:value-type="float" office:value="913">
            <text:p>913</text:p>
          </table:table-cell>
          <table:table-cell table:style-name="ce8" office:value-type="float" office:value="2108.580078">
            <text:p>2108.580078</text:p>
          </table:table-cell>
          <table:table-cell table:style-name="ce8" office:value-type="float" office:value="2197.3190193507">
            <text:p>2197.319019</text:p>
          </table:table-cell>
          <table:table-cell table:formula="of:=[.D919]+1" office:value-type="float" office:value="913">
            <text:p>913</text:p>
          </table:table-cell>
          <table:table-cell table:formula="of:=[.D920]/[.$B$4]" office:value-type="percentage" office:value="0.725755166931638">
            <text:p>72,6%</text:p>
          </table:table-cell>
          <table:table-cell table:formula="of:=[.D920]*[.$B$5]" office:value-type="float" office:value="2088501.48512571">
            <text:p>2088501,48512571</text:p>
          </table:table-cell>
          <table:table-cell table:formula="of:=[.F920]/[.$B$3]" office:value-type="percentage" office:value="0.725755166931638">
            <text:p>72,6%</text:p>
          </table:table-cell>
          <table:table-cell table:formula="of:=[.H919]+[.B920]" office:value-type="float" office:value="2191878.569209">
            <text:p>2191878,569209</text:p>
          </table:table-cell>
          <table:table-cell table:formula="of:=[.H920]/[.$B$3]" office:value-type="percentage" office:value="0.761678748241066">
            <text:p>76,2%</text:p>
          </table:table-cell>
          <table:table-cell table:number-columns-repeated="1015"/>
        </table:table-row>
        <table:table-row table:style-name="ro1">
          <table:table-cell table:style-name="ce4" office:value-type="float" office:value="914">
            <text:p>914</text:p>
          </table:table-cell>
          <table:table-cell table:style-name="ce8" office:value-type="float" office:value="2095.840088">
            <text:p>2095.840088</text:p>
          </table:table-cell>
          <table:table-cell table:style-name="ce8" office:value-type="float" office:value="2196.15213868862">
            <text:p>2196.152139</text:p>
          </table:table-cell>
          <table:table-cell table:formula="of:=[.D920]+1" office:value-type="float" office:value="914">
            <text:p>914</text:p>
          </table:table-cell>
          <table:table-cell table:formula="of:=[.D921]/[.$B$4]" office:value-type="percentage" office:value="0.726550079491256">
            <text:p>72,7%</text:p>
          </table:table-cell>
          <table:table-cell table:formula="of:=[.D921]*[.$B$5]" office:value-type="float" office:value="2090789.00044348">
            <text:p>2090789,00044348</text:p>
          </table:table-cell>
          <table:table-cell table:formula="of:=[.F921]/[.$B$3]" office:value-type="percentage" office:value="0.726550079491256">
            <text:p>72,7%</text:p>
          </table:table-cell>
          <table:table-cell table:formula="of:=[.H920]+[.B921]" office:value-type="float" office:value="2193974.409297">
            <text:p>2193974,409297</text:p>
          </table:table-cell>
          <table:table-cell table:formula="of:=[.H921]/[.$B$3]" office:value-type="percentage" office:value="0.762407053575662">
            <text:p>76,2%</text:p>
          </table:table-cell>
          <table:table-cell table:number-columns-repeated="1015"/>
        </table:table-row>
        <table:table-row table:style-name="ro1">
          <table:table-cell table:style-name="ce4" office:value-type="float" office:value="915">
            <text:p>915</text:p>
          </table:table-cell>
          <table:table-cell table:style-name="ce8" office:value-type="float" office:value="2102.310059">
            <text:p>2102.310059</text:p>
          </table:table-cell>
          <table:table-cell table:style-name="ce8" office:value-type="float" office:value="2194.92845029776">
            <text:p>2194.928450</text:p>
          </table:table-cell>
          <table:table-cell table:formula="of:=[.D921]+1" office:value-type="float" office:value="915">
            <text:p>915</text:p>
          </table:table-cell>
          <table:table-cell table:formula="of:=[.D922]/[.$B$4]" office:value-type="percentage" office:value="0.727344992050874">
            <text:p>72,7%</text:p>
          </table:table-cell>
          <table:table-cell table:formula="of:=[.D922]*[.$B$5]" office:value-type="float" office:value="2093076.51576125">
            <text:p>2093076,51576125</text:p>
          </table:table-cell>
          <table:table-cell table:formula="of:=[.F922]/[.$B$3]" office:value-type="percentage" office:value="0.727344992050874">
            <text:p>72,7%</text:p>
          </table:table-cell>
          <table:table-cell table:formula="of:=[.H921]+[.B922]" office:value-type="float" office:value="2196076.719356">
            <text:p>2196076,719356</text:p>
          </table:table-cell>
          <table:table-cell table:formula="of:=[.H922]/[.$B$3]" office:value-type="percentage" office:value="0.763137607227971">
            <text:p>76,3%</text:p>
          </table:table-cell>
          <table:table-cell table:number-columns-repeated="1015"/>
        </table:table-row>
        <table:table-row table:style-name="ro1">
          <table:table-cell table:style-name="ce4" office:value-type="float" office:value="916">
            <text:p>916</text:p>
          </table:table-cell>
          <table:table-cell table:style-name="ce8" office:value-type="float" office:value="2044.160034">
            <text:p>2044.160034</text:p>
          </table:table-cell>
          <table:table-cell table:style-name="ce8" office:value-type="float" office:value="2194.6057999696">
            <text:p>2194.605800</text:p>
          </table:table-cell>
          <table:table-cell table:formula="of:=[.D922]+1" office:value-type="float" office:value="916">
            <text:p>916</text:p>
          </table:table-cell>
          <table:table-cell table:formula="of:=[.D923]/[.$B$4]" office:value-type="percentage" office:value="0.728139904610493">
            <text:p>72,8%</text:p>
          </table:table-cell>
          <table:table-cell table:formula="of:=[.D923]*[.$B$5]" office:value-type="float" office:value="2095364.03107903">
            <text:p>2095364,03107903</text:p>
          </table:table-cell>
          <table:table-cell table:formula="of:=[.F923]/[.$B$3]" office:value-type="percentage" office:value="0.728139904610493">
            <text:p>72,8%</text:p>
          </table:table-cell>
          <table:table-cell table:formula="of:=[.H922]+[.B923]" office:value-type="float" office:value="2198120.87939">
            <text:p>2198120,87939</text:p>
          </table:table-cell>
          <table:table-cell table:formula="of:=[.H923]/[.$B$3]" office:value-type="percentage" office:value="0.76384795372151">
            <text:p>76,4%</text:p>
          </table:table-cell>
          <table:table-cell table:number-columns-repeated="1015"/>
        </table:table-row>
        <table:table-row table:style-name="ro1">
          <table:table-cell table:style-name="ce4" office:value-type="float" office:value="917">
            <text:p>917</text:p>
          </table:table-cell>
          <table:table-cell table:style-name="ce8" office:value-type="float" office:value="2114.48999">
            <text:p>2114.489990</text:p>
          </table:table-cell>
          <table:table-cell table:style-name="ce8" office:value-type="float" office:value="2194.59786619113">
            <text:p>2194.597866</text:p>
          </table:table-cell>
          <table:table-cell table:formula="of:=[.D923]+1" office:value-type="float" office:value="917">
            <text:p>917</text:p>
          </table:table-cell>
          <table:table-cell table:formula="of:=[.D924]/[.$B$4]" office:value-type="percentage" office:value="0.728934817170111">
            <text:p>72,9%</text:p>
          </table:table-cell>
          <table:table-cell table:formula="of:=[.D924]*[.$B$5]" office:value-type="float" office:value="2097651.5463968">
            <text:p>2097651,5463968</text:p>
          </table:table-cell>
          <table:table-cell table:formula="of:=[.F924]/[.$B$3]" office:value-type="percentage" office:value="0.728934817170111">
            <text:p>72,9%</text:p>
          </table:table-cell>
          <table:table-cell table:formula="of:=[.H923]+[.B924]" office:value-type="float" office:value="2200235.36938">
            <text:p>2200235,36938</text:p>
          </table:table-cell>
          <table:table-cell table:formula="of:=[.H924]/[.$B$3]" office:value-type="percentage" office:value="0.764582739905095">
            <text:p>76,5%</text:p>
          </table:table-cell>
          <table:table-cell table:number-columns-repeated="1015"/>
        </table:table-row>
        <table:table-row table:style-name="ro1">
          <table:table-cell table:style-name="ce4" office:value-type="float" office:value="918">
            <text:p>918</text:p>
          </table:table-cell>
          <table:table-cell table:style-name="ce8" office:value-type="float" office:value="2063.360107">
            <text:p>2063.360107</text:p>
          </table:table-cell>
          <table:table-cell table:style-name="ce8" office:value-type="float" office:value="2194.21005232757">
            <text:p>2194.210052</text:p>
          </table:table-cell>
          <table:table-cell table:formula="of:=[.D924]+1" office:value-type="float" office:value="918">
            <text:p>918</text:p>
          </table:table-cell>
          <table:table-cell table:formula="of:=[.D925]/[.$B$4]" office:value-type="percentage" office:value="0.72972972972973">
            <text:p>73,0%</text:p>
          </table:table-cell>
          <table:table-cell table:formula="of:=[.D925]*[.$B$5]" office:value-type="float" office:value="2099939.06171457">
            <text:p>2099939,06171457</text:p>
          </table:table-cell>
          <table:table-cell table:formula="of:=[.F925]/[.$B$3]" office:value-type="percentage" office:value="0.72972972972973">
            <text:p>73,0%</text:p>
          </table:table-cell>
          <table:table-cell table:formula="of:=[.H924]+[.B925]" office:value-type="float" office:value="2202298.729487">
            <text:p>2202298,729487</text:p>
          </table:table-cell>
          <table:table-cell table:formula="of:=[.H925]/[.$B$3]" office:value-type="percentage" office:value="0.765299758432284">
            <text:p>76,5%</text:p>
          </table:table-cell>
          <table:table-cell table:number-columns-repeated="1015"/>
        </table:table-row>
        <table:table-row table:style-name="ro1">
          <table:table-cell table:style-name="ce4" office:value-type="float" office:value="919">
            <text:p>919</text:p>
          </table:table-cell>
          <table:table-cell table:style-name="ce8" office:value-type="float" office:value="2063.590088">
            <text:p>2063.590088</text:p>
          </table:table-cell>
          <table:table-cell table:style-name="ce8" office:value-type="float" office:value="2193.94974257992">
            <text:p>2193.949743</text:p>
          </table:table-cell>
          <table:table-cell table:formula="of:=[.D925]+1" office:value-type="float" office:value="919">
            <text:p>919</text:p>
          </table:table-cell>
          <table:table-cell table:formula="of:=[.D926]/[.$B$4]" office:value-type="percentage" office:value="0.730524642289348">
            <text:p>73,1%</text:p>
          </table:table-cell>
          <table:table-cell table:formula="of:=[.D926]*[.$B$5]" office:value-type="float" office:value="2102226.57703234">
            <text:p>2102226,57703234</text:p>
          </table:table-cell>
          <table:table-cell table:formula="of:=[.F926]/[.$B$3]" office:value-type="percentage" office:value="0.730524642289348">
            <text:p>73,1%</text:p>
          </table:table-cell>
          <table:table-cell table:formula="of:=[.H925]+[.B926]" office:value-type="float" office:value="2204362.319575">
            <text:p>2204362,319575</text:p>
          </table:table-cell>
          <table:table-cell table:formula="of:=[.H926]/[.$B$3]" office:value-type="percentage" office:value="0.766016856877969">
            <text:p>76,6%</text:p>
          </table:table-cell>
          <table:table-cell table:number-columns-repeated="1015"/>
        </table:table-row>
        <table:table-row table:style-name="ro1">
          <table:table-cell table:style-name="ce4" office:value-type="float" office:value="920">
            <text:p>920</text:p>
          </table:table-cell>
          <table:table-cell table:style-name="ce8" office:value-type="float" office:value="2098.47998">
            <text:p>2098.479980</text:p>
          </table:table-cell>
          <table:table-cell table:style-name="ce8" office:value-type="float" office:value="2193.94842639453">
            <text:p>2193.948426</text:p>
          </table:table-cell>
          <table:table-cell table:formula="of:=[.D926]+1" office:value-type="float" office:value="920">
            <text:p>920</text:p>
          </table:table-cell>
          <table:table-cell table:formula="of:=[.D927]/[.$B$4]" office:value-type="percentage" office:value="0.731319554848967">
            <text:p>73,1%</text:p>
          </table:table-cell>
          <table:table-cell table:formula="of:=[.D927]*[.$B$5]" office:value-type="float" office:value="2104514.09235011">
            <text:p>2104514,09235011</text:p>
          </table:table-cell>
          <table:table-cell table:formula="of:=[.F927]/[.$B$3]" office:value-type="percentage" office:value="0.731319554848967">
            <text:p>73,1%</text:p>
          </table:table-cell>
          <table:table-cell table:formula="of:=[.H926]+[.B927]" office:value-type="float" office:value="2206460.799555">
            <text:p>2206460,799555</text:p>
          </table:table-cell>
          <table:table-cell table:formula="of:=[.H927]/[.$B$3]" office:value-type="percentage" office:value="0.766746079576174">
            <text:p>76,7%</text:p>
          </table:table-cell>
          <table:table-cell table:number-columns-repeated="1015"/>
        </table:table-row>
        <table:table-row table:style-name="ro1">
          <table:table-cell table:style-name="ce4" office:value-type="float" office:value="921">
            <text:p>921</text:p>
          </table:table-cell>
          <table:table-cell table:style-name="ce8" office:value-type="float" office:value="2079.429932">
            <text:p>2079.429932</text:p>
          </table:table-cell>
          <table:table-cell table:style-name="ce8" office:value-type="float" office:value="2193.73843478173">
            <text:p>2193.738435</text:p>
          </table:table-cell>
          <table:table-cell table:formula="of:=[.D927]+1" office:value-type="float" office:value="921">
            <text:p>921</text:p>
          </table:table-cell>
          <table:table-cell table:formula="of:=[.D928]/[.$B$4]" office:value-type="percentage" office:value="0.732114467408585">
            <text:p>73,2%</text:p>
          </table:table-cell>
          <table:table-cell table:formula="of:=[.D928]*[.$B$5]" office:value-type="float" office:value="2106801.60766788">
            <text:p>2106801,60766788</text:p>
          </table:table-cell>
          <table:table-cell table:formula="of:=[.F928]/[.$B$3]" office:value-type="percentage" office:value="0.732114467408585">
            <text:p>73,2%</text:p>
          </table:table-cell>
          <table:table-cell table:formula="of:=[.H927]+[.B928]" office:value-type="float" office:value="2208540.229487">
            <text:p>2208540,229487</text:p>
          </table:table-cell>
          <table:table-cell table:formula="of:=[.H928]/[.$B$3]" office:value-type="percentage" office:value="0.767468682374481">
            <text:p>76,7%</text:p>
          </table:table-cell>
          <table:table-cell table:number-columns-repeated="1015"/>
        </table:table-row>
        <table:table-row table:style-name="ro1">
          <table:table-cell table:style-name="ce4" office:value-type="float" office:value="922">
            <text:p>922</text:p>
          </table:table-cell>
          <table:table-cell table:style-name="ce8" office:value-type="float" office:value="2109.600098">
            <text:p>2109.600098</text:p>
          </table:table-cell>
          <table:table-cell table:style-name="ce8" office:value-type="float" office:value="2193.61551584997">
            <text:p>2193.615516</text:p>
          </table:table-cell>
          <table:table-cell table:formula="of:=[.D928]+1" office:value-type="float" office:value="922">
            <text:p>922</text:p>
          </table:table-cell>
          <table:table-cell table:formula="of:=[.D929]/[.$B$4]" office:value-type="percentage" office:value="0.732909379968204">
            <text:p>73,3%</text:p>
          </table:table-cell>
          <table:table-cell table:formula="of:=[.D929]*[.$B$5]" office:value-type="float" office:value="2109089.12298566">
            <text:p>2109089,12298566</text:p>
          </table:table-cell>
          <table:table-cell table:formula="of:=[.F929]/[.$B$3]" office:value-type="percentage" office:value="0.732909379968203">
            <text:p>73,3%</text:p>
          </table:table-cell>
          <table:table-cell table:formula="of:=[.H928]+[.B929]" office:value-type="float" office:value="2210649.829585">
            <text:p>2210649,829585</text:p>
          </table:table-cell>
          <table:table-cell table:formula="of:=[.H929]/[.$B$3]" office:value-type="percentage" office:value="0.768201769318487">
            <text:p>76,8%</text:p>
          </table:table-cell>
          <table:table-cell table:number-columns-repeated="1015"/>
        </table:table-row>
        <table:table-row table:style-name="ro1">
          <table:table-cell table:style-name="ce4" office:value-type="float" office:value="923">
            <text:p>923</text:p>
          </table:table-cell>
          <table:table-cell table:style-name="ce8" office:value-type="float" office:value="2094.110107">
            <text:p>2094.110107</text:p>
          </table:table-cell>
          <table:table-cell table:style-name="ce8" office:value-type="float" office:value="2193.49268711186">
            <text:p>2193.492687</text:p>
          </table:table-cell>
          <table:table-cell table:formula="of:=[.D929]+1" office:value-type="float" office:value="923">
            <text:p>923</text:p>
          </table:table-cell>
          <table:table-cell table:formula="of:=[.D930]/[.$B$4]" office:value-type="percentage" office:value="0.733704292527822">
            <text:p>73,4%</text:p>
          </table:table-cell>
          <table:table-cell table:formula="of:=[.D930]*[.$B$5]" office:value-type="float" office:value="2111376.63830343">
            <text:p>2111376,63830343</text:p>
          </table:table-cell>
          <table:table-cell table:formula="of:=[.F930]/[.$B$3]" office:value-type="percentage" office:value="0.733704292527822">
            <text:p>73,4%</text:p>
          </table:table-cell>
          <table:table-cell table:formula="of:=[.H929]+[.B930]" office:value-type="float" office:value="2212743.939692">
            <text:p>2212743,939692</text:p>
          </table:table-cell>
          <table:table-cell table:formula="of:=[.H930]/[.$B$3]" office:value-type="percentage" office:value="0.768929473483939">
            <text:p>76,9%</text:p>
          </table:table-cell>
          <table:table-cell table:number-columns-repeated="1015"/>
        </table:table-row>
        <table:table-row table:style-name="ro1">
          <table:table-cell table:style-name="ce4" office:value-type="float" office:value="924">
            <text:p>924</text:p>
          </table:table-cell>
          <table:table-cell table:style-name="ce8" office:value-type="float" office:value="2108.860107">
            <text:p>2108.860107</text:p>
          </table:table-cell>
          <table:table-cell table:style-name="ce8" office:value-type="float" office:value="2193.35654458167">
            <text:p>2193.356545</text:p>
          </table:table-cell>
          <table:table-cell table:formula="of:=[.D930]+1" office:value-type="float" office:value="924">
            <text:p>924</text:p>
          </table:table-cell>
          <table:table-cell table:formula="of:=[.D931]/[.$B$4]" office:value-type="percentage" office:value="0.73449920508744">
            <text:p>73,4%</text:p>
          </table:table-cell>
          <table:table-cell table:formula="of:=[.D931]*[.$B$5]" office:value-type="float" office:value="2113664.1536212">
            <text:p>2113664,1536212</text:p>
          </table:table-cell>
          <table:table-cell table:formula="of:=[.F931]/[.$B$3]" office:value-type="percentage" office:value="0.73449920508744">
            <text:p>73,4%</text:p>
          </table:table-cell>
          <table:table-cell table:formula="of:=[.H930]+[.B931]" office:value-type="float" office:value="2214852.799799">
            <text:p>2214852,799799</text:p>
          </table:table-cell>
          <table:table-cell table:formula="of:=[.H931]/[.$B$3]" office:value-type="percentage" office:value="0.769662303280754">
            <text:p>77,0%</text:p>
          </table:table-cell>
          <table:table-cell table:number-columns-repeated="1015"/>
        </table:table-row>
        <table:table-row table:style-name="ro1">
          <table:table-cell table:style-name="ce4" office:value-type="float" office:value="925">
            <text:p>925</text:p>
          </table:table-cell>
          <table:table-cell table:style-name="ce8" office:value-type="float" office:value="2078.360107">
            <text:p>2078.360107</text:p>
          </table:table-cell>
          <table:table-cell table:style-name="ce8" office:value-type="float" office:value="2192.47167949302">
            <text:p>2192.471679</text:p>
          </table:table-cell>
          <table:table-cell table:formula="of:=[.D931]+1" office:value-type="float" office:value="925">
            <text:p>925</text:p>
          </table:table-cell>
          <table:table-cell table:formula="of:=[.D932]/[.$B$4]" office:value-type="percentage" office:value="0.735294117647059">
            <text:p>73,5%</text:p>
          </table:table-cell>
          <table:table-cell table:formula="of:=[.D932]*[.$B$5]" office:value-type="float" office:value="2115951.66893897">
            <text:p>2115951,66893897</text:p>
          </table:table-cell>
          <table:table-cell table:formula="of:=[.F932]/[.$B$3]" office:value-type="percentage" office:value="0.735294117647059">
            <text:p>73,5%</text:p>
          </table:table-cell>
          <table:table-cell table:formula="of:=[.H931]+[.B932]" office:value-type="float" office:value="2216931.159906">
            <text:p>2216931,159906</text:p>
          </table:table-cell>
          <table:table-cell table:formula="of:=[.H932]/[.$B$3]" office:value-type="percentage" office:value="0.770384534314412">
            <text:p>77,0%</text:p>
          </table:table-cell>
          <table:table-cell table:number-columns-repeated="1015"/>
        </table:table-row>
        <table:table-row table:style-name="ro1">
          <table:table-cell table:style-name="ce4" office:value-type="float" office:value="926">
            <text:p>926</text:p>
          </table:table-cell>
          <table:table-cell table:style-name="ce8" office:value-type="float" office:value="1890.280029">
            <text:p>1890.280029</text:p>
          </table:table-cell>
          <table:table-cell table:style-name="ce8" office:value-type="float" office:value="2192.10002900002">
            <text:p>2192.100029</text:p>
          </table:table-cell>
          <table:table-cell table:formula="of:=[.D932]+1" office:value-type="float" office:value="926">
            <text:p>926</text:p>
          </table:table-cell>
          <table:table-cell table:formula="of:=[.D933]/[.$B$4]" office:value-type="percentage" office:value="0.736089030206677">
            <text:p>73,6%</text:p>
          </table:table-cell>
          <table:table-cell table:formula="of:=[.D933]*[.$B$5]" office:value-type="float" office:value="2118239.18425674">
            <text:p>2118239,18425674</text:p>
          </table:table-cell>
          <table:table-cell table:formula="of:=[.F933]/[.$B$3]" office:value-type="percentage" office:value="0.736089030206677">
            <text:p>73,6%</text:p>
          </table:table-cell>
          <table:table-cell table:formula="of:=[.H932]+[.B933]" office:value-type="float" office:value="2218821.439935">
            <text:p>2218821,439935</text:p>
          </table:table-cell>
          <table:table-cell table:formula="of:=[.H933]/[.$B$3]" office:value-type="percentage" office:value="0.77104140743984">
            <text:p>77,1%</text:p>
          </table:table-cell>
          <table:table-cell table:number-columns-repeated="1015"/>
        </table:table-row>
        <table:table-row table:style-name="ro1">
          <table:table-cell table:style-name="ce4" office:value-type="float" office:value="927">
            <text:p>927</text:p>
          </table:table-cell>
          <table:table-cell table:style-name="ce8" office:value-type="float" office:value="2053.399902">
            <text:p>2053.399902</text:p>
          </table:table-cell>
          <table:table-cell table:style-name="ce8" office:value-type="float" office:value="2191.938368924">
            <text:p>2191.938369</text:p>
          </table:table-cell>
          <table:table-cell table:formula="of:=[.D933]+1" office:value-type="float" office:value="927">
            <text:p>927</text:p>
          </table:table-cell>
          <table:table-cell table:formula="of:=[.D934]/[.$B$4]" office:value-type="percentage" office:value="0.736883942766296">
            <text:p>73,7%</text:p>
          </table:table-cell>
          <table:table-cell table:formula="of:=[.D934]*[.$B$5]" office:value-type="float" office:value="2120526.69957452">
            <text:p>2120526,69957452</text:p>
          </table:table-cell>
          <table:table-cell table:formula="of:=[.F934]/[.$B$3]" office:value-type="percentage" office:value="0.736883942766296">
            <text:p>73,7%</text:p>
          </table:table-cell>
          <table:table-cell table:formula="of:=[.H933]+[.B934]" office:value-type="float" office:value="2220874.839837">
            <text:p>2220874,839837</text:p>
          </table:table-cell>
          <table:table-cell table:formula="of:=[.H934]/[.$B$3]" office:value-type="percentage" office:value="0.771754964791495">
            <text:p>77,2%</text:p>
          </table:table-cell>
          <table:table-cell table:number-columns-repeated="1015"/>
        </table:table-row>
        <table:table-row table:style-name="ro1">
          <table:table-cell table:style-name="ce4" office:value-type="float" office:value="928">
            <text:p>928</text:p>
          </table:table-cell>
          <table:table-cell table:style-name="ce8" office:value-type="float" office:value="2104.179932">
            <text:p>2104.179932</text:p>
          </table:table-cell>
          <table:table-cell table:style-name="ce8" office:value-type="float" office:value="2190.62119929595">
            <text:p>2190.621199</text:p>
          </table:table-cell>
          <table:table-cell table:formula="of:=[.D934]+1" office:value-type="float" office:value="928">
            <text:p>928</text:p>
          </table:table-cell>
          <table:table-cell table:formula="of:=[.D935]/[.$B$4]" office:value-type="percentage" office:value="0.737678855325914">
            <text:p>73,8%</text:p>
          </table:table-cell>
          <table:table-cell table:formula="of:=[.D935]*[.$B$5]" office:value-type="float" office:value="2122814.21489229">
            <text:p>2122814,21489229</text:p>
          </table:table-cell>
          <table:table-cell table:formula="of:=[.F935]/[.$B$3]" office:value-type="percentage" office:value="0.737678855325914">
            <text:p>73,8%</text:p>
          </table:table-cell>
          <table:table-cell table:formula="of:=[.H934]+[.B935]" office:value-type="float" office:value="2222979.019769">
            <text:p>2222979,019769</text:p>
          </table:table-cell>
          <table:table-cell table:formula="of:=[.H935]/[.$B$3]" office:value-type="percentage" office:value="0.772486168225478">
            <text:p>77,2%</text:p>
          </table:table-cell>
          <table:table-cell table:number-columns-repeated="1015"/>
        </table:table-row>
        <table:table-row table:style-name="ro1">
          <table:table-cell table:style-name="ce4" office:value-type="float" office:value="929">
            <text:p>929</text:p>
          </table:table-cell>
          <table:table-cell table:style-name="ce8" office:value-type="float" office:value="2090.570068">
            <text:p>2090.570068</text:p>
          </table:table-cell>
          <table:table-cell table:style-name="ce8" office:value-type="float" office:value="2190.29595994714">
            <text:p>2190.295960</text:p>
          </table:table-cell>
          <table:table-cell table:formula="of:=[.D935]+1" office:value-type="float" office:value="929">
            <text:p>929</text:p>
          </table:table-cell>
          <table:table-cell table:formula="of:=[.D936]/[.$B$4]" office:value-type="percentage" office:value="0.738473767885533">
            <text:p>73,8%</text:p>
          </table:table-cell>
          <table:table-cell table:formula="of:=[.D936]*[.$B$5]" office:value-type="float" office:value="2125101.73021006">
            <text:p>2125101,73021006</text:p>
          </table:table-cell>
          <table:table-cell table:formula="of:=[.F936]/[.$B$3]" office:value-type="percentage" office:value="0.738473767885533">
            <text:p>73,8%</text:p>
          </table:table-cell>
          <table:table-cell table:formula="of:=[.H935]+[.B936]" office:value-type="float" office:value="2225069.589837">
            <text:p>2225069,589837</text:p>
          </table:table-cell>
          <table:table-cell table:formula="of:=[.H936]/[.$B$3]" office:value-type="percentage" office:value="0.77321264222585">
            <text:p>77,3%</text:p>
          </table:table-cell>
          <table:table-cell table:number-columns-repeated="1015"/>
        </table:table-row>
        <table:table-row table:style-name="ro1">
          <table:table-cell table:style-name="ce4" office:value-type="float" office:value="930">
            <text:p>930</text:p>
          </table:table-cell>
          <table:table-cell table:style-name="ce8" office:value-type="float" office:value="2114.070068">
            <text:p>2114.070068</text:p>
          </table:table-cell>
          <table:table-cell table:style-name="ce8" office:value-type="float" office:value="2190.21263600056">
            <text:p>2190.212636</text:p>
          </table:table-cell>
          <table:table-cell table:formula="of:=[.D936]+1" office:value-type="float" office:value="930">
            <text:p>930</text:p>
          </table:table-cell>
          <table:table-cell table:formula="of:=[.D937]/[.$B$4]" office:value-type="percentage" office:value="0.739268680445151">
            <text:p>73,9%</text:p>
          </table:table-cell>
          <table:table-cell table:formula="of:=[.D937]*[.$B$5]" office:value-type="float" office:value="2127389.24552783">
            <text:p>2127389,24552783</text:p>
          </table:table-cell>
          <table:table-cell table:formula="of:=[.F937]/[.$B$3]" office:value-type="percentage" office:value="0.739268680445151">
            <text:p>73,9%</text:p>
          </table:table-cell>
          <table:table-cell table:formula="of:=[.H936]+[.B937]" office:value-type="float" office:value="2227183.659905">
            <text:p>2227183,659905</text:p>
          </table:table-cell>
          <table:table-cell table:formula="of:=[.H937]/[.$B$3]" office:value-type="percentage" office:value="0.77394728248636">
            <text:p>77,4%</text:p>
          </table:table-cell>
          <table:table-cell table:number-columns-repeated="1015"/>
        </table:table-row>
        <table:table-row table:style-name="ro1">
          <table:table-cell table:style-name="ce4" office:value-type="float" office:value="931">
            <text:p>931</text:p>
          </table:table-cell>
          <table:table-cell table:style-name="ce8" office:value-type="float" office:value="2038.969971">
            <text:p>2038.969971</text:p>
          </table:table-cell>
          <table:table-cell table:style-name="ce8" office:value-type="float" office:value="2189.70285400339">
            <text:p>2189.702854</text:p>
          </table:table-cell>
          <table:table-cell table:formula="of:=[.D937]+1" office:value-type="float" office:value="931">
            <text:p>931</text:p>
          </table:table-cell>
          <table:table-cell table:formula="of:=[.D938]/[.$B$4]" office:value-type="percentage" office:value="0.740063593004769">
            <text:p>74,0%</text:p>
          </table:table-cell>
          <table:table-cell table:formula="of:=[.D938]*[.$B$5]" office:value-type="float" office:value="2129676.7608456">
            <text:p>2129676,7608456</text:p>
          </table:table-cell>
          <table:table-cell table:formula="of:=[.F938]/[.$B$3]" office:value-type="percentage" office:value="0.74006359300477">
            <text:p>74,0%</text:p>
          </table:table-cell>
          <table:table-cell table:formula="of:=[.H937]+[.B938]" office:value-type="float" office:value="2229222.629876">
            <text:p>2229222,629876</text:p>
          </table:table-cell>
          <table:table-cell table:formula="of:=[.H938]/[.$B$3]" office:value-type="percentage" office:value="0.774655825430768">
            <text:p>77,5%</text:p>
          </table:table-cell>
          <table:table-cell table:number-columns-repeated="1015"/>
        </table:table-row>
        <table:table-row table:style-name="ro1">
          <table:table-cell table:style-name="ce4" office:value-type="float" office:value="932">
            <text:p>932</text:p>
          </table:table-cell>
          <table:table-cell table:style-name="ce8" office:value-type="float" office:value="2058.899902">
            <text:p>2058.899902</text:p>
          </table:table-cell>
          <table:table-cell table:style-name="ce8" office:value-type="float" office:value="2189.2813387542">
            <text:p>2189.281339</text:p>
          </table:table-cell>
          <table:table-cell table:formula="of:=[.D938]+1" office:value-type="float" office:value="932">
            <text:p>932</text:p>
          </table:table-cell>
          <table:table-cell table:formula="of:=[.D939]/[.$B$4]" office:value-type="percentage" office:value="0.740858505564388">
            <text:p>74,1%</text:p>
          </table:table-cell>
          <table:table-cell table:formula="of:=[.D939]*[.$B$5]" office:value-type="float" office:value="2131964.27616337">
            <text:p>2131964,27616337</text:p>
          </table:table-cell>
          <table:table-cell table:formula="of:=[.F939]/[.$B$3]" office:value-type="percentage" office:value="0.740858505564388">
            <text:p>74,1%</text:p>
          </table:table-cell>
          <table:table-cell table:formula="of:=[.H938]+[.B939]" office:value-type="float" office:value="2231281.529778">
            <text:p>2231281,529778</text:p>
          </table:table-cell>
          <table:table-cell table:formula="of:=[.H939]/[.$B$3]" office:value-type="percentage" office:value="0.775371294034795">
            <text:p>77,5%</text:p>
          </table:table-cell>
          <table:table-cell table:number-columns-repeated="1015"/>
        </table:table-row>
        <table:table-row table:style-name="ro1">
          <table:table-cell table:style-name="ce4" office:value-type="float" office:value="933">
            <text:p>933</text:p>
          </table:table-cell>
          <table:table-cell table:style-name="ce8" office:value-type="float" office:value="2121.23999">
            <text:p>2121.239990</text:p>
          </table:table-cell>
          <table:table-cell table:style-name="ce8" office:value-type="float" office:value="2188.47009421114">
            <text:p>2188.470094</text:p>
          </table:table-cell>
          <table:table-cell table:formula="of:=[.D939]+1" office:value-type="float" office:value="933">
            <text:p>933</text:p>
          </table:table-cell>
          <table:table-cell table:formula="of:=[.D940]/[.$B$4]" office:value-type="percentage" office:value="0.741653418124006">
            <text:p>74,2%</text:p>
          </table:table-cell>
          <table:table-cell table:formula="of:=[.D940]*[.$B$5]" office:value-type="float" office:value="2134251.79148115">
            <text:p>2134251,79148115</text:p>
          </table:table-cell>
          <table:table-cell table:formula="of:=[.F940]/[.$B$3]" office:value-type="percentage" office:value="0.741653418124006">
            <text:p>74,2%</text:p>
          </table:table-cell>
          <table:table-cell table:formula="of:=[.H939]+[.B940]" office:value-type="float" office:value="2233402.769768">
            <text:p>2233402,769768</text:p>
          </table:table-cell>
          <table:table-cell table:formula="of:=[.H940]/[.$B$3]" office:value-type="percentage" office:value="0.776108425846292">
            <text:p>77,6%</text:p>
          </table:table-cell>
          <table:table-cell table:number-columns-repeated="1015"/>
        </table:table-row>
        <table:table-row table:style-name="ro1">
          <table:table-cell table:style-name="ce4" office:value-type="float" office:value="934">
            <text:p>934</text:p>
          </table:table-cell>
          <table:table-cell table:style-name="ce8" office:value-type="float" office:value="2099.120117">
            <text:p>2099.120117</text:p>
          </table:table-cell>
          <table:table-cell table:style-name="ce8" office:value-type="float" office:value="2187.94986647182">
            <text:p>2187.949866</text:p>
          </table:table-cell>
          <table:table-cell table:formula="of:=[.D940]+1" office:value-type="float" office:value="934">
            <text:p>934</text:p>
          </table:table-cell>
          <table:table-cell table:formula="of:=[.D941]/[.$B$4]" office:value-type="percentage" office:value="0.742448330683625">
            <text:p>74,2%</text:p>
          </table:table-cell>
          <table:table-cell table:formula="of:=[.D941]*[.$B$5]" office:value-type="float" office:value="2136539.30679892">
            <text:p>2136539,30679892</text:p>
          </table:table-cell>
          <table:table-cell table:formula="of:=[.F941]/[.$B$3]" office:value-type="percentage" office:value="0.742448330683625">
            <text:p>74,2%</text:p>
          </table:table-cell>
          <table:table-cell table:formula="of:=[.H940]+[.B941]" office:value-type="float" office:value="2235501.889885">
            <text:p>2235501,889885</text:p>
          </table:table-cell>
          <table:table-cell table:formula="of:=[.H941]/[.$B$3]" office:value-type="percentage" office:value="0.77683787099238">
            <text:p>77,7%</text:p>
          </table:table-cell>
          <table:table-cell table:number-columns-repeated="1015"/>
        </table:table-row>
        <table:table-row table:style-name="ro1">
          <table:table-cell table:style-name="ce4" office:value-type="float" office:value="935">
            <text:p>935</text:p>
          </table:table-cell>
          <table:table-cell table:style-name="ce8" office:value-type="float" office:value="2098.040039">
            <text:p>2098.040039</text:p>
          </table:table-cell>
          <table:table-cell table:style-name="ce8" office:value-type="float" office:value="2187.67232577297">
            <text:p>2187.672326</text:p>
          </table:table-cell>
          <table:table-cell table:formula="of:=[.D941]+1" office:value-type="float" office:value="935">
            <text:p>935</text:p>
          </table:table-cell>
          <table:table-cell table:formula="of:=[.D942]/[.$B$4]" office:value-type="percentage" office:value="0.743243243243243">
            <text:p>74,3%</text:p>
          </table:table-cell>
          <table:table-cell table:formula="of:=[.D942]*[.$B$5]" office:value-type="float" office:value="2138826.82211669">
            <text:p>2138826,82211669</text:p>
          </table:table-cell>
          <table:table-cell table:formula="of:=[.F942]/[.$B$3]" office:value-type="percentage" office:value="0.743243243243243">
            <text:p>74,3%</text:p>
          </table:table-cell>
          <table:table-cell table:formula="of:=[.H941]+[.B942]" office:value-type="float" office:value="2237599.929924">
            <text:p>2237599,929924</text:p>
          </table:table-cell>
          <table:table-cell table:formula="of:=[.H942]/[.$B$3]" office:value-type="percentage" office:value="0.777566940810897">
            <text:p>77,8%</text:p>
          </table:table-cell>
          <table:table-cell table:number-columns-repeated="1015"/>
        </table:table-row>
        <table:table-row table:style-name="ro1">
          <table:table-cell table:style-name="ce4" office:value-type="float" office:value="936">
            <text:p>936</text:p>
          </table:table-cell>
          <table:table-cell table:style-name="ce8" office:value-type="float" office:value="2080.149902">
            <text:p>2080.149902</text:p>
          </table:table-cell>
          <table:table-cell table:style-name="ce8" office:value-type="float" office:value="2187.13733708243">
            <text:p>2187.137337</text:p>
          </table:table-cell>
          <table:table-cell table:formula="of:=[.D942]+1" office:value-type="float" office:value="936">
            <text:p>936</text:p>
          </table:table-cell>
          <table:table-cell table:formula="of:=[.D943]/[.$B$4]" office:value-type="percentage" office:value="0.744038155802862">
            <text:p>74,4%</text:p>
          </table:table-cell>
          <table:table-cell table:formula="of:=[.D943]*[.$B$5]" office:value-type="float" office:value="2141114.33743446">
            <text:p>2141114,33743446</text:p>
          </table:table-cell>
          <table:table-cell table:formula="of:=[.F943]/[.$B$3]" office:value-type="percentage" office:value="0.744038155802862">
            <text:p>74,4%</text:p>
          </table:table-cell>
          <table:table-cell table:formula="of:=[.H942]+[.B943]" office:value-type="float" office:value="2239680.079826">
            <text:p>2239680,079826</text:p>
          </table:table-cell>
          <table:table-cell table:formula="of:=[.H943]/[.$B$3]" office:value-type="percentage" office:value="0.778289793799091">
            <text:p>77,8%</text:p>
          </table:table-cell>
          <table:table-cell table:number-columns-repeated="1015"/>
        </table:table-row>
        <table:table-row table:style-name="ro1">
          <table:table-cell table:style-name="ce4" office:value-type="float" office:value="937">
            <text:p>937</text:p>
          </table:table-cell>
          <table:table-cell table:style-name="ce8" office:value-type="float" office:value="2099.199951">
            <text:p>2099.199951</text:p>
          </table:table-cell>
          <table:table-cell table:style-name="ce8" office:value-type="float" office:value="2186.91141277032">
            <text:p>2186.911413</text:p>
          </table:table-cell>
          <table:table-cell table:formula="of:=[.D943]+1" office:value-type="float" office:value="937">
            <text:p>937</text:p>
          </table:table-cell>
          <table:table-cell table:formula="of:=[.D944]/[.$B$4]" office:value-type="percentage" office:value="0.74483306836248">
            <text:p>74,5%</text:p>
          </table:table-cell>
          <table:table-cell table:formula="of:=[.D944]*[.$B$5]" office:value-type="float" office:value="2143401.85275223">
            <text:p>2143401,85275223</text:p>
          </table:table-cell>
          <table:table-cell table:formula="of:=[.F944]/[.$B$3]" office:value-type="percentage" office:value="0.74483306836248">
            <text:p>74,5%</text:p>
          </table:table-cell>
          <table:table-cell table:formula="of:=[.H943]+[.B944]" office:value-type="float" office:value="2241779.279777">
            <text:p>2241779,279777</text:p>
          </table:table-cell>
          <table:table-cell table:formula="of:=[.H944]/[.$B$3]" office:value-type="percentage" office:value="0.779019266687528">
            <text:p>77,9%</text:p>
          </table:table-cell>
          <table:table-cell table:number-columns-repeated="1015"/>
        </table:table-row>
        <table:table-row table:style-name="ro1">
          <table:table-cell table:style-name="ce4" office:value-type="float" office:value="938">
            <text:p>938</text:p>
          </table:table-cell>
          <table:table-cell table:style-name="ce8" office:value-type="float" office:value="2041.890015">
            <text:p>2041.890015</text:p>
          </table:table-cell>
          <table:table-cell table:style-name="ce8" office:value-type="float" office:value="2186.89083952262">
            <text:p>2186.890840</text:p>
          </table:table-cell>
          <table:table-cell table:formula="of:=[.D944]+1" office:value-type="float" office:value="938">
            <text:p>938</text:p>
          </table:table-cell>
          <table:table-cell table:formula="of:=[.D945]/[.$B$4]" office:value-type="percentage" office:value="0.745627980922099">
            <text:p>74,6%</text:p>
          </table:table-cell>
          <table:table-cell table:formula="of:=[.D945]*[.$B$5]" office:value-type="float" office:value="2145689.36807001">
            <text:p>2145689,36807001</text:p>
          </table:table-cell>
          <table:table-cell table:formula="of:=[.F945]/[.$B$3]" office:value-type="percentage" office:value="0.745627980922099">
            <text:p>74,6%</text:p>
          </table:table-cell>
          <table:table-cell table:formula="of:=[.H944]+[.B945]" office:value-type="float" office:value="2243821.169792">
            <text:p>2243821,169792</text:p>
          </table:table-cell>
          <table:table-cell table:formula="of:=[.H945]/[.$B$3]" office:value-type="percentage" office:value="0.779728824348486">
            <text:p>78,0%</text:p>
          </table:table-cell>
          <table:table-cell table:number-columns-repeated="1015"/>
        </table:table-row>
        <table:table-row table:style-name="ro1">
          <table:table-cell table:style-name="ce4" office:value-type="float" office:value="939">
            <text:p>939</text:p>
          </table:table-cell>
          <table:table-cell table:style-name="ce8" office:value-type="float" office:value="2084.429932">
            <text:p>2084.429932</text:p>
          </table:table-cell>
          <table:table-cell table:style-name="ce8" office:value-type="float" office:value="2186.84593852406">
            <text:p>2186.845939</text:p>
          </table:table-cell>
          <table:table-cell table:formula="of:=[.D945]+1" office:value-type="float" office:value="939">
            <text:p>939</text:p>
          </table:table-cell>
          <table:table-cell table:formula="of:=[.D946]/[.$B$4]" office:value-type="percentage" office:value="0.746422893481717">
            <text:p>74,6%</text:p>
          </table:table-cell>
          <table:table-cell table:formula="of:=[.D946]*[.$B$5]" office:value-type="float" office:value="2147976.88338778">
            <text:p>2147976,88338778</text:p>
          </table:table-cell>
          <table:table-cell table:formula="of:=[.F946]/[.$B$3]" office:value-type="percentage" office:value="0.746422893481717">
            <text:p>74,6%</text:p>
          </table:table-cell>
          <table:table-cell table:formula="of:=[.H945]+[.B946]" office:value-type="float" office:value="2245905.599724">
            <text:p>2245905,599724</text:p>
          </table:table-cell>
          <table:table-cell table:formula="of:=[.H946]/[.$B$3]" office:value-type="percentage" office:value="0.78045316464895">
            <text:p>78,0%</text:p>
          </table:table-cell>
          <table:table-cell table:number-columns-repeated="1015"/>
        </table:table-row>
        <table:table-row table:style-name="ro1">
          <table:table-cell table:style-name="ce4" office:value-type="float" office:value="940">
            <text:p>940</text:p>
          </table:table-cell>
          <table:table-cell table:style-name="ce8" office:value-type="float" office:value="2081.340088">
            <text:p>2081.340088</text:p>
          </table:table-cell>
          <table:table-cell table:style-name="ce8" office:value-type="float" office:value="2186.18370885315">
            <text:p>2186.183709</text:p>
          </table:table-cell>
          <table:table-cell table:formula="of:=[.D946]+1" office:value-type="float" office:value="940">
            <text:p>940</text:p>
          </table:table-cell>
          <table:table-cell table:formula="of:=[.D947]/[.$B$4]" office:value-type="percentage" office:value="0.747217806041336">
            <text:p>74,7%</text:p>
          </table:table-cell>
          <table:table-cell table:formula="of:=[.D947]*[.$B$5]" office:value-type="float" office:value="2150264.39870555">
            <text:p>2150264,39870555</text:p>
          </table:table-cell>
          <table:table-cell table:formula="of:=[.F947]/[.$B$3]" office:value-type="percentage" office:value="0.747217806041336">
            <text:p>74,7%</text:p>
          </table:table-cell>
          <table:table-cell table:formula="of:=[.H946]+[.B947]" office:value-type="float" office:value="2247986.939812">
            <text:p>2247986,939812</text:p>
          </table:table-cell>
          <table:table-cell table:formula="of:=[.H947]/[.$B$3]" office:value-type="percentage" office:value="0.781176431227292">
            <text:p>78,1%</text:p>
          </table:table-cell>
          <table:table-cell table:number-columns-repeated="1015"/>
        </table:table-row>
        <table:table-row table:style-name="ro1">
          <table:table-cell table:style-name="ce4" office:value-type="float" office:value="941">
            <text:p>941</text:p>
          </table:table-cell>
          <table:table-cell table:style-name="ce8" office:value-type="float" office:value="2102.310059">
            <text:p>2102.310059</text:p>
          </table:table-cell>
          <table:table-cell table:style-name="ce8" office:value-type="float" office:value="2185.34550657782">
            <text:p>2185.345507</text:p>
          </table:table-cell>
          <table:table-cell table:formula="of:=[.D947]+1" office:value-type="float" office:value="941">
            <text:p>941</text:p>
          </table:table-cell>
          <table:table-cell table:formula="of:=[.D948]/[.$B$4]" office:value-type="percentage" office:value="0.748012718600954">
            <text:p>74,8%</text:p>
          </table:table-cell>
          <table:table-cell table:formula="of:=[.D948]*[.$B$5]" office:value-type="float" office:value="2152551.91402332">
            <text:p>2152551,91402332</text:p>
          </table:table-cell>
          <table:table-cell table:formula="of:=[.F948]/[.$B$3]" office:value-type="percentage" office:value="0.748012718600954">
            <text:p>74,8%</text:p>
          </table:table-cell>
          <table:table-cell table:formula="of:=[.H947]+[.B948]" office:value-type="float" office:value="2250089.249871">
            <text:p>2250089,249871</text:p>
          </table:table-cell>
          <table:table-cell table:formula="of:=[.H948]/[.$B$3]" office:value-type="percentage" office:value="0.781906984879601">
            <text:p>78,2%</text:p>
          </table:table-cell>
          <table:table-cell table:number-columns-repeated="1015"/>
        </table:table-row>
        <table:table-row table:style-name="ro1">
          <table:table-cell table:style-name="ce4" office:value-type="float" office:value="942">
            <text:p>942</text:p>
          </table:table-cell>
          <table:table-cell table:style-name="ce8" office:value-type="float" office:value="2092.830078">
            <text:p>2092.830078</text:p>
          </table:table-cell>
          <table:table-cell table:style-name="ce8" office:value-type="float" office:value="2183.33318182112">
            <text:p>2183.333182</text:p>
          </table:table-cell>
          <table:table-cell table:formula="of:=[.D948]+1" office:value-type="float" office:value="942">
            <text:p>942</text:p>
          </table:table-cell>
          <table:table-cell table:formula="of:=[.D949]/[.$B$4]" office:value-type="percentage" office:value="0.748807631160572">
            <text:p>74,9%</text:p>
          </table:table-cell>
          <table:table-cell table:formula="of:=[.D949]*[.$B$5]" office:value-type="float" office:value="2154839.42934109">
            <text:p>2154839,42934109</text:p>
          </table:table-cell>
          <table:table-cell table:formula="of:=[.F949]/[.$B$3]" office:value-type="percentage" office:value="0.748807631160572">
            <text:p>74,9%</text:p>
          </table:table-cell>
          <table:table-cell table:formula="of:=[.H948]+[.B949]" office:value-type="float" office:value="2252182.079949">
            <text:p>2252182,079949</text:p>
          </table:table-cell>
          <table:table-cell table:formula="of:=[.H949]/[.$B$3]" office:value-type="percentage" office:value="0.782634244234423">
            <text:p>78,3%</text:p>
          </table:table-cell>
          <table:table-cell table:number-columns-repeated="1015"/>
        </table:table-row>
        <table:table-row table:style-name="ro1">
          <table:table-cell table:style-name="ce4" office:value-type="float" office:value="943">
            <text:p>943</text:p>
          </table:table-cell>
          <table:table-cell table:style-name="ce8" office:value-type="float" office:value="2002.609985">
            <text:p>2002.609985</text:p>
          </table:table-cell>
          <table:table-cell table:style-name="ce8" office:value-type="float" office:value="2182.68289814647">
            <text:p>2182.682898</text:p>
          </table:table-cell>
          <table:table-cell table:formula="of:=[.D949]+1" office:value-type="float" office:value="943">
            <text:p>943</text:p>
          </table:table-cell>
          <table:table-cell table:formula="of:=[.D950]/[.$B$4]" office:value-type="percentage" office:value="0.749602543720191">
            <text:p>75,0%</text:p>
          </table:table-cell>
          <table:table-cell table:formula="of:=[.D950]*[.$B$5]" office:value-type="float" office:value="2157126.94465887">
            <text:p>2157126,94465887</text:p>
          </table:table-cell>
          <table:table-cell table:formula="of:=[.F950]/[.$B$3]" office:value-type="percentage" office:value="0.749602543720191">
            <text:p>75,0%</text:p>
          </table:table-cell>
          <table:table-cell table:formula="of:=[.H949]+[.B950]" office:value-type="float" office:value="2254184.689934">
            <text:p>2254184,689934</text:p>
          </table:table-cell>
          <table:table-cell table:formula="of:=[.H950]/[.$B$3]" office:value-type="percentage" office:value="0.783330152068013">
            <text:p>78,3%</text:p>
          </table:table-cell>
          <table:table-cell table:number-columns-repeated="1015"/>
        </table:table-row>
        <table:table-row table:style-name="ro1">
          <table:table-cell table:style-name="ce4" office:value-type="float" office:value="944">
            <text:p>944</text:p>
          </table:table-cell>
          <table:table-cell table:style-name="ce8" office:value-type="float" office:value="1990.26001">
            <text:p>1990.260010</text:p>
          </table:table-cell>
          <table:table-cell table:style-name="ce8" office:value-type="float" office:value="2182.63389955507">
            <text:p>2182.633900</text:p>
          </table:table-cell>
          <table:table-cell table:formula="of:=[.D950]+1" office:value-type="float" office:value="944">
            <text:p>944</text:p>
          </table:table-cell>
          <table:table-cell table:formula="of:=[.D951]/[.$B$4]" office:value-type="percentage" office:value="0.750397456279809">
            <text:p>75,0%</text:p>
          </table:table-cell>
          <table:table-cell table:formula="of:=[.D951]*[.$B$5]" office:value-type="float" office:value="2159414.45997664">
            <text:p>2159414,45997664</text:p>
          </table:table-cell>
          <table:table-cell table:formula="of:=[.F951]/[.$B$3]" office:value-type="percentage" office:value="0.750397456279809">
            <text:p>75,0%</text:p>
          </table:table-cell>
          <table:table-cell table:formula="of:=[.H950]+[.B951]" office:value-type="float" office:value="2256174.949944">
            <text:p>2256174,949944</text:p>
          </table:table-cell>
          <table:table-cell table:formula="of:=[.H951]/[.$B$3]" office:value-type="percentage" office:value="0.784021768279963">
            <text:p>78,4%</text:p>
          </table:table-cell>
          <table:table-cell table:number-columns-repeated="1015"/>
        </table:table-row>
        <table:table-row table:style-name="ro1">
          <table:table-cell table:style-name="ce4" office:value-type="float" office:value="945">
            <text:p>945</text:p>
          </table:table-cell>
          <table:table-cell table:style-name="ce8" office:value-type="float" office:value="2013.430054">
            <text:p>2013.430054</text:p>
          </table:table-cell>
          <table:table-cell table:style-name="ce8" office:value-type="float" office:value="2182.15786728094">
            <text:p>2182.157867</text:p>
          </table:table-cell>
          <table:table-cell table:formula="of:=[.D951]+1" office:value-type="float" office:value="945">
            <text:p>945</text:p>
          </table:table-cell>
          <table:table-cell table:formula="of:=[.D952]/[.$B$4]" office:value-type="percentage" office:value="0.751192368839428">
            <text:p>75,1%</text:p>
          </table:table-cell>
          <table:table-cell table:formula="of:=[.D952]*[.$B$5]" office:value-type="float" office:value="2161701.97529441">
            <text:p>2161701,97529441</text:p>
          </table:table-cell>
          <table:table-cell table:formula="of:=[.F952]/[.$B$3]" office:value-type="percentage" office:value="0.751192368839428">
            <text:p>75,1%</text:p>
          </table:table-cell>
          <table:table-cell table:formula="of:=[.H951]+[.B952]" office:value-type="float" office:value="2258188.379998">
            <text:p>2258188,379998</text:p>
          </table:table-cell>
          <table:table-cell table:formula="of:=[.H952]/[.$B$3]" office:value-type="percentage" office:value="0.784721436092197">
            <text:p>78,5%</text:p>
          </table:table-cell>
          <table:table-cell table:number-columns-repeated="1015"/>
        </table:table-row>
        <table:table-row table:style-name="ro1">
          <table:table-cell table:style-name="ce4" office:value-type="float" office:value="946">
            <text:p>946</text:p>
          </table:table-cell>
          <table:table-cell table:style-name="ce8" office:value-type="float" office:value="2099.600098">
            <text:p>2099.600098</text:p>
          </table:table-cell>
          <table:table-cell table:style-name="ce8" office:value-type="float" office:value="2181.47713302932">
            <text:p>2181.477133</text:p>
          </table:table-cell>
          <table:table-cell table:formula="of:=[.D952]+1" office:value-type="float" office:value="946">
            <text:p>946</text:p>
          </table:table-cell>
          <table:table-cell table:formula="of:=[.D953]/[.$B$4]" office:value-type="percentage" office:value="0.751987281399046">
            <text:p>75,2%</text:p>
          </table:table-cell>
          <table:table-cell table:formula="of:=[.D953]*[.$B$5]" office:value-type="float" office:value="2163989.49061218">
            <text:p>2163989,49061218</text:p>
          </table:table-cell>
          <table:table-cell table:formula="of:=[.F953]/[.$B$3]" office:value-type="percentage" office:value="0.751987281399046">
            <text:p>75,2%</text:p>
          </table:table-cell>
          <table:table-cell table:formula="of:=[.H952]+[.B953]" office:value-type="float" office:value="2260287.980096">
            <text:p>2260287,980096</text:p>
          </table:table-cell>
          <table:table-cell table:formula="of:=[.H953]/[.$B$3]" office:value-type="percentage" office:value="0.78545104803189">
            <text:p>78,5%</text:p>
          </table:table-cell>
          <table:table-cell table:number-columns-repeated="1015"/>
        </table:table-row>
        <table:table-row table:style-name="ro1">
          <table:table-cell table:style-name="ce4" office:value-type="float" office:value="947">
            <text:p>947</text:p>
          </table:table-cell>
          <table:table-cell table:style-name="ce8" office:value-type="float" office:value="2093.320068">
            <text:p>2093.320068</text:p>
          </table:table-cell>
          <table:table-cell table:style-name="ce8" office:value-type="float" office:value="2181.11860696344">
            <text:p>2181.118607</text:p>
          </table:table-cell>
          <table:table-cell table:formula="of:=[.D953]+1" office:value-type="float" office:value="947">
            <text:p>947</text:p>
          </table:table-cell>
          <table:table-cell table:formula="of:=[.D954]/[.$B$4]" office:value-type="percentage" office:value="0.752782193958665">
            <text:p>75,3%</text:p>
          </table:table-cell>
          <table:table-cell table:formula="of:=[.D954]*[.$B$5]" office:value-type="float" office:value="2166277.00592995">
            <text:p>2166277,00592995</text:p>
          </table:table-cell>
          <table:table-cell table:formula="of:=[.F954]/[.$B$3]" office:value-type="percentage" office:value="0.752782193958665">
            <text:p>75,3%</text:p>
          </table:table-cell>
          <table:table-cell table:formula="of:=[.H953]+[.B954]" office:value-type="float" office:value="2262381.300164">
            <text:p>2262381,300164</text:p>
          </table:table-cell>
          <table:table-cell table:formula="of:=[.H954]/[.$B$3]" office:value-type="percentage" office:value="0.786178477658449">
            <text:p>78,6%</text:p>
          </table:table-cell>
          <table:table-cell table:number-columns-repeated="1015"/>
        </table:table-row>
        <table:table-row table:style-name="ro1">
          <table:table-cell table:style-name="ce4" office:value-type="float" office:value="948">
            <text:p>948</text:p>
          </table:table-cell>
          <table:table-cell table:style-name="ce8" office:value-type="float" office:value="2083.560059">
            <text:p>2083.560059</text:p>
          </table:table-cell>
          <table:table-cell table:style-name="ce8" office:value-type="float" office:value="2180.77497414287">
            <text:p>2180.774974</text:p>
          </table:table-cell>
          <table:table-cell table:formula="of:=[.D954]+1" office:value-type="float" office:value="948">
            <text:p>948</text:p>
          </table:table-cell>
          <table:table-cell table:formula="of:=[.D955]/[.$B$4]" office:value-type="percentage" office:value="0.753577106518283">
            <text:p>75,4%</text:p>
          </table:table-cell>
          <table:table-cell table:formula="of:=[.D955]*[.$B$5]" office:value-type="float" office:value="2168564.52124772">
            <text:p>2168564,52124772</text:p>
          </table:table-cell>
          <table:table-cell table:formula="of:=[.F955]/[.$B$3]" office:value-type="percentage" office:value="0.753577106518283">
            <text:p>75,4%</text:p>
          </table:table-cell>
          <table:table-cell table:formula="of:=[.H954]+[.B955]" office:value-type="float" office:value="2264464.860223">
            <text:p>2264464,860223</text:p>
          </table:table-cell>
          <table:table-cell table:formula="of:=[.H955]/[.$B$3]" office:value-type="percentage" office:value="0.78690251567767">
            <text:p>78,7%</text:p>
          </table:table-cell>
          <table:table-cell table:number-columns-repeated="1015"/>
        </table:table-row>
        <table:table-row table:style-name="ro1">
          <table:table-cell table:style-name="ce4" office:value-type="float" office:value="949">
            <text:p>949</text:p>
          </table:table-cell>
          <table:table-cell table:style-name="ce8" office:value-type="float" office:value="2057.639893">
            <text:p>2057.639893</text:p>
          </table:table-cell>
          <table:table-cell table:style-name="ce8" office:value-type="float" office:value="2180.66841799408">
            <text:p>2180.668418</text:p>
          </table:table-cell>
          <table:table-cell table:formula="of:=[.D955]+1" office:value-type="float" office:value="949">
            <text:p>949</text:p>
          </table:table-cell>
          <table:table-cell table:formula="of:=[.D956]/[.$B$4]" office:value-type="percentage" office:value="0.754372019077901">
            <text:p>75,4%</text:p>
          </table:table-cell>
          <table:table-cell table:formula="of:=[.D956]*[.$B$5]" office:value-type="float" office:value="2170852.0365655">
            <text:p>2170852,0365655</text:p>
          </table:table-cell>
          <table:table-cell table:formula="of:=[.F956]/[.$B$3]" office:value-type="percentage" office:value="0.754372019077901">
            <text:p>75,4%</text:p>
          </table:table-cell>
          <table:table-cell table:formula="of:=[.H955]+[.B956]" office:value-type="float" office:value="2266522.500116">
            <text:p>2266522,500116</text:p>
          </table:table-cell>
          <table:table-cell table:formula="of:=[.H956]/[.$B$3]" office:value-type="percentage" office:value="0.787617546428027">
            <text:p>78,8%</text:p>
          </table:table-cell>
          <table:table-cell table:number-columns-repeated="1015"/>
        </table:table-row>
        <table:table-row table:style-name="ro1">
          <table:table-cell table:style-name="ce4" office:value-type="float" office:value="950">
            <text:p>950</text:p>
          </table:table-cell>
          <table:table-cell table:style-name="ce8" office:value-type="float" office:value="2101.48999">
            <text:p>2101.489990</text:p>
          </table:table-cell>
          <table:table-cell table:style-name="ce8" office:value-type="float" office:value="2179.07987178162">
            <text:p>2179.079872</text:p>
          </table:table-cell>
          <table:table-cell table:formula="of:=[.D956]+1" office:value-type="float" office:value="950">
            <text:p>950</text:p>
          </table:table-cell>
          <table:table-cell table:formula="of:=[.D957]/[.$B$4]" office:value-type="percentage" office:value="0.75516693163752">
            <text:p>75,5%</text:p>
          </table:table-cell>
          <table:table-cell table:formula="of:=[.D957]*[.$B$5]" office:value-type="float" office:value="2173139.55188327">
            <text:p>2173139,55188327</text:p>
          </table:table-cell>
          <table:table-cell table:formula="of:=[.F957]/[.$B$3]" office:value-type="percentage" office:value="0.75516693163752">
            <text:p>75,5%</text:p>
          </table:table-cell>
          <table:table-cell table:formula="of:=[.H956]+[.B957]" office:value-type="float" office:value="2268623.990106">
            <text:p>2268623,990106</text:p>
          </table:table-cell>
          <table:table-cell table:formula="of:=[.H957]/[.$B$3]" office:value-type="percentage" office:value="0.788347815106004">
            <text:p>78,8%</text:p>
          </table:table-cell>
          <table:table-cell table:number-columns-repeated="1015"/>
        </table:table-row>
        <table:table-row table:style-name="ro1">
          <table:table-cell table:style-name="ce4" office:value-type="float" office:value="951">
            <text:p>951</text:p>
          </table:table-cell>
          <table:table-cell table:style-name="ce8" office:value-type="float" office:value="2078.580078">
            <text:p>2078.580078</text:p>
          </table:table-cell>
          <table:table-cell table:style-name="ce8" office:value-type="float" office:value="2178.7928544812">
            <text:p>2178.792854</text:p>
          </table:table-cell>
          <table:table-cell table:formula="of:=[.D957]+1" office:value-type="float" office:value="951">
            <text:p>951</text:p>
          </table:table-cell>
          <table:table-cell table:formula="of:=[.D958]/[.$B$4]" office:value-type="percentage" office:value="0.755961844197138">
            <text:p>75,6%</text:p>
          </table:table-cell>
          <table:table-cell table:formula="of:=[.D958]*[.$B$5]" office:value-type="float" office:value="2175427.06720104">
            <text:p>2175427,06720104</text:p>
          </table:table-cell>
          <table:table-cell table:formula="of:=[.F958]/[.$B$3]" office:value-type="percentage" office:value="0.755961844197138">
            <text:p>75,6%</text:p>
          </table:table-cell>
          <table:table-cell table:formula="of:=[.H957]+[.B958]" office:value-type="float" office:value="2270702.570184">
            <text:p>2270702,570184</text:p>
          </table:table-cell>
          <table:table-cell table:formula="of:=[.H958]/[.$B$3]" office:value-type="percentage" office:value="0.78907012257968">
            <text:p>78,9%</text:p>
          </table:table-cell>
          <table:table-cell table:number-columns-repeated="1015"/>
        </table:table-row>
        <table:table-row table:style-name="ro1">
          <table:table-cell table:style-name="ce4" office:value-type="float" office:value="952">
            <text:p>952</text:p>
          </table:table-cell>
          <table:table-cell table:style-name="ce8" office:value-type="float" office:value="2086.590088">
            <text:p>2086.590088</text:p>
          </table:table-cell>
          <table:table-cell table:style-name="ce8" office:value-type="float" office:value="2178.63464284245">
            <text:p>2178.634643</text:p>
          </table:table-cell>
          <table:table-cell table:formula="of:=[.D958]+1" office:value-type="float" office:value="952">
            <text:p>952</text:p>
          </table:table-cell>
          <table:table-cell table:formula="of:=[.D959]/[.$B$4]" office:value-type="percentage" office:value="0.756756756756757">
            <text:p>75,7%</text:p>
          </table:table-cell>
          <table:table-cell table:formula="of:=[.D959]*[.$B$5]" office:value-type="float" office:value="2177714.58251881">
            <text:p>2177714,58251881</text:p>
          </table:table-cell>
          <table:table-cell table:formula="of:=[.F959]/[.$B$3]" office:value-type="percentage" office:value="0.756756756756757">
            <text:p>75,7%</text:p>
          </table:table-cell>
          <table:table-cell table:formula="of:=[.H958]+[.B959]" office:value-type="float" office:value="2272789.160272">
            <text:p>2272789,160272</text:p>
          </table:table-cell>
          <table:table-cell table:formula="of:=[.H959]/[.$B$3]" office:value-type="percentage" office:value="0.789795213535286">
            <text:p>79,0%</text:p>
          </table:table-cell>
          <table:table-cell table:number-columns-repeated="1015"/>
        </table:table-row>
        <table:table-row table:style-name="ro1">
          <table:table-cell table:style-name="ce4" office:value-type="float" office:value="953">
            <text:p>953</text:p>
          </table:table-cell>
          <table:table-cell table:style-name="ce8" office:value-type="float" office:value="2099.929932">
            <text:p>2099.929932</text:p>
          </table:table-cell>
          <table:table-cell table:style-name="ce8" office:value-type="float" office:value="2178.35826069716">
            <text:p>2178.358261</text:p>
          </table:table-cell>
          <table:table-cell table:formula="of:=[.D959]+1" office:value-type="float" office:value="953">
            <text:p>953</text:p>
          </table:table-cell>
          <table:table-cell table:formula="of:=[.D960]/[.$B$4]" office:value-type="percentage" office:value="0.757551669316375">
            <text:p>75,8%</text:p>
          </table:table-cell>
          <table:table-cell table:formula="of:=[.D960]*[.$B$5]" office:value-type="float" office:value="2180002.09783658">
            <text:p>2180002,09783658</text:p>
          </table:table-cell>
          <table:table-cell table:formula="of:=[.F960]/[.$B$3]" office:value-type="percentage" office:value="0.757551669316375">
            <text:p>75,8%</text:p>
          </table:table-cell>
          <table:table-cell table:formula="of:=[.H959]+[.B960]" office:value-type="float" office:value="2274889.090204">
            <text:p>2274889,090204</text:p>
          </table:table-cell>
          <table:table-cell table:formula="of:=[.H960]/[.$B$3]" office:value-type="percentage" office:value="0.790524940092436">
            <text:p>79,1%</text:p>
          </table:table-cell>
          <table:table-cell table:number-columns-repeated="1015"/>
        </table:table-row>
        <table:table-row table:style-name="ro1">
          <table:table-cell table:style-name="ce4" office:value-type="float" office:value="954">
            <text:p>954</text:p>
          </table:table-cell>
          <table:table-cell table:style-name="ce8" office:value-type="float" office:value="2046.680054">
            <text:p>2046.680054</text:p>
          </table:table-cell>
          <table:table-cell table:style-name="ce8" office:value-type="float" office:value="2177.880542391">
            <text:p>2177.880542</text:p>
          </table:table-cell>
          <table:table-cell table:formula="of:=[.D960]+1" office:value-type="float" office:value="954">
            <text:p>954</text:p>
          </table:table-cell>
          <table:table-cell table:formula="of:=[.D961]/[.$B$4]" office:value-type="percentage" office:value="0.758346581875994">
            <text:p>75,8%</text:p>
          </table:table-cell>
          <table:table-cell table:formula="of:=[.D961]*[.$B$5]" office:value-type="float" office:value="2182289.61315436">
            <text:p>2182289,61315436</text:p>
          </table:table-cell>
          <table:table-cell table:formula="of:=[.F961]/[.$B$3]" office:value-type="percentage" office:value="0.758346581875994">
            <text:p>75,8%</text:p>
          </table:table-cell>
          <table:table-cell table:formula="of:=[.H960]+[.B961]" office:value-type="float" office:value="2276935.770258">
            <text:p>2276935,770258</text:p>
          </table:table-cell>
          <table:table-cell table:formula="of:=[.H961]/[.$B$3]" office:value-type="percentage" office:value="0.791236162294013">
            <text:p>79,1%</text:p>
          </table:table-cell>
          <table:table-cell table:number-columns-repeated="1015"/>
        </table:table-row>
        <table:table-row table:style-name="ro1">
          <table:table-cell table:style-name="ce4" office:value-type="float" office:value="955">
            <text:p>955</text:p>
          </table:table-cell>
          <table:table-cell table:style-name="ce8" office:value-type="float" office:value="2728.370117">
            <text:p>2728.370117</text:p>
          </table:table-cell>
          <table:table-cell table:style-name="ce8" office:value-type="float" office:value="2177.83687867692">
            <text:p>2177.836879</text:p>
          </table:table-cell>
          <table:table-cell table:formula="of:=[.D961]+1" office:value-type="float" office:value="955">
            <text:p>955</text:p>
          </table:table-cell>
          <table:table-cell table:formula="of:=[.D962]/[.$B$4]" office:value-type="percentage" office:value="0.759141494435612">
            <text:p>75,9%</text:p>
          </table:table-cell>
          <table:table-cell table:formula="of:=[.D962]*[.$B$5]" office:value-type="float" office:value="2184577.12847213">
            <text:p>2184577,12847213</text:p>
          </table:table-cell>
          <table:table-cell table:formula="of:=[.F962]/[.$B$3]" office:value-type="percentage" office:value="0.759141494435612">
            <text:p>75,9%</text:p>
          </table:table-cell>
          <table:table-cell table:formula="of:=[.H961]+[.B962]" office:value-type="float" office:value="2279664.140375">
            <text:p>2279664,140375</text:p>
          </table:table-cell>
          <table:table-cell table:formula="of:=[.H962]/[.$B$3]" office:value-type="percentage" office:value="0.79218427208652">
            <text:p>79,2%</text:p>
          </table:table-cell>
          <table:table-cell table:number-columns-repeated="1015"/>
        </table:table-row>
        <table:table-row table:style-name="ro1">
          <table:table-cell table:style-name="ce4" office:value-type="float" office:value="956">
            <text:p>956</text:p>
          </table:table-cell>
          <table:table-cell table:style-name="ce8" office:value-type="float" office:value="2096.290039">
            <text:p>2096.290039</text:p>
          </table:table-cell>
          <table:table-cell table:style-name="ce8" office:value-type="float" office:value="2177.60032616733">
            <text:p>2177.600326</text:p>
          </table:table-cell>
          <table:table-cell table:formula="of:=[.D962]+1" office:value-type="float" office:value="956">
            <text:p>956</text:p>
          </table:table-cell>
          <table:table-cell table:formula="of:=[.D963]/[.$B$4]" office:value-type="percentage" office:value="0.759936406995231">
            <text:p>76,0%</text:p>
          </table:table-cell>
          <table:table-cell table:formula="of:=[.D963]*[.$B$5]" office:value-type="float" office:value="2186864.6437899">
            <text:p>2186864,6437899</text:p>
          </table:table-cell>
          <table:table-cell table:formula="of:=[.F963]/[.$B$3]" office:value-type="percentage" office:value="0.75993640699523">
            <text:p>76,0%</text:p>
          </table:table-cell>
          <table:table-cell table:formula="of:=[.H962]+[.B963]" office:value-type="float" office:value="2281760.430414">
            <text:p>2281760,430414</text:p>
          </table:table-cell>
          <table:table-cell table:formula="of:=[.H963]/[.$B$3]" office:value-type="percentage" office:value="0.792912733779283">
            <text:p>79,3%</text:p>
          </table:table-cell>
          <table:table-cell table:number-columns-repeated="1015"/>
        </table:table-row>
        <table:table-row table:style-name="ro1">
          <table:table-cell table:style-name="ce4" office:value-type="float" office:value="957">
            <text:p>957</text:p>
          </table:table-cell>
          <table:table-cell table:style-name="ce8" office:value-type="float" office:value="2080.350098">
            <text:p>2080.350098</text:p>
          </table:table-cell>
          <table:table-cell table:style-name="ce8" office:value-type="float" office:value="2177.4397032109">
            <text:p>2177.439703</text:p>
          </table:table-cell>
          <table:table-cell table:formula="of:=[.D963]+1" office:value-type="float" office:value="957">
            <text:p>957</text:p>
          </table:table-cell>
          <table:table-cell table:formula="of:=[.D964]/[.$B$4]" office:value-type="percentage" office:value="0.760731319554849">
            <text:p>76,1%</text:p>
          </table:table-cell>
          <table:table-cell table:formula="of:=[.D964]*[.$B$5]" office:value-type="float" office:value="2189152.15910767">
            <text:p>2189152,15910767</text:p>
          </table:table-cell>
          <table:table-cell table:formula="of:=[.F964]/[.$B$3]" office:value-type="percentage" office:value="0.760731319554849">
            <text:p>76,1%</text:p>
          </table:table-cell>
          <table:table-cell table:formula="of:=[.H963]+[.B964]" office:value-type="float" office:value="2283840.780512">
            <text:p>2283840,780512</text:p>
          </table:table-cell>
          <table:table-cell table:formula="of:=[.H964]/[.$B$3]" office:value-type="percentage" office:value="0.793635656335672">
            <text:p>79,4%</text:p>
          </table:table-cell>
          <table:table-cell table:number-columns-repeated="1015"/>
        </table:table-row>
        <table:table-row table:style-name="ro1">
          <table:table-cell table:style-name="ce4" office:value-type="float" office:value="958">
            <text:p>958</text:p>
          </table:table-cell>
          <table:table-cell table:style-name="ce8" office:value-type="float" office:value="2040.23999">
            <text:p>2040.239990</text:p>
          </table:table-cell>
          <table:table-cell table:style-name="ce8" office:value-type="float" office:value="2177.03106985889">
            <text:p>2177.031070</text:p>
          </table:table-cell>
          <table:table-cell table:formula="of:=[.D964]+1" office:value-type="float" office:value="958">
            <text:p>958</text:p>
          </table:table-cell>
          <table:table-cell table:formula="of:=[.D965]/[.$B$4]" office:value-type="percentage" office:value="0.761526232114467">
            <text:p>76,2%</text:p>
          </table:table-cell>
          <table:table-cell table:formula="of:=[.D965]*[.$B$5]" office:value-type="float" office:value="2191439.67442544">
            <text:p>2191439,67442544</text:p>
          </table:table-cell>
          <table:table-cell table:formula="of:=[.F965]/[.$B$3]" office:value-type="percentage" office:value="0.761526232114467">
            <text:p>76,2%</text:p>
          </table:table-cell>
          <table:table-cell table:formula="of:=[.H964]+[.B965]" office:value-type="float" office:value="2285881.020502">
            <text:p>2285881,020502</text:p>
          </table:table-cell>
          <table:table-cell table:formula="of:=[.H965]/[.$B$3]" office:value-type="percentage" office:value="0.794344640612231">
            <text:p>79,4%</text:p>
          </table:table-cell>
          <table:table-cell table:number-columns-repeated="1015"/>
        </table:table-row>
        <table:table-row table:style-name="ro1">
          <table:table-cell table:style-name="ce4" office:value-type="float" office:value="959">
            <text:p>959</text:p>
          </table:table-cell>
          <table:table-cell table:style-name="ce8" office:value-type="float" office:value="2047.619995">
            <text:p>2047.619995</text:p>
          </table:table-cell>
          <table:table-cell table:style-name="ce8" office:value-type="float" office:value="2176.58888840813">
            <text:p>2176.588888</text:p>
          </table:table-cell>
          <table:table-cell table:formula="of:=[.D965]+1" office:value-type="float" office:value="959">
            <text:p>959</text:p>
          </table:table-cell>
          <table:table-cell table:formula="of:=[.D966]/[.$B$4]" office:value-type="percentage" office:value="0.762321144674086">
            <text:p>76,2%</text:p>
          </table:table-cell>
          <table:table-cell table:formula="of:=[.D966]*[.$B$5]" office:value-type="float" office:value="2193727.18974322">
            <text:p>2193727,18974322</text:p>
          </table:table-cell>
          <table:table-cell table:formula="of:=[.F966]/[.$B$3]" office:value-type="percentage" office:value="0.762321144674086">
            <text:p>76,2%</text:p>
          </table:table-cell>
          <table:table-cell table:formula="of:=[.H965]+[.B966]" office:value-type="float" office:value="2287928.640497">
            <text:p>2287928,640497</text:p>
          </table:table-cell>
          <table:table-cell table:formula="of:=[.H966]/[.$B$3]" office:value-type="percentage" office:value="0.79505618944371">
            <text:p>79,5%</text:p>
          </table:table-cell>
          <table:table-cell table:number-columns-repeated="1015"/>
        </table:table-row>
        <table:table-row table:style-name="ro1">
          <table:table-cell table:style-name="ce4" office:value-type="float" office:value="960">
            <text:p>960</text:p>
          </table:table-cell>
          <table:table-cell table:style-name="ce8" office:value-type="float" office:value="1938.680054">
            <text:p>1938.680054</text:p>
          </table:table-cell>
          <table:table-cell table:style-name="ce8" office:value-type="float" office:value="2176.47557326206">
            <text:p>2176.475573</text:p>
          </table:table-cell>
          <table:table-cell table:formula="of:=[.D966]+1" office:value-type="float" office:value="960">
            <text:p>960</text:p>
          </table:table-cell>
          <table:table-cell table:formula="of:=[.D967]/[.$B$4]" office:value-type="percentage" office:value="0.763116057233704">
            <text:p>76,3%</text:p>
          </table:table-cell>
          <table:table-cell table:formula="of:=[.D967]*[.$B$5]" office:value-type="float" office:value="2196014.70506099">
            <text:p>2196014,70506099</text:p>
          </table:table-cell>
          <table:table-cell table:formula="of:=[.F967]/[.$B$3]" office:value-type="percentage" office:value="0.763116057233704">
            <text:p>76,3%</text:p>
          </table:table-cell>
          <table:table-cell table:formula="of:=[.H966]+[.B967]" office:value-type="float" office:value="2289867.320551">
            <text:p>2289867,320551</text:p>
          </table:table-cell>
          <table:table-cell table:formula="of:=[.H967]/[.$B$3]" office:value-type="percentage" office:value="0.795729881598702">
            <text:p>79,6%</text:p>
          </table:table-cell>
          <table:table-cell table:number-columns-repeated="1015"/>
        </table:table-row>
        <table:table-row table:style-name="ro1">
          <table:table-cell table:style-name="ce4" office:value-type="float" office:value="961">
            <text:p>961</text:p>
          </table:table-cell>
          <table:table-cell table:style-name="ce8" office:value-type="float" office:value="2099.840088">
            <text:p>2099.840088</text:p>
          </table:table-cell>
          <table:table-cell table:style-name="ce8" office:value-type="float" office:value="2176.38604299122">
            <text:p>2176.386043</text:p>
          </table:table-cell>
          <table:table-cell table:formula="of:=[.D967]+1" office:value-type="float" office:value="961">
            <text:p>961</text:p>
          </table:table-cell>
          <table:table-cell table:formula="of:=[.D968]/[.$B$4]" office:value-type="percentage" office:value="0.763910969793323">
            <text:p>76,4%</text:p>
          </table:table-cell>
          <table:table-cell table:formula="of:=[.D968]*[.$B$5]" office:value-type="float" office:value="2198302.22037876">
            <text:p>2198302,22037876</text:p>
          </table:table-cell>
          <table:table-cell table:formula="of:=[.F968]/[.$B$3]" office:value-type="percentage" office:value="0.763910969793323">
            <text:p>76,4%</text:p>
          </table:table-cell>
          <table:table-cell table:formula="of:=[.H967]+[.B968]" office:value-type="float" office:value="2291967.160639">
            <text:p>2291967,160639</text:p>
          </table:table-cell>
          <table:table-cell table:formula="of:=[.H968]/[.$B$3]" office:value-type="percentage" office:value="0.796459576935023">
            <text:p>79,6%</text:p>
          </table:table-cell>
          <table:table-cell table:number-columns-repeated="1015"/>
        </table:table-row>
        <table:table-row table:style-name="ro1">
          <table:table-cell table:style-name="ce4" office:value-type="float" office:value="962">
            <text:p>962</text:p>
          </table:table-cell>
          <table:table-cell table:style-name="ce8" office:value-type="float" office:value="2100.439941">
            <text:p>2100.439941</text:p>
          </table:table-cell>
          <table:table-cell table:style-name="ce8" office:value-type="float" office:value="2176.24754983798">
            <text:p>2176.247550</text:p>
          </table:table-cell>
          <table:table-cell table:formula="of:=[.D968]+1" office:value-type="float" office:value="962">
            <text:p>962</text:p>
          </table:table-cell>
          <table:table-cell table:formula="of:=[.D969]/[.$B$4]" office:value-type="percentage" office:value="0.764705882352941">
            <text:p>76,5%</text:p>
          </table:table-cell>
          <table:table-cell table:formula="of:=[.D969]*[.$B$5]" office:value-type="float" office:value="2200589.73569653">
            <text:p>2200589,73569653</text:p>
          </table:table-cell>
          <table:table-cell table:formula="of:=[.F969]/[.$B$3]" office:value-type="percentage" office:value="0.764705882352941">
            <text:p>76,5%</text:p>
          </table:table-cell>
          <table:table-cell table:formula="of:=[.H968]+[.B969]" office:value-type="float" office:value="2294067.60058">
            <text:p>2294067,60058</text:p>
          </table:table-cell>
          <table:table-cell table:formula="of:=[.H969]/[.$B$3]" office:value-type="percentage" office:value="0.797189480720521">
            <text:p>79,7%</text:p>
          </table:table-cell>
          <table:table-cell table:number-columns-repeated="1015"/>
        </table:table-row>
        <table:table-row table:style-name="ro1">
          <table:table-cell table:style-name="ce4" office:value-type="float" office:value="963">
            <text:p>963</text:p>
          </table:table-cell>
          <table:table-cell table:style-name="ce8" office:value-type="float" office:value="2108.290039">
            <text:p>2108.290039</text:p>
          </table:table-cell>
          <table:table-cell table:style-name="ce8" office:value-type="float" office:value="2176.12781047557">
            <text:p>2176.127810</text:p>
          </table:table-cell>
          <table:table-cell table:formula="of:=[.D969]+1" office:value-type="float" office:value="963">
            <text:p>963</text:p>
          </table:table-cell>
          <table:table-cell table:formula="of:=[.D970]/[.$B$4]" office:value-type="percentage" office:value="0.76550079491256">
            <text:p>76,6%</text:p>
          </table:table-cell>
          <table:table-cell table:formula="of:=[.D970]*[.$B$5]" office:value-type="float" office:value="2202877.2510143">
            <text:p>2202877,2510143</text:p>
          </table:table-cell>
          <table:table-cell table:formula="of:=[.F970]/[.$B$3]" office:value-type="percentage" office:value="0.76550079491256">
            <text:p>76,6%</text:p>
          </table:table-cell>
          <table:table-cell table:formula="of:=[.H969]+[.B970]" office:value-type="float" office:value="2296175.890619">
            <text:p>2296175,890619</text:p>
          </table:table-cell>
          <table:table-cell table:formula="of:=[.H970]/[.$B$3]" office:value-type="percentage" office:value="0.797922112418459">
            <text:p>79,8%</text:p>
          </table:table-cell>
          <table:table-cell table:number-columns-repeated="1015"/>
        </table:table-row>
        <table:table-row table:style-name="ro1">
          <table:table-cell table:style-name="ce4" office:value-type="float" office:value="964">
            <text:p>964</text:p>
          </table:table-cell>
          <table:table-cell table:style-name="ce8" office:value-type="float" office:value="2079.51001">
            <text:p>2079.510010</text:p>
          </table:table-cell>
          <table:table-cell table:style-name="ce8" office:value-type="float" office:value="2176.08837828688">
            <text:p>2176.088378</text:p>
          </table:table-cell>
          <table:table-cell table:formula="of:=[.D970]+1" office:value-type="float" office:value="964">
            <text:p>964</text:p>
          </table:table-cell>
          <table:table-cell table:formula="of:=[.D971]/[.$B$4]" office:value-type="percentage" office:value="0.766295707472178">
            <text:p>76,6%</text:p>
          </table:table-cell>
          <table:table-cell table:formula="of:=[.D971]*[.$B$5]" office:value-type="float" office:value="2205164.76633207">
            <text:p>2205164,76633207</text:p>
          </table:table-cell>
          <table:table-cell table:formula="of:=[.F971]/[.$B$3]" office:value-type="percentage" office:value="0.766295707472178">
            <text:p>76,6%</text:p>
          </table:table-cell>
          <table:table-cell table:formula="of:=[.H970]+[.B971]" office:value-type="float" office:value="2298255.400629">
            <text:p>2298255,400629</text:p>
          </table:table-cell>
          <table:table-cell table:formula="of:=[.H971]/[.$B$3]" office:value-type="percentage" office:value="0.798644743043906">
            <text:p>79,9%</text:p>
          </table:table-cell>
          <table:table-cell table:number-columns-repeated="1015"/>
        </table:table-row>
        <table:table-row table:style-name="ro1">
          <table:table-cell table:style-name="ce4" office:value-type="float" office:value="965">
            <text:p>965</text:p>
          </table:table-cell>
          <table:table-cell table:style-name="ce8" office:value-type="float" office:value="2043.939941">
            <text:p>2043.939941</text:p>
          </table:table-cell>
          <table:table-cell table:style-name="ce8" office:value-type="float" office:value="2175.95953677646">
            <text:p>2175.959537</text:p>
          </table:table-cell>
          <table:table-cell table:formula="of:=[.D971]+1" office:value-type="float" office:value="965">
            <text:p>965</text:p>
          </table:table-cell>
          <table:table-cell table:formula="of:=[.D972]/[.$B$4]" office:value-type="percentage" office:value="0.767090620031796">
            <text:p>76,7%</text:p>
          </table:table-cell>
          <table:table-cell table:formula="of:=[.D972]*[.$B$5]" office:value-type="float" office:value="2207452.28164985">
            <text:p>2207452,28164985</text:p>
          </table:table-cell>
          <table:table-cell table:formula="of:=[.F972]/[.$B$3]" office:value-type="percentage" office:value="0.767090620031796">
            <text:p>76,7%</text:p>
          </table:table-cell>
          <table:table-cell table:formula="of:=[.H971]+[.B972]" office:value-type="float" office:value="2300299.34057">
            <text:p>2300299,34057</text:p>
          </table:table-cell>
          <table:table-cell table:formula="of:=[.H972]/[.$B$3]" office:value-type="percentage" office:value="0.799355013055033">
            <text:p>79,9%</text:p>
          </table:table-cell>
          <table:table-cell table:number-columns-repeated="1015"/>
        </table:table-row>
        <table:table-row table:style-name="ro1">
          <table:table-cell table:style-name="ce4" office:value-type="float" office:value="966">
            <text:p>966</text:p>
          </table:table-cell>
          <table:table-cell table:style-name="ce8" office:value-type="float" office:value="2077.570068">
            <text:p>2077.570068</text:p>
          </table:table-cell>
          <table:table-cell table:style-name="ce8" office:value-type="float" office:value="2175.90636568608">
            <text:p>2175.906366</text:p>
          </table:table-cell>
          <table:table-cell table:formula="of:=[.D972]+1" office:value-type="float" office:value="966">
            <text:p>966</text:p>
          </table:table-cell>
          <table:table-cell table:formula="of:=[.D973]/[.$B$4]" office:value-type="percentage" office:value="0.767885532591415">
            <text:p>76,8%</text:p>
          </table:table-cell>
          <table:table-cell table:formula="of:=[.D973]*[.$B$5]" office:value-type="float" office:value="2209739.79696762">
            <text:p>2209739,79696762</text:p>
          </table:table-cell>
          <table:table-cell table:formula="of:=[.F973]/[.$B$3]" office:value-type="percentage" office:value="0.767885532591415">
            <text:p>76,8%</text:p>
          </table:table-cell>
          <table:table-cell table:formula="of:=[.H972]+[.B973]" office:value-type="float" office:value="2302376.910638">
            <text:p>2302376,910638</text:p>
          </table:table-cell>
          <table:table-cell table:formula="of:=[.H973]/[.$B$3]" office:value-type="percentage" office:value="0.800076969549798">
            <text:p>80,0%</text:p>
          </table:table-cell>
          <table:table-cell table:number-columns-repeated="1015"/>
        </table:table-row>
        <table:table-row table:style-name="ro1">
          <table:table-cell table:style-name="ce4" office:value-type="float" office:value="967">
            <text:p>967</text:p>
          </table:table-cell>
          <table:table-cell table:style-name="ce8" office:value-type="float" office:value="2014.890015">
            <text:p>2014.890015</text:p>
          </table:table-cell>
          <table:table-cell table:style-name="ce8" office:value-type="float" office:value="2175.72922921149">
            <text:p>2175.729229</text:p>
          </table:table-cell>
          <table:table-cell table:formula="of:=[.D973]+1" office:value-type="float" office:value="967">
            <text:p>967</text:p>
          </table:table-cell>
          <table:table-cell table:formula="of:=[.D974]/[.$B$4]" office:value-type="percentage" office:value="0.768680445151033">
            <text:p>76,9%</text:p>
          </table:table-cell>
          <table:table-cell table:formula="of:=[.D974]*[.$B$5]" office:value-type="float" office:value="2212027.31228539">
            <text:p>2212027,31228539</text:p>
          </table:table-cell>
          <table:table-cell table:formula="of:=[.F974]/[.$B$3]" office:value-type="percentage" office:value="0.768680445151033">
            <text:p>76,9%</text:p>
          </table:table-cell>
          <table:table-cell table:formula="of:=[.H973]+[.B974]" office:value-type="float" office:value="2304391.800653">
            <text:p>2304391,800653</text:p>
          </table:table-cell>
          <table:table-cell table:formula="of:=[.H974]/[.$B$3]" office:value-type="percentage" office:value="0.80077714469911">
            <text:p>80,1%</text:p>
          </table:table-cell>
          <table:table-cell table:number-columns-repeated="1015"/>
        </table:table-row>
        <table:table-row table:style-name="ro1">
          <table:table-cell table:style-name="ce4" office:value-type="float" office:value="968">
            <text:p>968</text:p>
          </table:table-cell>
          <table:table-cell table:style-name="ce8" office:value-type="float" office:value="2079.280029">
            <text:p>2079.280029</text:p>
          </table:table-cell>
          <table:table-cell table:style-name="ce8" office:value-type="float" office:value="2175.58060536412">
            <text:p>2175.580605</text:p>
          </table:table-cell>
          <table:table-cell table:formula="of:=[.D974]+1" office:value-type="float" office:value="968">
            <text:p>968</text:p>
          </table:table-cell>
          <table:table-cell table:formula="of:=[.D975]/[.$B$4]" office:value-type="percentage" office:value="0.769475357710652">
            <text:p>76,9%</text:p>
          </table:table-cell>
          <table:table-cell table:formula="of:=[.D975]*[.$B$5]" office:value-type="float" office:value="2214314.82760316">
            <text:p>2214314,82760316</text:p>
          </table:table-cell>
          <table:table-cell table:formula="of:=[.F975]/[.$B$3]" office:value-type="percentage" office:value="0.769475357710652">
            <text:p>76,9%</text:p>
          </table:table-cell>
          <table:table-cell table:formula="of:=[.H974]+[.B975]" office:value-type="float" office:value="2306471.080682">
            <text:p>2306471,080682</text:p>
          </table:table-cell>
          <table:table-cell table:formula="of:=[.H975]/[.$B$3]" office:value-type="percentage" office:value="0.80149969540606">
            <text:p>80,1%</text:p>
          </table:table-cell>
          <table:table-cell table:number-columns-repeated="1015"/>
        </table:table-row>
        <table:table-row table:style-name="ro1">
          <table:table-cell table:style-name="ce4" office:value-type="float" office:value="969">
            <text:p>969</text:p>
          </table:table-cell>
          <table:table-cell table:style-name="ce8" office:value-type="float" office:value="2116.100098">
            <text:p>2116.100098</text:p>
          </table:table-cell>
          <table:table-cell table:style-name="ce8" office:value-type="float" office:value="2175.18158778472">
            <text:p>2175.181588</text:p>
          </table:table-cell>
          <table:table-cell table:formula="of:=[.D975]+1" office:value-type="float" office:value="969">
            <text:p>969</text:p>
          </table:table-cell>
          <table:table-cell table:formula="of:=[.D976]/[.$B$4]" office:value-type="percentage" office:value="0.77027027027027">
            <text:p>77,0%</text:p>
          </table:table-cell>
          <table:table-cell table:formula="of:=[.D976]*[.$B$5]" office:value-type="float" office:value="2216602.34292093">
            <text:p>2216602,34292093</text:p>
          </table:table-cell>
          <table:table-cell table:formula="of:=[.F976]/[.$B$3]" office:value-type="percentage" office:value="0.77027027027027">
            <text:p>77,0%</text:p>
          </table:table-cell>
          <table:table-cell table:formula="of:=[.H975]+[.B976]" office:value-type="float" office:value="2308587.18078">
            <text:p>2308587,18078</text:p>
          </table:table-cell>
          <table:table-cell table:formula="of:=[.H976]/[.$B$3]" office:value-type="percentage" office:value="0.80223504110287">
            <text:p>80,2%</text:p>
          </table:table-cell>
          <table:table-cell table:number-columns-repeated="1015"/>
        </table:table-row>
        <table:table-row table:style-name="ro1">
          <table:table-cell table:style-name="ce4" office:value-type="float" office:value="970">
            <text:p>970</text:p>
          </table:table-cell>
          <table:table-cell table:style-name="ce8" office:value-type="float" office:value="2088">
            <text:p>2088.000000</text:p>
          </table:table-cell>
          <table:table-cell table:style-name="ce8" office:value-type="float" office:value="2175.15133776115">
            <text:p>2175.151338</text:p>
          </table:table-cell>
          <table:table-cell table:formula="of:=[.D976]+1" office:value-type="float" office:value="970">
            <text:p>970</text:p>
          </table:table-cell>
          <table:table-cell table:formula="of:=[.D977]/[.$B$4]" office:value-type="percentage" office:value="0.771065182829889">
            <text:p>77,1%</text:p>
          </table:table-cell>
          <table:table-cell table:formula="of:=[.D977]*[.$B$5]" office:value-type="float" office:value="2218889.85823871">
            <text:p>2218889,85823871</text:p>
          </table:table-cell>
          <table:table-cell table:formula="of:=[.F977]/[.$B$3]" office:value-type="percentage" office:value="0.771065182829889">
            <text:p>77,1%</text:p>
          </table:table-cell>
          <table:table-cell table:formula="of:=[.H976]+[.B977]" office:value-type="float" office:value="2310675.18078">
            <text:p>2310675,18078</text:p>
          </table:table-cell>
          <table:table-cell table:formula="of:=[.H977]/[.$B$3]" office:value-type="percentage" office:value="0.802960622003504">
            <text:p>80,3%</text:p>
          </table:table-cell>
          <table:table-cell table:number-columns-repeated="1015"/>
        </table:table-row>
        <table:table-row table:style-name="ro1">
          <table:table-cell table:style-name="ce4" office:value-type="float" office:value="971">
            <text:p>971</text:p>
          </table:table-cell>
          <table:table-cell table:style-name="ce8" office:value-type="float" office:value="1922.030029">
            <text:p>1922.030029</text:p>
          </table:table-cell>
          <table:table-cell table:style-name="ce8" office:value-type="float" office:value="2174.61646018782">
            <text:p>2174.616460</text:p>
          </table:table-cell>
          <table:table-cell table:formula="of:=[.D977]+1" office:value-type="float" office:value="971">
            <text:p>971</text:p>
          </table:table-cell>
          <table:table-cell table:formula="of:=[.D978]/[.$B$4]" office:value-type="percentage" office:value="0.771860095389507">
            <text:p>77,2%</text:p>
          </table:table-cell>
          <table:table-cell table:formula="of:=[.D978]*[.$B$5]" office:value-type="float" office:value="2221177.37355648">
            <text:p>2221177,37355648</text:p>
          </table:table-cell>
          <table:table-cell table:formula="of:=[.F978]/[.$B$3]" office:value-type="percentage" office:value="0.771860095389507">
            <text:p>77,2%</text:p>
          </table:table-cell>
          <table:table-cell table:formula="of:=[.H977]+[.B978]" office:value-type="float" office:value="2312597.210809">
            <text:p>2312597,210809</text:p>
          </table:table-cell>
          <table:table-cell table:formula="of:=[.H978]/[.$B$3]" office:value-type="percentage" office:value="0.803628528267626">
            <text:p>80,4%</text:p>
          </table:table-cell>
          <table:table-cell table:number-columns-repeated="1015"/>
        </table:table-row>
        <table:table-row table:style-name="ro1">
          <table:table-cell table:style-name="ce4" office:value-type="float" office:value="972">
            <text:p>972</text:p>
          </table:table-cell>
          <table:table-cell table:style-name="ce8" office:value-type="float" office:value="2105.199951">
            <text:p>2105.199951</text:p>
          </table:table-cell>
          <table:table-cell table:style-name="ce8" office:value-type="float" office:value="2174.18931859463">
            <text:p>2174.189319</text:p>
          </table:table-cell>
          <table:table-cell table:formula="of:=[.D978]+1" office:value-type="float" office:value="972">
            <text:p>972</text:p>
          </table:table-cell>
          <table:table-cell table:formula="of:=[.D979]/[.$B$4]" office:value-type="percentage" office:value="0.772655007949126">
            <text:p>77,3%</text:p>
          </table:table-cell>
          <table:table-cell table:formula="of:=[.D979]*[.$B$5]" office:value-type="float" office:value="2223464.88887425">
            <text:p>2223464,88887425</text:p>
          </table:table-cell>
          <table:table-cell table:formula="of:=[.F979]/[.$B$3]" office:value-type="percentage" office:value="0.772655007949126">
            <text:p>77,3%</text:p>
          </table:table-cell>
          <table:table-cell table:formula="of:=[.H978]+[.B979]" office:value-type="float" office:value="2314702.41076">
            <text:p>2314702,41076</text:p>
          </table:table-cell>
          <table:table-cell table:formula="of:=[.H979]/[.$B$3]" office:value-type="percentage" office:value="0.804360086158652">
            <text:p>80,4%</text:p>
          </table:table-cell>
          <table:table-cell table:number-columns-repeated="1015"/>
        </table:table-row>
        <table:table-row table:style-name="ro1">
          <table:table-cell table:style-name="ce4" office:value-type="float" office:value="973">
            <text:p>973</text:p>
          </table:table-cell>
          <table:table-cell table:style-name="ce8" office:value-type="float" office:value="2119.209961">
            <text:p>2119.209961</text:p>
          </table:table-cell>
          <table:table-cell table:style-name="ce8" office:value-type="float" office:value="2173.7509118175">
            <text:p>2173.750912</text:p>
          </table:table-cell>
          <table:table-cell table:formula="of:=[.D979]+1" office:value-type="float" office:value="973">
            <text:p>973</text:p>
          </table:table-cell>
          <table:table-cell table:formula="of:=[.D980]/[.$B$4]" office:value-type="percentage" office:value="0.773449920508744">
            <text:p>77,3%</text:p>
          </table:table-cell>
          <table:table-cell table:formula="of:=[.D980]*[.$B$5]" office:value-type="float" office:value="2225752.40419202">
            <text:p>2225752,40419202</text:p>
          </table:table-cell>
          <table:table-cell table:formula="of:=[.F980]/[.$B$3]" office:value-type="percentage" office:value="0.773449920508744">
            <text:p>77,3%</text:p>
          </table:table-cell>
          <table:table-cell table:formula="of:=[.H979]+[.B980]" office:value-type="float" office:value="2316821.620721">
            <text:p>2316821,620721</text:p>
          </table:table-cell>
          <table:table-cell table:formula="of:=[.H980]/[.$B$3]" office:value-type="percentage" office:value="0.805096512534196">
            <text:p>80,5%</text:p>
          </table:table-cell>
          <table:table-cell table:number-columns-repeated="1015"/>
        </table:table-row>
        <table:table-row table:style-name="ro1">
          <table:table-cell table:style-name="ce4" office:value-type="float" office:value="974">
            <text:p>974</text:p>
          </table:table-cell>
          <table:table-cell table:style-name="ce8" office:value-type="float" office:value="1906.900024">
            <text:p>1906.900024</text:p>
          </table:table-cell>
          <table:table-cell table:style-name="ce8" office:value-type="float" office:value="2173.70260910158">
            <text:p>2173.702609</text:p>
          </table:table-cell>
          <table:table-cell table:formula="of:=[.D980]+1" office:value-type="float" office:value="974">
            <text:p>974</text:p>
          </table:table-cell>
          <table:table-cell table:formula="of:=[.D981]/[.$B$4]" office:value-type="percentage" office:value="0.774244833068362">
            <text:p>77,4%</text:p>
          </table:table-cell>
          <table:table-cell table:formula="of:=[.D981]*[.$B$5]" office:value-type="float" office:value="2228039.91950979">
            <text:p>2228039,91950979</text:p>
          </table:table-cell>
          <table:table-cell table:formula="of:=[.F981]/[.$B$3]" office:value-type="percentage" office:value="0.774244833068362">
            <text:p>77,4%</text:p>
          </table:table-cell>
          <table:table-cell table:formula="of:=[.H980]+[.B981]" office:value-type="float" office:value="2318728.520745">
            <text:p>2318728,520745</text:p>
          </table:table-cell>
          <table:table-cell table:formula="of:=[.H981]/[.$B$3]" office:value-type="percentage" office:value="0.805759161115055">
            <text:p>80,6%</text:p>
          </table:table-cell>
          <table:table-cell table:number-columns-repeated="1015"/>
        </table:table-row>
        <table:table-row table:style-name="ro1">
          <table:table-cell table:style-name="ce4" office:value-type="float" office:value="975">
            <text:p>975</text:p>
          </table:table-cell>
          <table:table-cell table:style-name="ce8" office:value-type="float" office:value="2108.629883">
            <text:p>2108.629883</text:p>
          </table:table-cell>
          <table:table-cell table:style-name="ce8" office:value-type="float" office:value="2172.82739320731">
            <text:p>2172.827393</text:p>
          </table:table-cell>
          <table:table-cell table:formula="of:=[.D981]+1" office:value-type="float" office:value="975">
            <text:p>975</text:p>
          </table:table-cell>
          <table:table-cell table:formula="of:=[.D982]/[.$B$4]" office:value-type="percentage" office:value="0.775039745627981">
            <text:p>77,5%</text:p>
          </table:table-cell>
          <table:table-cell table:formula="of:=[.D982]*[.$B$5]" office:value-type="float" office:value="2230327.43482756">
            <text:p>2230327,43482756</text:p>
          </table:table-cell>
          <table:table-cell table:formula="of:=[.F982]/[.$B$3]" office:value-type="percentage" office:value="0.775039745627981">
            <text:p>77,5%</text:p>
          </table:table-cell>
          <table:table-cell table:formula="of:=[.H981]+[.B982]" office:value-type="float" office:value="2320837.150628">
            <text:p>2320837,150628</text:p>
          </table:table-cell>
          <table:table-cell table:formula="of:=[.H982]/[.$B$3]" office:value-type="percentage" office:value="0.80649191090893">
            <text:p>80,6%</text:p>
          </table:table-cell>
          <table:table-cell table:number-columns-repeated="1015"/>
        </table:table-row>
        <table:table-row table:style-name="ro1">
          <table:table-cell table:style-name="ce4" office:value-type="float" office:value="976">
            <text:p>976</text:p>
          </table:table-cell>
          <table:table-cell table:style-name="ce8" office:value-type="float" office:value="2075">
            <text:p>2075.000000</text:p>
          </table:table-cell>
          <table:table-cell table:style-name="ce8" office:value-type="float" office:value="2171.60831859155">
            <text:p>2171.608319</text:p>
          </table:table-cell>
          <table:table-cell table:formula="of:=[.D982]+1" office:value-type="float" office:value="976">
            <text:p>976</text:p>
          </table:table-cell>
          <table:table-cell table:formula="of:=[.D983]/[.$B$4]" office:value-type="percentage" office:value="0.775834658187599">
            <text:p>77,6%</text:p>
          </table:table-cell>
          <table:table-cell table:formula="of:=[.D983]*[.$B$5]" office:value-type="float" office:value="2232614.95014534">
            <text:p>2232614,95014534</text:p>
          </table:table-cell>
          <table:table-cell table:formula="of:=[.F983]/[.$B$3]" office:value-type="percentage" office:value="0.775834658187599">
            <text:p>77,6%</text:p>
          </table:table-cell>
          <table:table-cell table:formula="of:=[.H982]+[.B983]" office:value-type="float" office:value="2322912.150628">
            <text:p>2322912,150628</text:p>
          </table:table-cell>
          <table:table-cell table:formula="of:=[.H983]/[.$B$3]" office:value-type="percentage" office:value="0.807212974303956">
            <text:p>80,7%</text:p>
          </table:table-cell>
          <table:table-cell table:number-columns-repeated="1015"/>
        </table:table-row>
        <table:table-row table:style-name="ro1">
          <table:table-cell table:style-name="ce4" office:value-type="float" office:value="977">
            <text:p>977</text:p>
          </table:table-cell>
          <table:table-cell table:style-name="ce8" office:value-type="float" office:value="2080.149902">
            <text:p>2080.149902</text:p>
          </table:table-cell>
          <table:table-cell table:style-name="ce8" office:value-type="float" office:value="2171.60633645611">
            <text:p>2171.606336</text:p>
          </table:table-cell>
          <table:table-cell table:formula="of:=[.D983]+1" office:value-type="float" office:value="977">
            <text:p>977</text:p>
          </table:table-cell>
          <table:table-cell table:formula="of:=[.D984]/[.$B$4]" office:value-type="percentage" office:value="0.776629570747218">
            <text:p>77,7%</text:p>
          </table:table-cell>
          <table:table-cell table:formula="of:=[.D984]*[.$B$5]" office:value-type="float" office:value="2234902.46546311">
            <text:p>2234902,46546311</text:p>
          </table:table-cell>
          <table:table-cell table:formula="of:=[.F984]/[.$B$3]" office:value-type="percentage" office:value="0.776629570747218">
            <text:p>77,7%</text:p>
          </table:table-cell>
          <table:table-cell table:formula="of:=[.H983]+[.B984]" office:value-type="float" office:value="2324992.30053">
            <text:p>2324992,30053</text:p>
          </table:table-cell>
          <table:table-cell table:formula="of:=[.H984]/[.$B$3]" office:value-type="percentage" office:value="0.80793582729215">
            <text:p>80,8%</text:p>
          </table:table-cell>
          <table:table-cell table:number-columns-repeated="1015"/>
        </table:table-row>
        <table:table-row table:style-name="ro1">
          <table:table-cell table:style-name="ce4" office:value-type="float" office:value="978">
            <text:p>978</text:p>
          </table:table-cell>
          <table:table-cell table:style-name="ce8" office:value-type="float" office:value="2102.149902">
            <text:p>2102.149902</text:p>
          </table:table-cell>
          <table:table-cell table:style-name="ce8" office:value-type="float" office:value="2169.89600885224">
            <text:p>2169.896009</text:p>
          </table:table-cell>
          <table:table-cell table:formula="of:=[.D984]+1" office:value-type="float" office:value="978">
            <text:p>978</text:p>
          </table:table-cell>
          <table:table-cell table:formula="of:=[.D985]/[.$B$4]" office:value-type="percentage" office:value="0.777424483306836">
            <text:p>77,7%</text:p>
          </table:table-cell>
          <table:table-cell table:formula="of:=[.D985]*[.$B$5]" office:value-type="float" office:value="2237189.98078088">
            <text:p>2237189,98078088</text:p>
          </table:table-cell>
          <table:table-cell table:formula="of:=[.F985]/[.$B$3]" office:value-type="percentage" office:value="0.777424483306836">
            <text:p>77,7%</text:p>
          </table:table-cell>
          <table:table-cell table:formula="of:=[.H984]+[.B985]" office:value-type="float" office:value="2327094.450432">
            <text:p>2327094,450432</text:p>
          </table:table-cell>
          <table:table-cell table:formula="of:=[.H985]/[.$B$3]" office:value-type="percentage" office:value="0.808666325289832">
            <text:p>80,9%</text:p>
          </table:table-cell>
          <table:table-cell table:number-columns-repeated="1015"/>
        </table:table-row>
        <table:table-row table:style-name="ro1">
          <table:table-cell table:style-name="ce4" office:value-type="float" office:value="979">
            <text:p>979</text:p>
          </table:table-cell>
          <table:table-cell table:style-name="ce8" office:value-type="float" office:value="1995.829956">
            <text:p>1995.829956</text:p>
          </table:table-cell>
          <table:table-cell table:style-name="ce8" office:value-type="float" office:value="2169.05009413443">
            <text:p>2169.050094</text:p>
          </table:table-cell>
          <table:table-cell table:formula="of:=[.D985]+1" office:value-type="float" office:value="979">
            <text:p>979</text:p>
          </table:table-cell>
          <table:table-cell table:formula="of:=[.D986]/[.$B$4]" office:value-type="percentage" office:value="0.778219395866455">
            <text:p>77,8%</text:p>
          </table:table-cell>
          <table:table-cell table:formula="of:=[.D986]*[.$B$5]" office:value-type="float" office:value="2239477.49609865">
            <text:p>2239477,49609865</text:p>
          </table:table-cell>
          <table:table-cell table:formula="of:=[.F986]/[.$B$3]" office:value-type="percentage" office:value="0.778219395866455">
            <text:p>77,8%</text:p>
          </table:table-cell>
          <table:table-cell table:formula="of:=[.H985]+[.B986]" office:value-type="float" office:value="2329090.280388">
            <text:p>2329090,280388</text:p>
          </table:table-cell>
          <table:table-cell table:formula="of:=[.H986]/[.$B$3]" office:value-type="percentage" office:value="0.80935987706042">
            <text:p>80,9%</text:p>
          </table:table-cell>
          <table:table-cell table:number-columns-repeated="1015"/>
        </table:table-row>
        <table:table-row table:style-name="ro1">
          <table:table-cell table:style-name="ce4" office:value-type="float" office:value="980">
            <text:p>980</text:p>
          </table:table-cell>
          <table:table-cell table:style-name="ce8" office:value-type="float" office:value="1921.839966">
            <text:p>1921.839966</text:p>
          </table:table-cell>
          <table:table-cell table:style-name="ce8" office:value-type="float" office:value="2168.75264390308">
            <text:p>2168.752644</text:p>
          </table:table-cell>
          <table:table-cell table:formula="of:=[.D986]+1" office:value-type="float" office:value="980">
            <text:p>980</text:p>
          </table:table-cell>
          <table:table-cell table:formula="of:=[.D987]/[.$B$4]" office:value-type="percentage" office:value="0.779014308426073">
            <text:p>77,9%</text:p>
          </table:table-cell>
          <table:table-cell table:formula="of:=[.D987]*[.$B$5]" office:value-type="float" office:value="2241765.01141642">
            <text:p>2241765,01141642</text:p>
          </table:table-cell>
          <table:table-cell table:formula="of:=[.F987]/[.$B$3]" office:value-type="percentage" office:value="0.779014308426073">
            <text:p>77,9%</text:p>
          </table:table-cell>
          <table:table-cell table:formula="of:=[.H986]+[.B987]" office:value-type="float" office:value="2331012.120354">
            <text:p>2331012,120354</text:p>
          </table:table-cell>
          <table:table-cell table:formula="of:=[.H987]/[.$B$3]" office:value-type="percentage" office:value="0.810027717277568">
            <text:p>81,0%</text:p>
          </table:table-cell>
          <table:table-cell table:number-columns-repeated="1015"/>
        </table:table-row>
        <table:table-row table:style-name="ro1">
          <table:table-cell table:style-name="ce4" office:value-type="float" office:value="981">
            <text:p>981</text:p>
          </table:table-cell>
          <table:table-cell table:style-name="ce8" office:value-type="float" office:value="2070.649902">
            <text:p>2070.649902</text:p>
          </table:table-cell>
          <table:table-cell table:style-name="ce8" office:value-type="float" office:value="2168.55539560833">
            <text:p>2168.555396</text:p>
          </table:table-cell>
          <table:table-cell table:formula="of:=[.D987]+1" office:value-type="float" office:value="981">
            <text:p>981</text:p>
          </table:table-cell>
          <table:table-cell table:formula="of:=[.D988]/[.$B$4]" office:value-type="percentage" office:value="0.779809220985692">
            <text:p>78,0%</text:p>
          </table:table-cell>
          <table:table-cell table:formula="of:=[.D988]*[.$B$5]" office:value-type="float" office:value="2244052.5267342">
            <text:p>2244052,5267342</text:p>
          </table:table-cell>
          <table:table-cell table:formula="of:=[.F988]/[.$B$3]" office:value-type="percentage" office:value="0.779809220985691">
            <text:p>78,0%</text:p>
          </table:table-cell>
          <table:table-cell table:formula="of:=[.H987]+[.B988]" office:value-type="float" office:value="2333082.770256">
            <text:p>2333082,770256</text:p>
          </table:table-cell>
          <table:table-cell table:formula="of:=[.H988]/[.$B$3]" office:value-type="percentage" office:value="0.810747269011663">
            <text:p>81,1%</text:p>
          </table:table-cell>
          <table:table-cell table:number-columns-repeated="1015"/>
        </table:table-row>
        <table:table-row table:style-name="ro1">
          <table:table-cell table:style-name="ce4" office:value-type="float" office:value="982">
            <text:p>982</text:p>
          </table:table-cell>
          <table:table-cell table:style-name="ce8" office:value-type="float" office:value="2065.949951">
            <text:p>2065.949951</text:p>
          </table:table-cell>
          <table:table-cell table:style-name="ce8" office:value-type="float" office:value="2168.33175421162">
            <text:p>2168.331754</text:p>
          </table:table-cell>
          <table:table-cell table:formula="of:=[.D988]+1" office:value-type="float" office:value="982">
            <text:p>982</text:p>
          </table:table-cell>
          <table:table-cell table:formula="of:=[.D989]/[.$B$4]" office:value-type="percentage" office:value="0.78060413354531">
            <text:p>78,1%</text:p>
          </table:table-cell>
          <table:table-cell table:formula="of:=[.D989]*[.$B$5]" office:value-type="float" office:value="2246340.04205197">
            <text:p>2246340,04205197</text:p>
          </table:table-cell>
          <table:table-cell table:formula="of:=[.F989]/[.$B$3]" office:value-type="percentage" office:value="0.78060413354531">
            <text:p>78,1%</text:p>
          </table:table-cell>
          <table:table-cell table:formula="of:=[.H988]+[.B989]" office:value-type="float" office:value="2335148.720207">
            <text:p>2335148,720207</text:p>
          </table:table-cell>
          <table:table-cell table:formula="of:=[.H989]/[.$B$3]" office:value-type="percentage" office:value="0.811465187510759">
            <text:p>81,1%</text:p>
          </table:table-cell>
          <table:table-cell table:number-columns-repeated="1015"/>
        </table:table-row>
        <table:table-row table:style-name="ro1">
          <table:table-cell table:style-name="ce4" office:value-type="float" office:value="983">
            <text:p>983</text:p>
          </table:table-cell>
          <table:table-cell table:style-name="ce8" office:value-type="float" office:value="1868.98999">
            <text:p>1868.989990</text:p>
          </table:table-cell>
          <table:table-cell table:style-name="ce8" office:value-type="float" office:value="2168.19237472781">
            <text:p>2168.192375</text:p>
          </table:table-cell>
          <table:table-cell table:formula="of:=[.D989]+1" office:value-type="float" office:value="983">
            <text:p>983</text:p>
          </table:table-cell>
          <table:table-cell table:formula="of:=[.D990]/[.$B$4]" office:value-type="percentage" office:value="0.781399046104928">
            <text:p>78,1%</text:p>
          </table:table-cell>
          <table:table-cell table:formula="of:=[.D990]*[.$B$5]" office:value-type="float" office:value="2248627.55736974">
            <text:p>2248627,55736974</text:p>
          </table:table-cell>
          <table:table-cell table:formula="of:=[.F990]/[.$B$3]" office:value-type="percentage" office:value="0.781399046104928">
            <text:p>78,1%</text:p>
          </table:table-cell>
          <table:table-cell table:formula="of:=[.H989]+[.B990]" office:value-type="float" office:value="2337017.710197">
            <text:p>2337017,710197</text:p>
          </table:table-cell>
          <table:table-cell table:formula="of:=[.H990]/[.$B$3]" office:value-type="percentage" office:value="0.812114662338451">
            <text:p>81,2%</text:p>
          </table:table-cell>
          <table:table-cell table:number-columns-repeated="1015"/>
        </table:table-row>
        <table:table-row table:style-name="ro1">
          <table:table-cell table:style-name="ce4" office:value-type="float" office:value="984">
            <text:p>984</text:p>
          </table:table-cell>
          <table:table-cell table:style-name="ce8" office:value-type="float" office:value="2108.570068">
            <text:p>2108.570068</text:p>
          </table:table-cell>
          <table:table-cell table:style-name="ce8" office:value-type="float" office:value="2167.90763744393">
            <text:p>2167.907637</text:p>
          </table:table-cell>
          <table:table-cell table:formula="of:=[.D990]+1" office:value-type="float" office:value="984">
            <text:p>984</text:p>
          </table:table-cell>
          <table:table-cell table:formula="of:=[.D991]/[.$B$4]" office:value-type="percentage" office:value="0.782193958664547">
            <text:p>78,2%</text:p>
          </table:table-cell>
          <table:table-cell table:formula="of:=[.D991]*[.$B$5]" office:value-type="float" office:value="2250915.07268751">
            <text:p>2250915,07268751</text:p>
          </table:table-cell>
          <table:table-cell table:formula="of:=[.F991]/[.$B$3]" office:value-type="percentage" office:value="0.782193958664547">
            <text:p>78,2%</text:p>
          </table:table-cell>
          <table:table-cell table:formula="of:=[.H990]+[.B991]" office:value-type="float" office:value="2339126.280265">
            <text:p>2339126,280265</text:p>
          </table:table-cell>
          <table:table-cell table:formula="of:=[.H991]/[.$B$3]" office:value-type="percentage" office:value="0.812847391346588">
            <text:p>81,3%</text:p>
          </table:table-cell>
          <table:table-cell table:number-columns-repeated="1015"/>
        </table:table-row>
        <table:table-row table:style-name="ro1">
          <table:table-cell table:style-name="ce4" office:value-type="float" office:value="985">
            <text:p>985</text:p>
          </table:table-cell>
          <table:table-cell table:style-name="ce8" office:value-type="float" office:value="1979.920044">
            <text:p>1979.920044</text:p>
          </table:table-cell>
          <table:table-cell table:style-name="ce8" office:value-type="float" office:value="2167.60703125563">
            <text:p>2167.607031</text:p>
          </table:table-cell>
          <table:table-cell table:formula="of:=[.D991]+1" office:value-type="float" office:value="985">
            <text:p>985</text:p>
          </table:table-cell>
          <table:table-cell table:formula="of:=[.D992]/[.$B$4]" office:value-type="percentage" office:value="0.782988871224165">
            <text:p>78,3%</text:p>
          </table:table-cell>
          <table:table-cell table:formula="of:=[.D992]*[.$B$5]" office:value-type="float" office:value="2253202.58800528">
            <text:p>2253202,58800528</text:p>
          </table:table-cell>
          <table:table-cell table:formula="of:=[.F992]/[.$B$3]" office:value-type="percentage" office:value="0.782988871224165">
            <text:p>78,3%</text:p>
          </table:table-cell>
          <table:table-cell table:formula="of:=[.H991]+[.B992]" office:value-type="float" office:value="2341106.200309">
            <text:p>2341106,200309</text:p>
          </table:table-cell>
          <table:table-cell table:formula="of:=[.H992]/[.$B$3]" office:value-type="percentage" office:value="0.813535414415893">
            <text:p>81,4%</text:p>
          </table:table-cell>
          <table:table-cell table:number-columns-repeated="1015"/>
        </table:table-row>
        <table:table-row table:style-name="ro1">
          <table:table-cell table:style-name="ce4" office:value-type="float" office:value="986">
            <text:p>986</text:p>
          </table:table-cell>
          <table:table-cell table:style-name="ce8" office:value-type="float" office:value="2103.840088">
            <text:p>2103.840088</text:p>
          </table:table-cell>
          <table:table-cell table:style-name="ce8" office:value-type="float" office:value="2167.32308008486">
            <text:p>2167.323080</text:p>
          </table:table-cell>
          <table:table-cell table:formula="of:=[.D992]+1" office:value-type="float" office:value="986">
            <text:p>986</text:p>
          </table:table-cell>
          <table:table-cell table:formula="of:=[.D993]/[.$B$4]" office:value-type="percentage" office:value="0.783783783783784">
            <text:p>78,4%</text:p>
          </table:table-cell>
          <table:table-cell table:formula="of:=[.D993]*[.$B$5]" office:value-type="float" office:value="2255490.10332306">
            <text:p>2255490,10332306</text:p>
          </table:table-cell>
          <table:table-cell table:formula="of:=[.F993]/[.$B$3]" office:value-type="percentage" office:value="0.783783783783784">
            <text:p>78,4%</text:p>
          </table:table-cell>
          <table:table-cell table:formula="of:=[.H992]+[.B993]" office:value-type="float" office:value="2343210.040397">
            <text:p>2343210,040397</text:p>
          </table:table-cell>
          <table:table-cell table:formula="of:=[.H993]/[.$B$3]" office:value-type="percentage" office:value="0.814266499753939">
            <text:p>81,4%</text:p>
          </table:table-cell>
          <table:table-cell table:number-columns-repeated="1015"/>
        </table:table-row>
        <table:table-row table:style-name="ro1">
          <table:table-cell table:style-name="ce4" office:value-type="float" office:value="987">
            <text:p>987</text:p>
          </table:table-cell>
          <table:table-cell table:style-name="ce8" office:value-type="float" office:value="2089.169922">
            <text:p>2089.169922</text:p>
          </table:table-cell>
          <table:table-cell table:style-name="ce8" office:value-type="float" office:value="2166.78318819217">
            <text:p>2166.783188</text:p>
          </table:table-cell>
          <table:table-cell table:formula="of:=[.D993]+1" office:value-type="float" office:value="987">
            <text:p>987</text:p>
          </table:table-cell>
          <table:table-cell table:formula="of:=[.D994]/[.$B$4]" office:value-type="percentage" office:value="0.784578696343402">
            <text:p>78,5%</text:p>
          </table:table-cell>
          <table:table-cell table:formula="of:=[.D994]*[.$B$5]" office:value-type="float" office:value="2257777.61864083">
            <text:p>2257777,61864083</text:p>
          </table:table-cell>
          <table:table-cell table:formula="of:=[.F994]/[.$B$3]" office:value-type="percentage" office:value="0.784578696343402">
            <text:p>78,5%</text:p>
          </table:table-cell>
          <table:table-cell table:formula="of:=[.H993]+[.B994]" office:value-type="float" office:value="2345299.210319">
            <text:p>2345299,210319</text:p>
          </table:table-cell>
          <table:table-cell table:formula="of:=[.H994]/[.$B$3]" office:value-type="percentage" office:value="0.814992487202973">
            <text:p>81,5%</text:p>
          </table:table-cell>
          <table:table-cell table:number-columns-repeated="1015"/>
        </table:table-row>
        <table:table-row table:style-name="ro1">
          <table:table-cell table:style-name="ce4" office:value-type="float" office:value="988">
            <text:p>988</text:p>
          </table:table-cell>
          <table:table-cell table:style-name="ce8" office:value-type="float" office:value="2076.780029">
            <text:p>2076.780029</text:p>
          </table:table-cell>
          <table:table-cell table:style-name="ce8" office:value-type="float" office:value="2166.74251583074">
            <text:p>2166.742516</text:p>
          </table:table-cell>
          <table:table-cell table:formula="of:=[.D994]+1" office:value-type="float" office:value="988">
            <text:p>988</text:p>
          </table:table-cell>
          <table:table-cell table:formula="of:=[.D995]/[.$B$4]" office:value-type="percentage" office:value="0.785373608903021">
            <text:p>78,5%</text:p>
          </table:table-cell>
          <table:table-cell table:formula="of:=[.D995]*[.$B$5]" office:value-type="float" office:value="2260065.1339586">
            <text:p>2260065,1339586</text:p>
          </table:table-cell>
          <table:table-cell table:formula="of:=[.F995]/[.$B$3]" office:value-type="percentage" office:value="0.785373608903021">
            <text:p>78,5%</text:p>
          </table:table-cell>
          <table:table-cell table:formula="of:=[.H994]+[.B995]" office:value-type="float" office:value="2347375.990348">
            <text:p>2347375,990348</text:p>
          </table:table-cell>
          <table:table-cell table:formula="of:=[.H995]/[.$B$3]" office:value-type="percentage" office:value="0.815714169158845">
            <text:p>81,6%</text:p>
          </table:table-cell>
          <table:table-cell table:number-columns-repeated="1015"/>
        </table:table-row>
        <table:table-row table:style-name="ro1">
          <table:table-cell table:style-name="ce4" office:value-type="float" office:value="989">
            <text:p>989</text:p>
          </table:table-cell>
          <table:table-cell table:style-name="ce8" office:value-type="float" office:value="2067.639893">
            <text:p>2067.639893</text:p>
          </table:table-cell>
          <table:table-cell table:style-name="ce8" office:value-type="float" office:value="2165.23740367594">
            <text:p>2165.237404</text:p>
          </table:table-cell>
          <table:table-cell table:formula="of:=[.D995]+1" office:value-type="float" office:value="989">
            <text:p>989</text:p>
          </table:table-cell>
          <table:table-cell table:formula="of:=[.D996]/[.$B$4]" office:value-type="percentage" office:value="0.786168521462639">
            <text:p>78,6%</text:p>
          </table:table-cell>
          <table:table-cell table:formula="of:=[.D996]*[.$B$5]" office:value-type="float" office:value="2262352.64927637">
            <text:p>2262352,64927637</text:p>
          </table:table-cell>
          <table:table-cell table:formula="of:=[.F996]/[.$B$3]" office:value-type="percentage" office:value="0.786168521462639">
            <text:p>78,6%</text:p>
          </table:table-cell>
          <table:table-cell table:formula="of:=[.H995]+[.B996]" office:value-type="float" office:value="2349443.630241">
            <text:p>2349443,630241</text:p>
          </table:table-cell>
          <table:table-cell table:formula="of:=[.H996]/[.$B$3]" office:value-type="percentage" office:value="0.816432674913514">
            <text:p>81,6%</text:p>
          </table:table-cell>
          <table:table-cell table:number-columns-repeated="1015"/>
        </table:table-row>
        <table:table-row table:style-name="ro1">
          <table:table-cell table:style-name="ce4" office:value-type="float" office:value="990">
            <text:p>990</text:p>
          </table:table-cell>
          <table:table-cell table:style-name="ce8" office:value-type="float" office:value="2114.149902">
            <text:p>2114.149902</text:p>
          </table:table-cell>
          <table:table-cell table:style-name="ce8" office:value-type="float" office:value="2164.69481139156">
            <text:p>2164.694811</text:p>
          </table:table-cell>
          <table:table-cell table:formula="of:=[.D996]+1" office:value-type="float" office:value="990">
            <text:p>990</text:p>
          </table:table-cell>
          <table:table-cell table:formula="of:=[.D997]/[.$B$4]" office:value-type="percentage" office:value="0.786963434022258">
            <text:p>78,7%</text:p>
          </table:table-cell>
          <table:table-cell table:formula="of:=[.D997]*[.$B$5]" office:value-type="float" office:value="2264640.16459414">
            <text:p>2264640,16459414</text:p>
          </table:table-cell>
          <table:table-cell table:formula="of:=[.F997]/[.$B$3]" office:value-type="percentage" office:value="0.786963434022258">
            <text:p>78,7%</text:p>
          </table:table-cell>
          <table:table-cell table:formula="of:=[.H996]+[.B997]" office:value-type="float" office:value="2351557.780143">
            <text:p>2351557,780143</text:p>
          </table:table-cell>
          <table:table-cell table:formula="of:=[.H997]/[.$B$3]" office:value-type="percentage" office:value="0.817167342916373">
            <text:p>81,7%</text:p>
          </table:table-cell>
          <table:table-cell table:number-columns-repeated="1015"/>
        </table:table-row>
        <table:table-row table:style-name="ro1">
          <table:table-cell table:style-name="ce4" office:value-type="float" office:value="991">
            <text:p>991</text:p>
          </table:table-cell>
          <table:table-cell table:style-name="ce8" office:value-type="float" office:value="2045.969971">
            <text:p>2045.969971</text:p>
          </table:table-cell>
          <table:table-cell table:style-name="ce8" office:value-type="float" office:value="2164.55077521833">
            <text:p>2164.550775</text:p>
          </table:table-cell>
          <table:table-cell table:formula="of:=[.D997]+1" office:value-type="float" office:value="991">
            <text:p>991</text:p>
          </table:table-cell>
          <table:table-cell table:formula="of:=[.D998]/[.$B$4]" office:value-type="percentage" office:value="0.787758346581876">
            <text:p>78,8%</text:p>
          </table:table-cell>
          <table:table-cell table:formula="of:=[.D998]*[.$B$5]" office:value-type="float" office:value="2266927.67991191">
            <text:p>2266927,67991191</text:p>
          </table:table-cell>
          <table:table-cell table:formula="of:=[.F998]/[.$B$3]" office:value-type="percentage" office:value="0.787758346581876">
            <text:p>78,8%</text:p>
          </table:table-cell>
          <table:table-cell table:formula="of:=[.H997]+[.B998]" office:value-type="float" office:value="2353603.750114">
            <text:p>2353603,750114</text:p>
          </table:table-cell>
          <table:table-cell table:formula="of:=[.H998]/[.$B$3]" office:value-type="percentage" office:value="0.817878318363801">
            <text:p>81,8%</text:p>
          </table:table-cell>
          <table:table-cell table:number-columns-repeated="1015"/>
        </table:table-row>
        <table:table-row table:style-name="ro1">
          <table:table-cell table:style-name="ce4" office:value-type="float" office:value="992">
            <text:p>992</text:p>
          </table:table-cell>
          <table:table-cell table:style-name="ce8" office:value-type="float" office:value="2012.660034">
            <text:p>2012.660034</text:p>
          </table:table-cell>
          <table:table-cell table:style-name="ce8" office:value-type="float" office:value="2164.17876792248">
            <text:p>2164.178768</text:p>
          </table:table-cell>
          <table:table-cell table:formula="of:=[.D998]+1" office:value-type="float" office:value="992">
            <text:p>992</text:p>
          </table:table-cell>
          <table:table-cell table:formula="of:=[.D999]/[.$B$4]" office:value-type="percentage" office:value="0.788553259141494">
            <text:p>78,9%</text:p>
          </table:table-cell>
          <table:table-cell table:formula="of:=[.D999]*[.$B$5]" office:value-type="float" office:value="2269215.19522969">
            <text:p>2269215,19522969</text:p>
          </table:table-cell>
          <table:table-cell table:formula="of:=[.F999]/[.$B$3]" office:value-type="percentage" office:value="0.788553259141494">
            <text:p>78,9%</text:p>
          </table:table-cell>
          <table:table-cell table:formula="of:=[.H998]+[.B999]" office:value-type="float" office:value="2355616.410148">
            <text:p>2355616,410148</text:p>
          </table:table-cell>
          <table:table-cell table:formula="of:=[.H999]/[.$B$3]" office:value-type="percentage" office:value="0.818577718593753">
            <text:p>81,9%</text:p>
          </table:table-cell>
          <table:table-cell table:number-columns-repeated="1015"/>
        </table:table-row>
        <table:table-row table:style-name="ro1">
          <table:table-cell table:style-name="ce4" office:value-type="float" office:value="993">
            <text:p>993</text:p>
          </table:table-cell>
          <table:table-cell table:style-name="ce8" office:value-type="float" office:value="2090.110107">
            <text:p>2090.110107</text:p>
          </table:table-cell>
          <table:table-cell table:style-name="ce8" office:value-type="float" office:value="2163.13488600011">
            <text:p>2163.134886</text:p>
          </table:table-cell>
          <table:table-cell table:formula="of:=[.D999]+1" office:value-type="float" office:value="993">
            <text:p>993</text:p>
          </table:table-cell>
          <table:table-cell table:formula="of:=[.D1000]/[.$B$4]" office:value-type="percentage" office:value="0.789348171701113">
            <text:p>78,9%</text:p>
          </table:table-cell>
          <table:table-cell table:formula="of:=[.D1000]*[.$B$5]" office:value-type="float" office:value="2271502.71054746">
            <text:p>2271502,71054746</text:p>
          </table:table-cell>
          <table:table-cell table:formula="of:=[.F1000]/[.$B$3]" office:value-type="percentage" office:value="0.789348171701113">
            <text:p>78,9%</text:p>
          </table:table-cell>
          <table:table-cell table:formula="of:=[.H999]+[.B1000]" office:value-type="float" office:value="2357706.520255">
            <text:p>2357706,520255</text:p>
          </table:table-cell>
          <table:table-cell table:formula="of:=[.H1000]/[.$B$3]" office:value-type="percentage" office:value="0.81930403275748">
            <text:p>81,9%</text:p>
          </table:table-cell>
          <table:table-cell table:number-columns-repeated="1015"/>
        </table:table-row>
        <table:table-row table:style-name="ro1">
          <table:table-cell table:style-name="ce4" office:value-type="float" office:value="994">
            <text:p>994</text:p>
          </table:table-cell>
          <table:table-cell table:style-name="ce8" office:value-type="float" office:value="2089.139893">
            <text:p>2089.139893</text:p>
          </table:table-cell>
          <table:table-cell table:style-name="ce8" office:value-type="float" office:value="2163.09332909861">
            <text:p>2163.093329</text:p>
          </table:table-cell>
          <table:table-cell table:formula="of:=[.D1000]+1" office:value-type="float" office:value="994">
            <text:p>994</text:p>
          </table:table-cell>
          <table:table-cell table:formula="of:=[.D1001]/[.$B$4]" office:value-type="percentage" office:value="0.790143084260731">
            <text:p>79,0%</text:p>
          </table:table-cell>
          <table:table-cell table:formula="of:=[.D1001]*[.$B$5]" office:value-type="float" office:value="2273790.22586523">
            <text:p>2273790,22586523</text:p>
          </table:table-cell>
          <table:table-cell table:formula="of:=[.F1001]/[.$B$3]" office:value-type="percentage" office:value="0.790143084260731">
            <text:p>79,0%</text:p>
          </table:table-cell>
          <table:table-cell table:formula="of:=[.H1000]+[.B1001]" office:value-type="float" office:value="2359795.660148">
            <text:p>2359795,660148</text:p>
          </table:table-cell>
          <table:table-cell table:formula="of:=[.H1001]/[.$B$3]" office:value-type="percentage" office:value="0.820030009771423">
            <text:p>82,0%</text:p>
          </table:table-cell>
          <table:table-cell table:number-columns-repeated="1015"/>
        </table:table-row>
        <table:table-row table:style-name="ro1">
          <table:table-cell table:style-name="ce4" office:value-type="float" office:value="995">
            <text:p>995</text:p>
          </table:table-cell>
          <table:table-cell table:style-name="ce8" office:value-type="float" office:value="2088.870117">
            <text:p>2088.870117</text:p>
          </table:table-cell>
          <table:table-cell table:style-name="ce8" office:value-type="float" office:value="2162.74923022534">
            <text:p>2162.749230</text:p>
          </table:table-cell>
          <table:table-cell table:formula="of:=[.D1001]+1" office:value-type="float" office:value="995">
            <text:p>995</text:p>
          </table:table-cell>
          <table:table-cell table:formula="of:=[.D1002]/[.$B$4]" office:value-type="percentage" office:value="0.79093799682035">
            <text:p>79,1%</text:p>
          </table:table-cell>
          <table:table-cell table:formula="of:=[.D1002]*[.$B$5]" office:value-type="float" office:value="2276077.741183">
            <text:p>2276077,741183</text:p>
          </table:table-cell>
          <table:table-cell table:formula="of:=[.F1002]/[.$B$3]" office:value-type="percentage" office:value="0.79093799682035">
            <text:p>79,1%</text:p>
          </table:table-cell>
          <table:table-cell table:formula="of:=[.H1001]+[.B1002]" office:value-type="float" office:value="2361884.530265">
            <text:p>2361884,530265</text:p>
          </table:table-cell>
          <table:table-cell table:formula="of:=[.H1002]/[.$B$3]" office:value-type="percentage" office:value="0.82075589303809">
            <text:p>82,1%</text:p>
          </table:table-cell>
          <table:table-cell table:number-columns-repeated="1015"/>
        </table:table-row>
        <table:table-row table:style-name="ro1">
          <table:table-cell table:style-name="ce4" office:value-type="float" office:value="996">
            <text:p>996</text:p>
          </table:table-cell>
          <table:table-cell table:style-name="ce8" office:value-type="float" office:value="2079.649902">
            <text:p>2079.649902</text:p>
          </table:table-cell>
          <table:table-cell table:style-name="ce8" office:value-type="float" office:value="2161.29052584064">
            <text:p>2161.290526</text:p>
          </table:table-cell>
          <table:table-cell table:formula="of:=[.D1002]+1" office:value-type="float" office:value="996">
            <text:p>996</text:p>
          </table:table-cell>
          <table:table-cell table:formula="of:=[.D1003]/[.$B$4]" office:value-type="percentage" office:value="0.791732909379968">
            <text:p>79,2%</text:p>
          </table:table-cell>
          <table:table-cell table:formula="of:=[.D1003]*[.$B$5]" office:value-type="float" office:value="2278365.25650077">
            <text:p>2278365,25650077</text:p>
          </table:table-cell>
          <table:table-cell table:formula="of:=[.F1003]/[.$B$3]" office:value-type="percentage" office:value="0.791732909379968">
            <text:p>79,2%</text:p>
          </table:table-cell>
          <table:table-cell table:formula="of:=[.H1002]+[.B1003]" office:value-type="float" office:value="2363964.180167">
            <text:p>2363964,180167</text:p>
          </table:table-cell>
          <table:table-cell table:formula="of:=[.H1003]/[.$B$3]" office:value-type="percentage" office:value="0.821478572276067">
            <text:p>82,1%</text:p>
          </table:table-cell>
          <table:table-cell table:number-columns-repeated="1015"/>
        </table:table-row>
        <table:table-row table:style-name="ro1">
          <table:table-cell table:style-name="ce4" office:value-type="float" office:value="997">
            <text:p>997</text:p>
          </table:table-cell>
          <table:table-cell table:style-name="ce8" office:value-type="float" office:value="1859.329956">
            <text:p>1859.329956</text:p>
          </table:table-cell>
          <table:table-cell table:style-name="ce8" office:value-type="float" office:value="2161.16183495883">
            <text:p>2161.161835</text:p>
          </table:table-cell>
          <table:table-cell table:formula="of:=[.D1003]+1" office:value-type="float" office:value="997">
            <text:p>997</text:p>
          </table:table-cell>
          <table:table-cell table:formula="of:=[.D1004]/[.$B$4]" office:value-type="percentage" office:value="0.792527821939587">
            <text:p>79,3%</text:p>
          </table:table-cell>
          <table:table-cell table:formula="of:=[.D1004]*[.$B$5]" office:value-type="float" office:value="2280652.77181855">
            <text:p>2280652,77181855</text:p>
          </table:table-cell>
          <table:table-cell table:formula="of:=[.F1004]/[.$B$3]" office:value-type="percentage" office:value="0.792527821939587">
            <text:p>79,3%</text:p>
          </table:table-cell>
          <table:table-cell table:formula="of:=[.H1003]+[.B1004]" office:value-type="float" office:value="2365823.510123">
            <text:p>2365823,510123</text:p>
          </table:table-cell>
          <table:table-cell table:formula="of:=[.H1004]/[.$B$3]" office:value-type="percentage" office:value="0.822124690237777">
            <text:p>82,2%</text:p>
          </table:table-cell>
          <table:table-cell table:number-columns-repeated="1015"/>
        </table:table-row>
        <table:table-row table:style-name="ro1">
          <table:table-cell table:style-name="ce4" office:value-type="float" office:value="998">
            <text:p>998</text:p>
          </table:table-cell>
          <table:table-cell table:style-name="ce8" office:value-type="float" office:value="2081.719971">
            <text:p>2081.719971</text:p>
          </table:table-cell>
          <table:table-cell table:style-name="ce8" office:value-type="float" office:value="2160.42414494917">
            <text:p>2160.424145</text:p>
          </table:table-cell>
          <table:table-cell table:formula="of:=[.D1004]+1" office:value-type="float" office:value="998">
            <text:p>998</text:p>
          </table:table-cell>
          <table:table-cell table:formula="of:=[.D1005]/[.$B$4]" office:value-type="percentage" office:value="0.793322734499205">
            <text:p>79,3%</text:p>
          </table:table-cell>
          <table:table-cell table:formula="of:=[.D1005]*[.$B$5]" office:value-type="float" office:value="2282940.28713632">
            <text:p>2282940,28713632</text:p>
          </table:table-cell>
          <table:table-cell table:formula="of:=[.F1005]/[.$B$3]" office:value-type="percentage" office:value="0.793322734499205">
            <text:p>79,3%</text:p>
          </table:table-cell>
          <table:table-cell table:formula="of:=[.H1004]+[.B1005]" office:value-type="float" office:value="2367905.230094">
            <text:p>2367905,230094</text:p>
          </table:table-cell>
          <table:table-cell table:formula="of:=[.H1005]/[.$B$3]" office:value-type="percentage" office:value="0.822848088825625">
            <text:p>82,3%</text:p>
          </table:table-cell>
          <table:table-cell table:number-columns-repeated="1015"/>
        </table:table-row>
        <table:table-row table:style-name="ro1">
          <table:table-cell table:style-name="ce4" office:value-type="float" office:value="999">
            <text:p>999</text:p>
          </table:table-cell>
          <table:table-cell table:style-name="ce8" office:value-type="float" office:value="2020.579956">
            <text:p>2020.579956</text:p>
          </table:table-cell>
          <table:table-cell table:style-name="ce8" office:value-type="float" office:value="2159.80542557497">
            <text:p>2159.805426</text:p>
          </table:table-cell>
          <table:table-cell table:formula="of:=[.D1005]+1" office:value-type="float" office:value="999">
            <text:p>999</text:p>
          </table:table-cell>
          <table:table-cell table:formula="of:=[.D1006]/[.$B$4]" office:value-type="percentage" office:value="0.794117647058823">
            <text:p>79,4%</text:p>
          </table:table-cell>
          <table:table-cell table:formula="of:=[.D1006]*[.$B$5]" office:value-type="float" office:value="2285227.80245409">
            <text:p>2285227,80245409</text:p>
          </table:table-cell>
          <table:table-cell table:formula="of:=[.F1006]/[.$B$3]" office:value-type="percentage" office:value="0.794117647058823">
            <text:p>79,4%</text:p>
          </table:table-cell>
          <table:table-cell table:formula="of:=[.H1005]+[.B1006]" office:value-type="float" office:value="2369925.81005">
            <text:p>2369925,81005</text:p>
          </table:table-cell>
          <table:table-cell table:formula="of:=[.H1006]/[.$B$3]" office:value-type="percentage" office:value="0.823550241231889">
            <text:p>82,4%</text:p>
          </table:table-cell>
          <table:table-cell table:number-columns-repeated="1015"/>
        </table:table-row>
        <table:table-row table:style-name="ro1">
          <table:table-cell table:style-name="ce4" office:value-type="float" office:value="1000">
            <text:p>1000</text:p>
          </table:table-cell>
          <table:table-cell table:style-name="ce8" office:value-type="float" office:value="1987.050049">
            <text:p>1987.050049</text:p>
          </table:table-cell>
          <table:table-cell table:style-name="ce8" office:value-type="float" office:value="2159.10272658589">
            <text:p>2159.102727</text:p>
          </table:table-cell>
          <table:table-cell table:formula="of:=[.D1006]+1" office:value-type="float" office:value="1000">
            <text:p>1000</text:p>
          </table:table-cell>
          <table:table-cell table:formula="of:=[.D1007]/[.$B$4]" office:value-type="percentage" office:value="0.794912559618442">
            <text:p>79,5%</text:p>
          </table:table-cell>
          <table:table-cell table:formula="of:=[.D1007]*[.$B$5]" office:value-type="float" office:value="2287515.31777186">
            <text:p>2287515,31777186</text:p>
          </table:table-cell>
          <table:table-cell table:formula="of:=[.F1007]/[.$B$3]" office:value-type="percentage" office:value="0.794912559618442">
            <text:p>79,5%</text:p>
          </table:table-cell>
          <table:table-cell table:formula="of:=[.H1006]+[.B1007]" office:value-type="float" office:value="2371912.860099">
            <text:p>2371912,860099</text:p>
          </table:table-cell>
          <table:table-cell table:formula="of:=[.H1007]/[.$B$3]" office:value-type="percentage" office:value="0.824240741981007">
            <text:p>82,4%</text:p>
          </table:table-cell>
          <table:table-cell table:number-columns-repeated="1015"/>
        </table:table-row>
        <table:table-row table:style-name="ro1">
          <table:table-cell table:style-name="ce4" office:value-type="float" office:value="1001">
            <text:p>1001</text:p>
          </table:table-cell>
          <table:table-cell table:style-name="ce8" office:value-type="float" office:value="2068.76001">
            <text:p>2068.760010</text:p>
          </table:table-cell>
          <table:table-cell table:style-name="ce8" office:value-type="float" office:value="2158.93545108903">
            <text:p>2158.935451</text:p>
          </table:table-cell>
          <table:table-cell table:formula="of:=[.D1007]+1" office:value-type="float" office:value="1001">
            <text:p>1001</text:p>
          </table:table-cell>
          <table:table-cell table:formula="of:=[.D1008]/[.$B$4]" office:value-type="percentage" office:value="0.79570747217806">
            <text:p>79,6%</text:p>
          </table:table-cell>
          <table:table-cell table:formula="of:=[.D1008]*[.$B$5]" office:value-type="float" office:value="2289802.83308963">
            <text:p>2289802,83308963</text:p>
          </table:table-cell>
          <table:table-cell table:formula="of:=[.F1008]/[.$B$3]" office:value-type="percentage" office:value="0.79570747217806">
            <text:p>79,6%</text:p>
          </table:table-cell>
          <table:table-cell table:formula="of:=[.H1007]+[.B1008]" office:value-type="float" office:value="2373981.620109">
            <text:p>2373981,620109</text:p>
          </table:table-cell>
          <table:table-cell table:formula="of:=[.H1008]/[.$B$3]" office:value-type="percentage" office:value="0.824959636976817">
            <text:p>82,5%</text:p>
          </table:table-cell>
          <table:table-cell table:number-columns-repeated="1015"/>
        </table:table-row>
        <table:table-row table:style-name="ro1">
          <table:table-cell table:style-name="ce4" office:value-type="float" office:value="1002">
            <text:p>1002</text:p>
          </table:table-cell>
          <table:table-cell table:style-name="ce8" office:value-type="float" office:value="2012.369995">
            <text:p>2012.369995</text:p>
          </table:table-cell>
          <table:table-cell table:style-name="ce8" office:value-type="float" office:value="2158.49736392093">
            <text:p>2158.497364</text:p>
          </table:table-cell>
          <table:table-cell table:formula="of:=[.D1008]+1" office:value-type="float" office:value="1002">
            <text:p>1002</text:p>
          </table:table-cell>
          <table:table-cell table:formula="of:=[.D1009]/[.$B$4]" office:value-type="percentage" office:value="0.796502384737679">
            <text:p>79,7%</text:p>
          </table:table-cell>
          <table:table-cell table:formula="of:=[.D1009]*[.$B$5]" office:value-type="float" office:value="2292090.34840741">
            <text:p>2292090,34840741</text:p>
          </table:table-cell>
          <table:table-cell table:formula="of:=[.F1009]/[.$B$3]" office:value-type="percentage" office:value="0.796502384737679">
            <text:p>79,7%</text:p>
          </table:table-cell>
          <table:table-cell table:formula="of:=[.H1008]+[.B1009]" office:value-type="float" office:value="2375993.990104">
            <text:p>2375993,990104</text:p>
          </table:table-cell>
          <table:table-cell table:formula="of:=[.H1009]/[.$B$3]" office:value-type="percentage" office:value="0.825658936418091">
            <text:p>82,6%</text:p>
          </table:table-cell>
          <table:table-cell table:number-columns-repeated="1015"/>
        </table:table-row>
        <table:table-row table:style-name="ro1">
          <table:table-cell table:style-name="ce4" office:value-type="float" office:value="1003">
            <text:p>1003</text:p>
          </table:table-cell>
          <table:table-cell table:style-name="ce8" office:value-type="float" office:value="2088.77002">
            <text:p>2088.770020</text:p>
          </table:table-cell>
          <table:table-cell table:style-name="ce8" office:value-type="float" office:value="2156.70086299249">
            <text:p>2156.700863</text:p>
          </table:table-cell>
          <table:table-cell table:formula="of:=[.D1009]+1" office:value-type="float" office:value="1003">
            <text:p>1003</text:p>
          </table:table-cell>
          <table:table-cell table:formula="of:=[.D1010]/[.$B$4]" office:value-type="percentage" office:value="0.797297297297297">
            <text:p>79,7%</text:p>
          </table:table-cell>
          <table:table-cell table:formula="of:=[.D1010]*[.$B$5]" office:value-type="float" office:value="2294377.86372518">
            <text:p>2294377,86372518</text:p>
          </table:table-cell>
          <table:table-cell table:formula="of:=[.F1010]/[.$B$3]" office:value-type="percentage" office:value="0.797297297297297">
            <text:p>79,7%</text:p>
          </table:table-cell>
          <table:table-cell table:formula="of:=[.H1009]+[.B1010]" office:value-type="float" office:value="2378082.760124">
            <text:p>2378082,760124</text:p>
          </table:table-cell>
          <table:table-cell table:formula="of:=[.H1010]/[.$B$3]" office:value-type="percentage" office:value="0.826384784901008">
            <text:p>82,6%</text:p>
          </table:table-cell>
          <table:table-cell table:number-columns-repeated="1015"/>
        </table:table-row>
        <table:table-row table:style-name="ro1">
          <table:table-cell table:style-name="ce4" office:value-type="float" office:value="1004">
            <text:p>1004</text:p>
          </table:table-cell>
          <table:table-cell table:style-name="ce8" office:value-type="float" office:value="1880.329956">
            <text:p>1880.329956</text:p>
          </table:table-cell>
          <table:table-cell table:style-name="ce8" office:value-type="float" office:value="2156.42627601897">
            <text:p>2156.426276</text:p>
          </table:table-cell>
          <table:table-cell table:formula="of:=[.D1010]+1" office:value-type="float" office:value="1004">
            <text:p>1004</text:p>
          </table:table-cell>
          <table:table-cell table:formula="of:=[.D1011]/[.$B$4]" office:value-type="percentage" office:value="0.798092209856916">
            <text:p>79,8%</text:p>
          </table:table-cell>
          <table:table-cell table:formula="of:=[.D1011]*[.$B$5]" office:value-type="float" office:value="2296665.37904295">
            <text:p>2296665,37904295</text:p>
          </table:table-cell>
          <table:table-cell table:formula="of:=[.F1011]/[.$B$3]" office:value-type="percentage" office:value="0.798092209856916">
            <text:p>79,8%</text:p>
          </table:table-cell>
          <table:table-cell table:formula="of:=[.H1010]+[.B1011]" office:value-type="float" office:value="2379963.09008">
            <text:p>2379963,09008</text:p>
          </table:table-cell>
          <table:table-cell table:formula="of:=[.H1011]/[.$B$3]" office:value-type="percentage" office:value="0.827038200371776">
            <text:p>82,7%</text:p>
          </table:table-cell>
          <table:table-cell table:number-columns-repeated="1015"/>
        </table:table-row>
        <table:table-row table:style-name="ro1">
          <table:table-cell table:style-name="ce4" office:value-type="float" office:value="1005">
            <text:p>1005</text:p>
          </table:table-cell>
          <table:table-cell table:style-name="ce8" office:value-type="float" office:value="1942.73999">
            <text:p>1942.739990</text:p>
          </table:table-cell>
          <table:table-cell table:style-name="ce8" office:value-type="float" office:value="2155.98344972117">
            <text:p>2155.983450</text:p>
          </table:table-cell>
          <table:table-cell table:formula="of:=[.D1011]+1" office:value-type="float" office:value="1005">
            <text:p>1005</text:p>
          </table:table-cell>
          <table:table-cell table:formula="of:=[.D1012]/[.$B$4]" office:value-type="percentage" office:value="0.798887122416534">
            <text:p>79,9%</text:p>
          </table:table-cell>
          <table:table-cell table:formula="of:=[.D1012]*[.$B$5]" office:value-type="float" office:value="2298952.89436072">
            <text:p>2298952,89436072</text:p>
          </table:table-cell>
          <table:table-cell table:formula="of:=[.F1012]/[.$B$3]" office:value-type="percentage" office:value="0.798887122416534">
            <text:p>79,9%</text:p>
          </table:table-cell>
          <table:table-cell table:formula="of:=[.H1011]+[.B1012]" office:value-type="float" office:value="2381905.83007">
            <text:p>2381905,83007</text:p>
          </table:table-cell>
          <table:table-cell table:formula="of:=[.H1012]/[.$B$3]" office:value-type="percentage" office:value="0.827713303356279">
            <text:p>82,8%</text:p>
          </table:table-cell>
          <table:table-cell table:number-columns-repeated="1015"/>
        </table:table-row>
        <table:table-row table:style-name="ro1">
          <table:table-cell table:style-name="ce4" office:value-type="float" office:value="1006">
            <text:p>1006</text:p>
          </table:table-cell>
          <table:table-cell table:style-name="ce8" office:value-type="float" office:value="2016.709961">
            <text:p>2016.709961</text:p>
          </table:table-cell>
          <table:table-cell table:style-name="ce8" office:value-type="float" office:value="2155.60146191448">
            <text:p>2155.601462</text:p>
          </table:table-cell>
          <table:table-cell table:formula="of:=[.D1012]+1" office:value-type="float" office:value="1006">
            <text:p>1006</text:p>
          </table:table-cell>
          <table:table-cell table:formula="of:=[.D1013]/[.$B$4]" office:value-type="percentage" office:value="0.799682034976153">
            <text:p>80,0%</text:p>
          </table:table-cell>
          <table:table-cell table:formula="of:=[.D1013]*[.$B$5]" office:value-type="float" office:value="2301240.40967849">
            <text:p>2301240,40967849</text:p>
          </table:table-cell>
          <table:table-cell table:formula="of:=[.F1013]/[.$B$3]" office:value-type="percentage" office:value="0.799682034976153">
            <text:p>80,0%</text:p>
          </table:table-cell>
          <table:table-cell table:formula="of:=[.H1012]+[.B1013]" office:value-type="float" office:value="2383922.540031">
            <text:p>2383922,540031</text:p>
          </table:table-cell>
          <table:table-cell table:formula="of:=[.H1013]/[.$B$3]" office:value-type="percentage" office:value="0.82841411093761">
            <text:p>82,8%</text:p>
          </table:table-cell>
          <table:table-cell table:number-columns-repeated="1015"/>
        </table:table-row>
        <table:table-row table:style-name="ro1">
          <table:table-cell table:style-name="ce4" office:value-type="float" office:value="1007">
            <text:p>1007</text:p>
          </table:table-cell>
          <table:table-cell table:style-name="ce8" office:value-type="float" office:value="2026.140015">
            <text:p>2026.140015</text:p>
          </table:table-cell>
          <table:table-cell table:style-name="ce8" office:value-type="float" office:value="2155.37246432952">
            <text:p>2155.372464</text:p>
          </table:table-cell>
          <table:table-cell table:formula="of:=[.D1013]+1" office:value-type="float" office:value="1007">
            <text:p>1007</text:p>
          </table:table-cell>
          <table:table-cell table:formula="of:=[.D1014]/[.$B$4]" office:value-type="percentage" office:value="0.800476947535771">
            <text:p>80,0%</text:p>
          </table:table-cell>
          <table:table-cell table:formula="of:=[.D1014]*[.$B$5]" office:value-type="float" office:value="2303527.92499626">
            <text:p>2303527,92499626</text:p>
          </table:table-cell>
          <table:table-cell table:formula="of:=[.F1014]/[.$B$3]" office:value-type="percentage" office:value="0.800476947535771">
            <text:p>80,0%</text:p>
          </table:table-cell>
          <table:table-cell table:formula="of:=[.H1013]+[.B1014]" office:value-type="float" office:value="2385948.680046">
            <text:p>2385948,680046</text:p>
          </table:table-cell>
          <table:table-cell table:formula="of:=[.H1014]/[.$B$3]" office:value-type="percentage" office:value="0.829118195466774">
            <text:p>82,9%</text:p>
          </table:table-cell>
          <table:table-cell table:number-columns-repeated="1015"/>
        </table:table-row>
        <table:table-row table:style-name="ro1">
          <table:table-cell table:style-name="ce4" office:value-type="float" office:value="1008">
            <text:p>1008</text:p>
          </table:table-cell>
          <table:table-cell table:style-name="ce8" office:value-type="float" office:value="1931.339966">
            <text:p>1931.339966</text:p>
          </table:table-cell>
          <table:table-cell table:style-name="ce8" office:value-type="float" office:value="2154.47840693027">
            <text:p>2154.478407</text:p>
          </table:table-cell>
          <table:table-cell table:formula="of:=[.D1014]+1" office:value-type="float" office:value="1008">
            <text:p>1008</text:p>
          </table:table-cell>
          <table:table-cell table:formula="of:=[.D1015]/[.$B$4]" office:value-type="percentage" office:value="0.801271860095389">
            <text:p>80,1%</text:p>
          </table:table-cell>
          <table:table-cell table:formula="of:=[.D1015]*[.$B$5]" office:value-type="float" office:value="2305815.44031404">
            <text:p>2305815,44031404</text:p>
          </table:table-cell>
          <table:table-cell table:formula="of:=[.F1015]/[.$B$3]" office:value-type="percentage" office:value="0.801271860095389">
            <text:p>80,1%</text:p>
          </table:table-cell>
          <table:table-cell table:formula="of:=[.H1014]+[.B1015]" office:value-type="float" office:value="2387880.020012">
            <text:p>2387880,020012</text:p>
          </table:table-cell>
          <table:table-cell table:formula="of:=[.H1015]/[.$B$3]" office:value-type="percentage" office:value="0.82978933693802">
            <text:p>83,0%</text:p>
          </table:table-cell>
          <table:table-cell table:number-columns-repeated="1015"/>
        </table:table-row>
        <table:table-row table:style-name="ro1">
          <table:table-cell table:style-name="ce4" office:value-type="float" office:value="1009">
            <text:p>1009</text:p>
          </table:table-cell>
          <table:table-cell table:style-name="ce8" office:value-type="float" office:value="2080.409912">
            <text:p>2080.409912</text:p>
          </table:table-cell>
          <table:table-cell table:style-name="ce8" office:value-type="float" office:value="2154.30478149914">
            <text:p>2154.304781</text:p>
          </table:table-cell>
          <table:table-cell table:formula="of:=[.D1015]+1" office:value-type="float" office:value="1009">
            <text:p>1009</text:p>
          </table:table-cell>
          <table:table-cell table:formula="of:=[.D1016]/[.$B$4]" office:value-type="percentage" office:value="0.802066772655008">
            <text:p>80,2%</text:p>
          </table:table-cell>
          <table:table-cell table:formula="of:=[.D1016]*[.$B$5]" office:value-type="float" office:value="2308102.95563181">
            <text:p>2308102,95563181</text:p>
          </table:table-cell>
          <table:table-cell table:formula="of:=[.F1016]/[.$B$3]" office:value-type="percentage" office:value="0.802066772655008">
            <text:p>80,2%</text:p>
          </table:table-cell>
          <table:table-cell table:formula="of:=[.H1015]+[.B1016]" office:value-type="float" office:value="2389960.429924">
            <text:p>2389960,429924</text:p>
          </table:table-cell>
          <table:table-cell table:formula="of:=[.H1016]/[.$B$3]" office:value-type="percentage" office:value="0.8305122802798">
            <text:p>83,1%</text:p>
          </table:table-cell>
          <table:table-cell table:number-columns-repeated="1015"/>
        </table:table-row>
        <table:table-row table:style-name="ro1">
          <table:table-cell table:style-name="ce4" office:value-type="float" office:value="1010">
            <text:p>1010</text:p>
          </table:table-cell>
          <table:table-cell table:style-name="ce8" office:value-type="float" office:value="2102.629883">
            <text:p>2102.629883</text:p>
          </table:table-cell>
          <table:table-cell table:style-name="ce8" office:value-type="float" office:value="2154.08596717179">
            <text:p>2154.085967</text:p>
          </table:table-cell>
          <table:table-cell table:formula="of:=[.D1016]+1" office:value-type="float" office:value="1010">
            <text:p>1010</text:p>
          </table:table-cell>
          <table:table-cell table:formula="of:=[.D1017]/[.$B$4]" office:value-type="percentage" office:value="0.802861685214626">
            <text:p>80,3%</text:p>
          </table:table-cell>
          <table:table-cell table:formula="of:=[.D1017]*[.$B$5]" office:value-type="float" office:value="2310390.47094958">
            <text:p>2310390,47094958</text:p>
          </table:table-cell>
          <table:table-cell table:formula="of:=[.F1017]/[.$B$3]" office:value-type="percentage" office:value="0.802861685214626">
            <text:p>80,3%</text:p>
          </table:table-cell>
          <table:table-cell table:formula="of:=[.H1016]+[.B1017]" office:value-type="float" office:value="2392063.059807">
            <text:p>2392063,059807</text:p>
          </table:table-cell>
          <table:table-cell table:formula="of:=[.H1017]/[.$B$3]" office:value-type="percentage" office:value="0.831242945071088">
            <text:p>83,1%</text:p>
          </table:table-cell>
          <table:table-cell table:number-columns-repeated="1015"/>
        </table:table-row>
        <table:table-row table:style-name="ro1">
          <table:table-cell table:style-name="ce4" office:value-type="float" office:value="1011">
            <text:p>1011</text:p>
          </table:table-cell>
          <table:table-cell table:style-name="ce8" office:value-type="float" office:value="2052.22998">
            <text:p>2052.229980</text:p>
          </table:table-cell>
          <table:table-cell table:style-name="ce8" office:value-type="float" office:value="2152.50195713169">
            <text:p>2152.501957</text:p>
          </table:table-cell>
          <table:table-cell table:formula="of:=[.D1017]+1" office:value-type="float" office:value="1011">
            <text:p>1011</text:p>
          </table:table-cell>
          <table:table-cell table:formula="of:=[.D1018]/[.$B$4]" office:value-type="percentage" office:value="0.803656597774245">
            <text:p>80,4%</text:p>
          </table:table-cell>
          <table:table-cell table:formula="of:=[.D1018]*[.$B$5]" office:value-type="float" office:value="2312677.98626735">
            <text:p>2312677,98626735</text:p>
          </table:table-cell>
          <table:table-cell table:formula="of:=[.F1018]/[.$B$3]" office:value-type="percentage" office:value="0.803656597774245">
            <text:p>80,4%</text:p>
          </table:table-cell>
          <table:table-cell table:formula="of:=[.H1017]+[.B1018]" office:value-type="float" office:value="2394115.289787">
            <text:p>2394115,289787</text:p>
          </table:table-cell>
          <table:table-cell table:formula="of:=[.H1018]/[.$B$3]" office:value-type="percentage" office:value="0.831956095874343">
            <text:p>83,2%</text:p>
          </table:table-cell>
          <table:table-cell table:number-columns-repeated="1015"/>
        </table:table-row>
        <table:table-row table:style-name="ro1">
          <table:table-cell table:style-name="ce4" office:value-type="float" office:value="1012">
            <text:p>1012</text:p>
          </table:table-cell>
          <table:table-cell table:style-name="ce8" office:value-type="float" office:value="2081.23999">
            <text:p>2081.239990</text:p>
          </table:table-cell>
          <table:table-cell table:style-name="ce8" office:value-type="float" office:value="2150.28154635649">
            <text:p>2150.281546</text:p>
          </table:table-cell>
          <table:table-cell table:formula="of:=[.D1018]+1" office:value-type="float" office:value="1012">
            <text:p>1012</text:p>
          </table:table-cell>
          <table:table-cell table:formula="of:=[.D1019]/[.$B$4]" office:value-type="percentage" office:value="0.804451510333863">
            <text:p>80,4%</text:p>
          </table:table-cell>
          <table:table-cell table:formula="of:=[.D1019]*[.$B$5]" office:value-type="float" office:value="2314965.50158512">
            <text:p>2314965,50158512</text:p>
          </table:table-cell>
          <table:table-cell table:formula="of:=[.F1019]/[.$B$3]" office:value-type="percentage" office:value="0.804451510333863">
            <text:p>80,4%</text:p>
          </table:table-cell>
          <table:table-cell table:formula="of:=[.H1018]+[.B1019]" office:value-type="float" office:value="2396196.529777">
            <text:p>2396196,529777</text:p>
          </table:table-cell>
          <table:table-cell table:formula="of:=[.H1019]/[.$B$3]" office:value-type="percentage" office:value="0.832679327668586">
            <text:p>83,3%</text:p>
          </table:table-cell>
          <table:table-cell table:number-columns-repeated="1015"/>
        </table:table-row>
        <table:table-row table:style-name="ro1">
          <table:table-cell table:style-name="ce4" office:value-type="float" office:value="1013">
            <text:p>1013</text:p>
          </table:table-cell>
          <table:table-cell table:style-name="ce8" office:value-type="float" office:value="2021.150024">
            <text:p>2021.150024</text:p>
          </table:table-cell>
          <table:table-cell table:style-name="ce8" office:value-type="float" office:value="2150.23933025541">
            <text:p>2150.239330</text:p>
          </table:table-cell>
          <table:table-cell table:formula="of:=[.D1019]+1" office:value-type="float" office:value="1013">
            <text:p>1013</text:p>
          </table:table-cell>
          <table:table-cell table:formula="of:=[.D1020]/[.$B$4]" office:value-type="percentage" office:value="0.805246422893482">
            <text:p>80,5%</text:p>
          </table:table-cell>
          <table:table-cell table:formula="of:=[.D1020]*[.$B$5]" office:value-type="float" office:value="2317253.0169029">
            <text:p>2317253,0169029</text:p>
          </table:table-cell>
          <table:table-cell table:formula="of:=[.F1020]/[.$B$3]" office:value-type="percentage" office:value="0.805246422893482">
            <text:p>80,5%</text:p>
          </table:table-cell>
          <table:table-cell table:formula="of:=[.H1019]+[.B1020]" office:value-type="float" office:value="2398217.679801">
            <text:p>2398217,679801</text:p>
          </table:table-cell>
          <table:table-cell table:formula="of:=[.H1020]/[.$B$3]" office:value-type="percentage" office:value="0.833381678173725">
            <text:p>83,3%</text:p>
          </table:table-cell>
          <table:table-cell table:number-columns-repeated="1015"/>
        </table:table-row>
        <table:table-row table:style-name="ro1">
          <table:table-cell table:style-name="ce4" office:value-type="float" office:value="1014">
            <text:p>1014</text:p>
          </table:table-cell>
          <table:table-cell table:style-name="ce8" office:value-type="float" office:value="1966.969971">
            <text:p>1966.969971</text:p>
          </table:table-cell>
          <table:table-cell table:style-name="ce8" office:value-type="float" office:value="2149.55625707556">
            <text:p>2149.556257</text:p>
          </table:table-cell>
          <table:table-cell table:formula="of:=[.D1020]+1" office:value-type="float" office:value="1014">
            <text:p>1014</text:p>
          </table:table-cell>
          <table:table-cell table:formula="of:=[.D1021]/[.$B$4]" office:value-type="percentage" office:value="0.8060413354531">
            <text:p>80,6%</text:p>
          </table:table-cell>
          <table:table-cell table:formula="of:=[.D1021]*[.$B$5]" office:value-type="float" office:value="2319540.53222067">
            <text:p>2319540,53222067</text:p>
          </table:table-cell>
          <table:table-cell table:formula="of:=[.F1021]/[.$B$3]" office:value-type="percentage" office:value="0.8060413354531">
            <text:p>80,6%</text:p>
          </table:table-cell>
          <table:table-cell table:formula="of:=[.H1020]+[.B1021]" office:value-type="float" office:value="2400184.649772">
            <text:p>2400184,649772</text:p>
          </table:table-cell>
          <table:table-cell table:formula="of:=[.H1021]/[.$B$3]" office:value-type="percentage" office:value="0.834065201087077">
            <text:p>83,4%</text:p>
          </table:table-cell>
          <table:table-cell table:number-columns-repeated="1015"/>
        </table:table-row>
        <table:table-row table:style-name="ro1">
          <table:table-cell table:style-name="ce4" office:value-type="float" office:value="1015">
            <text:p>1015</text:p>
          </table:table-cell>
          <table:table-cell table:style-name="ce8" office:value-type="float" office:value="2049.620117">
            <text:p>2049.620117</text:p>
          </table:table-cell>
          <table:table-cell table:style-name="ce8" office:value-type="float" office:value="2148.66011650038">
            <text:p>2148.660117</text:p>
          </table:table-cell>
          <table:table-cell table:formula="of:=[.D1021]+1" office:value-type="float" office:value="1015">
            <text:p>1015</text:p>
          </table:table-cell>
          <table:table-cell table:formula="of:=[.D1022]/[.$B$4]" office:value-type="percentage" office:value="0.806836248012719">
            <text:p>80,7%</text:p>
          </table:table-cell>
          <table:table-cell table:formula="of:=[.D1022]*[.$B$5]" office:value-type="float" office:value="2321828.04753844">
            <text:p>2321828,04753844</text:p>
          </table:table-cell>
          <table:table-cell table:formula="of:=[.F1022]/[.$B$3]" office:value-type="percentage" office:value="0.806836248012719">
            <text:p>80,7%</text:p>
          </table:table-cell>
          <table:table-cell table:formula="of:=[.H1021]+[.B1022]" office:value-type="float" office:value="2402234.269889">
            <text:p>2402234,269889</text:p>
          </table:table-cell>
          <table:table-cell table:formula="of:=[.H1022]/[.$B$3]" office:value-type="percentage" office:value="0.834777444961814">
            <text:p>83,5%</text:p>
          </table:table-cell>
          <table:table-cell table:number-columns-repeated="1015"/>
        </table:table-row>
        <table:table-row table:style-name="ro1">
          <table:table-cell table:style-name="ce4" office:value-type="float" office:value="1016">
            <text:p>1016</text:p>
          </table:table-cell>
          <table:table-cell table:style-name="ce8" office:value-type="float" office:value="2051.310059">
            <text:p>2051.310059</text:p>
          </table:table-cell>
          <table:table-cell table:style-name="ce8" office:value-type="float" office:value="2148.46375012172">
            <text:p>2148.463750</text:p>
          </table:table-cell>
          <table:table-cell table:formula="of:=[.D1022]+1" office:value-type="float" office:value="1016">
            <text:p>1016</text:p>
          </table:table-cell>
          <table:table-cell table:formula="of:=[.D1023]/[.$B$4]" office:value-type="percentage" office:value="0.807631160572337">
            <text:p>80,8%</text:p>
          </table:table-cell>
          <table:table-cell table:formula="of:=[.D1023]*[.$B$5]" office:value-type="float" office:value="2324115.56285621">
            <text:p>2324115,56285621</text:p>
          </table:table-cell>
          <table:table-cell table:formula="of:=[.F1023]/[.$B$3]" office:value-type="percentage" office:value="0.807631160572337">
            <text:p>80,8%</text:p>
          </table:table-cell>
          <table:table-cell table:formula="of:=[.H1022]+[.B1023]" office:value-type="float" office:value="2404285.579948">
            <text:p>2404285,579948</text:p>
          </table:table-cell>
          <table:table-cell table:formula="of:=[.H1023]/[.$B$3]" office:value-type="percentage" office:value="0.835490276092125">
            <text:p>83,5%</text:p>
          </table:table-cell>
          <table:table-cell table:number-columns-repeated="1015"/>
        </table:table-row>
        <table:table-row table:style-name="ro1">
          <table:table-cell table:style-name="ce4" office:value-type="float" office:value="1017">
            <text:p>1017</text:p>
          </table:table-cell>
          <table:table-cell table:style-name="ce8" office:value-type="float" office:value="2005.550049">
            <text:p>2005.550049</text:p>
          </table:table-cell>
          <table:table-cell table:style-name="ce8" office:value-type="float" office:value="2147.27682766074">
            <text:p>2147.276828</text:p>
          </table:table-cell>
          <table:table-cell table:formula="of:=[.D1023]+1" office:value-type="float" office:value="1017">
            <text:p>1017</text:p>
          </table:table-cell>
          <table:table-cell table:formula="of:=[.D1024]/[.$B$4]" office:value-type="percentage" office:value="0.808426073131956">
            <text:p>80,8%</text:p>
          </table:table-cell>
          <table:table-cell table:formula="of:=[.D1024]*[.$B$5]" office:value-type="float" office:value="2326403.07817398">
            <text:p>2326403,07817398</text:p>
          </table:table-cell>
          <table:table-cell table:formula="of:=[.F1024]/[.$B$3]" office:value-type="percentage" office:value="0.808426073131956">
            <text:p>80,8%</text:p>
          </table:table-cell>
          <table:table-cell table:formula="of:=[.H1023]+[.B1024]" office:value-type="float" office:value="2406291.129997">
            <text:p>2406291,129997</text:p>
          </table:table-cell>
          <table:table-cell table:formula="of:=[.H1024]/[.$B$3]" office:value-type="percentage" office:value="0.836187205599222">
            <text:p>83,6%</text:p>
          </table:table-cell>
          <table:table-cell table:number-columns-repeated="1015"/>
        </table:table-row>
        <table:table-row table:style-name="ro1">
          <table:table-cell table:style-name="ce4" office:value-type="float" office:value="1018">
            <text:p>1018</text:p>
          </table:table-cell>
          <table:table-cell table:style-name="ce8" office:value-type="float" office:value="2023.040039">
            <text:p>2023.040039</text:p>
          </table:table-cell>
          <table:table-cell table:style-name="ce8" office:value-type="float" office:value="2146.18559449565">
            <text:p>2146.185594</text:p>
          </table:table-cell>
          <table:table-cell table:formula="of:=[.D1024]+1" office:value-type="float" office:value="1018">
            <text:p>1018</text:p>
          </table:table-cell>
          <table:table-cell table:formula="of:=[.D1025]/[.$B$4]" office:value-type="percentage" office:value="0.809220985691574">
            <text:p>80,9%</text:p>
          </table:table-cell>
          <table:table-cell table:formula="of:=[.D1025]*[.$B$5]" office:value-type="float" office:value="2328690.59349175">
            <text:p>2328690,59349175</text:p>
          </table:table-cell>
          <table:table-cell table:formula="of:=[.F1025]/[.$B$3]" office:value-type="percentage" office:value="0.809220985691574">
            <text:p>80,9%</text:p>
          </table:table-cell>
          <table:table-cell table:formula="of:=[.H1024]+[.B1025]" office:value-type="float" office:value="2408314.170036">
            <text:p>2408314,170036</text:p>
          </table:table-cell>
          <table:table-cell table:formula="of:=[.H1025]/[.$B$3]" office:value-type="percentage" office:value="0.836890212885389">
            <text:p>83,7%</text:p>
          </table:table-cell>
          <table:table-cell table:number-columns-repeated="1015"/>
        </table:table-row>
        <table:table-row table:style-name="ro1">
          <table:table-cell table:style-name="ce4" office:value-type="float" office:value="1019">
            <text:p>1019</text:p>
          </table:table-cell>
          <table:table-cell table:style-name="ce8" office:value-type="float" office:value="1923.670044">
            <text:p>1923.670044</text:p>
          </table:table-cell>
          <table:table-cell table:style-name="ce8" office:value-type="float" office:value="2146.0586947348">
            <text:p>2146.058695</text:p>
          </table:table-cell>
          <table:table-cell table:formula="of:=[.D1025]+1" office:value-type="float" office:value="1019">
            <text:p>1019</text:p>
          </table:table-cell>
          <table:table-cell table:formula="of:=[.D1026]/[.$B$4]" office:value-type="percentage" office:value="0.810015898251192">
            <text:p>81,0%</text:p>
          </table:table-cell>
          <table:table-cell table:formula="of:=[.D1026]*[.$B$5]" office:value-type="float" office:value="2330978.10880953">
            <text:p>2330978,10880953</text:p>
          </table:table-cell>
          <table:table-cell table:formula="of:=[.F1026]/[.$B$3]" office:value-type="percentage" office:value="0.810015898251192">
            <text:p>81,0%</text:p>
          </table:table-cell>
          <table:table-cell table:formula="of:=[.H1025]+[.B1026]" office:value-type="float" office:value="2410237.84008">
            <text:p>2410237,84008</text:p>
          </table:table-cell>
          <table:table-cell table:formula="of:=[.H1026]/[.$B$3]" office:value-type="percentage" office:value="0.837558689055432">
            <text:p>83,8%</text:p>
          </table:table-cell>
          <table:table-cell table:number-columns-repeated="1015"/>
        </table:table-row>
        <table:table-row table:style-name="ro1">
          <table:table-cell table:style-name="ce4" office:value-type="float" office:value="1020">
            <text:p>1020</text:p>
          </table:table-cell>
          <table:table-cell table:style-name="ce8" office:value-type="float" office:value="2082.169922">
            <text:p>2082.169922</text:p>
          </table:table-cell>
          <table:table-cell table:style-name="ce8" office:value-type="float" office:value="2145.8463867583">
            <text:p>2145.846387</text:p>
          </table:table-cell>
          <table:table-cell table:formula="of:=[.D1026]+1" office:value-type="float" office:value="1020">
            <text:p>1020</text:p>
          </table:table-cell>
          <table:table-cell table:formula="of:=[.D1027]/[.$B$4]" office:value-type="percentage" office:value="0.810810810810811">
            <text:p>81,1%</text:p>
          </table:table-cell>
          <table:table-cell table:formula="of:=[.D1027]*[.$B$5]" office:value-type="float" office:value="2333265.6241273">
            <text:p>2333265,6241273</text:p>
          </table:table-cell>
          <table:table-cell table:formula="of:=[.F1027]/[.$B$3]" office:value-type="percentage" office:value="0.810810810810811">
            <text:p>81,1%</text:p>
          </table:table-cell>
          <table:table-cell table:formula="of:=[.H1026]+[.B1027]" office:value-type="float" office:value="2412320.010002">
            <text:p>2412320,010002</text:p>
          </table:table-cell>
          <table:table-cell table:formula="of:=[.H1027]/[.$B$3]" office:value-type="percentage" office:value="0.838282244001446">
            <text:p>83,8%</text:p>
          </table:table-cell>
          <table:table-cell table:number-columns-repeated="1015"/>
        </table:table-row>
        <table:table-row table:style-name="ro1">
          <table:table-cell table:style-name="ce4" office:value-type="float" office:value="1021">
            <text:p>1021</text:p>
          </table:table-cell>
          <table:table-cell table:style-name="ce8" office:value-type="float" office:value="2050.439941">
            <text:p>2050.439941</text:p>
          </table:table-cell>
          <table:table-cell table:style-name="ce8" office:value-type="float" office:value="2145.80689497271">
            <text:p>2145.806895</text:p>
          </table:table-cell>
          <table:table-cell table:formula="of:=[.D1027]+1" office:value-type="float" office:value="1021">
            <text:p>1021</text:p>
          </table:table-cell>
          <table:table-cell table:formula="of:=[.D1028]/[.$B$4]" office:value-type="percentage" office:value="0.811605723370429">
            <text:p>81,2%</text:p>
          </table:table-cell>
          <table:table-cell table:formula="of:=[.D1028]*[.$B$5]" office:value-type="float" office:value="2335553.13944507">
            <text:p>2335553,13944507</text:p>
          </table:table-cell>
          <table:table-cell table:formula="of:=[.F1028]/[.$B$3]" office:value-type="percentage" office:value="0.811605723370429">
            <text:p>81,2%</text:p>
          </table:table-cell>
          <table:table-cell table:formula="of:=[.H1027]+[.B1028]" office:value-type="float" office:value="2414370.449943">
            <text:p>2414370,449943</text:p>
          </table:table-cell>
          <table:table-cell table:formula="of:=[.H1028]/[.$B$3]" office:value-type="percentage" office:value="0.838994772765377">
            <text:p>83,9%</text:p>
          </table:table-cell>
          <table:table-cell table:number-columns-repeated="1015"/>
        </table:table-row>
        <table:table-row table:style-name="ro1">
          <table:table-cell table:style-name="ce4" office:value-type="float" office:value="1022">
            <text:p>1022</text:p>
          </table:table-cell>
          <table:table-cell table:style-name="ce8" office:value-type="float" office:value="1881.329956">
            <text:p>1881.329956</text:p>
          </table:table-cell>
          <table:table-cell table:style-name="ce8" office:value-type="float" office:value="2144.60707835763">
            <text:p>2144.607078</text:p>
          </table:table-cell>
          <table:table-cell table:formula="of:=[.D1028]+1" office:value-type="float" office:value="1022">
            <text:p>1022</text:p>
          </table:table-cell>
          <table:table-cell table:formula="of:=[.D1029]/[.$B$4]" office:value-type="percentage" office:value="0.812400635930048">
            <text:p>81,2%</text:p>
          </table:table-cell>
          <table:table-cell table:formula="of:=[.D1029]*[.$B$5]" office:value-type="float" office:value="2337840.65476284">
            <text:p>2337840,65476284</text:p>
          </table:table-cell>
          <table:table-cell table:formula="of:=[.F1029]/[.$B$3]" office:value-type="percentage" office:value="0.812400635930048">
            <text:p>81,2%</text:p>
          </table:table-cell>
          <table:table-cell table:formula="of:=[.H1028]+[.B1029]" office:value-type="float" office:value="2416251.779899">
            <text:p>2416251,779899</text:p>
          </table:table-cell>
          <table:table-cell table:formula="of:=[.H1029]/[.$B$3]" office:value-type="percentage" office:value="0.839648535736576">
            <text:p>84,0%</text:p>
          </table:table-cell>
          <table:table-cell table:number-columns-repeated="1015"/>
        </table:table-row>
        <table:table-row table:style-name="ro1">
          <table:table-cell table:style-name="ce4" office:value-type="float" office:value="1023">
            <text:p>1023</text:p>
          </table:table-cell>
          <table:table-cell table:style-name="ce8" office:value-type="float" office:value="2093.25">
            <text:p>2093.250000</text:p>
          </table:table-cell>
          <table:table-cell table:style-name="ce8" office:value-type="float" office:value="2144.23359278703">
            <text:p>2144.233593</text:p>
          </table:table-cell>
          <table:table-cell table:formula="of:=[.D1029]+1" office:value-type="float" office:value="1023">
            <text:p>1023</text:p>
          </table:table-cell>
          <table:table-cell table:formula="of:=[.D1030]/[.$B$4]" office:value-type="percentage" office:value="0.813195548489666">
            <text:p>81,3%</text:p>
          </table:table-cell>
          <table:table-cell table:formula="of:=[.D1030]*[.$B$5]" office:value-type="float" office:value="2340128.17008061">
            <text:p>2340128,17008061</text:p>
          </table:table-cell>
          <table:table-cell table:formula="of:=[.F1030]/[.$B$3]" office:value-type="percentage" office:value="0.813195548489666">
            <text:p>81,3%</text:p>
          </table:table-cell>
          <table:table-cell table:formula="of:=[.H1029]+[.B1030]" office:value-type="float" office:value="2418345.029899">
            <text:p>2418345,029899</text:p>
          </table:table-cell>
          <table:table-cell table:formula="of:=[.H1030]/[.$B$3]" office:value-type="percentage" office:value="0.840375941014475">
            <text:p>84,0%</text:p>
          </table:table-cell>
          <table:table-cell table:number-columns-repeated="1015"/>
        </table:table-row>
        <table:table-row table:style-name="ro1">
          <table:table-cell table:style-name="ce4" office:value-type="float" office:value="1024">
            <text:p>1024</text:p>
          </table:table-cell>
          <table:table-cell table:style-name="ce8" office:value-type="float" office:value="2076.620117">
            <text:p>2076.620117</text:p>
          </table:table-cell>
          <table:table-cell table:style-name="ce8" office:value-type="float" office:value="2141.54192508861">
            <text:p>2141.541925</text:p>
          </table:table-cell>
          <table:table-cell table:formula="of:=[.D1030]+1" office:value-type="float" office:value="1024">
            <text:p>1024</text:p>
          </table:table-cell>
          <table:table-cell table:formula="of:=[.D1031]/[.$B$4]" office:value-type="percentage" office:value="0.813990461049285">
            <text:p>81,4%</text:p>
          </table:table-cell>
          <table:table-cell table:formula="of:=[.D1031]*[.$B$5]" office:value-type="float" office:value="2342415.68539839">
            <text:p>2342415,68539839</text:p>
          </table:table-cell>
          <table:table-cell table:formula="of:=[.F1031]/[.$B$3]" office:value-type="percentage" office:value="0.813990461049285">
            <text:p>81,4%</text:p>
          </table:table-cell>
          <table:table-cell table:formula="of:=[.H1030]+[.B1031]" office:value-type="float" office:value="2420421.650016">
            <text:p>2420421,650016</text:p>
          </table:table-cell>
          <table:table-cell table:formula="of:=[.H1031]/[.$B$3]" office:value-type="percentage" office:value="0.841097567400858">
            <text:p>84,1%</text:p>
          </table:table-cell>
          <table:table-cell table:number-columns-repeated="1015"/>
        </table:table-row>
        <table:table-row table:style-name="ro1">
          <table:table-cell table:style-name="ce4" office:value-type="float" office:value="1025">
            <text:p>1025</text:p>
          </table:table-cell>
          <table:table-cell table:style-name="ce8" office:value-type="float" office:value="1932.23999">
            <text:p>1932.239990</text:p>
          </table:table-cell>
          <table:table-cell table:style-name="ce8" office:value-type="float" office:value="2140.92142925114">
            <text:p>2140.921429</text:p>
          </table:table-cell>
          <table:table-cell table:formula="of:=[.D1031]+1" office:value-type="float" office:value="1025">
            <text:p>1025</text:p>
          </table:table-cell>
          <table:table-cell table:formula="of:=[.D1032]/[.$B$4]" office:value-type="percentage" office:value="0.814785373608903">
            <text:p>81,5%</text:p>
          </table:table-cell>
          <table:table-cell table:formula="of:=[.D1032]*[.$B$5]" office:value-type="float" office:value="2344703.20071616">
            <text:p>2344703,20071616</text:p>
          </table:table-cell>
          <table:table-cell table:formula="of:=[.F1032]/[.$B$3]" office:value-type="percentage" office:value="0.814785373608903">
            <text:p>81,5%</text:p>
          </table:table-cell>
          <table:table-cell table:formula="of:=[.H1031]+[.B1032]" office:value-type="float" office:value="2422353.890006">
            <text:p>2422353,890006</text:p>
          </table:table-cell>
          <table:table-cell table:formula="of:=[.H1032]/[.$B$3]" office:value-type="percentage" office:value="0.841769021630832">
            <text:p>84,2%</text:p>
          </table:table-cell>
          <table:table-cell table:number-columns-repeated="1015"/>
        </table:table-row>
        <table:table-row table:style-name="ro1">
          <table:table-cell table:style-name="ce4" office:value-type="float" office:value="1026">
            <text:p>1026</text:p>
          </table:table-cell>
          <table:table-cell table:style-name="ce8" office:value-type="float" office:value="2063.110107">
            <text:p>2063.110107</text:p>
          </table:table-cell>
          <table:table-cell table:style-name="ce8" office:value-type="float" office:value="2140.79083025182">
            <text:p>2140.790830</text:p>
          </table:table-cell>
          <table:table-cell table:formula="of:=[.D1032]+1" office:value-type="float" office:value="1026">
            <text:p>1026</text:p>
          </table:table-cell>
          <table:table-cell table:formula="of:=[.D1033]/[.$B$4]" office:value-type="percentage" office:value="0.815580286168522">
            <text:p>81,6%</text:p>
          </table:table-cell>
          <table:table-cell table:formula="of:=[.D1033]*[.$B$5]" office:value-type="float" office:value="2346990.71603393">
            <text:p>2346990,71603393</text:p>
          </table:table-cell>
          <table:table-cell table:formula="of:=[.F1033]/[.$B$3]" office:value-type="percentage" office:value="0.815580286168521">
            <text:p>81,6%</text:p>
          </table:table-cell>
          <table:table-cell table:formula="of:=[.H1032]+[.B1033]" office:value-type="float" office:value="2424417.000113">
            <text:p>2424417,000113</text:p>
          </table:table-cell>
          <table:table-cell table:formula="of:=[.H1033]/[.$B$3]" office:value-type="percentage" office:value="0.842485953282912">
            <text:p>84,2%</text:p>
          </table:table-cell>
          <table:table-cell table:number-columns-repeated="1015"/>
        </table:table-row>
        <table:table-row table:style-name="ro1">
          <table:table-cell table:style-name="ce4" office:value-type="float" office:value="1027">
            <text:p>1027</text:p>
          </table:table-cell>
          <table:table-cell table:style-name="ce8" office:value-type="float" office:value="2078.540039">
            <text:p>2078.540039</text:p>
          </table:table-cell>
          <table:table-cell table:style-name="ce8" office:value-type="float" office:value="2140.67889045611">
            <text:p>2140.678890</text:p>
          </table:table-cell>
          <table:table-cell table:formula="of:=[.D1033]+1" office:value-type="float" office:value="1027">
            <text:p>1027</text:p>
          </table:table-cell>
          <table:table-cell table:formula="of:=[.D1034]/[.$B$4]" office:value-type="percentage" office:value="0.81637519872814">
            <text:p>81,6%</text:p>
          </table:table-cell>
          <table:table-cell table:formula="of:=[.D1034]*[.$B$5]" office:value-type="float" office:value="2349278.2313517">
            <text:p>2349278,2313517</text:p>
          </table:table-cell>
          <table:table-cell table:formula="of:=[.F1034]/[.$B$3]" office:value-type="percentage" office:value="0.81637519872814">
            <text:p>81,6%</text:p>
          </table:table-cell>
          <table:table-cell table:formula="of:=[.H1033]+[.B1034]" office:value-type="float" office:value="2426495.540152">
            <text:p>2426495,540152</text:p>
          </table:table-cell>
          <table:table-cell table:formula="of:=[.H1034]/[.$B$3]" office:value-type="percentage" office:value="0.843208246843019">
            <text:p>84,3%</text:p>
          </table:table-cell>
          <table:table-cell table:number-columns-repeated="1015"/>
        </table:table-row>
        <table:table-row table:style-name="ro1">
          <table:table-cell table:style-name="ce4" office:value-type="float" office:value="1028">
            <text:p>1028</text:p>
          </table:table-cell>
          <table:table-cell table:style-name="ce8" office:value-type="float" office:value="2059.820068">
            <text:p>2059.820068</text:p>
          </table:table-cell>
          <table:table-cell table:style-name="ce8" office:value-type="float" office:value="2140.4272549774">
            <text:p>2140.427255</text:p>
          </table:table-cell>
          <table:table-cell table:formula="of:=[.D1034]+1" office:value-type="float" office:value="1028">
            <text:p>1028</text:p>
          </table:table-cell>
          <table:table-cell table:formula="of:=[.D1035]/[.$B$4]" office:value-type="percentage" office:value="0.817170111287758">
            <text:p>81,7%</text:p>
          </table:table-cell>
          <table:table-cell table:formula="of:=[.D1035]*[.$B$5]" office:value-type="float" office:value="2351565.74666947">
            <text:p>2351565,74666947</text:p>
          </table:table-cell>
          <table:table-cell table:formula="of:=[.F1035]/[.$B$3]" office:value-type="percentage" office:value="0.817170111287758">
            <text:p>81,7%</text:p>
          </table:table-cell>
          <table:table-cell table:formula="of:=[.H1034]+[.B1035]" office:value-type="float" office:value="2428555.36022">
            <text:p>2428555,36022</text:p>
          </table:table-cell>
          <table:table-cell table:formula="of:=[.H1035]/[.$B$3]" office:value-type="percentage" office:value="0.843924035205128">
            <text:p>84,4%</text:p>
          </table:table-cell>
          <table:table-cell table:number-columns-repeated="1015"/>
        </table:table-row>
        <table:table-row table:style-name="ro1">
          <table:table-cell table:style-name="ce4" office:value-type="float" office:value="1029">
            <text:p>1029</text:p>
          </table:table-cell>
          <table:table-cell table:style-name="ce8" office:value-type="float" office:value="1881.77002">
            <text:p>1881.770020</text:p>
          </table:table-cell>
          <table:table-cell table:style-name="ce8" office:value-type="float" office:value="2140.28158498904">
            <text:p>2140.281585</text:p>
          </table:table-cell>
          <table:table-cell table:formula="of:=[.D1035]+1" office:value-type="float" office:value="1029">
            <text:p>1029</text:p>
          </table:table-cell>
          <table:table-cell table:formula="of:=[.D1036]/[.$B$4]" office:value-type="percentage" office:value="0.817965023847377">
            <text:p>81,8%</text:p>
          </table:table-cell>
          <table:table-cell table:formula="of:=[.D1036]*[.$B$5]" office:value-type="float" office:value="2353853.26198725">
            <text:p>2353853,26198725</text:p>
          </table:table-cell>
          <table:table-cell table:formula="of:=[.F1036]/[.$B$3]" office:value-type="percentage" office:value="0.817965023847377">
            <text:p>81,8%</text:p>
          </table:table-cell>
          <table:table-cell table:formula="of:=[.H1035]+[.B1036]" office:value-type="float" office:value="2430437.13024">
            <text:p>2430437,13024</text:p>
          </table:table-cell>
          <table:table-cell table:formula="of:=[.H1036]/[.$B$3]" office:value-type="percentage" office:value="0.844577951098757">
            <text:p>84,5%</text:p>
          </table:table-cell>
          <table:table-cell table:number-columns-repeated="1015"/>
        </table:table-row>
        <table:table-row table:style-name="ro1">
          <table:table-cell table:style-name="ce4" office:value-type="float" office:value="1030">
            <text:p>1030</text:p>
          </table:table-cell>
          <table:table-cell table:style-name="ce8" office:value-type="float" office:value="2081.879883">
            <text:p>2081.879883</text:p>
          </table:table-cell>
          <table:table-cell table:style-name="ce8" office:value-type="float" office:value="2140.14993123135">
            <text:p>2140.149931</text:p>
          </table:table-cell>
          <table:table-cell table:formula="of:=[.D1036]+1" office:value-type="float" office:value="1030">
            <text:p>1030</text:p>
          </table:table-cell>
          <table:table-cell table:formula="of:=[.D1037]/[.$B$4]" office:value-type="percentage" office:value="0.818759936406995">
            <text:p>81,9%</text:p>
          </table:table-cell>
          <table:table-cell table:formula="of:=[.D1037]*[.$B$5]" office:value-type="float" office:value="2356140.77730502">
            <text:p>2356140,77730502</text:p>
          </table:table-cell>
          <table:table-cell table:formula="of:=[.F1037]/[.$B$3]" office:value-type="percentage" office:value="0.818759936406995">
            <text:p>81,9%</text:p>
          </table:table-cell>
          <table:table-cell table:formula="of:=[.H1036]+[.B1037]" office:value-type="float" office:value="2432519.010123">
            <text:p>2432519,010123</text:p>
          </table:table-cell>
          <table:table-cell table:formula="of:=[.H1037]/[.$B$3]" office:value-type="percentage" office:value="0.845301405256094">
            <text:p>84,5%</text:p>
          </table:table-cell>
          <table:table-cell table:number-columns-repeated="1015"/>
        </table:table-row>
        <table:table-row table:style-name="ro1">
          <table:table-cell table:style-name="ce4" office:value-type="float" office:value="1031">
            <text:p>1031</text:p>
          </table:table-cell>
          <table:table-cell table:style-name="ce8" office:value-type="float" office:value="1893.209961">
            <text:p>1893.209961</text:p>
          </table:table-cell>
          <table:table-cell table:style-name="ce8" office:value-type="float" office:value="2138.62693778289">
            <text:p>2138.626938</text:p>
          </table:table-cell>
          <table:table-cell table:formula="of:=[.D1037]+1" office:value-type="float" office:value="1031">
            <text:p>1031</text:p>
          </table:table-cell>
          <table:table-cell table:formula="of:=[.D1038]/[.$B$4]" office:value-type="percentage" office:value="0.819554848966614">
            <text:p>82,0%</text:p>
          </table:table-cell>
          <table:table-cell table:formula="of:=[.D1038]*[.$B$5]" office:value-type="float" office:value="2358428.29262279">
            <text:p>2358428,29262279</text:p>
          </table:table-cell>
          <table:table-cell table:formula="of:=[.F1038]/[.$B$3]" office:value-type="percentage" office:value="0.819554848966614">
            <text:p>82,0%</text:p>
          </table:table-cell>
          <table:table-cell table:formula="of:=[.H1037]+[.B1038]" office:value-type="float" office:value="2434412.220084">
            <text:p>2434412,220084</text:p>
          </table:table-cell>
          <table:table-cell table:formula="of:=[.H1038]/[.$B$3]" office:value-type="percentage" office:value="0.845959296534155">
            <text:p>84,6%</text:p>
          </table:table-cell>
          <table:table-cell table:number-columns-repeated="1015"/>
        </table:table-row>
        <table:table-row table:style-name="ro1">
          <table:table-cell table:style-name="ce4" office:value-type="float" office:value="1032">
            <text:p>1032</text:p>
          </table:table-cell>
          <table:table-cell table:style-name="ce8" office:value-type="float" office:value="1958.030029">
            <text:p>1958.030029</text:p>
          </table:table-cell>
          <table:table-cell table:style-name="ce8" office:value-type="float" office:value="2138.43701713038">
            <text:p>2138.437017</text:p>
          </table:table-cell>
          <table:table-cell table:formula="of:=[.D1038]+1" office:value-type="float" office:value="1032">
            <text:p>1032</text:p>
          </table:table-cell>
          <table:table-cell table:formula="of:=[.D1039]/[.$B$4]" office:value-type="percentage" office:value="0.820349761526232">
            <text:p>82,0%</text:p>
          </table:table-cell>
          <table:table-cell table:formula="of:=[.D1039]*[.$B$5]" office:value-type="float" office:value="2360715.80794056">
            <text:p>2360715,80794056</text:p>
          </table:table-cell>
          <table:table-cell table:formula="of:=[.F1039]/[.$B$3]" office:value-type="percentage" office:value="0.820349761526232">
            <text:p>82,0%</text:p>
          </table:table-cell>
          <table:table-cell table:formula="of:=[.H1038]+[.B1039]" office:value-type="float" office:value="2436370.250113">
            <text:p>2436370,250113</text:p>
          </table:table-cell>
          <table:table-cell table:formula="of:=[.H1039]/[.$B$3]" office:value-type="percentage" office:value="0.846639712813806">
            <text:p>84,7%</text:p>
          </table:table-cell>
          <table:table-cell table:number-columns-repeated="1015"/>
        </table:table-row>
        <table:table-row table:style-name="ro1">
          <table:table-cell table:style-name="ce4" office:value-type="float" office:value="1033">
            <text:p>1033</text:p>
          </table:table-cell>
          <table:table-cell table:style-name="ce8" office:value-type="float" office:value="2035.329956">
            <text:p>2035.329956</text:p>
          </table:table-cell>
          <table:table-cell table:style-name="ce8" office:value-type="float" office:value="2133.91605148786">
            <text:p>2133.916051</text:p>
          </table:table-cell>
          <table:table-cell table:formula="of:=[.D1039]+1" office:value-type="float" office:value="1033">
            <text:p>1033</text:p>
          </table:table-cell>
          <table:table-cell table:formula="of:=[.D1040]/[.$B$4]" office:value-type="percentage" office:value="0.821144674085851">
            <text:p>82,1%</text:p>
          </table:table-cell>
          <table:table-cell table:formula="of:=[.D1040]*[.$B$5]" office:value-type="float" office:value="2363003.32325833">
            <text:p>2363003,32325833</text:p>
          </table:table-cell>
          <table:table-cell table:formula="of:=[.F1040]/[.$B$3]" office:value-type="percentage" office:value="0.82114467408585">
            <text:p>82,1%</text:p>
          </table:table-cell>
          <table:table-cell table:formula="of:=[.H1039]+[.B1040]" office:value-type="float" office:value="2438405.580069">
            <text:p>2438405,580069</text:p>
          </table:table-cell>
          <table:table-cell table:formula="of:=[.H1040]/[.$B$3]" office:value-type="percentage" office:value="0.847346990851431">
            <text:p>84,7%</text:p>
          </table:table-cell>
          <table:table-cell table:number-columns-repeated="1015"/>
        </table:table-row>
        <table:table-row table:style-name="ro1">
          <table:table-cell table:style-name="ce4" office:value-type="float" office:value="1034">
            <text:p>1034</text:p>
          </table:table-cell>
          <table:table-cell table:style-name="ce8" office:value-type="float" office:value="2075.370117">
            <text:p>2075.370117</text:p>
          </table:table-cell>
          <table:table-cell table:style-name="ce8" office:value-type="float" office:value="2132.83925966954">
            <text:p>2132.839260</text:p>
          </table:table-cell>
          <table:table-cell table:formula="of:=[.D1040]+1" office:value-type="float" office:value="1034">
            <text:p>1034</text:p>
          </table:table-cell>
          <table:table-cell table:formula="of:=[.D1041]/[.$B$4]" office:value-type="percentage" office:value="0.821939586645469">
            <text:p>82,2%</text:p>
          </table:table-cell>
          <table:table-cell table:formula="of:=[.D1041]*[.$B$5]" office:value-type="float" office:value="2365290.8385761">
            <text:p>2365290,8385761</text:p>
          </table:table-cell>
          <table:table-cell table:formula="of:=[.F1041]/[.$B$3]" office:value-type="percentage" office:value="0.821939586645469">
            <text:p>82,2%</text:p>
          </table:table-cell>
          <table:table-cell table:formula="of:=[.H1040]+[.B1041]" office:value-type="float" office:value="2440480.950186">
            <text:p>2440480,950186</text:p>
          </table:table-cell>
          <table:table-cell table:formula="of:=[.H1041]/[.$B$3]" office:value-type="percentage" office:value="0.848068182862275">
            <text:p>84,8%</text:p>
          </table:table-cell>
          <table:table-cell table:number-columns-repeated="1015"/>
        </table:table-row>
        <table:table-row table:style-name="ro1">
          <table:table-cell table:style-name="ce4" office:value-type="float" office:value="1035">
            <text:p>1035</text:p>
          </table:table-cell>
          <table:table-cell table:style-name="ce8" office:value-type="float" office:value="2071.919922">
            <text:p>2071.919922</text:p>
          </table:table-cell>
          <table:table-cell table:style-name="ce8" office:value-type="float" office:value="2132.73109832342">
            <text:p>2132.731098</text:p>
          </table:table-cell>
          <table:table-cell table:formula="of:=[.D1041]+1" office:value-type="float" office:value="1035">
            <text:p>1035</text:p>
          </table:table-cell>
          <table:table-cell table:formula="of:=[.D1042]/[.$B$4]" office:value-type="percentage" office:value="0.822734499205087">
            <text:p>82,3%</text:p>
          </table:table-cell>
          <table:table-cell table:formula="of:=[.D1042]*[.$B$5]" office:value-type="float" office:value="2367578.35389388">
            <text:p>2367578,35389388</text:p>
          </table:table-cell>
          <table:table-cell table:formula="of:=[.F1042]/[.$B$3]" office:value-type="percentage" office:value="0.822734499205087">
            <text:p>82,3%</text:p>
          </table:table-cell>
          <table:table-cell table:formula="of:=[.H1041]+[.B1042]" office:value-type="float" office:value="2442552.870108">
            <text:p>2442552,870108</text:p>
          </table:table-cell>
          <table:table-cell table:formula="of:=[.H1042]/[.$B$3]" office:value-type="percentage" office:value="0.848788175928868">
            <text:p>84,9%</text:p>
          </table:table-cell>
          <table:table-cell table:number-columns-repeated="1015"/>
        </table:table-row>
        <table:table-row table:style-name="ro1">
          <table:table-cell table:style-name="ce4" office:value-type="float" office:value="1036">
            <text:p>1036</text:p>
          </table:table-cell>
          <table:table-cell table:style-name="ce8" office:value-type="float" office:value="2091.689941">
            <text:p>2091.689941</text:p>
          </table:table-cell>
          <table:table-cell table:style-name="ce8" office:value-type="float" office:value="2131.55332758513">
            <text:p>2131.553328</text:p>
          </table:table-cell>
          <table:table-cell table:formula="of:=[.D1042]+1" office:value-type="float" office:value="1036">
            <text:p>1036</text:p>
          </table:table-cell>
          <table:table-cell table:formula="of:=[.D1043]/[.$B$4]" office:value-type="percentage" office:value="0.823529411764706">
            <text:p>82,4%</text:p>
          </table:table-cell>
          <table:table-cell table:formula="of:=[.D1043]*[.$B$5]" office:value-type="float" office:value="2369865.86921165">
            <text:p>2369865,86921165</text:p>
          </table:table-cell>
          <table:table-cell table:formula="of:=[.F1043]/[.$B$3]" office:value-type="percentage" office:value="0.823529411764706">
            <text:p>82,4%</text:p>
          </table:table-cell>
          <table:table-cell table:formula="of:=[.H1042]+[.B1043]" office:value-type="float" office:value="2444644.560049">
            <text:p>2444644,560049</text:p>
          </table:table-cell>
          <table:table-cell table:formula="of:=[.H1043]/[.$B$3]" office:value-type="percentage" office:value="0.849515039085592">
            <text:p>85,0%</text:p>
          </table:table-cell>
          <table:table-cell table:number-columns-repeated="1015"/>
        </table:table-row>
        <table:table-row table:style-name="ro1">
          <table:table-cell table:style-name="ce4" office:value-type="float" office:value="1037">
            <text:p>1037</text:p>
          </table:table-cell>
          <table:table-cell table:style-name="ce8" office:value-type="float" office:value="2077.419922">
            <text:p>2077.419922</text:p>
          </table:table-cell>
          <table:table-cell table:style-name="ce8" office:value-type="float" office:value="2130.04420241145">
            <text:p>2130.044202</text:p>
          </table:table-cell>
          <table:table-cell table:formula="of:=[.D1043]+1" office:value-type="float" office:value="1037">
            <text:p>1037</text:p>
          </table:table-cell>
          <table:table-cell table:formula="of:=[.D1044]/[.$B$4]" office:value-type="percentage" office:value="0.824324324324324">
            <text:p>82,4%</text:p>
          </table:table-cell>
          <table:table-cell table:formula="of:=[.D1044]*[.$B$5]" office:value-type="float" office:value="2372153.38452942">
            <text:p>2372153,38452942</text:p>
          </table:table-cell>
          <table:table-cell table:formula="of:=[.F1044]/[.$B$3]" office:value-type="percentage" office:value="0.824324324324324">
            <text:p>82,4%</text:p>
          </table:table-cell>
          <table:table-cell table:formula="of:=[.H1043]+[.B1044]" office:value-type="float" office:value="2446721.979971">
            <text:p>2446721,979971</text:p>
          </table:table-cell>
          <table:table-cell table:formula="of:=[.H1044]/[.$B$3]" office:value-type="percentage" office:value="0.850236943404557">
            <text:p>85,0%</text:p>
          </table:table-cell>
          <table:table-cell table:number-columns-repeated="1015"/>
        </table:table-row>
        <table:table-row table:style-name="ro1">
          <table:table-cell table:style-name="ce4" office:value-type="float" office:value="1038">
            <text:p>1038</text:p>
          </table:table-cell>
          <table:table-cell table:style-name="ce8" office:value-type="float" office:value="2053.189941">
            <text:p>2053.189941</text:p>
          </table:table-cell>
          <table:table-cell table:style-name="ce8" office:value-type="float" office:value="2127.75933289229">
            <text:p>2127.759333</text:p>
          </table:table-cell>
          <table:table-cell table:formula="of:=[.D1044]+1" office:value-type="float" office:value="1038">
            <text:p>1038</text:p>
          </table:table-cell>
          <table:table-cell table:formula="of:=[.D1045]/[.$B$4]" office:value-type="percentage" office:value="0.825119236883943">
            <text:p>82,5%</text:p>
          </table:table-cell>
          <table:table-cell table:formula="of:=[.D1045]*[.$B$5]" office:value-type="float" office:value="2374440.89984719">
            <text:p>2374440,89984719</text:p>
          </table:table-cell>
          <table:table-cell table:formula="of:=[.F1045]/[.$B$3]" office:value-type="percentage" office:value="0.825119236883943">
            <text:p>82,5%</text:p>
          </table:table-cell>
          <table:table-cell table:formula="of:=[.H1044]+[.B1045]" office:value-type="float" office:value="2448775.169912">
            <text:p>2448775,169912</text:p>
          </table:table-cell>
          <table:table-cell table:formula="of:=[.H1045]/[.$B$3]" office:value-type="percentage" office:value="0.850950427794674">
            <text:p>85,1%</text:p>
          </table:table-cell>
          <table:table-cell table:number-columns-repeated="1015"/>
        </table:table-row>
        <table:table-row table:style-name="ro1">
          <table:table-cell table:style-name="ce4" office:value-type="float" office:value="1039">
            <text:p>1039</text:p>
          </table:table-cell>
          <table:table-cell table:style-name="ce8" office:value-type="float" office:value="2083.580078">
            <text:p>2083.580078</text:p>
          </table:table-cell>
          <table:table-cell table:style-name="ce8" office:value-type="float" office:value="2125.99807635553">
            <text:p>2125.998076</text:p>
          </table:table-cell>
          <table:table-cell table:formula="of:=[.D1045]+1" office:value-type="float" office:value="1039">
            <text:p>1039</text:p>
          </table:table-cell>
          <table:table-cell table:formula="of:=[.D1046]/[.$B$4]" office:value-type="percentage" office:value="0.825914149443561">
            <text:p>82,6%</text:p>
          </table:table-cell>
          <table:table-cell table:formula="of:=[.D1046]*[.$B$5]" office:value-type="float" office:value="2376728.41516496">
            <text:p>2376728,41516496</text:p>
          </table:table-cell>
          <table:table-cell table:formula="of:=[.F1046]/[.$B$3]" office:value-type="percentage" office:value="0.825914149443561">
            <text:p>82,6%</text:p>
          </table:table-cell>
          <table:table-cell table:formula="of:=[.H1045]+[.B1046]" office:value-type="float" office:value="2450858.74999">
            <text:p>2450858,74999</text:p>
          </table:table-cell>
          <table:table-cell table:formula="of:=[.H1046]/[.$B$3]" office:value-type="percentage" office:value="0.851674472770507">
            <text:p>85,2%</text:p>
          </table:table-cell>
          <table:table-cell table:number-columns-repeated="1015"/>
        </table:table-row>
        <table:table-row table:style-name="ro1">
          <table:table-cell table:style-name="ce4" office:value-type="float" office:value="1040">
            <text:p>1040</text:p>
          </table:table-cell>
          <table:table-cell table:style-name="ce8" office:value-type="float" office:value="2060.310059">
            <text:p>2060.310059</text:p>
          </table:table-cell>
          <table:table-cell table:style-name="ce8" office:value-type="float" office:value="2125.8820418222">
            <text:p>2125.882042</text:p>
          </table:table-cell>
          <table:table-cell table:formula="of:=[.D1046]+1" office:value-type="float" office:value="1040">
            <text:p>1040</text:p>
          </table:table-cell>
          <table:table-cell table:formula="of:=[.D1047]/[.$B$4]" office:value-type="percentage" office:value="0.82670906200318">
            <text:p>82,7%</text:p>
          </table:table-cell>
          <table:table-cell table:formula="of:=[.D1047]*[.$B$5]" office:value-type="float" office:value="2379015.93048274">
            <text:p>2379015,93048274</text:p>
          </table:table-cell>
          <table:table-cell table:formula="of:=[.F1047]/[.$B$3]" office:value-type="percentage" office:value="0.82670906200318">
            <text:p>82,7%</text:p>
          </table:table-cell>
          <table:table-cell table:formula="of:=[.H1046]+[.B1047]" office:value-type="float" office:value="2452919.060049">
            <text:p>2452919,060049</text:p>
          </table:table-cell>
          <table:table-cell table:formula="of:=[.H1047]/[.$B$3]" office:value-type="percentage" office:value="0.8523904314047">
            <text:p>85,2%</text:p>
          </table:table-cell>
          <table:table-cell table:number-columns-repeated="1015"/>
        </table:table-row>
        <table:table-row table:style-name="ro1">
          <table:table-cell table:style-name="ce4" office:value-type="float" office:value="1041">
            <text:p>1041</text:p>
          </table:table-cell>
          <table:table-cell table:style-name="ce8" office:value-type="float" office:value="2058.199951">
            <text:p>2058.199951</text:p>
          </table:table-cell>
          <table:table-cell table:style-name="ce8" office:value-type="float" office:value="2125.55608916863">
            <text:p>2125.556089</text:p>
          </table:table-cell>
          <table:table-cell table:formula="of:=[.D1047]+1" office:value-type="float" office:value="1041">
            <text:p>1041</text:p>
          </table:table-cell>
          <table:table-cell table:formula="of:=[.D1048]/[.$B$4]" office:value-type="percentage" office:value="0.827503974562798">
            <text:p>82,8%</text:p>
          </table:table-cell>
          <table:table-cell table:formula="of:=[.D1048]*[.$B$5]" office:value-type="float" office:value="2381303.44580051">
            <text:p>2381303,44580051</text:p>
          </table:table-cell>
          <table:table-cell table:formula="of:=[.F1048]/[.$B$3]" office:value-type="percentage" office:value="0.827503974562798">
            <text:p>82,8%</text:p>
          </table:table-cell>
          <table:table-cell table:formula="of:=[.H1047]+[.B1048]" office:value-type="float" office:value="2454977.26">
            <text:p>2454977,26</text:p>
          </table:table-cell>
          <table:table-cell table:formula="of:=[.H1048]/[.$B$3]" office:value-type="percentage" office:value="0.853105656775452">
            <text:p>85,3%</text:p>
          </table:table-cell>
          <table:table-cell table:number-columns-repeated="1015"/>
        </table:table-row>
        <table:table-row table:style-name="ro1">
          <table:table-cell table:style-name="ce4" office:value-type="float" office:value="1042">
            <text:p>1042</text:p>
          </table:table-cell>
          <table:table-cell table:style-name="ce8" office:value-type="float" office:value="1989.630005">
            <text:p>1989.630005</text:p>
          </table:table-cell>
          <table:table-cell table:style-name="ce8" office:value-type="float" office:value="2124.5762734613">
            <text:p>2124.576273</text:p>
          </table:table-cell>
          <table:table-cell table:formula="of:=[.D1048]+1" office:value-type="float" office:value="1042">
            <text:p>1042</text:p>
          </table:table-cell>
          <table:table-cell table:formula="of:=[.D1049]/[.$B$4]" office:value-type="percentage" office:value="0.828298887122416">
            <text:p>82,8%</text:p>
          </table:table-cell>
          <table:table-cell table:formula="of:=[.D1049]*[.$B$5]" office:value-type="float" office:value="2383590.96111828">
            <text:p>2383590,96111828</text:p>
          </table:table-cell>
          <table:table-cell table:formula="of:=[.F1049]/[.$B$3]" office:value-type="percentage" office:value="0.828298887122416">
            <text:p>82,8%</text:p>
          </table:table-cell>
          <table:table-cell table:formula="of:=[.H1048]+[.B1049]" office:value-type="float" office:value="2456966.890005">
            <text:p>2456966,890005</text:p>
          </table:table-cell>
          <table:table-cell table:formula="of:=[.H1049]/[.$B$3]" office:value-type="percentage" office:value="0.853797054060393">
            <text:p>85,4%</text:p>
          </table:table-cell>
          <table:table-cell table:number-columns-repeated="1015"/>
        </table:table-row>
        <table:table-row table:style-name="ro1">
          <table:table-cell table:style-name="ce4" office:value-type="float" office:value="1043">
            <text:p>1043</text:p>
          </table:table-cell>
          <table:table-cell table:style-name="ce8" office:value-type="float" office:value="2002.329956">
            <text:p>2002.329956</text:p>
          </table:table-cell>
          <table:table-cell table:style-name="ce8" office:value-type="float" office:value="2124.37994856534">
            <text:p>2124.379949</text:p>
          </table:table-cell>
          <table:table-cell table:formula="of:=[.D1049]+1" office:value-type="float" office:value="1043">
            <text:p>1043</text:p>
          </table:table-cell>
          <table:table-cell table:formula="of:=[.D1050]/[.$B$4]" office:value-type="percentage" office:value="0.829093799682035">
            <text:p>82,9%</text:p>
          </table:table-cell>
          <table:table-cell table:formula="of:=[.D1050]*[.$B$5]" office:value-type="float" office:value="2385878.47643605">
            <text:p>2385878,47643605</text:p>
          </table:table-cell>
          <table:table-cell table:formula="of:=[.F1050]/[.$B$3]" office:value-type="percentage" office:value="0.829093799682035">
            <text:p>82,9%</text:p>
          </table:table-cell>
          <table:table-cell table:formula="of:=[.H1049]+[.B1050]" office:value-type="float" office:value="2458969.219961">
            <text:p>2458969,219961</text:p>
          </table:table-cell>
          <table:table-cell table:formula="of:=[.H1050]/[.$B$3]" office:value-type="percentage" office:value="0.854492864583785">
            <text:p>85,4%</text:p>
          </table:table-cell>
          <table:table-cell table:number-columns-repeated="1015"/>
        </table:table-row>
        <table:table-row table:style-name="ro1">
          <table:table-cell table:style-name="ce4" office:value-type="float" office:value="1044">
            <text:p>1044</text:p>
          </table:table-cell>
          <table:table-cell table:style-name="ce8" office:value-type="float" office:value="2073.070068">
            <text:p>2073.070068</text:p>
          </table:table-cell>
          <table:table-cell table:style-name="ce8" office:value-type="float" office:value="2123.66736342163">
            <text:p>2123.667363</text:p>
          </table:table-cell>
          <table:table-cell table:formula="of:=[.D1050]+1" office:value-type="float" office:value="1044">
            <text:p>1044</text:p>
          </table:table-cell>
          <table:table-cell table:formula="of:=[.D1051]/[.$B$4]" office:value-type="percentage" office:value="0.829888712241653">
            <text:p>83,0%</text:p>
          </table:table-cell>
          <table:table-cell table:formula="of:=[.D1051]*[.$B$5]" office:value-type="float" office:value="2388165.99175382">
            <text:p>2388165,99175382</text:p>
          </table:table-cell>
          <table:table-cell table:formula="of:=[.F1051]/[.$B$3]" office:value-type="percentage" office:value="0.829888712241653">
            <text:p>83,0%</text:p>
          </table:table-cell>
          <table:table-cell table:formula="of:=[.H1050]+[.B1051]" office:value-type="float" office:value="2461042.290029">
            <text:p>2461042,290029</text:p>
          </table:table-cell>
          <table:table-cell table:formula="of:=[.H1051]/[.$B$3]" office:value-type="percentage" office:value="0.855213257326609">
            <text:p>85,5%</text:p>
          </table:table-cell>
          <table:table-cell table:number-columns-repeated="1015"/>
        </table:table-row>
        <table:table-row table:style-name="ro1">
          <table:table-cell table:style-name="ce4" office:value-type="float" office:value="1045">
            <text:p>1045</text:p>
          </table:table-cell>
          <table:table-cell table:style-name="ce8" office:value-type="float" office:value="1846.339966">
            <text:p>1846.339966</text:p>
          </table:table-cell>
          <table:table-cell table:style-name="ce8" office:value-type="float" office:value="2121.31352684083">
            <text:p>2121.313527</text:p>
          </table:table-cell>
          <table:table-cell table:formula="of:=[.D1051]+1" office:value-type="float" office:value="1045">
            <text:p>1045</text:p>
          </table:table-cell>
          <table:table-cell table:formula="of:=[.D1052]/[.$B$4]" office:value-type="percentage" office:value="0.830683624801272">
            <text:p>83,1%</text:p>
          </table:table-cell>
          <table:table-cell table:formula="of:=[.D1052]*[.$B$5]" office:value-type="float" office:value="2390453.5070716">
            <text:p>2390453,5070716</text:p>
          </table:table-cell>
          <table:table-cell table:formula="of:=[.F1052]/[.$B$3]" office:value-type="percentage" office:value="0.830683624801272">
            <text:p>83,1%</text:p>
          </table:table-cell>
          <table:table-cell table:formula="of:=[.H1051]+[.B1052]" office:value-type="float" office:value="2462888.629995">
            <text:p>2462888,629995</text:p>
          </table:table-cell>
          <table:table-cell table:formula="of:=[.H1052]/[.$B$3]" office:value-type="percentage" office:value="0.855854861261191">
            <text:p>85,6%</text:p>
          </table:table-cell>
          <table:table-cell table:number-columns-repeated="1015"/>
        </table:table-row>
        <table:table-row table:style-name="ro1">
          <table:table-cell table:style-name="ce4" office:value-type="float" office:value="1046">
            <text:p>1046</text:p>
          </table:table-cell>
          <table:table-cell table:style-name="ce8" office:value-type="float" office:value="1938.76001">
            <text:p>1938.760010</text:p>
          </table:table-cell>
          <table:table-cell table:style-name="ce8" office:value-type="float" office:value="2120.51076508896">
            <text:p>2120.510765</text:p>
          </table:table-cell>
          <table:table-cell table:formula="of:=[.D1052]+1" office:value-type="float" office:value="1046">
            <text:p>1046</text:p>
          </table:table-cell>
          <table:table-cell table:formula="of:=[.D1053]/[.$B$4]" office:value-type="percentage" office:value="0.83147853736089">
            <text:p>83,1%</text:p>
          </table:table-cell>
          <table:table-cell table:formula="of:=[.D1053]*[.$B$5]" office:value-type="float" office:value="2392741.02238937">
            <text:p>2392741,02238937</text:p>
          </table:table-cell>
          <table:table-cell table:formula="of:=[.F1053]/[.$B$3]" office:value-type="percentage" office:value="0.83147853736089">
            <text:p>83,1%</text:p>
          </table:table-cell>
          <table:table-cell table:formula="of:=[.H1052]+[.B1053]" office:value-type="float" office:value="2464827.390005">
            <text:p>2464827,390005</text:p>
          </table:table-cell>
          <table:table-cell table:formula="of:=[.H1053]/[.$B$3]" office:value-type="percentage" office:value="0.856528581200927">
            <text:p>85,7%</text:p>
          </table:table-cell>
          <table:table-cell table:number-columns-repeated="1015"/>
        </table:table-row>
        <table:table-row table:style-name="ro1">
          <table:table-cell table:style-name="ce4" office:value-type="float" office:value="1047">
            <text:p>1047</text:p>
          </table:table-cell>
          <table:table-cell table:style-name="ce8" office:value-type="float" office:value="1990.199951">
            <text:p>1990.199951</text:p>
          </table:table-cell>
          <table:table-cell table:style-name="ce8" office:value-type="float" office:value="2117.05439071227">
            <text:p>2117.054391</text:p>
          </table:table-cell>
          <table:table-cell table:formula="of:=[.D1053]+1" office:value-type="float" office:value="1047">
            <text:p>1047</text:p>
          </table:table-cell>
          <table:table-cell table:formula="of:=[.D1054]/[.$B$4]" office:value-type="percentage" office:value="0.832273449920509">
            <text:p>83,2%</text:p>
          </table:table-cell>
          <table:table-cell table:formula="of:=[.D1054]*[.$B$5]" office:value-type="float" office:value="2395028.53770714">
            <text:p>2395028,53770714</text:p>
          </table:table-cell>
          <table:table-cell table:formula="of:=[.F1054]/[.$B$3]" office:value-type="percentage" office:value="0.832273449920509">
            <text:p>83,2%</text:p>
          </table:table-cell>
          <table:table-cell table:formula="of:=[.H1053]+[.B1054]" office:value-type="float" office:value="2466817.589956">
            <text:p>2466817,589956</text:p>
          </table:table-cell>
          <table:table-cell table:formula="of:=[.H1054]/[.$B$3]" office:value-type="percentage" office:value="0.857220176542349">
            <text:p>85,7%</text:p>
          </table:table-cell>
          <table:table-cell table:number-columns-repeated="1015"/>
        </table:table-row>
        <table:table-row table:style-name="ro1">
          <table:table-cell table:style-name="ce4" office:value-type="float" office:value="1048">
            <text:p>1048</text:p>
          </table:table-cell>
          <table:table-cell table:style-name="ce8" office:value-type="float" office:value="2021.939941">
            <text:p>2021.939941</text:p>
          </table:table-cell>
          <table:table-cell table:style-name="ce8" office:value-type="float" office:value="2112.55378470695">
            <text:p>2112.553785</text:p>
          </table:table-cell>
          <table:table-cell table:formula="of:=[.D1054]+1" office:value-type="float" office:value="1048">
            <text:p>1048</text:p>
          </table:table-cell>
          <table:table-cell table:formula="of:=[.D1055]/[.$B$4]" office:value-type="percentage" office:value="0.833068362480127">
            <text:p>83,3%</text:p>
          </table:table-cell>
          <table:table-cell table:formula="of:=[.D1055]*[.$B$5]" office:value-type="float" office:value="2397316.05302491">
            <text:p>2397316,05302491</text:p>
          </table:table-cell>
          <table:table-cell table:formula="of:=[.F1055]/[.$B$3]" office:value-type="percentage" office:value="0.833068362480127">
            <text:p>83,3%</text:p>
          </table:table-cell>
          <table:table-cell table:formula="of:=[.H1054]+[.B1055]" office:value-type="float" office:value="2468839.529897">
            <text:p>2468839,529897</text:p>
          </table:table-cell>
          <table:table-cell table:formula="of:=[.H1055]/[.$B$3]" office:value-type="percentage" office:value="0.857922801543986">
            <text:p>85,8%</text:p>
          </table:table-cell>
          <table:table-cell table:number-columns-repeated="1015"/>
        </table:table-row>
        <table:table-row table:style-name="ro1">
          <table:table-cell table:style-name="ce4" office:value-type="float" office:value="1049">
            <text:p>1049</text:p>
          </table:table-cell>
          <table:table-cell table:style-name="ce8" office:value-type="float" office:value="2061.22998">
            <text:p>2061.229980</text:p>
          </table:table-cell>
          <table:table-cell table:style-name="ce8" office:value-type="float" office:value="2111.34583017435">
            <text:p>2111.345830</text:p>
          </table:table-cell>
          <table:table-cell table:formula="of:=[.D1055]+1" office:value-type="float" office:value="1049">
            <text:p>1049</text:p>
          </table:table-cell>
          <table:table-cell table:formula="of:=[.D1056]/[.$B$4]" office:value-type="percentage" office:value="0.833863275039746">
            <text:p>83,4%</text:p>
          </table:table-cell>
          <table:table-cell table:formula="of:=[.D1056]*[.$B$5]" office:value-type="float" office:value="2399603.56834268">
            <text:p>2399603,56834268</text:p>
          </table:table-cell>
          <table:table-cell table:formula="of:=[.F1056]/[.$B$3]" office:value-type="percentage" office:value="0.833863275039746">
            <text:p>83,4%</text:p>
          </table:table-cell>
          <table:table-cell table:formula="of:=[.H1055]+[.B1056]" office:value-type="float" office:value="2470900.759877">
            <text:p>2470900,759877</text:p>
          </table:table-cell>
          <table:table-cell table:formula="of:=[.H1056]/[.$B$3]" office:value-type="percentage" office:value="0.858639079851124">
            <text:p>85,9%</text:p>
          </table:table-cell>
          <table:table-cell table:number-columns-repeated="1015"/>
        </table:table-row>
        <table:table-row table:style-name="ro1">
          <table:table-cell table:style-name="ce4" office:value-type="float" office:value="1050">
            <text:p>1050</text:p>
          </table:table-cell>
          <table:table-cell table:style-name="ce8" office:value-type="float" office:value="2043.410034">
            <text:p>2043.410034</text:p>
          </table:table-cell>
          <table:table-cell table:style-name="ce8" office:value-type="float" office:value="2111.33870733985">
            <text:p>2111.338707</text:p>
          </table:table-cell>
          <table:table-cell table:formula="of:=[.D1056]+1" office:value-type="float" office:value="1050">
            <text:p>1050</text:p>
          </table:table-cell>
          <table:table-cell table:formula="of:=[.D1057]/[.$B$4]" office:value-type="percentage" office:value="0.834658187599364">
            <text:p>83,5%</text:p>
          </table:table-cell>
          <table:table-cell table:formula="of:=[.D1057]*[.$B$5]" office:value-type="float" office:value="2401891.08366045">
            <text:p>2401891,08366045</text:p>
          </table:table-cell>
          <table:table-cell table:formula="of:=[.F1057]/[.$B$3]" office:value-type="percentage" office:value="0.834658187599364">
            <text:p>83,5%</text:p>
          </table:table-cell>
          <table:table-cell table:formula="of:=[.H1056]+[.B1057]" office:value-type="float" office:value="2472944.169911">
            <text:p>2472944,169911</text:p>
          </table:table-cell>
          <table:table-cell table:formula="of:=[.H1057]/[.$B$3]" office:value-type="percentage" office:value="0.859349165719339">
            <text:p>85,9%</text:p>
          </table:table-cell>
          <table:table-cell table:number-columns-repeated="1015"/>
        </table:table-row>
        <table:table-row table:style-name="ro1">
          <table:table-cell table:style-name="ce4" office:value-type="float" office:value="1051">
            <text:p>1051</text:p>
          </table:table-cell>
          <table:table-cell table:style-name="ce8" office:value-type="float" office:value="2074.330078">
            <text:p>2074.330078</text:p>
          </table:table-cell>
          <table:table-cell table:style-name="ce8" office:value-type="float" office:value="2111.12445891603">
            <text:p>2111.124459</text:p>
          </table:table-cell>
          <table:table-cell table:formula="of:=[.D1057]+1" office:value-type="float" office:value="1051">
            <text:p>1051</text:p>
          </table:table-cell>
          <table:table-cell table:formula="of:=[.D1058]/[.$B$4]" office:value-type="percentage" office:value="0.835453100158983">
            <text:p>83,5%</text:p>
          </table:table-cell>
          <table:table-cell table:formula="of:=[.D1058]*[.$B$5]" office:value-type="float" office:value="2404178.59897823">
            <text:p>2404178,59897823</text:p>
          </table:table-cell>
          <table:table-cell table:formula="of:=[.F1058]/[.$B$3]" office:value-type="percentage" office:value="0.835453100158982">
            <text:p>83,5%</text:p>
          </table:table-cell>
          <table:table-cell table:formula="of:=[.H1057]+[.B1058]" office:value-type="float" office:value="2475018.499989">
            <text:p>2475018,499989</text:p>
          </table:table-cell>
          <table:table-cell table:formula="of:=[.H1058]/[.$B$3]" office:value-type="percentage" office:value="0.860069996316182">
            <text:p>86,0%</text:p>
          </table:table-cell>
          <table:table-cell table:number-columns-repeated="1015"/>
        </table:table-row>
        <table:table-row table:style-name="ro1">
          <table:table-cell table:style-name="ce4" office:value-type="float" office:value="1052">
            <text:p>1052</text:p>
          </table:table-cell>
          <table:table-cell table:style-name="ce8" office:value-type="float" office:value="1951.359985">
            <text:p>1951.359985</text:p>
          </table:table-cell>
          <table:table-cell table:style-name="ce8" office:value-type="float" office:value="2111.08893836121">
            <text:p>2111.088938</text:p>
          </table:table-cell>
          <table:table-cell table:formula="of:=[.D1058]+1" office:value-type="float" office:value="1052">
            <text:p>1052</text:p>
          </table:table-cell>
          <table:table-cell table:formula="of:=[.D1059]/[.$B$4]" office:value-type="percentage" office:value="0.836248012718601">
            <text:p>83,6%</text:p>
          </table:table-cell>
          <table:table-cell table:formula="of:=[.D1059]*[.$B$5]" office:value-type="float" office:value="2406466.114296">
            <text:p>2406466,114296</text:p>
          </table:table-cell>
          <table:table-cell table:formula="of:=[.F1059]/[.$B$3]" office:value-type="percentage" office:value="0.836248012718601">
            <text:p>83,6%</text:p>
          </table:table-cell>
          <table:table-cell table:formula="of:=[.H1058]+[.B1059]" office:value-type="float" office:value="2476969.859974">
            <text:p>2476969,859974</text:p>
          </table:table-cell>
          <table:table-cell table:formula="of:=[.H1059]/[.$B$3]" office:value-type="percentage" office:value="0.860748094752666">
            <text:p>86,1%</text:p>
          </table:table-cell>
          <table:table-cell table:number-columns-repeated="1015"/>
        </table:table-row>
        <table:table-row table:style-name="ro1">
          <table:table-cell table:style-name="ce4" office:value-type="float" office:value="1053">
            <text:p>1053</text:p>
          </table:table-cell>
          <table:table-cell table:style-name="ce8" office:value-type="float" office:value="1872.25">
            <text:p>1872.250000</text:p>
          </table:table-cell>
          <table:table-cell table:style-name="ce8" office:value-type="float" office:value="2109.7694631698">
            <text:p>2109.769463</text:p>
          </table:table-cell>
          <table:table-cell table:formula="of:=[.D1059]+1" office:value-type="float" office:value="1053">
            <text:p>1053</text:p>
          </table:table-cell>
          <table:table-cell table:formula="of:=[.D1060]/[.$B$4]" office:value-type="percentage" office:value="0.837042925278219">
            <text:p>83,7%</text:p>
          </table:table-cell>
          <table:table-cell table:formula="of:=[.D1060]*[.$B$5]" office:value-type="float" office:value="2408753.62961377">
            <text:p>2408753,62961377</text:p>
          </table:table-cell>
          <table:table-cell table:formula="of:=[.F1060]/[.$B$3]" office:value-type="percentage" office:value="0.837042925278219">
            <text:p>83,7%</text:p>
          </table:table-cell>
          <table:table-cell table:formula="of:=[.H1059]+[.B1060]" office:value-type="float" office:value="2478842.109974">
            <text:p>2478842,109974</text:p>
          </table:table-cell>
          <table:table-cell table:formula="of:=[.H1060]/[.$B$3]" office:value-type="percentage" office:value="0.861398702435239">
            <text:p>86,1%</text:p>
          </table:table-cell>
          <table:table-cell table:number-columns-repeated="1015"/>
        </table:table-row>
        <table:table-row table:style-name="ro1">
          <table:table-cell table:style-name="ce4" office:value-type="float" office:value="1054">
            <text:p>1054</text:p>
          </table:table-cell>
          <table:table-cell table:style-name="ce8" office:value-type="float" office:value="1972.73999">
            <text:p>1972.739990</text:p>
          </table:table-cell>
          <table:table-cell table:style-name="ce8" office:value-type="float" office:value="2107.35569354388">
            <text:p>2107.355694</text:p>
          </table:table-cell>
          <table:table-cell table:formula="of:=[.D1060]+1" office:value-type="float" office:value="1054">
            <text:p>1054</text:p>
          </table:table-cell>
          <table:table-cell table:formula="of:=[.D1061]/[.$B$4]" office:value-type="percentage" office:value="0.837837837837838">
            <text:p>83,8%</text:p>
          </table:table-cell>
          <table:table-cell table:formula="of:=[.D1061]*[.$B$5]" office:value-type="float" office:value="2411041.14493154">
            <text:p>2411041,14493154</text:p>
          </table:table-cell>
          <table:table-cell table:formula="of:=[.F1061]/[.$B$3]" office:value-type="percentage" office:value="0.837837837837838">
            <text:p>83,8%</text:p>
          </table:table-cell>
          <table:table-cell table:formula="of:=[.H1060]+[.B1061]" office:value-type="float" office:value="2480814.849964">
            <text:p>2480814,849964</text:p>
          </table:table-cell>
          <table:table-cell table:formula="of:=[.H1061]/[.$B$3]" office:value-type="percentage" office:value="0.862084230432682">
            <text:p>86,2%</text:p>
          </table:table-cell>
          <table:table-cell table:number-columns-repeated="1015"/>
        </table:table-row>
        <table:table-row table:style-name="ro1">
          <table:table-cell table:style-name="ce4" office:value-type="float" office:value="1055">
            <text:p>1055</text:p>
          </table:table-cell>
          <table:table-cell table:style-name="ce8" office:value-type="float" office:value="1841.130005">
            <text:p>1841.130005</text:p>
          </table:table-cell>
          <table:table-cell table:style-name="ce8" office:value-type="float" office:value="2106.93590810092">
            <text:p>2106.935908</text:p>
          </table:table-cell>
          <table:table-cell table:formula="of:=[.D1061]+1" office:value-type="float" office:value="1055">
            <text:p>1055</text:p>
          </table:table-cell>
          <table:table-cell table:formula="of:=[.D1062]/[.$B$4]" office:value-type="percentage" office:value="0.838632750397456">
            <text:p>83,9%</text:p>
          </table:table-cell>
          <table:table-cell table:formula="of:=[.D1062]*[.$B$5]" office:value-type="float" office:value="2413328.66024931">
            <text:p>2413328,66024931</text:p>
          </table:table-cell>
          <table:table-cell table:formula="of:=[.F1062]/[.$B$3]" office:value-type="percentage" office:value="0.838632750397456">
            <text:p>83,9%</text:p>
          </table:table-cell>
          <table:table-cell table:formula="of:=[.H1061]+[.B1062]" office:value-type="float" office:value="2482655.979969">
            <text:p>2482655,979969</text:p>
          </table:table-cell>
          <table:table-cell table:formula="of:=[.H1062]/[.$B$3]" office:value-type="percentage" office:value="0.862724023903569">
            <text:p>86,3%</text:p>
          </table:table-cell>
          <table:table-cell table:number-columns-repeated="1015"/>
        </table:table-row>
        <table:table-row table:style-name="ro1">
          <table:table-cell table:style-name="ce4" office:value-type="float" office:value="1056">
            <text:p>1056</text:p>
          </table:table-cell>
          <table:table-cell table:style-name="ce8" office:value-type="float" office:value="2066.550049">
            <text:p>2066.550049</text:p>
          </table:table-cell>
          <table:table-cell table:style-name="ce8" office:value-type="float" office:value="2100.1348081194">
            <text:p>2100.134808</text:p>
          </table:table-cell>
          <table:table-cell table:formula="of:=[.D1062]+1" office:value-type="float" office:value="1056">
            <text:p>1056</text:p>
          </table:table-cell>
          <table:table-cell table:formula="of:=[.D1063]/[.$B$4]" office:value-type="percentage" office:value="0.839427662957075">
            <text:p>83,9%</text:p>
          </table:table-cell>
          <table:table-cell table:formula="of:=[.D1063]*[.$B$5]" office:value-type="float" office:value="2415616.17556709">
            <text:p>2415616,17556709</text:p>
          </table:table-cell>
          <table:table-cell table:formula="of:=[.F1063]/[.$B$3]" office:value-type="percentage" office:value="0.839427662957075">
            <text:p>83,9%</text:p>
          </table:table-cell>
          <table:table-cell table:formula="of:=[.H1062]+[.B1063]" office:value-type="float" office:value="2484722.530018">
            <text:p>2484722,530018</text:p>
          </table:table-cell>
          <table:table-cell table:formula="of:=[.H1063]/[.$B$3]" office:value-type="percentage" office:value="0.863442150936979">
            <text:p>86,3%</text:p>
          </table:table-cell>
          <table:table-cell table:number-columns-repeated="1015"/>
        </table:table-row>
        <table:table-row table:style-name="ro1">
          <table:table-cell table:style-name="ce4" office:value-type="float" office:value="1057">
            <text:p>1057</text:p>
          </table:table-cell>
          <table:table-cell table:style-name="ce8" office:value-type="float" office:value="1995.310059">
            <text:p>1995.310059</text:p>
          </table:table-cell>
          <table:table-cell table:style-name="ce8" office:value-type="float" office:value="2099.21870202721">
            <text:p>2099.218702</text:p>
          </table:table-cell>
          <table:table-cell table:formula="of:=[.D1063]+1" office:value-type="float" office:value="1057">
            <text:p>1057</text:p>
          </table:table-cell>
          <table:table-cell table:formula="of:=[.D1064]/[.$B$4]" office:value-type="percentage" office:value="0.840222575516693">
            <text:p>84,0%</text:p>
          </table:table-cell>
          <table:table-cell table:formula="of:=[.D1064]*[.$B$5]" office:value-type="float" office:value="2417903.69088486">
            <text:p>2417903,69088486</text:p>
          </table:table-cell>
          <table:table-cell table:formula="of:=[.F1064]/[.$B$3]" office:value-type="percentage" office:value="0.840222575516693">
            <text:p>84,0%</text:p>
          </table:table-cell>
          <table:table-cell table:formula="of:=[.H1063]+[.B1064]" office:value-type="float" office:value="2486717.840077">
            <text:p>2486717,840077</text:p>
          </table:table-cell>
          <table:table-cell table:formula="of:=[.H1064]/[.$B$3]" office:value-type="percentage" office:value="0.864135522043134">
            <text:p>86,4%</text:p>
          </table:table-cell>
          <table:table-cell table:number-columns-repeated="1015"/>
        </table:table-row>
        <table:table-row table:style-name="ro1">
          <table:table-cell table:style-name="ce4" office:value-type="float" office:value="1058">
            <text:p>1058</text:p>
          </table:table-cell>
          <table:table-cell table:style-name="ce8" office:value-type="float" office:value="1860.77002">
            <text:p>1860.770020</text:p>
          </table:table-cell>
          <table:table-cell table:style-name="ce8" office:value-type="float" office:value="2098.9288549419">
            <text:p>2098.928855</text:p>
          </table:table-cell>
          <table:table-cell table:formula="of:=[.D1064]+1" office:value-type="float" office:value="1058">
            <text:p>1058</text:p>
          </table:table-cell>
          <table:table-cell table:formula="of:=[.D1065]/[.$B$4]" office:value-type="percentage" office:value="0.841017488076312">
            <text:p>84,1%</text:p>
          </table:table-cell>
          <table:table-cell table:formula="of:=[.D1065]*[.$B$5]" office:value-type="float" office:value="2420191.20620263">
            <text:p>2420191,20620263</text:p>
          </table:table-cell>
          <table:table-cell table:formula="of:=[.F1065]/[.$B$3]" office:value-type="percentage" office:value="0.841017488076311">
            <text:p>84,1%</text:p>
          </table:table-cell>
          <table:table-cell table:formula="of:=[.H1064]+[.B1065]" office:value-type="float" office:value="2488578.610097">
            <text:p>2488578,610097</text:p>
          </table:table-cell>
          <table:table-cell table:formula="of:=[.H1065]/[.$B$3]" office:value-type="percentage" office:value="0.864782140427706">
            <text:p>86,5%</text:p>
          </table:table-cell>
          <table:table-cell table:number-columns-repeated="1015"/>
        </table:table-row>
        <table:table-row table:style-name="ro1">
          <table:table-cell table:style-name="ce4" office:value-type="float" office:value="1059">
            <text:p>1059</text:p>
          </table:table-cell>
          <table:table-cell table:style-name="ce8" office:value-type="float" office:value="1988.869995">
            <text:p>1988.869995</text:p>
          </table:table-cell>
          <table:table-cell table:style-name="ce8" office:value-type="float" office:value="2096.47729510366">
            <text:p>2096.477295</text:p>
          </table:table-cell>
          <table:table-cell table:formula="of:=[.D1065]+1" office:value-type="float" office:value="1059">
            <text:p>1059</text:p>
          </table:table-cell>
          <table:table-cell table:formula="of:=[.D1066]/[.$B$4]" office:value-type="percentage" office:value="0.84181240063593">
            <text:p>84,2%</text:p>
          </table:table-cell>
          <table:table-cell table:formula="of:=[.D1066]*[.$B$5]" office:value-type="float" office:value="2422478.7215204">
            <text:p>2422478,7215204</text:p>
          </table:table-cell>
          <table:table-cell table:formula="of:=[.F1066]/[.$B$3]" office:value-type="percentage" office:value="0.84181240063593">
            <text:p>84,2%</text:p>
          </table:table-cell>
          <table:table-cell table:formula="of:=[.H1065]+[.B1066]" office:value-type="float" office:value="2490567.480092">
            <text:p>2490567,480092</text:p>
          </table:table-cell>
          <table:table-cell table:formula="of:=[.H1066]/[.$B$3]" office:value-type="percentage" office:value="0.865473273608844">
            <text:p>86,5%</text:p>
          </table:table-cell>
          <table:table-cell table:number-columns-repeated="1015"/>
        </table:table-row>
        <table:table-row table:style-name="ro1">
          <table:table-cell table:style-name="ce4" office:value-type="float" office:value="1060">
            <text:p>1060</text:p>
          </table:table-cell>
          <table:table-cell table:style-name="ce8" office:value-type="float" office:value="1858.829956">
            <text:p>1858.829956</text:p>
          </table:table-cell>
          <table:table-cell table:style-name="ce8" office:value-type="float" office:value="2096.39201802301">
            <text:p>2096.392018</text:p>
          </table:table-cell>
          <table:table-cell table:formula="of:=[.D1066]+1" office:value-type="float" office:value="1060">
            <text:p>1060</text:p>
          </table:table-cell>
          <table:table-cell table:formula="of:=[.D1067]/[.$B$4]" office:value-type="percentage" office:value="0.842607313195548">
            <text:p>84,3%</text:p>
          </table:table-cell>
          <table:table-cell table:formula="of:=[.D1067]*[.$B$5]" office:value-type="float" office:value="2424766.23683817">
            <text:p>2424766,23683817</text:p>
          </table:table-cell>
          <table:table-cell table:formula="of:=[.F1067]/[.$B$3]" office:value-type="percentage" office:value="0.842607313195548">
            <text:p>84,3%</text:p>
          </table:table-cell>
          <table:table-cell table:formula="of:=[.H1066]+[.B1067]" office:value-type="float" office:value="2492426.310048">
            <text:p>2492426,310048</text:p>
          </table:table-cell>
          <table:table-cell table:formula="of:=[.H1067]/[.$B$3]" office:value-type="percentage" office:value="0.866119217820338">
            <text:p>86,6%</text:p>
          </table:table-cell>
          <table:table-cell table:number-columns-repeated="1015"/>
        </table:table-row>
        <table:table-row table:style-name="ro1">
          <table:table-cell table:style-name="ce4" office:value-type="float" office:value="1061">
            <text:p>1061</text:p>
          </table:table-cell>
          <table:table-cell table:style-name="ce8" office:value-type="float" office:value="1953.030029">
            <text:p>1953.030029</text:p>
          </table:table-cell>
          <table:table-cell table:style-name="ce8" office:value-type="float" office:value="2093.24185059777">
            <text:p>2093.241851</text:p>
          </table:table-cell>
          <table:table-cell table:formula="of:=[.D1067]+1" office:value-type="float" office:value="1061">
            <text:p>1061</text:p>
          </table:table-cell>
          <table:table-cell table:formula="of:=[.D1068]/[.$B$4]" office:value-type="percentage" office:value="0.843402225755167">
            <text:p>84,3%</text:p>
          </table:table-cell>
          <table:table-cell table:formula="of:=[.D1068]*[.$B$5]" office:value-type="float" office:value="2427053.75215594">
            <text:p>2427053,75215594</text:p>
          </table:table-cell>
          <table:table-cell table:formula="of:=[.F1068]/[.$B$3]" office:value-type="percentage" office:value="0.843402225755167">
            <text:p>84,3%</text:p>
          </table:table-cell>
          <table:table-cell table:formula="of:=[.H1067]+[.B1068]" office:value-type="float" office:value="2494379.340077">
            <text:p>2494379,340077</text:p>
          </table:table-cell>
          <table:table-cell table:formula="of:=[.H1068]/[.$B$3]" office:value-type="percentage" office:value="0.866797896597832">
            <text:p>86,7%</text:p>
          </table:table-cell>
          <table:table-cell table:number-columns-repeated="1015"/>
        </table:table-row>
        <table:table-row table:style-name="ro1">
          <table:table-cell table:style-name="ce4" office:value-type="float" office:value="1062">
            <text:p>1062</text:p>
          </table:table-cell>
          <table:table-cell table:style-name="ce8" office:value-type="float" office:value="1972.180054">
            <text:p>1972.180054</text:p>
          </table:table-cell>
          <table:table-cell table:style-name="ce8" office:value-type="float" office:value="2090.90286859593">
            <text:p>2090.902869</text:p>
          </table:table-cell>
          <table:table-cell table:formula="of:=[.D1068]+1" office:value-type="float" office:value="1062">
            <text:p>1062</text:p>
          </table:table-cell>
          <table:table-cell table:formula="of:=[.D1069]/[.$B$4]" office:value-type="percentage" office:value="0.844197138314785">
            <text:p>84,4%</text:p>
          </table:table-cell>
          <table:table-cell table:formula="of:=[.D1069]*[.$B$5]" office:value-type="float" office:value="2429341.26747372">
            <text:p>2429341,26747372</text:p>
          </table:table-cell>
          <table:table-cell table:formula="of:=[.F1069]/[.$B$3]" office:value-type="percentage" office:value="0.844197138314785">
            <text:p>84,4%</text:p>
          </table:table-cell>
          <table:table-cell table:formula="of:=[.H1068]+[.B1069]" office:value-type="float" office:value="2496351.520131">
            <text:p>2496351,520131</text:p>
          </table:table-cell>
          <table:table-cell table:formula="of:=[.H1069]/[.$B$3]" office:value-type="percentage" office:value="0.867483230017274">
            <text:p>86,7%</text:p>
          </table:table-cell>
          <table:table-cell table:number-columns-repeated="1015"/>
        </table:table-row>
        <table:table-row table:style-name="ro1">
          <table:table-cell table:style-name="ce4" office:value-type="float" office:value="1063">
            <text:p>1063</text:p>
          </table:table-cell>
          <table:table-cell table:style-name="ce8" office:value-type="float" office:value="1923.819946">
            <text:p>1923.819946</text:p>
          </table:table-cell>
          <table:table-cell table:style-name="ce8" office:value-type="float" office:value="2087.04078897022">
            <text:p>2087.040789</text:p>
          </table:table-cell>
          <table:table-cell table:formula="of:=[.D1069]+1" office:value-type="float" office:value="1063">
            <text:p>1063</text:p>
          </table:table-cell>
          <table:table-cell table:formula="of:=[.D1070]/[.$B$4]" office:value-type="percentage" office:value="0.844992050874404">
            <text:p>84,5%</text:p>
          </table:table-cell>
          <table:table-cell table:formula="of:=[.D1070]*[.$B$5]" office:value-type="float" office:value="2431628.78279149">
            <text:p>2431628,78279149</text:p>
          </table:table-cell>
          <table:table-cell table:formula="of:=[.F1070]/[.$B$3]" office:value-type="percentage" office:value="0.844992050874404">
            <text:p>84,5%</text:p>
          </table:table-cell>
          <table:table-cell table:formula="of:=[.H1069]+[.B1070]" office:value-type="float" office:value="2498275.340077">
            <text:p>2498275,340077</text:p>
          </table:table-cell>
          <table:table-cell table:formula="of:=[.H1070]/[.$B$3]" office:value-type="percentage" office:value="0.868151758278326">
            <text:p>86,8%</text:p>
          </table:table-cell>
          <table:table-cell table:number-columns-repeated="1015"/>
        </table:table-row>
        <table:table-row table:style-name="ro1">
          <table:table-cell table:style-name="ce4" office:value-type="float" office:value="1064">
            <text:p>1064</text:p>
          </table:table-cell>
          <table:table-cell table:style-name="ce8" office:value-type="float" office:value="1978.089966">
            <text:p>1978.089966</text:p>
          </table:table-cell>
          <table:table-cell table:style-name="ce8" office:value-type="float" office:value="2087.03337924041">
            <text:p>2087.033379</text:p>
          </table:table-cell>
          <table:table-cell table:formula="of:=[.D1070]+1" office:value-type="float" office:value="1064">
            <text:p>1064</text:p>
          </table:table-cell>
          <table:table-cell table:formula="of:=[.D1071]/[.$B$4]" office:value-type="percentage" office:value="0.845786963434022">
            <text:p>84,6%</text:p>
          </table:table-cell>
          <table:table-cell table:formula="of:=[.D1071]*[.$B$5]" office:value-type="float" office:value="2433916.29810926">
            <text:p>2433916,29810926</text:p>
          </table:table-cell>
          <table:table-cell table:formula="of:=[.F1071]/[.$B$3]" office:value-type="percentage" office:value="0.845786963434022">
            <text:p>84,6%</text:p>
          </table:table-cell>
          <table:table-cell table:formula="of:=[.H1070]+[.B1071]" office:value-type="float" office:value="2500253.430043">
            <text:p>2500253,430043</text:p>
          </table:table-cell>
          <table:table-cell table:formula="of:=[.H1071]/[.$B$3]" office:value-type="percentage" office:value="0.868839145394736">
            <text:p>86,9%</text:p>
          </table:table-cell>
          <table:table-cell table:number-columns-repeated="1015"/>
        </table:table-row>
        <table:table-row table:style-name="ro1">
          <table:table-cell table:style-name="ce4" office:value-type="float" office:value="1065">
            <text:p>1065</text:p>
          </table:table-cell>
          <table:table-cell table:style-name="ce8" office:value-type="float" office:value="1951.130005">
            <text:p>1951.130005</text:p>
          </table:table-cell>
          <table:table-cell table:style-name="ce8" office:value-type="float" office:value="2084.5821760256">
            <text:p>2084.582176</text:p>
          </table:table-cell>
          <table:table-cell table:formula="of:=[.D1071]+1" office:value-type="float" office:value="1065">
            <text:p>1065</text:p>
          </table:table-cell>
          <table:table-cell table:formula="of:=[.D1072]/[.$B$4]" office:value-type="percentage" office:value="0.846581875993641">
            <text:p>84,7%</text:p>
          </table:table-cell>
          <table:table-cell table:formula="of:=[.D1072]*[.$B$5]" office:value-type="float" office:value="2436203.81342703">
            <text:p>2436203,81342703</text:p>
          </table:table-cell>
          <table:table-cell table:formula="of:=[.F1072]/[.$B$3]" office:value-type="percentage" office:value="0.84658187599364">
            <text:p>84,7%</text:p>
          </table:table-cell>
          <table:table-cell table:formula="of:=[.H1071]+[.B1072]" office:value-type="float" office:value="2502204.560048">
            <text:p>2502204,560048</text:p>
          </table:table-cell>
          <table:table-cell table:formula="of:=[.H1072]/[.$B$3]" office:value-type="percentage" office:value="0.869517163913071">
            <text:p>87,0%</text:p>
          </table:table-cell>
          <table:table-cell table:number-columns-repeated="1015"/>
        </table:table-row>
        <table:table-row table:style-name="ro1">
          <table:table-cell table:style-name="ce4" office:value-type="float" office:value="1066">
            <text:p>1066</text:p>
          </table:table-cell>
          <table:table-cell table:style-name="ce8" office:value-type="float" office:value="1942.040039">
            <text:p>1942.040039</text:p>
          </table:table-cell>
          <table:table-cell table:style-name="ce8" office:value-type="float" office:value="2084.39980191065">
            <text:p>2084.399802</text:p>
          </table:table-cell>
          <table:table-cell table:formula="of:=[.D1072]+1" office:value-type="float" office:value="1066">
            <text:p>1066</text:p>
          </table:table-cell>
          <table:table-cell table:formula="of:=[.D1073]/[.$B$4]" office:value-type="percentage" office:value="0.847376788553259">
            <text:p>84,7%</text:p>
          </table:table-cell>
          <table:table-cell table:formula="of:=[.D1073]*[.$B$5]" office:value-type="float" office:value="2438491.3287448">
            <text:p>2438491,3287448</text:p>
          </table:table-cell>
          <table:table-cell table:formula="of:=[.F1073]/[.$B$3]" office:value-type="percentage" office:value="0.847376788553259">
            <text:p>84,7%</text:p>
          </table:table-cell>
          <table:table-cell table:formula="of:=[.H1072]+[.B1073]" office:value-type="float" office:value="2504146.600087">
            <text:p>2504146,600087</text:p>
          </table:table-cell>
          <table:table-cell table:formula="of:=[.H1073]/[.$B$3]" office:value-type="percentage" office:value="0.870192023664299">
            <text:p>87,0%</text:p>
          </table:table-cell>
          <table:table-cell table:number-columns-repeated="1015"/>
        </table:table-row>
        <table:table-row table:style-name="ro1">
          <table:table-cell table:style-name="ce4" office:value-type="float" office:value="1067">
            <text:p>1067</text:p>
          </table:table-cell>
          <table:table-cell table:style-name="ce8" office:value-type="float" office:value="1868.199951">
            <text:p>1868.199951</text:p>
          </table:table-cell>
          <table:table-cell table:style-name="ce8" office:value-type="float" office:value="2079.16186241694">
            <text:p>2079.161862</text:p>
          </table:table-cell>
          <table:table-cell table:formula="of:=[.D1073]+1" office:value-type="float" office:value="1067">
            <text:p>1067</text:p>
          </table:table-cell>
          <table:table-cell table:formula="of:=[.D1074]/[.$B$4]" office:value-type="percentage" office:value="0.848171701112877">
            <text:p>84,8%</text:p>
          </table:table-cell>
          <table:table-cell table:formula="of:=[.D1074]*[.$B$5]" office:value-type="float" office:value="2440778.84406258">
            <text:p>2440778,84406258</text:p>
          </table:table-cell>
          <table:table-cell table:formula="of:=[.F1074]/[.$B$3]" office:value-type="percentage" office:value="0.848171701112877">
            <text:p>84,8%</text:p>
          </table:table-cell>
          <table:table-cell table:formula="of:=[.H1073]+[.B1074]" office:value-type="float" office:value="2506014.800038">
            <text:p>2506014,800038</text:p>
          </table:table-cell>
          <table:table-cell table:formula="of:=[.H1074]/[.$B$3]" office:value-type="percentage" office:value="0.870841223953098">
            <text:p>87,1%</text:p>
          </table:table-cell>
          <table:table-cell table:number-columns-repeated="1015"/>
        </table:table-row>
        <table:table-row table:style-name="ro1">
          <table:table-cell table:style-name="ce4" office:value-type="float" office:value="1068">
            <text:p>1068</text:p>
          </table:table-cell>
          <table:table-cell table:style-name="ce8" office:value-type="float" office:value="1884.089966">
            <text:p>1884.089966</text:p>
          </table:table-cell>
          <table:table-cell table:style-name="ce8" office:value-type="float" office:value="2078.45561317843">
            <text:p>2078.455613</text:p>
          </table:table-cell>
          <table:table-cell table:formula="of:=[.D1074]+1" office:value-type="float" office:value="1068">
            <text:p>1068</text:p>
          </table:table-cell>
          <table:table-cell table:formula="of:=[.D1075]/[.$B$4]" office:value-type="percentage" office:value="0.848966613672496">
            <text:p>84,9%</text:p>
          </table:table-cell>
          <table:table-cell table:formula="of:=[.D1075]*[.$B$5]" office:value-type="float" office:value="2443066.35938035">
            <text:p>2443066,35938035</text:p>
          </table:table-cell>
          <table:table-cell table:formula="of:=[.F1075]/[.$B$3]" office:value-type="percentage" office:value="0.848966613672496">
            <text:p>84,9%</text:p>
          </table:table-cell>
          <table:table-cell table:formula="of:=[.H1074]+[.B1075]" office:value-type="float" office:value="2507898.890004">
            <text:p>2507898,890004</text:p>
          </table:table-cell>
          <table:table-cell table:formula="of:=[.H1075]/[.$B$3]" office:value-type="percentage" office:value="0.871495946028963">
            <text:p>87,1%</text:p>
          </table:table-cell>
          <table:table-cell table:number-columns-repeated="1015"/>
        </table:table-row>
        <table:table-row table:style-name="ro1">
          <table:table-cell table:style-name="ce4" office:value-type="float" office:value="1069">
            <text:p>1069</text:p>
          </table:table-cell>
          <table:table-cell table:style-name="ce8" office:value-type="float" office:value="1920.030029">
            <text:p>1920.030029</text:p>
          </table:table-cell>
          <table:table-cell table:style-name="ce8" office:value-type="float" office:value="2076.6348042862">
            <text:p>2076.634804</text:p>
          </table:table-cell>
          <table:table-cell table:formula="of:=[.D1075]+1" office:value-type="float" office:value="1069">
            <text:p>1069</text:p>
          </table:table-cell>
          <table:table-cell table:formula="of:=[.D1076]/[.$B$4]" office:value-type="percentage" office:value="0.849761526232114">
            <text:p>85,0%</text:p>
          </table:table-cell>
          <table:table-cell table:formula="of:=[.D1076]*[.$B$5]" office:value-type="float" office:value="2445353.87469812">
            <text:p>2445353,87469812</text:p>
          </table:table-cell>
          <table:table-cell table:formula="of:=[.F1076]/[.$B$3]" office:value-type="percentage" office:value="0.849761526232114">
            <text:p>85,0%</text:p>
          </table:table-cell>
          <table:table-cell table:formula="of:=[.H1075]+[.B1076]" office:value-type="float" office:value="2509818.920033">
            <text:p>2509818,920033</text:p>
          </table:table-cell>
          <table:table-cell table:formula="of:=[.H1076]/[.$B$3]" office:value-type="percentage" office:value="0.872163157292222">
            <text:p>87,2%</text:p>
          </table:table-cell>
          <table:table-cell table:number-columns-repeated="1015"/>
        </table:table-row>
        <table:table-row table:style-name="ro1">
          <table:table-cell table:style-name="ce4" office:value-type="float" office:value="1070">
            <text:p>1070</text:p>
          </table:table-cell>
          <table:table-cell table:style-name="ce8" office:value-type="float" office:value="1961.050049">
            <text:p>1961.050049</text:p>
          </table:table-cell>
          <table:table-cell table:style-name="ce8" office:value-type="float" office:value="2075.96173325374">
            <text:p>2075.961733</text:p>
          </table:table-cell>
          <table:table-cell table:formula="of:=[.D1076]+1" office:value-type="float" office:value="1070">
            <text:p>1070</text:p>
          </table:table-cell>
          <table:table-cell table:formula="of:=[.D1077]/[.$B$4]" office:value-type="percentage" office:value="0.850556438791733">
            <text:p>85,1%</text:p>
          </table:table-cell>
          <table:table-cell table:formula="of:=[.D1077]*[.$B$5]" office:value-type="float" office:value="2447641.39001589">
            <text:p>2447641,39001589</text:p>
          </table:table-cell>
          <table:table-cell table:formula="of:=[.F1077]/[.$B$3]" office:value-type="percentage" office:value="0.850556438791733">
            <text:p>85,1%</text:p>
          </table:table-cell>
          <table:table-cell table:formula="of:=[.H1076]+[.B1077]" office:value-type="float" office:value="2511779.970082">
            <text:p>2511779,970082</text:p>
          </table:table-cell>
          <table:table-cell table:formula="of:=[.H1077]/[.$B$3]" office:value-type="percentage" office:value="0.872844623030126">
            <text:p>87,3%</text:p>
          </table:table-cell>
          <table:table-cell table:number-columns-repeated="1015"/>
        </table:table-row>
        <table:table-row table:style-name="ro1">
          <table:table-cell table:style-name="ce4" office:value-type="float" office:value="1071">
            <text:p>1071</text:p>
          </table:table-cell>
          <table:table-cell table:style-name="ce8" office:value-type="float" office:value="1921.219971">
            <text:p>1921.219971</text:p>
          </table:table-cell>
          <table:table-cell table:style-name="ce8" office:value-type="float" office:value="2073.33107698444">
            <text:p>2073.331077</text:p>
          </table:table-cell>
          <table:table-cell table:formula="of:=[.D1077]+1" office:value-type="float" office:value="1071">
            <text:p>1071</text:p>
          </table:table-cell>
          <table:table-cell table:formula="of:=[.D1078]/[.$B$4]" office:value-type="percentage" office:value="0.851351351351351">
            <text:p>85,1%</text:p>
          </table:table-cell>
          <table:table-cell table:formula="of:=[.D1078]*[.$B$5]" office:value-type="float" office:value="2449928.90533366">
            <text:p>2449928,90533366</text:p>
          </table:table-cell>
          <table:table-cell table:formula="of:=[.F1078]/[.$B$3]" office:value-type="percentage" office:value="0.851351351351351">
            <text:p>85,1%</text:p>
          </table:table-cell>
          <table:table-cell table:formula="of:=[.H1077]+[.B1078]" office:value-type="float" office:value="2513701.190053">
            <text:p>2513701,190053</text:p>
          </table:table-cell>
          <table:table-cell table:formula="of:=[.H1078]/[.$B$3]" office:value-type="percentage" office:value="0.873512247798744">
            <text:p>87,4%</text:p>
          </table:table-cell>
          <table:table-cell table:number-columns-repeated="1015"/>
        </table:table-row>
        <table:table-row table:style-name="ro1">
          <table:table-cell table:style-name="ce4" office:value-type="float" office:value="1072">
            <text:p>1072</text:p>
          </table:table-cell>
          <table:table-cell table:style-name="ce8" office:value-type="float" office:value="2012.890015">
            <text:p>2012.890015</text:p>
          </table:table-cell>
          <table:table-cell table:style-name="ce8" office:value-type="float" office:value="2071.8072838744">
            <text:p>2071.807284</text:p>
          </table:table-cell>
          <table:table-cell table:formula="of:=[.D1078]+1" office:value-type="float" office:value="1072">
            <text:p>1072</text:p>
          </table:table-cell>
          <table:table-cell table:formula="of:=[.D1079]/[.$B$4]" office:value-type="percentage" office:value="0.85214626391097">
            <text:p>85,2%</text:p>
          </table:table-cell>
          <table:table-cell table:formula="of:=[.D1079]*[.$B$5]" office:value-type="float" office:value="2452216.42065144">
            <text:p>2452216,42065144</text:p>
          </table:table-cell>
          <table:table-cell table:formula="of:=[.F1079]/[.$B$3]" office:value-type="percentage" office:value="0.85214626391097">
            <text:p>85,2%</text:p>
          </table:table-cell>
          <table:table-cell table:formula="of:=[.H1078]+[.B1079]" office:value-type="float" office:value="2515714.080068">
            <text:p>2515714,080068</text:p>
          </table:table-cell>
          <table:table-cell table:formula="of:=[.H1079]/[.$B$3]" office:value-type="percentage" office:value="0.874211727947193">
            <text:p>87,4%</text:p>
          </table:table-cell>
          <table:table-cell table:number-columns-repeated="1015"/>
        </table:table-row>
        <table:table-row table:style-name="ro1">
          <table:table-cell table:style-name="ce4" office:value-type="float" office:value="1073">
            <text:p>1073</text:p>
          </table:table-cell>
          <table:table-cell table:style-name="ce8" office:value-type="float" office:value="1955.060059">
            <text:p>1955.060059</text:p>
          </table:table-cell>
          <table:table-cell table:style-name="ce8" office:value-type="float" office:value="2071.1419069967">
            <text:p>2071.141907</text:p>
          </table:table-cell>
          <table:table-cell table:formula="of:=[.D1079]+1" office:value-type="float" office:value="1073">
            <text:p>1073</text:p>
          </table:table-cell>
          <table:table-cell table:formula="of:=[.D1080]/[.$B$4]" office:value-type="percentage" office:value="0.852941176470588">
            <text:p>85,3%</text:p>
          </table:table-cell>
          <table:table-cell table:formula="of:=[.D1080]*[.$B$5]" office:value-type="float" office:value="2454503.93596921">
            <text:p>2454503,93596921</text:p>
          </table:table-cell>
          <table:table-cell table:formula="of:=[.F1080]/[.$B$3]" office:value-type="percentage" office:value="0.852941176470588">
            <text:p>85,3%</text:p>
          </table:table-cell>
          <table:table-cell table:formula="of:=[.H1079]+[.B1080]" office:value-type="float" office:value="2517669.140127">
            <text:p>2517669,140127</text:p>
          </table:table-cell>
          <table:table-cell table:formula="of:=[.H1080]/[.$B$3]" office:value-type="percentage" office:value="0.874891112160987">
            <text:p>87,5%</text:p>
          </table:table-cell>
          <table:table-cell table:number-columns-repeated="1015"/>
        </table:table-row>
        <table:table-row table:style-name="ro1">
          <table:table-cell table:style-name="ce4" office:value-type="float" office:value="1074">
            <text:p>1074</text:p>
          </table:table-cell>
          <table:table-cell table:style-name="ce8" office:value-type="float" office:value="1987.660034">
            <text:p>1987.660034</text:p>
          </table:table-cell>
          <table:table-cell table:style-name="ce8" office:value-type="float" office:value="2069.9794856234">
            <text:p>2069.979486</text:p>
          </table:table-cell>
          <table:table-cell table:formula="of:=[.D1080]+1" office:value-type="float" office:value="1074">
            <text:p>1074</text:p>
          </table:table-cell>
          <table:table-cell table:formula="of:=[.D1081]/[.$B$4]" office:value-type="percentage" office:value="0.853736089030207">
            <text:p>85,4%</text:p>
          </table:table-cell>
          <table:table-cell table:formula="of:=[.D1081]*[.$B$5]" office:value-type="float" office:value="2456791.45128698">
            <text:p>2456791,45128698</text:p>
          </table:table-cell>
          <table:table-cell table:formula="of:=[.F1081]/[.$B$3]" office:value-type="percentage" office:value="0.853736089030207">
            <text:p>85,4%</text:p>
          </table:table-cell>
          <table:table-cell table:formula="of:=[.H1080]+[.B1081]" office:value-type="float" office:value="2519656.800161">
            <text:p>2519656,800161</text:p>
          </table:table-cell>
          <table:table-cell table:formula="of:=[.H1081]/[.$B$3]" office:value-type="percentage" office:value="0.875581824880156">
            <text:p>87,6%</text:p>
          </table:table-cell>
          <table:table-cell table:number-columns-repeated="1015"/>
        </table:table-row>
        <table:table-row table:style-name="ro1">
          <table:table-cell table:style-name="ce4" office:value-type="float" office:value="1075">
            <text:p>1075</text:p>
          </table:table-cell>
          <table:table-cell table:style-name="ce8" office:value-type="float" office:value="2067.560059">
            <text:p>2067.560059</text:p>
          </table:table-cell>
          <table:table-cell table:style-name="ce8" office:value-type="float" office:value="2069.69550084017">
            <text:p>2069.695501</text:p>
          </table:table-cell>
          <table:table-cell table:formula="of:=[.D1081]+1" office:value-type="float" office:value="1075">
            <text:p>1075</text:p>
          </table:table-cell>
          <table:table-cell table:formula="of:=[.D1082]/[.$B$4]" office:value-type="percentage" office:value="0.854531001589825">
            <text:p>85,5%</text:p>
          </table:table-cell>
          <table:table-cell table:formula="of:=[.D1082]*[.$B$5]" office:value-type="float" office:value="2459078.96660475">
            <text:p>2459078,96660475</text:p>
          </table:table-cell>
          <table:table-cell table:formula="of:=[.F1082]/[.$B$3]" office:value-type="percentage" office:value="0.854531001589825">
            <text:p>85,5%</text:p>
          </table:table-cell>
          <table:table-cell table:formula="of:=[.H1081]+[.B1082]" office:value-type="float" office:value="2521724.36022">
            <text:p>2521724,36022</text:p>
          </table:table-cell>
          <table:table-cell table:formula="of:=[.H1082]/[.$B$3]" office:value-type="percentage" office:value="0.876300302892476">
            <text:p>87,6%</text:p>
          </table:table-cell>
          <table:table-cell table:number-columns-repeated="1015"/>
        </table:table-row>
        <table:table-row table:style-name="ro1">
          <table:table-cell table:style-name="ce4" office:value-type="float" office:value="1076">
            <text:p>1076</text:p>
          </table:table-cell>
          <table:table-cell table:style-name="ce8" office:value-type="float" office:value="2072.830078">
            <text:p>2072.830078</text:p>
          </table:table-cell>
          <table:table-cell table:style-name="ce8" office:value-type="float" office:value="2067.8621642345">
            <text:p>2067.862164</text:p>
          </table:table-cell>
          <table:table-cell table:formula="of:=[.D1082]+1" office:value-type="float" office:value="1076">
            <text:p>1076</text:p>
          </table:table-cell>
          <table:table-cell table:formula="of:=[.D1083]/[.$B$4]" office:value-type="percentage" office:value="0.855325914149443">
            <text:p>85,5%</text:p>
          </table:table-cell>
          <table:table-cell table:formula="of:=[.D1083]*[.$B$5]" office:value-type="float" office:value="2461366.48192252">
            <text:p>2461366,48192252</text:p>
          </table:table-cell>
          <table:table-cell table:formula="of:=[.F1083]/[.$B$3]" office:value-type="percentage" office:value="0.855325914149443">
            <text:p>85,5%</text:p>
          </table:table-cell>
          <table:table-cell table:formula="of:=[.H1082]+[.B1083]" office:value-type="float" office:value="2523797.190298">
            <text:p>2523797,190298</text:p>
          </table:table-cell>
          <table:table-cell table:formula="of:=[.H1083]/[.$B$3]" office:value-type="percentage" office:value="0.877020612238672">
            <text:p>87,7%</text:p>
          </table:table-cell>
          <table:table-cell table:number-columns-repeated="1015"/>
        </table:table-row>
        <table:table-row table:style-name="ro1">
          <table:table-cell table:style-name="ce4" office:value-type="float" office:value="1077">
            <text:p>1077</text:p>
          </table:table-cell>
          <table:table-cell table:style-name="ce8" office:value-type="float" office:value="1977.099976">
            <text:p>1977.099976</text:p>
          </table:table-cell>
          <table:table-cell table:style-name="ce8" office:value-type="float" office:value="2066.52101350847">
            <text:p>2066.521014</text:p>
          </table:table-cell>
          <table:table-cell table:formula="of:=[.D1083]+1" office:value-type="float" office:value="1077">
            <text:p>1077</text:p>
          </table:table-cell>
          <table:table-cell table:formula="of:=[.D1084]/[.$B$4]" office:value-type="percentage" office:value="0.856120826709062">
            <text:p>85,6%</text:p>
          </table:table-cell>
          <table:table-cell table:formula="of:=[.D1084]*[.$B$5]" office:value-type="float" office:value="2463653.99724029">
            <text:p>2463653,99724029</text:p>
          </table:table-cell>
          <table:table-cell table:formula="of:=[.F1084]/[.$B$3]" office:value-type="percentage" office:value="0.856120826709062">
            <text:p>85,6%</text:p>
          </table:table-cell>
          <table:table-cell table:formula="of:=[.H1083]+[.B1084]" office:value-type="float" office:value="2525774.290274">
            <text:p>2525774,290274</text:p>
          </table:table-cell>
          <table:table-cell table:formula="of:=[.H1084]/[.$B$3]" office:value-type="percentage" office:value="0.877707655333131">
            <text:p>87,8%</text:p>
          </table:table-cell>
          <table:table-cell table:number-columns-repeated="1015"/>
        </table:table-row>
        <table:table-row table:style-name="ro1">
          <table:table-cell table:style-name="ce4" office:value-type="float" office:value="1078">
            <text:p>1078</text:p>
          </table:table-cell>
          <table:table-cell table:style-name="ce8" office:value-type="float" office:value="1867.630005">
            <text:p>1867.630005</text:p>
          </table:table-cell>
          <table:table-cell table:style-name="ce8" office:value-type="float" office:value="2064.76190338405">
            <text:p>2064.761903</text:p>
          </table:table-cell>
          <table:table-cell table:formula="of:=[.D1084]+1" office:value-type="float" office:value="1078">
            <text:p>1078</text:p>
          </table:table-cell>
          <table:table-cell table:formula="of:=[.D1085]/[.$B$4]" office:value-type="percentage" office:value="0.85691573926868">
            <text:p>85,7%</text:p>
          </table:table-cell>
          <table:table-cell table:formula="of:=[.D1085]*[.$B$5]" office:value-type="float" office:value="2465941.51255807">
            <text:p>2465941,51255807</text:p>
          </table:table-cell>
          <table:table-cell table:formula="of:=[.F1085]/[.$B$3]" office:value-type="percentage" office:value="0.85691573926868">
            <text:p>85,7%</text:p>
          </table:table-cell>
          <table:table-cell table:formula="of:=[.H1084]+[.B1085]" office:value-type="float" office:value="2527641.920279">
            <text:p>2527641,920279</text:p>
          </table:table-cell>
          <table:table-cell table:formula="of:=[.H1085]/[.$B$3]" office:value-type="percentage" office:value="0.878356657565448">
            <text:p>87,8%</text:p>
          </table:table-cell>
          <table:table-cell table:number-columns-repeated="1015"/>
        </table:table-row>
        <table:table-row table:style-name="ro1">
          <table:table-cell table:style-name="ce4" office:value-type="float" office:value="1079">
            <text:p>1079</text:p>
          </table:table-cell>
          <table:table-cell table:style-name="ce8" office:value-type="float" office:value="2053.439941">
            <text:p>2053.439941</text:p>
          </table:table-cell>
          <table:table-cell table:style-name="ce8" office:value-type="float" office:value="2060.31434785472">
            <text:p>2060.314348</text:p>
          </table:table-cell>
          <table:table-cell table:formula="of:=[.D1085]+1" office:value-type="float" office:value="1079">
            <text:p>1079</text:p>
          </table:table-cell>
          <table:table-cell table:formula="of:=[.D1086]/[.$B$4]" office:value-type="percentage" office:value="0.857710651828299">
            <text:p>85,8%</text:p>
          </table:table-cell>
          <table:table-cell table:formula="of:=[.D1086]*[.$B$5]" office:value-type="float" office:value="2468229.02787584">
            <text:p>2468229,02787584</text:p>
          </table:table-cell>
          <table:table-cell table:formula="of:=[.F1086]/[.$B$3]" office:value-type="percentage" office:value="0.857710651828299">
            <text:p>85,8%</text:p>
          </table:table-cell>
          <table:table-cell table:formula="of:=[.H1085]+[.B1086]" office:value-type="float" office:value="2529695.36022">
            <text:p>2529695,36022</text:p>
          </table:table-cell>
          <table:table-cell table:formula="of:=[.H1086]/[.$B$3]" office:value-type="percentage" office:value="0.879070228830673">
            <text:p>87,9%</text:p>
          </table:table-cell>
          <table:table-cell table:number-columns-repeated="1015"/>
        </table:table-row>
        <table:table-row table:style-name="ro1">
          <table:table-cell table:style-name="ce4" office:value-type="float" office:value="1080">
            <text:p>1080</text:p>
          </table:table-cell>
          <table:table-cell table:style-name="ce8" office:value-type="float" office:value="1952.290039">
            <text:p>1952.290039</text:p>
          </table:table-cell>
          <table:table-cell table:style-name="ce8" office:value-type="float" office:value="2058.41491625459">
            <text:p>2058.414916</text:p>
          </table:table-cell>
          <table:table-cell table:formula="of:=[.D1086]+1" office:value-type="float" office:value="1080">
            <text:p>1080</text:p>
          </table:table-cell>
          <table:table-cell table:formula="of:=[.D1087]/[.$B$4]" office:value-type="percentage" office:value="0.858505564387917">
            <text:p>85,9%</text:p>
          </table:table-cell>
          <table:table-cell table:formula="of:=[.D1087]*[.$B$5]" office:value-type="float" office:value="2470516.54319361">
            <text:p>2470516,54319361</text:p>
          </table:table-cell>
          <table:table-cell table:formula="of:=[.F1087]/[.$B$3]" office:value-type="percentage" office:value="0.858505564387917">
            <text:p>85,9%</text:p>
          </table:table-cell>
          <table:table-cell table:formula="of:=[.H1086]+[.B1087]" office:value-type="float" office:value="2531647.650259">
            <text:p>2531647,650259</text:p>
          </table:table-cell>
          <table:table-cell table:formula="of:=[.H1087]/[.$B$3]" office:value-type="percentage" office:value="0.879748650461323">
            <text:p>88,0%</text:p>
          </table:table-cell>
          <table:table-cell table:number-columns-repeated="1015"/>
        </table:table-row>
        <table:table-row table:style-name="ro1">
          <table:table-cell table:style-name="ce4" office:value-type="float" office:value="1081">
            <text:p>1081</text:p>
          </table:table-cell>
          <table:table-cell table:style-name="ce8" office:value-type="float" office:value="1986.51001">
            <text:p>1986.510010</text:p>
          </table:table-cell>
          <table:table-cell table:style-name="ce8" office:value-type="float" office:value="2058.29371072502">
            <text:p>2058.293711</text:p>
          </table:table-cell>
          <table:table-cell table:formula="of:=[.D1087]+1" office:value-type="float" office:value="1081">
            <text:p>1081</text:p>
          </table:table-cell>
          <table:table-cell table:formula="of:=[.D1088]/[.$B$4]" office:value-type="percentage" office:value="0.859300476947536">
            <text:p>85,9%</text:p>
          </table:table-cell>
          <table:table-cell table:formula="of:=[.D1088]*[.$B$5]" office:value-type="float" office:value="2472804.05851138">
            <text:p>2472804,05851138</text:p>
          </table:table-cell>
          <table:table-cell table:formula="of:=[.F1088]/[.$B$3]" office:value-type="percentage" office:value="0.859300476947536">
            <text:p>85,9%</text:p>
          </table:table-cell>
          <table:table-cell table:formula="of:=[.H1087]+[.B1088]" office:value-type="float" office:value="2533634.160269">
            <text:p>2533634,160269</text:p>
          </table:table-cell>
          <table:table-cell table:formula="of:=[.H1088]/[.$B$3]" office:value-type="percentage" office:value="0.880438963546655">
            <text:p>88,0%</text:p>
          </table:table-cell>
          <table:table-cell table:number-columns-repeated="1015"/>
        </table:table-row>
        <table:table-row table:style-name="ro1">
          <table:table-cell table:style-name="ce4" office:value-type="float" office:value="1082">
            <text:p>1082</text:p>
          </table:table-cell>
          <table:table-cell table:style-name="ce8" office:value-type="float" office:value="1866.52002">
            <text:p>1866.520020</text:p>
          </table:table-cell>
          <table:table-cell table:style-name="ce8" office:value-type="float" office:value="2057.8827330606">
            <text:p>2057.882733</text:p>
          </table:table-cell>
          <table:table-cell table:formula="of:=[.D1088]+1" office:value-type="float" office:value="1082">
            <text:p>1082</text:p>
          </table:table-cell>
          <table:table-cell table:formula="of:=[.D1089]/[.$B$4]" office:value-type="percentage" office:value="0.860095389507154">
            <text:p>86,0%</text:p>
          </table:table-cell>
          <table:table-cell table:formula="of:=[.D1089]*[.$B$5]" office:value-type="float" office:value="2475091.57382915">
            <text:p>2475091,57382915</text:p>
          </table:table-cell>
          <table:table-cell table:formula="of:=[.F1089]/[.$B$3]" office:value-type="percentage" office:value="0.860095389507154">
            <text:p>86,0%</text:p>
          </table:table-cell>
          <table:table-cell table:formula="of:=[.H1088]+[.B1089]" office:value-type="float" office:value="2535500.680289">
            <text:p>2535500,680289</text:p>
          </table:table-cell>
          <table:table-cell table:formula="of:=[.H1089]/[.$B$3]" office:value-type="percentage" office:value="0.881087580058707">
            <text:p>88,1%</text:p>
          </table:table-cell>
          <table:table-cell table:number-columns-repeated="1015"/>
        </table:table-row>
        <table:table-row table:style-name="ro1">
          <table:table-cell table:style-name="ce4" office:value-type="float" office:value="1083">
            <text:p>1083</text:p>
          </table:table-cell>
          <table:table-cell table:style-name="ce8" office:value-type="float" office:value="1857.439941">
            <text:p>1857.439941</text:p>
          </table:table-cell>
          <table:table-cell table:style-name="ce8" office:value-type="float" office:value="2055.26207246961">
            <text:p>2055.262072</text:p>
          </table:table-cell>
          <table:table-cell table:formula="of:=[.D1089]+1" office:value-type="float" office:value="1083">
            <text:p>1083</text:p>
          </table:table-cell>
          <table:table-cell table:formula="of:=[.D1090]/[.$B$4]" office:value-type="percentage" office:value="0.860890302066773">
            <text:p>86,1%</text:p>
          </table:table-cell>
          <table:table-cell table:formula="of:=[.D1090]*[.$B$5]" office:value-type="float" office:value="2477379.08914693">
            <text:p>2477379,08914693</text:p>
          </table:table-cell>
          <table:table-cell table:formula="of:=[.F1090]/[.$B$3]" office:value-type="percentage" office:value="0.860890302066773">
            <text:p>86,1%</text:p>
          </table:table-cell>
          <table:table-cell table:formula="of:=[.H1089]+[.B1090]" office:value-type="float" office:value="2537358.12023">
            <text:p>2537358,12023</text:p>
          </table:table-cell>
          <table:table-cell table:formula="of:=[.H1090]/[.$B$3]" office:value-type="percentage" office:value="0.881733041239389">
            <text:p>88,2%</text:p>
          </table:table-cell>
          <table:table-cell table:number-columns-repeated="1015"/>
        </table:table-row>
        <table:table-row table:style-name="ro1">
          <table:table-cell table:style-name="ce4" office:value-type="float" office:value="1084">
            <text:p>1084</text:p>
          </table:table-cell>
          <table:table-cell table:style-name="ce8" office:value-type="float" office:value="1992.369995">
            <text:p>1992.369995</text:p>
          </table:table-cell>
          <table:table-cell table:style-name="ce8" office:value-type="float" office:value="2053.3633435818">
            <text:p>2053.363344</text:p>
          </table:table-cell>
          <table:table-cell table:formula="of:=[.D1090]+1" office:value-type="float" office:value="1084">
            <text:p>1084</text:p>
          </table:table-cell>
          <table:table-cell table:formula="of:=[.D1091]/[.$B$4]" office:value-type="percentage" office:value="0.861685214626391">
            <text:p>86,2%</text:p>
          </table:table-cell>
          <table:table-cell table:formula="of:=[.D1091]*[.$B$5]" office:value-type="float" office:value="2479666.6044647">
            <text:p>2479666,6044647</text:p>
          </table:table-cell>
          <table:table-cell table:formula="of:=[.F1091]/[.$B$3]" office:value-type="percentage" office:value="0.861685214626391">
            <text:p>86,2%</text:p>
          </table:table-cell>
          <table:table-cell table:formula="of:=[.H1090]+[.B1091]" office:value-type="float" office:value="2539350.490225">
            <text:p>2539350,490225</text:p>
          </table:table-cell>
          <table:table-cell table:formula="of:=[.H1091]/[.$B$3]" office:value-type="percentage" office:value="0.882425390672037">
            <text:p>88,2%</text:p>
          </table:table-cell>
          <table:table-cell table:number-columns-repeated="1015"/>
        </table:table-row>
        <table:table-row table:style-name="ro1">
          <table:table-cell table:style-name="ce4" office:value-type="float" office:value="1085">
            <text:p>1085</text:p>
          </table:table-cell>
          <table:table-cell table:style-name="ce8" office:value-type="float" office:value="1981.599976">
            <text:p>1981.599976</text:p>
          </table:table-cell>
          <table:table-cell table:style-name="ce8" office:value-type="float" office:value="2053.29207470395">
            <text:p>2053.292075</text:p>
          </table:table-cell>
          <table:table-cell table:formula="of:=[.D1091]+1" office:value-type="float" office:value="1085">
            <text:p>1085</text:p>
          </table:table-cell>
          <table:table-cell table:formula="of:=[.D1092]/[.$B$4]" office:value-type="percentage" office:value="0.86248012718601">
            <text:p>86,2%</text:p>
          </table:table-cell>
          <table:table-cell table:formula="of:=[.D1092]*[.$B$5]" office:value-type="float" office:value="2481954.11978247">
            <text:p>2481954,11978247</text:p>
          </table:table-cell>
          <table:table-cell table:formula="of:=[.F1092]/[.$B$3]" office:value-type="percentage" office:value="0.862480127186009">
            <text:p>86,2%</text:p>
          </table:table-cell>
          <table:table-cell table:formula="of:=[.H1091]+[.B1092]" office:value-type="float" office:value="2541332.090201">
            <text:p>2541332,090201</text:p>
          </table:table-cell>
          <table:table-cell table:formula="of:=[.H1092]/[.$B$3]" office:value-type="percentage" office:value="0.883113997518436">
            <text:p>88,3%</text:p>
          </table:table-cell>
          <table:table-cell table:number-columns-repeated="1015"/>
        </table:table-row>
        <table:table-row table:style-name="ro1">
          <table:table-cell table:style-name="ce4" office:value-type="float" office:value="1086">
            <text:p>1086</text:p>
          </table:table-cell>
          <table:table-cell table:style-name="ce8" office:value-type="float" office:value="1872.01001">
            <text:p>1872.010010</text:p>
          </table:table-cell>
          <table:table-cell table:style-name="ce8" office:value-type="float" office:value="2050.98130941807">
            <text:p>2050.981309</text:p>
          </table:table-cell>
          <table:table-cell table:formula="of:=[.D1092]+1" office:value-type="float" office:value="1086">
            <text:p>1086</text:p>
          </table:table-cell>
          <table:table-cell table:formula="of:=[.D1093]/[.$B$4]" office:value-type="percentage" office:value="0.863275039745628">
            <text:p>86,3%</text:p>
          </table:table-cell>
          <table:table-cell table:formula="of:=[.D1093]*[.$B$5]" office:value-type="float" office:value="2484241.63510024">
            <text:p>2484241,63510024</text:p>
          </table:table-cell>
          <table:table-cell table:formula="of:=[.F1093]/[.$B$3]" office:value-type="percentage" office:value="0.863275039745628">
            <text:p>86,3%</text:p>
          </table:table-cell>
          <table:table-cell table:formula="of:=[.H1092]+[.B1093]" office:value-type="float" office:value="2543204.100211">
            <text:p>2543204,100211</text:p>
          </table:table-cell>
          <table:table-cell table:formula="of:=[.H1093]/[.$B$3]" office:value-type="percentage" office:value="0.883764521804381">
            <text:p>88,4%</text:p>
          </table:table-cell>
          <table:table-cell table:number-columns-repeated="1015"/>
        </table:table-row>
        <table:table-row table:style-name="ro1">
          <table:table-cell table:style-name="ce4" office:value-type="float" office:value="1087">
            <text:p>1087</text:p>
          </table:table-cell>
          <table:table-cell table:style-name="ce8" office:value-type="float" office:value="1969.410034">
            <text:p>1969.410034</text:p>
          </table:table-cell>
          <table:table-cell table:style-name="ce8" office:value-type="float" office:value="2046.80206781431">
            <text:p>2046.802068</text:p>
          </table:table-cell>
          <table:table-cell table:formula="of:=[.D1093]+1" office:value-type="float" office:value="1087">
            <text:p>1087</text:p>
          </table:table-cell>
          <table:table-cell table:formula="of:=[.D1094]/[.$B$4]" office:value-type="percentage" office:value="0.864069952305246">
            <text:p>86,4%</text:p>
          </table:table-cell>
          <table:table-cell table:formula="of:=[.D1094]*[.$B$5]" office:value-type="float" office:value="2486529.15041801">
            <text:p>2486529,15041801</text:p>
          </table:table-cell>
          <table:table-cell table:formula="of:=[.F1094]/[.$B$3]" office:value-type="percentage" office:value="0.864069952305246">
            <text:p>86,4%</text:p>
          </table:table-cell>
          <table:table-cell table:formula="of:=[.H1093]+[.B1094]" office:value-type="float" office:value="2545173.510245">
            <text:p>2545173,510245</text:p>
          </table:table-cell>
          <table:table-cell table:formula="of:=[.H1094]/[.$B$3]" office:value-type="percentage" office:value="0.884448892640677">
            <text:p>88,4%</text:p>
          </table:table-cell>
          <table:table-cell table:number-columns-repeated="1015"/>
        </table:table-row>
        <table:table-row table:style-name="ro1">
          <table:table-cell table:style-name="ce4" office:value-type="float" office:value="1088">
            <text:p>1088</text:p>
          </table:table-cell>
          <table:table-cell table:style-name="ce8" office:value-type="float" office:value="1964.680054">
            <text:p>1964.680054</text:p>
          </table:table-cell>
          <table:table-cell table:style-name="ce8" office:value-type="float" office:value="2045.88283647623">
            <text:p>2045.882836</text:p>
          </table:table-cell>
          <table:table-cell table:formula="of:=[.D1094]+1" office:value-type="float" office:value="1088">
            <text:p>1088</text:p>
          </table:table-cell>
          <table:table-cell table:formula="of:=[.D1095]/[.$B$4]" office:value-type="percentage" office:value="0.864864864864865">
            <text:p>86,5%</text:p>
          </table:table-cell>
          <table:table-cell table:formula="of:=[.D1095]*[.$B$5]" office:value-type="float" office:value="2488816.66573579">
            <text:p>2488816,66573579</text:p>
          </table:table-cell>
          <table:table-cell table:formula="of:=[.F1095]/[.$B$3]" office:value-type="percentage" office:value="0.864864864864865">
            <text:p>86,5%</text:p>
          </table:table-cell>
          <table:table-cell table:formula="of:=[.H1094]+[.B1095]" office:value-type="float" office:value="2547138.190299">
            <text:p>2547138,190299</text:p>
          </table:table-cell>
          <table:table-cell table:formula="of:=[.H1095]/[.$B$3]" office:value-type="percentage" office:value="0.885131619806884">
            <text:p>88,5%</text:p>
          </table:table-cell>
          <table:table-cell table:number-columns-repeated="1015"/>
        </table:table-row>
        <table:table-row table:style-name="ro1">
          <table:table-cell table:style-name="ce4" office:value-type="float" office:value="1089">
            <text:p>1089</text:p>
          </table:table-cell>
          <table:table-cell table:style-name="ce8" office:value-type="float" office:value="2067.030029">
            <text:p>2067.030029</text:p>
          </table:table-cell>
          <table:table-cell table:style-name="ce8" office:value-type="float" office:value="2043.32342583601">
            <text:p>2043.323426</text:p>
          </table:table-cell>
          <table:table-cell table:formula="of:=[.D1095]+1" office:value-type="float" office:value="1089">
            <text:p>1089</text:p>
          </table:table-cell>
          <table:table-cell table:formula="of:=[.D1096]/[.$B$4]" office:value-type="percentage" office:value="0.865659777424483">
            <text:p>86,6%</text:p>
          </table:table-cell>
          <table:table-cell table:formula="of:=[.D1096]*[.$B$5]" office:value-type="float" office:value="2491104.18105356">
            <text:p>2491104,18105356</text:p>
          </table:table-cell>
          <table:table-cell table:formula="of:=[.F1096]/[.$B$3]" office:value-type="percentage" office:value="0.865659777424483">
            <text:p>86,6%</text:p>
          </table:table-cell>
          <table:table-cell table:formula="of:=[.H1095]+[.B1096]" office:value-type="float" office:value="2549205.220328">
            <text:p>2549205,220328</text:p>
          </table:table-cell>
          <table:table-cell table:formula="of:=[.H1096]/[.$B$3]" office:value-type="percentage" office:value="0.885849913633551">
            <text:p>88,6%</text:p>
          </table:table-cell>
          <table:table-cell table:number-columns-repeated="1015"/>
        </table:table-row>
        <table:table-row table:style-name="ro1">
          <table:table-cell table:style-name="ce4" office:value-type="float" office:value="1090">
            <text:p>1090</text:p>
          </table:table-cell>
          <table:table-cell table:style-name="ce8" office:value-type="float" office:value="1955.180054">
            <text:p>1955.180054</text:p>
          </table:table-cell>
          <table:table-cell table:style-name="ce8" office:value-type="float" office:value="2043.17702500783">
            <text:p>2043.177025</text:p>
          </table:table-cell>
          <table:table-cell table:formula="of:=[.D1096]+1" office:value-type="float" office:value="1090">
            <text:p>1090</text:p>
          </table:table-cell>
          <table:table-cell table:formula="of:=[.D1097]/[.$B$4]" office:value-type="percentage" office:value="0.866454689984102">
            <text:p>86,6%</text:p>
          </table:table-cell>
          <table:table-cell table:formula="of:=[.D1097]*[.$B$5]" office:value-type="float" office:value="2493391.69637133">
            <text:p>2493391,69637133</text:p>
          </table:table-cell>
          <table:table-cell table:formula="of:=[.F1097]/[.$B$3]" office:value-type="percentage" office:value="0.866454689984102">
            <text:p>86,6%</text:p>
          </table:table-cell>
          <table:table-cell table:formula="of:=[.H1096]+[.B1097]" office:value-type="float" office:value="2551160.400382">
            <text:p>2551160,400382</text:p>
          </table:table-cell>
          <table:table-cell table:formula="of:=[.H1097]/[.$B$3]" office:value-type="percentage" office:value="0.886529339545659">
            <text:p>88,7%</text:p>
          </table:table-cell>
          <table:table-cell table:number-columns-repeated="1015"/>
        </table:table-row>
        <table:table-row table:style-name="ro1">
          <table:table-cell table:style-name="ce4" office:value-type="float" office:value="1091">
            <text:p>1091</text:p>
          </table:table-cell>
          <table:table-cell table:style-name="ce8" office:value-type="float" office:value="1971.73999">
            <text:p>1971.739990</text:p>
          </table:table-cell>
          <table:table-cell table:style-name="ce8" office:value-type="float" office:value="2042.26264706425">
            <text:p>2042.262647</text:p>
          </table:table-cell>
          <table:table-cell table:formula="of:=[.D1097]+1" office:value-type="float" office:value="1091">
            <text:p>1091</text:p>
          </table:table-cell>
          <table:table-cell table:formula="of:=[.D1098]/[.$B$4]" office:value-type="percentage" office:value="0.86724960254372">
            <text:p>86,7%</text:p>
          </table:table-cell>
          <table:table-cell table:formula="of:=[.D1098]*[.$B$5]" office:value-type="float" office:value="2495679.2116891">
            <text:p>2495679,2116891</text:p>
          </table:table-cell>
          <table:table-cell table:formula="of:=[.F1098]/[.$B$3]" office:value-type="percentage" office:value="0.86724960254372">
            <text:p>86,7%</text:p>
          </table:table-cell>
          <table:table-cell table:formula="of:=[.H1097]+[.B1098]" office:value-type="float" office:value="2553132.140372">
            <text:p>2553132,140372</text:p>
          </table:table-cell>
          <table:table-cell table:formula="of:=[.H1098]/[.$B$3]" office:value-type="percentage" office:value="0.887214520042671">
            <text:p>88,7%</text:p>
          </table:table-cell>
          <table:table-cell table:number-columns-repeated="1015"/>
        </table:table-row>
        <table:table-row table:style-name="ro1">
          <table:table-cell table:style-name="ce4" office:value-type="float" office:value="1092">
            <text:p>1092</text:p>
          </table:table-cell>
          <table:table-cell table:style-name="ce8" office:value-type="float" office:value="1913.849976">
            <text:p>1913.849976</text:p>
          </table:table-cell>
          <table:table-cell table:style-name="ce8" office:value-type="float" office:value="2040.7785147206">
            <text:p>2040.778515</text:p>
          </table:table-cell>
          <table:table-cell table:formula="of:=[.D1098]+1" office:value-type="float" office:value="1092">
            <text:p>1092</text:p>
          </table:table-cell>
          <table:table-cell table:formula="of:=[.D1099]/[.$B$4]" office:value-type="percentage" office:value="0.868044515103339">
            <text:p>86,8%</text:p>
          </table:table-cell>
          <table:table-cell table:formula="of:=[.D1099]*[.$B$5]" office:value-type="float" office:value="2497966.72700687">
            <text:p>2497966,72700687</text:p>
          </table:table-cell>
          <table:table-cell table:formula="of:=[.F1099]/[.$B$3]" office:value-type="percentage" office:value="0.868044515103339">
            <text:p>86,8%</text:p>
          </table:table-cell>
          <table:table-cell table:formula="of:=[.H1098]+[.B1099]" office:value-type="float" office:value="2555045.990348">
            <text:p>2555045,990348</text:p>
          </table:table-cell>
          <table:table-cell table:formula="of:=[.H1099]/[.$B$3]" office:value-type="percentage" office:value="0.887879583734848">
            <text:p>88,8%</text:p>
          </table:table-cell>
          <table:table-cell table:number-columns-repeated="1015"/>
        </table:table-row>
        <table:table-row table:style-name="ro1">
          <table:table-cell table:style-name="ce4" office:value-type="float" office:value="1093">
            <text:p>1093</text:p>
          </table:table-cell>
          <table:table-cell table:style-name="ce8" office:value-type="float" office:value="1967.569946">
            <text:p>1967.569946</text:p>
          </table:table-cell>
          <table:table-cell table:style-name="ce8" office:value-type="float" office:value="2040.00222539365">
            <text:p>2040.002225</text:p>
          </table:table-cell>
          <table:table-cell table:formula="of:=[.D1099]+1" office:value-type="float" office:value="1093">
            <text:p>1093</text:p>
          </table:table-cell>
          <table:table-cell table:formula="of:=[.D1100]/[.$B$4]" office:value-type="percentage" office:value="0.868839427662957">
            <text:p>86,9%</text:p>
          </table:table-cell>
          <table:table-cell table:formula="of:=[.D1100]*[.$B$5]" office:value-type="float" office:value="2500254.24232464">
            <text:p>2500254,24232464</text:p>
          </table:table-cell>
          <table:table-cell table:formula="of:=[.F1100]/[.$B$3]" office:value-type="percentage" office:value="0.868839427662957">
            <text:p>86,9%</text:p>
          </table:table-cell>
          <table:table-cell table:formula="of:=[.H1099]+[.B1100]" office:value-type="float" office:value="2557013.560294">
            <text:p>2557013,560294</text:p>
          </table:table-cell>
          <table:table-cell table:formula="of:=[.H1100]/[.$B$3]" office:value-type="percentage" office:value="0.888563315139771">
            <text:p>88,9%</text:p>
          </table:table-cell>
          <table:table-cell table:number-columns-repeated="1015"/>
        </table:table-row>
        <table:table-row table:style-name="ro1">
          <table:table-cell table:style-name="ce4" office:value-type="float" office:value="1094">
            <text:p>1094</text:p>
          </table:table-cell>
          <table:table-cell table:style-name="ce8" office:value-type="float" office:value="1977.650024">
            <text:p>1977.650024</text:p>
          </table:table-cell>
          <table:table-cell table:style-name="ce8" office:value-type="float" office:value="2039.59532871587">
            <text:p>2039.595329</text:p>
          </table:table-cell>
          <table:table-cell table:formula="of:=[.D1100]+1" office:value-type="float" office:value="1094">
            <text:p>1094</text:p>
          </table:table-cell>
          <table:table-cell table:formula="of:=[.D1101]/[.$B$4]" office:value-type="percentage" office:value="0.869634340222575">
            <text:p>87,0%</text:p>
          </table:table-cell>
          <table:table-cell table:formula="of:=[.D1101]*[.$B$5]" office:value-type="float" office:value="2502541.75764242">
            <text:p>2502541,75764242</text:p>
          </table:table-cell>
          <table:table-cell table:formula="of:=[.F1101]/[.$B$3]" office:value-type="percentage" office:value="0.869634340222575">
            <text:p>87,0%</text:p>
          </table:table-cell>
          <table:table-cell table:formula="of:=[.H1100]+[.B1101]" office:value-type="float" office:value="2558991.210318">
            <text:p>2558991,210318</text:p>
          </table:table-cell>
          <table:table-cell table:formula="of:=[.H1101]/[.$B$3]" office:value-type="percentage" office:value="0.889250549376147">
            <text:p>88,9%</text:p>
          </table:table-cell>
          <table:table-cell table:number-columns-repeated="1015"/>
        </table:table-row>
        <table:table-row table:style-name="ro1">
          <table:table-cell table:style-name="ce4" office:value-type="float" office:value="1095">
            <text:p>1095</text:p>
          </table:table-cell>
          <table:table-cell table:style-name="ce8" office:value-type="float" office:value="1997.920044">
            <text:p>1997.920044</text:p>
          </table:table-cell>
          <table:table-cell table:style-name="ce8" office:value-type="float" office:value="2039.46711512614">
            <text:p>2039.467115</text:p>
          </table:table-cell>
          <table:table-cell table:formula="of:=[.D1101]+1" office:value-type="float" office:value="1095">
            <text:p>1095</text:p>
          </table:table-cell>
          <table:table-cell table:formula="of:=[.D1102]/[.$B$4]" office:value-type="percentage" office:value="0.870429252782194">
            <text:p>87,0%</text:p>
          </table:table-cell>
          <table:table-cell table:formula="of:=[.D1102]*[.$B$5]" office:value-type="float" office:value="2504829.27296019">
            <text:p>2504829,27296019</text:p>
          </table:table-cell>
          <table:table-cell table:formula="of:=[.F1102]/[.$B$3]" office:value-type="percentage" office:value="0.870429252782194">
            <text:p>87,0%</text:p>
          </table:table-cell>
          <table:table-cell table:formula="of:=[.H1101]+[.B1102]" office:value-type="float" office:value="2560989.130362">
            <text:p>2560989,130362</text:p>
          </table:table-cell>
          <table:table-cell table:formula="of:=[.H1102]/[.$B$3]" office:value-type="percentage" office:value="0.889944827453216">
            <text:p>89,0%</text:p>
          </table:table-cell>
          <table:table-cell table:number-columns-repeated="1015"/>
        </table:table-row>
        <table:table-row table:style-name="ro1">
          <table:table-cell table:style-name="ce4" office:value-type="float" office:value="1096">
            <text:p>1096</text:p>
          </table:table-cell>
          <table:table-cell table:style-name="ce8" office:value-type="float" office:value="2048.719971">
            <text:p>2048.719971</text:p>
          </table:table-cell>
          <table:table-cell table:style-name="ce8" office:value-type="float" office:value="2039.12557965826">
            <text:p>2039.125580</text:p>
          </table:table-cell>
          <table:table-cell table:formula="of:=[.D1102]+1" office:value-type="float" office:value="1096">
            <text:p>1096</text:p>
          </table:table-cell>
          <table:table-cell table:formula="of:=[.D1103]/[.$B$4]" office:value-type="percentage" office:value="0.871224165341812">
            <text:p>87,1%</text:p>
          </table:table-cell>
          <table:table-cell table:formula="of:=[.D1103]*[.$B$5]" office:value-type="float" office:value="2507116.78827796">
            <text:p>2507116,78827796</text:p>
          </table:table-cell>
          <table:table-cell table:formula="of:=[.F1103]/[.$B$3]" office:value-type="percentage" office:value="0.871224165341812">
            <text:p>87,1%</text:p>
          </table:table-cell>
          <table:table-cell table:formula="of:=[.H1102]+[.B1103]" office:value-type="float" office:value="2563037.850333">
            <text:p>2563037,850333</text:p>
          </table:table-cell>
          <table:table-cell table:formula="of:=[.H1103]/[.$B$3]" office:value-type="percentage" office:value="0.89065675852683">
            <text:p>89,1%</text:p>
          </table:table-cell>
          <table:table-cell table:number-columns-repeated="1015"/>
        </table:table-row>
        <table:table-row table:style-name="ro1">
          <table:table-cell table:style-name="ce4" office:value-type="float" office:value="1097">
            <text:p>1097</text:p>
          </table:table-cell>
          <table:table-cell table:style-name="ce8" office:value-type="float" office:value="1985.439941">
            <text:p>1985.439941</text:p>
          </table:table-cell>
          <table:table-cell table:style-name="ce8" office:value-type="float" office:value="2038.13033213422">
            <text:p>2038.130332</text:p>
          </table:table-cell>
          <table:table-cell table:formula="of:=[.D1103]+1" office:value-type="float" office:value="1097">
            <text:p>1097</text:p>
          </table:table-cell>
          <table:table-cell table:formula="of:=[.D1104]/[.$B$4]" office:value-type="percentage" office:value="0.872019077901431">
            <text:p>87,2%</text:p>
          </table:table-cell>
          <table:table-cell table:formula="of:=[.D1104]*[.$B$5]" office:value-type="float" office:value="2509404.30359573">
            <text:p>2509404,30359573</text:p>
          </table:table-cell>
          <table:table-cell table:formula="of:=[.F1104]/[.$B$3]" office:value-type="percentage" office:value="0.872019077901431">
            <text:p>87,2%</text:p>
          </table:table-cell>
          <table:table-cell table:formula="of:=[.H1103]+[.B1104]" office:value-type="float" office:value="2565023.290274">
            <text:p>2565023,290274</text:p>
          </table:table-cell>
          <table:table-cell table:formula="of:=[.H1104]/[.$B$3]" office:value-type="percentage" office:value="0.891346699762723">
            <text:p>89,1%</text:p>
          </table:table-cell>
          <table:table-cell table:number-columns-repeated="1015"/>
        </table:table-row>
        <table:table-row table:style-name="ro1">
          <table:table-cell table:style-name="ce4" office:value-type="float" office:value="1098">
            <text:p>1098</text:p>
          </table:table-cell>
          <table:table-cell table:style-name="ce8" office:value-type="float" office:value="2000.119995">
            <text:p>2000.119995</text:p>
          </table:table-cell>
          <table:table-cell table:style-name="ce8" office:value-type="float" office:value="2038.08394310061">
            <text:p>2038.083943</text:p>
          </table:table-cell>
          <table:table-cell table:formula="of:=[.D1104]+1" office:value-type="float" office:value="1098">
            <text:p>1098</text:p>
          </table:table-cell>
          <table:table-cell table:formula="of:=[.D1105]/[.$B$4]" office:value-type="percentage" office:value="0.872813990461049">
            <text:p>87,3%</text:p>
          </table:table-cell>
          <table:table-cell table:formula="of:=[.D1105]*[.$B$5]" office:value-type="float" office:value="2511691.8189135">
            <text:p>2511691,8189135</text:p>
          </table:table-cell>
          <table:table-cell table:formula="of:=[.F1105]/[.$B$3]" office:value-type="percentage" office:value="0.872813990461049">
            <text:p>87,3%</text:p>
          </table:table-cell>
          <table:table-cell table:formula="of:=[.H1104]+[.B1105]" office:value-type="float" office:value="2567023.410269">
            <text:p>2567023,410269</text:p>
          </table:table-cell>
          <table:table-cell table:formula="of:=[.H1105]/[.$B$3]" office:value-type="percentage" office:value="0.892041742323714">
            <text:p>89,2%</text:p>
          </table:table-cell>
          <table:table-cell table:number-columns-repeated="1015"/>
        </table:table-row>
        <table:table-row table:style-name="ro1">
          <table:table-cell table:style-name="ce4" office:value-type="float" office:value="1099">
            <text:p>1099</text:p>
          </table:table-cell>
          <table:table-cell table:style-name="ce8" office:value-type="float" office:value="1852.560059">
            <text:p>1852.560059</text:p>
          </table:table-cell>
          <table:table-cell table:style-name="ce8" office:value-type="float" office:value="2038.01601606864">
            <text:p>2038.016016</text:p>
          </table:table-cell>
          <table:table-cell table:formula="of:=[.D1105]+1" office:value-type="float" office:value="1099">
            <text:p>1099</text:p>
          </table:table-cell>
          <table:table-cell table:formula="of:=[.D1106]/[.$B$4]" office:value-type="percentage" office:value="0.873608903020668">
            <text:p>87,4%</text:p>
          </table:table-cell>
          <table:table-cell table:formula="of:=[.D1106]*[.$B$5]" office:value-type="float" office:value="2513979.33423128">
            <text:p>2513979,33423128</text:p>
          </table:table-cell>
          <table:table-cell table:formula="of:=[.F1106]/[.$B$3]" office:value-type="percentage" office:value="0.873608903020668">
            <text:p>87,4%</text:p>
          </table:table-cell>
          <table:table-cell table:formula="of:=[.H1105]+[.B1106]" office:value-type="float" office:value="2568875.970328">
            <text:p>2568875,970328</text:p>
          </table:table-cell>
          <table:table-cell table:formula="of:=[.H1106]/[.$B$3]" office:value-type="percentage" office:value="0.892685507743296">
            <text:p>89,3%</text:p>
          </table:table-cell>
          <table:table-cell table:number-columns-repeated="1015"/>
        </table:table-row>
        <table:table-row table:style-name="ro1">
          <table:table-cell table:style-name="ce4" office:value-type="float" office:value="1100">
            <text:p>1100</text:p>
          </table:table-cell>
          <table:table-cell table:style-name="ce8" office:value-type="float" office:value="2003.369995">
            <text:p>2003.369995</text:p>
          </table:table-cell>
          <table:table-cell table:style-name="ce8" office:value-type="float" office:value="2036.3467592336">
            <text:p>2036.346759</text:p>
          </table:table-cell>
          <table:table-cell table:formula="of:=[.D1106]+1" office:value-type="float" office:value="1100">
            <text:p>1100</text:p>
          </table:table-cell>
          <table:table-cell table:formula="of:=[.D1107]/[.$B$4]" office:value-type="percentage" office:value="0.874403815580286">
            <text:p>87,4%</text:p>
          </table:table-cell>
          <table:table-cell table:formula="of:=[.D1107]*[.$B$5]" office:value-type="float" office:value="2516266.84954905">
            <text:p>2516266,84954905</text:p>
          </table:table-cell>
          <table:table-cell table:formula="of:=[.F1107]/[.$B$3]" office:value-type="percentage" office:value="0.874403815580286">
            <text:p>87,4%</text:p>
          </table:table-cell>
          <table:table-cell table:formula="of:=[.H1106]+[.B1107]" office:value-type="float" office:value="2570879.340323">
            <text:p>2570879,340323</text:p>
          </table:table-cell>
          <table:table-cell table:formula="of:=[.H1107]/[.$B$3]" office:value-type="percentage" office:value="0.893381679680689">
            <text:p>89,3%</text:p>
          </table:table-cell>
          <table:table-cell table:number-columns-repeated="1015"/>
        </table:table-row>
        <table:table-row table:style-name="ro1">
          <table:table-cell table:style-name="ce4" office:value-type="float" office:value="1101">
            <text:p>1101</text:p>
          </table:table-cell>
          <table:table-cell table:style-name="ce8" office:value-type="float" office:value="1996.73999">
            <text:p>1996.739990</text:p>
          </table:table-cell>
          <table:table-cell table:style-name="ce8" office:value-type="float" office:value="2035.98456032205">
            <text:p>2035.984560</text:p>
          </table:table-cell>
          <table:table-cell table:formula="of:=[.D1107]+1" office:value-type="float" office:value="1101">
            <text:p>1101</text:p>
          </table:table-cell>
          <table:table-cell table:formula="of:=[.D1108]/[.$B$4]" office:value-type="percentage" office:value="0.875198728139905">
            <text:p>87,5%</text:p>
          </table:table-cell>
          <table:table-cell table:formula="of:=[.D1108]*[.$B$5]" office:value-type="float" office:value="2518554.36486682">
            <text:p>2518554,36486682</text:p>
          </table:table-cell>
          <table:table-cell table:formula="of:=[.F1108]/[.$B$3]" office:value-type="percentage" office:value="0.875198728139904">
            <text:p>87,5%</text:p>
          </table:table-cell>
          <table:table-cell table:formula="of:=[.H1107]+[.B1108]" office:value-type="float" office:value="2572876.080313">
            <text:p>2572876,080313</text:p>
          </table:table-cell>
          <table:table-cell table:formula="of:=[.H1108]/[.$B$3]" office:value-type="percentage" office:value="0.894075547688484">
            <text:p>89,4%</text:p>
          </table:table-cell>
          <table:table-cell table:number-columns-repeated="1015"/>
        </table:table-row>
        <table:table-row table:style-name="ro1">
          <table:table-cell table:style-name="ce4" office:value-type="float" office:value="1102">
            <text:p>1102</text:p>
          </table:table-cell>
          <table:table-cell table:style-name="ce8" office:value-type="float" office:value="2069.409912">
            <text:p>2069.409912</text:p>
          </table:table-cell>
          <table:table-cell table:style-name="ce8" office:value-type="float" office:value="2035.94775799119">
            <text:p>2035.947758</text:p>
          </table:table-cell>
          <table:table-cell table:formula="of:=[.D1108]+1" office:value-type="float" office:value="1102">
            <text:p>1102</text:p>
          </table:table-cell>
          <table:table-cell table:formula="of:=[.D1109]/[.$B$4]" office:value-type="percentage" office:value="0.875993640699523">
            <text:p>87,6%</text:p>
          </table:table-cell>
          <table:table-cell table:formula="of:=[.D1109]*[.$B$5]" office:value-type="float" office:value="2520841.88018459">
            <text:p>2520841,88018459</text:p>
          </table:table-cell>
          <table:table-cell table:formula="of:=[.F1109]/[.$B$3]" office:value-type="percentage" office:value="0.875993640699523">
            <text:p>87,6%</text:p>
          </table:table-cell>
          <table:table-cell table:formula="of:=[.H1108]+[.B1109]" office:value-type="float" office:value="2574945.490225">
            <text:p>2574945,490225</text:p>
          </table:table-cell>
          <table:table-cell table:formula="of:=[.H1109]/[.$B$3]" office:value-type="percentage" office:value="0.89479466852552">
            <text:p>89,5%</text:p>
          </table:table-cell>
          <table:table-cell table:number-columns-repeated="1015"/>
        </table:table-row>
        <table:table-row table:style-name="ro1">
          <table:table-cell table:style-name="ce4" office:value-type="float" office:value="1103">
            <text:p>1103</text:p>
          </table:table-cell>
          <table:table-cell table:style-name="ce8" office:value-type="float" office:value="1867.719971">
            <text:p>1867.719971</text:p>
          </table:table-cell>
          <table:table-cell table:style-name="ce8" office:value-type="float" office:value="2035.91309229305">
            <text:p>2035.913092</text:p>
          </table:table-cell>
          <table:table-cell table:formula="of:=[.D1109]+1" office:value-type="float" office:value="1103">
            <text:p>1103</text:p>
          </table:table-cell>
          <table:table-cell table:formula="of:=[.D1110]/[.$B$4]" office:value-type="percentage" office:value="0.876788553259141">
            <text:p>87,7%</text:p>
          </table:table-cell>
          <table:table-cell table:formula="of:=[.D1110]*[.$B$5]" office:value-type="float" office:value="2523129.39550236">
            <text:p>2523129,39550236</text:p>
          </table:table-cell>
          <table:table-cell table:formula="of:=[.F1110]/[.$B$3]" office:value-type="percentage" office:value="0.876788553259141">
            <text:p>87,7%</text:p>
          </table:table-cell>
          <table:table-cell table:formula="of:=[.H1109]+[.B1110]" office:value-type="float" office:value="2576813.210196">
            <text:p>2576813,210196</text:p>
          </table:table-cell>
          <table:table-cell table:formula="of:=[.H1110]/[.$B$3]" office:value-type="percentage" office:value="0.895443702021061">
            <text:p>89,5%</text:p>
          </table:table-cell>
          <table:table-cell table:number-columns-repeated="1015"/>
        </table:table-row>
        <table:table-row table:style-name="ro1">
          <table:table-cell table:style-name="ce4" office:value-type="float" office:value="1104">
            <text:p>1104</text:p>
          </table:table-cell>
          <table:table-cell table:style-name="ce8" office:value-type="float" office:value="1948.859985">
            <text:p>1948.859985</text:p>
          </table:table-cell>
          <table:table-cell table:style-name="ce8" office:value-type="float" office:value="2033.80802488126">
            <text:p>2033.808025</text:p>
          </table:table-cell>
          <table:table-cell table:formula="of:=[.D1110]+1" office:value-type="float" office:value="1104">
            <text:p>1104</text:p>
          </table:table-cell>
          <table:table-cell table:formula="of:=[.D1111]/[.$B$4]" office:value-type="percentage" office:value="0.87758346581876">
            <text:p>87,8%</text:p>
          </table:table-cell>
          <table:table-cell table:formula="of:=[.D1111]*[.$B$5]" office:value-type="float" office:value="2525416.91082014">
            <text:p>2525416,91082014</text:p>
          </table:table-cell>
          <table:table-cell table:formula="of:=[.F1111]/[.$B$3]" office:value-type="percentage" office:value="0.87758346581876">
            <text:p>87,8%</text:p>
          </table:table-cell>
          <table:table-cell table:formula="of:=[.H1110]+[.B1111]" office:value-type="float" office:value="2578762.070181">
            <text:p>2578762,070181</text:p>
          </table:table-cell>
          <table:table-cell table:formula="of:=[.H1111]/[.$B$3]" office:value-type="percentage" office:value="0.896120931706466">
            <text:p>89,6%</text:p>
          </table:table-cell>
          <table:table-cell table:number-columns-repeated="1015"/>
        </table:table-row>
        <table:table-row table:style-name="ro1">
          <table:table-cell table:style-name="ce4" office:value-type="float" office:value="1105">
            <text:p>1105</text:p>
          </table:table-cell>
          <table:table-cell table:style-name="ce8" office:value-type="float" office:value="2000.02002">
            <text:p>2000.020020</text:p>
          </table:table-cell>
          <table:table-cell table:style-name="ce8" office:value-type="float" office:value="2031.82597280799">
            <text:p>2031.825973</text:p>
          </table:table-cell>
          <table:table-cell table:formula="of:=[.D1111]+1" office:value-type="float" office:value="1105">
            <text:p>1105</text:p>
          </table:table-cell>
          <table:table-cell table:formula="of:=[.D1112]/[.$B$4]" office:value-type="percentage" office:value="0.878378378378378">
            <text:p>87,8%</text:p>
          </table:table-cell>
          <table:table-cell table:formula="of:=[.D1112]*[.$B$5]" office:value-type="float" office:value="2527704.42613791">
            <text:p>2527704,42613791</text:p>
          </table:table-cell>
          <table:table-cell table:formula="of:=[.F1112]/[.$B$3]" office:value-type="percentage" office:value="0.878378378378378">
            <text:p>87,8%</text:p>
          </table:table-cell>
          <table:table-cell table:formula="of:=[.H1111]+[.B1112]" office:value-type="float" office:value="2580762.090201">
            <text:p>2580762,090201</text:p>
          </table:table-cell>
          <table:table-cell table:formula="of:=[.H1112]/[.$B$3]" office:value-type="percentage" office:value="0.896815939526101">
            <text:p>89,7%</text:p>
          </table:table-cell>
          <table:table-cell table:number-columns-repeated="1015"/>
        </table:table-row>
        <table:table-row table:style-name="ro1">
          <table:table-cell table:style-name="ce4" office:value-type="float" office:value="1106">
            <text:p>1106</text:p>
          </table:table-cell>
          <table:table-cell table:style-name="ce8" office:value-type="float" office:value="1988.400024">
            <text:p>1988.400024</text:p>
          </table:table-cell>
          <table:table-cell table:style-name="ce8" office:value-type="float" office:value="2028.22232108986">
            <text:p>2028.222321</text:p>
          </table:table-cell>
          <table:table-cell table:formula="of:=[.D1112]+1" office:value-type="float" office:value="1106">
            <text:p>1106</text:p>
          </table:table-cell>
          <table:table-cell table:formula="of:=[.D1113]/[.$B$4]" office:value-type="percentage" office:value="0.879173290937997">
            <text:p>87,9%</text:p>
          </table:table-cell>
          <table:table-cell table:formula="of:=[.D1113]*[.$B$5]" office:value-type="float" office:value="2529991.94145568">
            <text:p>2529991,94145568</text:p>
          </table:table-cell>
          <table:table-cell table:formula="of:=[.F1113]/[.$B$3]" office:value-type="percentage" office:value="0.879173290937997">
            <text:p>87,9%</text:p>
          </table:table-cell>
          <table:table-cell table:formula="of:=[.H1112]+[.B1113]" office:value-type="float" office:value="2582750.490225">
            <text:p>2582750,490225</text:p>
          </table:table-cell>
          <table:table-cell table:formula="of:=[.H1113]/[.$B$3]" office:value-type="percentage" office:value="0.897506909392114">
            <text:p>89,8%</text:p>
          </table:table-cell>
          <table:table-cell table:number-columns-repeated="1015"/>
        </table:table-row>
        <table:table-row table:style-name="ro1">
          <table:table-cell table:style-name="ce4" office:value-type="float" office:value="1107">
            <text:p>1107</text:p>
          </table:table-cell>
          <table:table-cell table:style-name="ce8" office:value-type="float" office:value="2063.5">
            <text:p>2063.500000</text:p>
          </table:table-cell>
          <table:table-cell table:style-name="ce8" office:value-type="float" office:value="2027.7853929464">
            <text:p>2027.785393</text:p>
          </table:table-cell>
          <table:table-cell table:formula="of:=[.D1113]+1" office:value-type="float" office:value="1107">
            <text:p>1107</text:p>
          </table:table-cell>
          <table:table-cell table:formula="of:=[.D1114]/[.$B$4]" office:value-type="percentage" office:value="0.879968203497615">
            <text:p>88,0%</text:p>
          </table:table-cell>
          <table:table-cell table:formula="of:=[.D1114]*[.$B$5]" office:value-type="float" office:value="2532279.45677345">
            <text:p>2532279,45677345</text:p>
          </table:table-cell>
          <table:table-cell table:formula="of:=[.F1114]/[.$B$3]" office:value-type="percentage" office:value="0.879968203497615">
            <text:p>88,0%</text:p>
          </table:table-cell>
          <table:table-cell table:formula="of:=[.H1113]+[.B1114]" office:value-type="float" office:value="2584813.990225">
            <text:p>2584813,990225</text:p>
          </table:table-cell>
          <table:table-cell table:formula="of:=[.H1114]/[.$B$3]" office:value-type="percentage" office:value="0.898223976532181">
            <text:p>89,8%</text:p>
          </table:table-cell>
          <table:table-cell table:number-columns-repeated="1015"/>
        </table:table-row>
        <table:table-row table:style-name="ro1">
          <table:table-cell table:style-name="ce4" office:value-type="float" office:value="1108">
            <text:p>1108</text:p>
          </table:table-cell>
          <table:table-cell table:style-name="ce8" office:value-type="float" office:value="1963.709961">
            <text:p>1963.709961</text:p>
          </table:table-cell>
          <table:table-cell table:style-name="ce8" office:value-type="float" office:value="2026.663379965">
            <text:p>2026.663380</text:p>
          </table:table-cell>
          <table:table-cell table:formula="of:=[.D1114]+1" office:value-type="float" office:value="1108">
            <text:p>1108</text:p>
          </table:table-cell>
          <table:table-cell table:formula="of:=[.D1115]/[.$B$4]" office:value-type="percentage" office:value="0.880763116057234">
            <text:p>88,1%</text:p>
          </table:table-cell>
          <table:table-cell table:formula="of:=[.D1115]*[.$B$5]" office:value-type="float" office:value="2534566.97209122">
            <text:p>2534566,97209122</text:p>
          </table:table-cell>
          <table:table-cell table:formula="of:=[.F1115]/[.$B$3]" office:value-type="percentage" office:value="0.880763116057234">
            <text:p>88,1%</text:p>
          </table:table-cell>
          <table:table-cell table:formula="of:=[.H1114]+[.B1115]" office:value-type="float" office:value="2586777.700186">
            <text:p>2586777,700186</text:p>
          </table:table-cell>
          <table:table-cell table:formula="of:=[.H1115]/[.$B$3]" office:value-type="percentage" office:value="0.898906366590651">
            <text:p>89,9%</text:p>
          </table:table-cell>
          <table:table-cell table:number-columns-repeated="1015"/>
        </table:table-row>
        <table:table-row table:style-name="ro1">
          <table:table-cell table:style-name="ce4" office:value-type="float" office:value="1109">
            <text:p>1109</text:p>
          </table:table-cell>
          <table:table-cell table:style-name="ce8" office:value-type="float" office:value="1946.719971">
            <text:p>1946.719971</text:p>
          </table:table-cell>
          <table:table-cell table:style-name="ce8" office:value-type="float" office:value="2025.31547443168">
            <text:p>2025.315474</text:p>
          </table:table-cell>
          <table:table-cell table:formula="of:=[.D1115]+1" office:value-type="float" office:value="1109">
            <text:p>1109</text:p>
          </table:table-cell>
          <table:table-cell table:formula="of:=[.D1116]/[.$B$4]" office:value-type="percentage" office:value="0.881558028616852">
            <text:p>88,2%</text:p>
          </table:table-cell>
          <table:table-cell table:formula="of:=[.D1116]*[.$B$5]" office:value-type="float" office:value="2536854.48740899">
            <text:p>2536854,48740899</text:p>
          </table:table-cell>
          <table:table-cell table:formula="of:=[.F1116]/[.$B$3]" office:value-type="percentage" office:value="0.881558028616852">
            <text:p>88,2%</text:p>
          </table:table-cell>
          <table:table-cell table:formula="of:=[.H1115]+[.B1116]" office:value-type="float" office:value="2588724.420157">
            <text:p>2588724,420157</text:p>
          </table:table-cell>
          <table:table-cell table:formula="of:=[.H1116]/[.$B$3]" office:value-type="percentage" office:value="0.899582852620268">
            <text:p>90,0%</text:p>
          </table:table-cell>
          <table:table-cell table:number-columns-repeated="1015"/>
        </table:table-row>
        <table:table-row table:style-name="ro1">
          <table:table-cell table:style-name="ce4" office:value-type="float" office:value="1110">
            <text:p>1110</text:p>
          </table:table-cell>
          <table:table-cell table:style-name="ce8" office:value-type="float" office:value="1878.209961">
            <text:p>1878.209961</text:p>
          </table:table-cell>
          <table:table-cell table:style-name="ce8" office:value-type="float" office:value="2024.77074911814">
            <text:p>2024.770749</text:p>
          </table:table-cell>
          <table:table-cell table:formula="of:=[.D1116]+1" office:value-type="float" office:value="1110">
            <text:p>1110</text:p>
          </table:table-cell>
          <table:table-cell table:formula="of:=[.D1117]/[.$B$4]" office:value-type="percentage" office:value="0.882352941176471">
            <text:p>88,2%</text:p>
          </table:table-cell>
          <table:table-cell table:formula="of:=[.D1117]*[.$B$5]" office:value-type="float" office:value="2539142.00272677">
            <text:p>2539142,00272677</text:p>
          </table:table-cell>
          <table:table-cell table:formula="of:=[.F1117]/[.$B$3]" office:value-type="percentage" office:value="0.882352941176471">
            <text:p>88,2%</text:p>
          </table:table-cell>
          <table:table-cell table:formula="of:=[.H1116]+[.B1117]" office:value-type="float" office:value="2590602.630118">
            <text:p>2590602,630118</text:p>
          </table:table-cell>
          <table:table-cell table:formula="of:=[.H1117]/[.$B$3]" office:value-type="percentage" office:value="0.900235531391859">
            <text:p>90,0%</text:p>
          </table:table-cell>
          <table:table-cell table:number-columns-repeated="1015"/>
        </table:table-row>
        <table:table-row table:style-name="ro1">
          <table:table-cell table:style-name="ce4" office:value-type="float" office:value="1111">
            <text:p>1111</text:p>
          </table:table-cell>
          <table:table-cell table:style-name="ce8" office:value-type="float" office:value="2002.280029">
            <text:p>2002.280029</text:p>
          </table:table-cell>
          <table:table-cell table:style-name="ce8" office:value-type="float" office:value="2023.78163552236">
            <text:p>2023.781636</text:p>
          </table:table-cell>
          <table:table-cell table:formula="of:=[.D1117]+1" office:value-type="float" office:value="1111">
            <text:p>1111</text:p>
          </table:table-cell>
          <table:table-cell table:formula="of:=[.D1118]/[.$B$4]" office:value-type="percentage" office:value="0.883147853736089">
            <text:p>88,3%</text:p>
          </table:table-cell>
          <table:table-cell table:formula="of:=[.D1118]*[.$B$5]" office:value-type="float" office:value="2541429.51804454">
            <text:p>2541429,51804454</text:p>
          </table:table-cell>
          <table:table-cell table:formula="of:=[.F1118]/[.$B$3]" office:value-type="percentage" office:value="0.883147853736089">
            <text:p>88,3%</text:p>
          </table:table-cell>
          <table:table-cell table:formula="of:=[.H1117]+[.B1118]" office:value-type="float" office:value="2592604.910147">
            <text:p>2592604,910147</text:p>
          </table:table-cell>
          <table:table-cell table:formula="of:=[.H1118]/[.$B$3]" office:value-type="percentage" office:value="0.900931324565597">
            <text:p>90,1%</text:p>
          </table:table-cell>
          <table:table-cell table:number-columns-repeated="1015"/>
        </table:table-row>
        <table:table-row table:style-name="ro1">
          <table:table-cell table:style-name="ce4" office:value-type="float" office:value="1112">
            <text:p>1112</text:p>
          </table:table-cell>
          <table:table-cell table:style-name="ce8" office:value-type="float" office:value="1974.619995">
            <text:p>1974.619995</text:p>
          </table:table-cell>
          <table:table-cell table:style-name="ce8" office:value-type="float" office:value="2023.60914863913">
            <text:p>2023.609149</text:p>
          </table:table-cell>
          <table:table-cell table:formula="of:=[.D1118]+1" office:value-type="float" office:value="1112">
            <text:p>1112</text:p>
          </table:table-cell>
          <table:table-cell table:formula="of:=[.D1119]/[.$B$4]" office:value-type="percentage" office:value="0.883942766295708">
            <text:p>88,4%</text:p>
          </table:table-cell>
          <table:table-cell table:formula="of:=[.D1119]*[.$B$5]" office:value-type="float" office:value="2543717.03336231">
            <text:p>2543717,03336231</text:p>
          </table:table-cell>
          <table:table-cell table:formula="of:=[.F1119]/[.$B$3]" office:value-type="percentage" office:value="0.883942766295708">
            <text:p>88,4%</text:p>
          </table:table-cell>
          <table:table-cell table:formula="of:=[.H1118]+[.B1119]" office:value-type="float" office:value="2594579.530142">
            <text:p>2594579,530142</text:p>
          </table:table-cell>
          <table:table-cell table:formula="of:=[.H1119]/[.$B$3]" office:value-type="percentage" office:value="0.901617505865588">
            <text:p>90,2%</text:p>
          </table:table-cell>
          <table:table-cell table:number-columns-repeated="1015"/>
        </table:table-row>
        <table:table-row table:style-name="ro1">
          <table:table-cell table:style-name="ce4" office:value-type="float" office:value="1113">
            <text:p>1113</text:p>
          </table:table-cell>
          <table:table-cell table:style-name="ce8" office:value-type="float" office:value="1973.319946">
            <text:p>1973.319946</text:p>
          </table:table-cell>
          <table:table-cell table:style-name="ce8" office:value-type="float" office:value="2023.04952527009">
            <text:p>2023.049525</text:p>
          </table:table-cell>
          <table:table-cell table:formula="of:=[.D1119]+1" office:value-type="float" office:value="1113">
            <text:p>1113</text:p>
          </table:table-cell>
          <table:table-cell table:formula="of:=[.D1120]/[.$B$4]" office:value-type="percentage" office:value="0.884737678855326">
            <text:p>88,5%</text:p>
          </table:table-cell>
          <table:table-cell table:formula="of:=[.D1120]*[.$B$5]" office:value-type="float" office:value="2546004.54868008">
            <text:p>2546004,54868008</text:p>
          </table:table-cell>
          <table:table-cell table:formula="of:=[.F1120]/[.$B$3]" office:value-type="percentage" office:value="0.884737678855326">
            <text:p>88,5%</text:p>
          </table:table-cell>
          <table:table-cell table:formula="of:=[.H1119]+[.B1120]" office:value-type="float" office:value="2596552.850088">
            <text:p>2596552,850088</text:p>
          </table:table-cell>
          <table:table-cell table:formula="of:=[.H1120]/[.$B$3]" office:value-type="percentage" office:value="0.902303235397991">
            <text:p>90,2%</text:p>
          </table:table-cell>
          <table:table-cell table:number-columns-repeated="1015"/>
        </table:table-row>
        <table:table-row table:style-name="ro1">
          <table:table-cell table:style-name="ce4" office:value-type="float" office:value="1114">
            <text:p>1114</text:p>
          </table:table-cell>
          <table:table-cell table:style-name="ce8" office:value-type="float" office:value="2041.319946">
            <text:p>2041.319946</text:p>
          </table:table-cell>
          <table:table-cell table:style-name="ce8" office:value-type="float" office:value="2022.99024705051">
            <text:p>2022.990247</text:p>
          </table:table-cell>
          <table:table-cell table:formula="of:=[.D1120]+1" office:value-type="float" office:value="1114">
            <text:p>1114</text:p>
          </table:table-cell>
          <table:table-cell table:formula="of:=[.D1121]/[.$B$4]" office:value-type="percentage" office:value="0.885532591414944">
            <text:p>88,6%</text:p>
          </table:table-cell>
          <table:table-cell table:formula="of:=[.D1121]*[.$B$5]" office:value-type="float" office:value="2548292.06399785">
            <text:p>2548292,06399785</text:p>
          </table:table-cell>
          <table:table-cell table:formula="of:=[.F1121]/[.$B$3]" office:value-type="percentage" office:value="0.885532591414944">
            <text:p>88,6%</text:p>
          </table:table-cell>
          <table:table-cell table:formula="of:=[.H1120]+[.B1121]" office:value-type="float" office:value="2598594.170034">
            <text:p>2598594,170034</text:p>
          </table:table-cell>
          <table:table-cell table:formula="of:=[.H1121]/[.$B$3]" office:value-type="percentage" office:value="0.903012594959726">
            <text:p>90,3%</text:p>
          </table:table-cell>
          <table:table-cell table:number-columns-repeated="1015"/>
        </table:table-row>
        <table:table-row table:style-name="ro1">
          <table:table-cell table:style-name="ce4" office:value-type="float" office:value="1115">
            <text:p>1115</text:p>
          </table:table-cell>
          <table:table-cell table:style-name="ce8" office:value-type="float" office:value="1940.51001">
            <text:p>1940.510010</text:p>
          </table:table-cell>
          <table:table-cell table:style-name="ce8" office:value-type="float" office:value="2022.4162747937">
            <text:p>2022.416275</text:p>
          </table:table-cell>
          <table:table-cell table:formula="of:=[.D1121]+1" office:value-type="float" office:value="1115">
            <text:p>1115</text:p>
          </table:table-cell>
          <table:table-cell table:formula="of:=[.D1122]/[.$B$4]" office:value-type="percentage" office:value="0.886327503974563">
            <text:p>88,6%</text:p>
          </table:table-cell>
          <table:table-cell table:formula="of:=[.D1122]*[.$B$5]" office:value-type="float" office:value="2550579.57931563">
            <text:p>2550579,57931563</text:p>
          </table:table-cell>
          <table:table-cell table:formula="of:=[.F1122]/[.$B$3]" office:value-type="percentage" office:value="0.886327503974563">
            <text:p>88,6%</text:p>
          </table:table-cell>
          <table:table-cell table:formula="of:=[.H1121]+[.B1122]" office:value-type="float" office:value="2600534.680044">
            <text:p>2600534,680044</text:p>
          </table:table-cell>
          <table:table-cell table:formula="of:=[.H1122]/[.$B$3]" office:value-type="percentage" office:value="0.903686923025217">
            <text:p>90,4%</text:p>
          </table:table-cell>
          <table:table-cell table:number-columns-repeated="1015"/>
        </table:table-row>
        <table:table-row table:style-name="ro1">
          <table:table-cell table:style-name="ce4" office:value-type="float" office:value="1116">
            <text:p>1116</text:p>
          </table:table-cell>
          <table:table-cell table:style-name="ce8" office:value-type="float" office:value="1870.849976">
            <text:p>1870.849976</text:p>
          </table:table-cell>
          <table:table-cell table:style-name="ce8" office:value-type="float" office:value="2020.19819399924">
            <text:p>2020.198194</text:p>
          </table:table-cell>
          <table:table-cell table:formula="of:=[.D1122]+1" office:value-type="float" office:value="1116">
            <text:p>1116</text:p>
          </table:table-cell>
          <table:table-cell table:formula="of:=[.D1123]/[.$B$4]" office:value-type="percentage" office:value="0.887122416534181">
            <text:p>88,7%</text:p>
          </table:table-cell>
          <table:table-cell table:formula="of:=[.D1123]*[.$B$5]" office:value-type="float" office:value="2552867.0946334">
            <text:p>2552867,0946334</text:p>
          </table:table-cell>
          <table:table-cell table:formula="of:=[.F1123]/[.$B$3]" office:value-type="percentage" office:value="0.887122416534181">
            <text:p>88,7%</text:p>
          </table:table-cell>
          <table:table-cell table:formula="of:=[.H1122]+[.B1123]" office:value-type="float" office:value="2602405.53002">
            <text:p>2602405,53002</text:p>
          </table:table-cell>
          <table:table-cell table:formula="of:=[.H1123]/[.$B$3]" office:value-type="percentage" office:value="0.904337044198846">
            <text:p>90,4%</text:p>
          </table:table-cell>
          <table:table-cell table:number-columns-repeated="1015"/>
        </table:table-row>
        <table:table-row table:style-name="ro1">
          <table:table-cell table:style-name="ce4" office:value-type="float" office:value="1117">
            <text:p>1117</text:p>
          </table:table-cell>
          <table:table-cell table:style-name="ce8" office:value-type="float" office:value="1973.280029">
            <text:p>1973.280029</text:p>
          </table:table-cell>
          <table:table-cell table:style-name="ce8" office:value-type="float" office:value="2020.04894681709">
            <text:p>2020.048947</text:p>
          </table:table-cell>
          <table:table-cell table:formula="of:=[.D1123]+1" office:value-type="float" office:value="1117">
            <text:p>1117</text:p>
          </table:table-cell>
          <table:table-cell table:formula="of:=[.D1124]/[.$B$4]" office:value-type="percentage" office:value="0.8879173290938">
            <text:p>88,8%</text:p>
          </table:table-cell>
          <table:table-cell table:formula="of:=[.D1124]*[.$B$5]" office:value-type="float" office:value="2555154.60995117">
            <text:p>2555154,60995117</text:p>
          </table:table-cell>
          <table:table-cell table:formula="of:=[.F1124]/[.$B$3]" office:value-type="percentage" office:value="0.8879173290938">
            <text:p>88,8%</text:p>
          </table:table-cell>
          <table:table-cell table:formula="of:=[.H1123]+[.B1124]" office:value-type="float" office:value="2604378.810049">
            <text:p>2604378,810049</text:p>
          </table:table-cell>
          <table:table-cell table:formula="of:=[.H1124]/[.$B$3]" office:value-type="percentage" office:value="0.905022759860074">
            <text:p>90,5%</text:p>
          </table:table-cell>
          <table:table-cell table:number-columns-repeated="1015"/>
        </table:table-row>
        <table:table-row table:style-name="ro1">
          <table:table-cell table:style-name="ce4" office:value-type="float" office:value="1118">
            <text:p>1118</text:p>
          </table:table-cell>
          <table:table-cell table:style-name="ce8" office:value-type="float" office:value="1865.619995">
            <text:p>1865.619995</text:p>
          </table:table-cell>
          <table:table-cell table:style-name="ce8" office:value-type="float" office:value="2020.01242428603">
            <text:p>2020.012424</text:p>
          </table:table-cell>
          <table:table-cell table:formula="of:=[.D1124]+1" office:value-type="float" office:value="1118">
            <text:p>1118</text:p>
          </table:table-cell>
          <table:table-cell table:formula="of:=[.D1125]/[.$B$4]" office:value-type="percentage" office:value="0.888712241653418">
            <text:p>88,9%</text:p>
          </table:table-cell>
          <table:table-cell table:formula="of:=[.D1125]*[.$B$5]" office:value-type="float" office:value="2557442.12526894">
            <text:p>2557442,12526894</text:p>
          </table:table-cell>
          <table:table-cell table:formula="of:=[.F1125]/[.$B$3]" office:value-type="percentage" office:value="0.888712241653418">
            <text:p>88,9%</text:p>
          </table:table-cell>
          <table:table-cell table:formula="of:=[.H1124]+[.B1125]" office:value-type="float" office:value="2606244.430044">
            <text:p>2606244,430044</text:p>
          </table:table-cell>
          <table:table-cell table:formula="of:=[.H1125]/[.$B$3]" office:value-type="percentage" office:value="0.90567106361305">
            <text:p>90,6%</text:p>
          </table:table-cell>
          <table:table-cell table:number-columns-repeated="1015"/>
        </table:table-row>
        <table:table-row table:style-name="ro1">
          <table:table-cell table:style-name="ce4" office:value-type="float" office:value="1119">
            <text:p>1119</text:p>
          </table:table-cell>
          <table:table-cell table:style-name="ce8" office:value-type="float" office:value="1884.660034">
            <text:p>1884.660034</text:p>
          </table:table-cell>
          <table:table-cell table:style-name="ce8" office:value-type="float" office:value="2019.70106485007">
            <text:p>2019.701065</text:p>
          </table:table-cell>
          <table:table-cell table:formula="of:=[.D1125]+1" office:value-type="float" office:value="1119">
            <text:p>1119</text:p>
          </table:table-cell>
          <table:table-cell table:formula="of:=[.D1126]/[.$B$4]" office:value-type="percentage" office:value="0.889507154213037">
            <text:p>89,0%</text:p>
          </table:table-cell>
          <table:table-cell table:formula="of:=[.D1126]*[.$B$5]" office:value-type="float" office:value="2559729.64058671">
            <text:p>2559729,64058671</text:p>
          </table:table-cell>
          <table:table-cell table:formula="of:=[.F1126]/[.$B$3]" office:value-type="percentage" office:value="0.889507154213037">
            <text:p>89,0%</text:p>
          </table:table-cell>
          <table:table-cell table:formula="of:=[.H1125]+[.B1126]" office:value-type="float" office:value="2608129.090078">
            <text:p>2608129,090078</text:p>
          </table:table-cell>
          <table:table-cell table:formula="of:=[.H1126]/[.$B$3]" office:value-type="percentage" office:value="0.906325983787791">
            <text:p>90,6%</text:p>
          </table:table-cell>
          <table:table-cell table:number-columns-repeated="1015"/>
        </table:table-row>
        <table:table-row table:style-name="ro1">
          <table:table-cell table:style-name="ce4" office:value-type="float" office:value="1120">
            <text:p>1120</text:p>
          </table:table-cell>
          <table:table-cell table:style-name="ce8" office:value-type="float" office:value="1897.449951">
            <text:p>1897.449951</text:p>
          </table:table-cell>
          <table:table-cell table:style-name="ce8" office:value-type="float" office:value="2019.60941564936">
            <text:p>2019.609416</text:p>
          </table:table-cell>
          <table:table-cell table:formula="of:=[.D1126]+1" office:value-type="float" office:value="1120">
            <text:p>1120</text:p>
          </table:table-cell>
          <table:table-cell table:formula="of:=[.D1127]/[.$B$4]" office:value-type="percentage" office:value="0.890302066772655">
            <text:p>89,0%</text:p>
          </table:table-cell>
          <table:table-cell table:formula="of:=[.D1127]*[.$B$5]" office:value-type="float" office:value="2562017.15590448">
            <text:p>2562017,15590448</text:p>
          </table:table-cell>
          <table:table-cell table:formula="of:=[.F1127]/[.$B$3]" office:value-type="percentage" office:value="0.890302066772655">
            <text:p>89,0%</text:p>
          </table:table-cell>
          <table:table-cell table:formula="of:=[.H1126]+[.B1127]" office:value-type="float" office:value="2610026.540029">
            <text:p>2610026,540029</text:p>
          </table:table-cell>
          <table:table-cell table:formula="of:=[.H1127]/[.$B$3]" office:value-type="percentage" office:value="0.906985348464206">
            <text:p>90,7%</text:p>
          </table:table-cell>
          <table:table-cell table:number-columns-repeated="1015"/>
        </table:table-row>
        <table:table-row table:style-name="ro1">
          <table:table-cell table:style-name="ce4" office:value-type="float" office:value="1121">
            <text:p>1121</text:p>
          </table:table-cell>
          <table:table-cell table:style-name="ce8" office:value-type="float" office:value="1982.300049">
            <text:p>1982.300049</text:p>
          </table:table-cell>
          <table:table-cell table:style-name="ce8" office:value-type="float" office:value="2019.44866928237">
            <text:p>2019.448669</text:p>
          </table:table-cell>
          <table:table-cell table:formula="of:=[.D1127]+1" office:value-type="float" office:value="1121">
            <text:p>1121</text:p>
          </table:table-cell>
          <table:table-cell table:formula="of:=[.D1128]/[.$B$4]" office:value-type="percentage" office:value="0.891096979332274">
            <text:p>89,1%</text:p>
          </table:table-cell>
          <table:table-cell table:formula="of:=[.D1128]*[.$B$5]" office:value-type="float" office:value="2564304.67122226">
            <text:p>2564304,67122226</text:p>
          </table:table-cell>
          <table:table-cell table:formula="of:=[.F1128]/[.$B$3]" office:value-type="percentage" office:value="0.891096979332273">
            <text:p>89,1%</text:p>
          </table:table-cell>
          <table:table-cell table:formula="of:=[.H1127]+[.B1128]" office:value-type="float" office:value="2612008.840078">
            <text:p>2612008,840078</text:p>
          </table:table-cell>
          <table:table-cell table:formula="of:=[.H1128]/[.$B$3]" office:value-type="percentage" office:value="0.907674198586275">
            <text:p>90,8%</text:p>
          </table:table-cell>
          <table:table-cell table:number-columns-repeated="1015"/>
        </table:table-row>
        <table:table-row table:style-name="ro1">
          <table:table-cell table:style-name="ce4" office:value-type="float" office:value="1122">
            <text:p>1122</text:p>
          </table:table-cell>
          <table:table-cell table:style-name="ce8" office:value-type="float" office:value="1958.119995">
            <text:p>1958.119995</text:p>
          </table:table-cell>
          <table:table-cell table:style-name="ce8" office:value-type="float" office:value="2019.1742859798">
            <text:p>2019.174286</text:p>
          </table:table-cell>
          <table:table-cell table:formula="of:=[.D1128]+1" office:value-type="float" office:value="1122">
            <text:p>1122</text:p>
          </table:table-cell>
          <table:table-cell table:formula="of:=[.D1129]/[.$B$4]" office:value-type="percentage" office:value="0.891891891891892">
            <text:p>89,2%</text:p>
          </table:table-cell>
          <table:table-cell table:formula="of:=[.D1129]*[.$B$5]" office:value-type="float" office:value="2566592.18654003">
            <text:p>2566592,18654003</text:p>
          </table:table-cell>
          <table:table-cell table:formula="of:=[.F1129]/[.$B$3]" office:value-type="percentage" office:value="0.891891891891892">
            <text:p>89,2%</text:p>
          </table:table-cell>
          <table:table-cell table:formula="of:=[.H1128]+[.B1129]" office:value-type="float" office:value="2613966.960073">
            <text:p>2613966,960073</text:p>
          </table:table-cell>
          <table:table-cell table:formula="of:=[.H1129]/[.$B$3]" office:value-type="percentage" office:value="0.908354646129149">
            <text:p>90,8%</text:p>
          </table:table-cell>
          <table:table-cell table:number-columns-repeated="1015"/>
        </table:table-row>
        <table:table-row table:style-name="ro1">
          <table:table-cell table:style-name="ce4" office:value-type="float" office:value="1123">
            <text:p>1123</text:p>
          </table:table-cell>
          <table:table-cell table:style-name="ce8" office:value-type="float" office:value="1972.829956">
            <text:p>1972.829956</text:p>
          </table:table-cell>
          <table:table-cell table:style-name="ce8" office:value-type="float" office:value="2019.04462576343">
            <text:p>2019.044626</text:p>
          </table:table-cell>
          <table:table-cell table:formula="of:=[.D1129]+1" office:value-type="float" office:value="1123">
            <text:p>1123</text:p>
          </table:table-cell>
          <table:table-cell table:formula="of:=[.D1130]/[.$B$4]" office:value-type="percentage" office:value="0.89268680445151">
            <text:p>89,3%</text:p>
          </table:table-cell>
          <table:table-cell table:formula="of:=[.D1130]*[.$B$5]" office:value-type="float" office:value="2568879.7018578">
            <text:p>2568879,7018578</text:p>
          </table:table-cell>
          <table:table-cell table:formula="of:=[.F1130]/[.$B$3]" office:value-type="percentage" office:value="0.89268680445151">
            <text:p>89,3%</text:p>
          </table:table-cell>
          <table:table-cell table:formula="of:=[.H1129]+[.B1130]" office:value-type="float" office:value="2615939.790029">
            <text:p>2615939,790029</text:p>
          </table:table-cell>
          <table:table-cell table:formula="of:=[.H1130]/[.$B$3]" office:value-type="percentage" office:value="0.909040205389816">
            <text:p>90,9%</text:p>
          </table:table-cell>
          <table:table-cell table:number-columns-repeated="1015"/>
        </table:table-row>
        <table:table-row table:style-name="ro1">
          <table:table-cell table:style-name="ce4" office:value-type="float" office:value="1124">
            <text:p>1124</text:p>
          </table:table-cell>
          <table:table-cell table:style-name="ce8" office:value-type="float" office:value="1933.75">
            <text:p>1933.750000</text:p>
          </table:table-cell>
          <table:table-cell table:style-name="ce8" office:value-type="float" office:value="2018.3923614255">
            <text:p>2018.392361</text:p>
          </table:table-cell>
          <table:table-cell table:formula="of:=[.D1130]+1" office:value-type="float" office:value="1124">
            <text:p>1124</text:p>
          </table:table-cell>
          <table:table-cell table:formula="of:=[.D1131]/[.$B$4]" office:value-type="percentage" office:value="0.893481717011129">
            <text:p>89,3%</text:p>
          </table:table-cell>
          <table:table-cell table:formula="of:=[.D1131]*[.$B$5]" office:value-type="float" office:value="2571167.21717557">
            <text:p>2571167,21717557</text:p>
          </table:table-cell>
          <table:table-cell table:formula="of:=[.F1131]/[.$B$3]" office:value-type="percentage" office:value="0.893481717011129">
            <text:p>89,3%</text:p>
          </table:table-cell>
          <table:table-cell table:formula="of:=[.H1130]+[.B1131]" office:value-type="float" office:value="2617873.540029">
            <text:p>2617873,540029</text:p>
          </table:table-cell>
          <table:table-cell table:formula="of:=[.H1131]/[.$B$3]" office:value-type="percentage" office:value="0.909712184348916">
            <text:p>91,0%</text:p>
          </table:table-cell>
          <table:table-cell table:number-columns-repeated="1015"/>
        </table:table-row>
        <table:table-row table:style-name="ro1">
          <table:table-cell table:style-name="ce4" office:value-type="float" office:value="1125">
            <text:p>1125</text:p>
          </table:table-cell>
          <table:table-cell table:style-name="ce8" office:value-type="float" office:value="1888.77002">
            <text:p>1888.770020</text:p>
          </table:table-cell>
          <table:table-cell table:style-name="ce8" office:value-type="float" office:value="2017.31179863113">
            <text:p>2017.311799</text:p>
          </table:table-cell>
          <table:table-cell table:formula="of:=[.D1131]+1" office:value-type="float" office:value="1125">
            <text:p>1125</text:p>
          </table:table-cell>
          <table:table-cell table:formula="of:=[.D1132]/[.$B$4]" office:value-type="percentage" office:value="0.894276629570747">
            <text:p>89,4%</text:p>
          </table:table-cell>
          <table:table-cell table:formula="of:=[.D1132]*[.$B$5]" office:value-type="float" office:value="2573454.73249334">
            <text:p>2573454,73249334</text:p>
          </table:table-cell>
          <table:table-cell table:formula="of:=[.F1132]/[.$B$3]" office:value-type="percentage" office:value="0.894276629570747">
            <text:p>89,4%</text:p>
          </table:table-cell>
          <table:table-cell table:formula="of:=[.H1131]+[.B1132]" office:value-type="float" office:value="2619762.310049">
            <text:p>2619762,310049</text:p>
          </table:table-cell>
          <table:table-cell table:formula="of:=[.H1132]/[.$B$3]" office:value-type="percentage" office:value="0.910368532745565">
            <text:p>91,0%</text:p>
          </table:table-cell>
          <table:table-cell table:number-columns-repeated="1015"/>
        </table:table-row>
        <table:table-row table:style-name="ro1">
          <table:table-cell table:style-name="ce4" office:value-type="float" office:value="1126">
            <text:p>1126</text:p>
          </table:table-cell>
          <table:table-cell table:style-name="ce8" office:value-type="float" office:value="1927.109985">
            <text:p>1927.109985</text:p>
          </table:table-cell>
          <table:table-cell table:style-name="ce8" office:value-type="float" office:value="2016.51582577866">
            <text:p>2016.515826</text:p>
          </table:table-cell>
          <table:table-cell table:formula="of:=[.D1132]+1" office:value-type="float" office:value="1126">
            <text:p>1126</text:p>
          </table:table-cell>
          <table:table-cell table:formula="of:=[.D1133]/[.$B$4]" office:value-type="percentage" office:value="0.895071542130366">
            <text:p>89,5%</text:p>
          </table:table-cell>
          <table:table-cell table:formula="of:=[.D1133]*[.$B$5]" office:value-type="float" office:value="2575742.24781112">
            <text:p>2575742,24781112</text:p>
          </table:table-cell>
          <table:table-cell table:formula="of:=[.F1133]/[.$B$3]" office:value-type="percentage" office:value="0.895071542130366">
            <text:p>89,5%</text:p>
          </table:table-cell>
          <table:table-cell table:formula="of:=[.H1132]+[.B1133]" office:value-type="float" office:value="2621689.420034">
            <text:p>2621689,420034</text:p>
          </table:table-cell>
          <table:table-cell table:formula="of:=[.H1133]/[.$B$3]" office:value-type="percentage" office:value="0.911038204296589">
            <text:p>91,1%</text:p>
          </table:table-cell>
          <table:table-cell table:number-columns-repeated="1015"/>
        </table:table-row>
        <table:table-row table:style-name="ro1">
          <table:table-cell table:style-name="ce4" office:value-type="float" office:value="1127">
            <text:p>1127</text:p>
          </table:table-cell>
          <table:table-cell table:style-name="ce8" office:value-type="float" office:value="2052.75">
            <text:p>2052.750000</text:p>
          </table:table-cell>
          <table:table-cell table:style-name="ce8" office:value-type="float" office:value="2015.98300987755">
            <text:p>2015.983010</text:p>
          </table:table-cell>
          <table:table-cell table:formula="of:=[.D1133]+1" office:value-type="float" office:value="1127">
            <text:p>1127</text:p>
          </table:table-cell>
          <table:table-cell table:formula="of:=[.D1134]/[.$B$4]" office:value-type="percentage" office:value="0.895866454689984">
            <text:p>89,6%</text:p>
          </table:table-cell>
          <table:table-cell table:formula="of:=[.D1134]*[.$B$5]" office:value-type="float" office:value="2578029.76312889">
            <text:p>2578029,76312889</text:p>
          </table:table-cell>
          <table:table-cell table:formula="of:=[.F1134]/[.$B$3]" office:value-type="percentage" office:value="0.895866454689984">
            <text:p>89,6%</text:p>
          </table:table-cell>
          <table:table-cell table:formula="of:=[.H1133]+[.B1134]" office:value-type="float" office:value="2623742.170034">
            <text:p>2623742,170034</text:p>
          </table:table-cell>
          <table:table-cell table:formula="of:=[.H1134]/[.$B$3]" office:value-type="percentage" office:value="0.911751535807018">
            <text:p>91,2%</text:p>
          </table:table-cell>
          <table:table-cell table:number-columns-repeated="1015"/>
        </table:table-row>
        <table:table-row table:style-name="ro1">
          <table:table-cell table:style-name="ce4" office:value-type="float" office:value="1128">
            <text:p>1128</text:p>
          </table:table-cell>
          <table:table-cell table:style-name="ce8" office:value-type="float" office:value="2001.540039">
            <text:p>2001.540039</text:p>
          </table:table-cell>
          <table:table-cell table:style-name="ce8" office:value-type="float" office:value="2015.94049956498">
            <text:p>2015.940500</text:p>
          </table:table-cell>
          <table:table-cell table:formula="of:=[.D1134]+1" office:value-type="float" office:value="1128">
            <text:p>1128</text:p>
          </table:table-cell>
          <table:table-cell table:formula="of:=[.D1135]/[.$B$4]" office:value-type="percentage" office:value="0.896661367249603">
            <text:p>89,7%</text:p>
          </table:table-cell>
          <table:table-cell table:formula="of:=[.D1135]*[.$B$5]" office:value-type="float" office:value="2580317.27844666">
            <text:p>2580317,27844666</text:p>
          </table:table-cell>
          <table:table-cell table:formula="of:=[.F1135]/[.$B$3]" office:value-type="percentage" office:value="0.896661367249602">
            <text:p>89,7%</text:p>
          </table:table-cell>
          <table:table-cell table:formula="of:=[.H1134]+[.B1135]" office:value-type="float" office:value="2625743.710073">
            <text:p>2625743,710073</text:p>
          </table:table-cell>
          <table:table-cell table:formula="of:=[.H1135]/[.$B$3]" office:value-type="percentage" office:value="0.912447071833912">
            <text:p>91,2%</text:p>
          </table:table-cell>
          <table:table-cell table:number-columns-repeated="1015"/>
        </table:table-row>
        <table:table-row table:style-name="ro1">
          <table:table-cell table:style-name="ce4" office:value-type="float" office:value="1129">
            <text:p>1129</text:p>
          </table:table-cell>
          <table:table-cell table:style-name="ce8" office:value-type="float" office:value="1973.630005">
            <text:p>1973.630005</text:p>
          </table:table-cell>
          <table:table-cell table:style-name="ce8" office:value-type="float" office:value="2014.18730207826">
            <text:p>2014.187302</text:p>
          </table:table-cell>
          <table:table-cell table:formula="of:=[.D1135]+1" office:value-type="float" office:value="1129">
            <text:p>1129</text:p>
          </table:table-cell>
          <table:table-cell table:formula="of:=[.D1136]/[.$B$4]" office:value-type="percentage" office:value="0.897456279809221">
            <text:p>89,7%</text:p>
          </table:table-cell>
          <table:table-cell table:formula="of:=[.D1136]*[.$B$5]" office:value-type="float" office:value="2582604.79376443">
            <text:p>2582604,79376443</text:p>
          </table:table-cell>
          <table:table-cell table:formula="of:=[.F1136]/[.$B$3]" office:value-type="percentage" office:value="0.897456279809221">
            <text:p>89,7%</text:p>
          </table:table-cell>
          <table:table-cell table:formula="of:=[.H1135]+[.B1136]" office:value-type="float" office:value="2627717.340078">
            <text:p>2627717,340078</text:p>
          </table:table-cell>
          <table:table-cell table:formula="of:=[.H1136]/[.$B$3]" office:value-type="percentage" office:value="0.913132909111951">
            <text:p>91,3%</text:p>
          </table:table-cell>
          <table:table-cell table:number-columns-repeated="1015"/>
        </table:table-row>
        <table:table-row table:style-name="ro1">
          <table:table-cell table:style-name="ce4" office:value-type="float" office:value="1130">
            <text:p>1130</text:p>
          </table:table-cell>
          <table:table-cell table:style-name="ce8" office:value-type="float" office:value="1962.869995">
            <text:p>1962.869995</text:p>
          </table:table-cell>
          <table:table-cell table:style-name="ce8" office:value-type="float" office:value="2012.5851618677">
            <text:p>2012.585162</text:p>
          </table:table-cell>
          <table:table-cell table:formula="of:=[.D1136]+1" office:value-type="float" office:value="1130">
            <text:p>1130</text:p>
          </table:table-cell>
          <table:table-cell table:formula="of:=[.D1137]/[.$B$4]" office:value-type="percentage" office:value="0.898251192368839">
            <text:p>89,8%</text:p>
          </table:table-cell>
          <table:table-cell table:formula="of:=[.D1137]*[.$B$5]" office:value-type="float" office:value="2584892.3090822">
            <text:p>2584892,3090822</text:p>
          </table:table-cell>
          <table:table-cell table:formula="of:=[.F1137]/[.$B$3]" office:value-type="percentage" office:value="0.898251192368839">
            <text:p>89,8%</text:p>
          </table:table-cell>
          <table:table-cell table:formula="of:=[.H1136]+[.B1137]" office:value-type="float" office:value="2629680.210073">
            <text:p>2629680,210073</text:p>
          </table:table-cell>
          <table:table-cell table:formula="of:=[.H1137]/[.$B$3]" office:value-type="percentage" office:value="0.913815007281874">
            <text:p>91,4%</text:p>
          </table:table-cell>
          <table:table-cell table:number-columns-repeated="1015"/>
        </table:table-row>
        <table:table-row table:style-name="ro1">
          <table:table-cell table:style-name="ce4" office:value-type="float" office:value="1131">
            <text:p>1131</text:p>
          </table:table-cell>
          <table:table-cell table:style-name="ce8" office:value-type="float" office:value="2051.800049">
            <text:p>2051.800049</text:p>
          </table:table-cell>
          <table:table-cell table:style-name="ce8" office:value-type="float" office:value="2011.46556645473">
            <text:p>2011.465566</text:p>
          </table:table-cell>
          <table:table-cell table:formula="of:=[.D1137]+1" office:value-type="float" office:value="1131">
            <text:p>1131</text:p>
          </table:table-cell>
          <table:table-cell table:formula="of:=[.D1138]/[.$B$4]" office:value-type="percentage" office:value="0.899046104928458">
            <text:p>89,9%</text:p>
          </table:table-cell>
          <table:table-cell table:formula="of:=[.D1138]*[.$B$5]" office:value-type="float" office:value="2587179.82439998">
            <text:p>2587179,82439998</text:p>
          </table:table-cell>
          <table:table-cell table:formula="of:=[.F1138]/[.$B$3]" office:value-type="percentage" office:value="0.899046104928458">
            <text:p>89,9%</text:p>
          </table:table-cell>
          <table:table-cell table:formula="of:=[.H1137]+[.B1138]" office:value-type="float" office:value="2631732.010122">
            <text:p>2631732,010122</text:p>
          </table:table-cell>
          <table:table-cell table:formula="of:=[.H1138]/[.$B$3]" office:value-type="percentage" office:value="0.914528008683921">
            <text:p>91,5%</text:p>
          </table:table-cell>
          <table:table-cell table:number-columns-repeated="1015"/>
        </table:table-row>
        <table:table-row table:style-name="ro1">
          <table:table-cell table:style-name="ce4" office:value-type="float" office:value="1132">
            <text:p>1132</text:p>
          </table:table-cell>
          <table:table-cell table:style-name="ce8" office:value-type="float" office:value="1845.040039">
            <text:p>1845.040039</text:p>
          </table:table-cell>
          <table:table-cell table:style-name="ce8" office:value-type="float" office:value="2011.08086010658">
            <text:p>2011.080860</text:p>
          </table:table-cell>
          <table:table-cell table:formula="of:=[.D1138]+1" office:value-type="float" office:value="1132">
            <text:p>1132</text:p>
          </table:table-cell>
          <table:table-cell table:formula="of:=[.D1139]/[.$B$4]" office:value-type="percentage" office:value="0.899841017488076">
            <text:p>90,0%</text:p>
          </table:table-cell>
          <table:table-cell table:formula="of:=[.D1139]*[.$B$5]" office:value-type="float" office:value="2589467.33971775">
            <text:p>2589467,33971775</text:p>
          </table:table-cell>
          <table:table-cell table:formula="of:=[.F1139]/[.$B$3]" office:value-type="percentage" office:value="0.899841017488076">
            <text:p>90,0%</text:p>
          </table:table-cell>
          <table:table-cell table:formula="of:=[.H1138]+[.B1139]" office:value-type="float" office:value="2633577.050161">
            <text:p>2633577,050161</text:p>
          </table:table-cell>
          <table:table-cell table:formula="of:=[.H1139]/[.$B$3]" office:value-type="percentage" office:value="0.91516916089331">
            <text:p>91,5%</text:p>
          </table:table-cell>
          <table:table-cell table:number-columns-repeated="1015"/>
        </table:table-row>
        <table:table-row table:style-name="ro1">
          <table:table-cell table:style-name="ce4" office:value-type="float" office:value="1133">
            <text:p>1133</text:p>
          </table:table-cell>
          <table:table-cell table:style-name="ce8" office:value-type="float" office:value="2000.719971">
            <text:p>2000.719971</text:p>
          </table:table-cell>
          <table:table-cell table:style-name="ce8" office:value-type="float" office:value="2010.18506233073">
            <text:p>2010.185062</text:p>
          </table:table-cell>
          <table:table-cell table:formula="of:=[.D1139]+1" office:value-type="float" office:value="1133">
            <text:p>1133</text:p>
          </table:table-cell>
          <table:table-cell table:formula="of:=[.D1140]/[.$B$4]" office:value-type="percentage" office:value="0.900635930047695">
            <text:p>90,1%</text:p>
          </table:table-cell>
          <table:table-cell table:formula="of:=[.D1140]*[.$B$5]" office:value-type="float" office:value="2591754.85503552">
            <text:p>2591754,85503552</text:p>
          </table:table-cell>
          <table:table-cell table:formula="of:=[.F1140]/[.$B$3]" office:value-type="percentage" office:value="0.900635930047695">
            <text:p>90,1%</text:p>
          </table:table-cell>
          <table:table-cell table:formula="of:=[.H1139]+[.B1140]" office:value-type="float" office:value="2635577.770132">
            <text:p>2635577,770132</text:p>
          </table:table-cell>
          <table:table-cell table:formula="of:=[.H1140]/[.$B$3]" office:value-type="percentage" office:value="0.91586441194622">
            <text:p>91,6%</text:p>
          </table:table-cell>
          <table:table-cell table:number-columns-repeated="1015"/>
        </table:table-row>
        <table:table-row table:style-name="ro1">
          <table:table-cell table:style-name="ce4" office:value-type="float" office:value="1134">
            <text:p>1134</text:p>
          </table:table-cell>
          <table:table-cell table:style-name="ce8" office:value-type="float" office:value="1981.569946">
            <text:p>1981.569946</text:p>
          </table:table-cell>
          <table:table-cell table:style-name="ce8" office:value-type="float" office:value="2010.17631773343">
            <text:p>2010.176318</text:p>
          </table:table-cell>
          <table:table-cell table:formula="of:=[.D1140]+1" office:value-type="float" office:value="1134">
            <text:p>1134</text:p>
          </table:table-cell>
          <table:table-cell table:formula="of:=[.D1141]/[.$B$4]" office:value-type="percentage" office:value="0.901430842607313">
            <text:p>90,1%</text:p>
          </table:table-cell>
          <table:table-cell table:formula="of:=[.D1141]*[.$B$5]" office:value-type="float" office:value="2594042.37035329">
            <text:p>2594042,37035329</text:p>
          </table:table-cell>
          <table:table-cell table:formula="of:=[.F1141]/[.$B$3]" office:value-type="percentage" office:value="0.901430842607313">
            <text:p>90,1%</text:p>
          </table:table-cell>
          <table:table-cell table:formula="of:=[.H1140]+[.B1141]" office:value-type="float" office:value="2637559.340078">
            <text:p>2637559,340078</text:p>
          </table:table-cell>
          <table:table-cell table:formula="of:=[.H1141]/[.$B$3]" office:value-type="percentage" office:value="0.916553008357182">
            <text:p>91,7%</text:p>
          </table:table-cell>
          <table:table-cell table:number-columns-repeated="1015"/>
        </table:table-row>
        <table:table-row table:style-name="ro1">
          <table:table-cell table:style-name="ce4" office:value-type="float" office:value="1135">
            <text:p>1135</text:p>
          </table:table-cell>
          <table:table-cell table:style-name="ce8" office:value-type="float" office:value="1833.079956">
            <text:p>1833.079956</text:p>
          </table:table-cell>
          <table:table-cell table:style-name="ce8" office:value-type="float" office:value="2006.29684368519">
            <text:p>2006.296844</text:p>
          </table:table-cell>
          <table:table-cell table:formula="of:=[.D1141]+1" office:value-type="float" office:value="1135">
            <text:p>1135</text:p>
          </table:table-cell>
          <table:table-cell table:formula="of:=[.D1142]/[.$B$4]" office:value-type="percentage" office:value="0.902225755166932">
            <text:p>90,2%</text:p>
          </table:table-cell>
          <table:table-cell table:formula="of:=[.D1142]*[.$B$5]" office:value-type="float" office:value="2596329.88567106">
            <text:p>2596329,88567106</text:p>
          </table:table-cell>
          <table:table-cell table:formula="of:=[.F1142]/[.$B$3]" office:value-type="percentage" office:value="0.902225755166932">
            <text:p>90,2%</text:p>
          </table:table-cell>
          <table:table-cell table:formula="of:=[.H1141]+[.B1142]" office:value-type="float" office:value="2639392.420034">
            <text:p>2639392,420034</text:p>
          </table:table-cell>
          <table:table-cell table:formula="of:=[.H1142]/[.$B$3]" office:value-type="percentage" office:value="0.917190004432569">
            <text:p>91,7%</text:p>
          </table:table-cell>
          <table:table-cell table:number-columns-repeated="1015"/>
        </table:table-row>
        <table:table-row table:style-name="ro1">
          <table:table-cell table:style-name="ce4" office:value-type="float" office:value="1136">
            <text:p>1136</text:p>
          </table:table-cell>
          <table:table-cell table:style-name="ce8" office:value-type="float" office:value="1949.97998">
            <text:p>1949.979980</text:p>
          </table:table-cell>
          <table:table-cell table:style-name="ce8" office:value-type="float" office:value="2005.99535667617">
            <text:p>2005.995357</text:p>
          </table:table-cell>
          <table:table-cell table:formula="of:=[.D1142]+1" office:value-type="float" office:value="1136">
            <text:p>1136</text:p>
          </table:table-cell>
          <table:table-cell table:formula="of:=[.D1143]/[.$B$4]" office:value-type="percentage" office:value="0.90302066772655">
            <text:p>90,3%</text:p>
          </table:table-cell>
          <table:table-cell table:formula="of:=[.D1143]*[.$B$5]" office:value-type="float" office:value="2598617.40098883">
            <text:p>2598617,40098883</text:p>
          </table:table-cell>
          <table:table-cell table:formula="of:=[.F1143]/[.$B$3]" office:value-type="percentage" office:value="0.90302066772655">
            <text:p>90,3%</text:p>
          </table:table-cell>
          <table:table-cell table:formula="of:=[.H1142]+[.B1143]" office:value-type="float" office:value="2641342.400014">
            <text:p>2641342,400014</text:p>
          </table:table-cell>
          <table:table-cell table:formula="of:=[.H1143]/[.$B$3]" office:value-type="percentage" office:value="0.91786762331672">
            <text:p>91,8%</text:p>
          </table:table-cell>
          <table:table-cell table:number-columns-repeated="1015"/>
        </table:table-row>
        <table:table-row table:style-name="ro1">
          <table:table-cell table:style-name="ce4" office:value-type="float" office:value="1137">
            <text:p>1137</text:p>
          </table:table-cell>
          <table:table-cell table:style-name="ce8" office:value-type="float" office:value="1888.530029">
            <text:p>1888.530029</text:p>
          </table:table-cell>
          <table:table-cell table:style-name="ce8" office:value-type="float" office:value="2005.45808704216">
            <text:p>2005.458087</text:p>
          </table:table-cell>
          <table:table-cell table:formula="of:=[.D1143]+1" office:value-type="float" office:value="1137">
            <text:p>1137</text:p>
          </table:table-cell>
          <table:table-cell table:formula="of:=[.D1144]/[.$B$4]" office:value-type="percentage" office:value="0.903815580286168">
            <text:p>90,4%</text:p>
          </table:table-cell>
          <table:table-cell table:formula="of:=[.D1144]*[.$B$5]" office:value-type="float" office:value="2600904.91630661">
            <text:p>2600904,91630661</text:p>
          </table:table-cell>
          <table:table-cell table:formula="of:=[.F1144]/[.$B$3]" office:value-type="percentage" office:value="0.903815580286168">
            <text:p>90,4%</text:p>
          </table:table-cell>
          <table:table-cell table:formula="of:=[.H1143]+[.B1144]" office:value-type="float" office:value="2643230.930043">
            <text:p>2643230,930043</text:p>
          </table:table-cell>
          <table:table-cell table:formula="of:=[.H1144]/[.$B$3]" office:value-type="percentage" office:value="0.918523888316392">
            <text:p>91,9%</text:p>
          </table:table-cell>
          <table:table-cell table:number-columns-repeated="1015"/>
        </table:table-row>
        <table:table-row table:style-name="ro1">
          <table:table-cell table:style-name="ce4" office:value-type="float" office:value="1138">
            <text:p>1138</text:p>
          </table:table-cell>
          <table:table-cell table:style-name="ce8" office:value-type="float" office:value="1936.920044">
            <text:p>1936.920044</text:p>
          </table:table-cell>
          <table:table-cell table:style-name="ce8" office:value-type="float" office:value="2004.78655933553">
            <text:p>2004.786559</text:p>
          </table:table-cell>
          <table:table-cell table:formula="of:=[.D1144]+1" office:value-type="float" office:value="1138">
            <text:p>1138</text:p>
          </table:table-cell>
          <table:table-cell table:formula="of:=[.D1145]/[.$B$4]" office:value-type="percentage" office:value="0.904610492845787">
            <text:p>90,5%</text:p>
          </table:table-cell>
          <table:table-cell table:formula="of:=[.D1145]*[.$B$5]" office:value-type="float" office:value="2603192.43162438">
            <text:p>2603192,43162438</text:p>
          </table:table-cell>
          <table:table-cell table:formula="of:=[.F1145]/[.$B$3]" office:value-type="percentage" office:value="0.904610492845787">
            <text:p>90,5%</text:p>
          </table:table-cell>
          <table:table-cell table:formula="of:=[.H1144]+[.B1145]" office:value-type="float" office:value="2645167.850087">
            <text:p>2645167,850087</text:p>
          </table:table-cell>
          <table:table-cell table:formula="of:=[.H1145]/[.$B$3]" office:value-type="percentage" office:value="0.91919696886715">
            <text:p>91,9%</text:p>
          </table:table-cell>
          <table:table-cell table:number-columns-repeated="1015"/>
        </table:table-row>
        <table:table-row table:style-name="ro1">
          <table:table-cell table:style-name="ce4" office:value-type="float" office:value="1139">
            <text:p>1139</text:p>
          </table:table-cell>
          <table:table-cell table:style-name="ce8" office:value-type="float" office:value="1849.040039">
            <text:p>1849.040039</text:p>
          </table:table-cell>
          <table:table-cell table:style-name="ce8" office:value-type="float" office:value="2004.15773254457">
            <text:p>2004.157733</text:p>
          </table:table-cell>
          <table:table-cell table:formula="of:=[.D1145]+1" office:value-type="float" office:value="1139">
            <text:p>1139</text:p>
          </table:table-cell>
          <table:table-cell table:formula="of:=[.D1146]/[.$B$4]" office:value-type="percentage" office:value="0.905405405405405">
            <text:p>90,5%</text:p>
          </table:table-cell>
          <table:table-cell table:formula="of:=[.D1146]*[.$B$5]" office:value-type="float" office:value="2605479.94694215">
            <text:p>2605479,94694215</text:p>
          </table:table-cell>
          <table:table-cell table:formula="of:=[.F1146]/[.$B$3]" office:value-type="percentage" office:value="0.905405405405405">
            <text:p>90,5%</text:p>
          </table:table-cell>
          <table:table-cell table:formula="of:=[.H1145]+[.B1146]" office:value-type="float" office:value="2647016.890126">
            <text:p>2647016,890126</text:p>
          </table:table-cell>
          <table:table-cell table:formula="of:=[.H1146]/[.$B$3]" office:value-type="percentage" office:value="0.919839511078264">
            <text:p>92,0%</text:p>
          </table:table-cell>
          <table:table-cell table:number-columns-repeated="1015"/>
        </table:table-row>
        <table:table-row table:style-name="ro1">
          <table:table-cell table:style-name="ce4" office:value-type="float" office:value="1140">
            <text:p>1140</text:p>
          </table:table-cell>
          <table:table-cell table:style-name="ce8" office:value-type="float" office:value="1869.430054">
            <text:p>1869.430054</text:p>
          </table:table-cell>
          <table:table-cell table:style-name="ce8" office:value-type="float" office:value="2003.81310304688">
            <text:p>2003.813103</text:p>
          </table:table-cell>
          <table:table-cell table:formula="of:=[.D1146]+1" office:value-type="float" office:value="1140">
            <text:p>1140</text:p>
          </table:table-cell>
          <table:table-cell table:formula="of:=[.D1147]/[.$B$4]" office:value-type="percentage" office:value="0.906200317965024">
            <text:p>90,6%</text:p>
          </table:table-cell>
          <table:table-cell table:formula="of:=[.D1147]*[.$B$5]" office:value-type="float" office:value="2607767.46225992">
            <text:p>2607767,46225992</text:p>
          </table:table-cell>
          <table:table-cell table:formula="of:=[.F1147]/[.$B$3]" office:value-type="percentage" office:value="0.906200317965024">
            <text:p>90,6%</text:p>
          </table:table-cell>
          <table:table-cell table:formula="of:=[.H1146]+[.B1147]" office:value-type="float" office:value="2648886.32018">
            <text:p>2648886,32018</text:p>
          </table:table-cell>
          <table:table-cell table:formula="of:=[.H1147]/[.$B$3]" office:value-type="percentage" office:value="0.920489138828386">
            <text:p>92,0%</text:p>
          </table:table-cell>
          <table:table-cell table:number-columns-repeated="1015"/>
        </table:table-row>
        <table:table-row table:style-name="ro1">
          <table:table-cell table:style-name="ce4" office:value-type="float" office:value="1141">
            <text:p>1141</text:p>
          </table:table-cell>
          <table:table-cell table:style-name="ce8" office:value-type="float" office:value="1960.22998">
            <text:p>1960.229980</text:p>
          </table:table-cell>
          <table:table-cell table:style-name="ce8" office:value-type="float" office:value="2003.66523303747">
            <text:p>2003.665233</text:p>
          </table:table-cell>
          <table:table-cell table:formula="of:=[.D1147]+1" office:value-type="float" office:value="1141">
            <text:p>1141</text:p>
          </table:table-cell>
          <table:table-cell table:formula="of:=[.D1148]/[.$B$4]" office:value-type="percentage" office:value="0.906995230524642">
            <text:p>90,7%</text:p>
          </table:table-cell>
          <table:table-cell table:formula="of:=[.D1148]*[.$B$5]" office:value-type="float" office:value="2610054.97757769">
            <text:p>2610054,97757769</text:p>
          </table:table-cell>
          <table:table-cell table:formula="of:=[.F1148]/[.$B$3]" office:value-type="percentage" office:value="0.906995230524642">
            <text:p>90,7%</text:p>
          </table:table-cell>
          <table:table-cell table:formula="of:=[.H1147]+[.B1148]" office:value-type="float" office:value="2650846.55016">
            <text:p>2650846,55016</text:p>
          </table:table-cell>
          <table:table-cell table:formula="of:=[.H1148]/[.$B$3]" office:value-type="percentage" office:value="0.921170319591958">
            <text:p>92,1%</text:p>
          </table:table-cell>
          <table:table-cell table:number-columns-repeated="1015"/>
        </table:table-row>
        <table:table-row table:style-name="ro1">
          <table:table-cell table:style-name="ce4" office:value-type="float" office:value="1142">
            <text:p>1142</text:p>
          </table:table-cell>
          <table:table-cell table:style-name="ce8" office:value-type="float" office:value="1987.97998">
            <text:p>1987.979980</text:p>
          </table:table-cell>
          <table:table-cell table:style-name="ce8" office:value-type="float" office:value="2003.19727086713">
            <text:p>2003.197271</text:p>
          </table:table-cell>
          <table:table-cell table:formula="of:=[.D1148]+1" office:value-type="float" office:value="1142">
            <text:p>1142</text:p>
          </table:table-cell>
          <table:table-cell table:formula="of:=[.D1149]/[.$B$4]" office:value-type="percentage" office:value="0.907790143084261">
            <text:p>90,8%</text:p>
          </table:table-cell>
          <table:table-cell table:formula="of:=[.D1149]*[.$B$5]" office:value-type="float" office:value="2612342.49289547">
            <text:p>2612342,49289547</text:p>
          </table:table-cell>
          <table:table-cell table:formula="of:=[.F1149]/[.$B$3]" office:value-type="percentage" office:value="0.907790143084261">
            <text:p>90,8%</text:p>
          </table:table-cell>
          <table:table-cell table:formula="of:=[.H1148]+[.B1149]" office:value-type="float" office:value="2652834.53014">
            <text:p>2652834,53014</text:p>
          </table:table-cell>
          <table:table-cell table:formula="of:=[.H1149]/[.$B$3]" office:value-type="percentage" office:value="0.921861143492499">
            <text:p>92,2%</text:p>
          </table:table-cell>
          <table:table-cell table:number-columns-repeated="1015"/>
        </table:table-row>
        <table:table-row table:style-name="ro1">
          <table:table-cell table:style-name="ce4" office:value-type="float" office:value="1143">
            <text:p>1143</text:p>
          </table:table-cell>
          <table:table-cell table:style-name="ce8" office:value-type="float" office:value="1896.650024">
            <text:p>1896.650024</text:p>
          </table:table-cell>
          <table:table-cell table:style-name="ce8" office:value-type="float" office:value="2002.44545491634">
            <text:p>2002.445455</text:p>
          </table:table-cell>
          <table:table-cell table:formula="of:=[.D1149]+1" office:value-type="float" office:value="1143">
            <text:p>1143</text:p>
          </table:table-cell>
          <table:table-cell table:formula="of:=[.D1150]/[.$B$4]" office:value-type="percentage" office:value="0.908585055643879">
            <text:p>90,9%</text:p>
          </table:table-cell>
          <table:table-cell table:formula="of:=[.D1150]*[.$B$5]" office:value-type="float" office:value="2614630.00821324">
            <text:p>2614630,00821324</text:p>
          </table:table-cell>
          <table:table-cell table:formula="of:=[.F1150]/[.$B$3]" office:value-type="percentage" office:value="0.908585055643879">
            <text:p>90,9%</text:p>
          </table:table-cell>
          <table:table-cell table:formula="of:=[.H1149]+[.B1150]" office:value-type="float" office:value="2654731.180164">
            <text:p>2654731,180164</text:p>
          </table:table-cell>
          <table:table-cell table:formula="of:=[.H1150]/[.$B$3]" office:value-type="percentage" office:value="0.922520230193937">
            <text:p>92,3%</text:p>
          </table:table-cell>
          <table:table-cell table:number-columns-repeated="1015"/>
        </table:table-row>
        <table:table-row table:style-name="ro1">
          <table:table-cell table:style-name="ce4" office:value-type="float" office:value="1144">
            <text:p>1144</text:p>
          </table:table-cell>
          <table:table-cell table:style-name="ce8" office:value-type="float" office:value="1890.900024">
            <text:p>1890.900024</text:p>
          </table:table-cell>
          <table:table-cell table:style-name="ce8" office:value-type="float" office:value="2002.32684106431">
            <text:p>2002.326841</text:p>
          </table:table-cell>
          <table:table-cell table:formula="of:=[.D1150]+1" office:value-type="float" office:value="1144">
            <text:p>1144</text:p>
          </table:table-cell>
          <table:table-cell table:formula="of:=[.D1151]/[.$B$4]" office:value-type="percentage" office:value="0.909379968203498">
            <text:p>90,9%</text:p>
          </table:table-cell>
          <table:table-cell table:formula="of:=[.D1151]*[.$B$5]" office:value-type="float" office:value="2616917.52353101">
            <text:p>2616917,52353101</text:p>
          </table:table-cell>
          <table:table-cell table:formula="of:=[.F1151]/[.$B$3]" office:value-type="percentage" office:value="0.909379968203498">
            <text:p>90,9%</text:p>
          </table:table-cell>
          <table:table-cell table:formula="of:=[.H1150]+[.B1151]" office:value-type="float" office:value="2656622.080188">
            <text:p>2656622,080188</text:p>
          </table:table-cell>
          <table:table-cell table:formula="of:=[.H1151]/[.$B$3]" office:value-type="percentage" office:value="0.923177318767894">
            <text:p>92,3%</text:p>
          </table:table-cell>
          <table:table-cell table:number-columns-repeated="1015"/>
        </table:table-row>
        <table:table-row table:style-name="ro1">
          <table:table-cell table:style-name="ce4" office:value-type="float" office:value="1145">
            <text:p>1145</text:p>
          </table:table-cell>
          <table:table-cell table:style-name="ce8" office:value-type="float" office:value="1985.050049">
            <text:p>1985.050049</text:p>
          </table:table-cell>
          <table:table-cell table:style-name="ce8" office:value-type="float" office:value="2002.16002930284">
            <text:p>2002.160029</text:p>
          </table:table-cell>
          <table:table-cell table:formula="of:=[.D1151]+1" office:value-type="float" office:value="1145">
            <text:p>1145</text:p>
          </table:table-cell>
          <table:table-cell table:formula="of:=[.D1152]/[.$B$4]" office:value-type="percentage" office:value="0.910174880763116">
            <text:p>91,0%</text:p>
          </table:table-cell>
          <table:table-cell table:formula="of:=[.D1152]*[.$B$5]" office:value-type="float" office:value="2619205.03884878">
            <text:p>2619205,03884878</text:p>
          </table:table-cell>
          <table:table-cell table:formula="of:=[.F1152]/[.$B$3]" office:value-type="percentage" office:value="0.910174880763116">
            <text:p>91,0%</text:p>
          </table:table-cell>
          <table:table-cell table:formula="of:=[.H1151]+[.B1152]" office:value-type="float" office:value="2658607.130237">
            <text:p>2658607,130237</text:p>
          </table:table-cell>
          <table:table-cell table:formula="of:=[.H1152]/[.$B$3]" office:value-type="percentage" office:value="0.92386712451615">
            <text:p>92,4%</text:p>
          </table:table-cell>
          <table:table-cell table:number-columns-repeated="1015"/>
        </table:table-row>
        <table:table-row table:style-name="ro1">
          <table:table-cell table:style-name="ce4" office:value-type="float" office:value="1146">
            <text:p>1146</text:p>
          </table:table-cell>
          <table:table-cell table:style-name="ce8" office:value-type="float" office:value="1969.949951">
            <text:p>1969.949951</text:p>
          </table:table-cell>
          <table:table-cell table:style-name="ce8" office:value-type="float" office:value="2001.31829755558">
            <text:p>2001.318298</text:p>
          </table:table-cell>
          <table:table-cell table:formula="of:=[.D1152]+1" office:value-type="float" office:value="1146">
            <text:p>1146</text:p>
          </table:table-cell>
          <table:table-cell table:formula="of:=[.D1153]/[.$B$4]" office:value-type="percentage" office:value="0.910969793322735">
            <text:p>91,1%</text:p>
          </table:table-cell>
          <table:table-cell table:formula="of:=[.D1153]*[.$B$5]" office:value-type="float" office:value="2621492.55416655">
            <text:p>2621492,55416655</text:p>
          </table:table-cell>
          <table:table-cell table:formula="of:=[.F1153]/[.$B$3]" office:value-type="percentage" office:value="0.910969793322734">
            <text:p>91,1%</text:p>
          </table:table-cell>
          <table:table-cell table:formula="of:=[.H1152]+[.B1153]" office:value-type="float" office:value="2660577.080188">
            <text:p>2660577,080188</text:p>
          </table:table-cell>
          <table:table-cell table:formula="of:=[.H1153]/[.$B$3]" office:value-type="percentage" office:value="0.924551682973837">
            <text:p>92,5%</text:p>
          </table:table-cell>
          <table:table-cell table:number-columns-repeated="1015"/>
        </table:table-row>
        <table:table-row table:style-name="ro1">
          <table:table-cell table:style-name="ce4" office:value-type="float" office:value="1147">
            <text:p>1147</text:p>
          </table:table-cell>
          <table:table-cell table:style-name="ce8" office:value-type="float" office:value="1987.01001">
            <text:p>1987.010010</text:p>
          </table:table-cell>
          <table:table-cell table:style-name="ce8" office:value-type="float" office:value="2000.73105381707">
            <text:p>2000.731054</text:p>
          </table:table-cell>
          <table:table-cell table:formula="of:=[.D1153]+1" office:value-type="float" office:value="1147">
            <text:p>1147</text:p>
          </table:table-cell>
          <table:table-cell table:formula="of:=[.D1154]/[.$B$4]" office:value-type="percentage" office:value="0.911764705882353">
            <text:p>91,2%</text:p>
          </table:table-cell>
          <table:table-cell table:formula="of:=[.D1154]*[.$B$5]" office:value-type="float" office:value="2623780.06948432">
            <text:p>2623780,06948432</text:p>
          </table:table-cell>
          <table:table-cell table:formula="of:=[.F1154]/[.$B$3]" office:value-type="percentage" office:value="0.911764705882353">
            <text:p>91,2%</text:p>
          </table:table-cell>
          <table:table-cell table:formula="of:=[.H1153]+[.B1154]" office:value-type="float" office:value="2662564.090198">
            <text:p>2662564,090198</text:p>
          </table:table-cell>
          <table:table-cell table:formula="of:=[.H1154]/[.$B$3]" office:value-type="percentage" office:value="0.925242169809385">
            <text:p>92,5%</text:p>
          </table:table-cell>
          <table:table-cell table:number-columns-repeated="1015"/>
        </table:table-row>
        <table:table-row table:style-name="ro1">
          <table:table-cell table:style-name="ce4" office:value-type="float" office:value="1148">
            <text:p>1148</text:p>
          </table:table-cell>
          <table:table-cell table:style-name="ce8" office:value-type="float" office:value="1950.819946">
            <text:p>1950.819946</text:p>
          </table:table-cell>
          <table:table-cell table:style-name="ce8" office:value-type="float" office:value="2000.66767380736">
            <text:p>2000.667674</text:p>
          </table:table-cell>
          <table:table-cell table:formula="of:=[.D1154]+1" office:value-type="float" office:value="1148">
            <text:p>1148</text:p>
          </table:table-cell>
          <table:table-cell table:formula="of:=[.D1155]/[.$B$4]" office:value-type="percentage" office:value="0.912559618441971">
            <text:p>91,3%</text:p>
          </table:table-cell>
          <table:table-cell table:formula="of:=[.D1155]*[.$B$5]" office:value-type="float" office:value="2626067.5848021">
            <text:p>2626067,5848021</text:p>
          </table:table-cell>
          <table:table-cell table:formula="of:=[.F1155]/[.$B$3]" office:value-type="percentage" office:value="0.912559618441971">
            <text:p>91,3%</text:p>
          </table:table-cell>
          <table:table-cell table:formula="of:=[.H1154]+[.B1155]" office:value-type="float" office:value="2664514.910144">
            <text:p>2664514,910144</text:p>
          </table:table-cell>
          <table:table-cell table:formula="of:=[.H1155]/[.$B$3]" office:value-type="percentage" office:value="0.925920080582083">
            <text:p>92,6%</text:p>
          </table:table-cell>
          <table:table-cell table:number-columns-repeated="1015"/>
        </table:table-row>
        <table:table-row table:style-name="ro1">
          <table:table-cell table:style-name="ce4" office:value-type="float" office:value="1149">
            <text:p>1149</text:p>
          </table:table-cell>
          <table:table-cell table:style-name="ce8" office:value-type="float" office:value="1960.959961">
            <text:p>1960.959961</text:p>
          </table:table-cell>
          <table:table-cell table:style-name="ce8" office:value-type="float" office:value="2000.29131024094">
            <text:p>2000.291310</text:p>
          </table:table-cell>
          <table:table-cell table:formula="of:=[.D1155]+1" office:value-type="float" office:value="1149">
            <text:p>1149</text:p>
          </table:table-cell>
          <table:table-cell table:formula="of:=[.D1156]/[.$B$4]" office:value-type="percentage" office:value="0.91335453100159">
            <text:p>91,3%</text:p>
          </table:table-cell>
          <table:table-cell table:formula="of:=[.D1156]*[.$B$5]" office:value-type="float" office:value="2628355.10011987">
            <text:p>2628355,10011987</text:p>
          </table:table-cell>
          <table:table-cell table:formula="of:=[.F1156]/[.$B$3]" office:value-type="percentage" office:value="0.91335453100159">
            <text:p>91,3%</text:p>
          </table:table-cell>
          <table:table-cell table:formula="of:=[.H1155]+[.B1156]" office:value-type="float" office:value="2666475.870105">
            <text:p>2666475,870105</text:p>
          </table:table-cell>
          <table:table-cell table:formula="of:=[.H1156]/[.$B$3]" office:value-type="percentage" office:value="0.926601515014368">
            <text:p>92,7%</text:p>
          </table:table-cell>
          <table:table-cell table:number-columns-repeated="1015"/>
        </table:table-row>
        <table:table-row table:style-name="ro1">
          <table:table-cell table:style-name="ce4" office:value-type="float" office:value="1150">
            <text:p>1150</text:p>
          </table:table-cell>
          <table:table-cell table:style-name="ce8" office:value-type="float" office:value="1961.630005">
            <text:p>1961.630005</text:p>
          </table:table-cell>
          <table:table-cell table:style-name="ce8" office:value-type="float" office:value="2000.23197304505">
            <text:p>2000.231973</text:p>
          </table:table-cell>
          <table:table-cell table:formula="of:=[.D1156]+1" office:value-type="float" office:value="1150">
            <text:p>1150</text:p>
          </table:table-cell>
          <table:table-cell table:formula="of:=[.D1157]/[.$B$4]" office:value-type="percentage" office:value="0.914149443561208">
            <text:p>91,4%</text:p>
          </table:table-cell>
          <table:table-cell table:formula="of:=[.D1157]*[.$B$5]" office:value-type="float" office:value="2630642.61543764">
            <text:p>2630642,61543764</text:p>
          </table:table-cell>
          <table:table-cell table:formula="of:=[.F1157]/[.$B$3]" office:value-type="percentage" office:value="0.914149443561208">
            <text:p>91,4%</text:p>
          </table:table-cell>
          <table:table-cell table:formula="of:=[.H1156]+[.B1157]" office:value-type="float" office:value="2668437.50011">
            <text:p>2668437,50011</text:p>
          </table:table-cell>
          <table:table-cell table:formula="of:=[.H1157]/[.$B$3]" office:value-type="percentage" office:value="0.927283182287231">
            <text:p>92,7%</text:p>
          </table:table-cell>
          <table:table-cell table:number-columns-repeated="1015"/>
        </table:table-row>
        <table:table-row table:style-name="ro1">
          <table:table-cell table:style-name="ce4" office:value-type="float" office:value="1151">
            <text:p>1151</text:p>
          </table:table-cell>
          <table:table-cell table:style-name="ce8" office:value-type="float" office:value="1865.089966">
            <text:p>1865.089966</text:p>
          </table:table-cell>
          <table:table-cell table:style-name="ce8" office:value-type="float" office:value="1999.9440539167">
            <text:p>1999.944054</text:p>
          </table:table-cell>
          <table:table-cell table:formula="of:=[.D1157]+1" office:value-type="float" office:value="1151">
            <text:p>1151</text:p>
          </table:table-cell>
          <table:table-cell table:formula="of:=[.D1158]/[.$B$4]" office:value-type="percentage" office:value="0.914944356120827">
            <text:p>91,5%</text:p>
          </table:table-cell>
          <table:table-cell table:formula="of:=[.D1158]*[.$B$5]" office:value-type="float" office:value="2632930.13075541">
            <text:p>2632930,13075541</text:p>
          </table:table-cell>
          <table:table-cell table:formula="of:=[.F1158]/[.$B$3]" office:value-type="percentage" office:value="0.914944356120827">
            <text:p>91,5%</text:p>
          </table:table-cell>
          <table:table-cell table:formula="of:=[.H1157]+[.B1158]" office:value-type="float" office:value="2670302.590076">
            <text:p>2670302,590076</text:p>
          </table:table-cell>
          <table:table-cell table:formula="of:=[.H1158]/[.$B$3]" office:value-type="percentage" office:value="0.927931301854901">
            <text:p>92,8%</text:p>
          </table:table-cell>
          <table:table-cell table:number-columns-repeated="1015"/>
        </table:table-row>
        <table:table-row table:style-name="ro1">
          <table:table-cell table:style-name="ce4" office:value-type="float" office:value="1152">
            <text:p>1152</text:p>
          </table:table-cell>
          <table:table-cell table:style-name="ce8" office:value-type="float" office:value="1978.910034">
            <text:p>1978.910034</text:p>
          </table:table-cell>
          <table:table-cell table:style-name="ce8" office:value-type="float" office:value="1999.91954120321">
            <text:p>1999.919541</text:p>
          </table:table-cell>
          <table:table-cell table:formula="of:=[.D1158]+1" office:value-type="float" office:value="1152">
            <text:p>1152</text:p>
          </table:table-cell>
          <table:table-cell table:formula="of:=[.D1159]/[.$B$4]" office:value-type="percentage" office:value="0.915739268680445">
            <text:p>91,6%</text:p>
          </table:table-cell>
          <table:table-cell table:formula="of:=[.D1159]*[.$B$5]" office:value-type="float" office:value="2635217.64607318">
            <text:p>2635217,64607318</text:p>
          </table:table-cell>
          <table:table-cell table:formula="of:=[.F1159]/[.$B$3]" office:value-type="percentage" office:value="0.915739268680445">
            <text:p>91,6%</text:p>
          </table:table-cell>
          <table:table-cell table:formula="of:=[.H1158]+[.B1159]" office:value-type="float" office:value="2672281.50011">
            <text:p>2672281,50011</text:p>
          </table:table-cell>
          <table:table-cell table:formula="of:=[.H1159]/[.$B$3]" office:value-type="percentage" office:value="0.928618973945295">
            <text:p>92,9%</text:p>
          </table:table-cell>
          <table:table-cell table:number-columns-repeated="1015"/>
        </table:table-row>
        <table:table-row table:style-name="ro1">
          <table:table-cell table:style-name="ce4" office:value-type="float" office:value="1153">
            <text:p>1153</text:p>
          </table:table-cell>
          <table:table-cell table:style-name="ce8" office:value-type="float" office:value="1883.680054">
            <text:p>1883.680054</text:p>
          </table:table-cell>
          <table:table-cell table:style-name="ce8" office:value-type="float" office:value="1999.91697255808">
            <text:p>1999.916973</text:p>
          </table:table-cell>
          <table:table-cell table:formula="of:=[.D1159]+1" office:value-type="float" office:value="1153">
            <text:p>1153</text:p>
          </table:table-cell>
          <table:table-cell table:formula="of:=[.D1160]/[.$B$4]" office:value-type="percentage" office:value="0.916534181240064">
            <text:p>91,7%</text:p>
          </table:table-cell>
          <table:table-cell table:formula="of:=[.D1160]*[.$B$5]" office:value-type="float" office:value="2637505.16139096">
            <text:p>2637505,16139096</text:p>
          </table:table-cell>
          <table:table-cell table:formula="of:=[.F1160]/[.$B$3]" office:value-type="percentage" office:value="0.916534181240064">
            <text:p>91,7%</text:p>
          </table:table-cell>
          <table:table-cell table:formula="of:=[.H1159]+[.B1160]" office:value-type="float" office:value="2674165.180164">
            <text:p>2674165,180164</text:p>
          </table:table-cell>
          <table:table-cell table:formula="of:=[.H1160]/[.$B$3]" office:value-type="percentage" office:value="0.929273553576563">
            <text:p>92,9%</text:p>
          </table:table-cell>
          <table:table-cell table:number-columns-repeated="1015"/>
        </table:table-row>
        <table:table-row table:style-name="ro1">
          <table:table-cell table:style-name="ce4" office:value-type="float" office:value="1154">
            <text:p>1154</text:p>
          </table:table-cell>
          <table:table-cell table:style-name="ce8" office:value-type="float" office:value="1983.530029">
            <text:p>1983.530029</text:p>
          </table:table-cell>
          <table:table-cell table:style-name="ce8" office:value-type="float" office:value="1999.28013560853">
            <text:p>1999.280136</text:p>
          </table:table-cell>
          <table:table-cell table:formula="of:=[.D1160]+1" office:value-type="float" office:value="1154">
            <text:p>1154</text:p>
          </table:table-cell>
          <table:table-cell table:formula="of:=[.D1161]/[.$B$4]" office:value-type="percentage" office:value="0.917329093799682">
            <text:p>91,7%</text:p>
          </table:table-cell>
          <table:table-cell table:formula="of:=[.D1161]*[.$B$5]" office:value-type="float" office:value="2639792.67670873">
            <text:p>2639792,67670873</text:p>
          </table:table-cell>
          <table:table-cell table:formula="of:=[.F1161]/[.$B$3]" office:value-type="percentage" office:value="0.917329093799682">
            <text:p>91,7%</text:p>
          </table:table-cell>
          <table:table-cell table:formula="of:=[.H1160]+[.B1161]" office:value-type="float" office:value="2676148.710193">
            <text:p>2676148,710193</text:p>
          </table:table-cell>
          <table:table-cell table:formula="of:=[.H1161]/[.$B$3]" office:value-type="percentage" office:value="0.929962831117213">
            <text:p>93,0%</text:p>
          </table:table-cell>
          <table:table-cell table:number-columns-repeated="1015"/>
        </table:table-row>
        <table:table-row table:style-name="ro1">
          <table:table-cell table:style-name="ce4" office:value-type="float" office:value="1155">
            <text:p>1155</text:p>
          </table:table-cell>
          <table:table-cell table:style-name="ce8" office:value-type="float" office:value="1881.140015">
            <text:p>1881.140015</text:p>
          </table:table-cell>
          <table:table-cell table:style-name="ce8" office:value-type="float" office:value="1999.16854773887">
            <text:p>1999.168548</text:p>
          </table:table-cell>
          <table:table-cell table:formula="of:=[.D1161]+1" office:value-type="float" office:value="1155">
            <text:p>1155</text:p>
          </table:table-cell>
          <table:table-cell table:formula="of:=[.D1162]/[.$B$4]" office:value-type="percentage" office:value="0.9181240063593">
            <text:p>91,8%</text:p>
          </table:table-cell>
          <table:table-cell table:formula="of:=[.D1162]*[.$B$5]" office:value-type="float" office:value="2642080.1920265">
            <text:p>2642080,1920265</text:p>
          </table:table-cell>
          <table:table-cell table:formula="of:=[.F1162]/[.$B$3]" office:value-type="percentage" office:value="0.9181240063593">
            <text:p>91,8%</text:p>
          </table:table-cell>
          <table:table-cell table:formula="of:=[.H1161]+[.B1162]" office:value-type="float" office:value="2678029.850208">
            <text:p>2678029,850208</text:p>
          </table:table-cell>
          <table:table-cell table:formula="of:=[.H1162]/[.$B$3]" office:value-type="percentage" office:value="0.930616528083833">
            <text:p>93,1%</text:p>
          </table:table-cell>
          <table:table-cell table:number-columns-repeated="1015"/>
        </table:table-row>
        <table:table-row table:style-name="ro1">
          <table:table-cell table:style-name="ce4" office:value-type="float" office:value="1156">
            <text:p>1156</text:p>
          </table:table-cell>
          <table:table-cell table:style-name="ce8" office:value-type="float" office:value="1997.650024">
            <text:p>1997.650024</text:p>
          </table:table-cell>
          <table:table-cell table:style-name="ce8" office:value-type="float" office:value="1999.10761975831">
            <text:p>1999.107620</text:p>
          </table:table-cell>
          <table:table-cell table:formula="of:=[.D1162]+1" office:value-type="float" office:value="1156">
            <text:p>1156</text:p>
          </table:table-cell>
          <table:table-cell table:formula="of:=[.D1163]/[.$B$4]" office:value-type="percentage" office:value="0.918918918918919">
            <text:p>91,9%</text:p>
          </table:table-cell>
          <table:table-cell table:formula="of:=[.D1163]*[.$B$5]" office:value-type="float" office:value="2644367.70734427">
            <text:p>2644367,70734427</text:p>
          </table:table-cell>
          <table:table-cell table:formula="of:=[.F1163]/[.$B$3]" office:value-type="percentage" office:value="0.918918918918919">
            <text:p>91,9%</text:p>
          </table:table-cell>
          <table:table-cell table:formula="of:=[.H1162]+[.B1163]" office:value-type="float" office:value="2680027.500232">
            <text:p>2680027,500232</text:p>
          </table:table-cell>
          <table:table-cell table:formula="of:=[.H1163]/[.$B$3]" office:value-type="percentage" office:value="0.931310712328836">
            <text:p>93,1%</text:p>
          </table:table-cell>
          <table:table-cell table:number-columns-repeated="1015"/>
        </table:table-row>
        <table:table-row table:style-name="ro1">
          <table:table-cell table:style-name="ce4" office:value-type="float" office:value="1157">
            <text:p>1157</text:p>
          </table:table-cell>
          <table:table-cell table:style-name="ce8" office:value-type="float" office:value="1962.609985">
            <text:p>1962.609985</text:p>
          </table:table-cell>
          <table:table-cell table:style-name="ce8" office:value-type="float" office:value="1998.63859355431">
            <text:p>1998.638594</text:p>
          </table:table-cell>
          <table:table-cell table:formula="of:=[.D1163]+1" office:value-type="float" office:value="1157">
            <text:p>1157</text:p>
          </table:table-cell>
          <table:table-cell table:formula="of:=[.D1164]/[.$B$4]" office:value-type="percentage" office:value="0.919713831478537">
            <text:p>92,0%</text:p>
          </table:table-cell>
          <table:table-cell table:formula="of:=[.D1164]*[.$B$5]" office:value-type="float" office:value="2646655.22266204">
            <text:p>2646655,22266204</text:p>
          </table:table-cell>
          <table:table-cell table:formula="of:=[.F1164]/[.$B$3]" office:value-type="percentage" office:value="0.919713831478537">
            <text:p>92,0%</text:p>
          </table:table-cell>
          <table:table-cell table:formula="of:=[.H1163]+[.B1164]" office:value-type="float" office:value="2681990.110217">
            <text:p>2681990,110217</text:p>
          </table:table-cell>
          <table:table-cell table:formula="of:=[.H1164]/[.$B$3]" office:value-type="percentage" office:value="0.931992720145172">
            <text:p>93,2%</text:p>
          </table:table-cell>
          <table:table-cell table:number-columns-repeated="1015"/>
        </table:table-row>
        <table:table-row table:style-name="ro1">
          <table:table-cell table:style-name="ce4" office:value-type="float" office:value="1158">
            <text:p>1158</text:p>
          </table:table-cell>
          <table:table-cell table:style-name="ce8" office:value-type="float" office:value="1957.219971">
            <text:p>1957.219971</text:p>
          </table:table-cell>
          <table:table-cell table:style-name="ce8" office:value-type="float" office:value="1997.46615574846">
            <text:p>1997.466156</text:p>
          </table:table-cell>
          <table:table-cell table:formula="of:=[.D1164]+1" office:value-type="float" office:value="1158">
            <text:p>1158</text:p>
          </table:table-cell>
          <table:table-cell table:formula="of:=[.D1165]/[.$B$4]" office:value-type="percentage" office:value="0.920508744038156">
            <text:p>92,1%</text:p>
          </table:table-cell>
          <table:table-cell table:formula="of:=[.D1165]*[.$B$5]" office:value-type="float" office:value="2648942.73797982">
            <text:p>2648942,73797982</text:p>
          </table:table-cell>
          <table:table-cell table:formula="of:=[.F1165]/[.$B$3]" office:value-type="percentage" office:value="0.920508744038156">
            <text:p>92,1%</text:p>
          </table:table-cell>
          <table:table-cell table:formula="of:=[.H1164]+[.B1165]" office:value-type="float" office:value="2683947.330188">
            <text:p>2683947,330188</text:p>
          </table:table-cell>
          <table:table-cell table:formula="of:=[.H1165]/[.$B$3]" office:value-type="percentage" office:value="0.932672854929318">
            <text:p>93,3%</text:p>
          </table:table-cell>
          <table:table-cell table:number-columns-repeated="1015"/>
        </table:table-row>
        <table:table-row table:style-name="ro1">
          <table:table-cell table:style-name="ce4" office:value-type="float" office:value="1159">
            <text:p>1159</text:p>
          </table:table-cell>
          <table:table-cell table:style-name="ce8" office:value-type="float" office:value="1842.97998">
            <text:p>1842.979980</text:p>
          </table:table-cell>
          <table:table-cell table:style-name="ce8" office:value-type="float" office:value="1997.11267266947">
            <text:p>1997.112673</text:p>
          </table:table-cell>
          <table:table-cell table:formula="of:=[.D1165]+1" office:value-type="float" office:value="1159">
            <text:p>1159</text:p>
          </table:table-cell>
          <table:table-cell table:formula="of:=[.D1166]/[.$B$4]" office:value-type="percentage" office:value="0.921303656597774">
            <text:p>92,1%</text:p>
          </table:table-cell>
          <table:table-cell table:formula="of:=[.D1166]*[.$B$5]" office:value-type="float" office:value="2651230.25329759">
            <text:p>2651230,25329759</text:p>
          </table:table-cell>
          <table:table-cell table:formula="of:=[.F1166]/[.$B$3]" office:value-type="percentage" office:value="0.921303656597774">
            <text:p>92,1%</text:p>
          </table:table-cell>
          <table:table-cell table:formula="of:=[.H1165]+[.B1166]" office:value-type="float" office:value="2685790.310168">
            <text:p>2685790,310168</text:p>
          </table:table-cell>
          <table:table-cell table:formula="of:=[.H1166]/[.$B$3]" office:value-type="percentage" office:value="0.933313291267316">
            <text:p>93,3%</text:p>
          </table:table-cell>
          <table:table-cell table:number-columns-repeated="1015"/>
        </table:table-row>
        <table:table-row table:style-name="ro1">
          <table:table-cell table:style-name="ce4" office:value-type="float" office:value="1160">
            <text:p>1160</text:p>
          </table:table-cell>
          <table:table-cell table:style-name="ce8" office:value-type="float" office:value="1883.949951">
            <text:p>1883.949951</text:p>
          </table:table-cell>
          <table:table-cell table:style-name="ce8" office:value-type="float" office:value="1996.78005186069">
            <text:p>1996.780052</text:p>
          </table:table-cell>
          <table:table-cell table:formula="of:=[.D1166]+1" office:value-type="float" office:value="1160">
            <text:p>1160</text:p>
          </table:table-cell>
          <table:table-cell table:formula="of:=[.D1167]/[.$B$4]" office:value-type="percentage" office:value="0.922098569157393">
            <text:p>92,2%</text:p>
          </table:table-cell>
          <table:table-cell table:formula="of:=[.D1167]*[.$B$5]" office:value-type="float" office:value="2653517.76861536">
            <text:p>2653517,76861536</text:p>
          </table:table-cell>
          <table:table-cell table:formula="of:=[.F1167]/[.$B$3]" office:value-type="percentage" office:value="0.922098569157393">
            <text:p>92,2%</text:p>
          </table:table-cell>
          <table:table-cell table:formula="of:=[.H1166]+[.B1167]" office:value-type="float" office:value="2687674.260119">
            <text:p>2687674,260119</text:p>
          </table:table-cell>
          <table:table-cell table:formula="of:=[.H1167]/[.$B$3]" office:value-type="percentage" office:value="0.933967964687908">
            <text:p>93,4%</text:p>
          </table:table-cell>
          <table:table-cell table:number-columns-repeated="1015"/>
        </table:table-row>
        <table:table-row table:style-name="ro1">
          <table:table-cell table:style-name="ce4" office:value-type="float" office:value="1161">
            <text:p>1161</text:p>
          </table:table-cell>
          <table:table-cell table:style-name="ce8" office:value-type="float" office:value="1872.180054">
            <text:p>1872.180054</text:p>
          </table:table-cell>
          <table:table-cell table:style-name="ce8" office:value-type="float" office:value="1996.57066649936">
            <text:p>1996.570666</text:p>
          </table:table-cell>
          <table:table-cell table:formula="of:=[.D1167]+1" office:value-type="float" office:value="1161">
            <text:p>1161</text:p>
          </table:table-cell>
          <table:table-cell table:formula="of:=[.D1168]/[.$B$4]" office:value-type="percentage" office:value="0.922893481717011">
            <text:p>92,3%</text:p>
          </table:table-cell>
          <table:table-cell table:formula="of:=[.D1168]*[.$B$5]" office:value-type="float" office:value="2655805.28393313">
            <text:p>2655805,28393313</text:p>
          </table:table-cell>
          <table:table-cell table:formula="of:=[.F1168]/[.$B$3]" office:value-type="percentage" office:value="0.922893481717011">
            <text:p>92,3%</text:p>
          </table:table-cell>
          <table:table-cell table:formula="of:=[.H1167]+[.B1168]" office:value-type="float" office:value="2689546.440173">
            <text:p>2689546,440173</text:p>
          </table:table-cell>
          <table:table-cell table:formula="of:=[.H1168]/[.$B$3]" office:value-type="percentage" office:value="0.934618548064216">
            <text:p>93,5%</text:p>
          </table:table-cell>
          <table:table-cell table:number-columns-repeated="1015"/>
        </table:table-row>
        <table:table-row table:style-name="ro1">
          <table:table-cell table:style-name="ce4" office:value-type="float" office:value="1162">
            <text:p>1162</text:p>
          </table:table-cell>
          <table:table-cell table:style-name="ce8" office:value-type="float" office:value="1930.670044">
            <text:p>1930.670044</text:p>
          </table:table-cell>
          <table:table-cell table:style-name="ce8" office:value-type="float" office:value="1996.55641351592">
            <text:p>1996.556414</text:p>
          </table:table-cell>
          <table:table-cell table:formula="of:=[.D1168]+1" office:value-type="float" office:value="1162">
            <text:p>1162</text:p>
          </table:table-cell>
          <table:table-cell table:formula="of:=[.D1169]/[.$B$4]" office:value-type="percentage" office:value="0.923688394276629">
            <text:p>92,4%</text:p>
          </table:table-cell>
          <table:table-cell table:formula="of:=[.D1169]*[.$B$5]" office:value-type="float" office:value="2658092.7992509">
            <text:p>2658092,7992509</text:p>
          </table:table-cell>
          <table:table-cell table:formula="of:=[.F1169]/[.$B$3]" office:value-type="percentage" office:value="0.923688394276629">
            <text:p>92,4%</text:p>
          </table:table-cell>
          <table:table-cell table:formula="of:=[.H1168]+[.B1169]" office:value-type="float" office:value="2691477.110217">
            <text:p>2691477,110217</text:p>
          </table:table-cell>
          <table:table-cell table:formula="of:=[.H1169]/[.$B$3]" office:value-type="percentage" office:value="0.935289456737277">
            <text:p>93,5%</text:p>
          </table:table-cell>
          <table:table-cell table:number-columns-repeated="1015"/>
        </table:table-row>
        <table:table-row table:style-name="ro1">
          <table:table-cell table:style-name="ce4" office:value-type="float" office:value="1163">
            <text:p>1163</text:p>
          </table:table-cell>
          <table:table-cell table:style-name="ce8" office:value-type="float" office:value="1885.079956">
            <text:p>1885.079956</text:p>
          </table:table-cell>
          <table:table-cell table:style-name="ce8" office:value-type="float" office:value="1995.67662339274">
            <text:p>1995.676623</text:p>
          </table:table-cell>
          <table:table-cell table:formula="of:=[.D1169]+1" office:value-type="float" office:value="1163">
            <text:p>1163</text:p>
          </table:table-cell>
          <table:table-cell table:formula="of:=[.D1170]/[.$B$4]" office:value-type="percentage" office:value="0.924483306836248">
            <text:p>92,4%</text:p>
          </table:table-cell>
          <table:table-cell table:formula="of:=[.D1170]*[.$B$5]" office:value-type="float" office:value="2660380.31456867">
            <text:p>2660380,31456867</text:p>
          </table:table-cell>
          <table:table-cell table:formula="of:=[.F1170]/[.$B$3]" office:value-type="percentage" office:value="0.924483306836248">
            <text:p>92,4%</text:p>
          </table:table-cell>
          <table:table-cell table:formula="of:=[.H1169]+[.B1170]" office:value-type="float" office:value="2693362.190173">
            <text:p>2693362,190173</text:p>
          </table:table-cell>
          <table:table-cell table:formula="of:=[.H1170]/[.$B$3]" office:value-type="percentage" office:value="0.935944522835094">
            <text:p>93,6%</text:p>
          </table:table-cell>
          <table:table-cell table:number-columns-repeated="1015"/>
        </table:table-row>
        <table:table-row table:style-name="ro1">
          <table:table-cell table:style-name="ce4" office:value-type="float" office:value="1164">
            <text:p>1164</text:p>
          </table:table-cell>
          <table:table-cell table:style-name="ce8" office:value-type="float" office:value="1959.530029">
            <text:p>1959.530029</text:p>
          </table:table-cell>
          <table:table-cell table:style-name="ce8" office:value-type="float" office:value="1995.05373654662">
            <text:p>1995.053737</text:p>
          </table:table-cell>
          <table:table-cell table:formula="of:=[.D1170]+1" office:value-type="float" office:value="1164">
            <text:p>1164</text:p>
          </table:table-cell>
          <table:table-cell table:formula="of:=[.D1171]/[.$B$4]" office:value-type="percentage" office:value="0.925278219395866">
            <text:p>92,5%</text:p>
          </table:table-cell>
          <table:table-cell table:formula="of:=[.D1171]*[.$B$5]" office:value-type="float" office:value="2662667.82988645">
            <text:p>2662667,82988645</text:p>
          </table:table-cell>
          <table:table-cell table:formula="of:=[.F1171]/[.$B$3]" office:value-type="percentage" office:value="0.925278219395866">
            <text:p>92,5%</text:p>
          </table:table-cell>
          <table:table-cell table:formula="of:=[.H1170]+[.B1171]" office:value-type="float" office:value="2695321.720202">
            <text:p>2695321,720202</text:p>
          </table:table-cell>
          <table:table-cell table:formula="of:=[.H1171]/[.$B$3]" office:value-type="percentage" office:value="0.936625460365392">
            <text:p>93,7%</text:p>
          </table:table-cell>
          <table:table-cell table:number-columns-repeated="1015"/>
        </table:table-row>
        <table:table-row table:style-name="ro1">
          <table:table-cell table:style-name="ce4" office:value-type="float" office:value="1165">
            <text:p>1165</text:p>
          </table:table-cell>
          <table:table-cell table:style-name="ce8" office:value-type="float" office:value="1978.219971">
            <text:p>1978.219971</text:p>
          </table:table-cell>
          <table:table-cell table:style-name="ce8" office:value-type="float" office:value="1995.05136121191">
            <text:p>1995.051361</text:p>
          </table:table-cell>
          <table:table-cell table:formula="of:=[.D1171]+1" office:value-type="float" office:value="1165">
            <text:p>1165</text:p>
          </table:table-cell>
          <table:table-cell table:formula="of:=[.D1172]/[.$B$4]" office:value-type="percentage" office:value="0.926073131955485">
            <text:p>92,6%</text:p>
          </table:table-cell>
          <table:table-cell table:formula="of:=[.D1172]*[.$B$5]" office:value-type="float" office:value="2664955.34520422">
            <text:p>2664955,34520422</text:p>
          </table:table-cell>
          <table:table-cell table:formula="of:=[.F1172]/[.$B$3]" office:value-type="percentage" office:value="0.926073131955485">
            <text:p>92,6%</text:p>
          </table:table-cell>
          <table:table-cell table:formula="of:=[.H1171]+[.B1172]" office:value-type="float" office:value="2697299.940173">
            <text:p>2697299,940173</text:p>
          </table:table-cell>
          <table:table-cell table:formula="of:=[.H1172]/[.$B$3]" office:value-type="percentage" office:value="0.937312892658596">
            <text:p>93,7%</text:p>
          </table:table-cell>
          <table:table-cell table:number-columns-repeated="1015"/>
        </table:table-row>
        <table:table-row table:style-name="ro1">
          <table:table-cell table:style-name="ce4" office:value-type="float" office:value="1166">
            <text:p>1166</text:p>
          </table:table-cell>
          <table:table-cell table:style-name="ce8" office:value-type="float" office:value="1878.47998">
            <text:p>1878.479980</text:p>
          </table:table-cell>
          <table:table-cell table:style-name="ce8" office:value-type="float" office:value="1995.01476885269">
            <text:p>1995.014769</text:p>
          </table:table-cell>
          <table:table-cell table:formula="of:=[.D1172]+1" office:value-type="float" office:value="1166">
            <text:p>1166</text:p>
          </table:table-cell>
          <table:table-cell table:formula="of:=[.D1173]/[.$B$4]" office:value-type="percentage" office:value="0.926868044515103">
            <text:p>92,7%</text:p>
          </table:table-cell>
          <table:table-cell table:formula="of:=[.D1173]*[.$B$5]" office:value-type="float" office:value="2667242.86052199">
            <text:p>2667242,86052199</text:p>
          </table:table-cell>
          <table:table-cell table:formula="of:=[.F1173]/[.$B$3]" office:value-type="percentage" office:value="0.926868044515103">
            <text:p>92,7%</text:p>
          </table:table-cell>
          <table:table-cell table:formula="of:=[.H1172]+[.B1173]" office:value-type="float" office:value="2699178.420153">
            <text:p>2699178,420153</text:p>
          </table:table-cell>
          <table:table-cell table:formula="of:=[.H1173]/[.$B$3]" office:value-type="percentage" office:value="0.937965665261907">
            <text:p>93,8%</text:p>
          </table:table-cell>
          <table:table-cell table:number-columns-repeated="1015"/>
        </table:table-row>
        <table:table-row table:style-name="ro1">
          <table:table-cell table:style-name="ce4" office:value-type="float" office:value="1167">
            <text:p>1167</text:p>
          </table:table-cell>
          <table:table-cell table:style-name="ce8" office:value-type="float" office:value="1877.859985">
            <text:p>1877.859985</text:p>
          </table:table-cell>
          <table:table-cell table:style-name="ce8" office:value-type="float" office:value="1994.91859338199">
            <text:p>1994.918593</text:p>
          </table:table-cell>
          <table:table-cell table:formula="of:=[.D1173]+1" office:value-type="float" office:value="1167">
            <text:p>1167</text:p>
          </table:table-cell>
          <table:table-cell table:formula="of:=[.D1174]/[.$B$4]" office:value-type="percentage" office:value="0.927662957074722">
            <text:p>92,8%</text:p>
          </table:table-cell>
          <table:table-cell table:formula="of:=[.D1174]*[.$B$5]" office:value-type="float" office:value="2669530.37583976">
            <text:p>2669530,37583976</text:p>
          </table:table-cell>
          <table:table-cell table:formula="of:=[.F1174]/[.$B$3]" office:value-type="percentage" office:value="0.927662957074722">
            <text:p>92,8%</text:p>
          </table:table-cell>
          <table:table-cell table:formula="of:=[.H1173]+[.B1174]" office:value-type="float" office:value="2701056.280138">
            <text:p>2701056,280138</text:p>
          </table:table-cell>
          <table:table-cell table:formula="of:=[.H1174]/[.$B$3]" office:value-type="percentage" office:value="0.938618222416687">
            <text:p>93,9%</text:p>
          </table:table-cell>
          <table:table-cell table:number-columns-repeated="1015"/>
        </table:table-row>
        <table:table-row table:style-name="ro1">
          <table:table-cell table:style-name="ce4" office:value-type="float" office:value="1168">
            <text:p>1168</text:p>
          </table:table-cell>
          <table:table-cell table:style-name="ce8" office:value-type="float" office:value="1878.329956">
            <text:p>1878.329956</text:p>
          </table:table-cell>
          <table:table-cell table:style-name="ce8" office:value-type="float" office:value="1994.02523951602">
            <text:p>1994.025240</text:p>
          </table:table-cell>
          <table:table-cell table:formula="of:=[.D1174]+1" office:value-type="float" office:value="1168">
            <text:p>1168</text:p>
          </table:table-cell>
          <table:table-cell table:formula="of:=[.D1175]/[.$B$4]" office:value-type="percentage" office:value="0.92845786963434">
            <text:p>92,8%</text:p>
          </table:table-cell>
          <table:table-cell table:formula="of:=[.D1175]*[.$B$5]" office:value-type="float" office:value="2671817.89115753">
            <text:p>2671817,89115753</text:p>
          </table:table-cell>
          <table:table-cell table:formula="of:=[.F1175]/[.$B$3]" office:value-type="percentage" office:value="0.92845786963434">
            <text:p>92,8%</text:p>
          </table:table-cell>
          <table:table-cell table:formula="of:=[.H1174]+[.B1175]" office:value-type="float" office:value="2702934.610094">
            <text:p>2702934,610094</text:p>
          </table:table-cell>
          <table:table-cell table:formula="of:=[.H1175]/[.$B$3]" office:value-type="percentage" office:value="0.939270942886592">
            <text:p>93,9%</text:p>
          </table:table-cell>
          <table:table-cell table:number-columns-repeated="1015"/>
        </table:table-row>
        <table:table-row table:style-name="ro1">
          <table:table-cell table:style-name="ce4" office:value-type="float" office:value="1169">
            <text:p>1169</text:p>
          </table:table-cell>
          <table:table-cell table:style-name="ce8" office:value-type="float" office:value="1872.829956">
            <text:p>1872.829956</text:p>
          </table:table-cell>
          <table:table-cell table:style-name="ce8" office:value-type="float" office:value="1993.72505044225">
            <text:p>1993.725050</text:p>
          </table:table-cell>
          <table:table-cell table:formula="of:=[.D1175]+1" office:value-type="float" office:value="1169">
            <text:p>1169</text:p>
          </table:table-cell>
          <table:table-cell table:formula="of:=[.D1176]/[.$B$4]" office:value-type="percentage" office:value="0.929252782193959">
            <text:p>92,9%</text:p>
          </table:table-cell>
          <table:table-cell table:formula="of:=[.D1176]*[.$B$5]" office:value-type="float" office:value="2674105.40647531">
            <text:p>2674105,40647531</text:p>
          </table:table-cell>
          <table:table-cell table:formula="of:=[.F1176]/[.$B$3]" office:value-type="percentage" office:value="0.929252782193959">
            <text:p>92,9%</text:p>
          </table:table-cell>
          <table:table-cell table:formula="of:=[.H1175]+[.B1176]" office:value-type="float" office:value="2704807.44005">
            <text:p>2704807,44005</text:p>
          </table:table-cell>
          <table:table-cell table:formula="of:=[.H1176]/[.$B$3]" office:value-type="percentage" office:value="0.939921752104125">
            <text:p>94,0%</text:p>
          </table:table-cell>
          <table:table-cell table:number-columns-repeated="1015"/>
        </table:table-row>
        <table:table-row table:style-name="ro1">
          <table:table-cell table:style-name="ce4" office:value-type="float" office:value="1170">
            <text:p>1170</text:p>
          </table:table-cell>
          <table:table-cell table:style-name="ce8" office:value-type="float" office:value="1964.579956">
            <text:p>1964.579956</text:p>
          </table:table-cell>
          <table:table-cell table:style-name="ce8" office:value-type="float" office:value="1993.4090563602">
            <text:p>1993.409056</text:p>
          </table:table-cell>
          <table:table-cell table:formula="of:=[.D1176]+1" office:value-type="float" office:value="1170">
            <text:p>1170</text:p>
          </table:table-cell>
          <table:table-cell table:formula="of:=[.D1177]/[.$B$4]" office:value-type="percentage" office:value="0.930047694753577">
            <text:p>93,0%</text:p>
          </table:table-cell>
          <table:table-cell table:formula="of:=[.D1177]*[.$B$5]" office:value-type="float" office:value="2676392.92179308">
            <text:p>2676392,92179308</text:p>
          </table:table-cell>
          <table:table-cell table:formula="of:=[.F1177]/[.$B$3]" office:value-type="percentage" office:value="0.930047694753577">
            <text:p>93,0%</text:p>
          </table:table-cell>
          <table:table-cell table:formula="of:=[.H1176]+[.B1177]" office:value-type="float" office:value="2706772.020006">
            <text:p>2706772,020006</text:p>
          </table:table-cell>
          <table:table-cell table:formula="of:=[.H1177]/[.$B$3]" office:value-type="percentage" office:value="0.940604444486234">
            <text:p>94,1%</text:p>
          </table:table-cell>
          <table:table-cell table:number-columns-repeated="1015"/>
        </table:table-row>
        <table:table-row table:style-name="ro1">
          <table:table-cell table:style-name="ce4" office:value-type="float" office:value="1171">
            <text:p>1171</text:p>
          </table:table-cell>
          <table:table-cell table:style-name="ce8" office:value-type="float" office:value="1909.569946">
            <text:p>1909.569946</text:p>
          </table:table-cell>
          <table:table-cell table:style-name="ce8" office:value-type="float" office:value="1993.13133382497">
            <text:p>1993.131334</text:p>
          </table:table-cell>
          <table:table-cell table:formula="of:=[.D1177]+1" office:value-type="float" office:value="1171">
            <text:p>1171</text:p>
          </table:table-cell>
          <table:table-cell table:formula="of:=[.D1178]/[.$B$4]" office:value-type="percentage" office:value="0.930842607313195">
            <text:p>93,1%</text:p>
          </table:table-cell>
          <table:table-cell table:formula="of:=[.D1178]*[.$B$5]" office:value-type="float" office:value="2678680.43711085">
            <text:p>2678680,43711085</text:p>
          </table:table-cell>
          <table:table-cell table:formula="of:=[.F1178]/[.$B$3]" office:value-type="percentage" office:value="0.930842607313195">
            <text:p>93,1%</text:p>
          </table:table-cell>
          <table:table-cell table:formula="of:=[.H1177]+[.B1178]" office:value-type="float" office:value="2708681.589952">
            <text:p>2708681,589952</text:p>
          </table:table-cell>
          <table:table-cell table:formula="of:=[.H1178]/[.$B$3]" office:value-type="percentage" office:value="0.941268020866139">
            <text:p>94,1%</text:p>
          </table:table-cell>
          <table:table-cell table:number-columns-repeated="1015"/>
        </table:table-row>
        <table:table-row table:style-name="ro1">
          <table:table-cell table:style-name="ce4" office:value-type="float" office:value="1172">
            <text:p>1172</text:p>
          </table:table-cell>
          <table:table-cell table:style-name="ce8" office:value-type="float" office:value="1997.449951">
            <text:p>1997.449951</text:p>
          </table:table-cell>
          <table:table-cell table:style-name="ce8" office:value-type="float" office:value="1993.07857811538">
            <text:p>1993.078578</text:p>
          </table:table-cell>
          <table:table-cell table:formula="of:=[.D1178]+1" office:value-type="float" office:value="1172">
            <text:p>1172</text:p>
          </table:table-cell>
          <table:table-cell table:formula="of:=[.D1179]/[.$B$4]" office:value-type="percentage" office:value="0.931637519872814">
            <text:p>93,2%</text:p>
          </table:table-cell>
          <table:table-cell table:formula="of:=[.D1179]*[.$B$5]" office:value-type="float" office:value="2680967.95242862">
            <text:p>2680967,95242862</text:p>
          </table:table-cell>
          <table:table-cell table:formula="of:=[.F1179]/[.$B$3]" office:value-type="percentage" office:value="0.931637519872814">
            <text:p>93,2%</text:p>
          </table:table-cell>
          <table:table-cell table:formula="of:=[.H1178]+[.B1179]" office:value-type="float" office:value="2710679.039903">
            <text:p>2710679,039903</text:p>
          </table:table-cell>
          <table:table-cell table:formula="of:=[.H1179]/[.$B$3]" office:value-type="percentage" office:value="0.941962135585688">
            <text:p>94,2%</text:p>
          </table:table-cell>
          <table:table-cell table:number-columns-repeated="1015"/>
        </table:table-row>
        <table:table-row table:style-name="ro1">
          <table:table-cell table:style-name="ce4" office:value-type="float" office:value="1173">
            <text:p>1173</text:p>
          </table:table-cell>
          <table:table-cell table:style-name="ce8" office:value-type="float" office:value="1988.439941">
            <text:p>1988.439941</text:p>
          </table:table-cell>
          <table:table-cell table:style-name="ce8" office:value-type="float" office:value="1993.00022541729">
            <text:p>1993.000225</text:p>
          </table:table-cell>
          <table:table-cell table:formula="of:=[.D1179]+1" office:value-type="float" office:value="1173">
            <text:p>1173</text:p>
          </table:table-cell>
          <table:table-cell table:formula="of:=[.D1180]/[.$B$4]" office:value-type="percentage" office:value="0.932432432432432">
            <text:p>93,2%</text:p>
          </table:table-cell>
          <table:table-cell table:formula="of:=[.D1180]*[.$B$5]" office:value-type="float" office:value="2683255.46774639">
            <text:p>2683255,46774639</text:p>
          </table:table-cell>
          <table:table-cell table:formula="of:=[.F1180]/[.$B$3]" office:value-type="percentage" office:value="0.932432432432432">
            <text:p>93,2%</text:p>
          </table:table-cell>
          <table:table-cell table:formula="of:=[.H1179]+[.B1180]" office:value-type="float" office:value="2712667.479844">
            <text:p>2712667,479844</text:p>
          </table:table-cell>
          <table:table-cell table:formula="of:=[.H1180]/[.$B$3]" office:value-type="percentage" office:value="0.942653119322876">
            <text:p>94,3%</text:p>
          </table:table-cell>
          <table:table-cell table:number-columns-repeated="1015"/>
        </table:table-row>
        <table:table-row table:style-name="ro1">
          <table:table-cell table:style-name="ce4" office:value-type="float" office:value="1174">
            <text:p>1174</text:p>
          </table:table-cell>
          <table:table-cell table:style-name="ce8" office:value-type="float" office:value="1875.630005">
            <text:p>1875.630005</text:p>
          </table:table-cell>
          <table:table-cell table:style-name="ce8" office:value-type="float" office:value="1992.87864347618">
            <text:p>1992.878643</text:p>
          </table:table-cell>
          <table:table-cell table:formula="of:=[.D1180]+1" office:value-type="float" office:value="1174">
            <text:p>1174</text:p>
          </table:table-cell>
          <table:table-cell table:formula="of:=[.D1181]/[.$B$4]" office:value-type="percentage" office:value="0.933227344992051">
            <text:p>93,3%</text:p>
          </table:table-cell>
          <table:table-cell table:formula="of:=[.D1181]*[.$B$5]" office:value-type="float" office:value="2685542.98306417">
            <text:p>2685542,98306417</text:p>
          </table:table-cell>
          <table:table-cell table:formula="of:=[.F1181]/[.$B$3]" office:value-type="percentage" office:value="0.933227344992051">
            <text:p>93,3%</text:p>
          </table:table-cell>
          <table:table-cell table:formula="of:=[.H1180]+[.B1181]" office:value-type="float" office:value="2714543.109849">
            <text:p>2714543,109849</text:p>
          </table:table-cell>
          <table:table-cell table:formula="of:=[.H1181]/[.$B$3]" office:value-type="percentage" office:value="0.943304901558644">
            <text:p>94,3%</text:p>
          </table:table-cell>
          <table:table-cell table:number-columns-repeated="1015"/>
        </table:table-row>
        <table:table-row table:style-name="ro1">
          <table:table-cell table:style-name="ce4" office:value-type="float" office:value="1175">
            <text:p>1175</text:p>
          </table:table-cell>
          <table:table-cell table:style-name="ce8" office:value-type="float" office:value="1931.589966">
            <text:p>1931.589966</text:p>
          </table:table-cell>
          <table:table-cell table:style-name="ce8" office:value-type="float" office:value="1992.47058624237">
            <text:p>1992.470586</text:p>
          </table:table-cell>
          <table:table-cell table:formula="of:=[.D1181]+1" office:value-type="float" office:value="1175">
            <text:p>1175</text:p>
          </table:table-cell>
          <table:table-cell table:formula="of:=[.D1182]/[.$B$4]" office:value-type="percentage" office:value="0.934022257551669">
            <text:p>93,4%</text:p>
          </table:table-cell>
          <table:table-cell table:formula="of:=[.D1182]*[.$B$5]" office:value-type="float" office:value="2687830.49838194">
            <text:p>2687830,49838194</text:p>
          </table:table-cell>
          <table:table-cell table:formula="of:=[.F1182]/[.$B$3]" office:value-type="percentage" office:value="0.934022257551669">
            <text:p>93,4%</text:p>
          </table:table-cell>
          <table:table-cell table:formula="of:=[.H1181]+[.B1182]" office:value-type="float" office:value="2716474.699815">
            <text:p>2716474,699815</text:p>
          </table:table-cell>
          <table:table-cell table:formula="of:=[.H1182]/[.$B$3]" office:value-type="percentage" office:value="0.943976129904998">
            <text:p>94,4%</text:p>
          </table:table-cell>
          <table:table-cell table:number-columns-repeated="1015"/>
        </table:table-row>
        <table:table-row table:style-name="ro1">
          <table:table-cell table:style-name="ce4" office:value-type="float" office:value="1176">
            <text:p>1176</text:p>
          </table:table-cell>
          <table:table-cell table:style-name="ce8" office:value-type="float" office:value="1970.069946">
            <text:p>1970.069946</text:p>
          </table:table-cell>
          <table:table-cell table:style-name="ce8" office:value-type="float" office:value="1992.10839557853">
            <text:p>1992.108396</text:p>
          </table:table-cell>
          <table:table-cell table:formula="of:=[.D1182]+1" office:value-type="float" office:value="1176">
            <text:p>1176</text:p>
          </table:table-cell>
          <table:table-cell table:formula="of:=[.D1183]/[.$B$4]" office:value-type="percentage" office:value="0.934817170111288">
            <text:p>93,5%</text:p>
          </table:table-cell>
          <table:table-cell table:formula="of:=[.D1183]*[.$B$5]" office:value-type="float" office:value="2690118.01369971">
            <text:p>2690118,01369971</text:p>
          </table:table-cell>
          <table:table-cell table:formula="of:=[.F1183]/[.$B$3]" office:value-type="percentage" office:value="0.934817170111288">
            <text:p>93,5%</text:p>
          </table:table-cell>
          <table:table-cell table:formula="of:=[.H1182]+[.B1183]" office:value-type="float" office:value="2718444.769761">
            <text:p>2718444,769761</text:p>
          </table:table-cell>
          <table:table-cell table:formula="of:=[.H1183]/[.$B$3]" office:value-type="percentage" office:value="0.944660730060999">
            <text:p>94,5%</text:p>
          </table:table-cell>
          <table:table-cell table:number-columns-repeated="1015"/>
        </table:table-row>
        <table:table-row table:style-name="ro1">
          <table:table-cell table:style-name="ce4" office:value-type="float" office:value="1177">
            <text:p>1177</text:p>
          </table:table-cell>
          <table:table-cell table:style-name="ce8" office:value-type="float" office:value="1815.689941">
            <text:p>1815.689941</text:p>
          </table:table-cell>
          <table:table-cell table:style-name="ce8" office:value-type="float" office:value="1991.14556448234">
            <text:p>1991.145564</text:p>
          </table:table-cell>
          <table:table-cell table:formula="of:=[.D1183]+1" office:value-type="float" office:value="1177">
            <text:p>1177</text:p>
          </table:table-cell>
          <table:table-cell table:formula="of:=[.D1184]/[.$B$4]" office:value-type="percentage" office:value="0.935612082670906">
            <text:p>93,6%</text:p>
          </table:table-cell>
          <table:table-cell table:formula="of:=[.D1184]*[.$B$5]" office:value-type="float" office:value="2692405.52901748">
            <text:p>2692405,52901748</text:p>
          </table:table-cell>
          <table:table-cell table:formula="of:=[.F1184]/[.$B$3]" office:value-type="percentage" office:value="0.935612082670906">
            <text:p>93,6%</text:p>
          </table:table-cell>
          <table:table-cell table:formula="of:=[.H1183]+[.B1184]" office:value-type="float" office:value="2720260.459702">
            <text:p>2720260,459702</text:p>
          </table:table-cell>
          <table:table-cell table:formula="of:=[.H1184]/[.$B$3]" office:value-type="percentage" office:value="0.945291683098673">
            <text:p>94,5%</text:p>
          </table:table-cell>
          <table:table-cell table:number-columns-repeated="1015"/>
        </table:table-row>
        <table:table-row table:style-name="ro1">
          <table:table-cell table:style-name="ce4" office:value-type="float" office:value="1178">
            <text:p>1178</text:p>
          </table:table-cell>
          <table:table-cell table:style-name="ce8" office:value-type="float" office:value="2007.709961">
            <text:p>2007.709961</text:p>
          </table:table-cell>
          <table:table-cell table:style-name="ce8" office:value-type="float" office:value="1991.01933375865">
            <text:p>1991.019334</text:p>
          </table:table-cell>
          <table:table-cell table:formula="of:=[.D1184]+1" office:value-type="float" office:value="1178">
            <text:p>1178</text:p>
          </table:table-cell>
          <table:table-cell table:formula="of:=[.D1185]/[.$B$4]" office:value-type="percentage" office:value="0.936406995230525">
            <text:p>93,6%</text:p>
          </table:table-cell>
          <table:table-cell table:formula="of:=[.D1185]*[.$B$5]" office:value-type="float" office:value="2694693.04433525">
            <text:p>2694693,04433525</text:p>
          </table:table-cell>
          <table:table-cell table:formula="of:=[.F1185]/[.$B$3]" office:value-type="percentage" office:value="0.936406995230525">
            <text:p>93,6%</text:p>
          </table:table-cell>
          <table:table-cell table:formula="of:=[.H1184]+[.B1185]" office:value-type="float" office:value="2722268.169663">
            <text:p>2722268,169663</text:p>
          </table:table-cell>
          <table:table-cell table:formula="of:=[.H1185]/[.$B$3]" office:value-type="percentage" office:value="0.945989363176123">
            <text:p>94,6%</text:p>
          </table:table-cell>
          <table:table-cell table:number-columns-repeated="1015"/>
        </table:table-row>
        <table:table-row table:style-name="ro1">
          <table:table-cell table:style-name="ce4" office:value-type="float" office:value="1179">
            <text:p>1179</text:p>
          </table:table-cell>
          <table:table-cell table:style-name="ce8" office:value-type="float" office:value="1863.400024">
            <text:p>1863.400024</text:p>
          </table:table-cell>
          <table:table-cell table:style-name="ce8" office:value-type="float" office:value="1989.57098896661">
            <text:p>1989.570989</text:p>
          </table:table-cell>
          <table:table-cell table:formula="of:=[.D1185]+1" office:value-type="float" office:value="1179">
            <text:p>1179</text:p>
          </table:table-cell>
          <table:table-cell table:formula="of:=[.D1186]/[.$B$4]" office:value-type="percentage" office:value="0.937201907790143">
            <text:p>93,7%</text:p>
          </table:table-cell>
          <table:table-cell table:formula="of:=[.D1186]*[.$B$5]" office:value-type="float" office:value="2696980.55965302">
            <text:p>2696980,55965302</text:p>
          </table:table-cell>
          <table:table-cell table:formula="of:=[.F1186]/[.$B$3]" office:value-type="percentage" office:value="0.937201907790143">
            <text:p>93,7%</text:p>
          </table:table-cell>
          <table:table-cell table:formula="of:=[.H1185]+[.B1186]" office:value-type="float" office:value="2724131.569687">
            <text:p>2724131,569687</text:p>
          </table:table-cell>
          <table:table-cell table:formula="of:=[.H1186]/[.$B$3]" office:value-type="percentage" office:value="0.946636895488218">
            <text:p>94,7%</text:p>
          </table:table-cell>
          <table:table-cell table:number-columns-repeated="1015"/>
        </table:table-row>
        <table:table-row table:style-name="ro1">
          <table:table-cell table:style-name="ce4" office:value-type="float" office:value="1180">
            <text:p>1180</text:p>
          </table:table-cell>
          <table:table-cell table:style-name="ce8" office:value-type="float" office:value="1867.609985">
            <text:p>1867.609985</text:p>
          </table:table-cell>
          <table:table-cell table:style-name="ce8" office:value-type="float" office:value="1989.0449789224">
            <text:p>1989.044979</text:p>
          </table:table-cell>
          <table:table-cell table:formula="of:=[.D1186]+1" office:value-type="float" office:value="1180">
            <text:p>1180</text:p>
          </table:table-cell>
          <table:table-cell table:formula="of:=[.D1187]/[.$B$4]" office:value-type="percentage" office:value="0.937996820349762">
            <text:p>93,8%</text:p>
          </table:table-cell>
          <table:table-cell table:formula="of:=[.D1187]*[.$B$5]" office:value-type="float" office:value="2699268.0749708">
            <text:p>2699268,0749708</text:p>
          </table:table-cell>
          <table:table-cell table:formula="of:=[.F1187]/[.$B$3]" office:value-type="percentage" office:value="0.937996820349762">
            <text:p>93,8%</text:p>
          </table:table-cell>
          <table:table-cell table:formula="of:=[.H1186]+[.B1187]" office:value-type="float" office:value="2725999.179672">
            <text:p>2725999,179672</text:p>
          </table:table-cell>
          <table:table-cell table:formula="of:=[.H1187]/[.$B$3]" office:value-type="percentage" office:value="0.947285890763577">
            <text:p>94,7%</text:p>
          </table:table-cell>
          <table:table-cell table:number-columns-repeated="1015"/>
        </table:table-row>
        <table:table-row table:style-name="ro1">
          <table:table-cell table:style-name="ce4" office:value-type="float" office:value="1181">
            <text:p>1181</text:p>
          </table:table-cell>
          <table:table-cell table:style-name="ce8" office:value-type="float" office:value="1911.910034">
            <text:p>1911.910034</text:p>
          </table:table-cell>
          <table:table-cell table:style-name="ce8" office:value-type="float" office:value="1987.76668278588">
            <text:p>1987.766683</text:p>
          </table:table-cell>
          <table:table-cell table:formula="of:=[.D1187]+1" office:value-type="float" office:value="1181">
            <text:p>1181</text:p>
          </table:table-cell>
          <table:table-cell table:formula="of:=[.D1188]/[.$B$4]" office:value-type="percentage" office:value="0.93879173290938">
            <text:p>93,9%</text:p>
          </table:table-cell>
          <table:table-cell table:formula="of:=[.D1188]*[.$B$5]" office:value-type="float" office:value="2701555.59028857">
            <text:p>2701555,59028857</text:p>
          </table:table-cell>
          <table:table-cell table:formula="of:=[.F1188]/[.$B$3]" office:value-type="percentage" office:value="0.93879173290938">
            <text:p>93,9%</text:p>
          </table:table-cell>
          <table:table-cell table:formula="of:=[.H1187]+[.B1188]" office:value-type="float" office:value="2727911.089706">
            <text:p>2727911,089706</text:p>
          </table:table-cell>
          <table:table-cell table:formula="of:=[.H1188]/[.$B$3]" office:value-type="percentage" office:value="0.947950280325072">
            <text:p>94,8%</text:p>
          </table:table-cell>
          <table:table-cell table:number-columns-repeated="1015"/>
        </table:table-row>
        <table:table-row table:style-name="ro1">
          <table:table-cell table:style-name="ce4" office:value-type="float" office:value="1182">
            <text:p>1182</text:p>
          </table:table-cell>
          <table:table-cell table:style-name="ce8" office:value-type="float" office:value="1978.339966">
            <text:p>1978.339966</text:p>
          </table:table-cell>
          <table:table-cell table:style-name="ce8" office:value-type="float" office:value="1987.47276988531">
            <text:p>1987.472770</text:p>
          </table:table-cell>
          <table:table-cell table:formula="of:=[.D1188]+1" office:value-type="float" office:value="1182">
            <text:p>1182</text:p>
          </table:table-cell>
          <table:table-cell table:formula="of:=[.D1189]/[.$B$4]" office:value-type="percentage" office:value="0.939586645468998">
            <text:p>94,0%</text:p>
          </table:table-cell>
          <table:table-cell table:formula="of:=[.D1189]*[.$B$5]" office:value-type="float" office:value="2703843.10560634">
            <text:p>2703843,10560634</text:p>
          </table:table-cell>
          <table:table-cell table:formula="of:=[.F1189]/[.$B$3]" office:value-type="percentage" office:value="0.939586645468998">
            <text:p>94,0%</text:p>
          </table:table-cell>
          <table:table-cell table:formula="of:=[.H1188]+[.B1189]" office:value-type="float" office:value="2729889.429672">
            <text:p>2729889,429672</text:p>
          </table:table-cell>
          <table:table-cell table:formula="of:=[.H1189]/[.$B$3]" office:value-type="percentage" office:value="0.948637754316591">
            <text:p>94,9%</text:p>
          </table:table-cell>
          <table:table-cell table:number-columns-repeated="1015"/>
        </table:table-row>
        <table:table-row table:style-name="ro1">
          <table:table-cell table:style-name="ce4" office:value-type="float" office:value="1183">
            <text:p>1183</text:p>
          </table:table-cell>
          <table:table-cell table:style-name="ce8" office:value-type="float" office:value="2039.819946">
            <text:p>2039.819946</text:p>
          </table:table-cell>
          <table:table-cell table:style-name="ce8" office:value-type="float" office:value="1986.49417885177">
            <text:p>1986.494179</text:p>
          </table:table-cell>
          <table:table-cell table:formula="of:=[.D1189]+1" office:value-type="float" office:value="1183">
            <text:p>1183</text:p>
          </table:table-cell>
          <table:table-cell table:formula="of:=[.D1190]/[.$B$4]" office:value-type="percentage" office:value="0.940381558028617">
            <text:p>94,0%</text:p>
          </table:table-cell>
          <table:table-cell table:formula="of:=[.D1190]*[.$B$5]" office:value-type="float" office:value="2706130.62092411">
            <text:p>2706130,62092411</text:p>
          </table:table-cell>
          <table:table-cell table:formula="of:=[.F1190]/[.$B$3]" office:value-type="percentage" office:value="0.940381558028617">
            <text:p>94,0%</text:p>
          </table:table-cell>
          <table:table-cell table:formula="of:=[.H1189]+[.B1190]" office:value-type="float" office:value="2731929.249618">
            <text:p>2731929,249618</text:p>
          </table:table-cell>
          <table:table-cell table:formula="of:=[.H1190]/[.$B$3]" office:value-type="percentage" office:value="0.949346592627678">
            <text:p>94,9%</text:p>
          </table:table-cell>
          <table:table-cell table:number-columns-repeated="1015"/>
        </table:table-row>
        <table:table-row table:style-name="ro1">
          <table:table-cell table:style-name="ce4" office:value-type="float" office:value="1184">
            <text:p>1184</text:p>
          </table:table-cell>
          <table:table-cell table:style-name="ce8" office:value-type="float" office:value="1995.689941">
            <text:p>1995.689941</text:p>
          </table:table-cell>
          <table:table-cell table:style-name="ce8" office:value-type="float" office:value="1986.33308014672">
            <text:p>1986.333080</text:p>
          </table:table-cell>
          <table:table-cell table:formula="of:=[.D1190]+1" office:value-type="float" office:value="1184">
            <text:p>1184</text:p>
          </table:table-cell>
          <table:table-cell table:formula="of:=[.D1191]/[.$B$4]" office:value-type="percentage" office:value="0.941176470588235">
            <text:p>94,1%</text:p>
          </table:table-cell>
          <table:table-cell table:formula="of:=[.D1191]*[.$B$5]" office:value-type="float" office:value="2708418.13624188">
            <text:p>2708418,13624188</text:p>
          </table:table-cell>
          <table:table-cell table:formula="of:=[.F1191]/[.$B$3]" office:value-type="percentage" office:value="0.941176470588235">
            <text:p>94,1%</text:p>
          </table:table-cell>
          <table:table-cell table:formula="of:=[.H1190]+[.B1191]" office:value-type="float" office:value="2733924.939559">
            <text:p>2733924,939559</text:p>
          </table:table-cell>
          <table:table-cell table:formula="of:=[.H1191]/[.$B$3]" office:value-type="percentage" office:value="0.950040095742993">
            <text:p>95,0%</text:p>
          </table:table-cell>
          <table:table-cell table:number-columns-repeated="1015"/>
        </table:table-row>
        <table:table-row table:style-name="ro1">
          <table:table-cell table:style-name="ce4" office:value-type="float" office:value="1185">
            <text:p>1185</text:p>
          </table:table-cell>
          <table:table-cell table:style-name="ce8" office:value-type="float" office:value="1857.619995">
            <text:p>1857.619995</text:p>
          </table:table-cell>
          <table:table-cell table:style-name="ce8" office:value-type="float" office:value="1986.14803240208">
            <text:p>1986.148032</text:p>
          </table:table-cell>
          <table:table-cell table:formula="of:=[.D1191]+1" office:value-type="float" office:value="1185">
            <text:p>1185</text:p>
          </table:table-cell>
          <table:table-cell table:formula="of:=[.D1192]/[.$B$4]" office:value-type="percentage" office:value="0.941971383147854">
            <text:p>94,2%</text:p>
          </table:table-cell>
          <table:table-cell table:formula="of:=[.D1192]*[.$B$5]" office:value-type="float" office:value="2710705.65155966">
            <text:p>2710705,65155966</text:p>
          </table:table-cell>
          <table:table-cell table:formula="of:=[.F1192]/[.$B$3]" office:value-type="percentage" office:value="0.941971383147854">
            <text:p>94,2%</text:p>
          </table:table-cell>
          <table:table-cell table:formula="of:=[.H1191]+[.B1192]" office:value-type="float" office:value="2735782.559554">
            <text:p>2735782,559554</text:p>
          </table:table-cell>
          <table:table-cell table:formula="of:=[.H1192]/[.$B$3]" office:value-type="percentage" office:value="0.950685619492518">
            <text:p>95,1%</text:p>
          </table:table-cell>
          <table:table-cell table:number-columns-repeated="1015"/>
        </table:table-row>
        <table:table-row table:style-name="ro1">
          <table:table-cell table:style-name="ce4" office:value-type="float" office:value="1186">
            <text:p>1186</text:p>
          </table:table-cell>
          <table:table-cell table:style-name="ce8" office:value-type="float" office:value="1900.530029">
            <text:p>1900.530029</text:p>
          </table:table-cell>
          <table:table-cell table:style-name="ce8" office:value-type="float" office:value="1985.62036748546">
            <text:p>1985.620367</text:p>
          </table:table-cell>
          <table:table-cell table:formula="of:=[.D1192]+1" office:value-type="float" office:value="1186">
            <text:p>1186</text:p>
          </table:table-cell>
          <table:table-cell table:formula="of:=[.D1193]/[.$B$4]" office:value-type="percentage" office:value="0.942766295707472">
            <text:p>94,3%</text:p>
          </table:table-cell>
          <table:table-cell table:formula="of:=[.D1193]*[.$B$5]" office:value-type="float" office:value="2712993.16687743">
            <text:p>2712993,16687743</text:p>
          </table:table-cell>
          <table:table-cell table:formula="of:=[.F1193]/[.$B$3]" office:value-type="percentage" office:value="0.942766295707472">
            <text:p>94,3%</text:p>
          </table:table-cell>
          <table:table-cell table:formula="of:=[.H1192]+[.B1193]" office:value-type="float" office:value="2737683.089583">
            <text:p>2737683,089583</text:p>
          </table:table-cell>
          <table:table-cell table:formula="of:=[.H1193]/[.$B$3]" office:value-type="percentage" office:value="0.951346054497366">
            <text:p>95,1%</text:p>
          </table:table-cell>
          <table:table-cell table:number-columns-repeated="1015"/>
        </table:table-row>
        <table:table-row table:style-name="ro1">
          <table:table-cell table:style-name="ce4" office:value-type="float" office:value="1187">
            <text:p>1187</text:p>
          </table:table-cell>
          <table:table-cell table:style-name="ce8" office:value-type="float" office:value="1872.339966">
            <text:p>1872.339966</text:p>
          </table:table-cell>
          <table:table-cell table:style-name="ce8" office:value-type="float" office:value="1985.6006790207">
            <text:p>1985.600679</text:p>
          </table:table-cell>
          <table:table-cell table:formula="of:=[.D1193]+1" office:value-type="float" office:value="1187">
            <text:p>1187</text:p>
          </table:table-cell>
          <table:table-cell table:formula="of:=[.D1194]/[.$B$4]" office:value-type="percentage" office:value="0.943561208267091">
            <text:p>94,4%</text:p>
          </table:table-cell>
          <table:table-cell table:formula="of:=[.D1194]*[.$B$5]" office:value-type="float" office:value="2715280.6821952">
            <text:p>2715280,6821952</text:p>
          </table:table-cell>
          <table:table-cell table:formula="of:=[.F1194]/[.$B$3]" office:value-type="percentage" office:value="0.943561208267091">
            <text:p>94,4%</text:p>
          </table:table-cell>
          <table:table-cell table:formula="of:=[.H1193]+[.B1194]" office:value-type="float" office:value="2739555.429549">
            <text:p>2739555,429549</text:p>
          </table:table-cell>
          <table:table-cell table:formula="of:=[.H1194]/[.$B$3]" office:value-type="percentage" office:value="0.951996693443163">
            <text:p>95,2%</text:p>
          </table:table-cell>
          <table:table-cell table:number-columns-repeated="1015"/>
        </table:table-row>
        <table:table-row table:style-name="ro1">
          <table:table-cell table:style-name="ce4" office:value-type="float" office:value="1188">
            <text:p>1188</text:p>
          </table:table-cell>
          <table:table-cell table:style-name="ce8" office:value-type="float" office:value="1888.030029">
            <text:p>1888.030029</text:p>
          </table:table-cell>
          <table:table-cell table:style-name="ce8" office:value-type="float" office:value="1985.36129465131">
            <text:p>1985.361295</text:p>
          </table:table-cell>
          <table:table-cell table:formula="of:=[.D1194]+1" office:value-type="float" office:value="1188">
            <text:p>1188</text:p>
          </table:table-cell>
          <table:table-cell table:formula="of:=[.D1195]/[.$B$4]" office:value-type="percentage" office:value="0.944356120826709">
            <text:p>94,4%</text:p>
          </table:table-cell>
          <table:table-cell table:formula="of:=[.D1195]*[.$B$5]" office:value-type="float" office:value="2717568.19751297">
            <text:p>2717568,19751297</text:p>
          </table:table-cell>
          <table:table-cell table:formula="of:=[.F1195]/[.$B$3]" office:value-type="percentage" office:value="0.944356120826709">
            <text:p>94,4%</text:p>
          </table:table-cell>
          <table:table-cell table:formula="of:=[.H1194]+[.B1195]" office:value-type="float" office:value="2741443.459578">
            <text:p>2741443,459578</text:p>
          </table:table-cell>
          <table:table-cell table:formula="of:=[.H1195]/[.$B$3]" office:value-type="percentage" office:value="0.95265278469262">
            <text:p>95,3%</text:p>
          </table:table-cell>
          <table:table-cell table:number-columns-repeated="1015"/>
        </table:table-row>
        <table:table-row table:style-name="ro1">
          <table:table-cell table:style-name="ce4" office:value-type="float" office:value="1189">
            <text:p>1189</text:p>
          </table:table-cell>
          <table:table-cell table:style-name="ce8" office:value-type="float" office:value="1941.280029">
            <text:p>1941.280029</text:p>
          </table:table-cell>
          <table:table-cell table:style-name="ce8" office:value-type="float" office:value="1985.35538864558">
            <text:p>1985.355389</text:p>
          </table:table-cell>
          <table:table-cell table:formula="of:=[.D1195]+1" office:value-type="float" office:value="1189">
            <text:p>1189</text:p>
          </table:table-cell>
          <table:table-cell table:formula="of:=[.D1196]/[.$B$4]" office:value-type="percentage" office:value="0.945151033386328">
            <text:p>94,5%</text:p>
          </table:table-cell>
          <table:table-cell table:formula="of:=[.D1196]*[.$B$5]" office:value-type="float" office:value="2719855.71283074">
            <text:p>2719855,71283074</text:p>
          </table:table-cell>
          <table:table-cell table:formula="of:=[.F1196]/[.$B$3]" office:value-type="percentage" office:value="0.945151033386327">
            <text:p>94,5%</text:p>
          </table:table-cell>
          <table:table-cell table:formula="of:=[.H1195]+[.B1196]" office:value-type="float" office:value="2743384.739607">
            <text:p>2743384,739607</text:p>
          </table:table-cell>
          <table:table-cell table:formula="of:=[.H1196]/[.$B$3]" office:value-type="percentage" office:value="0.953327380340046">
            <text:p>95,3%</text:p>
          </table:table-cell>
          <table:table-cell table:number-columns-repeated="1015"/>
        </table:table-row>
        <table:table-row table:style-name="ro1">
          <table:table-cell table:style-name="ce4" office:value-type="float" office:value="1190">
            <text:p>1190</text:p>
          </table:table-cell>
          <table:table-cell table:style-name="ce8" office:value-type="float" office:value="1851.959961">
            <text:p>1851.959961</text:p>
          </table:table-cell>
          <table:table-cell table:style-name="ce8" office:value-type="float" office:value="1984.05155888105">
            <text:p>1984.051559</text:p>
          </table:table-cell>
          <table:table-cell table:formula="of:=[.D1196]+1" office:value-type="float" office:value="1190">
            <text:p>1190</text:p>
          </table:table-cell>
          <table:table-cell table:formula="of:=[.D1197]/[.$B$4]" office:value-type="percentage" office:value="0.945945945945946">
            <text:p>94,6%</text:p>
          </table:table-cell>
          <table:table-cell table:formula="of:=[.D1197]*[.$B$5]" office:value-type="float" office:value="2722143.22814852">
            <text:p>2722143,22814852</text:p>
          </table:table-cell>
          <table:table-cell table:formula="of:=[.F1197]/[.$B$3]" office:value-type="percentage" office:value="0.945945945945946">
            <text:p>94,6%</text:p>
          </table:table-cell>
          <table:table-cell table:formula="of:=[.H1196]+[.B1197]" office:value-type="float" office:value="2745236.699568">
            <text:p>2745236,699568</text:p>
          </table:table-cell>
          <table:table-cell table:formula="of:=[.H1197]/[.$B$3]" office:value-type="percentage" office:value="0.953970937225314">
            <text:p>95,4%</text:p>
          </table:table-cell>
          <table:table-cell table:number-columns-repeated="1015"/>
        </table:table-row>
        <table:table-row table:style-name="ro1">
          <table:table-cell table:style-name="ce4" office:value-type="float" office:value="1191">
            <text:p>1191</text:p>
          </table:table-cell>
          <table:table-cell table:style-name="ce8" office:value-type="float" office:value="1864.849976">
            <text:p>1864.849976</text:p>
          </table:table-cell>
          <table:table-cell table:style-name="ce8" office:value-type="float" office:value="1983.85120659546">
            <text:p>1983.851207</text:p>
          </table:table-cell>
          <table:table-cell table:formula="of:=[.D1197]+1" office:value-type="float" office:value="1191">
            <text:p>1191</text:p>
          </table:table-cell>
          <table:table-cell table:formula="of:=[.D1198]/[.$B$4]" office:value-type="percentage" office:value="0.946740858505564">
            <text:p>94,7%</text:p>
          </table:table-cell>
          <table:table-cell table:formula="of:=[.D1198]*[.$B$5]" office:value-type="float" office:value="2724430.74346629">
            <text:p>2724430,74346629</text:p>
          </table:table-cell>
          <table:table-cell table:formula="of:=[.F1198]/[.$B$3]" office:value-type="percentage" office:value="0.946740858505564">
            <text:p>94,7%</text:p>
          </table:table-cell>
          <table:table-cell table:formula="of:=[.H1197]+[.B1198]" office:value-type="float" office:value="2747101.549544">
            <text:p>2747101,549544</text:p>
          </table:table-cell>
          <table:table-cell table:formula="of:=[.H1198]/[.$B$3]" office:value-type="percentage" office:value="0.954618973396355">
            <text:p>95,5%</text:p>
          </table:table-cell>
          <table:table-cell table:number-columns-repeated="1015"/>
        </table:table-row>
        <table:table-row table:style-name="ro1">
          <table:table-cell table:style-name="ce4" office:value-type="float" office:value="1192">
            <text:p>1192</text:p>
          </table:table-cell>
          <table:table-cell table:style-name="ce8" office:value-type="float" office:value="1892.48999">
            <text:p>1892.489990</text:p>
          </table:table-cell>
          <table:table-cell table:style-name="ce8" office:value-type="float" office:value="1983.52970101117">
            <text:p>1983.529701</text:p>
          </table:table-cell>
          <table:table-cell table:formula="of:=[.D1198]+1" office:value-type="float" office:value="1192">
            <text:p>1192</text:p>
          </table:table-cell>
          <table:table-cell table:formula="of:=[.D1199]/[.$B$4]" office:value-type="percentage" office:value="0.947535771065183">
            <text:p>94,8%</text:p>
          </table:table-cell>
          <table:table-cell table:formula="of:=[.D1199]*[.$B$5]" office:value-type="float" office:value="2726718.25878406">
            <text:p>2726718,25878406</text:p>
          </table:table-cell>
          <table:table-cell table:formula="of:=[.F1199]/[.$B$3]" office:value-type="percentage" office:value="0.947535771065183">
            <text:p>94,8%</text:p>
          </table:table-cell>
          <table:table-cell table:formula="of:=[.H1198]+[.B1199]" office:value-type="float" office:value="2748994.039534">
            <text:p>2748994,039534</text:p>
          </table:table-cell>
          <table:table-cell table:formula="of:=[.H1199]/[.$B$3]" office:value-type="percentage" office:value="0.955276614484183">
            <text:p>95,5%</text:p>
          </table:table-cell>
          <table:table-cell table:number-columns-repeated="1015"/>
        </table:table-row>
        <table:table-row table:style-name="ro1">
          <table:table-cell table:style-name="ce4" office:value-type="float" office:value="1193">
            <text:p>1193</text:p>
          </table:table-cell>
          <table:table-cell table:style-name="ce8" office:value-type="float" office:value="2038.26001">
            <text:p>2038.260010</text:p>
          </table:table-cell>
          <table:table-cell table:style-name="ce8" office:value-type="float" office:value="1981.25367631211">
            <text:p>1981.253676</text:p>
          </table:table-cell>
          <table:table-cell table:formula="of:=[.D1199]+1" office:value-type="float" office:value="1193">
            <text:p>1193</text:p>
          </table:table-cell>
          <table:table-cell table:formula="of:=[.D1200]/[.$B$4]" office:value-type="percentage" office:value="0.948330683624801">
            <text:p>94,8%</text:p>
          </table:table-cell>
          <table:table-cell table:formula="of:=[.D1200]*[.$B$5]" office:value-type="float" office:value="2729005.77410183">
            <text:p>2729005,77410183</text:p>
          </table:table-cell>
          <table:table-cell table:formula="of:=[.F1200]/[.$B$3]" office:value-type="percentage" office:value="0.948330683624801">
            <text:p>94,8%</text:p>
          </table:table-cell>
          <table:table-cell table:formula="of:=[.H1199]+[.B1200]" office:value-type="float" office:value="2751032.299544">
            <text:p>2751032,299544</text:p>
          </table:table-cell>
          <table:table-cell table:formula="of:=[.H1200]/[.$B$3]" office:value-type="percentage" office:value="0.955984910716838">
            <text:p>95,6%</text:p>
          </table:table-cell>
          <table:table-cell table:number-columns-repeated="1015"/>
        </table:table-row>
        <table:table-row table:style-name="ro1">
          <table:table-cell table:style-name="ce4" office:value-type="float" office:value="1194">
            <text:p>1194</text:p>
          </table:table-cell>
          <table:table-cell table:style-name="ce8" office:value-type="float" office:value="1878.609985">
            <text:p>1878.609985</text:p>
          </table:table-cell>
          <table:table-cell table:style-name="ce8" office:value-type="float" office:value="1981.12721664185">
            <text:p>1981.127217</text:p>
          </table:table-cell>
          <table:table-cell table:formula="of:=[.D1200]+1" office:value-type="float" office:value="1194">
            <text:p>1194</text:p>
          </table:table-cell>
          <table:table-cell table:formula="of:=[.D1201]/[.$B$4]" office:value-type="percentage" office:value="0.94912559618442">
            <text:p>94,9%</text:p>
          </table:table-cell>
          <table:table-cell table:formula="of:=[.D1201]*[.$B$5]" office:value-type="float" office:value="2731293.2894196">
            <text:p>2731293,2894196</text:p>
          </table:table-cell>
          <table:table-cell table:formula="of:=[.F1201]/[.$B$3]" office:value-type="percentage" office:value="0.94912559618442">
            <text:p>94,9%</text:p>
          </table:table-cell>
          <table:table-cell table:formula="of:=[.H1200]+[.B1201]" office:value-type="float" office:value="2752910.909529">
            <text:p>2752910,909529</text:p>
          </table:table-cell>
          <table:table-cell table:formula="of:=[.H1201]/[.$B$3]" office:value-type="percentage" office:value="0.956637728496941">
            <text:p>95,7%</text:p>
          </table:table-cell>
          <table:table-cell table:number-columns-repeated="1015"/>
        </table:table-row>
        <table:table-row table:style-name="ro1">
          <table:table-cell table:style-name="ce4" office:value-type="float" office:value="1195">
            <text:p>1195</text:p>
          </table:table-cell>
          <table:table-cell table:style-name="ce8" office:value-type="float" office:value="1875.390015">
            <text:p>1875.390015</text:p>
          </table:table-cell>
          <table:table-cell table:style-name="ce8" office:value-type="float" office:value="1980.38475180478">
            <text:p>1980.384752</text:p>
          </table:table-cell>
          <table:table-cell table:formula="of:=[.D1201]+1" office:value-type="float" office:value="1195">
            <text:p>1195</text:p>
          </table:table-cell>
          <table:table-cell table:formula="of:=[.D1202]/[.$B$4]" office:value-type="percentage" office:value="0.949920508744038">
            <text:p>95,0%</text:p>
          </table:table-cell>
          <table:table-cell table:formula="of:=[.D1202]*[.$B$5]" office:value-type="float" office:value="2733580.80473737">
            <text:p>2733580,80473737</text:p>
          </table:table-cell>
          <table:table-cell table:formula="of:=[.F1202]/[.$B$3]" office:value-type="percentage" office:value="0.949920508744038">
            <text:p>95,0%</text:p>
          </table:table-cell>
          <table:table-cell table:formula="of:=[.H1201]+[.B1202]" office:value-type="float" office:value="2754786.299544">
            <text:p>2754786,299544</text:p>
          </table:table-cell>
          <table:table-cell table:formula="of:=[.H1202]/[.$B$3]" office:value-type="percentage" office:value="0.957289427336081">
            <text:p>95,7%</text:p>
          </table:table-cell>
          <table:table-cell table:number-columns-repeated="1015"/>
        </table:table-row>
        <table:table-row table:style-name="ro1">
          <table:table-cell table:style-name="ce4" office:value-type="float" office:value="1196">
            <text:p>1196</text:p>
          </table:table-cell>
          <table:table-cell table:style-name="ce8" office:value-type="float" office:value="1885.52002">
            <text:p>1885.520020</text:p>
          </table:table-cell>
          <table:table-cell table:style-name="ce8" office:value-type="float" office:value="1978.41493203496">
            <text:p>1978.414932</text:p>
          </table:table-cell>
          <table:table-cell table:formula="of:=[.D1202]+1" office:value-type="float" office:value="1196">
            <text:p>1196</text:p>
          </table:table-cell>
          <table:table-cell table:formula="of:=[.D1203]/[.$B$4]" office:value-type="percentage" office:value="0.950715421303657">
            <text:p>95,1%</text:p>
          </table:table-cell>
          <table:table-cell table:formula="of:=[.D1203]*[.$B$5]" office:value-type="float" office:value="2735868.32005515">
            <text:p>2735868,32005515</text:p>
          </table:table-cell>
          <table:table-cell table:formula="of:=[.F1203]/[.$B$3]" office:value-type="percentage" office:value="0.950715421303657">
            <text:p>95,1%</text:p>
          </table:table-cell>
          <table:table-cell table:formula="of:=[.H1202]+[.B1203]" office:value-type="float" office:value="2756671.819564">
            <text:p>2756671,819564</text:p>
          </table:table-cell>
          <table:table-cell table:formula="of:=[.H1203]/[.$B$3]" office:value-type="percentage" office:value="0.957944646356328">
            <text:p>95,8%</text:p>
          </table:table-cell>
          <table:table-cell table:number-columns-repeated="1015"/>
        </table:table-row>
        <table:table-row table:style-name="ro1">
          <table:table-cell table:style-name="ce4" office:value-type="float" office:value="1197">
            <text:p>1197</text:p>
          </table:table-cell>
          <table:table-cell table:style-name="ce8" office:value-type="float" office:value="1871.890015">
            <text:p>1871.890015</text:p>
          </table:table-cell>
          <table:table-cell table:style-name="ce8" office:value-type="float" office:value="1977.987373941">
            <text:p>1977.987374</text:p>
          </table:table-cell>
          <table:table-cell table:formula="of:=[.D1203]+1" office:value-type="float" office:value="1197">
            <text:p>1197</text:p>
          </table:table-cell>
          <table:table-cell table:formula="of:=[.D1204]/[.$B$4]" office:value-type="percentage" office:value="0.951510333863275">
            <text:p>95,2%</text:p>
          </table:table-cell>
          <table:table-cell table:formula="of:=[.D1204]*[.$B$5]" office:value-type="float" office:value="2738155.83537292">
            <text:p>2738155,83537292</text:p>
          </table:table-cell>
          <table:table-cell table:formula="of:=[.F1204]/[.$B$3]" office:value-type="percentage" office:value="0.951510333863275">
            <text:p>95,2%</text:p>
          </table:table-cell>
          <table:table-cell table:formula="of:=[.H1203]+[.B1204]" office:value-type="float" office:value="2758543.709579">
            <text:p>2758543,709579</text:p>
          </table:table-cell>
          <table:table-cell table:formula="of:=[.H1204]/[.$B$3]" office:value-type="percentage" office:value="0.958595128943958">
            <text:p>95,9%</text:p>
          </table:table-cell>
          <table:table-cell table:number-columns-repeated="1015"/>
        </table:table-row>
        <table:table-row table:style-name="ro1">
          <table:table-cell table:style-name="ce4" office:value-type="float" office:value="1198">
            <text:p>1198</text:p>
          </table:table-cell>
          <table:table-cell table:style-name="ce8" office:value-type="float" office:value="2038.25">
            <text:p>2038.250000</text:p>
          </table:table-cell>
          <table:table-cell table:style-name="ce8" office:value-type="float" office:value="1977.29604078945">
            <text:p>1977.296041</text:p>
          </table:table-cell>
          <table:table-cell table:formula="of:=[.D1204]+1" office:value-type="float" office:value="1198">
            <text:p>1198</text:p>
          </table:table-cell>
          <table:table-cell table:formula="of:=[.D1205]/[.$B$4]" office:value-type="percentage" office:value="0.952305246422893">
            <text:p>95,2%</text:p>
          </table:table-cell>
          <table:table-cell table:formula="of:=[.D1205]*[.$B$5]" office:value-type="float" office:value="2740443.35069069">
            <text:p>2740443,35069069</text:p>
          </table:table-cell>
          <table:table-cell table:formula="of:=[.F1205]/[.$B$3]" office:value-type="percentage" office:value="0.952305246422893">
            <text:p>95,2%</text:p>
          </table:table-cell>
          <table:table-cell table:formula="of:=[.H1204]+[.B1205]" office:value-type="float" office:value="2760581.959579">
            <text:p>2760581,959579</text:p>
          </table:table-cell>
          <table:table-cell table:formula="of:=[.H1205]/[.$B$3]" office:value-type="percentage" office:value="0.959303421698133">
            <text:p>95,9%</text:p>
          </table:table-cell>
          <table:table-cell table:number-columns-repeated="1015"/>
        </table:table-row>
        <table:table-row table:style-name="ro1">
          <table:table-cell table:style-name="ce4" office:value-type="float" office:value="1199">
            <text:p>1199</text:p>
          </table:table-cell>
          <table:table-cell table:style-name="ce8" office:value-type="float" office:value="1830.609985">
            <text:p>1830.609985</text:p>
          </table:table-cell>
          <table:table-cell table:style-name="ce8" office:value-type="float" office:value="1975.89818625596">
            <text:p>1975.898186</text:p>
          </table:table-cell>
          <table:table-cell table:formula="of:=[.D1205]+1" office:value-type="float" office:value="1199">
            <text:p>1199</text:p>
          </table:table-cell>
          <table:table-cell table:formula="of:=[.D1206]/[.$B$4]" office:value-type="percentage" office:value="0.953100158982512">
            <text:p>95,3%</text:p>
          </table:table-cell>
          <table:table-cell table:formula="of:=[.D1206]*[.$B$5]" office:value-type="float" office:value="2742730.86600846">
            <text:p>2742730,86600846</text:p>
          </table:table-cell>
          <table:table-cell table:formula="of:=[.F1206]/[.$B$3]" office:value-type="percentage" office:value="0.953100158982512">
            <text:p>95,3%</text:p>
          </table:table-cell>
          <table:table-cell table:formula="of:=[.H1205]+[.B1206]" office:value-type="float" office:value="2762412.569564">
            <text:p>2762412,569564</text:p>
          </table:table-cell>
          <table:table-cell table:formula="of:=[.H1206]/[.$B$3]" office:value-type="percentage" office:value="0.959939559457533">
            <text:p>96,0%</text:p>
          </table:table-cell>
          <table:table-cell table:number-columns-repeated="1015"/>
        </table:table-row>
        <table:table-row table:style-name="ro1">
          <table:table-cell table:style-name="ce4" office:value-type="float" office:value="1200">
            <text:p>1200</text:p>
          </table:table-cell>
          <table:table-cell table:style-name="ce8" office:value-type="float" office:value="2018.050049">
            <text:p>2018.050049</text:p>
          </table:table-cell>
          <table:table-cell table:style-name="ce8" office:value-type="float" office:value="1974.63938397081">
            <text:p>1974.639384</text:p>
          </table:table-cell>
          <table:table-cell table:formula="of:=[.D1206]+1" office:value-type="float" office:value="1200">
            <text:p>1200</text:p>
          </table:table-cell>
          <table:table-cell table:formula="of:=[.D1207]/[.$B$4]" office:value-type="percentage" office:value="0.95389507154213">
            <text:p>95,4%</text:p>
          </table:table-cell>
          <table:table-cell table:formula="of:=[.D1207]*[.$B$5]" office:value-type="float" office:value="2745018.38132623">
            <text:p>2745018,38132623</text:p>
          </table:table-cell>
          <table:table-cell table:formula="of:=[.F1207]/[.$B$3]" office:value-type="percentage" office:value="0.95389507154213">
            <text:p>95,4%</text:p>
          </table:table-cell>
          <table:table-cell table:formula="of:=[.H1206]+[.B1207]" office:value-type="float" office:value="2764430.619613">
            <text:p>2764430,619613</text:p>
          </table:table-cell>
          <table:table-cell table:formula="of:=[.H1207]/[.$B$3]" office:value-type="percentage" office:value="0.960640832720022">
            <text:p>96,1%</text:p>
          </table:table-cell>
          <table:table-cell table:number-columns-repeated="1015"/>
        </table:table-row>
        <table:table-row table:style-name="ro1">
          <table:table-cell table:style-name="ce4" office:value-type="float" office:value="1201">
            <text:p>1201</text:p>
          </table:table-cell>
          <table:table-cell table:style-name="ce8" office:value-type="float" office:value="1994.650024">
            <text:p>1994.650024</text:p>
          </table:table-cell>
          <table:table-cell table:style-name="ce8" office:value-type="float" office:value="1974.60566620882">
            <text:p>1974.605666</text:p>
          </table:table-cell>
          <table:table-cell table:formula="of:=[.D1207]+1" office:value-type="float" office:value="1201">
            <text:p>1201</text:p>
          </table:table-cell>
          <table:table-cell table:formula="of:=[.D1208]/[.$B$4]" office:value-type="percentage" office:value="0.954689984101749">
            <text:p>95,5%</text:p>
          </table:table-cell>
          <table:table-cell table:formula="of:=[.D1208]*[.$B$5]" office:value-type="float" office:value="2747305.89664401">
            <text:p>2747305,89664401</text:p>
          </table:table-cell>
          <table:table-cell table:formula="of:=[.F1208]/[.$B$3]" office:value-type="percentage" office:value="0.954689984101749">
            <text:p>95,5%</text:p>
          </table:table-cell>
          <table:table-cell table:formula="of:=[.H1207]+[.B1208]" office:value-type="float" office:value="2766425.269637">
            <text:p>2766425,269637</text:p>
          </table:table-cell>
          <table:table-cell table:formula="of:=[.H1208]/[.$B$3]" office:value-type="percentage" office:value="0.961333974463731">
            <text:p>96,1%</text:p>
          </table:table-cell>
          <table:table-cell table:number-columns-repeated="1015"/>
        </table:table-row>
        <table:table-row table:style-name="ro1">
          <table:table-cell table:style-name="ce4" office:value-type="float" office:value="1202">
            <text:p>1202</text:p>
          </table:table-cell>
          <table:table-cell table:style-name="ce8" office:value-type="float" office:value="2039.329956">
            <text:p>2039.329956</text:p>
          </table:table-cell>
          <table:table-cell table:style-name="ce8" office:value-type="float" office:value="1974.14391553655">
            <text:p>1974.143916</text:p>
          </table:table-cell>
          <table:table-cell table:formula="of:=[.D1208]+1" office:value-type="float" office:value="1202">
            <text:p>1202</text:p>
          </table:table-cell>
          <table:table-cell table:formula="of:=[.D1209]/[.$B$4]" office:value-type="percentage" office:value="0.955484896661367">
            <text:p>95,5%</text:p>
          </table:table-cell>
          <table:table-cell table:formula="of:=[.D1209]*[.$B$5]" office:value-type="float" office:value="2749593.41196178">
            <text:p>2749593,41196178</text:p>
          </table:table-cell>
          <table:table-cell table:formula="of:=[.F1209]/[.$B$3]" office:value-type="percentage" office:value="0.955484896661367">
            <text:p>95,5%</text:p>
          </table:table-cell>
          <table:table-cell table:formula="of:=[.H1208]+[.B1209]" office:value-type="float" office:value="2768464.599593">
            <text:p>2768464,599593</text:p>
          </table:table-cell>
          <table:table-cell table:formula="of:=[.H1209]/[.$B$3]" office:value-type="percentage" office:value="0.962042642503082">
            <text:p>96,2%</text:p>
          </table:table-cell>
          <table:table-cell table:number-columns-repeated="1015"/>
        </table:table-row>
        <table:table-row table:style-name="ro1">
          <table:table-cell table:style-name="ce4" office:value-type="float" office:value="1203">
            <text:p>1203</text:p>
          </table:table-cell>
          <table:table-cell table:style-name="ce8" office:value-type="float" office:value="1985.540039">
            <text:p>1985.540039</text:p>
          </table:table-cell>
          <table:table-cell table:style-name="ce8" office:value-type="float" office:value="1972.08004275481">
            <text:p>1972.080043</text:p>
          </table:table-cell>
          <table:table-cell table:formula="of:=[.D1209]+1" office:value-type="float" office:value="1203">
            <text:p>1203</text:p>
          </table:table-cell>
          <table:table-cell table:formula="of:=[.D1210]/[.$B$4]" office:value-type="percentage" office:value="0.956279809220986">
            <text:p>95,6%</text:p>
          </table:table-cell>
          <table:table-cell table:formula="of:=[.D1210]*[.$B$5]" office:value-type="float" office:value="2751880.92727955">
            <text:p>2751880,92727955</text:p>
          </table:table-cell>
          <table:table-cell table:formula="of:=[.F1210]/[.$B$3]" office:value-type="percentage" office:value="0.956279809220986">
            <text:p>95,6%</text:p>
          </table:table-cell>
          <table:table-cell table:formula="of:=[.H1209]+[.B1210]" office:value-type="float" office:value="2770450.139632">
            <text:p>2770450,139632</text:p>
          </table:table-cell>
          <table:table-cell table:formula="of:=[.H1210]/[.$B$3]" office:value-type="percentage" office:value="0.962732618523074">
            <text:p>96,3%</text:p>
          </table:table-cell>
          <table:table-cell table:number-columns-repeated="1015"/>
        </table:table-row>
        <table:table-row table:style-name="ro1">
          <table:table-cell table:style-name="ce4" office:value-type="float" office:value="1204">
            <text:p>1204</text:p>
          </table:table-cell>
          <table:table-cell table:style-name="ce8" office:value-type="float" office:value="1879.550049">
            <text:p>1879.550049</text:p>
          </table:table-cell>
          <table:table-cell table:style-name="ce8" office:value-type="float" office:value="1971.9893183415">
            <text:p>1971.989318</text:p>
          </table:table-cell>
          <table:table-cell table:formula="of:=[.D1210]+1" office:value-type="float" office:value="1204">
            <text:p>1204</text:p>
          </table:table-cell>
          <table:table-cell table:formula="of:=[.D1211]/[.$B$4]" office:value-type="percentage" office:value="0.957074721780604">
            <text:p>95,7%</text:p>
          </table:table-cell>
          <table:table-cell table:formula="of:=[.D1211]*[.$B$5]" office:value-type="float" office:value="2754168.44259732">
            <text:p>2754168,44259732</text:p>
          </table:table-cell>
          <table:table-cell table:formula="of:=[.F1211]/[.$B$3]" office:value-type="percentage" office:value="0.957074721780604">
            <text:p>95,7%</text:p>
          </table:table-cell>
          <table:table-cell table:formula="of:=[.H1210]+[.B1211]" office:value-type="float" office:value="2772329.689681">
            <text:p>2772329,689681</text:p>
          </table:table-cell>
          <table:table-cell table:formula="of:=[.H1211]/[.$B$3]" office:value-type="percentage" office:value="0.963385762975823">
            <text:p>96,3%</text:p>
          </table:table-cell>
          <table:table-cell table:number-columns-repeated="1015"/>
        </table:table-row>
        <table:table-row table:style-name="ro1">
          <table:table-cell table:style-name="ce4" office:value-type="float" office:value="1205">
            <text:p>1205</text:p>
          </table:table-cell>
          <table:table-cell table:style-name="ce8" office:value-type="float" office:value="1920.209961">
            <text:p>1920.209961</text:p>
          </table:table-cell>
          <table:table-cell table:style-name="ce8" office:value-type="float" office:value="1971.01332676831">
            <text:p>1971.013327</text:p>
          </table:table-cell>
          <table:table-cell table:formula="of:=[.D1211]+1" office:value-type="float" office:value="1205">
            <text:p>1205</text:p>
          </table:table-cell>
          <table:table-cell table:formula="of:=[.D1212]/[.$B$4]" office:value-type="percentage" office:value="0.957869634340223">
            <text:p>95,8%</text:p>
          </table:table-cell>
          <table:table-cell table:formula="of:=[.D1212]*[.$B$5]" office:value-type="float" office:value="2756455.95791509">
            <text:p>2756455,95791509</text:p>
          </table:table-cell>
          <table:table-cell table:formula="of:=[.F1212]/[.$B$3]" office:value-type="percentage" office:value="0.957869634340223">
            <text:p>95,8%</text:p>
          </table:table-cell>
          <table:table-cell table:formula="of:=[.H1211]+[.B1212]" office:value-type="float" office:value="2774249.899642">
            <text:p>2774249,899642</text:p>
          </table:table-cell>
          <table:table-cell table:formula="of:=[.H1212]/[.$B$3]" office:value-type="percentage" office:value="0.96405303676553">
            <text:p>96,4%</text:p>
          </table:table-cell>
          <table:table-cell table:number-columns-repeated="1015"/>
        </table:table-row>
        <table:table-row table:style-name="ro1">
          <table:table-cell table:style-name="ce4" office:value-type="float" office:value="1206">
            <text:p>1206</text:p>
          </table:table-cell>
          <table:table-cell table:style-name="ce8" office:value-type="float" office:value="1862.310059">
            <text:p>1862.310059</text:p>
          </table:table-cell>
          <table:table-cell table:style-name="ce8" office:value-type="float" office:value="1966.94754344937">
            <text:p>1966.947543</text:p>
          </table:table-cell>
          <table:table-cell table:formula="of:=[.D1212]+1" office:value-type="float" office:value="1206">
            <text:p>1206</text:p>
          </table:table-cell>
          <table:table-cell table:formula="of:=[.D1213]/[.$B$4]" office:value-type="percentage" office:value="0.958664546899841">
            <text:p>95,9%</text:p>
          </table:table-cell>
          <table:table-cell table:formula="of:=[.D1213]*[.$B$5]" office:value-type="float" office:value="2758743.47323287">
            <text:p>2758743,47323287</text:p>
          </table:table-cell>
          <table:table-cell table:formula="of:=[.F1213]/[.$B$3]" office:value-type="percentage" office:value="0.958664546899841">
            <text:p>95,9%</text:p>
          </table:table-cell>
          <table:table-cell table:formula="of:=[.H1212]+[.B1213]" office:value-type="float" office:value="2776112.209701">
            <text:p>2776112,209701</text:p>
          </table:table-cell>
          <table:table-cell table:formula="of:=[.H1213]/[.$B$3]" office:value-type="percentage" office:value="0.964700190314318">
            <text:p>96,5%</text:p>
          </table:table-cell>
          <table:table-cell table:number-columns-repeated="1015"/>
        </table:table-row>
        <table:table-row table:style-name="ro1">
          <table:table-cell table:style-name="ce4" office:value-type="float" office:value="1207">
            <text:p>1207</text:p>
          </table:table-cell>
          <table:table-cell table:style-name="ce8" office:value-type="float" office:value="1938.98999">
            <text:p>1938.989990</text:p>
          </table:table-cell>
          <table:table-cell table:style-name="ce8" office:value-type="float" office:value="1959.34410583903">
            <text:p>1959.344106</text:p>
          </table:table-cell>
          <table:table-cell table:formula="of:=[.D1213]+1" office:value-type="float" office:value="1207">
            <text:p>1207</text:p>
          </table:table-cell>
          <table:table-cell table:formula="of:=[.D1214]/[.$B$4]" office:value-type="percentage" office:value="0.959459459459459">
            <text:p>95,9%</text:p>
          </table:table-cell>
          <table:table-cell table:formula="of:=[.D1214]*[.$B$5]" office:value-type="float" office:value="2761030.98855064">
            <text:p>2761030,98855064</text:p>
          </table:table-cell>
          <table:table-cell table:formula="of:=[.F1214]/[.$B$3]" office:value-type="percentage" office:value="0.959459459459459">
            <text:p>95,9%</text:p>
          </table:table-cell>
          <table:table-cell table:formula="of:=[.H1213]+[.B1214]" office:value-type="float" office:value="2778051.199691">
            <text:p>2778051,199691</text:p>
          </table:table-cell>
          <table:table-cell table:formula="of:=[.H1214]/[.$B$3]" office:value-type="percentage" office:value="0.965373990172204">
            <text:p>96,5%</text:p>
          </table:table-cell>
          <table:table-cell table:number-columns-repeated="1015"/>
        </table:table-row>
        <table:table-row table:style-name="ro1">
          <table:table-cell table:style-name="ce4" office:value-type="float" office:value="1208">
            <text:p>1208</text:p>
          </table:table-cell>
          <table:table-cell table:style-name="ce8" office:value-type="float" office:value="2039.680054">
            <text:p>2039.680054</text:p>
          </table:table-cell>
          <table:table-cell table:style-name="ce8" office:value-type="float" office:value="1957.93173526958">
            <text:p>1957.931735</text:p>
          </table:table-cell>
          <table:table-cell table:formula="of:=[.D1214]+1" office:value-type="float" office:value="1208">
            <text:p>1208</text:p>
          </table:table-cell>
          <table:table-cell table:formula="of:=[.D1215]/[.$B$4]" office:value-type="percentage" office:value="0.960254372019078">
            <text:p>96,0%</text:p>
          </table:table-cell>
          <table:table-cell table:formula="of:=[.D1215]*[.$B$5]" office:value-type="float" office:value="2763318.50386841">
            <text:p>2763318,50386841</text:p>
          </table:table-cell>
          <table:table-cell table:formula="of:=[.F1215]/[.$B$3]" office:value-type="percentage" office:value="0.960254372019078">
            <text:p>96,0%</text:p>
          </table:table-cell>
          <table:table-cell table:formula="of:=[.H1214]+[.B1215]" office:value-type="float" office:value="2780090.879745">
            <text:p>2780090,879745</text:p>
          </table:table-cell>
          <table:table-cell table:formula="of:=[.H1215]/[.$B$3]" office:value-type="percentage" office:value="0.966082779870761">
            <text:p>96,6%</text:p>
          </table:table-cell>
          <table:table-cell table:number-columns-repeated="1015"/>
        </table:table-row>
        <table:table-row table:style-name="ro1">
          <table:table-cell table:style-name="ce4" office:value-type="float" office:value="1209">
            <text:p>1209</text:p>
          </table:table-cell>
          <table:table-cell table:style-name="ce8" office:value-type="float" office:value="2023.569946">
            <text:p>2023.569946</text:p>
          </table:table-cell>
          <table:table-cell table:style-name="ce8" office:value-type="float" office:value="1957.70711610701">
            <text:p>1957.707116</text:p>
          </table:table-cell>
          <table:table-cell table:formula="of:=[.D1215]+1" office:value-type="float" office:value="1209">
            <text:p>1209</text:p>
          </table:table-cell>
          <table:table-cell table:formula="of:=[.D1216]/[.$B$4]" office:value-type="percentage" office:value="0.961049284578696">
            <text:p>96,1%</text:p>
          </table:table-cell>
          <table:table-cell table:formula="of:=[.D1216]*[.$B$5]" office:value-type="float" office:value="2765606.01918618">
            <text:p>2765606,01918618</text:p>
          </table:table-cell>
          <table:table-cell table:formula="of:=[.F1216]/[.$B$3]" office:value-type="percentage" office:value="0.961049284578696">
            <text:p>96,1%</text:p>
          </table:table-cell>
          <table:table-cell table:formula="of:=[.H1215]+[.B1216]" office:value-type="float" office:value="2782114.449691">
            <text:p>2782114,449691</text:p>
          </table:table-cell>
          <table:table-cell table:formula="of:=[.H1216]/[.$B$3]" office:value-type="percentage" office:value="0.966785971299839">
            <text:p>96,7%</text:p>
          </table:table-cell>
          <table:table-cell table:number-columns-repeated="1015"/>
        </table:table-row>
        <table:table-row table:style-name="ro1">
          <table:table-cell table:style-name="ce4" office:value-type="float" office:value="1210">
            <text:p>1210</text:p>
          </table:table-cell>
          <table:table-cell table:style-name="ce8" office:value-type="float" office:value="2010.400024">
            <text:p>2010.400024</text:p>
          </table:table-cell>
          <table:table-cell table:style-name="ce8" office:value-type="float" office:value="1957.40886721915">
            <text:p>1957.408867</text:p>
          </table:table-cell>
          <table:table-cell table:formula="of:=[.D1216]+1" office:value-type="float" office:value="1210">
            <text:p>1210</text:p>
          </table:table-cell>
          <table:table-cell table:formula="of:=[.D1217]/[.$B$4]" office:value-type="percentage" office:value="0.961844197138315">
            <text:p>96,2%</text:p>
          </table:table-cell>
          <table:table-cell table:formula="of:=[.D1217]*[.$B$5]" office:value-type="float" office:value="2767893.53450395">
            <text:p>2767893,53450395</text:p>
          </table:table-cell>
          <table:table-cell table:formula="of:=[.F1217]/[.$B$3]" office:value-type="percentage" office:value="0.961844197138315">
            <text:p>96,2%</text:p>
          </table:table-cell>
          <table:table-cell table:formula="of:=[.H1216]+[.B1217]" office:value-type="float" office:value="2784124.849715">
            <text:p>2784124,849715</text:p>
          </table:table-cell>
          <table:table-cell table:formula="of:=[.H1217]/[.$B$3]" office:value-type="percentage" office:value="0.967484586175341">
            <text:p>96,7%</text:p>
          </table:table-cell>
          <table:table-cell table:number-columns-repeated="1015"/>
        </table:table-row>
        <table:table-row table:style-name="ro1">
          <table:table-cell table:style-name="ce4" office:value-type="float" office:value="1211">
            <text:p>1211</text:p>
          </table:table-cell>
          <table:table-cell table:style-name="ce8" office:value-type="float" office:value="1984.130005">
            <text:p>1984.130005</text:p>
          </table:table-cell>
          <table:table-cell table:style-name="ce8" office:value-type="float" office:value="1955.87102947942">
            <text:p>1955.871029</text:p>
          </table:table-cell>
          <table:table-cell table:formula="of:=[.D1217]+1" office:value-type="float" office:value="1211">
            <text:p>1211</text:p>
          </table:table-cell>
          <table:table-cell table:formula="of:=[.D1218]/[.$B$4]" office:value-type="percentage" office:value="0.962639109697933">
            <text:p>96,3%</text:p>
          </table:table-cell>
          <table:table-cell table:formula="of:=[.D1218]*[.$B$5]" office:value-type="float" office:value="2770181.04982172">
            <text:p>2770181,04982172</text:p>
          </table:table-cell>
          <table:table-cell table:formula="of:=[.F1218]/[.$B$3]" office:value-type="percentage" office:value="0.962639109697933">
            <text:p>96,3%</text:p>
          </table:table-cell>
          <table:table-cell table:formula="of:=[.H1217]+[.B1218]" office:value-type="float" office:value="2786108.97972">
            <text:p>2786108,97972</text:p>
          </table:table-cell>
          <table:table-cell table:formula="of:=[.H1218]/[.$B$3]" office:value-type="percentage" office:value="0.96817407220791">
            <text:p>96,8%</text:p>
          </table:table-cell>
          <table:table-cell table:number-columns-repeated="1015"/>
        </table:table-row>
        <table:table-row table:style-name="ro1">
          <table:table-cell table:style-name="ce4" office:value-type="float" office:value="1212">
            <text:p>1212</text:p>
          </table:table-cell>
          <table:table-cell table:style-name="ce8" office:value-type="float" office:value="1920.23999">
            <text:p>1920.239990</text:p>
          </table:table-cell>
          <table:table-cell table:style-name="ce8" office:value-type="float" office:value="1954.18589320797">
            <text:p>1954.185893</text:p>
          </table:table-cell>
          <table:table-cell table:formula="of:=[.D1218]+1" office:value-type="float" office:value="1212">
            <text:p>1212</text:p>
          </table:table-cell>
          <table:table-cell table:formula="of:=[.D1219]/[.$B$4]" office:value-type="percentage" office:value="0.963434022257552">
            <text:p>96,3%</text:p>
          </table:table-cell>
          <table:table-cell table:formula="of:=[.D1219]*[.$B$5]" office:value-type="float" office:value="2772468.5651395">
            <text:p>2772468,5651395</text:p>
          </table:table-cell>
          <table:table-cell table:formula="of:=[.F1219]/[.$B$3]" office:value-type="percentage" office:value="0.963434022257552">
            <text:p>96,3%</text:p>
          </table:table-cell>
          <table:table-cell table:formula="of:=[.H1218]+[.B1219]" office:value-type="float" office:value="2788029.21971">
            <text:p>2788029,21971</text:p>
          </table:table-cell>
          <table:table-cell table:formula="of:=[.H1219]/[.$B$3]" office:value-type="percentage" office:value="0.968841356432707">
            <text:p>96,9%</text:p>
          </table:table-cell>
          <table:table-cell table:number-columns-repeated="1015"/>
        </table:table-row>
        <table:table-row table:style-name="ro1">
          <table:table-cell table:style-name="ce4" office:value-type="float" office:value="1213">
            <text:p>1213</text:p>
          </table:table-cell>
          <table:table-cell table:style-name="ce8" office:value-type="float" office:value="1928.209961">
            <text:p>1928.209961</text:p>
          </table:table-cell>
          <table:table-cell table:style-name="ce8" office:value-type="float" office:value="1950.64610263347">
            <text:p>1950.646103</text:p>
          </table:table-cell>
          <table:table-cell table:formula="of:=[.D1219]+1" office:value-type="float" office:value="1213">
            <text:p>1213</text:p>
          </table:table-cell>
          <table:table-cell table:formula="of:=[.D1220]/[.$B$4]" office:value-type="percentage" office:value="0.96422893481717">
            <text:p>96,4%</text:p>
          </table:table-cell>
          <table:table-cell table:formula="of:=[.D1220]*[.$B$5]" office:value-type="float" office:value="2774756.08045727">
            <text:p>2774756,08045727</text:p>
          </table:table-cell>
          <table:table-cell table:formula="of:=[.F1220]/[.$B$3]" office:value-type="percentage" office:value="0.96422893481717">
            <text:p>96,4%</text:p>
          </table:table-cell>
          <table:table-cell table:formula="of:=[.H1219]+[.B1220]" office:value-type="float" office:value="2789957.429671">
            <text:p>2789957,429671</text:p>
          </table:table-cell>
          <table:table-cell table:formula="of:=[.H1220]/[.$B$3]" office:value-type="percentage" office:value="0.969511410225866">
            <text:p>97,0%</text:p>
          </table:table-cell>
          <table:table-cell table:number-columns-repeated="1015"/>
        </table:table-row>
        <table:table-row table:style-name="ro1">
          <table:table-cell table:style-name="ce4" office:value-type="float" office:value="1214">
            <text:p>1214</text:p>
          </table:table-cell>
          <table:table-cell table:style-name="ce8" office:value-type="float" office:value="2001.569946">
            <text:p>2001.569946</text:p>
          </table:table-cell>
          <table:table-cell table:style-name="ce8" office:value-type="float" office:value="1950.13995747689">
            <text:p>1950.139957</text:p>
          </table:table-cell>
          <table:table-cell table:formula="of:=[.D1220]+1" office:value-type="float" office:value="1214">
            <text:p>1214</text:p>
          </table:table-cell>
          <table:table-cell table:formula="of:=[.D1221]/[.$B$4]" office:value-type="percentage" office:value="0.965023847376789">
            <text:p>96,5%</text:p>
          </table:table-cell>
          <table:table-cell table:formula="of:=[.D1221]*[.$B$5]" office:value-type="float" office:value="2777043.59577504">
            <text:p>2777043,59577504</text:p>
          </table:table-cell>
          <table:table-cell table:formula="of:=[.F1221]/[.$B$3]" office:value-type="percentage" office:value="0.965023847376788">
            <text:p>96,5%</text:p>
          </table:table-cell>
          <table:table-cell table:formula="of:=[.H1220]+[.B1221]" office:value-type="float" office:value="2791958.999617">
            <text:p>2791958,999617</text:p>
          </table:table-cell>
          <table:table-cell table:formula="of:=[.H1221]/[.$B$3]" office:value-type="percentage" office:value="0.970206956645454">
            <text:p>97,0%</text:p>
          </table:table-cell>
          <table:table-cell table:number-columns-repeated="1015"/>
        </table:table-row>
        <table:table-row table:style-name="ro1">
          <table:table-cell table:style-name="ce4" office:value-type="float" office:value="1215">
            <text:p>1215</text:p>
          </table:table-cell>
          <table:table-cell table:style-name="ce8" office:value-type="float" office:value="1959.47998">
            <text:p>1959.479980</text:p>
          </table:table-cell>
          <table:table-cell table:style-name="ce8" office:value-type="float" office:value="1949.8027270425">
            <text:p>1949.802727</text:p>
          </table:table-cell>
          <table:table-cell table:formula="of:=[.D1221]+1" office:value-type="float" office:value="1215">
            <text:p>1215</text:p>
          </table:table-cell>
          <table:table-cell table:formula="of:=[.D1222]/[.$B$4]" office:value-type="percentage" office:value="0.965818759936407">
            <text:p>96,6%</text:p>
          </table:table-cell>
          <table:table-cell table:formula="of:=[.D1222]*[.$B$5]" office:value-type="float" office:value="2779331.11109281">
            <text:p>2779331,11109281</text:p>
          </table:table-cell>
          <table:table-cell table:formula="of:=[.F1222]/[.$B$3]" office:value-type="percentage" office:value="0.965818759936407">
            <text:p>96,6%</text:p>
          </table:table-cell>
          <table:table-cell table:formula="of:=[.H1221]+[.B1222]" office:value-type="float" office:value="2793918.479597">
            <text:p>2793918,479597</text:p>
          </table:table-cell>
          <table:table-cell table:formula="of:=[.H1222]/[.$B$3]" office:value-type="percentage" office:value="0.970887876783702">
            <text:p>97,1%</text:p>
          </table:table-cell>
          <table:table-cell table:number-columns-repeated="1015"/>
        </table:table-row>
        <table:table-row table:style-name="ro1">
          <table:table-cell table:style-name="ce4" office:value-type="float" office:value="1216">
            <text:p>1216</text:p>
          </table:table-cell>
          <table:table-cell table:style-name="ce8" office:value-type="float" office:value="1951.27002">
            <text:p>1951.270020</text:p>
          </table:table-cell>
          <table:table-cell table:style-name="ce8" office:value-type="float" office:value="1948.73052547835">
            <text:p>1948.730525</text:p>
          </table:table-cell>
          <table:table-cell table:formula="of:=[.D1222]+1" office:value-type="float" office:value="1216">
            <text:p>1216</text:p>
          </table:table-cell>
          <table:table-cell table:formula="of:=[.D1223]/[.$B$4]" office:value-type="percentage" office:value="0.966613672496025">
            <text:p>96,7%</text:p>
          </table:table-cell>
          <table:table-cell table:formula="of:=[.D1223]*[.$B$5]" office:value-type="float" office:value="2781618.62641058">
            <text:p>2781618,62641058</text:p>
          </table:table-cell>
          <table:table-cell table:formula="of:=[.F1223]/[.$B$3]" office:value-type="percentage" office:value="0.966613672496025">
            <text:p>96,7%</text:p>
          </table:table-cell>
          <table:table-cell table:formula="of:=[.H1222]+[.B1223]" office:value-type="float" office:value="2795869.749617">
            <text:p>2795869,749617</text:p>
          </table:table-cell>
          <table:table-cell table:formula="of:=[.H1223]/[.$B$3]" office:value-type="percentage" office:value="0.97156594395731">
            <text:p>97,2%</text:p>
          </table:table-cell>
          <table:table-cell table:number-columns-repeated="1015"/>
        </table:table-row>
        <table:table-row table:style-name="ro1">
          <table:table-cell table:style-name="ce4" office:value-type="float" office:value="1217">
            <text:p>1217</text:p>
          </table:table-cell>
          <table:table-cell table:style-name="ce8" office:value-type="float" office:value="2012.099976">
            <text:p>2012.099976</text:p>
          </table:table-cell>
          <table:table-cell table:style-name="ce8" office:value-type="float" office:value="1948.02282175214">
            <text:p>1948.022822</text:p>
          </table:table-cell>
          <table:table-cell table:formula="of:=[.D1223]+1" office:value-type="float" office:value="1217">
            <text:p>1217</text:p>
          </table:table-cell>
          <table:table-cell table:formula="of:=[.D1224]/[.$B$4]" office:value-type="percentage" office:value="0.967408585055644">
            <text:p>96,7%</text:p>
          </table:table-cell>
          <table:table-cell table:formula="of:=[.D1224]*[.$B$5]" office:value-type="float" office:value="2783906.14172836">
            <text:p>2783906,14172836</text:p>
          </table:table-cell>
          <table:table-cell table:formula="of:=[.F1224]/[.$B$3]" office:value-type="percentage" office:value="0.967408585055644">
            <text:p>96,7%</text:p>
          </table:table-cell>
          <table:table-cell table:formula="of:=[.H1223]+[.B1224]" office:value-type="float" office:value="2797881.849593">
            <text:p>2797881,849593</text:p>
          </table:table-cell>
          <table:table-cell table:formula="of:=[.H1224]/[.$B$3]" office:value-type="percentage" office:value="0.972265149566865">
            <text:p>97,2%</text:p>
          </table:table-cell>
          <table:table-cell table:number-columns-repeated="1015"/>
        </table:table-row>
        <table:table-row table:style-name="ro1">
          <table:table-cell table:style-name="ce4" office:value-type="float" office:value="1218">
            <text:p>1218</text:p>
          </table:table-cell>
          <table:table-cell table:style-name="ce8" office:value-type="float" office:value="1994.290039">
            <text:p>1994.290039</text:p>
          </table:table-cell>
          <table:table-cell table:style-name="ce8" office:value-type="float" office:value="1946.83988246184">
            <text:p>1946.839882</text:p>
          </table:table-cell>
          <table:table-cell table:formula="of:=[.D1224]+1" office:value-type="float" office:value="1218">
            <text:p>1218</text:p>
          </table:table-cell>
          <table:table-cell table:formula="of:=[.D1225]/[.$B$4]" office:value-type="percentage" office:value="0.968203497615262">
            <text:p>96,8%</text:p>
          </table:table-cell>
          <table:table-cell table:formula="of:=[.D1225]*[.$B$5]" office:value-type="float" office:value="2786193.65704613">
            <text:p>2786193,65704613</text:p>
          </table:table-cell>
          <table:table-cell table:formula="of:=[.F1225]/[.$B$3]" office:value-type="percentage" office:value="0.968203497615262">
            <text:p>96,8%</text:p>
          </table:table-cell>
          <table:table-cell table:formula="of:=[.H1224]+[.B1225]" office:value-type="float" office:value="2799876.139632">
            <text:p>2799876,139632</text:p>
          </table:table-cell>
          <table:table-cell table:formula="of:=[.H1225]/[.$B$3]" office:value-type="percentage" office:value="0.972958166215631">
            <text:p>97,3%</text:p>
          </table:table-cell>
          <table:table-cell table:number-columns-repeated="1015"/>
        </table:table-row>
        <table:table-row table:style-name="ro1">
          <table:table-cell table:style-name="ce4" office:value-type="float" office:value="1219">
            <text:p>1219</text:p>
          </table:table-cell>
          <table:table-cell table:style-name="ce8" office:value-type="float" office:value="1909.780029">
            <text:p>1909.780029</text:p>
          </table:table-cell>
          <table:table-cell table:style-name="ce8" office:value-type="float" office:value="1945.69129052956">
            <text:p>1945.691291</text:p>
          </table:table-cell>
          <table:table-cell table:formula="of:=[.D1225]+1" office:value-type="float" office:value="1219">
            <text:p>1219</text:p>
          </table:table-cell>
          <table:table-cell table:formula="of:=[.D1226]/[.$B$4]" office:value-type="percentage" office:value="0.968998410174881">
            <text:p>96,9%</text:p>
          </table:table-cell>
          <table:table-cell table:formula="of:=[.D1226]*[.$B$5]" office:value-type="float" office:value="2788481.1723639">
            <text:p>2788481,1723639</text:p>
          </table:table-cell>
          <table:table-cell table:formula="of:=[.F1226]/[.$B$3]" office:value-type="percentage" office:value="0.968998410174881">
            <text:p>96,9%</text:p>
          </table:table-cell>
          <table:table-cell table:formula="of:=[.H1225]+[.B1226]" office:value-type="float" office:value="2801785.919661">
            <text:p>2801785,919661</text:p>
          </table:table-cell>
          <table:table-cell table:formula="of:=[.H1226]/[.$B$3]" office:value-type="percentage" office:value="0.97362181559947">
            <text:p>97,4%</text:p>
          </table:table-cell>
          <table:table-cell table:number-columns-repeated="1015"/>
        </table:table-row>
        <table:table-row table:style-name="ro1">
          <table:table-cell table:style-name="ce4" office:value-type="float" office:value="1220">
            <text:p>1220</text:p>
          </table:table-cell>
          <table:table-cell table:style-name="ce8" office:value-type="float" office:value="1998.97998">
            <text:p>1998.979980</text:p>
          </table:table-cell>
          <table:table-cell table:style-name="ce8" office:value-type="float" office:value="1945.35184601061">
            <text:p>1945.351846</text:p>
          </table:table-cell>
          <table:table-cell table:formula="of:=[.D1226]+1" office:value-type="float" office:value="1220">
            <text:p>1220</text:p>
          </table:table-cell>
          <table:table-cell table:formula="of:=[.D1227]/[.$B$4]" office:value-type="percentage" office:value="0.969793322734499">
            <text:p>97,0%</text:p>
          </table:table-cell>
          <table:table-cell table:formula="of:=[.D1227]*[.$B$5]" office:value-type="float" office:value="2790768.68768167">
            <text:p>2790768,68768167</text:p>
          </table:table-cell>
          <table:table-cell table:formula="of:=[.F1227]/[.$B$3]" office:value-type="percentage" office:value="0.969793322734499">
            <text:p>97,0%</text:p>
          </table:table-cell>
          <table:table-cell table:formula="of:=[.H1226]+[.B1227]" office:value-type="float" office:value="2803784.899641">
            <text:p>2803784,899641</text:p>
          </table:table-cell>
          <table:table-cell table:formula="of:=[.H1227]/[.$B$3]" office:value-type="percentage" office:value="0.974316462004756">
            <text:p>97,4%</text:p>
          </table:table-cell>
          <table:table-cell table:number-columns-repeated="1015"/>
        </table:table-row>
        <table:table-row table:style-name="ro1">
          <table:table-cell table:style-name="ce4" office:value-type="float" office:value="1221">
            <text:p>1221</text:p>
          </table:table-cell>
          <table:table-cell table:style-name="ce8" office:value-type="float" office:value="2017.810059">
            <text:p>2017.810059</text:p>
          </table:table-cell>
          <table:table-cell table:style-name="ce8" office:value-type="float" office:value="1944.75351024911">
            <text:p>1944.753510</text:p>
          </table:table-cell>
          <table:table-cell table:formula="of:=[.D1227]+1" office:value-type="float" office:value="1221">
            <text:p>1221</text:p>
          </table:table-cell>
          <table:table-cell table:formula="of:=[.D1228]/[.$B$4]" office:value-type="percentage" office:value="0.970588235294118">
            <text:p>97,1%</text:p>
          </table:table-cell>
          <table:table-cell table:formula="of:=[.D1228]*[.$B$5]" office:value-type="float" office:value="2793056.20299944">
            <text:p>2793056,20299944</text:p>
          </table:table-cell>
          <table:table-cell table:formula="of:=[.F1228]/[.$B$3]" office:value-type="percentage" office:value="0.970588235294118">
            <text:p>97,1%</text:p>
          </table:table-cell>
          <table:table-cell table:formula="of:=[.H1227]+[.B1228]" office:value-type="float" office:value="2805802.7097">
            <text:p>2805802,7097</text:p>
          </table:table-cell>
          <table:table-cell table:formula="of:=[.H1228]/[.$B$3]" office:value-type="percentage" office:value="0.975017651870617">
            <text:p>97,5%</text:p>
          </table:table-cell>
          <table:table-cell table:number-columns-repeated="1015"/>
        </table:table-row>
        <table:table-row table:style-name="ro1">
          <table:table-cell table:style-name="ce4" office:value-type="float" office:value="1222">
            <text:p>1222</text:p>
          </table:table-cell>
          <table:table-cell table:style-name="ce8" office:value-type="float" office:value="1920.030029">
            <text:p>1920.030029</text:p>
          </table:table-cell>
          <table:table-cell table:style-name="ce8" office:value-type="float" office:value="1944.0794343598">
            <text:p>1944.079434</text:p>
          </table:table-cell>
          <table:table-cell table:formula="of:=[.D1228]+1" office:value-type="float" office:value="1222">
            <text:p>1222</text:p>
          </table:table-cell>
          <table:table-cell table:formula="of:=[.D1229]/[.$B$4]" office:value-type="percentage" office:value="0.971383147853736">
            <text:p>97,1%</text:p>
          </table:table-cell>
          <table:table-cell table:formula="of:=[.D1229]*[.$B$5]" office:value-type="float" office:value="2795343.71831721">
            <text:p>2795343,71831721</text:p>
          </table:table-cell>
          <table:table-cell table:formula="of:=[.F1229]/[.$B$3]" office:value-type="percentage" office:value="0.971383147853736">
            <text:p>97,1%</text:p>
          </table:table-cell>
          <table:table-cell table:formula="of:=[.H1228]+[.B1229]" office:value-type="float" office:value="2807722.739729">
            <text:p>2807722,739729</text:p>
          </table:table-cell>
          <table:table-cell table:formula="of:=[.H1229]/[.$B$3]" office:value-type="percentage" office:value="0.975684863133877">
            <text:p>97,6%</text:p>
          </table:table-cell>
          <table:table-cell table:number-columns-repeated="1015"/>
        </table:table-row>
        <table:table-row table:style-name="ro1">
          <table:table-cell table:style-name="ce4" office:value-type="float" office:value="1223">
            <text:p>1223</text:p>
          </table:table-cell>
          <table:table-cell table:style-name="ce8" office:value-type="float" office:value="1925.150024">
            <text:p>1925.150024</text:p>
          </table:table-cell>
          <table:table-cell table:style-name="ce8" office:value-type="float" office:value="1941.99817256277">
            <text:p>1941.998173</text:p>
          </table:table-cell>
          <table:table-cell table:formula="of:=[.D1229]+1" office:value-type="float" office:value="1223">
            <text:p>1223</text:p>
          </table:table-cell>
          <table:table-cell table:formula="of:=[.D1230]/[.$B$4]" office:value-type="percentage" office:value="0.972178060413354">
            <text:p>97,2%</text:p>
          </table:table-cell>
          <table:table-cell table:formula="of:=[.D1230]*[.$B$5]" office:value-type="float" office:value="2797631.23363499">
            <text:p>2797631,23363499</text:p>
          </table:table-cell>
          <table:table-cell table:formula="of:=[.F1230]/[.$B$3]" office:value-type="percentage" office:value="0.972178060413354">
            <text:p>97,2%</text:p>
          </table:table-cell>
          <table:table-cell table:formula="of:=[.H1229]+[.B1230]" office:value-type="float" office:value="2809647.889753">
            <text:p>2809647,889753</text:p>
          </table:table-cell>
          <table:table-cell table:formula="of:=[.H1230]/[.$B$3]" office:value-type="percentage" office:value="0.976353853597608">
            <text:p>97,6%</text:p>
          </table:table-cell>
          <table:table-cell table:number-columns-repeated="1015"/>
        </table:table-row>
        <table:table-row table:style-name="ro1">
          <table:table-cell table:style-name="ce4" office:value-type="float" office:value="1224">
            <text:p>1224</text:p>
          </table:table-cell>
          <table:table-cell table:style-name="ce8" office:value-type="float" office:value="1943.890015">
            <text:p>1943.890015</text:p>
          </table:table-cell>
          <table:table-cell table:style-name="ce8" office:value-type="float" office:value="1941.97049417435">
            <text:p>1941.970494</text:p>
          </table:table-cell>
          <table:table-cell table:formula="of:=[.D1230]+1" office:value-type="float" office:value="1224">
            <text:p>1224</text:p>
          </table:table-cell>
          <table:table-cell table:formula="of:=[.D1231]/[.$B$4]" office:value-type="percentage" office:value="0.972972972972973">
            <text:p>97,3%</text:p>
          </table:table-cell>
          <table:table-cell table:formula="of:=[.D1231]*[.$B$5]" office:value-type="float" office:value="2799918.74895276">
            <text:p>2799918,74895276</text:p>
          </table:table-cell>
          <table:table-cell table:formula="of:=[.F1231]/[.$B$3]" office:value-type="percentage" office:value="0.972972972972973">
            <text:p>97,3%</text:p>
          </table:table-cell>
          <table:table-cell table:formula="of:=[.H1230]+[.B1231]" office:value-type="float" office:value="2811591.779768">
            <text:p>2811591,779768</text:p>
          </table:table-cell>
          <table:table-cell table:formula="of:=[.H1231]/[.$B$3]" office:value-type="percentage" office:value="0.977029356216294">
            <text:p>97,7%</text:p>
          </table:table-cell>
          <table:table-cell table:number-columns-repeated="1015"/>
        </table:table-row>
        <table:table-row table:style-name="ro1">
          <table:table-cell table:style-name="ce4" office:value-type="float" office:value="1225">
            <text:p>1225</text:p>
          </table:table-cell>
          <table:table-cell table:style-name="ce8" office:value-type="float" office:value="1949.439941">
            <text:p>1949.439941</text:p>
          </table:table-cell>
          <table:table-cell table:style-name="ce8" office:value-type="float" office:value="1938.69897366231">
            <text:p>1938.698974</text:p>
          </table:table-cell>
          <table:table-cell table:formula="of:=[.D1231]+1" office:value-type="float" office:value="1225">
            <text:p>1225</text:p>
          </table:table-cell>
          <table:table-cell table:formula="of:=[.D1232]/[.$B$4]" office:value-type="percentage" office:value="0.973767885532591">
            <text:p>97,4%</text:p>
          </table:table-cell>
          <table:table-cell table:formula="of:=[.D1232]*[.$B$5]" office:value-type="float" office:value="2802206.26427053">
            <text:p>2802206,26427053</text:p>
          </table:table-cell>
          <table:table-cell table:formula="of:=[.F1232]/[.$B$3]" office:value-type="percentage" office:value="0.973767885532591">
            <text:p>97,4%</text:p>
          </table:table-cell>
          <table:table-cell table:formula="of:=[.H1231]+[.B1232]" office:value-type="float" office:value="2813541.219709">
            <text:p>2813541,219709</text:p>
          </table:table-cell>
          <table:table-cell table:formula="of:=[.H1232]/[.$B$3]" office:value-type="percentage" office:value="0.97770678743666">
            <text:p>97,8%</text:p>
          </table:table-cell>
          <table:table-cell table:number-columns-repeated="1015"/>
        </table:table-row>
        <table:table-row table:style-name="ro1">
          <table:table-cell table:style-name="ce4" office:value-type="float" office:value="1226">
            <text:p>1226</text:p>
          </table:table-cell>
          <table:table-cell table:style-name="ce8" office:value-type="float" office:value="2011.359985">
            <text:p>2011.359985</text:p>
          </table:table-cell>
          <table:table-cell table:style-name="ce8" office:value-type="float" office:value="1936.68338942951">
            <text:p>1936.683389</text:p>
          </table:table-cell>
          <table:table-cell table:formula="of:=[.D1232]+1" office:value-type="float" office:value="1226">
            <text:p>1226</text:p>
          </table:table-cell>
          <table:table-cell table:formula="of:=[.D1233]/[.$B$4]" office:value-type="percentage" office:value="0.97456279809221">
            <text:p>97,5%</text:p>
          </table:table-cell>
          <table:table-cell table:formula="of:=[.D1233]*[.$B$5]" office:value-type="float" office:value="2804493.7795883">
            <text:p>2804493,7795883</text:p>
          </table:table-cell>
          <table:table-cell table:formula="of:=[.F1233]/[.$B$3]" office:value-type="percentage" office:value="0.97456279809221">
            <text:p>97,5%</text:p>
          </table:table-cell>
          <table:table-cell table:formula="of:=[.H1232]+[.B1233]" office:value-type="float" office:value="2815552.579694">
            <text:p>2815552,579694</text:p>
          </table:table-cell>
          <table:table-cell table:formula="of:=[.H1233]/[.$B$3]" office:value-type="percentage" office:value="0.978405735899024">
            <text:p>97,8%</text:p>
          </table:table-cell>
          <table:table-cell table:number-columns-repeated="1015"/>
        </table:table-row>
        <table:table-row table:style-name="ro1">
          <table:table-cell table:style-name="ce4" office:value-type="float" office:value="1227">
            <text:p>1227</text:p>
          </table:table-cell>
          <table:table-cell table:style-name="ce8" office:value-type="float" office:value="1923.569946">
            <text:p>1923.569946</text:p>
          </table:table-cell>
          <table:table-cell table:style-name="ce8" office:value-type="float" office:value="1936.10544082165">
            <text:p>1936.105441</text:p>
          </table:table-cell>
          <table:table-cell table:formula="of:=[.D1233]+1" office:value-type="float" office:value="1227">
            <text:p>1227</text:p>
          </table:table-cell>
          <table:table-cell table:formula="of:=[.D1234]/[.$B$4]" office:value-type="percentage" office:value="0.975357710651828">
            <text:p>97,5%</text:p>
          </table:table-cell>
          <table:table-cell table:formula="of:=[.D1234]*[.$B$5]" office:value-type="float" office:value="2806781.29490607">
            <text:p>2806781,29490607</text:p>
          </table:table-cell>
          <table:table-cell table:formula="of:=[.F1234]/[.$B$3]" office:value-type="percentage" office:value="0.975357710651828">
            <text:p>97,5%</text:p>
          </table:table-cell>
          <table:table-cell table:formula="of:=[.H1233]+[.B1234]" office:value-type="float" office:value="2817476.14964">
            <text:p>2817476,14964</text:p>
          </table:table-cell>
          <table:table-cell table:formula="of:=[.H1234]/[.$B$3]" office:value-type="percentage" office:value="0.979074177284968">
            <text:p>97,9%</text:p>
          </table:table-cell>
          <table:table-cell table:number-columns-repeated="1015"/>
        </table:table-row>
        <table:table-row table:style-name="ro1">
          <table:table-cell table:style-name="ce4" office:value-type="float" office:value="1228">
            <text:p>1228</text:p>
          </table:table-cell>
          <table:table-cell table:style-name="ce8" office:value-type="float" office:value="1924.969971">
            <text:p>1924.969971</text:p>
          </table:table-cell>
          <table:table-cell table:style-name="ce8" office:value-type="float" office:value="1935.69772550901">
            <text:p>1935.697726</text:p>
          </table:table-cell>
          <table:table-cell table:formula="of:=[.D1234]+1" office:value-type="float" office:value="1228">
            <text:p>1228</text:p>
          </table:table-cell>
          <table:table-cell table:formula="of:=[.D1235]/[.$B$4]" office:value-type="percentage" office:value="0.976152623211447">
            <text:p>97,6%</text:p>
          </table:table-cell>
          <table:table-cell table:formula="of:=[.D1235]*[.$B$5]" office:value-type="float" office:value="2809068.81022385">
            <text:p>2809068,81022385</text:p>
          </table:table-cell>
          <table:table-cell table:formula="of:=[.F1235]/[.$B$3]" office:value-type="percentage" office:value="0.976152623211447">
            <text:p>97,6%</text:p>
          </table:table-cell>
          <table:table-cell table:formula="of:=[.H1234]+[.B1235]" office:value-type="float" office:value="2819401.119611">
            <text:p>2819401,119611</text:p>
          </table:table-cell>
          <table:table-cell table:formula="of:=[.H1235]/[.$B$3]" office:value-type="percentage" office:value="0.979743105180203">
            <text:p>98,0%</text:p>
          </table:table-cell>
          <table:table-cell table:number-columns-repeated="1015"/>
        </table:table-row>
        <table:table-row table:style-name="ro1">
          <table:table-cell table:style-name="ce4" office:value-type="float" office:value="1229">
            <text:p>1229</text:p>
          </table:table-cell>
          <table:table-cell table:style-name="ce8" office:value-type="float" office:value="1930.109985">
            <text:p>1930.109985</text:p>
          </table:table-cell>
          <table:table-cell table:style-name="ce8" office:value-type="float" office:value="1935.13379356006">
            <text:p>1935.133794</text:p>
          </table:table-cell>
          <table:table-cell table:formula="of:=[.D1235]+1" office:value-type="float" office:value="1229">
            <text:p>1229</text:p>
          </table:table-cell>
          <table:table-cell table:formula="of:=[.D1236]/[.$B$4]" office:value-type="percentage" office:value="0.976947535771065">
            <text:p>97,7%</text:p>
          </table:table-cell>
          <table:table-cell table:formula="of:=[.D1236]*[.$B$5]" office:value-type="float" office:value="2811356.32554162">
            <text:p>2811356,32554162</text:p>
          </table:table-cell>
          <table:table-cell table:formula="of:=[.F1236]/[.$B$3]" office:value-type="percentage" office:value="0.976947535771065">
            <text:p>97,7%</text:p>
          </table:table-cell>
          <table:table-cell table:formula="of:=[.H1235]+[.B1236]" office:value-type="float" office:value="2821331.229596">
            <text:p>2821331,229596</text:p>
          </table:table-cell>
          <table:table-cell table:formula="of:=[.H1236]/[.$B$3]" office:value-type="percentage" office:value="0.980413819232521">
            <text:p>98,0%</text:p>
          </table:table-cell>
          <table:table-cell table:number-columns-repeated="1015"/>
        </table:table-row>
        <table:table-row table:style-name="ro1">
          <table:table-cell table:style-name="ce4" office:value-type="float" office:value="1230">
            <text:p>1230</text:p>
          </table:table-cell>
          <table:table-cell table:style-name="ce8" office:value-type="float" office:value="1982.77002">
            <text:p>1982.770020</text:p>
          </table:table-cell>
          <table:table-cell table:style-name="ce8" office:value-type="float" office:value="1931.61713291606">
            <text:p>1931.617133</text:p>
          </table:table-cell>
          <table:table-cell table:formula="of:=[.D1236]+1" office:value-type="float" office:value="1230">
            <text:p>1230</text:p>
          </table:table-cell>
          <table:table-cell table:formula="of:=[.D1237]/[.$B$4]" office:value-type="percentage" office:value="0.977742448330683">
            <text:p>97,8%</text:p>
          </table:table-cell>
          <table:table-cell table:formula="of:=[.D1237]*[.$B$5]" office:value-type="float" office:value="2813643.84085939">
            <text:p>2813643,84085939</text:p>
          </table:table-cell>
          <table:table-cell table:formula="of:=[.F1237]/[.$B$3]" office:value-type="percentage" office:value="0.977742448330683">
            <text:p>97,8%</text:p>
          </table:table-cell>
          <table:table-cell table:formula="of:=[.H1236]+[.B1237]" office:value-type="float" office:value="2823313.999616">
            <text:p>2823313,999616</text:p>
          </table:table-cell>
          <table:table-cell table:formula="of:=[.H1237]/[.$B$3]" office:value-type="percentage" office:value="0.981102832669715">
            <text:p>98,1%</text:p>
          </table:table-cell>
          <table:table-cell table:number-columns-repeated="1015"/>
        </table:table-row>
        <table:table-row table:style-name="ro1">
          <table:table-cell table:style-name="ce4" office:value-type="float" office:value="1231">
            <text:p>1231</text:p>
          </table:table-cell>
          <table:table-cell table:style-name="ce8" office:value-type="float" office:value="1937.780029">
            <text:p>1937.780029</text:p>
          </table:table-cell>
          <table:table-cell table:style-name="ce8" office:value-type="float" office:value="1931.57924844623">
            <text:p>1931.579248</text:p>
          </table:table-cell>
          <table:table-cell table:formula="of:=[.D1237]+1" office:value-type="float" office:value="1231">
            <text:p>1231</text:p>
          </table:table-cell>
          <table:table-cell table:formula="of:=[.D1238]/[.$B$4]" office:value-type="percentage" office:value="0.978537360890302">
            <text:p>97,9%</text:p>
          </table:table-cell>
          <table:table-cell table:formula="of:=[.D1238]*[.$B$5]" office:value-type="float" office:value="2815931.35617716">
            <text:p>2815931,35617716</text:p>
          </table:table-cell>
          <table:table-cell table:formula="of:=[.F1238]/[.$B$3]" office:value-type="percentage" office:value="0.978537360890302">
            <text:p>97,9%</text:p>
          </table:table-cell>
          <table:table-cell table:formula="of:=[.H1237]+[.B1238]" office:value-type="float" office:value="2825251.779645">
            <text:p>2825251,779645</text:p>
          </table:table-cell>
          <table:table-cell table:formula="of:=[.H1238]/[.$B$3]" office:value-type="percentage" office:value="0.981776212065631">
            <text:p>98,2%</text:p>
          </table:table-cell>
          <table:table-cell table:number-columns-repeated="1015"/>
        </table:table-row>
        <table:table-row table:style-name="ro1">
          <table:table-cell table:style-name="ce4" office:value-type="float" office:value="1232">
            <text:p>1232</text:p>
          </table:table-cell>
          <table:table-cell table:style-name="ce8" office:value-type="float" office:value="1950.790039">
            <text:p>1950.790039</text:p>
          </table:table-cell>
          <table:table-cell table:style-name="ce8" office:value-type="float" office:value="1930.7113226566">
            <text:p>1930.711323</text:p>
          </table:table-cell>
          <table:table-cell table:formula="of:=[.D1238]+1" office:value-type="float" office:value="1232">
            <text:p>1232</text:p>
          </table:table-cell>
          <table:table-cell table:formula="of:=[.D1239]/[.$B$4]" office:value-type="percentage" office:value="0.97933227344992">
            <text:p>97,9%</text:p>
          </table:table-cell>
          <table:table-cell table:formula="of:=[.D1239]*[.$B$5]" office:value-type="float" office:value="2818218.87149493">
            <text:p>2818218,87149493</text:p>
          </table:table-cell>
          <table:table-cell table:formula="of:=[.F1239]/[.$B$3]" office:value-type="percentage" office:value="0.97933227344992">
            <text:p>97,9%</text:p>
          </table:table-cell>
          <table:table-cell table:formula="of:=[.H1238]+[.B1239]" office:value-type="float" office:value="2827202.569684">
            <text:p>2827202,569684</text:p>
          </table:table-cell>
          <table:table-cell table:formula="of:=[.H1239]/[.$B$3]" office:value-type="percentage" office:value="0.982454112445634">
            <text:p>98,2%</text:p>
          </table:table-cell>
          <table:table-cell table:number-columns-repeated="1015"/>
        </table:table-row>
        <table:table-row table:style-name="ro1">
          <table:table-cell table:style-name="ce4" office:value-type="float" office:value="1233">
            <text:p>1233</text:p>
          </table:table-cell>
          <table:table-cell table:style-name="ce8" office:value-type="float" office:value="2031.920044">
            <text:p>2031.920044</text:p>
          </table:table-cell>
          <table:table-cell table:style-name="ce8" office:value-type="float" office:value="1930.04131661553">
            <text:p>1930.041317</text:p>
          </table:table-cell>
          <table:table-cell table:formula="of:=[.D1239]+1" office:value-type="float" office:value="1233">
            <text:p>1233</text:p>
          </table:table-cell>
          <table:table-cell table:formula="of:=[.D1240]/[.$B$4]" office:value-type="percentage" office:value="0.980127186009539">
            <text:p>98,0%</text:p>
          </table:table-cell>
          <table:table-cell table:formula="of:=[.D1240]*[.$B$5]" office:value-type="float" office:value="2820506.38681271">
            <text:p>2820506,38681271</text:p>
          </table:table-cell>
          <table:table-cell table:formula="of:=[.F1240]/[.$B$3]" office:value-type="percentage" office:value="0.980127186009539">
            <text:p>98,0%</text:p>
          </table:table-cell>
          <table:table-cell table:formula="of:=[.H1239]+[.B1240]" office:value-type="float" office:value="2829234.489728">
            <text:p>2829234,489728</text:p>
          </table:table-cell>
          <table:table-cell table:formula="of:=[.H1240]/[.$B$3]" office:value-type="percentage" office:value="0.983160205537369">
            <text:p>98,3%</text:p>
          </table:table-cell>
          <table:table-cell table:number-columns-repeated="1015"/>
        </table:table-row>
        <table:table-row table:style-name="ro1">
          <table:table-cell table:style-name="ce4" office:value-type="float" office:value="1234">
            <text:p>1234</text:p>
          </table:table-cell>
          <table:table-cell table:style-name="ce8" office:value-type="float" office:value="1906.130005">
            <text:p>1906.130005</text:p>
          </table:table-cell>
          <table:table-cell table:style-name="ce8" office:value-type="float" office:value="1927.03405569542">
            <text:p>1927.034056</text:p>
          </table:table-cell>
          <table:table-cell table:formula="of:=[.D1240]+1" office:value-type="float" office:value="1234">
            <text:p>1234</text:p>
          </table:table-cell>
          <table:table-cell table:formula="of:=[.D1241]/[.$B$4]" office:value-type="percentage" office:value="0.980922098569157">
            <text:p>98,1%</text:p>
          </table:table-cell>
          <table:table-cell table:formula="of:=[.D1241]*[.$B$5]" office:value-type="float" office:value="2822793.90213048">
            <text:p>2822793,90213048</text:p>
          </table:table-cell>
          <table:table-cell table:formula="of:=[.F1241]/[.$B$3]" office:value-type="percentage" office:value="0.980922098569157">
            <text:p>98,1%</text:p>
          </table:table-cell>
          <table:table-cell table:formula="of:=[.H1240]+[.B1241]" office:value-type="float" office:value="2831140.619733">
            <text:p>2831140,619733</text:p>
          </table:table-cell>
          <table:table-cell table:formula="of:=[.H1241]/[.$B$3]" office:value-type="percentage" office:value="0.983822586536293">
            <text:p>98,4%</text:p>
          </table:table-cell>
          <table:table-cell table:number-columns-repeated="1015"/>
        </table:table-row>
        <table:table-row table:style-name="ro1">
          <table:table-cell table:style-name="ce4" office:value-type="float" office:value="1235">
            <text:p>1235</text:p>
          </table:table-cell>
          <table:table-cell table:style-name="ce8" office:value-type="float" office:value="1904.01001">
            <text:p>1904.010010</text:p>
          </table:table-cell>
          <table:table-cell table:style-name="ce8" office:value-type="float" office:value="1926.49049152976">
            <text:p>1926.490492</text:p>
          </table:table-cell>
          <table:table-cell table:formula="of:=[.D1241]+1" office:value-type="float" office:value="1235">
            <text:p>1235</text:p>
          </table:table-cell>
          <table:table-cell table:formula="of:=[.D1242]/[.$B$4]" office:value-type="percentage" office:value="0.981717011128776">
            <text:p>98,2%</text:p>
          </table:table-cell>
          <table:table-cell table:formula="of:=[.D1242]*[.$B$5]" office:value-type="float" office:value="2825081.41744825">
            <text:p>2825081,41744825</text:p>
          </table:table-cell>
          <table:table-cell table:formula="of:=[.F1242]/[.$B$3]" office:value-type="percentage" office:value="0.981717011128776">
            <text:p>98,2%</text:p>
          </table:table-cell>
          <table:table-cell table:formula="of:=[.H1241]+[.B1242]" office:value-type="float" office:value="2833044.629743">
            <text:p>2833044,629743</text:p>
          </table:table-cell>
          <table:table-cell table:formula="of:=[.H1242]/[.$B$3]" office:value-type="percentage" office:value="0.98448423083604">
            <text:p>98,4%</text:p>
          </table:table-cell>
          <table:table-cell table:number-columns-repeated="1015"/>
        </table:table-row>
        <table:table-row table:style-name="ro1">
          <table:table-cell table:style-name="ce4" office:value-type="float" office:value="1236">
            <text:p>1236</text:p>
          </table:table-cell>
          <table:table-cell table:style-name="ce8" office:value-type="float" office:value="1956.97998">
            <text:p>1956.979980</text:p>
          </table:table-cell>
          <table:table-cell table:style-name="ce8" office:value-type="float" office:value="1925.54312235754">
            <text:p>1925.543122</text:p>
          </table:table-cell>
          <table:table-cell table:formula="of:=[.D1242]+1" office:value-type="float" office:value="1236">
            <text:p>1236</text:p>
          </table:table-cell>
          <table:table-cell table:formula="of:=[.D1243]/[.$B$4]" office:value-type="percentage" office:value="0.982511923688394">
            <text:p>98,3%</text:p>
          </table:table-cell>
          <table:table-cell table:formula="of:=[.D1243]*[.$B$5]" office:value-type="float" office:value="2827368.93276602">
            <text:p>2827368,93276602</text:p>
          </table:table-cell>
          <table:table-cell table:formula="of:=[.F1243]/[.$B$3]" office:value-type="percentage" office:value="0.982511923688394">
            <text:p>98,3%</text:p>
          </table:table-cell>
          <table:table-cell table:formula="of:=[.H1242]+[.B1243]" office:value-type="float" office:value="2835001.609723">
            <text:p>2835001,609723</text:p>
          </table:table-cell>
          <table:table-cell table:formula="of:=[.H1243]/[.$B$3]" office:value-type="percentage" office:value="0.98516428222321">
            <text:p>98,5%</text:p>
          </table:table-cell>
          <table:table-cell table:number-columns-repeated="1015"/>
        </table:table-row>
        <table:table-row table:style-name="ro1">
          <table:table-cell table:style-name="ce4" office:value-type="float" office:value="1237">
            <text:p>1237</text:p>
          </table:table-cell>
          <table:table-cell table:style-name="ce8" office:value-type="float" office:value="1924.23999">
            <text:p>1924.239990</text:p>
          </table:table-cell>
          <table:table-cell table:style-name="ce8" office:value-type="float" office:value="1925.48434724938">
            <text:p>1925.484347</text:p>
          </table:table-cell>
          <table:table-cell table:formula="of:=[.D1243]+1" office:value-type="float" office:value="1237">
            <text:p>1237</text:p>
          </table:table-cell>
          <table:table-cell table:formula="of:=[.D1244]/[.$B$4]" office:value-type="percentage" office:value="0.983306836248013">
            <text:p>98,3%</text:p>
          </table:table-cell>
          <table:table-cell table:formula="of:=[.D1244]*[.$B$5]" office:value-type="float" office:value="2829656.44808379">
            <text:p>2829656,44808379</text:p>
          </table:table-cell>
          <table:table-cell table:formula="of:=[.F1244]/[.$B$3]" office:value-type="percentage" office:value="0.983306836248013">
            <text:p>98,3%</text:p>
          </table:table-cell>
          <table:table-cell table:formula="of:=[.H1243]+[.B1244]" office:value-type="float" office:value="2836925.849713">
            <text:p>2836925,849713</text:p>
          </table:table-cell>
          <table:table-cell table:formula="of:=[.H1244]/[.$B$3]" office:value-type="percentage" office:value="0.985832956449734">
            <text:p>98,6%</text:p>
          </table:table-cell>
          <table:table-cell table:number-columns-repeated="1015"/>
        </table:table-row>
        <table:table-row table:style-name="ro1">
          <table:table-cell table:style-name="ce4" office:value-type="float" office:value="1238">
            <text:p>1238</text:p>
          </table:table-cell>
          <table:table-cell table:style-name="ce8" office:value-type="float" office:value="1927.880005">
            <text:p>1927.880005</text:p>
          </table:table-cell>
          <table:table-cell table:style-name="ce8" office:value-type="float" office:value="1924.01875942368">
            <text:p>1924.018759</text:p>
          </table:table-cell>
          <table:table-cell table:formula="of:=[.D1244]+1" office:value-type="float" office:value="1238">
            <text:p>1238</text:p>
          </table:table-cell>
          <table:table-cell table:formula="of:=[.D1245]/[.$B$4]" office:value-type="percentage" office:value="0.984101748807631">
            <text:p>98,4%</text:p>
          </table:table-cell>
          <table:table-cell table:formula="of:=[.D1245]*[.$B$5]" office:value-type="float" office:value="2831943.96340156">
            <text:p>2831943,96340156</text:p>
          </table:table-cell>
          <table:table-cell table:formula="of:=[.F1245]/[.$B$3]" office:value-type="percentage" office:value="0.984101748807631">
            <text:p>98,4%</text:p>
          </table:table-cell>
          <table:table-cell table:formula="of:=[.H1244]+[.B1245]" office:value-type="float" office:value="2838853.729718">
            <text:p>2838853,729718</text:p>
          </table:table-cell>
          <table:table-cell table:formula="of:=[.H1245]/[.$B$3]" office:value-type="percentage" office:value="0.98650289558304">
            <text:p>98,7%</text:p>
          </table:table-cell>
          <table:table-cell table:number-columns-repeated="1015"/>
        </table:table-row>
        <table:table-row table:style-name="ro1">
          <table:table-cell table:style-name="ce4" office:value-type="float" office:value="1239">
            <text:p>1239</text:p>
          </table:table-cell>
          <table:table-cell table:style-name="ce8" office:value-type="float" office:value="1936.160034">
            <text:p>1936.160034</text:p>
          </table:table-cell>
          <table:table-cell table:style-name="ce8" office:value-type="float" office:value="1922.61405087601">
            <text:p>1922.614051</text:p>
          </table:table-cell>
          <table:table-cell table:formula="of:=[.D1245]+1" office:value-type="float" office:value="1239">
            <text:p>1239</text:p>
          </table:table-cell>
          <table:table-cell table:formula="of:=[.D1246]/[.$B$4]" office:value-type="percentage" office:value="0.98489666136725">
            <text:p>98,5%</text:p>
          </table:table-cell>
          <table:table-cell table:formula="of:=[.D1246]*[.$B$5]" office:value-type="float" office:value="2834231.47871934">
            <text:p>2834231,47871934</text:p>
          </table:table-cell>
          <table:table-cell table:formula="of:=[.F1246]/[.$B$3]" office:value-type="percentage" office:value="0.98489666136725">
            <text:p>98,5%</text:p>
          </table:table-cell>
          <table:table-cell table:formula="of:=[.H1245]+[.B1246]" office:value-type="float" office:value="2840789.889752">
            <text:p>2840789,889752</text:p>
          </table:table-cell>
          <table:table-cell table:formula="of:=[.H1246]/[.$B$3]" office:value-type="percentage" office:value="0.987175712029994">
            <text:p>98,7%</text:p>
          </table:table-cell>
          <table:table-cell table:number-columns-repeated="1015"/>
        </table:table-row>
        <table:table-row table:style-name="ro1">
          <table:table-cell table:style-name="ce4" office:value-type="float" office:value="1240">
            <text:p>1240</text:p>
          </table:table-cell>
          <table:table-cell table:style-name="ce8" office:value-type="float" office:value="1998.300049">
            <text:p>1998.300049</text:p>
          </table:table-cell>
          <table:table-cell table:style-name="ce8" office:value-type="float" office:value="1921.5031892936">
            <text:p>1921.503189</text:p>
          </table:table-cell>
          <table:table-cell table:formula="of:=[.D1246]+1" office:value-type="float" office:value="1240">
            <text:p>1240</text:p>
          </table:table-cell>
          <table:table-cell table:formula="of:=[.D1247]/[.$B$4]" office:value-type="percentage" office:value="0.985691573926868">
            <text:p>98,6%</text:p>
          </table:table-cell>
          <table:table-cell table:formula="of:=[.D1247]*[.$B$5]" office:value-type="float" office:value="2836518.99403711">
            <text:p>2836518,99403711</text:p>
          </table:table-cell>
          <table:table-cell table:formula="of:=[.F1247]/[.$B$3]" office:value-type="percentage" office:value="0.985691573926868">
            <text:p>98,6%</text:p>
          </table:table-cell>
          <table:table-cell table:formula="of:=[.H1246]+[.B1247]" office:value-type="float" office:value="2842788.189801">
            <text:p>2842788,189801</text:p>
          </table:table-cell>
          <table:table-cell table:formula="of:=[.H1247]/[.$B$3]" office:value-type="percentage" office:value="0.987870122158965">
            <text:p>98,8%</text:p>
          </table:table-cell>
          <table:table-cell table:number-columns-repeated="1015"/>
        </table:table-row>
        <table:table-row table:style-name="ro1">
          <table:table-cell table:style-name="ce4" office:value-type="float" office:value="1241">
            <text:p>1241</text:p>
          </table:table-cell>
          <table:table-cell table:style-name="ce8" office:value-type="float" office:value="1965.98999">
            <text:p>1965.989990</text:p>
          </table:table-cell>
          <table:table-cell table:style-name="ce8" office:value-type="float" office:value="1921.27669913075">
            <text:p>1921.276699</text:p>
          </table:table-cell>
          <table:table-cell table:formula="of:=[.D1247]+1" office:value-type="float" office:value="1241">
            <text:p>1241</text:p>
          </table:table-cell>
          <table:table-cell table:formula="of:=[.D1248]/[.$B$4]" office:value-type="percentage" office:value="0.986486486486487">
            <text:p>98,6%</text:p>
          </table:table-cell>
          <table:table-cell table:formula="of:=[.D1248]*[.$B$5]" office:value-type="float" office:value="2838806.50935488">
            <text:p>2838806,50935488</text:p>
          </table:table-cell>
          <table:table-cell table:formula="of:=[.F1248]/[.$B$3]" office:value-type="percentage" office:value="0.986486486486486">
            <text:p>98,6%</text:p>
          </table:table-cell>
          <table:table-cell table:formula="of:=[.H1247]+[.B1248]" office:value-type="float" office:value="2844754.179791">
            <text:p>2844754,179791</text:p>
          </table:table-cell>
          <table:table-cell table:formula="of:=[.H1248]/[.$B$3]" office:value-type="percentage" office:value="0.988553304528496">
            <text:p>98,9%</text:p>
          </table:table-cell>
          <table:table-cell table:number-columns-repeated="1015"/>
        </table:table-row>
        <table:table-row table:style-name="ro1">
          <table:table-cell table:style-name="ce4" office:value-type="float" office:value="1242">
            <text:p>1242</text:p>
          </table:table-cell>
          <table:table-cell table:style-name="ce8" office:value-type="float" office:value="1940.459961">
            <text:p>1940.459961</text:p>
          </table:table-cell>
          <table:table-cell table:style-name="ce8" office:value-type="float" office:value="1920.43257442164">
            <text:p>1920.432574</text:p>
          </table:table-cell>
          <table:table-cell table:formula="of:=[.D1248]+1" office:value-type="float" office:value="1242">
            <text:p>1242</text:p>
          </table:table-cell>
          <table:table-cell table:formula="of:=[.D1249]/[.$B$4]" office:value-type="percentage" office:value="0.987281399046105">
            <text:p>98,7%</text:p>
          </table:table-cell>
          <table:table-cell table:formula="of:=[.D1249]*[.$B$5]" office:value-type="float" office:value="2841094.02467265">
            <text:p>2841094,02467265</text:p>
          </table:table-cell>
          <table:table-cell table:formula="of:=[.F1249]/[.$B$3]" office:value-type="percentage" office:value="0.987281399046105">
            <text:p>98,7%</text:p>
          </table:table-cell>
          <table:table-cell table:formula="of:=[.H1248]+[.B1249]" office:value-type="float" office:value="2846694.639752">
            <text:p>2846694,639752</text:p>
          </table:table-cell>
          <table:table-cell table:formula="of:=[.H1249]/[.$B$3]" office:value-type="percentage" office:value="0.989227615201938">
            <text:p>98,9%</text:p>
          </table:table-cell>
          <table:table-cell table:number-columns-repeated="1015"/>
        </table:table-row>
        <table:table-row table:style-name="ro1">
          <table:table-cell table:style-name="ce4" office:value-type="float" office:value="1243">
            <text:p>1243</text:p>
          </table:table-cell>
          <table:table-cell table:style-name="ce8" office:value-type="float" office:value="1862.48999">
            <text:p>1862.489990</text:p>
          </table:table-cell>
          <table:table-cell table:style-name="ce8" office:value-type="float" office:value="1919.24167374404">
            <text:p>1919.241674</text:p>
          </table:table-cell>
          <table:table-cell table:formula="of:=[.D1249]+1" office:value-type="float" office:value="1243">
            <text:p>1243</text:p>
          </table:table-cell>
          <table:table-cell table:formula="of:=[.D1250]/[.$B$4]" office:value-type="percentage" office:value="0.988076311605723">
            <text:p>98,8%</text:p>
          </table:table-cell>
          <table:table-cell table:formula="of:=[.D1250]*[.$B$5]" office:value-type="float" office:value="2843381.53999042">
            <text:p>2843381,53999042</text:p>
          </table:table-cell>
          <table:table-cell table:formula="of:=[.F1250]/[.$B$3]" office:value-type="percentage" office:value="0.988076311605723">
            <text:p>98,8%</text:p>
          </table:table-cell>
          <table:table-cell table:formula="of:=[.H1249]+[.B1250]" office:value-type="float" office:value="2848557.129742">
            <text:p>2848557,129742</text:p>
          </table:table-cell>
          <table:table-cell table:formula="of:=[.H1250]/[.$B$3]" office:value-type="percentage" office:value="0.989874831276826">
            <text:p>99,0%</text:p>
          </table:table-cell>
          <table:table-cell table:number-columns-repeated="1015"/>
        </table:table-row>
        <table:table-row table:style-name="ro1">
          <table:table-cell table:style-name="ce4" office:value-type="float" office:value="1244">
            <text:p>1244</text:p>
          </table:table-cell>
          <table:table-cell table:style-name="ce8" office:value-type="float" office:value="1941.98999">
            <text:p>1941.989990</text:p>
          </table:table-cell>
          <table:table-cell table:style-name="ce8" office:value-type="float" office:value="1915.90789330708">
            <text:p>1915.907893</text:p>
          </table:table-cell>
          <table:table-cell table:formula="of:=[.D1250]+1" office:value-type="float" office:value="1244">
            <text:p>1244</text:p>
          </table:table-cell>
          <table:table-cell table:formula="of:=[.D1251]/[.$B$4]" office:value-type="percentage" office:value="0.988871224165342">
            <text:p>98,9%</text:p>
          </table:table-cell>
          <table:table-cell table:formula="of:=[.D1251]*[.$B$5]" office:value-type="float" office:value="2845669.0553082">
            <text:p>2845669,0553082</text:p>
          </table:table-cell>
          <table:table-cell table:formula="of:=[.F1251]/[.$B$3]" office:value-type="percentage" office:value="0.988871224165342">
            <text:p>98,9%</text:p>
          </table:table-cell>
          <table:table-cell table:formula="of:=[.H1250]+[.B1251]" office:value-type="float" office:value="2850499.119732">
            <text:p>2850499,119732</text:p>
          </table:table-cell>
          <table:table-cell table:formula="of:=[.H1251]/[.$B$3]" office:value-type="percentage" office:value="0.990549673636006">
            <text:p>99,1%</text:p>
          </table:table-cell>
          <table:table-cell table:number-columns-repeated="1015"/>
        </table:table-row>
        <table:table-row table:style-name="ro1">
          <table:table-cell table:style-name="ce4" office:value-type="float" office:value="1245">
            <text:p>1245</text:p>
          </table:table-cell>
          <table:table-cell table:style-name="ce8" office:value-type="float" office:value="2031.209961">
            <text:p>2031.209961</text:p>
          </table:table-cell>
          <table:table-cell table:style-name="ce8" office:value-type="float" office:value="1914.00910537258">
            <text:p>1914.009105</text:p>
          </table:table-cell>
          <table:table-cell table:formula="of:=[.D1251]+1" office:value-type="float" office:value="1245">
            <text:p>1245</text:p>
          </table:table-cell>
          <table:table-cell table:formula="of:=[.D1252]/[.$B$4]" office:value-type="percentage" office:value="0.98966613672496">
            <text:p>99,0%</text:p>
          </table:table-cell>
          <table:table-cell table:formula="of:=[.D1252]*[.$B$5]" office:value-type="float" office:value="2847956.57062597">
            <text:p>2847956,57062597</text:p>
          </table:table-cell>
          <table:table-cell table:formula="of:=[.F1252]/[.$B$3]" office:value-type="percentage" office:value="0.98966613672496">
            <text:p>99,0%</text:p>
          </table:table-cell>
          <table:table-cell table:formula="of:=[.H1251]+[.B1252]" office:value-type="float" office:value="2852530.329693">
            <text:p>2852530,329693</text:p>
          </table:table-cell>
          <table:table-cell table:formula="of:=[.H1252]/[.$B$3]" office:value-type="percentage" office:value="0.991255519973592">
            <text:p>99,1%</text:p>
          </table:table-cell>
          <table:table-cell table:number-columns-repeated="1015"/>
        </table:table-row>
        <table:table-row table:style-name="ro1">
          <table:table-cell table:style-name="ce4" office:value-type="float" office:value="1246">
            <text:p>1246</text:p>
          </table:table-cell>
          <table:table-cell table:style-name="ce8" office:value-type="float" office:value="1982.849976">
            <text:p>1982.849976</text:p>
          </table:table-cell>
          <table:table-cell table:style-name="ce8" office:value-type="float" office:value="1899.89017908764">
            <text:p>1899.890179</text:p>
          </table:table-cell>
          <table:table-cell table:formula="of:=[.D1252]+1" office:value-type="float" office:value="1246">
            <text:p>1246</text:p>
          </table:table-cell>
          <table:table-cell table:formula="of:=[.D1253]/[.$B$4]" office:value-type="percentage" office:value="0.990461049284579">
            <text:p>99,0%</text:p>
          </table:table-cell>
          <table:table-cell table:formula="of:=[.D1253]*[.$B$5]" office:value-type="float" office:value="2850244.08594374">
            <text:p>2850244,08594374</text:p>
          </table:table-cell>
          <table:table-cell table:formula="of:=[.F1253]/[.$B$3]" office:value-type="percentage" office:value="0.990461049284579">
            <text:p>99,0%</text:p>
          </table:table-cell>
          <table:table-cell table:formula="of:=[.H1252]+[.B1253]" office:value-type="float" office:value="2854513.179669">
            <text:p>2854513,179669</text:p>
          </table:table-cell>
          <table:table-cell table:formula="of:=[.H1253]/[.$B$3]" office:value-type="percentage" office:value="0.991944561195531">
            <text:p>99,2%</text:p>
          </table:table-cell>
          <table:table-cell table:number-columns-repeated="1015"/>
        </table:table-row>
        <table:table-row table:style-name="ro1">
          <table:table-cell table:style-name="ce4" office:value-type="float" office:value="1247">
            <text:p>1247</text:p>
          </table:table-cell>
          <table:table-cell table:style-name="ce8" office:value-type="float" office:value="1935.099976">
            <text:p>1935.099976</text:p>
          </table:table-cell>
          <table:table-cell table:style-name="ce8" office:value-type="float" office:value="1899.38916447571">
            <text:p>1899.389164</text:p>
          </table:table-cell>
          <table:table-cell table:formula="of:=[.D1253]+1" office:value-type="float" office:value="1247">
            <text:p>1247</text:p>
          </table:table-cell>
          <table:table-cell table:formula="of:=[.D1254]/[.$B$4]" office:value-type="percentage" office:value="0.991255961844197">
            <text:p>99,1%</text:p>
          </table:table-cell>
          <table:table-cell table:formula="of:=[.D1254]*[.$B$5]" office:value-type="float" office:value="2852531.60126151">
            <text:p>2852531,60126151</text:p>
          </table:table-cell>
          <table:table-cell table:formula="of:=[.F1254]/[.$B$3]" office:value-type="percentage" office:value="0.991255961844197">
            <text:p>99,1%</text:p>
          </table:table-cell>
          <table:table-cell table:formula="of:=[.H1253]+[.B1254]" office:value-type="float" office:value="2856448.279645">
            <text:p>2856448,279645</text:p>
          </table:table-cell>
          <table:table-cell table:formula="of:=[.H1254]/[.$B$3]" office:value-type="percentage" office:value="0.992617009271873">
            <text:p>99,3%</text:p>
          </table:table-cell>
          <table:table-cell table:number-columns-repeated="1015"/>
        </table:table-row>
        <table:table-row table:style-name="ro1">
          <table:table-cell table:style-name="ce4" office:value-type="float" office:value="1248">
            <text:p>1248</text:p>
          </table:table-cell>
          <table:table-cell table:style-name="ce8" office:value-type="float" office:value="1862.76001">
            <text:p>1862.760010</text:p>
          </table:table-cell>
          <table:table-cell table:style-name="ce8" office:value-type="float" office:value="1897.59409171095">
            <text:p>1897.594092</text:p>
          </table:table-cell>
          <table:table-cell table:formula="of:=[.D1254]+1" office:value-type="float" office:value="1248">
            <text:p>1248</text:p>
          </table:table-cell>
          <table:table-cell table:formula="of:=[.D1255]/[.$B$4]" office:value-type="percentage" office:value="0.992050874403816">
            <text:p>99,2%</text:p>
          </table:table-cell>
          <table:table-cell table:formula="of:=[.D1255]*[.$B$5]" office:value-type="float" office:value="2854819.11657928">
            <text:p>2854819,11657928</text:p>
          </table:table-cell>
          <table:table-cell table:formula="of:=[.F1255]/[.$B$3]" office:value-type="percentage" office:value="0.992050874403816">
            <text:p>99,2%</text:p>
          </table:table-cell>
          <table:table-cell table:formula="of:=[.H1254]+[.B1255]" office:value-type="float" office:value="2858311.039655">
            <text:p>2858311,039655</text:p>
          </table:table-cell>
          <table:table-cell table:formula="of:=[.H1255]/[.$B$3]" office:value-type="percentage" office:value="0.993264319178828">
            <text:p>99,3%</text:p>
          </table:table-cell>
          <table:table-cell table:number-columns-repeated="1015"/>
        </table:table-row>
        <table:table-row table:style-name="ro1">
          <table:table-cell table:style-name="ce4" office:value-type="float" office:value="1249">
            <text:p>1249</text:p>
          </table:table-cell>
          <table:table-cell table:style-name="ce8" office:value-type="float" office:value="1977.800049">
            <text:p>1977.800049</text:p>
          </table:table-cell>
          <table:table-cell table:style-name="ce8" office:value-type="float" office:value="1897.21888744759">
            <text:p>1897.218887</text:p>
          </table:table-cell>
          <table:table-cell table:formula="of:=[.D1255]+1" office:value-type="float" office:value="1249">
            <text:p>1249</text:p>
          </table:table-cell>
          <table:table-cell table:formula="of:=[.D1256]/[.$B$4]" office:value-type="percentage" office:value="0.992845786963434">
            <text:p>99,3%</text:p>
          </table:table-cell>
          <table:table-cell table:formula="of:=[.D1256]*[.$B$5]" office:value-type="float" office:value="2857106.63189705">
            <text:p>2857106,63189705</text:p>
          </table:table-cell>
          <table:table-cell table:formula="of:=[.F1256]/[.$B$3]" office:value-type="percentage" office:value="0.992845786963434">
            <text:p>99,3%</text:p>
          </table:table-cell>
          <table:table-cell table:formula="of:=[.H1255]+[.B1256]" office:value-type="float" office:value="2860288.839704">
            <text:p>2860288,839704</text:p>
          </table:table-cell>
          <table:table-cell table:formula="of:=[.H1256]/[.$B$3]" office:value-type="percentage" office:value="0.993951605548956">
            <text:p>99,4%</text:p>
          </table:table-cell>
          <table:table-cell table:number-columns-repeated="1015"/>
        </table:table-row>
        <table:table-row table:style-name="ro1">
          <table:table-cell table:style-name="ce4" office:value-type="float" office:value="1250">
            <text:p>1250</text:p>
          </table:table-cell>
          <table:table-cell table:style-name="ce8" office:value-type="float" office:value="1968.890015">
            <text:p>1968.890015</text:p>
          </table:table-cell>
          <table:table-cell table:style-name="ce8" office:value-type="float" office:value="1896.05782543558">
            <text:p>1896.057825</text:p>
          </table:table-cell>
          <table:table-cell table:formula="of:=[.D1256]+1" office:value-type="float" office:value="1250">
            <text:p>1250</text:p>
          </table:table-cell>
          <table:table-cell table:formula="of:=[.D1257]/[.$B$4]" office:value-type="percentage" office:value="0.993640699523052">
            <text:p>99,4%</text:p>
          </table:table-cell>
          <table:table-cell table:formula="of:=[.D1257]*[.$B$5]" office:value-type="float" office:value="2859394.14721483">
            <text:p>2859394,14721483</text:p>
          </table:table-cell>
          <table:table-cell table:formula="of:=[.F1257]/[.$B$3]" office:value-type="percentage" office:value="0.993640699523052">
            <text:p>99,4%</text:p>
          </table:table-cell>
          <table:table-cell table:formula="of:=[.H1256]+[.B1257]" office:value-type="float" office:value="2862257.729719">
            <text:p>2862257,729719</text:p>
          </table:table-cell>
          <table:table-cell table:formula="of:=[.H1257]/[.$B$3]" office:value-type="percentage" office:value="0.994635795678426">
            <text:p>99,5%</text:p>
          </table:table-cell>
          <table:table-cell table:number-columns-repeated="1015"/>
        </table:table-row>
        <table:table-row table:style-name="ro1">
          <table:table-cell table:style-name="ce4" office:value-type="float" office:value="1251">
            <text:p>1251</text:p>
          </table:table-cell>
          <table:table-cell table:style-name="ce8" office:value-type="float" office:value="1964.819946">
            <text:p>1964.819946</text:p>
          </table:table-cell>
          <table:table-cell table:style-name="ce8" office:value-type="float" office:value="1895.22168655029">
            <text:p>1895.221687</text:p>
          </table:table-cell>
          <table:table-cell table:formula="of:=[.D1257]+1" office:value-type="float" office:value="1251">
            <text:p>1251</text:p>
          </table:table-cell>
          <table:table-cell table:formula="of:=[.D1258]/[.$B$4]" office:value-type="percentage" office:value="0.994435612082671">
            <text:p>99,4%</text:p>
          </table:table-cell>
          <table:table-cell table:formula="of:=[.D1258]*[.$B$5]" office:value-type="float" office:value="2861681.6625326">
            <text:p>2861681,6625326</text:p>
          </table:table-cell>
          <table:table-cell table:formula="of:=[.F1258]/[.$B$3]" office:value-type="percentage" office:value="0.994435612082671">
            <text:p>99,4%</text:p>
          </table:table-cell>
          <table:table-cell table:formula="of:=[.H1257]+[.B1258]" office:value-type="float" office:value="2864222.549665">
            <text:p>2864222,549665</text:p>
          </table:table-cell>
          <table:table-cell table:formula="of:=[.H1258]/[.$B$3]" office:value-type="percentage" office:value="0.995318571457163">
            <text:p>99,5%</text:p>
          </table:table-cell>
          <table:table-cell table:number-columns-repeated="1015"/>
        </table:table-row>
        <table:table-row table:style-name="ro1">
          <table:table-cell table:style-name="ce4" office:value-type="float" office:value="1252">
            <text:p>1252</text:p>
          </table:table-cell>
          <table:table-cell table:style-name="ce8" office:value-type="float" office:value="1967.900024">
            <text:p>1967.900024</text:p>
          </table:table-cell>
          <table:table-cell table:style-name="ce8" office:value-type="float" office:value="1893.71167572093">
            <text:p>1893.711676</text:p>
          </table:table-cell>
          <table:table-cell table:formula="of:=[.D1258]+1" office:value-type="float" office:value="1252">
            <text:p>1252</text:p>
          </table:table-cell>
          <table:table-cell table:formula="of:=[.D1259]/[.$B$4]" office:value-type="percentage" office:value="0.995230524642289">
            <text:p>99,5%</text:p>
          </table:table-cell>
          <table:table-cell table:formula="of:=[.D1259]*[.$B$5]" office:value-type="float" office:value="2863969.17785037">
            <text:p>2863969,17785037</text:p>
          </table:table-cell>
          <table:table-cell table:formula="of:=[.F1259]/[.$B$3]" office:value-type="percentage" office:value="0.995230524642289">
            <text:p>99,5%</text:p>
          </table:table-cell>
          <table:table-cell table:formula="of:=[.H1258]+[.B1259]" office:value-type="float" office:value="2866190.449689">
            <text:p>2866190,449689</text:p>
          </table:table-cell>
          <table:table-cell table:formula="of:=[.H1259]/[.$B$3]" office:value-type="percentage" office:value="0.996002417564333">
            <text:p>99,6%</text:p>
          </table:table-cell>
          <table:table-cell table:number-columns-repeated="1015"/>
        </table:table-row>
        <table:table-row table:style-name="ro1">
          <table:table-cell table:style-name="ce4" office:value-type="float" office:value="1253">
            <text:p>1253</text:p>
          </table:table-cell>
          <table:table-cell table:style-name="ce8" office:value-type="float" office:value="1874.73999">
            <text:p>1874.739990</text:p>
          </table:table-cell>
          <table:table-cell table:style-name="ce8" office:value-type="float" office:value="1892.48764746826">
            <text:p>1892.487647</text:p>
          </table:table-cell>
          <table:table-cell table:formula="of:=[.D1259]+1" office:value-type="float" office:value="1253">
            <text:p>1253</text:p>
          </table:table-cell>
          <table:table-cell table:formula="of:=[.D1260]/[.$B$4]" office:value-type="percentage" office:value="0.996025437201908">
            <text:p>99,6%</text:p>
          </table:table-cell>
          <table:table-cell table:formula="of:=[.D1260]*[.$B$5]" office:value-type="float" office:value="2866256.69316814">
            <text:p>2866256,69316814</text:p>
          </table:table-cell>
          <table:table-cell table:formula="of:=[.F1260]/[.$B$3]" office:value-type="percentage" office:value="0.996025437201908">
            <text:p>99,6%</text:p>
          </table:table-cell>
          <table:table-cell table:formula="of:=[.H1259]+[.B1260]" office:value-type="float" office:value="2868065.189679">
            <text:p>2868065,189679</text:p>
          </table:table-cell>
          <table:table-cell table:formula="of:=[.H1260]/[.$B$3]" office:value-type="percentage" office:value="0.996653890519505">
            <text:p>99,7%</text:p>
          </table:table-cell>
          <table:table-cell table:number-columns-repeated="1015"/>
        </table:table-row>
        <table:table-row table:style-name="ro1">
          <table:table-cell table:style-name="ce4" office:value-type="float" office:value="1254">
            <text:p>1254</text:p>
          </table:table-cell>
          <table:table-cell table:style-name="ce8" office:value-type="float" office:value="1946.170044">
            <text:p>1946.170044</text:p>
          </table:table-cell>
          <table:table-cell table:style-name="ce8" office:value-type="float" office:value="1892.20087631506">
            <text:p>1892.200876</text:p>
          </table:table-cell>
          <table:table-cell table:formula="of:=[.D1260]+1" office:value-type="float" office:value="1254">
            <text:p>1254</text:p>
          </table:table-cell>
          <table:table-cell table:formula="of:=[.D1261]/[.$B$4]" office:value-type="percentage" office:value="0.996820349761526">
            <text:p>99,7%</text:p>
          </table:table-cell>
          <table:table-cell table:formula="of:=[.D1261]*[.$B$5]" office:value-type="float" office:value="2868544.20848591">
            <text:p>2868544,20848591</text:p>
          </table:table-cell>
          <table:table-cell table:formula="of:=[.F1261]/[.$B$3]" office:value-type="percentage" office:value="0.996820349761526">
            <text:p>99,7%</text:p>
          </table:table-cell>
          <table:table-cell table:formula="of:=[.H1260]+[.B1261]" office:value-type="float" office:value="2870011.359723">
            <text:p>2870011,359723</text:p>
          </table:table-cell>
          <table:table-cell table:formula="of:=[.H1261]/[.$B$3]" office:value-type="percentage" office:value="0.997330185449253">
            <text:p>99,7%</text:p>
          </table:table-cell>
          <table:table-cell table:number-columns-repeated="1015"/>
        </table:table-row>
        <table:table-row table:style-name="ro1">
          <table:table-cell table:style-name="ce4" office:value-type="float" office:value="1255">
            <text:p>1255</text:p>
          </table:table-cell>
          <table:table-cell table:style-name="ce8" office:value-type="float" office:value="1886.76001">
            <text:p>1886.760010</text:p>
          </table:table-cell>
          <table:table-cell table:style-name="ce8" office:value-type="float" office:value="1892.02300183932">
            <text:p>1892.023002</text:p>
          </table:table-cell>
          <table:table-cell table:formula="of:=[.D1261]+1" office:value-type="float" office:value="1255">
            <text:p>1255</text:p>
          </table:table-cell>
          <table:table-cell table:formula="of:=[.D1262]/[.$B$4]" office:value-type="percentage" office:value="0.997615262321145">
            <text:p>99,8%</text:p>
          </table:table-cell>
          <table:table-cell table:formula="of:=[.D1262]*[.$B$5]" office:value-type="float" office:value="2870831.72380369">
            <text:p>2870831,72380369</text:p>
          </table:table-cell>
          <table:table-cell table:formula="of:=[.F1262]/[.$B$3]" office:value-type="percentage" office:value="0.997615262321145">
            <text:p>99,8%</text:p>
          </table:table-cell>
          <table:table-cell table:formula="of:=[.H1261]+[.B1262]" office:value-type="float" office:value="2871898.119733">
            <text:p>2871898,119733</text:p>
          </table:table-cell>
          <table:table-cell table:formula="of:=[.H1262]/[.$B$3]" office:value-type="percentage" office:value="0.997985835366559">
            <text:p>99,8%</text:p>
          </table:table-cell>
          <table:table-cell table:number-columns-repeated="1015"/>
        </table:table-row>
        <table:table-row table:style-name="ro1">
          <table:table-cell table:style-name="ce4" office:value-type="float" office:value="1256">
            <text:p>1256</text:p>
          </table:table-cell>
          <table:table-cell table:style-name="ce8" office:value-type="float" office:value="1946.160034">
            <text:p>1946.160034</text:p>
          </table:table-cell>
          <table:table-cell table:style-name="ce8" office:value-type="float" office:value="1882.46742514465">
            <text:p>1882.467425</text:p>
          </table:table-cell>
          <table:table-cell table:formula="of:=[.D1262]+1" office:value-type="float" office:value="1256">
            <text:p>1256</text:p>
          </table:table-cell>
          <table:table-cell table:formula="of:=[.D1263]/[.$B$4]" office:value-type="percentage" office:value="0.998410174880763">
            <text:p>99,8%</text:p>
          </table:table-cell>
          <table:table-cell table:formula="of:=[.D1263]*[.$B$5]" office:value-type="float" office:value="2873119.23912146">
            <text:p>2873119,23912146</text:p>
          </table:table-cell>
          <table:table-cell table:formula="of:=[.F1263]/[.$B$3]" office:value-type="percentage" office:value="0.998410174880763">
            <text:p>99,8%</text:p>
          </table:table-cell>
          <table:table-cell table:formula="of:=[.H1262]+[.B1263]" office:value-type="float" office:value="2873844.279767">
            <text:p>2873844,279767</text:p>
          </table:table-cell>
          <table:table-cell table:formula="of:=[.H1263]/[.$B$3]" office:value-type="percentage" office:value="0.998662126817827">
            <text:p>99,9%</text:p>
          </table:table-cell>
          <table:table-cell table:number-columns-repeated="1015"/>
        </table:table-row>
        <table:table-row table:style-name="ro1">
          <table:table-cell table:style-name="ce4" office:value-type="float" office:value="1257">
            <text:p>1257</text:p>
          </table:table-cell>
          <table:table-cell table:style-name="ce8" office:value-type="float" office:value="1972.290039">
            <text:p>1972.290039</text:p>
          </table:table-cell>
          <table:table-cell table:style-name="ce8" office:value-type="float" office:value="1873.55431411365">
            <text:p>1873.554314</text:p>
          </table:table-cell>
          <table:table-cell table:formula="of:=[.D1263]+1" office:value-type="float" office:value="1257">
            <text:p>1257</text:p>
          </table:table-cell>
          <table:table-cell table:formula="of:=[.D1264]/[.$B$4]" office:value-type="percentage" office:value="0.999205087440382">
            <text:p>99,9%</text:p>
          </table:table-cell>
          <table:table-cell table:formula="of:=[.D1264]*[.$B$5]" office:value-type="float" office:value="2875406.75443923">
            <text:p>2875406,75443923</text:p>
          </table:table-cell>
          <table:table-cell table:formula="of:=[.F1264]/[.$B$3]" office:value-type="percentage" office:value="0.999205087440381">
            <text:p>99,9%</text:p>
          </table:table-cell>
          <table:table-cell table:formula="of:=[.H1263]+[.B1264]" office:value-type="float" office:value="2875816.569806">
            <text:p>2875816,569806</text:p>
          </table:table-cell>
          <table:table-cell table:formula="of:=[.H1264]/[.$B$3]" office:value-type="percentage" office:value="0.999347498457104">
            <text:p>99,9%</text:p>
          </table:table-cell>
          <table:table-cell table:number-columns-repeated="1015"/>
        </table:table-row>
        <table:table-row table:style-name="ro1">
          <table:table-cell table:style-name="ce4" office:value-type="float" office:value="1258">
            <text:p>1258</text:p>
          </table:table-cell>
          <table:table-cell table:style-name="ce8" office:value-type="float" office:value="1877.699951">
            <text:p>1877.699951</text:p>
          </table:table-cell>
          <table:table-cell table:style-name="ce8" office:value-type="float" office:value="1867.30471182495">
            <text:p>1867.304712</text:p>
          </table:table-cell>
          <table:table-cell table:formula="of:=[.D1264]+1" office:value-type="float" office:value="1258">
            <text:p>1258</text:p>
          </table:table-cell>
          <table:table-cell table:formula="of:=[.D1265]/[.$B$4]" office:value-type="percentage" office:value="1">
            <text:p>100,0%</text:p>
          </table:table-cell>
          <table:table-cell table:formula="of:=[.D1265]*[.$B$5]" office:value-type="float" office:value="2877694.269757">
            <text:p>2877694,269757</text:p>
          </table:table-cell>
          <table:table-cell table:formula="of:=[.F1265]/[.$B$3]" office:value-type="percentage" office:value="1">
            <text:p>100,0%</text:p>
          </table:table-cell>
          <table:table-cell table:formula="of:=[.H1264]+[.B1265]" office:value-type="float" office:value="2877694.269757">
            <text:p>2877694,269757</text:p>
          </table:table-cell>
          <table:table-cell table:formula="of:=[.H1265]/[.$B$3]" office:value-type="percentage" office:value="1">
            <text:p>100,0%</text:p>
          </table:table-cell>
          <table:table-cell table:number-columns-repeated="1015"/>
        </table:table-row>
        <table:table-row table:style-name="ro1" table:number-rows-repeated="104731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Cumulative Accuracy Profile'.$A$1" table:cell-range-address="$'Cumulative Accuracy Profile'.$A$7:.$C$10007"/>
        </table:named-expressions>
      </table:table>
      <table:named-expressions/>
      <table:database-ranges>
        <table:database-range table:name="_xlnm._FilterDatabase" table:target-range-address="'Cumulative Accuracy Profile'.A7:'Cumulative Accuracy Profile'.C1000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percentage-style style:name="N108">
      <number:number number:decimal-places="1" number:min-integer-digits="1"/>
      <number:text>%</number:text>
    </number:percentag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number:number-style style:name="N16116" number:language="en" number:country="US">
      <number:number number:decimal-places="6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105cm double #4f81bd" style:border-line-width-bottom="0.035cm 0.035cm 0.035cm" style:diagonal-bl-tr="none" style:diagonal-tl-br="none" fo:border-left="none" fo:border-right="none" style:rotation-align="none" fo:border-top="0.035cm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12/03/2019</text:date>, <text:time>17:5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umulative_20_Accuracy_20_Profile" style:display-name="PageStyle_Cumulative Accuracy Profi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dc:date>2019-03-12T17:54:04</dc:date>
    <dc:creator>LumberJack Jyss</dc:creator>
    <meta:editing-duration>PT2M59S</meta:editing-duration>
    <meta:editing-cycles>1</meta:editing-cycles>
    <meta:document-statistic meta:table-count="1" meta:cell-count="113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08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08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1.532cm" svg:height="14.863cm" xlink:href=".." xlink:type="simple" chart:class="chart:line" chart:style-name="ch1">
        <chart:legend chart:legend-position="end" svg:x="24.161cm" svg:y="6.887cm" style:legend-expansion="high" chart:style-name="ch2"/>
        <chart:plot-area chart:style-name="ch3" table:cell-range-address="'Cumulative Accuracy Profile'.E7:'Cumulative Accuracy Profile'.E1265 'Cumulative Accuracy Profile'.G7:'Cumulative Accuracy Profile'.G1265 'Cumulative Accuracy Profile'.I7:'Cumulative Accuracy Profile'.I1265" chart:data-source-has-labels="both" svg:x="1.08cm" svg:y="1.323cm" svg:width="21.821cm" svg:height="12.823cm">
          <chartooo:coordinate-region svg:x="2.509cm" svg:y="1.521cm" svg:width="19.91cm" svg:height="11.588cm"/>
          <chart:axis chart:dimension="x" chart:name="primary-x" chart:style-name="ch4" chartooo:axis-type="auto">
            <chartooo:date-scale/>
            <chart:categories table:cell-range-address="'Cumulative Accuracy Profile'.E8:'Cumulative Accuracy Profile'.E12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umulative Accuracy Profile'.G8:'Cumulative Accuracy Profile'.G1265" chart:label-cell-address="'Cumulative Accuracy Profile'.G7:'Cumulative Accuracy Profile'.G7" chart:class="chart:line">
            <chart:data-point chart:repeated="1258"/>
          </chart:series>
          <chart:series chart:style-name="ch7" chart:values-cell-range-address="'Cumulative Accuracy Profile'.I8:'Cumulative Accuracy Profile'.I1265" chart:label-cell-address="'Cumulative Accuracy Profile'.I7:'Cumulative Accuracy Profile'.I7" chart:class="chart:line">
            <chart:data-point chart:repeated="1258"/>
          </chart:series>
          <chart:wall chart:style-name="ch8"/>
          <chart:floor chart:style-name="ch9"/>
        </chart:plot-area>
        <draw:line draw:style-name="gr1" draw:text-style-name="P1" svg:x1="12.398cm" svg:y1="13.028cm" svg:x2="12.424cm" svg:y2="7.995cm">
          <text:p/>
        </draw:line>
        <draw:line draw:style-name="gr1" draw:text-style-name="P1" svg:x1="12.398cm" svg:y1="7.995cm" svg:x2="2.509cm" svg:y2="8.047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SelectPercentOfTotalChurners</text:p>
                <draw:g>
                  <svg:desc>'Cumulative Accuracy Profile'.G7:'Cumulative Accuracy Profile'.G7</svg:desc>
                </draw:g>
              </table:table-cell>
              <table:table-cell office:value-type="string">
                <text:p>ModelSelectPercentOfTotalChurners</text:p>
                <draw:g>
                  <svg:desc>'Cumulative Accuracy Profile'.I7:'Cumulative Accuracy Profile'.I7</svg:desc>
                </draw:g>
              </table:table-cell>
            </table:table-row>
          </table:table-header-rows>
          <table:table-rows>
            <table:table-row>
              <table:table-cell office:value-type="float" office:value="0.000794912559618442">
                <text:p>0</text:p>
                <draw:g>
                  <svg:desc>'Cumulative Accuracy Profile'.E8:'Cumulative Accuracy Profile'.E1265</svg:desc>
                </draw:g>
              </table:table-cell>
              <table:table-cell office:value-type="float" office:value="0.000794912559618442">
                <text:p>0.000794912559618442</text:p>
                <draw:g>
                  <svg:desc>'Cumulative Accuracy Profile'.G8:'Cumulative Accuracy Profile'.G1265</svg:desc>
                </draw:g>
              </table:table-cell>
              <table:table-cell office:value-type="float" office:value="0.000751917971877782">
                <text:p>0.000751917971877782</text:p>
                <draw:g>
                  <svg:desc>'Cumulative Accuracy Profile'.I8:'Cumulative Accuracy Profile'.I1265</svg:desc>
                </draw:g>
              </table:table-cell>
            </table:table-row>
            <table:table-row>
              <table:table-cell office:value-type="float" office:value="0.00158982511923688">
                <text:p>0</text:p>
              </table:table-cell>
              <table:table-cell office:value-type="float" office:value="0.00158982511923688">
                <text:p>0.00158982511923688</text:p>
              </table:table-cell>
              <table:table-cell office:value-type="float" office:value="0.00151046627909053">
                <text:p>0.00151046627909053</text:p>
              </table:table-cell>
            </table:table-row>
            <table:table-row>
              <table:table-cell office:value-type="float" office:value="0.00238473767885533">
                <text:p>0</text:p>
              </table:table-cell>
              <table:table-cell office:value-type="float" office:value="0.00238473767885533">
                <text:p>0.00238473767885533</text:p>
              </table:table-cell>
              <table:table-cell office:value-type="float" office:value="0.00226003514457746">
                <text:p>0.00226003514457746</text:p>
              </table:table-cell>
            </table:table-row>
            <table:table-row>
              <table:table-cell office:value-type="float" office:value="0.00317965023847377">
                <text:p>0</text:p>
              </table:table-cell>
              <table:table-cell office:value-type="float" office:value="0.00317965023847377">
                <text:p>0.00317965023847377</text:p>
              </table:table-cell>
              <table:table-cell office:value-type="float" office:value="0.0030144030115237">
                <text:p>0.0030144030115237</text:p>
              </table:table-cell>
            </table:table-row>
            <table:table-row>
              <table:table-cell office:value-type="float" office:value="0.00397456279809221">
                <text:p>0</text:p>
              </table:table-cell>
              <table:table-cell office:value-type="float" office:value="0.00397456279809221">
                <text:p>0.00397456279809221</text:p>
              </table:table-cell>
              <table:table-cell office:value-type="float" office:value="0.00376648082004738">
                <text:p>0.00376648082004738</text:p>
              </table:table-cell>
            </table:table-row>
            <table:table-row>
              <table:table-cell office:value-type="float" office:value="0.00476947535771065">
                <text:p>0</text:p>
              </table:table-cell>
              <table:table-cell office:value-type="float" office:value="0.00476947535771065">
                <text:p>0.00476947535771065</text:p>
              </table:table-cell>
              <table:table-cell office:value-type="float" office:value="0.0045260438014146">
                <text:p>0.0045260438014146</text:p>
              </table:table-cell>
            </table:table-row>
            <table:table-row>
              <table:table-cell office:value-type="float" office:value="0.00556438791732909">
                <text:p>0</text:p>
              </table:table-cell>
              <table:table-cell office:value-type="float" office:value="0.00556438791732909">
                <text:p>0.00556438791732909</text:p>
              </table:table-cell>
              <table:table-cell office:value-type="float" office:value="0.00538139176449334">
                <text:p>0.00538139176449334</text:p>
              </table:table-cell>
            </table:table-row>
            <table:table-row>
              <table:table-cell office:value-type="float" office:value="0.00635930047694754">
                <text:p>0</text:p>
              </table:table-cell>
              <table:table-cell office:value-type="float" office:value="0.00635930047694754">
                <text:p>0.00635930047694754</text:p>
              </table:table-cell>
              <table:table-cell office:value-type="float" office:value="0.00612405575575203">
                <text:p>0.00612405575575203</text:p>
              </table:table-cell>
            </table:table-row>
            <table:table-row>
              <table:table-cell office:value-type="float" office:value="0.00715421303656598">
                <text:p>0</text:p>
              </table:table-cell>
              <table:table-cell office:value-type="float" office:value="0.00715421303656598">
                <text:p>0.00715421303656598</text:p>
              </table:table-cell>
              <table:table-cell office:value-type="float" office:value="0.00698867509115144">
                <text:p>0.00698867509115144</text:p>
              </table:table-cell>
            </table:table-row>
            <table:table-row>
              <table:table-cell office:value-type="float" office:value="0.00794912559618442">
                <text:p>0</text:p>
              </table:table-cell>
              <table:table-cell office:value-type="float" office:value="0.00794912559618442">
                <text:p>0.00794912559618442</text:p>
              </table:table-cell>
              <table:table-cell office:value-type="float" office:value="0.00774653526967004">
                <text:p>0.00774653526967004</text:p>
              </table:table-cell>
            </table:table-row>
            <table:table-row>
              <table:table-cell office:value-type="float" office:value="0.00874403815580286">
                <text:p>0</text:p>
              </table:table-cell>
              <table:table-cell office:value-type="float" office:value="0.00874403815580286">
                <text:p>0.00874403815580286</text:p>
              </table:table-cell>
              <table:table-cell office:value-type="float" office:value="0.00850251897956696">
                <text:p>0.00850251897956696</text:p>
              </table:table-cell>
            </table:table-row>
            <table:table-row>
              <table:table-cell office:value-type="float" office:value="0.0095389507154213">
                <text:p>0</text:p>
              </table:table-cell>
              <table:table-cell office:value-type="float" office:value="0.0095389507154213">
                <text:p>0.0095389507154213</text:p>
              </table:table-cell>
              <table:table-cell office:value-type="float" office:value="0.00926221049196123">
                <text:p>0.00926221049196123</text:p>
              </table:table-cell>
            </table:table-row>
            <table:table-row>
              <table:table-cell office:value-type="float" office:value="0.0103338632750397">
                <text:p>0</text:p>
              </table:table-cell>
              <table:table-cell office:value-type="float" office:value="0.0103338632750397">
                <text:p>0.0103338632750397</text:p>
              </table:table-cell>
              <table:table-cell office:value-type="float" office:value="0.0101163144611808">
                <text:p>0.0101163144611808</text:p>
              </table:table-cell>
            </table:table-row>
            <table:table-row>
              <table:table-cell office:value-type="float" office:value="0.0111287758346582">
                <text:p>0</text:p>
              </table:table-cell>
              <table:table-cell office:value-type="float" office:value="0.0111287758346582">
                <text:p>0.0111287758346582</text:p>
              </table:table-cell>
              <table:table-cell office:value-type="float" office:value="0.0109844991544808">
                <text:p>0.0109844991544808</text:p>
              </table:table-cell>
            </table:table-row>
            <table:table-row>
              <table:table-cell office:value-type="float" office:value="0.0119236883942766">
                <text:p>0</text:p>
              </table:table-cell>
              <table:table-cell office:value-type="float" office:value="0.0119236883942766">
                <text:p>0.0119236883942766</text:p>
              </table:table-cell>
              <table:table-cell office:value-type="float" office:value="0.0117426547420736">
                <text:p>0.0117426547420736</text:p>
              </table:table-cell>
            </table:table-row>
            <table:table-row>
              <table:table-cell office:value-type="float" office:value="0.0127186009538951">
                <text:p>0</text:p>
              </table:table-cell>
              <table:table-cell office:value-type="float" office:value="0.0127186009538951">
                <text:p>0.0127186009538951</text:p>
              </table:table-cell>
              <table:table-cell office:value-type="float" office:value="0.0125015505497177">
                <text:p>0.0125015505497177</text:p>
              </table:table-cell>
            </table:table-row>
            <table:table-row>
              <table:table-cell office:value-type="float" office:value="0.0135135135135135">
                <text:p>0</text:p>
              </table:table-cell>
              <table:table-cell office:value-type="float" office:value="0.0135135135135135">
                <text:p>0.0135135135135135</text:p>
              </table:table-cell>
              <table:table-cell office:value-type="float" office:value="0.0132605088838094">
                <text:p>0.0132605088838094</text:p>
              </table:table-cell>
            </table:table-row>
            <table:table-row>
              <table:table-cell office:value-type="float" office:value="0.014308426073132">
                <text:p>0</text:p>
              </table:table-cell>
              <table:table-cell office:value-type="float" office:value="0.014308426073132">
                <text:p>0.014308426073132</text:p>
              </table:table-cell>
              <table:table-cell office:value-type="float" office:value="0.0140158358554211">
                <text:p>0.0140158358554211</text:p>
              </table:table-cell>
            </table:table-row>
            <table:table-row>
              <table:table-cell office:value-type="float" office:value="0.0151033386327504">
                <text:p>0</text:p>
              </table:table-cell>
              <table:table-cell office:value-type="float" office:value="0.0151033386327504">
                <text:p>0.0151033386327504</text:p>
              </table:table-cell>
              <table:table-cell office:value-type="float" office:value="0.0147738385633266">
                <text:p>0.0147738385633266</text:p>
              </table:table-cell>
            </table:table-row>
            <table:table-row>
              <table:table-cell office:value-type="float" office:value="0.0158982511923688">
                <text:p>0</text:p>
              </table:table-cell>
              <table:table-cell office:value-type="float" office:value="0.0158982511923688">
                <text:p>0.0158982511923688</text:p>
              </table:table-cell>
              <table:table-cell office:value-type="float" office:value="0.0156344407735847">
                <text:p>0.0156344407735847</text:p>
              </table:table-cell>
            </table:table-row>
            <table:table-row>
              <table:table-cell office:value-type="float" office:value="0.0166931637519873">
                <text:p>0</text:p>
              </table:table-cell>
              <table:table-cell office:value-type="float" office:value="0.0166931637519873">
                <text:p>0.0166931637519873</text:p>
              </table:table-cell>
              <table:table-cell office:value-type="float" office:value="0.0165019686434619">
                <text:p>0.0165019686434619</text:p>
              </table:table-cell>
            </table:table-row>
            <table:table-row>
              <table:table-cell office:value-type="float" office:value="0.0174880763116057">
                <text:p>0</text:p>
              </table:table-cell>
              <table:table-cell office:value-type="float" office:value="0.0174880763116057">
                <text:p>0.0174880763116057</text:p>
              </table:table-cell>
              <table:table-cell office:value-type="float" office:value="0.0172560654499942">
                <text:p>0.0172560654499942</text:p>
              </table:table-cell>
            </table:table-row>
            <table:table-row>
              <table:table-cell office:value-type="float" office:value="0.0182829888712242">
                <text:p>0</text:p>
              </table:table-cell>
              <table:table-cell office:value-type="float" office:value="0.0182829888712242">
                <text:p>0.0182829888712242</text:p>
              </table:table-cell>
              <table:table-cell office:value-type="float" office:value="0.0181128416770282">
                <text:p>0.0181128416770282</text:p>
              </table:table-cell>
            </table:table-row>
            <table:table-row>
              <table:table-cell office:value-type="float" office:value="0.0190779014308426">
                <text:p>0</text:p>
              </table:table-cell>
              <table:table-cell office:value-type="float" office:value="0.0190779014308426">
                <text:p>0.0190779014308426</text:p>
              </table:table-cell>
              <table:table-cell office:value-type="float" office:value="0.0189816726735229">
                <text:p>0.0189816726735229</text:p>
              </table:table-cell>
            </table:table-row>
            <table:table-row>
              <table:table-cell office:value-type="float" office:value="0.0198728139904611">
                <text:p>0</text:p>
              </table:table-cell>
              <table:table-cell office:value-type="float" office:value="0.0198728139904611">
                <text:p>0.0198728139904611</text:p>
              </table:table-cell>
              <table:table-cell office:value-type="float" office:value="0.0197274433832729">
                <text:p>0.0197274433832729</text:p>
              </table:table-cell>
            </table:table-row>
            <table:table-row>
              <table:table-cell office:value-type="float" office:value="0.0206677265500795">
                <text:p>0</text:p>
              </table:table-cell>
              <table:table-cell office:value-type="float" office:value="0.0206677265500795">
                <text:p>0.0206677265500795</text:p>
              </table:table-cell>
              <table:table-cell office:value-type="float" office:value="0.0205840667306197">
                <text:p>0.0205840667306197</text:p>
              </table:table-cell>
            </table:table-row>
            <table:table-row>
              <table:table-cell office:value-type="float" office:value="0.0214626391096979">
                <text:p>0</text:p>
              </table:table-cell>
              <table:table-cell office:value-type="float" office:value="0.0214626391096979">
                <text:p>0.0214626391096979</text:p>
              </table:table-cell>
              <table:table-cell office:value-type="float" office:value="0.0213319362717373">
                <text:p>0.0213319362717373</text:p>
              </table:table-cell>
            </table:table-row>
            <table:table-row>
              <table:table-cell office:value-type="float" office:value="0.0222575516693164">
                <text:p>0</text:p>
              </table:table-cell>
              <table:table-cell office:value-type="float" office:value="0.0222575516693164">
                <text:p>0.0222575516693164</text:p>
              </table:table-cell>
              <table:table-cell office:value-type="float" office:value="0.0220930143073776">
                <text:p>0.0220930143073776</text:p>
              </table:table-cell>
            </table:table-row>
            <table:table-row>
              <table:table-cell office:value-type="float" office:value="0.0230524642289348">
                <text:p>0</text:p>
              </table:table-cell>
              <table:table-cell office:value-type="float" office:value="0.0230524642289348">
                <text:p>0.0230524642289348</text:p>
              </table:table-cell>
              <table:table-cell office:value-type="float" office:value="0.0228530047076729">
                <text:p>0.0228530047076729</text:p>
              </table:table-cell>
            </table:table-row>
            <table:table-row>
              <table:table-cell office:value-type="float" office:value="0.0238473767885533">
                <text:p>0</text:p>
              </table:table-cell>
              <table:table-cell office:value-type="float" office:value="0.0238473767885533">
                <text:p>0.0238473767885533</text:p>
              </table:table-cell>
              <table:table-cell office:value-type="float" office:value="0.0236099127381371">
                <text:p>0.0236099127381371</text:p>
              </table:table-cell>
            </table:table-row>
            <table:table-row>
              <table:table-cell office:value-type="float" office:value="0.0246422893481717">
                <text:p>0</text:p>
              </table:table-cell>
              <table:table-cell office:value-type="float" office:value="0.0246422893481717">
                <text:p>0.0246422893481717</text:p>
              </table:table-cell>
              <table:table-cell office:value-type="float" office:value="0.024362143426348">
                <text:p>0.024362143426348</text:p>
              </table:table-cell>
            </table:table-row>
            <table:table-row>
              <table:table-cell office:value-type="float" office:value="0.0254372019077901">
                <text:p>0</text:p>
              </table:table-cell>
              <table:table-cell office:value-type="float" office:value="0.0254372019077901">
                <text:p>0.0254372019077901</text:p>
              </table:table-cell>
              <table:table-cell office:value-type="float" office:value="0.0252293724934618">
                <text:p>0.0252293724934618</text:p>
              </table:table-cell>
            </table:table-row>
            <table:table-row>
              <table:table-cell office:value-type="float" office:value="0.0262321144674086">
                <text:p>0</text:p>
              </table:table-cell>
              <table:table-cell office:value-type="float" office:value="0.0262321144674086">
                <text:p>0.0262321144674086</text:p>
              </table:table-cell>
              <table:table-cell office:value-type="float" office:value="0.0260994684391341">
                <text:p>0.0260994684391341</text:p>
              </table:table-cell>
            </table:table-row>
            <table:table-row>
              <table:table-cell office:value-type="float" office:value="0.027027027027027">
                <text:p>0</text:p>
              </table:table-cell>
              <table:table-cell office:value-type="float" office:value="0.027027027027027">
                <text:p>0.027027027027027</text:p>
              </table:table-cell>
              <table:table-cell office:value-type="float" office:value="0.0268577908203314">
                <text:p>0.0268577908203314</text:p>
              </table:table-cell>
            </table:table-row>
            <table:table-row>
              <table:table-cell office:value-type="float" office:value="0.0278219395866455">
                <text:p>0</text:p>
              </table:table-cell>
              <table:table-cell office:value-type="float" office:value="0.0278219395866455">
                <text:p>0.0278219395866455</text:p>
              </table:table-cell>
              <table:table-cell office:value-type="float" office:value="0.0276162591246049">
                <text:p>0.0276162591246049</text:p>
              </table:table-cell>
            </table:table-row>
            <table:table-row>
              <table:table-cell office:value-type="float" office:value="0.0286168521462639">
                <text:p>0</text:p>
              </table:table-cell>
              <table:table-cell office:value-type="float" office:value="0.0286168521462639">
                <text:p>0.0286168521462639</text:p>
              </table:table-cell>
              <table:table-cell office:value-type="float" office:value="0.0283681631829129">
                <text:p>0.0283681631829129</text:p>
              </table:table-cell>
            </table:table-row>
            <table:table-row>
              <table:table-cell office:value-type="float" office:value="0.0294117647058823">
                <text:p>0</text:p>
              </table:table-cell>
              <table:table-cell office:value-type="float" office:value="0.0294117647058823">
                <text:p>0.0294117647058823</text:p>
              </table:table-cell>
              <table:table-cell office:value-type="float" office:value="0.0291083043175651">
                <text:p>0.0291083043175651</text:p>
              </table:table-cell>
            </table:table-row>
            <table:table-row>
              <table:table-cell office:value-type="float" office:value="0.0302066772655008">
                <text:p>0</text:p>
              </table:table-cell>
              <table:table-cell office:value-type="float" office:value="0.0302066772655008">
                <text:p>0.0302066772655008</text:p>
              </table:table-cell>
              <table:table-cell office:value-type="float" office:value="0.0298681070537274">
                <text:p>0.0298681070537274</text:p>
              </table:table-cell>
            </table:table-row>
            <table:table-row>
              <table:table-cell office:value-type="float" office:value="0.0310015898251192">
                <text:p>0</text:p>
              </table:table-cell>
              <table:table-cell office:value-type="float" office:value="0.0310015898251192">
                <text:p>0.0310015898251192</text:p>
              </table:table-cell>
              <table:table-cell office:value-type="float" office:value="0.0306232324479839">
                <text:p>0.0306232324479839</text:p>
              </table:table-cell>
            </table:table-row>
            <table:table-row>
              <table:table-cell office:value-type="float" office:value="0.0317965023847377">
                <text:p>0</text:p>
              </table:table-cell>
              <table:table-cell office:value-type="float" office:value="0.0317965023847377">
                <text:p>0.0317965023847377</text:p>
              </table:table-cell>
              <table:table-cell office:value-type="float" office:value="0.0313831811072224">
                <text:p>0.0313831811072224</text:p>
              </table:table-cell>
            </table:table-row>
            <table:table-row>
              <table:table-cell office:value-type="float" office:value="0.0325914149443561">
                <text:p>0</text:p>
              </table:table-cell>
              <table:table-cell office:value-type="float" office:value="0.0325914149443561">
                <text:p>0.0325914149443561</text:p>
              </table:table-cell>
              <table:table-cell office:value-type="float" office:value="0.0322547955856471">
                <text:p>0.0322547955856471</text:p>
              </table:table-cell>
            </table:table-row>
            <table:table-row>
              <table:table-cell office:value-type="float" office:value="0.0333863275039746">
                <text:p>0</text:p>
              </table:table-cell>
              <table:table-cell office:value-type="float" office:value="0.0333863275039746">
                <text:p>0.0333863275039746</text:p>
              </table:table-cell>
              <table:table-cell office:value-type="float" office:value="0.0330106194588981">
                <text:p>0.0330106194588981</text:p>
              </table:table-cell>
            </table:table-row>
            <table:table-row>
              <table:table-cell office:value-type="float" office:value="0.034181240063593">
                <text:p>0</text:p>
              </table:table-cell>
              <table:table-cell office:value-type="float" office:value="0.034181240063593">
                <text:p>0.034181240063593</text:p>
              </table:table-cell>
              <table:table-cell office:value-type="float" office:value="0.0338607097811082">
                <text:p>0.0338607097811082</text:p>
              </table:table-cell>
            </table:table-row>
            <table:table-row>
              <table:table-cell office:value-type="float" office:value="0.0349761526232114">
                <text:p>0</text:p>
              </table:table-cell>
              <table:table-cell office:value-type="float" office:value="0.0349761526232114">
                <text:p>0.0349761526232114</text:p>
              </table:table-cell>
              <table:table-cell office:value-type="float" office:value="0.0347196091881702">
                <text:p>0.0347196091881702</text:p>
              </table:table-cell>
            </table:table-row>
            <table:table-row>
              <table:table-cell office:value-type="float" office:value="0.0357710651828299">
                <text:p>0</text:p>
              </table:table-cell>
              <table:table-cell office:value-type="float" office:value="0.0357710651828299">
                <text:p>0.0357710651828299</text:p>
              </table:table-cell>
              <table:table-cell office:value-type="float" office:value="0.0354755755060181">
                <text:p>0.0354755755060181</text:p>
              </table:table-cell>
            </table:table-row>
            <table:table-row>
              <table:table-cell office:value-type="float" office:value="0.0365659777424483">
                <text:p>0</text:p>
              </table:table-cell>
              <table:table-cell office:value-type="float" office:value="0.0365659777424483">
                <text:p>0.0365659777424483</text:p>
              </table:table-cell>
              <table:table-cell office:value-type="float" office:value="0.0362045966268674">
                <text:p>0.0362045966268674</text:p>
              </table:table-cell>
            </table:table-row>
            <table:table-row>
              <table:table-cell office:value-type="float" office:value="0.0373608903020668">
                <text:p>0</text:p>
              </table:table-cell>
              <table:table-cell office:value-type="float" office:value="0.0373608903020668">
                <text:p>0.0373608903020668</text:p>
              </table:table-cell>
              <table:table-cell office:value-type="float" office:value="0.0369440115401756">
                <text:p>0.0369440115401756</text:p>
              </table:table-cell>
            </table:table-row>
            <table:table-row>
              <table:table-cell office:value-type="float" office:value="0.0381558028616852">
                <text:p>0</text:p>
              </table:table-cell>
              <table:table-cell office:value-type="float" office:value="0.0381558028616852">
                <text:p>0.0381558028616852</text:p>
              </table:table-cell>
              <table:table-cell office:value-type="float" office:value="0.0376975592685739">
                <text:p>0.0376975592685739</text:p>
              </table:table-cell>
            </table:table-row>
            <table:table-row>
              <table:table-cell office:value-type="float" office:value="0.0389507154213037">
                <text:p>0</text:p>
              </table:table-cell>
              <table:table-cell office:value-type="float" office:value="0.0389507154213037">
                <text:p>0.0389507154213037</text:p>
              </table:table-cell>
              <table:table-cell office:value-type="float" office:value="0.0385686211907327">
                <text:p>0.0385686211907327</text:p>
              </table:table-cell>
            </table:table-row>
            <table:table-row>
              <table:table-cell office:value-type="float" office:value="0.0397456279809221">
                <text:p>0</text:p>
              </table:table-cell>
              <table:table-cell office:value-type="float" office:value="0.0397456279809221">
                <text:p>0.0397456279809221</text:p>
              </table:table-cell>
              <table:table-cell office:value-type="float" office:value="0.0393251921562036">
                <text:p>0.0393251921562036</text:p>
              </table:table-cell>
            </table:table-row>
            <table:table-row>
              <table:table-cell office:value-type="float" office:value="0.0405405405405405">
                <text:p>0</text:p>
              </table:table-cell>
              <table:table-cell office:value-type="float" office:value="0.0405405405405405">
                <text:p>0.0405405405405405</text:p>
              </table:table-cell>
              <table:table-cell office:value-type="float" office:value="0.0400797442084559">
                <text:p>0.0400797442084559</text:p>
              </table:table-cell>
            </table:table-row>
            <table:table-row>
              <table:table-cell office:value-type="float" office:value="0.041335453100159">
                <text:p>0</text:p>
              </table:table-cell>
              <table:table-cell office:value-type="float" office:value="0.041335453100159">
                <text:p>0.041335453100159</text:p>
              </table:table-cell>
              <table:table-cell office:value-type="float" office:value="0.0409337578240884">
                <text:p>0.0409337578240884</text:p>
              </table:table-cell>
            </table:table-row>
            <table:table-row>
              <table:table-cell office:value-type="float" office:value="0.0421303656597774">
                <text:p>0</text:p>
              </table:table-cell>
              <table:table-cell office:value-type="float" office:value="0.0421303656597774">
                <text:p>0.0421303656597774</text:p>
              </table:table-cell>
              <table:table-cell office:value-type="float" office:value="0.0416856723174869">
                <text:p>0.0416856723174869</text:p>
              </table:table-cell>
            </table:table-row>
            <table:table-row>
              <table:table-cell office:value-type="float" office:value="0.0429252782193959">
                <text:p>0</text:p>
              </table:table-cell>
              <table:table-cell office:value-type="float" office:value="0.0429252782193959">
                <text:p>0.0429252782193959</text:p>
              </table:table-cell>
              <table:table-cell office:value-type="float" office:value="0.0424368778964529">
                <text:p>0.0424368778964529</text:p>
              </table:table-cell>
            </table:table-row>
            <table:table-row>
              <table:table-cell office:value-type="float" office:value="0.0437201907790143">
                <text:p>0</text:p>
              </table:table-cell>
              <table:table-cell office:value-type="float" office:value="0.0437201907790143">
                <text:p>0.0437201907790143</text:p>
              </table:table-cell>
              <table:table-cell office:value-type="float" office:value="0.0433256588624781">
                <text:p>0.0433256588624781</text:p>
              </table:table-cell>
            </table:table-row>
            <table:table-row>
              <table:table-cell office:value-type="float" office:value="0.0445151033386327">
                <text:p>0</text:p>
              </table:table-cell>
              <table:table-cell office:value-type="float" office:value="0.0445151033386327">
                <text:p>0.0445151033386327</text:p>
              </table:table-cell>
              <table:table-cell office:value-type="float" office:value="0.0441933118700406">
                <text:p>0.0441933118700406</text:p>
              </table:table-cell>
            </table:table-row>
            <table:table-row>
              <table:table-cell office:value-type="float" office:value="0.0453100158982512">
                <text:p>0</text:p>
              </table:table-cell>
              <table:table-cell office:value-type="float" office:value="0.0453100158982512">
                <text:p>0.0453100158982512</text:p>
              </table:table-cell>
              <table:table-cell office:value-type="float" office:value="0.0450622714827">
                <text:p>0.0450622714827</text:p>
              </table:table-cell>
            </table:table-row>
            <table:table-row>
              <table:table-cell office:value-type="float" office:value="0.0461049284578696">
                <text:p>0</text:p>
              </table:table-cell>
              <table:table-cell office:value-type="float" office:value="0.0461049284578696">
                <text:p>0.0461049284578696</text:p>
              </table:table-cell>
              <table:table-cell office:value-type="float" office:value="0.0458151589943337">
                <text:p>0.0458151589943337</text:p>
              </table:table-cell>
            </table:table-row>
            <table:table-row>
              <table:table-cell office:value-type="float" office:value="0.0468998410174881">
                <text:p>0</text:p>
              </table:table-cell>
              <table:table-cell office:value-type="float" office:value="0.0468998410174881">
                <text:p>0.0468998410174881</text:p>
              </table:table-cell>
              <table:table-cell office:value-type="float" office:value="0.0465626775565407">
                <text:p>0.0465626775565407</text:p>
              </table:table-cell>
            </table:table-row>
            <table:table-row>
              <table:table-cell office:value-type="float" office:value="0.0476947535771065">
                <text:p>0</text:p>
              </table:table-cell>
              <table:table-cell office:value-type="float" office:value="0.0476947535771065">
                <text:p>0.0476947535771065</text:p>
              </table:table-cell>
              <table:table-cell office:value-type="float" office:value="0.0474302679528654">
                <text:p>0.0474302679528654</text:p>
              </table:table-cell>
            </table:table-row>
            <table:table-row>
              <table:table-cell office:value-type="float" office:value="0.048489666136725">
                <text:p>0</text:p>
              </table:table-cell>
              <table:table-cell office:value-type="float" office:value="0.048489666136725">
                <text:p>0.048489666136725</text:p>
              </table:table-cell>
              <table:table-cell office:value-type="float" office:value="0.0481808445358957">
                <text:p>0.0481808445358957</text:p>
              </table:table-cell>
            </table:table-row>
            <table:table-row>
              <table:table-cell office:value-type="float" office:value="0.0492845786963434">
                <text:p>0</text:p>
              </table:table-cell>
              <table:table-cell office:value-type="float" office:value="0.0492845786963434">
                <text:p>0.0492845786963434</text:p>
              </table:table-cell>
              <table:table-cell office:value-type="float" office:value="0.0489338397083756">
                <text:p>0.0489338397083756</text:p>
              </table:table-cell>
            </table:table-row>
            <table:table-row>
              <table:table-cell office:value-type="float" office:value="0.0500794912559618">
                <text:p>0</text:p>
              </table:table-cell>
              <table:table-cell office:value-type="float" office:value="0.0500794912559618">
                <text:p>0.0500794912559618</text:p>
              </table:table-cell>
              <table:table-cell office:value-type="float" office:value="0.0496634967821193">
                <text:p>0.0496634967821193</text:p>
              </table:table-cell>
            </table:table-row>
            <table:table-row>
              <table:table-cell office:value-type="float" office:value="0.0508744038155803">
                <text:p>0</text:p>
              </table:table-cell>
              <table:table-cell office:value-type="float" office:value="0.0508744038155803">
                <text:p>0.0508744038155803</text:p>
              </table:table-cell>
              <table:table-cell office:value-type="float" office:value="0.0505092398704584">
                <text:p>0.0505092398704584</text:p>
              </table:table-cell>
            </table:table-row>
            <table:table-row>
              <table:table-cell office:value-type="float" office:value="0.0516693163751987">
                <text:p>0</text:p>
              </table:table-cell>
              <table:table-cell office:value-type="float" office:value="0.0516693163751987">
                <text:p>0.0516693163751987</text:p>
              </table:table-cell>
              <table:table-cell office:value-type="float" office:value="0.0512630308324786">
                <text:p>0.0512630308324786</text:p>
              </table:table-cell>
            </table:table-row>
            <table:table-row>
              <table:table-cell office:value-type="float" office:value="0.0524642289348172">
                <text:p>0</text:p>
              </table:table-cell>
              <table:table-cell office:value-type="float" office:value="0.0524642289348172">
                <text:p>0.0524642289348172</text:p>
              </table:table-cell>
              <table:table-cell office:value-type="float" office:value="0.052015428314294">
                <text:p>0.052015428314294</text:p>
              </table:table-cell>
            </table:table-row>
            <table:table-row>
              <table:table-cell office:value-type="float" office:value="0.0532591414944356">
                <text:p>0</text:p>
              </table:table-cell>
              <table:table-cell office:value-type="float" office:value="0.0532591414944356">
                <text:p>0.0532591414944356</text:p>
              </table:table-cell>
              <table:table-cell office:value-type="float" office:value="0.053002068913971">
                <text:p>0.053002068913971</text:p>
              </table:table-cell>
            </table:table-row>
            <table:table-row>
              <table:table-cell office:value-type="float" office:value="0.0540540540540541">
                <text:p>0</text:p>
              </table:table-cell>
              <table:table-cell office:value-type="float" office:value="0.0540540540540541">
                <text:p>0.0540540540540541</text:p>
              </table:table-cell>
              <table:table-cell office:value-type="float" office:value="0.0538475860762947">
                <text:p>0.0538475860762947</text:p>
              </table:table-cell>
            </table:table-row>
            <table:table-row>
              <table:table-cell office:value-type="float" office:value="0.0548489666136725">
                <text:p>0</text:p>
              </table:table-cell>
              <table:table-cell office:value-type="float" office:value="0.0548489666136725">
                <text:p>0.0548489666136725</text:p>
              </table:table-cell>
              <table:table-cell office:value-type="float" office:value="0.0547348137254694">
                <text:p>0.0547348137254694</text:p>
              </table:table-cell>
            </table:table-row>
            <table:table-row>
              <table:table-cell office:value-type="float" office:value="0.0556438791732909">
                <text:p>0</text:p>
              </table:table-cell>
              <table:table-cell office:value-type="float" office:value="0.0556438791732909">
                <text:p>0.0556438791732909</text:p>
              </table:table-cell>
              <table:table-cell office:value-type="float" office:value="0.0554910164047706">
                <text:p>0.0554910164047706</text:p>
              </table:table-cell>
            </table:table-row>
            <table:table-row>
              <table:table-cell office:value-type="float" office:value="0.0564387917329094">
                <text:p>0</text:p>
              </table:table-cell>
              <table:table-cell office:value-type="float" office:value="0.0564387917329094">
                <text:p>0.0564387917329094</text:p>
              </table:table-cell>
              <table:table-cell office:value-type="float" office:value="0.0563605389239961">
                <text:p>0.0563605389239961</text:p>
              </table:table-cell>
            </table:table-row>
            <table:table-row>
              <table:table-cell office:value-type="float" office:value="0.0572337042925278">
                <text:p>0</text:p>
              </table:table-cell>
              <table:table-cell office:value-type="float" office:value="0.0572337042925278">
                <text:p>0.0572337042925278</text:p>
              </table:table-cell>
              <table:table-cell office:value-type="float" office:value="0.0573137846981664">
                <text:p>0.0573137846981664</text:p>
              </table:table-cell>
            </table:table-row>
            <table:table-row>
              <table:table-cell office:value-type="float" office:value="0.0580286168521463">
                <text:p>0</text:p>
              </table:table-cell>
              <table:table-cell office:value-type="float" office:value="0.0580286168521463">
                <text:p>0.0580286168521463</text:p>
              </table:table-cell>
              <table:table-cell office:value-type="float" office:value="0.0582785918186374">
                <text:p>0.0582785918186374</text:p>
              </table:table-cell>
            </table:table-row>
            <table:table-row>
              <table:table-cell office:value-type="float" office:value="0.0588235294117647">
                <text:p>0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0592334222152771">
                <text:p>0.0592334222152771</text:p>
              </table:table-cell>
            </table:table-row>
            <table:table-row>
              <table:table-cell office:value-type="float" office:value="0.0596184419713832">
                <text:p>0</text:p>
              </table:table-cell>
              <table:table-cell office:value-type="float" office:value="0.0596184419713831">
                <text:p>0.0596184419713831</text:p>
              </table:table-cell>
              <table:table-cell office:value-type="float" office:value="0.0599813925450724">
                <text:p>0.0599813925450724</text:p>
              </table:table-cell>
            </table:table-row>
            <table:table-row>
              <table:table-cell office:value-type="float" office:value="0.0604133545310016">
                <text:p>0</text:p>
              </table:table-cell>
              <table:table-cell office:value-type="float" office:value="0.0604133545310016">
                <text:p>0.0604133545310016</text:p>
              </table:table-cell>
              <table:table-cell office:value-type="float" office:value="0.0608678417967559">
                <text:p>0.0608678417967559</text:p>
              </table:table-cell>
            </table:table-row>
            <table:table-row>
              <table:table-cell office:value-type="float" office:value="0.06120826709062">
                <text:p>0</text:p>
              </table:table-cell>
              <table:table-cell office:value-type="float" office:value="0.06120826709062">
                <text:p>0.06120826709062</text:p>
              </table:table-cell>
              <table:table-cell office:value-type="float" office:value="0.0617128829276211">
                <text:p>0.0617128829276211</text:p>
              </table:table-cell>
            </table:table-row>
            <table:table-row>
              <table:table-cell office:value-type="float" office:value="0.0620031796502385">
                <text:p>0</text:p>
              </table:table-cell>
              <table:table-cell office:value-type="float" office:value="0.0620031796502385">
                <text:p>0.0620031796502385</text:p>
              </table:table-cell>
              <table:table-cell office:value-type="float" office:value="0.0626022616687534">
                <text:p>0.0626022616687534</text:p>
              </table:table-cell>
            </table:table-row>
            <table:table-row>
              <table:table-cell office:value-type="float" office:value="0.0627980922098569">
                <text:p>0</text:p>
              </table:table-cell>
              <table:table-cell office:value-type="float" office:value="0.0627980922098569">
                <text:p>0.0627980922098569</text:p>
              </table:table-cell>
              <table:table-cell office:value-type="float" office:value="0.0635938645846674">
                <text:p>0.0635938645846674</text:p>
              </table:table-cell>
            </table:table-row>
            <table:table-row>
              <table:table-cell office:value-type="float" office:value="0.0635930047694754">
                <text:p>0</text:p>
              </table:table-cell>
              <table:table-cell office:value-type="float" office:value="0.0635930047694754">
                <text:p>0.0635930047694754</text:p>
              </table:table-cell>
              <table:table-cell office:value-type="float" office:value="0.064351408568026">
                <text:p>0.064351408568026</text:p>
              </table:table-cell>
            </table:table-row>
            <table:table-row>
              <table:table-cell office:value-type="float" office:value="0.0643879173290938">
                <text:p>0</text:p>
              </table:table-cell>
              <table:table-cell office:value-type="float" office:value="0.0643879173290938">
                <text:p>0.0643879173290938</text:p>
              </table:table-cell>
              <table:table-cell office:value-type="float" office:value="0.0652226060629606">
                <text:p>0.0652226060629606</text:p>
              </table:table-cell>
            </table:table-row>
            <table:table-row>
              <table:table-cell office:value-type="float" office:value="0.0651828298887122">
                <text:p>0</text:p>
              </table:table-cell>
              <table:table-cell office:value-type="float" office:value="0.0651828298887122">
                <text:p>0.0651828298887122</text:p>
              </table:table-cell>
              <table:table-cell office:value-type="float" office:value="0.0659775403149524">
                <text:p>0.0659775403149524</text:p>
              </table:table-cell>
            </table:table-row>
            <table:table-row>
              <table:table-cell office:value-type="float" office:value="0.0659777424483307">
                <text:p>0</text:p>
              </table:table-cell>
              <table:table-cell office:value-type="float" office:value="0.0659777424483307">
                <text:p>0.0659777424483307</text:p>
              </table:table-cell>
              <table:table-cell office:value-type="float" office:value="0.0669203298557013">
                <text:p>0.0669203298557013</text:p>
              </table:table-cell>
            </table:table-row>
            <table:table-row>
              <table:table-cell office:value-type="float" office:value="0.0667726550079491">
                <text:p>0</text:p>
              </table:table-cell>
              <table:table-cell office:value-type="float" office:value="0.0667726550079491">
                <text:p>0.0667726550079491</text:p>
              </table:table-cell>
              <table:table-cell office:value-type="float" office:value="0.0678764043309903">
                <text:p>0.0678764043309903</text:p>
              </table:table-cell>
            </table:table-row>
            <table:table-row>
              <table:table-cell office:value-type="float" office:value="0.0675675675675676">
                <text:p>0</text:p>
              </table:table-cell>
              <table:table-cell office:value-type="float" office:value="0.0675675675675676">
                <text:p>0.0675675675675676</text:p>
              </table:table-cell>
              <table:table-cell office:value-type="float" office:value="0.0688747279358264">
                <text:p>0.0688747279358264</text:p>
              </table:table-cell>
            </table:table-row>
            <table:table-row>
              <table:table-cell office:value-type="float" office:value="0.068362480127186">
                <text:p>0</text:p>
              </table:table-cell>
              <table:table-cell office:value-type="float" office:value="0.068362480127186">
                <text:p>0.068362480127186</text:p>
              </table:table-cell>
              <table:table-cell office:value-type="float" office:value="0.0697241023866455">
                <text:p>0.0697241023866455</text:p>
              </table:table-cell>
            </table:table-row>
            <table:table-row>
              <table:table-cell office:value-type="float" office:value="0.0691573926868044">
                <text:p>0</text:p>
              </table:table-cell>
              <table:table-cell office:value-type="float" office:value="0.0691573926868044">
                <text:p>0.0691573926868044</text:p>
              </table:table-cell>
              <table:table-cell office:value-type="float" office:value="0.0706706900831314">
                <text:p>0.0706706900831314</text:p>
              </table:table-cell>
            </table:table-row>
            <table:table-row>
              <table:table-cell office:value-type="float" office:value="0.0699523052464229">
                <text:p>0</text:p>
              </table:table-cell>
              <table:table-cell office:value-type="float" office:value="0.0699523052464229">
                <text:p>0.0699523052464229</text:p>
              </table:table-cell>
              <table:table-cell office:value-type="float" office:value="0.0715172359179694">
                <text:p>0.0715172359179694</text:p>
              </table:table-cell>
            </table:table-row>
            <table:table-row>
              <table:table-cell office:value-type="float" office:value="0.0707472178060413">
                <text:p>0</text:p>
              </table:table-cell>
              <table:table-cell office:value-type="float" office:value="0.0707472178060413">
                <text:p>0.0707472178060413</text:p>
              </table:table-cell>
              <table:table-cell office:value-type="float" office:value="0.0723614291679372">
                <text:p>0.0723614291679372</text:p>
              </table:table-cell>
            </table:table-row>
            <table:table-row>
              <table:table-cell office:value-type="float" office:value="0.0715421303656598">
                <text:p>0</text:p>
              </table:table-cell>
              <table:table-cell office:value-type="float" office:value="0.0715421303656598">
                <text:p>0.0715421303656598</text:p>
              </table:table-cell>
              <table:table-cell office:value-type="float" office:value="0.0732369078918159">
                <text:p>0.0732369078918159</text:p>
              </table:table-cell>
            </table:table-row>
            <table:table-row>
              <table:table-cell office:value-type="float" office:value="0.0723370429252782">
                <text:p>0</text:p>
              </table:table-cell>
              <table:table-cell office:value-type="float" office:value="0.0723370429252782">
                <text:p>0.0723370429252782</text:p>
              </table:table-cell>
              <table:table-cell office:value-type="float" office:value="0.0742229542793078">
                <text:p>0.0742229542793078</text:p>
              </table:table-cell>
            </table:table-row>
            <table:table-row>
              <table:table-cell office:value-type="float" office:value="0.0731319554848967">
                <text:p>0</text:p>
              </table:table-cell>
              <table:table-cell office:value-type="float" office:value="0.0731319554848967">
                <text:p>0.0731319554848967</text:p>
              </table:table-cell>
              <table:table-cell office:value-type="float" office:value="0.0751109012780054">
                <text:p>0.0751109012780054</text:p>
              </table:table-cell>
            </table:table-row>
            <table:table-row>
              <table:table-cell office:value-type="float" office:value="0.0739268680445151">
                <text:p>0</text:p>
              </table:table-cell>
              <table:table-cell office:value-type="float" office:value="0.0739268680445151">
                <text:p>0.0739268680445151</text:p>
              </table:table-cell>
              <table:table-cell office:value-type="float" office:value="0.0760057878502393">
                <text:p>0.0760057878502393</text:p>
              </table:table-cell>
            </table:table-row>
            <table:table-row>
              <table:table-cell office:value-type="float" office:value="0.0747217806041336">
                <text:p>0</text:p>
              </table:table-cell>
              <table:table-cell office:value-type="float" office:value="0.0747217806041335">
                <text:p>0.0747217806041335</text:p>
              </table:table-cell>
              <table:table-cell office:value-type="float" office:value="0.0767595301993816">
                <text:p>0.0767595301993816</text:p>
              </table:table-cell>
            </table:table-row>
            <table:table-row>
              <table:table-cell office:value-type="float" office:value="0.075516693163752">
                <text:p>0</text:p>
              </table:table-cell>
              <table:table-cell office:value-type="float" office:value="0.075516693163752">
                <text:p>0.075516693163752</text:p>
              </table:table-cell>
              <table:table-cell office:value-type="float" office:value="0.0774853022422805">
                <text:p>0.0774853022422805</text:p>
              </table:table-cell>
            </table:table-row>
            <table:table-row>
              <table:table-cell office:value-type="float" office:value="0.0763116057233704">
                <text:p>0</text:p>
              </table:table-cell>
              <table:table-cell office:value-type="float" office:value="0.0763116057233704">
                <text:p>0.0763116057233704</text:p>
              </table:table-cell>
              <table:table-cell office:value-type="float" office:value="0.0783716507052865">
                <text:p>0.0783716507052865</text:p>
              </table:table-cell>
            </table:table-row>
            <table:table-row>
              <table:table-cell office:value-type="float" office:value="0.0771065182829889">
                <text:p>0</text:p>
              </table:table-cell>
              <table:table-cell office:value-type="float" office:value="0.0771065182829889">
                <text:p>0.0771065182829889</text:p>
              </table:table-cell>
              <table:table-cell office:value-type="float" office:value="0.0793455415346401">
                <text:p>0.0793455415346401</text:p>
              </table:table-cell>
            </table:table-row>
            <table:table-row>
              <table:table-cell office:value-type="float" office:value="0.0779014308426073">
                <text:p>0</text:p>
              </table:table-cell>
              <table:table-cell office:value-type="float" office:value="0.0779014308426073">
                <text:p>0.0779014308426073</text:p>
              </table:table-cell>
              <table:table-cell office:value-type="float" office:value="0.0803321403936078">
                <text:p>0.0803321403936078</text:p>
              </table:table-cell>
            </table:table-row>
            <table:table-row>
              <table:table-cell office:value-type="float" office:value="0.0786963434022258">
                <text:p>0</text:p>
              </table:table-cell>
              <table:table-cell office:value-type="float" office:value="0.0786963434022258">
                <text:p>0.0786963434022258</text:p>
              </table:table-cell>
              <table:table-cell office:value-type="float" office:value="0.0810898233434314">
                <text:p>0.0810898233434314</text:p>
              </table:table-cell>
            </table:table-row>
            <table:table-row>
              <table:table-cell office:value-type="float" office:value="0.0794912559618442">
                <text:p>0</text:p>
              </table:table-cell>
              <table:table-cell office:value-type="float" office:value="0.0794912559618442">
                <text:p>0.0794912559618442</text:p>
              </table:table-cell>
              <table:table-cell office:value-type="float" office:value="0.081840841258612">
                <text:p>0.081840841258612</text:p>
              </table:table-cell>
            </table:table-row>
            <table:table-row>
              <table:table-cell office:value-type="float" office:value="0.0802861685214626">
                <text:p>0</text:p>
              </table:table-cell>
              <table:table-cell office:value-type="float" office:value="0.0802861685214626">
                <text:p>0.0802861685214626</text:p>
              </table:table-cell>
              <table:table-cell office:value-type="float" office:value="0.0828090608569487">
                <text:p>0.0828090608569487</text:p>
              </table:table-cell>
            </table:table-row>
            <table:table-row>
              <table:table-cell office:value-type="float" office:value="0.0810810810810811">
                <text:p>0</text:p>
              </table:table-cell>
              <table:table-cell office:value-type="float" office:value="0.0810810810810811">
                <text:p>0.0810810810810811</text:p>
              </table:table-cell>
              <table:table-cell office:value-type="float" office:value="0.0835625356241564">
                <text:p>0.0835625356241564</text:p>
              </table:table-cell>
            </table:table-row>
            <table:table-row>
              <table:table-cell office:value-type="float" office:value="0.0818759936406995">
                <text:p>0</text:p>
              </table:table-cell>
              <table:table-cell office:value-type="float" office:value="0.0818759936406995">
                <text:p>0.0818759936406995</text:p>
              </table:table-cell>
              <table:table-cell office:value-type="float" office:value="0.0844118405919167">
                <text:p>0.0844118405919167</text:p>
              </table:table-cell>
            </table:table-row>
            <table:table-row>
              <table:table-cell office:value-type="float" office:value="0.082670906200318">
                <text:p>0</text:p>
              </table:table-cell>
              <table:table-cell office:value-type="float" office:value="0.082670906200318">
                <text:p>0.082670906200318</text:p>
              </table:table-cell>
              <table:table-cell office:value-type="float" office:value="0.0852961353576059">
                <text:p>0.0852961353576059</text:p>
              </table:table-cell>
            </table:table-row>
            <table:table-row>
              <table:table-cell office:value-type="float" office:value="0.0834658187599364">
                <text:p>0</text:p>
              </table:table-cell>
              <table:table-cell office:value-type="float" office:value="0.0834658187599364">
                <text:p>0.0834658187599364</text:p>
              </table:table-cell>
              <table:table-cell office:value-type="float" office:value="0.0860505101811633">
                <text:p>0.0860505101811633</text:p>
              </table:table-cell>
            </table:table-row>
            <table:table-row>
              <table:table-cell office:value-type="float" office:value="0.0842607313195548">
                <text:p>0</text:p>
              </table:table-cell>
              <table:table-cell office:value-type="float" office:value="0.0842607313195548">
                <text:p>0.0842607313195548</text:p>
              </table:table-cell>
              <table:table-cell office:value-type="float" office:value="0.0867896505555783">
                <text:p>0.0867896505555783</text:p>
              </table:table-cell>
            </table:table-row>
            <table:table-row>
              <table:table-cell office:value-type="float" office:value="0.0850556438791733">
                <text:p>0</text:p>
              </table:table-cell>
              <table:table-cell office:value-type="float" office:value="0.0850556438791733">
                <text:p>0.0850556438791733</text:p>
              </table:table-cell>
              <table:table-cell office:value-type="float" office:value="0.0875440565999644">
                <text:p>0.0875440565999644</text:p>
              </table:table-cell>
            </table:table-row>
            <table:table-row>
              <table:table-cell office:value-type="float" office:value="0.0858505564387917">
                <text:p>0</text:p>
              </table:table-cell>
              <table:table-cell office:value-type="float" office:value="0.0858505564387917">
                <text:p>0.0858505564387917</text:p>
              </table:table-cell>
              <table:table-cell office:value-type="float" office:value="0.0884309020493996">
                <text:p>0.0884309020493996</text:p>
              </table:table-cell>
            </table:table-row>
            <table:table-row>
              <table:table-cell office:value-type="float" office:value="0.0866454689984102">
                <text:p>0</text:p>
              </table:table-cell>
              <table:table-cell office:value-type="float" office:value="0.0866454689984102">
                <text:p>0.0866454689984102</text:p>
              </table:table-cell>
              <table:table-cell office:value-type="float" office:value="0.0893097723809633">
                <text:p>0.0893097723809633</text:p>
              </table:table-cell>
            </table:table-row>
            <table:table-row>
              <table:table-cell office:value-type="float" office:value="0.0874403815580286">
                <text:p>0</text:p>
              </table:table-cell>
              <table:table-cell office:value-type="float" office:value="0.0874403815580286">
                <text:p>0.0874403815580286</text:p>
              </table:table-cell>
              <table:table-cell office:value-type="float" office:value="0.0901820193341505">
                <text:p>0.0901820193341505</text:p>
              </table:table-cell>
            </table:table-row>
            <table:table-row>
              <table:table-cell office:value-type="float" office:value="0.0882352941176471">
                <text:p>0</text:p>
              </table:table-cell>
              <table:table-cell office:value-type="float" office:value="0.0882352941176471">
                <text:p>0.0882352941176471</text:p>
              </table:table-cell>
              <table:table-cell office:value-type="float" office:value="0.0911664776210412">
                <text:p>0.0911664776210412</text:p>
              </table:table-cell>
            </table:table-row>
            <table:table-row>
              <table:table-cell office:value-type="float" office:value="0.0890302066772655">
                <text:p>0</text:p>
              </table:table-cell>
              <table:table-cell office:value-type="float" office:value="0.0890302066772655">
                <text:p>0.0890302066772655</text:p>
              </table:table-cell>
              <table:table-cell office:value-type="float" office:value="0.092128205935298">
                <text:p>0.092128205935298</text:p>
              </table:table-cell>
            </table:table-row>
            <table:table-row>
              <table:table-cell office:value-type="float" office:value="0.0898251192368839">
                <text:p>0</text:p>
              </table:table-cell>
              <table:table-cell office:value-type="float" office:value="0.0898251192368839">
                <text:p>0.0898251192368839</text:p>
              </table:table-cell>
              <table:table-cell office:value-type="float" office:value="0.0930182448935423">
                <text:p>0.0930182448935423</text:p>
              </table:table-cell>
            </table:table-row>
            <table:table-row>
              <table:table-cell office:value-type="float" office:value="0.0906200317965024">
                <text:p>0</text:p>
              </table:table-cell>
              <table:table-cell office:value-type="float" office:value="0.0906200317965024">
                <text:p>0.0906200317965024</text:p>
              </table:table-cell>
              <table:table-cell office:value-type="float" office:value="0.0938658227942364">
                <text:p>0.0938658227942364</text:p>
              </table:table-cell>
            </table:table-row>
            <table:table-row>
              <table:table-cell office:value-type="float" office:value="0.0914149443561208">
                <text:p>0</text:p>
              </table:table-cell>
              <table:table-cell office:value-type="float" office:value="0.0914149443561208">
                <text:p>0.0914149443561208</text:p>
              </table:table-cell>
              <table:table-cell office:value-type="float" office:value="0.0947102523208675">
                <text:p>0.0947102523208675</text:p>
              </table:table-cell>
            </table:table-row>
            <table:table-row>
              <table:table-cell office:value-type="float" office:value="0.0922098569157393">
                <text:p>0</text:p>
              </table:table-cell>
              <table:table-cell office:value-type="float" office:value="0.0922098569157393">
                <text:p>0.0922098569157393</text:p>
              </table:table-cell>
              <table:table-cell office:value-type="float" office:value="0.0956015839702913">
                <text:p>0.0956015839702913</text:p>
              </table:table-cell>
            </table:table-row>
            <table:table-row>
              <table:table-cell office:value-type="float" office:value="0.0930047694753577">
                <text:p>0</text:p>
              </table:table-cell>
              <table:table-cell office:value-type="float" office:value="0.0930047694753577">
                <text:p>0.0930047694753577</text:p>
              </table:table-cell>
              <table:table-cell office:value-type="float" office:value="0.0964491270872347">
                <text:p>0.0964491270872347</text:p>
              </table:table-cell>
            </table:table-row>
            <table:table-row>
              <table:table-cell office:value-type="float" office:value="0.0937996820349762">
                <text:p>0</text:p>
              </table:table-cell>
              <table:table-cell office:value-type="float" office:value="0.0937996820349761">
                <text:p>0.0937996820349761</text:p>
              </table:table-cell>
              <table:table-cell office:value-type="float" office:value="0.0973309928283839">
                <text:p>0.0973309928283839</text:p>
              </table:table-cell>
            </table:table-row>
            <table:table-row>
              <table:table-cell office:value-type="float" office:value="0.0945945945945946">
                <text:p>0</text:p>
              </table:table-cell>
              <table:table-cell office:value-type="float" office:value="0.0945945945945946">
                <text:p>0.0945945945945946</text:p>
              </table:table-cell>
              <table:table-cell office:value-type="float" office:value="0.0981785707290779">
                <text:p>0.0981785707290779</text:p>
              </table:table-cell>
            </table:table-row>
            <table:table-row>
              <table:table-cell office:value-type="float" office:value="0.095389507154213">
                <text:p>0</text:p>
              </table:table-cell>
              <table:table-cell office:value-type="float" office:value="0.095389507154213">
                <text:p>0.095389507154213</text:p>
              </table:table-cell>
              <table:table-cell office:value-type="float" office:value="0.0990593383994441">
                <text:p>0.0990593383994441</text:p>
              </table:table-cell>
            </table:table-row>
            <table:table-row>
              <table:table-cell office:value-type="float" office:value="0.0961844197138315">
                <text:p>0</text:p>
              </table:table-cell>
              <table:table-cell office:value-type="float" office:value="0.0961844197138315">
                <text:p>0.0961844197138315</text:p>
              </table:table-cell>
              <table:table-cell office:value-type="float" office:value="0.0999496692886308">
                <text:p>0.0999496692886308</text:p>
              </table:table-cell>
            </table:table-row>
            <table:table-row>
              <table:table-cell office:value-type="float" office:value="0.0969793322734499">
                <text:p>0</text:p>
              </table:table-cell>
              <table:table-cell office:value-type="float" office:value="0.0969793322734499">
                <text:p>0.0969793322734499</text:p>
              </table:table-cell>
              <table:table-cell office:value-type="float" office:value="0.100798630234439">
                <text:p>0.100798630234439</text:p>
              </table:table-cell>
            </table:table-row>
            <table:table-row>
              <table:table-cell office:value-type="float" office:value="0.0977742448330684">
                <text:p>0</text:p>
              </table:table-cell>
              <table:table-cell office:value-type="float" office:value="0.0977742448330684">
                <text:p>0.0977742448330684</text:p>
              </table:table-cell>
              <table:table-cell office:value-type="float" office:value="0.101753641337906">
                <text:p>0.101753641337906</text:p>
              </table:table-cell>
            </table:table-row>
            <table:table-row>
              <table:table-cell office:value-type="float" office:value="0.0985691573926868">
                <text:p>0</text:p>
              </table:table-cell>
              <table:table-cell office:value-type="float" office:value="0.0985691573926868">
                <text:p>0.0985691573926868</text:p>
              </table:table-cell>
              <table:table-cell office:value-type="float" office:value="0.102639534639634">
                <text:p>0.102639534639634</text:p>
              </table:table-cell>
            </table:table-row>
            <table:table-row>
              <table:table-cell office:value-type="float" office:value="0.0993640699523053">
                <text:p>0</text:p>
              </table:table-cell>
              <table:table-cell office:value-type="float" office:value="0.0993640699523053">
                <text:p>0.0993640699523053</text:p>
              </table:table-cell>
              <table:table-cell office:value-type="float" office:value="0.103383102166069">
                <text:p>0.103383102166069</text:p>
              </table:table-cell>
            </table:table-row>
            <table:table-row>
              <table:table-cell office:value-type="float" office:value="0.100158982511924">
                <text:p>0</text:p>
              </table:table-cell>
              <table:table-cell office:value-type="float" office:value="0.100158982511924">
                <text:p>0.100158982511924</text:p>
              </table:table-cell>
              <table:table-cell office:value-type="float" office:value="0.104241396925856">
                <text:p>0.104241396925856</text:p>
              </table:table-cell>
            </table:table-row>
            <table:table-row>
              <table:table-cell office:value-type="float" office:value="0.100953895071542">
                <text:p>0</text:p>
              </table:table-cell>
              <table:table-cell office:value-type="float" office:value="0.100953895071542">
                <text:p>0.100953895071542</text:p>
              </table:table-cell>
              <table:table-cell office:value-type="float" office:value="0.105088575150319">
                <text:p>0.105088575150319</text:p>
              </table:table-cell>
            </table:table-row>
            <table:table-row>
              <table:table-cell office:value-type="float" office:value="0.101748807631161">
                <text:p>0</text:p>
              </table:table-cell>
              <table:table-cell office:value-type="float" office:value="0.101748807631161">
                <text:p>0.101748807631161</text:p>
              </table:table-cell>
              <table:table-cell office:value-type="float" office:value="0.105835871349432">
                <text:p>0.105835871349432</text:p>
              </table:table-cell>
            </table:table-row>
            <table:table-row>
              <table:table-cell office:value-type="float" office:value="0.102543720190779">
                <text:p>0</text:p>
              </table:table-cell>
              <table:table-cell office:value-type="float" office:value="0.102543720190779">
                <text:p>0.102543720190779</text:p>
              </table:table-cell>
              <table:table-cell office:value-type="float" office:value="0.106680085385138">
                <text:p>0.106680085385138</text:p>
              </table:table-cell>
            </table:table-row>
            <table:table-row>
              <table:table-cell office:value-type="float" office:value="0.103338632750397">
                <text:p>0</text:p>
              </table:table-cell>
              <table:table-cell office:value-type="float" office:value="0.103338632750397">
                <text:p>0.103338632750397</text:p>
              </table:table-cell>
              <table:table-cell office:value-type="float" office:value="0.10742343054848">
                <text:p>0.10742343054848</text:p>
              </table:table-cell>
            </table:table-row>
            <table:table-row>
              <table:table-cell office:value-type="float" office:value="0.104133545310016">
                <text:p>0</text:p>
              </table:table-cell>
              <table:table-cell office:value-type="float" office:value="0.104133545310016">
                <text:p>0.104133545310016</text:p>
              </table:table-cell>
              <table:table-cell office:value-type="float" office:value="0.108336328095175">
                <text:p>0.108336328095175</text:p>
              </table:table-cell>
            </table:table-row>
            <table:table-row>
              <table:table-cell office:value-type="float" office:value="0.104928457869634">
                <text:p>0</text:p>
              </table:table-cell>
              <table:table-cell office:value-type="float" office:value="0.104928457869634">
                <text:p>0.104928457869634</text:p>
              </table:table-cell>
              <table:table-cell office:value-type="float" office:value="0.109188576381511">
                <text:p>0.109188576381511</text:p>
              </table:table-cell>
            </table:table-row>
            <table:table-row>
              <table:table-cell office:value-type="float" office:value="0.105723370429253">
                <text:p>0</text:p>
              </table:table-cell>
              <table:table-cell office:value-type="float" office:value="0.105723370429253">
                <text:p>0.105723370429253</text:p>
              </table:table-cell>
              <table:table-cell office:value-type="float" office:value="0.110049380084335">
                <text:p>0.110049380084335</text:p>
              </table:table-cell>
            </table:table-row>
            <table:table-row>
              <table:table-cell office:value-type="float" office:value="0.106518282988871">
                <text:p>0</text:p>
              </table:table-cell>
              <table:table-cell office:value-type="float" office:value="0.106518282988871">
                <text:p>0.106518282988871</text:p>
              </table:table-cell>
              <table:table-cell office:value-type="float" office:value="0.110801065258028">
                <text:p>0.110801065258028</text:p>
              </table:table-cell>
            </table:table-row>
            <table:table-row>
              <table:table-cell office:value-type="float" office:value="0.10731319554849">
                <text:p>0</text:p>
              </table:table-cell>
              <table:table-cell office:value-type="float" office:value="0.10731319554849">
                <text:p>0.10731319554849</text:p>
              </table:table-cell>
              <table:table-cell office:value-type="float" office:value="0.111662021925329">
                <text:p>0.111662021925329</text:p>
              </table:table-cell>
            </table:table-row>
            <table:table-row>
              <table:table-cell office:value-type="float" office:value="0.108108108108108">
                <text:p>0</text:p>
              </table:table-cell>
              <table:table-cell office:value-type="float" office:value="0.108108108108108">
                <text:p>0.108108108108108</text:p>
              </table:table-cell>
              <table:table-cell office:value-type="float" office:value="0.112507302810989">
                <text:p>0.112507302810989</text:p>
              </table:table-cell>
            </table:table-row>
            <table:table-row>
              <table:table-cell office:value-type="float" office:value="0.108903020667727">
                <text:p>0</text:p>
              </table:table-cell>
              <table:table-cell office:value-type="float" office:value="0.108903020667727">
                <text:p>0.108903020667727</text:p>
              </table:table-cell>
              <table:table-cell office:value-type="float" office:value="0.113419863292344">
                <text:p>0.113419863292344</text:p>
              </table:table-cell>
            </table:table-row>
            <table:table-row>
              <table:table-cell office:value-type="float" office:value="0.109697933227345">
                <text:p>0</text:p>
              </table:table-cell>
              <table:table-cell office:value-type="float" office:value="0.109697933227345">
                <text:p>0.109697933227345</text:p>
              </table:table-cell>
              <table:table-cell office:value-type="float" office:value="0.114276316367607">
                <text:p>0.114276316367607</text:p>
              </table:table-cell>
            </table:table-row>
            <table:table-row>
              <table:table-cell office:value-type="float" office:value="0.110492845786963">
                <text:p>0</text:p>
              </table:table-cell>
              <table:table-cell office:value-type="float" office:value="0.110492845786963">
                <text:p>0.110492845786963</text:p>
              </table:table-cell>
              <table:table-cell office:value-type="float" office:value="0.115106359410088">
                <text:p>0.115106359410088</text:p>
              </table:table-cell>
            </table:table-row>
            <table:table-row>
              <table:table-cell office:value-type="float" office:value="0.111287758346582">
                <text:p>0</text:p>
              </table:table-cell>
              <table:table-cell office:value-type="float" office:value="0.111287758346582">
                <text:p>0.111287758346582</text:p>
              </table:table-cell>
              <table:table-cell office:value-type="float" office:value="0.116078676052063">
                <text:p>0.116078676052063</text:p>
              </table:table-cell>
            </table:table-row>
            <table:table-row>
              <table:table-cell office:value-type="float" office:value="0.1120826709062">
                <text:p>0</text:p>
              </table:table-cell>
              <table:table-cell office:value-type="float" office:value="0.1120826709062">
                <text:p>0.1120826709062</text:p>
              </table:table-cell>
              <table:table-cell office:value-type="float" office:value="0.117038517377817">
                <text:p>0.117038517377817</text:p>
              </table:table-cell>
            </table:table-row>
            <table:table-row>
              <table:table-cell office:value-type="float" office:value="0.112877583465819">
                <text:p>0</text:p>
              </table:table-cell>
              <table:table-cell office:value-type="float" office:value="0.112877583465819">
                <text:p>0.112877583465819</text:p>
              </table:table-cell>
              <table:table-cell office:value-type="float" office:value="0.117885827696577">
                <text:p>0.117885827696577</text:p>
              </table:table-cell>
            </table:table-row>
            <table:table-row>
              <table:table-cell office:value-type="float" office:value="0.113672496025437">
                <text:p>0</text:p>
              </table:table-cell>
              <table:table-cell office:value-type="float" office:value="0.113672496025437">
                <text:p>0.113672496025437</text:p>
              </table:table-cell>
              <table:table-cell office:value-type="float" office:value="0.118730274615257">
                <text:p>0.118730274615257</text:p>
              </table:table-cell>
            </table:table-row>
            <table:table-row>
              <table:table-cell office:value-type="float" office:value="0.114467408585056">
                <text:p>0</text:p>
              </table:table-cell>
              <table:table-cell office:value-type="float" office:value="0.114467408585056">
                <text:p>0.114467408585056</text:p>
              </table:table-cell>
              <table:table-cell office:value-type="float" office:value="0.119634616660675">
                <text:p>0.119634616660675</text:p>
              </table:table-cell>
            </table:table-row>
            <table:table-row>
              <table:table-cell office:value-type="float" office:value="0.115262321144674">
                <text:p>0</text:p>
              </table:table-cell>
              <table:table-cell office:value-type="float" office:value="0.115262321144674">
                <text:p>0.115262321144674</text:p>
              </table:table-cell>
              <table:table-cell office:value-type="float" office:value="0.120527390403181">
                <text:p>0.120527390403181</text:p>
              </table:table-cell>
            </table:table-row>
            <table:table-row>
              <table:table-cell office:value-type="float" office:value="0.116057233704293">
                <text:p>0</text:p>
              </table:table-cell>
              <table:table-cell office:value-type="float" office:value="0.116057233704293">
                <text:p>0.116057233704293</text:p>
              </table:table-cell>
              <table:table-cell office:value-type="float" office:value="0.121365877638382">
                <text:p>0.121365877638382</text:p>
              </table:table-cell>
            </table:table-row>
            <table:table-row>
              <table:table-cell office:value-type="float" office:value="0.116852146263911">
                <text:p>0</text:p>
              </table:table-cell>
              <table:table-cell office:value-type="float" office:value="0.116852146263911">
                <text:p>0.116852146263911</text:p>
              </table:table-cell>
              <table:table-cell office:value-type="float" office:value="0.122330149594636">
                <text:p>0.122330149594636</text:p>
              </table:table-cell>
            </table:table-row>
            <table:table-row>
              <table:table-cell office:value-type="float" office:value="0.117647058823529">
                <text:p>0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123310788854913">
                <text:p>0.123310788854913</text:p>
              </table:table-cell>
            </table:table-row>
            <table:table-row>
              <table:table-cell office:value-type="float" office:value="0.118441971383148">
                <text:p>0</text:p>
              </table:table-cell>
              <table:table-cell office:value-type="float" office:value="0.118441971383148">
                <text:p>0.118441971383148</text:p>
              </table:table-cell>
              <table:table-cell office:value-type="float" office:value="0.124170998345552">
                <text:p>0.124170998345552</text:p>
              </table:table-cell>
            </table:table-row>
            <table:table-row>
              <table:table-cell office:value-type="float" office:value="0.119236883942766">
                <text:p>0</text:p>
              </table:table-cell>
              <table:table-cell office:value-type="float" office:value="0.119236883942766">
                <text:p>0.119236883942766</text:p>
              </table:table-cell>
              <table:table-cell office:value-type="float" office:value="0.125029428678114">
                <text:p>0.125029428678114</text:p>
              </table:table-cell>
            </table:table-row>
            <table:table-row>
              <table:table-cell office:value-type="float" office:value="0.120031796502385">
                <text:p>0</text:p>
              </table:table-cell>
              <table:table-cell office:value-type="float" office:value="0.120031796502385">
                <text:p>0.120031796502385</text:p>
              </table:table-cell>
              <table:table-cell office:value-type="float" office:value="0.12589012819857">
                <text:p>0.12589012819857</text:p>
              </table:table-cell>
            </table:table-row>
            <table:table-row>
              <table:table-cell office:value-type="float" office:value="0.120826709062003">
                <text:p>0</text:p>
              </table:table-cell>
              <table:table-cell office:value-type="float" office:value="0.120826709062003">
                <text:p>0.120826709062003</text:p>
              </table:table-cell>
              <table:table-cell office:value-type="float" office:value="0.126737407211711">
                <text:p>0.126737407211711</text:p>
              </table:table-cell>
            </table:table-row>
            <table:table-row>
              <table:table-cell office:value-type="float" office:value="0.121621621621622">
                <text:p>0</text:p>
              </table:table-cell>
              <table:table-cell office:value-type="float" office:value="0.121621621621622">
                <text:p>0.121621621621622</text:p>
              </table:table-cell>
              <table:table-cell office:value-type="float" office:value="0.127589985606429">
                <text:p>0.127589985606429</text:p>
              </table:table-cell>
            </table:table-row>
            <table:table-row>
              <table:table-cell office:value-type="float" office:value="0.12241653418124">
                <text:p>0</text:p>
              </table:table-cell>
              <table:table-cell office:value-type="float" office:value="0.12241653418124">
                <text:p>0.12241653418124</text:p>
              </table:table-cell>
              <table:table-cell office:value-type="float" office:value="0.128450518333629">
                <text:p>0.128450518333629</text:p>
              </table:table-cell>
            </table:table-row>
            <table:table-row>
              <table:table-cell office:value-type="float" office:value="0.123211446740858">
                <text:p>0</text:p>
              </table:table-cell>
              <table:table-cell office:value-type="float" office:value="0.123211446740858">
                <text:p>0.123211446740858</text:p>
              </table:table-cell>
              <table:table-cell office:value-type="float" office:value="0.12929136511031">
                <text:p>0.12929136511031</text:p>
              </table:table-cell>
            </table:table-row>
            <table:table-row>
              <table:table-cell office:value-type="float" office:value="0.124006359300477">
                <text:p>0</text:p>
              </table:table-cell>
              <table:table-cell office:value-type="float" office:value="0.124006359300477">
                <text:p>0.124006359300477</text:p>
              </table:table-cell>
              <table:table-cell office:value-type="float" office:value="0.130132100663224">
                <text:p>0.130132100663224</text:p>
              </table:table-cell>
            </table:table-row>
            <table:table-row>
              <table:table-cell office:value-type="float" office:value="0.124801271860095">
                <text:p>0</text:p>
              </table:table-cell>
              <table:table-cell office:value-type="float" office:value="0.124801271860095">
                <text:p>0.124801271860095</text:p>
              </table:table-cell>
              <table:table-cell office:value-type="float" office:value="0.131099785097344">
                <text:p>0.131099785097344</text:p>
              </table:table-cell>
            </table:table-row>
            <table:table-row>
              <table:table-cell office:value-type="float" office:value="0.125596184419714">
                <text:p>0</text:p>
              </table:table-cell>
              <table:table-cell office:value-type="float" office:value="0.125596184419714">
                <text:p>0.125596184419714</text:p>
              </table:table-cell>
              <table:table-cell office:value-type="float" office:value="0.131958861733101">
                <text:p>0.131958861733101</text:p>
              </table:table-cell>
            </table:table-row>
            <table:table-row>
              <table:table-cell office:value-type="float" office:value="0.126391096979332">
                <text:p>0</text:p>
              </table:table-cell>
              <table:table-cell office:value-type="float" office:value="0.126391096979332">
                <text:p>0.126391096979332</text:p>
              </table:table-cell>
              <table:table-cell office:value-type="float" office:value="0.132702220725222">
                <text:p>0.132702220725222</text:p>
              </table:table-cell>
            </table:table-row>
            <table:table-row>
              <table:table-cell office:value-type="float" office:value="0.127186009538951">
                <text:p>0</text:p>
              </table:table-cell>
              <table:table-cell office:value-type="float" office:value="0.127186009538951">
                <text:p>0.127186009538951</text:p>
              </table:table-cell>
              <table:table-cell office:value-type="float" office:value="0.133606215270209">
                <text:p>0.133606215270209</text:p>
              </table:table-cell>
            </table:table-row>
            <table:table-row>
              <table:table-cell office:value-type="float" office:value="0.127980922098569">
                <text:p>0</text:p>
              </table:table-cell>
              <table:table-cell office:value-type="float" office:value="0.127980922098569">
                <text:p>0.127980922098569</text:p>
              </table:table-cell>
              <table:table-cell office:value-type="float" office:value="0.134582795749426">
                <text:p>0.134582795749426</text:p>
              </table:table-cell>
            </table:table-row>
            <table:table-row>
              <table:table-cell office:value-type="float" office:value="0.128775834658188">
                <text:p>0</text:p>
              </table:table-cell>
              <table:table-cell office:value-type="float" office:value="0.128775834658188">
                <text:p>0.128775834658188</text:p>
              </table:table-cell>
              <table:table-cell office:value-type="float" office:value="0.135483044229685">
                <text:p>0.135483044229685</text:p>
              </table:table-cell>
            </table:table-row>
            <table:table-row>
              <table:table-cell office:value-type="float" office:value="0.129570747217806">
                <text:p>0</text:p>
              </table:table-cell>
              <table:table-cell office:value-type="float" office:value="0.129570747217806">
                <text:p>0.129570747217806</text:p>
              </table:table-cell>
              <table:table-cell office:value-type="float" office:value="0.136331066941357">
                <text:p>0.136331066941357</text:p>
              </table:table-cell>
            </table:table-row>
            <table:table-row>
              <table:table-cell office:value-type="float" office:value="0.130365659777424">
                <text:p>0</text:p>
              </table:table-cell>
              <table:table-cell office:value-type="float" office:value="0.130365659777424">
                <text:p>0.130365659777424</text:p>
              </table:table-cell>
              <table:table-cell office:value-type="float" office:value="0.137177056741449">
                <text:p>0.137177056741449</text:p>
              </table:table-cell>
            </table:table-row>
            <table:table-row>
              <table:table-cell office:value-type="float" office:value="0.131160572337043">
                <text:p>0</text:p>
              </table:table-cell>
              <table:table-cell office:value-type="float" office:value="0.131160572337043">
                <text:p>0.131160572337043</text:p>
              </table:table-cell>
              <table:table-cell office:value-type="float" office:value="0.138071116303314">
                <text:p>0.138071116303314</text:p>
              </table:table-cell>
            </table:table-row>
            <table:table-row>
              <table:table-cell office:value-type="float" office:value="0.131955484896661">
                <text:p>0</text:p>
              </table:table-cell>
              <table:table-cell office:value-type="float" office:value="0.131955484896661">
                <text:p>0.131955484896661</text:p>
              </table:table-cell>
              <table:table-cell office:value-type="float" office:value="0.13891663694377">
                <text:p>0.13891663694377</text:p>
              </table:table-cell>
            </table:table-row>
            <table:table-row>
              <table:table-cell office:value-type="float" office:value="0.13275039745628">
                <text:p>0</text:p>
              </table:table-cell>
              <table:table-cell office:value-type="float" office:value="0.13275039745628">
                <text:p>0.13275039745628</text:p>
              </table:table-cell>
              <table:table-cell office:value-type="float" office:value="0.139853432102078">
                <text:p>0.139853432102078</text:p>
              </table:table-cell>
            </table:table-row>
            <table:table-row>
              <table:table-cell office:value-type="float" office:value="0.133545310015898">
                <text:p>0</text:p>
              </table:table-cell>
              <table:table-cell office:value-type="float" office:value="0.133545310015898">
                <text:p>0.133545310015898</text:p>
              </table:table-cell>
              <table:table-cell office:value-type="float" office:value="0.140752707648892">
                <text:p>0.140752707648892</text:p>
              </table:table-cell>
            </table:table-row>
            <table:table-row>
              <table:table-cell office:value-type="float" office:value="0.134340222575517">
                <text:p>0</text:p>
              </table:table-cell>
              <table:table-cell office:value-type="float" office:value="0.134340222575517">
                <text:p>0.134340222575517</text:p>
              </table:table-cell>
              <table:table-cell office:value-type="float" office:value="0.141681788314305">
                <text:p>0.141681788314305</text:p>
              </table:table-cell>
            </table:table-row>
            <table:table-row>
              <table:table-cell office:value-type="float" office:value="0.135135135135135">
                <text:p>0</text:p>
              </table:table-cell>
              <table:table-cell office:value-type="float" office:value="0.135135135135135">
                <text:p>0.135135135135135</text:p>
              </table:table-cell>
              <table:table-cell office:value-type="float" office:value="0.142511886926623">
                <text:p>0.142511886926623</text:p>
              </table:table-cell>
            </table:table-row>
            <table:table-row>
              <table:table-cell office:value-type="float" office:value="0.135930047694754">
                <text:p>0</text:p>
              </table:table-cell>
              <table:table-cell office:value-type="float" office:value="0.135930047694754">
                <text:p>0.135930047694754</text:p>
              </table:table-cell>
              <table:table-cell office:value-type="float" office:value="0.143340397437992">
                <text:p>0.143340397437992</text:p>
              </table:table-cell>
            </table:table-row>
            <table:table-row>
              <table:table-cell office:value-type="float" office:value="0.136724960254372">
                <text:p>0</text:p>
              </table:table-cell>
              <table:table-cell office:value-type="float" office:value="0.136724960254372">
                <text:p>0.136724960254372</text:p>
              </table:table-cell>
              <table:table-cell office:value-type="float" office:value="0.144170343170275">
                <text:p>0.144170343170275</text:p>
              </table:table-cell>
            </table:table-row>
            <table:table-row>
              <table:table-cell office:value-type="float" office:value="0.13751987281399">
                <text:p>0</text:p>
              </table:table-cell>
              <table:table-cell office:value-type="float" office:value="0.13751987281399">
                <text:p>0.13751987281399</text:p>
              </table:table-cell>
              <table:table-cell office:value-type="float" office:value="0.145068499775778">
                <text:p>0.145068499775778</text:p>
              </table:table-cell>
            </table:table-row>
            <table:table-row>
              <table:table-cell office:value-type="float" office:value="0.138314785373609">
                <text:p>0</text:p>
              </table:table-cell>
              <table:table-cell office:value-type="float" office:value="0.138314785373609">
                <text:p>0.138314785373609</text:p>
              </table:table-cell>
              <table:table-cell office:value-type="float" office:value="0.146040149244029">
                <text:p>0.146040149244029</text:p>
              </table:table-cell>
            </table:table-row>
            <table:table-row>
              <table:table-cell office:value-type="float" office:value="0.139109697933227">
                <text:p>0</text:p>
              </table:table-cell>
              <table:table-cell office:value-type="float" office:value="0.139109697933227">
                <text:p>0.139109697933227</text:p>
              </table:table-cell>
              <table:table-cell office:value-type="float" office:value="0.146901196264917">
                <text:p>0.146901196264917</text:p>
              </table:table-cell>
            </table:table-row>
            <table:table-row>
              <table:table-cell office:value-type="float" office:value="0.139904610492846">
                <text:p>0</text:p>
              </table:table-cell>
              <table:table-cell office:value-type="float" office:value="0.139904610492846">
                <text:p>0.139904610492846</text:p>
              </table:table-cell>
              <table:table-cell office:value-type="float" office:value="0.147651463609746">
                <text:p>0.147651463609746</text:p>
              </table:table-cell>
            </table:table-row>
            <table:table-row>
              <table:table-cell office:value-type="float" office:value="0.140699523052464">
                <text:p>0</text:p>
              </table:table-cell>
              <table:table-cell office:value-type="float" office:value="0.140699523052464">
                <text:p>0.140699523052464</text:p>
              </table:table-cell>
              <table:table-cell office:value-type="float" office:value="0.148509132936519">
                <text:p>0.148509132936519</text:p>
              </table:table-cell>
            </table:table-row>
            <table:table-row>
              <table:table-cell office:value-type="float" office:value="0.141494435612083">
                <text:p>0</text:p>
              </table:table-cell>
              <table:table-cell office:value-type="float" office:value="0.141494435612083">
                <text:p>0.141494435612083</text:p>
              </table:table-cell>
              <table:table-cell office:value-type="float" office:value="0.149406427663112">
                <text:p>0.149406427663112</text:p>
              </table:table-cell>
            </table:table-row>
            <table:table-row>
              <table:table-cell office:value-type="float" office:value="0.142289348171701">
                <text:p>0</text:p>
              </table:table-cell>
              <table:table-cell office:value-type="float" office:value="0.142289348171701">
                <text:p>0.142289348171701</text:p>
              </table:table-cell>
              <table:table-cell office:value-type="float" office:value="0.150308914110436">
                <text:p>0.150308914110436</text:p>
              </table:table-cell>
            </table:table-row>
            <table:table-row>
              <table:table-cell office:value-type="float" office:value="0.14308426073132">
                <text:p>0</text:p>
              </table:table-cell>
              <table:table-cell office:value-type="float" office:value="0.14308426073132">
                <text:p>0.14308426073132</text:p>
              </table:table-cell>
              <table:table-cell office:value-type="float" office:value="0.15119865418078">
                <text:p>0.15119865418078</text:p>
              </table:table-cell>
            </table:table-row>
            <table:table-row>
              <table:table-cell office:value-type="float" office:value="0.143879173290938">
                <text:p>0</text:p>
              </table:table-cell>
              <table:table-cell office:value-type="float" office:value="0.143879173290938">
                <text:p>0.143879173290938</text:p>
              </table:table-cell>
              <table:table-cell office:value-type="float" office:value="0.152057710031146">
                <text:p>0.152057710031146</text:p>
              </table:table-cell>
            </table:table-row>
            <table:table-row>
              <table:table-cell office:value-type="float" office:value="0.144674085850556">
                <text:p>0</text:p>
              </table:table-cell>
              <table:table-cell office:value-type="float" office:value="0.144674085850556">
                <text:p>0.144674085850556</text:p>
              </table:table-cell>
              <table:table-cell office:value-type="float" office:value="0.152954209052989">
                <text:p>0.152954209052989</text:p>
              </table:table-cell>
            </table:table-row>
            <table:table-row>
              <table:table-cell office:value-type="float" office:value="0.145468998410175">
                <text:p>0</text:p>
              </table:table-cell>
              <table:table-cell office:value-type="float" office:value="0.145468998410175">
                <text:p>0.145468998410175</text:p>
              </table:table-cell>
              <table:table-cell office:value-type="float" office:value="0.153854627804985">
                <text:p>0.153854627804985</text:p>
              </table:table-cell>
            </table:table-row>
            <table:table-row>
              <table:table-cell office:value-type="float" office:value="0.146263910969793">
                <text:p>0</text:p>
              </table:table-cell>
              <table:table-cell office:value-type="float" office:value="0.146263910969793">
                <text:p>0.146263910969793</text:p>
              </table:table-cell>
              <table:table-cell office:value-type="float" office:value="0.154743238498926">
                <text:p>0.154743238498926</text:p>
              </table:table-cell>
            </table:table-row>
            <table:table-row>
              <table:table-cell office:value-type="float" office:value="0.147058823529412">
                <text:p>0</text:p>
              </table:table-cell>
              <table:table-cell office:value-type="float" office:value="0.147058823529412">
                <text:p>0.147058823529412</text:p>
              </table:table-cell>
              <table:table-cell office:value-type="float" office:value="0.155640588879798">
                <text:p>0.155640588879798</text:p>
              </table:table-cell>
            </table:table-row>
            <table:table-row>
              <table:table-cell office:value-type="float" office:value="0.14785373608903">
                <text:p>0</text:p>
              </table:table-cell>
              <table:table-cell office:value-type="float" office:value="0.14785373608903">
                <text:p>0.14785373608903</text:p>
              </table:table-cell>
              <table:table-cell office:value-type="float" office:value="0.15662138449859">
                <text:p>0.15662138449859</text:p>
              </table:table-cell>
            </table:table-row>
            <table:table-row>
              <table:table-cell office:value-type="float" office:value="0.148648648648649">
                <text:p>0</text:p>
              </table:table-cell>
              <table:table-cell office:value-type="float" office:value="0.148648648648649">
                <text:p>0.148648648648649</text:p>
              </table:table-cell>
              <table:table-cell office:value-type="float" office:value="0.157352160513645">
                <text:p>0.157352160513645</text:p>
              </table:table-cell>
            </table:table-row>
            <table:table-row>
              <table:table-cell office:value-type="float" office:value="0.149443561208267">
                <text:p>0</text:p>
              </table:table-cell>
              <table:table-cell office:value-type="float" office:value="0.149443561208267">
                <text:p>0.149443561208267</text:p>
              </table:table-cell>
              <table:table-cell office:value-type="float" office:value="0.158190262070974">
                <text:p>0.158190262070974</text:p>
              </table:table-cell>
            </table:table-row>
            <table:table-row>
              <table:table-cell office:value-type="float" office:value="0.150238473767886">
                <text:p>0</text:p>
              </table:table-cell>
              <table:table-cell office:value-type="float" office:value="0.150238473767886">
                <text:p>0.150238473767886</text:p>
              </table:table-cell>
              <table:table-cell office:value-type="float" office:value="0.159037131057236">
                <text:p>0.159037131057236</text:p>
              </table:table-cell>
            </table:table-row>
            <table:table-row>
              <table:table-cell office:value-type="float" office:value="0.151033386327504">
                <text:p>0</text:p>
              </table:table-cell>
              <table:table-cell office:value-type="float" office:value="0.151033386327504">
                <text:p>0.151033386327504</text:p>
              </table:table-cell>
              <table:table-cell office:value-type="float" office:value="0.159899248321767">
                <text:p>0.159899248321767</text:p>
              </table:table-cell>
            </table:table-row>
            <table:table-row>
              <table:table-cell office:value-type="float" office:value="0.151828298887122">
                <text:p>0</text:p>
              </table:table-cell>
              <table:table-cell office:value-type="float" office:value="0.151828298887122">
                <text:p>0.151828298887122</text:p>
              </table:table-cell>
              <table:table-cell office:value-type="float" office:value="0.160738746837432">
                <text:p>0.160738746837432</text:p>
              </table:table-cell>
            </table:table-row>
            <table:table-row>
              <table:table-cell office:value-type="float" office:value="0.152623211446741">
                <text:p>0</text:p>
              </table:table-cell>
              <table:table-cell office:value-type="float" office:value="0.152623211446741">
                <text:p>0.152623211446741</text:p>
              </table:table-cell>
              <table:table-cell office:value-type="float" office:value="0.161598782577855">
                <text:p>0.161598782577855</text:p>
              </table:table-cell>
            </table:table-row>
            <table:table-row>
              <table:table-cell office:value-type="float" office:value="0.153418124006359">
                <text:p>0</text:p>
              </table:table-cell>
              <table:table-cell office:value-type="float" office:value="0.153418124006359">
                <text:p>0.153418124006359</text:p>
              </table:table-cell>
              <table:table-cell office:value-type="float" office:value="0.162493686542138">
                <text:p>0.162493686542138</text:p>
              </table:table-cell>
            </table:table-row>
            <table:table-row>
              <table:table-cell office:value-type="float" office:value="0.154213036565978">
                <text:p>0</text:p>
              </table:table-cell>
              <table:table-cell office:value-type="float" office:value="0.154213036565978">
                <text:p>0.154213036565978</text:p>
              </table:table-cell>
              <table:table-cell office:value-type="float" office:value="0.163324619121436">
                <text:p>0.163324619121436</text:p>
              </table:table-cell>
            </table:table-row>
            <table:table-row>
              <table:table-cell office:value-type="float" office:value="0.155007949125596">
                <text:p>0</text:p>
              </table:table-cell>
              <table:table-cell office:value-type="float" office:value="0.155007949125596">
                <text:p>0.155007949125596</text:p>
              </table:table-cell>
              <table:table-cell office:value-type="float" office:value="0.164070792901106">
                <text:p>0.164070792901106</text:p>
              </table:table-cell>
            </table:table-row>
            <table:table-row>
              <table:table-cell office:value-type="float" office:value="0.155802861685215">
                <text:p>0</text:p>
              </table:table-cell>
              <table:table-cell office:value-type="float" office:value="0.155802861685215">
                <text:p>0.155802861685215</text:p>
              </table:table-cell>
              <table:table-cell office:value-type="float" office:value="0.16490066906554">
                <text:p>0.16490066906554</text:p>
              </table:table-cell>
            </table:table-row>
            <table:table-row>
              <table:table-cell office:value-type="float" office:value="0.156597774244833">
                <text:p>0</text:p>
              </table:table-cell>
              <table:table-cell office:value-type="float" office:value="0.156597774244833">
                <text:p>0.156597774244833</text:p>
              </table:table-cell>
              <table:table-cell office:value-type="float" office:value="0.1657488098728">
                <text:p>0.1657488098728</text:p>
              </table:table-cell>
            </table:table-row>
            <table:table-row>
              <table:table-cell office:value-type="float" office:value="0.157392686804452">
                <text:p>0</text:p>
              </table:table-cell>
              <table:table-cell office:value-type="float" office:value="0.157392686804452">
                <text:p>0.157392686804452</text:p>
              </table:table-cell>
              <table:table-cell office:value-type="float" office:value="0.166668845091908">
                <text:p>0.166668845091908</text:p>
              </table:table-cell>
            </table:table-row>
            <table:table-row>
              <table:table-cell office:value-type="float" office:value="0.15818759936407">
                <text:p>0</text:p>
              </table:table-cell>
              <table:table-cell office:value-type="float" office:value="0.15818759936407">
                <text:p>0.15818759936407</text:p>
              </table:table-cell>
              <table:table-cell office:value-type="float" office:value="0.167528053821961">
                <text:p>0.167528053821961</text:p>
              </table:table-cell>
            </table:table-row>
            <table:table-row>
              <table:table-cell office:value-type="float" office:value="0.158982511923688">
                <text:p>0</text:p>
              </table:table-cell>
              <table:table-cell office:value-type="float" office:value="0.158982511923688">
                <text:p>0.158982511923688</text:p>
              </table:table-cell>
              <table:table-cell office:value-type="float" office:value="0.16842438257172">
                <text:p>0.16842438257172</text:p>
              </table:table-cell>
            </table:table-row>
            <table:table-row>
              <table:table-cell office:value-type="float" office:value="0.159777424483307">
                <text:p>0</text:p>
              </table:table-cell>
              <table:table-cell office:value-type="float" office:value="0.159777424483307">
                <text:p>0.159777424483307</text:p>
              </table:table-cell>
              <table:table-cell office:value-type="float" office:value="0.169254022459491">
                <text:p>0.169254022459491</text:p>
              </table:table-cell>
            </table:table-row>
            <table:table-row>
              <table:table-cell office:value-type="float" office:value="0.160572337042925">
                <text:p>0</text:p>
              </table:table-cell>
              <table:table-cell office:value-type="float" office:value="0.160572337042925">
                <text:p>0.160572337042925</text:p>
              </table:table-cell>
              <table:table-cell office:value-type="float" office:value="0.170155570587889">
                <text:p>0.170155570587889</text:p>
              </table:table-cell>
            </table:table-row>
            <table:table-row>
              <table:table-cell office:value-type="float" office:value="0.161367249602544">
                <text:p>0</text:p>
              </table:table-cell>
              <table:table-cell office:value-type="float" office:value="0.161367249602544">
                <text:p>0.161367249602544</text:p>
              </table:table-cell>
              <table:table-cell office:value-type="float" office:value="0.171001946150643">
                <text:p>0.171001946150643</text:p>
              </table:table-cell>
            </table:table-row>
            <table:table-row>
              <table:table-cell office:value-type="float" office:value="0.162162162162162">
                <text:p>0</text:p>
              </table:table-cell>
              <table:table-cell office:value-type="float" office:value="0.162162162162162">
                <text:p>0.162162162162162</text:p>
              </table:table-cell>
              <table:table-cell office:value-type="float" office:value="0.171972827571704">
                <text:p>0.171972827571704</text:p>
              </table:table-cell>
            </table:table-row>
            <table:table-row>
              <table:table-cell office:value-type="float" office:value="0.162957074721781">
                <text:p>0</text:p>
              </table:table-cell>
              <table:table-cell office:value-type="float" office:value="0.162957074721781">
                <text:p>0.162957074721781</text:p>
              </table:table-cell>
              <table:table-cell office:value-type="float" office:value="0.172832550595793">
                <text:p>0.172832550595793</text:p>
              </table:table-cell>
            </table:table-row>
            <table:table-row>
              <table:table-cell office:value-type="float" office:value="0.163751987281399">
                <text:p>0</text:p>
              </table:table-cell>
              <table:table-cell office:value-type="float" office:value="0.163751987281399">
                <text:p>0.163751987281399</text:p>
              </table:table-cell>
              <table:table-cell office:value-type="float" office:value="0.173766471918584">
                <text:p>0.173766471918584</text:p>
              </table:table-cell>
            </table:table-row>
            <table:table-row>
              <table:table-cell office:value-type="float" office:value="0.164546899841017">
                <text:p>0</text:p>
              </table:table-cell>
              <table:table-cell office:value-type="float" office:value="0.164546899841017">
                <text:p>0.164546899841017</text:p>
              </table:table-cell>
              <table:table-cell office:value-type="float" office:value="0.174626128937746">
                <text:p>0.174626128937746</text:p>
              </table:table-cell>
            </table:table-row>
            <table:table-row>
              <table:table-cell office:value-type="float" office:value="0.165341812400636">
                <text:p>0</text:p>
              </table:table-cell>
              <table:table-cell office:value-type="float" office:value="0.165341812400636">
                <text:p>0.165341812400636</text:p>
              </table:table-cell>
              <table:table-cell office:value-type="float" office:value="0.175596482151549">
                <text:p>0.175596482151549</text:p>
              </table:table-cell>
            </table:table-row>
            <table:table-row>
              <table:table-cell office:value-type="float" office:value="0.166136724960254">
                <text:p>0</text:p>
              </table:table-cell>
              <table:table-cell office:value-type="float" office:value="0.166136724960254">
                <text:p>0.166136724960254</text:p>
              </table:table-cell>
              <table:table-cell office:value-type="float" office:value="0.176499646207687">
                <text:p>0.176499646207687</text:p>
              </table:table-cell>
            </table:table-row>
            <table:table-row>
              <table:table-cell office:value-type="float" office:value="0.166931637519873">
                <text:p>0</text:p>
              </table:table-cell>
              <table:table-cell office:value-type="float" office:value="0.166931637519873">
                <text:p>0.166931637519873</text:p>
              </table:table-cell>
              <table:table-cell office:value-type="float" office:value="0.177343505870794">
                <text:p>0.177343505870794</text:p>
              </table:table-cell>
            </table:table-row>
            <table:table-row>
              <table:table-cell office:value-type="float" office:value="0.167726550079491">
                <text:p>0</text:p>
              </table:table-cell>
              <table:table-cell office:value-type="float" office:value="0.167726550079491">
                <text:p>0.167726550079491</text:p>
              </table:table-cell>
              <table:table-cell office:value-type="float" office:value="0.17820303079566">
                <text:p>0.17820303079566</text:p>
              </table:table-cell>
            </table:table-row>
            <table:table-row>
              <table:table-cell office:value-type="float" office:value="0.16852146263911">
                <text:p>0</text:p>
              </table:table-cell>
              <table:table-cell office:value-type="float" office:value="0.16852146263911">
                <text:p>0.16852146263911</text:p>
              </table:table-cell>
              <table:table-cell office:value-type="float" office:value="0.178941736794535">
                <text:p>0.178941736794535</text:p>
              </table:table-cell>
            </table:table-row>
            <table:table-row>
              <table:table-cell office:value-type="float" office:value="0.169316375198728">
                <text:p>0</text:p>
              </table:table-cell>
              <table:table-cell office:value-type="float" office:value="0.169316375198728">
                <text:p>0.169316375198728</text:p>
              </table:table-cell>
              <table:table-cell office:value-type="float" office:value="0.179780974684877">
                <text:p>0.179780974684877</text:p>
              </table:table-cell>
            </table:table-row>
            <table:table-row>
              <table:table-cell office:value-type="float" office:value="0.170111287758347">
                <text:p>0</text:p>
              </table:table-cell>
              <table:table-cell office:value-type="float" office:value="0.170111287758347">
                <text:p>0.170111287758347</text:p>
              </table:table-cell>
              <table:table-cell office:value-type="float" office:value="0.180713186332651">
                <text:p>0.180713186332651</text:p>
              </table:table-cell>
            </table:table-row>
            <table:table-row>
              <table:table-cell office:value-type="float" office:value="0.170906200317965">
                <text:p>0</text:p>
              </table:table-cell>
              <table:table-cell office:value-type="float" office:value="0.170906200317965">
                <text:p>0.170906200317965</text:p>
              </table:table-cell>
              <table:table-cell office:value-type="float" office:value="0.181604392929527">
                <text:p>0.181604392929527</text:p>
              </table:table-cell>
            </table:table-row>
            <table:table-row>
              <table:table-cell office:value-type="float" office:value="0.171701112877583">
                <text:p>0</text:p>
              </table:table-cell>
              <table:table-cell office:value-type="float" office:value="0.171701112877583">
                <text:p>0.171701112877583</text:p>
              </table:table-cell>
              <table:table-cell office:value-type="float" office:value="0.182574846932008">
                <text:p>0.182574846932008</text:p>
              </table:table-cell>
            </table:table-row>
            <table:table-row>
              <table:table-cell office:value-type="float" office:value="0.172496025437202">
                <text:p>0</text:p>
              </table:table-cell>
              <table:table-cell office:value-type="float" office:value="0.172496025437202">
                <text:p>0.172496025437202</text:p>
              </table:table-cell>
              <table:table-cell office:value-type="float" office:value="0.18350632183821">
                <text:p>0.18350632183821</text:p>
              </table:table-cell>
            </table:table-row>
            <table:table-row>
              <table:table-cell office:value-type="float" office:value="0.17329093799682">
                <text:p>0</text:p>
              </table:table-cell>
              <table:table-cell office:value-type="float" office:value="0.17329093799682">
                <text:p>0.17329093799682</text:p>
              </table:table-cell>
              <table:table-cell office:value-type="float" office:value="0.184487597051729">
                <text:p>0.184487597051729</text:p>
              </table:table-cell>
            </table:table-row>
            <table:table-row>
              <table:table-cell office:value-type="float" office:value="0.174085850556439">
                <text:p>0</text:p>
              </table:table-cell>
              <table:table-cell office:value-type="float" office:value="0.174085850556439">
                <text:p>0.174085850556439</text:p>
              </table:table-cell>
              <table:table-cell office:value-type="float" office:value="0.185330476739989">
                <text:p>0.185330476739989</text:p>
              </table:table-cell>
            </table:table-row>
            <table:table-row>
              <table:table-cell office:value-type="float" office:value="0.174880763116057">
                <text:p>0</text:p>
              </table:table-cell>
              <table:table-cell office:value-type="float" office:value="0.174880763116057">
                <text:p>0.174880763116057</text:p>
              </table:table-cell>
              <table:table-cell office:value-type="float" office:value="0.186227399701933">
                <text:p>0.186227399701933</text:p>
              </table:table-cell>
            </table:table-row>
            <table:table-row>
              <table:table-cell office:value-type="float" office:value="0.175675675675676">
                <text:p>0</text:p>
              </table:table-cell>
              <table:table-cell office:value-type="float" office:value="0.175675675675676">
                <text:p>0.175675675675676</text:p>
              </table:table-cell>
              <table:table-cell office:value-type="float" office:value="0.187123551223345">
                <text:p>0.187123551223345</text:p>
              </table:table-cell>
            </table:table-row>
            <table:table-row>
              <table:table-cell office:value-type="float" office:value="0.176470588235294">
                <text:p>0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18795700318077">
                <text:p>0.18795700318077</text:p>
              </table:table-cell>
            </table:table-row>
            <table:table-row>
              <table:table-cell office:value-type="float" office:value="0.177265500794913">
                <text:p>0</text:p>
              </table:table-cell>
              <table:table-cell office:value-type="float" office:value="0.177265500794913">
                <text:p>0.177265500794913</text:p>
              </table:table-cell>
              <table:table-cell office:value-type="float" office:value="0.188898256711927">
                <text:p>0.188898256711927</text:p>
              </table:table-cell>
            </table:table-row>
            <table:table-row>
              <table:table-cell office:value-type="float" office:value="0.178060413354531">
                <text:p>0</text:p>
              </table:table-cell>
              <table:table-cell office:value-type="float" office:value="0.178060413354531">
                <text:p>0.178060413354531</text:p>
              </table:table-cell>
              <table:table-cell office:value-type="float" office:value="0.189740392701657">
                <text:p>0.189740392701657</text:p>
              </table:table-cell>
            </table:table-row>
            <table:table-row>
              <table:table-cell office:value-type="float" office:value="0.178855325914149">
                <text:p>0</text:p>
              </table:table-cell>
              <table:table-cell office:value-type="float" office:value="0.178855325914149">
                <text:p>0.178855325914149</text:p>
              </table:table-cell>
              <table:table-cell office:value-type="float" office:value="0.190595455775194">
                <text:p>0.190595455775194</text:p>
              </table:table-cell>
            </table:table-row>
            <table:table-row>
              <table:table-cell office:value-type="float" office:value="0.179650238473768">
                <text:p>0</text:p>
              </table:table-cell>
              <table:table-cell office:value-type="float" office:value="0.179650238473768">
                <text:p>0.179650238473768</text:p>
              </table:table-cell>
              <table:table-cell office:value-type="float" office:value="0.191452336269385">
                <text:p>0.191452336269385</text:p>
              </table:table-cell>
            </table:table-row>
            <table:table-row>
              <table:table-cell office:value-type="float" office:value="0.180445151033386">
                <text:p>0</text:p>
              </table:table-cell>
              <table:table-cell office:value-type="float" office:value="0.180445151033386">
                <text:p>0.180445151033386</text:p>
              </table:table-cell>
              <table:table-cell office:value-type="float" office:value="0.192418304071877">
                <text:p>0.192418304071877</text:p>
              </table:table-cell>
            </table:table-row>
            <table:table-row>
              <table:table-cell office:value-type="float" office:value="0.181240063593005">
                <text:p>0</text:p>
              </table:table-cell>
              <table:table-cell office:value-type="float" office:value="0.181240063593005">
                <text:p>0.181240063593005</text:p>
              </table:table-cell>
              <table:table-cell office:value-type="float" office:value="0.193350765909884">
                <text:p>0.193350765909884</text:p>
              </table:table-cell>
            </table:table-row>
            <table:table-row>
              <table:table-cell office:value-type="float" office:value="0.182034976152623">
                <text:p>0</text:p>
              </table:table-cell>
              <table:table-cell office:value-type="float" office:value="0.182034976152623">
                <text:p>0.182034976152623</text:p>
              </table:table-cell>
              <table:table-cell office:value-type="float" office:value="0.194317866567257">
                <text:p>0.194317866567257</text:p>
              </table:table-cell>
            </table:table-row>
            <table:table-row>
              <table:table-cell office:value-type="float" office:value="0.182829888712242">
                <text:p>0</text:p>
              </table:table-cell>
              <table:table-cell office:value-type="float" office:value="0.182829888712242">
                <text:p>0.182829888712242</text:p>
              </table:table-cell>
              <table:table-cell office:value-type="float" office:value="0.195214025045279">
                <text:p>0.195214025045279</text:p>
              </table:table-cell>
            </table:table-row>
            <table:table-row>
              <table:table-cell office:value-type="float" office:value="0.18362480127186">
                <text:p>0</text:p>
              </table:table-cell>
              <table:table-cell office:value-type="float" office:value="0.18362480127186">
                <text:p>0.18362480127186</text:p>
              </table:table-cell>
              <table:table-cell office:value-type="float" office:value="0.196039043160286">
                <text:p>0.196039043160286</text:p>
              </table:table-cell>
            </table:table-row>
            <table:table-row>
              <table:table-cell office:value-type="float" office:value="0.184419713831479">
                <text:p>0</text:p>
              </table:table-cell>
              <table:table-cell office:value-type="float" office:value="0.184419713831479">
                <text:p>0.184419713831479</text:p>
              </table:table-cell>
              <table:table-cell office:value-type="float" office:value="0.197006654632868">
                <text:p>0.197006654632868</text:p>
              </table:table-cell>
            </table:table-row>
            <table:table-row>
              <table:table-cell office:value-type="float" office:value="0.185214626391097">
                <text:p>0</text:p>
              </table:table-cell>
              <table:table-cell office:value-type="float" office:value="0.185214626391097">
                <text:p>0.185214626391097</text:p>
              </table:table-cell>
              <table:table-cell office:value-type="float" office:value="0.197938466604411">
                <text:p>0.197938466604411</text:p>
              </table:table-cell>
            </table:table-row>
            <table:table-row>
              <table:table-cell office:value-type="float" office:value="0.186009538950715">
                <text:p>0</text:p>
              </table:table-cell>
              <table:table-cell office:value-type="float" office:value="0.186009538950715">
                <text:p>0.186009538950715</text:p>
              </table:table-cell>
              <table:table-cell office:value-type="float" office:value="0.198871355860998">
                <text:p>0.198871355860998</text:p>
              </table:table-cell>
            </table:table-row>
            <table:table-row>
              <table:table-cell office:value-type="float" office:value="0.186804451510334">
                <text:p>0</text:p>
              </table:table-cell>
              <table:table-cell office:value-type="float" office:value="0.186804451510334">
                <text:p>0.186804451510334</text:p>
              </table:table-cell>
              <table:table-cell office:value-type="float" office:value="0.199769588906519">
                <text:p>0.199769588906519</text:p>
              </table:table-cell>
            </table:table-row>
            <table:table-row>
              <table:table-cell office:value-type="float" office:value="0.187599364069952">
                <text:p>0</text:p>
              </table:table-cell>
              <table:table-cell office:value-type="float" office:value="0.187599364069952">
                <text:p>0.187599364069952</text:p>
              </table:table-cell>
              <table:table-cell office:value-type="float" office:value="0.200686795424507">
                <text:p>0.200686795424507</text:p>
              </table:table-cell>
            </table:table-row>
            <table:table-row>
              <table:table-cell office:value-type="float" office:value="0.188394276629571">
                <text:p>0</text:p>
              </table:table-cell>
              <table:table-cell office:value-type="float" office:value="0.188394276629571">
                <text:p>0.188394276629571</text:p>
              </table:table-cell>
              <table:table-cell office:value-type="float" office:value="0.201628452110375">
                <text:p>0.201628452110375</text:p>
              </table:table-cell>
            </table:table-row>
            <table:table-row>
              <table:table-cell office:value-type="float" office:value="0.189189189189189">
                <text:p>0</text:p>
              </table:table-cell>
              <table:table-cell office:value-type="float" office:value="0.189189189189189">
                <text:p>0.189189189189189</text:p>
              </table:table-cell>
              <table:table-cell office:value-type="float" office:value="0.202546624689988">
                <text:p>0.202546624689988</text:p>
              </table:table-cell>
            </table:table-row>
            <table:table-row>
              <table:table-cell office:value-type="float" office:value="0.189984101748808">
                <text:p>0</text:p>
              </table:table-cell>
              <table:table-cell office:value-type="float" office:value="0.189984101748808">
                <text:p>0.189984101748808</text:p>
              </table:table-cell>
              <table:table-cell office:value-type="float" office:value="0.203262020332477">
                <text:p>0.203262020332477</text:p>
              </table:table-cell>
            </table:table-row>
            <table:table-row>
              <table:table-cell office:value-type="float" office:value="0.190779014308426">
                <text:p>0</text:p>
              </table:table-cell>
              <table:table-cell office:value-type="float" office:value="0.190779014308426">
                <text:p>0.190779014308426</text:p>
              </table:table-cell>
              <table:table-cell office:value-type="float" office:value="0.203979042338145">
                <text:p>0.203979042338145</text:p>
              </table:table-cell>
            </table:table-row>
            <table:table-row>
              <table:table-cell office:value-type="float" office:value="0.191573926868044">
                <text:p>0</text:p>
              </table:table-cell>
              <table:table-cell office:value-type="float" office:value="0.191573926868044">
                <text:p>0.191573926868044</text:p>
              </table:table-cell>
              <table:table-cell office:value-type="float" office:value="0.204823124364345">
                <text:p>0.204823124364345</text:p>
              </table:table-cell>
            </table:table-row>
            <table:table-row>
              <table:table-cell office:value-type="float" office:value="0.192368839427663">
                <text:p>0</text:p>
              </table:table-cell>
              <table:table-cell office:value-type="float" office:value="0.192368839427663">
                <text:p>0.192368839427663</text:p>
              </table:table-cell>
              <table:table-cell office:value-type="float" office:value="0.205677676537883">
                <text:p>0.205677676537883</text:p>
              </table:table-cell>
            </table:table-row>
            <table:table-row>
              <table:table-cell office:value-type="float" office:value="0.193163751987281">
                <text:p>0</text:p>
              </table:table-cell>
              <table:table-cell office:value-type="float" office:value="0.193163751987281">
                <text:p>0.193163751987281</text:p>
              </table:table-cell>
              <table:table-cell office:value-type="float" office:value="0.206626912228313">
                <text:p>0.206626912228313</text:p>
              </table:table-cell>
            </table:table-row>
            <table:table-row>
              <table:table-cell office:value-type="float" office:value="0.1939586645469">
                <text:p>0</text:p>
              </table:table-cell>
              <table:table-cell office:value-type="float" office:value="0.1939586645469">
                <text:p>0.1939586645469</text:p>
              </table:table-cell>
              <table:table-cell office:value-type="float" office:value="0.20744308299589">
                <text:p>0.20744308299589</text:p>
              </table:table-cell>
            </table:table-row>
            <table:table-row>
              <table:table-cell office:value-type="float" office:value="0.194753577106518">
                <text:p>0</text:p>
              </table:table-cell>
              <table:table-cell office:value-type="float" office:value="0.194753577106518">
                <text:p>0.194753577106518</text:p>
              </table:table-cell>
              <table:table-cell office:value-type="float" office:value="0.208172437788391">
                <text:p>0.208172437788391</text:p>
              </table:table-cell>
            </table:table-row>
            <table:table-row>
              <table:table-cell office:value-type="float" office:value="0.195548489666137">
                <text:p>0</text:p>
              </table:table-cell>
              <table:table-cell office:value-type="float" office:value="0.195548489666137">
                <text:p>0.195548489666137</text:p>
              </table:table-cell>
              <table:table-cell office:value-type="float" office:value="0.209129116910956">
                <text:p>0.209129116910956</text:p>
              </table:table-cell>
            </table:table-row>
            <table:table-row>
              <table:table-cell office:value-type="float" office:value="0.196343402225755">
                <text:p>0</text:p>
              </table:table-cell>
              <table:table-cell office:value-type="float" office:value="0.196343402225755">
                <text:p>0.196343402225755</text:p>
              </table:table-cell>
              <table:table-cell office:value-type="float" office:value="0.209941631967393">
                <text:p>0.209941631967393</text:p>
              </table:table-cell>
            </table:table-row>
            <table:table-row>
              <table:table-cell office:value-type="float" office:value="0.197138314785374">
                <text:p>0</text:p>
              </table:table-cell>
              <table:table-cell office:value-type="float" office:value="0.197138314785374">
                <text:p>0.197138314785374</text:p>
              </table:table-cell>
              <table:table-cell office:value-type="float" office:value="0.21076453385933">
                <text:p>0.21076453385933</text:p>
              </table:table-cell>
            </table:table-row>
            <table:table-row>
              <table:table-cell office:value-type="float" office:value="0.197933227344992">
                <text:p>0</text:p>
              </table:table-cell>
              <table:table-cell office:value-type="float" office:value="0.197933227344992">
                <text:p>0.197933227344992</text:p>
              </table:table-cell>
              <table:table-cell office:value-type="float" office:value="0.211600060384253">
                <text:p>0.211600060384253</text:p>
              </table:table-cell>
            </table:table-row>
            <table:table-row>
              <table:table-cell office:value-type="float" office:value="0.198728139904611">
                <text:p>0</text:p>
              </table:table-cell>
              <table:table-cell office:value-type="float" office:value="0.198728139904611">
                <text:p>0.198728139904611</text:p>
              </table:table-cell>
              <table:table-cell office:value-type="float" office:value="0.212513837117117">
                <text:p>0.212513837117117</text:p>
              </table:table-cell>
            </table:table-row>
            <table:table-row>
              <table:table-cell office:value-type="float" office:value="0.199523052464229">
                <text:p>0</text:p>
              </table:table-cell>
              <table:table-cell office:value-type="float" office:value="0.199523052464229">
                <text:p>0.199523052464229</text:p>
              </table:table-cell>
              <table:table-cell office:value-type="float" office:value="0.213334330769905">
                <text:p>0.213334330769905</text:p>
              </table:table-cell>
            </table:table-row>
            <table:table-row>
              <table:table-cell office:value-type="float" office:value="0.200317965023847">
                <text:p>0</text:p>
              </table:table-cell>
              <table:table-cell office:value-type="float" office:value="0.200317965023847">
                <text:p>0.200317965023847</text:p>
              </table:table-cell>
              <table:table-cell office:value-type="float" office:value="0.214265371300568">
                <text:p>0.214265371300568</text:p>
              </table:table-cell>
            </table:table-row>
            <table:table-row>
              <table:table-cell office:value-type="float" office:value="0.201112877583466">
                <text:p>0</text:p>
              </table:table-cell>
              <table:table-cell office:value-type="float" office:value="0.201112877583466">
                <text:p>0.201112877583466</text:p>
              </table:table-cell>
              <table:table-cell office:value-type="float" office:value="0.215018571528535">
                <text:p>0.215018571528535</text:p>
              </table:table-cell>
            </table:table-row>
            <table:table-row>
              <table:table-cell office:value-type="float" office:value="0.201907790143084">
                <text:p>0</text:p>
              </table:table-cell>
              <table:table-cell office:value-type="float" office:value="0.201907790143084">
                <text:p>0.201907790143084</text:p>
              </table:table-cell>
              <table:table-cell office:value-type="float" office:value="0.215848930766176">
                <text:p>0.215848930766176</text:p>
              </table:table-cell>
            </table:table-row>
            <table:table-row>
              <table:table-cell office:value-type="float" office:value="0.202702702702703">
                <text:p>0</text:p>
              </table:table-cell>
              <table:table-cell office:value-type="float" office:value="0.202702702702703">
                <text:p>0.202702702702703</text:p>
              </table:table-cell>
              <table:table-cell office:value-type="float" office:value="0.216783762495965">
                <text:p>0.216783762495965</text:p>
              </table:table-cell>
            </table:table-row>
            <table:table-row>
              <table:table-cell office:value-type="float" office:value="0.203497615262321">
                <text:p>0</text:p>
              </table:table-cell>
              <table:table-cell office:value-type="float" office:value="0.203497615262321">
                <text:p>0.203497615262321</text:p>
              </table:table-cell>
              <table:table-cell office:value-type="float" office:value="0.217700114176445">
                <text:p>0.217700114176445</text:p>
              </table:table-cell>
            </table:table-row>
            <table:table-row>
              <table:table-cell office:value-type="float" office:value="0.20429252782194">
                <text:p>0</text:p>
              </table:table-cell>
              <table:table-cell office:value-type="float" office:value="0.20429252782194">
                <text:p>0.20429252782194</text:p>
              </table:table-cell>
              <table:table-cell office:value-type="float" office:value="0.218533044883223">
                <text:p>0.218533044883223</text:p>
              </table:table-cell>
            </table:table-row>
            <table:table-row>
              <table:table-cell office:value-type="float" office:value="0.205087440381558">
                <text:p>0</text:p>
              </table:table-cell>
              <table:table-cell office:value-type="float" office:value="0.205087440381558">
                <text:p>0.205087440381558</text:p>
              </table:table-cell>
              <table:table-cell office:value-type="float" office:value="0.219468908679215">
                <text:p>0.219468908679215</text:p>
              </table:table-cell>
            </table:table-row>
            <table:table-row>
              <table:table-cell office:value-type="float" office:value="0.205882352941176">
                <text:p>0</text:p>
              </table:table-cell>
              <table:table-cell office:value-type="float" office:value="0.205882352941176">
                <text:p>0.205882352941176</text:p>
              </table:table-cell>
              <table:table-cell office:value-type="float" office:value="0.220288512795186">
                <text:p>0.220288512795186</text:p>
              </table:table-cell>
            </table:table-row>
            <table:table-row>
              <table:table-cell office:value-type="float" office:value="0.206677265500795">
                <text:p>0</text:p>
              </table:table-cell>
              <table:table-cell office:value-type="float" office:value="0.206677265500795">
                <text:p>0.206677265500795</text:p>
              </table:table-cell>
              <table:table-cell office:value-type="float" office:value="0.221242151288977">
                <text:p>0.221242151288977</text:p>
              </table:table-cell>
            </table:table-row>
            <table:table-row>
              <table:table-cell office:value-type="float" office:value="0.207472178060413">
                <text:p>0</text:p>
              </table:table-cell>
              <table:table-cell office:value-type="float" office:value="0.207472178060413">
                <text:p>0.207472178060413</text:p>
              </table:table-cell>
              <table:table-cell office:value-type="float" office:value="0.22219159890741">
                <text:p>0.22219159890741</text:p>
              </table:table-cell>
            </table:table-row>
            <table:table-row>
              <table:table-cell office:value-type="float" office:value="0.208267090620032">
                <text:p>0</text:p>
              </table:table-cell>
              <table:table-cell office:value-type="float" office:value="0.208267090620032">
                <text:p>0.208267090620032</text:p>
              </table:table-cell>
              <table:table-cell office:value-type="float" office:value="0.223039958684075">
                <text:p>0.223039958684075</text:p>
              </table:table-cell>
            </table:table-row>
            <table:table-row>
              <table:table-cell office:value-type="float" office:value="0.20906200317965">
                <text:p>0</text:p>
              </table:table-cell>
              <table:table-cell office:value-type="float" office:value="0.20906200317965">
                <text:p>0.20906200317965</text:p>
              </table:table-cell>
              <table:table-cell office:value-type="float" office:value="0.223989051845118">
                <text:p>0.223989051845118</text:p>
              </table:table-cell>
            </table:table-row>
            <table:table-row>
              <table:table-cell office:value-type="float" office:value="0.209856915739269">
                <text:p>0</text:p>
              </table:table-cell>
              <table:table-cell office:value-type="float" office:value="0.209856915739269">
                <text:p>0.209856915739269</text:p>
              </table:table-cell>
              <table:table-cell office:value-type="float" office:value="0.224929572197625">
                <text:p>0.224929572197625</text:p>
              </table:table-cell>
            </table:table-row>
            <table:table-row>
              <table:table-cell office:value-type="float" office:value="0.210651828298887">
                <text:p>0</text:p>
              </table:table-cell>
              <table:table-cell office:value-type="float" office:value="0.210651828298887">
                <text:p>0.210651828298887</text:p>
              </table:table-cell>
              <table:table-cell office:value-type="float" office:value="0.225642337323009">
                <text:p>0.225642337323009</text:p>
              </table:table-cell>
            </table:table-row>
            <table:table-row>
              <table:table-cell office:value-type="float" office:value="0.211446740858506">
                <text:p>0</text:p>
              </table:table-cell>
              <table:table-cell office:value-type="float" office:value="0.211446740858506">
                <text:p>0.211446740858506</text:p>
              </table:table-cell>
              <table:table-cell office:value-type="float" office:value="0.226603283761296">
                <text:p>0.226603283761296</text:p>
              </table:table-cell>
            </table:table-row>
            <table:table-row>
              <table:table-cell office:value-type="float" office:value="0.212241653418124">
                <text:p>0</text:p>
              </table:table-cell>
              <table:table-cell office:value-type="float" office:value="0.212241653418124">
                <text:p>0.212241653418124</text:p>
              </table:table-cell>
              <table:table-cell office:value-type="float" office:value="0.227437038084753">
                <text:p>0.227437038084753</text:p>
              </table:table-cell>
            </table:table-row>
            <table:table-row>
              <table:table-cell office:value-type="float" office:value="0.213036565977742">
                <text:p>0</text:p>
              </table:table-cell>
              <table:table-cell office:value-type="float" office:value="0.213036565977742">
                <text:p>0.213036565977742</text:p>
              </table:table-cell>
              <table:table-cell office:value-type="float" office:value="0.228335549062856">
                <text:p>0.228335549062856</text:p>
              </table:table-cell>
            </table:table-row>
            <table:table-row>
              <table:table-cell office:value-type="float" office:value="0.213831478537361">
                <text:p>0</text:p>
              </table:table-cell>
              <table:table-cell office:value-type="float" office:value="0.213831478537361">
                <text:p>0.213831478537361</text:p>
              </table:table-cell>
              <table:table-cell office:value-type="float" office:value="0.229290994541862">
                <text:p>0.229290994541862</text:p>
              </table:table-cell>
            </table:table-row>
            <table:table-row>
              <table:table-cell office:value-type="float" office:value="0.214626391096979">
                <text:p>0</text:p>
              </table:table-cell>
              <table:table-cell office:value-type="float" office:value="0.214626391096979">
                <text:p>0.214626391096979</text:p>
              </table:table-cell>
              <table:table-cell office:value-type="float" office:value="0.230231466197049">
                <text:p>0.230231466197049</text:p>
              </table:table-cell>
            </table:table-row>
            <table:table-row>
              <table:table-cell office:value-type="float" office:value="0.215421303656598">
                <text:p>0</text:p>
              </table:table-cell>
              <table:table-cell office:value-type="float" office:value="0.215421303656598">
                <text:p>0.215421303656598</text:p>
              </table:table-cell>
              <table:table-cell office:value-type="float" office:value="0.231185261049006">
                <text:p>0.231185261049006</text:p>
              </table:table-cell>
            </table:table-row>
            <table:table-row>
              <table:table-cell office:value-type="float" office:value="0.216216216216216">
                <text:p>0</text:p>
              </table:table-cell>
              <table:table-cell office:value-type="float" office:value="0.216216216216216">
                <text:p>0.216216216216216</text:p>
              </table:table-cell>
              <table:table-cell office:value-type="float" office:value="0.232159544512842">
                <text:p>0.232159544512842</text:p>
              </table:table-cell>
            </table:table-row>
            <table:table-row>
              <table:table-cell office:value-type="float" office:value="0.217011128775835">
                <text:p>0</text:p>
              </table:table-cell>
              <table:table-cell office:value-type="float" office:value="0.217011128775835">
                <text:p>0.217011128775835</text:p>
              </table:table-cell>
              <table:table-cell office:value-type="float" office:value="0.232977195635731">
                <text:p>0.232977195635731</text:p>
              </table:table-cell>
            </table:table-row>
            <table:table-row>
              <table:table-cell office:value-type="float" office:value="0.217806041335453">
                <text:p>0</text:p>
              </table:table-cell>
              <table:table-cell office:value-type="float" office:value="0.217806041335453">
                <text:p>0.217806041335453</text:p>
              </table:table-cell>
              <table:table-cell office:value-type="float" office:value="0.233905070400282">
                <text:p>0.233905070400282</text:p>
              </table:table-cell>
            </table:table-row>
            <table:table-row>
              <table:table-cell office:value-type="float" office:value="0.218600953895071">
                <text:p>0</text:p>
              </table:table-cell>
              <table:table-cell office:value-type="float" office:value="0.218600953895071">
                <text:p>0.218600953895071</text:p>
              </table:table-cell>
              <table:table-cell office:value-type="float" office:value="0.234738855944569">
                <text:p>0.234738855944569</text:p>
              </table:table-cell>
            </table:table-row>
            <table:table-row>
              <table:table-cell office:value-type="float" office:value="0.21939586645469">
                <text:p>0</text:p>
              </table:table-cell>
              <table:table-cell office:value-type="float" office:value="0.21939586645469">
                <text:p>0.21939586645469</text:p>
              </table:table-cell>
              <table:table-cell office:value-type="float" office:value="0.235660430566957">
                <text:p>0.235660430566957</text:p>
              </table:table-cell>
            </table:table-row>
            <table:table-row>
              <table:table-cell office:value-type="float" office:value="0.220190779014308">
                <text:p>0</text:p>
              </table:table-cell>
              <table:table-cell office:value-type="float" office:value="0.220190779014308">
                <text:p>0.220190779014308</text:p>
              </table:table-cell>
              <table:table-cell office:value-type="float" office:value="0.236600784126207">
                <text:p>0.236600784126207</text:p>
              </table:table-cell>
            </table:table-row>
            <table:table-row>
              <table:table-cell office:value-type="float" office:value="0.220985691573927">
                <text:p>0</text:p>
              </table:table-cell>
              <table:table-cell office:value-type="float" office:value="0.220985691573927">
                <text:p>0.220985691573927</text:p>
              </table:table-cell>
              <table:table-cell office:value-type="float" office:value="0.237324081925377">
                <text:p>0.237324081925377</text:p>
              </table:table-cell>
            </table:table-row>
            <table:table-row>
              <table:table-cell office:value-type="float" office:value="0.221780604133545">
                <text:p>0</text:p>
              </table:table-cell>
              <table:table-cell office:value-type="float" office:value="0.221780604133545">
                <text:p>0.221780604133545</text:p>
              </table:table-cell>
              <table:table-cell office:value-type="float" office:value="0.23815600491496">
                <text:p>0.23815600491496</text:p>
              </table:table-cell>
            </table:table-row>
            <table:table-row>
              <table:table-cell office:value-type="float" office:value="0.222575516693164">
                <text:p>0</text:p>
              </table:table-cell>
              <table:table-cell office:value-type="float" office:value="0.222575516693164">
                <text:p>0.222575516693164</text:p>
              </table:table-cell>
              <table:table-cell office:value-type="float" office:value="0.239102898455958">
                <text:p>0.239102898455958</text:p>
              </table:table-cell>
            </table:table-row>
            <table:table-row>
              <table:table-cell office:value-type="float" office:value="0.223370429252782">
                <text:p>0</text:p>
              </table:table-cell>
              <table:table-cell office:value-type="float" office:value="0.223370429252782">
                <text:p>0.223370429252782</text:p>
              </table:table-cell>
              <table:table-cell office:value-type="float" office:value="0.240054250369805">
                <text:p>0.240054250369805</text:p>
              </table:table-cell>
            </table:table-row>
            <table:table-row>
              <table:table-cell office:value-type="float" office:value="0.224165341812401">
                <text:p>0</text:p>
              </table:table-cell>
              <table:table-cell office:value-type="float" office:value="0.224165341812401">
                <text:p>0.224165341812401</text:p>
              </table:table-cell>
              <table:table-cell office:value-type="float" office:value="0.240873319321559">
                <text:p>0.240873319321559</text:p>
              </table:table-cell>
            </table:table-row>
            <table:table-row>
              <table:table-cell office:value-type="float" office:value="0.224960254372019">
                <text:p>0</text:p>
              </table:table-cell>
              <table:table-cell office:value-type="float" office:value="0.224960254372019">
                <text:p>0.224960254372019</text:p>
              </table:table-cell>
              <table:table-cell office:value-type="float" office:value="0.241786991787614">
                <text:p>0.241786991787614</text:p>
              </table:table-cell>
            </table:table-row>
            <table:table-row>
              <table:table-cell office:value-type="float" office:value="0.225755166931637">
                <text:p>0</text:p>
              </table:table-cell>
              <table:table-cell office:value-type="float" office:value="0.225755166931637">
                <text:p>0.225755166931637</text:p>
              </table:table-cell>
              <table:table-cell office:value-type="float" office:value="0.242727981214969">
                <text:p>0.242727981214969</text:p>
              </table:table-cell>
            </table:table-row>
            <table:table-row>
              <table:table-cell office:value-type="float" office:value="0.226550079491256">
                <text:p>0</text:p>
              </table:table-cell>
              <table:table-cell office:value-type="float" office:value="0.226550079491256">
                <text:p>0.226550079491256</text:p>
              </table:table-cell>
              <table:table-cell office:value-type="float" office:value="0.243690686025593">
                <text:p>0.243690686025593</text:p>
              </table:table-cell>
            </table:table-row>
            <table:table-row>
              <table:table-cell office:value-type="float" office:value="0.227344992050874">
                <text:p>0</text:p>
              </table:table-cell>
              <table:table-cell office:value-type="float" office:value="0.227344992050874">
                <text:p>0.227344992050874</text:p>
              </table:table-cell>
              <table:table-cell office:value-type="float" office:value="0.244504598040366">
                <text:p>0.244504598040366</text:p>
              </table:table-cell>
            </table:table-row>
            <table:table-row>
              <table:table-cell office:value-type="float" office:value="0.228139904610493">
                <text:p>0</text:p>
              </table:table-cell>
              <table:table-cell office:value-type="float" office:value="0.228139904610493">
                <text:p>0.228139904610493</text:p>
              </table:table-cell>
              <table:table-cell office:value-type="float" office:value="0.24547293234095">
                <text:p>0.24547293234095</text:p>
              </table:table-cell>
            </table:table-row>
            <table:table-row>
              <table:table-cell office:value-type="float" office:value="0.228934817170111">
                <text:p>0</text:p>
              </table:table-cell>
              <table:table-cell office:value-type="float" office:value="0.228934817170111">
                <text:p>0.228934817170111</text:p>
              </table:table-cell>
              <table:table-cell office:value-type="float" office:value="0.246323554348898">
                <text:p>0.246323554348898</text:p>
              </table:table-cell>
            </table:table-row>
            <table:table-row>
              <table:table-cell office:value-type="float" office:value="0.22972972972973">
                <text:p>0</text:p>
              </table:table-cell>
              <table:table-cell office:value-type="float" office:value="0.22972972972973">
                <text:p>0.22972972972973</text:p>
              </table:table-cell>
              <table:table-cell office:value-type="float" office:value="0.247067007173085">
                <text:p>0.247067007173085</text:p>
              </table:table-cell>
            </table:table-row>
            <table:table-row>
              <table:table-cell office:value-type="float" office:value="0.230524642289348">
                <text:p>0</text:p>
              </table:table-cell>
              <table:table-cell office:value-type="float" office:value="0.230524642289348">
                <text:p>0.230524642289348</text:p>
              </table:table-cell>
              <table:table-cell office:value-type="float" office:value="0.247904396337503">
                <text:p>0.247904396337503</text:p>
              </table:table-cell>
            </table:table-row>
            <table:table-row>
              <table:table-cell office:value-type="float" office:value="0.231319554848967">
                <text:p>0</text:p>
              </table:table-cell>
              <table:table-cell office:value-type="float" office:value="0.231319554848967">
                <text:p>0.231319554848967</text:p>
              </table:table-cell>
              <table:table-cell office:value-type="float" office:value="0.248723051784246">
                <text:p>0.248723051784246</text:p>
              </table:table-cell>
            </table:table-row>
            <table:table-row>
              <table:table-cell office:value-type="float" office:value="0.232114467408585">
                <text:p>0</text:p>
              </table:table-cell>
              <table:table-cell office:value-type="float" office:value="0.232114467408585">
                <text:p>0.232114467408585</text:p>
              </table:table-cell>
              <table:table-cell office:value-type="float" office:value="0.249556924203641">
                <text:p>0.249556924203641</text:p>
              </table:table-cell>
            </table:table-row>
            <table:table-row>
              <table:table-cell office:value-type="float" office:value="0.232909379968203">
                <text:p>0</text:p>
              </table:table-cell>
              <table:table-cell office:value-type="float" office:value="0.232909379968203">
                <text:p>0.232909379968203</text:p>
              </table:table-cell>
              <table:table-cell office:value-type="float" office:value="0.250521446434918">
                <text:p>0.250521446434918</text:p>
              </table:table-cell>
            </table:table-row>
            <table:table-row>
              <table:table-cell office:value-type="float" office:value="0.233704292527822">
                <text:p>0</text:p>
              </table:table-cell>
              <table:table-cell office:value-type="float" office:value="0.233704292527822">
                <text:p>0.233704292527822</text:p>
              </table:table-cell>
              <table:table-cell office:value-type="float" office:value="0.251475588787307">
                <text:p>0.251475588787307</text:p>
              </table:table-cell>
            </table:table-row>
            <table:table-row>
              <table:table-cell office:value-type="float" office:value="0.23449920508744">
                <text:p>0</text:p>
              </table:table-cell>
              <table:table-cell office:value-type="float" office:value="0.23449920508744">
                <text:p>0.23449920508744</text:p>
              </table:table-cell>
              <table:table-cell office:value-type="float" office:value="0.252330186180034">
                <text:p>0.252330186180034</text:p>
              </table:table-cell>
            </table:table-row>
            <table:table-row>
              <table:table-cell office:value-type="float" office:value="0.235294117647059">
                <text:p>0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253296098413036">
                <text:p>0.253296098413036</text:p>
              </table:table-cell>
            </table:table-row>
            <table:table-row>
              <table:table-cell office:value-type="float" office:value="0.236089030206677">
                <text:p>0</text:p>
              </table:table-cell>
              <table:table-cell office:value-type="float" office:value="0.236089030206677">
                <text:p>0.236089030206677</text:p>
              </table:table-cell>
              <table:table-cell office:value-type="float" office:value="0.254220446081917">
                <text:p>0.254220446081917</text:p>
              </table:table-cell>
            </table:table-row>
            <table:table-row>
              <table:table-cell office:value-type="float" office:value="0.236883942766296">
                <text:p>0</text:p>
              </table:table-cell>
              <table:table-cell office:value-type="float" office:value="0.236883942766296">
                <text:p>0.236883942766296</text:p>
              </table:table-cell>
              <table:table-cell office:value-type="float" office:value="0.255164347607018">
                <text:p>0.255164347607018</text:p>
              </table:table-cell>
            </table:table-row>
            <table:table-row>
              <table:table-cell office:value-type="float" office:value="0.237678855325914">
                <text:p>0</text:p>
              </table:table-cell>
              <table:table-cell office:value-type="float" office:value="0.237678855325914">
                <text:p>0.237678855325914</text:p>
              </table:table-cell>
              <table:table-cell office:value-type="float" office:value="0.255999154866861">
                <text:p>0.255999154866861</text:p>
              </table:table-cell>
            </table:table-row>
            <table:table-row>
              <table:table-cell office:value-type="float" office:value="0.238473767885533">
                <text:p>0</text:p>
              </table:table-cell>
              <table:table-cell office:value-type="float" office:value="0.238473767885533">
                <text:p>0.238473767885533</text:p>
              </table:table-cell>
              <table:table-cell office:value-type="float" office:value="0.256819311454308">
                <text:p>0.256819311454308</text:p>
              </table:table-cell>
            </table:table-row>
            <table:table-row>
              <table:table-cell office:value-type="float" office:value="0.239268680445151">
                <text:p>0</text:p>
              </table:table-cell>
              <table:table-cell office:value-type="float" office:value="0.239268680445151">
                <text:p>0.239268680445151</text:p>
              </table:table-cell>
              <table:table-cell office:value-type="float" office:value="0.257653545287703">
                <text:p>0.257653545287703</text:p>
              </table:table-cell>
            </table:table-row>
            <table:table-row>
              <table:table-cell office:value-type="float" office:value="0.240063593004769">
                <text:p>0</text:p>
              </table:table-cell>
              <table:table-cell office:value-type="float" office:value="0.240063593004769">
                <text:p>0.240063593004769</text:p>
              </table:table-cell>
              <table:table-cell office:value-type="float" office:value="0.258370946014631">
                <text:p>0.258370946014631</text:p>
              </table:table-cell>
            </table:table-row>
            <table:table-row>
              <table:table-cell office:value-type="float" office:value="0.240858505564388">
                <text:p>0</text:p>
              </table:table-cell>
              <table:table-cell office:value-type="float" office:value="0.240858505564388">
                <text:p>0.240858505564388</text:p>
              </table:table-cell>
              <table:table-cell office:value-type="float" office:value="0.259319667326583">
                <text:p>0.259319667326583</text:p>
              </table:table-cell>
            </table:table-row>
            <table:table-row>
              <table:table-cell office:value-type="float" office:value="0.241653418124006">
                <text:p>0</text:p>
              </table:table-cell>
              <table:table-cell office:value-type="float" office:value="0.241653418124006">
                <text:p>0.241653418124006</text:p>
              </table:table-cell>
              <table:table-cell office:value-type="float" office:value="0.260290170026731">
                <text:p>0.260290170026731</text:p>
              </table:table-cell>
            </table:table-row>
            <table:table-row>
              <table:table-cell office:value-type="float" office:value="0.242448330683625">
                <text:p>0</text:p>
              </table:table-cell>
              <table:table-cell office:value-type="float" office:value="0.242448330683625">
                <text:p>0.242448330683625</text:p>
              </table:table-cell>
              <table:table-cell office:value-type="float" office:value="0.261220015176413">
                <text:p>0.261220015176413</text:p>
              </table:table-cell>
            </table:table-row>
            <table:table-row>
              <table:table-cell office:value-type="float" office:value="0.243243243243243">
                <text:p>0</text:p>
              </table:table-cell>
              <table:table-cell office:value-type="float" office:value="0.243243243243243">
                <text:p>0.243243243243243</text:p>
              </table:table-cell>
              <table:table-cell office:value-type="float" office:value="0.262185948194806">
                <text:p>0.262185948194806</text:p>
              </table:table-cell>
            </table:table-row>
            <table:table-row>
              <table:table-cell office:value-type="float" office:value="0.244038155802862">
                <text:p>0</text:p>
              </table:table-cell>
              <table:table-cell office:value-type="float" office:value="0.244038155802862">
                <text:p>0.244038155802862</text:p>
              </table:table-cell>
              <table:table-cell office:value-type="float" office:value="0.2631073455885">
                <text:p>0.2631073455885</text:p>
              </table:table-cell>
            </table:table-row>
            <table:table-row>
              <table:table-cell office:value-type="float" office:value="0.24483306836248">
                <text:p>0</text:p>
              </table:table-cell>
              <table:table-cell office:value-type="float" office:value="0.24483306836248">
                <text:p>0.24483306836248</text:p>
              </table:table-cell>
              <table:table-cell office:value-type="float" office:value="0.263928391797553">
                <text:p>0.263928391797553</text:p>
              </table:table-cell>
            </table:table-row>
            <table:table-row>
              <table:table-cell office:value-type="float" office:value="0.245627980922099">
                <text:p>0</text:p>
              </table:table-cell>
              <table:table-cell office:value-type="float" office:value="0.245627980922099">
                <text:p>0.245627980922099</text:p>
              </table:table-cell>
              <table:table-cell office:value-type="float" office:value="0.264678898897177">
                <text:p>0.264678898897177</text:p>
              </table:table-cell>
            </table:table-row>
            <table:table-row>
              <table:table-cell office:value-type="float" office:value="0.246422893481717">
                <text:p>0</text:p>
              </table:table-cell>
              <table:table-cell office:value-type="float" office:value="0.246422893481717">
                <text:p>0.246422893481717</text:p>
              </table:table-cell>
              <table:table-cell office:value-type="float" office:value="0.265494986268126">
                <text:p>0.265494986268126</text:p>
              </table:table-cell>
            </table:table-row>
            <table:table-row>
              <table:table-cell office:value-type="float" office:value="0.247217806041335">
                <text:p>0</text:p>
              </table:table-cell>
              <table:table-cell office:value-type="float" office:value="0.247217806041335">
                <text:p>0.247217806041335</text:p>
              </table:table-cell>
              <table:table-cell office:value-type="float" office:value="0.266310208366476">
                <text:p>0.266310208366476</text:p>
              </table:table-cell>
            </table:table-row>
            <table:table-row>
              <table:table-cell office:value-type="float" office:value="0.248012718600954">
                <text:p>0</text:p>
              </table:table-cell>
              <table:table-cell office:value-type="float" office:value="0.248012718600954">
                <text:p>0.248012718600954</text:p>
              </table:table-cell>
              <table:table-cell office:value-type="float" office:value="0.267276954566459">
                <text:p>0.267276954566459</text:p>
              </table:table-cell>
            </table:table-row>
            <table:table-row>
              <table:table-cell office:value-type="float" office:value="0.248807631160572">
                <text:p>0</text:p>
              </table:table-cell>
              <table:table-cell office:value-type="float" office:value="0.248807631160572">
                <text:p>0.248807631160572</text:p>
              </table:table-cell>
              <table:table-cell office:value-type="float" office:value="0.268231652953592">
                <text:p>0.268231652953592</text:p>
              </table:table-cell>
            </table:table-row>
            <table:table-row>
              <table:table-cell office:value-type="float" office:value="0.249602543720191">
                <text:p>0</text:p>
              </table:table-cell>
              <table:table-cell office:value-type="float" office:value="0.249602543720191">
                <text:p>0.249602543720191</text:p>
              </table:table-cell>
              <table:table-cell office:value-type="float" office:value="0.268926650337789">
                <text:p>0.268926650337789</text:p>
              </table:table-cell>
            </table:table-row>
            <table:table-row>
              <table:table-cell office:value-type="float" office:value="0.250397456279809">
                <text:p>0</text:p>
              </table:table-cell>
              <table:table-cell office:value-type="float" office:value="0.250397456279809">
                <text:p>0.250397456279809</text:p>
              </table:table-cell>
              <table:table-cell office:value-type="float" office:value="0.269750139484953">
                <text:p>0.269750139484953</text:p>
              </table:table-cell>
            </table:table-row>
            <table:table-row>
              <table:table-cell office:value-type="float" office:value="0.251192368839428">
                <text:p>0</text:p>
              </table:table-cell>
              <table:table-cell office:value-type="float" office:value="0.251192368839428">
                <text:p>0.251192368839428</text:p>
              </table:table-cell>
              <table:table-cell office:value-type="float" office:value="0.270501007998925">
                <text:p>0.270501007998925</text:p>
              </table:table-cell>
            </table:table-row>
            <table:table-row>
              <table:table-cell office:value-type="float" office:value="0.251987281399046">
                <text:p>0</text:p>
              </table:table-cell>
              <table:table-cell office:value-type="float" office:value="0.251987281399046">
                <text:p>0.251987281399046</text:p>
              </table:table-cell>
              <table:table-cell office:value-type="float" office:value="0.271314711564523">
                <text:p>0.271314711564523</text:p>
              </table:table-cell>
            </table:table-row>
            <table:table-row>
              <table:table-cell office:value-type="float" office:value="0.252782193958665">
                <text:p>0</text:p>
              </table:table-cell>
              <table:table-cell office:value-type="float" office:value="0.252782193958665">
                <text:p>0.252782193958665</text:p>
              </table:table-cell>
              <table:table-cell office:value-type="float" office:value="0.272283143175652">
                <text:p>0.272283143175652</text:p>
              </table:table-cell>
            </table:table-row>
            <table:table-row>
              <table:table-cell office:value-type="float" office:value="0.253577106518283">
                <text:p>0</text:p>
              </table:table-cell>
              <table:table-cell office:value-type="float" office:value="0.253577106518283">
                <text:p>0.253577106518283</text:p>
              </table:table-cell>
              <table:table-cell office:value-type="float" office:value="0.273222819126089">
                <text:p>0.273222819126089</text:p>
              </table:table-cell>
            </table:table-row>
            <table:table-row>
              <table:table-cell office:value-type="float" office:value="0.254372019077901">
                <text:p>0</text:p>
              </table:table-cell>
              <table:table-cell office:value-type="float" office:value="0.254372019077901">
                <text:p>0.254372019077901</text:p>
              </table:table-cell>
              <table:table-cell office:value-type="float" office:value="0.273953403998879">
                <text:p>0.273953403998879</text:p>
              </table:table-cell>
            </table:table-row>
            <table:table-row>
              <table:table-cell office:value-type="float" office:value="0.25516693163752">
                <text:p>0</text:p>
              </table:table-cell>
              <table:table-cell office:value-type="float" office:value="0.25516693163752">
                <text:p>0.25516693163752</text:p>
              </table:table-cell>
              <table:table-cell office:value-type="float" office:value="0.274670683151392">
                <text:p>0.274670683151392</text:p>
              </table:table-cell>
            </table:table-row>
            <table:table-row>
              <table:table-cell office:value-type="float" office:value="0.255961844197138">
                <text:p>0</text:p>
              </table:table-cell>
              <table:table-cell office:value-type="float" office:value="0.255961844197138">
                <text:p>0.255961844197138</text:p>
              </table:table-cell>
              <table:table-cell office:value-type="float" office:value="0.275489911939792">
                <text:p>0.275489911939792</text:p>
              </table:table-cell>
            </table:table-row>
            <table:table-row>
              <table:table-cell office:value-type="float" office:value="0.256756756756757">
                <text:p>0</text:p>
              </table:table-cell>
              <table:table-cell office:value-type="float" office:value="0.256756756756757">
                <text:p>0.256756756756757</text:p>
              </table:table-cell>
              <table:table-cell office:value-type="float" office:value="0.276199017833161">
                <text:p>0.276199017833161</text:p>
              </table:table-cell>
            </table:table-row>
            <table:table-row>
              <table:table-cell office:value-type="float" office:value="0.257551669316375">
                <text:p>0</text:p>
              </table:table-cell>
              <table:table-cell office:value-type="float" office:value="0.257551669316375">
                <text:p>0.257551669316375</text:p>
              </table:table-cell>
              <table:table-cell office:value-type="float" office:value="0.277124797244476">
                <text:p>0.277124797244476</text:p>
              </table:table-cell>
            </table:table-row>
            <table:table-row>
              <table:table-cell office:value-type="float" office:value="0.258346581875994">
                <text:p>0</text:p>
              </table:table-cell>
              <table:table-cell office:value-type="float" office:value="0.258346581875994">
                <text:p>0.258346581875994</text:p>
              </table:table-cell>
              <table:table-cell office:value-type="float" office:value="0.278090511378256">
                <text:p>0.278090511378256</text:p>
              </table:table-cell>
            </table:table-row>
            <table:table-row>
              <table:table-cell office:value-type="float" office:value="0.259141494435612">
                <text:p>0</text:p>
              </table:table-cell>
              <table:table-cell office:value-type="float" office:value="0.259141494435612">
                <text:p>0.259141494435612</text:p>
              </table:table-cell>
              <table:table-cell office:value-type="float" office:value="0.278921350125487">
                <text:p>0.278921350125487</text:p>
              </table:table-cell>
            </table:table-row>
            <table:table-row>
              <table:table-cell office:value-type="float" office:value="0.25993640699523">
                <text:p>0</text:p>
              </table:table-cell>
              <table:table-cell office:value-type="float" office:value="0.25993640699523">
                <text:p>0.25993640699523</text:p>
              </table:table-cell>
              <table:table-cell office:value-type="float" office:value="0.279735884179585">
                <text:p>0.279735884179585</text:p>
              </table:table-cell>
            </table:table-row>
            <table:table-row>
              <table:table-cell office:value-type="float" office:value="0.260731319554849">
                <text:p>0</text:p>
              </table:table-cell>
              <table:table-cell office:value-type="float" office:value="0.260731319554849">
                <text:p>0.260731319554849</text:p>
              </table:table-cell>
              <table:table-cell office:value-type="float" office:value="0.280567953091896">
                <text:p>0.280567953091896</text:p>
              </table:table-cell>
            </table:table-row>
            <table:table-row>
              <table:table-cell office:value-type="float" office:value="0.261526232114467">
                <text:p>0</text:p>
              </table:table-cell>
              <table:table-cell office:value-type="float" office:value="0.261526232114467">
                <text:p>0.261526232114467</text:p>
              </table:table-cell>
              <table:table-cell office:value-type="float" office:value="0.28149329464954">
                <text:p>0.28149329464954</text:p>
              </table:table-cell>
            </table:table-row>
            <table:table-row>
              <table:table-cell office:value-type="float" office:value="0.262321144674086">
                <text:p>0</text:p>
              </table:table-cell>
              <table:table-cell office:value-type="float" office:value="0.262321144674086">
                <text:p>0.262321144674086</text:p>
              </table:table-cell>
              <table:table-cell office:value-type="float" office:value="0.282456687504415">
                <text:p>0.282456687504415</text:p>
              </table:table-cell>
            </table:table-row>
            <table:table-row>
              <table:table-cell office:value-type="float" office:value="0.263116057233704">
                <text:p>0</text:p>
              </table:table-cell>
              <table:table-cell office:value-type="float" office:value="0.263116057233704">
                <text:p>0.263116057233704</text:p>
              </table:table-cell>
              <table:table-cell office:value-type="float" office:value="0.283169282273273">
                <text:p>0.283169282273273</text:p>
              </table:table-cell>
            </table:table-row>
            <table:table-row>
              <table:table-cell office:value-type="float" office:value="0.263910969793323">
                <text:p>0</text:p>
              </table:table-cell>
              <table:table-cell office:value-type="float" office:value="0.263910969793323">
                <text:p>0.263910969793323</text:p>
              </table:table-cell>
              <table:table-cell office:value-type="float" office:value="0.284099832858908">
                <text:p>0.284099832858908</text:p>
              </table:table-cell>
            </table:table-row>
            <table:table-row>
              <table:table-cell office:value-type="float" office:value="0.264705882352941">
                <text:p>0</text:p>
              </table:table-cell>
              <table:table-cell office:value-type="float" office:value="0.264705882352941">
                <text:p>0.264705882352941</text:p>
              </table:table-cell>
              <table:table-cell office:value-type="float" office:value="0.285042573701989">
                <text:p>0.285042573701989</text:p>
              </table:table-cell>
            </table:table-row>
            <table:table-row>
              <table:table-cell office:value-type="float" office:value="0.26550079491256">
                <text:p>0</text:p>
              </table:table-cell>
              <table:table-cell office:value-type="float" office:value="0.26550079491256">
                <text:p>0.26550079491256</text:p>
              </table:table-cell>
              <table:table-cell office:value-type="float" office:value="0.285857121670004">
                <text:p>0.285857121670004</text:p>
              </table:table-cell>
            </table:table-row>
            <table:table-row>
              <table:table-cell office:value-type="float" office:value="0.266295707472178">
                <text:p>0</text:p>
              </table:table-cell>
              <table:table-cell office:value-type="float" office:value="0.266295707472178">
                <text:p>0.266295707472178</text:p>
              </table:table-cell>
              <table:table-cell office:value-type="float" office:value="0.286673403661697">
                <text:p>0.286673403661697</text:p>
              </table:table-cell>
            </table:table-row>
            <table:table-row>
              <table:table-cell office:value-type="float" office:value="0.267090620031796">
                <text:p>0</text:p>
              </table:table-cell>
              <table:table-cell office:value-type="float" office:value="0.267090620031796">
                <text:p>0.267090620031796</text:p>
              </table:table-cell>
              <table:table-cell office:value-type="float" office:value="0.287522434090564">
                <text:p>0.287522434090564</text:p>
              </table:table-cell>
            </table:table-row>
            <table:table-row>
              <table:table-cell office:value-type="float" office:value="0.267885532591415">
                <text:p>0</text:p>
              </table:table-cell>
              <table:table-cell office:value-type="float" office:value="0.267885532591415">
                <text:p>0.267885532591415</text:p>
              </table:table-cell>
              <table:table-cell office:value-type="float" office:value="0.288478758756086">
                <text:p>0.288478758756086</text:p>
              </table:table-cell>
            </table:table-row>
            <table:table-row>
              <table:table-cell office:value-type="float" office:value="0.268680445151033">
                <text:p>0</text:p>
              </table:table-cell>
              <table:table-cell office:value-type="float" office:value="0.268680445151033">
                <text:p>0.268680445151033</text:p>
              </table:table-cell>
              <table:table-cell office:value-type="float" office:value="0.289223507749932">
                <text:p>0.289223507749932</text:p>
              </table:table-cell>
            </table:table-row>
            <table:table-row>
              <table:table-cell office:value-type="float" office:value="0.269475357710652">
                <text:p>0</text:p>
              </table:table-cell>
              <table:table-cell office:value-type="float" office:value="0.269475357710652">
                <text:p>0.269475357710652</text:p>
              </table:table-cell>
              <table:table-cell office:value-type="float" office:value="0.290171391616425">
                <text:p>0.290171391616425</text:p>
              </table:table-cell>
            </table:table-row>
            <table:table-row>
              <table:table-cell office:value-type="float" office:value="0.27027027027027">
                <text:p>0</text:p>
              </table:table-cell>
              <table:table-cell office:value-type="float" office:value="0.27027027027027">
                <text:p>0.27027027027027</text:p>
              </table:table-cell>
              <table:table-cell office:value-type="float" office:value="0.290989942796012">
                <text:p>0.290989942796012</text:p>
              </table:table-cell>
            </table:table-row>
            <table:table-row>
              <table:table-cell office:value-type="float" office:value="0.271065182829889">
                <text:p>0</text:p>
              </table:table-cell>
              <table:table-cell office:value-type="float" office:value="0.271065182829889">
                <text:p>0.271065182829889</text:p>
              </table:table-cell>
              <table:table-cell office:value-type="float" office:value="0.291707166294245">
                <text:p>0.291707166294245</text:p>
              </table:table-cell>
            </table:table-row>
            <table:table-row>
              <table:table-cell office:value-type="float" office:value="0.271860095389507">
                <text:p>0</text:p>
              </table:table-cell>
              <table:table-cell office:value-type="float" office:value="0.271860095389507">
                <text:p>0.271860095389507</text:p>
              </table:table-cell>
              <table:table-cell office:value-type="float" office:value="0.292426759769397">
                <text:p>0.292426759769397</text:p>
              </table:table-cell>
            </table:table-row>
            <table:table-row>
              <table:table-cell office:value-type="float" office:value="0.272655007949126">
                <text:p>0</text:p>
              </table:table-cell>
              <table:table-cell office:value-type="float" office:value="0.272655007949126">
                <text:p>0.272655007949126</text:p>
              </table:table-cell>
              <table:table-cell office:value-type="float" office:value="0.293174347899453">
                <text:p>0.293174347899453</text:p>
              </table:table-cell>
            </table:table-row>
            <table:table-row>
              <table:table-cell office:value-type="float" office:value="0.273449920508744">
                <text:p>0</text:p>
              </table:table-cell>
              <table:table-cell office:value-type="float" office:value="0.273449920508744">
                <text:p>0.273449920508744</text:p>
              </table:table-cell>
              <table:table-cell office:value-type="float" office:value="0.293898674286347">
                <text:p>0.293898674286347</text:p>
              </table:table-cell>
            </table:table-row>
            <table:table-row>
              <table:table-cell office:value-type="float" office:value="0.274244833068362">
                <text:p>0</text:p>
              </table:table-cell>
              <table:table-cell office:value-type="float" office:value="0.274244833068362">
                <text:p>0.274244833068362</text:p>
              </table:table-cell>
              <table:table-cell office:value-type="float" office:value="0.294741547017648">
                <text:p>0.294741547017648</text:p>
              </table:table-cell>
            </table:table-row>
            <table:table-row>
              <table:table-cell office:value-type="float" office:value="0.275039745627981">
                <text:p>0</text:p>
              </table:table-cell>
              <table:table-cell office:value-type="float" office:value="0.275039745627981">
                <text:p>0.275039745627981</text:p>
              </table:table-cell>
              <table:table-cell office:value-type="float" office:value="0.295456404017789">
                <text:p>0.295456404017789</text:p>
              </table:table-cell>
            </table:table-row>
            <table:table-row>
              <table:table-cell office:value-type="float" office:value="0.275834658187599">
                <text:p>0</text:p>
              </table:table-cell>
              <table:table-cell office:value-type="float" office:value="0.275834658187599">
                <text:p>0.275834658187599</text:p>
              </table:table-cell>
              <table:table-cell office:value-type="float" office:value="0.296376911789875">
                <text:p>0.296376911789875</text:p>
              </table:table-cell>
            </table:table-row>
            <table:table-row>
              <table:table-cell office:value-type="float" office:value="0.276629570747218">
                <text:p>0</text:p>
              </table:table-cell>
              <table:table-cell office:value-type="float" office:value="0.276629570747218">
                <text:p>0.276629570747218</text:p>
              </table:table-cell>
              <table:table-cell office:value-type="float" office:value="0.297341444371453">
                <text:p>0.297341444371453</text:p>
              </table:table-cell>
            </table:table-row>
            <table:table-row>
              <table:table-cell office:value-type="float" office:value="0.277424483306836">
                <text:p>0</text:p>
              </table:table-cell>
              <table:table-cell office:value-type="float" office:value="0.277424483306836">
                <text:p>0.277424483306836</text:p>
              </table:table-cell>
              <table:table-cell office:value-type="float" office:value="0.298161142319491">
                <text:p>0.298161142319491</text:p>
              </table:table-cell>
            </table:table-row>
            <table:table-row>
              <table:table-cell office:value-type="float" office:value="0.278219395866455">
                <text:p>0</text:p>
              </table:table-cell>
              <table:table-cell office:value-type="float" office:value="0.278219395866455">
                <text:p>0.278219395866455</text:p>
              </table:table-cell>
              <table:table-cell office:value-type="float" office:value="0.299112935565836">
                <text:p>0.299112935565836</text:p>
              </table:table-cell>
            </table:table-row>
            <table:table-row>
              <table:table-cell office:value-type="float" office:value="0.279014308426073">
                <text:p>0</text:p>
              </table:table-cell>
              <table:table-cell office:value-type="float" office:value="0.279014308426073">
                <text:p>0.279014308426073</text:p>
              </table:table-cell>
              <table:table-cell office:value-type="float" office:value="0.300060499759036">
                <text:p>0.300060499759036</text:p>
              </table:table-cell>
            </table:table-row>
            <table:table-row>
              <table:table-cell office:value-type="float" office:value="0.279809220985692">
                <text:p>0</text:p>
              </table:table-cell>
              <table:table-cell office:value-type="float" office:value="0.279809220985692">
                <text:p>0.279809220985692</text:p>
              </table:table-cell>
              <table:table-cell office:value-type="float" office:value="0.300812647050619">
                <text:p>0.300812647050619</text:p>
              </table:table-cell>
            </table:table-row>
            <table:table-row>
              <table:table-cell office:value-type="float" office:value="0.28060413354531">
                <text:p>0</text:p>
              </table:table-cell>
              <table:table-cell office:value-type="float" office:value="0.28060413354531">
                <text:p>0.28060413354531</text:p>
              </table:table-cell>
              <table:table-cell office:value-type="float" office:value="0.301525578969607">
                <text:p>0.301525578969607</text:p>
              </table:table-cell>
            </table:table-row>
            <table:table-row>
              <table:table-cell office:value-type="float" office:value="0.281399046104928">
                <text:p>0</text:p>
              </table:table-cell>
              <table:table-cell office:value-type="float" office:value="0.281399046104928">
                <text:p>0.281399046104928</text:p>
              </table:table-cell>
              <table:table-cell office:value-type="float" office:value="0.302266811303221">
                <text:p>0.302266811303221</text:p>
              </table:table-cell>
            </table:table-row>
            <table:table-row>
              <table:table-cell office:value-type="float" office:value="0.282193958664547">
                <text:p>0</text:p>
              </table:table-cell>
              <table:table-cell office:value-type="float" office:value="0.282193958664547">
                <text:p>0.282193958664547</text:p>
              </table:table-cell>
              <table:table-cell office:value-type="float" office:value="0.303085925389374">
                <text:p>0.303085925389374</text:p>
              </table:table-cell>
            </table:table-row>
            <table:table-row>
              <table:table-cell office:value-type="float" office:value="0.282988871224165">
                <text:p>0</text:p>
              </table:table-cell>
              <table:table-cell office:value-type="float" office:value="0.282988871224165">
                <text:p>0.282988871224165</text:p>
              </table:table-cell>
              <table:table-cell office:value-type="float" office:value="0.303931234102174">
                <text:p>0.303931234102174</text:p>
              </table:table-cell>
            </table:table-row>
            <table:table-row>
              <table:table-cell office:value-type="float" office:value="0.283783783783784">
                <text:p>0</text:p>
              </table:table-cell>
              <table:table-cell office:value-type="float" office:value="0.283783783783784">
                <text:p>0.283783783783784</text:p>
              </table:table-cell>
              <table:table-cell office:value-type="float" office:value="0.304643464063341">
                <text:p>0.304643464063341</text:p>
              </table:table-cell>
            </table:table-row>
            <table:table-row>
              <table:table-cell office:value-type="float" office:value="0.284578696343402">
                <text:p>0</text:p>
              </table:table-cell>
              <table:table-cell office:value-type="float" office:value="0.284578696343402">
                <text:p>0.284578696343402</text:p>
              </table:table-cell>
              <table:table-cell office:value-type="float" office:value="0.305486997011755">
                <text:p>0.305486997011755</text:p>
              </table:table-cell>
            </table:table-row>
            <table:table-row>
              <table:table-cell office:value-type="float" office:value="0.285373608903021">
                <text:p>0</text:p>
              </table:table-cell>
              <table:table-cell office:value-type="float" office:value="0.285373608903021">
                <text:p>0.285373608903021</text:p>
              </table:table-cell>
              <table:table-cell office:value-type="float" office:value="0.306296308124292">
                <text:p>0.306296308124292</text:p>
              </table:table-cell>
            </table:table-row>
            <table:table-row>
              <table:table-cell office:value-type="float" office:value="0.286168521462639">
                <text:p>0</text:p>
              </table:table-cell>
              <table:table-cell office:value-type="float" office:value="0.286168521462639">
                <text:p>0.286168521462639</text:p>
              </table:table-cell>
              <table:table-cell office:value-type="float" office:value="0.307263224596011">
                <text:p>0.307263224596011</text:p>
              </table:table-cell>
            </table:table-row>
            <table:table-row>
              <table:table-cell office:value-type="float" office:value="0.286963434022258">
                <text:p>0</text:p>
              </table:table-cell>
              <table:table-cell office:value-type="float" office:value="0.286963434022258">
                <text:p>0.286963434022258</text:p>
              </table:table-cell>
              <table:table-cell office:value-type="float" office:value="0.308205454623536">
                <text:p>0.308205454623536</text:p>
              </table:table-cell>
            </table:table-row>
            <table:table-row>
              <table:table-cell office:value-type="float" office:value="0.287758346581876">
                <text:p>0</text:p>
              </table:table-cell>
              <table:table-cell office:value-type="float" office:value="0.287758346581876">
                <text:p>0.287758346581876</text:p>
              </table:table-cell>
              <table:table-cell office:value-type="float" office:value="0.308931264843875">
                <text:p>0.308931264843875</text:p>
              </table:table-cell>
            </table:table-row>
            <table:table-row>
              <table:table-cell office:value-type="float" office:value="0.288553259141494">
                <text:p>0</text:p>
              </table:table-cell>
              <table:table-cell office:value-type="float" office:value="0.288553259141494">
                <text:p>0.288553259141494</text:p>
              </table:table-cell>
              <table:table-cell office:value-type="float" office:value="0.309675318836859">
                <text:p>0.309675318836859</text:p>
              </table:table-cell>
            </table:table-row>
            <table:table-row>
              <table:table-cell office:value-type="float" office:value="0.289348171701113">
                <text:p>0</text:p>
              </table:table-cell>
              <table:table-cell office:value-type="float" office:value="0.289348171701113">
                <text:p>0.289348171701113</text:p>
              </table:table-cell>
              <table:table-cell office:value-type="float" office:value="0.310393484047708">
                <text:p>0.310393484047708</text:p>
              </table:table-cell>
            </table:table-row>
            <table:table-row>
              <table:table-cell office:value-type="float" office:value="0.290143084260731">
                <text:p>0</text:p>
              </table:table-cell>
              <table:table-cell office:value-type="float" office:value="0.290143084260731">
                <text:p>0.290143084260731</text:p>
              </table:table-cell>
              <table:table-cell office:value-type="float" office:value="0.311313682581941">
                <text:p>0.311313682581941</text:p>
              </table:table-cell>
            </table:table-row>
            <table:table-row>
              <table:table-cell office:value-type="float" office:value="0.29093799682035">
                <text:p>0</text:p>
              </table:table-cell>
              <table:table-cell office:value-type="float" office:value="0.29093799682035">
                <text:p>0.29093799682035</text:p>
              </table:table-cell>
              <table:table-cell office:value-type="float" office:value="0.31226889178463">
                <text:p>0.31226889178463</text:p>
              </table:table-cell>
            </table:table-row>
            <table:table-row>
              <table:table-cell office:value-type="float" office:value="0.291732909379968">
                <text:p>0</text:p>
              </table:table-cell>
              <table:table-cell office:value-type="float" office:value="0.291732909379968">
                <text:p>0.291732909379968</text:p>
              </table:table-cell>
              <table:table-cell office:value-type="float" office:value="0.313093673623321">
                <text:p>0.313093673623321</text:p>
              </table:table-cell>
            </table:table-row>
            <table:table-row>
              <table:table-cell office:value-type="float" office:value="0.292527821939587">
                <text:p>0</text:p>
              </table:table-cell>
              <table:table-cell office:value-type="float" office:value="0.292527821939587">
                <text:p>0.292527821939587</text:p>
              </table:table-cell>
              <table:table-cell office:value-type="float" office:value="0.313936424695764">
                <text:p>0.313936424695764</text:p>
              </table:table-cell>
            </table:table-row>
            <table:table-row>
              <table:table-cell office:value-type="float" office:value="0.293322734499205">
                <text:p>0</text:p>
              </table:table-cell>
              <table:table-cell office:value-type="float" office:value="0.293322734499205">
                <text:p>0.293322734499205</text:p>
              </table:table-cell>
              <table:table-cell office:value-type="float" office:value="0.314632037162674">
                <text:p>0.314632037162674</text:p>
              </table:table-cell>
            </table:table-row>
            <table:table-row>
              <table:table-cell office:value-type="float" office:value="0.294117647058823">
                <text:p>0</text:p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0.315350018188218">
                <text:p>0.315350018188218</text:p>
              </table:table-cell>
            </table:table-row>
            <table:table-row>
              <table:table-cell office:value-type="float" office:value="0.294912559618442">
                <text:p>0</text:p>
              </table:table-cell>
              <table:table-cell office:value-type="float" office:value="0.294912559618442">
                <text:p>0.294912559618442</text:p>
              </table:table-cell>
              <table:table-cell office:value-type="float" office:value="0.316061216040786">
                <text:p>0.316061216040786</text:p>
              </table:table-cell>
            </table:table-row>
            <table:table-row>
              <table:table-cell office:value-type="float" office:value="0.29570747217806">
                <text:p>0</text:p>
              </table:table-cell>
              <table:table-cell office:value-type="float" office:value="0.29570747217806">
                <text:p>0.29570747217806</text:p>
              </table:table-cell>
              <table:table-cell office:value-type="float" office:value="0.316989142981137">
                <text:p>0.316989142981137</text:p>
              </table:table-cell>
            </table:table-row>
            <table:table-row>
              <table:table-cell office:value-type="float" office:value="0.296502384737679">
                <text:p>0</text:p>
              </table:table-cell>
              <table:table-cell office:value-type="float" office:value="0.296502384737679">
                <text:p>0.296502384737679</text:p>
              </table:table-cell>
              <table:table-cell office:value-type="float" office:value="0.317722966581925">
                <text:p>0.317722966581925</text:p>
              </table:table-cell>
            </table:table-row>
            <table:table-row>
              <table:table-cell office:value-type="float" office:value="0.297297297297297">
                <text:p>0</text:p>
              </table:table-cell>
              <table:table-cell office:value-type="float" office:value="0.297297297297297">
                <text:p>0.297297297297297</text:p>
              </table:table-cell>
              <table:table-cell office:value-type="float" office:value="0.318434372926412">
                <text:p>0.318434372926412</text:p>
              </table:table-cell>
            </table:table-row>
            <table:table-row>
              <table:table-cell office:value-type="float" office:value="0.298092209856916">
                <text:p>0</text:p>
              </table:table-cell>
              <table:table-cell office:value-type="float" office:value="0.298092209856916">
                <text:p>0.298092209856916</text:p>
              </table:table-cell>
              <table:table-cell office:value-type="float" office:value="0.31924923708924">
                <text:p>0.31924923708924</text:p>
              </table:table-cell>
            </table:table-row>
            <table:table-row>
              <table:table-cell office:value-type="float" office:value="0.298887122416534">
                <text:p>0</text:p>
              </table:table-cell>
              <table:table-cell office:value-type="float" office:value="0.298887122416534">
                <text:p>0.298887122416534</text:p>
              </table:table-cell>
              <table:table-cell office:value-type="float" office:value="0.320071888790944">
                <text:p>0.320071888790944</text:p>
              </table:table-cell>
            </table:table-row>
            <table:table-row>
              <table:table-cell office:value-type="float" office:value="0.299682034976153">
                <text:p>0</text:p>
              </table:table-cell>
              <table:table-cell office:value-type="float" office:value="0.299682034976153">
                <text:p>0.299682034976153</text:p>
              </table:table-cell>
              <table:table-cell office:value-type="float" office:value="0.320990572185766">
                <text:p>0.320990572185766</text:p>
              </table:table-cell>
            </table:table-row>
            <table:table-row>
              <table:table-cell office:value-type="float" office:value="0.300476947535771">
                <text:p>0</text:p>
              </table:table-cell>
              <table:table-cell office:value-type="float" office:value="0.300476947535771">
                <text:p>0.300476947535771</text:p>
              </table:table-cell>
              <table:table-cell office:value-type="float" office:value="0.321945260137809">
                <text:p>0.321945260137809</text:p>
              </table:table-cell>
            </table:table-row>
            <table:table-row>
              <table:table-cell office:value-type="float" office:value="0.301271860095389">
                <text:p>0</text:p>
              </table:table-cell>
              <table:table-cell office:value-type="float" office:value="0.301271860095389">
                <text:p>0.301271860095389</text:p>
              </table:table-cell>
              <table:table-cell office:value-type="float" office:value="0.322766626020155">
                <text:p>0.322766626020155</text:p>
              </table:table-cell>
            </table:table-row>
            <table:table-row>
              <table:table-cell office:value-type="float" office:value="0.302066772655008">
                <text:p>0</text:p>
              </table:table-cell>
              <table:table-cell office:value-type="float" office:value="0.302066772655008">
                <text:p>0.302066772655008</text:p>
              </table:table-cell>
              <table:table-cell office:value-type="float" office:value="0.323593068920985">
                <text:p>0.323593068920985</text:p>
              </table:table-cell>
            </table:table-row>
            <table:table-row>
              <table:table-cell office:value-type="float" office:value="0.302861685214626">
                <text:p>0</text:p>
              </table:table-cell>
              <table:table-cell office:value-type="float" office:value="0.302861685214626">
                <text:p>0.302861685214626</text:p>
              </table:table-cell>
              <table:table-cell office:value-type="float" office:value="0.324310761578855">
                <text:p>0.324310761578855</text:p>
              </table:table-cell>
            </table:table-row>
            <table:table-row>
              <table:table-cell office:value-type="float" office:value="0.303656597774245">
                <text:p>0</text:p>
              </table:table-cell>
              <table:table-cell office:value-type="float" office:value="0.303656597774245">
                <text:p>0.303656597774245</text:p>
              </table:table-cell>
              <table:table-cell office:value-type="float" office:value="0.325112747439985">
                <text:p>0.325112747439985</text:p>
              </table:table-cell>
            </table:table-row>
            <table:table-row>
              <table:table-cell office:value-type="float" office:value="0.304451510333863">
                <text:p>0</text:p>
              </table:table-cell>
              <table:table-cell office:value-type="float" office:value="0.304451510333863">
                <text:p>0.304451510333863</text:p>
              </table:table-cell>
              <table:table-cell office:value-type="float" office:value="0.326076626761409">
                <text:p>0.326076626761409</text:p>
              </table:table-cell>
            </table:table-row>
            <table:table-row>
              <table:table-cell office:value-type="float" office:value="0.305246422893482">
                <text:p>0</text:p>
              </table:table-cell>
              <table:table-cell office:value-type="float" office:value="0.305246422893482">
                <text:p>0.305246422893482</text:p>
              </table:table-cell>
              <table:table-cell office:value-type="float" office:value="0.326803416956595">
                <text:p>0.326803416956595</text:p>
              </table:table-cell>
            </table:table-row>
            <table:table-row>
              <table:table-cell office:value-type="float" office:value="0.3060413354531">
                <text:p>0</text:p>
              </table:table-cell>
              <table:table-cell office:value-type="float" office:value="0.3060413354531">
                <text:p>0.3060413354531</text:p>
              </table:table-cell>
              <table:table-cell office:value-type="float" office:value="0.327749080332513">
                <text:p>0.327749080332513</text:p>
              </table:table-cell>
            </table:table-row>
            <table:table-row>
              <table:table-cell office:value-type="float" office:value="0.306836248012719">
                <text:p>0</text:p>
              </table:table-cell>
              <table:table-cell office:value-type="float" office:value="0.306836248012719">
                <text:p>0.306836248012719</text:p>
              </table:table-cell>
              <table:table-cell office:value-type="float" office:value="0.328472722153635">
                <text:p>0.328472722153635</text:p>
              </table:table-cell>
            </table:table-row>
            <table:table-row>
              <table:table-cell office:value-type="float" office:value="0.307631160572337">
                <text:p>0</text:p>
              </table:table-cell>
              <table:table-cell office:value-type="float" office:value="0.307631160572337">
                <text:p>0.307631160572337</text:p>
              </table:table-cell>
              <table:table-cell office:value-type="float" office:value="0.32943580220704">
                <text:p>0.32943580220704</text:p>
              </table:table-cell>
            </table:table-row>
            <table:table-row>
              <table:table-cell office:value-type="float" office:value="0.308426073131955">
                <text:p>0</text:p>
              </table:table-cell>
              <table:table-cell office:value-type="float" office:value="0.308426073131955">
                <text:p>0.308426073131955</text:p>
              </table:table-cell>
              <table:table-cell office:value-type="float" office:value="0.330162627186323">
                <text:p>0.330162627186323</text:p>
              </table:table-cell>
            </table:table-row>
            <table:table-row>
              <table:table-cell office:value-type="float" office:value="0.309220985691574">
                <text:p>0</text:p>
              </table:table-cell>
              <table:table-cell office:value-type="float" office:value="0.309220985691574">
                <text:p>0.309220985691574</text:p>
              </table:table-cell>
              <table:table-cell office:value-type="float" office:value="0.330911052761839">
                <text:p>0.330911052761839</text:p>
              </table:table-cell>
            </table:table-row>
            <table:table-row>
              <table:table-cell office:value-type="float" office:value="0.310015898251192">
                <text:p>0</text:p>
              </table:table-cell>
              <table:table-cell office:value-type="float" office:value="0.310015898251192">
                <text:p>0.310015898251192</text:p>
              </table:table-cell>
              <table:table-cell office:value-type="float" office:value="0.331618810351797">
                <text:p>0.331618810351797</text:p>
              </table:table-cell>
            </table:table-row>
            <table:table-row>
              <table:table-cell office:value-type="float" office:value="0.310810810810811">
                <text:p>0</text:p>
              </table:table-cell>
              <table:table-cell office:value-type="float" office:value="0.310810810810811">
                <text:p>0.310810810810811</text:p>
              </table:table-cell>
              <table:table-cell office:value-type="float" office:value="0.332553537899219">
                <text:p>0.332553537899219</text:p>
              </table:table-cell>
            </table:table-row>
            <table:table-row>
              <table:table-cell office:value-type="float" office:value="0.311605723370429">
                <text:p>0</text:p>
              </table:table-cell>
              <table:table-cell office:value-type="float" office:value="0.311605723370429">
                <text:p>0.311605723370429</text:p>
              </table:table-cell>
              <table:table-cell office:value-type="float" office:value="0.333522942443446">
                <text:p>0.333522942443446</text:p>
              </table:table-cell>
            </table:table-row>
            <table:table-row>
              <table:table-cell office:value-type="float" office:value="0.312400635930048">
                <text:p>0</text:p>
              </table:table-cell>
              <table:table-cell office:value-type="float" office:value="0.312400635930048">
                <text:p>0.312400635930048</text:p>
              </table:table-cell>
              <table:table-cell office:value-type="float" office:value="0.334267059047668">
                <text:p>0.334267059047668</text:p>
              </table:table-cell>
            </table:table-row>
            <table:table-row>
              <table:table-cell office:value-type="float" office:value="0.313195548489666">
                <text:p>0</text:p>
              </table:table-cell>
              <table:table-cell office:value-type="float" office:value="0.313195548489666">
                <text:p>0.313195548489666</text:p>
              </table:table-cell>
              <table:table-cell office:value-type="float" office:value="0.335213327070862">
                <text:p>0.335213327070862</text:p>
              </table:table-cell>
            </table:table-row>
            <table:table-row>
              <table:table-cell office:value-type="float" office:value="0.313990461049285">
                <text:p>0</text:p>
              </table:table-cell>
              <table:table-cell office:value-type="float" office:value="0.313990461049285">
                <text:p>0.313990461049285</text:p>
              </table:table-cell>
              <table:table-cell office:value-type="float" office:value="0.335952165078897">
                <text:p>0.335952165078897</text:p>
              </table:table-cell>
            </table:table-row>
            <table:table-row>
              <table:table-cell office:value-type="float" office:value="0.314785373608903">
                <text:p>0</text:p>
              </table:table-cell>
              <table:table-cell office:value-type="float" office:value="0.314785373608903">
                <text:p>0.314785373608903</text:p>
              </table:table-cell>
              <table:table-cell office:value-type="float" office:value="0.336664471480082">
                <text:p>0.336664471480082</text:p>
              </table:table-cell>
            </table:table-row>
            <table:table-row>
              <table:table-cell office:value-type="float" office:value="0.315580286168521">
                <text:p>0</text:p>
              </table:table-cell>
              <table:table-cell office:value-type="float" office:value="0.315580286168521">
                <text:p>0.315580286168521</text:p>
              </table:table-cell>
              <table:table-cell office:value-type="float" office:value="0.337352265187287">
                <text:p>0.337352265187287</text:p>
              </table:table-cell>
            </table:table-row>
            <table:table-row>
              <table:table-cell office:value-type="float" office:value="0.31637519872814">
                <text:p>0</text:p>
              </table:table-cell>
              <table:table-cell office:value-type="float" office:value="0.31637519872814">
                <text:p>0.31637519872814</text:p>
              </table:table-cell>
              <table:table-cell office:value-type="float" office:value="0.338174353897635">
                <text:p>0.338174353897635</text:p>
              </table:table-cell>
            </table:table-row>
            <table:table-row>
              <table:table-cell office:value-type="float" office:value="0.317170111287758">
                <text:p>0</text:p>
              </table:table-cell>
              <table:table-cell office:value-type="float" office:value="0.317170111287758">
                <text:p>0.317170111287758</text:p>
              </table:table-cell>
              <table:table-cell office:value-type="float" office:value="0.338926226650324">
                <text:p>0.338926226650324</text:p>
              </table:table-cell>
            </table:table-row>
            <table:table-row>
              <table:table-cell office:value-type="float" office:value="0.317965023847377">
                <text:p>0</text:p>
              </table:table-cell>
              <table:table-cell office:value-type="float" office:value="0.317965023847377">
                <text:p>0.317965023847377</text:p>
              </table:table-cell>
              <table:table-cell office:value-type="float" office:value="0.339668741240027">
                <text:p>0.339668741240027</text:p>
              </table:table-cell>
            </table:table-row>
            <table:table-row>
              <table:table-cell office:value-type="float" office:value="0.318759936406995">
                <text:p>0</text:p>
              </table:table-cell>
              <table:table-cell office:value-type="float" office:value="0.318759936406995">
                <text:p>0.318759936406995</text:p>
              </table:table-cell>
              <table:table-cell office:value-type="float" office:value="0.340496459440335">
                <text:p>0.340496459440335</text:p>
              </table:table-cell>
            </table:table-row>
            <table:table-row>
              <table:table-cell office:value-type="float" office:value="0.319554848966614">
                <text:p>0</text:p>
              </table:table-cell>
              <table:table-cell office:value-type="float" office:value="0.319554848966614">
                <text:p>0.319554848966614</text:p>
              </table:table-cell>
              <table:table-cell office:value-type="float" office:value="0.341415198489784">
                <text:p>0.341415198489784</text:p>
              </table:table-cell>
            </table:table-row>
            <table:table-row>
              <table:table-cell office:value-type="float" office:value="0.320349761526232">
                <text:p>0</text:p>
              </table:table-cell>
              <table:table-cell office:value-type="float" office:value="0.320349761526232">
                <text:p>0.320349761526232</text:p>
              </table:table-cell>
              <table:table-cell office:value-type="float" office:value="0.342138965448244">
                <text:p>0.342138965448244</text:p>
              </table:table-cell>
            </table:table-row>
            <table:table-row>
              <table:table-cell office:value-type="float" office:value="0.321144674085851">
                <text:p>0</text:p>
              </table:table-cell>
              <table:table-cell office:value-type="float" office:value="0.32114467408585">
                <text:p>0.32114467408585</text:p>
              </table:table-cell>
              <table:table-cell office:value-type="float" office:value="0.342859257402391">
                <text:p>0.342859257402391</text:p>
              </table:table-cell>
            </table:table-row>
            <table:table-row>
              <table:table-cell office:value-type="float" office:value="0.321939586645469">
                <text:p>0</text:p>
              </table:table-cell>
              <table:table-cell office:value-type="float" office:value="0.321939586645469">
                <text:p>0.321939586645469</text:p>
              </table:table-cell>
              <table:table-cell office:value-type="float" office:value="0.34358829243681">
                <text:p>0.34358829243681</text:p>
              </table:table-cell>
            </table:table-row>
            <table:table-row>
              <table:table-cell office:value-type="float" office:value="0.322734499205087">
                <text:p>0</text:p>
              </table:table-cell>
              <table:table-cell office:value-type="float" office:value="0.322734499205087">
                <text:p>0.322734499205087</text:p>
              </table:table-cell>
              <table:table-cell office:value-type="float" office:value="0.344413713706874">
                <text:p>0.344413713706874</text:p>
              </table:table-cell>
            </table:table-row>
            <table:table-row>
              <table:table-cell office:value-type="float" office:value="0.323529411764706">
                <text:p>0</text:p>
              </table:table-cell>
              <table:table-cell office:value-type="float" office:value="0.323529411764706">
                <text:p>0.323529411764706</text:p>
              </table:table-cell>
              <table:table-cell office:value-type="float" office:value="0.345116425583619">
                <text:p>0.345116425583619</text:p>
              </table:table-cell>
            </table:table-row>
            <table:table-row>
              <table:table-cell office:value-type="float" office:value="0.324324324324324">
                <text:p>0</text:p>
              </table:table-cell>
              <table:table-cell office:value-type="float" office:value="0.324324324324324">
                <text:p>0.324324324324324</text:p>
              </table:table-cell>
              <table:table-cell office:value-type="float" office:value="0.346070964134107">
                <text:p>0.346070964134107</text:p>
              </table:table-cell>
            </table:table-row>
            <table:table-row>
              <table:table-cell office:value-type="float" office:value="0.325119236883943">
                <text:p>0</text:p>
              </table:table-cell>
              <table:table-cell office:value-type="float" office:value="0.325119236883943">
                <text:p>0.325119236883943</text:p>
              </table:table-cell>
              <table:table-cell office:value-type="float" office:value="0.346809892495729">
                <text:p>0.346809892495729</text:p>
              </table:table-cell>
            </table:table-row>
            <table:table-row>
              <table:table-cell office:value-type="float" office:value="0.325914149443561">
                <text:p>0</text:p>
              </table:table-cell>
              <table:table-cell office:value-type="float" office:value="0.325914149443561">
                <text:p>0.325914149443561</text:p>
              </table:table-cell>
              <table:table-cell office:value-type="float" office:value="0.347521444805687">
                <text:p>0.347521444805687</text:p>
              </table:table-cell>
            </table:table-row>
            <table:table-row>
              <table:table-cell office:value-type="float" office:value="0.32670906200318">
                <text:p>0</text:p>
              </table:table-cell>
              <table:table-cell office:value-type="float" office:value="0.32670906200318">
                <text:p>0.32670906200318</text:p>
              </table:table-cell>
              <table:table-cell office:value-type="float" office:value="0.34825147372887">
                <text:p>0.34825147372887</text:p>
              </table:table-cell>
            </table:table-row>
            <table:table-row>
              <table:table-cell office:value-type="float" office:value="0.327503974562798">
                <text:p>0</text:p>
              </table:table-cell>
              <table:table-cell office:value-type="float" office:value="0.327503974562798">
                <text:p>0.327503974562798</text:p>
              </table:table-cell>
              <table:table-cell office:value-type="float" office:value="0.348994971772246">
                <text:p>0.348994971772246</text:p>
              </table:table-cell>
            </table:table-row>
            <table:table-row>
              <table:table-cell office:value-type="float" office:value="0.328298887122417">
                <text:p>0</text:p>
              </table:table-cell>
              <table:table-cell office:value-type="float" office:value="0.328298887122416">
                <text:p>0.328298887122416</text:p>
              </table:table-cell>
              <table:table-cell office:value-type="float" office:value="0.349926637820713">
                <text:p>0.349926637820713</text:p>
              </table:table-cell>
            </table:table-row>
            <table:table-row>
              <table:table-cell office:value-type="float" office:value="0.329093799682035">
                <text:p>0</text:p>
              </table:table-cell>
              <table:table-cell office:value-type="float" office:value="0.329093799682035">
                <text:p>0.329093799682035</text:p>
              </table:table-cell>
              <table:table-cell office:value-type="float" office:value="0.350735705699976">
                <text:p>0.350735705699976</text:p>
              </table:table-cell>
            </table:table-row>
            <table:table-row>
              <table:table-cell office:value-type="float" office:value="0.329888712241653">
                <text:p>0</text:p>
              </table:table-cell>
              <table:table-cell office:value-type="float" office:value="0.329888712241653">
                <text:p>0.329888712241653</text:p>
              </table:table-cell>
              <table:table-cell office:value-type="float" office:value="0.351568302819893">
                <text:p>0.351568302819893</text:p>
              </table:table-cell>
            </table:table-row>
            <table:table-row>
              <table:table-cell office:value-type="float" office:value="0.330683624801272">
                <text:p>0</text:p>
              </table:table-cell>
              <table:table-cell office:value-type="float" office:value="0.330683624801272">
                <text:p>0.330683624801272</text:p>
              </table:table-cell>
              <table:table-cell office:value-type="float" office:value="0.352505786022105">
                <text:p>0.352505786022105</text:p>
              </table:table-cell>
            </table:table-row>
            <table:table-row>
              <table:table-cell office:value-type="float" office:value="0.33147853736089">
                <text:p>0</text:p>
              </table:table-cell>
              <table:table-cell office:value-type="float" office:value="0.33147853736089">
                <text:p>0.33147853736089</text:p>
              </table:table-cell>
              <table:table-cell office:value-type="float" office:value="0.353303184809779">
                <text:p>0.353303184809779</text:p>
              </table:table-cell>
            </table:table-row>
            <table:table-row>
              <table:table-cell office:value-type="float" office:value="0.332273449920509">
                <text:p>0</text:p>
              </table:table-cell>
              <table:table-cell office:value-type="float" office:value="0.332273449920509">
                <text:p>0.332273449920509</text:p>
              </table:table-cell>
              <table:table-cell office:value-type="float" office:value="0.35413083700516">
                <text:p>0.35413083700516</text:p>
              </table:table-cell>
            </table:table-row>
            <table:table-row>
              <table:table-cell office:value-type="float" office:value="0.333068362480127">
                <text:p>0</text:p>
              </table:table-cell>
              <table:table-cell office:value-type="float" office:value="0.333068362480127">
                <text:p>0.333068362480127</text:p>
              </table:table-cell>
              <table:table-cell office:value-type="float" office:value="0.35484659754013">
                <text:p>0.35484659754013</text:p>
              </table:table-cell>
            </table:table-row>
            <table:table-row>
              <table:table-cell office:value-type="float" office:value="0.333863275039746">
                <text:p>0</text:p>
              </table:table-cell>
              <table:table-cell office:value-type="float" office:value="0.333863275039746">
                <text:p>0.333863275039746</text:p>
              </table:table-cell>
              <table:table-cell office:value-type="float" office:value="0.355574381624078">
                <text:p>0.355574381624078</text:p>
              </table:table-cell>
            </table:table-row>
            <table:table-row>
              <table:table-cell office:value-type="float" office:value="0.334658187599364">
                <text:p>0</text:p>
              </table:table-cell>
              <table:table-cell office:value-type="float" office:value="0.334658187599364">
                <text:p>0.334658187599364</text:p>
              </table:table-cell>
              <table:table-cell office:value-type="float" office:value="0.356379227407156">
                <text:p>0.356379227407156</text:p>
              </table:table-cell>
            </table:table-row>
            <table:table-row>
              <table:table-cell office:value-type="float" office:value="0.335453100158982">
                <text:p>0</text:p>
              </table:table-cell>
              <table:table-cell office:value-type="float" office:value="0.335453100158982">
                <text:p>0.335453100158982</text:p>
              </table:table-cell>
              <table:table-cell office:value-type="float" office:value="0.357296628545889">
                <text:p>0.357296628545889</text:p>
              </table:table-cell>
            </table:table-row>
            <table:table-row>
              <table:table-cell office:value-type="float" office:value="0.336248012718601">
                <text:p>0</text:p>
              </table:table-cell>
              <table:table-cell office:value-type="float" office:value="0.336248012718601">
                <text:p>0.336248012718601</text:p>
              </table:table-cell>
              <table:table-cell office:value-type="float" office:value="0.358212139302778">
                <text:p>0.358212139302778</text:p>
              </table:table-cell>
            </table:table-row>
            <table:table-row>
              <table:table-cell office:value-type="float" office:value="0.337042925278219">
                <text:p>0</text:p>
              </table:table-cell>
              <table:table-cell office:value-type="float" office:value="0.337042925278219">
                <text:p>0.337042925278219</text:p>
              </table:table-cell>
              <table:table-cell office:value-type="float" office:value="0.359140632628174">
                <text:p>0.359140632628174</text:p>
              </table:table-cell>
            </table:table-row>
            <table:table-row>
              <table:table-cell office:value-type="float" office:value="0.337837837837838">
                <text:p>0</text:p>
              </table:table-cell>
              <table:table-cell office:value-type="float" office:value="0.337837837837838">
                <text:p>0.337837837837838</text:p>
              </table:table-cell>
              <table:table-cell office:value-type="float" office:value="0.359957661711739">
                <text:p>0.359957661711739</text:p>
              </table:table-cell>
            </table:table-row>
            <table:table-row>
              <table:table-cell office:value-type="float" office:value="0.338632750397456">
                <text:p>0</text:p>
              </table:table-cell>
              <table:table-cell office:value-type="float" office:value="0.338632750397456">
                <text:p>0.338632750397456</text:p>
              </table:table-cell>
              <table:table-cell office:value-type="float" office:value="0.360754508027937">
                <text:p>0.360754508027937</text:p>
              </table:table-cell>
            </table:table-row>
            <table:table-row>
              <table:table-cell office:value-type="float" office:value="0.339427662957075">
                <text:p>0</text:p>
              </table:table-cell>
              <table:table-cell office:value-type="float" office:value="0.339427662957075">
                <text:p>0.339427662957075</text:p>
              </table:table-cell>
              <table:table-cell office:value-type="float" office:value="0.361680245698542">
                <text:p>0.361680245698542</text:p>
              </table:table-cell>
            </table:table-row>
            <table:table-row>
              <table:table-cell office:value-type="float" office:value="0.340222575516693">
                <text:p>0</text:p>
              </table:table-cell>
              <table:table-cell office:value-type="float" office:value="0.340222575516693">
                <text:p>0.340222575516693</text:p>
              </table:table-cell>
              <table:table-cell office:value-type="float" office:value="0.362608985735692">
                <text:p>0.362608985735692</text:p>
              </table:table-cell>
            </table:table-row>
            <table:table-row>
              <table:table-cell office:value-type="float" office:value="0.341017488076312">
                <text:p>0</text:p>
              </table:table-cell>
              <table:table-cell office:value-type="float" office:value="0.341017488076312">
                <text:p>0.341017488076312</text:p>
              </table:table-cell>
              <table:table-cell office:value-type="float" office:value="0.363327150946542">
                <text:p>0.363327150946542</text:p>
              </table:table-cell>
            </table:table-row>
            <table:table-row>
              <table:table-cell office:value-type="float" office:value="0.34181240063593">
                <text:p>0</text:p>
              </table:table-cell>
              <table:table-cell office:value-type="float" office:value="0.34181240063593">
                <text:p>0.34181240063593</text:p>
              </table:table-cell>
              <table:table-cell office:value-type="float" office:value="0.364148575961646">
                <text:p>0.364148575961646</text:p>
              </table:table-cell>
            </table:table-row>
            <table:table-row>
              <table:table-cell office:value-type="float" office:value="0.342607313195548">
                <text:p>0</text:p>
              </table:table-cell>
              <table:table-cell office:value-type="float" office:value="0.342607313195548">
                <text:p>0.342607313195548</text:p>
              </table:table-cell>
              <table:table-cell office:value-type="float" office:value="0.364865024540867">
                <text:p>0.364865024540867</text:p>
              </table:table-cell>
            </table:table-row>
            <table:table-row>
              <table:table-cell office:value-type="float" office:value="0.343402225755167">
                <text:p>0</text:p>
              </table:table-cell>
              <table:table-cell office:value-type="float" office:value="0.343402225755167">
                <text:p>0.343402225755167</text:p>
              </table:table-cell>
              <table:table-cell office:value-type="float" office:value="0.365682964116219">
                <text:p>0.365682964116219</text:p>
              </table:table-cell>
            </table:table-row>
            <table:table-row>
              <table:table-cell office:value-type="float" office:value="0.344197138314785">
                <text:p>0</text:p>
              </table:table-cell>
              <table:table-cell office:value-type="float" office:value="0.344197138314785">
                <text:p>0.344197138314785</text:p>
              </table:table-cell>
              <table:table-cell office:value-type="float" office:value="0.3665908507338">
                <text:p>0.3665908507338</text:p>
              </table:table-cell>
            </table:table-row>
            <table:table-row>
              <table:table-cell office:value-type="float" office:value="0.344992050874404">
                <text:p>0</text:p>
              </table:table-cell>
              <table:table-cell office:value-type="float" office:value="0.344992050874404">
                <text:p>0.344992050874404</text:p>
              </table:table-cell>
              <table:table-cell office:value-type="float" office:value="0.367412821263421">
                <text:p>0.367412821263421</text:p>
              </table:table-cell>
            </table:table-row>
            <table:table-row>
              <table:table-cell office:value-type="float" office:value="0.345786963434022">
                <text:p>0</text:p>
              </table:table-cell>
              <table:table-cell office:value-type="float" office:value="0.345786963434022">
                <text:p>0.345786963434022</text:p>
              </table:table-cell>
              <table:table-cell office:value-type="float" office:value="0.368335886676212">
                <text:p>0.368335886676212</text:p>
              </table:table-cell>
            </table:table-row>
            <table:table-row>
              <table:table-cell office:value-type="float" office:value="0.346581875993641">
                <text:p>0</text:p>
              </table:table-cell>
              <table:table-cell office:value-type="float" office:value="0.346581875993641">
                <text:p>0.346581875993641</text:p>
              </table:table-cell>
              <table:table-cell office:value-type="float" office:value="0.3691640219448">
                <text:p>0.3691640219448</text:p>
              </table:table-cell>
            </table:table-row>
            <table:table-row>
              <table:table-cell office:value-type="float" office:value="0.347376788553259">
                <text:p>0</text:p>
              </table:table-cell>
              <table:table-cell office:value-type="float" office:value="0.347376788553259">
                <text:p>0.347376788553259</text:p>
              </table:table-cell>
              <table:table-cell office:value-type="float" office:value="0.369991552481323">
                <text:p>0.369991552481323</text:p>
              </table:table-cell>
            </table:table-row>
            <table:table-row>
              <table:table-cell office:value-type="float" office:value="0.348171701112878">
                <text:p>0</text:p>
              </table:table-cell>
              <table:table-cell office:value-type="float" office:value="0.348171701112878">
                <text:p>0.348171701112878</text:p>
              </table:table-cell>
              <table:table-cell office:value-type="float" office:value="0.370951553728514">
                <text:p>0.370951553728514</text:p>
              </table:table-cell>
            </table:table-row>
            <table:table-row>
              <table:table-cell office:value-type="float" office:value="0.348966613672496">
                <text:p>0</text:p>
              </table:table-cell>
              <table:table-cell office:value-type="float" office:value="0.348966613672496">
                <text:p>0.348966613672496</text:p>
              </table:table-cell>
              <table:table-cell office:value-type="float" office:value="0.371703287515085">
                <text:p>0.371703287515085</text:p>
              </table:table-cell>
            </table:table-row>
            <table:table-row>
              <table:table-cell office:value-type="float" office:value="0.349761526232114">
                <text:p>0</text:p>
              </table:table-cell>
              <table:table-cell office:value-type="float" office:value="0.349761526232114">
                <text:p>0.349761526232114</text:p>
              </table:table-cell>
              <table:table-cell office:value-type="float" office:value="0.372519652903407">
                <text:p>0.372519652903407</text:p>
              </table:table-cell>
            </table:table-row>
            <table:table-row>
              <table:table-cell office:value-type="float" office:value="0.350556438791733">
                <text:p>0</text:p>
              </table:table-cell>
              <table:table-cell office:value-type="float" office:value="0.350556438791733">
                <text:p>0.350556438791733</text:p>
              </table:table-cell>
              <table:table-cell office:value-type="float" office:value="0.373474907240495">
                <text:p>0.373474907240495</text:p>
              </table:table-cell>
            </table:table-row>
            <table:table-row>
              <table:table-cell office:value-type="float" office:value="0.351351351351351">
                <text:p>0</text:p>
              </table:table-cell>
              <table:table-cell office:value-type="float" office:value="0.351351351351351">
                <text:p>0.351351351351351</text:p>
              </table:table-cell>
              <table:table-cell office:value-type="float" office:value="0.374186449115363">
                <text:p>0.374186449115363</text:p>
              </table:table-cell>
            </table:table-row>
            <table:table-row>
              <table:table-cell office:value-type="float" office:value="0.35214626391097">
                <text:p>0</text:p>
              </table:table-cell>
              <table:table-cell office:value-type="float" office:value="0.35214626391097">
                <text:p>0.35214626391097</text:p>
              </table:table-cell>
              <table:table-cell office:value-type="float" office:value="0.374907794006242">
                <text:p>0.374907794006242</text:p>
              </table:table-cell>
            </table:table-row>
            <table:table-row>
              <table:table-cell office:value-type="float" office:value="0.352941176470588">
                <text:p>0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375635859500905">
                <text:p>0.375635859500905</text:p>
              </table:table-cell>
            </table:table-row>
            <table:table-row>
              <table:table-cell office:value-type="float" office:value="0.353736089030207">
                <text:p>0</text:p>
              </table:table-cell>
              <table:table-cell office:value-type="float" office:value="0.353736089030207">
                <text:p>0.353736089030207</text:p>
              </table:table-cell>
              <table:table-cell office:value-type="float" office:value="0.376360460426693">
                <text:p>0.376360460426693</text:p>
              </table:table-cell>
            </table:table-row>
            <table:table-row>
              <table:table-cell office:value-type="float" office:value="0.354531001589825">
                <text:p>0</text:p>
              </table:table-cell>
              <table:table-cell office:value-type="float" office:value="0.354531001589825">
                <text:p>0.354531001589825</text:p>
              </table:table-cell>
              <table:table-cell office:value-type="float" office:value="0.377265514865023">
                <text:p>0.377265514865023</text:p>
              </table:table-cell>
            </table:table-row>
            <table:table-row>
              <table:table-cell office:value-type="float" office:value="0.355325914149443">
                <text:p>0</text:p>
              </table:table-cell>
              <table:table-cell office:value-type="float" office:value="0.355325914149443">
                <text:p>0.355325914149443</text:p>
              </table:table-cell>
              <table:table-cell office:value-type="float" office:value="0.378193309711077">
                <text:p>0.378193309711077</text:p>
              </table:table-cell>
            </table:table-row>
            <table:table-row>
              <table:table-cell office:value-type="float" office:value="0.356120826709062">
                <text:p>0</text:p>
              </table:table-cell>
              <table:table-cell office:value-type="float" office:value="0.356120826709062">
                <text:p>0.356120826709062</text:p>
              </table:table-cell>
              <table:table-cell office:value-type="float" office:value="0.378902874328645">
                <text:p>0.378902874328645</text:p>
              </table:table-cell>
            </table:table-row>
            <table:table-row>
              <table:table-cell office:value-type="float" office:value="0.35691573926868">
                <text:p>0</text:p>
              </table:table-cell>
              <table:table-cell office:value-type="float" office:value="0.35691573926868">
                <text:p>0.35691573926868</text:p>
              </table:table-cell>
              <table:table-cell office:value-type="float" office:value="0.37972395532145">
                <text:p>0.37972395532145</text:p>
              </table:table-cell>
            </table:table-row>
            <table:table-row>
              <table:table-cell office:value-type="float" office:value="0.357710651828299">
                <text:p>0</text:p>
              </table:table-cell>
              <table:table-cell office:value-type="float" office:value="0.357710651828299">
                <text:p>0.357710651828299</text:p>
              </table:table-cell>
              <table:table-cell office:value-type="float" office:value="0.3804346527939">
                <text:p>0.3804346527939</text:p>
              </table:table-cell>
            </table:table-row>
            <table:table-row>
              <table:table-cell office:value-type="float" office:value="0.358505564387917">
                <text:p>0</text:p>
              </table:table-cell>
              <table:table-cell office:value-type="float" office:value="0.358505564387917">
                <text:p>0.358505564387917</text:p>
              </table:table-cell>
              <table:table-cell office:value-type="float" office:value="0.381351845398319">
                <text:p>0.381351845398319</text:p>
              </table:table-cell>
            </table:table-row>
            <table:table-row>
              <table:table-cell office:value-type="float" office:value="0.359300476947536">
                <text:p>0</text:p>
              </table:table-cell>
              <table:table-cell office:value-type="float" office:value="0.359300476947536">
                <text:p>0.359300476947536</text:p>
              </table:table-cell>
              <table:table-cell office:value-type="float" office:value="0.382299868315719">
                <text:p>0.382299868315719</text:p>
              </table:table-cell>
            </table:table-row>
            <table:table-row>
              <table:table-cell office:value-type="float" office:value="0.360095389507154">
                <text:p>0</text:p>
              </table:table-cell>
              <table:table-cell office:value-type="float" office:value="0.360095389507154">
                <text:p>0.360095389507154</text:p>
              </table:table-cell>
              <table:table-cell office:value-type="float" office:value="0.383025376254815">
                <text:p>0.383025376254815</text:p>
              </table:table-cell>
            </table:table-row>
            <table:table-row>
              <table:table-cell office:value-type="float" office:value="0.360890302066773">
                <text:p>0</text:p>
              </table:table-cell>
              <table:table-cell office:value-type="float" office:value="0.360890302066773">
                <text:p>0.360890302066773</text:p>
              </table:table-cell>
              <table:table-cell office:value-type="float" office:value="0.383766080381171">
                <text:p>0.383766080381171</text:p>
              </table:table-cell>
            </table:table-row>
            <table:table-row>
              <table:table-cell office:value-type="float" office:value="0.361685214626391">
                <text:p>0</text:p>
              </table:table-cell>
              <table:table-cell office:value-type="float" office:value="0.361685214626391">
                <text:p>0.361685214626391</text:p>
              </table:table-cell>
              <table:table-cell office:value-type="float" office:value="0.384709137503854">
                <text:p>0.384709137503854</text:p>
              </table:table-cell>
            </table:table-row>
            <table:table-row>
              <table:table-cell office:value-type="float" office:value="0.362480127186009">
                <text:p>0</text:p>
              </table:table-cell>
              <table:table-cell office:value-type="float" office:value="0.362480127186009">
                <text:p>0.362480127186009</text:p>
              </table:table-cell>
              <table:table-cell office:value-type="float" office:value="0.385437522756599">
                <text:p>0.385437522756599</text:p>
              </table:table-cell>
            </table:table-row>
            <table:table-row>
              <table:table-cell office:value-type="float" office:value="0.363275039745628">
                <text:p>0</text:p>
              </table:table-cell>
              <table:table-cell office:value-type="float" office:value="0.363275039745628">
                <text:p>0.363275039745628</text:p>
              </table:table-cell>
              <table:table-cell office:value-type="float" office:value="0.386164389391802">
                <text:p>0.386164389391802</text:p>
              </table:table-cell>
            </table:table-row>
            <table:table-row>
              <table:table-cell office:value-type="float" office:value="0.364069952305246">
                <text:p>0</text:p>
              </table:table-cell>
              <table:table-cell office:value-type="float" office:value="0.364069952305246">
                <text:p>0.364069952305246</text:p>
              </table:table-cell>
              <table:table-cell office:value-type="float" office:value="0.387086933553946">
                <text:p>0.387086933553946</text:p>
              </table:table-cell>
            </table:table-row>
            <table:table-row>
              <table:table-cell office:value-type="float" office:value="0.364864864864865">
                <text:p>0</text:p>
              </table:table-cell>
              <table:table-cell office:value-type="float" office:value="0.364864864864865">
                <text:p>0.364864864864865</text:p>
              </table:table-cell>
              <table:table-cell office:value-type="float" office:value="0.387838993970421">
                <text:p>0.387838993970421</text:p>
              </table:table-cell>
            </table:table-row>
            <table:table-row>
              <table:table-cell office:value-type="float" office:value="0.365659777424483">
                <text:p>0</text:p>
              </table:table-cell>
              <table:table-cell office:value-type="float" office:value="0.365659777424483">
                <text:p>0.365659777424483</text:p>
              </table:table-cell>
              <table:table-cell office:value-type="float" office:value="0.388778621223189">
                <text:p>0.388778621223189</text:p>
              </table:table-cell>
            </table:table-row>
            <table:table-row>
              <table:table-cell office:value-type="float" office:value="0.366454689984102">
                <text:p>0</text:p>
              </table:table-cell>
              <table:table-cell office:value-type="float" office:value="0.366454689984102">
                <text:p>0.366454689984102</text:p>
              </table:table-cell>
              <table:table-cell office:value-type="float" office:value="0.389488213625503">
                <text:p>0.389488213625503</text:p>
              </table:table-cell>
            </table:table-row>
            <table:table-row>
              <table:table-cell office:value-type="float" office:value="0.36724960254372">
                <text:p>0</text:p>
              </table:table-cell>
              <table:table-cell office:value-type="float" office:value="0.36724960254372">
                <text:p>0.36724960254372</text:p>
              </table:table-cell>
              <table:table-cell office:value-type="float" office:value="0.390300523710895">
                <text:p>0.390300523710895</text:p>
              </table:table-cell>
            </table:table-row>
            <table:table-row>
              <table:table-cell office:value-type="float" office:value="0.368044515103339">
                <text:p>0</text:p>
              </table:table-cell>
              <table:table-cell office:value-type="float" office:value="0.368044515103339">
                <text:p>0.368044515103339</text:p>
              </table:table-cell>
              <table:table-cell office:value-type="float" office:value="0.390991792422414">
                <text:p>0.390991792422414</text:p>
              </table:table-cell>
            </table:table-row>
            <table:table-row>
              <table:table-cell office:value-type="float" office:value="0.368839427662957">
                <text:p>0</text:p>
              </table:table-cell>
              <table:table-cell office:value-type="float" office:value="0.368839427662957">
                <text:p>0.368839427662957</text:p>
              </table:table-cell>
              <table:table-cell office:value-type="float" office:value="0.391937320225557">
                <text:p>0.391937320225557</text:p>
              </table:table-cell>
            </table:table-row>
            <table:table-row>
              <table:table-cell office:value-type="float" office:value="0.369634340222575">
                <text:p>0</text:p>
              </table:table-cell>
              <table:table-cell office:value-type="float" office:value="0.369634340222575">
                <text:p>0.369634340222575</text:p>
              </table:table-cell>
              <table:table-cell office:value-type="float" office:value="0.392862658304722">
                <text:p>0.392862658304722</text:p>
              </table:table-cell>
            </table:table-row>
            <table:table-row>
              <table:table-cell office:value-type="float" office:value="0.370429252782194">
                <text:p>0</text:p>
              </table:table-cell>
              <table:table-cell office:value-type="float" office:value="0.370429252782194">
                <text:p>0.370429252782194</text:p>
              </table:table-cell>
              <table:table-cell office:value-type="float" office:value="0.393801371672013">
                <text:p>0.393801371672013</text:p>
              </table:table-cell>
            </table:table-row>
            <table:table-row>
              <table:table-cell office:value-type="float" office:value="0.371224165341812">
                <text:p>0</text:p>
              </table:table-cell>
              <table:table-cell office:value-type="float" office:value="0.371224165341812">
                <text:p>0.371224165341812</text:p>
              </table:table-cell>
              <table:table-cell office:value-type="float" office:value="0.39472944453544">
                <text:p>0.39472944453544</text:p>
              </table:table-cell>
            </table:table-row>
            <table:table-row>
              <table:table-cell office:value-type="float" office:value="0.372019077901431">
                <text:p>0</text:p>
              </table:table-cell>
              <table:table-cell office:value-type="float" office:value="0.372019077901431">
                <text:p>0.372019077901431</text:p>
              </table:table-cell>
              <table:table-cell office:value-type="float" office:value="0.395474586248907">
                <text:p>0.395474586248907</text:p>
              </table:table-cell>
            </table:table-row>
            <table:table-row>
              <table:table-cell office:value-type="float" office:value="0.372813990461049">
                <text:p>0</text:p>
              </table:table-cell>
              <table:table-cell office:value-type="float" office:value="0.372813990461049">
                <text:p>0.372813990461049</text:p>
              </table:table-cell>
              <table:table-cell office:value-type="float" office:value="0.396167293617076">
                <text:p>0.396167293617076</text:p>
              </table:table-cell>
            </table:table-row>
            <table:table-row>
              <table:table-cell office:value-type="float" office:value="0.373608903020668">
                <text:p>0</text:p>
              </table:table-cell>
              <table:table-cell office:value-type="float" office:value="0.373608903020668">
                <text:p>0.373608903020668</text:p>
              </table:table-cell>
              <table:table-cell office:value-type="float" office:value="0.396923781185571">
                <text:p>0.396923781185571</text:p>
              </table:table-cell>
            </table:table-row>
            <table:table-row>
              <table:table-cell office:value-type="float" office:value="0.374403815580286">
                <text:p>0</text:p>
              </table:table-cell>
              <table:table-cell office:value-type="float" office:value="0.374403815580286">
                <text:p>0.374403815580286</text:p>
              </table:table-cell>
              <table:table-cell office:value-type="float" office:value="0.397739441137939">
                <text:p>0.397739441137939</text:p>
              </table:table-cell>
            </table:table-row>
            <table:table-row>
              <table:table-cell office:value-type="float" office:value="0.375198728139905">
                <text:p>0</text:p>
              </table:table-cell>
              <table:table-cell office:value-type="float" office:value="0.375198728139905">
                <text:p>0.375198728139905</text:p>
              </table:table-cell>
              <table:table-cell office:value-type="float" office:value="0.398655337572699">
                <text:p>0.398655337572699</text:p>
              </table:table-cell>
            </table:table-row>
            <table:table-row>
              <table:table-cell office:value-type="float" office:value="0.375993640699523">
                <text:p>0</text:p>
              </table:table-cell>
              <table:table-cell office:value-type="float" office:value="0.375993640699523">
                <text:p>0.375993640699523</text:p>
              </table:table-cell>
              <table:table-cell office:value-type="float" office:value="0.399478354082094">
                <text:p>0.399478354082094</text:p>
              </table:table-cell>
            </table:table-row>
            <table:table-row>
              <table:table-cell office:value-type="float" office:value="0.376788553259142">
                <text:p>0</text:p>
              </table:table-cell>
              <table:table-cell office:value-type="float" office:value="0.376788553259142">
                <text:p>0.376788553259142</text:p>
              </table:table-cell>
              <table:table-cell office:value-type="float" office:value="0.400180179858454">
                <text:p>0.400180179858454</text:p>
              </table:table-cell>
            </table:table-row>
            <table:table-row>
              <table:table-cell office:value-type="float" office:value="0.37758346581876">
                <text:p>0</text:p>
              </table:table-cell>
              <table:table-cell office:value-type="float" office:value="0.37758346581876">
                <text:p>0.37758346581876</text:p>
              </table:table-cell>
              <table:table-cell office:value-type="float" office:value="0.401105719430184">
                <text:p>0.401105719430184</text:p>
              </table:table-cell>
            </table:table-row>
            <table:table-row>
              <table:table-cell office:value-type="float" office:value="0.378378378378378">
                <text:p>0</text:p>
              </table:table-cell>
              <table:table-cell office:value-type="float" office:value="0.378378378378378">
                <text:p>0.378378378378378</text:p>
              </table:table-cell>
              <table:table-cell office:value-type="float" office:value="0.401829649703769">
                <text:p>0.401829649703769</text:p>
              </table:table-cell>
            </table:table-row>
            <table:table-row>
              <table:table-cell office:value-type="float" office:value="0.379173290937997">
                <text:p>0</text:p>
              </table:table-cell>
              <table:table-cell office:value-type="float" office:value="0.379173290937997">
                <text:p>0.379173290937997</text:p>
              </table:table-cell>
              <table:table-cell office:value-type="float" office:value="0.40272710782993">
                <text:p>0.40272710782993</text:p>
              </table:table-cell>
            </table:table-row>
            <table:table-row>
              <table:table-cell office:value-type="float" office:value="0.379968203497615">
                <text:p>0</text:p>
              </table:table-cell>
              <table:table-cell office:value-type="float" office:value="0.379968203497615">
                <text:p>0.379968203497615</text:p>
              </table:table-cell>
              <table:table-cell office:value-type="float" office:value="0.403675005609992">
                <text:p>0.403675005609992</text:p>
              </table:table-cell>
            </table:table-row>
            <table:table-row>
              <table:table-cell office:value-type="float" office:value="0.380763116057234">
                <text:p>0</text:p>
              </table:table-cell>
              <table:table-cell office:value-type="float" office:value="0.380763116057234">
                <text:p>0.380763116057234</text:p>
              </table:table-cell>
              <table:table-cell office:value-type="float" office:value="0.404593167754167">
                <text:p>0.404593167754167</text:p>
              </table:table-cell>
            </table:table-row>
            <table:table-row>
              <table:table-cell office:value-type="float" office:value="0.381558028616852">
                <text:p>0</text:p>
              </table:table-cell>
              <table:table-cell office:value-type="float" office:value="0.381558028616852">
                <text:p>0.381558028616852</text:p>
              </table:table-cell>
              <table:table-cell office:value-type="float" office:value="0.405537305555585">
                <text:p>0.405537305555585</text:p>
              </table:table-cell>
            </table:table-row>
            <table:table-row>
              <table:table-cell office:value-type="float" office:value="0.382352941176471">
                <text:p>0</text:p>
              </table:table-cell>
              <table:table-cell office:value-type="float" office:value="0.382352941176471">
                <text:p>0.382352941176471</text:p>
              </table:table-cell>
              <table:table-cell office:value-type="float" office:value="0.406272435761122">
                <text:p>0.406272435761122</text:p>
              </table:table-cell>
            </table:table-row>
            <table:table-row>
              <table:table-cell office:value-type="float" office:value="0.383147853736089">
                <text:p>0</text:p>
              </table:table-cell>
              <table:table-cell office:value-type="float" office:value="0.383147853736089">
                <text:p>0.383147853736089</text:p>
              </table:table-cell>
              <table:table-cell office:value-type="float" office:value="0.407212518259958">
                <text:p>0.407212518259958</text:p>
              </table:table-cell>
            </table:table-row>
            <table:table-row>
              <table:table-cell office:value-type="float" office:value="0.383942766295707">
                <text:p>0</text:p>
              </table:table-cell>
              <table:table-cell office:value-type="float" office:value="0.383942766295707">
                <text:p>0.383942766295707</text:p>
              </table:table-cell>
              <table:table-cell office:value-type="float" office:value="0.408119598652908">
                <text:p>0.408119598652908</text:p>
              </table:table-cell>
            </table:table-row>
            <table:table-row>
              <table:table-cell office:value-type="float" office:value="0.384737678855326">
                <text:p>0</text:p>
              </table:table-cell>
              <table:table-cell office:value-type="float" office:value="0.384737678855326">
                <text:p>0.384737678855326</text:p>
              </table:table-cell>
              <table:table-cell office:value-type="float" office:value="0.408827140794336">
                <text:p>0.408827140794336</text:p>
              </table:table-cell>
            </table:table-row>
            <table:table-row>
              <table:table-cell office:value-type="float" office:value="0.385532591414944">
                <text:p>0</text:p>
              </table:table-cell>
              <table:table-cell office:value-type="float" office:value="0.385532591414944">
                <text:p>0.385532591414944</text:p>
              </table:table-cell>
              <table:table-cell office:value-type="float" office:value="0.409553034411304">
                <text:p>0.409553034411304</text:p>
              </table:table-cell>
            </table:table-row>
            <table:table-row>
              <table:table-cell office:value-type="float" office:value="0.386327503974563">
                <text:p>0</text:p>
              </table:table-cell>
              <table:table-cell office:value-type="float" office:value="0.386327503974563">
                <text:p>0.386327503974563</text:p>
              </table:table-cell>
              <table:table-cell office:value-type="float" office:value="0.410479797191154">
                <text:p>0.410479797191154</text:p>
              </table:table-cell>
            </table:table-row>
            <table:table-row>
              <table:table-cell office:value-type="float" office:value="0.387122416534181">
                <text:p>0</text:p>
              </table:table-cell>
              <table:table-cell office:value-type="float" office:value="0.387122416534181">
                <text:p>0.387122416534181</text:p>
              </table:table-cell>
              <table:table-cell office:value-type="float" office:value="0.411433015222975">
                <text:p>0.411433015222975</text:p>
              </table:table-cell>
            </table:table-row>
            <table:table-row>
              <table:table-cell office:value-type="float" office:value="0.3879173290938">
                <text:p>0</text:p>
              </table:table-cell>
              <table:table-cell office:value-type="float" office:value="0.3879173290938">
                <text:p>0.3879173290938</text:p>
              </table:table-cell>
              <table:table-cell office:value-type="float" office:value="0.412193040407021">
                <text:p>0.412193040407021</text:p>
              </table:table-cell>
            </table:table-row>
            <table:table-row>
              <table:table-cell office:value-type="float" office:value="0.388712241653418">
                <text:p>0</text:p>
              </table:table-cell>
              <table:table-cell office:value-type="float" office:value="0.388712241653418">
                <text:p>0.388712241653418</text:p>
              </table:table-cell>
              <table:table-cell office:value-type="float" office:value="0.413154685324302">
                <text:p>0.413154685324302</text:p>
              </table:table-cell>
            </table:table-row>
            <table:table-row>
              <table:table-cell office:value-type="float" office:value="0.389507154213037">
                <text:p>0</text:p>
              </table:table-cell>
              <table:table-cell office:value-type="float" office:value="0.389507154213037">
                <text:p>0.389507154213037</text:p>
              </table:table-cell>
              <table:table-cell office:value-type="float" office:value="0.414097082145431">
                <text:p>0.414097082145431</text:p>
              </table:table-cell>
            </table:table-row>
            <table:table-row>
              <table:table-cell office:value-type="float" office:value="0.390302066772655">
                <text:p>0</text:p>
              </table:table-cell>
              <table:table-cell office:value-type="float" office:value="0.390302066772655">
                <text:p>0.390302066772655</text:p>
              </table:table-cell>
              <table:table-cell office:value-type="float" office:value="0.415027573598307">
                <text:p>0.415027573598307</text:p>
              </table:table-cell>
            </table:table-row>
            <table:table-row>
              <table:table-cell office:value-type="float" office:value="0.391096979332273">
                <text:p>0</text:p>
              </table:table-cell>
              <table:table-cell office:value-type="float" office:value="0.391096979332273">
                <text:p>0.391096979332273</text:p>
              </table:table-cell>
              <table:table-cell office:value-type="float" office:value="0.415750628163855">
                <text:p>0.415750628163855</text:p>
              </table:table-cell>
            </table:table-row>
            <table:table-row>
              <table:table-cell office:value-type="float" office:value="0.391891891891892">
                <text:p>0</text:p>
              </table:table-cell>
              <table:table-cell office:value-type="float" office:value="0.391891891891892">
                <text:p>0.391891891891892</text:p>
              </table:table-cell>
              <table:table-cell office:value-type="float" office:value="0.416700909834059">
                <text:p>0.416700909834059</text:p>
              </table:table-cell>
            </table:table-row>
            <table:table-row>
              <table:table-cell office:value-type="float" office:value="0.39268680445151">
                <text:p>0</text:p>
              </table:table-cell>
              <table:table-cell office:value-type="float" office:value="0.39268680445151">
                <text:p>0.39268680445151</text:p>
              </table:table-cell>
              <table:table-cell office:value-type="float" office:value="0.417433930688348">
                <text:p>0.417433930688348</text:p>
              </table:table-cell>
            </table:table-row>
            <table:table-row>
              <table:table-cell office:value-type="float" office:value="0.393481717011129">
                <text:p>0</text:p>
              </table:table-cell>
              <table:table-cell office:value-type="float" office:value="0.393481717011129">
                <text:p>0.393481717011129</text:p>
              </table:table-cell>
              <table:table-cell office:value-type="float" office:value="0.418343026600827">
                <text:p>0.418343026600827</text:p>
              </table:table-cell>
            </table:table-row>
            <table:table-row>
              <table:table-cell office:value-type="float" office:value="0.394276629570747">
                <text:p>0</text:p>
              </table:table-cell>
              <table:table-cell office:value-type="float" office:value="0.394276629570747">
                <text:p>0.394276629570747</text:p>
              </table:table-cell>
              <table:table-cell office:value-type="float" office:value="0.41925685890318">
                <text:p>0.41925685890318</text:p>
              </table:table-cell>
            </table:table-row>
            <table:table-row>
              <table:table-cell office:value-type="float" office:value="0.395071542130366">
                <text:p>0</text:p>
              </table:table-cell>
              <table:table-cell office:value-type="float" office:value="0.395071542130366">
                <text:p>0.395071542130366</text:p>
              </table:table-cell>
              <table:table-cell office:value-type="float" office:value="0.420172856126618">
                <text:p>0.420172856126618</text:p>
              </table:table-cell>
            </table:table-row>
            <table:table-row>
              <table:table-cell office:value-type="float" office:value="0.395866454689984">
                <text:p>0</text:p>
              </table:table-cell>
              <table:table-cell office:value-type="float" office:value="0.395866454689984">
                <text:p>0.395866454689984</text:p>
              </table:table-cell>
              <table:table-cell office:value-type="float" office:value="0.420931067283699">
                <text:p>0.420931067283699</text:p>
              </table:table-cell>
            </table:table-row>
            <table:table-row>
              <table:table-cell office:value-type="float" office:value="0.396661367249603">
                <text:p>0</text:p>
              </table:table-cell>
              <table:table-cell office:value-type="float" office:value="0.396661367249602">
                <text:p>0.396661367249602</text:p>
              </table:table-cell>
              <table:table-cell office:value-type="float" office:value="0.421753062161981">
                <text:p>0.421753062161981</text:p>
              </table:table-cell>
            </table:table-row>
            <table:table-row>
              <table:table-cell office:value-type="float" office:value="0.397456279809221">
                <text:p>0</text:p>
              </table:table-cell>
              <table:table-cell office:value-type="float" office:value="0.397456279809221">
                <text:p>0.397456279809221</text:p>
              </table:table-cell>
              <table:table-cell office:value-type="float" office:value="0.422661136358556">
                <text:p>0.422661136358556</text:p>
              </table:table-cell>
            </table:table-row>
            <table:table-row>
              <table:table-cell office:value-type="float" office:value="0.398251192368839">
                <text:p>0</text:p>
              </table:table-cell>
              <table:table-cell office:value-type="float" office:value="0.398251192368839">
                <text:p>0.398251192368839</text:p>
              </table:table-cell>
              <table:table-cell office:value-type="float" office:value="0.423383610625837">
                <text:p>0.423383610625837</text:p>
              </table:table-cell>
            </table:table-row>
            <table:table-row>
              <table:table-cell office:value-type="float" office:value="0.399046104928458">
                <text:p>0</text:p>
              </table:table-cell>
              <table:table-cell office:value-type="float" office:value="0.399046104928458">
                <text:p>0.399046104928458</text:p>
              </table:table-cell>
              <table:table-cell office:value-type="float" office:value="0.424105713043678">
                <text:p>0.424105713043678</text:p>
              </table:table-cell>
            </table:table-row>
            <table:table-row>
              <table:table-cell office:value-type="float" office:value="0.399841017488076">
                <text:p>0</text:p>
              </table:table-cell>
              <table:table-cell office:value-type="float" office:value="0.399841017488076">
                <text:p>0.399841017488076</text:p>
              </table:table-cell>
              <table:table-cell office:value-type="float" office:value="0.42506125583323">
                <text:p>0.42506125583323</text:p>
              </table:table-cell>
            </table:table-row>
            <table:table-row>
              <table:table-cell office:value-type="float" office:value="0.400635930047695">
                <text:p>0</text:p>
              </table:table-cell>
              <table:table-cell office:value-type="float" office:value="0.400635930047695">
                <text:p>0.400635930047695</text:p>
              </table:table-cell>
              <table:table-cell office:value-type="float" office:value="0.425857921442601">
                <text:p>0.425857921442601</text:p>
              </table:table-cell>
            </table:table-row>
            <table:table-row>
              <table:table-cell office:value-type="float" office:value="0.401430842607313">
                <text:p>0</text:p>
              </table:table-cell>
              <table:table-cell office:value-type="float" office:value="0.401430842607313">
                <text:p>0.401430842607313</text:p>
              </table:table-cell>
              <table:table-cell office:value-type="float" office:value="0.426807643599928">
                <text:p>0.426807643599928</text:p>
              </table:table-cell>
            </table:table-row>
            <table:table-row>
              <table:table-cell office:value-type="float" office:value="0.402225755166932">
                <text:p>0</text:p>
              </table:table-cell>
              <table:table-cell office:value-type="float" office:value="0.402225755166932">
                <text:p>0.402225755166932</text:p>
              </table:table-cell>
              <table:table-cell office:value-type="float" office:value="0.42775438765458">
                <text:p>0.42775438765458</text:p>
              </table:table-cell>
            </table:table-row>
            <table:table-row>
              <table:table-cell office:value-type="float" office:value="0.40302066772655">
                <text:p>0</text:p>
              </table:table-cell>
              <table:table-cell office:value-type="float" office:value="0.40302066772655">
                <text:p>0.40302066772655</text:p>
              </table:table-cell>
              <table:table-cell office:value-type="float" office:value="0.428677651166247">
                <text:p>0.428677651166247</text:p>
              </table:table-cell>
            </table:table-row>
            <table:table-row>
              <table:table-cell office:value-type="float" office:value="0.403815580286169">
                <text:p>0</text:p>
              </table:table-cell>
              <table:table-cell office:value-type="float" office:value="0.403815580286168">
                <text:p>0.403815580286168</text:p>
              </table:table-cell>
              <table:table-cell office:value-type="float" office:value="0.429627470633772">
                <text:p>0.429627470633772</text:p>
              </table:table-cell>
            </table:table-row>
            <table:table-row>
              <table:table-cell office:value-type="float" office:value="0.404610492845787">
                <text:p>0</text:p>
              </table:table-cell>
              <table:table-cell office:value-type="float" office:value="0.404610492845787">
                <text:p>0.404610492845787</text:p>
              </table:table-cell>
              <table:table-cell office:value-type="float" office:value="0.430524675006778">
                <text:p>0.430524675006778</text:p>
              </table:table-cell>
            </table:table-row>
            <table:table-row>
              <table:table-cell office:value-type="float" office:value="0.405405405405405">
                <text:p>0</text:p>
              </table:table-cell>
              <table:table-cell office:value-type="float" office:value="0.405405405405405">
                <text:p>0.405405405405405</text:p>
              </table:table-cell>
              <table:table-cell office:value-type="float" office:value="0.431244424840097">
                <text:p>0.431244424840097</text:p>
              </table:table-cell>
            </table:table-row>
            <table:table-row>
              <table:table-cell office:value-type="float" office:value="0.406200317965024">
                <text:p>0</text:p>
              </table:table-cell>
              <table:table-cell office:value-type="float" office:value="0.406200317965024">
                <text:p>0.406200317965024</text:p>
              </table:table-cell>
              <table:table-cell office:value-type="float" office:value="0.43216345573535">
                <text:p>0.43216345573535</text:p>
              </table:table-cell>
            </table:table-row>
            <table:table-row>
              <table:table-cell office:value-type="float" office:value="0.406995230524642">
                <text:p>0</text:p>
              </table:table-cell>
              <table:table-cell office:value-type="float" office:value="0.406995230524642">
                <text:p>0.406995230524642</text:p>
              </table:table-cell>
              <table:table-cell office:value-type="float" office:value="0.432988237574041">
                <text:p>0.432988237574041</text:p>
              </table:table-cell>
            </table:table-row>
            <table:table-row>
              <table:table-cell office:value-type="float" office:value="0.407790143084261">
                <text:p>0</text:p>
              </table:table-cell>
              <table:table-cell office:value-type="float" office:value="0.407790143084261">
                <text:p>0.407790143084261</text:p>
              </table:table-cell>
              <table:table-cell office:value-type="float" office:value="0.433722203619426">
                <text:p>0.433722203619426</text:p>
              </table:table-cell>
            </table:table-row>
            <table:table-row>
              <table:table-cell office:value-type="float" office:value="0.408585055643879">
                <text:p>0</text:p>
              </table:table-cell>
              <table:table-cell office:value-type="float" office:value="0.408585055643879">
                <text:p>0.408585055643879</text:p>
              </table:table-cell>
              <table:table-cell office:value-type="float" office:value="0.434664961854556">
                <text:p>0.434664961854556</text:p>
              </table:table-cell>
            </table:table-row>
            <table:table-row>
              <table:table-cell office:value-type="float" office:value="0.409379968203498">
                <text:p>0</text:p>
              </table:table-cell>
              <table:table-cell office:value-type="float" office:value="0.409379968203498">
                <text:p>0.409379968203498</text:p>
              </table:table-cell>
              <table:table-cell office:value-type="float" office:value="0.435610208162194">
                <text:p>0.435610208162194</text:p>
              </table:table-cell>
            </table:table-row>
            <table:table-row>
              <table:table-cell office:value-type="float" office:value="0.410174880763116">
                <text:p>0</text:p>
              </table:table-cell>
              <table:table-cell office:value-type="float" office:value="0.410174880763116">
                <text:p>0.410174880763116</text:p>
              </table:table-cell>
              <table:table-cell office:value-type="float" office:value="0.436321902959145">
                <text:p>0.436321902959145</text:p>
              </table:table-cell>
            </table:table-row>
            <table:table-row>
              <table:table-cell office:value-type="float" office:value="0.410969793322735">
                <text:p>0</text:p>
              </table:table-cell>
              <table:table-cell office:value-type="float" office:value="0.410969793322735">
                <text:p>0.410969793322735</text:p>
              </table:table-cell>
              <table:table-cell office:value-type="float" office:value="0.437065268908224">
                <text:p>0.437065268908224</text:p>
              </table:table-cell>
            </table:table-row>
            <table:table-row>
              <table:table-cell office:value-type="float" office:value="0.411764705882353">
                <text:p>0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0.437769728722564">
                <text:p>0.437769728722564</text:p>
              </table:table-cell>
            </table:table-row>
            <table:table-row>
              <table:table-cell office:value-type="float" office:value="0.412559618441971">
                <text:p>0</text:p>
              </table:table-cell>
              <table:table-cell office:value-type="float" office:value="0.412559618441971">
                <text:p>0.412559618441971</text:p>
              </table:table-cell>
              <table:table-cell office:value-type="float" office:value="0.438510790784442">
                <text:p>0.438510790784442</text:p>
              </table:table-cell>
            </table:table-row>
            <table:table-row>
              <table:table-cell office:value-type="float" office:value="0.41335453100159">
                <text:p>0</text:p>
              </table:table-cell>
              <table:table-cell office:value-type="float" office:value="0.41335453100159">
                <text:p>0.41335453100159</text:p>
              </table:table-cell>
              <table:table-cell office:value-type="float" office:value="0.439331927346736">
                <text:p>0.439331927346736</text:p>
              </table:table-cell>
            </table:table-row>
            <table:table-row>
              <table:table-cell office:value-type="float" office:value="0.414149443561208">
                <text:p>0</text:p>
              </table:table-cell>
              <table:table-cell office:value-type="float" office:value="0.414149443561208">
                <text:p>0.414149443561208</text:p>
              </table:table-cell>
              <table:table-cell office:value-type="float" office:value="0.44002221956154">
                <text:p>0.44002221956154</text:p>
              </table:table-cell>
            </table:table-row>
            <table:table-row>
              <table:table-cell office:value-type="float" office:value="0.414944356120827">
                <text:p>0</text:p>
              </table:table-cell>
              <table:table-cell office:value-type="float" office:value="0.414944356120827">
                <text:p>0.414944356120827</text:p>
              </table:table-cell>
              <table:table-cell office:value-type="float" office:value="0.44073113435504">
                <text:p>0.44073113435504</text:p>
              </table:table-cell>
            </table:table-row>
            <table:table-row>
              <table:table-cell office:value-type="float" office:value="0.415739268680445">
                <text:p>0</text:p>
              </table:table-cell>
              <table:table-cell office:value-type="float" office:value="0.415739268680445">
                <text:p>0.415739268680445</text:p>
              </table:table-cell>
              <table:table-cell office:value-type="float" office:value="0.441646068206655">
                <text:p>0.441646068206655</text:p>
              </table:table-cell>
            </table:table-row>
            <table:table-row>
              <table:table-cell office:value-type="float" office:value="0.416534181240064">
                <text:p>0</text:p>
              </table:table-cell>
              <table:table-cell office:value-type="float" office:value="0.416534181240064">
                <text:p>0.416534181240064</text:p>
              </table:table-cell>
              <table:table-cell office:value-type="float" office:value="0.442412209347557">
                <text:p>0.442412209347557</text:p>
              </table:table-cell>
            </table:table-row>
            <table:table-row>
              <table:table-cell office:value-type="float" office:value="0.417329093799682">
                <text:p>0</text:p>
              </table:table-cell>
              <table:table-cell office:value-type="float" office:value="0.417329093799682">
                <text:p>0.417329093799682</text:p>
              </table:table-cell>
              <table:table-cell office:value-type="float" office:value="0.44316989577586">
                <text:p>0.44316989577586</text:p>
              </table:table-cell>
            </table:table-row>
            <table:table-row>
              <table:table-cell office:value-type="float" office:value="0.4181240063593">
                <text:p>0</text:p>
              </table:table-cell>
              <table:table-cell office:value-type="float" office:value="0.4181240063593">
                <text:p>0.4181240063593</text:p>
              </table:table-cell>
              <table:table-cell office:value-type="float" office:value="0.444075134399496">
                <text:p>0.444075134399496</text:p>
              </table:table-cell>
            </table:table-row>
            <table:table-row>
              <table:table-cell office:value-type="float" office:value="0.418918918918919">
                <text:p>0</text:p>
              </table:table-cell>
              <table:table-cell office:value-type="float" office:value="0.418918918918919">
                <text:p>0.418918918918919</text:p>
              </table:table-cell>
              <table:table-cell office:value-type="float" office:value="0.444896927785213">
                <text:p>0.444896927785213</text:p>
              </table:table-cell>
            </table:table-row>
            <table:table-row>
              <table:table-cell office:value-type="float" office:value="0.419713831478537">
                <text:p>0</text:p>
              </table:table-cell>
              <table:table-cell office:value-type="float" office:value="0.419713831478537">
                <text:p>0.419713831478537</text:p>
              </table:table-cell>
              <table:table-cell office:value-type="float" office:value="0.445640439742159">
                <text:p>0.445640439742159</text:p>
              </table:table-cell>
            </table:table-row>
            <table:table-row>
              <table:table-cell office:value-type="float" office:value="0.420508744038156">
                <text:p>0</text:p>
              </table:table-cell>
              <table:table-cell office:value-type="float" office:value="0.420508744038156">
                <text:p>0.420508744038156</text:p>
              </table:table-cell>
              <table:table-cell office:value-type="float" office:value="0.446542773225006">
                <text:p>0.446542773225006</text:p>
              </table:table-cell>
            </table:table-row>
            <table:table-row>
              <table:table-cell office:value-type="float" office:value="0.421303656597774">
                <text:p>0</text:p>
              </table:table-cell>
              <table:table-cell office:value-type="float" office:value="0.421303656597774">
                <text:p>0.421303656597774</text:p>
              </table:table-cell>
              <table:table-cell office:value-type="float" office:value="0.447234149639419">
                <text:p>0.447234149639419</text:p>
              </table:table-cell>
            </table:table-row>
            <table:table-row>
              <table:table-cell office:value-type="float" office:value="0.422098569157393">
                <text:p>0</text:p>
              </table:table-cell>
              <table:table-cell office:value-type="float" office:value="0.422098569157393">
                <text:p>0.422098569157393</text:p>
              </table:table-cell>
              <table:table-cell office:value-type="float" office:value="0.447999672219128">
                <text:p>0.447999672219128</text:p>
              </table:table-cell>
            </table:table-row>
            <table:table-row>
              <table:table-cell office:value-type="float" office:value="0.422893481717011">
                <text:p>0</text:p>
              </table:table-cell>
              <table:table-cell office:value-type="float" office:value="0.422893481717011">
                <text:p>0.422893481717011</text:p>
              </table:table-cell>
              <table:table-cell office:value-type="float" office:value="0.448707162226804">
                <text:p>0.448707162226804</text:p>
              </table:table-cell>
            </table:table-row>
            <table:table-row>
              <table:table-cell office:value-type="float" office:value="0.42368839427663">
                <text:p>0</text:p>
              </table:table-cell>
              <table:table-cell office:value-type="float" office:value="0.42368839427663">
                <text:p>0.42368839427663</text:p>
              </table:table-cell>
              <table:table-cell office:value-type="float" office:value="0.449499487558916">
                <text:p>0.449499487558916</text:p>
              </table:table-cell>
            </table:table-row>
            <table:table-row>
              <table:table-cell office:value-type="float" office:value="0.424483306836248">
                <text:p>0</text:p>
              </table:table-cell>
              <table:table-cell office:value-type="float" office:value="0.424483306836248">
                <text:p>0.424483306836248</text:p>
              </table:table-cell>
              <table:table-cell office:value-type="float" office:value="0.450298172165948">
                <text:p>0.450298172165948</text:p>
              </table:table-cell>
            </table:table-row>
            <table:table-row>
              <table:table-cell office:value-type="float" office:value="0.425278219395866">
                <text:p>0</text:p>
              </table:table-cell>
              <table:table-cell office:value-type="float" office:value="0.425278219395866">
                <text:p>0.425278219395866</text:p>
              </table:table-cell>
              <table:table-cell office:value-type="float" office:value="0.450998708729261">
                <text:p>0.450998708729261</text:p>
              </table:table-cell>
            </table:table-row>
            <table:table-row>
              <table:table-cell office:value-type="float" office:value="0.426073131955485">
                <text:p>0</text:p>
              </table:table-cell>
              <table:table-cell office:value-type="float" office:value="0.426073131955485">
                <text:p>0.426073131955485</text:p>
              </table:table-cell>
              <table:table-cell office:value-type="float" office:value="0.451706584499946">
                <text:p>0.451706584499946</text:p>
              </table:table-cell>
            </table:table-row>
            <table:table-row>
              <table:table-cell office:value-type="float" office:value="0.426868044515103">
                <text:p>0</text:p>
              </table:table-cell>
              <table:table-cell office:value-type="float" office:value="0.426868044515103">
                <text:p>0.426868044515103</text:p>
              </table:table-cell>
              <table:table-cell office:value-type="float" office:value="0.452470452974475">
                <text:p>0.452470452974475</text:p>
              </table:table-cell>
            </table:table-row>
            <table:table-row>
              <table:table-cell office:value-type="float" office:value="0.427662957074722">
                <text:p>0</text:p>
              </table:table-cell>
              <table:table-cell office:value-type="float" office:value="0.427662957074722">
                <text:p>0.427662957074722</text:p>
              </table:table-cell>
              <table:table-cell office:value-type="float" office:value="0.453211664437561">
                <text:p>0.453211664437561</text:p>
              </table:table-cell>
            </table:table-row>
            <table:table-row>
              <table:table-cell office:value-type="float" office:value="0.42845786963434">
                <text:p>0</text:p>
              </table:table-cell>
              <table:table-cell office:value-type="float" office:value="0.42845786963434">
                <text:p>0.42845786963434</text:p>
              </table:table-cell>
              <table:table-cell office:value-type="float" office:value="0.45392578130244">
                <text:p>0.45392578130244</text:p>
              </table:table-cell>
            </table:table-row>
            <table:table-row>
              <table:table-cell office:value-type="float" office:value="0.429252782193959">
                <text:p>0</text:p>
              </table:table-cell>
              <table:table-cell office:value-type="float" office:value="0.429252782193959">
                <text:p>0.429252782193959</text:p>
              </table:table-cell>
              <table:table-cell office:value-type="float" office:value="0.454602729534736">
                <text:p>0.454602729534736</text:p>
              </table:table-cell>
            </table:table-row>
            <table:table-row>
              <table:table-cell office:value-type="float" office:value="0.430047694753577">
                <text:p>0</text:p>
              </table:table-cell>
              <table:table-cell office:value-type="float" office:value="0.430047694753577">
                <text:p>0.430047694753577</text:p>
              </table:table-cell>
              <table:table-cell office:value-type="float" office:value="0.455392212252506">
                <text:p>0.455392212252506</text:p>
              </table:table-cell>
            </table:table-row>
            <table:table-row>
              <table:table-cell office:value-type="float" office:value="0.430842607313196">
                <text:p>0</text:p>
              </table:table-cell>
              <table:table-cell office:value-type="float" office:value="0.430842607313195">
                <text:p>0.430842607313195</text:p>
              </table:table-cell>
              <table:table-cell office:value-type="float" office:value="0.456128607407221">
                <text:p>0.456128607407221</text:p>
              </table:table-cell>
            </table:table-row>
            <table:table-row>
              <table:table-cell office:value-type="float" office:value="0.431637519872814">
                <text:p>0</text:p>
              </table:table-cell>
              <table:table-cell office:value-type="float" office:value="0.431637519872814">
                <text:p>0.431637519872814</text:p>
              </table:table-cell>
              <table:table-cell office:value-type="float" office:value="0.456867567074462">
                <text:p>0.456867567074462</text:p>
              </table:table-cell>
            </table:table-row>
            <table:table-row>
              <table:table-cell office:value-type="float" office:value="0.432432432432432">
                <text:p>0</text:p>
              </table:table-cell>
              <table:table-cell office:value-type="float" office:value="0.432432432432432">
                <text:p>0.432432432432432</text:p>
              </table:table-cell>
              <table:table-cell office:value-type="float" office:value="0.457814161727906">
                <text:p>0.457814161727906</text:p>
              </table:table-cell>
            </table:table-row>
            <table:table-row>
              <table:table-cell office:value-type="float" office:value="0.433227344992051">
                <text:p>0</text:p>
              </table:table-cell>
              <table:table-cell office:value-type="float" office:value="0.433227344992051">
                <text:p>0.433227344992051</text:p>
              </table:table-cell>
              <table:table-cell office:value-type="float" office:value="0.458712436429346">
                <text:p>0.458712436429346</text:p>
              </table:table-cell>
            </table:table-row>
            <table:table-row>
              <table:table-cell office:value-type="float" office:value="0.434022257551669">
                <text:p>0</text:p>
              </table:table-cell>
              <table:table-cell office:value-type="float" office:value="0.434022257551669">
                <text:p>0.434022257551669</text:p>
              </table:table-cell>
              <table:table-cell office:value-type="float" office:value="0.459614637902687">
                <text:p>0.459614637902687</text:p>
              </table:table-cell>
            </table:table-row>
            <table:table-row>
              <table:table-cell office:value-type="float" office:value="0.434817170111288">
                <text:p>0</text:p>
              </table:table-cell>
              <table:table-cell office:value-type="float" office:value="0.434817170111288">
                <text:p>0.434817170111288</text:p>
              </table:table-cell>
              <table:table-cell office:value-type="float" office:value="0.460560693913435">
                <text:p>0.460560693913435</text:p>
              </table:table-cell>
            </table:table-row>
            <table:table-row>
              <table:table-cell office:value-type="float" office:value="0.435612082670906">
                <text:p>0</text:p>
              </table:table-cell>
              <table:table-cell office:value-type="float" office:value="0.435612082670906">
                <text:p>0.435612082670906</text:p>
              </table:table-cell>
              <table:table-cell office:value-type="float" office:value="0.461282125679422">
                <text:p>0.461282125679422</text:p>
              </table:table-cell>
            </table:table-row>
            <table:table-row>
              <table:table-cell office:value-type="float" office:value="0.436406995230525">
                <text:p>0</text:p>
              </table:table-cell>
              <table:table-cell office:value-type="float" office:value="0.436406995230525">
                <text:p>0.436406995230525</text:p>
              </table:table-cell>
              <table:table-cell office:value-type="float" office:value="0.462176734234283">
                <text:p>0.462176734234283</text:p>
              </table:table-cell>
            </table:table-row>
            <table:table-row>
              <table:table-cell office:value-type="float" office:value="0.437201907790143">
                <text:p>0</text:p>
              </table:table-cell>
              <table:table-cell office:value-type="float" office:value="0.437201907790143">
                <text:p>0.437201907790143</text:p>
              </table:table-cell>
              <table:table-cell office:value-type="float" office:value="0.463102739487171">
                <text:p>0.463102739487171</text:p>
              </table:table-cell>
            </table:table-row>
            <table:table-row>
              <table:table-cell office:value-type="float" office:value="0.437996820349762">
                <text:p>0</text:p>
              </table:table-cell>
              <table:table-cell office:value-type="float" office:value="0.437996820349762">
                <text:p>0.437996820349762</text:p>
              </table:table-cell>
              <table:table-cell office:value-type="float" office:value="0.463901093901031">
                <text:p>0.463901093901031</text:p>
              </table:table-cell>
            </table:table-row>
            <table:table-row>
              <table:table-cell office:value-type="float" office:value="0.43879173290938">
                <text:p>0</text:p>
              </table:table-cell>
              <table:table-cell office:value-type="float" office:value="0.43879173290938">
                <text:p>0.43879173290938</text:p>
              </table:table-cell>
              <table:table-cell office:value-type="float" office:value="0.464614276009905">
                <text:p>0.464614276009905</text:p>
              </table:table-cell>
            </table:table-row>
            <table:table-row>
              <table:table-cell office:value-type="float" office:value="0.439586645468998">
                <text:p>0</text:p>
              </table:table-cell>
              <table:table-cell office:value-type="float" office:value="0.439586645468998">
                <text:p>0.439586645468998</text:p>
              </table:table-cell>
              <table:table-cell office:value-type="float" office:value="0.465443154892234">
                <text:p>0.465443154892234</text:p>
              </table:table-cell>
            </table:table-row>
            <table:table-row>
              <table:table-cell office:value-type="float" office:value="0.440381558028617">
                <text:p>0</text:p>
              </table:table-cell>
              <table:table-cell office:value-type="float" office:value="0.440381558028617">
                <text:p>0.440381558028617</text:p>
              </table:table-cell>
              <table:table-cell office:value-type="float" office:value="0.466235299517518">
                <text:p>0.466235299517518</text:p>
              </table:table-cell>
            </table:table-row>
            <table:table-row>
              <table:table-cell office:value-type="float" office:value="0.441176470588235">
                <text:p>0</text:p>
              </table:table-cell>
              <table:table-cell office:value-type="float" office:value="0.441176470588235">
                <text:p>0.441176470588235</text:p>
              </table:table-cell>
              <table:table-cell office:value-type="float" office:value="0.467143822003203">
                <text:p>0.467143822003203</text:p>
              </table:table-cell>
            </table:table-row>
            <table:table-row>
              <table:table-cell office:value-type="float" office:value="0.441971383147854">
                <text:p>0</text:p>
              </table:table-cell>
              <table:table-cell office:value-type="float" office:value="0.441971383147854">
                <text:p>0.441971383147854</text:p>
              </table:table-cell>
              <table:table-cell office:value-type="float" office:value="0.468062032845046">
                <text:p>0.468062032845046</text:p>
              </table:table-cell>
            </table:table-row>
            <table:table-row>
              <table:table-cell office:value-type="float" office:value="0.442766295707472">
                <text:p>0</text:p>
              </table:table-cell>
              <table:table-cell office:value-type="float" office:value="0.442766295707472">
                <text:p>0.442766295707472</text:p>
              </table:table-cell>
              <table:table-cell office:value-type="float" office:value="0.468886512402494">
                <text:p>0.468886512402494</text:p>
              </table:table-cell>
            </table:table-row>
            <table:table-row>
              <table:table-cell office:value-type="float" office:value="0.443561208267091">
                <text:p>0</text:p>
              </table:table-cell>
              <table:table-cell office:value-type="float" office:value="0.443561208267091">
                <text:p>0.443561208267091</text:p>
              </table:table-cell>
              <table:table-cell office:value-type="float" office:value="0.46977253075677">
                <text:p>0.46977253075677</text:p>
              </table:table-cell>
            </table:table-row>
            <table:table-row>
              <table:table-cell office:value-type="float" office:value="0.444356120826709">
                <text:p>0</text:p>
              </table:table-cell>
              <table:table-cell office:value-type="float" office:value="0.444356120826709">
                <text:p>0.444356120826709</text:p>
              </table:table-cell>
              <table:table-cell office:value-type="float" office:value="0.470559688716809">
                <text:p>0.470559688716809</text:p>
              </table:table-cell>
            </table:table-row>
            <table:table-row>
              <table:table-cell office:value-type="float" office:value="0.445151033386327">
                <text:p>0</text:p>
              </table:table-cell>
              <table:table-cell office:value-type="float" office:value="0.445151033386327">
                <text:p>0.445151033386327</text:p>
              </table:table-cell>
              <table:table-cell office:value-type="float" office:value="0.471357785983825">
                <text:p>0.471357785983825</text:p>
              </table:table-cell>
            </table:table-row>
            <table:table-row>
              <table:table-cell office:value-type="float" office:value="0.445945945945946">
                <text:p>0</text:p>
              </table:table-cell>
              <table:table-cell office:value-type="float" office:value="0.445945945945946">
                <text:p>0.445945945945946</text:p>
              </table:table-cell>
              <table:table-cell office:value-type="float" office:value="0.472077633127342">
                <text:p>0.472077633127342</text:p>
              </table:table-cell>
            </table:table-row>
            <table:table-row>
              <table:table-cell office:value-type="float" office:value="0.446740858505564">
                <text:p>0</text:p>
              </table:table-cell>
              <table:table-cell office:value-type="float" office:value="0.446740858505564">
                <text:p>0.446740858505564</text:p>
              </table:table-cell>
              <table:table-cell office:value-type="float" office:value="0.472870229520215">
                <text:p>0.472870229520215</text:p>
              </table:table-cell>
            </table:table-row>
            <table:table-row>
              <table:table-cell office:value-type="float" office:value="0.447535771065183">
                <text:p>0</text:p>
              </table:table-cell>
              <table:table-cell office:value-type="float" office:value="0.447535771065183">
                <text:p>0.447535771065183</text:p>
              </table:table-cell>
              <table:table-cell office:value-type="float" office:value="0.473557706990213">
                <text:p>0.473557706990213</text:p>
              </table:table-cell>
            </table:table-row>
            <table:table-row>
              <table:table-cell office:value-type="float" office:value="0.448330683624801">
                <text:p>0</text:p>
              </table:table-cell>
              <table:table-cell office:value-type="float" office:value="0.448330683624801">
                <text:p>0.448330683624801</text:p>
              </table:table-cell>
              <table:table-cell office:value-type="float" office:value="0.47451502893784">
                <text:p>0.47451502893784</text:p>
              </table:table-cell>
            </table:table-row>
            <table:table-row>
              <table:table-cell office:value-type="float" office:value="0.44912559618442">
                <text:p>0</text:p>
              </table:table-cell>
              <table:table-cell office:value-type="float" office:value="0.44912559618442">
                <text:p>0.44912559618442</text:p>
              </table:table-cell>
              <table:table-cell office:value-type="float" office:value="0.475459211958446">
                <text:p>0.475459211958446</text:p>
              </table:table-cell>
            </table:table-row>
            <table:table-row>
              <table:table-cell office:value-type="float" office:value="0.449920508744038">
                <text:p>0</text:p>
              </table:table-cell>
              <table:table-cell office:value-type="float" office:value="0.449920508744038">
                <text:p>0.449920508744038</text:p>
              </table:table-cell>
              <table:table-cell office:value-type="float" office:value="0.476167212824074">
                <text:p>0.476167212824074</text:p>
              </table:table-cell>
            </table:table-row>
            <table:table-row>
              <table:table-cell office:value-type="float" office:value="0.450715421303657">
                <text:p>0</text:p>
              </table:table-cell>
              <table:table-cell office:value-type="float" office:value="0.450715421303657">
                <text:p>0.450715421303657</text:p>
              </table:table-cell>
              <table:table-cell office:value-type="float" office:value="0.476953846054987">
                <text:p>0.476953846054987</text:p>
              </table:table-cell>
            </table:table-row>
            <table:table-row>
              <table:table-cell office:value-type="float" office:value="0.451510333863275">
                <text:p>0</text:p>
              </table:table-cell>
              <table:table-cell office:value-type="float" office:value="0.451510333863275">
                <text:p>0.451510333863275</text:p>
              </table:table-cell>
              <table:table-cell office:value-type="float" office:value="0.477741938771033">
                <text:p>0.477741938771033</text:p>
              </table:table-cell>
            </table:table-row>
            <table:table-row>
              <table:table-cell office:value-type="float" office:value="0.452305246422893">
                <text:p>0</text:p>
              </table:table-cell>
              <table:table-cell office:value-type="float" office:value="0.452305246422893">
                <text:p>0.452305246422893</text:p>
              </table:table-cell>
              <table:table-cell office:value-type="float" office:value="0.478418000860201">
                <text:p>0.478418000860201</text:p>
              </table:table-cell>
            </table:table-row>
            <table:table-row>
              <table:table-cell office:value-type="float" office:value="0.453100158982512">
                <text:p>0</text:p>
              </table:table-cell>
              <table:table-cell office:value-type="float" office:value="0.453100158982512">
                <text:p>0.453100158982512</text:p>
              </table:table-cell>
              <table:table-cell office:value-type="float" office:value="0.479142695617708">
                <text:p>0.479142695617708</text:p>
              </table:table-cell>
            </table:table-row>
            <table:table-row>
              <table:table-cell office:value-type="float" office:value="0.45389507154213">
                <text:p>0</text:p>
              </table:table-cell>
              <table:table-cell office:value-type="float" office:value="0.45389507154213">
                <text:p>0.45389507154213</text:p>
              </table:table-cell>
              <table:table-cell office:value-type="float" office:value="0.479863870236502">
                <text:p>0.479863870236502</text:p>
              </table:table-cell>
            </table:table-row>
            <table:table-row>
              <table:table-cell office:value-type="float" office:value="0.454689984101749">
                <text:p>0</text:p>
              </table:table-cell>
              <table:table-cell office:value-type="float" office:value="0.454689984101749">
                <text:p>0.454689984101749</text:p>
              </table:table-cell>
              <table:table-cell office:value-type="float" office:value="0.480590333801785">
                <text:p>0.480590333801785</text:p>
              </table:table-cell>
            </table:table-row>
            <table:table-row>
              <table:table-cell office:value-type="float" office:value="0.455484896661367">
                <text:p>0</text:p>
              </table:table-cell>
              <table:table-cell office:value-type="float" office:value="0.455484896661367">
                <text:p>0.455484896661367</text:p>
              </table:table-cell>
              <table:table-cell office:value-type="float" office:value="0.481382947501569">
                <text:p>0.481382947501569</text:p>
              </table:table-cell>
            </table:table-row>
            <table:table-row>
              <table:table-cell office:value-type="float" office:value="0.456279809220986">
                <text:p>0</text:p>
              </table:table-cell>
              <table:table-cell office:value-type="float" office:value="0.456279809220986">
                <text:p>0.456279809220986</text:p>
              </table:table-cell>
              <table:table-cell office:value-type="float" office:value="0.482320722549934">
                <text:p>0.482320722549934</text:p>
              </table:table-cell>
            </table:table-row>
            <table:table-row>
              <table:table-cell office:value-type="float" office:value="0.457074721780604">
                <text:p>0</text:p>
              </table:table-cell>
              <table:table-cell office:value-type="float" office:value="0.457074721780604">
                <text:p>0.457074721780604</text:p>
              </table:table-cell>
              <table:table-cell office:value-type="float" office:value="0.483255933085773">
                <text:p>0.483255933085773</text:p>
              </table:table-cell>
            </table:table-row>
            <table:table-row>
              <table:table-cell office:value-type="float" office:value="0.457869634340223">
                <text:p>0</text:p>
              </table:table-cell>
              <table:table-cell office:value-type="float" office:value="0.457869634340223">
                <text:p>0.457869634340223</text:p>
              </table:table-cell>
              <table:table-cell office:value-type="float" office:value="0.483951121612234">
                <text:p>0.483951121612234</text:p>
              </table:table-cell>
            </table:table-row>
            <table:table-row>
              <table:table-cell office:value-type="float" office:value="0.458664546899841">
                <text:p>0</text:p>
              </table:table-cell>
              <table:table-cell office:value-type="float" office:value="0.458664546899841">
                <text:p>0.458664546899841</text:p>
              </table:table-cell>
              <table:table-cell office:value-type="float" office:value="0.48462933818705">
                <text:p>0.48462933818705</text:p>
              </table:table-cell>
            </table:table-row>
            <table:table-row>
              <table:table-cell office:value-type="float" office:value="0.45945945945946">
                <text:p>0</text:p>
              </table:table-cell>
              <table:table-cell office:value-type="float" office:value="0.459459459459459">
                <text:p>0.459459459459459</text:p>
              </table:table-cell>
              <table:table-cell office:value-type="float" office:value="0.485546287558194">
                <text:p>0.485546287558194</text:p>
              </table:table-cell>
            </table:table-row>
            <table:table-row>
              <table:table-cell office:value-type="float" office:value="0.460254372019078">
                <text:p>0</text:p>
              </table:table-cell>
              <table:table-cell office:value-type="float" office:value="0.460254372019078">
                <text:p>0.460254372019078</text:p>
              </table:table-cell>
              <table:table-cell office:value-type="float" office:value="0.486275711834101">
                <text:p>0.486275711834101</text:p>
              </table:table-cell>
            </table:table-row>
            <table:table-row>
              <table:table-cell office:value-type="float" office:value="0.461049284578696">
                <text:p>0</text:p>
              </table:table-cell>
              <table:table-cell office:value-type="float" office:value="0.461049284578696">
                <text:p>0.461049284578696</text:p>
              </table:table-cell>
              <table:table-cell office:value-type="float" office:value="0.486947162585596">
                <text:p>0.486947162585596</text:p>
              </table:table-cell>
            </table:table-row>
            <table:table-row>
              <table:table-cell office:value-type="float" office:value="0.461844197138315">
                <text:p>0</text:p>
              </table:table-cell>
              <table:table-cell office:value-type="float" office:value="0.461844197138315">
                <text:p>0.461844197138315</text:p>
              </table:table-cell>
              <table:table-cell office:value-type="float" office:value="0.487711250029529">
                <text:p>0.487711250029529</text:p>
              </table:table-cell>
            </table:table-row>
            <table:table-row>
              <table:table-cell office:value-type="float" office:value="0.462639109697933">
                <text:p>0</text:p>
              </table:table-cell>
              <table:table-cell office:value-type="float" office:value="0.462639109697933">
                <text:p>0.462639109697933</text:p>
              </table:table-cell>
              <table:table-cell office:value-type="float" office:value="0.488437560715124">
                <text:p>0.488437560715124</text:p>
              </table:table-cell>
            </table:table-row>
            <table:table-row>
              <table:table-cell office:value-type="float" office:value="0.463434022257552">
                <text:p>0</text:p>
              </table:table-cell>
              <table:table-cell office:value-type="float" office:value="0.463434022257552">
                <text:p>0.463434022257552</text:p>
              </table:table-cell>
              <table:table-cell office:value-type="float" office:value="0.48922684194033">
                <text:p>0.48922684194033</text:p>
              </table:table-cell>
            </table:table-row>
            <table:table-row>
              <table:table-cell office:value-type="float" office:value="0.46422893481717">
                <text:p>0</text:p>
              </table:table-cell>
              <table:table-cell office:value-type="float" office:value="0.46422893481717">
                <text:p>0.46422893481717</text:p>
              </table:table-cell>
              <table:table-cell office:value-type="float" office:value="0.489893271327619">
                <text:p>0.489893271327619</text:p>
              </table:table-cell>
            </table:table-row>
            <table:table-row>
              <table:table-cell office:value-type="float" office:value="0.465023847376789">
                <text:p>0</text:p>
              </table:table-cell>
              <table:table-cell office:value-type="float" office:value="0.465023847376789">
                <text:p>0.465023847376789</text:p>
              </table:table-cell>
              <table:table-cell office:value-type="float" office:value="0.490743914121305">
                <text:p>0.490743914121305</text:p>
              </table:table-cell>
            </table:table-row>
            <table:table-row>
              <table:table-cell office:value-type="float" office:value="0.465818759936407">
                <text:p>0</text:p>
              </table:table-cell>
              <table:table-cell office:value-type="float" office:value="0.465818759936407">
                <text:p>0.465818759936407</text:p>
              </table:table-cell>
              <table:table-cell office:value-type="float" office:value="0.49166161762607">
                <text:p>0.49166161762607</text:p>
              </table:table-cell>
            </table:table-row>
            <table:table-row>
              <table:table-cell office:value-type="float" office:value="0.466613672496025">
                <text:p>0</text:p>
              </table:table-cell>
              <table:table-cell office:value-type="float" office:value="0.466613672496025">
                <text:p>0.466613672496025</text:p>
              </table:table-cell>
              <table:table-cell office:value-type="float" office:value="0.492561039095961">
                <text:p>0.492561039095961</text:p>
              </table:table-cell>
            </table:table-row>
            <table:table-row>
              <table:table-cell office:value-type="float" office:value="0.467408585055644">
                <text:p>0</text:p>
              </table:table-cell>
              <table:table-cell office:value-type="float" office:value="0.467408585055644">
                <text:p>0.467408585055644</text:p>
              </table:table-cell>
              <table:table-cell office:value-type="float" office:value="0.493327159366335">
                <text:p>0.493327159366335</text:p>
              </table:table-cell>
            </table:table-row>
            <table:table-row>
              <table:table-cell office:value-type="float" office:value="0.468203497615262">
                <text:p>0</text:p>
              </table:table-cell>
              <table:table-cell office:value-type="float" office:value="0.468203497615262">
                <text:p>0.468203497615262</text:p>
              </table:table-cell>
              <table:table-cell office:value-type="float" office:value="0.494119067714956">
                <text:p>0.494119067714956</text:p>
              </table:table-cell>
            </table:table-row>
            <table:table-row>
              <table:table-cell office:value-type="float" office:value="0.468998410174881">
                <text:p>0</text:p>
              </table:table-cell>
              <table:table-cell office:value-type="float" office:value="0.468998410174881">
                <text:p>0.468998410174881</text:p>
              </table:table-cell>
              <table:table-cell office:value-type="float" office:value="0.494916473459241">
                <text:p>0.494916473459241</text:p>
              </table:table-cell>
            </table:table-row>
            <table:table-row>
              <table:table-cell office:value-type="float" office:value="0.469793322734499">
                <text:p>0</text:p>
              </table:table-cell>
              <table:table-cell office:value-type="float" office:value="0.469793322734499">
                <text:p>0.469793322734499</text:p>
              </table:table-cell>
              <table:table-cell office:value-type="float" office:value="0.495840320748003">
                <text:p>0.495840320748003</text:p>
              </table:table-cell>
            </table:table-row>
            <table:table-row>
              <table:table-cell office:value-type="float" office:value="0.470588235294118">
                <text:p>0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0.496510927097427">
                <text:p>0.496510927097427</text:p>
              </table:table-cell>
            </table:table-row>
            <table:table-row>
              <table:table-cell office:value-type="float" office:value="0.471383147853736">
                <text:p>0</text:p>
              </table:table-cell>
              <table:table-cell office:value-type="float" office:value="0.471383147853736">
                <text:p>0.471383147853736</text:p>
              </table:table-cell>
              <table:table-cell office:value-type="float" office:value="0.497299905956252">
                <text:p>0.497299905956252</text:p>
              </table:table-cell>
            </table:table-row>
            <table:table-row>
              <table:table-cell office:value-type="float" office:value="0.472178060413355">
                <text:p>0</text:p>
              </table:table-cell>
              <table:table-cell office:value-type="float" office:value="0.472178060413355">
                <text:p>0.472178060413355</text:p>
              </table:table-cell>
              <table:table-cell office:value-type="float" office:value="0.498090344300208">
                <text:p>0.498090344300208</text:p>
              </table:table-cell>
            </table:table-row>
            <table:table-row>
              <table:table-cell office:value-type="float" office:value="0.472972972972973">
                <text:p>0</text:p>
              </table:table-cell>
              <table:table-cell office:value-type="float" office:value="0.472972972972973">
                <text:p>0.472972972972973</text:p>
              </table:table-cell>
              <table:table-cell office:value-type="float" office:value="0.498881019005271">
                <text:p>0.498881019005271</text:p>
              </table:table-cell>
            </table:table-row>
            <table:table-row>
              <table:table-cell office:value-type="float" office:value="0.473767885532591">
                <text:p>0</text:p>
              </table:table-cell>
              <table:table-cell office:value-type="float" office:value="0.473767885532591">
                <text:p>0.473767885532591</text:p>
              </table:table-cell>
              <table:table-cell office:value-type="float" office:value="0.499650159119028">
                <text:p>0.499650159119028</text:p>
              </table:table-cell>
            </table:table-row>
            <table:table-row>
              <table:table-cell office:value-type="float" office:value="0.47456279809221">
                <text:p>0</text:p>
              </table:table-cell>
              <table:table-cell office:value-type="float" office:value="0.47456279809221">
                <text:p>0.47456279809221</text:p>
              </table:table-cell>
              <table:table-cell office:value-type="float" office:value="0.500415257758636">
                <text:p>0.500415257758636</text:p>
              </table:table-cell>
            </table:table-row>
            <table:table-row>
              <table:table-cell office:value-type="float" office:value="0.475357710651828">
                <text:p>0</text:p>
              </table:table-cell>
              <table:table-cell office:value-type="float" office:value="0.475357710651828">
                <text:p>0.475357710651828</text:p>
              </table:table-cell>
              <table:table-cell office:value-type="float" office:value="0.501143948771103">
                <text:p>0.501143948771103</text:p>
              </table:table-cell>
            </table:table-row>
            <table:table-row>
              <table:table-cell office:value-type="float" office:value="0.476152623211447">
                <text:p>0</text:p>
              </table:table-cell>
              <table:table-cell office:value-type="float" office:value="0.476152623211447">
                <text:p>0.476152623211447</text:p>
              </table:table-cell>
              <table:table-cell office:value-type="float" office:value="0.501873397310881">
                <text:p>0.501873397310881</text:p>
              </table:table-cell>
            </table:table-row>
            <table:table-row>
              <table:table-cell office:value-type="float" office:value="0.476947535771065">
                <text:p>0</text:p>
              </table:table-cell>
              <table:table-cell office:value-type="float" office:value="0.476947535771065">
                <text:p>0.476947535771065</text:p>
              </table:table-cell>
              <table:table-cell office:value-type="float" office:value="0.502602915418507">
                <text:p>0.502602915418507</text:p>
              </table:table-cell>
            </table:table-row>
            <table:table-row>
              <table:table-cell office:value-type="float" office:value="0.477742448330684">
                <text:p>0</text:p>
              </table:table-cell>
              <table:table-cell office:value-type="float" office:value="0.477742448330684">
                <text:p>0.477742448330684</text:p>
              </table:table-cell>
              <table:table-cell office:value-type="float" office:value="0.503482765640127">
                <text:p>0.503482765640127</text:p>
              </table:table-cell>
            </table:table-row>
            <table:table-row>
              <table:table-cell office:value-type="float" office:value="0.478537360890302">
                <text:p>0</text:p>
              </table:table-cell>
              <table:table-cell office:value-type="float" office:value="0.478537360890302">
                <text:p>0.478537360890302</text:p>
              </table:table-cell>
              <table:table-cell office:value-type="float" office:value="0.504408138418252">
                <text:p>0.504408138418252</text:p>
              </table:table-cell>
            </table:table-row>
            <table:table-row>
              <table:table-cell office:value-type="float" office:value="0.479332273449921">
                <text:p>0</text:p>
              </table:table-cell>
              <table:table-cell office:value-type="float" office:value="0.479332273449921">
                <text:p>0.479332273449921</text:p>
              </table:table-cell>
              <table:table-cell office:value-type="float" office:value="0.505139717179806">
                <text:p>0.505139717179806</text:p>
              </table:table-cell>
            </table:table-row>
            <table:table-row>
              <table:table-cell office:value-type="float" office:value="0.480127186009539">
                <text:p>0</text:p>
              </table:table-cell>
              <table:table-cell office:value-type="float" office:value="0.480127186009539">
                <text:p>0.480127186009539</text:p>
              </table:table-cell>
              <table:table-cell office:value-type="float" office:value="0.506113173633621">
                <text:p>0.506113173633621</text:p>
              </table:table-cell>
            </table:table-row>
            <table:table-row>
              <table:table-cell office:value-type="float" office:value="0.480922098569157">
                <text:p>0</text:p>
              </table:table-cell>
              <table:table-cell office:value-type="float" office:value="0.480922098569157">
                <text:p>0.480922098569157</text:p>
              </table:table-cell>
              <table:table-cell office:value-type="float" office:value="0.506901617328229">
                <text:p>0.506901617328229</text:p>
              </table:table-cell>
            </table:table-row>
            <table:table-row>
              <table:table-cell office:value-type="float" office:value="0.481717011128776">
                <text:p>0</text:p>
              </table:table-cell>
              <table:table-cell office:value-type="float" office:value="0.481717011128776">
                <text:p>0.481717011128776</text:p>
              </table:table-cell>
              <table:table-cell office:value-type="float" office:value="0.507872477963899">
                <text:p>0.507872477963899</text:p>
              </table:table-cell>
            </table:table-row>
            <table:table-row>
              <table:table-cell office:value-type="float" office:value="0.482511923688394">
                <text:p>0</text:p>
              </table:table-cell>
              <table:table-cell office:value-type="float" office:value="0.482511923688394">
                <text:p>0.482511923688394</text:p>
              </table:table-cell>
              <table:table-cell office:value-type="float" office:value="0.508540120124566">
                <text:p>0.508540120124566</text:p>
              </table:table-cell>
            </table:table-row>
            <table:table-row>
              <table:table-cell office:value-type="float" office:value="0.483306836248013">
                <text:p>0</text:p>
              </table:table-cell>
              <table:table-cell office:value-type="float" office:value="0.483306836248013">
                <text:p>0.483306836248013</text:p>
              </table:table-cell>
              <table:table-cell office:value-type="float" office:value="0.50951643997846">
                <text:p>0.50951643997846</text:p>
              </table:table-cell>
            </table:table-row>
            <table:table-row>
              <table:table-cell office:value-type="float" office:value="0.484101748807631">
                <text:p>0</text:p>
              </table:table-cell>
              <table:table-cell office:value-type="float" office:value="0.484101748807631">
                <text:p>0.484101748807631</text:p>
              </table:table-cell>
              <table:table-cell office:value-type="float" office:value="0.510454712013601">
                <text:p>0.510454712013601</text:p>
              </table:table-cell>
            </table:table-row>
            <table:table-row>
              <table:table-cell office:value-type="float" office:value="0.48489666136725">
                <text:p>0</text:p>
              </table:table-cell>
              <table:table-cell office:value-type="float" office:value="0.48489666136725">
                <text:p>0.48489666136725</text:p>
              </table:table-cell>
              <table:table-cell office:value-type="float" office:value="0.511418685167092">
                <text:p>0.511418685167092</text:p>
              </table:table-cell>
            </table:table-row>
            <table:table-row>
              <table:table-cell office:value-type="float" office:value="0.485691573926868">
                <text:p>0</text:p>
              </table:table-cell>
              <table:table-cell office:value-type="float" office:value="0.485691573926868">
                <text:p>0.485691573926868</text:p>
              </table:table-cell>
              <table:table-cell office:value-type="float" office:value="0.512391140775532">
                <text:p>0.512391140775532</text:p>
              </table:table-cell>
            </table:table-row>
            <table:table-row>
              <table:table-cell office:value-type="float" office:value="0.486486486486487">
                <text:p>0</text:p>
              </table:table-cell>
              <table:table-cell office:value-type="float" office:value="0.486486486486486">
                <text:p>0.486486486486486</text:p>
              </table:table-cell>
              <table:table-cell office:value-type="float" office:value="0.513125520410717">
                <text:p>0.513125520410717</text:p>
              </table:table-cell>
            </table:table-row>
            <table:table-row>
              <table:table-cell office:value-type="float" office:value="0.487281399046105">
                <text:p>0</text:p>
              </table:table-cell>
              <table:table-cell office:value-type="float" office:value="0.487281399046105">
                <text:p>0.487281399046105</text:p>
              </table:table-cell>
              <table:table-cell office:value-type="float" office:value="0.513997756928467">
                <text:p>0.513997756928467</text:p>
              </table:table-cell>
            </table:table-row>
            <table:table-row>
              <table:table-cell office:value-type="float" office:value="0.488076311605723">
                <text:p>0</text:p>
              </table:table-cell>
              <table:table-cell office:value-type="float" office:value="0.488076311605723">
                <text:p>0.488076311605723</text:p>
              </table:table-cell>
              <table:table-cell office:value-type="float" office:value="0.514710765287125">
                <text:p>0.514710765287125</text:p>
              </table:table-cell>
            </table:table-row>
            <table:table-row>
              <table:table-cell office:value-type="float" office:value="0.488871224165342">
                <text:p>0</text:p>
              </table:table-cell>
              <table:table-cell office:value-type="float" office:value="0.488871224165342">
                <text:p>0.488871224165342</text:p>
              </table:table-cell>
              <table:table-cell office:value-type="float" office:value="0.515689194492267">
                <text:p>0.515689194492267</text:p>
              </table:table-cell>
            </table:table-row>
            <table:table-row>
              <table:table-cell office:value-type="float" office:value="0.48966613672496">
                <text:p>0</text:p>
              </table:table-cell>
              <table:table-cell office:value-type="float" office:value="0.48966613672496">
                <text:p>0.48966613672496</text:p>
              </table:table-cell>
              <table:table-cell office:value-type="float" office:value="0.516656694741081">
                <text:p>0.516656694741081</text:p>
              </table:table-cell>
            </table:table-row>
            <table:table-row>
              <table:table-cell office:value-type="float" office:value="0.490461049284579">
                <text:p>0</text:p>
              </table:table-cell>
              <table:table-cell office:value-type="float" office:value="0.490461049284579">
                <text:p>0.490461049284579</text:p>
              </table:table-cell>
              <table:table-cell office:value-type="float" office:value="0.517447946266279">
                <text:p>0.517447946266279</text:p>
              </table:table-cell>
            </table:table-row>
            <table:table-row>
              <table:table-cell office:value-type="float" office:value="0.491255961844197">
                <text:p>0</text:p>
              </table:table-cell>
              <table:table-cell office:value-type="float" office:value="0.491255961844197">
                <text:p>0.491255961844197</text:p>
              </table:table-cell>
              <table:table-cell office:value-type="float" office:value="0.518422507747488">
                <text:p>0.518422507747488</text:p>
              </table:table-cell>
            </table:table-row>
            <table:table-row>
              <table:table-cell office:value-type="float" office:value="0.492050874403816">
                <text:p>0</text:p>
              </table:table-cell>
              <table:table-cell office:value-type="float" office:value="0.492050874403816">
                <text:p>0.492050874403816</text:p>
              </table:table-cell>
              <table:table-cell office:value-type="float" office:value="0.519414128055451">
                <text:p>0.519414128055451</text:p>
              </table:table-cell>
            </table:table-row>
            <table:table-row>
              <table:table-cell office:value-type="float" office:value="0.492845786963434">
                <text:p>0</text:p>
              </table:table-cell>
              <table:table-cell office:value-type="float" office:value="0.492845786963434">
                <text:p>0.492845786963434</text:p>
              </table:table-cell>
              <table:table-cell office:value-type="float" office:value="0.520194680028816">
                <text:p>0.520194680028816</text:p>
              </table:table-cell>
            </table:table-row>
            <table:table-row>
              <table:table-cell office:value-type="float" office:value="0.493640699523052">
                <text:p>0</text:p>
              </table:table-cell>
              <table:table-cell office:value-type="float" office:value="0.493640699523052">
                <text:p>0.493640699523052</text:p>
              </table:table-cell>
              <table:table-cell office:value-type="float" office:value="0.520909519721698">
                <text:p>0.520909519721698</text:p>
              </table:table-cell>
            </table:table-row>
            <table:table-row>
              <table:table-cell office:value-type="float" office:value="0.494435612082671">
                <text:p>0</text:p>
              </table:table-cell>
              <table:table-cell office:value-type="float" office:value="0.494435612082671">
                <text:p>0.494435612082671</text:p>
              </table:table-cell>
              <table:table-cell office:value-type="float" office:value="0.521881926717259">
                <text:p>0.521881926717259</text:p>
              </table:table-cell>
            </table:table-row>
            <table:table-row>
              <table:table-cell office:value-type="float" office:value="0.495230524642289">
                <text:p>0</text:p>
              </table:table-cell>
              <table:table-cell office:value-type="float" office:value="0.495230524642289">
                <text:p>0.495230524642289</text:p>
              </table:table-cell>
              <table:table-cell office:value-type="float" office:value="0.522828191262322">
                <text:p>0.522828191262322</text:p>
              </table:table-cell>
            </table:table-row>
            <table:table-row>
              <table:table-cell office:value-type="float" office:value="0.496025437201908">
                <text:p>0</text:p>
              </table:table-cell>
              <table:table-cell office:value-type="float" office:value="0.496025437201908">
                <text:p>0.496025437201908</text:p>
              </table:table-cell>
              <table:table-cell office:value-type="float" office:value="0.523814202865715">
                <text:p>0.523814202865715</text:p>
              </table:table-cell>
            </table:table-row>
            <table:table-row>
              <table:table-cell office:value-type="float" office:value="0.496820349761526">
                <text:p>0</text:p>
              </table:table-cell>
              <table:table-cell office:value-type="float" office:value="0.496820349761526">
                <text:p>0.496820349761526</text:p>
              </table:table-cell>
              <table:table-cell office:value-type="float" office:value="0.524519472383165">
                <text:p>0.524519472383165</text:p>
              </table:table-cell>
            </table:table-row>
            <table:table-row>
              <table:table-cell office:value-type="float" office:value="0.497615262321145">
                <text:p>0</text:p>
              </table:table-cell>
              <table:table-cell office:value-type="float" office:value="0.497615262321145">
                <text:p>0.497615262321145</text:p>
              </table:table-cell>
              <table:table-cell office:value-type="float" office:value="0.525307916077774">
                <text:p>0.525307916077774</text:p>
              </table:table-cell>
            </table:table-row>
            <table:table-row>
              <table:table-cell office:value-type="float" office:value="0.498410174880763">
                <text:p>0</text:p>
              </table:table-cell>
              <table:table-cell office:value-type="float" office:value="0.498410174880763">
                <text:p>0.498410174880763</text:p>
              </table:table-cell>
              <table:table-cell office:value-type="float" office:value="0.525966630930119">
                <text:p>0.525966630930119</text:p>
              </table:table-cell>
            </table:table-row>
            <table:table-row>
              <table:table-cell office:value-type="float" office:value="0.499205087440382">
                <text:p>0</text:p>
              </table:table-cell>
              <table:table-cell office:value-type="float" office:value="0.499205087440382">
                <text:p>0.499205087440382</text:p>
              </table:table-cell>
              <table:table-cell office:value-type="float" office:value="0.526745501055954">
                <text:p>0.52674550105595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27720927809762">
                <text:p>0.527720927809762</text:p>
              </table:table-cell>
            </table:table-row>
            <table:table-row>
              <table:table-cell office:value-type="float" office:value="0.500794912559618">
                <text:p>0</text:p>
              </table:table-cell>
              <table:table-cell office:value-type="float" office:value="0.500794912559618">
                <text:p>0.500794912559618</text:p>
              </table:table-cell>
              <table:table-cell office:value-type="float" office:value="0.528659050358558">
                <text:p>0.528659050358558</text:p>
              </table:table-cell>
            </table:table-row>
            <table:table-row>
              <table:table-cell office:value-type="float" office:value="0.501589825119237">
                <text:p>0</text:p>
              </table:table-cell>
              <table:table-cell office:value-type="float" office:value="0.501589825119237">
                <text:p>0.501589825119237</text:p>
              </table:table-cell>
              <table:table-cell office:value-type="float" office:value="0.529643616390737">
                <text:p>0.529643616390737</text:p>
              </table:table-cell>
            </table:table-row>
            <table:table-row>
              <table:table-cell office:value-type="float" office:value="0.502384737678855">
                <text:p>0</text:p>
              </table:table-cell>
              <table:table-cell office:value-type="float" office:value="0.502384737678855">
                <text:p>0.502384737678855</text:p>
              </table:table-cell>
              <table:table-cell office:value-type="float" office:value="0.530602655054783">
                <text:p>0.530602655054783</text:p>
              </table:table-cell>
            </table:table-row>
            <table:table-row>
              <table:table-cell office:value-type="float" office:value="0.503179650238474">
                <text:p>0</text:p>
              </table:table-cell>
              <table:table-cell office:value-type="float" office:value="0.503179650238474">
                <text:p>0.503179650238474</text:p>
              </table:table-cell>
              <table:table-cell office:value-type="float" office:value="0.531572309874034">
                <text:p>0.531572309874034</text:p>
              </table:table-cell>
            </table:table-row>
            <table:table-row>
              <table:table-cell office:value-type="float" office:value="0.503974562798092">
                <text:p>0</text:p>
              </table:table-cell>
              <table:table-cell office:value-type="float" office:value="0.503974562798092">
                <text:p>0.503974562798092</text:p>
              </table:table-cell>
              <table:table-cell office:value-type="float" office:value="0.532341060746303">
                <text:p>0.532341060746303</text:p>
              </table:table-cell>
            </table:table-row>
            <table:table-row>
              <table:table-cell office:value-type="float" office:value="0.504769475357711">
                <text:p>0</text:p>
              </table:table-cell>
              <table:table-cell office:value-type="float" office:value="0.504769475357711">
                <text:p>0.504769475357711</text:p>
              </table:table-cell>
              <table:table-cell office:value-type="float" office:value="0.533330071322552">
                <text:p>0.533330071322552</text:p>
              </table:table-cell>
            </table:table-row>
            <table:table-row>
              <table:table-cell office:value-type="float" office:value="0.505564387917329">
                <text:p>0</text:p>
              </table:table-cell>
              <table:table-cell office:value-type="float" office:value="0.505564387917329">
                <text:p>0.505564387917329</text:p>
              </table:table-cell>
              <table:table-cell office:value-type="float" office:value="0.534310161505043">
                <text:p>0.534310161505043</text:p>
              </table:table-cell>
            </table:table-row>
            <table:table-row>
              <table:table-cell office:value-type="float" office:value="0.506359300476948">
                <text:p>0</text:p>
              </table:table-cell>
              <table:table-cell office:value-type="float" office:value="0.506359300476947">
                <text:p>0.506359300476947</text:p>
              </table:table-cell>
              <table:table-cell office:value-type="float" office:value="0.535005912980466">
                <text:p>0.535005912980466</text:p>
              </table:table-cell>
            </table:table-row>
            <table:table-row>
              <table:table-cell office:value-type="float" office:value="0.507154213036566">
                <text:p>0</text:p>
              </table:table-cell>
              <table:table-cell office:value-type="float" office:value="0.507154213036566">
                <text:p>0.507154213036566</text:p>
              </table:table-cell>
              <table:table-cell office:value-type="float" office:value="0.535767314252668">
                <text:p>0.535767314252668</text:p>
              </table:table-cell>
            </table:table-row>
            <table:table-row>
              <table:table-cell office:value-type="float" office:value="0.507949125596184">
                <text:p>0</text:p>
              </table:table-cell>
              <table:table-cell office:value-type="float" office:value="0.507949125596184">
                <text:p>0.507949125596184</text:p>
              </table:table-cell>
              <table:table-cell office:value-type="float" office:value="0.536552501912367">
                <text:p>0.536552501912367</text:p>
              </table:table-cell>
            </table:table-row>
            <table:table-row>
              <table:table-cell office:value-type="float" office:value="0.508744038155803">
                <text:p>0</text:p>
              </table:table-cell>
              <table:table-cell office:value-type="float" office:value="0.508744038155803">
                <text:p>0.508744038155803</text:p>
              </table:table-cell>
              <table:table-cell office:value-type="float" office:value="0.537503888610312">
                <text:p>0.537503888610312</text:p>
              </table:table-cell>
            </table:table-row>
            <table:table-row>
              <table:table-cell office:value-type="float" office:value="0.509538950715421">
                <text:p>0</text:p>
              </table:table-cell>
              <table:table-cell office:value-type="float" office:value="0.509538950715421">
                <text:p>0.509538950715421</text:p>
              </table:table-cell>
              <table:table-cell office:value-type="float" office:value="0.538483429799807">
                <text:p>0.538483429799807</text:p>
              </table:table-cell>
            </table:table-row>
            <table:table-row>
              <table:table-cell office:value-type="float" office:value="0.51033386327504">
                <text:p>0</text:p>
              </table:table-cell>
              <table:table-cell office:value-type="float" office:value="0.51033386327504">
                <text:p>0.51033386327504</text:p>
              </table:table-cell>
              <table:table-cell office:value-type="float" office:value="0.539476481765414">
                <text:p>0.539476481765414</text:p>
              </table:table-cell>
            </table:table-row>
            <table:table-row>
              <table:table-cell office:value-type="float" office:value="0.511128775834658">
                <text:p>0</text:p>
              </table:table-cell>
              <table:table-cell office:value-type="float" office:value="0.511128775834658">
                <text:p>0.511128775834658</text:p>
              </table:table-cell>
              <table:table-cell office:value-type="float" office:value="0.540450118926056">
                <text:p>0.540450118926056</text:p>
              </table:table-cell>
            </table:table-row>
            <table:table-row>
              <table:table-cell office:value-type="float" office:value="0.511923688394277">
                <text:p>0</text:p>
              </table:table-cell>
              <table:table-cell office:value-type="float" office:value="0.511923688394277">
                <text:p>0.511923688394277</text:p>
              </table:table-cell>
              <table:table-cell office:value-type="float" office:value="0.541427762776748">
                <text:p>0.541427762776748</text:p>
              </table:table-cell>
            </table:table-row>
            <table:table-row>
              <table:table-cell office:value-type="float" office:value="0.512718600953895">
                <text:p>0</text:p>
              </table:table-cell>
              <table:table-cell office:value-type="float" office:value="0.512718600953895">
                <text:p>0.512718600953895</text:p>
              </table:table-cell>
              <table:table-cell office:value-type="float" office:value="0.542418277972179">
                <text:p>0.542418277972179</text:p>
              </table:table-cell>
            </table:table-row>
            <table:table-row>
              <table:table-cell office:value-type="float" office:value="0.513513513513513">
                <text:p>0</text:p>
              </table:table-cell>
              <table:table-cell office:value-type="float" office:value="0.513513513513513">
                <text:p>0.513513513513513</text:p>
              </table:table-cell>
              <table:table-cell office:value-type="float" office:value="0.543377438210641">
                <text:p>0.543377438210641</text:p>
              </table:table-cell>
            </table:table-row>
            <table:table-row>
              <table:table-cell office:value-type="float" office:value="0.514308426073132">
                <text:p>0</text:p>
              </table:table-cell>
              <table:table-cell office:value-type="float" office:value="0.514308426073132">
                <text:p>0.514308426073132</text:p>
              </table:table-cell>
              <table:table-cell office:value-type="float" office:value="0.544043884947584">
                <text:p>0.544043884947584</text:p>
              </table:table-cell>
            </table:table-row>
            <table:table-row>
              <table:table-cell office:value-type="float" office:value="0.51510333863275">
                <text:p>0</text:p>
              </table:table-cell>
              <table:table-cell office:value-type="float" office:value="0.51510333863275">
                <text:p>0.51510333863275</text:p>
              </table:table-cell>
              <table:table-cell office:value-type="float" office:value="0.544964948754416">
                <text:p>0.544964948754416</text:p>
              </table:table-cell>
            </table:table-row>
            <table:table-row>
              <table:table-cell office:value-type="float" office:value="0.515898251192369">
                <text:p>0</text:p>
              </table:table-cell>
              <table:table-cell office:value-type="float" office:value="0.515898251192369">
                <text:p>0.515898251192369</text:p>
              </table:table-cell>
              <table:table-cell office:value-type="float" office:value="0.545612960618844">
                <text:p>0.545612960618844</text:p>
              </table:table-cell>
            </table:table-row>
            <table:table-row>
              <table:table-cell office:value-type="float" office:value="0.516693163751987">
                <text:p>0</text:p>
              </table:table-cell>
              <table:table-cell office:value-type="float" office:value="0.516693163751987">
                <text:p>0.516693163751987</text:p>
              </table:table-cell>
              <table:table-cell office:value-type="float" office:value="0.546401439097551">
                <text:p>0.546401439097551</text:p>
              </table:table-cell>
            </table:table-row>
            <table:table-row>
              <table:table-cell office:value-type="float" office:value="0.517488076311606">
                <text:p>0</text:p>
              </table:table-cell>
              <table:table-cell office:value-type="float" office:value="0.517488076311606">
                <text:p>0.517488076311606</text:p>
              </table:table-cell>
              <table:table-cell office:value-type="float" office:value="0.547304922826981">
                <text:p>0.547304922826981</text:p>
              </table:table-cell>
            </table:table-row>
            <table:table-row>
              <table:table-cell office:value-type="float" office:value="0.518282988871224">
                <text:p>0</text:p>
              </table:table-cell>
              <table:table-cell office:value-type="float" office:value="0.518282988871224">
                <text:p>0.518282988871224</text:p>
              </table:table-cell>
              <table:table-cell office:value-type="float" office:value="0.548236978031798">
                <text:p>0.548236978031798</text:p>
              </table:table-cell>
            </table:table-row>
            <table:table-row>
              <table:table-cell office:value-type="float" office:value="0.519077901430843">
                <text:p>0</text:p>
              </table:table-cell>
              <table:table-cell office:value-type="float" office:value="0.519077901430843">
                <text:p>0.519077901430843</text:p>
              </table:table-cell>
              <table:table-cell office:value-type="float" office:value="0.549210882774722">
                <text:p>0.549210882774722</text:p>
              </table:table-cell>
            </table:table-row>
            <table:table-row>
              <table:table-cell office:value-type="float" office:value="0.519872813990461">
                <text:p>0</text:p>
              </table:table-cell>
              <table:table-cell office:value-type="float" office:value="0.519872813990461">
                <text:p>0.519872813990461</text:p>
              </table:table-cell>
              <table:table-cell office:value-type="float" office:value="0.550204195365653">
                <text:p>0.550204195365653</text:p>
              </table:table-cell>
            </table:table-row>
            <table:table-row>
              <table:table-cell office:value-type="float" office:value="0.52066772655008">
                <text:p>0</text:p>
              </table:table-cell>
              <table:table-cell office:value-type="float" office:value="0.52066772655008">
                <text:p>0.52066772655008</text:p>
              </table:table-cell>
              <table:table-cell office:value-type="float" office:value="0.550988489925613">
                <text:p>0.550988489925613</text:p>
              </table:table-cell>
            </table:table-row>
            <table:table-row>
              <table:table-cell office:value-type="float" office:value="0.521462639109698">
                <text:p>0</text:p>
              </table:table-cell>
              <table:table-cell office:value-type="float" office:value="0.521462639109698">
                <text:p>0.521462639109698</text:p>
              </table:table-cell>
              <table:table-cell office:value-type="float" office:value="0.551859621415968">
                <text:p>0.551859621415968</text:p>
              </table:table-cell>
            </table:table-row>
            <table:table-row>
              <table:table-cell office:value-type="float" office:value="0.522257551669316">
                <text:p>0</text:p>
              </table:table-cell>
              <table:table-cell office:value-type="float" office:value="0.522257551669316">
                <text:p>0.522257551669316</text:p>
              </table:table-cell>
              <table:table-cell office:value-type="float" office:value="0.552756520029252">
                <text:p>0.552756520029252</text:p>
              </table:table-cell>
            </table:table-row>
            <table:table-row>
              <table:table-cell office:value-type="float" office:value="0.523052464228935">
                <text:p>0</text:p>
              </table:table-cell>
              <table:table-cell office:value-type="float" office:value="0.523052464228935">
                <text:p>0.523052464228935</text:p>
              </table:table-cell>
              <table:table-cell office:value-type="float" office:value="0.553522657691675">
                <text:p>0.553522657691675</text:p>
              </table:table-cell>
            </table:table-row>
            <table:table-row>
              <table:table-cell office:value-type="float" office:value="0.523847376788553">
                <text:p>0</text:p>
              </table:table-cell>
              <table:table-cell office:value-type="float" office:value="0.523847376788553">
                <text:p>0.523847376788553</text:p>
              </table:table-cell>
              <table:table-cell office:value-type="float" office:value="0.554437654154528">
                <text:p>0.554437654154528</text:p>
              </table:table-cell>
            </table:table-row>
            <table:table-row>
              <table:table-cell office:value-type="float" office:value="0.524642289348172">
                <text:p>0</text:p>
              </table:table-cell>
              <table:table-cell office:value-type="float" office:value="0.524642289348172">
                <text:p>0.524642289348172</text:p>
              </table:table-cell>
              <table:table-cell office:value-type="float" office:value="0.555374497925367">
                <text:p>0.555374497925367</text:p>
              </table:table-cell>
            </table:table-row>
            <table:table-row>
              <table:table-cell office:value-type="float" office:value="0.52543720190779">
                <text:p>0</text:p>
              </table:table-cell>
              <table:table-cell office:value-type="float" office:value="0.52543720190779">
                <text:p>0.52543720190779</text:p>
              </table:table-cell>
              <table:table-cell office:value-type="float" office:value="0.556356958084777">
                <text:p>0.556356958084777</text:p>
              </table:table-cell>
            </table:table-row>
            <table:table-row>
              <table:table-cell office:value-type="float" office:value="0.526232114467409">
                <text:p>0</text:p>
              </table:table-cell>
              <table:table-cell office:value-type="float" office:value="0.526232114467409">
                <text:p>0.526232114467409</text:p>
              </table:table-cell>
              <table:table-cell office:value-type="float" office:value="0.557278206076915">
                <text:p>0.557278206076915</text:p>
              </table:table-cell>
            </table:table-row>
            <table:table-row>
              <table:table-cell office:value-type="float" office:value="0.527027027027027">
                <text:p>0</text:p>
              </table:table-cell>
              <table:table-cell office:value-type="float" office:value="0.527027027027027">
                <text:p>0.527027027027027</text:p>
              </table:table-cell>
              <table:table-cell office:value-type="float" office:value="0.558201167222549">
                <text:p>0.558201167222549</text:p>
              </table:table-cell>
            </table:table-row>
            <table:table-row>
              <table:table-cell office:value-type="float" office:value="0.527821939586645">
                <text:p>0</text:p>
              </table:table-cell>
              <table:table-cell office:value-type="float" office:value="0.527821939586645">
                <text:p>0.527821939586645</text:p>
              </table:table-cell>
              <table:table-cell office:value-type="float" office:value="0.559152140415136">
                <text:p>0.559152140415136</text:p>
              </table:table-cell>
            </table:table-row>
            <table:table-row>
              <table:table-cell office:value-type="float" office:value="0.528616852146264">
                <text:p>0</text:p>
              </table:table-cell>
              <table:table-cell office:value-type="float" office:value="0.528616852146264">
                <text:p>0.528616852146264</text:p>
              </table:table-cell>
              <table:table-cell office:value-type="float" office:value="0.560036855642795">
                <text:p>0.560036855642795</text:p>
              </table:table-cell>
            </table:table-row>
            <table:table-row>
              <table:table-cell office:value-type="float" office:value="0.529411764705882">
                <text:p>0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560826279312597">
                <text:p>0.560826279312597</text:p>
              </table:table-cell>
            </table:table-row>
            <table:table-row>
              <table:table-cell office:value-type="float" office:value="0.530206677265501">
                <text:p>0</text:p>
              </table:table-cell>
              <table:table-cell office:value-type="float" office:value="0.530206677265501">
                <text:p>0.530206677265501</text:p>
              </table:table-cell>
              <table:table-cell office:value-type="float" office:value="0.561801653975395">
                <text:p>0.561801653975395</text:p>
              </table:table-cell>
            </table:table-row>
            <table:table-row>
              <table:table-cell office:value-type="float" office:value="0.531001589825119">
                <text:p>0</text:p>
              </table:table-cell>
              <table:table-cell office:value-type="float" office:value="0.531001589825119">
                <text:p>0.531001589825119</text:p>
              </table:table-cell>
              <table:table-cell office:value-type="float" office:value="0.562788676859602">
                <text:p>0.562788676859602</text:p>
              </table:table-cell>
            </table:table-row>
            <table:table-row>
              <table:table-cell office:value-type="float" office:value="0.531796502384738">
                <text:p>0</text:p>
              </table:table-cell>
              <table:table-cell office:value-type="float" office:value="0.531796502384738">
                <text:p>0.531796502384738</text:p>
              </table:table-cell>
              <table:table-cell office:value-type="float" office:value="0.563550380413046">
                <text:p>0.563550380413046</text:p>
              </table:table-cell>
            </table:table-row>
            <table:table-row>
              <table:table-cell office:value-type="float" office:value="0.532591414944356">
                <text:p>0</text:p>
              </table:table-cell>
              <table:table-cell office:value-type="float" office:value="0.532591414944356">
                <text:p>0.532591414944356</text:p>
              </table:table-cell>
              <table:table-cell office:value-type="float" office:value="0.564466662610467">
                <text:p>0.564466662610467</text:p>
              </table:table-cell>
            </table:table-row>
            <table:table-row>
              <table:table-cell office:value-type="float" office:value="0.533386327503975">
                <text:p>0</text:p>
              </table:table-cell>
              <table:table-cell office:value-type="float" office:value="0.533386327503975">
                <text:p>0.533386327503975</text:p>
              </table:table-cell>
              <table:table-cell office:value-type="float" office:value="0.565473552067228">
                <text:p>0.565473552067228</text:p>
              </table:table-cell>
            </table:table-row>
            <table:table-row>
              <table:table-cell office:value-type="float" office:value="0.534181240063593">
                <text:p>0</text:p>
              </table:table-cell>
              <table:table-cell office:value-type="float" office:value="0.534181240063593">
                <text:p>0.534181240063593</text:p>
              </table:table-cell>
              <table:table-cell office:value-type="float" office:value="0.566427020289282">
                <text:p>0.566427020289282</text:p>
              </table:table-cell>
            </table:table-row>
            <table:table-row>
              <table:table-cell office:value-type="float" office:value="0.534976152623211">
                <text:p>0</text:p>
              </table:table-cell>
              <table:table-cell office:value-type="float" office:value="0.534976152623211">
                <text:p>0.534976152623211</text:p>
              </table:table-cell>
              <table:table-cell office:value-type="float" office:value="0.567374553176864">
                <text:p>0.567374553176864</text:p>
              </table:table-cell>
            </table:table-row>
            <table:table-row>
              <table:table-cell office:value-type="float" office:value="0.53577106518283">
                <text:p>0</text:p>
              </table:table-cell>
              <table:table-cell office:value-type="float" office:value="0.53577106518283">
                <text:p>0.53577106518283</text:p>
              </table:table-cell>
              <table:table-cell office:value-type="float" office:value="0.56835517504544">
                <text:p>0.56835517504544</text:p>
              </table:table-cell>
            </table:table-row>
            <table:table-row>
              <table:table-cell office:value-type="float" office:value="0.536565977742448">
                <text:p>0</text:p>
              </table:table-cell>
              <table:table-cell office:value-type="float" office:value="0.536565977742448">
                <text:p>0.536565977742448</text:p>
              </table:table-cell>
              <table:table-cell office:value-type="float" office:value="0.569321577223471">
                <text:p>0.569321577223471</text:p>
              </table:table-cell>
            </table:table-row>
            <table:table-row>
              <table:table-cell office:value-type="float" office:value="0.537360890302067">
                <text:p>0</text:p>
              </table:table-cell>
              <table:table-cell office:value-type="float" office:value="0.537360890302067">
                <text:p>0.537360890302067</text:p>
              </table:table-cell>
              <table:table-cell office:value-type="float" office:value="0.570110663827932">
                <text:p>0.570110663827932</text:p>
              </table:table-cell>
            </table:table-row>
            <table:table-row>
              <table:table-cell office:value-type="float" office:value="0.538155802861685">
                <text:p>0</text:p>
              </table:table-cell>
              <table:table-cell office:value-type="float" office:value="0.538155802861685">
                <text:p>0.538155802861685</text:p>
              </table:table-cell>
              <table:table-cell office:value-type="float" office:value="0.571117282223932">
                <text:p>0.571117282223932</text:p>
              </table:table-cell>
            </table:table-row>
            <table:table-row>
              <table:table-cell office:value-type="float" office:value="0.538950715421304">
                <text:p>0</text:p>
              </table:table-cell>
              <table:table-cell office:value-type="float" office:value="0.538950715421304">
                <text:p>0.538950715421304</text:p>
              </table:table-cell>
              <table:table-cell office:value-type="float" office:value="0.572052312052596">
                <text:p>0.572052312052596</text:p>
              </table:table-cell>
            </table:table-row>
            <table:table-row>
              <table:table-cell office:value-type="float" office:value="0.539745627980922">
                <text:p>0</text:p>
              </table:table-cell>
              <table:table-cell office:value-type="float" office:value="0.539745627980922">
                <text:p>0.539745627980922</text:p>
              </table:table-cell>
              <table:table-cell office:value-type="float" office:value="0.572721882814942">
                <text:p>0.572721882814942</text:p>
              </table:table-cell>
            </table:table-row>
            <table:table-row>
              <table:table-cell office:value-type="float" office:value="0.540540540540541">
                <text:p>0</text:p>
              </table:table-cell>
              <table:table-cell office:value-type="float" office:value="0.54054054054054">
                <text:p>0.54054054054054</text:p>
              </table:table-cell>
              <table:table-cell office:value-type="float" office:value="0.573504898596945">
                <text:p>0.573504898596945</text:p>
              </table:table-cell>
            </table:table-row>
            <table:table-row>
              <table:table-cell office:value-type="float" office:value="0.541335453100159">
                <text:p>0</text:p>
              </table:table-cell>
              <table:table-cell office:value-type="float" office:value="0.541335453100159">
                <text:p>0.541335453100159</text:p>
              </table:table-cell>
              <table:table-cell office:value-type="float" office:value="0.574522960158519">
                <text:p>0.574522960158519</text:p>
              </table:table-cell>
            </table:table-row>
            <table:table-row>
              <table:table-cell office:value-type="float" office:value="0.542130365659777">
                <text:p>0</text:p>
              </table:table-cell>
              <table:table-cell office:value-type="float" office:value="0.542130365659777">
                <text:p>0.542130365659777</text:p>
              </table:table-cell>
              <table:table-cell office:value-type="float" office:value="0.575394129826314">
                <text:p>0.575394129826314</text:p>
              </table:table-cell>
            </table:table-row>
            <table:table-row>
              <table:table-cell office:value-type="float" office:value="0.542925278219396">
                <text:p>0</text:p>
              </table:table-cell>
              <table:table-cell office:value-type="float" office:value="0.542925278219396">
                <text:p>0.542925278219396</text:p>
              </table:table-cell>
              <table:table-cell office:value-type="float" office:value="0.576310738653986">
                <text:p>0.576310738653986</text:p>
              </table:table-cell>
            </table:table-row>
            <table:table-row>
              <table:table-cell office:value-type="float" office:value="0.543720190779014">
                <text:p>0</text:p>
              </table:table-cell>
              <table:table-cell office:value-type="float" office:value="0.543720190779014">
                <text:p>0.543720190779014</text:p>
              </table:table-cell>
              <table:table-cell office:value-type="float" office:value="0.577253583764224">
                <text:p>0.577253583764224</text:p>
              </table:table-cell>
            </table:table-row>
            <table:table-row>
              <table:table-cell office:value-type="float" office:value="0.544515103338633">
                <text:p>0</text:p>
              </table:table-cell>
              <table:table-cell office:value-type="float" office:value="0.544515103338633">
                <text:p>0.544515103338633</text:p>
              </table:table-cell>
              <table:table-cell office:value-type="float" office:value="0.578261727649934">
                <text:p>0.578261727649934</text:p>
              </table:table-cell>
            </table:table-row>
            <table:table-row>
              <table:table-cell office:value-type="float" office:value="0.545310015898251">
                <text:p>0</text:p>
              </table:table-cell>
              <table:table-cell office:value-type="float" office:value="0.545310015898251">
                <text:p>0.545310015898251</text:p>
              </table:table-cell>
              <table:table-cell office:value-type="float" office:value="0.57924038965326">
                <text:p>0.57924038965326</text:p>
              </table:table-cell>
            </table:table-row>
            <table:table-row>
              <table:table-cell office:value-type="float" office:value="0.54610492845787">
                <text:p>0</text:p>
              </table:table-cell>
              <table:table-cell office:value-type="float" office:value="0.54610492845787">
                <text:p>0.54610492845787</text:p>
              </table:table-cell>
              <table:table-cell office:value-type="float" office:value="0.579957335134121">
                <text:p>0.579957335134121</text:p>
              </table:table-cell>
            </table:table-row>
            <table:table-row>
              <table:table-cell office:value-type="float" office:value="0.546899841017488">
                <text:p>0</text:p>
              </table:table-cell>
              <table:table-cell office:value-type="float" office:value="0.546899841017488">
                <text:p>0.546899841017488</text:p>
              </table:table-cell>
              <table:table-cell office:value-type="float" office:value="0.580901969922315">
                <text:p>0.580901969922315</text:p>
              </table:table-cell>
            </table:table-row>
            <table:table-row>
              <table:table-cell office:value-type="float" office:value="0.547694753577107">
                <text:p>0</text:p>
              </table:table-cell>
              <table:table-cell office:value-type="float" office:value="0.547694753577107">
                <text:p>0.547694753577107</text:p>
              </table:table-cell>
              <table:table-cell office:value-type="float" office:value="0.581786761589991">
                <text:p>0.581786761589991</text:p>
              </table:table-cell>
            </table:table-row>
            <table:table-row>
              <table:table-cell office:value-type="float" office:value="0.548489666136725">
                <text:p>0</text:p>
              </table:table-cell>
              <table:table-cell office:value-type="float" office:value="0.548489666136725">
                <text:p>0.548489666136725</text:p>
              </table:table-cell>
              <table:table-cell office:value-type="float" office:value="0.582730680507142">
                <text:p>0.582730680507142</text:p>
              </table:table-cell>
            </table:table-row>
            <table:table-row>
              <table:table-cell office:value-type="float" office:value="0.549284578696343">
                <text:p>0</text:p>
              </table:table-cell>
              <table:table-cell office:value-type="float" office:value="0.549284578696343">
                <text:p>0.549284578696343</text:p>
              </table:table-cell>
              <table:table-cell office:value-type="float" office:value="0.583740162303221">
                <text:p>0.583740162303221</text:p>
              </table:table-cell>
            </table:table-row>
            <table:table-row>
              <table:table-cell office:value-type="float" office:value="0.550079491255962">
                <text:p>0</text:p>
              </table:table-cell>
              <table:table-cell office:value-type="float" office:value="0.550079491255962">
                <text:p>0.550079491255962</text:p>
              </table:table-cell>
              <table:table-cell office:value-type="float" office:value="0.584758599192365">
                <text:p>0.584758599192365</text:p>
              </table:table-cell>
            </table:table-row>
            <table:table-row>
              <table:table-cell office:value-type="float" office:value="0.55087440381558">
                <text:p>0</text:p>
              </table:table-cell>
              <table:table-cell office:value-type="float" office:value="0.55087440381558">
                <text:p>0.55087440381558</text:p>
              </table:table-cell>
              <table:table-cell office:value-type="float" office:value="0.58575140096774">
                <text:p>0.58575140096774</text:p>
              </table:table-cell>
            </table:table-row>
            <table:table-row>
              <table:table-cell office:value-type="float" office:value="0.551669316375199">
                <text:p>0</text:p>
              </table:table-cell>
              <table:table-cell office:value-type="float" office:value="0.551669316375199">
                <text:p>0.551669316375199</text:p>
              </table:table-cell>
              <table:table-cell office:value-type="float" office:value="0.586746280789091">
                <text:p>0.586746280789091</text:p>
              </table:table-cell>
            </table:table-row>
            <table:table-row>
              <table:table-cell office:value-type="float" office:value="0.552464228934817">
                <text:p>0</text:p>
              </table:table-cell>
              <table:table-cell office:value-type="float" office:value="0.552464228934817">
                <text:p>0.552464228934817</text:p>
              </table:table-cell>
              <table:table-cell office:value-type="float" office:value="0.587675305800225">
                <text:p>0.587675305800225</text:p>
              </table:table-cell>
            </table:table-row>
            <table:table-row>
              <table:table-cell office:value-type="float" office:value="0.553259141494436">
                <text:p>0</text:p>
              </table:table-cell>
              <table:table-cell office:value-type="float" office:value="0.553259141494436">
                <text:p>0.553259141494436</text:p>
              </table:table-cell>
              <table:table-cell office:value-type="float" office:value="0.588687935970714">
                <text:p>0.588687935970714</text:p>
              </table:table-cell>
            </table:table-row>
            <table:table-row>
              <table:table-cell office:value-type="float" office:value="0.554054054054054">
                <text:p>0</text:p>
              </table:table-cell>
              <table:table-cell office:value-type="float" office:value="0.554054054054054">
                <text:p>0.554054054054054</text:p>
              </table:table-cell>
              <table:table-cell office:value-type="float" office:value="0.589390321217556">
                <text:p>0.589390321217556</text:p>
              </table:table-cell>
            </table:table-row>
            <table:table-row>
              <table:table-cell office:value-type="float" office:value="0.554848966613672">
                <text:p>0</text:p>
              </table:table-cell>
              <table:table-cell office:value-type="float" office:value="0.554848966613672">
                <text:p>0.554848966613672</text:p>
              </table:table-cell>
              <table:table-cell office:value-type="float" office:value="0.590384804925599">
                <text:p>0.590384804925599</text:p>
              </table:table-cell>
            </table:table-row>
            <table:table-row>
              <table:table-cell office:value-type="float" office:value="0.555643879173291">
                <text:p>0</text:p>
              </table:table-cell>
              <table:table-cell office:value-type="float" office:value="0.555643879173291">
                <text:p>0.555643879173291</text:p>
              </table:table-cell>
              <table:table-cell office:value-type="float" office:value="0.591162799343397">
                <text:p>0.591162799343397</text:p>
              </table:table-cell>
            </table:table-row>
            <table:table-row>
              <table:table-cell office:value-type="float" office:value="0.556438791732909">
                <text:p>0</text:p>
              </table:table-cell>
              <table:table-cell office:value-type="float" office:value="0.556438791732909">
                <text:p>0.556438791732909</text:p>
              </table:table-cell>
              <table:table-cell office:value-type="float" office:value="0.591951889426337">
                <text:p>0.591951889426337</text:p>
              </table:table-cell>
            </table:table-row>
            <table:table-row>
              <table:table-cell office:value-type="float" office:value="0.557233704292528">
                <text:p>0</text:p>
              </table:table-cell>
              <table:table-cell office:value-type="float" office:value="0.557233704292528">
                <text:p>0.557233704292528</text:p>
              </table:table-cell>
              <table:table-cell office:value-type="float" office:value="0.59265805200113">
                <text:p>0.59265805200113</text:p>
              </table:table-cell>
            </table:table-row>
            <table:table-row>
              <table:table-cell office:value-type="float" office:value="0.558028616852146">
                <text:p>0</text:p>
              </table:table-cell>
              <table:table-cell office:value-type="float" office:value="0.558028616852146">
                <text:p>0.558028616852146</text:p>
              </table:table-cell>
              <table:table-cell office:value-type="float" office:value="0.593589929977253">
                <text:p>0.593589929977253</text:p>
              </table:table-cell>
            </table:table-row>
            <table:table-row>
              <table:table-cell office:value-type="float" office:value="0.558823529411765">
                <text:p>0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594604412352146">
                <text:p>0.594604412352146</text:p>
              </table:table-cell>
            </table:table-row>
            <table:table-row>
              <table:table-cell office:value-type="float" office:value="0.559618441971383">
                <text:p>0</text:p>
              </table:table-cell>
              <table:table-cell office:value-type="float" office:value="0.559618441971383">
                <text:p>0.559618441971383</text:p>
              </table:table-cell>
              <table:table-cell office:value-type="float" office:value="0.595519228108172">
                <text:p>0.595519228108172</text:p>
              </table:table-cell>
            </table:table-row>
            <table:table-row>
              <table:table-cell office:value-type="float" office:value="0.560413354531002">
                <text:p>0</text:p>
              </table:table-cell>
              <table:table-cell office:value-type="float" office:value="0.560413354531002">
                <text:p>0.560413354531002</text:p>
              </table:table-cell>
              <table:table-cell office:value-type="float" office:value="0.596304912669858">
                <text:p>0.596304912669858</text:p>
              </table:table-cell>
            </table:table-row>
            <table:table-row>
              <table:table-cell office:value-type="float" office:value="0.56120826709062">
                <text:p>0</text:p>
              </table:table-cell>
              <table:table-cell office:value-type="float" office:value="0.56120826709062">
                <text:p>0.56120826709062</text:p>
              </table:table-cell>
              <table:table-cell office:value-type="float" office:value="0.597168708388578">
                <text:p>0.597168708388578</text:p>
              </table:table-cell>
            </table:table-row>
            <table:table-row>
              <table:table-cell office:value-type="float" office:value="0.562003179650239">
                <text:p>0</text:p>
              </table:table-cell>
              <table:table-cell office:value-type="float" office:value="0.562003179650239">
                <text:p>0.562003179650239</text:p>
              </table:table-cell>
              <table:table-cell office:value-type="float" office:value="0.598172567651655">
                <text:p>0.598172567651655</text:p>
              </table:table-cell>
            </table:table-row>
            <table:table-row>
              <table:table-cell office:value-type="float" office:value="0.562798092209857">
                <text:p>0</text:p>
              </table:table-cell>
              <table:table-cell office:value-type="float" office:value="0.562798092209857">
                <text:p>0.562798092209857</text:p>
              </table:table-cell>
              <table:table-cell office:value-type="float" office:value="0.599029997138843">
                <text:p>0.599029997138843</text:p>
              </table:table-cell>
            </table:table-row>
            <table:table-row>
              <table:table-cell office:value-type="float" office:value="0.563593004769475">
                <text:p>0</text:p>
              </table:table-cell>
              <table:table-cell office:value-type="float" office:value="0.563593004769475">
                <text:p>0.563593004769475</text:p>
              </table:table-cell>
              <table:table-cell office:value-type="float" office:value="0.599869773671881">
                <text:p>0.599869773671881</text:p>
              </table:table-cell>
            </table:table-row>
            <table:table-row>
              <table:table-cell office:value-type="float" office:value="0.564387917329094">
                <text:p>0</text:p>
              </table:table-cell>
              <table:table-cell office:value-type="float" office:value="0.564387917329094">
                <text:p>0.564387917329094</text:p>
              </table:table-cell>
              <table:table-cell office:value-type="float" office:value="0.600862599796263">
                <text:p>0.600862599796263</text:p>
              </table:table-cell>
            </table:table-row>
            <table:table-row>
              <table:table-cell office:value-type="float" office:value="0.565182829888712">
                <text:p>0</text:p>
              </table:table-cell>
              <table:table-cell office:value-type="float" office:value="0.565182829888712">
                <text:p>0.565182829888712</text:p>
              </table:table-cell>
              <table:table-cell office:value-type="float" office:value="0.601871803575317">
                <text:p>0.601871803575317</text:p>
              </table:table-cell>
            </table:table-row>
            <table:table-row>
              <table:table-cell office:value-type="float" office:value="0.565977742448331">
                <text:p>0</text:p>
              </table:table-cell>
              <table:table-cell office:value-type="float" office:value="0.565977742448331">
                <text:p>0.565977742448331</text:p>
              </table:table-cell>
              <table:table-cell office:value-type="float" office:value="0.602660240313314">
                <text:p>0.602660240313314</text:p>
              </table:table-cell>
            </table:table-row>
            <table:table-row>
              <table:table-cell office:value-type="float" office:value="0.566772655007949">
                <text:p>0</text:p>
              </table:table-cell>
              <table:table-cell office:value-type="float" office:value="0.566772655007949">
                <text:p>0.566772655007949</text:p>
              </table:table-cell>
              <table:table-cell office:value-type="float" office:value="0.603639625144642">
                <text:p>0.603639625144642</text:p>
              </table:table-cell>
            </table:table-row>
            <table:table-row>
              <table:table-cell office:value-type="float" office:value="0.567567567567568">
                <text:p>0</text:p>
              </table:table-cell>
              <table:table-cell office:value-type="float" office:value="0.567567567567568">
                <text:p>0.567567567567568</text:p>
              </table:table-cell>
              <table:table-cell office:value-type="float" office:value="0.604586987760487">
                <text:p>0.604586987760487</text:p>
              </table:table-cell>
            </table:table-row>
            <table:table-row>
              <table:table-cell office:value-type="float" office:value="0.568362480127186">
                <text:p>0</text:p>
              </table:table-cell>
              <table:table-cell office:value-type="float" office:value="0.568362480127186">
                <text:p>0.568362480127186</text:p>
              </table:table-cell>
              <table:table-cell office:value-type="float" office:value="0.605368835903859">
                <text:p>0.605368835903859</text:p>
              </table:table-cell>
            </table:table-row>
            <table:table-row>
              <table:table-cell office:value-type="float" office:value="0.569157392686804">
                <text:p>0</text:p>
              </table:table-cell>
              <table:table-cell office:value-type="float" office:value="0.569157392686804">
                <text:p>0.569157392686804</text:p>
              </table:table-cell>
              <table:table-cell office:value-type="float" office:value="0.60615550391887">
                <text:p>0.60615550391887</text:p>
              </table:table-cell>
            </table:table-row>
            <table:table-row>
              <table:table-cell office:value-type="float" office:value="0.569952305246423">
                <text:p>0</text:p>
              </table:table-cell>
              <table:table-cell office:value-type="float" office:value="0.569952305246423">
                <text:p>0.569952305246423</text:p>
              </table:table-cell>
              <table:table-cell office:value-type="float" office:value="0.606941560329648">
                <text:p>0.606941560329648</text:p>
              </table:table-cell>
            </table:table-row>
            <table:table-row>
              <table:table-cell office:value-type="float" office:value="0.570747217806041">
                <text:p>0</text:p>
              </table:table-cell>
              <table:table-cell office:value-type="float" office:value="0.570747217806041">
                <text:p>0.570747217806041</text:p>
              </table:table-cell>
              <table:table-cell office:value-type="float" office:value="0.607728711333076">
                <text:p>0.607728711333076</text:p>
              </table:table-cell>
            </table:table-row>
            <table:table-row>
              <table:table-cell office:value-type="float" office:value="0.57154213036566">
                <text:p>0</text:p>
              </table:table-cell>
              <table:table-cell office:value-type="float" office:value="0.57154213036566">
                <text:p>0.57154213036566</text:p>
              </table:table-cell>
              <table:table-cell office:value-type="float" office:value="0.608739225195359">
                <text:p>0.608739225195359</text:p>
              </table:table-cell>
            </table:table-row>
            <table:table-row>
              <table:table-cell office:value-type="float" office:value="0.572337042925278">
                <text:p>0</text:p>
              </table:table-cell>
              <table:table-cell office:value-type="float" office:value="0.572337042925278">
                <text:p>0.572337042925278</text:p>
              </table:table-cell>
              <table:table-cell office:value-type="float" office:value="0.609657283072724">
                <text:p>0.609657283072724</text:p>
              </table:table-cell>
            </table:table-row>
            <table:table-row>
              <table:table-cell office:value-type="float" office:value="0.573131955484897">
                <text:p>0</text:p>
              </table:table-cell>
              <table:table-cell office:value-type="float" office:value="0.573131955484897">
                <text:p>0.573131955484897</text:p>
              </table:table-cell>
              <table:table-cell office:value-type="float" office:value="0.610663894512113">
                <text:p>0.610663894512113</text:p>
              </table:table-cell>
            </table:table-row>
            <table:table-row>
              <table:table-cell office:value-type="float" office:value="0.573926868044515">
                <text:p>0</text:p>
              </table:table-cell>
              <table:table-cell office:value-type="float" office:value="0.573926868044515">
                <text:p>0.573926868044515</text:p>
              </table:table-cell>
              <table:table-cell office:value-type="float" office:value="0.611299500585775">
                <text:p>0.611299500585775</text:p>
              </table:table-cell>
            </table:table-row>
            <table:table-row>
              <table:table-cell office:value-type="float" office:value="0.574721780604134">
                <text:p>0</text:p>
              </table:table-cell>
              <table:table-cell office:value-type="float" office:value="0.574721780604133">
                <text:p>0.574721780604133</text:p>
              </table:table-cell>
              <table:table-cell office:value-type="float" office:value="0.612085730746768">
                <text:p>0.612085730746768</text:p>
              </table:table-cell>
            </table:table-row>
            <table:table-row>
              <table:table-cell office:value-type="float" office:value="0.575516693163752">
                <text:p>0</text:p>
              </table:table-cell>
              <table:table-cell office:value-type="float" office:value="0.575516693163752">
                <text:p>0.575516693163752</text:p>
              </table:table-cell>
              <table:table-cell office:value-type="float" office:value="0.61309497974501">
                <text:p>0.61309497974501</text:p>
              </table:table-cell>
            </table:table-row>
            <table:table-row>
              <table:table-cell office:value-type="float" office:value="0.57631160572337">
                <text:p>0</text:p>
              </table:table-cell>
              <table:table-cell office:value-type="float" office:value="0.57631160572337">
                <text:p>0.57631160572337</text:p>
              </table:table-cell>
              <table:table-cell office:value-type="float" office:value="0.61404654367165">
                <text:p>0.61404654367165</text:p>
              </table:table-cell>
            </table:table-row>
            <table:table-row>
              <table:table-cell office:value-type="float" office:value="0.577106518282989">
                <text:p>0</text:p>
              </table:table-cell>
              <table:table-cell office:value-type="float" office:value="0.577106518282989">
                <text:p>0.577106518282989</text:p>
              </table:table-cell>
              <table:table-cell office:value-type="float" office:value="0.615045499666111">
                <text:p>0.615045499666111</text:p>
              </table:table-cell>
            </table:table-row>
            <table:table-row>
              <table:table-cell office:value-type="float" office:value="0.577901430842607">
                <text:p>0</text:p>
              </table:table-cell>
              <table:table-cell office:value-type="float" office:value="0.577901430842607">
                <text:p>0.577901430842607</text:p>
              </table:table-cell>
              <table:table-cell office:value-type="float" office:value="0.616058658044206">
                <text:p>0.616058658044206</text:p>
              </table:table-cell>
            </table:table-row>
            <table:table-row>
              <table:table-cell office:value-type="float" office:value="0.578696343402226">
                <text:p>0</text:p>
              </table:table-cell>
              <table:table-cell office:value-type="float" office:value="0.578696343402226">
                <text:p>0.578696343402226</text:p>
              </table:table-cell>
              <table:table-cell office:value-type="float" office:value="0.616840276867873">
                <text:p>0.616840276867873</text:p>
              </table:table-cell>
            </table:table-row>
            <table:table-row>
              <table:table-cell office:value-type="float" office:value="0.579491255961844">
                <text:p>0</text:p>
              </table:table-cell>
              <table:table-cell office:value-type="float" office:value="0.579491255961844">
                <text:p>0.579491255961844</text:p>
              </table:table-cell>
              <table:table-cell office:value-type="float" office:value="0.617850102686252">
                <text:p>0.617850102686252</text:p>
              </table:table-cell>
            </table:table-row>
            <table:table-row>
              <table:table-cell office:value-type="float" office:value="0.580286168521463">
                <text:p>0</text:p>
              </table:table-cell>
              <table:table-cell office:value-type="float" office:value="0.580286168521463">
                <text:p>0.580286168521463</text:p>
              </table:table-cell>
              <table:table-cell office:value-type="float" office:value="0.618796367231314">
                <text:p>0.618796367231314</text:p>
              </table:table-cell>
            </table:table-row>
            <table:table-row>
              <table:table-cell office:value-type="float" office:value="0.581081081081081">
                <text:p>0</text:p>
              </table:table-cell>
              <table:table-cell office:value-type="float" office:value="0.581081081081081">
                <text:p>0.581081081081081</text:p>
              </table:table-cell>
              <table:table-cell office:value-type="float" office:value="0.619580964157307">
                <text:p>0.619580964157307</text:p>
              </table:table-cell>
            </table:table-row>
            <table:table-row>
              <table:table-cell office:value-type="float" office:value="0.581875993640699">
                <text:p>0</text:p>
              </table:table-cell>
              <table:table-cell office:value-type="float" office:value="0.581875993640699">
                <text:p>0.581875993640699</text:p>
              </table:table-cell>
              <table:table-cell office:value-type="float" office:value="0.620584865076304">
                <text:p>0.620584865076304</text:p>
              </table:table-cell>
            </table:table-row>
            <table:table-row>
              <table:table-cell office:value-type="float" office:value="0.582670906200318">
                <text:p>0</text:p>
              </table:table-cell>
              <table:table-cell office:value-type="float" office:value="0.582670906200318">
                <text:p>0.582670906200318</text:p>
              </table:table-cell>
              <table:table-cell office:value-type="float" office:value="0.62159314453479">
                <text:p>0.62159314453479</text:p>
              </table:table-cell>
            </table:table-row>
            <table:table-row>
              <table:table-cell office:value-type="float" office:value="0.583465818759936">
                <text:p>0</text:p>
              </table:table-cell>
              <table:table-cell office:value-type="float" office:value="0.583465818759936">
                <text:p>0.583465818759936</text:p>
              </table:table-cell>
              <table:table-cell office:value-type="float" office:value="0.622543999546998">
                <text:p>0.622543999546998</text:p>
              </table:table-cell>
            </table:table-row>
            <table:table-row>
              <table:table-cell office:value-type="float" office:value="0.584260731319555">
                <text:p>0</text:p>
              </table:table-cell>
              <table:table-cell office:value-type="float" office:value="0.584260731319555">
                <text:p>0.584260731319555</text:p>
              </table:table-cell>
              <table:table-cell office:value-type="float" office:value="0.623237259429038">
                <text:p>0.623237259429038</text:p>
              </table:table-cell>
            </table:table-row>
            <table:table-row>
              <table:table-cell office:value-type="float" office:value="0.585055643879173">
                <text:p>0</text:p>
              </table:table-cell>
              <table:table-cell office:value-type="float" office:value="0.585055643879173">
                <text:p>0.585055643879173</text:p>
              </table:table-cell>
              <table:table-cell office:value-type="float" office:value="0.624241049209057">
                <text:p>0.624241049209057</text:p>
              </table:table-cell>
            </table:table-row>
            <table:table-row>
              <table:table-cell office:value-type="float" office:value="0.585850556438792">
                <text:p>0</text:p>
              </table:table-cell>
              <table:table-cell office:value-type="float" office:value="0.585850556438792">
                <text:p>0.585850556438792</text:p>
              </table:table-cell>
              <table:table-cell office:value-type="float" office:value="0.625161901003443">
                <text:p>0.625161901003443</text:p>
              </table:table-cell>
            </table:table-row>
            <table:table-row>
              <table:table-cell office:value-type="float" office:value="0.58664546899841">
                <text:p>0</text:p>
              </table:table-cell>
              <table:table-cell office:value-type="float" office:value="0.58664546899841">
                <text:p>0.58664546899841</text:p>
              </table:table-cell>
              <table:table-cell office:value-type="float" office:value="0.626165443986917">
                <text:p>0.626165443986917</text:p>
              </table:table-cell>
            </table:table-row>
            <table:table-row>
              <table:table-cell office:value-type="float" office:value="0.587440381558029">
                <text:p>0</text:p>
              </table:table-cell>
              <table:table-cell office:value-type="float" office:value="0.587440381558029">
                <text:p>0.587440381558029</text:p>
              </table:table-cell>
              <table:table-cell office:value-type="float" office:value="0.627182059977277">
                <text:p>0.627182059977277</text:p>
              </table:table-cell>
            </table:table-row>
            <table:table-row>
              <table:table-cell office:value-type="float" office:value="0.588235294117647">
                <text:p>0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0.628182183610717">
                <text:p>0.628182183610717</text:p>
              </table:table-cell>
            </table:table-row>
            <table:table-row>
              <table:table-cell office:value-type="float" office:value="0.589030206677265">
                <text:p>0</text:p>
              </table:table-cell>
              <table:table-cell office:value-type="float" office:value="0.589030206677265">
                <text:p>0.589030206677265</text:p>
              </table:table-cell>
              <table:table-cell office:value-type="float" office:value="0.629180093625752">
                <text:p>0.629180093625752</text:p>
              </table:table-cell>
            </table:table-row>
            <table:table-row>
              <table:table-cell office:value-type="float" office:value="0.589825119236884">
                <text:p>0</text:p>
              </table:table-cell>
              <table:table-cell office:value-type="float" office:value="0.589825119236884">
                <text:p>0.589825119236884</text:p>
              </table:table-cell>
              <table:table-cell office:value-type="float" office:value="0.630137613672255">
                <text:p>0.630137613672255</text:p>
              </table:table-cell>
            </table:table-row>
            <table:table-row>
              <table:table-cell office:value-type="float" office:value="0.590620031796502">
                <text:p>0</text:p>
              </table:table-cell>
              <table:table-cell office:value-type="float" office:value="0.590620031796502">
                <text:p>0.590620031796502</text:p>
              </table:table-cell>
              <table:table-cell office:value-type="float" office:value="0.631115441623811">
                <text:p>0.631115441623811</text:p>
              </table:table-cell>
            </table:table-row>
            <table:table-row>
              <table:table-cell office:value-type="float" office:value="0.591414944356121">
                <text:p>0</text:p>
              </table:table-cell>
              <table:table-cell office:value-type="float" office:value="0.591414944356121">
                <text:p>0.591414944356121</text:p>
              </table:table-cell>
              <table:table-cell office:value-type="float" office:value="0.632128057880731">
                <text:p>0.632128057880731</text:p>
              </table:table-cell>
            </table:table-row>
            <table:table-row>
              <table:table-cell office:value-type="float" office:value="0.592209856915739">
                <text:p>0</text:p>
              </table:table-cell>
              <table:table-cell office:value-type="float" office:value="0.592209856915739">
                <text:p>0.592209856915739</text:p>
              </table:table-cell>
              <table:table-cell office:value-type="float" office:value="0.633114945192161">
                <text:p>0.633114945192161</text:p>
              </table:table-cell>
            </table:table-row>
            <table:table-row>
              <table:table-cell office:value-type="float" office:value="0.593004769475358">
                <text:p>0</text:p>
              </table:table-cell>
              <table:table-cell office:value-type="float" office:value="0.593004769475358">
                <text:p>0.593004769475358</text:p>
              </table:table-cell>
              <table:table-cell office:value-type="float" office:value="0.634123255955919">
                <text:p>0.634123255955919</text:p>
              </table:table-cell>
            </table:table-row>
            <table:table-row>
              <table:table-cell office:value-type="float" office:value="0.593799682034976">
                <text:p>0</text:p>
              </table:table-cell>
              <table:table-cell office:value-type="float" office:value="0.593799682034976">
                <text:p>0.593799682034976</text:p>
              </table:table-cell>
              <table:table-cell office:value-type="float" office:value="0.634907936278541">
                <text:p>0.634907936278541</text:p>
              </table:table-cell>
            </table:table-row>
            <table:table-row>
              <table:table-cell office:value-type="float" office:value="0.594594594594595">
                <text:p>0</text:p>
              </table:table-cell>
              <table:table-cell office:value-type="float" office:value="0.594594594594595">
                <text:p>0.594594594594595</text:p>
              </table:table-cell>
              <table:table-cell office:value-type="float" office:value="0.635772805804173">
                <text:p>0.635772805804173</text:p>
              </table:table-cell>
            </table:table-row>
            <table:table-row>
              <table:table-cell office:value-type="float" office:value="0.595389507154213">
                <text:p>0</text:p>
              </table:table-cell>
              <table:table-cell office:value-type="float" office:value="0.595389507154213">
                <text:p>0.595389507154213</text:p>
              </table:table-cell>
              <table:table-cell office:value-type="float" office:value="0.636711606046573">
                <text:p>0.636711606046573</text:p>
              </table:table-cell>
            </table:table-row>
            <table:table-row>
              <table:table-cell office:value-type="float" office:value="0.596184419713832">
                <text:p>0</text:p>
              </table:table-cell>
              <table:table-cell office:value-type="float" office:value="0.596184419713831">
                <text:p>0.596184419713831</text:p>
              </table:table-cell>
              <table:table-cell office:value-type="float" office:value="0.63735567722553">
                <text:p>0.63735567722553</text:p>
              </table:table-cell>
            </table:table-row>
            <table:table-row>
              <table:table-cell office:value-type="float" office:value="0.59697933227345">
                <text:p>0</text:p>
              </table:table-cell>
              <table:table-cell office:value-type="float" office:value="0.59697933227345">
                <text:p>0.59697933227345</text:p>
              </table:table-cell>
              <table:table-cell office:value-type="float" office:value="0.638346098589242">
                <text:p>0.638346098589242</text:p>
              </table:table-cell>
            </table:table-row>
            <table:table-row>
              <table:table-cell office:value-type="float" office:value="0.597774244833068">
                <text:p>0</text:p>
              </table:table-cell>
              <table:table-cell office:value-type="float" office:value="0.597774244833068">
                <text:p>0.597774244833068</text:p>
              </table:table-cell>
              <table:table-cell office:value-type="float" office:value="0.639345902464601">
                <text:p>0.639345902464601</text:p>
              </table:table-cell>
            </table:table-row>
            <table:table-row>
              <table:table-cell office:value-type="float" office:value="0.598569157392687">
                <text:p>0</text:p>
              </table:table-cell>
              <table:table-cell office:value-type="float" office:value="0.598569157392687">
                <text:p>0.598569157392687</text:p>
              </table:table-cell>
              <table:table-cell office:value-type="float" office:value="0.640362198781668">
                <text:p>0.640362198781668</text:p>
              </table:table-cell>
            </table:table-row>
            <table:table-row>
              <table:table-cell office:value-type="float" office:value="0.599364069952305">
                <text:p>0</text:p>
              </table:table-cell>
              <table:table-cell office:value-type="float" office:value="0.599364069952305">
                <text:p>0.599364069952305</text:p>
              </table:table-cell>
              <table:table-cell office:value-type="float" office:value="0.641179207079842">
                <text:p>0.641179207079842</text:p>
              </table:table-cell>
            </table:table-row>
            <table:table-row>
              <table:table-cell office:value-type="float" office:value="0.600158982511924">
                <text:p>0</text:p>
              </table:table-cell>
              <table:table-cell office:value-type="float" office:value="0.600158982511924">
                <text:p>0.600158982511924</text:p>
              </table:table-cell>
              <table:table-cell office:value-type="float" office:value="0.641881453318172">
                <text:p>0.641881453318172</text:p>
              </table:table-cell>
            </table:table-row>
            <table:table-row>
              <table:table-cell office:value-type="float" office:value="0.600953895071542">
                <text:p>0</text:p>
              </table:table-cell>
              <table:table-cell office:value-type="float" office:value="0.600953895071542">
                <text:p>0.600953895071542</text:p>
              </table:table-cell>
              <table:table-cell office:value-type="float" office:value="0.642595730019697">
                <text:p>0.642595730019697</text:p>
              </table:table-cell>
            </table:table-row>
            <table:table-row>
              <table:table-cell office:value-type="float" office:value="0.601748807631161">
                <text:p>0</text:p>
              </table:table-cell>
              <table:table-cell office:value-type="float" office:value="0.60174880763116">
                <text:p>0.60174880763116</text:p>
              </table:table-cell>
              <table:table-cell office:value-type="float" office:value="0.643239373780074">
                <text:p>0.643239373780074</text:p>
              </table:table-cell>
            </table:table-row>
            <table:table-row>
              <table:table-cell office:value-type="float" office:value="0.602543720190779">
                <text:p>0</text:p>
              </table:table-cell>
              <table:table-cell office:value-type="float" office:value="0.602543720190779">
                <text:p>0.602543720190779</text:p>
              </table:table-cell>
              <table:table-cell office:value-type="float" office:value="0.643882895923639">
                <text:p>0.643882895923639</text:p>
              </table:table-cell>
            </table:table-row>
            <table:table-row>
              <table:table-cell office:value-type="float" office:value="0.603338632750397">
                <text:p>0</text:p>
              </table:table-cell>
              <table:table-cell office:value-type="float" office:value="0.603338632750397">
                <text:p>0.603338632750397</text:p>
              </table:table-cell>
              <table:table-cell office:value-type="float" office:value="0.644845048177997">
                <text:p>0.644845048177997</text:p>
              </table:table-cell>
            </table:table-row>
            <table:table-row>
              <table:table-cell office:value-type="float" office:value="0.604133545310016">
                <text:p>0</text:p>
              </table:table-cell>
              <table:table-cell office:value-type="float" office:value="0.604133545310016">
                <text:p>0.604133545310016</text:p>
              </table:table-cell>
              <table:table-cell office:value-type="float" office:value="0.645755342949937">
                <text:p>0.645755342949937</text:p>
              </table:table-cell>
            </table:table-row>
            <table:table-row>
              <table:table-cell office:value-type="float" office:value="0.604928457869634">
                <text:p>0</text:p>
              </table:table-cell>
              <table:table-cell office:value-type="float" office:value="0.604928457869634">
                <text:p>0.604928457869634</text:p>
              </table:table-cell>
              <table:table-cell office:value-type="float" office:value="0.646704088610549">
                <text:p>0.646704088610549</text:p>
              </table:table-cell>
            </table:table-row>
            <table:table-row>
              <table:table-cell office:value-type="float" office:value="0.605723370429253">
                <text:p>0</text:p>
              </table:table-cell>
              <table:table-cell office:value-type="float" office:value="0.605723370429253">
                <text:p>0.605723370429253</text:p>
              </table:table-cell>
              <table:table-cell office:value-type="float" office:value="0.647420815207142">
                <text:p>0.647420815207142</text:p>
              </table:table-cell>
            </table:table-row>
            <table:table-row>
              <table:table-cell office:value-type="float" office:value="0.606518282988871">
                <text:p>0</text:p>
              </table:table-cell>
              <table:table-cell office:value-type="float" office:value="0.606518282988871">
                <text:p>0.606518282988871</text:p>
              </table:table-cell>
              <table:table-cell office:value-type="float" office:value="0.648433424507103">
                <text:p>0.648433424507103</text:p>
              </table:table-cell>
            </table:table-row>
            <table:table-row>
              <table:table-cell office:value-type="float" office:value="0.60731319554849">
                <text:p>0</text:p>
              </table:table-cell>
              <table:table-cell office:value-type="float" office:value="0.60731319554849">
                <text:p>0.60731319554849</text:p>
              </table:table-cell>
              <table:table-cell office:value-type="float" office:value="0.649420565486899">
                <text:p>0.649420565486899</text:p>
              </table:table-cell>
            </table:table-row>
            <table:table-row>
              <table:table-cell office:value-type="float" office:value="0.608108108108108">
                <text:p>0</text:p>
              </table:table-cell>
              <table:table-cell office:value-type="float" office:value="0.608108108108108">
                <text:p>0.608108108108108</text:p>
              </table:table-cell>
              <table:table-cell office:value-type="float" office:value="0.650073883689864">
                <text:p>0.650073883689864</text:p>
              </table:table-cell>
            </table:table-row>
            <table:table-row>
              <table:table-cell office:value-type="float" office:value="0.608903020667727">
                <text:p>0</text:p>
              </table:table-cell>
              <table:table-cell office:value-type="float" office:value="0.608903020667727">
                <text:p>0.608903020667727</text:p>
              </table:table-cell>
              <table:table-cell office:value-type="float" office:value="0.651089776852221">
                <text:p>0.651089776852221</text:p>
              </table:table-cell>
            </table:table-row>
            <table:table-row>
              <table:table-cell office:value-type="float" office:value="0.609697933227345">
                <text:p>0</text:p>
              </table:table-cell>
              <table:table-cell office:value-type="float" office:value="0.609697933227345">
                <text:p>0.609697933227345</text:p>
              </table:table-cell>
              <table:table-cell office:value-type="float" office:value="0.651802163171554">
                <text:p>0.651802163171554</text:p>
              </table:table-cell>
            </table:table-row>
            <table:table-row>
              <table:table-cell office:value-type="float" office:value="0.610492845786963">
                <text:p>0</text:p>
              </table:table-cell>
              <table:table-cell office:value-type="float" office:value="0.610492845786963">
                <text:p>0.610492845786963</text:p>
              </table:table-cell>
              <table:table-cell office:value-type="float" office:value="0.652778364844721">
                <text:p>0.652778364844721</text:p>
              </table:table-cell>
            </table:table-row>
            <table:table-row>
              <table:table-cell office:value-type="float" office:value="0.611287758346582">
                <text:p>0</text:p>
              </table:table-cell>
              <table:table-cell office:value-type="float" office:value="0.611287758346582">
                <text:p>0.611287758346582</text:p>
              </table:table-cell>
              <table:table-cell office:value-type="float" office:value="0.653701360774454">
                <text:p>0.653701360774454</text:p>
              </table:table-cell>
            </table:table-row>
            <table:table-row>
              <table:table-cell office:value-type="float" office:value="0.6120826709062">
                <text:p>0</text:p>
              </table:table-cell>
              <table:table-cell office:value-type="float" office:value="0.6120826709062">
                <text:p>0.6120826709062</text:p>
              </table:table-cell>
              <table:table-cell office:value-type="float" office:value="0.654427758335157">
                <text:p>0.654427758335157</text:p>
              </table:table-cell>
            </table:table-row>
            <table:table-row>
              <table:table-cell office:value-type="float" office:value="0.612877583465819">
                <text:p>0</text:p>
              </table:table-cell>
              <table:table-cell office:value-type="float" office:value="0.612877583465819">
                <text:p>0.612877583465819</text:p>
              </table:table-cell>
              <table:table-cell office:value-type="float" office:value="0.655159045165768">
                <text:p>0.655159045165768</text:p>
              </table:table-cell>
            </table:table-row>
            <table:table-row>
              <table:table-cell office:value-type="float" office:value="0.613672496025437">
                <text:p>0</text:p>
              </table:table-cell>
              <table:table-cell office:value-type="float" office:value="0.613672496025437">
                <text:p>0.613672496025437</text:p>
              </table:table-cell>
              <table:table-cell office:value-type="float" office:value="0.655875260946805">
                <text:p>0.655875260946805</text:p>
              </table:table-cell>
            </table:table-row>
            <table:table-row>
              <table:table-cell office:value-type="float" office:value="0.614467408585056">
                <text:p>0</text:p>
              </table:table-cell>
              <table:table-cell office:value-type="float" office:value="0.614467408585056">
                <text:p>0.614467408585056</text:p>
              </table:table-cell>
              <table:table-cell office:value-type="float" office:value="0.656594996866554">
                <text:p>0.656594996866554</text:p>
              </table:table-cell>
            </table:table-row>
            <table:table-row>
              <table:table-cell office:value-type="float" office:value="0.615262321144674">
                <text:p>0</text:p>
              </table:table-cell>
              <table:table-cell office:value-type="float" office:value="0.615262321144674">
                <text:p>0.615262321144674</text:p>
              </table:table-cell>
              <table:table-cell office:value-type="float" office:value="0.657597733709841">
                <text:p>0.657597733709841</text:p>
              </table:table-cell>
            </table:table-row>
            <table:table-row>
              <table:table-cell office:value-type="float" office:value="0.616057233704293">
                <text:p>0</text:p>
              </table:table-cell>
              <table:table-cell office:value-type="float" office:value="0.616057233704293">
                <text:p>0.616057233704293</text:p>
              </table:table-cell>
              <table:table-cell office:value-type="float" office:value="0.658324530861985">
                <text:p>0.658324530861985</text:p>
              </table:table-cell>
            </table:table-row>
            <table:table-row>
              <table:table-cell office:value-type="float" office:value="0.616852146263911">
                <text:p>0</text:p>
              </table:table-cell>
              <table:table-cell office:value-type="float" office:value="0.616852146263911">
                <text:p>0.616852146263911</text:p>
              </table:table-cell>
              <table:table-cell office:value-type="float" office:value="0.659270489562535">
                <text:p>0.659270489562535</text:p>
              </table:table-cell>
            </table:table-row>
            <table:table-row>
              <table:table-cell office:value-type="float" office:value="0.617647058823529">
                <text:p>0</text:p>
              </table:table-cell>
              <table:table-cell office:value-type="float" office:value="0.617647058823529">
                <text:p>0.617647058823529</text:p>
              </table:table-cell>
              <table:table-cell office:value-type="float" office:value="0.66027283020807">
                <text:p>0.66027283020807</text:p>
              </table:table-cell>
            </table:table-row>
            <table:table-row>
              <table:table-cell office:value-type="float" office:value="0.618441971383148">
                <text:p>0</text:p>
              </table:table-cell>
              <table:table-cell office:value-type="float" office:value="0.618441971383148">
                <text:p>0.618441971383148</text:p>
              </table:table-cell>
              <table:table-cell office:value-type="float" office:value="0.661008624109198">
                <text:p>0.661008624109198</text:p>
              </table:table-cell>
            </table:table-row>
            <table:table-row>
              <table:table-cell office:value-type="float" office:value="0.619236883942766">
                <text:p>0</text:p>
              </table:table-cell>
              <table:table-cell office:value-type="float" office:value="0.619236883942766">
                <text:p>0.619236883942766</text:p>
              </table:table-cell>
              <table:table-cell office:value-type="float" office:value="0.661735744413113">
                <text:p>0.661735744413113</text:p>
              </table:table-cell>
            </table:table-row>
            <table:table-row>
              <table:table-cell office:value-type="float" office:value="0.620031796502385">
                <text:p>0</text:p>
              </table:table-cell>
              <table:table-cell office:value-type="float" office:value="0.620031796502385">
                <text:p>0.620031796502385</text:p>
              </table:table-cell>
              <table:table-cell office:value-type="float" office:value="0.66245685989915">
                <text:p>0.66245685989915</text:p>
              </table:table-cell>
            </table:table-row>
            <table:table-row>
              <table:table-cell office:value-type="float" office:value="0.620826709062003">
                <text:p>0</text:p>
              </table:table-cell>
              <table:table-cell office:value-type="float" office:value="0.620826709062003">
                <text:p>0.620826709062003</text:p>
              </table:table-cell>
              <table:table-cell office:value-type="float" office:value="0.663118163655077">
                <text:p>0.663118163655077</text:p>
              </table:table-cell>
            </table:table-row>
            <table:table-row>
              <table:table-cell office:value-type="float" office:value="0.621621621621622">
                <text:p>0</text:p>
              </table:table-cell>
              <table:table-cell office:value-type="float" office:value="0.621621621621622">
                <text:p>0.621621621621622</text:p>
              </table:table-cell>
              <table:table-cell office:value-type="float" office:value="0.663836061283992">
                <text:p>0.663836061283992</text:p>
              </table:table-cell>
            </table:table-row>
            <table:table-row>
              <table:table-cell office:value-type="float" office:value="0.62241653418124">
                <text:p>0</text:p>
              </table:table-cell>
              <table:table-cell office:value-type="float" office:value="0.62241653418124">
                <text:p>0.62241653418124</text:p>
              </table:table-cell>
              <table:table-cell office:value-type="float" office:value="0.664538898298422">
                <text:p>0.664538898298422</text:p>
              </table:table-cell>
            </table:table-row>
            <table:table-row>
              <table:table-cell office:value-type="float" office:value="0.623211446740859">
                <text:p>0</text:p>
              </table:table-cell>
              <table:table-cell office:value-type="float" office:value="0.623211446740859">
                <text:p>0.623211446740859</text:p>
              </table:table-cell>
              <table:table-cell office:value-type="float" office:value="0.665240480798766">
                <text:p>0.665240480798766</text:p>
              </table:table-cell>
            </table:table-row>
            <table:table-row>
              <table:table-cell office:value-type="float" office:value="0.624006359300477">
                <text:p>0</text:p>
              </table:table-cell>
              <table:table-cell office:value-type="float" office:value="0.624006359300477">
                <text:p>0.624006359300477</text:p>
              </table:table-cell>
              <table:table-cell office:value-type="float" office:value="0.665971795456517">
                <text:p>0.665971795456517</text:p>
              </table:table-cell>
            </table:table-row>
            <table:table-row>
              <table:table-cell office:value-type="float" office:value="0.624801271860095">
                <text:p>0</text:p>
              </table:table-cell>
              <table:table-cell office:value-type="float" office:value="0.624801271860095">
                <text:p>0.624801271860095</text:p>
              </table:table-cell>
              <table:table-cell office:value-type="float" office:value="0.666933600210444">
                <text:p>0.666933600210444</text:p>
              </table:table-cell>
            </table:table-row>
            <table:table-row>
              <table:table-cell office:value-type="float" office:value="0.625596184419714">
                <text:p>0</text:p>
              </table:table-cell>
              <table:table-cell office:value-type="float" office:value="0.625596184419714">
                <text:p>0.625596184419714</text:p>
              </table:table-cell>
              <table:table-cell office:value-type="float" office:value="0.667891269658502">
                <text:p>0.667891269658502</text:p>
              </table:table-cell>
            </table:table-row>
            <table:table-row>
              <table:table-cell office:value-type="float" office:value="0.626391096979332">
                <text:p>0</text:p>
              </table:table-cell>
              <table:table-cell office:value-type="float" office:value="0.626391096979332">
                <text:p>0.626391096979332</text:p>
              </table:table-cell>
              <table:table-cell office:value-type="float" office:value="0.668623724127746">
                <text:p>0.668623724127746</text:p>
              </table:table-cell>
            </table:table-row>
            <table:table-row>
              <table:table-cell office:value-type="float" office:value="0.627186009538951">
                <text:p>0</text:p>
              </table:table-cell>
              <table:table-cell office:value-type="float" office:value="0.627186009538951">
                <text:p>0.627186009538951</text:p>
              </table:table-cell>
              <table:table-cell office:value-type="float" office:value="0.669329417585644">
                <text:p>0.669329417585644</text:p>
              </table:table-cell>
            </table:table-row>
            <table:table-row>
              <table:table-cell office:value-type="float" office:value="0.627980922098569">
                <text:p>0</text:p>
              </table:table-cell>
              <table:table-cell office:value-type="float" office:value="0.627980922098569">
                <text:p>0.627980922098569</text:p>
              </table:table-cell>
              <table:table-cell office:value-type="float" office:value="0.670281808522306">
                <text:p>0.670281808522306</text:p>
              </table:table-cell>
            </table:table-row>
            <table:table-row>
              <table:table-cell office:value-type="float" office:value="0.628775834658188">
                <text:p>0</text:p>
              </table:table-cell>
              <table:table-cell office:value-type="float" office:value="0.628775834658188">
                <text:p>0.628775834658188</text:p>
              </table:table-cell>
              <table:table-cell office:value-type="float" office:value="0.670988315119052">
                <text:p>0.670988315119052</text:p>
              </table:table-cell>
            </table:table-row>
            <table:table-row>
              <table:table-cell office:value-type="float" office:value="0.629570747217806">
                <text:p>0</text:p>
              </table:table-cell>
              <table:table-cell office:value-type="float" office:value="0.629570747217806">
                <text:p>0.629570747217806</text:p>
              </table:table-cell>
              <table:table-cell office:value-type="float" office:value="0.671697740728108">
                <text:p>0.671697740728108</text:p>
              </table:table-cell>
            </table:table-row>
            <table:table-row>
              <table:table-cell office:value-type="float" office:value="0.630365659777425">
                <text:p>0</text:p>
              </table:table-cell>
              <table:table-cell office:value-type="float" office:value="0.630365659777424">
                <text:p>0.630365659777424</text:p>
              </table:table-cell>
              <table:table-cell office:value-type="float" office:value="0.672363360412287">
                <text:p>0.672363360412287</text:p>
              </table:table-cell>
            </table:table-row>
            <table:table-row>
              <table:table-cell office:value-type="float" office:value="0.631160572337043">
                <text:p>0</text:p>
              </table:table-cell>
              <table:table-cell office:value-type="float" office:value="0.631160572337043">
                <text:p>0.631160572337043</text:p>
              </table:table-cell>
              <table:table-cell office:value-type="float" office:value="0.673070058151297">
                <text:p>0.673070058151297</text:p>
              </table:table-cell>
            </table:table-row>
            <table:table-row>
              <table:table-cell office:value-type="float" office:value="0.631955484896661">
                <text:p>0</text:p>
              </table:table-cell>
              <table:table-cell office:value-type="float" office:value="0.631955484896661">
                <text:p>0.631955484896661</text:p>
              </table:table-cell>
              <table:table-cell office:value-type="float" office:value="0.673734663161322">
                <text:p>0.673734663161322</text:p>
              </table:table-cell>
            </table:table-row>
            <table:table-row>
              <table:table-cell office:value-type="float" office:value="0.63275039745628">
                <text:p>0</text:p>
              </table:table-cell>
              <table:table-cell office:value-type="float" office:value="0.63275039745628">
                <text:p>0.63275039745628</text:p>
              </table:table-cell>
              <table:table-cell office:value-type="float" office:value="0.674686942959006">
                <text:p>0.674686942959006</text:p>
              </table:table-cell>
            </table:table-row>
            <table:table-row>
              <table:table-cell office:value-type="float" office:value="0.633545310015898">
                <text:p>0</text:p>
              </table:table-cell>
              <table:table-cell office:value-type="float" office:value="0.633545310015898">
                <text:p>0.633545310015898</text:p>
              </table:table-cell>
              <table:table-cell office:value-type="float" office:value="0.675411912255406">
                <text:p>0.675411912255406</text:p>
              </table:table-cell>
            </table:table-row>
            <table:table-row>
              <table:table-cell office:value-type="float" office:value="0.634340222575517">
                <text:p>0</text:p>
              </table:table-cell>
              <table:table-cell office:value-type="float" office:value="0.634340222575517">
                <text:p>0.634340222575517</text:p>
              </table:table-cell>
              <table:table-cell office:value-type="float" office:value="0.676146479554377">
                <text:p>0.676146479554377</text:p>
              </table:table-cell>
            </table:table-row>
            <table:table-row>
              <table:table-cell office:value-type="float" office:value="0.635135135135135">
                <text:p>0</text:p>
              </table:table-cell>
              <table:table-cell office:value-type="float" office:value="0.635135135135135">
                <text:p>0.635135135135135</text:p>
              </table:table-cell>
              <table:table-cell office:value-type="float" office:value="0.676868005152082">
                <text:p>0.676868005152082</text:p>
              </table:table-cell>
            </table:table-row>
            <table:table-row>
              <table:table-cell office:value-type="float" office:value="0.635930047694754">
                <text:p>0</text:p>
              </table:table-cell>
              <table:table-cell office:value-type="float" office:value="0.635930047694754">
                <text:p>0.635930047694754</text:p>
              </table:table-cell>
              <table:table-cell office:value-type="float" office:value="0.677594075997745">
                <text:p>0.677594075997745</text:p>
              </table:table-cell>
            </table:table-row>
            <table:table-row>
              <table:table-cell office:value-type="float" office:value="0.636724960254372">
                <text:p>0</text:p>
              </table:table-cell>
              <table:table-cell office:value-type="float" office:value="0.636724960254372">
                <text:p>0.636724960254372</text:p>
              </table:table-cell>
              <table:table-cell office:value-type="float" office:value="0.678317092385853">
                <text:p>0.678317092385853</text:p>
              </table:table-cell>
            </table:table-row>
            <table:table-row>
              <table:table-cell office:value-type="float" office:value="0.63751987281399">
                <text:p>0</text:p>
              </table:table-cell>
              <table:table-cell office:value-type="float" office:value="0.63751987281399">
                <text:p>0.63751987281399</text:p>
              </table:table-cell>
              <table:table-cell office:value-type="float" office:value="0.679043778314229">
                <text:p>0.679043778314229</text:p>
              </table:table-cell>
            </table:table-row>
            <table:table-row>
              <table:table-cell office:value-type="float" office:value="0.638314785373609">
                <text:p>0</text:p>
              </table:table-cell>
              <table:table-cell office:value-type="float" office:value="0.638314785373609">
                <text:p>0.638314785373609</text:p>
              </table:table-cell>
              <table:table-cell office:value-type="float" office:value="0.67977424509143">
                <text:p>0.67977424509143</text:p>
              </table:table-cell>
            </table:table-row>
            <table:table-row>
              <table:table-cell office:value-type="float" office:value="0.639109697933227">
                <text:p>0</text:p>
              </table:table-cell>
              <table:table-cell office:value-type="float" office:value="0.639109697933227">
                <text:p>0.639109697933227</text:p>
              </table:table-cell>
              <table:table-cell office:value-type="float" office:value="0.680492514569437">
                <text:p>0.680492514569437</text:p>
              </table:table-cell>
            </table:table-row>
            <table:table-row>
              <table:table-cell office:value-type="float" office:value="0.639904610492846">
                <text:p>0</text:p>
              </table:table-cell>
              <table:table-cell office:value-type="float" office:value="0.639904610492846">
                <text:p>0.639904610492846</text:p>
              </table:table-cell>
              <table:table-cell office:value-type="float" office:value="0.681224645887256">
                <text:p>0.681224645887256</text:p>
              </table:table-cell>
            </table:table-row>
            <table:table-row>
              <table:table-cell office:value-type="float" office:value="0.640699523052464">
                <text:p>0</text:p>
              </table:table-cell>
              <table:table-cell office:value-type="float" office:value="0.640699523052464">
                <text:p>0.640699523052464</text:p>
              </table:table-cell>
              <table:table-cell office:value-type="float" office:value="0.682161208162591">
                <text:p>0.682161208162591</text:p>
              </table:table-cell>
            </table:table-row>
            <table:table-row>
              <table:table-cell office:value-type="float" office:value="0.641494435612083">
                <text:p>0</text:p>
              </table:table-cell>
              <table:table-cell office:value-type="float" office:value="0.641494435612083">
                <text:p>0.641494435612083</text:p>
              </table:table-cell>
              <table:table-cell office:value-type="float" office:value="0.682901106063968">
                <text:p>0.682901106063968</text:p>
              </table:table-cell>
            </table:table-row>
            <table:table-row>
              <table:table-cell office:value-type="float" office:value="0.642289348171701">
                <text:p>0</text:p>
              </table:table-cell>
              <table:table-cell office:value-type="float" office:value="0.642289348171701">
                <text:p>0.642289348171701</text:p>
              </table:table-cell>
              <table:table-cell office:value-type="float" office:value="0.683633671757328">
                <text:p>0.683633671757328</text:p>
              </table:table-cell>
            </table:table-row>
            <table:table-row>
              <table:table-cell office:value-type="float" office:value="0.643084260731319">
                <text:p>0</text:p>
              </table:table-cell>
              <table:table-cell office:value-type="float" office:value="0.643084260731319">
                <text:p>0.643084260731319</text:p>
              </table:table-cell>
              <table:table-cell office:value-type="float" office:value="0.684363540843864">
                <text:p>0.684363540843864</text:p>
              </table:table-cell>
            </table:table-row>
            <table:table-row>
              <table:table-cell office:value-type="float" office:value="0.643879173290938">
                <text:p>0</text:p>
              </table:table-cell>
              <table:table-cell office:value-type="float" office:value="0.643879173290938">
                <text:p>0.643879173290938</text:p>
              </table:table-cell>
              <table:table-cell office:value-type="float" office:value="0.685102962713784">
                <text:p>0.685102962713784</text:p>
              </table:table-cell>
            </table:table-row>
            <table:table-row>
              <table:table-cell office:value-type="float" office:value="0.644674085850556">
                <text:p>0</text:p>
              </table:table-cell>
              <table:table-cell office:value-type="float" office:value="0.644674085850556">
                <text:p>0.644674085850556</text:p>
              </table:table-cell>
              <table:table-cell office:value-type="float" office:value="0.685806254931539">
                <text:p>0.685806254931539</text:p>
              </table:table-cell>
            </table:table-row>
            <table:table-row>
              <table:table-cell office:value-type="float" office:value="0.645468998410175">
                <text:p>0</text:p>
              </table:table-cell>
              <table:table-cell office:value-type="float" office:value="0.645468998410175">
                <text:p>0.645468998410175</text:p>
              </table:table-cell>
              <table:table-cell office:value-type="float" office:value="0.686539737988507">
                <text:p>0.686539737988507</text:p>
              </table:table-cell>
            </table:table-row>
            <table:table-row>
              <table:table-cell office:value-type="float" office:value="0.646263910969793">
                <text:p>0</text:p>
              </table:table-cell>
              <table:table-cell office:value-type="float" office:value="0.646263910969793">
                <text:p>0.646263910969793</text:p>
              </table:table-cell>
              <table:table-cell office:value-type="float" office:value="0.687268978078761">
                <text:p>0.687268978078761</text:p>
              </table:table-cell>
            </table:table-row>
            <table:table-row>
              <table:table-cell office:value-type="float" office:value="0.647058823529412">
                <text:p>0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687970727415104">
                <text:p>0.687970727415104</text:p>
              </table:table-cell>
            </table:table-row>
            <table:table-row>
              <table:table-cell office:value-type="float" office:value="0.64785373608903">
                <text:p>0</text:p>
              </table:table-cell>
              <table:table-cell office:value-type="float" office:value="0.64785373608903">
                <text:p>0.64785373608903</text:p>
              </table:table-cell>
              <table:table-cell office:value-type="float" office:value="0.688683975528905">
                <text:p>0.688683975528905</text:p>
              </table:table-cell>
            </table:table-row>
            <table:table-row>
              <table:table-cell office:value-type="float" office:value="0.648648648648649">
                <text:p>0</text:p>
              </table:table-cell>
              <table:table-cell office:value-type="float" office:value="0.648648648648649">
                <text:p>0.648648648648649</text:p>
              </table:table-cell>
              <table:table-cell office:value-type="float" office:value="0.689386979336592">
                <text:p>0.689386979336592</text:p>
              </table:table-cell>
            </table:table-row>
            <table:table-row>
              <table:table-cell office:value-type="float" office:value="0.649443561208267">
                <text:p>0</text:p>
              </table:table-cell>
              <table:table-cell office:value-type="float" office:value="0.649443561208267">
                <text:p>0.649443561208267</text:p>
              </table:table-cell>
              <table:table-cell office:value-type="float" office:value="0.69012210954213">
                <text:p>0.69012210954213</text:p>
              </table:table-cell>
            </table:table-row>
            <table:table-row>
              <table:table-cell office:value-type="float" office:value="0.650238473767886">
                <text:p>0</text:p>
              </table:table-cell>
              <table:table-cell office:value-type="float" office:value="0.650238473767885">
                <text:p>0.650238473767885</text:p>
              </table:table-cell>
              <table:table-cell office:value-type="float" office:value="0.690979636339515">
                <text:p>0.690979636339515</text:p>
              </table:table-cell>
            </table:table-row>
            <table:table-row>
              <table:table-cell office:value-type="float" office:value="0.651033386327504">
                <text:p>0</text:p>
              </table:table-cell>
              <table:table-cell office:value-type="float" office:value="0.651033386327504">
                <text:p>0.651033386327504</text:p>
              </table:table-cell>
              <table:table-cell office:value-type="float" office:value="0.691980555762496">
                <text:p>0.691980555762496</text:p>
              </table:table-cell>
            </table:table-row>
            <table:table-row>
              <table:table-cell office:value-type="float" office:value="0.651828298887122">
                <text:p>0</text:p>
              </table:table-cell>
              <table:table-cell office:value-type="float" office:value="0.651828298887122">
                <text:p>0.651828298887122</text:p>
              </table:table-cell>
              <table:table-cell office:value-type="float" office:value="0.692695068740337">
                <text:p>0.692695068740337</text:p>
              </table:table-cell>
            </table:table-row>
            <table:table-row>
              <table:table-cell office:value-type="float" office:value="0.652623211446741">
                <text:p>0</text:p>
              </table:table-cell>
              <table:table-cell office:value-type="float" office:value="0.652623211446741">
                <text:p>0.652623211446741</text:p>
              </table:table-cell>
              <table:table-cell office:value-type="float" office:value="0.693413661370114">
                <text:p>0.693413661370114</text:p>
              </table:table-cell>
            </table:table-row>
            <table:table-row>
              <table:table-cell office:value-type="float" office:value="0.653418124006359">
                <text:p>0</text:p>
              </table:table-cell>
              <table:table-cell office:value-type="float" office:value="0.653418124006359">
                <text:p>0.653418124006359</text:p>
              </table:table-cell>
              <table:table-cell office:value-type="float" office:value="0.694142366296151">
                <text:p>0.694142366296151</text:p>
              </table:table-cell>
            </table:table-row>
            <table:table-row>
              <table:table-cell office:value-type="float" office:value="0.654213036565978">
                <text:p>0</text:p>
              </table:table-cell>
              <table:table-cell office:value-type="float" office:value="0.654213036565978">
                <text:p>0.654213036565978</text:p>
              </table:table-cell>
              <table:table-cell office:value-type="float" office:value="0.694880015879816">
                <text:p>0.694880015879816</text:p>
              </table:table-cell>
            </table:table-row>
            <table:table-row>
              <table:table-cell office:value-type="float" office:value="0.655007949125596">
                <text:p>0</text:p>
              </table:table-cell>
              <table:table-cell office:value-type="float" office:value="0.655007949125596">
                <text:p>0.655007949125596</text:p>
              </table:table-cell>
              <table:table-cell office:value-type="float" office:value="0.695608321214412">
                <text:p>0.695608321214412</text:p>
              </table:table-cell>
            </table:table-row>
            <table:table-row>
              <table:table-cell office:value-type="float" office:value="0.655802861685215">
                <text:p>0</text:p>
              </table:table-cell>
              <table:table-cell office:value-type="float" office:value="0.655802861685215">
                <text:p>0.655802861685215</text:p>
              </table:table-cell>
              <table:table-cell office:value-type="float" office:value="0.696347055040427">
                <text:p>0.696347055040427</text:p>
              </table:table-cell>
            </table:table-row>
            <table:table-row>
              <table:table-cell office:value-type="float" office:value="0.656597774244833">
                <text:p>0</text:p>
              </table:table-cell>
              <table:table-cell office:value-type="float" office:value="0.656597774244833">
                <text:p>0.656597774244833</text:p>
              </table:table-cell>
              <table:table-cell office:value-type="float" office:value="0.697065870117741">
                <text:p>0.697065870117741</text:p>
              </table:table-cell>
            </table:table-row>
            <table:table-row>
              <table:table-cell office:value-type="float" office:value="0.657392686804451">
                <text:p>0</text:p>
              </table:table-cell>
              <table:table-cell office:value-type="float" office:value="0.657392686804451">
                <text:p>0.657392686804451</text:p>
              </table:table-cell>
              <table:table-cell office:value-type="float" office:value="0.697773287163879">
                <text:p>0.697773287163879</text:p>
              </table:table-cell>
            </table:table-row>
            <table:table-row>
              <table:table-cell office:value-type="float" office:value="0.65818759936407">
                <text:p>0</text:p>
              </table:table-cell>
              <table:table-cell office:value-type="float" office:value="0.65818759936407">
                <text:p>0.65818759936407</text:p>
              </table:table-cell>
              <table:table-cell office:value-type="float" office:value="0.698489030306799">
                <text:p>0.698489030306799</text:p>
              </table:table-cell>
            </table:table-row>
            <table:table-row>
              <table:table-cell office:value-type="float" office:value="0.658982511923688">
                <text:p>0</text:p>
              </table:table-cell>
              <table:table-cell office:value-type="float" office:value="0.658982511923688">
                <text:p>0.658982511923688</text:p>
              </table:table-cell>
              <table:table-cell office:value-type="float" office:value="0.699162965695065">
                <text:p>0.699162965695065</text:p>
              </table:table-cell>
            </table:table-row>
            <table:table-row>
              <table:table-cell office:value-type="float" office:value="0.659777424483307">
                <text:p>0</text:p>
              </table:table-cell>
              <table:table-cell office:value-type="float" office:value="0.659777424483307">
                <text:p>0.659777424483307</text:p>
              </table:table-cell>
              <table:table-cell office:value-type="float" office:value="0.699903426587799">
                <text:p>0.699903426587799</text:p>
              </table:table-cell>
            </table:table-row>
            <table:table-row>
              <table:table-cell office:value-type="float" office:value="0.660572337042925">
                <text:p>0</text:p>
              </table:table-cell>
              <table:table-cell office:value-type="float" office:value="0.660572337042925">
                <text:p>0.660572337042925</text:p>
              </table:table-cell>
              <table:table-cell office:value-type="float" office:value="0.70087987497272">
                <text:p>0.70087987497272</text:p>
              </table:table-cell>
            </table:table-row>
            <table:table-row>
              <table:table-cell office:value-type="float" office:value="0.661367249602544">
                <text:p>0</text:p>
              </table:table-cell>
              <table:table-cell office:value-type="float" office:value="0.661367249602544">
                <text:p>0.661367249602544</text:p>
              </table:table-cell>
              <table:table-cell office:value-type="float" office:value="0.70160245350681">
                <text:p>0.70160245350681</text:p>
              </table:table-cell>
            </table:table-row>
            <table:table-row>
              <table:table-cell office:value-type="float" office:value="0.662162162162162">
                <text:p>0</text:p>
              </table:table-cell>
              <table:table-cell office:value-type="float" office:value="0.662162162162162">
                <text:p>0.662162162162162</text:p>
              </table:table-cell>
              <table:table-cell office:value-type="float" office:value="0.702328475739942">
                <text:p>0.702328475739942</text:p>
              </table:table-cell>
            </table:table-row>
            <table:table-row>
              <table:table-cell office:value-type="float" office:value="0.662957074721781">
                <text:p>0</text:p>
              </table:table-cell>
              <table:table-cell office:value-type="float" office:value="0.662957074721781">
                <text:p>0.662957074721781</text:p>
              </table:table-cell>
              <table:table-cell office:value-type="float" office:value="0.703296500717882">
                <text:p>0.703296500717882</text:p>
              </table:table-cell>
            </table:table-row>
            <table:table-row>
              <table:table-cell office:value-type="float" office:value="0.663751987281399">
                <text:p>0</text:p>
              </table:table-cell>
              <table:table-cell office:value-type="float" office:value="0.663751987281399">
                <text:p>0.663751987281399</text:p>
              </table:table-cell>
              <table:table-cell office:value-type="float" office:value="0.704025181295259">
                <text:p>0.704025181295259</text:p>
              </table:table-cell>
            </table:table-row>
            <table:table-row>
              <table:table-cell office:value-type="float" office:value="0.664546899841017">
                <text:p>0</text:p>
              </table:table-cell>
              <table:table-cell office:value-type="float" office:value="0.664546899841017">
                <text:p>0.664546899841017</text:p>
              </table:table-cell>
              <table:table-cell office:value-type="float" office:value="0.704758289024656">
                <text:p>0.704758289024656</text:p>
              </table:table-cell>
            </table:table-row>
            <table:table-row>
              <table:table-cell office:value-type="float" office:value="0.665341812400636">
                <text:p>0</text:p>
              </table:table-cell>
              <table:table-cell office:value-type="float" office:value="0.665341812400636">
                <text:p>0.665341812400636</text:p>
              </table:table-cell>
              <table:table-cell office:value-type="float" office:value="0.705700619840858">
                <text:p>0.705700619840858</text:p>
              </table:table-cell>
            </table:table-row>
            <table:table-row>
              <table:table-cell office:value-type="float" office:value="0.666136724960254">
                <text:p>0</text:p>
              </table:table-cell>
              <table:table-cell office:value-type="float" office:value="0.666136724960254">
                <text:p>0.666136724960254</text:p>
              </table:table-cell>
              <table:table-cell office:value-type="float" office:value="0.706405441069199">
                <text:p>0.706405441069199</text:p>
              </table:table-cell>
            </table:table-row>
            <table:table-row>
              <table:table-cell office:value-type="float" office:value="0.666931637519873">
                <text:p>0</text:p>
              </table:table-cell>
              <table:table-cell office:value-type="float" office:value="0.666931637519873">
                <text:p>0.666931637519873</text:p>
              </table:table-cell>
              <table:table-cell office:value-type="float" office:value="0.707125204816087">
                <text:p>0.707125204816087</text:p>
              </table:table-cell>
            </table:table-row>
            <table:table-row>
              <table:table-cell office:value-type="float" office:value="0.667726550079491">
                <text:p>0</text:p>
              </table:table-cell>
              <table:table-cell office:value-type="float" office:value="0.667726550079491">
                <text:p>0.667726550079491</text:p>
              </table:table-cell>
              <table:table-cell office:value-type="float" office:value="0.707848665930035">
                <text:p>0.707848665930035</text:p>
              </table:table-cell>
            </table:table-row>
            <table:table-row>
              <table:table-cell office:value-type="float" office:value="0.66852146263911">
                <text:p>0</text:p>
              </table:table-cell>
              <table:table-cell office:value-type="float" office:value="0.66852146263911">
                <text:p>0.66852146263911</text:p>
              </table:table-cell>
              <table:table-cell office:value-type="float" office:value="0.708574413623926">
                <text:p>0.708574413623926</text:p>
              </table:table-cell>
            </table:table-row>
            <table:table-row>
              <table:table-cell office:value-type="float" office:value="0.669316375198728">
                <text:p>0</text:p>
              </table:table-cell>
              <table:table-cell office:value-type="float" office:value="0.669316375198728">
                <text:p>0.669316375198728</text:p>
              </table:table-cell>
              <table:table-cell office:value-type="float" office:value="0.709492249138198">
                <text:p>0.709492249138198</text:p>
              </table:table-cell>
            </table:table-row>
            <table:table-row>
              <table:table-cell office:value-type="float" office:value="0.670111287758347">
                <text:p>0</text:p>
              </table:table-cell>
              <table:table-cell office:value-type="float" office:value="0.670111287758347">
                <text:p>0.670111287758347</text:p>
              </table:table-cell>
              <table:table-cell office:value-type="float" office:value="0.710223734067686">
                <text:p>0.710223734067686</text:p>
              </table:table-cell>
            </table:table-row>
            <table:table-row>
              <table:table-cell office:value-type="float" office:value="0.670906200317965">
                <text:p>0</text:p>
              </table:table-cell>
              <table:table-cell office:value-type="float" office:value="0.670906200317965">
                <text:p>0.670906200317965</text:p>
              </table:table-cell>
              <table:table-cell office:value-type="float" office:value="0.710956251063377">
                <text:p>0.710956251063377</text:p>
              </table:table-cell>
            </table:table-row>
            <table:table-row>
              <table:table-cell office:value-type="float" office:value="0.671701112877584">
                <text:p>0</text:p>
              </table:table-cell>
              <table:table-cell office:value-type="float" office:value="0.671701112877583">
                <text:p>0.671701112877583</text:p>
              </table:table-cell>
              <table:table-cell office:value-type="float" office:value="0.711686849849737">
                <text:p>0.711686849849737</text:p>
              </table:table-cell>
            </table:table-row>
            <table:table-row>
              <table:table-cell office:value-type="float" office:value="0.672496025437202">
                <text:p>0</text:p>
              </table:table-cell>
              <table:table-cell office:value-type="float" office:value="0.672496025437202">
                <text:p>0.672496025437202</text:p>
              </table:table-cell>
              <table:table-cell office:value-type="float" office:value="0.712421729865389">
                <text:p>0.712421729865389</text:p>
              </table:table-cell>
            </table:table-row>
            <table:table-row>
              <table:table-cell office:value-type="float" office:value="0.67329093799682">
                <text:p>0</text:p>
              </table:table-cell>
              <table:table-cell office:value-type="float" office:value="0.67329093799682">
                <text:p>0.67329093799682</text:p>
              </table:table-cell>
              <table:table-cell office:value-type="float" office:value="0.713152940255983">
                <text:p>0.713152940255983</text:p>
              </table:table-cell>
            </table:table-row>
            <table:table-row>
              <table:table-cell office:value-type="float" office:value="0.674085850556439">
                <text:p>0</text:p>
              </table:table-cell>
              <table:table-cell office:value-type="float" office:value="0.674085850556439">
                <text:p>0.674085850556439</text:p>
              </table:table-cell>
              <table:table-cell office:value-type="float" office:value="0.713807266176144">
                <text:p>0.713807266176144</text:p>
              </table:table-cell>
            </table:table-row>
            <table:table-row>
              <table:table-cell office:value-type="float" office:value="0.674880763116057">
                <text:p>0</text:p>
              </table:table-cell>
              <table:table-cell office:value-type="float" office:value="0.674880763116057">
                <text:p>0.674880763116057</text:p>
              </table:table-cell>
              <table:table-cell office:value-type="float" office:value="0.714518509205506">
                <text:p>0.714518509205506</text:p>
              </table:table-cell>
            </table:table-row>
            <table:table-row>
              <table:table-cell office:value-type="float" office:value="0.675675675675676">
                <text:p>0</text:p>
              </table:table-cell>
              <table:table-cell office:value-type="float" office:value="0.675675675675676">
                <text:p>0.675675675675676</text:p>
              </table:table-cell>
              <table:table-cell office:value-type="float" office:value="0.715234714551453">
                <text:p>0.715234714551453</text:p>
              </table:table-cell>
            </table:table-row>
            <table:table-row>
              <table:table-cell office:value-type="float" office:value="0.676470588235294">
                <text:p>0</text:p>
              </table:table-cell>
              <table:table-cell office:value-type="float" office:value="0.676470588235294">
                <text:p>0.676470588235294</text:p>
              </table:table-cell>
              <table:table-cell office:value-type="float" office:value="0.716158610452745">
                <text:p>0.716158610452745</text:p>
              </table:table-cell>
            </table:table-row>
            <table:table-row>
              <table:table-cell office:value-type="float" office:value="0.677265500794913">
                <text:p>0</text:p>
              </table:table-cell>
              <table:table-cell office:value-type="float" office:value="0.677265500794913">
                <text:p>0.677265500794913</text:p>
              </table:table-cell>
              <table:table-cell office:value-type="float" office:value="0.71685489357151">
                <text:p>0.71685489357151</text:p>
              </table:table-cell>
            </table:table-row>
            <table:table-row>
              <table:table-cell office:value-type="float" office:value="0.678060413354531">
                <text:p>0</text:p>
              </table:table-cell>
              <table:table-cell office:value-type="float" office:value="0.678060413354531">
                <text:p>0.678060413354531</text:p>
              </table:table-cell>
              <table:table-cell office:value-type="float" office:value="0.717593700359064">
                <text:p>0.717593700359064</text:p>
              </table:table-cell>
            </table:table-row>
            <table:table-row>
              <table:table-cell office:value-type="float" office:value="0.678855325914149">
                <text:p>0</text:p>
              </table:table-cell>
              <table:table-cell office:value-type="float" office:value="0.678855325914149">
                <text:p>0.678855325914149</text:p>
              </table:table-cell>
              <table:table-cell office:value-type="float" office:value="0.718549601084137">
                <text:p>0.718549601084137</text:p>
              </table:table-cell>
            </table:table-row>
            <table:table-row>
              <table:table-cell office:value-type="float" office:value="0.679650238473768">
                <text:p>0</text:p>
              </table:table-cell>
              <table:table-cell office:value-type="float" office:value="0.679650238473768">
                <text:p>0.679650238473768</text:p>
              </table:table-cell>
              <table:table-cell office:value-type="float" office:value="0.719281655877149">
                <text:p>0.719281655877149</text:p>
              </table:table-cell>
            </table:table-row>
            <table:table-row>
              <table:table-cell office:value-type="float" office:value="0.680445151033386">
                <text:p>0</text:p>
              </table:table-cell>
              <table:table-cell office:value-type="float" office:value="0.680445151033386">
                <text:p>0.680445151033386</text:p>
              </table:table-cell>
              <table:table-cell office:value-type="float" office:value="0.720011768196961">
                <text:p>0.720011768196961</text:p>
              </table:table-cell>
            </table:table-row>
            <table:table-row>
              <table:table-cell office:value-type="float" office:value="0.681240063593005">
                <text:p>0</text:p>
              </table:table-cell>
              <table:table-cell office:value-type="float" office:value="0.681240063593005">
                <text:p>0.681240063593005</text:p>
              </table:table-cell>
              <table:table-cell office:value-type="float" office:value="0.720735747083424">
                <text:p>0.720735747083424</text:p>
              </table:table-cell>
            </table:table-row>
            <table:table-row>
              <table:table-cell office:value-type="float" office:value="0.682034976152623">
                <text:p>0</text:p>
              </table:table-cell>
              <table:table-cell office:value-type="float" office:value="0.682034976152623">
                <text:p>0.682034976152623</text:p>
              </table:table-cell>
              <table:table-cell office:value-type="float" office:value="0.72139369049489">
                <text:p>0.72139369049489</text:p>
              </table:table-cell>
            </table:table-row>
            <table:table-row>
              <table:table-cell office:value-type="float" office:value="0.682829888712242">
                <text:p>0</text:p>
              </table:table-cell>
              <table:table-cell office:value-type="float" office:value="0.682829888712242">
                <text:p>0.682829888712242</text:p>
              </table:table-cell>
              <table:table-cell office:value-type="float" office:value="0.722126843443475">
                <text:p>0.722126843443475</text:p>
              </table:table-cell>
            </table:table-row>
            <table:table-row>
              <table:table-cell office:value-type="float" office:value="0.68362480127186">
                <text:p>0</text:p>
              </table:table-cell>
              <table:table-cell office:value-type="float" office:value="0.68362480127186">
                <text:p>0.68362480127186</text:p>
              </table:table-cell>
              <table:table-cell office:value-type="float" office:value="0.722825760642963">
                <text:p>0.722825760642963</text:p>
              </table:table-cell>
            </table:table-row>
            <table:table-row>
              <table:table-cell office:value-type="float" office:value="0.684419713831479">
                <text:p>0</text:p>
              </table:table-cell>
              <table:table-cell office:value-type="float" office:value="0.684419713831479">
                <text:p>0.684419713831479</text:p>
              </table:table-cell>
              <table:table-cell office:value-type="float" office:value="0.723548971567025">
                <text:p>0.723548971567025</text:p>
              </table:table-cell>
            </table:table-row>
            <table:table-row>
              <table:table-cell office:value-type="float" office:value="0.685214626391097">
                <text:p>0</text:p>
              </table:table-cell>
              <table:table-cell office:value-type="float" office:value="0.685214626391097">
                <text:p>0.685214626391097</text:p>
              </table:table-cell>
              <table:table-cell office:value-type="float" office:value="0.724284869734963">
                <text:p>0.724284869734963</text:p>
              </table:table-cell>
            </table:table-row>
            <table:table-row>
              <table:table-cell office:value-type="float" office:value="0.686009538950715">
                <text:p>0</text:p>
              </table:table-cell>
              <table:table-cell office:value-type="float" office:value="0.686009538950715">
                <text:p>0.686009538950715</text:p>
              </table:table-cell>
              <table:table-cell office:value-type="float" office:value="0.725225056500609">
                <text:p>0.725225056500609</text:p>
              </table:table-cell>
            </table:table-row>
            <table:table-row>
              <table:table-cell office:value-type="float" office:value="0.686804451510334">
                <text:p>0</text:p>
              </table:table-cell>
              <table:table-cell office:value-type="float" office:value="0.686804451510334">
                <text:p>0.686804451510334</text:p>
              </table:table-cell>
              <table:table-cell office:value-type="float" office:value="0.726157271542072">
                <text:p>0.726157271542072</text:p>
              </table:table-cell>
            </table:table-row>
            <table:table-row>
              <table:table-cell office:value-type="float" office:value="0.687599364069952">
                <text:p>0</text:p>
              </table:table-cell>
              <table:table-cell office:value-type="float" office:value="0.687599364069952">
                <text:p>0.687599364069952</text:p>
              </table:table-cell>
              <table:table-cell office:value-type="float" office:value="0.726886136304755">
                <text:p>0.726886136304755</text:p>
              </table:table-cell>
            </table:table-row>
            <table:table-row>
              <table:table-cell office:value-type="float" office:value="0.688394276629571">
                <text:p>0</text:p>
              </table:table-cell>
              <table:table-cell office:value-type="float" office:value="0.688394276629571">
                <text:p>0.688394276629571</text:p>
              </table:table-cell>
              <table:table-cell office:value-type="float" office:value="0.727619466482036">
                <text:p>0.727619466482036</text:p>
              </table:table-cell>
            </table:table-row>
            <table:table-row>
              <table:table-cell office:value-type="float" office:value="0.689189189189189">
                <text:p>0</text:p>
              </table:table-cell>
              <table:table-cell office:value-type="float" office:value="0.689189189189189">
                <text:p>0.689189189189189</text:p>
              </table:table-cell>
              <table:table-cell office:value-type="float" office:value="0.728312465738752">
                <text:p>0.728312465738752</text:p>
              </table:table-cell>
            </table:table-row>
            <table:table-row>
              <table:table-cell office:value-type="float" office:value="0.689984101748808">
                <text:p>0</text:p>
              </table:table-cell>
              <table:table-cell office:value-type="float" office:value="0.689984101748808">
                <text:p>0.689984101748808</text:p>
              </table:table-cell>
              <table:table-cell office:value-type="float" office:value="0.72903513114795">
                <text:p>0.72903513114795</text:p>
              </table:table-cell>
            </table:table-row>
            <table:table-row>
              <table:table-cell office:value-type="float" office:value="0.690779014308426">
                <text:p>0</text:p>
              </table:table-cell>
              <table:table-cell office:value-type="float" office:value="0.690779014308426">
                <text:p>0.690779014308426</text:p>
              </table:table-cell>
              <table:table-cell office:value-type="float" office:value="0.729766289447535">
                <text:p>0.729766289447535</text:p>
              </table:table-cell>
            </table:table-row>
            <table:table-row>
              <table:table-cell office:value-type="float" office:value="0.691573926868045">
                <text:p>0</text:p>
              </table:table-cell>
              <table:table-cell office:value-type="float" office:value="0.691573926868044">
                <text:p>0.691573926868044</text:p>
              </table:table-cell>
              <table:table-cell office:value-type="float" office:value="0.730493100513248">
                <text:p>0.730493100513248</text:p>
              </table:table-cell>
            </table:table-row>
            <table:table-row>
              <table:table-cell office:value-type="float" office:value="0.692368839427663">
                <text:p>0</text:p>
              </table:table-cell>
              <table:table-cell office:value-type="float" office:value="0.692368839427663">
                <text:p>0.692368839427663</text:p>
              </table:table-cell>
              <table:table-cell office:value-type="float" office:value="0.731177985643581">
                <text:p>0.731177985643581</text:p>
              </table:table-cell>
            </table:table-row>
            <table:table-row>
              <table:table-cell office:value-type="float" office:value="0.693163751987281">
                <text:p>0</text:p>
              </table:table-cell>
              <table:table-cell office:value-type="float" office:value="0.693163751987281">
                <text:p>0.693163751987281</text:p>
              </table:table-cell>
              <table:table-cell office:value-type="float" office:value="0.731907875515509">
                <text:p>0.731907875515509</text:p>
              </table:table-cell>
            </table:table-row>
            <table:table-row>
              <table:table-cell office:value-type="float" office:value="0.6939586645469">
                <text:p>0</text:p>
              </table:table-cell>
              <table:table-cell office:value-type="float" office:value="0.6939586645469">
                <text:p>0.6939586645469</text:p>
              </table:table-cell>
              <table:table-cell office:value-type="float" office:value="0.732642119578266">
                <text:p>0.732642119578266</text:p>
              </table:table-cell>
            </table:table-row>
            <table:table-row>
              <table:table-cell office:value-type="float" office:value="0.694753577106518">
                <text:p>0</text:p>
              </table:table-cell>
              <table:table-cell office:value-type="float" office:value="0.694753577106518">
                <text:p>0.694753577106518</text:p>
              </table:table-cell>
              <table:table-cell office:value-type="float" office:value="0.733379202777233">
                <text:p>0.733379202777233</text:p>
              </table:table-cell>
            </table:table-row>
            <table:table-row>
              <table:table-cell office:value-type="float" office:value="0.695548489666137">
                <text:p>0</text:p>
              </table:table-cell>
              <table:table-cell office:value-type="float" office:value="0.695548489666137">
                <text:p>0.695548489666137</text:p>
              </table:table-cell>
              <table:table-cell office:value-type="float" office:value="0.734103918405268">
                <text:p>0.734103918405268</text:p>
              </table:table-cell>
            </table:table-row>
            <table:table-row>
              <table:table-cell office:value-type="float" office:value="0.696343402225755">
                <text:p>0</text:p>
              </table:table-cell>
              <table:table-cell office:value-type="float" office:value="0.696343402225755">
                <text:p>0.696343402225755</text:p>
              </table:table-cell>
              <table:table-cell office:value-type="float" office:value="0.73482275435311">
                <text:p>0.73482275435311</text:p>
              </table:table-cell>
            </table:table-row>
            <table:table-row>
              <table:table-cell office:value-type="float" office:value="0.697138314785374">
                <text:p>0</text:p>
              </table:table-cell>
              <table:table-cell office:value-type="float" office:value="0.697138314785374">
                <text:p>0.697138314785374</text:p>
              </table:table-cell>
              <table:table-cell office:value-type="float" office:value="0.735561762633228">
                <text:p>0.735561762633228</text:p>
              </table:table-cell>
            </table:table-row>
            <table:table-row>
              <table:table-cell office:value-type="float" office:value="0.697933227344992">
                <text:p>0</text:p>
              </table:table-cell>
              <table:table-cell office:value-type="float" office:value="0.697933227344992">
                <text:p>0.697933227344992</text:p>
              </table:table-cell>
              <table:table-cell office:value-type="float" office:value="0.736272335010735">
                <text:p>0.736272335010735</text:p>
              </table:table-cell>
            </table:table-row>
            <table:table-row>
              <table:table-cell office:value-type="float" office:value="0.69872813990461">
                <text:p>0</text:p>
              </table:table-cell>
              <table:table-cell office:value-type="float" office:value="0.69872813990461">
                <text:p>0.69872813990461</text:p>
              </table:table-cell>
              <table:table-cell office:value-type="float" office:value="0.737001144203929">
                <text:p>0.737001144203929</text:p>
              </table:table-cell>
            </table:table-row>
            <table:table-row>
              <table:table-cell office:value-type="float" office:value="0.699523052464229">
                <text:p>0</text:p>
              </table:table-cell>
              <table:table-cell office:value-type="float" office:value="0.699523052464229">
                <text:p>0.699523052464229</text:p>
              </table:table-cell>
              <table:table-cell office:value-type="float" office:value="0.737734366635573">
                <text:p>0.737734366635573</text:p>
              </table:table-cell>
            </table:table-row>
            <table:table-row>
              <table:table-cell office:value-type="float" office:value="0.700317965023847">
                <text:p>0</text:p>
              </table:table-cell>
              <table:table-cell office:value-type="float" office:value="0.700317965023847">
                <text:p>0.700317965023847</text:p>
              </table:table-cell>
              <table:table-cell office:value-type="float" office:value="0.738471342088904">
                <text:p>0.738471342088904</text:p>
              </table:table-cell>
            </table:table-row>
            <table:table-row>
              <table:table-cell office:value-type="float" office:value="0.701112877583466">
                <text:p>0</text:p>
              </table:table-cell>
              <table:table-cell office:value-type="float" office:value="0.701112877583466">
                <text:p>0.701112877583466</text:p>
              </table:table-cell>
              <table:table-cell office:value-type="float" office:value="0.739203660985719">
                <text:p>0.739203660985719</text:p>
              </table:table-cell>
            </table:table-row>
            <table:table-row>
              <table:table-cell office:value-type="float" office:value="0.701907790143084">
                <text:p>0</text:p>
              </table:table-cell>
              <table:table-cell office:value-type="float" office:value="0.701907790143084">
                <text:p>0.701907790143084</text:p>
              </table:table-cell>
              <table:table-cell office:value-type="float" office:value="0.73994135231044">
                <text:p>0.73994135231044</text:p>
              </table:table-cell>
            </table:table-row>
            <table:table-row>
              <table:table-cell office:value-type="float" office:value="0.702702702702703">
                <text:p>0</text:p>
              </table:table-cell>
              <table:table-cell office:value-type="float" office:value="0.702702702702703">
                <text:p>0.702702702702703</text:p>
              </table:table-cell>
              <table:table-cell office:value-type="float" office:value="0.740615586543865">
                <text:p>0.740615586543865</text:p>
              </table:table-cell>
            </table:table-row>
            <table:table-row>
              <table:table-cell office:value-type="float" office:value="0.703497615262321">
                <text:p>0</text:p>
              </table:table-cell>
              <table:table-cell office:value-type="float" office:value="0.703497615262321">
                <text:p>0.703497615262321</text:p>
              </table:table-cell>
              <table:table-cell office:value-type="float" office:value="0.741348437126418">
                <text:p>0.741348437126418</text:p>
              </table:table-cell>
            </table:table-row>
            <table:table-row>
              <table:table-cell office:value-type="float" office:value="0.70429252782194">
                <text:p>0</text:p>
              </table:table-cell>
              <table:table-cell office:value-type="float" office:value="0.704292527821939">
                <text:p>0.704292527821939</text:p>
              </table:table-cell>
              <table:table-cell office:value-type="float" office:value="0.742086628831258">
                <text:p>0.742086628831258</text:p>
              </table:table-cell>
            </table:table-row>
            <table:table-row>
              <table:table-cell office:value-type="float" office:value="0.705087440381558">
                <text:p>0</text:p>
              </table:table-cell>
              <table:table-cell office:value-type="float" office:value="0.705087440381558">
                <text:p>0.705087440381558</text:p>
              </table:table-cell>
              <table:table-cell office:value-type="float" office:value="0.742807442036051">
                <text:p>0.742807442036051</text:p>
              </table:table-cell>
            </table:table-row>
            <table:table-row>
              <table:table-cell office:value-type="float" office:value="0.705882352941176">
                <text:p>0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0.743537019191646">
                <text:p>0.743537019191646</text:p>
              </table:table-cell>
            </table:table-row>
            <table:table-row>
              <table:table-cell office:value-type="float" office:value="0.706677265500795">
                <text:p>0</text:p>
              </table:table-cell>
              <table:table-cell office:value-type="float" office:value="0.706677265500795">
                <text:p>0.706677265500795</text:p>
              </table:table-cell>
              <table:table-cell office:value-type="float" office:value="0.744276597419732">
                <text:p>0.744276597419732</text:p>
              </table:table-cell>
            </table:table-row>
            <table:table-row>
              <table:table-cell office:value-type="float" office:value="0.707472178060413">
                <text:p>0</text:p>
              </table:table-cell>
              <table:table-cell office:value-type="float" office:value="0.707472178060413">
                <text:p>0.707472178060413</text:p>
              </table:table-cell>
              <table:table-cell office:value-type="float" office:value="0.745006237101774">
                <text:p>0.745006237101774</text:p>
              </table:table-cell>
            </table:table-row>
            <table:table-row>
              <table:table-cell office:value-type="float" office:value="0.708267090620032">
                <text:p>0</text:p>
              </table:table-cell>
              <table:table-cell office:value-type="float" office:value="0.708267090620032">
                <text:p>0.708267090620032</text:p>
              </table:table-cell>
              <table:table-cell office:value-type="float" office:value="0.745730452349343">
                <text:p>0.745730452349343</text:p>
              </table:table-cell>
            </table:table-row>
            <table:table-row>
              <table:table-cell office:value-type="float" office:value="0.70906200317965">
                <text:p>0</text:p>
              </table:table-cell>
              <table:table-cell office:value-type="float" office:value="0.70906200317965">
                <text:p>0.70906200317965</text:p>
              </table:table-cell>
              <table:table-cell office:value-type="float" office:value="0.746391964597189">
                <text:p>0.746391964597189</text:p>
              </table:table-cell>
            </table:table-row>
            <table:table-row>
              <table:table-cell office:value-type="float" office:value="0.709856915739269">
                <text:p>0</text:p>
              </table:table-cell>
              <table:table-cell office:value-type="float" office:value="0.709856915739269">
                <text:p>0.709856915739269</text:p>
              </table:table-cell>
              <table:table-cell office:value-type="float" office:value="0.747124825614832">
                <text:p>0.747124825614832</text:p>
              </table:table-cell>
            </table:table-row>
            <table:table-row>
              <table:table-cell office:value-type="float" office:value="0.710651828298887">
                <text:p>0</text:p>
              </table:table-cell>
              <table:table-cell office:value-type="float" office:value="0.710651828298887">
                <text:p>0.710651828298887</text:p>
              </table:table-cell>
              <table:table-cell office:value-type="float" office:value="0.747849728906652">
                <text:p>0.747849728906652</text:p>
              </table:table-cell>
            </table:table-row>
            <table:table-row>
              <table:table-cell office:value-type="float" office:value="0.711446740858506">
                <text:p>0</text:p>
              </table:table-cell>
              <table:table-cell office:value-type="float" office:value="0.711446740858506">
                <text:p>0.711446740858506</text:p>
              </table:table-cell>
              <table:table-cell office:value-type="float" office:value="0.748582051281599">
                <text:p>0.748582051281599</text:p>
              </table:table-cell>
            </table:table-row>
            <table:table-row>
              <table:table-cell office:value-type="float" office:value="0.712241653418124">
                <text:p>0</text:p>
              </table:table-cell>
              <table:table-cell office:value-type="float" office:value="0.712241653418124">
                <text:p>0.712241653418124</text:p>
              </table:table-cell>
              <table:table-cell office:value-type="float" office:value="0.749308139519311">
                <text:p>0.749308139519311</text:p>
              </table:table-cell>
            </table:table-row>
            <table:table-row>
              <table:table-cell office:value-type="float" office:value="0.713036565977742">
                <text:p>0</text:p>
              </table:table-cell>
              <table:table-cell office:value-type="float" office:value="0.713036565977742">
                <text:p>0.713036565977742</text:p>
              </table:table-cell>
              <table:table-cell office:value-type="float" office:value="0.75002992226386">
                <text:p>0.75002992226386</text:p>
              </table:table-cell>
            </table:table-row>
            <table:table-row>
              <table:table-cell office:value-type="float" office:value="0.713831478537361">
                <text:p>0</text:p>
              </table:table-cell>
              <table:table-cell office:value-type="float" office:value="0.713831478537361">
                <text:p>0.713831478537361</text:p>
              </table:table-cell>
              <table:table-cell office:value-type="float" office:value="0.750744556900907">
                <text:p>0.750744556900907</text:p>
              </table:table-cell>
            </table:table-row>
            <table:table-row>
              <table:table-cell office:value-type="float" office:value="0.714626391096979">
                <text:p>0</text:p>
              </table:table-cell>
              <table:table-cell office:value-type="float" office:value="0.714626391096979">
                <text:p>0.714626391096979</text:p>
              </table:table-cell>
              <table:table-cell office:value-type="float" office:value="0.751461151403205">
                <text:p>0.751461151403205</text:p>
              </table:table-cell>
            </table:table-row>
            <table:table-row>
              <table:table-cell office:value-type="float" office:value="0.715421303656598">
                <text:p>0</text:p>
              </table:table-cell>
              <table:table-cell office:value-type="float" office:value="0.715421303656598">
                <text:p>0.715421303656598</text:p>
              </table:table-cell>
              <table:table-cell office:value-type="float" office:value="0.752199311802426">
                <text:p>0.752199311802426</text:p>
              </table:table-cell>
            </table:table-row>
            <table:table-row>
              <table:table-cell office:value-type="float" office:value="0.716216216216216">
                <text:p>0</text:p>
              </table:table-cell>
              <table:table-cell office:value-type="float" office:value="0.716216216216216">
                <text:p>0.716216216216216</text:p>
              </table:table-cell>
              <table:table-cell office:value-type="float" office:value="0.75289176550223">
                <text:p>0.75289176550223</text:p>
              </table:table-cell>
            </table:table-row>
            <table:table-row>
              <table:table-cell office:value-type="float" office:value="0.717011128775835">
                <text:p>0</text:p>
              </table:table-cell>
              <table:table-cell office:value-type="float" office:value="0.717011128775835">
                <text:p>0.717011128775835</text:p>
              </table:table-cell>
              <table:table-cell office:value-type="float" office:value="0.753629675711218">
                <text:p>0.753629675711218</text:p>
              </table:table-cell>
            </table:table-row>
            <table:table-row>
              <table:table-cell office:value-type="float" office:value="0.717806041335453">
                <text:p>0</text:p>
              </table:table-cell>
              <table:table-cell office:value-type="float" office:value="0.717806041335453">
                <text:p>0.717806041335453</text:p>
              </table:table-cell>
              <table:table-cell office:value-type="float" office:value="0.754330743917873">
                <text:p>0.754330743917873</text:p>
              </table:table-cell>
            </table:table-row>
            <table:table-row>
              <table:table-cell office:value-type="float" office:value="0.718600953895071">
                <text:p>0</text:p>
              </table:table-cell>
              <table:table-cell office:value-type="float" office:value="0.718600953895071">
                <text:p>0.718600953895071</text:p>
              </table:table-cell>
              <table:table-cell office:value-type="float" office:value="0.755062347028087">
                <text:p>0.755062347028087</text:p>
              </table:table-cell>
            </table:table-row>
            <table:table-row>
              <table:table-cell office:value-type="float" office:value="0.71939586645469">
                <text:p>0</text:p>
              </table:table-cell>
              <table:table-cell office:value-type="float" office:value="0.71939586645469">
                <text:p>0.71939586645469</text:p>
              </table:table-cell>
              <table:table-cell office:value-type="float" office:value="0.756023925855999">
                <text:p>0.756023925855999</text:p>
              </table:table-cell>
            </table:table-row>
            <table:table-row>
              <table:table-cell office:value-type="float" office:value="0.720190779014308">
                <text:p>0</text:p>
              </table:table-cell>
              <table:table-cell office:value-type="float" office:value="0.720190779014308">
                <text:p>0.720190779014308</text:p>
              </table:table-cell>
              <table:table-cell office:value-type="float" office:value="0.756741267534959">
                <text:p>0.756741267534959</text:p>
              </table:table-cell>
            </table:table-row>
            <table:table-row>
              <table:table-cell office:value-type="float" office:value="0.720985691573927">
                <text:p>0</text:p>
              </table:table-cell>
              <table:table-cell office:value-type="float" office:value="0.720985691573927">
                <text:p>0.720985691573927</text:p>
              </table:table-cell>
              <table:table-cell office:value-type="float" office:value="0.757445268667147">
                <text:p>0.757445268667147</text:p>
              </table:table-cell>
            </table:table-row>
            <table:table-row>
              <table:table-cell office:value-type="float" office:value="0.721780604133545">
                <text:p>0</text:p>
              </table:table-cell>
              <table:table-cell office:value-type="float" office:value="0.721780604133545">
                <text:p>0.721780604133545</text:p>
              </table:table-cell>
              <table:table-cell office:value-type="float" office:value="0.758097554761513">
                <text:p>0.758097554761513</text:p>
              </table:table-cell>
            </table:table-row>
            <table:table-row>
              <table:table-cell office:value-type="float" office:value="0.722575516693164">
                <text:p>0</text:p>
              </table:table-cell>
              <table:table-cell office:value-type="float" office:value="0.722575516693164">
                <text:p>0.722575516693164</text:p>
              </table:table-cell>
              <table:table-cell office:value-type="float" office:value="0.758813749672022">
                <text:p>0.758813749672022</text:p>
              </table:table-cell>
            </table:table-row>
            <table:table-row>
              <table:table-cell office:value-type="float" office:value="0.723370429252782">
                <text:p>0</text:p>
              </table:table-cell>
              <table:table-cell office:value-type="float" office:value="0.723370429252782">
                <text:p>0.723370429252782</text:p>
              </table:table-cell>
              <table:table-cell office:value-type="float" office:value="0.759536964074216">
                <text:p>0.759536964074216</text:p>
              </table:table-cell>
            </table:table-row>
            <table:table-row>
              <table:table-cell office:value-type="float" office:value="0.724165341812401">
                <text:p>0</text:p>
              </table:table-cell>
              <table:table-cell office:value-type="float" office:value="0.724165341812401">
                <text:p>0.724165341812401</text:p>
              </table:table-cell>
              <table:table-cell office:value-type="float" office:value="0.76021218867553">
                <text:p>0.76021218867553</text:p>
              </table:table-cell>
            </table:table-row>
            <table:table-row>
              <table:table-cell office:value-type="float" office:value="0.724960254372019">
                <text:p>0</text:p>
              </table:table-cell>
              <table:table-cell office:value-type="float" office:value="0.724960254372019">
                <text:p>0.724960254372019</text:p>
              </table:table-cell>
              <table:table-cell office:value-type="float" office:value="0.76094601575445">
                <text:p>0.76094601575445</text:p>
              </table:table-cell>
            </table:table-row>
            <table:table-row>
              <table:table-cell office:value-type="float" office:value="0.725755166931638">
                <text:p>0</text:p>
              </table:table-cell>
              <table:table-cell office:value-type="float" office:value="0.725755166931638">
                <text:p>0.725755166931638</text:p>
              </table:table-cell>
              <table:table-cell office:value-type="float" office:value="0.761678748241066">
                <text:p>0.761678748241066</text:p>
              </table:table-cell>
            </table:table-row>
            <table:table-row>
              <table:table-cell office:value-type="float" office:value="0.726550079491256">
                <text:p>0</text:p>
              </table:table-cell>
              <table:table-cell office:value-type="float" office:value="0.726550079491256">
                <text:p>0.726550079491256</text:p>
              </table:table-cell>
              <table:table-cell office:value-type="float" office:value="0.762407053575662">
                <text:p>0.762407053575662</text:p>
              </table:table-cell>
            </table:table-row>
            <table:table-row>
              <table:table-cell office:value-type="float" office:value="0.727344992050874">
                <text:p>0</text:p>
              </table:table-cell>
              <table:table-cell office:value-type="float" office:value="0.727344992050874">
                <text:p>0.727344992050874</text:p>
              </table:table-cell>
              <table:table-cell office:value-type="float" office:value="0.763137607227971">
                <text:p>0.763137607227971</text:p>
              </table:table-cell>
            </table:table-row>
            <table:table-row>
              <table:table-cell office:value-type="float" office:value="0.728139904610493">
                <text:p>0</text:p>
              </table:table-cell>
              <table:table-cell office:value-type="float" office:value="0.728139904610493">
                <text:p>0.728139904610493</text:p>
              </table:table-cell>
              <table:table-cell office:value-type="float" office:value="0.76384795372151">
                <text:p>0.76384795372151</text:p>
              </table:table-cell>
            </table:table-row>
            <table:table-row>
              <table:table-cell office:value-type="float" office:value="0.728934817170111">
                <text:p>0</text:p>
              </table:table-cell>
              <table:table-cell office:value-type="float" office:value="0.728934817170111">
                <text:p>0.728934817170111</text:p>
              </table:table-cell>
              <table:table-cell office:value-type="float" office:value="0.764582739905095">
                <text:p>0.764582739905095</text:p>
              </table:table-cell>
            </table:table-row>
            <table:table-row>
              <table:table-cell office:value-type="float" office:value="0.72972972972973">
                <text:p>0</text:p>
              </table:table-cell>
              <table:table-cell office:value-type="float" office:value="0.72972972972973">
                <text:p>0.72972972972973</text:p>
              </table:table-cell>
              <table:table-cell office:value-type="float" office:value="0.765299758432284">
                <text:p>0.765299758432284</text:p>
              </table:table-cell>
            </table:table-row>
            <table:table-row>
              <table:table-cell office:value-type="float" office:value="0.730524642289348">
                <text:p>0</text:p>
              </table:table-cell>
              <table:table-cell office:value-type="float" office:value="0.730524642289348">
                <text:p>0.730524642289348</text:p>
              </table:table-cell>
              <table:table-cell office:value-type="float" office:value="0.766016856877969">
                <text:p>0.766016856877969</text:p>
              </table:table-cell>
            </table:table-row>
            <table:table-row>
              <table:table-cell office:value-type="float" office:value="0.731319554848967">
                <text:p>0</text:p>
              </table:table-cell>
              <table:table-cell office:value-type="float" office:value="0.731319554848967">
                <text:p>0.731319554848967</text:p>
              </table:table-cell>
              <table:table-cell office:value-type="float" office:value="0.766746079576174">
                <text:p>0.766746079576174</text:p>
              </table:table-cell>
            </table:table-row>
            <table:table-row>
              <table:table-cell office:value-type="float" office:value="0.732114467408585">
                <text:p>0</text:p>
              </table:table-cell>
              <table:table-cell office:value-type="float" office:value="0.732114467408585">
                <text:p>0.732114467408585</text:p>
              </table:table-cell>
              <table:table-cell office:value-type="float" office:value="0.767468682374481">
                <text:p>0.767468682374481</text:p>
              </table:table-cell>
            </table:table-row>
            <table:table-row>
              <table:table-cell office:value-type="float" office:value="0.732909379968204">
                <text:p>0</text:p>
              </table:table-cell>
              <table:table-cell office:value-type="float" office:value="0.732909379968203">
                <text:p>0.732909379968203</text:p>
              </table:table-cell>
              <table:table-cell office:value-type="float" office:value="0.768201769318487">
                <text:p>0.768201769318487</text:p>
              </table:table-cell>
            </table:table-row>
            <table:table-row>
              <table:table-cell office:value-type="float" office:value="0.733704292527822">
                <text:p>0</text:p>
              </table:table-cell>
              <table:table-cell office:value-type="float" office:value="0.733704292527822">
                <text:p>0.733704292527822</text:p>
              </table:table-cell>
              <table:table-cell office:value-type="float" office:value="0.768929473483939">
                <text:p>0.768929473483939</text:p>
              </table:table-cell>
            </table:table-row>
            <table:table-row>
              <table:table-cell office:value-type="float" office:value="0.73449920508744">
                <text:p>0</text:p>
              </table:table-cell>
              <table:table-cell office:value-type="float" office:value="0.73449920508744">
                <text:p>0.73449920508744</text:p>
              </table:table-cell>
              <table:table-cell office:value-type="float" office:value="0.769662303280754">
                <text:p>0.769662303280754</text:p>
              </table:table-cell>
            </table:table-row>
            <table:table-row>
              <table:table-cell office:value-type="float" office:value="0.735294117647059">
                <text:p>0</text:p>
              </table:table-cell>
              <table:table-cell office:value-type="float" office:value="0.735294117647059">
                <text:p>0.735294117647059</text:p>
              </table:table-cell>
              <table:table-cell office:value-type="float" office:value="0.770384534314412">
                <text:p>0.770384534314412</text:p>
              </table:table-cell>
            </table:table-row>
            <table:table-row>
              <table:table-cell office:value-type="float" office:value="0.736089030206677">
                <text:p>0</text:p>
              </table:table-cell>
              <table:table-cell office:value-type="float" office:value="0.736089030206677">
                <text:p>0.736089030206677</text:p>
              </table:table-cell>
              <table:table-cell office:value-type="float" office:value="0.77104140743984">
                <text:p>0.77104140743984</text:p>
              </table:table-cell>
            </table:table-row>
            <table:table-row>
              <table:table-cell office:value-type="float" office:value="0.736883942766296">
                <text:p>0</text:p>
              </table:table-cell>
              <table:table-cell office:value-type="float" office:value="0.736883942766296">
                <text:p>0.736883942766296</text:p>
              </table:table-cell>
              <table:table-cell office:value-type="float" office:value="0.771754964791495">
                <text:p>0.771754964791495</text:p>
              </table:table-cell>
            </table:table-row>
            <table:table-row>
              <table:table-cell office:value-type="float" office:value="0.737678855325914">
                <text:p>0</text:p>
              </table:table-cell>
              <table:table-cell office:value-type="float" office:value="0.737678855325914">
                <text:p>0.737678855325914</text:p>
              </table:table-cell>
              <table:table-cell office:value-type="float" office:value="0.772486168225478">
                <text:p>0.772486168225478</text:p>
              </table:table-cell>
            </table:table-row>
            <table:table-row>
              <table:table-cell office:value-type="float" office:value="0.738473767885533">
                <text:p>0</text:p>
              </table:table-cell>
              <table:table-cell office:value-type="float" office:value="0.738473767885533">
                <text:p>0.738473767885533</text:p>
              </table:table-cell>
              <table:table-cell office:value-type="float" office:value="0.77321264222585">
                <text:p>0.77321264222585</text:p>
              </table:table-cell>
            </table:table-row>
            <table:table-row>
              <table:table-cell office:value-type="float" office:value="0.739268680445151">
                <text:p>0</text:p>
              </table:table-cell>
              <table:table-cell office:value-type="float" office:value="0.739268680445151">
                <text:p>0.739268680445151</text:p>
              </table:table-cell>
              <table:table-cell office:value-type="float" office:value="0.77394728248636">
                <text:p>0.77394728248636</text:p>
              </table:table-cell>
            </table:table-row>
            <table:table-row>
              <table:table-cell office:value-type="float" office:value="0.740063593004769">
                <text:p>0</text:p>
              </table:table-cell>
              <table:table-cell office:value-type="float" office:value="0.74006359300477">
                <text:p>0.74006359300477</text:p>
              </table:table-cell>
              <table:table-cell office:value-type="float" office:value="0.774655825430768">
                <text:p>0.774655825430768</text:p>
              </table:table-cell>
            </table:table-row>
            <table:table-row>
              <table:table-cell office:value-type="float" office:value="0.740858505564388">
                <text:p>0</text:p>
              </table:table-cell>
              <table:table-cell office:value-type="float" office:value="0.740858505564388">
                <text:p>0.740858505564388</text:p>
              </table:table-cell>
              <table:table-cell office:value-type="float" office:value="0.775371294034795">
                <text:p>0.775371294034795</text:p>
              </table:table-cell>
            </table:table-row>
            <table:table-row>
              <table:table-cell office:value-type="float" office:value="0.741653418124006">
                <text:p>0</text:p>
              </table:table-cell>
              <table:table-cell office:value-type="float" office:value="0.741653418124006">
                <text:p>0.741653418124006</text:p>
              </table:table-cell>
              <table:table-cell office:value-type="float" office:value="0.776108425846292">
                <text:p>0.776108425846292</text:p>
              </table:table-cell>
            </table:table-row>
            <table:table-row>
              <table:table-cell office:value-type="float" office:value="0.742448330683625">
                <text:p>0</text:p>
              </table:table-cell>
              <table:table-cell office:value-type="float" office:value="0.742448330683625">
                <text:p>0.742448330683625</text:p>
              </table:table-cell>
              <table:table-cell office:value-type="float" office:value="0.77683787099238">
                <text:p>0.77683787099238</text:p>
              </table:table-cell>
            </table:table-row>
            <table:table-row>
              <table:table-cell office:value-type="float" office:value="0.743243243243243">
                <text:p>0</text:p>
              </table:table-cell>
              <table:table-cell office:value-type="float" office:value="0.743243243243243">
                <text:p>0.743243243243243</text:p>
              </table:table-cell>
              <table:table-cell office:value-type="float" office:value="0.777566940810897">
                <text:p>0.777566940810897</text:p>
              </table:table-cell>
            </table:table-row>
            <table:table-row>
              <table:table-cell office:value-type="float" office:value="0.744038155802862">
                <text:p>0</text:p>
              </table:table-cell>
              <table:table-cell office:value-type="float" office:value="0.744038155802862">
                <text:p>0.744038155802862</text:p>
              </table:table-cell>
              <table:table-cell office:value-type="float" office:value="0.778289793799091">
                <text:p>0.778289793799091</text:p>
              </table:table-cell>
            </table:table-row>
            <table:table-row>
              <table:table-cell office:value-type="float" office:value="0.74483306836248">
                <text:p>0</text:p>
              </table:table-cell>
              <table:table-cell office:value-type="float" office:value="0.74483306836248">
                <text:p>0.74483306836248</text:p>
              </table:table-cell>
              <table:table-cell office:value-type="float" office:value="0.779019266687528">
                <text:p>0.779019266687528</text:p>
              </table:table-cell>
            </table:table-row>
            <table:table-row>
              <table:table-cell office:value-type="float" office:value="0.745627980922099">
                <text:p>0</text:p>
              </table:table-cell>
              <table:table-cell office:value-type="float" office:value="0.745627980922099">
                <text:p>0.745627980922099</text:p>
              </table:table-cell>
              <table:table-cell office:value-type="float" office:value="0.779728824348486">
                <text:p>0.779728824348486</text:p>
              </table:table-cell>
            </table:table-row>
            <table:table-row>
              <table:table-cell office:value-type="float" office:value="0.746422893481717">
                <text:p>0</text:p>
              </table:table-cell>
              <table:table-cell office:value-type="float" office:value="0.746422893481717">
                <text:p>0.746422893481717</text:p>
              </table:table-cell>
              <table:table-cell office:value-type="float" office:value="0.78045316464895">
                <text:p>0.78045316464895</text:p>
              </table:table-cell>
            </table:table-row>
            <table:table-row>
              <table:table-cell office:value-type="float" office:value="0.747217806041336">
                <text:p>0</text:p>
              </table:table-cell>
              <table:table-cell office:value-type="float" office:value="0.747217806041336">
                <text:p>0.747217806041336</text:p>
              </table:table-cell>
              <table:table-cell office:value-type="float" office:value="0.781176431227292">
                <text:p>0.781176431227292</text:p>
              </table:table-cell>
            </table:table-row>
            <table:table-row>
              <table:table-cell office:value-type="float" office:value="0.748012718600954">
                <text:p>0</text:p>
              </table:table-cell>
              <table:table-cell office:value-type="float" office:value="0.748012718600954">
                <text:p>0.748012718600954</text:p>
              </table:table-cell>
              <table:table-cell office:value-type="float" office:value="0.781906984879601">
                <text:p>0.781906984879601</text:p>
              </table:table-cell>
            </table:table-row>
            <table:table-row>
              <table:table-cell office:value-type="float" office:value="0.748807631160572">
                <text:p>0</text:p>
              </table:table-cell>
              <table:table-cell office:value-type="float" office:value="0.748807631160572">
                <text:p>0.748807631160572</text:p>
              </table:table-cell>
              <table:table-cell office:value-type="float" office:value="0.782634244234423">
                <text:p>0.782634244234423</text:p>
              </table:table-cell>
            </table:table-row>
            <table:table-row>
              <table:table-cell office:value-type="float" office:value="0.749602543720191">
                <text:p>0</text:p>
              </table:table-cell>
              <table:table-cell office:value-type="float" office:value="0.749602543720191">
                <text:p>0.749602543720191</text:p>
              </table:table-cell>
              <table:table-cell office:value-type="float" office:value="0.783330152068013">
                <text:p>0.783330152068013</text:p>
              </table:table-cell>
            </table:table-row>
            <table:table-row>
              <table:table-cell office:value-type="float" office:value="0.750397456279809">
                <text:p>0</text:p>
              </table:table-cell>
              <table:table-cell office:value-type="float" office:value="0.750397456279809">
                <text:p>0.750397456279809</text:p>
              </table:table-cell>
              <table:table-cell office:value-type="float" office:value="0.784021768279963">
                <text:p>0.784021768279963</text:p>
              </table:table-cell>
            </table:table-row>
            <table:table-row>
              <table:table-cell office:value-type="float" office:value="0.751192368839428">
                <text:p>0</text:p>
              </table:table-cell>
              <table:table-cell office:value-type="float" office:value="0.751192368839428">
                <text:p>0.751192368839428</text:p>
              </table:table-cell>
              <table:table-cell office:value-type="float" office:value="0.784721436092197">
                <text:p>0.784721436092197</text:p>
              </table:table-cell>
            </table:table-row>
            <table:table-row>
              <table:table-cell office:value-type="float" office:value="0.751987281399046">
                <text:p>0</text:p>
              </table:table-cell>
              <table:table-cell office:value-type="float" office:value="0.751987281399046">
                <text:p>0.751987281399046</text:p>
              </table:table-cell>
              <table:table-cell office:value-type="float" office:value="0.78545104803189">
                <text:p>0.78545104803189</text:p>
              </table:table-cell>
            </table:table-row>
            <table:table-row>
              <table:table-cell office:value-type="float" office:value="0.752782193958665">
                <text:p>0</text:p>
              </table:table-cell>
              <table:table-cell office:value-type="float" office:value="0.752782193958665">
                <text:p>0.752782193958665</text:p>
              </table:table-cell>
              <table:table-cell office:value-type="float" office:value="0.786178477658449">
                <text:p>0.786178477658449</text:p>
              </table:table-cell>
            </table:table-row>
            <table:table-row>
              <table:table-cell office:value-type="float" office:value="0.753577106518283">
                <text:p>0</text:p>
              </table:table-cell>
              <table:table-cell office:value-type="float" office:value="0.753577106518283">
                <text:p>0.753577106518283</text:p>
              </table:table-cell>
              <table:table-cell office:value-type="float" office:value="0.78690251567767">
                <text:p>0.78690251567767</text:p>
              </table:table-cell>
            </table:table-row>
            <table:table-row>
              <table:table-cell office:value-type="float" office:value="0.754372019077901">
                <text:p>0</text:p>
              </table:table-cell>
              <table:table-cell office:value-type="float" office:value="0.754372019077901">
                <text:p>0.754372019077901</text:p>
              </table:table-cell>
              <table:table-cell office:value-type="float" office:value="0.787617546428027">
                <text:p>0.787617546428027</text:p>
              </table:table-cell>
            </table:table-row>
            <table:table-row>
              <table:table-cell office:value-type="float" office:value="0.75516693163752">
                <text:p>0</text:p>
              </table:table-cell>
              <table:table-cell office:value-type="float" office:value="0.75516693163752">
                <text:p>0.75516693163752</text:p>
              </table:table-cell>
              <table:table-cell office:value-type="float" office:value="0.788347815106004">
                <text:p>0.788347815106004</text:p>
              </table:table-cell>
            </table:table-row>
            <table:table-row>
              <table:table-cell office:value-type="float" office:value="0.755961844197138">
                <text:p>0</text:p>
              </table:table-cell>
              <table:table-cell office:value-type="float" office:value="0.755961844197138">
                <text:p>0.755961844197138</text:p>
              </table:table-cell>
              <table:table-cell office:value-type="float" office:value="0.78907012257968">
                <text:p>0.78907012257968</text:p>
              </table:table-cell>
            </table:table-row>
            <table:table-row>
              <table:table-cell office:value-type="float" office:value="0.756756756756757">
                <text:p>0</text:p>
              </table:table-cell>
              <table:table-cell office:value-type="float" office:value="0.756756756756757">
                <text:p>0.756756756756757</text:p>
              </table:table-cell>
              <table:table-cell office:value-type="float" office:value="0.789795213535286">
                <text:p>0.789795213535286</text:p>
              </table:table-cell>
            </table:table-row>
            <table:table-row>
              <table:table-cell office:value-type="float" office:value="0.757551669316375">
                <text:p>0</text:p>
              </table:table-cell>
              <table:table-cell office:value-type="float" office:value="0.757551669316375">
                <text:p>0.757551669316375</text:p>
              </table:table-cell>
              <table:table-cell office:value-type="float" office:value="0.790524940092436">
                <text:p>0.790524940092436</text:p>
              </table:table-cell>
            </table:table-row>
            <table:table-row>
              <table:table-cell office:value-type="float" office:value="0.758346581875994">
                <text:p>0</text:p>
              </table:table-cell>
              <table:table-cell office:value-type="float" office:value="0.758346581875994">
                <text:p>0.758346581875994</text:p>
              </table:table-cell>
              <table:table-cell office:value-type="float" office:value="0.791236162294013">
                <text:p>0.791236162294013</text:p>
              </table:table-cell>
            </table:table-row>
            <table:table-row>
              <table:table-cell office:value-type="float" office:value="0.759141494435612">
                <text:p>0</text:p>
              </table:table-cell>
              <table:table-cell office:value-type="float" office:value="0.759141494435612">
                <text:p>0.759141494435612</text:p>
              </table:table-cell>
              <table:table-cell office:value-type="float" office:value="0.79218427208652">
                <text:p>0.79218427208652</text:p>
              </table:table-cell>
            </table:table-row>
            <table:table-row>
              <table:table-cell office:value-type="float" office:value="0.759936406995231">
                <text:p>0</text:p>
              </table:table-cell>
              <table:table-cell office:value-type="float" office:value="0.75993640699523">
                <text:p>0.75993640699523</text:p>
              </table:table-cell>
              <table:table-cell office:value-type="float" office:value="0.792912733779283">
                <text:p>0.792912733779283</text:p>
              </table:table-cell>
            </table:table-row>
            <table:table-row>
              <table:table-cell office:value-type="float" office:value="0.760731319554849">
                <text:p>0</text:p>
              </table:table-cell>
              <table:table-cell office:value-type="float" office:value="0.760731319554849">
                <text:p>0.760731319554849</text:p>
              </table:table-cell>
              <table:table-cell office:value-type="float" office:value="0.793635656335672">
                <text:p>0.793635656335672</text:p>
              </table:table-cell>
            </table:table-row>
            <table:table-row>
              <table:table-cell office:value-type="float" office:value="0.761526232114467">
                <text:p>0</text:p>
              </table:table-cell>
              <table:table-cell office:value-type="float" office:value="0.761526232114467">
                <text:p>0.761526232114467</text:p>
              </table:table-cell>
              <table:table-cell office:value-type="float" office:value="0.794344640612231">
                <text:p>0.794344640612231</text:p>
              </table:table-cell>
            </table:table-row>
            <table:table-row>
              <table:table-cell office:value-type="float" office:value="0.762321144674086">
                <text:p>0</text:p>
              </table:table-cell>
              <table:table-cell office:value-type="float" office:value="0.762321144674086">
                <text:p>0.762321144674086</text:p>
              </table:table-cell>
              <table:table-cell office:value-type="float" office:value="0.79505618944371">
                <text:p>0.79505618944371</text:p>
              </table:table-cell>
            </table:table-row>
            <table:table-row>
              <table:table-cell office:value-type="float" office:value="0.763116057233704">
                <text:p>0</text:p>
              </table:table-cell>
              <table:table-cell office:value-type="float" office:value="0.763116057233704">
                <text:p>0.763116057233704</text:p>
              </table:table-cell>
              <table:table-cell office:value-type="float" office:value="0.795729881598702">
                <text:p>0.795729881598702</text:p>
              </table:table-cell>
            </table:table-row>
            <table:table-row>
              <table:table-cell office:value-type="float" office:value="0.763910969793323">
                <text:p>0</text:p>
              </table:table-cell>
              <table:table-cell office:value-type="float" office:value="0.763910969793323">
                <text:p>0.763910969793323</text:p>
              </table:table-cell>
              <table:table-cell office:value-type="float" office:value="0.796459576935023">
                <text:p>0.796459576935023</text:p>
              </table:table-cell>
            </table:table-row>
            <table:table-row>
              <table:table-cell office:value-type="float" office:value="0.764705882352941">
                <text:p>0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797189480720521">
                <text:p>0.797189480720521</text:p>
              </table:table-cell>
            </table:table-row>
            <table:table-row>
              <table:table-cell office:value-type="float" office:value="0.76550079491256">
                <text:p>0</text:p>
              </table:table-cell>
              <table:table-cell office:value-type="float" office:value="0.76550079491256">
                <text:p>0.76550079491256</text:p>
              </table:table-cell>
              <table:table-cell office:value-type="float" office:value="0.797922112418459">
                <text:p>0.797922112418459</text:p>
              </table:table-cell>
            </table:table-row>
            <table:table-row>
              <table:table-cell office:value-type="float" office:value="0.766295707472178">
                <text:p>0</text:p>
              </table:table-cell>
              <table:table-cell office:value-type="float" office:value="0.766295707472178">
                <text:p>0.766295707472178</text:p>
              </table:table-cell>
              <table:table-cell office:value-type="float" office:value="0.798644743043906">
                <text:p>0.798644743043906</text:p>
              </table:table-cell>
            </table:table-row>
            <table:table-row>
              <table:table-cell office:value-type="float" office:value="0.767090620031796">
                <text:p>0</text:p>
              </table:table-cell>
              <table:table-cell office:value-type="float" office:value="0.767090620031796">
                <text:p>0.767090620031796</text:p>
              </table:table-cell>
              <table:table-cell office:value-type="float" office:value="0.799355013055033">
                <text:p>0.799355013055033</text:p>
              </table:table-cell>
            </table:table-row>
            <table:table-row>
              <table:table-cell office:value-type="float" office:value="0.767885532591415">
                <text:p>0</text:p>
              </table:table-cell>
              <table:table-cell office:value-type="float" office:value="0.767885532591415">
                <text:p>0.767885532591415</text:p>
              </table:table-cell>
              <table:table-cell office:value-type="float" office:value="0.800076969549798">
                <text:p>0.800076969549798</text:p>
              </table:table-cell>
            </table:table-row>
            <table:table-row>
              <table:table-cell office:value-type="float" office:value="0.768680445151033">
                <text:p>0</text:p>
              </table:table-cell>
              <table:table-cell office:value-type="float" office:value="0.768680445151033">
                <text:p>0.768680445151033</text:p>
              </table:table-cell>
              <table:table-cell office:value-type="float" office:value="0.80077714469911">
                <text:p>0.80077714469911</text:p>
              </table:table-cell>
            </table:table-row>
            <table:table-row>
              <table:table-cell office:value-type="float" office:value="0.769475357710652">
                <text:p>0</text:p>
              </table:table-cell>
              <table:table-cell office:value-type="float" office:value="0.769475357710652">
                <text:p>0.769475357710652</text:p>
              </table:table-cell>
              <table:table-cell office:value-type="float" office:value="0.80149969540606">
                <text:p>0.80149969540606</text:p>
              </table:table-cell>
            </table:table-row>
            <table:table-row>
              <table:table-cell office:value-type="float" office:value="0.77027027027027">
                <text:p>0</text:p>
              </table:table-cell>
              <table:table-cell office:value-type="float" office:value="0.77027027027027">
                <text:p>0.77027027027027</text:p>
              </table:table-cell>
              <table:table-cell office:value-type="float" office:value="0.80223504110287">
                <text:p>0.80223504110287</text:p>
              </table:table-cell>
            </table:table-row>
            <table:table-row>
              <table:table-cell office:value-type="float" office:value="0.771065182829889">
                <text:p>0</text:p>
              </table:table-cell>
              <table:table-cell office:value-type="float" office:value="0.771065182829889">
                <text:p>0.771065182829889</text:p>
              </table:table-cell>
              <table:table-cell office:value-type="float" office:value="0.802960622003504">
                <text:p>0.802960622003504</text:p>
              </table:table-cell>
            </table:table-row>
            <table:table-row>
              <table:table-cell office:value-type="float" office:value="0.771860095389507">
                <text:p>0</text:p>
              </table:table-cell>
              <table:table-cell office:value-type="float" office:value="0.771860095389507">
                <text:p>0.771860095389507</text:p>
              </table:table-cell>
              <table:table-cell office:value-type="float" office:value="0.803628528267626">
                <text:p>0.803628528267626</text:p>
              </table:table-cell>
            </table:table-row>
            <table:table-row>
              <table:table-cell office:value-type="float" office:value="0.772655007949126">
                <text:p>0</text:p>
              </table:table-cell>
              <table:table-cell office:value-type="float" office:value="0.772655007949126">
                <text:p>0.772655007949126</text:p>
              </table:table-cell>
              <table:table-cell office:value-type="float" office:value="0.804360086158652">
                <text:p>0.804360086158652</text:p>
              </table:table-cell>
            </table:table-row>
            <table:table-row>
              <table:table-cell office:value-type="float" office:value="0.773449920508744">
                <text:p>0</text:p>
              </table:table-cell>
              <table:table-cell office:value-type="float" office:value="0.773449920508744">
                <text:p>0.773449920508744</text:p>
              </table:table-cell>
              <table:table-cell office:value-type="float" office:value="0.805096512534196">
                <text:p>0.805096512534196</text:p>
              </table:table-cell>
            </table:table-row>
            <table:table-row>
              <table:table-cell office:value-type="float" office:value="0.774244833068362">
                <text:p>0</text:p>
              </table:table-cell>
              <table:table-cell office:value-type="float" office:value="0.774244833068362">
                <text:p>0.774244833068362</text:p>
              </table:table-cell>
              <table:table-cell office:value-type="float" office:value="0.805759161115055">
                <text:p>0.805759161115055</text:p>
              </table:table-cell>
            </table:table-row>
            <table:table-row>
              <table:table-cell office:value-type="float" office:value="0.775039745627981">
                <text:p>0</text:p>
              </table:table-cell>
              <table:table-cell office:value-type="float" office:value="0.775039745627981">
                <text:p>0.775039745627981</text:p>
              </table:table-cell>
              <table:table-cell office:value-type="float" office:value="0.80649191090893">
                <text:p>0.80649191090893</text:p>
              </table:table-cell>
            </table:table-row>
            <table:table-row>
              <table:table-cell office:value-type="float" office:value="0.775834658187599">
                <text:p>0</text:p>
              </table:table-cell>
              <table:table-cell office:value-type="float" office:value="0.775834658187599">
                <text:p>0.775834658187599</text:p>
              </table:table-cell>
              <table:table-cell office:value-type="float" office:value="0.807212974303956">
                <text:p>0.807212974303956</text:p>
              </table:table-cell>
            </table:table-row>
            <table:table-row>
              <table:table-cell office:value-type="float" office:value="0.776629570747218">
                <text:p>0</text:p>
              </table:table-cell>
              <table:table-cell office:value-type="float" office:value="0.776629570747218">
                <text:p>0.776629570747218</text:p>
              </table:table-cell>
              <table:table-cell office:value-type="float" office:value="0.80793582729215">
                <text:p>0.80793582729215</text:p>
              </table:table-cell>
            </table:table-row>
            <table:table-row>
              <table:table-cell office:value-type="float" office:value="0.777424483306836">
                <text:p>0</text:p>
              </table:table-cell>
              <table:table-cell office:value-type="float" office:value="0.777424483306836">
                <text:p>0.777424483306836</text:p>
              </table:table-cell>
              <table:table-cell office:value-type="float" office:value="0.808666325289832">
                <text:p>0.808666325289832</text:p>
              </table:table-cell>
            </table:table-row>
            <table:table-row>
              <table:table-cell office:value-type="float" office:value="0.778219395866455">
                <text:p>0</text:p>
              </table:table-cell>
              <table:table-cell office:value-type="float" office:value="0.778219395866455">
                <text:p>0.778219395866455</text:p>
              </table:table-cell>
              <table:table-cell office:value-type="float" office:value="0.80935987706042">
                <text:p>0.80935987706042</text:p>
              </table:table-cell>
            </table:table-row>
            <table:table-row>
              <table:table-cell office:value-type="float" office:value="0.779014308426073">
                <text:p>0</text:p>
              </table:table-cell>
              <table:table-cell office:value-type="float" office:value="0.779014308426073">
                <text:p>0.779014308426073</text:p>
              </table:table-cell>
              <table:table-cell office:value-type="float" office:value="0.810027717277568">
                <text:p>0.810027717277568</text:p>
              </table:table-cell>
            </table:table-row>
            <table:table-row>
              <table:table-cell office:value-type="float" office:value="0.779809220985692">
                <text:p>0</text:p>
              </table:table-cell>
              <table:table-cell office:value-type="float" office:value="0.779809220985691">
                <text:p>0.779809220985691</text:p>
              </table:table-cell>
              <table:table-cell office:value-type="float" office:value="0.810747269011663">
                <text:p>0.810747269011663</text:p>
              </table:table-cell>
            </table:table-row>
            <table:table-row>
              <table:table-cell office:value-type="float" office:value="0.78060413354531">
                <text:p>0</text:p>
              </table:table-cell>
              <table:table-cell office:value-type="float" office:value="0.78060413354531">
                <text:p>0.78060413354531</text:p>
              </table:table-cell>
              <table:table-cell office:value-type="float" office:value="0.811465187510759">
                <text:p>0.811465187510759</text:p>
              </table:table-cell>
            </table:table-row>
            <table:table-row>
              <table:table-cell office:value-type="float" office:value="0.781399046104928">
                <text:p>0</text:p>
              </table:table-cell>
              <table:table-cell office:value-type="float" office:value="0.781399046104928">
                <text:p>0.781399046104928</text:p>
              </table:table-cell>
              <table:table-cell office:value-type="float" office:value="0.812114662338451">
                <text:p>0.812114662338451</text:p>
              </table:table-cell>
            </table:table-row>
            <table:table-row>
              <table:table-cell office:value-type="float" office:value="0.782193958664547">
                <text:p>0</text:p>
              </table:table-cell>
              <table:table-cell office:value-type="float" office:value="0.782193958664547">
                <text:p>0.782193958664547</text:p>
              </table:table-cell>
              <table:table-cell office:value-type="float" office:value="0.812847391346588">
                <text:p>0.812847391346588</text:p>
              </table:table-cell>
            </table:table-row>
            <table:table-row>
              <table:table-cell office:value-type="float" office:value="0.782988871224165">
                <text:p>0</text:p>
              </table:table-cell>
              <table:table-cell office:value-type="float" office:value="0.782988871224165">
                <text:p>0.782988871224165</text:p>
              </table:table-cell>
              <table:table-cell office:value-type="float" office:value="0.813535414415893">
                <text:p>0.813535414415893</text:p>
              </table:table-cell>
            </table:table-row>
            <table:table-row>
              <table:table-cell office:value-type="float" office:value="0.783783783783784">
                <text:p>0</text:p>
              </table:table-cell>
              <table:table-cell office:value-type="float" office:value="0.783783783783784">
                <text:p>0.783783783783784</text:p>
              </table:table-cell>
              <table:table-cell office:value-type="float" office:value="0.814266499753939">
                <text:p>0.814266499753939</text:p>
              </table:table-cell>
            </table:table-row>
            <table:table-row>
              <table:table-cell office:value-type="float" office:value="0.784578696343402">
                <text:p>0</text:p>
              </table:table-cell>
              <table:table-cell office:value-type="float" office:value="0.784578696343402">
                <text:p>0.784578696343402</text:p>
              </table:table-cell>
              <table:table-cell office:value-type="float" office:value="0.814992487202973">
                <text:p>0.814992487202973</text:p>
              </table:table-cell>
            </table:table-row>
            <table:table-row>
              <table:table-cell office:value-type="float" office:value="0.785373608903021">
                <text:p>0</text:p>
              </table:table-cell>
              <table:table-cell office:value-type="float" office:value="0.785373608903021">
                <text:p>0.785373608903021</text:p>
              </table:table-cell>
              <table:table-cell office:value-type="float" office:value="0.815714169158845">
                <text:p>0.815714169158845</text:p>
              </table:table-cell>
            </table:table-row>
            <table:table-row>
              <table:table-cell office:value-type="float" office:value="0.786168521462639">
                <text:p>0</text:p>
              </table:table-cell>
              <table:table-cell office:value-type="float" office:value="0.786168521462639">
                <text:p>0.786168521462639</text:p>
              </table:table-cell>
              <table:table-cell office:value-type="float" office:value="0.816432674913514">
                <text:p>0.816432674913514</text:p>
              </table:table-cell>
            </table:table-row>
            <table:table-row>
              <table:table-cell office:value-type="float" office:value="0.786963434022258">
                <text:p>0</text:p>
              </table:table-cell>
              <table:table-cell office:value-type="float" office:value="0.786963434022258">
                <text:p>0.786963434022258</text:p>
              </table:table-cell>
              <table:table-cell office:value-type="float" office:value="0.817167342916373">
                <text:p>0.817167342916373</text:p>
              </table:table-cell>
            </table:table-row>
            <table:table-row>
              <table:table-cell office:value-type="float" office:value="0.787758346581876">
                <text:p>0</text:p>
              </table:table-cell>
              <table:table-cell office:value-type="float" office:value="0.787758346581876">
                <text:p>0.787758346581876</text:p>
              </table:table-cell>
              <table:table-cell office:value-type="float" office:value="0.817878318363801">
                <text:p>0.817878318363801</text:p>
              </table:table-cell>
            </table:table-row>
            <table:table-row>
              <table:table-cell office:value-type="float" office:value="0.788553259141494">
                <text:p>0</text:p>
              </table:table-cell>
              <table:table-cell office:value-type="float" office:value="0.788553259141494">
                <text:p>0.788553259141494</text:p>
              </table:table-cell>
              <table:table-cell office:value-type="float" office:value="0.818577718593753">
                <text:p>0.818577718593753</text:p>
              </table:table-cell>
            </table:table-row>
            <table:table-row>
              <table:table-cell office:value-type="float" office:value="0.789348171701113">
                <text:p>0</text:p>
              </table:table-cell>
              <table:table-cell office:value-type="float" office:value="0.789348171701113">
                <text:p>0.789348171701113</text:p>
              </table:table-cell>
              <table:table-cell office:value-type="float" office:value="0.81930403275748">
                <text:p>0.81930403275748</text:p>
              </table:table-cell>
            </table:table-row>
            <table:table-row>
              <table:table-cell office:value-type="float" office:value="0.790143084260731">
                <text:p>0</text:p>
              </table:table-cell>
              <table:table-cell office:value-type="float" office:value="0.790143084260731">
                <text:p>0.790143084260731</text:p>
              </table:table-cell>
              <table:table-cell office:value-type="float" office:value="0.820030009771423">
                <text:p>0.820030009771423</text:p>
              </table:table-cell>
            </table:table-row>
            <table:table-row>
              <table:table-cell office:value-type="float" office:value="0.79093799682035">
                <text:p>0</text:p>
              </table:table-cell>
              <table:table-cell office:value-type="float" office:value="0.79093799682035">
                <text:p>0.79093799682035</text:p>
              </table:table-cell>
              <table:table-cell office:value-type="float" office:value="0.82075589303809">
                <text:p>0.82075589303809</text:p>
              </table:table-cell>
            </table:table-row>
            <table:table-row>
              <table:table-cell office:value-type="float" office:value="0.791732909379968">
                <text:p>0</text:p>
              </table:table-cell>
              <table:table-cell office:value-type="float" office:value="0.791732909379968">
                <text:p>0.791732909379968</text:p>
              </table:table-cell>
              <table:table-cell office:value-type="float" office:value="0.821478572276067">
                <text:p>0.821478572276067</text:p>
              </table:table-cell>
            </table:table-row>
            <table:table-row>
              <table:table-cell office:value-type="float" office:value="0.792527821939587">
                <text:p>0</text:p>
              </table:table-cell>
              <table:table-cell office:value-type="float" office:value="0.792527821939587">
                <text:p>0.792527821939587</text:p>
              </table:table-cell>
              <table:table-cell office:value-type="float" office:value="0.822124690237777">
                <text:p>0.822124690237777</text:p>
              </table:table-cell>
            </table:table-row>
            <table:table-row>
              <table:table-cell office:value-type="float" office:value="0.793322734499205">
                <text:p>0</text:p>
              </table:table-cell>
              <table:table-cell office:value-type="float" office:value="0.793322734499205">
                <text:p>0.793322734499205</text:p>
              </table:table-cell>
              <table:table-cell office:value-type="float" office:value="0.822848088825625">
                <text:p>0.822848088825625</text:p>
              </table:table-cell>
            </table:table-row>
            <table:table-row>
              <table:table-cell office:value-type="float" office:value="0.794117647058823">
                <text:p>0</text:p>
              </table:table-cell>
              <table:table-cell office:value-type="float" office:value="0.794117647058823">
                <text:p>0.794117647058823</text:p>
              </table:table-cell>
              <table:table-cell office:value-type="float" office:value="0.823550241231889">
                <text:p>0.823550241231889</text:p>
              </table:table-cell>
            </table:table-row>
            <table:table-row>
              <table:table-cell office:value-type="float" office:value="0.794912559618442">
                <text:p>0</text:p>
              </table:table-cell>
              <table:table-cell office:value-type="float" office:value="0.794912559618442">
                <text:p>0.794912559618442</text:p>
              </table:table-cell>
              <table:table-cell office:value-type="float" office:value="0.824240741981007">
                <text:p>0.824240741981007</text:p>
              </table:table-cell>
            </table:table-row>
            <table:table-row>
              <table:table-cell office:value-type="float" office:value="0.79570747217806">
                <text:p>0</text:p>
              </table:table-cell>
              <table:table-cell office:value-type="float" office:value="0.79570747217806">
                <text:p>0.79570747217806</text:p>
              </table:table-cell>
              <table:table-cell office:value-type="float" office:value="0.824959636976817">
                <text:p>0.824959636976817</text:p>
              </table:table-cell>
            </table:table-row>
            <table:table-row>
              <table:table-cell office:value-type="float" office:value="0.796502384737679">
                <text:p>0</text:p>
              </table:table-cell>
              <table:table-cell office:value-type="float" office:value="0.796502384737679">
                <text:p>0.796502384737679</text:p>
              </table:table-cell>
              <table:table-cell office:value-type="float" office:value="0.825658936418091">
                <text:p>0.825658936418091</text:p>
              </table:table-cell>
            </table:table-row>
            <table:table-row>
              <table:table-cell office:value-type="float" office:value="0.797297297297297">
                <text:p>0</text:p>
              </table:table-cell>
              <table:table-cell office:value-type="float" office:value="0.797297297297297">
                <text:p>0.797297297297297</text:p>
              </table:table-cell>
              <table:table-cell office:value-type="float" office:value="0.826384784901008">
                <text:p>0.826384784901008</text:p>
              </table:table-cell>
            </table:table-row>
            <table:table-row>
              <table:table-cell office:value-type="float" office:value="0.798092209856916">
                <text:p>0</text:p>
              </table:table-cell>
              <table:table-cell office:value-type="float" office:value="0.798092209856916">
                <text:p>0.798092209856916</text:p>
              </table:table-cell>
              <table:table-cell office:value-type="float" office:value="0.827038200371776">
                <text:p>0.827038200371776</text:p>
              </table:table-cell>
            </table:table-row>
            <table:table-row>
              <table:table-cell office:value-type="float" office:value="0.798887122416534">
                <text:p>0</text:p>
              </table:table-cell>
              <table:table-cell office:value-type="float" office:value="0.798887122416534">
                <text:p>0.798887122416534</text:p>
              </table:table-cell>
              <table:table-cell office:value-type="float" office:value="0.827713303356279">
                <text:p>0.827713303356279</text:p>
              </table:table-cell>
            </table:table-row>
            <table:table-row>
              <table:table-cell office:value-type="float" office:value="0.799682034976153">
                <text:p>0</text:p>
              </table:table-cell>
              <table:table-cell office:value-type="float" office:value="0.799682034976153">
                <text:p>0.799682034976153</text:p>
              </table:table-cell>
              <table:table-cell office:value-type="float" office:value="0.82841411093761">
                <text:p>0.82841411093761</text:p>
              </table:table-cell>
            </table:table-row>
            <table:table-row>
              <table:table-cell office:value-type="float" office:value="0.800476947535771">
                <text:p>0</text:p>
              </table:table-cell>
              <table:table-cell office:value-type="float" office:value="0.800476947535771">
                <text:p>0.800476947535771</text:p>
              </table:table-cell>
              <table:table-cell office:value-type="float" office:value="0.829118195466774">
                <text:p>0.829118195466774</text:p>
              </table:table-cell>
            </table:table-row>
            <table:table-row>
              <table:table-cell office:value-type="float" office:value="0.801271860095389">
                <text:p>0</text:p>
              </table:table-cell>
              <table:table-cell office:value-type="float" office:value="0.801271860095389">
                <text:p>0.801271860095389</text:p>
              </table:table-cell>
              <table:table-cell office:value-type="float" office:value="0.82978933693802">
                <text:p>0.82978933693802</text:p>
              </table:table-cell>
            </table:table-row>
            <table:table-row>
              <table:table-cell office:value-type="float" office:value="0.802066772655008">
                <text:p>0</text:p>
              </table:table-cell>
              <table:table-cell office:value-type="float" office:value="0.802066772655008">
                <text:p>0.802066772655008</text:p>
              </table:table-cell>
              <table:table-cell office:value-type="float" office:value="0.8305122802798">
                <text:p>0.8305122802798</text:p>
              </table:table-cell>
            </table:table-row>
            <table:table-row>
              <table:table-cell office:value-type="float" office:value="0.802861685214626">
                <text:p>0</text:p>
              </table:table-cell>
              <table:table-cell office:value-type="float" office:value="0.802861685214626">
                <text:p>0.802861685214626</text:p>
              </table:table-cell>
              <table:table-cell office:value-type="float" office:value="0.831242945071088">
                <text:p>0.831242945071088</text:p>
              </table:table-cell>
            </table:table-row>
            <table:table-row>
              <table:table-cell office:value-type="float" office:value="0.803656597774245">
                <text:p>0</text:p>
              </table:table-cell>
              <table:table-cell office:value-type="float" office:value="0.803656597774245">
                <text:p>0.803656597774245</text:p>
              </table:table-cell>
              <table:table-cell office:value-type="float" office:value="0.831956095874343">
                <text:p>0.831956095874343</text:p>
              </table:table-cell>
            </table:table-row>
            <table:table-row>
              <table:table-cell office:value-type="float" office:value="0.804451510333863">
                <text:p>0</text:p>
              </table:table-cell>
              <table:table-cell office:value-type="float" office:value="0.804451510333863">
                <text:p>0.804451510333863</text:p>
              </table:table-cell>
              <table:table-cell office:value-type="float" office:value="0.832679327668586">
                <text:p>0.832679327668586</text:p>
              </table:table-cell>
            </table:table-row>
            <table:table-row>
              <table:table-cell office:value-type="float" office:value="0.805246422893482">
                <text:p>0</text:p>
              </table:table-cell>
              <table:table-cell office:value-type="float" office:value="0.805246422893482">
                <text:p>0.805246422893482</text:p>
              </table:table-cell>
              <table:table-cell office:value-type="float" office:value="0.833381678173725">
                <text:p>0.833381678173725</text:p>
              </table:table-cell>
            </table:table-row>
            <table:table-row>
              <table:table-cell office:value-type="float" office:value="0.8060413354531">
                <text:p>0</text:p>
              </table:table-cell>
              <table:table-cell office:value-type="float" office:value="0.8060413354531">
                <text:p>0.8060413354531</text:p>
              </table:table-cell>
              <table:table-cell office:value-type="float" office:value="0.834065201087077">
                <text:p>0.834065201087077</text:p>
              </table:table-cell>
            </table:table-row>
            <table:table-row>
              <table:table-cell office:value-type="float" office:value="0.806836248012719">
                <text:p>0</text:p>
              </table:table-cell>
              <table:table-cell office:value-type="float" office:value="0.806836248012719">
                <text:p>0.806836248012719</text:p>
              </table:table-cell>
              <table:table-cell office:value-type="float" office:value="0.834777444961814">
                <text:p>0.834777444961814</text:p>
              </table:table-cell>
            </table:table-row>
            <table:table-row>
              <table:table-cell office:value-type="float" office:value="0.807631160572337">
                <text:p>0</text:p>
              </table:table-cell>
              <table:table-cell office:value-type="float" office:value="0.807631160572337">
                <text:p>0.807631160572337</text:p>
              </table:table-cell>
              <table:table-cell office:value-type="float" office:value="0.835490276092125">
                <text:p>0.835490276092125</text:p>
              </table:table-cell>
            </table:table-row>
            <table:table-row>
              <table:table-cell office:value-type="float" office:value="0.808426073131956">
                <text:p>0</text:p>
              </table:table-cell>
              <table:table-cell office:value-type="float" office:value="0.808426073131956">
                <text:p>0.808426073131956</text:p>
              </table:table-cell>
              <table:table-cell office:value-type="float" office:value="0.836187205599222">
                <text:p>0.836187205599222</text:p>
              </table:table-cell>
            </table:table-row>
            <table:table-row>
              <table:table-cell office:value-type="float" office:value="0.809220985691574">
                <text:p>0</text:p>
              </table:table-cell>
              <table:table-cell office:value-type="float" office:value="0.809220985691574">
                <text:p>0.809220985691574</text:p>
              </table:table-cell>
              <table:table-cell office:value-type="float" office:value="0.836890212885389">
                <text:p>0.836890212885389</text:p>
              </table:table-cell>
            </table:table-row>
            <table:table-row>
              <table:table-cell office:value-type="float" office:value="0.810015898251192">
                <text:p>0</text:p>
              </table:table-cell>
              <table:table-cell office:value-type="float" office:value="0.810015898251192">
                <text:p>0.810015898251192</text:p>
              </table:table-cell>
              <table:table-cell office:value-type="float" office:value="0.837558689055432">
                <text:p>0.837558689055432</text:p>
              </table:table-cell>
            </table:table-row>
            <table:table-row>
              <table:table-cell office:value-type="float" office:value="0.810810810810811">
                <text:p>0</text:p>
              </table:table-cell>
              <table:table-cell office:value-type="float" office:value="0.810810810810811">
                <text:p>0.810810810810811</text:p>
              </table:table-cell>
              <table:table-cell office:value-type="float" office:value="0.838282244001446">
                <text:p>0.838282244001446</text:p>
              </table:table-cell>
            </table:table-row>
            <table:table-row>
              <table:table-cell office:value-type="float" office:value="0.811605723370429">
                <text:p>0</text:p>
              </table:table-cell>
              <table:table-cell office:value-type="float" office:value="0.811605723370429">
                <text:p>0.811605723370429</text:p>
              </table:table-cell>
              <table:table-cell office:value-type="float" office:value="0.838994772765377">
                <text:p>0.838994772765377</text:p>
              </table:table-cell>
            </table:table-row>
            <table:table-row>
              <table:table-cell office:value-type="float" office:value="0.812400635930048">
                <text:p>0</text:p>
              </table:table-cell>
              <table:table-cell office:value-type="float" office:value="0.812400635930048">
                <text:p>0.812400635930048</text:p>
              </table:table-cell>
              <table:table-cell office:value-type="float" office:value="0.839648535736576">
                <text:p>0.839648535736576</text:p>
              </table:table-cell>
            </table:table-row>
            <table:table-row>
              <table:table-cell office:value-type="float" office:value="0.813195548489666">
                <text:p>0</text:p>
              </table:table-cell>
              <table:table-cell office:value-type="float" office:value="0.813195548489666">
                <text:p>0.813195548489666</text:p>
              </table:table-cell>
              <table:table-cell office:value-type="float" office:value="0.840375941014475">
                <text:p>0.840375941014475</text:p>
              </table:table-cell>
            </table:table-row>
            <table:table-row>
              <table:table-cell office:value-type="float" office:value="0.813990461049285">
                <text:p>0</text:p>
              </table:table-cell>
              <table:table-cell office:value-type="float" office:value="0.813990461049285">
                <text:p>0.813990461049285</text:p>
              </table:table-cell>
              <table:table-cell office:value-type="float" office:value="0.841097567400858">
                <text:p>0.841097567400858</text:p>
              </table:table-cell>
            </table:table-row>
            <table:table-row>
              <table:table-cell office:value-type="float" office:value="0.814785373608903">
                <text:p>0</text:p>
              </table:table-cell>
              <table:table-cell office:value-type="float" office:value="0.814785373608903">
                <text:p>0.814785373608903</text:p>
              </table:table-cell>
              <table:table-cell office:value-type="float" office:value="0.841769021630832">
                <text:p>0.841769021630832</text:p>
              </table:table-cell>
            </table:table-row>
            <table:table-row>
              <table:table-cell office:value-type="float" office:value="0.815580286168522">
                <text:p>0</text:p>
              </table:table-cell>
              <table:table-cell office:value-type="float" office:value="0.815580286168521">
                <text:p>0.815580286168521</text:p>
              </table:table-cell>
              <table:table-cell office:value-type="float" office:value="0.842485953282912">
                <text:p>0.842485953282912</text:p>
              </table:table-cell>
            </table:table-row>
            <table:table-row>
              <table:table-cell office:value-type="float" office:value="0.81637519872814">
                <text:p>0</text:p>
              </table:table-cell>
              <table:table-cell office:value-type="float" office:value="0.81637519872814">
                <text:p>0.81637519872814</text:p>
              </table:table-cell>
              <table:table-cell office:value-type="float" office:value="0.843208246843019">
                <text:p>0.843208246843019</text:p>
              </table:table-cell>
            </table:table-row>
            <table:table-row>
              <table:table-cell office:value-type="float" office:value="0.817170111287758">
                <text:p>0</text:p>
              </table:table-cell>
              <table:table-cell office:value-type="float" office:value="0.817170111287758">
                <text:p>0.817170111287758</text:p>
              </table:table-cell>
              <table:table-cell office:value-type="float" office:value="0.843924035205128">
                <text:p>0.843924035205128</text:p>
              </table:table-cell>
            </table:table-row>
            <table:table-row>
              <table:table-cell office:value-type="float" office:value="0.817965023847377">
                <text:p>0</text:p>
              </table:table-cell>
              <table:table-cell office:value-type="float" office:value="0.817965023847377">
                <text:p>0.817965023847377</text:p>
              </table:table-cell>
              <table:table-cell office:value-type="float" office:value="0.844577951098757">
                <text:p>0.844577951098757</text:p>
              </table:table-cell>
            </table:table-row>
            <table:table-row>
              <table:table-cell office:value-type="float" office:value="0.818759936406995">
                <text:p>0</text:p>
              </table:table-cell>
              <table:table-cell office:value-type="float" office:value="0.818759936406995">
                <text:p>0.818759936406995</text:p>
              </table:table-cell>
              <table:table-cell office:value-type="float" office:value="0.845301405256094">
                <text:p>0.845301405256094</text:p>
              </table:table-cell>
            </table:table-row>
            <table:table-row>
              <table:table-cell office:value-type="float" office:value="0.819554848966614">
                <text:p>0</text:p>
              </table:table-cell>
              <table:table-cell office:value-type="float" office:value="0.819554848966614">
                <text:p>0.819554848966614</text:p>
              </table:table-cell>
              <table:table-cell office:value-type="float" office:value="0.845959296534155">
                <text:p>0.845959296534155</text:p>
              </table:table-cell>
            </table:table-row>
            <table:table-row>
              <table:table-cell office:value-type="float" office:value="0.820349761526232">
                <text:p>0</text:p>
              </table:table-cell>
              <table:table-cell office:value-type="float" office:value="0.820349761526232">
                <text:p>0.820349761526232</text:p>
              </table:table-cell>
              <table:table-cell office:value-type="float" office:value="0.846639712813806">
                <text:p>0.846639712813806</text:p>
              </table:table-cell>
            </table:table-row>
            <table:table-row>
              <table:table-cell office:value-type="float" office:value="0.821144674085851">
                <text:p>0</text:p>
              </table:table-cell>
              <table:table-cell office:value-type="float" office:value="0.82114467408585">
                <text:p>0.82114467408585</text:p>
              </table:table-cell>
              <table:table-cell office:value-type="float" office:value="0.847346990851431">
                <text:p>0.847346990851431</text:p>
              </table:table-cell>
            </table:table-row>
            <table:table-row>
              <table:table-cell office:value-type="float" office:value="0.821939586645469">
                <text:p>0</text:p>
              </table:table-cell>
              <table:table-cell office:value-type="float" office:value="0.821939586645469">
                <text:p>0.821939586645469</text:p>
              </table:table-cell>
              <table:table-cell office:value-type="float" office:value="0.848068182862275">
                <text:p>0.848068182862275</text:p>
              </table:table-cell>
            </table:table-row>
            <table:table-row>
              <table:table-cell office:value-type="float" office:value="0.822734499205087">
                <text:p>0</text:p>
              </table:table-cell>
              <table:table-cell office:value-type="float" office:value="0.822734499205087">
                <text:p>0.822734499205087</text:p>
              </table:table-cell>
              <table:table-cell office:value-type="float" office:value="0.848788175928868">
                <text:p>0.848788175928868</text:p>
              </table:table-cell>
            </table:table-row>
            <table:table-row>
              <table:table-cell office:value-type="float" office:value="0.823529411764706">
                <text:p>0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0.849515039085592">
                <text:p>0.849515039085592</text:p>
              </table:table-cell>
            </table:table-row>
            <table:table-row>
              <table:table-cell office:value-type="float" office:value="0.824324324324324">
                <text:p>0</text:p>
              </table:table-cell>
              <table:table-cell office:value-type="float" office:value="0.824324324324324">
                <text:p>0.824324324324324</text:p>
              </table:table-cell>
              <table:table-cell office:value-type="float" office:value="0.850236943404557">
                <text:p>0.850236943404557</text:p>
              </table:table-cell>
            </table:table-row>
            <table:table-row>
              <table:table-cell office:value-type="float" office:value="0.825119236883943">
                <text:p>0</text:p>
              </table:table-cell>
              <table:table-cell office:value-type="float" office:value="0.825119236883943">
                <text:p>0.825119236883943</text:p>
              </table:table-cell>
              <table:table-cell office:value-type="float" office:value="0.850950427794674">
                <text:p>0.850950427794674</text:p>
              </table:table-cell>
            </table:table-row>
            <table:table-row>
              <table:table-cell office:value-type="float" office:value="0.825914149443561">
                <text:p>0</text:p>
              </table:table-cell>
              <table:table-cell office:value-type="float" office:value="0.825914149443561">
                <text:p>0.825914149443561</text:p>
              </table:table-cell>
              <table:table-cell office:value-type="float" office:value="0.851674472770507">
                <text:p>0.851674472770507</text:p>
              </table:table-cell>
            </table:table-row>
            <table:table-row>
              <table:table-cell office:value-type="float" office:value="0.82670906200318">
                <text:p>0</text:p>
              </table:table-cell>
              <table:table-cell office:value-type="float" office:value="0.82670906200318">
                <text:p>0.82670906200318</text:p>
              </table:table-cell>
              <table:table-cell office:value-type="float" office:value="0.8523904314047">
                <text:p>0.8523904314047</text:p>
              </table:table-cell>
            </table:table-row>
            <table:table-row>
              <table:table-cell office:value-type="float" office:value="0.827503974562798">
                <text:p>0</text:p>
              </table:table-cell>
              <table:table-cell office:value-type="float" office:value="0.827503974562798">
                <text:p>0.827503974562798</text:p>
              </table:table-cell>
              <table:table-cell office:value-type="float" office:value="0.853105656775452">
                <text:p>0.853105656775452</text:p>
              </table:table-cell>
            </table:table-row>
            <table:table-row>
              <table:table-cell office:value-type="float" office:value="0.828298887122416">
                <text:p>0</text:p>
              </table:table-cell>
              <table:table-cell office:value-type="float" office:value="0.828298887122416">
                <text:p>0.828298887122416</text:p>
              </table:table-cell>
              <table:table-cell office:value-type="float" office:value="0.853797054060393">
                <text:p>0.853797054060393</text:p>
              </table:table-cell>
            </table:table-row>
            <table:table-row>
              <table:table-cell office:value-type="float" office:value="0.829093799682035">
                <text:p>0</text:p>
              </table:table-cell>
              <table:table-cell office:value-type="float" office:value="0.829093799682035">
                <text:p>0.829093799682035</text:p>
              </table:table-cell>
              <table:table-cell office:value-type="float" office:value="0.854492864583785">
                <text:p>0.854492864583785</text:p>
              </table:table-cell>
            </table:table-row>
            <table:table-row>
              <table:table-cell office:value-type="float" office:value="0.829888712241653">
                <text:p>0</text:p>
              </table:table-cell>
              <table:table-cell office:value-type="float" office:value="0.829888712241653">
                <text:p>0.829888712241653</text:p>
              </table:table-cell>
              <table:table-cell office:value-type="float" office:value="0.855213257326609">
                <text:p>0.855213257326609</text:p>
              </table:table-cell>
            </table:table-row>
            <table:table-row>
              <table:table-cell office:value-type="float" office:value="0.830683624801272">
                <text:p>0</text:p>
              </table:table-cell>
              <table:table-cell office:value-type="float" office:value="0.830683624801272">
                <text:p>0.830683624801272</text:p>
              </table:table-cell>
              <table:table-cell office:value-type="float" office:value="0.855854861261191">
                <text:p>0.855854861261191</text:p>
              </table:table-cell>
            </table:table-row>
            <table:table-row>
              <table:table-cell office:value-type="float" office:value="0.83147853736089">
                <text:p>0</text:p>
              </table:table-cell>
              <table:table-cell office:value-type="float" office:value="0.83147853736089">
                <text:p>0.83147853736089</text:p>
              </table:table-cell>
              <table:table-cell office:value-type="float" office:value="0.856528581200927">
                <text:p>0.856528581200927</text:p>
              </table:table-cell>
            </table:table-row>
            <table:table-row>
              <table:table-cell office:value-type="float" office:value="0.832273449920509">
                <text:p>0</text:p>
              </table:table-cell>
              <table:table-cell office:value-type="float" office:value="0.832273449920509">
                <text:p>0.832273449920509</text:p>
              </table:table-cell>
              <table:table-cell office:value-type="float" office:value="0.857220176542349">
                <text:p>0.857220176542349</text:p>
              </table:table-cell>
            </table:table-row>
            <table:table-row>
              <table:table-cell office:value-type="float" office:value="0.833068362480127">
                <text:p>0</text:p>
              </table:table-cell>
              <table:table-cell office:value-type="float" office:value="0.833068362480127">
                <text:p>0.833068362480127</text:p>
              </table:table-cell>
              <table:table-cell office:value-type="float" office:value="0.857922801543986">
                <text:p>0.857922801543986</text:p>
              </table:table-cell>
            </table:table-row>
            <table:table-row>
              <table:table-cell office:value-type="float" office:value="0.833863275039746">
                <text:p>0</text:p>
              </table:table-cell>
              <table:table-cell office:value-type="float" office:value="0.833863275039746">
                <text:p>0.833863275039746</text:p>
              </table:table-cell>
              <table:table-cell office:value-type="float" office:value="0.858639079851124">
                <text:p>0.858639079851124</text:p>
              </table:table-cell>
            </table:table-row>
            <table:table-row>
              <table:table-cell office:value-type="float" office:value="0.834658187599364">
                <text:p>0</text:p>
              </table:table-cell>
              <table:table-cell office:value-type="float" office:value="0.834658187599364">
                <text:p>0.834658187599364</text:p>
              </table:table-cell>
              <table:table-cell office:value-type="float" office:value="0.859349165719339">
                <text:p>0.859349165719339</text:p>
              </table:table-cell>
            </table:table-row>
            <table:table-row>
              <table:table-cell office:value-type="float" office:value="0.835453100158983">
                <text:p>0</text:p>
              </table:table-cell>
              <table:table-cell office:value-type="float" office:value="0.835453100158982">
                <text:p>0.835453100158982</text:p>
              </table:table-cell>
              <table:table-cell office:value-type="float" office:value="0.860069996316182">
                <text:p>0.860069996316182</text:p>
              </table:table-cell>
            </table:table-row>
            <table:table-row>
              <table:table-cell office:value-type="float" office:value="0.836248012718601">
                <text:p>0</text:p>
              </table:table-cell>
              <table:table-cell office:value-type="float" office:value="0.836248012718601">
                <text:p>0.836248012718601</text:p>
              </table:table-cell>
              <table:table-cell office:value-type="float" office:value="0.860748094752666">
                <text:p>0.860748094752666</text:p>
              </table:table-cell>
            </table:table-row>
            <table:table-row>
              <table:table-cell office:value-type="float" office:value="0.837042925278219">
                <text:p>0</text:p>
              </table:table-cell>
              <table:table-cell office:value-type="float" office:value="0.837042925278219">
                <text:p>0.837042925278219</text:p>
              </table:table-cell>
              <table:table-cell office:value-type="float" office:value="0.861398702435239">
                <text:p>0.861398702435239</text:p>
              </table:table-cell>
            </table:table-row>
            <table:table-row>
              <table:table-cell office:value-type="float" office:value="0.837837837837838">
                <text:p>0</text:p>
              </table:table-cell>
              <table:table-cell office:value-type="float" office:value="0.837837837837838">
                <text:p>0.837837837837838</text:p>
              </table:table-cell>
              <table:table-cell office:value-type="float" office:value="0.862084230432682">
                <text:p>0.862084230432682</text:p>
              </table:table-cell>
            </table:table-row>
            <table:table-row>
              <table:table-cell office:value-type="float" office:value="0.838632750397456">
                <text:p>0</text:p>
              </table:table-cell>
              <table:table-cell office:value-type="float" office:value="0.838632750397456">
                <text:p>0.838632750397456</text:p>
              </table:table-cell>
              <table:table-cell office:value-type="float" office:value="0.862724023903569">
                <text:p>0.862724023903569</text:p>
              </table:table-cell>
            </table:table-row>
            <table:table-row>
              <table:table-cell office:value-type="float" office:value="0.839427662957075">
                <text:p>0</text:p>
              </table:table-cell>
              <table:table-cell office:value-type="float" office:value="0.839427662957075">
                <text:p>0.839427662957075</text:p>
              </table:table-cell>
              <table:table-cell office:value-type="float" office:value="0.863442150936979">
                <text:p>0.863442150936979</text:p>
              </table:table-cell>
            </table:table-row>
            <table:table-row>
              <table:table-cell office:value-type="float" office:value="0.840222575516693">
                <text:p>0</text:p>
              </table:table-cell>
              <table:table-cell office:value-type="float" office:value="0.840222575516693">
                <text:p>0.840222575516693</text:p>
              </table:table-cell>
              <table:table-cell office:value-type="float" office:value="0.864135522043134">
                <text:p>0.864135522043134</text:p>
              </table:table-cell>
            </table:table-row>
            <table:table-row>
              <table:table-cell office:value-type="float" office:value="0.841017488076312">
                <text:p>0</text:p>
              </table:table-cell>
              <table:table-cell office:value-type="float" office:value="0.841017488076311">
                <text:p>0.841017488076311</text:p>
              </table:table-cell>
              <table:table-cell office:value-type="float" office:value="0.864782140427706">
                <text:p>0.864782140427706</text:p>
              </table:table-cell>
            </table:table-row>
            <table:table-row>
              <table:table-cell office:value-type="float" office:value="0.84181240063593">
                <text:p>0</text:p>
              </table:table-cell>
              <table:table-cell office:value-type="float" office:value="0.84181240063593">
                <text:p>0.84181240063593</text:p>
              </table:table-cell>
              <table:table-cell office:value-type="float" office:value="0.865473273608844">
                <text:p>0.865473273608844</text:p>
              </table:table-cell>
            </table:table-row>
            <table:table-row>
              <table:table-cell office:value-type="float" office:value="0.842607313195548">
                <text:p>0</text:p>
              </table:table-cell>
              <table:table-cell office:value-type="float" office:value="0.842607313195548">
                <text:p>0.842607313195548</text:p>
              </table:table-cell>
              <table:table-cell office:value-type="float" office:value="0.866119217820338">
                <text:p>0.866119217820338</text:p>
              </table:table-cell>
            </table:table-row>
            <table:table-row>
              <table:table-cell office:value-type="float" office:value="0.843402225755167">
                <text:p>0</text:p>
              </table:table-cell>
              <table:table-cell office:value-type="float" office:value="0.843402225755167">
                <text:p>0.843402225755167</text:p>
              </table:table-cell>
              <table:table-cell office:value-type="float" office:value="0.866797896597832">
                <text:p>0.866797896597832</text:p>
              </table:table-cell>
            </table:table-row>
            <table:table-row>
              <table:table-cell office:value-type="float" office:value="0.844197138314785">
                <text:p>0</text:p>
              </table:table-cell>
              <table:table-cell office:value-type="float" office:value="0.844197138314785">
                <text:p>0.844197138314785</text:p>
              </table:table-cell>
              <table:table-cell office:value-type="float" office:value="0.867483230017274">
                <text:p>0.867483230017274</text:p>
              </table:table-cell>
            </table:table-row>
            <table:table-row>
              <table:table-cell office:value-type="float" office:value="0.844992050874404">
                <text:p>0</text:p>
              </table:table-cell>
              <table:table-cell office:value-type="float" office:value="0.844992050874404">
                <text:p>0.844992050874404</text:p>
              </table:table-cell>
              <table:table-cell office:value-type="float" office:value="0.868151758278326">
                <text:p>0.868151758278326</text:p>
              </table:table-cell>
            </table:table-row>
            <table:table-row>
              <table:table-cell office:value-type="float" office:value="0.845786963434022">
                <text:p>0</text:p>
              </table:table-cell>
              <table:table-cell office:value-type="float" office:value="0.845786963434022">
                <text:p>0.845786963434022</text:p>
              </table:table-cell>
              <table:table-cell office:value-type="float" office:value="0.868839145394736">
                <text:p>0.868839145394736</text:p>
              </table:table-cell>
            </table:table-row>
            <table:table-row>
              <table:table-cell office:value-type="float" office:value="0.846581875993641">
                <text:p>0</text:p>
              </table:table-cell>
              <table:table-cell office:value-type="float" office:value="0.84658187599364">
                <text:p>0.84658187599364</text:p>
              </table:table-cell>
              <table:table-cell office:value-type="float" office:value="0.869517163913071">
                <text:p>0.869517163913071</text:p>
              </table:table-cell>
            </table:table-row>
            <table:table-row>
              <table:table-cell office:value-type="float" office:value="0.847376788553259">
                <text:p>0</text:p>
              </table:table-cell>
              <table:table-cell office:value-type="float" office:value="0.847376788553259">
                <text:p>0.847376788553259</text:p>
              </table:table-cell>
              <table:table-cell office:value-type="float" office:value="0.870192023664299">
                <text:p>0.870192023664299</text:p>
              </table:table-cell>
            </table:table-row>
            <table:table-row>
              <table:table-cell office:value-type="float" office:value="0.848171701112877">
                <text:p>0</text:p>
              </table:table-cell>
              <table:table-cell office:value-type="float" office:value="0.848171701112877">
                <text:p>0.848171701112877</text:p>
              </table:table-cell>
              <table:table-cell office:value-type="float" office:value="0.870841223953098">
                <text:p>0.870841223953098</text:p>
              </table:table-cell>
            </table:table-row>
            <table:table-row>
              <table:table-cell office:value-type="float" office:value="0.848966613672496">
                <text:p>0</text:p>
              </table:table-cell>
              <table:table-cell office:value-type="float" office:value="0.848966613672496">
                <text:p>0.848966613672496</text:p>
              </table:table-cell>
              <table:table-cell office:value-type="float" office:value="0.871495946028963">
                <text:p>0.871495946028963</text:p>
              </table:table-cell>
            </table:table-row>
            <table:table-row>
              <table:table-cell office:value-type="float" office:value="0.849761526232114">
                <text:p>0</text:p>
              </table:table-cell>
              <table:table-cell office:value-type="float" office:value="0.849761526232114">
                <text:p>0.849761526232114</text:p>
              </table:table-cell>
              <table:table-cell office:value-type="float" office:value="0.872163157292222">
                <text:p>0.872163157292222</text:p>
              </table:table-cell>
            </table:table-row>
            <table:table-row>
              <table:table-cell office:value-type="float" office:value="0.850556438791733">
                <text:p>0</text:p>
              </table:table-cell>
              <table:table-cell office:value-type="float" office:value="0.850556438791733">
                <text:p>0.850556438791733</text:p>
              </table:table-cell>
              <table:table-cell office:value-type="float" office:value="0.872844623030126">
                <text:p>0.872844623030126</text:p>
              </table:table-cell>
            </table:table-row>
            <table:table-row>
              <table:table-cell office:value-type="float" office:value="0.851351351351351">
                <text:p>0</text:p>
              </table:table-cell>
              <table:table-cell office:value-type="float" office:value="0.851351351351351">
                <text:p>0.851351351351351</text:p>
              </table:table-cell>
              <table:table-cell office:value-type="float" office:value="0.873512247798744">
                <text:p>0.873512247798744</text:p>
              </table:table-cell>
            </table:table-row>
            <table:table-row>
              <table:table-cell office:value-type="float" office:value="0.85214626391097">
                <text:p>0</text:p>
              </table:table-cell>
              <table:table-cell office:value-type="float" office:value="0.85214626391097">
                <text:p>0.85214626391097</text:p>
              </table:table-cell>
              <table:table-cell office:value-type="float" office:value="0.874211727947193">
                <text:p>0.874211727947193</text:p>
              </table:table-cell>
            </table:table-row>
            <table:table-row>
              <table:table-cell office:value-type="float" office:value="0.852941176470588">
                <text:p>0</text:p>
              </table:table-cell>
              <table:table-cell office:value-type="float" office:value="0.852941176470588">
                <text:p>0.852941176470588</text:p>
              </table:table-cell>
              <table:table-cell office:value-type="float" office:value="0.874891112160987">
                <text:p>0.874891112160987</text:p>
              </table:table-cell>
            </table:table-row>
            <table:table-row>
              <table:table-cell office:value-type="float" office:value="0.853736089030207">
                <text:p>0</text:p>
              </table:table-cell>
              <table:table-cell office:value-type="float" office:value="0.853736089030207">
                <text:p>0.853736089030207</text:p>
              </table:table-cell>
              <table:table-cell office:value-type="float" office:value="0.875581824880156">
                <text:p>0.875581824880156</text:p>
              </table:table-cell>
            </table:table-row>
            <table:table-row>
              <table:table-cell office:value-type="float" office:value="0.854531001589825">
                <text:p>0</text:p>
              </table:table-cell>
              <table:table-cell office:value-type="float" office:value="0.854531001589825">
                <text:p>0.854531001589825</text:p>
              </table:table-cell>
              <table:table-cell office:value-type="float" office:value="0.876300302892476">
                <text:p>0.876300302892476</text:p>
              </table:table-cell>
            </table:table-row>
            <table:table-row>
              <table:table-cell office:value-type="float" office:value="0.855325914149443">
                <text:p>0</text:p>
              </table:table-cell>
              <table:table-cell office:value-type="float" office:value="0.855325914149443">
                <text:p>0.855325914149443</text:p>
              </table:table-cell>
              <table:table-cell office:value-type="float" office:value="0.877020612238672">
                <text:p>0.877020612238672</text:p>
              </table:table-cell>
            </table:table-row>
            <table:table-row>
              <table:table-cell office:value-type="float" office:value="0.856120826709062">
                <text:p>0</text:p>
              </table:table-cell>
              <table:table-cell office:value-type="float" office:value="0.856120826709062">
                <text:p>0.856120826709062</text:p>
              </table:table-cell>
              <table:table-cell office:value-type="float" office:value="0.877707655333131">
                <text:p>0.877707655333131</text:p>
              </table:table-cell>
            </table:table-row>
            <table:table-row>
              <table:table-cell office:value-type="float" office:value="0.85691573926868">
                <text:p>0</text:p>
              </table:table-cell>
              <table:table-cell office:value-type="float" office:value="0.85691573926868">
                <text:p>0.85691573926868</text:p>
              </table:table-cell>
              <table:table-cell office:value-type="float" office:value="0.878356657565448">
                <text:p>0.878356657565448</text:p>
              </table:table-cell>
            </table:table-row>
            <table:table-row>
              <table:table-cell office:value-type="float" office:value="0.857710651828299">
                <text:p>0</text:p>
              </table:table-cell>
              <table:table-cell office:value-type="float" office:value="0.857710651828299">
                <text:p>0.857710651828299</text:p>
              </table:table-cell>
              <table:table-cell office:value-type="float" office:value="0.879070228830673">
                <text:p>0.879070228830673</text:p>
              </table:table-cell>
            </table:table-row>
            <table:table-row>
              <table:table-cell office:value-type="float" office:value="0.858505564387917">
                <text:p>0</text:p>
              </table:table-cell>
              <table:table-cell office:value-type="float" office:value="0.858505564387917">
                <text:p>0.858505564387917</text:p>
              </table:table-cell>
              <table:table-cell office:value-type="float" office:value="0.879748650461323">
                <text:p>0.879748650461323</text:p>
              </table:table-cell>
            </table:table-row>
            <table:table-row>
              <table:table-cell office:value-type="float" office:value="0.859300476947536">
                <text:p>0</text:p>
              </table:table-cell>
              <table:table-cell office:value-type="float" office:value="0.859300476947536">
                <text:p>0.859300476947536</text:p>
              </table:table-cell>
              <table:table-cell office:value-type="float" office:value="0.880438963546655">
                <text:p>0.880438963546655</text:p>
              </table:table-cell>
            </table:table-row>
            <table:table-row>
              <table:table-cell office:value-type="float" office:value="0.860095389507154">
                <text:p>0</text:p>
              </table:table-cell>
              <table:table-cell office:value-type="float" office:value="0.860095389507154">
                <text:p>0.860095389507154</text:p>
              </table:table-cell>
              <table:table-cell office:value-type="float" office:value="0.881087580058707">
                <text:p>0.881087580058707</text:p>
              </table:table-cell>
            </table:table-row>
            <table:table-row>
              <table:table-cell office:value-type="float" office:value="0.860890302066773">
                <text:p>0</text:p>
              </table:table-cell>
              <table:table-cell office:value-type="float" office:value="0.860890302066773">
                <text:p>0.860890302066773</text:p>
              </table:table-cell>
              <table:table-cell office:value-type="float" office:value="0.881733041239389">
                <text:p>0.881733041239389</text:p>
              </table:table-cell>
            </table:table-row>
            <table:table-row>
              <table:table-cell office:value-type="float" office:value="0.861685214626391">
                <text:p>0</text:p>
              </table:table-cell>
              <table:table-cell office:value-type="float" office:value="0.861685214626391">
                <text:p>0.861685214626391</text:p>
              </table:table-cell>
              <table:table-cell office:value-type="float" office:value="0.882425390672037">
                <text:p>0.882425390672037</text:p>
              </table:table-cell>
            </table:table-row>
            <table:table-row>
              <table:table-cell office:value-type="float" office:value="0.86248012718601">
                <text:p>0</text:p>
              </table:table-cell>
              <table:table-cell office:value-type="float" office:value="0.862480127186009">
                <text:p>0.862480127186009</text:p>
              </table:table-cell>
              <table:table-cell office:value-type="float" office:value="0.883113997518436">
                <text:p>0.883113997518436</text:p>
              </table:table-cell>
            </table:table-row>
            <table:table-row>
              <table:table-cell office:value-type="float" office:value="0.863275039745628">
                <text:p>0</text:p>
              </table:table-cell>
              <table:table-cell office:value-type="float" office:value="0.863275039745628">
                <text:p>0.863275039745628</text:p>
              </table:table-cell>
              <table:table-cell office:value-type="float" office:value="0.883764521804381">
                <text:p>0.883764521804381</text:p>
              </table:table-cell>
            </table:table-row>
            <table:table-row>
              <table:table-cell office:value-type="float" office:value="0.864069952305246">
                <text:p>0</text:p>
              </table:table-cell>
              <table:table-cell office:value-type="float" office:value="0.864069952305246">
                <text:p>0.864069952305246</text:p>
              </table:table-cell>
              <table:table-cell office:value-type="float" office:value="0.884448892640677">
                <text:p>0.884448892640677</text:p>
              </table:table-cell>
            </table:table-row>
            <table:table-row>
              <table:table-cell office:value-type="float" office:value="0.864864864864865">
                <text:p>0</text:p>
              </table:table-cell>
              <table:table-cell office:value-type="float" office:value="0.864864864864865">
                <text:p>0.864864864864865</text:p>
              </table:table-cell>
              <table:table-cell office:value-type="float" office:value="0.885131619806884">
                <text:p>0.885131619806884</text:p>
              </table:table-cell>
            </table:table-row>
            <table:table-row>
              <table:table-cell office:value-type="float" office:value="0.865659777424483">
                <text:p>0</text:p>
              </table:table-cell>
              <table:table-cell office:value-type="float" office:value="0.865659777424483">
                <text:p>0.865659777424483</text:p>
              </table:table-cell>
              <table:table-cell office:value-type="float" office:value="0.885849913633551">
                <text:p>0.885849913633551</text:p>
              </table:table-cell>
            </table:table-row>
            <table:table-row>
              <table:table-cell office:value-type="float" office:value="0.866454689984102">
                <text:p>0</text:p>
              </table:table-cell>
              <table:table-cell office:value-type="float" office:value="0.866454689984102">
                <text:p>0.866454689984102</text:p>
              </table:table-cell>
              <table:table-cell office:value-type="float" office:value="0.886529339545659">
                <text:p>0.886529339545659</text:p>
              </table:table-cell>
            </table:table-row>
            <table:table-row>
              <table:table-cell office:value-type="float" office:value="0.86724960254372">
                <text:p>0</text:p>
              </table:table-cell>
              <table:table-cell office:value-type="float" office:value="0.86724960254372">
                <text:p>0.86724960254372</text:p>
              </table:table-cell>
              <table:table-cell office:value-type="float" office:value="0.887214520042671">
                <text:p>0.887214520042671</text:p>
              </table:table-cell>
            </table:table-row>
            <table:table-row>
              <table:table-cell office:value-type="float" office:value="0.868044515103339">
                <text:p>0</text:p>
              </table:table-cell>
              <table:table-cell office:value-type="float" office:value="0.868044515103339">
                <text:p>0.868044515103339</text:p>
              </table:table-cell>
              <table:table-cell office:value-type="float" office:value="0.887879583734848">
                <text:p>0.887879583734848</text:p>
              </table:table-cell>
            </table:table-row>
            <table:table-row>
              <table:table-cell office:value-type="float" office:value="0.868839427662957">
                <text:p>0</text:p>
              </table:table-cell>
              <table:table-cell office:value-type="float" office:value="0.868839427662957">
                <text:p>0.868839427662957</text:p>
              </table:table-cell>
              <table:table-cell office:value-type="float" office:value="0.888563315139771">
                <text:p>0.888563315139771</text:p>
              </table:table-cell>
            </table:table-row>
            <table:table-row>
              <table:table-cell office:value-type="float" office:value="0.869634340222575">
                <text:p>0</text:p>
              </table:table-cell>
              <table:table-cell office:value-type="float" office:value="0.869634340222575">
                <text:p>0.869634340222575</text:p>
              </table:table-cell>
              <table:table-cell office:value-type="float" office:value="0.889250549376147">
                <text:p>0.889250549376147</text:p>
              </table:table-cell>
            </table:table-row>
            <table:table-row>
              <table:table-cell office:value-type="float" office:value="0.870429252782194">
                <text:p>0</text:p>
              </table:table-cell>
              <table:table-cell office:value-type="float" office:value="0.870429252782194">
                <text:p>0.870429252782194</text:p>
              </table:table-cell>
              <table:table-cell office:value-type="float" office:value="0.889944827453216">
                <text:p>0.889944827453216</text:p>
              </table:table-cell>
            </table:table-row>
            <table:table-row>
              <table:table-cell office:value-type="float" office:value="0.871224165341812">
                <text:p>0</text:p>
              </table:table-cell>
              <table:table-cell office:value-type="float" office:value="0.871224165341812">
                <text:p>0.871224165341812</text:p>
              </table:table-cell>
              <table:table-cell office:value-type="float" office:value="0.89065675852683">
                <text:p>0.89065675852683</text:p>
              </table:table-cell>
            </table:table-row>
            <table:table-row>
              <table:table-cell office:value-type="float" office:value="0.872019077901431">
                <text:p>0</text:p>
              </table:table-cell>
              <table:table-cell office:value-type="float" office:value="0.872019077901431">
                <text:p>0.872019077901431</text:p>
              </table:table-cell>
              <table:table-cell office:value-type="float" office:value="0.891346699762723">
                <text:p>0.891346699762723</text:p>
              </table:table-cell>
            </table:table-row>
            <table:table-row>
              <table:table-cell office:value-type="float" office:value="0.872813990461049">
                <text:p>0</text:p>
              </table:table-cell>
              <table:table-cell office:value-type="float" office:value="0.872813990461049">
                <text:p>0.872813990461049</text:p>
              </table:table-cell>
              <table:table-cell office:value-type="float" office:value="0.892041742323714">
                <text:p>0.892041742323714</text:p>
              </table:table-cell>
            </table:table-row>
            <table:table-row>
              <table:table-cell office:value-type="float" office:value="0.873608903020668">
                <text:p>0</text:p>
              </table:table-cell>
              <table:table-cell office:value-type="float" office:value="0.873608903020668">
                <text:p>0.873608903020668</text:p>
              </table:table-cell>
              <table:table-cell office:value-type="float" office:value="0.892685507743296">
                <text:p>0.892685507743296</text:p>
              </table:table-cell>
            </table:table-row>
            <table:table-row>
              <table:table-cell office:value-type="float" office:value="0.874403815580286">
                <text:p>0</text:p>
              </table:table-cell>
              <table:table-cell office:value-type="float" office:value="0.874403815580286">
                <text:p>0.874403815580286</text:p>
              </table:table-cell>
              <table:table-cell office:value-type="float" office:value="0.893381679680689">
                <text:p>0.893381679680689</text:p>
              </table:table-cell>
            </table:table-row>
            <table:table-row>
              <table:table-cell office:value-type="float" office:value="0.875198728139905">
                <text:p>0</text:p>
              </table:table-cell>
              <table:table-cell office:value-type="float" office:value="0.875198728139904">
                <text:p>0.875198728139904</text:p>
              </table:table-cell>
              <table:table-cell office:value-type="float" office:value="0.894075547688484">
                <text:p>0.894075547688484</text:p>
              </table:table-cell>
            </table:table-row>
            <table:table-row>
              <table:table-cell office:value-type="float" office:value="0.875993640699523">
                <text:p>0</text:p>
              </table:table-cell>
              <table:table-cell office:value-type="float" office:value="0.875993640699523">
                <text:p>0.875993640699523</text:p>
              </table:table-cell>
              <table:table-cell office:value-type="float" office:value="0.89479466852552">
                <text:p>0.89479466852552</text:p>
              </table:table-cell>
            </table:table-row>
            <table:table-row>
              <table:table-cell office:value-type="float" office:value="0.876788553259141">
                <text:p>0</text:p>
              </table:table-cell>
              <table:table-cell office:value-type="float" office:value="0.876788553259141">
                <text:p>0.876788553259141</text:p>
              </table:table-cell>
              <table:table-cell office:value-type="float" office:value="0.895443702021061">
                <text:p>0.895443702021061</text:p>
              </table:table-cell>
            </table:table-row>
            <table:table-row>
              <table:table-cell office:value-type="float" office:value="0.87758346581876">
                <text:p>0</text:p>
              </table:table-cell>
              <table:table-cell office:value-type="float" office:value="0.87758346581876">
                <text:p>0.87758346581876</text:p>
              </table:table-cell>
              <table:table-cell office:value-type="float" office:value="0.896120931706466">
                <text:p>0.896120931706466</text:p>
              </table:table-cell>
            </table:table-row>
            <table:table-row>
              <table:table-cell office:value-type="float" office:value="0.878378378378378">
                <text:p>0</text:p>
              </table:table-cell>
              <table:table-cell office:value-type="float" office:value="0.878378378378378">
                <text:p>0.878378378378378</text:p>
              </table:table-cell>
              <table:table-cell office:value-type="float" office:value="0.896815939526101">
                <text:p>0.896815939526101</text:p>
              </table:table-cell>
            </table:table-row>
            <table:table-row>
              <table:table-cell office:value-type="float" office:value="0.879173290937997">
                <text:p>0</text:p>
              </table:table-cell>
              <table:table-cell office:value-type="float" office:value="0.879173290937997">
                <text:p>0.879173290937997</text:p>
              </table:table-cell>
              <table:table-cell office:value-type="float" office:value="0.897506909392114">
                <text:p>0.897506909392114</text:p>
              </table:table-cell>
            </table:table-row>
            <table:table-row>
              <table:table-cell office:value-type="float" office:value="0.879968203497615">
                <text:p>0</text:p>
              </table:table-cell>
              <table:table-cell office:value-type="float" office:value="0.879968203497615">
                <text:p>0.879968203497615</text:p>
              </table:table-cell>
              <table:table-cell office:value-type="float" office:value="0.898223976532181">
                <text:p>0.898223976532181</text:p>
              </table:table-cell>
            </table:table-row>
            <table:table-row>
              <table:table-cell office:value-type="float" office:value="0.880763116057234">
                <text:p>0</text:p>
              </table:table-cell>
              <table:table-cell office:value-type="float" office:value="0.880763116057234">
                <text:p>0.880763116057234</text:p>
              </table:table-cell>
              <table:table-cell office:value-type="float" office:value="0.898906366590651">
                <text:p>0.898906366590651</text:p>
              </table:table-cell>
            </table:table-row>
            <table:table-row>
              <table:table-cell office:value-type="float" office:value="0.881558028616852">
                <text:p>0</text:p>
              </table:table-cell>
              <table:table-cell office:value-type="float" office:value="0.881558028616852">
                <text:p>0.881558028616852</text:p>
              </table:table-cell>
              <table:table-cell office:value-type="float" office:value="0.899582852620268">
                <text:p>0.899582852620268</text:p>
              </table:table-cell>
            </table:table-row>
            <table:table-row>
              <table:table-cell office:value-type="float" office:value="0.882352941176471">
                <text:p>0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0.900235531391859">
                <text:p>0.900235531391859</text:p>
              </table:table-cell>
            </table:table-row>
            <table:table-row>
              <table:table-cell office:value-type="float" office:value="0.883147853736089">
                <text:p>0</text:p>
              </table:table-cell>
              <table:table-cell office:value-type="float" office:value="0.883147853736089">
                <text:p>0.883147853736089</text:p>
              </table:table-cell>
              <table:table-cell office:value-type="float" office:value="0.900931324565597">
                <text:p>0.900931324565597</text:p>
              </table:table-cell>
            </table:table-row>
            <table:table-row>
              <table:table-cell office:value-type="float" office:value="0.883942766295708">
                <text:p>0</text:p>
              </table:table-cell>
              <table:table-cell office:value-type="float" office:value="0.883942766295708">
                <text:p>0.883942766295708</text:p>
              </table:table-cell>
              <table:table-cell office:value-type="float" office:value="0.901617505865588">
                <text:p>0.901617505865588</text:p>
              </table:table-cell>
            </table:table-row>
            <table:table-row>
              <table:table-cell office:value-type="float" office:value="0.884737678855326">
                <text:p>0</text:p>
              </table:table-cell>
              <table:table-cell office:value-type="float" office:value="0.884737678855326">
                <text:p>0.884737678855326</text:p>
              </table:table-cell>
              <table:table-cell office:value-type="float" office:value="0.902303235397991">
                <text:p>0.902303235397991</text:p>
              </table:table-cell>
            </table:table-row>
            <table:table-row>
              <table:table-cell office:value-type="float" office:value="0.885532591414944">
                <text:p>0</text:p>
              </table:table-cell>
              <table:table-cell office:value-type="float" office:value="0.885532591414944">
                <text:p>0.885532591414944</text:p>
              </table:table-cell>
              <table:table-cell office:value-type="float" office:value="0.903012594959726">
                <text:p>0.903012594959726</text:p>
              </table:table-cell>
            </table:table-row>
            <table:table-row>
              <table:table-cell office:value-type="float" office:value="0.886327503974563">
                <text:p>0</text:p>
              </table:table-cell>
              <table:table-cell office:value-type="float" office:value="0.886327503974563">
                <text:p>0.886327503974563</text:p>
              </table:table-cell>
              <table:table-cell office:value-type="float" office:value="0.903686923025217">
                <text:p>0.903686923025217</text:p>
              </table:table-cell>
            </table:table-row>
            <table:table-row>
              <table:table-cell office:value-type="float" office:value="0.887122416534181">
                <text:p>0</text:p>
              </table:table-cell>
              <table:table-cell office:value-type="float" office:value="0.887122416534181">
                <text:p>0.887122416534181</text:p>
              </table:table-cell>
              <table:table-cell office:value-type="float" office:value="0.904337044198846">
                <text:p>0.904337044198846</text:p>
              </table:table-cell>
            </table:table-row>
            <table:table-row>
              <table:table-cell office:value-type="float" office:value="0.8879173290938">
                <text:p>0</text:p>
              </table:table-cell>
              <table:table-cell office:value-type="float" office:value="0.8879173290938">
                <text:p>0.8879173290938</text:p>
              </table:table-cell>
              <table:table-cell office:value-type="float" office:value="0.905022759860074">
                <text:p>0.905022759860074</text:p>
              </table:table-cell>
            </table:table-row>
            <table:table-row>
              <table:table-cell office:value-type="float" office:value="0.888712241653418">
                <text:p>0</text:p>
              </table:table-cell>
              <table:table-cell office:value-type="float" office:value="0.888712241653418">
                <text:p>0.888712241653418</text:p>
              </table:table-cell>
              <table:table-cell office:value-type="float" office:value="0.90567106361305">
                <text:p>0.90567106361305</text:p>
              </table:table-cell>
            </table:table-row>
            <table:table-row>
              <table:table-cell office:value-type="float" office:value="0.889507154213037">
                <text:p>0</text:p>
              </table:table-cell>
              <table:table-cell office:value-type="float" office:value="0.889507154213037">
                <text:p>0.889507154213037</text:p>
              </table:table-cell>
              <table:table-cell office:value-type="float" office:value="0.906325983787791">
                <text:p>0.906325983787791</text:p>
              </table:table-cell>
            </table:table-row>
            <table:table-row>
              <table:table-cell office:value-type="float" office:value="0.890302066772655">
                <text:p>0</text:p>
              </table:table-cell>
              <table:table-cell office:value-type="float" office:value="0.890302066772655">
                <text:p>0.890302066772655</text:p>
              </table:table-cell>
              <table:table-cell office:value-type="float" office:value="0.906985348464206">
                <text:p>0.906985348464206</text:p>
              </table:table-cell>
            </table:table-row>
            <table:table-row>
              <table:table-cell office:value-type="float" office:value="0.891096979332274">
                <text:p>0</text:p>
              </table:table-cell>
              <table:table-cell office:value-type="float" office:value="0.891096979332273">
                <text:p>0.891096979332273</text:p>
              </table:table-cell>
              <table:table-cell office:value-type="float" office:value="0.907674198586275">
                <text:p>0.907674198586275</text:p>
              </table:table-cell>
            </table:table-row>
            <table:table-row>
              <table:table-cell office:value-type="float" office:value="0.891891891891892">
                <text:p>0</text:p>
              </table:table-cell>
              <table:table-cell office:value-type="float" office:value="0.891891891891892">
                <text:p>0.891891891891892</text:p>
              </table:table-cell>
              <table:table-cell office:value-type="float" office:value="0.908354646129149">
                <text:p>0.908354646129149</text:p>
              </table:table-cell>
            </table:table-row>
            <table:table-row>
              <table:table-cell office:value-type="float" office:value="0.89268680445151">
                <text:p>0</text:p>
              </table:table-cell>
              <table:table-cell office:value-type="float" office:value="0.89268680445151">
                <text:p>0.89268680445151</text:p>
              </table:table-cell>
              <table:table-cell office:value-type="float" office:value="0.909040205389816">
                <text:p>0.909040205389816</text:p>
              </table:table-cell>
            </table:table-row>
            <table:table-row>
              <table:table-cell office:value-type="float" office:value="0.893481717011129">
                <text:p>0</text:p>
              </table:table-cell>
              <table:table-cell office:value-type="float" office:value="0.893481717011129">
                <text:p>0.893481717011129</text:p>
              </table:table-cell>
              <table:table-cell office:value-type="float" office:value="0.909712184348916">
                <text:p>0.909712184348916</text:p>
              </table:table-cell>
            </table:table-row>
            <table:table-row>
              <table:table-cell office:value-type="float" office:value="0.894276629570747">
                <text:p>0</text:p>
              </table:table-cell>
              <table:table-cell office:value-type="float" office:value="0.894276629570747">
                <text:p>0.894276629570747</text:p>
              </table:table-cell>
              <table:table-cell office:value-type="float" office:value="0.910368532745565">
                <text:p>0.910368532745565</text:p>
              </table:table-cell>
            </table:table-row>
            <table:table-row>
              <table:table-cell office:value-type="float" office:value="0.895071542130366">
                <text:p>0</text:p>
              </table:table-cell>
              <table:table-cell office:value-type="float" office:value="0.895071542130366">
                <text:p>0.895071542130366</text:p>
              </table:table-cell>
              <table:table-cell office:value-type="float" office:value="0.911038204296589">
                <text:p>0.911038204296589</text:p>
              </table:table-cell>
            </table:table-row>
            <table:table-row>
              <table:table-cell office:value-type="float" office:value="0.895866454689984">
                <text:p>0</text:p>
              </table:table-cell>
              <table:table-cell office:value-type="float" office:value="0.895866454689984">
                <text:p>0.895866454689984</text:p>
              </table:table-cell>
              <table:table-cell office:value-type="float" office:value="0.911751535807018">
                <text:p>0.911751535807018</text:p>
              </table:table-cell>
            </table:table-row>
            <table:table-row>
              <table:table-cell office:value-type="float" office:value="0.896661367249603">
                <text:p>0</text:p>
              </table:table-cell>
              <table:table-cell office:value-type="float" office:value="0.896661367249602">
                <text:p>0.896661367249602</text:p>
              </table:table-cell>
              <table:table-cell office:value-type="float" office:value="0.912447071833912">
                <text:p>0.912447071833912</text:p>
              </table:table-cell>
            </table:table-row>
            <table:table-row>
              <table:table-cell office:value-type="float" office:value="0.897456279809221">
                <text:p>0</text:p>
              </table:table-cell>
              <table:table-cell office:value-type="float" office:value="0.897456279809221">
                <text:p>0.897456279809221</text:p>
              </table:table-cell>
              <table:table-cell office:value-type="float" office:value="0.913132909111951">
                <text:p>0.913132909111951</text:p>
              </table:table-cell>
            </table:table-row>
            <table:table-row>
              <table:table-cell office:value-type="float" office:value="0.898251192368839">
                <text:p>0</text:p>
              </table:table-cell>
              <table:table-cell office:value-type="float" office:value="0.898251192368839">
                <text:p>0.898251192368839</text:p>
              </table:table-cell>
              <table:table-cell office:value-type="float" office:value="0.913815007281874">
                <text:p>0.913815007281874</text:p>
              </table:table-cell>
            </table:table-row>
            <table:table-row>
              <table:table-cell office:value-type="float" office:value="0.899046104928458">
                <text:p>0</text:p>
              </table:table-cell>
              <table:table-cell office:value-type="float" office:value="0.899046104928458">
                <text:p>0.899046104928458</text:p>
              </table:table-cell>
              <table:table-cell office:value-type="float" office:value="0.914528008683921">
                <text:p>0.914528008683921</text:p>
              </table:table-cell>
            </table:table-row>
            <table:table-row>
              <table:table-cell office:value-type="float" office:value="0.899841017488076">
                <text:p>0</text:p>
              </table:table-cell>
              <table:table-cell office:value-type="float" office:value="0.899841017488076">
                <text:p>0.899841017488076</text:p>
              </table:table-cell>
              <table:table-cell office:value-type="float" office:value="0.91516916089331">
                <text:p>0.91516916089331</text:p>
              </table:table-cell>
            </table:table-row>
            <table:table-row>
              <table:table-cell office:value-type="float" office:value="0.900635930047695">
                <text:p>0</text:p>
              </table:table-cell>
              <table:table-cell office:value-type="float" office:value="0.900635930047695">
                <text:p>0.900635930047695</text:p>
              </table:table-cell>
              <table:table-cell office:value-type="float" office:value="0.91586441194622">
                <text:p>0.91586441194622</text:p>
              </table:table-cell>
            </table:table-row>
            <table:table-row>
              <table:table-cell office:value-type="float" office:value="0.901430842607313">
                <text:p>0</text:p>
              </table:table-cell>
              <table:table-cell office:value-type="float" office:value="0.901430842607313">
                <text:p>0.901430842607313</text:p>
              </table:table-cell>
              <table:table-cell office:value-type="float" office:value="0.916553008357182">
                <text:p>0.916553008357182</text:p>
              </table:table-cell>
            </table:table-row>
            <table:table-row>
              <table:table-cell office:value-type="float" office:value="0.902225755166932">
                <text:p>0</text:p>
              </table:table-cell>
              <table:table-cell office:value-type="float" office:value="0.902225755166932">
                <text:p>0.902225755166932</text:p>
              </table:table-cell>
              <table:table-cell office:value-type="float" office:value="0.917190004432569">
                <text:p>0.917190004432569</text:p>
              </table:table-cell>
            </table:table-row>
            <table:table-row>
              <table:table-cell office:value-type="float" office:value="0.90302066772655">
                <text:p>0</text:p>
              </table:table-cell>
              <table:table-cell office:value-type="float" office:value="0.90302066772655">
                <text:p>0.90302066772655</text:p>
              </table:table-cell>
              <table:table-cell office:value-type="float" office:value="0.91786762331672">
                <text:p>0.91786762331672</text:p>
              </table:table-cell>
            </table:table-row>
            <table:table-row>
              <table:table-cell office:value-type="float" office:value="0.903815580286168">
                <text:p>0</text:p>
              </table:table-cell>
              <table:table-cell office:value-type="float" office:value="0.903815580286168">
                <text:p>0.903815580286168</text:p>
              </table:table-cell>
              <table:table-cell office:value-type="float" office:value="0.918523888316392">
                <text:p>0.918523888316392</text:p>
              </table:table-cell>
            </table:table-row>
            <table:table-row>
              <table:table-cell office:value-type="float" office:value="0.904610492845787">
                <text:p>0</text:p>
              </table:table-cell>
              <table:table-cell office:value-type="float" office:value="0.904610492845787">
                <text:p>0.904610492845787</text:p>
              </table:table-cell>
              <table:table-cell office:value-type="float" office:value="0.91919696886715">
                <text:p>0.91919696886715</text:p>
              </table:table-cell>
            </table:table-row>
            <table:table-row>
              <table:table-cell office:value-type="float" office:value="0.905405405405405">
                <text:p>0</text:p>
              </table:table-cell>
              <table:table-cell office:value-type="float" office:value="0.905405405405405">
                <text:p>0.905405405405405</text:p>
              </table:table-cell>
              <table:table-cell office:value-type="float" office:value="0.919839511078264">
                <text:p>0.919839511078264</text:p>
              </table:table-cell>
            </table:table-row>
            <table:table-row>
              <table:table-cell office:value-type="float" office:value="0.906200317965024">
                <text:p>0</text:p>
              </table:table-cell>
              <table:table-cell office:value-type="float" office:value="0.906200317965024">
                <text:p>0.906200317965024</text:p>
              </table:table-cell>
              <table:table-cell office:value-type="float" office:value="0.920489138828386">
                <text:p>0.920489138828386</text:p>
              </table:table-cell>
            </table:table-row>
            <table:table-row>
              <table:table-cell office:value-type="float" office:value="0.906995230524642">
                <text:p>0</text:p>
              </table:table-cell>
              <table:table-cell office:value-type="float" office:value="0.906995230524642">
                <text:p>0.906995230524642</text:p>
              </table:table-cell>
              <table:table-cell office:value-type="float" office:value="0.921170319591958">
                <text:p>0.921170319591958</text:p>
              </table:table-cell>
            </table:table-row>
            <table:table-row>
              <table:table-cell office:value-type="float" office:value="0.907790143084261">
                <text:p>0</text:p>
              </table:table-cell>
              <table:table-cell office:value-type="float" office:value="0.907790143084261">
                <text:p>0.907790143084261</text:p>
              </table:table-cell>
              <table:table-cell office:value-type="float" office:value="0.921861143492499">
                <text:p>0.921861143492499</text:p>
              </table:table-cell>
            </table:table-row>
            <table:table-row>
              <table:table-cell office:value-type="float" office:value="0.908585055643879">
                <text:p>0</text:p>
              </table:table-cell>
              <table:table-cell office:value-type="float" office:value="0.908585055643879">
                <text:p>0.908585055643879</text:p>
              </table:table-cell>
              <table:table-cell office:value-type="float" office:value="0.922520230193937">
                <text:p>0.922520230193937</text:p>
              </table:table-cell>
            </table:table-row>
            <table:table-row>
              <table:table-cell office:value-type="float" office:value="0.909379968203498">
                <text:p>0</text:p>
              </table:table-cell>
              <table:table-cell office:value-type="float" office:value="0.909379968203498">
                <text:p>0.909379968203498</text:p>
              </table:table-cell>
              <table:table-cell office:value-type="float" office:value="0.923177318767894">
                <text:p>0.923177318767894</text:p>
              </table:table-cell>
            </table:table-row>
            <table:table-row>
              <table:table-cell office:value-type="float" office:value="0.910174880763116">
                <text:p>0</text:p>
              </table:table-cell>
              <table:table-cell office:value-type="float" office:value="0.910174880763116">
                <text:p>0.910174880763116</text:p>
              </table:table-cell>
              <table:table-cell office:value-type="float" office:value="0.92386712451615">
                <text:p>0.92386712451615</text:p>
              </table:table-cell>
            </table:table-row>
            <table:table-row>
              <table:table-cell office:value-type="float" office:value="0.910969793322735">
                <text:p>0</text:p>
              </table:table-cell>
              <table:table-cell office:value-type="float" office:value="0.910969793322734">
                <text:p>0.910969793322734</text:p>
              </table:table-cell>
              <table:table-cell office:value-type="float" office:value="0.924551682973837">
                <text:p>0.924551682973837</text:p>
              </table:table-cell>
            </table:table-row>
            <table:table-row>
              <table:table-cell office:value-type="float" office:value="0.911764705882353">
                <text:p>0</text:p>
              </table:table-cell>
              <table:table-cell office:value-type="float" office:value="0.911764705882353">
                <text:p>0.911764705882353</text:p>
              </table:table-cell>
              <table:table-cell office:value-type="float" office:value="0.925242169809385">
                <text:p>0.925242169809385</text:p>
              </table:table-cell>
            </table:table-row>
            <table:table-row>
              <table:table-cell office:value-type="float" office:value="0.912559618441971">
                <text:p>0</text:p>
              </table:table-cell>
              <table:table-cell office:value-type="float" office:value="0.912559618441971">
                <text:p>0.912559618441971</text:p>
              </table:table-cell>
              <table:table-cell office:value-type="float" office:value="0.925920080582083">
                <text:p>0.925920080582083</text:p>
              </table:table-cell>
            </table:table-row>
            <table:table-row>
              <table:table-cell office:value-type="float" office:value="0.91335453100159">
                <text:p>0</text:p>
              </table:table-cell>
              <table:table-cell office:value-type="float" office:value="0.91335453100159">
                <text:p>0.91335453100159</text:p>
              </table:table-cell>
              <table:table-cell office:value-type="float" office:value="0.926601515014368">
                <text:p>0.926601515014368</text:p>
              </table:table-cell>
            </table:table-row>
            <table:table-row>
              <table:table-cell office:value-type="float" office:value="0.914149443561208">
                <text:p>0</text:p>
              </table:table-cell>
              <table:table-cell office:value-type="float" office:value="0.914149443561208">
                <text:p>0.914149443561208</text:p>
              </table:table-cell>
              <table:table-cell office:value-type="float" office:value="0.927283182287231">
                <text:p>0.927283182287231</text:p>
              </table:table-cell>
            </table:table-row>
            <table:table-row>
              <table:table-cell office:value-type="float" office:value="0.914944356120827">
                <text:p>0</text:p>
              </table:table-cell>
              <table:table-cell office:value-type="float" office:value="0.914944356120827">
                <text:p>0.914944356120827</text:p>
              </table:table-cell>
              <table:table-cell office:value-type="float" office:value="0.927931301854901">
                <text:p>0.927931301854901</text:p>
              </table:table-cell>
            </table:table-row>
            <table:table-row>
              <table:table-cell office:value-type="float" office:value="0.915739268680445">
                <text:p>0</text:p>
              </table:table-cell>
              <table:table-cell office:value-type="float" office:value="0.915739268680445">
                <text:p>0.915739268680445</text:p>
              </table:table-cell>
              <table:table-cell office:value-type="float" office:value="0.928618973945295">
                <text:p>0.928618973945295</text:p>
              </table:table-cell>
            </table:table-row>
            <table:table-row>
              <table:table-cell office:value-type="float" office:value="0.916534181240064">
                <text:p>0</text:p>
              </table:table-cell>
              <table:table-cell office:value-type="float" office:value="0.916534181240064">
                <text:p>0.916534181240064</text:p>
              </table:table-cell>
              <table:table-cell office:value-type="float" office:value="0.929273553576563">
                <text:p>0.929273553576563</text:p>
              </table:table-cell>
            </table:table-row>
            <table:table-row>
              <table:table-cell office:value-type="float" office:value="0.917329093799682">
                <text:p>0</text:p>
              </table:table-cell>
              <table:table-cell office:value-type="float" office:value="0.917329093799682">
                <text:p>0.917329093799682</text:p>
              </table:table-cell>
              <table:table-cell office:value-type="float" office:value="0.929962831117213">
                <text:p>0.929962831117213</text:p>
              </table:table-cell>
            </table:table-row>
            <table:table-row>
              <table:table-cell office:value-type="float" office:value="0.9181240063593">
                <text:p>0</text:p>
              </table:table-cell>
              <table:table-cell office:value-type="float" office:value="0.9181240063593">
                <text:p>0.9181240063593</text:p>
              </table:table-cell>
              <table:table-cell office:value-type="float" office:value="0.930616528083833">
                <text:p>0.930616528083833</text:p>
              </table:table-cell>
            </table:table-row>
            <table:table-row>
              <table:table-cell office:value-type="float" office:value="0.918918918918919">
                <text:p>0</text:p>
              </table:table-cell>
              <table:table-cell office:value-type="float" office:value="0.918918918918919">
                <text:p>0.918918918918919</text:p>
              </table:table-cell>
              <table:table-cell office:value-type="float" office:value="0.931310712328836">
                <text:p>0.931310712328836</text:p>
              </table:table-cell>
            </table:table-row>
            <table:table-row>
              <table:table-cell office:value-type="float" office:value="0.919713831478537">
                <text:p>0</text:p>
              </table:table-cell>
              <table:table-cell office:value-type="float" office:value="0.919713831478537">
                <text:p>0.919713831478537</text:p>
              </table:table-cell>
              <table:table-cell office:value-type="float" office:value="0.931992720145172">
                <text:p>0.931992720145172</text:p>
              </table:table-cell>
            </table:table-row>
            <table:table-row>
              <table:table-cell office:value-type="float" office:value="0.920508744038156">
                <text:p>0</text:p>
              </table:table-cell>
              <table:table-cell office:value-type="float" office:value="0.920508744038156">
                <text:p>0.920508744038156</text:p>
              </table:table-cell>
              <table:table-cell office:value-type="float" office:value="0.932672854929318">
                <text:p>0.932672854929318</text:p>
              </table:table-cell>
            </table:table-row>
            <table:table-row>
              <table:table-cell office:value-type="float" office:value="0.921303656597774">
                <text:p>0</text:p>
              </table:table-cell>
              <table:table-cell office:value-type="float" office:value="0.921303656597774">
                <text:p>0.921303656597774</text:p>
              </table:table-cell>
              <table:table-cell office:value-type="float" office:value="0.933313291267316">
                <text:p>0.933313291267316</text:p>
              </table:table-cell>
            </table:table-row>
            <table:table-row>
              <table:table-cell office:value-type="float" office:value="0.922098569157393">
                <text:p>0</text:p>
              </table:table-cell>
              <table:table-cell office:value-type="float" office:value="0.922098569157393">
                <text:p>0.922098569157393</text:p>
              </table:table-cell>
              <table:table-cell office:value-type="float" office:value="0.933967964687908">
                <text:p>0.933967964687908</text:p>
              </table:table-cell>
            </table:table-row>
            <table:table-row>
              <table:table-cell office:value-type="float" office:value="0.922893481717011">
                <text:p>0</text:p>
              </table:table-cell>
              <table:table-cell office:value-type="float" office:value="0.922893481717011">
                <text:p>0.922893481717011</text:p>
              </table:table-cell>
              <table:table-cell office:value-type="float" office:value="0.934618548064216">
                <text:p>0.934618548064216</text:p>
              </table:table-cell>
            </table:table-row>
            <table:table-row>
              <table:table-cell office:value-type="float" office:value="0.923688394276629">
                <text:p>0</text:p>
              </table:table-cell>
              <table:table-cell office:value-type="float" office:value="0.923688394276629">
                <text:p>0.923688394276629</text:p>
              </table:table-cell>
              <table:table-cell office:value-type="float" office:value="0.935289456737277">
                <text:p>0.935289456737277</text:p>
              </table:table-cell>
            </table:table-row>
            <table:table-row>
              <table:table-cell office:value-type="float" office:value="0.924483306836248">
                <text:p>0</text:p>
              </table:table-cell>
              <table:table-cell office:value-type="float" office:value="0.924483306836248">
                <text:p>0.924483306836248</text:p>
              </table:table-cell>
              <table:table-cell office:value-type="float" office:value="0.935944522835094">
                <text:p>0.935944522835094</text:p>
              </table:table-cell>
            </table:table-row>
            <table:table-row>
              <table:table-cell office:value-type="float" office:value="0.925278219395866">
                <text:p>0</text:p>
              </table:table-cell>
              <table:table-cell office:value-type="float" office:value="0.925278219395866">
                <text:p>0.925278219395866</text:p>
              </table:table-cell>
              <table:table-cell office:value-type="float" office:value="0.936625460365392">
                <text:p>0.936625460365392</text:p>
              </table:table-cell>
            </table:table-row>
            <table:table-row>
              <table:table-cell office:value-type="float" office:value="0.926073131955485">
                <text:p>0</text:p>
              </table:table-cell>
              <table:table-cell office:value-type="float" office:value="0.926073131955485">
                <text:p>0.926073131955485</text:p>
              </table:table-cell>
              <table:table-cell office:value-type="float" office:value="0.937312892658596">
                <text:p>0.937312892658596</text:p>
              </table:table-cell>
            </table:table-row>
            <table:table-row>
              <table:table-cell office:value-type="float" office:value="0.926868044515103">
                <text:p>0</text:p>
              </table:table-cell>
              <table:table-cell office:value-type="float" office:value="0.926868044515103">
                <text:p>0.926868044515103</text:p>
              </table:table-cell>
              <table:table-cell office:value-type="float" office:value="0.937965665261907">
                <text:p>0.937965665261907</text:p>
              </table:table-cell>
            </table:table-row>
            <table:table-row>
              <table:table-cell office:value-type="float" office:value="0.927662957074722">
                <text:p>0</text:p>
              </table:table-cell>
              <table:table-cell office:value-type="float" office:value="0.927662957074722">
                <text:p>0.927662957074722</text:p>
              </table:table-cell>
              <table:table-cell office:value-type="float" office:value="0.938618222416687">
                <text:p>0.938618222416687</text:p>
              </table:table-cell>
            </table:table-row>
            <table:table-row>
              <table:table-cell office:value-type="float" office:value="0.92845786963434">
                <text:p>0</text:p>
              </table:table-cell>
              <table:table-cell office:value-type="float" office:value="0.92845786963434">
                <text:p>0.92845786963434</text:p>
              </table:table-cell>
              <table:table-cell office:value-type="float" office:value="0.939270942886592">
                <text:p>0.939270942886592</text:p>
              </table:table-cell>
            </table:table-row>
            <table:table-row>
              <table:table-cell office:value-type="float" office:value="0.929252782193959">
                <text:p>0</text:p>
              </table:table-cell>
              <table:table-cell office:value-type="float" office:value="0.929252782193959">
                <text:p>0.929252782193959</text:p>
              </table:table-cell>
              <table:table-cell office:value-type="float" office:value="0.939921752104125">
                <text:p>0.939921752104125</text:p>
              </table:table-cell>
            </table:table-row>
            <table:table-row>
              <table:table-cell office:value-type="float" office:value="0.930047694753577">
                <text:p>0</text:p>
              </table:table-cell>
              <table:table-cell office:value-type="float" office:value="0.930047694753577">
                <text:p>0.930047694753577</text:p>
              </table:table-cell>
              <table:table-cell office:value-type="float" office:value="0.940604444486234">
                <text:p>0.940604444486234</text:p>
              </table:table-cell>
            </table:table-row>
            <table:table-row>
              <table:table-cell office:value-type="float" office:value="0.930842607313195">
                <text:p>0</text:p>
              </table:table-cell>
              <table:table-cell office:value-type="float" office:value="0.930842607313195">
                <text:p>0.930842607313195</text:p>
              </table:table-cell>
              <table:table-cell office:value-type="float" office:value="0.941268020866139">
                <text:p>0.941268020866139</text:p>
              </table:table-cell>
            </table:table-row>
            <table:table-row>
              <table:table-cell office:value-type="float" office:value="0.931637519872814">
                <text:p>0</text:p>
              </table:table-cell>
              <table:table-cell office:value-type="float" office:value="0.931637519872814">
                <text:p>0.931637519872814</text:p>
              </table:table-cell>
              <table:table-cell office:value-type="float" office:value="0.941962135585688">
                <text:p>0.941962135585688</text:p>
              </table:table-cell>
            </table:table-row>
            <table:table-row>
              <table:table-cell office:value-type="float" office:value="0.932432432432432">
                <text:p>0</text:p>
              </table:table-cell>
              <table:table-cell office:value-type="float" office:value="0.932432432432432">
                <text:p>0.932432432432432</text:p>
              </table:table-cell>
              <table:table-cell office:value-type="float" office:value="0.942653119322876">
                <text:p>0.942653119322876</text:p>
              </table:table-cell>
            </table:table-row>
            <table:table-row>
              <table:table-cell office:value-type="float" office:value="0.933227344992051">
                <text:p>0</text:p>
              </table:table-cell>
              <table:table-cell office:value-type="float" office:value="0.933227344992051">
                <text:p>0.933227344992051</text:p>
              </table:table-cell>
              <table:table-cell office:value-type="float" office:value="0.943304901558644">
                <text:p>0.943304901558644</text:p>
              </table:table-cell>
            </table:table-row>
            <table:table-row>
              <table:table-cell office:value-type="float" office:value="0.934022257551669">
                <text:p>0</text:p>
              </table:table-cell>
              <table:table-cell office:value-type="float" office:value="0.934022257551669">
                <text:p>0.934022257551669</text:p>
              </table:table-cell>
              <table:table-cell office:value-type="float" office:value="0.943976129904998">
                <text:p>0.943976129904998</text:p>
              </table:table-cell>
            </table:table-row>
            <table:table-row>
              <table:table-cell office:value-type="float" office:value="0.934817170111288">
                <text:p>0</text:p>
              </table:table-cell>
              <table:table-cell office:value-type="float" office:value="0.934817170111288">
                <text:p>0.934817170111288</text:p>
              </table:table-cell>
              <table:table-cell office:value-type="float" office:value="0.944660730060999">
                <text:p>0.944660730060999</text:p>
              </table:table-cell>
            </table:table-row>
            <table:table-row>
              <table:table-cell office:value-type="float" office:value="0.935612082670906">
                <text:p>0</text:p>
              </table:table-cell>
              <table:table-cell office:value-type="float" office:value="0.935612082670906">
                <text:p>0.935612082670906</text:p>
              </table:table-cell>
              <table:table-cell office:value-type="float" office:value="0.945291683098673">
                <text:p>0.945291683098673</text:p>
              </table:table-cell>
            </table:table-row>
            <table:table-row>
              <table:table-cell office:value-type="float" office:value="0.936406995230525">
                <text:p>0</text:p>
              </table:table-cell>
              <table:table-cell office:value-type="float" office:value="0.936406995230525">
                <text:p>0.936406995230525</text:p>
              </table:table-cell>
              <table:table-cell office:value-type="float" office:value="0.945989363176123">
                <text:p>0.945989363176123</text:p>
              </table:table-cell>
            </table:table-row>
            <table:table-row>
              <table:table-cell office:value-type="float" office:value="0.937201907790143">
                <text:p>0</text:p>
              </table:table-cell>
              <table:table-cell office:value-type="float" office:value="0.937201907790143">
                <text:p>0.937201907790143</text:p>
              </table:table-cell>
              <table:table-cell office:value-type="float" office:value="0.946636895488218">
                <text:p>0.946636895488218</text:p>
              </table:table-cell>
            </table:table-row>
            <table:table-row>
              <table:table-cell office:value-type="float" office:value="0.937996820349762">
                <text:p>0</text:p>
              </table:table-cell>
              <table:table-cell office:value-type="float" office:value="0.937996820349762">
                <text:p>0.937996820349762</text:p>
              </table:table-cell>
              <table:table-cell office:value-type="float" office:value="0.947285890763577">
                <text:p>0.947285890763577</text:p>
              </table:table-cell>
            </table:table-row>
            <table:table-row>
              <table:table-cell office:value-type="float" office:value="0.93879173290938">
                <text:p>0</text:p>
              </table:table-cell>
              <table:table-cell office:value-type="float" office:value="0.93879173290938">
                <text:p>0.93879173290938</text:p>
              </table:table-cell>
              <table:table-cell office:value-type="float" office:value="0.947950280325072">
                <text:p>0.947950280325072</text:p>
              </table:table-cell>
            </table:table-row>
            <table:table-row>
              <table:table-cell office:value-type="float" office:value="0.939586645468998">
                <text:p>0</text:p>
              </table:table-cell>
              <table:table-cell office:value-type="float" office:value="0.939586645468998">
                <text:p>0.939586645468998</text:p>
              </table:table-cell>
              <table:table-cell office:value-type="float" office:value="0.948637754316591">
                <text:p>0.948637754316591</text:p>
              </table:table-cell>
            </table:table-row>
            <table:table-row>
              <table:table-cell office:value-type="float" office:value="0.940381558028617">
                <text:p>0</text:p>
              </table:table-cell>
              <table:table-cell office:value-type="float" office:value="0.940381558028617">
                <text:p>0.940381558028617</text:p>
              </table:table-cell>
              <table:table-cell office:value-type="float" office:value="0.949346592627678">
                <text:p>0.949346592627678</text:p>
              </table:table-cell>
            </table:table-row>
            <table:table-row>
              <table:table-cell office:value-type="float" office:value="0.941176470588235">
                <text:p>0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0.950040095742993">
                <text:p>0.950040095742993</text:p>
              </table:table-cell>
            </table:table-row>
            <table:table-row>
              <table:table-cell office:value-type="float" office:value="0.941971383147854">
                <text:p>0</text:p>
              </table:table-cell>
              <table:table-cell office:value-type="float" office:value="0.941971383147854">
                <text:p>0.941971383147854</text:p>
              </table:table-cell>
              <table:table-cell office:value-type="float" office:value="0.950685619492518">
                <text:p>0.950685619492518</text:p>
              </table:table-cell>
            </table:table-row>
            <table:table-row>
              <table:table-cell office:value-type="float" office:value="0.942766295707472">
                <text:p>0</text:p>
              </table:table-cell>
              <table:table-cell office:value-type="float" office:value="0.942766295707472">
                <text:p>0.942766295707472</text:p>
              </table:table-cell>
              <table:table-cell office:value-type="float" office:value="0.951346054497366">
                <text:p>0.951346054497366</text:p>
              </table:table-cell>
            </table:table-row>
            <table:table-row>
              <table:table-cell office:value-type="float" office:value="0.943561208267091">
                <text:p>0</text:p>
              </table:table-cell>
              <table:table-cell office:value-type="float" office:value="0.943561208267091">
                <text:p>0.943561208267091</text:p>
              </table:table-cell>
              <table:table-cell office:value-type="float" office:value="0.951996693443163">
                <text:p>0.951996693443163</text:p>
              </table:table-cell>
            </table:table-row>
            <table:table-row>
              <table:table-cell office:value-type="float" office:value="0.944356120826709">
                <text:p>0</text:p>
              </table:table-cell>
              <table:table-cell office:value-type="float" office:value="0.944356120826709">
                <text:p>0.944356120826709</text:p>
              </table:table-cell>
              <table:table-cell office:value-type="float" office:value="0.95265278469262">
                <text:p>0.95265278469262</text:p>
              </table:table-cell>
            </table:table-row>
            <table:table-row>
              <table:table-cell office:value-type="float" office:value="0.945151033386328">
                <text:p>0</text:p>
              </table:table-cell>
              <table:table-cell office:value-type="float" office:value="0.945151033386327">
                <text:p>0.945151033386327</text:p>
              </table:table-cell>
              <table:table-cell office:value-type="float" office:value="0.953327380340046">
                <text:p>0.953327380340046</text:p>
              </table:table-cell>
            </table:table-row>
            <table:table-row>
              <table:table-cell office:value-type="float" office:value="0.945945945945946">
                <text:p>0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953970937225314">
                <text:p>0.953970937225314</text:p>
              </table:table-cell>
            </table:table-row>
            <table:table-row>
              <table:table-cell office:value-type="float" office:value="0.946740858505564">
                <text:p>0</text:p>
              </table:table-cell>
              <table:table-cell office:value-type="float" office:value="0.946740858505564">
                <text:p>0.946740858505564</text:p>
              </table:table-cell>
              <table:table-cell office:value-type="float" office:value="0.954618973396355">
                <text:p>0.954618973396355</text:p>
              </table:table-cell>
            </table:table-row>
            <table:table-row>
              <table:table-cell office:value-type="float" office:value="0.947535771065183">
                <text:p>0</text:p>
              </table:table-cell>
              <table:table-cell office:value-type="float" office:value="0.947535771065183">
                <text:p>0.947535771065183</text:p>
              </table:table-cell>
              <table:table-cell office:value-type="float" office:value="0.955276614484183">
                <text:p>0.955276614484183</text:p>
              </table:table-cell>
            </table:table-row>
            <table:table-row>
              <table:table-cell office:value-type="float" office:value="0.948330683624801">
                <text:p>0</text:p>
              </table:table-cell>
              <table:table-cell office:value-type="float" office:value="0.948330683624801">
                <text:p>0.948330683624801</text:p>
              </table:table-cell>
              <table:table-cell office:value-type="float" office:value="0.955984910716838">
                <text:p>0.955984910716838</text:p>
              </table:table-cell>
            </table:table-row>
            <table:table-row>
              <table:table-cell office:value-type="float" office:value="0.94912559618442">
                <text:p>0</text:p>
              </table:table-cell>
              <table:table-cell office:value-type="float" office:value="0.94912559618442">
                <text:p>0.94912559618442</text:p>
              </table:table-cell>
              <table:table-cell office:value-type="float" office:value="0.956637728496941">
                <text:p>0.956637728496941</text:p>
              </table:table-cell>
            </table:table-row>
            <table:table-row>
              <table:table-cell office:value-type="float" office:value="0.949920508744038">
                <text:p>0</text:p>
              </table:table-cell>
              <table:table-cell office:value-type="float" office:value="0.949920508744038">
                <text:p>0.949920508744038</text:p>
              </table:table-cell>
              <table:table-cell office:value-type="float" office:value="0.957289427336081">
                <text:p>0.957289427336081</text:p>
              </table:table-cell>
            </table:table-row>
            <table:table-row>
              <table:table-cell office:value-type="float" office:value="0.950715421303657">
                <text:p>0</text:p>
              </table:table-cell>
              <table:table-cell office:value-type="float" office:value="0.950715421303657">
                <text:p>0.950715421303657</text:p>
              </table:table-cell>
              <table:table-cell office:value-type="float" office:value="0.957944646356328">
                <text:p>0.957944646356328</text:p>
              </table:table-cell>
            </table:table-row>
            <table:table-row>
              <table:table-cell office:value-type="float" office:value="0.951510333863275">
                <text:p>0</text:p>
              </table:table-cell>
              <table:table-cell office:value-type="float" office:value="0.951510333863275">
                <text:p>0.951510333863275</text:p>
              </table:table-cell>
              <table:table-cell office:value-type="float" office:value="0.958595128943958">
                <text:p>0.958595128943958</text:p>
              </table:table-cell>
            </table:table-row>
            <table:table-row>
              <table:table-cell office:value-type="float" office:value="0.952305246422893">
                <text:p>0</text:p>
              </table:table-cell>
              <table:table-cell office:value-type="float" office:value="0.952305246422893">
                <text:p>0.952305246422893</text:p>
              </table:table-cell>
              <table:table-cell office:value-type="float" office:value="0.959303421698133">
                <text:p>0.959303421698133</text:p>
              </table:table-cell>
            </table:table-row>
            <table:table-row>
              <table:table-cell office:value-type="float" office:value="0.953100158982512">
                <text:p>0</text:p>
              </table:table-cell>
              <table:table-cell office:value-type="float" office:value="0.953100158982512">
                <text:p>0.953100158982512</text:p>
              </table:table-cell>
              <table:table-cell office:value-type="float" office:value="0.959939559457533">
                <text:p>0.959939559457533</text:p>
              </table:table-cell>
            </table:table-row>
            <table:table-row>
              <table:table-cell office:value-type="float" office:value="0.95389507154213">
                <text:p>0</text:p>
              </table:table-cell>
              <table:table-cell office:value-type="float" office:value="0.95389507154213">
                <text:p>0.95389507154213</text:p>
              </table:table-cell>
              <table:table-cell office:value-type="float" office:value="0.960640832720022">
                <text:p>0.960640832720022</text:p>
              </table:table-cell>
            </table:table-row>
            <table:table-row>
              <table:table-cell office:value-type="float" office:value="0.954689984101749">
                <text:p>0</text:p>
              </table:table-cell>
              <table:table-cell office:value-type="float" office:value="0.954689984101749">
                <text:p>0.954689984101749</text:p>
              </table:table-cell>
              <table:table-cell office:value-type="float" office:value="0.961333974463731">
                <text:p>0.961333974463731</text:p>
              </table:table-cell>
            </table:table-row>
            <table:table-row>
              <table:table-cell office:value-type="float" office:value="0.955484896661367">
                <text:p>0</text:p>
              </table:table-cell>
              <table:table-cell office:value-type="float" office:value="0.955484896661367">
                <text:p>0.955484896661367</text:p>
              </table:table-cell>
              <table:table-cell office:value-type="float" office:value="0.962042642503082">
                <text:p>0.962042642503082</text:p>
              </table:table-cell>
            </table:table-row>
            <table:table-row>
              <table:table-cell office:value-type="float" office:value="0.956279809220986">
                <text:p>0</text:p>
              </table:table-cell>
              <table:table-cell office:value-type="float" office:value="0.956279809220986">
                <text:p>0.956279809220986</text:p>
              </table:table-cell>
              <table:table-cell office:value-type="float" office:value="0.962732618523074">
                <text:p>0.962732618523074</text:p>
              </table:table-cell>
            </table:table-row>
            <table:table-row>
              <table:table-cell office:value-type="float" office:value="0.957074721780604">
                <text:p>0</text:p>
              </table:table-cell>
              <table:table-cell office:value-type="float" office:value="0.957074721780604">
                <text:p>0.957074721780604</text:p>
              </table:table-cell>
              <table:table-cell office:value-type="float" office:value="0.963385762975823">
                <text:p>0.963385762975823</text:p>
              </table:table-cell>
            </table:table-row>
            <table:table-row>
              <table:table-cell office:value-type="float" office:value="0.957869634340223">
                <text:p>0</text:p>
              </table:table-cell>
              <table:table-cell office:value-type="float" office:value="0.957869634340223">
                <text:p>0.957869634340223</text:p>
              </table:table-cell>
              <table:table-cell office:value-type="float" office:value="0.96405303676553">
                <text:p>0.96405303676553</text:p>
              </table:table-cell>
            </table:table-row>
            <table:table-row>
              <table:table-cell office:value-type="float" office:value="0.958664546899841">
                <text:p>0</text:p>
              </table:table-cell>
              <table:table-cell office:value-type="float" office:value="0.958664546899841">
                <text:p>0.958664546899841</text:p>
              </table:table-cell>
              <table:table-cell office:value-type="float" office:value="0.964700190314318">
                <text:p>0.964700190314318</text:p>
              </table:table-cell>
            </table:table-row>
            <table:table-row>
              <table:table-cell office:value-type="float" office:value="0.959459459459459">
                <text:p>0</text:p>
              </table:table-cell>
              <table:table-cell office:value-type="float" office:value="0.959459459459459">
                <text:p>0.959459459459459</text:p>
              </table:table-cell>
              <table:table-cell office:value-type="float" office:value="0.965373990172204">
                <text:p>0.965373990172204</text:p>
              </table:table-cell>
            </table:table-row>
            <table:table-row>
              <table:table-cell office:value-type="float" office:value="0.960254372019078">
                <text:p>0</text:p>
              </table:table-cell>
              <table:table-cell office:value-type="float" office:value="0.960254372019078">
                <text:p>0.960254372019078</text:p>
              </table:table-cell>
              <table:table-cell office:value-type="float" office:value="0.966082779870761">
                <text:p>0.966082779870761</text:p>
              </table:table-cell>
            </table:table-row>
            <table:table-row>
              <table:table-cell office:value-type="float" office:value="0.961049284578696">
                <text:p>0</text:p>
              </table:table-cell>
              <table:table-cell office:value-type="float" office:value="0.961049284578696">
                <text:p>0.961049284578696</text:p>
              </table:table-cell>
              <table:table-cell office:value-type="float" office:value="0.966785971299839">
                <text:p>0.966785971299839</text:p>
              </table:table-cell>
            </table:table-row>
            <table:table-row>
              <table:table-cell office:value-type="float" office:value="0.961844197138315">
                <text:p>0</text:p>
              </table:table-cell>
              <table:table-cell office:value-type="float" office:value="0.961844197138315">
                <text:p>0.961844197138315</text:p>
              </table:table-cell>
              <table:table-cell office:value-type="float" office:value="0.967484586175341">
                <text:p>0.967484586175341</text:p>
              </table:table-cell>
            </table:table-row>
            <table:table-row>
              <table:table-cell office:value-type="float" office:value="0.962639109697933">
                <text:p>0</text:p>
              </table:table-cell>
              <table:table-cell office:value-type="float" office:value="0.962639109697933">
                <text:p>0.962639109697933</text:p>
              </table:table-cell>
              <table:table-cell office:value-type="float" office:value="0.96817407220791">
                <text:p>0.96817407220791</text:p>
              </table:table-cell>
            </table:table-row>
            <table:table-row>
              <table:table-cell office:value-type="float" office:value="0.963434022257552">
                <text:p>0</text:p>
              </table:table-cell>
              <table:table-cell office:value-type="float" office:value="0.963434022257552">
                <text:p>0.963434022257552</text:p>
              </table:table-cell>
              <table:table-cell office:value-type="float" office:value="0.968841356432707">
                <text:p>0.968841356432707</text:p>
              </table:table-cell>
            </table:table-row>
            <table:table-row>
              <table:table-cell office:value-type="float" office:value="0.96422893481717">
                <text:p>0</text:p>
              </table:table-cell>
              <table:table-cell office:value-type="float" office:value="0.96422893481717">
                <text:p>0.96422893481717</text:p>
              </table:table-cell>
              <table:table-cell office:value-type="float" office:value="0.969511410225866">
                <text:p>0.969511410225866</text:p>
              </table:table-cell>
            </table:table-row>
            <table:table-row>
              <table:table-cell office:value-type="float" office:value="0.965023847376789">
                <text:p>0</text:p>
              </table:table-cell>
              <table:table-cell office:value-type="float" office:value="0.965023847376788">
                <text:p>0.965023847376788</text:p>
              </table:table-cell>
              <table:table-cell office:value-type="float" office:value="0.970206956645454">
                <text:p>0.970206956645454</text:p>
              </table:table-cell>
            </table:table-row>
            <table:table-row>
              <table:table-cell office:value-type="float" office:value="0.965818759936407">
                <text:p>0</text:p>
              </table:table-cell>
              <table:table-cell office:value-type="float" office:value="0.965818759936407">
                <text:p>0.965818759936407</text:p>
              </table:table-cell>
              <table:table-cell office:value-type="float" office:value="0.970887876783702">
                <text:p>0.970887876783702</text:p>
              </table:table-cell>
            </table:table-row>
            <table:table-row>
              <table:table-cell office:value-type="float" office:value="0.966613672496025">
                <text:p>0</text:p>
              </table:table-cell>
              <table:table-cell office:value-type="float" office:value="0.966613672496025">
                <text:p>0.966613672496025</text:p>
              </table:table-cell>
              <table:table-cell office:value-type="float" office:value="0.97156594395731">
                <text:p>0.97156594395731</text:p>
              </table:table-cell>
            </table:table-row>
            <table:table-row>
              <table:table-cell office:value-type="float" office:value="0.967408585055644">
                <text:p>0</text:p>
              </table:table-cell>
              <table:table-cell office:value-type="float" office:value="0.967408585055644">
                <text:p>0.967408585055644</text:p>
              </table:table-cell>
              <table:table-cell office:value-type="float" office:value="0.972265149566865">
                <text:p>0.972265149566865</text:p>
              </table:table-cell>
            </table:table-row>
            <table:table-row>
              <table:table-cell office:value-type="float" office:value="0.968203497615262">
                <text:p>0</text:p>
              </table:table-cell>
              <table:table-cell office:value-type="float" office:value="0.968203497615262">
                <text:p>0.968203497615262</text:p>
              </table:table-cell>
              <table:table-cell office:value-type="float" office:value="0.972958166215631">
                <text:p>0.972958166215631</text:p>
              </table:table-cell>
            </table:table-row>
            <table:table-row>
              <table:table-cell office:value-type="float" office:value="0.968998410174881">
                <text:p>0</text:p>
              </table:table-cell>
              <table:table-cell office:value-type="float" office:value="0.968998410174881">
                <text:p>0.968998410174881</text:p>
              </table:table-cell>
              <table:table-cell office:value-type="float" office:value="0.97362181559947">
                <text:p>0.97362181559947</text:p>
              </table:table-cell>
            </table:table-row>
            <table:table-row>
              <table:table-cell office:value-type="float" office:value="0.969793322734499">
                <text:p>0</text:p>
              </table:table-cell>
              <table:table-cell office:value-type="float" office:value="0.969793322734499">
                <text:p>0.969793322734499</text:p>
              </table:table-cell>
              <table:table-cell office:value-type="float" office:value="0.974316462004756">
                <text:p>0.974316462004756</text:p>
              </table:table-cell>
            </table:table-row>
            <table:table-row>
              <table:table-cell office:value-type="float" office:value="0.970588235294118">
                <text:p>0</text:p>
              </table:table-cell>
              <table:table-cell office:value-type="float" office:value="0.970588235294118">
                <text:p>0.970588235294118</text:p>
              </table:table-cell>
              <table:table-cell office:value-type="float" office:value="0.975017651870617">
                <text:p>0.975017651870617</text:p>
              </table:table-cell>
            </table:table-row>
            <table:table-row>
              <table:table-cell office:value-type="float" office:value="0.971383147853736">
                <text:p>0</text:p>
              </table:table-cell>
              <table:table-cell office:value-type="float" office:value="0.971383147853736">
                <text:p>0.971383147853736</text:p>
              </table:table-cell>
              <table:table-cell office:value-type="float" office:value="0.975684863133877">
                <text:p>0.975684863133877</text:p>
              </table:table-cell>
            </table:table-row>
            <table:table-row>
              <table:table-cell office:value-type="float" office:value="0.972178060413354">
                <text:p>0</text:p>
              </table:table-cell>
              <table:table-cell office:value-type="float" office:value="0.972178060413354">
                <text:p>0.972178060413354</text:p>
              </table:table-cell>
              <table:table-cell office:value-type="float" office:value="0.976353853597608">
                <text:p>0.976353853597608</text:p>
              </table:table-cell>
            </table:table-row>
            <table:table-row>
              <table:table-cell office:value-type="float" office:value="0.972972972972973">
                <text:p>0</text:p>
              </table:table-cell>
              <table:table-cell office:value-type="float" office:value="0.972972972972973">
                <text:p>0.972972972972973</text:p>
              </table:table-cell>
              <table:table-cell office:value-type="float" office:value="0.977029356216294">
                <text:p>0.977029356216294</text:p>
              </table:table-cell>
            </table:table-row>
            <table:table-row>
              <table:table-cell office:value-type="float" office:value="0.973767885532591">
                <text:p>0</text:p>
              </table:table-cell>
              <table:table-cell office:value-type="float" office:value="0.973767885532591">
                <text:p>0.973767885532591</text:p>
              </table:table-cell>
              <table:table-cell office:value-type="float" office:value="0.97770678743666">
                <text:p>0.97770678743666</text:p>
              </table:table-cell>
            </table:table-row>
            <table:table-row>
              <table:table-cell office:value-type="float" office:value="0.97456279809221">
                <text:p>0</text:p>
              </table:table-cell>
              <table:table-cell office:value-type="float" office:value="0.97456279809221">
                <text:p>0.97456279809221</text:p>
              </table:table-cell>
              <table:table-cell office:value-type="float" office:value="0.978405735899024">
                <text:p>0.978405735899024</text:p>
              </table:table-cell>
            </table:table-row>
            <table:table-row>
              <table:table-cell office:value-type="float" office:value="0.975357710651828">
                <text:p>0</text:p>
              </table:table-cell>
              <table:table-cell office:value-type="float" office:value="0.975357710651828">
                <text:p>0.975357710651828</text:p>
              </table:table-cell>
              <table:table-cell office:value-type="float" office:value="0.979074177284968">
                <text:p>0.979074177284968</text:p>
              </table:table-cell>
            </table:table-row>
            <table:table-row>
              <table:table-cell office:value-type="float" office:value="0.976152623211447">
                <text:p>0</text:p>
              </table:table-cell>
              <table:table-cell office:value-type="float" office:value="0.976152623211447">
                <text:p>0.976152623211447</text:p>
              </table:table-cell>
              <table:table-cell office:value-type="float" office:value="0.979743105180203">
                <text:p>0.979743105180203</text:p>
              </table:table-cell>
            </table:table-row>
            <table:table-row>
              <table:table-cell office:value-type="float" office:value="0.976947535771065">
                <text:p>0</text:p>
              </table:table-cell>
              <table:table-cell office:value-type="float" office:value="0.976947535771065">
                <text:p>0.976947535771065</text:p>
              </table:table-cell>
              <table:table-cell office:value-type="float" office:value="0.980413819232521">
                <text:p>0.980413819232521</text:p>
              </table:table-cell>
            </table:table-row>
            <table:table-row>
              <table:table-cell office:value-type="float" office:value="0.977742448330683">
                <text:p>0</text:p>
              </table:table-cell>
              <table:table-cell office:value-type="float" office:value="0.977742448330683">
                <text:p>0.977742448330683</text:p>
              </table:table-cell>
              <table:table-cell office:value-type="float" office:value="0.981102832669715">
                <text:p>0.981102832669715</text:p>
              </table:table-cell>
            </table:table-row>
            <table:table-row>
              <table:table-cell office:value-type="float" office:value="0.978537360890302">
                <text:p>0</text:p>
              </table:table-cell>
              <table:table-cell office:value-type="float" office:value="0.978537360890302">
                <text:p>0.978537360890302</text:p>
              </table:table-cell>
              <table:table-cell office:value-type="float" office:value="0.981776212065631">
                <text:p>0.981776212065631</text:p>
              </table:table-cell>
            </table:table-row>
            <table:table-row>
              <table:table-cell office:value-type="float" office:value="0.97933227344992">
                <text:p>0</text:p>
              </table:table-cell>
              <table:table-cell office:value-type="float" office:value="0.97933227344992">
                <text:p>0.97933227344992</text:p>
              </table:table-cell>
              <table:table-cell office:value-type="float" office:value="0.982454112445634">
                <text:p>0.982454112445634</text:p>
              </table:table-cell>
            </table:table-row>
            <table:table-row>
              <table:table-cell office:value-type="float" office:value="0.980127186009539">
                <text:p>0</text:p>
              </table:table-cell>
              <table:table-cell office:value-type="float" office:value="0.980127186009539">
                <text:p>0.980127186009539</text:p>
              </table:table-cell>
              <table:table-cell office:value-type="float" office:value="0.983160205537369">
                <text:p>0.983160205537369</text:p>
              </table:table-cell>
            </table:table-row>
            <table:table-row>
              <table:table-cell office:value-type="float" office:value="0.980922098569157">
                <text:p>0</text:p>
              </table:table-cell>
              <table:table-cell office:value-type="float" office:value="0.980922098569157">
                <text:p>0.980922098569157</text:p>
              </table:table-cell>
              <table:table-cell office:value-type="float" office:value="0.983822586536293">
                <text:p>0.983822586536293</text:p>
              </table:table-cell>
            </table:table-row>
            <table:table-row>
              <table:table-cell office:value-type="float" office:value="0.981717011128776">
                <text:p>0</text:p>
              </table:table-cell>
              <table:table-cell office:value-type="float" office:value="0.981717011128776">
                <text:p>0.981717011128776</text:p>
              </table:table-cell>
              <table:table-cell office:value-type="float" office:value="0.98448423083604">
                <text:p>0.98448423083604</text:p>
              </table:table-cell>
            </table:table-row>
            <table:table-row>
              <table:table-cell office:value-type="float" office:value="0.982511923688394">
                <text:p>0</text:p>
              </table:table-cell>
              <table:table-cell office:value-type="float" office:value="0.982511923688394">
                <text:p>0.982511923688394</text:p>
              </table:table-cell>
              <table:table-cell office:value-type="float" office:value="0.98516428222321">
                <text:p>0.98516428222321</text:p>
              </table:table-cell>
            </table:table-row>
            <table:table-row>
              <table:table-cell office:value-type="float" office:value="0.983306836248013">
                <text:p>0</text:p>
              </table:table-cell>
              <table:table-cell office:value-type="float" office:value="0.983306836248013">
                <text:p>0.983306836248013</text:p>
              </table:table-cell>
              <table:table-cell office:value-type="float" office:value="0.985832956449734">
                <text:p>0.985832956449734</text:p>
              </table:table-cell>
            </table:table-row>
            <table:table-row>
              <table:table-cell office:value-type="float" office:value="0.984101748807631">
                <text:p>0</text:p>
              </table:table-cell>
              <table:table-cell office:value-type="float" office:value="0.984101748807631">
                <text:p>0.984101748807631</text:p>
              </table:table-cell>
              <table:table-cell office:value-type="float" office:value="0.98650289558304">
                <text:p>0.98650289558304</text:p>
              </table:table-cell>
            </table:table-row>
            <table:table-row>
              <table:table-cell office:value-type="float" office:value="0.98489666136725">
                <text:p>0</text:p>
              </table:table-cell>
              <table:table-cell office:value-type="float" office:value="0.98489666136725">
                <text:p>0.98489666136725</text:p>
              </table:table-cell>
              <table:table-cell office:value-type="float" office:value="0.987175712029994">
                <text:p>0.987175712029994</text:p>
              </table:table-cell>
            </table:table-row>
            <table:table-row>
              <table:table-cell office:value-type="float" office:value="0.985691573926868">
                <text:p>0</text:p>
              </table:table-cell>
              <table:table-cell office:value-type="float" office:value="0.985691573926868">
                <text:p>0.985691573926868</text:p>
              </table:table-cell>
              <table:table-cell office:value-type="float" office:value="0.987870122158965">
                <text:p>0.987870122158965</text:p>
              </table:table-cell>
            </table:table-row>
            <table:table-row>
              <table:table-cell office:value-type="float" office:value="0.986486486486487">
                <text:p>0</text:p>
              </table:table-cell>
              <table:table-cell office:value-type="float" office:value="0.986486486486486">
                <text:p>0.986486486486486</text:p>
              </table:table-cell>
              <table:table-cell office:value-type="float" office:value="0.988553304528496">
                <text:p>0.988553304528496</text:p>
              </table:table-cell>
            </table:table-row>
            <table:table-row>
              <table:table-cell office:value-type="float" office:value="0.987281399046105">
                <text:p>0</text:p>
              </table:table-cell>
              <table:table-cell office:value-type="float" office:value="0.987281399046105">
                <text:p>0.987281399046105</text:p>
              </table:table-cell>
              <table:table-cell office:value-type="float" office:value="0.989227615201938">
                <text:p>0.989227615201938</text:p>
              </table:table-cell>
            </table:table-row>
            <table:table-row>
              <table:table-cell office:value-type="float" office:value="0.988076311605723">
                <text:p>0</text:p>
              </table:table-cell>
              <table:table-cell office:value-type="float" office:value="0.988076311605723">
                <text:p>0.988076311605723</text:p>
              </table:table-cell>
              <table:table-cell office:value-type="float" office:value="0.989874831276826">
                <text:p>0.989874831276826</text:p>
              </table:table-cell>
            </table:table-row>
            <table:table-row>
              <table:table-cell office:value-type="float" office:value="0.988871224165342">
                <text:p>0</text:p>
              </table:table-cell>
              <table:table-cell office:value-type="float" office:value="0.988871224165342">
                <text:p>0.988871224165342</text:p>
              </table:table-cell>
              <table:table-cell office:value-type="float" office:value="0.990549673636006">
                <text:p>0.990549673636006</text:p>
              </table:table-cell>
            </table:table-row>
            <table:table-row>
              <table:table-cell office:value-type="float" office:value="0.98966613672496">
                <text:p>0</text:p>
              </table:table-cell>
              <table:table-cell office:value-type="float" office:value="0.98966613672496">
                <text:p>0.98966613672496</text:p>
              </table:table-cell>
              <table:table-cell office:value-type="float" office:value="0.991255519973592">
                <text:p>0.991255519973592</text:p>
              </table:table-cell>
            </table:table-row>
            <table:table-row>
              <table:table-cell office:value-type="float" office:value="0.990461049284579">
                <text:p>0</text:p>
              </table:table-cell>
              <table:table-cell office:value-type="float" office:value="0.990461049284579">
                <text:p>0.990461049284579</text:p>
              </table:table-cell>
              <table:table-cell office:value-type="float" office:value="0.991944561195531">
                <text:p>0.991944561195531</text:p>
              </table:table-cell>
            </table:table-row>
            <table:table-row>
              <table:table-cell office:value-type="float" office:value="0.991255961844197">
                <text:p>0</text:p>
              </table:table-cell>
              <table:table-cell office:value-type="float" office:value="0.991255961844197">
                <text:p>0.991255961844197</text:p>
              </table:table-cell>
              <table:table-cell office:value-type="float" office:value="0.992617009271873">
                <text:p>0.992617009271873</text:p>
              </table:table-cell>
            </table:table-row>
            <table:table-row>
              <table:table-cell office:value-type="float" office:value="0.992050874403816">
                <text:p>0</text:p>
              </table:table-cell>
              <table:table-cell office:value-type="float" office:value="0.992050874403816">
                <text:p>0.992050874403816</text:p>
              </table:table-cell>
              <table:table-cell office:value-type="float" office:value="0.993264319178828">
                <text:p>0.993264319178828</text:p>
              </table:table-cell>
            </table:table-row>
            <table:table-row>
              <table:table-cell office:value-type="float" office:value="0.992845786963434">
                <text:p>0</text:p>
              </table:table-cell>
              <table:table-cell office:value-type="float" office:value="0.992845786963434">
                <text:p>0.992845786963434</text:p>
              </table:table-cell>
              <table:table-cell office:value-type="float" office:value="0.993951605548956">
                <text:p>0.993951605548956</text:p>
              </table:table-cell>
            </table:table-row>
            <table:table-row>
              <table:table-cell office:value-type="float" office:value="0.993640699523052">
                <text:p>0</text:p>
              </table:table-cell>
              <table:table-cell office:value-type="float" office:value="0.993640699523052">
                <text:p>0.993640699523052</text:p>
              </table:table-cell>
              <table:table-cell office:value-type="float" office:value="0.994635795678426">
                <text:p>0.994635795678426</text:p>
              </table:table-cell>
            </table:table-row>
            <table:table-row>
              <table:table-cell office:value-type="float" office:value="0.994435612082671">
                <text:p>0</text:p>
              </table:table-cell>
              <table:table-cell office:value-type="float" office:value="0.994435612082671">
                <text:p>0.994435612082671</text:p>
              </table:table-cell>
              <table:table-cell office:value-type="float" office:value="0.995318571457163">
                <text:p>0.995318571457163</text:p>
              </table:table-cell>
            </table:table-row>
            <table:table-row>
              <table:table-cell office:value-type="float" office:value="0.995230524642289">
                <text:p>0</text:p>
              </table:table-cell>
              <table:table-cell office:value-type="float" office:value="0.995230524642289">
                <text:p>0.995230524642289</text:p>
              </table:table-cell>
              <table:table-cell office:value-type="float" office:value="0.996002417564333">
                <text:p>0.996002417564333</text:p>
              </table:table-cell>
            </table:table-row>
            <table:table-row>
              <table:table-cell office:value-type="float" office:value="0.996025437201908">
                <text:p>0</text:p>
              </table:table-cell>
              <table:table-cell office:value-type="float" office:value="0.996025437201908">
                <text:p>0.996025437201908</text:p>
              </table:table-cell>
              <table:table-cell office:value-type="float" office:value="0.996653890519505">
                <text:p>0.996653890519505</text:p>
              </table:table-cell>
            </table:table-row>
            <table:table-row>
              <table:table-cell office:value-type="float" office:value="0.996820349761526">
                <text:p>0</text:p>
              </table:table-cell>
              <table:table-cell office:value-type="float" office:value="0.996820349761526">
                <text:p>0.996820349761526</text:p>
              </table:table-cell>
              <table:table-cell office:value-type="float" office:value="0.997330185449253">
                <text:p>0.997330185449253</text:p>
              </table:table-cell>
            </table:table-row>
            <table:table-row>
              <table:table-cell office:value-type="float" office:value="0.997615262321145">
                <text:p>0</text:p>
              </table:table-cell>
              <table:table-cell office:value-type="float" office:value="0.997615262321145">
                <text:p>0.997615262321145</text:p>
              </table:table-cell>
              <table:table-cell office:value-type="float" office:value="0.997985835366559">
                <text:p>0.997985835366559</text:p>
              </table:table-cell>
            </table:table-row>
            <table:table-row>
              <table:table-cell office:value-type="float" office:value="0.998410174880763">
                <text:p>0</text:p>
              </table:table-cell>
              <table:table-cell office:value-type="float" office:value="0.998410174880763">
                <text:p>0.998410174880763</text:p>
              </table:table-cell>
              <table:table-cell office:value-type="float" office:value="0.998662126817827">
                <text:p>0.998662126817827</text:p>
              </table:table-cell>
            </table:table-row>
            <table:table-row>
              <table:table-cell office:value-type="float" office:value="0.999205087440382">
                <text:p>0</text:p>
              </table:table-cell>
              <table:table-cell office:value-type="float" office:value="0.999205087440381">
                <text:p>0.999205087440381</text:p>
              </table:table-cell>
              <table:table-cell office:value-type="float" office:value="0.999347498457104">
                <text:p>0.99934749845710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Unix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